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mparing with manual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#Landmark</text:p>
          </table:table-cell>
          <table:table-cell table:style-name="ce1" office:value-type="string" calcext:value-type="string">
            <text:p>x_pred</text:p>
          </table:table-cell>
          <table:table-cell table:style-name="ce1" office:value-type="string" calcext:value-type="string">
            <text:p>y_pred</text:p>
          </table:table-cell>
          <table:table-cell table:style-name="ce1" office:value-type="string" calcext:value-type="string">
            <text:p>x_manual</text:p>
          </table:table-cell>
          <table:table-cell table:style-name="ce1" office:value-type="string" calcext:value-type="string">
            <text:p>y_manua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8.99246592" calcext:value-type="float">
            <text:p>138.99246592</text:p>
          </table:table-cell>
          <table:table-cell office:value-type="float" office:value="28.01866176" calcext:value-type="float">
            <text:p>28.01866176</text:p>
          </table:table-cell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6.69421056" calcext:value-type="float">
            <text:p>146.69421056</text:p>
          </table:table-cell>
          <table:table-cell office:value-type="float" office:value="17.6437248" calcext:value-type="float">
            <text:p>17.6437248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1.054611456" calcext:value-type="float">
            <text:p>131.054611456</text:p>
          </table:table-cell>
          <table:table-cell office:value-type="float" office:value="17.910696" calcext:value-type="float">
            <text:p>17.910696</text:p>
          </table:table-cell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6.74882304" calcext:value-type="float">
            <text:p>146.74882304</text:p>
          </table:table-cell>
          <table:table-cell office:value-type="float" office:value="23.673408" calcext:value-type="float">
            <text:p>23.67340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2.4876928" calcext:value-type="float">
            <text:p>172.4876928</text:p>
          </table:table-cell>
          <table:table-cell office:value-type="float" office:value="21.5976576" calcext:value-type="float">
            <text:p>21.5976576</text:p>
          </table:table-cell>
          <table:table-cell office:value-type="float" office:value="174" calcext:value-type="float">
            <text:p>1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8.75487744" calcext:value-type="float">
            <text:p>158.75487744</text:p>
          </table:table-cell>
          <table:table-cell office:value-type="float" office:value="155.01038976" calcext:value-type="float">
            <text:p>155.01038976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0.460653312" calcext:value-type="float">
            <text:p>140.460653312</text:p>
          </table:table-cell>
          <table:table-cell office:value-type="float" office:value="168.7587888" calcext:value-type="float">
            <text:p>168.7587888</text:p>
          </table:table-cell>
          <table:table-cell office:value-type="float" office:value="141" calcext:value-type="float">
            <text:p>14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4.484768384" calcext:value-type="float">
            <text:p>134.484768384</text:p>
          </table:table-cell>
          <table:table-cell office:value-type="float" office:value="169.2946944" calcext:value-type="float">
            <text:p>169.2946944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6.14940288" calcext:value-type="float">
            <text:p>116.14940288</text:p>
          </table:table-cell>
          <table:table-cell office:value-type="float" office:value="155.692752" calcext:value-type="float">
            <text:p>155.692752</text:p>
          </table:table-cell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1.33601792" calcext:value-type="float">
            <text:p>101.33601792</text:p>
          </table:table-cell>
          <table:table-cell office:value-type="float" office:value="21.63705216" calcext:value-type="float">
            <text:p>21.63705216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0.64597888" calcext:value-type="float">
            <text:p>130.64597888</text:p>
          </table:table-cell>
          <table:table-cell office:value-type="float" office:value="23.2761408" calcext:value-type="float">
            <text:p>23.2761408</text:p>
          </table:table-cell>
          <table:table-cell office:value-type="float" office:value="130" calcext:value-type="float">
            <text:p>1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[.B4]" office:value-type="float" office:value="1" calcext:value-type="float">
            <text:p>1</text:p>
          </table:table-cell>
          <table:table-cell office:value-type="float" office:value="118.044445952" calcext:value-type="float">
            <text:p>118.044445952</text:p>
          </table:table-cell>
          <table:table-cell office:value-type="float" office:value="26.4570144" calcext:value-type="float">
            <text:p>26.4570144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formula="of:=[.B5]" office:value-type="float" office:value="2" calcext:value-type="float">
            <text:p>2</text:p>
          </table:table-cell>
          <table:table-cell office:value-type="float" office:value="125.1562624" calcext:value-type="float">
            <text:p>125.1562624</text:p>
          </table:table-cell>
          <table:table-cell office:value-type="float" office:value="15.4230624" calcext:value-type="float">
            <text:p>15.4230624</text:p>
          </table:table-cell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[.B6]" office:value-type="float" office:value="3" calcext:value-type="float">
            <text:p>3</text:p>
          </table:table-cell>
          <table:table-cell office:value-type="float" office:value="109.23078144" calcext:value-type="float">
            <text:p>109.23078144</text:p>
          </table:table-cell>
          <table:table-cell office:value-type="float" office:value="16.112928" calcext:value-type="float">
            <text:p>16.112928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[.B7]" office:value-type="float" office:value="4" calcext:value-type="float">
            <text:p>4</text:p>
          </table:table-cell>
          <table:table-cell office:value-type="float" office:value="126.764463616" calcext:value-type="float">
            <text:p>126.764463616</text:p>
          </table:table-cell>
          <table:table-cell office:value-type="float" office:value="21.6946464" calcext:value-type="float">
            <text:p>21.6946464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[.B8]" office:value-type="float" office:value="5" calcext:value-type="float">
            <text:p>5</text:p>
          </table:table-cell>
          <table:table-cell office:value-type="float" office:value="151.92732672" calcext:value-type="float">
            <text:p>151.92732672</text:p>
          </table:table-cell>
          <table:table-cell office:value-type="float" office:value="18.8244576" calcext:value-type="float">
            <text:p>18.8244576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9]+1" office:value-type="float" office:value="2" calcext:value-type="float">
            <text:p>2</text:p>
          </table:table-cell>
          <table:table-cell table:formula="of:=[.B9]" office:value-type="float" office:value="6" calcext:value-type="float">
            <text:p>6</text:p>
          </table:table-cell>
          <table:table-cell office:value-type="float" office:value="141.00605184" calcext:value-type="float">
            <text:p>141.00605184</text:p>
          </table:table-cell>
          <table:table-cell office:value-type="float" office:value="156.6869712" calcext:value-type="float">
            <text:p>156.6869712</text:p>
          </table:table-cell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0]+1" office:value-type="float" office:value="2" calcext:value-type="float">
            <text:p>2</text:p>
          </table:table-cell>
          <table:table-cell table:formula="of:=[.B10]" office:value-type="float" office:value="7" calcext:value-type="float">
            <text:p>7</text:p>
          </table:table-cell>
          <table:table-cell office:value-type="float" office:value="123.45320704" calcext:value-type="float">
            <text:p>123.45320704</text:p>
          </table:table-cell>
          <table:table-cell office:value-type="float" office:value="170.59017024" calcext:value-type="float">
            <text:p>170.59017024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1]+1" office:value-type="float" office:value="2" calcext:value-type="float">
            <text:p>2</text:p>
          </table:table-cell>
          <table:table-cell table:formula="of:=[.B11]" office:value-type="float" office:value="8" calcext:value-type="float">
            <text:p>8</text:p>
          </table:table-cell>
          <table:table-cell office:value-type="float" office:value="115.8705024" calcext:value-type="float">
            <text:p>115.8705024</text:p>
          </table:table-cell>
          <table:table-cell office:value-type="float" office:value="170.25556224" calcext:value-type="float">
            <text:p>170.25556224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2]+1" office:value-type="float" office:value="2" calcext:value-type="float">
            <text:p>2</text:p>
          </table:table-cell>
          <table:table-cell table:formula="of:=[.B12]" office:value-type="float" office:value="9" calcext:value-type="float">
            <text:p>9</text:p>
          </table:table-cell>
          <table:table-cell office:value-type="float" office:value="97.2760768" calcext:value-type="float">
            <text:p>97.2760768</text:p>
          </table:table-cell>
          <table:table-cell office:value-type="float" office:value="157.79668224" calcext:value-type="float">
            <text:p>157.79668224</text:p>
          </table:table-cell>
          <table:table-cell office:value-type="float" office:value="98" calcext:value-type="float">
            <text:p>9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3]+1" office:value-type="float" office:value="2" calcext:value-type="float">
            <text:p>2</text:p>
          </table:table-cell>
          <table:table-cell table:formula="of:=[.B13]" office:value-type="float" office:value="10" calcext:value-type="float">
            <text:p>10</text:p>
          </table:table-cell>
          <table:table-cell office:value-type="float" office:value="79.26633856" calcext:value-type="float">
            <text:p>79.26633856</text:p>
          </table:table-cell>
          <table:table-cell office:value-type="float" office:value="20.6510016" calcext:value-type="float">
            <text:p>20.6510016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4]+1" office:value-type="float" office:value="2" calcext:value-type="float">
            <text:p>2</text:p>
          </table:table-cell>
          <table:table-cell table:formula="of:=[.B14]" office:value-type="float" office:value="11" calcext:value-type="float">
            <text:p>11</text:p>
          </table:table-cell>
          <table:table-cell office:value-type="float" office:value="108.84034304" calcext:value-type="float">
            <text:p>108.84034304</text:p>
          </table:table-cell>
          <table:table-cell office:value-type="float" office:value="21.29641344" calcext:value-type="float">
            <text:p>21.29641344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5]+1" office:value-type="float" office:value="3" calcext:value-type="float">
            <text:p>3</text:p>
          </table:table-cell>
          <table:table-cell table:formula="of:=[.B15]" office:value-type="float" office:value="1" calcext:value-type="float">
            <text:p>1</text:p>
          </table:table-cell>
          <table:table-cell office:value-type="float" office:value="121.407746304" calcext:value-type="float">
            <text:p>121.407746304</text:p>
          </table:table-cell>
          <table:table-cell office:value-type="float" office:value="37.4198112" calcext:value-type="float">
            <text:p>37.4198112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6]+1" office:value-type="float" office:value="3" calcext:value-type="float">
            <text:p>3</text:p>
          </table:table-cell>
          <table:table-cell table:formula="of:=[.B16]" office:value-type="float" office:value="2" calcext:value-type="float">
            <text:p>2</text:p>
          </table:table-cell>
          <table:table-cell office:value-type="float" office:value="129.745648384" calcext:value-type="float">
            <text:p>129.745648384</text:p>
          </table:table-cell>
          <table:table-cell office:value-type="float" office:value="26.9631936" calcext:value-type="float">
            <text:p>26.9631936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7]+1" office:value-type="float" office:value="3" calcext:value-type="float">
            <text:p>3</text:p>
          </table:table-cell>
          <table:table-cell table:formula="of:=[.B17]" office:value-type="float" office:value="3" calcext:value-type="float">
            <text:p>3</text:p>
          </table:table-cell>
          <table:table-cell office:value-type="float" office:value="113.83031936" calcext:value-type="float">
            <text:p>113.83031936</text:p>
          </table:table-cell>
          <table:table-cell office:value-type="float" office:value="26.61858528" calcext:value-type="float">
            <text:p>26.61858528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table:formula="of:=[.B18]" office:value-type="float" office:value="4" calcext:value-type="float">
            <text:p>4</text:p>
          </table:table-cell>
          <table:table-cell office:value-type="float" office:value="130.434237696" calcext:value-type="float">
            <text:p>130.434237696</text:p>
          </table:table-cell>
          <table:table-cell office:value-type="float" office:value="32.43408" calcext:value-type="float">
            <text:p>32.43408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9]+1" office:value-type="float" office:value="3" calcext:value-type="float">
            <text:p>3</text:p>
          </table:table-cell>
          <table:table-cell table:formula="of:=[.B19]" office:value-type="float" office:value="5" calcext:value-type="float">
            <text:p>5</text:p>
          </table:table-cell>
          <table:table-cell office:value-type="float" office:value="156.35211904" calcext:value-type="float">
            <text:p>156.35211904</text:p>
          </table:table-cell>
          <table:table-cell office:value-type="float" office:value="29.92698624" calcext:value-type="float">
            <text:p>29.92698624</text:p>
          </table:table-cell>
          <table:table-cell office:value-type="float" office:value="156" calcext:value-type="float">
            <text:p>1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table:formula="of:=[.B20]" office:value-type="float" office:value="6" calcext:value-type="float">
            <text:p>6</text:p>
          </table:table-cell>
          <table:table-cell office:value-type="float" office:value="140.4537664" calcext:value-type="float">
            <text:p>140.4537664</text:p>
          </table:table-cell>
          <table:table-cell office:value-type="float" office:value="163.4666976" calcext:value-type="float">
            <text:p>163.4666976</text:p>
          </table:table-cell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1]+1" office:value-type="float" office:value="3" calcext:value-type="float">
            <text:p>3</text:p>
          </table:table-cell>
          <table:table-cell table:formula="of:=[.B21]" office:value-type="float" office:value="7" calcext:value-type="float">
            <text:p>7</text:p>
          </table:table-cell>
          <table:table-cell office:value-type="float" office:value="122.344112384" calcext:value-type="float">
            <text:p>122.344112384</text:p>
          </table:table-cell>
          <table:table-cell office:value-type="float" office:value="177.830664" calcext:value-type="float">
            <text:p>177.830664</text:p>
          </table:table-cell>
          <table:table-cell office:value-type="float" office:value="121" calcext:value-type="float">
            <text:p>12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22]+1" office:value-type="float" office:value="3" calcext:value-type="float">
            <text:p>3</text:p>
          </table:table-cell>
          <table:table-cell table:formula="of:=[.B22]" office:value-type="float" office:value="8" calcext:value-type="float">
            <text:p>8</text:p>
          </table:table-cell>
          <table:table-cell office:value-type="float" office:value="114.49219136" calcext:value-type="float">
            <text:p>114.49219136</text:p>
          </table:table-cell>
          <table:table-cell office:value-type="float" office:value="177.5165184" calcext:value-type="float">
            <text:p>177.5165184</text:p>
          </table:table-cell>
          <table:table-cell office:value-type="float" office:value="112" calcext:value-type="float">
            <text:p>11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" office:value-type="float" office:value="9" calcext:value-type="float">
            <text:p>9</text:p>
          </table:table-cell>
          <table:table-cell office:value-type="float" office:value="95.55100672" calcext:value-type="float">
            <text:p>95.55100672</text:p>
          </table:table-cell>
          <table:table-cell office:value-type="float" office:value="164.1869952" calcext:value-type="float">
            <text:p>164.1869952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4]+1" office:value-type="float" office:value="3" calcext:value-type="float">
            <text:p>3</text:p>
          </table:table-cell>
          <table:table-cell table:formula="of:=[.B24]" office:value-type="float" office:value="10" calcext:value-type="float">
            <text:p>10</text:p>
          </table:table-cell>
          <table:table-cell office:value-type="float" office:value="84.52368128" calcext:value-type="float">
            <text:p>84.52368128</text:p>
          </table:table-cell>
          <table:table-cell office:value-type="float" office:value="29.6473248" calcext:value-type="float">
            <text:p>29.6473248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5]+1" office:value-type="float" office:value="3" calcext:value-type="float">
            <text:p>3</text:p>
          </table:table-cell>
          <table:table-cell table:formula="of:=[.B25]" office:value-type="float" office:value="11" calcext:value-type="float">
            <text:p>11</text:p>
          </table:table-cell>
          <table:table-cell office:value-type="float" office:value="113.54127744" calcext:value-type="float">
            <text:p>113.54127744</text:p>
          </table:table-cell>
          <table:table-cell office:value-type="float" office:value="32.70731136" calcext:value-type="float">
            <text:p>32.70731136</text:p>
          </table:table-cell>
          <table:table-cell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6]+1" office:value-type="float" office:value="4" calcext:value-type="float">
            <text:p>4</text:p>
          </table:table-cell>
          <table:table-cell table:formula="of:=[.B26]" office:value-type="float" office:value="1" calcext:value-type="float">
            <text:p>1</text:p>
          </table:table-cell>
          <table:table-cell office:value-type="float" office:value="124.853371392" calcext:value-type="float">
            <text:p>124.853371392</text:p>
          </table:table-cell>
          <table:table-cell office:value-type="float" office:value="32.79107136" calcext:value-type="float">
            <text:p>32.79107136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7]+1" office:value-type="float" office:value="4" calcext:value-type="float">
            <text:p>4</text:p>
          </table:table-cell>
          <table:table-cell table:formula="of:=[.B27]" office:value-type="float" office:value="2" calcext:value-type="float">
            <text:p>2</text:p>
          </table:table-cell>
          <table:table-cell office:value-type="float" office:value="132.26292224" calcext:value-type="float">
            <text:p>132.26292224</text:p>
          </table:table-cell>
          <table:table-cell office:value-type="float" office:value="20.2322496" calcext:value-type="float">
            <text:p>20.2322496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formula="of:=[.B28]" office:value-type="float" office:value="3" calcext:value-type="float">
            <text:p>3</text:p>
          </table:table-cell>
          <table:table-cell office:value-type="float" office:value="115.17612928" calcext:value-type="float">
            <text:p>115.17612928</text:p>
          </table:table-cell>
          <table:table-cell office:value-type="float" office:value="21.0971712" calcext:value-type="float">
            <text:p>21.0971712</text:p>
          </table:table-cell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9]+1" office:value-type="float" office:value="4" calcext:value-type="float">
            <text:p>4</text:p>
          </table:table-cell>
          <table:table-cell table:formula="of:=[.B29]" office:value-type="float" office:value="4" calcext:value-type="float">
            <text:p>4</text:p>
          </table:table-cell>
          <table:table-cell office:value-type="float" office:value="132.807469312" calcext:value-type="float">
            <text:p>132.807469312</text:p>
          </table:table-cell>
          <table:table-cell office:value-type="float" office:value="27.3561504" calcext:value-type="float">
            <text:p>27.3561504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30]+1" office:value-type="float" office:value="4" calcext:value-type="float">
            <text:p>4</text:p>
          </table:table-cell>
          <table:table-cell table:formula="of:=[.B30]" office:value-type="float" office:value="5" calcext:value-type="float">
            <text:p>5</text:p>
          </table:table-cell>
          <table:table-cell office:value-type="float" office:value="158.3435776" calcext:value-type="float">
            <text:p>158.3435776</text:p>
          </table:table-cell>
          <table:table-cell office:value-type="float" office:value="23.62053696" calcext:value-type="float">
            <text:p>23.62053696</text:p>
          </table:table-cell>
          <table:table-cell office:value-type="float" office:value="159" calcext:value-type="float">
            <text:p>1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31]+1" office:value-type="float" office:value="4" calcext:value-type="float">
            <text:p>4</text:p>
          </table:table-cell>
          <table:table-cell table:formula="of:=[.B31]" office:value-type="float" office:value="6" calcext:value-type="float">
            <text:p>6</text:p>
          </table:table-cell>
          <table:table-cell office:value-type="float" office:value="144.6799872" calcext:value-type="float">
            <text:p>144.6799872</text:p>
          </table:table-cell>
          <table:table-cell office:value-type="float" office:value="162.4701216" calcext:value-type="float">
            <text:p>162.4701216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32]+1" office:value-type="float" office:value="4" calcext:value-type="float">
            <text:p>4</text:p>
          </table:table-cell>
          <table:table-cell table:formula="of:=[.B32]" office:value-type="float" office:value="7" calcext:value-type="float">
            <text:p>7</text:p>
          </table:table-cell>
          <table:table-cell office:value-type="float" office:value="126.30198976" calcext:value-type="float">
            <text:p>126.30198976</text:p>
          </table:table-cell>
          <table:table-cell office:value-type="float" office:value="176.17280928" calcext:value-type="float">
            <text:p>176.17280928</text:p>
          </table:table-cell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33]+1" office:value-type="float" office:value="4" calcext:value-type="float">
            <text:p>4</text:p>
          </table:table-cell>
          <table:table-cell table:formula="of:=[.B33]" office:value-type="float" office:value="8" calcext:value-type="float">
            <text:p>8</text:p>
          </table:table-cell>
          <table:table-cell office:value-type="float" office:value="120.541158656" calcext:value-type="float">
            <text:p>120.541158656</text:p>
          </table:table-cell>
          <table:table-cell office:value-type="float" office:value="175.8876192" calcext:value-type="float">
            <text:p>175.8876192</text:p>
          </table:table-cell>
          <table:table-cell office:value-type="float" office:value="122" calcext:value-type="float">
            <text:p>12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34]+1" office:value-type="float" office:value="4" calcext:value-type="float">
            <text:p>4</text:p>
          </table:table-cell>
          <table:table-cell table:formula="of:=[.B34]" office:value-type="float" office:value="9" calcext:value-type="float">
            <text:p>9</text:p>
          </table:table-cell>
          <table:table-cell office:value-type="float" office:value="102.2616192" calcext:value-type="float">
            <text:p>102.2616192</text:p>
          </table:table-cell>
          <table:table-cell office:value-type="float" office:value="163.4491008" calcext:value-type="float">
            <text:p>163.4491008</text:p>
          </table:table-cell>
          <table:table-cell office:value-type="float" office:value="104" calcext:value-type="float">
            <text:p>10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35]+1" office:value-type="float" office:value="4" calcext:value-type="float">
            <text:p>4</text:p>
          </table:table-cell>
          <table:table-cell table:formula="of:=[.B35]" office:value-type="float" office:value="10" calcext:value-type="float">
            <text:p>10</text:p>
          </table:table-cell>
          <table:table-cell office:value-type="float" office:value="85.69739904" calcext:value-type="float">
            <text:p>85.69739904</text:p>
          </table:table-cell>
          <table:table-cell office:value-type="float" office:value="25.3512672" calcext:value-type="float">
            <text:p>25.3512672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6]+1" office:value-type="float" office:value="4" calcext:value-type="float">
            <text:p>4</text:p>
          </table:table-cell>
          <table:table-cell table:formula="of:=[.B36]" office:value-type="float" office:value="11" calcext:value-type="float">
            <text:p>11</text:p>
          </table:table-cell>
          <table:table-cell office:value-type="float" office:value="114.83635968" calcext:value-type="float">
            <text:p>114.83635968</text:p>
          </table:table-cell>
          <table:table-cell office:value-type="float" office:value="27.1787136" calcext:value-type="float">
            <text:p>27.1787136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37]+1" office:value-type="float" office:value="5" calcext:value-type="float">
            <text:p>5</text:p>
          </table:table-cell>
          <table:table-cell table:formula="of:=[.B37]" office:value-type="float" office:value="1" calcext:value-type="float">
            <text:p>1</text:p>
          </table:table-cell>
          <table:table-cell office:value-type="float" office:value="124.619047424" calcext:value-type="float">
            <text:p>124.619047424</text:p>
          </table:table-cell>
          <table:table-cell office:value-type="float" office:value="23.5532544" calcext:value-type="float">
            <text:p>23.5532544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38]+1" office:value-type="float" office:value="5" calcext:value-type="float">
            <text:p>5</text:p>
          </table:table-cell>
          <table:table-cell table:formula="of:=[.B38]" office:value-type="float" office:value="2" calcext:value-type="float">
            <text:p>2</text:p>
          </table:table-cell>
          <table:table-cell office:value-type="float" office:value="132.557610496" calcext:value-type="float">
            <text:p>132.557610496</text:p>
          </table:table-cell>
          <table:table-cell office:value-type="float" office:value="12.4674432" calcext:value-type="float">
            <text:p>12.4674432</text:p>
          </table:table-cell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39]+1" office:value-type="float" office:value="5" calcext:value-type="float">
            <text:p>5</text:p>
          </table:table-cell>
          <table:table-cell table:formula="of:=[.B39]" office:value-type="float" office:value="3" calcext:value-type="float">
            <text:p>3</text:p>
          </table:table-cell>
          <table:table-cell office:value-type="float" office:value="117.24844928" calcext:value-type="float">
            <text:p>117.24844928</text:p>
          </table:table-cell>
          <table:table-cell office:value-type="float" office:value="12.6940512" calcext:value-type="float">
            <text:p>12.6940512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40]+1" office:value-type="float" office:value="5" calcext:value-type="float">
            <text:p>5</text:p>
          </table:table-cell>
          <table:table-cell table:formula="of:=[.B40]" office:value-type="float" office:value="4" calcext:value-type="float">
            <text:p>4</text:p>
          </table:table-cell>
          <table:table-cell office:value-type="float" office:value="134.174462336" calcext:value-type="float">
            <text:p>134.174462336</text:p>
          </table:table-cell>
          <table:table-cell office:value-type="float" office:value="18.4098432" calcext:value-type="float">
            <text:p>18.4098432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41]+1" office:value-type="float" office:value="5" calcext:value-type="float">
            <text:p>5</text:p>
          </table:table-cell>
          <table:table-cell table:formula="of:=[.B41]" office:value-type="float" office:value="5" calcext:value-type="float">
            <text:p>5</text:p>
          </table:table-cell>
          <table:table-cell office:value-type="float" office:value="158.53062272" calcext:value-type="float">
            <text:p>158.53062272</text:p>
          </table:table-cell>
          <table:table-cell office:value-type="float" office:value="15.95007744" calcext:value-type="float">
            <text:p>15.95007744</text:p>
          </table:table-cell>
          <table:table-cell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42]+1" office:value-type="float" office:value="5" calcext:value-type="float">
            <text:p>5</text:p>
          </table:table-cell>
          <table:table-cell table:formula="of:=[.B42]" office:value-type="float" office:value="6" calcext:value-type="float">
            <text:p>6</text:p>
          </table:table-cell>
          <table:table-cell office:value-type="float" office:value="146.33729152" calcext:value-type="float">
            <text:p>146.33729152</text:p>
          </table:table-cell>
          <table:table-cell office:value-type="float" office:value="149.1934944" calcext:value-type="float">
            <text:p>149.1934944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43]+1" office:value-type="float" office:value="5" calcext:value-type="float">
            <text:p>5</text:p>
          </table:table-cell>
          <table:table-cell table:formula="of:=[.B43]" office:value-type="float" office:value="7" calcext:value-type="float">
            <text:p>7</text:p>
          </table:table-cell>
          <table:table-cell office:value-type="float" office:value="129.8614304" calcext:value-type="float">
            <text:p>129.8614304</text:p>
          </table:table-cell>
          <table:table-cell office:value-type="float" office:value="161.849136" calcext:value-type="float">
            <text:p>161.849136</text:p>
          </table:table-cell>
          <table:table-cell office:value-type="float" office:value="130" calcext:value-type="float">
            <text:p>13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44]+1" office:value-type="float" office:value="5" calcext:value-type="float">
            <text:p>5</text:p>
          </table:table-cell>
          <table:table-cell table:formula="of:=[.B44]" office:value-type="float" office:value="8" calcext:value-type="float">
            <text:p>8</text:p>
          </table:table-cell>
          <table:table-cell office:value-type="float" office:value="123.167037952" calcext:value-type="float">
            <text:p>123.167037952</text:p>
          </table:table-cell>
          <table:table-cell office:value-type="float" office:value="161.4500544" calcext:value-type="float">
            <text:p>161.4500544</text:p>
          </table:table-cell>
          <table:table-cell office:value-type="float" office:value="122" calcext:value-type="float">
            <text:p>12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" office:value-type="float" office:value="9" calcext:value-type="float">
            <text:p>9</text:p>
          </table:table-cell>
          <table:table-cell office:value-type="float" office:value="105.0900992" calcext:value-type="float">
            <text:p>105.0900992</text:p>
          </table:table-cell>
          <table:table-cell office:value-type="float" office:value="149.5047648" calcext:value-type="float">
            <text:p>149.5047648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46]+1" office:value-type="float" office:value="5" calcext:value-type="float">
            <text:p>5</text:p>
          </table:table-cell>
          <table:table-cell table:formula="of:=[.B46]" office:value-type="float" office:value="10" calcext:value-type="float">
            <text:p>10</text:p>
          </table:table-cell>
          <table:table-cell office:value-type="float" office:value="87.90317568" calcext:value-type="float">
            <text:p>87.90317568</text:p>
          </table:table-cell>
          <table:table-cell office:value-type="float" office:value="17.3929632" calcext:value-type="float">
            <text:p>17.3929632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47]+1" office:value-type="float" office:value="5" calcext:value-type="float">
            <text:p>5</text:p>
          </table:table-cell>
          <table:table-cell table:formula="of:=[.B47]" office:value-type="float" office:value="11" calcext:value-type="float">
            <text:p>11</text:p>
          </table:table-cell>
          <table:table-cell office:value-type="float" office:value="116.49416704" calcext:value-type="float">
            <text:p>116.49416704</text:p>
          </table:table-cell>
          <table:table-cell office:value-type="float" office:value="18.0261792" calcext:value-type="float">
            <text:p>18.0261792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48]+1" office:value-type="float" office:value="6" calcext:value-type="float">
            <text:p>6</text:p>
          </table:table-cell>
          <table:table-cell table:formula="of:=[.B48]" office:value-type="float" office:value="1" calcext:value-type="float">
            <text:p>1</text:p>
          </table:table-cell>
          <table:table-cell office:value-type="float" office:value="130.749606784" calcext:value-type="float">
            <text:p>130.749606784</text:p>
          </table:table-cell>
          <table:table-cell office:value-type="float" office:value="29.6044992" calcext:value-type="float">
            <text:p>29.6044992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49]+1" office:value-type="float" office:value="6" calcext:value-type="float">
            <text:p>6</text:p>
          </table:table-cell>
          <table:table-cell table:formula="of:=[.B49]" office:value-type="float" office:value="2" calcext:value-type="float">
            <text:p>2</text:p>
          </table:table-cell>
          <table:table-cell office:value-type="float" office:value="138.58701568" calcext:value-type="float">
            <text:p>138.58701568</text:p>
          </table:table-cell>
          <table:table-cell office:value-type="float" office:value="17.44942464" calcext:value-type="float">
            <text:p>17.44942464</text:p>
          </table:table-cell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50]+1" office:value-type="float" office:value="6" calcext:value-type="float">
            <text:p>6</text:p>
          </table:table-cell>
          <table:table-cell table:formula="of:=[.B50]" office:value-type="float" office:value="3" calcext:value-type="float">
            <text:p>3</text:p>
          </table:table-cell>
          <table:table-cell office:value-type="float" office:value="122.611380992" calcext:value-type="float">
            <text:p>122.611380992</text:p>
          </table:table-cell>
          <table:table-cell office:value-type="float" office:value="18.64286016" calcext:value-type="float">
            <text:p>18.64286016</text:p>
          </table:table-cell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51]+1" office:value-type="float" office:value="6" calcext:value-type="float">
            <text:p>6</text:p>
          </table:table-cell>
          <table:table-cell table:formula="of:=[.B51]" office:value-type="float" office:value="4" calcext:value-type="float">
            <text:p>4</text:p>
          </table:table-cell>
          <table:table-cell office:value-type="float" office:value="138.72590464" calcext:value-type="float">
            <text:p>138.72590464</text:p>
          </table:table-cell>
          <table:table-cell office:value-type="float" office:value="24.0157344" calcext:value-type="float">
            <text:p>24.0157344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52]+1" office:value-type="float" office:value="6" calcext:value-type="float">
            <text:p>6</text:p>
          </table:table-cell>
          <table:table-cell table:formula="of:=[.B52]" office:value-type="float" office:value="5" calcext:value-type="float">
            <text:p>5</text:p>
          </table:table-cell>
          <table:table-cell office:value-type="float" office:value="164.41177344" calcext:value-type="float">
            <text:p>164.41177344</text:p>
          </table:table-cell>
          <table:table-cell office:value-type="float" office:value="21.4445568" calcext:value-type="float">
            <text:p>21.4445568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53]+1" office:value-type="float" office:value="6" calcext:value-type="float">
            <text:p>6</text:p>
          </table:table-cell>
          <table:table-cell table:formula="of:=[.B53]" office:value-type="float" office:value="6" calcext:value-type="float">
            <text:p>6</text:p>
          </table:table-cell>
          <table:table-cell office:value-type="float" office:value="149.8186688" calcext:value-type="float">
            <text:p>149.8186688</text:p>
          </table:table-cell>
          <table:table-cell office:value-type="float" office:value="154.453632" calcext:value-type="float">
            <text:p>154.453632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6" calcext:value-type="float">
            <text:p>6</text:p>
          </table:table-cell>
          <table:table-cell table:formula="of:=[.B54]" office:value-type="float" office:value="7" calcext:value-type="float">
            <text:p>7</text:p>
          </table:table-cell>
          <table:table-cell office:value-type="float" office:value="131.80792064" calcext:value-type="float">
            <text:p>131.80792064</text:p>
          </table:table-cell>
          <table:table-cell office:value-type="float" office:value="167.30029152" calcext:value-type="float">
            <text:p>167.30029152</text:p>
          </table:table-cell>
          <table:table-cell office:value-type="float" office:value="132" calcext:value-type="float">
            <text:p>13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55]+1" office:value-type="float" office:value="6" calcext:value-type="float">
            <text:p>6</text:p>
          </table:table-cell>
          <table:table-cell table:formula="of:=[.B55]" office:value-type="float" office:value="8" calcext:value-type="float">
            <text:p>8</text:p>
          </table:table-cell>
          <table:table-cell office:value-type="float" office:value="125.990357632" calcext:value-type="float">
            <text:p>125.990357632</text:p>
          </table:table-cell>
          <table:table-cell office:value-type="float" office:value="166.6830144" calcext:value-type="float">
            <text:p>166.6830144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56]+1" office:value-type="float" office:value="6" calcext:value-type="float">
            <text:p>6</text:p>
          </table:table-cell>
          <table:table-cell table:formula="of:=[.B56]" office:value-type="float" office:value="9" calcext:value-type="float">
            <text:p>9</text:p>
          </table:table-cell>
          <table:table-cell office:value-type="float" office:value="108.32834304" calcext:value-type="float">
            <text:p>108.32834304</text:p>
          </table:table-cell>
          <table:table-cell office:value-type="float" office:value="154.3820352" calcext:value-type="float">
            <text:p>154.3820352</text:p>
          </table:table-cell>
          <table:table-cell office:value-type="float" office:value="107" calcext:value-type="float">
            <text:p>10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57]+1" office:value-type="float" office:value="6" calcext:value-type="float">
            <text:p>6</text:p>
          </table:table-cell>
          <table:table-cell table:formula="of:=[.B57]" office:value-type="float" office:value="10" calcext:value-type="float">
            <text:p>10</text:p>
          </table:table-cell>
          <table:table-cell office:value-type="float" office:value="94.56663936" calcext:value-type="float">
            <text:p>94.56663936</text:p>
          </table:table-cell>
          <table:table-cell office:value-type="float" office:value="21.997392" calcext:value-type="float">
            <text:p>21.997392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58]+1" office:value-type="float" office:value="6" calcext:value-type="float">
            <text:p>6</text:p>
          </table:table-cell>
          <table:table-cell table:formula="of:=[.B58]" office:value-type="float" office:value="11" calcext:value-type="float">
            <text:p>11</text:p>
          </table:table-cell>
          <table:table-cell office:value-type="float" office:value="122.572299008" calcext:value-type="float">
            <text:p>122.572299008</text:p>
          </table:table-cell>
          <table:table-cell office:value-type="float" office:value="23.57241984" calcext:value-type="float">
            <text:p>23.57241984</text:p>
          </table:table-cell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59]+1" office:value-type="float" office:value="7" calcext:value-type="float">
            <text:p>7</text:p>
          </table:table-cell>
          <table:table-cell table:formula="of:=[.B59]" office:value-type="float" office:value="1" calcext:value-type="float">
            <text:p>1</text:p>
          </table:table-cell>
          <table:table-cell office:value-type="float" office:value="127.7172749056" calcext:value-type="float">
            <text:p>127.7172749056</text:p>
          </table:table-cell>
          <table:table-cell office:value-type="float" office:value="40.178928" calcext:value-type="float">
            <text:p>40.178928</text:p>
          </table:table-cell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60]+1" office:value-type="float" office:value="7" calcext:value-type="float">
            <text:p>7</text:p>
          </table:table-cell>
          <table:table-cell table:formula="of:=[.B60]" office:value-type="float" office:value="2" calcext:value-type="float">
            <text:p>2</text:p>
          </table:table-cell>
          <table:table-cell office:value-type="float" office:value="135.11216064" calcext:value-type="float">
            <text:p>135.11216064</text:p>
          </table:table-cell>
          <table:table-cell office:value-type="float" office:value="28.7400768" calcext:value-type="float">
            <text:p>28.7400768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61]+1" office:value-type="float" office:value="7" calcext:value-type="float">
            <text:p>7</text:p>
          </table:table-cell>
          <table:table-cell table:formula="of:=[.B61]" office:value-type="float" office:value="3" calcext:value-type="float">
            <text:p>3</text:p>
          </table:table-cell>
          <table:table-cell office:value-type="float" office:value="119.24864576" calcext:value-type="float">
            <text:p>119.24864576</text:p>
          </table:table-cell>
          <table:table-cell office:value-type="float" office:value="28.5143808" calcext:value-type="float">
            <text:p>28.5143808</text:p>
          </table:table-cell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62]+1" office:value-type="float" office:value="7" calcext:value-type="float">
            <text:p>7</text:p>
          </table:table-cell>
          <table:table-cell table:formula="of:=[.B62]" office:value-type="float" office:value="4" calcext:value-type="float">
            <text:p>4</text:p>
          </table:table-cell>
          <table:table-cell office:value-type="float" office:value="135.23503488" calcext:value-type="float">
            <text:p>135.23503488</text:p>
          </table:table-cell>
          <table:table-cell office:value-type="float" office:value="34.4136576" calcext:value-type="float">
            <text:p>34.4136576</text:p>
          </table:table-cell>
          <table:table-cell office:value-type="float" office:value="135" calcext:value-type="float">
            <text:p>1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63]+1" office:value-type="float" office:value="7" calcext:value-type="float">
            <text:p>7</text:p>
          </table:table-cell>
          <table:table-cell table:formula="of:=[.B63]" office:value-type="float" office:value="5" calcext:value-type="float">
            <text:p>5</text:p>
          </table:table-cell>
          <table:table-cell office:value-type="float" office:value="160.25154176" calcext:value-type="float">
            <text:p>160.25154176</text:p>
          </table:table-cell>
          <table:table-cell office:value-type="float" office:value="31.03062048" calcext:value-type="float">
            <text:p>31.03062048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64]+1" office:value-type="float" office:value="7" calcext:value-type="float">
            <text:p>7</text:p>
          </table:table-cell>
          <table:table-cell table:formula="of:=[.B64]" office:value-type="float" office:value="6" calcext:value-type="float">
            <text:p>6</text:p>
          </table:table-cell>
          <table:table-cell office:value-type="float" office:value="150.47178496" calcext:value-type="float">
            <text:p>150.47178496</text:p>
          </table:table-cell>
          <table:table-cell office:value-type="float" office:value="162.8392416" calcext:value-type="float">
            <text:p>162.8392416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65]+1" office:value-type="float" office:value="7" calcext:value-type="float">
            <text:p>7</text:p>
          </table:table-cell>
          <table:table-cell table:formula="of:=[.B65]" office:value-type="float" office:value="7" calcext:value-type="float">
            <text:p>7</text:p>
          </table:table-cell>
          <table:table-cell office:value-type="float" office:value="132.48791424" calcext:value-type="float">
            <text:p>132.48791424</text:p>
          </table:table-cell>
          <table:table-cell office:value-type="float" office:value="175.83920256" calcext:value-type="float">
            <text:p>175.83920256</text:p>
          </table:table-cell>
          <table:table-cell office:value-type="float" office:value="133" calcext:value-type="float">
            <text:p>13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" office:value-type="float" office:value="8" calcext:value-type="float">
            <text:p>8</text:p>
          </table:table-cell>
          <table:table-cell office:value-type="float" office:value="124.834448128" calcext:value-type="float">
            <text:p>124.834448128</text:p>
          </table:table-cell>
          <table:table-cell office:value-type="float" office:value="176.0128896" calcext:value-type="float">
            <text:p>176.0128896</text:p>
          </table:table-cell>
          <table:table-cell office:value-type="float" office:value="125" calcext:value-type="float">
            <text:p>12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67]+1" office:value-type="float" office:value="7" calcext:value-type="float">
            <text:p>7</text:p>
          </table:table-cell>
          <table:table-cell table:formula="of:=[.B67]" office:value-type="float" office:value="9" calcext:value-type="float">
            <text:p>9</text:p>
          </table:table-cell>
          <table:table-cell office:value-type="float" office:value="106.51393536" calcext:value-type="float">
            <text:p>106.51393536</text:p>
          </table:table-cell>
          <table:table-cell office:value-type="float" office:value="164.3544192" calcext:value-type="float">
            <text:p>164.3544192</text:p>
          </table:table-cell>
          <table:table-cell office:value-type="float" office:value="105" calcext:value-type="float">
            <text:p>10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68]+1" office:value-type="float" office:value="7" calcext:value-type="float">
            <text:p>7</text:p>
          </table:table-cell>
          <table:table-cell table:formula="of:=[.B68]" office:value-type="float" office:value="10" calcext:value-type="float">
            <text:p>10</text:p>
          </table:table-cell>
          <table:table-cell office:value-type="float" office:value="90.26684928" calcext:value-type="float">
            <text:p>90.26684928</text:p>
          </table:table-cell>
          <table:table-cell office:value-type="float" office:value="32.9633184" calcext:value-type="float">
            <text:p>32.9633184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69]+1" office:value-type="float" office:value="7" calcext:value-type="float">
            <text:p>7</text:p>
          </table:table-cell>
          <table:table-cell table:formula="of:=[.B69]" office:value-type="float" office:value="11" calcext:value-type="float">
            <text:p>11</text:p>
          </table:table-cell>
          <table:table-cell office:value-type="float" office:value="118.47239296" calcext:value-type="float">
            <text:p>118.47239296</text:p>
          </table:table-cell>
          <table:table-cell office:value-type="float" office:value="34.6301664" calcext:value-type="float">
            <text:p>34.6301664</text:p>
          </table:table-cell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70]+1" office:value-type="float" office:value="8" calcext:value-type="float">
            <text:p>8</text:p>
          </table:table-cell>
          <table:table-cell table:formula="of:=[.B70]" office:value-type="float" office:value="1" calcext:value-type="float">
            <text:p>1</text:p>
          </table:table-cell>
          <table:table-cell office:value-type="float" office:value="120.77188992" calcext:value-type="float">
            <text:p>120.77188992</text:p>
          </table:table-cell>
          <table:table-cell office:value-type="float" office:value="34.9113408" calcext:value-type="float">
            <text:p>34.9113408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71]+1" office:value-type="float" office:value="8" calcext:value-type="float">
            <text:p>8</text:p>
          </table:table-cell>
          <table:table-cell table:formula="of:=[.B71]" office:value-type="float" office:value="2" calcext:value-type="float">
            <text:p>2</text:p>
          </table:table-cell>
          <table:table-cell office:value-type="float" office:value="127.97321462656" calcext:value-type="float">
            <text:p>127.9732146266</text:p>
          </table:table-cell>
          <table:table-cell office:value-type="float" office:value="22.82013696" calcext:value-type="float">
            <text:p>22.82013696</text:p>
          </table:table-cell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72]+1" office:value-type="float" office:value="8" calcext:value-type="float">
            <text:p>8</text:p>
          </table:table-cell>
          <table:table-cell table:formula="of:=[.B72]" office:value-type="float" office:value="3" calcext:value-type="float">
            <text:p>3</text:p>
          </table:table-cell>
          <table:table-cell office:value-type="float" office:value="111.31836288" calcext:value-type="float">
            <text:p>111.31836288</text:p>
          </table:table-cell>
          <table:table-cell office:value-type="float" office:value="24.0948" calcext:value-type="float">
            <text:p>24.0948</text:p>
          </table:table-cell>
          <table:table-cell office:value-type="float" office:value="111" calcext:value-type="float">
            <text:p>1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73]+1" office:value-type="float" office:value="8" calcext:value-type="float">
            <text:p>8</text:p>
          </table:table-cell>
          <table:table-cell table:formula="of:=[.B73]" office:value-type="float" office:value="4" calcext:value-type="float">
            <text:p>4</text:p>
          </table:table-cell>
          <table:table-cell office:value-type="float" office:value="128.5521423872" calcext:value-type="float">
            <text:p>128.5521423872</text:p>
          </table:table-cell>
          <table:table-cell office:value-type="float" office:value="30.01750368" calcext:value-type="float">
            <text:p>30.01750368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74]+1" office:value-type="float" office:value="8" calcext:value-type="float">
            <text:p>8</text:p>
          </table:table-cell>
          <table:table-cell table:formula="of:=[.B74]" office:value-type="float" office:value="5" calcext:value-type="float">
            <text:p>5</text:p>
          </table:table-cell>
          <table:table-cell office:value-type="float" office:value="153.3305856" calcext:value-type="float">
            <text:p>153.3305856</text:p>
          </table:table-cell>
          <table:table-cell office:value-type="float" office:value="25.591152" calcext:value-type="float">
            <text:p>25.591152</text:p>
          </table:table-cell>
          <table:table-cell office:value-type="float" office:value="153" calcext:value-type="float">
            <text:p>1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5]+1" office:value-type="float" office:value="8" calcext:value-type="float">
            <text:p>8</text:p>
          </table:table-cell>
          <table:table-cell table:formula="of:=[.B75]" office:value-type="float" office:value="6" calcext:value-type="float">
            <text:p>6</text:p>
          </table:table-cell>
          <table:table-cell office:value-type="float" office:value="146.17657856" calcext:value-type="float">
            <text:p>146.17657856</text:p>
          </table:table-cell>
          <table:table-cell office:value-type="float" office:value="161.5244928" calcext:value-type="float">
            <text:p>161.5244928</text:p>
          </table:table-cell>
          <table:table-cell office:value-type="float" office:value="149" calcext:value-type="float">
            <text:p>14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76]+1" office:value-type="float" office:value="8" calcext:value-type="float">
            <text:p>8</text:p>
          </table:table-cell>
          <table:table-cell table:formula="of:=[.B76]" office:value-type="float" office:value="7" calcext:value-type="float">
            <text:p>7</text:p>
          </table:table-cell>
          <table:table-cell office:value-type="float" office:value="128.772448768" calcext:value-type="float">
            <text:p>128.772448768</text:p>
          </table:table-cell>
          <table:table-cell office:value-type="float" office:value="175.7443008" calcext:value-type="float">
            <text:p>175.7443008</text:p>
          </table:table-cell>
          <table:table-cell office:value-type="float" office:value="133" calcext:value-type="float">
            <text:p>13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77]+1" office:value-type="float" office:value="8" calcext:value-type="float">
            <text:p>8</text:p>
          </table:table-cell>
          <table:table-cell table:formula="of:=[.B77]" office:value-type="float" office:value="8" calcext:value-type="float">
            <text:p>8</text:p>
          </table:table-cell>
          <table:table-cell office:value-type="float" office:value="122.868734336" calcext:value-type="float">
            <text:p>122.868734336</text:p>
          </table:table-cell>
          <table:table-cell office:value-type="float" office:value="175.397664" calcext:value-type="float">
            <text:p>175.397664</text:p>
          </table:table-cell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78]+1" office:value-type="float" office:value="8" calcext:value-type="float">
            <text:p>8</text:p>
          </table:table-cell>
          <table:table-cell table:formula="of:=[.B78]" office:value-type="float" office:value="9" calcext:value-type="float">
            <text:p>9</text:p>
          </table:table-cell>
          <table:table-cell office:value-type="float" office:value="105.33916416" calcext:value-type="float">
            <text:p>105.33916416</text:p>
          </table:table-cell>
          <table:table-cell office:value-type="float" office:value="164.2430112" calcext:value-type="float">
            <text:p>164.2430112</text:p>
          </table:table-cell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79]+1" office:value-type="float" office:value="8" calcext:value-type="float">
            <text:p>8</text:p>
          </table:table-cell>
          <table:table-cell table:formula="of:=[.B79]" office:value-type="float" office:value="10" calcext:value-type="float">
            <text:p>10</text:p>
          </table:table-cell>
          <table:table-cell office:value-type="float" office:value="83.17806592" calcext:value-type="float">
            <text:p>83.17806592</text:p>
          </table:table-cell>
          <table:table-cell office:value-type="float" office:value="29.4381312" calcext:value-type="float">
            <text:p>29.4381312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80]+1" office:value-type="float" office:value="8" calcext:value-type="float">
            <text:p>8</text:p>
          </table:table-cell>
          <table:table-cell table:formula="of:=[.B80]" office:value-type="float" office:value="11" calcext:value-type="float">
            <text:p>11</text:p>
          </table:table-cell>
          <table:table-cell office:value-type="float" office:value="111.14027008" calcext:value-type="float">
            <text:p>111.14027008</text:p>
          </table:table-cell>
          <table:table-cell office:value-type="float" office:value="30.0398112" calcext:value-type="float">
            <text:p>30.0398112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81]+1" office:value-type="float" office:value="9" calcext:value-type="float">
            <text:p>9</text:p>
          </table:table-cell>
          <table:table-cell table:formula="of:=[.B81]" office:value-type="float" office:value="1" calcext:value-type="float">
            <text:p>1</text:p>
          </table:table-cell>
          <table:table-cell office:value-type="float" office:value="125.84081536" calcext:value-type="float">
            <text:p>125.84081536</text:p>
          </table:table-cell>
          <table:table-cell office:value-type="float" office:value="32.714688" calcext:value-type="float">
            <text:p>32.714688</text:p>
          </table:table-cell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82]+1" office:value-type="float" office:value="9" calcext:value-type="float">
            <text:p>9</text:p>
          </table:table-cell>
          <table:table-cell table:formula="of:=[.B82]" office:value-type="float" office:value="2" calcext:value-type="float">
            <text:p>2</text:p>
          </table:table-cell>
          <table:table-cell office:value-type="float" office:value="133.866303488" calcext:value-type="float">
            <text:p>133.866303488</text:p>
          </table:table-cell>
          <table:table-cell office:value-type="float" office:value="20.8780608" calcext:value-type="float">
            <text:p>20.8780608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83]+1" office:value-type="float" office:value="9" calcext:value-type="float">
            <text:p>9</text:p>
          </table:table-cell>
          <table:table-cell table:formula="of:=[.B83]" office:value-type="float" office:value="3" calcext:value-type="float">
            <text:p>3</text:p>
          </table:table-cell>
          <table:table-cell office:value-type="float" office:value="117.032493568" calcext:value-type="float">
            <text:p>117.032493568</text:p>
          </table:table-cell>
          <table:table-cell office:value-type="float" office:value="21.23098176" calcext:value-type="float">
            <text:p>21.23098176</text:p>
          </table:table-cell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84]+1" office:value-type="float" office:value="9" calcext:value-type="float">
            <text:p>9</text:p>
          </table:table-cell>
          <table:table-cell table:formula="of:=[.B84]" office:value-type="float" office:value="4" calcext:value-type="float">
            <text:p>4</text:p>
          </table:table-cell>
          <table:table-cell office:value-type="float" office:value="134.05273728" calcext:value-type="float">
            <text:p>134.05273728</text:p>
          </table:table-cell>
          <table:table-cell office:value-type="float" office:value="27.54587136" calcext:value-type="float">
            <text:p>27.54587136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85]+1" office:value-type="float" office:value="9" calcext:value-type="float">
            <text:p>9</text:p>
          </table:table-cell>
          <table:table-cell table:formula="of:=[.B85]" office:value-type="float" office:value="5" calcext:value-type="float">
            <text:p>5</text:p>
          </table:table-cell>
          <table:table-cell office:value-type="float" office:value="159.55487488" calcext:value-type="float">
            <text:p>159.55487488</text:p>
          </table:table-cell>
          <table:table-cell office:value-type="float" office:value="24.70319328" calcext:value-type="float">
            <text:p>24.70319328</text:p>
          </table:table-cell>
          <table:table-cell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86]+1" office:value-type="float" office:value="9" calcext:value-type="float">
            <text:p>9</text:p>
          </table:table-cell>
          <table:table-cell table:formula="of:=[.B86]" office:value-type="float" office:value="6" calcext:value-type="float">
            <text:p>6</text:p>
          </table:table-cell>
          <table:table-cell office:value-type="float" office:value="148.69109888" calcext:value-type="float">
            <text:p>148.69109888</text:p>
          </table:table-cell>
          <table:table-cell office:value-type="float" office:value="157.7307456" calcext:value-type="float">
            <text:p>157.7307456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87]+1" office:value-type="float" office:value="9" calcext:value-type="float">
            <text:p>9</text:p>
          </table:table-cell>
          <table:table-cell table:formula="of:=[.B87]" office:value-type="float" office:value="7" calcext:value-type="float">
            <text:p>7</text:p>
          </table:table-cell>
          <table:table-cell office:value-type="float" office:value="132.0185472" calcext:value-type="float">
            <text:p>132.0185472</text:p>
          </table:table-cell>
          <table:table-cell office:value-type="float" office:value="170.5703328" calcext:value-type="float">
            <text:p>170.5703328</text:p>
          </table:table-cell>
          <table:table-cell office:value-type="float" office:value="132" calcext:value-type="float">
            <text:p>13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formula="of:=[.B88]" office:value-type="float" office:value="8" calcext:value-type="float">
            <text:p>8</text:p>
          </table:table-cell>
          <table:table-cell office:value-type="float" office:value="124.73203968" calcext:value-type="float">
            <text:p>124.73203968</text:p>
          </table:table-cell>
          <table:table-cell office:value-type="float" office:value="169.9370208" calcext:value-type="float">
            <text:p>169.9370208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89]+1" office:value-type="float" office:value="9" calcext:value-type="float">
            <text:p>9</text:p>
          </table:table-cell>
          <table:table-cell table:formula="of:=[.B89]" office:value-type="float" office:value="9" calcext:value-type="float">
            <text:p>9</text:p>
          </table:table-cell>
          <table:table-cell office:value-type="float" office:value="107.02924288" calcext:value-type="float">
            <text:p>107.02924288</text:p>
          </table:table-cell>
          <table:table-cell office:value-type="float" office:value="158.09797056" calcext:value-type="float">
            <text:p>158.09797056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90]+1" office:value-type="float" office:value="9" calcext:value-type="float">
            <text:p>9</text:p>
          </table:table-cell>
          <table:table-cell table:formula="of:=[.B90]" office:value-type="float" office:value="10" calcext:value-type="float">
            <text:p>10</text:p>
          </table:table-cell>
          <table:table-cell office:value-type="float" office:value="88.76209664" calcext:value-type="float">
            <text:p>88.76209664</text:p>
          </table:table-cell>
          <table:table-cell office:value-type="float" office:value="26.3789088" calcext:value-type="float">
            <text:p>26.3789088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91]+1" office:value-type="float" office:value="9" calcext:value-type="float">
            <text:p>9</text:p>
          </table:table-cell>
          <table:table-cell table:formula="of:=[.B91]" office:value-type="float" office:value="11" calcext:value-type="float">
            <text:p>11</text:p>
          </table:table-cell>
          <table:table-cell office:value-type="float" office:value="117.12670208" calcext:value-type="float">
            <text:p>117.12670208</text:p>
          </table:table-cell>
          <table:table-cell office:value-type="float" office:value="27.969312" calcext:value-type="float">
            <text:p>27.969312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92]+1" office:value-type="float" office:value="10" calcext:value-type="float">
            <text:p>10</text:p>
          </table:table-cell>
          <table:table-cell table:formula="of:=[.B92]" office:value-type="float" office:value="1" calcext:value-type="float">
            <text:p>1</text:p>
          </table:table-cell>
          <table:table-cell office:value-type="float" office:value="114.23586176" calcext:value-type="float">
            <text:p>114.23586176</text:p>
          </table:table-cell>
          <table:table-cell office:value-type="float" office:value="32.8119936" calcext:value-type="float">
            <text:p>32.8119936</text:p>
          </table:table-cell>
          <table:table-cell office:value-type="float" office:value="112" calcext:value-type="float">
            <text:p>1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93]+1" office:value-type="float" office:value="10" calcext:value-type="float">
            <text:p>10</text:p>
          </table:table-cell>
          <table:table-cell table:formula="of:=[.B93]" office:value-type="float" office:value="2" calcext:value-type="float">
            <text:p>2</text:p>
          </table:table-cell>
          <table:table-cell office:value-type="float" office:value="121.481817216" calcext:value-type="float">
            <text:p>121.481817216</text:p>
          </table:table-cell>
          <table:table-cell office:value-type="float" office:value="22.0034304" calcext:value-type="float">
            <text:p>22.0034304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94]+1" office:value-type="float" office:value="10" calcext:value-type="float">
            <text:p>10</text:p>
          </table:table-cell>
          <table:table-cell table:formula="of:=[.B94]" office:value-type="float" office:value="3" calcext:value-type="float">
            <text:p>3</text:p>
          </table:table-cell>
          <table:table-cell office:value-type="float" office:value="104.95687808" calcext:value-type="float">
            <text:p>104.95687808</text:p>
          </table:table-cell>
          <table:table-cell office:value-type="float" office:value="21.3079488" calcext:value-type="float">
            <text:p>21.3079488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95]+1" office:value-type="float" office:value="10" calcext:value-type="float">
            <text:p>10</text:p>
          </table:table-cell>
          <table:table-cell table:formula="of:=[.B95]" office:value-type="float" office:value="4" calcext:value-type="float">
            <text:p>4</text:p>
          </table:table-cell>
          <table:table-cell office:value-type="float" office:value="122.791921664" calcext:value-type="float">
            <text:p>122.791921664</text:p>
          </table:table-cell>
          <table:table-cell office:value-type="float" office:value="28.644096" calcext:value-type="float">
            <text:p>28.644096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96]+1" office:value-type="float" office:value="10" calcext:value-type="float">
            <text:p>10</text:p>
          </table:table-cell>
          <table:table-cell table:formula="of:=[.B96]" office:value-type="float" office:value="5" calcext:value-type="float">
            <text:p>5</text:p>
          </table:table-cell>
          <table:table-cell office:value-type="float" office:value="148.9520512" calcext:value-type="float">
            <text:p>148.9520512</text:p>
          </table:table-cell>
          <table:table-cell office:value-type="float" office:value="25.943664" calcext:value-type="float">
            <text:p>25.943664</text:p>
          </table:table-cell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97]+1" office:value-type="float" office:value="10" calcext:value-type="float">
            <text:p>10</text:p>
          </table:table-cell>
          <table:table-cell table:formula="of:=[.B97]" office:value-type="float" office:value="6" calcext:value-type="float">
            <text:p>6</text:p>
          </table:table-cell>
          <table:table-cell office:value-type="float" office:value="132.96953856" calcext:value-type="float">
            <text:p>132.96953856</text:p>
          </table:table-cell>
          <table:table-cell office:value-type="float" office:value="163.1004384" calcext:value-type="float">
            <text:p>163.1004384</text:p>
          </table:table-cell>
          <table:table-cell office:value-type="float" office:value="131" calcext:value-type="float">
            <text:p>13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98]+1" office:value-type="float" office:value="10" calcext:value-type="float">
            <text:p>10</text:p>
          </table:table-cell>
          <table:table-cell table:formula="of:=[.B98]" office:value-type="float" office:value="7" calcext:value-type="float">
            <text:p>7</text:p>
          </table:table-cell>
          <table:table-cell office:value-type="float" office:value="115.45080192" calcext:value-type="float">
            <text:p>115.45080192</text:p>
          </table:table-cell>
          <table:table-cell office:value-type="float" office:value="177.2426784" calcext:value-type="float">
            <text:p>177.2426784</text:p>
          </table:table-cell>
          <table:table-cell office:value-type="float" office:value="112" calcext:value-type="float">
            <text:p>11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99]+1" office:value-type="float" office:value="10" calcext:value-type="float">
            <text:p>10</text:p>
          </table:table-cell>
          <table:table-cell table:formula="of:=[.B99]" office:value-type="float" office:value="8" calcext:value-type="float">
            <text:p>8</text:p>
          </table:table-cell>
          <table:table-cell office:value-type="float" office:value="107.59154304" calcext:value-type="float">
            <text:p>107.59154304</text:p>
          </table:table-cell>
          <table:table-cell office:value-type="float" office:value="177.2312064" calcext:value-type="float">
            <text:p>177.2312064</text:p>
          </table:table-cell>
          <table:table-cell office:value-type="float" office:value="107" calcext:value-type="float">
            <text:p>10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00]+1" office:value-type="float" office:value="10" calcext:value-type="float">
            <text:p>10</text:p>
          </table:table-cell>
          <table:table-cell table:formula="of:=[.B100]" office:value-type="float" office:value="9" calcext:value-type="float">
            <text:p>9</text:p>
          </table:table-cell>
          <table:table-cell office:value-type="float" office:value="89.28340096" calcext:value-type="float">
            <text:p>89.28340096</text:p>
          </table:table-cell>
          <table:table-cell office:value-type="float" office:value="164.4441792" calcext:value-type="float">
            <text:p>164.4441792</text:p>
          </table:table-cell>
          <table:table-cell office:value-type="float" office:value="88" calcext:value-type="float">
            <text:p>8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01]+1" office:value-type="float" office:value="10" calcext:value-type="float">
            <text:p>10</text:p>
          </table:table-cell>
          <table:table-cell table:formula="of:=[.B101]" office:value-type="float" office:value="10" calcext:value-type="float">
            <text:p>10</text:p>
          </table:table-cell>
          <table:table-cell office:value-type="float" office:value="75.50503936" calcext:value-type="float">
            <text:p>75.50503936</text:p>
          </table:table-cell>
          <table:table-cell office:value-type="float" office:value="25.8543888" calcext:value-type="float">
            <text:p>25.8543888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02]+1" office:value-type="float" office:value="10" calcext:value-type="float">
            <text:p>10</text:p>
          </table:table-cell>
          <table:table-cell table:formula="of:=[.B102]" office:value-type="float" office:value="11" calcext:value-type="float">
            <text:p>11</text:p>
          </table:table-cell>
          <table:table-cell office:value-type="float" office:value="104.53599104" calcext:value-type="float">
            <text:p>104.53599104</text:p>
          </table:table-cell>
          <table:table-cell office:value-type="float" office:value="27.7756416" calcext:value-type="float">
            <text:p>27.7756416</text:p>
          </table:table-cell>
          <table:table-cell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03]+1" office:value-type="float" office:value="11" calcext:value-type="float">
            <text:p>11</text:p>
          </table:table-cell>
          <table:table-cell table:formula="of:=[.B103]" office:value-type="float" office:value="1" calcext:value-type="float">
            <text:p>1</text:p>
          </table:table-cell>
          <table:table-cell office:value-type="float" office:value="128.413738496" calcext:value-type="float">
            <text:p>128.413738496</text:p>
          </table:table-cell>
          <table:table-cell office:value-type="float" office:value="23.4566016" calcext:value-type="float">
            <text:p>23.4566016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04]+1" office:value-type="float" office:value="11" calcext:value-type="float">
            <text:p>11</text:p>
          </table:table-cell>
          <table:table-cell table:formula="of:=[.B104]" office:value-type="float" office:value="2" calcext:value-type="float">
            <text:p>2</text:p>
          </table:table-cell>
          <table:table-cell office:value-type="float" office:value="136.39930368" calcext:value-type="float">
            <text:p>136.39930368</text:p>
          </table:table-cell>
          <table:table-cell office:value-type="float" office:value="10.9460928" calcext:value-type="float">
            <text:p>10.9460928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05]+1" office:value-type="float" office:value="11" calcext:value-type="float">
            <text:p>11</text:p>
          </table:table-cell>
          <table:table-cell table:formula="of:=[.B105]" office:value-type="float" office:value="3" calcext:value-type="float">
            <text:p>3</text:p>
          </table:table-cell>
          <table:table-cell office:value-type="float" office:value="118.39534848" calcext:value-type="float">
            <text:p>118.39534848</text:p>
          </table:table-cell>
          <table:table-cell office:value-type="float" office:value="12.0184128" calcext:value-type="float">
            <text:p>12.0184128</text:p>
          </table:table-cell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06]+1" office:value-type="float" office:value="11" calcext:value-type="float">
            <text:p>11</text:p>
          </table:table-cell>
          <table:table-cell table:formula="of:=[.B106]" office:value-type="float" office:value="4" calcext:value-type="float">
            <text:p>4</text:p>
          </table:table-cell>
          <table:table-cell office:value-type="float" office:value="136.35006144" calcext:value-type="float">
            <text:p>136.35006144</text:p>
          </table:table-cell>
          <table:table-cell office:value-type="float" office:value="18.0399648" calcext:value-type="float">
            <text:p>18.0399648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07]+1" office:value-type="float" office:value="11" calcext:value-type="float">
            <text:p>11</text:p>
          </table:table-cell>
          <table:table-cell table:formula="of:=[.B107]" office:value-type="float" office:value="5" calcext:value-type="float">
            <text:p>5</text:p>
          </table:table-cell>
          <table:table-cell office:value-type="float" office:value="163.95016448" calcext:value-type="float">
            <text:p>163.95016448</text:p>
          </table:table-cell>
          <table:table-cell office:value-type="float" office:value="14.0451264" calcext:value-type="float">
            <text:p>14.0451264</text:p>
          </table:table-cell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08]+1" office:value-type="float" office:value="11" calcext:value-type="float">
            <text:p>11</text:p>
          </table:table-cell>
          <table:table-cell table:formula="of:=[.B108]" office:value-type="float" office:value="6" calcext:value-type="float">
            <text:p>6</text:p>
          </table:table-cell>
          <table:table-cell office:value-type="float" office:value="153.76708608" calcext:value-type="float">
            <text:p>153.76708608</text:p>
          </table:table-cell>
          <table:table-cell office:value-type="float" office:value="158.9754432" calcext:value-type="float">
            <text:p>158.9754432</text:p>
          </table:table-cell>
          <table:table-cell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09]+1" office:value-type="float" office:value="11" calcext:value-type="float">
            <text:p>11</text:p>
          </table:table-cell>
          <table:table-cell table:formula="of:=[.B109]" office:value-type="float" office:value="7" calcext:value-type="float">
            <text:p>7</text:p>
          </table:table-cell>
          <table:table-cell office:value-type="float" office:value="135.009605376" calcext:value-type="float">
            <text:p>135.009605376</text:p>
          </table:table-cell>
          <table:table-cell office:value-type="float" office:value="173.3355936" calcext:value-type="float">
            <text:p>173.3355936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10]+1" office:value-type="float" office:value="11" calcext:value-type="float">
            <text:p>11</text:p>
          </table:table-cell>
          <table:table-cell table:formula="of:=[.B110]" office:value-type="float" office:value="8" calcext:value-type="float">
            <text:p>8</text:p>
          </table:table-cell>
          <table:table-cell office:value-type="float" office:value="127.4841527296" calcext:value-type="float">
            <text:p>127.4841527296</text:p>
          </table:table-cell>
          <table:table-cell office:value-type="float" office:value="173.9890848" calcext:value-type="float">
            <text:p>173.9890848</text:p>
          </table:table-cell>
          <table:table-cell office:value-type="float" office:value="132" calcext:value-type="float">
            <text:p>13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11]+1" office:value-type="float" office:value="11" calcext:value-type="float">
            <text:p>11</text:p>
          </table:table-cell>
          <table:table-cell table:formula="of:=[.B111]" office:value-type="float" office:value="9" calcext:value-type="float">
            <text:p>9</text:p>
          </table:table-cell>
          <table:table-cell office:value-type="float" office:value="107.89408896" calcext:value-type="float">
            <text:p>107.89408896</text:p>
          </table:table-cell>
          <table:table-cell office:value-type="float" office:value="161.28006336" calcext:value-type="float">
            <text:p>161.28006336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12]+1" office:value-type="float" office:value="11" calcext:value-type="float">
            <text:p>11</text:p>
          </table:table-cell>
          <table:table-cell table:formula="of:=[.B112]" office:value-type="float" office:value="10" calcext:value-type="float">
            <text:p>10</text:p>
          </table:table-cell>
          <table:table-cell office:value-type="float" office:value="87.3519168" calcext:value-type="float">
            <text:p>87.3519168</text:p>
          </table:table-cell>
          <table:table-cell office:value-type="float" office:value="17.08360896" calcext:value-type="float">
            <text:p>17.08360896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3]+1" office:value-type="float" office:value="11" calcext:value-type="float">
            <text:p>11</text:p>
          </table:table-cell>
          <table:table-cell table:formula="of:=[.B113]" office:value-type="float" office:value="11" calcext:value-type="float">
            <text:p>11</text:p>
          </table:table-cell>
          <table:table-cell office:value-type="float" office:value="118.02452224" calcext:value-type="float">
            <text:p>118.02452224</text:p>
          </table:table-cell>
          <table:table-cell office:value-type="float" office:value="18.4176" calcext:value-type="float">
            <text:p>18.4176</text:p>
          </table:table-cell>
          <table:table-cell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14]+1" office:value-type="float" office:value="12" calcext:value-type="float">
            <text:p>12</text:p>
          </table:table-cell>
          <table:table-cell table:formula="of:=[.B114]" office:value-type="float" office:value="1" calcext:value-type="float">
            <text:p>1</text:p>
          </table:table-cell>
          <table:table-cell office:value-type="float" office:value="126.492757504" calcext:value-type="float">
            <text:p>126.492757504</text:p>
          </table:table-cell>
          <table:table-cell office:value-type="float" office:value="38.5687104" calcext:value-type="float">
            <text:p>38.5687104</text:p>
          </table:table-cell>
          <table:table-cell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15]+1" office:value-type="float" office:value="12" calcext:value-type="float">
            <text:p>12</text:p>
          </table:table-cell>
          <table:table-cell table:formula="of:=[.B115]" office:value-type="float" office:value="2" calcext:value-type="float">
            <text:p>2</text:p>
          </table:table-cell>
          <table:table-cell office:value-type="float" office:value="134.342687616" calcext:value-type="float">
            <text:p>134.342687616</text:p>
          </table:table-cell>
          <table:table-cell office:value-type="float" office:value="27.4910112" calcext:value-type="float">
            <text:p>27.4910112</text:p>
          </table:table-cell>
          <table:table-cell office:value-type="float" office:value="133" calcext:value-type="float">
            <text:p>1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16]+1" office:value-type="float" office:value="12" calcext:value-type="float">
            <text:p>12</text:p>
          </table:table-cell>
          <table:table-cell table:formula="of:=[.B116]" office:value-type="float" office:value="3" calcext:value-type="float">
            <text:p>3</text:p>
          </table:table-cell>
          <table:table-cell office:value-type="float" office:value="117.794263808" calcext:value-type="float">
            <text:p>117.794263808</text:p>
          </table:table-cell>
          <table:table-cell office:value-type="float" office:value="27.6937632" calcext:value-type="float">
            <text:p>27.6937632</text:p>
          </table:table-cell>
          <table:table-cell office:value-type="float" office:value="118" calcext:value-type="float">
            <text:p>1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17]+1" office:value-type="float" office:value="12" calcext:value-type="float">
            <text:p>12</text:p>
          </table:table-cell>
          <table:table-cell table:formula="of:=[.B117]" office:value-type="float" office:value="4" calcext:value-type="float">
            <text:p>4</text:p>
          </table:table-cell>
          <table:table-cell office:value-type="float" office:value="135.2315616" calcext:value-type="float">
            <text:p>135.2315616</text:p>
          </table:table-cell>
          <table:table-cell office:value-type="float" office:value="33.4103904" calcext:value-type="float">
            <text:p>33.4103904</text:p>
          </table:table-cell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18]+1" office:value-type="float" office:value="12" calcext:value-type="float">
            <text:p>12</text:p>
          </table:table-cell>
          <table:table-cell table:formula="of:=[.B118]" office:value-type="float" office:value="5" calcext:value-type="float">
            <text:p>5</text:p>
          </table:table-cell>
          <table:table-cell office:value-type="float" office:value="159.93031936" calcext:value-type="float">
            <text:p>159.93031936</text:p>
          </table:table-cell>
          <table:table-cell office:value-type="float" office:value="30.69517152" calcext:value-type="float">
            <text:p>30.69517152</text:p>
          </table:table-cell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19]+1" office:value-type="float" office:value="12" calcext:value-type="float">
            <text:p>12</text:p>
          </table:table-cell>
          <table:table-cell table:formula="of:=[.B119]" office:value-type="float" office:value="6" calcext:value-type="float">
            <text:p>6</text:p>
          </table:table-cell>
          <table:table-cell office:value-type="float" office:value="145.24562816" calcext:value-type="float">
            <text:p>145.24562816</text:p>
          </table:table-cell>
          <table:table-cell office:value-type="float" office:value="162.53382144" calcext:value-type="float">
            <text:p>162.53382144</text:p>
          </table:table-cell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20]+1" office:value-type="float" office:value="12" calcext:value-type="float">
            <text:p>12</text:p>
          </table:table-cell>
          <table:table-cell table:formula="of:=[.B120]" office:value-type="float" office:value="7" calcext:value-type="float">
            <text:p>7</text:p>
          </table:table-cell>
          <table:table-cell office:value-type="float" office:value="128.3395287936" calcext:value-type="float">
            <text:p>128.3395287936</text:p>
          </table:table-cell>
          <table:table-cell office:value-type="float" office:value="175.32227904" calcext:value-type="float">
            <text:p>175.32227904</text:p>
          </table:table-cell>
          <table:table-cell office:value-type="float" office:value="127" calcext:value-type="float">
            <text:p>12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21]+1" office:value-type="float" office:value="12" calcext:value-type="float">
            <text:p>12</text:p>
          </table:table-cell>
          <table:table-cell table:formula="of:=[.B121]" office:value-type="float" office:value="8" calcext:value-type="float">
            <text:p>8</text:p>
          </table:table-cell>
          <table:table-cell office:value-type="float" office:value="120.835772544" calcext:value-type="float">
            <text:p>120.835772544</text:p>
          </table:table-cell>
          <table:table-cell office:value-type="float" office:value="175.5596448" calcext:value-type="float">
            <text:p>175.5596448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22]+1" office:value-type="float" office:value="12" calcext:value-type="float">
            <text:p>12</text:p>
          </table:table-cell>
          <table:table-cell table:formula="of:=[.B122]" office:value-type="float" office:value="9" calcext:value-type="float">
            <text:p>9</text:p>
          </table:table-cell>
          <table:table-cell office:value-type="float" office:value="103.16485632" calcext:value-type="float">
            <text:p>103.16485632</text:p>
          </table:table-cell>
          <table:table-cell office:value-type="float" office:value="163.17813504" calcext:value-type="float">
            <text:p>163.17813504</text:p>
          </table:table-cell>
          <table:table-cell office:value-type="float" office:value="105" calcext:value-type="float">
            <text:p>10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23]+1" office:value-type="float" office:value="12" calcext:value-type="float">
            <text:p>12</text:p>
          </table:table-cell>
          <table:table-cell table:formula="of:=[.B123]" office:value-type="float" office:value="10" calcext:value-type="float">
            <text:p>10</text:p>
          </table:table-cell>
          <table:table-cell office:value-type="float" office:value="89.47757696" calcext:value-type="float">
            <text:p>89.47757696</text:p>
          </table:table-cell>
          <table:table-cell office:value-type="float" office:value="30.9656928" calcext:value-type="float">
            <text:p>30.9656928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24]+1" office:value-type="float" office:value="12" calcext:value-type="float">
            <text:p>12</text:p>
          </table:table-cell>
          <table:table-cell table:formula="of:=[.B124]" office:value-type="float" office:value="11" calcext:value-type="float">
            <text:p>11</text:p>
          </table:table-cell>
          <table:table-cell office:value-type="float" office:value="117.86404864" calcext:value-type="float">
            <text:p>117.86404864</text:p>
          </table:table-cell>
          <table:table-cell office:value-type="float" office:value="33.413472" calcext:value-type="float">
            <text:p>33.413472</text:p>
          </table:table-cell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25]+1" office:value-type="float" office:value="13" calcext:value-type="float">
            <text:p>13</text:p>
          </table:table-cell>
          <table:table-cell table:formula="of:=[.B125]" office:value-type="float" office:value="1" calcext:value-type="float">
            <text:p>1</text:p>
          </table:table-cell>
          <table:table-cell office:value-type="float" office:value="152.12327424" calcext:value-type="float">
            <text:p>152.12327424</text:p>
          </table:table-cell>
          <table:table-cell office:value-type="float" office:value="40.02360576" calcext:value-type="float">
            <text:p>40.02360576</text:p>
          </table:table-cell>
          <table:table-cell office:value-type="float" office:value="151" calcext:value-type="float">
            <text:p>1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26]+1" office:value-type="float" office:value="13" calcext:value-type="float">
            <text:p>13</text:p>
          </table:table-cell>
          <table:table-cell table:formula="of:=[.B126]" office:value-type="float" office:value="2" calcext:value-type="float">
            <text:p>2</text:p>
          </table:table-cell>
          <table:table-cell office:value-type="float" office:value="158.2817792" calcext:value-type="float">
            <text:p>158.2817792</text:p>
          </table:table-cell>
          <table:table-cell office:value-type="float" office:value="28.59677088" calcext:value-type="float">
            <text:p>28.59677088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27]+1" office:value-type="float" office:value="13" calcext:value-type="float">
            <text:p>13</text:p>
          </table:table-cell>
          <table:table-cell table:formula="of:=[.B127]" office:value-type="float" office:value="3" calcext:value-type="float">
            <text:p>3</text:p>
          </table:table-cell>
          <table:table-cell office:value-type="float" office:value="142.53179776" calcext:value-type="float">
            <text:p>142.53179776</text:p>
          </table:table-cell>
          <table:table-cell office:value-type="float" office:value="30.09831072" calcext:value-type="float">
            <text:p>30.09831072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28]+1" office:value-type="float" office:value="13" calcext:value-type="float">
            <text:p>13</text:p>
          </table:table-cell>
          <table:table-cell table:formula="of:=[.B128]" office:value-type="float" office:value="4" calcext:value-type="float">
            <text:p>4</text:p>
          </table:table-cell>
          <table:table-cell office:value-type="float" office:value="158.77774976" calcext:value-type="float">
            <text:p>158.77774976</text:p>
          </table:table-cell>
          <table:table-cell office:value-type="float" office:value="34.916304" calcext:value-type="float">
            <text:p>34.916304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29]+1" office:value-type="float" office:value="13" calcext:value-type="float">
            <text:p>13</text:p>
          </table:table-cell>
          <table:table-cell table:formula="of:=[.B129]" office:value-type="float" office:value="5" calcext:value-type="float">
            <text:p>5</text:p>
          </table:table-cell>
          <table:table-cell office:value-type="float" office:value="183.225952" calcext:value-type="float">
            <text:p>183.225952</text:p>
          </table:table-cell>
          <table:table-cell office:value-type="float" office:value="31.62197088" calcext:value-type="float">
            <text:p>31.62197088</text:p>
          </table:table-cell>
          <table:table-cell office:value-type="float" office:value="184" calcext:value-type="float">
            <text:p>18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30]+1" office:value-type="float" office:value="13" calcext:value-type="float">
            <text:p>13</text:p>
          </table:table-cell>
          <table:table-cell table:formula="of:=[.B130]" office:value-type="float" office:value="6" calcext:value-type="float">
            <text:p>6</text:p>
          </table:table-cell>
          <table:table-cell office:value-type="float" office:value="175.67830272" calcext:value-type="float">
            <text:p>175.67830272</text:p>
          </table:table-cell>
          <table:table-cell office:value-type="float" office:value="164.15217024" calcext:value-type="float">
            <text:p>164.15217024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31]+1" office:value-type="float" office:value="13" calcext:value-type="float">
            <text:p>13</text:p>
          </table:table-cell>
          <table:table-cell table:formula="of:=[.B131]" office:value-type="float" office:value="7" calcext:value-type="float">
            <text:p>7</text:p>
          </table:table-cell>
          <table:table-cell office:value-type="float" office:value="160.5623424" calcext:value-type="float">
            <text:p>160.5623424</text:p>
          </table:table-cell>
          <table:table-cell office:value-type="float" office:value="177.34879296" calcext:value-type="float">
            <text:p>177.34879296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32]+1" office:value-type="float" office:value="13" calcext:value-type="float">
            <text:p>13</text:p>
          </table:table-cell>
          <table:table-cell table:formula="of:=[.B132]" office:value-type="float" office:value="8" calcext:value-type="float">
            <text:p>8</text:p>
          </table:table-cell>
          <table:table-cell office:value-type="float" office:value="152.36064" calcext:value-type="float">
            <text:p>152.36064</text:p>
          </table:table-cell>
          <table:table-cell office:value-type="float" office:value="177.23848896" calcext:value-type="float">
            <text:p>177.23848896</text:p>
          </table:table-cell>
          <table:table-cell office:value-type="float" office:value="149" calcext:value-type="float">
            <text:p>14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133]+1" office:value-type="float" office:value="13" calcext:value-type="float">
            <text:p>13</text:p>
          </table:table-cell>
          <table:table-cell table:formula="of:=[.B133]" office:value-type="float" office:value="9" calcext:value-type="float">
            <text:p>9</text:p>
          </table:table-cell>
          <table:table-cell office:value-type="float" office:value="134.09568896" calcext:value-type="float">
            <text:p>134.09568896</text:p>
          </table:table-cell>
          <table:table-cell office:value-type="float" office:value="165.64318656" calcext:value-type="float">
            <text:p>165.64318656</text:p>
          </table:table-cell>
          <table:table-cell office:value-type="float" office:value="130" calcext:value-type="float">
            <text:p>13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34]+1" office:value-type="float" office:value="13" calcext:value-type="float">
            <text:p>13</text:p>
          </table:table-cell>
          <table:table-cell table:formula="of:=[.B134]" office:value-type="float" office:value="10" calcext:value-type="float">
            <text:p>10</text:p>
          </table:table-cell>
          <table:table-cell office:value-type="float" office:value="114.41676544" calcext:value-type="float">
            <text:p>114.41676544</text:p>
          </table:table-cell>
          <table:table-cell office:value-type="float" office:value="35.5090848" calcext:value-type="float">
            <text:p>35.5090848</text:p>
          </table:table-cell>
          <table:table-cell office:value-type="float" office:value="113" calcext:value-type="float">
            <text:p>1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35]+1" office:value-type="float" office:value="13" calcext:value-type="float">
            <text:p>13</text:p>
          </table:table-cell>
          <table:table-cell table:formula="of:=[.B135]" office:value-type="float" office:value="11" calcext:value-type="float">
            <text:p>11</text:p>
          </table:table-cell>
          <table:table-cell office:value-type="float" office:value="143.4987328" calcext:value-type="float">
            <text:p>143.4987328</text:p>
          </table:table-cell>
          <table:table-cell office:value-type="float" office:value="35.951712" calcext:value-type="float">
            <text:p>35.951712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36]+1" office:value-type="float" office:value="14" calcext:value-type="float">
            <text:p>14</text:p>
          </table:table-cell>
          <table:table-cell table:formula="of:=[.B136]" office:value-type="float" office:value="1" calcext:value-type="float">
            <text:p>1</text:p>
          </table:table-cell>
          <table:table-cell office:value-type="float" office:value="116.963021312" calcext:value-type="float">
            <text:p>116.963021312</text:p>
          </table:table-cell>
          <table:table-cell office:value-type="float" office:value="31.6269984" calcext:value-type="float">
            <text:p>31.6269984</text:p>
          </table:table-cell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37]+1" office:value-type="float" office:value="14" calcext:value-type="float">
            <text:p>14</text:p>
          </table:table-cell>
          <table:table-cell table:formula="of:=[.B137]" office:value-type="float" office:value="2" calcext:value-type="float">
            <text:p>2</text:p>
          </table:table-cell>
          <table:table-cell office:value-type="float" office:value="124.123483648" calcext:value-type="float">
            <text:p>124.123483648</text:p>
          </table:table-cell>
          <table:table-cell office:value-type="float" office:value="20.33069184" calcext:value-type="float">
            <text:p>20.33069184</text:p>
          </table:table-cell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38]+1" office:value-type="float" office:value="14" calcext:value-type="float">
            <text:p>14</text:p>
          </table:table-cell>
          <table:table-cell table:formula="of:=[.B138]" office:value-type="float" office:value="3" calcext:value-type="float">
            <text:p>3</text:p>
          </table:table-cell>
          <table:table-cell office:value-type="float" office:value="108.42516736" calcext:value-type="float">
            <text:p>108.42516736</text:p>
          </table:table-cell>
          <table:table-cell office:value-type="float" office:value="20.36616288" calcext:value-type="float">
            <text:p>20.36616288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39]+1" office:value-type="float" office:value="14" calcext:value-type="float">
            <text:p>14</text:p>
          </table:table-cell>
          <table:table-cell table:formula="of:=[.B139]" office:value-type="float" office:value="4" calcext:value-type="float">
            <text:p>4</text:p>
          </table:table-cell>
          <table:table-cell office:value-type="float" office:value="125.601703936" calcext:value-type="float">
            <text:p>125.601703936</text:p>
          </table:table-cell>
          <table:table-cell office:value-type="float" office:value="27.0135552" calcext:value-type="float">
            <text:p>27.0135552</text:p>
          </table:table-cell>
          <table:table-cell office:value-type="float" office:value="124" calcext:value-type="float">
            <text:p>1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40]+1" office:value-type="float" office:value="14" calcext:value-type="float">
            <text:p>14</text:p>
          </table:table-cell>
          <table:table-cell table:formula="of:=[.B140]" office:value-type="float" office:value="5" calcext:value-type="float">
            <text:p>5</text:p>
          </table:table-cell>
          <table:table-cell office:value-type="float" office:value="148.97220864" calcext:value-type="float">
            <text:p>148.97220864</text:p>
          </table:table-cell>
          <table:table-cell office:value-type="float" office:value="24.14991744" calcext:value-type="float">
            <text:p>24.14991744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41]+1" office:value-type="float" office:value="14" calcext:value-type="float">
            <text:p>14</text:p>
          </table:table-cell>
          <table:table-cell table:formula="of:=[.B141]" office:value-type="float" office:value="6" calcext:value-type="float">
            <text:p>6</text:p>
          </table:table-cell>
          <table:table-cell office:value-type="float" office:value="135.852972544" calcext:value-type="float">
            <text:p>135.852972544</text:p>
          </table:table-cell>
          <table:table-cell office:value-type="float" office:value="153.1104768" calcext:value-type="float">
            <text:p>153.1104768</text:p>
          </table:table-cell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42]+1" office:value-type="float" office:value="14" calcext:value-type="float">
            <text:p>14</text:p>
          </table:table-cell>
          <table:table-cell table:formula="of:=[.B142]" office:value-type="float" office:value="7" calcext:value-type="float">
            <text:p>7</text:p>
          </table:table-cell>
          <table:table-cell office:value-type="float" office:value="120.47066304" calcext:value-type="float">
            <text:p>120.47066304</text:p>
          </table:table-cell>
          <table:table-cell office:value-type="float" office:value="165.07929024" calcext:value-type="float">
            <text:p>165.07929024</text:p>
          </table:table-cell>
          <table:table-cell office:value-type="float" office:value="120" calcext:value-type="float">
            <text:p>12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43]+1" office:value-type="float" office:value="14" calcext:value-type="float">
            <text:p>14</text:p>
          </table:table-cell>
          <table:table-cell table:formula="of:=[.B143]" office:value-type="float" office:value="8" calcext:value-type="float">
            <text:p>8</text:p>
          </table:table-cell>
          <table:table-cell office:value-type="float" office:value="112.79448896" calcext:value-type="float">
            <text:p>112.79448896</text:p>
          </table:table-cell>
          <table:table-cell office:value-type="float" office:value="164.6256288" calcext:value-type="float">
            <text:p>164.6256288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44]+1" office:value-type="float" office:value="14" calcext:value-type="float">
            <text:p>14</text:p>
          </table:table-cell>
          <table:table-cell table:formula="of:=[.B144]" office:value-type="float" office:value="9" calcext:value-type="float">
            <text:p>9</text:p>
          </table:table-cell>
          <table:table-cell office:value-type="float" office:value="95.1641216" calcext:value-type="float">
            <text:p>95.1641216</text:p>
          </table:table-cell>
          <table:table-cell office:value-type="float" office:value="152.763792" calcext:value-type="float">
            <text:p>152.763792</text:p>
          </table:table-cell>
          <table:table-cell office:value-type="float" office:value="95" calcext:value-type="float">
            <text:p>9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45]+1" office:value-type="float" office:value="14" calcext:value-type="float">
            <text:p>14</text:p>
          </table:table-cell>
          <table:table-cell table:formula="of:=[.B145]" office:value-type="float" office:value="10" calcext:value-type="float">
            <text:p>10</text:p>
          </table:table-cell>
          <table:table-cell office:value-type="float" office:value="81.1197952" calcext:value-type="float">
            <text:p>81.1197952</text:p>
          </table:table-cell>
          <table:table-cell office:value-type="float" office:value="24.82067904" calcext:value-type="float">
            <text:p>24.82067904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46]+1" office:value-type="float" office:value="14" calcext:value-type="float">
            <text:p>14</text:p>
          </table:table-cell>
          <table:table-cell table:formula="of:=[.B146]" office:value-type="float" office:value="11" calcext:value-type="float">
            <text:p>11</text:p>
          </table:table-cell>
          <table:table-cell office:value-type="float" office:value="107.8993536" calcext:value-type="float">
            <text:p>107.8993536</text:p>
          </table:table-cell>
          <table:table-cell office:value-type="float" office:value="26.2808544" calcext:value-type="float">
            <text:p>26.2808544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47]+1" office:value-type="float" office:value="15" calcext:value-type="float">
            <text:p>15</text:p>
          </table:table-cell>
          <table:table-cell table:formula="of:=[.B147]" office:value-type="float" office:value="1" calcext:value-type="float">
            <text:p>1</text:p>
          </table:table-cell>
          <table:table-cell office:value-type="float" office:value="112.99140608" calcext:value-type="float">
            <text:p>112.99140608</text:p>
          </table:table-cell>
          <table:table-cell office:value-type="float" office:value="38.481456" calcext:value-type="float">
            <text:p>38.481456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48]+1" office:value-type="float" office:value="15" calcext:value-type="float">
            <text:p>15</text:p>
          </table:table-cell>
          <table:table-cell table:formula="of:=[.B148]" office:value-type="float" office:value="2" calcext:value-type="float">
            <text:p>2</text:p>
          </table:table-cell>
          <table:table-cell office:value-type="float" office:value="120.67994112" calcext:value-type="float">
            <text:p>120.67994112</text:p>
          </table:table-cell>
          <table:table-cell office:value-type="float" office:value="27.3353232" calcext:value-type="float">
            <text:p>27.3353232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49]+1" office:value-type="float" office:value="15" calcext:value-type="float">
            <text:p>15</text:p>
          </table:table-cell>
          <table:table-cell table:formula="of:=[.B149]" office:value-type="float" office:value="3" calcext:value-type="float">
            <text:p>3</text:p>
          </table:table-cell>
          <table:table-cell office:value-type="float" office:value="104.51175296" calcext:value-type="float">
            <text:p>104.51175296</text:p>
          </table:table-cell>
          <table:table-cell office:value-type="float" office:value="26.6609472" calcext:value-type="float">
            <text:p>26.6609472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50]+1" office:value-type="float" office:value="15" calcext:value-type="float">
            <text:p>15</text:p>
          </table:table-cell>
          <table:table-cell table:formula="of:=[.B150]" office:value-type="float" office:value="4" calcext:value-type="float">
            <text:p>4</text:p>
          </table:table-cell>
          <table:table-cell office:value-type="float" office:value="121.527515392" calcext:value-type="float">
            <text:p>121.527515392</text:p>
          </table:table-cell>
          <table:table-cell office:value-type="float" office:value="33.80673984" calcext:value-type="float">
            <text:p>33.80673984</text:p>
          </table:table-cell>
          <table:table-cell office:value-type="float" office:value="121" calcext:value-type="float">
            <text:p>1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51]+1" office:value-type="float" office:value="15" calcext:value-type="float">
            <text:p>15</text:p>
          </table:table-cell>
          <table:table-cell table:formula="of:=[.B151]" office:value-type="float" office:value="5" calcext:value-type="float">
            <text:p>5</text:p>
          </table:table-cell>
          <table:table-cell office:value-type="float" office:value="147.62150912" calcext:value-type="float">
            <text:p>147.62150912</text:p>
          </table:table-cell>
          <table:table-cell office:value-type="float" office:value="31.2742992" calcext:value-type="float">
            <text:p>31.2742992</text:p>
          </table:table-cell>
          <table:table-cell office:value-type="float" office:value="146" calcext:value-type="float">
            <text:p>1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52]+1" office:value-type="float" office:value="15" calcext:value-type="float">
            <text:p>15</text:p>
          </table:table-cell>
          <table:table-cell table:formula="of:=[.B152]" office:value-type="float" office:value="6" calcext:value-type="float">
            <text:p>6</text:p>
          </table:table-cell>
          <table:table-cell office:value-type="float" office:value="130.432959616" calcext:value-type="float">
            <text:p>130.432959616</text:p>
          </table:table-cell>
          <table:table-cell office:value-type="float" office:value="165.74769984" calcext:value-type="float">
            <text:p>165.74769984</text:p>
          </table:table-cell>
          <table:table-cell office:value-type="float" office:value="131" calcext:value-type="float">
            <text:p>13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53]+1" office:value-type="float" office:value="15" calcext:value-type="float">
            <text:p>15</text:p>
          </table:table-cell>
          <table:table-cell table:formula="of:=[.B153]" office:value-type="float" office:value="7" calcext:value-type="float">
            <text:p>7</text:p>
          </table:table-cell>
          <table:table-cell office:value-type="float" office:value="112.44985216" calcext:value-type="float">
            <text:p>112.44985216</text:p>
          </table:table-cell>
          <table:table-cell office:value-type="float" office:value="179.0445504" calcext:value-type="float">
            <text:p>179.0445504</text:p>
          </table:table-cell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54]+1" office:value-type="float" office:value="15" calcext:value-type="float">
            <text:p>15</text:p>
          </table:table-cell>
          <table:table-cell table:formula="of:=[.B154]" office:value-type="float" office:value="8" calcext:value-type="float">
            <text:p>8</text:p>
          </table:table-cell>
          <table:table-cell office:value-type="float" office:value="105.35596416" calcext:value-type="float">
            <text:p>105.35596416</text:p>
          </table:table-cell>
          <table:table-cell office:value-type="float" office:value="179.5587168" calcext:value-type="float">
            <text:p>179.5587168</text:p>
          </table:table-cell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55]+1" office:value-type="float" office:value="15" calcext:value-type="float">
            <text:p>15</text:p>
          </table:table-cell>
          <table:table-cell table:formula="of:=[.B155]" office:value-type="float" office:value="9" calcext:value-type="float">
            <text:p>9</text:p>
          </table:table-cell>
          <table:table-cell office:value-type="float" office:value="87.86219008" calcext:value-type="float">
            <text:p>87.86219008</text:p>
          </table:table-cell>
          <table:table-cell office:value-type="float" office:value="167.15039616" calcext:value-type="float">
            <text:p>167.15039616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56]+1" office:value-type="float" office:value="15" calcext:value-type="float">
            <text:p>15</text:p>
          </table:table-cell>
          <table:table-cell table:formula="of:=[.B156]" office:value-type="float" office:value="10" calcext:value-type="float">
            <text:p>10</text:p>
          </table:table-cell>
          <table:table-cell office:value-type="float" office:value="74.8991808" calcext:value-type="float">
            <text:p>74.8991808</text:p>
          </table:table-cell>
          <table:table-cell office:value-type="float" office:value="30.8065056" calcext:value-type="float">
            <text:p>30.8065056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57]+1" office:value-type="float" office:value="15" calcext:value-type="float">
            <text:p>15</text:p>
          </table:table-cell>
          <table:table-cell table:formula="of:=[.B157]" office:value-type="float" office:value="11" calcext:value-type="float">
            <text:p>11</text:p>
          </table:table-cell>
          <table:table-cell office:value-type="float" office:value="104.76248192" calcext:value-type="float">
            <text:p>104.76248192</text:p>
          </table:table-cell>
          <table:table-cell office:value-type="float" office:value="33.30957408" calcext:value-type="float">
            <text:p>33.30957408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58]+1" office:value-type="float" office:value="16" calcext:value-type="float">
            <text:p>16</text:p>
          </table:table-cell>
          <table:table-cell table:formula="of:=[.B158]" office:value-type="float" office:value="1" calcext:value-type="float">
            <text:p>1</text:p>
          </table:table-cell>
          <table:table-cell office:value-type="float" office:value="130.4221408" calcext:value-type="float">
            <text:p>130.4221408</text:p>
          </table:table-cell>
          <table:table-cell office:value-type="float" office:value="38.1549456" calcext:value-type="float">
            <text:p>38.1549456</text:p>
          </table:table-cell>
          <table:table-cell office:value-type="float" office:value="129" calcext:value-type="float">
            <text:p>1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59]+1" office:value-type="float" office:value="16" calcext:value-type="float">
            <text:p>16</text:p>
          </table:table-cell>
          <table:table-cell table:formula="of:=[.B159]" office:value-type="float" office:value="2" calcext:value-type="float">
            <text:p>2</text:p>
          </table:table-cell>
          <table:table-cell office:value-type="float" office:value="137.58681088" calcext:value-type="float">
            <text:p>137.58681088</text:p>
          </table:table-cell>
          <table:table-cell office:value-type="float" office:value="27.47181696" calcext:value-type="float">
            <text:p>27.4718169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60]+1" office:value-type="float" office:value="16" calcext:value-type="float">
            <text:p>16</text:p>
          </table:table-cell>
          <table:table-cell table:formula="of:=[.B160]" office:value-type="float" office:value="3" calcext:value-type="float">
            <text:p>3</text:p>
          </table:table-cell>
          <table:table-cell office:value-type="float" office:value="121.713541504" calcext:value-type="float">
            <text:p>121.713541504</text:p>
          </table:table-cell>
          <table:table-cell office:value-type="float" office:value="27.50381472" calcext:value-type="float">
            <text:p>27.50381472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61]+1" office:value-type="float" office:value="16" calcext:value-type="float">
            <text:p>16</text:p>
          </table:table-cell>
          <table:table-cell table:formula="of:=[.B161]" office:value-type="float" office:value="4" calcext:value-type="float">
            <text:p>4</text:p>
          </table:table-cell>
          <table:table-cell office:value-type="float" office:value="138.02839424" calcext:value-type="float">
            <text:p>138.02839424</text:p>
          </table:table-cell>
          <table:table-cell office:value-type="float" office:value="33.6601728" calcext:value-type="float">
            <text:p>33.6601728</text:p>
          </table:table-cell>
          <table:table-cell office:value-type="float" office:value="136" calcext:value-type="float">
            <text:p>1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62]+1" office:value-type="float" office:value="16" calcext:value-type="float">
            <text:p>16</text:p>
          </table:table-cell>
          <table:table-cell table:formula="of:=[.B162]" office:value-type="float" office:value="5" calcext:value-type="float">
            <text:p>5</text:p>
          </table:table-cell>
          <table:table-cell office:value-type="float" office:value="161.51682304" calcext:value-type="float">
            <text:p>161.51682304</text:p>
          </table:table-cell>
          <table:table-cell office:value-type="float" office:value="30.2459808" calcext:value-type="float">
            <text:p>30.2459808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63]+1" office:value-type="float" office:value="16" calcext:value-type="float">
            <text:p>16</text:p>
          </table:table-cell>
          <table:table-cell table:formula="of:=[.B163]" office:value-type="float" office:value="6" calcext:value-type="float">
            <text:p>6</text:p>
          </table:table-cell>
          <table:table-cell office:value-type="float" office:value="151.34955264" calcext:value-type="float">
            <text:p>151.34955264</text:p>
          </table:table-cell>
          <table:table-cell office:value-type="float" office:value="160.4497824" calcext:value-type="float">
            <text:p>160.449782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64]+1" office:value-type="float" office:value="16" calcext:value-type="float">
            <text:p>16</text:p>
          </table:table-cell>
          <table:table-cell table:formula="of:=[.B164]" office:value-type="float" office:value="7" calcext:value-type="float">
            <text:p>7</text:p>
          </table:table-cell>
          <table:table-cell office:value-type="float" office:value="133.911917696" calcext:value-type="float">
            <text:p>133.911917696</text:p>
          </table:table-cell>
          <table:table-cell office:value-type="float" office:value="173.1238368" calcext:value-type="float">
            <text:p>173.1238368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165]+1" office:value-type="float" office:value="16" calcext:value-type="float">
            <text:p>16</text:p>
          </table:table-cell>
          <table:table-cell table:formula="of:=[.B165]" office:value-type="float" office:value="8" calcext:value-type="float">
            <text:p>8</text:p>
          </table:table-cell>
          <table:table-cell office:value-type="float" office:value="126.519776128" calcext:value-type="float">
            <text:p>126.519776128</text:p>
          </table:table-cell>
          <table:table-cell office:value-type="float" office:value="173.63232384" calcext:value-type="float">
            <text:p>173.63232384</text:p>
          </table:table-cell>
          <table:table-cell office:value-type="float" office:value="126" calcext:value-type="float">
            <text:p>12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66]+1" office:value-type="float" office:value="16" calcext:value-type="float">
            <text:p>16</text:p>
          </table:table-cell>
          <table:table-cell table:formula="of:=[.B166]" office:value-type="float" office:value="9" calcext:value-type="float">
            <text:p>9</text:p>
          </table:table-cell>
          <table:table-cell office:value-type="float" office:value="109.41619456" calcext:value-type="float">
            <text:p>109.41619456</text:p>
          </table:table-cell>
          <table:table-cell office:value-type="float" office:value="161.94260832" calcext:value-type="float">
            <text:p>161.94260832</text:p>
          </table:table-cell>
          <table:table-cell office:value-type="float" office:value="107" calcext:value-type="float">
            <text:p>10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67]+1" office:value-type="float" office:value="16" calcext:value-type="float">
            <text:p>16</text:p>
          </table:table-cell>
          <table:table-cell table:formula="of:=[.B167]" office:value-type="float" office:value="10" calcext:value-type="float">
            <text:p>10</text:p>
          </table:table-cell>
          <table:table-cell office:value-type="float" office:value="93.47981312" calcext:value-type="float">
            <text:p>93.47981312</text:p>
          </table:table-cell>
          <table:table-cell office:value-type="float" office:value="30.9482688" calcext:value-type="float">
            <text:p>30.9482688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68]+1" office:value-type="float" office:value="16" calcext:value-type="float">
            <text:p>16</text:p>
          </table:table-cell>
          <table:table-cell table:formula="of:=[.B168]" office:value-type="float" office:value="11" calcext:value-type="float">
            <text:p>11</text:p>
          </table:table-cell>
          <table:table-cell office:value-type="float" office:value="121.47614144" calcext:value-type="float">
            <text:p>121.47614144</text:p>
          </table:table-cell>
          <table:table-cell office:value-type="float" office:value="33.7055712" calcext:value-type="float">
            <text:p>33.7055712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69]+1" office:value-type="float" office:value="17" calcext:value-type="float">
            <text:p>17</text:p>
          </table:table-cell>
          <table:table-cell table:formula="of:=[.B169]" office:value-type="float" office:value="1" calcext:value-type="float">
            <text:p>1</text:p>
          </table:table-cell>
          <table:table-cell office:value-type="float" office:value="130.759396352" calcext:value-type="float">
            <text:p>130.759396352</text:p>
          </table:table-cell>
          <table:table-cell office:value-type="float" office:value="29.3445504" calcext:value-type="float">
            <text:p>29.34455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70]+1" office:value-type="float" office:value="17" calcext:value-type="float">
            <text:p>17</text:p>
          </table:table-cell>
          <table:table-cell table:formula="of:=[.B170]" office:value-type="float" office:value="2" calcext:value-type="float">
            <text:p>2</text:p>
          </table:table-cell>
          <table:table-cell office:value-type="float" office:value="138.34994432" calcext:value-type="float">
            <text:p>138.34994432</text:p>
          </table:table-cell>
          <table:table-cell office:value-type="float" office:value="17.721552" calcext:value-type="float">
            <text:p>17.721552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71]+1" office:value-type="float" office:value="17" calcext:value-type="float">
            <text:p>17</text:p>
          </table:table-cell>
          <table:table-cell table:formula="of:=[.B171]" office:value-type="float" office:value="3" calcext:value-type="float">
            <text:p>3</text:p>
          </table:table-cell>
          <table:table-cell office:value-type="float" office:value="121.760035456" calcext:value-type="float">
            <text:p>121.760035456</text:p>
          </table:table-cell>
          <table:table-cell office:value-type="float" office:value="17.9244576" calcext:value-type="float">
            <text:p>17.9244576</text:p>
          </table:table-cell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72]+1" office:value-type="float" office:value="17" calcext:value-type="float">
            <text:p>17</text:p>
          </table:table-cell>
          <table:table-cell table:formula="of:=[.B172]" office:value-type="float" office:value="4" calcext:value-type="float">
            <text:p>4</text:p>
          </table:table-cell>
          <table:table-cell office:value-type="float" office:value="138.59979264" calcext:value-type="float">
            <text:p>138.59979264</text:p>
          </table:table-cell>
          <table:table-cell office:value-type="float" office:value="24.13544064" calcext:value-type="float">
            <text:p>24.13544064</text:p>
          </table:table-cell>
          <table:table-cell office:value-type="float" office:value="139" calcext:value-type="float">
            <text:p>1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73]+1" office:value-type="float" office:value="17" calcext:value-type="float">
            <text:p>17</text:p>
          </table:table-cell>
          <table:table-cell table:formula="of:=[.B173]" office:value-type="float" office:value="5" calcext:value-type="float">
            <text:p>5</text:p>
          </table:table-cell>
          <table:table-cell office:value-type="float" office:value="163.45350656" calcext:value-type="float">
            <text:p>163.45350656</text:p>
          </table:table-cell>
          <table:table-cell office:value-type="float" office:value="20.7017328" calcext:value-type="float">
            <text:p>20.7017328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74]+1" office:value-type="float" office:value="17" calcext:value-type="float">
            <text:p>17</text:p>
          </table:table-cell>
          <table:table-cell table:formula="of:=[.B174]" office:value-type="float" office:value="6" calcext:value-type="float">
            <text:p>6</text:p>
          </table:table-cell>
          <table:table-cell office:value-type="float" office:value="152.72250752" calcext:value-type="float">
            <text:p>152.72250752</text:p>
          </table:table-cell>
          <table:table-cell office:value-type="float" office:value="154.99356096" calcext:value-type="float">
            <text:p>154.99356096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75]+1" office:value-type="float" office:value="17" calcext:value-type="float">
            <text:p>17</text:p>
          </table:table-cell>
          <table:table-cell table:formula="of:=[.B175]" office:value-type="float" office:value="7" calcext:value-type="float">
            <text:p>7</text:p>
          </table:table-cell>
          <table:table-cell office:value-type="float" office:value="135.776371968" calcext:value-type="float">
            <text:p>135.776371968</text:p>
          </table:table-cell>
          <table:table-cell office:value-type="float" office:value="167.9110224" calcext:value-type="float">
            <text:p>167.9110224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76]+1" office:value-type="float" office:value="17" calcext:value-type="float">
            <text:p>17</text:p>
          </table:table-cell>
          <table:table-cell table:formula="of:=[.B176]" office:value-type="float" office:value="8" calcext:value-type="float">
            <text:p>8</text:p>
          </table:table-cell>
          <table:table-cell office:value-type="float" office:value="129.632257408" calcext:value-type="float">
            <text:p>129.632257408</text:p>
          </table:table-cell>
          <table:table-cell office:value-type="float" office:value="168.06044736" calcext:value-type="float">
            <text:p>168.06044736</text:p>
          </table:table-cell>
          <table:table-cell office:value-type="float" office:value="132" calcext:value-type="float">
            <text:p>13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77]+1" office:value-type="float" office:value="17" calcext:value-type="float">
            <text:p>17</text:p>
          </table:table-cell>
          <table:table-cell table:formula="of:=[.B177]" office:value-type="float" office:value="9" calcext:value-type="float">
            <text:p>9</text:p>
          </table:table-cell>
          <table:table-cell office:value-type="float" office:value="111.2862208" calcext:value-type="float">
            <text:p>111.2862208</text:p>
          </table:table-cell>
          <table:table-cell office:value-type="float" office:value="156.7843584" calcext:value-type="float">
            <text:p>156.7843584</text:p>
          </table:table-cell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78]+1" office:value-type="float" office:value="17" calcext:value-type="float">
            <text:p>17</text:p>
          </table:table-cell>
          <table:table-cell table:formula="of:=[.B178]" office:value-type="float" office:value="10" calcext:value-type="float">
            <text:p>10</text:p>
          </table:table-cell>
          <table:table-cell office:value-type="float" office:value="92.39415296" calcext:value-type="float">
            <text:p>92.39415296</text:p>
          </table:table-cell>
          <table:table-cell office:value-type="float" office:value="23.7431136" calcext:value-type="float">
            <text:p>23.7431136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79]+1" office:value-type="float" office:value="17" calcext:value-type="float">
            <text:p>17</text:p>
          </table:table-cell>
          <table:table-cell table:formula="of:=[.B179]" office:value-type="float" office:value="11" calcext:value-type="float">
            <text:p>11</text:p>
          </table:table-cell>
          <table:table-cell office:value-type="float" office:value="121.42102656" calcext:value-type="float">
            <text:p>121.42102656</text:p>
          </table:table-cell>
          <table:table-cell office:value-type="float" office:value="24.4674624" calcext:value-type="float">
            <text:p>24.4674624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80]+1" office:value-type="float" office:value="18" calcext:value-type="float">
            <text:p>18</text:p>
          </table:table-cell>
          <table:table-cell table:formula="of:=[.B180]" office:value-type="float" office:value="1" calcext:value-type="float">
            <text:p>1</text:p>
          </table:table-cell>
          <table:table-cell office:value-type="float" office:value="126.629889024" calcext:value-type="float">
            <text:p>126.629889024</text:p>
          </table:table-cell>
          <table:table-cell office:value-type="float" office:value="23.6369136" calcext:value-type="float">
            <text:p>23.6369136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81]+1" office:value-type="float" office:value="18" calcext:value-type="float">
            <text:p>18</text:p>
          </table:table-cell>
          <table:table-cell table:formula="of:=[.B181]" office:value-type="float" office:value="2" calcext:value-type="float">
            <text:p>2</text:p>
          </table:table-cell>
          <table:table-cell office:value-type="float" office:value="134.35830144" calcext:value-type="float">
            <text:p>134.35830144</text:p>
          </table:table-cell>
          <table:table-cell office:value-type="float" office:value="12.58620096" calcext:value-type="float">
            <text:p>12.58620096</text:p>
          </table:table-cell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82]+1" office:value-type="float" office:value="18" calcext:value-type="float">
            <text:p>18</text:p>
          </table:table-cell>
          <table:table-cell table:formula="of:=[.B182]" office:value-type="float" office:value="3" calcext:value-type="float">
            <text:p>3</text:p>
          </table:table-cell>
          <table:table-cell office:value-type="float" office:value="118.41584256" calcext:value-type="float">
            <text:p>118.41584256</text:p>
          </table:table-cell>
          <table:table-cell office:value-type="float" office:value="13.0477584" calcext:value-type="float">
            <text:p>13.0477584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83]+1" office:value-type="float" office:value="18" calcext:value-type="float">
            <text:p>18</text:p>
          </table:table-cell>
          <table:table-cell table:formula="of:=[.B183]" office:value-type="float" office:value="4" calcext:value-type="float">
            <text:p>4</text:p>
          </table:table-cell>
          <table:table-cell office:value-type="float" office:value="134.78097536" calcext:value-type="float">
            <text:p>134.78097536</text:p>
          </table:table-cell>
          <table:table-cell office:value-type="float" office:value="18.5935008" calcext:value-type="float">
            <text:p>18.5935008</text:p>
          </table:table-cell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84]+1" office:value-type="float" office:value="18" calcext:value-type="float">
            <text:p>18</text:p>
          </table:table-cell>
          <table:table-cell table:formula="of:=[.B184]" office:value-type="float" office:value="5" calcext:value-type="float">
            <text:p>5</text:p>
          </table:table-cell>
          <table:table-cell office:value-type="float" office:value="159.9763584" calcext:value-type="float">
            <text:p>159.9763584</text:p>
          </table:table-cell>
          <table:table-cell office:value-type="float" office:value="15.8932896" calcext:value-type="float">
            <text:p>15.8932896</text:p>
          </table:table-cell>
          <table:table-cell office:value-type="float" office:value="159" calcext:value-type="float">
            <text:p>1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85]+1" office:value-type="float" office:value="18" calcext:value-type="float">
            <text:p>18</text:p>
          </table:table-cell>
          <table:table-cell table:formula="of:=[.B185]" office:value-type="float" office:value="6" calcext:value-type="float">
            <text:p>6</text:p>
          </table:table-cell>
          <table:table-cell office:value-type="float" office:value="149.68148864" calcext:value-type="float">
            <text:p>149.68148864</text:p>
          </table:table-cell>
          <table:table-cell office:value-type="float" office:value="150.0073296" calcext:value-type="float">
            <text:p>150.0073296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186]+1" office:value-type="float" office:value="18" calcext:value-type="float">
            <text:p>18</text:p>
          </table:table-cell>
          <table:table-cell table:formula="of:=[.B186]" office:value-type="float" office:value="7" calcext:value-type="float">
            <text:p>7</text:p>
          </table:table-cell>
          <table:table-cell office:value-type="float" office:value="132.31551936" calcext:value-type="float">
            <text:p>132.31551936</text:p>
          </table:table-cell>
          <table:table-cell office:value-type="float" office:value="162.98674944" calcext:value-type="float">
            <text:p>162.98674944</text:p>
          </table:table-cell>
          <table:table-cell office:value-type="float" office:value="131" calcext:value-type="float">
            <text:p>13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87]+1" office:value-type="float" office:value="18" calcext:value-type="float">
            <text:p>18</text:p>
          </table:table-cell>
          <table:table-cell table:formula="of:=[.B187]" office:value-type="float" office:value="8" calcext:value-type="float">
            <text:p>8</text:p>
          </table:table-cell>
          <table:table-cell office:value-type="float" office:value="125.577565696" calcext:value-type="float">
            <text:p>125.577565696</text:p>
          </table:table-cell>
          <table:table-cell office:value-type="float" office:value="163.15032576" calcext:value-type="float">
            <text:p>163.15032576</text:p>
          </table:table-cell>
          <table:table-cell office:value-type="float" office:value="126" calcext:value-type="float">
            <text:p>12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88]+1" office:value-type="float" office:value="18" calcext:value-type="float">
            <text:p>18</text:p>
          </table:table-cell>
          <table:table-cell table:formula="of:=[.B188]" office:value-type="float" office:value="9" calcext:value-type="float">
            <text:p>9</text:p>
          </table:table-cell>
          <table:table-cell office:value-type="float" office:value="107.0788736" calcext:value-type="float">
            <text:p>107.0788736</text:p>
          </table:table-cell>
          <table:table-cell office:value-type="float" office:value="151.12593312" calcext:value-type="float">
            <text:p>151.12593312</text:p>
          </table:table-cell>
          <table:table-cell office:value-type="float" office:value="105" calcext:value-type="float">
            <text:p>10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189]+1" office:value-type="float" office:value="18" calcext:value-type="float">
            <text:p>18</text:p>
          </table:table-cell>
          <table:table-cell table:formula="of:=[.B189]" office:value-type="float" office:value="10" calcext:value-type="float">
            <text:p>10</text:p>
          </table:table-cell>
          <table:table-cell office:value-type="float" office:value="88.81399936" calcext:value-type="float">
            <text:p>88.81399936</text:p>
          </table:table-cell>
          <table:table-cell office:value-type="float" office:value="18.3875904" calcext:value-type="float">
            <text:p>18.3875904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90]+1" office:value-type="float" office:value="18" calcext:value-type="float">
            <text:p>18</text:p>
          </table:table-cell>
          <table:table-cell table:formula="of:=[.B190]" office:value-type="float" office:value="11" calcext:value-type="float">
            <text:p>11</text:p>
          </table:table-cell>
          <table:table-cell office:value-type="float" office:value="118.0363328" calcext:value-type="float">
            <text:p>118.0363328</text:p>
          </table:table-cell>
          <table:table-cell office:value-type="float" office:value="19.325568" calcext:value-type="float">
            <text:p>19.325568</text:p>
          </table:table-cell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91]+1" office:value-type="float" office:value="19" calcext:value-type="float">
            <text:p>19</text:p>
          </table:table-cell>
          <table:table-cell table:formula="of:=[.B191]" office:value-type="float" office:value="1" calcext:value-type="float">
            <text:p>1</text:p>
          </table:table-cell>
          <table:table-cell office:value-type="float" office:value="140.18674368" calcext:value-type="float">
            <text:p>140.18674368</text:p>
          </table:table-cell>
          <table:table-cell office:value-type="float" office:value="21.64381056" calcext:value-type="float">
            <text:p>21.64381056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92]+1" office:value-type="float" office:value="19" calcext:value-type="float">
            <text:p>19</text:p>
          </table:table-cell>
          <table:table-cell table:formula="of:=[.B192]" office:value-type="float" office:value="2" calcext:value-type="float">
            <text:p>2</text:p>
          </table:table-cell>
          <table:table-cell office:value-type="float" office:value="146.71394304" calcext:value-type="float">
            <text:p>146.71394304</text:p>
          </table:table-cell>
          <table:table-cell office:value-type="float" office:value="10.550832" calcext:value-type="float">
            <text:p>10.550832</text:p>
          </table:table-cell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93]+1" office:value-type="float" office:value="19" calcext:value-type="float">
            <text:p>19</text:p>
          </table:table-cell>
          <table:table-cell table:formula="of:=[.B193]" office:value-type="float" office:value="3" calcext:value-type="float">
            <text:p>3</text:p>
          </table:table-cell>
          <table:table-cell office:value-type="float" office:value="130.712806016" calcext:value-type="float">
            <text:p>130.712806016</text:p>
          </table:table-cell>
          <table:table-cell office:value-type="float" office:value="11.1770208" calcext:value-type="float">
            <text:p>11.1770208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94]+1" office:value-type="float" office:value="19" calcext:value-type="float">
            <text:p>19</text:p>
          </table:table-cell>
          <table:table-cell table:formula="of:=[.B194]" office:value-type="float" office:value="4" calcext:value-type="float">
            <text:p>4</text:p>
          </table:table-cell>
          <table:table-cell office:value-type="float" office:value="147.73847552" calcext:value-type="float">
            <text:p>147.73847552</text:p>
          </table:table-cell>
          <table:table-cell office:value-type="float" office:value="16.7367552" calcext:value-type="float">
            <text:p>16.7367552</text:p>
          </table:table-cell>
          <table:table-cell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95]+1" office:value-type="float" office:value="19" calcext:value-type="float">
            <text:p>19</text:p>
          </table:table-cell>
          <table:table-cell table:formula="of:=[.B195]" office:value-type="float" office:value="5" calcext:value-type="float">
            <text:p>5</text:p>
          </table:table-cell>
          <table:table-cell office:value-type="float" office:value="173.26383616" calcext:value-type="float">
            <text:p>173.26383616</text:p>
          </table:table-cell>
          <table:table-cell office:value-type="float" office:value="14.2268928" calcext:value-type="float">
            <text:p>14.2268928</text:p>
          </table:table-cell>
          <table:table-cell office:value-type="float" office:value="172" calcext:value-type="float">
            <text:p>1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96]+1" office:value-type="float" office:value="19" calcext:value-type="float">
            <text:p>19</text:p>
          </table:table-cell>
          <table:table-cell table:formula="of:=[.B196]" office:value-type="float" office:value="6" calcext:value-type="float">
            <text:p>6</text:p>
          </table:table-cell>
          <table:table-cell office:value-type="float" office:value="161.32737024" calcext:value-type="float">
            <text:p>161.32737024</text:p>
          </table:table-cell>
          <table:table-cell office:value-type="float" office:value="149.704992" calcext:value-type="float">
            <text:p>149.704992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197]+1" office:value-type="float" office:value="19" calcext:value-type="float">
            <text:p>19</text:p>
          </table:table-cell>
          <table:table-cell table:formula="of:=[.B197]" office:value-type="float" office:value="7" calcext:value-type="float">
            <text:p>7</text:p>
          </table:table-cell>
          <table:table-cell office:value-type="float" office:value="144.33760256" calcext:value-type="float">
            <text:p>144.33760256</text:p>
          </table:table-cell>
          <table:table-cell office:value-type="float" office:value="162.9871872" calcext:value-type="float">
            <text:p>162.9871872</text:p>
          </table:table-cell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98]+1" office:value-type="float" office:value="19" calcext:value-type="float">
            <text:p>19</text:p>
          </table:table-cell>
          <table:table-cell table:formula="of:=[.B198]" office:value-type="float" office:value="8" calcext:value-type="float">
            <text:p>8</text:p>
          </table:table-cell>
          <table:table-cell office:value-type="float" office:value="137.70542976" calcext:value-type="float">
            <text:p>137.70542976</text:p>
          </table:table-cell>
          <table:table-cell office:value-type="float" office:value="162.738384" calcext:value-type="float">
            <text:p>162.738384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99]+1" office:value-type="float" office:value="19" calcext:value-type="float">
            <text:p>19</text:p>
          </table:table-cell>
          <table:table-cell table:formula="of:=[.B199]" office:value-type="float" office:value="9" calcext:value-type="float">
            <text:p>9</text:p>
          </table:table-cell>
          <table:table-cell office:value-type="float" office:value="119.36979008" calcext:value-type="float">
            <text:p>119.36979008</text:p>
          </table:table-cell>
          <table:table-cell office:value-type="float" office:value="150.64342656" calcext:value-type="float">
            <text:p>150.64342656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200]+1" office:value-type="float" office:value="19" calcext:value-type="float">
            <text:p>19</text:p>
          </table:table-cell>
          <table:table-cell table:formula="of:=[.B200]" office:value-type="float" office:value="10" calcext:value-type="float">
            <text:p>10</text:p>
          </table:table-cell>
          <table:table-cell office:value-type="float" office:value="101.27939072" calcext:value-type="float">
            <text:p>101.27939072</text:p>
          </table:table-cell>
          <table:table-cell office:value-type="float" office:value="16.227504" calcext:value-type="float">
            <text:p>16.22750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01]+1" office:value-type="float" office:value="19" calcext:value-type="float">
            <text:p>19</text:p>
          </table:table-cell>
          <table:table-cell table:formula="of:=[.B201]" office:value-type="float" office:value="11" calcext:value-type="float">
            <text:p>11</text:p>
          </table:table-cell>
          <table:table-cell office:value-type="float" office:value="130.59674752" calcext:value-type="float">
            <text:p>130.59674752</text:p>
          </table:table-cell>
          <table:table-cell office:value-type="float" office:value="16.8482784" calcext:value-type="float">
            <text:p>16.8482784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02]+1" office:value-type="float" office:value="20" calcext:value-type="float">
            <text:p>20</text:p>
          </table:table-cell>
          <table:table-cell table:formula="of:=[.B202]" office:value-type="float" office:value="1" calcext:value-type="float">
            <text:p>1</text:p>
          </table:table-cell>
          <table:table-cell office:value-type="float" office:value="109.26034688" calcext:value-type="float">
            <text:p>109.26034688</text:p>
          </table:table-cell>
          <table:table-cell office:value-type="float" office:value="28.3011936" calcext:value-type="float">
            <text:p>28.3011936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03]+1" office:value-type="float" office:value="20" calcext:value-type="float">
            <text:p>20</text:p>
          </table:table-cell>
          <table:table-cell table:formula="of:=[.B203]" office:value-type="float" office:value="2" calcext:value-type="float">
            <text:p>2</text:p>
          </table:table-cell>
          <table:table-cell office:value-type="float" office:value="116.48140672" calcext:value-type="float">
            <text:p>116.48140672</text:p>
          </table:table-cell>
          <table:table-cell office:value-type="float" office:value="16.77799968" calcext:value-type="float">
            <text:p>16.77799968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04]+1" office:value-type="float" office:value="20" calcext:value-type="float">
            <text:p>20</text:p>
          </table:table-cell>
          <table:table-cell table:formula="of:=[.B204]" office:value-type="float" office:value="3" calcext:value-type="float">
            <text:p>3</text:p>
          </table:table-cell>
          <table:table-cell office:value-type="float" office:value="100.66276608" calcext:value-type="float">
            <text:p>100.66276608</text:p>
          </table:table-cell>
          <table:table-cell office:value-type="float" office:value="17.3326608" calcext:value-type="float">
            <text:p>17.3326608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05]+1" office:value-type="float" office:value="20" calcext:value-type="float">
            <text:p>20</text:p>
          </table:table-cell>
          <table:table-cell table:formula="of:=[.B205]" office:value-type="float" office:value="4" calcext:value-type="float">
            <text:p>4</text:p>
          </table:table-cell>
          <table:table-cell office:value-type="float" office:value="117.696416" calcext:value-type="float">
            <text:p>117.696416</text:p>
          </table:table-cell>
          <table:table-cell office:value-type="float" office:value="23.8108224" calcext:value-type="float">
            <text:p>23.8108224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06]+1" office:value-type="float" office:value="20" calcext:value-type="float">
            <text:p>20</text:p>
          </table:table-cell>
          <table:table-cell table:formula="of:=[.B206]" office:value-type="float" office:value="5" calcext:value-type="float">
            <text:p>5</text:p>
          </table:table-cell>
          <table:table-cell office:value-type="float" office:value="144.19025024" calcext:value-type="float">
            <text:p>144.19025024</text:p>
          </table:table-cell>
          <table:table-cell office:value-type="float" office:value="20.8383168" calcext:value-type="float">
            <text:p>20.8383168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207]+1" office:value-type="float" office:value="20" calcext:value-type="float">
            <text:p>20</text:p>
          </table:table-cell>
          <table:table-cell table:formula="of:=[.B207]" office:value-type="float" office:value="6" calcext:value-type="float">
            <text:p>6</text:p>
          </table:table-cell>
          <table:table-cell office:value-type="float" office:value="132.788723968" calcext:value-type="float">
            <text:p>132.788723968</text:p>
          </table:table-cell>
          <table:table-cell office:value-type="float" office:value="159.38271936" calcext:value-type="float">
            <text:p>159.38271936</text:p>
          </table:table-cell>
          <table:table-cell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208]+1" office:value-type="float" office:value="20" calcext:value-type="float">
            <text:p>20</text:p>
          </table:table-cell>
          <table:table-cell table:formula="of:=[.B208]" office:value-type="float" office:value="7" calcext:value-type="float">
            <text:p>7</text:p>
          </table:table-cell>
          <table:table-cell office:value-type="float" office:value="113.294372608" calcext:value-type="float">
            <text:p>113.294372608</text:p>
          </table:table-cell>
          <table:table-cell office:value-type="float" office:value="173.2644" calcext:value-type="float">
            <text:p>173.2644</text:p>
          </table:table-cell>
          <table:table-cell office:value-type="float" office:value="114" calcext:value-type="float">
            <text:p>11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09]+1" office:value-type="float" office:value="20" calcext:value-type="float">
            <text:p>20</text:p>
          </table:table-cell>
          <table:table-cell table:formula="of:=[.B209]" office:value-type="float" office:value="8" calcext:value-type="float">
            <text:p>8</text:p>
          </table:table-cell>
          <table:table-cell office:value-type="float" office:value="105.78185088" calcext:value-type="float">
            <text:p>105.78185088</text:p>
          </table:table-cell>
          <table:table-cell office:value-type="float" office:value="173.8038048" calcext:value-type="float">
            <text:p>173.8038048</text:p>
          </table:table-cell>
          <table:table-cell office:value-type="float" office:value="108" calcext:value-type="float">
            <text:p>10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10]+1" office:value-type="float" office:value="20" calcext:value-type="float">
            <text:p>20</text:p>
          </table:table-cell>
          <table:table-cell table:formula="of:=[.B210]" office:value-type="float" office:value="9" calcext:value-type="float">
            <text:p>9</text:p>
          </table:table-cell>
          <table:table-cell office:value-type="float" office:value="87.99978624" calcext:value-type="float">
            <text:p>87.99978624</text:p>
          </table:table-cell>
          <table:table-cell office:value-type="float" office:value="160.6819776" calcext:value-type="float">
            <text:p>160.6819776</text:p>
          </table:table-cell>
          <table:table-cell office:value-type="float" office:value="89" calcext:value-type="float">
            <text:p>8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11]+1" office:value-type="float" office:value="20" calcext:value-type="float">
            <text:p>20</text:p>
          </table:table-cell>
          <table:table-cell table:formula="of:=[.B211]" office:value-type="float" office:value="10" calcext:value-type="float">
            <text:p>10</text:p>
          </table:table-cell>
          <table:table-cell office:value-type="float" office:value="70.1307264" calcext:value-type="float">
            <text:p>70.1307264</text:p>
          </table:table-cell>
          <table:table-cell office:value-type="float" office:value="22.3690224" calcext:value-type="float">
            <text:p>22.3690224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12]+1" office:value-type="float" office:value="20" calcext:value-type="float">
            <text:p>20</text:p>
          </table:table-cell>
          <table:table-cell table:formula="of:=[.B212]" office:value-type="float" office:value="11" calcext:value-type="float">
            <text:p>11</text:p>
          </table:table-cell>
          <table:table-cell office:value-type="float" office:value="99.36212864" calcext:value-type="float">
            <text:p>99.36212864</text:p>
          </table:table-cell>
          <table:table-cell office:value-type="float" office:value="23.1168192" calcext:value-type="float">
            <text:p>23.116819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13]+1" office:value-type="float" office:value="21" calcext:value-type="float">
            <text:p>21</text:p>
          </table:table-cell>
          <table:table-cell table:formula="of:=[.B213]" office:value-type="float" office:value="1" calcext:value-type="float">
            <text:p>1</text:p>
          </table:table-cell>
          <table:table-cell office:value-type="float" office:value="139.83749248" calcext:value-type="float">
            <text:p>139.83749248</text:p>
          </table:table-cell>
          <table:table-cell office:value-type="float" office:value="21.7609536" calcext:value-type="float">
            <text:p>21.7609536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214]+1" office:value-type="float" office:value="21" calcext:value-type="float">
            <text:p>21</text:p>
          </table:table-cell>
          <table:table-cell table:formula="of:=[.B214]" office:value-type="float" office:value="2" calcext:value-type="float">
            <text:p>2</text:p>
          </table:table-cell>
          <table:table-cell office:value-type="float" office:value="147.25791744" calcext:value-type="float">
            <text:p>147.25791744</text:p>
          </table:table-cell>
          <table:table-cell office:value-type="float" office:value="10.2998544" calcext:value-type="float">
            <text:p>10.2998544</text:p>
          </table:table-cell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215]+1" office:value-type="float" office:value="21" calcext:value-type="float">
            <text:p>21</text:p>
          </table:table-cell>
          <table:table-cell table:formula="of:=[.B215]" office:value-type="float" office:value="3" calcext:value-type="float">
            <text:p>3</text:p>
          </table:table-cell>
          <table:table-cell office:value-type="float" office:value="130.515456" calcext:value-type="float">
            <text:p>130.515456</text:p>
          </table:table-cell>
          <table:table-cell office:value-type="float" office:value="10.91115168" calcext:value-type="float">
            <text:p>10.91115168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216]+1" office:value-type="float" office:value="21" calcext:value-type="float">
            <text:p>21</text:p>
          </table:table-cell>
          <table:table-cell table:formula="of:=[.B216]" office:value-type="float" office:value="4" calcext:value-type="float">
            <text:p>4</text:p>
          </table:table-cell>
          <table:table-cell office:value-type="float" office:value="148.4910528" calcext:value-type="float">
            <text:p>148.4910528</text:p>
          </table:table-cell>
          <table:table-cell office:value-type="float" office:value="16.8119904" calcext:value-type="float">
            <text:p>16.8119904</text:p>
          </table:table-cell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17]+1" office:value-type="float" office:value="21" calcext:value-type="float">
            <text:p>21</text:p>
          </table:table-cell>
          <table:table-cell table:formula="of:=[.B217]" office:value-type="float" office:value="5" calcext:value-type="float">
            <text:p>5</text:p>
          </table:table-cell>
          <table:table-cell office:value-type="float" office:value="175.204224" calcext:value-type="float">
            <text:p>175.204224</text:p>
          </table:table-cell>
          <table:table-cell office:value-type="float" office:value="13.8828624" calcext:value-type="float">
            <text:p>13.8828624</text:p>
          </table:table-cell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18]+1" office:value-type="float" office:value="21" calcext:value-type="float">
            <text:p>21</text:p>
          </table:table-cell>
          <table:table-cell table:formula="of:=[.B218]" office:value-type="float" office:value="6" calcext:value-type="float">
            <text:p>6</text:p>
          </table:table-cell>
          <table:table-cell office:value-type="float" office:value="163.6609024" calcext:value-type="float">
            <text:p>163.6609024</text:p>
          </table:table-cell>
          <table:table-cell office:value-type="float" office:value="154.1733408" calcext:value-type="float">
            <text:p>154.1733408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219]+1" office:value-type="float" office:value="21" calcext:value-type="float">
            <text:p>21</text:p>
          </table:table-cell>
          <table:table-cell table:formula="of:=[.B219]" office:value-type="float" office:value="7" calcext:value-type="float">
            <text:p>7</text:p>
          </table:table-cell>
          <table:table-cell office:value-type="float" office:value="146.42522112" calcext:value-type="float">
            <text:p>146.42522112</text:p>
          </table:table-cell>
          <table:table-cell office:value-type="float" office:value="168.1559088" calcext:value-type="float">
            <text:p>168.1559088</text:p>
          </table:table-cell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20]+1" office:value-type="float" office:value="21" calcext:value-type="float">
            <text:p>21</text:p>
          </table:table-cell>
          <table:table-cell table:formula="of:=[.B220]" office:value-type="float" office:value="8" calcext:value-type="float">
            <text:p>8</text:p>
          </table:table-cell>
          <table:table-cell office:value-type="float" office:value="139.0728192" calcext:value-type="float">
            <text:p>139.0728192</text:p>
          </table:table-cell>
          <table:table-cell office:value-type="float" office:value="168.2819232" calcext:value-type="float">
            <text:p>168.2819232</text:p>
          </table:table-cell>
          <table:table-cell office:value-type="float" office:value="141" calcext:value-type="float">
            <text:p>14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21]+1" office:value-type="float" office:value="21" calcext:value-type="float">
            <text:p>21</text:p>
          </table:table-cell>
          <table:table-cell table:formula="of:=[.B221]" office:value-type="float" office:value="9" calcext:value-type="float">
            <text:p>9</text:p>
          </table:table-cell>
          <table:table-cell office:value-type="float" office:value="120.032262784" calcext:value-type="float">
            <text:p>120.032262784</text:p>
          </table:table-cell>
          <table:table-cell office:value-type="float" office:value="156.07056" calcext:value-type="float">
            <text:p>156.07056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222]+1" office:value-type="float" office:value="21" calcext:value-type="float">
            <text:p>21</text:p>
          </table:table-cell>
          <table:table-cell table:formula="of:=[.B222]" office:value-type="float" office:value="10" calcext:value-type="float">
            <text:p>10</text:p>
          </table:table-cell>
          <table:table-cell office:value-type="float" office:value="99.83602688" calcext:value-type="float">
            <text:p>99.83602688</text:p>
          </table:table-cell>
          <table:table-cell office:value-type="float" office:value="16.52085696" calcext:value-type="float">
            <text:p>16.52085696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23]+1" office:value-type="float" office:value="21" calcext:value-type="float">
            <text:p>21</text:p>
          </table:table-cell>
          <table:table-cell table:formula="of:=[.B223]" office:value-type="float" office:value="11" calcext:value-type="float">
            <text:p>11</text:p>
          </table:table-cell>
          <table:table-cell office:value-type="float" office:value="130.692882304" calcext:value-type="float">
            <text:p>130.692882304</text:p>
          </table:table-cell>
          <table:table-cell office:value-type="float" office:value="16.98635136" calcext:value-type="float">
            <text:p>16.98635136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24]+1" office:value-type="float" office:value="22" calcext:value-type="float">
            <text:p>22</text:p>
          </table:table-cell>
          <table:table-cell table:formula="of:=[.B224]" office:value-type="float" office:value="1" calcext:value-type="float">
            <text:p>1</text:p>
          </table:table-cell>
          <table:table-cell office:value-type="float" office:value="121.52195456" calcext:value-type="float">
            <text:p>121.52195456</text:p>
          </table:table-cell>
          <table:table-cell office:value-type="float" office:value="29.3583648" calcext:value-type="float">
            <text:p>29.3583648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25]+1" office:value-type="float" office:value="22" calcext:value-type="float">
            <text:p>22</text:p>
          </table:table-cell>
          <table:table-cell table:formula="of:=[.B225]" office:value-type="float" office:value="2" calcext:value-type="float">
            <text:p>2</text:p>
          </table:table-cell>
          <table:table-cell office:value-type="float" office:value="129.454763392" calcext:value-type="float">
            <text:p>129.454763392</text:p>
          </table:table-cell>
          <table:table-cell office:value-type="float" office:value="17.277648" calcext:value-type="float">
            <text:p>17.277648</text:p>
          </table:table-cell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26]+1" office:value-type="float" office:value="22" calcext:value-type="float">
            <text:p>22</text:p>
          </table:table-cell>
          <table:table-cell table:formula="of:=[.B226]" office:value-type="float" office:value="3" calcext:value-type="float">
            <text:p>3</text:p>
          </table:table-cell>
          <table:table-cell office:value-type="float" office:value="112.0411136" calcext:value-type="float">
            <text:p>112.0411136</text:p>
          </table:table-cell>
          <table:table-cell office:value-type="float" office:value="17.57413056" calcext:value-type="float">
            <text:p>17.5741305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27]+1" office:value-type="float" office:value="22" calcext:value-type="float">
            <text:p>22</text:p>
          </table:table-cell>
          <table:table-cell table:formula="of:=[.B227]" office:value-type="float" office:value="4" calcext:value-type="float">
            <text:p>4</text:p>
          </table:table-cell>
          <table:table-cell office:value-type="float" office:value="128.954456064" calcext:value-type="float">
            <text:p>128.954456064</text:p>
          </table:table-cell>
          <table:table-cell office:value-type="float" office:value="24.13632" calcext:value-type="float">
            <text:p>24.13632</text:p>
          </table:table-cell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28]+1" office:value-type="float" office:value="22" calcext:value-type="float">
            <text:p>22</text:p>
          </table:table-cell>
          <table:table-cell table:formula="of:=[.B228]" office:value-type="float" office:value="5" calcext:value-type="float">
            <text:p>5</text:p>
          </table:table-cell>
          <table:table-cell office:value-type="float" office:value="155.63540608" calcext:value-type="float">
            <text:p>155.63540608</text:p>
          </table:table-cell>
          <table:table-cell office:value-type="float" office:value="20.38068" calcext:value-type="float">
            <text:p>20.38068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29]+1" office:value-type="float" office:value="22" calcext:value-type="float">
            <text:p>22</text:p>
          </table:table-cell>
          <table:table-cell table:formula="of:=[.B229]" office:value-type="float" office:value="6" calcext:value-type="float">
            <text:p>6</text:p>
          </table:table-cell>
          <table:table-cell office:value-type="float" office:value="143.18467328" calcext:value-type="float">
            <text:p>143.18467328</text:p>
          </table:table-cell>
          <table:table-cell office:value-type="float" office:value="157.4254752" calcext:value-type="float">
            <text:p>157.4254752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230]+1" office:value-type="float" office:value="22" calcext:value-type="float">
            <text:p>22</text:p>
          </table:table-cell>
          <table:table-cell table:formula="of:=[.B230]" office:value-type="float" office:value="7" calcext:value-type="float">
            <text:p>7</text:p>
          </table:table-cell>
          <table:table-cell office:value-type="float" office:value="126.062594688" calcext:value-type="float">
            <text:p>126.062594688</text:p>
          </table:table-cell>
          <table:table-cell office:value-type="float" office:value="171.51965376" calcext:value-type="float">
            <text:p>171.51965376</text:p>
          </table:table-cell>
          <table:table-cell office:value-type="float" office:value="126" calcext:value-type="float">
            <text:p>12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31]+1" office:value-type="float" office:value="22" calcext:value-type="float">
            <text:p>22</text:p>
          </table:table-cell>
          <table:table-cell table:formula="of:=[.B231]" office:value-type="float" office:value="8" calcext:value-type="float">
            <text:p>8</text:p>
          </table:table-cell>
          <table:table-cell office:value-type="float" office:value="117.66643328" calcext:value-type="float">
            <text:p>117.66643328</text:p>
          </table:table-cell>
          <table:table-cell office:value-type="float" office:value="170.7839472" calcext:value-type="float">
            <text:p>170.7839472</text:p>
          </table:table-cell>
          <table:table-cell office:value-type="float" office:value="119" calcext:value-type="float">
            <text:p>11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232]+1" office:value-type="float" office:value="22" calcext:value-type="float">
            <text:p>22</text:p>
          </table:table-cell>
          <table:table-cell table:formula="of:=[.B232]" office:value-type="float" office:value="9" calcext:value-type="float">
            <text:p>9</text:p>
          </table:table-cell>
          <table:table-cell office:value-type="float" office:value="99.42222208" calcext:value-type="float">
            <text:p>99.42222208</text:p>
          </table:table-cell>
          <table:table-cell office:value-type="float" office:value="158.3438304" calcext:value-type="float">
            <text:p>158.3438304</text:p>
          </table:table-cell>
          <table:table-cell office:value-type="float" office:value="98" calcext:value-type="float">
            <text:p>9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233]+1" office:value-type="float" office:value="22" calcext:value-type="float">
            <text:p>22</text:p>
          </table:table-cell>
          <table:table-cell table:formula="of:=[.B233]" office:value-type="float" office:value="10" calcext:value-type="float">
            <text:p>10</text:p>
          </table:table-cell>
          <table:table-cell office:value-type="float" office:value="82.2852224" calcext:value-type="float">
            <text:p>82.2852224</text:p>
          </table:table-cell>
          <table:table-cell office:value-type="float" office:value="22.6232256" calcext:value-type="float">
            <text:p>22.6232256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34]+1" office:value-type="float" office:value="22" calcext:value-type="float">
            <text:p>22</text:p>
          </table:table-cell>
          <table:table-cell table:formula="of:=[.B234]" office:value-type="float" office:value="11" calcext:value-type="float">
            <text:p>11</text:p>
          </table:table-cell>
          <table:table-cell office:value-type="float" office:value="111.5578496" calcext:value-type="float">
            <text:p>111.5578496</text:p>
          </table:table-cell>
          <table:table-cell office:value-type="float" office:value="23.7531168" calcext:value-type="float">
            <text:p>23.7531168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35]+1" office:value-type="float" office:value="23" calcext:value-type="float">
            <text:p>23</text:p>
          </table:table-cell>
          <table:table-cell table:formula="of:=[.B235]" office:value-type="float" office:value="1" calcext:value-type="float">
            <text:p>1</text:p>
          </table:table-cell>
          <table:table-cell office:value-type="float" office:value="138.7587872" calcext:value-type="float">
            <text:p>138.7587872</text:p>
          </table:table-cell>
          <table:table-cell office:value-type="float" office:value="46.081272" calcext:value-type="float">
            <text:p>46.081272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36]+1" office:value-type="float" office:value="23" calcext:value-type="float">
            <text:p>23</text:p>
          </table:table-cell>
          <table:table-cell table:formula="of:=[.B236]" office:value-type="float" office:value="2" calcext:value-type="float">
            <text:p>2</text:p>
          </table:table-cell>
          <table:table-cell office:value-type="float" office:value="146.3829312" calcext:value-type="float">
            <text:p>146.3829312</text:p>
          </table:table-cell>
          <table:table-cell office:value-type="float" office:value="35.20487616" calcext:value-type="float">
            <text:p>35.20487616</text:p>
          </table:table-cell>
          <table:table-cell office:value-type="float" office:value="147" calcext:value-type="float">
            <text:p>1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37]+1" office:value-type="float" office:value="23" calcext:value-type="float">
            <text:p>23</text:p>
          </table:table-cell>
          <table:table-cell table:formula="of:=[.B237]" office:value-type="float" office:value="3" calcext:value-type="float">
            <text:p>3</text:p>
          </table:table-cell>
          <table:table-cell office:value-type="float" office:value="131.092439424" calcext:value-type="float">
            <text:p>131.092439424</text:p>
          </table:table-cell>
          <table:table-cell office:value-type="float" office:value="34.7594784" calcext:value-type="float">
            <text:p>34.7594784</text:p>
          </table:table-cell>
          <table:table-cell office:value-type="float" office:value="131" calcext:value-type="float">
            <text:p>1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38]+1" office:value-type="float" office:value="23" calcext:value-type="float">
            <text:p>23</text:p>
          </table:table-cell>
          <table:table-cell table:formula="of:=[.B238]" office:value-type="float" office:value="4" calcext:value-type="float">
            <text:p>4</text:p>
          </table:table-cell>
          <table:table-cell office:value-type="float" office:value="147.08247424" calcext:value-type="float">
            <text:p>147.08247424</text:p>
          </table:table-cell>
          <table:table-cell office:value-type="float" office:value="41.2368384" calcext:value-type="float">
            <text:p>41.2368384</text:p>
          </table:table-cell>
          <table:table-cell office:value-type="float" office:value="146" calcext:value-type="float">
            <text:p>1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239]+1" office:value-type="float" office:value="23" calcext:value-type="float">
            <text:p>23</text:p>
          </table:table-cell>
          <table:table-cell table:formula="of:=[.B239]" office:value-type="float" office:value="5" calcext:value-type="float">
            <text:p>5</text:p>
          </table:table-cell>
          <table:table-cell office:value-type="float" office:value="171.94382464" calcext:value-type="float">
            <text:p>171.94382464</text:p>
          </table:table-cell>
          <table:table-cell office:value-type="float" office:value="38.20133376" calcext:value-type="float">
            <text:p>38.20133376</text:p>
          </table:table-cell>
          <table:table-cell office:value-type="float" office:value="173" calcext:value-type="float">
            <text:p>1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40]+1" office:value-type="float" office:value="23" calcext:value-type="float">
            <text:p>23</text:p>
          </table:table-cell>
          <table:table-cell table:formula="of:=[.B240]" office:value-type="float" office:value="6" calcext:value-type="float">
            <text:p>6</text:p>
          </table:table-cell>
          <table:table-cell office:value-type="float" office:value="157.65962624" calcext:value-type="float">
            <text:p>157.65962624</text:p>
          </table:table-cell>
          <table:table-cell office:value-type="float" office:value="167.735376" calcext:value-type="float">
            <text:p>167.735376</text:p>
          </table:table-cell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41]+1" office:value-type="float" office:value="23" calcext:value-type="float">
            <text:p>23</text:p>
          </table:table-cell>
          <table:table-cell table:formula="of:=[.B241]" office:value-type="float" office:value="7" calcext:value-type="float">
            <text:p>7</text:p>
          </table:table-cell>
          <table:table-cell office:value-type="float" office:value="140.32705664" calcext:value-type="float">
            <text:p>140.32705664</text:p>
          </table:table-cell>
          <table:table-cell office:value-type="float" office:value="180.78038976" calcext:value-type="float">
            <text:p>180.78038976</text:p>
          </table:table-cell>
          <table:table-cell office:value-type="float" office:value="138" calcext:value-type="float">
            <text:p>13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242]+1" office:value-type="float" office:value="23" calcext:value-type="float">
            <text:p>23</text:p>
          </table:table-cell>
          <table:table-cell table:formula="of:=[.B242]" office:value-type="float" office:value="8" calcext:value-type="float">
            <text:p>8</text:p>
          </table:table-cell>
          <table:table-cell office:value-type="float" office:value="132.650504064" calcext:value-type="float">
            <text:p>132.650504064</text:p>
          </table:table-cell>
          <table:table-cell office:value-type="float" office:value="180.8398272" calcext:value-type="float">
            <text:p>180.8398272</text:p>
          </table:table-cell>
          <table:table-cell office:value-type="float" office:value="134" calcext:value-type="float">
            <text:p>13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243]+1" office:value-type="float" office:value="23" calcext:value-type="float">
            <text:p>23</text:p>
          </table:table-cell>
          <table:table-cell table:formula="of:=[.B243]" office:value-type="float" office:value="9" calcext:value-type="float">
            <text:p>9</text:p>
          </table:table-cell>
          <table:table-cell office:value-type="float" office:value="115.95998464" calcext:value-type="float">
            <text:p>115.95998464</text:p>
          </table:table-cell>
          <table:table-cell office:value-type="float" office:value="168.86603136" calcext:value-type="float">
            <text:p>168.86603136</text:p>
          </table:table-cell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44]+1" office:value-type="float" office:value="23" calcext:value-type="float">
            <text:p>23</text:p>
          </table:table-cell>
          <table:table-cell table:formula="of:=[.B244]" office:value-type="float" office:value="10" calcext:value-type="float">
            <text:p>10</text:p>
          </table:table-cell>
          <table:table-cell office:value-type="float" office:value="101.67652096" calcext:value-type="float">
            <text:p>101.67652096</text:p>
          </table:table-cell>
          <table:table-cell office:value-type="float" office:value="38.84645472" calcext:value-type="float">
            <text:p>38.84645472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45]+1" office:value-type="float" office:value="23" calcext:value-type="float">
            <text:p>23</text:p>
          </table:table-cell>
          <table:table-cell table:formula="of:=[.B245]" office:value-type="float" office:value="11" calcext:value-type="float">
            <text:p>11</text:p>
          </table:table-cell>
          <table:table-cell office:value-type="float" office:value="129.89164992" calcext:value-type="float">
            <text:p>129.89164992</text:p>
          </table:table-cell>
          <table:table-cell office:value-type="float" office:value="40.92239616" calcext:value-type="float">
            <text:p>40.92239616</text:p>
          </table:table-cell>
          <table:table-cell office:value-type="float" office:value="130" calcext:value-type="float">
            <text:p>1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246]+1" office:value-type="float" office:value="24" calcext:value-type="float">
            <text:p>24</text:p>
          </table:table-cell>
          <table:table-cell table:formula="of:=[.B246]" office:value-type="float" office:value="1" calcext:value-type="float">
            <text:p>1</text:p>
          </table:table-cell>
          <table:table-cell office:value-type="float" office:value="126.7067936" calcext:value-type="float">
            <text:p>126.7067936</text:p>
          </table:table-cell>
          <table:table-cell office:value-type="float" office:value="33.04373376" calcext:value-type="float">
            <text:p>33.04373376</text:p>
          </table:table-cell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47]+1" office:value-type="float" office:value="24" calcext:value-type="float">
            <text:p>24</text:p>
          </table:table-cell>
          <table:table-cell table:formula="of:=[.B247]" office:value-type="float" office:value="2" calcext:value-type="float">
            <text:p>2</text:p>
          </table:table-cell>
          <table:table-cell office:value-type="float" office:value="134.57701504" calcext:value-type="float">
            <text:p>134.57701504</text:p>
          </table:table-cell>
          <table:table-cell office:value-type="float" office:value="21.3387936" calcext:value-type="float">
            <text:p>21.3387936</text:p>
          </table:table-cell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48]+1" office:value-type="float" office:value="24" calcext:value-type="float">
            <text:p>24</text:p>
          </table:table-cell>
          <table:table-cell table:formula="of:=[.B248]" office:value-type="float" office:value="3" calcext:value-type="float">
            <text:p>3</text:p>
          </table:table-cell>
          <table:table-cell office:value-type="float" office:value="117.32750208" calcext:value-type="float">
            <text:p>117.32750208</text:p>
          </table:table-cell>
          <table:table-cell office:value-type="float" office:value="21.3716256" calcext:value-type="float">
            <text:p>21.3716256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49]+1" office:value-type="float" office:value="24" calcext:value-type="float">
            <text:p>24</text:p>
          </table:table-cell>
          <table:table-cell table:formula="of:=[.B249]" office:value-type="float" office:value="4" calcext:value-type="float">
            <text:p>4</text:p>
          </table:table-cell>
          <table:table-cell office:value-type="float" office:value="134.04129216" calcext:value-type="float">
            <text:p>134.04129216</text:p>
          </table:table-cell>
          <table:table-cell office:value-type="float" office:value="27.8816304" calcext:value-type="float">
            <text:p>27.8816304</text:p>
          </table:table-cell>
          <table:table-cell office:value-type="float" office:value="135" calcext:value-type="float">
            <text:p>1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50]+1" office:value-type="float" office:value="24" calcext:value-type="float">
            <text:p>24</text:p>
          </table:table-cell>
          <table:table-cell table:formula="of:=[.B250]" office:value-type="float" office:value="5" calcext:value-type="float">
            <text:p>5</text:p>
          </table:table-cell>
          <table:table-cell office:value-type="float" office:value="159.42971776" calcext:value-type="float">
            <text:p>159.42971776</text:p>
          </table:table-cell>
          <table:table-cell office:value-type="float" office:value="25.9067712" calcext:value-type="float">
            <text:p>25.9067712</text:p>
          </table:table-cell>
          <table:table-cell office:value-type="float" office:value="159" calcext:value-type="float">
            <text:p>1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51]+1" office:value-type="float" office:value="24" calcext:value-type="float">
            <text:p>24</text:p>
          </table:table-cell>
          <table:table-cell table:formula="of:=[.B251]" office:value-type="float" office:value="6" calcext:value-type="float">
            <text:p>6</text:p>
          </table:table-cell>
          <table:table-cell office:value-type="float" office:value="144.82175104" calcext:value-type="float">
            <text:p>144.82175104</text:p>
          </table:table-cell>
          <table:table-cell office:value-type="float" office:value="157.6631328" calcext:value-type="float">
            <text:p>157.6631328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252]+1" office:value-type="float" office:value="24" calcext:value-type="float">
            <text:p>24</text:p>
          </table:table-cell>
          <table:table-cell table:formula="of:=[.B252]" office:value-type="float" office:value="7" calcext:value-type="float">
            <text:p>7</text:p>
          </table:table-cell>
          <table:table-cell office:value-type="float" office:value="127.4167788032" calcext:value-type="float">
            <text:p>127.4167788032</text:p>
          </table:table-cell>
          <table:table-cell office:value-type="float" office:value="169.61947584" calcext:value-type="float">
            <text:p>169.61947584</text:p>
          </table:table-cell>
          <table:table-cell office:value-type="float" office:value="127" calcext:value-type="float">
            <text:p>12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53]+1" office:value-type="float" office:value="24" calcext:value-type="float">
            <text:p>24</text:p>
          </table:table-cell>
          <table:table-cell table:formula="of:=[.B253]" office:value-type="float" office:value="8" calcext:value-type="float">
            <text:p>8</text:p>
          </table:table-cell>
          <table:table-cell office:value-type="float" office:value="121.35285376" calcext:value-type="float">
            <text:p>121.35285376</text:p>
          </table:table-cell>
          <table:table-cell office:value-type="float" office:value="169.262856" calcext:value-type="float">
            <text:p>169.262856</text:p>
          </table:table-cell>
          <table:table-cell office:value-type="float" office:value="121" calcext:value-type="float">
            <text:p>12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54]+1" office:value-type="float" office:value="24" calcext:value-type="float">
            <text:p>24</text:p>
          </table:table-cell>
          <table:table-cell table:formula="of:=[.B254]" office:value-type="float" office:value="9" calcext:value-type="float">
            <text:p>9</text:p>
          </table:table-cell>
          <table:table-cell office:value-type="float" office:value="103.75986816" calcext:value-type="float">
            <text:p>103.75986816</text:p>
          </table:table-cell>
          <table:table-cell office:value-type="float" office:value="157.49062752" calcext:value-type="float">
            <text:p>157.49062752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255]+1" office:value-type="float" office:value="24" calcext:value-type="float">
            <text:p>24</text:p>
          </table:table-cell>
          <table:table-cell table:formula="of:=[.B255]" office:value-type="float" office:value="10" calcext:value-type="float">
            <text:p>10</text:p>
          </table:table-cell>
          <table:table-cell office:value-type="float" office:value="89.52371968" calcext:value-type="float">
            <text:p>89.52371968</text:p>
          </table:table-cell>
          <table:table-cell office:value-type="float" office:value="25.9474656" calcext:value-type="float">
            <text:p>25.9474656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56]+1" office:value-type="float" office:value="24" calcext:value-type="float">
            <text:p>24</text:p>
          </table:table-cell>
          <table:table-cell table:formula="of:=[.B256]" office:value-type="float" office:value="11" calcext:value-type="float">
            <text:p>11</text:p>
          </table:table-cell>
          <table:table-cell office:value-type="float" office:value="117.07766144" calcext:value-type="float">
            <text:p>117.07766144</text:p>
          </table:table-cell>
          <table:table-cell office:value-type="float" office:value="27.6544896" calcext:value-type="float">
            <text:p>27.6544896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57]+1" office:value-type="float" office:value="25" calcext:value-type="float">
            <text:p>25</text:p>
          </table:table-cell>
          <table:table-cell table:formula="of:=[.B257]" office:value-type="float" office:value="1" calcext:value-type="float">
            <text:p>1</text:p>
          </table:table-cell>
          <table:table-cell office:value-type="float" office:value="128.1088001728" calcext:value-type="float">
            <text:p>128.1088001728</text:p>
          </table:table-cell>
          <table:table-cell office:value-type="float" office:value="26.119104" calcext:value-type="float">
            <text:p>26.119104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58]+1" office:value-type="float" office:value="25" calcext:value-type="float">
            <text:p>25</text:p>
          </table:table-cell>
          <table:table-cell table:formula="of:=[.B258]" office:value-type="float" office:value="2" calcext:value-type="float">
            <text:p>2</text:p>
          </table:table-cell>
          <table:table-cell office:value-type="float" office:value="136.39798528" calcext:value-type="float">
            <text:p>136.39798528</text:p>
          </table:table-cell>
          <table:table-cell office:value-type="float" office:value="14.3993568" calcext:value-type="float">
            <text:p>14.3993568</text:p>
          </table:table-cell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59]+1" office:value-type="float" office:value="25" calcext:value-type="float">
            <text:p>25</text:p>
          </table:table-cell>
          <table:table-cell table:formula="of:=[.B259]" office:value-type="float" office:value="3" calcext:value-type="float">
            <text:p>3</text:p>
          </table:table-cell>
          <table:table-cell office:value-type="float" office:value="118.8421632" calcext:value-type="float">
            <text:p>118.8421632</text:p>
          </table:table-cell>
          <table:table-cell office:value-type="float" office:value="14.9603808" calcext:value-type="float">
            <text:p>14.9603808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60]+1" office:value-type="float" office:value="25" calcext:value-type="float">
            <text:p>25</text:p>
          </table:table-cell>
          <table:table-cell table:formula="of:=[.B260]" office:value-type="float" office:value="4" calcext:value-type="float">
            <text:p>4</text:p>
          </table:table-cell>
          <table:table-cell office:value-type="float" office:value="136.48507008" calcext:value-type="float">
            <text:p>136.48507008</text:p>
          </table:table-cell>
          <table:table-cell office:value-type="float" office:value="21.1138176" calcext:value-type="float">
            <text:p>21.1138176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261]+1" office:value-type="float" office:value="25" calcext:value-type="float">
            <text:p>25</text:p>
          </table:table-cell>
          <table:table-cell table:formula="of:=[.B261]" office:value-type="float" office:value="5" calcext:value-type="float">
            <text:p>5</text:p>
          </table:table-cell>
          <table:table-cell office:value-type="float" office:value="162.218176" calcext:value-type="float">
            <text:p>162.218176</text:p>
          </table:table-cell>
          <table:table-cell office:value-type="float" office:value="18.0319872" calcext:value-type="float">
            <text:p>18.0319872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62]+1" office:value-type="float" office:value="25" calcext:value-type="float">
            <text:p>25</text:p>
          </table:table-cell>
          <table:table-cell table:formula="of:=[.B262]" office:value-type="float" office:value="6" calcext:value-type="float">
            <text:p>6</text:p>
          </table:table-cell>
          <table:table-cell office:value-type="float" office:value="150.61800448" calcext:value-type="float">
            <text:p>150.61800448</text:p>
          </table:table-cell>
          <table:table-cell office:value-type="float" office:value="154.3225824" calcext:value-type="float">
            <text:p>154.3225824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table:formula="of:=[.A263]+1" office:value-type="float" office:value="25" calcext:value-type="float">
            <text:p>25</text:p>
          </table:table-cell>
          <table:table-cell table:formula="of:=[.B263]" office:value-type="float" office:value="7" calcext:value-type="float">
            <text:p>7</text:p>
          </table:table-cell>
          <table:table-cell office:value-type="float" office:value="133.736031488" calcext:value-type="float">
            <text:p>133.736031488</text:p>
          </table:table-cell>
          <table:table-cell office:value-type="float" office:value="167.8700064" calcext:value-type="float">
            <text:p>167.8700064</text:p>
          </table:table-cell>
          <table:table-cell office:value-type="float" office:value="136" calcext:value-type="float">
            <text:p>13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64]+1" office:value-type="float" office:value="25" calcext:value-type="float">
            <text:p>25</text:p>
          </table:table-cell>
          <table:table-cell table:formula="of:=[.B264]" office:value-type="float" office:value="8" calcext:value-type="float">
            <text:p>8</text:p>
          </table:table-cell>
          <table:table-cell office:value-type="float" office:value="127.24446624" calcext:value-type="float">
            <text:p>127.24446624</text:p>
          </table:table-cell>
          <table:table-cell office:value-type="float" office:value="167.45065536" calcext:value-type="float">
            <text:p>167.45065536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65]+1" office:value-type="float" office:value="25" calcext:value-type="float">
            <text:p>25</text:p>
          </table:table-cell>
          <table:table-cell table:formula="of:=[.B265]" office:value-type="float" office:value="9" calcext:value-type="float">
            <text:p>9</text:p>
          </table:table-cell>
          <table:table-cell office:value-type="float" office:value="108.4794624" calcext:value-type="float">
            <text:p>108.4794624</text:p>
          </table:table-cell>
          <table:table-cell office:value-type="float" office:value="155.7758016" calcext:value-type="float">
            <text:p>155.7758016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266]+1" office:value-type="float" office:value="25" calcext:value-type="float">
            <text:p>25</text:p>
          </table:table-cell>
          <table:table-cell table:formula="of:=[.B266]" office:value-type="float" office:value="10" calcext:value-type="float">
            <text:p>10</text:p>
          </table:table-cell>
          <table:table-cell office:value-type="float" office:value="89.8072704" calcext:value-type="float">
            <text:p>89.8072704</text:p>
          </table:table-cell>
          <table:table-cell office:value-type="float" office:value="20.58944352" calcext:value-type="float">
            <text:p>20.58944352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267]+1" office:value-type="float" office:value="25" calcext:value-type="float">
            <text:p>25</text:p>
          </table:table-cell>
          <table:table-cell table:formula="of:=[.B267]" office:value-type="float" office:value="11" calcext:value-type="float">
            <text:p>11</text:p>
          </table:table-cell>
          <table:table-cell office:value-type="float" office:value="119.16807552" calcext:value-type="float">
            <text:p>119.16807552</text:p>
          </table:table-cell>
          <table:table-cell office:value-type="float" office:value="21.6848544" calcext:value-type="float">
            <text:p>21.6848544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68]+1" office:value-type="float" office:value="26" calcext:value-type="float">
            <text:p>26</text:p>
          </table:table-cell>
          <table:table-cell table:formula="of:=[.B268]" office:value-type="float" office:value="1" calcext:value-type="float">
            <text:p>1</text:p>
          </table:table-cell>
          <table:table-cell office:value-type="float" office:value="110.26707456" calcext:value-type="float">
            <text:p>110.26707456</text:p>
          </table:table-cell>
          <table:table-cell office:value-type="float" office:value="26.0618496" calcext:value-type="float">
            <text:p>26.0618496</text:p>
          </table:table-cell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69]+1" office:value-type="float" office:value="26" calcext:value-type="float">
            <text:p>26</text:p>
          </table:table-cell>
          <table:table-cell table:formula="of:=[.B269]" office:value-type="float" office:value="2" calcext:value-type="float">
            <text:p>2</text:p>
          </table:table-cell>
          <table:table-cell office:value-type="float" office:value="116.768730112" calcext:value-type="float">
            <text:p>116.768730112</text:p>
          </table:table-cell>
          <table:table-cell office:value-type="float" office:value="15.1357056" calcext:value-type="float">
            <text:p>15.1357056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70]+1" office:value-type="float" office:value="26" calcext:value-type="float">
            <text:p>26</text:p>
          </table:table-cell>
          <table:table-cell table:formula="of:=[.B270]" office:value-type="float" office:value="3" calcext:value-type="float">
            <text:p>3</text:p>
          </table:table-cell>
          <table:table-cell office:value-type="float" office:value="101.6215552" calcext:value-type="float">
            <text:p>101.6215552</text:p>
          </table:table-cell>
          <table:table-cell office:value-type="float" office:value="15.62521344" calcext:value-type="float">
            <text:p>15.62521344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71]+1" office:value-type="float" office:value="26" calcext:value-type="float">
            <text:p>26</text:p>
          </table:table-cell>
          <table:table-cell table:formula="of:=[.B271]" office:value-type="float" office:value="4" calcext:value-type="float">
            <text:p>4</text:p>
          </table:table-cell>
          <table:table-cell office:value-type="float" office:value="119.21320576" calcext:value-type="float">
            <text:p>119.21320576</text:p>
          </table:table-cell>
          <table:table-cell office:value-type="float" office:value="22.081632" calcext:value-type="float">
            <text:p>22.081632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72]+1" office:value-type="float" office:value="26" calcext:value-type="float">
            <text:p>26</text:p>
          </table:table-cell>
          <table:table-cell table:formula="of:=[.B272]" office:value-type="float" office:value="5" calcext:value-type="float">
            <text:p>5</text:p>
          </table:table-cell>
          <table:table-cell office:value-type="float" office:value="143.874578432" calcext:value-type="float">
            <text:p>143.874578432</text:p>
          </table:table-cell>
          <table:table-cell office:value-type="float" office:value="19.71599616" calcext:value-type="float">
            <text:p>19.71599616</text:p>
          </table:table-cell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73]+1" office:value-type="float" office:value="26" calcext:value-type="float">
            <text:p>26</text:p>
          </table:table-cell>
          <table:table-cell table:formula="of:=[.B273]" office:value-type="float" office:value="6" calcext:value-type="float">
            <text:p>6</text:p>
          </table:table-cell>
          <table:table-cell office:value-type="float" office:value="131.734893312" calcext:value-type="float">
            <text:p>131.734893312</text:p>
          </table:table-cell>
          <table:table-cell office:value-type="float" office:value="155.0627232" calcext:value-type="float">
            <text:p>155.0627232</text:p>
          </table:table-cell>
          <table:table-cell office:value-type="float" office:value="127" calcext:value-type="float">
            <text:p>12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274]+1" office:value-type="float" office:value="26" calcext:value-type="float">
            <text:p>26</text:p>
          </table:table-cell>
          <table:table-cell table:formula="of:=[.B274]" office:value-type="float" office:value="7" calcext:value-type="float">
            <text:p>7</text:p>
          </table:table-cell>
          <table:table-cell office:value-type="float" office:value="113.636192" calcext:value-type="float">
            <text:p>113.636192</text:p>
          </table:table-cell>
          <table:table-cell office:value-type="float" office:value="167.01770208" calcext:value-type="float">
            <text:p>167.01770208</text:p>
          </table:table-cell>
          <table:table-cell office:value-type="float" office:value="109" calcext:value-type="float">
            <text:p>10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275]+1" office:value-type="float" office:value="26" calcext:value-type="float">
            <text:p>26</text:p>
          </table:table-cell>
          <table:table-cell table:formula="of:=[.B275]" office:value-type="float" office:value="8" calcext:value-type="float">
            <text:p>8</text:p>
          </table:table-cell>
          <table:table-cell office:value-type="float" office:value="105.61988608" calcext:value-type="float">
            <text:p>105.61988608</text:p>
          </table:table-cell>
          <table:table-cell office:value-type="float" office:value="168.35628864" calcext:value-type="float">
            <text:p>168.35628864</text:p>
          </table:table-cell>
          <table:table-cell office:value-type="float" office:value="100" calcext:value-type="float">
            <text:p>1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276]+1" office:value-type="float" office:value="26" calcext:value-type="float">
            <text:p>26</text:p>
          </table:table-cell>
          <table:table-cell table:formula="of:=[.B276]" office:value-type="float" office:value="9" calcext:value-type="float">
            <text:p>9</text:p>
          </table:table-cell>
          <table:table-cell office:value-type="float" office:value="85.3731968" calcext:value-type="float">
            <text:p>85.3731968</text:p>
          </table:table-cell>
          <table:table-cell office:value-type="float" office:value="155.470896" calcext:value-type="float">
            <text:p>155.470896</text:p>
          </table:table-cell>
          <table:table-cell office:value-type="float" office:value="83" calcext:value-type="float">
            <text:p>8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277]+1" office:value-type="float" office:value="26" calcext:value-type="float">
            <text:p>26</text:p>
          </table:table-cell>
          <table:table-cell table:formula="of:=[.B277]" office:value-type="float" office:value="10" calcext:value-type="float">
            <text:p>10</text:p>
          </table:table-cell>
          <table:table-cell office:value-type="float" office:value="72.2775296" calcext:value-type="float">
            <text:p>72.2775296</text:p>
          </table:table-cell>
          <table:table-cell office:value-type="float" office:value="19.9968288" calcext:value-type="float">
            <text:p>19.9968288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78]+1" office:value-type="float" office:value="26" calcext:value-type="float">
            <text:p>26</text:p>
          </table:table-cell>
          <table:table-cell table:formula="of:=[.B278]" office:value-type="float" office:value="11" calcext:value-type="float">
            <text:p>11</text:p>
          </table:table-cell>
          <table:table-cell office:value-type="float" office:value="101.24120704" calcext:value-type="float">
            <text:p>101.24120704</text:p>
          </table:table-cell>
          <table:table-cell office:value-type="float" office:value="20.309544" calcext:value-type="float">
            <text:p>20.309544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79]+1" office:value-type="float" office:value="27" calcext:value-type="float">
            <text:p>27</text:p>
          </table:table-cell>
          <table:table-cell table:formula="of:=[.B279]" office:value-type="float" office:value="1" calcext:value-type="float">
            <text:p>1</text:p>
          </table:table-cell>
          <table:table-cell office:value-type="float" office:value="122.988421504" calcext:value-type="float">
            <text:p>122.988421504</text:p>
          </table:table-cell>
          <table:table-cell office:value-type="float" office:value="29.3267424" calcext:value-type="float">
            <text:p>29.3267424</text:p>
          </table:table-cell>
          <table:table-cell office:value-type="float" office:value="121" calcext:value-type="float">
            <text:p>1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80]+1" office:value-type="float" office:value="27" calcext:value-type="float">
            <text:p>27</text:p>
          </table:table-cell>
          <table:table-cell table:formula="of:=[.B280]" office:value-type="float" office:value="2" calcext:value-type="float">
            <text:p>2</text:p>
          </table:table-cell>
          <table:table-cell office:value-type="float" office:value="130.874648576" calcext:value-type="float">
            <text:p>130.874648576</text:p>
          </table:table-cell>
          <table:table-cell office:value-type="float" office:value="17.3081568" calcext:value-type="float">
            <text:p>17.3081568</text:p>
          </table:table-cell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81]+1" office:value-type="float" office:value="27" calcext:value-type="float">
            <text:p>27</text:p>
          </table:table-cell>
          <table:table-cell table:formula="of:=[.B281]" office:value-type="float" office:value="3" calcext:value-type="float">
            <text:p>3</text:p>
          </table:table-cell>
          <table:table-cell office:value-type="float" office:value="113.47576192" calcext:value-type="float">
            <text:p>113.47576192</text:p>
          </table:table-cell>
          <table:table-cell office:value-type="float" office:value="17.8446432" calcext:value-type="float">
            <text:p>17.8446432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82]+1" office:value-type="float" office:value="27" calcext:value-type="float">
            <text:p>27</text:p>
          </table:table-cell>
          <table:table-cell table:formula="of:=[.B282]" office:value-type="float" office:value="4" calcext:value-type="float">
            <text:p>4</text:p>
          </table:table-cell>
          <table:table-cell office:value-type="float" office:value="131.010696192" calcext:value-type="float">
            <text:p>131.010696192</text:p>
          </table:table-cell>
          <table:table-cell office:value-type="float" office:value="24.01019136" calcext:value-type="float">
            <text:p>24.01019136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83]+1" office:value-type="float" office:value="27" calcext:value-type="float">
            <text:p>27</text:p>
          </table:table-cell>
          <table:table-cell table:formula="of:=[.B283]" office:value-type="float" office:value="5" calcext:value-type="float">
            <text:p>5</text:p>
          </table:table-cell>
          <table:table-cell office:value-type="float" office:value="157.00441344" calcext:value-type="float">
            <text:p>157.00441344</text:p>
          </table:table-cell>
          <table:table-cell office:value-type="float" office:value="20.5743024" calcext:value-type="float">
            <text:p>20.5743024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84]+1" office:value-type="float" office:value="27" calcext:value-type="float">
            <text:p>27</text:p>
          </table:table-cell>
          <table:table-cell table:formula="of:=[.B284]" office:value-type="float" office:value="6" calcext:value-type="float">
            <text:p>6</text:p>
          </table:table-cell>
          <table:table-cell office:value-type="float" office:value="144.91282304" calcext:value-type="float">
            <text:p>144.91282304</text:p>
          </table:table-cell>
          <table:table-cell office:value-type="float" office:value="156.2361024" calcext:value-type="float">
            <text:p>156.2361024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285]+1" office:value-type="float" office:value="27" calcext:value-type="float">
            <text:p>27</text:p>
          </table:table-cell>
          <table:table-cell table:formula="of:=[.B285]" office:value-type="float" office:value="7" calcext:value-type="float">
            <text:p>7</text:p>
          </table:table-cell>
          <table:table-cell office:value-type="float" office:value="127.715069056" calcext:value-type="float">
            <text:p>127.715069056</text:p>
          </table:table-cell>
          <table:table-cell office:value-type="float" office:value="170.6755776" calcext:value-type="float">
            <text:p>170.6755776</text:p>
          </table:table-cell>
          <table:table-cell office:value-type="float" office:value="128" calcext:value-type="float">
            <text:p>12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86]+1" office:value-type="float" office:value="27" calcext:value-type="float">
            <text:p>27</text:p>
          </table:table-cell>
          <table:table-cell table:formula="of:=[.B286]" office:value-type="float" office:value="8" calcext:value-type="float">
            <text:p>8</text:p>
          </table:table-cell>
          <table:table-cell office:value-type="float" office:value="119.96974208" calcext:value-type="float">
            <text:p>119.96974208</text:p>
          </table:table-cell>
          <table:table-cell office:value-type="float" office:value="170.2652352" calcext:value-type="float">
            <text:p>170.2652352</text:p>
          </table:table-cell>
          <table:table-cell office:value-type="float" office:value="122" calcext:value-type="float">
            <text:p>12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87]+1" office:value-type="float" office:value="27" calcext:value-type="float">
            <text:p>27</text:p>
          </table:table-cell>
          <table:table-cell table:formula="of:=[.B287]" office:value-type="float" office:value="9" calcext:value-type="float">
            <text:p>9</text:p>
          </table:table-cell>
          <table:table-cell office:value-type="float" office:value="102.29826688" calcext:value-type="float">
            <text:p>102.29826688</text:p>
          </table:table-cell>
          <table:table-cell office:value-type="float" office:value="157.96113984" calcext:value-type="float">
            <text:p>157.96113984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288]+1" office:value-type="float" office:value="27" calcext:value-type="float">
            <text:p>27</text:p>
          </table:table-cell>
          <table:table-cell table:formula="of:=[.B288]" office:value-type="float" office:value="10" calcext:value-type="float">
            <text:p>10</text:p>
          </table:table-cell>
          <table:table-cell office:value-type="float" office:value="84.15704704" calcext:value-type="float">
            <text:p>84.15704704</text:p>
          </table:table-cell>
          <table:table-cell office:value-type="float" office:value="22.48031616" calcext:value-type="float">
            <text:p>22.48031616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89]+1" office:value-type="float" office:value="27" calcext:value-type="float">
            <text:p>27</text:p>
          </table:table-cell>
          <table:table-cell table:formula="of:=[.B289]" office:value-type="float" office:value="11" calcext:value-type="float">
            <text:p>11</text:p>
          </table:table-cell>
          <table:table-cell office:value-type="float" office:value="113.22647424" calcext:value-type="float">
            <text:p>113.22647424</text:p>
          </table:table-cell>
          <table:table-cell office:value-type="float" office:value="24.21901152" calcext:value-type="float">
            <text:p>24.21901152</text:p>
          </table:table-cell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90]+1" office:value-type="float" office:value="28" calcext:value-type="float">
            <text:p>28</text:p>
          </table:table-cell>
          <table:table-cell table:formula="of:=[.B290]" office:value-type="float" office:value="1" calcext:value-type="float">
            <text:p>1</text:p>
          </table:table-cell>
          <table:table-cell office:value-type="float" office:value="155.0057408" calcext:value-type="float">
            <text:p>155.0057408</text:p>
          </table:table-cell>
          <table:table-cell office:value-type="float" office:value="29.5513824" calcext:value-type="float">
            <text:p>29.5513824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91]+1" office:value-type="float" office:value="28" calcext:value-type="float">
            <text:p>28</text:p>
          </table:table-cell>
          <table:table-cell table:formula="of:=[.B291]" office:value-type="float" office:value="2" calcext:value-type="float">
            <text:p>2</text:p>
          </table:table-cell>
          <table:table-cell office:value-type="float" office:value="161.59632896" calcext:value-type="float">
            <text:p>161.59632896</text:p>
          </table:table-cell>
          <table:table-cell office:value-type="float" office:value="18.0788736" calcext:value-type="float">
            <text:p>18.0788736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92]+1" office:value-type="float" office:value="28" calcext:value-type="float">
            <text:p>28</text:p>
          </table:table-cell>
          <table:table-cell table:formula="of:=[.B292]" office:value-type="float" office:value="3" calcext:value-type="float">
            <text:p>3</text:p>
          </table:table-cell>
          <table:table-cell office:value-type="float" office:value="145.68862336" calcext:value-type="float">
            <text:p>145.68862336</text:p>
          </table:table-cell>
          <table:table-cell office:value-type="float" office:value="18.71129568" calcext:value-type="float">
            <text:p>18.71129568</text:p>
          </table:table-cell>
          <table:table-cell office:value-type="float" office:value="144" calcext:value-type="float">
            <text:p>1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93]+1" office:value-type="float" office:value="28" calcext:value-type="float">
            <text:p>28</text:p>
          </table:table-cell>
          <table:table-cell table:formula="of:=[.B293]" office:value-type="float" office:value="4" calcext:value-type="float">
            <text:p>4</text:p>
          </table:table-cell>
          <table:table-cell office:value-type="float" office:value="163.58435072" calcext:value-type="float">
            <text:p>163.58435072</text:p>
          </table:table-cell>
          <table:table-cell office:value-type="float" office:value="23.67470784" calcext:value-type="float">
            <text:p>23.67470784</text:p>
          </table:table-cell>
          <table:table-cell office:value-type="float" office:value="160" calcext:value-type="float">
            <text:p>1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94]+1" office:value-type="float" office:value="28" calcext:value-type="float">
            <text:p>28</text:p>
          </table:table-cell>
          <table:table-cell table:formula="of:=[.B294]" office:value-type="float" office:value="5" calcext:value-type="float">
            <text:p>5</text:p>
          </table:table-cell>
          <table:table-cell office:value-type="float" office:value="186.9152064" calcext:value-type="float">
            <text:p>186.9152064</text:p>
          </table:table-cell>
          <table:table-cell office:value-type="float" office:value="20.2360704" calcext:value-type="float">
            <text:p>20.2360704</text:p>
          </table:table-cell>
          <table:table-cell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295]+1" office:value-type="float" office:value="28" calcext:value-type="float">
            <text:p>28</text:p>
          </table:table-cell>
          <table:table-cell table:formula="of:=[.B295]" office:value-type="float" office:value="6" calcext:value-type="float">
            <text:p>6</text:p>
          </table:table-cell>
          <table:table-cell office:value-type="float" office:value="178.87049472" calcext:value-type="float">
            <text:p>178.87049472</text:p>
          </table:table-cell>
          <table:table-cell office:value-type="float" office:value="153.9105504" calcext:value-type="float">
            <text:p>153.9105504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296]+1" office:value-type="float" office:value="28" calcext:value-type="float">
            <text:p>28</text:p>
          </table:table-cell>
          <table:table-cell table:formula="of:=[.B296]" office:value-type="float" office:value="7" calcext:value-type="float">
            <text:p>7</text:p>
          </table:table-cell>
          <table:table-cell office:value-type="float" office:value="161.3774336" calcext:value-type="float">
            <text:p>161.3774336</text:p>
          </table:table-cell>
          <table:table-cell office:value-type="float" office:value="167.21537568" calcext:value-type="float">
            <text:p>167.21537568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table:formula="of:=[.A297]+1" office:value-type="float" office:value="28" calcext:value-type="float">
            <text:p>28</text:p>
          </table:table-cell>
          <table:table-cell table:formula="of:=[.B297]" office:value-type="float" office:value="8" calcext:value-type="float">
            <text:p>8</text:p>
          </table:table-cell>
          <table:table-cell office:value-type="float" office:value="155.51392512" calcext:value-type="float">
            <text:p>155.51392512</text:p>
          </table:table-cell>
          <table:table-cell office:value-type="float" office:value="167.7589152" calcext:value-type="float">
            <text:p>167.7589152</text:p>
          </table:table-cell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98]+1" office:value-type="float" office:value="28" calcext:value-type="float">
            <text:p>28</text:p>
          </table:table-cell>
          <table:table-cell table:formula="of:=[.B298]" office:value-type="float" office:value="9" calcext:value-type="float">
            <text:p>9</text:p>
          </table:table-cell>
          <table:table-cell office:value-type="float" office:value="136.32203264" calcext:value-type="float">
            <text:p>136.32203264</text:p>
          </table:table-cell>
          <table:table-cell office:value-type="float" office:value="155.93292" calcext:value-type="float">
            <text:p>155.93292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299]+1" office:value-type="float" office:value="28" calcext:value-type="float">
            <text:p>28</text:p>
          </table:table-cell>
          <table:table-cell table:formula="of:=[.B299]" office:value-type="float" office:value="10" calcext:value-type="float">
            <text:p>10</text:p>
          </table:table-cell>
          <table:table-cell office:value-type="float" office:value="117.26798464" calcext:value-type="float">
            <text:p>117.26798464</text:p>
          </table:table-cell>
          <table:table-cell office:value-type="float" office:value="23.77923168" calcext:value-type="float">
            <text:p>23.77923168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300]+1" office:value-type="float" office:value="28" calcext:value-type="float">
            <text:p>28</text:p>
          </table:table-cell>
          <table:table-cell table:formula="of:=[.B300]" office:value-type="float" office:value="11" calcext:value-type="float">
            <text:p>11</text:p>
          </table:table-cell>
          <table:table-cell office:value-type="float" office:value="145.76031104" calcext:value-type="float">
            <text:p>145.76031104</text:p>
          </table:table-cell>
          <table:table-cell office:value-type="float" office:value="24.3652896" calcext:value-type="float">
            <text:p>24.3652896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01]+1" office:value-type="float" office:value="29" calcext:value-type="float">
            <text:p>29</text:p>
          </table:table-cell>
          <table:table-cell table:formula="of:=[.B301]" office:value-type="float" office:value="1" calcext:value-type="float">
            <text:p>1</text:p>
          </table:table-cell>
          <table:table-cell office:value-type="float" office:value="131.337486464" calcext:value-type="float">
            <text:p>131.337486464</text:p>
          </table:table-cell>
          <table:table-cell office:value-type="float" office:value="39.9592416" calcext:value-type="float">
            <text:p>39.9592416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302]+1" office:value-type="float" office:value="29" calcext:value-type="float">
            <text:p>29</text:p>
          </table:table-cell>
          <table:table-cell table:formula="of:=[.B302]" office:value-type="float" office:value="2" calcext:value-type="float">
            <text:p>2</text:p>
          </table:table-cell>
          <table:table-cell office:value-type="float" office:value="137.688378368" calcext:value-type="float">
            <text:p>137.688378368</text:p>
          </table:table-cell>
          <table:table-cell office:value-type="float" office:value="29.5680192" calcext:value-type="float">
            <text:p>29.5680192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303]+1" office:value-type="float" office:value="29" calcext:value-type="float">
            <text:p>29</text:p>
          </table:table-cell>
          <table:table-cell table:formula="of:=[.B303]" office:value-type="float" office:value="3" calcext:value-type="float">
            <text:p>3</text:p>
          </table:table-cell>
          <table:table-cell office:value-type="float" office:value="123.231039488" calcext:value-type="float">
            <text:p>123.231039488</text:p>
          </table:table-cell>
          <table:table-cell office:value-type="float" office:value="28.80441312" calcext:value-type="float">
            <text:p>28.80441312</text:p>
          </table:table-cell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304]+1" office:value-type="float" office:value="29" calcext:value-type="float">
            <text:p>29</text:p>
          </table:table-cell>
          <table:table-cell table:formula="of:=[.B304]" office:value-type="float" office:value="4" calcext:value-type="float">
            <text:p>4</text:p>
          </table:table-cell>
          <table:table-cell office:value-type="float" office:value="138.3176768" calcext:value-type="float">
            <text:p>138.3176768</text:p>
          </table:table-cell>
          <table:table-cell office:value-type="float" office:value="35.20840608" calcext:value-type="float">
            <text:p>35.20840608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305]+1" office:value-type="float" office:value="29" calcext:value-type="float">
            <text:p>29</text:p>
          </table:table-cell>
          <table:table-cell table:formula="of:=[.B305]" office:value-type="float" office:value="5" calcext:value-type="float">
            <text:p>5</text:p>
          </table:table-cell>
          <table:table-cell office:value-type="float" office:value="162.9736896" calcext:value-type="float">
            <text:p>162.9736896</text:p>
          </table:table-cell>
          <table:table-cell office:value-type="float" office:value="32.9469312" calcext:value-type="float">
            <text:p>32.9469312</text:p>
          </table:table-cell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306]+1" office:value-type="float" office:value="29" calcext:value-type="float">
            <text:p>29</text:p>
          </table:table-cell>
          <table:table-cell table:formula="of:=[.B306]" office:value-type="float" office:value="6" calcext:value-type="float">
            <text:p>6</text:p>
          </table:table-cell>
          <table:table-cell office:value-type="float" office:value="148.40297472" calcext:value-type="float">
            <text:p>148.40297472</text:p>
          </table:table-cell>
          <table:table-cell office:value-type="float" office:value="159.1105344" calcext:value-type="float">
            <text:p>159.1105344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307]+1" office:value-type="float" office:value="29" calcext:value-type="float">
            <text:p>29</text:p>
          </table:table-cell>
          <table:table-cell table:formula="of:=[.B307]" office:value-type="float" office:value="7" calcext:value-type="float">
            <text:p>7</text:p>
          </table:table-cell>
          <table:table-cell office:value-type="float" office:value="132.163042048" calcext:value-type="float">
            <text:p>132.163042048</text:p>
          </table:table-cell>
          <table:table-cell office:value-type="float" office:value="171.1002912" calcext:value-type="float">
            <text:p>171.1002912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308]+1" office:value-type="float" office:value="29" calcext:value-type="float">
            <text:p>29</text:p>
          </table:table-cell>
          <table:table-cell table:formula="of:=[.B308]" office:value-type="float" office:value="8" calcext:value-type="float">
            <text:p>8</text:p>
          </table:table-cell>
          <table:table-cell office:value-type="float" office:value="123.74812032" calcext:value-type="float">
            <text:p>123.74812032</text:p>
          </table:table-cell>
          <table:table-cell office:value-type="float" office:value="170.30371872" calcext:value-type="float">
            <text:p>170.30371872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309]+1" office:value-type="float" office:value="29" calcext:value-type="float">
            <text:p>29</text:p>
          </table:table-cell>
          <table:table-cell table:formula="of:=[.B309]" office:value-type="float" office:value="9" calcext:value-type="float">
            <text:p>9</text:p>
          </table:table-cell>
          <table:table-cell office:value-type="float" office:value="107.37116672" calcext:value-type="float">
            <text:p>107.37116672</text:p>
          </table:table-cell>
          <table:table-cell office:value-type="float" office:value="159.29239104" calcext:value-type="float">
            <text:p>159.29239104</text:p>
          </table:table-cell>
          <table:table-cell office:value-type="float" office:value="108" calcext:value-type="float">
            <text:p>10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310]+1" office:value-type="float" office:value="29" calcext:value-type="float">
            <text:p>29</text:p>
          </table:table-cell>
          <table:table-cell table:formula="of:=[.B310]" office:value-type="float" office:value="10" calcext:value-type="float">
            <text:p>10</text:p>
          </table:table-cell>
          <table:table-cell office:value-type="float" office:value="95.57343616" calcext:value-type="float">
            <text:p>95.57343616</text:p>
          </table:table-cell>
          <table:table-cell office:value-type="float" office:value="31.83603264" calcext:value-type="float">
            <text:p>31.83603264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311]+1" office:value-type="float" office:value="29" calcext:value-type="float">
            <text:p>29</text:p>
          </table:table-cell>
          <table:table-cell table:formula="of:=[.B311]" office:value-type="float" office:value="11" calcext:value-type="float">
            <text:p>11</text:p>
          </table:table-cell>
          <table:table-cell office:value-type="float" office:value="121.843345664" calcext:value-type="float">
            <text:p>121.843345664</text:p>
          </table:table-cell>
          <table:table-cell office:value-type="float" office:value="34.7467104" calcext:value-type="float">
            <text:p>34.7467104</text:p>
          </table:table-cell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312]+1" office:value-type="float" office:value="30" calcext:value-type="float">
            <text:p>30</text:p>
          </table:table-cell>
          <table:table-cell table:formula="of:=[.B312]" office:value-type="float" office:value="1" calcext:value-type="float">
            <text:p>1</text:p>
          </table:table-cell>
          <table:table-cell office:value-type="float" office:value="120.895512576" calcext:value-type="float">
            <text:p>120.895512576</text:p>
          </table:table-cell>
          <table:table-cell office:value-type="float" office:value="28.7470464" calcext:value-type="float">
            <text:p>28.7470464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313]+1" office:value-type="float" office:value="30" calcext:value-type="float">
            <text:p>30</text:p>
          </table:table-cell>
          <table:table-cell table:formula="of:=[.B313]" office:value-type="float" office:value="2" calcext:value-type="float">
            <text:p>2</text:p>
          </table:table-cell>
          <table:table-cell office:value-type="float" office:value="128.8028073344" calcext:value-type="float">
            <text:p>128.8028073344</text:p>
          </table:table-cell>
          <table:table-cell office:value-type="float" office:value="17.1166416" calcext:value-type="float">
            <text:p>17.1166416</text:p>
          </table:table-cell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314]+1" office:value-type="float" office:value="30" calcext:value-type="float">
            <text:p>30</text:p>
          </table:table-cell>
          <table:table-cell table:formula="of:=[.B314]" office:value-type="float" office:value="3" calcext:value-type="float">
            <text:p>3</text:p>
          </table:table-cell>
          <table:table-cell office:value-type="float" office:value="112.32192512" calcext:value-type="float">
            <text:p>112.32192512</text:p>
          </table:table-cell>
          <table:table-cell office:value-type="float" office:value="17.21296704" calcext:value-type="float">
            <text:p>17.21296704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315]+1" office:value-type="float" office:value="30" calcext:value-type="float">
            <text:p>30</text:p>
          </table:table-cell>
          <table:table-cell table:formula="of:=[.B315]" office:value-type="float" office:value="4" calcext:value-type="float">
            <text:p>4</text:p>
          </table:table-cell>
          <table:table-cell office:value-type="float" office:value="128.82850528" calcext:value-type="float">
            <text:p>128.82850528</text:p>
          </table:table-cell>
          <table:table-cell office:value-type="float" office:value="23.3600352" calcext:value-type="float">
            <text:p>23.3600352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316]+1" office:value-type="float" office:value="30" calcext:value-type="float">
            <text:p>30</text:p>
          </table:table-cell>
          <table:table-cell table:formula="of:=[.B316]" office:value-type="float" office:value="5" calcext:value-type="float">
            <text:p>5</text:p>
          </table:table-cell>
          <table:table-cell office:value-type="float" office:value="155.1911104" calcext:value-type="float">
            <text:p>155.1911104</text:p>
          </table:table-cell>
          <table:table-cell office:value-type="float" office:value="21.17082624" calcext:value-type="float">
            <text:p>21.17082624</text:p>
          </table:table-cell>
          <table:table-cell office:value-type="float" office:value="155" calcext:value-type="float">
            <text:p>1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317]+1" office:value-type="float" office:value="30" calcext:value-type="float">
            <text:p>30</text:p>
          </table:table-cell>
          <table:table-cell table:formula="of:=[.B317]" office:value-type="float" office:value="6" calcext:value-type="float">
            <text:p>6</text:p>
          </table:table-cell>
          <table:table-cell office:value-type="float" office:value="141.968968448" calcext:value-type="float">
            <text:p>141.968968448</text:p>
          </table:table-cell>
          <table:table-cell office:value-type="float" office:value="157.0713504" calcext:value-type="float">
            <text:p>157.0713504</text:p>
          </table:table-cell>
          <table:table-cell office:value-type="float" office:value="142" calcext:value-type="float">
            <text:p>14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318]+1" office:value-type="float" office:value="30" calcext:value-type="float">
            <text:p>30</text:p>
          </table:table-cell>
          <table:table-cell table:formula="of:=[.B318]" office:value-type="float" office:value="7" calcext:value-type="float">
            <text:p>7</text:p>
          </table:table-cell>
          <table:table-cell office:value-type="float" office:value="124.51796224" calcext:value-type="float">
            <text:p>124.51796224</text:p>
          </table:table-cell>
          <table:table-cell office:value-type="float" office:value="170.396592" calcext:value-type="float">
            <text:p>170.396592</text:p>
          </table:table-cell>
          <table:table-cell office:value-type="float" office:value="123" calcext:value-type="float">
            <text:p>12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319]+1" office:value-type="float" office:value="30" calcext:value-type="float">
            <text:p>30</text:p>
          </table:table-cell>
          <table:table-cell table:formula="of:=[.B319]" office:value-type="float" office:value="8" calcext:value-type="float">
            <text:p>8</text:p>
          </table:table-cell>
          <table:table-cell office:value-type="float" office:value="116.91246976" calcext:value-type="float">
            <text:p>116.91246976</text:p>
          </table:table-cell>
          <table:table-cell office:value-type="float" office:value="169.82745024" calcext:value-type="float">
            <text:p>169.82745024</text:p>
          </table:table-cell>
          <table:table-cell office:value-type="float" office:value="118" calcext:value-type="float">
            <text:p>11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320]+1" office:value-type="float" office:value="30" calcext:value-type="float">
            <text:p>30</text:p>
          </table:table-cell>
          <table:table-cell table:formula="of:=[.B320]" office:value-type="float" office:value="9" calcext:value-type="float">
            <text:p>9</text:p>
          </table:table-cell>
          <table:table-cell office:value-type="float" office:value="98.79236608" calcext:value-type="float">
            <text:p>98.79236608</text:p>
          </table:table-cell>
          <table:table-cell office:value-type="float" office:value="157.3564896" calcext:value-type="float">
            <text:p>157.3564896</text:p>
          </table:table-cell>
          <table:table-cell office:value-type="float" office:value="99" calcext:value-type="float">
            <text:p>9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321]+1" office:value-type="float" office:value="30" calcext:value-type="float">
            <text:p>30</text:p>
          </table:table-cell>
          <table:table-cell table:formula="of:=[.B321]" office:value-type="float" office:value="10" calcext:value-type="float">
            <text:p>10</text:p>
          </table:table-cell>
          <table:table-cell office:value-type="float" office:value="82.0805248" calcext:value-type="float">
            <text:p>82.0805248</text:p>
          </table:table-cell>
          <table:table-cell office:value-type="float" office:value="21.76110048" calcext:value-type="float">
            <text:p>21.76110048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322]+1" office:value-type="float" office:value="30" calcext:value-type="float">
            <text:p>30</text:p>
          </table:table-cell>
          <table:table-cell table:formula="of:=[.B322]" office:value-type="float" office:value="11" calcext:value-type="float">
            <text:p>11</text:p>
          </table:table-cell>
          <table:table-cell office:value-type="float" office:value="111.9803648" calcext:value-type="float">
            <text:p>111.9803648</text:p>
          </table:table-cell>
          <table:table-cell office:value-type="float" office:value="23.256432" calcext:value-type="float">
            <text:p>23.256432</text:p>
          </table:table-cell>
          <table:table-cell office:value-type="float" office:value="111" calcext:value-type="float">
            <text:p>1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323]+1" office:value-type="float" office:value="31" calcext:value-type="float">
            <text:p>31</text:p>
          </table:table-cell>
          <table:table-cell table:formula="of:=[.B323]" office:value-type="float" office:value="1" calcext:value-type="float">
            <text:p>1</text:p>
          </table:table-cell>
          <table:table-cell office:value-type="float" office:value="137.3061056" calcext:value-type="float">
            <text:p>137.3061056</text:p>
          </table:table-cell>
          <table:table-cell office:value-type="float" office:value="26.5871712" calcext:value-type="float">
            <text:p>26.5871712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324]+1" office:value-type="float" office:value="31" calcext:value-type="float">
            <text:p>31</text:p>
          </table:table-cell>
          <table:table-cell table:formula="of:=[.B324]" office:value-type="float" office:value="2" calcext:value-type="float">
            <text:p>2</text:p>
          </table:table-cell>
          <table:table-cell office:value-type="float" office:value="144.67394816" calcext:value-type="float">
            <text:p>144.67394816</text:p>
          </table:table-cell>
          <table:table-cell office:value-type="float" office:value="15.02476512" calcext:value-type="float">
            <text:p>15.02476512</text:p>
          </table:table-cell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325]+1" office:value-type="float" office:value="31" calcext:value-type="float">
            <text:p>31</text:p>
          </table:table-cell>
          <table:table-cell table:formula="of:=[.B325]" office:value-type="float" office:value="3" calcext:value-type="float">
            <text:p>3</text:p>
          </table:table-cell>
          <table:table-cell office:value-type="float" office:value="128.10234946048" calcext:value-type="float">
            <text:p>128.1023494605</text:p>
          </table:table-cell>
          <table:table-cell office:value-type="float" office:value="15.61808928" calcext:value-type="float">
            <text:p>15.61808928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326]+1" office:value-type="float" office:value="31" calcext:value-type="float">
            <text:p>31</text:p>
          </table:table-cell>
          <table:table-cell table:formula="of:=[.B326]" office:value-type="float" office:value="4" calcext:value-type="float">
            <text:p>4</text:p>
          </table:table-cell>
          <table:table-cell office:value-type="float" office:value="144.36399872" calcext:value-type="float">
            <text:p>144.36399872</text:p>
          </table:table-cell>
          <table:table-cell office:value-type="float" office:value="21.3485952" calcext:value-type="float">
            <text:p>21.3485952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327]+1" office:value-type="float" office:value="31" calcext:value-type="float">
            <text:p>31</text:p>
          </table:table-cell>
          <table:table-cell table:formula="of:=[.B327]" office:value-type="float" office:value="5" calcext:value-type="float">
            <text:p>5</text:p>
          </table:table-cell>
          <table:table-cell office:value-type="float" office:value="172.3772736" calcext:value-type="float">
            <text:p>172.3772736</text:p>
          </table:table-cell>
          <table:table-cell office:value-type="float" office:value="18.7673952" calcext:value-type="float">
            <text:p>18.7673952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328]+1" office:value-type="float" office:value="31" calcext:value-type="float">
            <text:p>31</text:p>
          </table:table-cell>
          <table:table-cell table:formula="of:=[.B328]" office:value-type="float" office:value="6" calcext:value-type="float">
            <text:p>6</text:p>
          </table:table-cell>
          <table:table-cell office:value-type="float" office:value="158.46138368" calcext:value-type="float">
            <text:p>158.46138368</text:p>
          </table:table-cell>
          <table:table-cell office:value-type="float" office:value="157.847808" calcext:value-type="float">
            <text:p>157.847808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329]+1" office:value-type="float" office:value="31" calcext:value-type="float">
            <text:p>31</text:p>
          </table:table-cell>
          <table:table-cell table:formula="of:=[.B329]" office:value-type="float" office:value="7" calcext:value-type="float">
            <text:p>7</text:p>
          </table:table-cell>
          <table:table-cell office:value-type="float" office:value="139.8832192" calcext:value-type="float">
            <text:p>139.8832192</text:p>
          </table:table-cell>
          <table:table-cell office:value-type="float" office:value="171.9837744" calcext:value-type="float">
            <text:p>171.9837744</text:p>
          </table:table-cell>
          <table:table-cell office:value-type="float" office:value="139" calcext:value-type="float">
            <text:p>13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330]+1" office:value-type="float" office:value="31" calcext:value-type="float">
            <text:p>31</text:p>
          </table:table-cell>
          <table:table-cell table:formula="of:=[.B330]" office:value-type="float" office:value="8" calcext:value-type="float">
            <text:p>8</text:p>
          </table:table-cell>
          <table:table-cell office:value-type="float" office:value="132.95505856" calcext:value-type="float">
            <text:p>132.95505856</text:p>
          </table:table-cell>
          <table:table-cell office:value-type="float" office:value="171.96544608" calcext:value-type="float">
            <text:p>171.96544608</text:p>
          </table:table-cell>
          <table:table-cell office:value-type="float" office:value="131" calcext:value-type="float">
            <text:p>13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331]+1" office:value-type="float" office:value="31" calcext:value-type="float">
            <text:p>31</text:p>
          </table:table-cell>
          <table:table-cell table:formula="of:=[.B331]" office:value-type="float" office:value="9" calcext:value-type="float">
            <text:p>9</text:p>
          </table:table-cell>
          <table:table-cell office:value-type="float" office:value="114.10421568" calcext:value-type="float">
            <text:p>114.10421568</text:p>
          </table:table-cell>
          <table:table-cell office:value-type="float" office:value="158.0708736" calcext:value-type="float">
            <text:p>158.0708736</text:p>
          </table:table-cell>
          <table:table-cell office:value-type="float" office:value="114" calcext:value-type="float">
            <text:p>11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332]+1" office:value-type="float" office:value="31" calcext:value-type="float">
            <text:p>31</text:p>
          </table:table-cell>
          <table:table-cell table:formula="of:=[.B332]" office:value-type="float" office:value="10" calcext:value-type="float">
            <text:p>10</text:p>
          </table:table-cell>
          <table:table-cell office:value-type="float" office:value="98.06326272" calcext:value-type="float">
            <text:p>98.06326272</text:p>
          </table:table-cell>
          <table:table-cell office:value-type="float" office:value="19.9629504" calcext:value-type="float">
            <text:p>19.962950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333]+1" office:value-type="float" office:value="31" calcext:value-type="float">
            <text:p>31</text:p>
          </table:table-cell>
          <table:table-cell table:formula="of:=[.B333]" office:value-type="float" office:value="11" calcext:value-type="float">
            <text:p>11</text:p>
          </table:table-cell>
          <table:table-cell office:value-type="float" office:value="127.13798592" calcext:value-type="float">
            <text:p>127.13798592</text:p>
          </table:table-cell>
          <table:table-cell office:value-type="float" office:value="21.44718336" calcext:value-type="float">
            <text:p>21.44718336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334]+1" office:value-type="float" office:value="32" calcext:value-type="float">
            <text:p>32</text:p>
          </table:table-cell>
          <table:table-cell table:formula="of:=[.B334]" office:value-type="float" office:value="1" calcext:value-type="float">
            <text:p>1</text:p>
          </table:table-cell>
          <table:table-cell office:value-type="float" office:value="125.67455552" calcext:value-type="float">
            <text:p>125.67455552</text:p>
          </table:table-cell>
          <table:table-cell office:value-type="float" office:value="26.8054944" calcext:value-type="float">
            <text:p>26.8054944</text:p>
          </table:table-cell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335]+1" office:value-type="float" office:value="32" calcext:value-type="float">
            <text:p>32</text:p>
          </table:table-cell>
          <table:table-cell table:formula="of:=[.B335]" office:value-type="float" office:value="2" calcext:value-type="float">
            <text:p>2</text:p>
          </table:table-cell>
          <table:table-cell office:value-type="float" office:value="133.60266688" calcext:value-type="float">
            <text:p>133.60266688</text:p>
          </table:table-cell>
          <table:table-cell office:value-type="float" office:value="15.474312" calcext:value-type="float">
            <text:p>15.474312</text:p>
          </table:table-cell>
          <table:table-cell office:value-type="float" office:value="132" calcext:value-type="float">
            <text:p>1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336]+1" office:value-type="float" office:value="32" calcext:value-type="float">
            <text:p>32</text:p>
          </table:table-cell>
          <table:table-cell table:formula="of:=[.B336]" office:value-type="float" office:value="3" calcext:value-type="float">
            <text:p>3</text:p>
          </table:table-cell>
          <table:table-cell office:value-type="float" office:value="117.167725568" calcext:value-type="float">
            <text:p>117.167725568</text:p>
          </table:table-cell>
          <table:table-cell office:value-type="float" office:value="16.4954592" calcext:value-type="float">
            <text:p>16.4954592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337]+1" office:value-type="float" office:value="32" calcext:value-type="float">
            <text:p>32</text:p>
          </table:table-cell>
          <table:table-cell table:formula="of:=[.B337]" office:value-type="float" office:value="4" calcext:value-type="float">
            <text:p>4</text:p>
          </table:table-cell>
          <table:table-cell office:value-type="float" office:value="134.38652416" calcext:value-type="float">
            <text:p>134.38652416</text:p>
          </table:table-cell>
          <table:table-cell office:value-type="float" office:value="21.70276416" calcext:value-type="float">
            <text:p>21.70276416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338]+1" office:value-type="float" office:value="32" calcext:value-type="float">
            <text:p>32</text:p>
          </table:table-cell>
          <table:table-cell table:formula="of:=[.B338]" office:value-type="float" office:value="5" calcext:value-type="float">
            <text:p>5</text:p>
          </table:table-cell>
          <table:table-cell office:value-type="float" office:value="158.82463232" calcext:value-type="float">
            <text:p>158.82463232</text:p>
          </table:table-cell>
          <table:table-cell office:value-type="float" office:value="18.9438288" calcext:value-type="float">
            <text:p>18.9438288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339]+1" office:value-type="float" office:value="32" calcext:value-type="float">
            <text:p>32</text:p>
          </table:table-cell>
          <table:table-cell table:formula="of:=[.B339]" office:value-type="float" office:value="6" calcext:value-type="float">
            <text:p>6</text:p>
          </table:table-cell>
          <table:table-cell office:value-type="float" office:value="149.79365376" calcext:value-type="float">
            <text:p>149.79365376</text:p>
          </table:table-cell>
          <table:table-cell office:value-type="float" office:value="151.41800352" calcext:value-type="float">
            <text:p>151.41800352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340]+1" office:value-type="float" office:value="32" calcext:value-type="float">
            <text:p>32</text:p>
          </table:table-cell>
          <table:table-cell table:formula="of:=[.B340]" office:value-type="float" office:value="7" calcext:value-type="float">
            <text:p>7</text:p>
          </table:table-cell>
          <table:table-cell office:value-type="float" office:value="134.021848704" calcext:value-type="float">
            <text:p>134.021848704</text:p>
          </table:table-cell>
          <table:table-cell office:value-type="float" office:value="165.3941472" calcext:value-type="float">
            <text:p>165.3941472</text:p>
          </table:table-cell>
          <table:table-cell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341]+1" office:value-type="float" office:value="32" calcext:value-type="float">
            <text:p>32</text:p>
          </table:table-cell>
          <table:table-cell table:formula="of:=[.B341]" office:value-type="float" office:value="8" calcext:value-type="float">
            <text:p>8</text:p>
          </table:table-cell>
          <table:table-cell office:value-type="float" office:value="126.503587712" calcext:value-type="float">
            <text:p>126.503587712</text:p>
          </table:table-cell>
          <table:table-cell office:value-type="float" office:value="164.79884736" calcext:value-type="float">
            <text:p>164.79884736</text:p>
          </table:table-cell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342]+1" office:value-type="float" office:value="32" calcext:value-type="float">
            <text:p>32</text:p>
          </table:table-cell>
          <table:table-cell table:formula="of:=[.B342]" office:value-type="float" office:value="9" calcext:value-type="float">
            <text:p>9</text:p>
          </table:table-cell>
          <table:table-cell office:value-type="float" office:value="107.90675712" calcext:value-type="float">
            <text:p>107.90675712</text:p>
          </table:table-cell>
          <table:table-cell office:value-type="float" office:value="153.108432" calcext:value-type="float">
            <text:p>153.108432</text:p>
          </table:table-cell>
          <table:table-cell office:value-type="float" office:value="109" calcext:value-type="float">
            <text:p>10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343]+1" office:value-type="float" office:value="32" calcext:value-type="float">
            <text:p>32</text:p>
          </table:table-cell>
          <table:table-cell table:formula="of:=[.B343]" office:value-type="float" office:value="10" calcext:value-type="float">
            <text:p>10</text:p>
          </table:table-cell>
          <table:table-cell office:value-type="float" office:value="88.85937152" calcext:value-type="float">
            <text:p>88.85937152</text:p>
          </table:table-cell>
          <table:table-cell office:value-type="float" office:value="21.618048" calcext:value-type="float">
            <text:p>21.618048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344]+1" office:value-type="float" office:value="32" calcext:value-type="float">
            <text:p>32</text:p>
          </table:table-cell>
          <table:table-cell table:formula="of:=[.B344]" office:value-type="float" office:value="11" calcext:value-type="float">
            <text:p>11</text:p>
          </table:table-cell>
          <table:table-cell office:value-type="float" office:value="117.32439296" calcext:value-type="float">
            <text:p>117.32439296</text:p>
          </table:table-cell>
          <table:table-cell office:value-type="float" office:value="22.2300672" calcext:value-type="float">
            <text:p>22.2300672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345]+1" office:value-type="float" office:value="33" calcext:value-type="float">
            <text:p>33</text:p>
          </table:table-cell>
          <table:table-cell table:formula="of:=[.B345]" office:value-type="float" office:value="1" calcext:value-type="float">
            <text:p>1</text:p>
          </table:table-cell>
          <table:table-cell office:value-type="float" office:value="122.884666496" calcext:value-type="float">
            <text:p>122.884666496</text:p>
          </table:table-cell>
          <table:table-cell office:value-type="float" office:value="26.4594432" calcext:value-type="float">
            <text:p>26.4594432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346]+1" office:value-type="float" office:value="33" calcext:value-type="float">
            <text:p>33</text:p>
          </table:table-cell>
          <table:table-cell table:formula="of:=[.B346]" office:value-type="float" office:value="2" calcext:value-type="float">
            <text:p>2</text:p>
          </table:table-cell>
          <table:table-cell office:value-type="float" office:value="129.937859072" calcext:value-type="float">
            <text:p>129.937859072</text:p>
          </table:table-cell>
          <table:table-cell office:value-type="float" office:value="14.13045504" calcext:value-type="float">
            <text:p>14.13045504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347]+1" office:value-type="float" office:value="33" calcext:value-type="float">
            <text:p>33</text:p>
          </table:table-cell>
          <table:table-cell table:formula="of:=[.B347]" office:value-type="float" office:value="3" calcext:value-type="float">
            <text:p>3</text:p>
          </table:table-cell>
          <table:table-cell office:value-type="float" office:value="113.785739008" calcext:value-type="float">
            <text:p>113.785739008</text:p>
          </table:table-cell>
          <table:table-cell office:value-type="float" office:value="15.0440928" calcext:value-type="float">
            <text:p>15.0440928</text:p>
          </table:table-cell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348]+1" office:value-type="float" office:value="33" calcext:value-type="float">
            <text:p>33</text:p>
          </table:table-cell>
          <table:table-cell table:formula="of:=[.B348]" office:value-type="float" office:value="4" calcext:value-type="float">
            <text:p>4</text:p>
          </table:table-cell>
          <table:table-cell office:value-type="float" office:value="130.955292032" calcext:value-type="float">
            <text:p>130.955292032</text:p>
          </table:table-cell>
          <table:table-cell office:value-type="float" office:value="21.36229152" calcext:value-type="float">
            <text:p>21.36229152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349]+1" office:value-type="float" office:value="33" calcext:value-type="float">
            <text:p>33</text:p>
          </table:table-cell>
          <table:table-cell table:formula="of:=[.B349]" office:value-type="float" office:value="5" calcext:value-type="float">
            <text:p>5</text:p>
          </table:table-cell>
          <table:table-cell office:value-type="float" office:value="157.29410176" calcext:value-type="float">
            <text:p>157.29410176</text:p>
          </table:table-cell>
          <table:table-cell office:value-type="float" office:value="17.40773376" calcext:value-type="float">
            <text:p>17.40773376</text:p>
          </table:table-cell>
          <table:table-cell office:value-type="float" office:value="159" calcext:value-type="float">
            <text:p>1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350]+1" office:value-type="float" office:value="33" calcext:value-type="float">
            <text:p>33</text:p>
          </table:table-cell>
          <table:table-cell table:formula="of:=[.B350]" office:value-type="float" office:value="6" calcext:value-type="float">
            <text:p>6</text:p>
          </table:table-cell>
          <table:table-cell office:value-type="float" office:value="147.86396416" calcext:value-type="float">
            <text:p>147.86396416</text:p>
          </table:table-cell>
          <table:table-cell office:value-type="float" office:value="158.3464032" calcext:value-type="float">
            <text:p>158.3464032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351]+1" office:value-type="float" office:value="33" calcext:value-type="float">
            <text:p>33</text:p>
          </table:table-cell>
          <table:table-cell table:formula="of:=[.B351]" office:value-type="float" office:value="7" calcext:value-type="float">
            <text:p>7</text:p>
          </table:table-cell>
          <table:table-cell office:value-type="float" office:value="129.761312768" calcext:value-type="float">
            <text:p>129.761312768</text:p>
          </table:table-cell>
          <table:table-cell office:value-type="float" office:value="172.7126208" calcext:value-type="float">
            <text:p>172.7126208</text:p>
          </table:table-cell>
          <table:table-cell office:value-type="float" office:value="130" calcext:value-type="float">
            <text:p>13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352]+1" office:value-type="float" office:value="33" calcext:value-type="float">
            <text:p>33</text:p>
          </table:table-cell>
          <table:table-cell table:formula="of:=[.B352]" office:value-type="float" office:value="8" calcext:value-type="float">
            <text:p>8</text:p>
          </table:table-cell>
          <table:table-cell office:value-type="float" office:value="122.25259968" calcext:value-type="float">
            <text:p>122.25259968</text:p>
          </table:table-cell>
          <table:table-cell office:value-type="float" office:value="172.6923072" calcext:value-type="float">
            <text:p>172.6923072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353]+1" office:value-type="float" office:value="33" calcext:value-type="float">
            <text:p>33</text:p>
          </table:table-cell>
          <table:table-cell table:formula="of:=[.B353]" office:value-type="float" office:value="9" calcext:value-type="float">
            <text:p>9</text:p>
          </table:table-cell>
          <table:table-cell office:value-type="float" office:value="103.42212736" calcext:value-type="float">
            <text:p>103.42212736</text:p>
          </table:table-cell>
          <table:table-cell office:value-type="float" office:value="160.4526624" calcext:value-type="float">
            <text:p>160.4526624</text:p>
          </table:table-cell>
          <table:table-cell office:value-type="float" office:value="104" calcext:value-type="float">
            <text:p>10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354]+1" office:value-type="float" office:value="33" calcext:value-type="float">
            <text:p>33</text:p>
          </table:table-cell>
          <table:table-cell table:formula="of:=[.B354]" office:value-type="float" office:value="10" calcext:value-type="float">
            <text:p>10</text:p>
          </table:table-cell>
          <table:table-cell office:value-type="float" office:value="82.248256" calcext:value-type="float">
            <text:p>82.248256</text:p>
          </table:table-cell>
          <table:table-cell office:value-type="float" office:value="20.6661312" calcext:value-type="float">
            <text:p>20.6661312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355]+1" office:value-type="float" office:value="33" calcext:value-type="float">
            <text:p>33</text:p>
          </table:table-cell>
          <table:table-cell table:formula="of:=[.B355]" office:value-type="float" office:value="11" calcext:value-type="float">
            <text:p>11</text:p>
          </table:table-cell>
          <table:table-cell office:value-type="float" office:value="113.14354176" calcext:value-type="float">
            <text:p>113.14354176</text:p>
          </table:table-cell>
          <table:table-cell office:value-type="float" office:value="21.6106464" calcext:value-type="float">
            <text:p>21.6106464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356]+1" office:value-type="float" office:value="34" calcext:value-type="float">
            <text:p>34</text:p>
          </table:table-cell>
          <table:table-cell table:formula="of:=[.B356]" office:value-type="float" office:value="1" calcext:value-type="float">
            <text:p>1</text:p>
          </table:table-cell>
          <table:table-cell office:value-type="float" office:value="125.86902656" calcext:value-type="float">
            <text:p>125.86902656</text:p>
          </table:table-cell>
          <table:table-cell office:value-type="float" office:value="26.3389776" calcext:value-type="float">
            <text:p>26.3389776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357]+1" office:value-type="float" office:value="34" calcext:value-type="float">
            <text:p>34</text:p>
          </table:table-cell>
          <table:table-cell table:formula="of:=[.B357]" office:value-type="float" office:value="2" calcext:value-type="float">
            <text:p>2</text:p>
          </table:table-cell>
          <table:table-cell office:value-type="float" office:value="132.870774784" calcext:value-type="float">
            <text:p>132.870774784</text:p>
          </table:table-cell>
          <table:table-cell office:value-type="float" office:value="14.9778672" calcext:value-type="float">
            <text:p>14.9778672</text:p>
          </table:table-cell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358]+1" office:value-type="float" office:value="34" calcext:value-type="float">
            <text:p>34</text:p>
          </table:table-cell>
          <table:table-cell table:formula="of:=[.B358]" office:value-type="float" office:value="3" calcext:value-type="float">
            <text:p>3</text:p>
          </table:table-cell>
          <table:table-cell office:value-type="float" office:value="118.0776192" calcext:value-type="float">
            <text:p>118.0776192</text:p>
          </table:table-cell>
          <table:table-cell office:value-type="float" office:value="15.568896" calcext:value-type="float">
            <text:p>15.568896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359]+1" office:value-type="float" office:value="34" calcext:value-type="float">
            <text:p>34</text:p>
          </table:table-cell>
          <table:table-cell table:formula="of:=[.B359]" office:value-type="float" office:value="4" calcext:value-type="float">
            <text:p>4</text:p>
          </table:table-cell>
          <table:table-cell office:value-type="float" office:value="133.85347072" calcext:value-type="float">
            <text:p>133.85347072</text:p>
          </table:table-cell>
          <table:table-cell office:value-type="float" office:value="20.50816704" calcext:value-type="float">
            <text:p>20.50816704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360]+1" office:value-type="float" office:value="34" calcext:value-type="float">
            <text:p>34</text:p>
          </table:table-cell>
          <table:table-cell table:formula="of:=[.B360]" office:value-type="float" office:value="5" calcext:value-type="float">
            <text:p>5</text:p>
          </table:table-cell>
          <table:table-cell office:value-type="float" office:value="158.21470976" calcext:value-type="float">
            <text:p>158.21470976</text:p>
          </table:table-cell>
          <table:table-cell office:value-type="float" office:value="16.6732992" calcext:value-type="float">
            <text:p>16.6732992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361]+1" office:value-type="float" office:value="34" calcext:value-type="float">
            <text:p>34</text:p>
          </table:table-cell>
          <table:table-cell table:formula="of:=[.B361]" office:value-type="float" office:value="6" calcext:value-type="float">
            <text:p>6</text:p>
          </table:table-cell>
          <table:table-cell office:value-type="float" office:value="150.26590592" calcext:value-type="float">
            <text:p>150.26590592</text:p>
          </table:table-cell>
          <table:table-cell office:value-type="float" office:value="146.6774256" calcext:value-type="float">
            <text:p>146.6774256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362]+1" office:value-type="float" office:value="34" calcext:value-type="float">
            <text:p>34</text:p>
          </table:table-cell>
          <table:table-cell table:formula="of:=[.B362]" office:value-type="float" office:value="7" calcext:value-type="float">
            <text:p>7</text:p>
          </table:table-cell>
          <table:table-cell office:value-type="float" office:value="134.07822208" calcext:value-type="float">
            <text:p>134.07822208</text:p>
          </table:table-cell>
          <table:table-cell office:value-type="float" office:value="160.05040704" calcext:value-type="float">
            <text:p>160.05040704</text:p>
          </table:table-cell>
          <table:table-cell office:value-type="float" office:value="134" calcext:value-type="float">
            <text:p>13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363]+1" office:value-type="float" office:value="34" calcext:value-type="float">
            <text:p>34</text:p>
          </table:table-cell>
          <table:table-cell table:formula="of:=[.B363]" office:value-type="float" office:value="8" calcext:value-type="float">
            <text:p>8</text:p>
          </table:table-cell>
          <table:table-cell office:value-type="float" office:value="127.0932851968" calcext:value-type="float">
            <text:p>127.0932851968</text:p>
          </table:table-cell>
          <table:table-cell office:value-type="float" office:value="159.69561216" calcext:value-type="float">
            <text:p>159.69561216</text:p>
          </table:table-cell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364]+1" office:value-type="float" office:value="34" calcext:value-type="float">
            <text:p>34</text:p>
          </table:table-cell>
          <table:table-cell table:formula="of:=[.B364]" office:value-type="float" office:value="9" calcext:value-type="float">
            <text:p>9</text:p>
          </table:table-cell>
          <table:table-cell office:value-type="float" office:value="108.97992192" calcext:value-type="float">
            <text:p>108.97992192</text:p>
          </table:table-cell>
          <table:table-cell office:value-type="float" office:value="148.6468512" calcext:value-type="float">
            <text:p>148.6468512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365]+1" office:value-type="float" office:value="34" calcext:value-type="float">
            <text:p>34</text:p>
          </table:table-cell>
          <table:table-cell table:formula="of:=[.B365]" office:value-type="float" office:value="10" calcext:value-type="float">
            <text:p>10</text:p>
          </table:table-cell>
          <table:table-cell office:value-type="float" office:value="89.95925504" calcext:value-type="float">
            <text:p>89.95925504</text:p>
          </table:table-cell>
          <table:table-cell office:value-type="float" office:value="20.24973696" calcext:value-type="float">
            <text:p>20.24973696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366]+1" office:value-type="float" office:value="34" calcext:value-type="float">
            <text:p>34</text:p>
          </table:table-cell>
          <table:table-cell table:formula="of:=[.B366]" office:value-type="float" office:value="11" calcext:value-type="float">
            <text:p>11</text:p>
          </table:table-cell>
          <table:table-cell office:value-type="float" office:value="117.305161472" calcext:value-type="float">
            <text:p>117.305161472</text:p>
          </table:table-cell>
          <table:table-cell office:value-type="float" office:value="20.672736" calcext:value-type="float">
            <text:p>20.672736</text:p>
          </table:table-cell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367]+1" office:value-type="float" office:value="35" calcext:value-type="float">
            <text:p>35</text:p>
          </table:table-cell>
          <table:table-cell table:formula="of:=[.B367]" office:value-type="float" office:value="1" calcext:value-type="float">
            <text:p>1</text:p>
          </table:table-cell>
          <table:table-cell office:value-type="float" office:value="129.22192704" calcext:value-type="float">
            <text:p>129.22192704</text:p>
          </table:table-cell>
          <table:table-cell office:value-type="float" office:value="23.5165248" calcext:value-type="float">
            <text:p>23.5165248</text:p>
          </table:table-cell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368]+1" office:value-type="float" office:value="35" calcext:value-type="float">
            <text:p>35</text:p>
          </table:table-cell>
          <table:table-cell table:formula="of:=[.B368]" office:value-type="float" office:value="2" calcext:value-type="float">
            <text:p>2</text:p>
          </table:table-cell>
          <table:table-cell office:value-type="float" office:value="137.08686592" calcext:value-type="float">
            <text:p>137.08686592</text:p>
          </table:table-cell>
          <table:table-cell office:value-type="float" office:value="11.1305568" calcext:value-type="float">
            <text:p>11.1305568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369]+1" office:value-type="float" office:value="35" calcext:value-type="float">
            <text:p>35</text:p>
          </table:table-cell>
          <table:table-cell table:formula="of:=[.B369]" office:value-type="float" office:value="3" calcext:value-type="float">
            <text:p>3</text:p>
          </table:table-cell>
          <table:table-cell office:value-type="float" office:value="120.072510208" calcext:value-type="float">
            <text:p>120.072510208</text:p>
          </table:table-cell>
          <table:table-cell office:value-type="float" office:value="11.838864" calcext:value-type="float">
            <text:p>11.838864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370]+1" office:value-type="float" office:value="35" calcext:value-type="float">
            <text:p>35</text:p>
          </table:table-cell>
          <table:table-cell table:formula="of:=[.B370]" office:value-type="float" office:value="4" calcext:value-type="float">
            <text:p>4</text:p>
          </table:table-cell>
          <table:table-cell office:value-type="float" office:value="137.81609344" calcext:value-type="float">
            <text:p>137.81609344</text:p>
          </table:table-cell>
          <table:table-cell office:value-type="float" office:value="17.2984656" calcext:value-type="float">
            <text:p>17.2984656</text:p>
          </table:table-cell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371]+1" office:value-type="float" office:value="35" calcext:value-type="float">
            <text:p>35</text:p>
          </table:table-cell>
          <table:table-cell table:formula="of:=[.B371]" office:value-type="float" office:value="5" calcext:value-type="float">
            <text:p>5</text:p>
          </table:table-cell>
          <table:table-cell office:value-type="float" office:value="164.10153984" calcext:value-type="float">
            <text:p>164.10153984</text:p>
          </table:table-cell>
          <table:table-cell office:value-type="float" office:value="13.6714944" calcext:value-type="float">
            <text:p>13.6714944</text:p>
          </table:table-cell>
          <table:table-cell office:value-type="float" office:value="163" calcext:value-type="float">
            <text:p>1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372]+1" office:value-type="float" office:value="35" calcext:value-type="float">
            <text:p>35</text:p>
          </table:table-cell>
          <table:table-cell table:formula="of:=[.B372]" office:value-type="float" office:value="6" calcext:value-type="float">
            <text:p>6</text:p>
          </table:table-cell>
          <table:table-cell office:value-type="float" office:value="154.75087744" calcext:value-type="float">
            <text:p>154.75087744</text:p>
          </table:table-cell>
          <table:table-cell office:value-type="float" office:value="153.39943296" calcext:value-type="float">
            <text:p>153.39943296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formula="of:=[.A373]+1" office:value-type="float" office:value="35" calcext:value-type="float">
            <text:p>35</text:p>
          </table:table-cell>
          <table:table-cell table:formula="of:=[.B373]" office:value-type="float" office:value="7" calcext:value-type="float">
            <text:p>7</text:p>
          </table:table-cell>
          <table:table-cell office:value-type="float" office:value="136.57031168" calcext:value-type="float">
            <text:p>136.57031168</text:p>
          </table:table-cell>
          <table:table-cell office:value-type="float" office:value="167.4718896" calcext:value-type="float">
            <text:p>167.4718896</text:p>
          </table:table-cell>
          <table:table-cell office:value-type="float" office:value="136" calcext:value-type="float">
            <text:p>13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374]+1" office:value-type="float" office:value="35" calcext:value-type="float">
            <text:p>35</text:p>
          </table:table-cell>
          <table:table-cell table:formula="of:=[.B374]" office:value-type="float" office:value="8" calcext:value-type="float">
            <text:p>8</text:p>
          </table:table-cell>
          <table:table-cell office:value-type="float" office:value="129.305966464" calcext:value-type="float">
            <text:p>129.305966464</text:p>
          </table:table-cell>
          <table:table-cell office:value-type="float" office:value="167.1395712" calcext:value-type="float">
            <text:p>167.1395712</text:p>
          </table:table-cell>
          <table:table-cell office:value-type="float" office:value="130" calcext:value-type="float">
            <text:p>13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375]+1" office:value-type="float" office:value="35" calcext:value-type="float">
            <text:p>35</text:p>
          </table:table-cell>
          <table:table-cell table:formula="of:=[.B375]" office:value-type="float" office:value="9" calcext:value-type="float">
            <text:p>9</text:p>
          </table:table-cell>
          <table:table-cell office:value-type="float" office:value="111.246336" calcext:value-type="float">
            <text:p>111.246336</text:p>
          </table:table-cell>
          <table:table-cell office:value-type="float" office:value="155.6403696" calcext:value-type="float">
            <text:p>155.6403696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376]+1" office:value-type="float" office:value="35" calcext:value-type="float">
            <text:p>35</text:p>
          </table:table-cell>
          <table:table-cell table:formula="of:=[.B376]" office:value-type="float" office:value="10" calcext:value-type="float">
            <text:p>10</text:p>
          </table:table-cell>
          <table:table-cell office:value-type="float" office:value="89.88482304" calcext:value-type="float">
            <text:p>89.88482304</text:p>
          </table:table-cell>
          <table:table-cell office:value-type="float" office:value="17.0919456" calcext:value-type="float">
            <text:p>17.0919456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377]+1" office:value-type="float" office:value="35" calcext:value-type="float">
            <text:p>35</text:p>
          </table:table-cell>
          <table:table-cell table:formula="of:=[.B377]" office:value-type="float" office:value="11" calcext:value-type="float">
            <text:p>11</text:p>
          </table:table-cell>
          <table:table-cell office:value-type="float" office:value="119.76039936" calcext:value-type="float">
            <text:p>119.76039936</text:p>
          </table:table-cell>
          <table:table-cell office:value-type="float" office:value="17.9084448" calcext:value-type="float">
            <text:p>17.9084448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378]+1" office:value-type="float" office:value="36" calcext:value-type="float">
            <text:p>36</text:p>
          </table:table-cell>
          <table:table-cell table:formula="of:=[.B378]" office:value-type="float" office:value="1" calcext:value-type="float">
            <text:p>1</text:p>
          </table:table-cell>
          <table:table-cell office:value-type="float" office:value="130.741558016" calcext:value-type="float">
            <text:p>130.741558016</text:p>
          </table:table-cell>
          <table:table-cell office:value-type="float" office:value="31.0790064" calcext:value-type="float">
            <text:p>31.079006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379]+1" office:value-type="float" office:value="36" calcext:value-type="float">
            <text:p>36</text:p>
          </table:table-cell>
          <table:table-cell table:formula="of:=[.B379]" office:value-type="float" office:value="2" calcext:value-type="float">
            <text:p>2</text:p>
          </table:table-cell>
          <table:table-cell office:value-type="float" office:value="136.97982976" calcext:value-type="float">
            <text:p>136.97982976</text:p>
          </table:table-cell>
          <table:table-cell office:value-type="float" office:value="18.9427296" calcext:value-type="float">
            <text:p>18.9427296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380]+1" office:value-type="float" office:value="36" calcext:value-type="float">
            <text:p>36</text:p>
          </table:table-cell>
          <table:table-cell table:formula="of:=[.B380]" office:value-type="float" office:value="3" calcext:value-type="float">
            <text:p>3</text:p>
          </table:table-cell>
          <table:table-cell office:value-type="float" office:value="121.23733952" calcext:value-type="float">
            <text:p>121.23733952</text:p>
          </table:table-cell>
          <table:table-cell office:value-type="float" office:value="19.79170944" calcext:value-type="float">
            <text:p>19.79170944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381]+1" office:value-type="float" office:value="36" calcext:value-type="float">
            <text:p>36</text:p>
          </table:table-cell>
          <table:table-cell table:formula="of:=[.B381]" office:value-type="float" office:value="4" calcext:value-type="float">
            <text:p>4</text:p>
          </table:table-cell>
          <table:table-cell office:value-type="float" office:value="138.466825472" calcext:value-type="float">
            <text:p>138.466825472</text:p>
          </table:table-cell>
          <table:table-cell office:value-type="float" office:value="25.47887424" calcext:value-type="float">
            <text:p>25.47887424</text:p>
          </table:table-cell>
          <table:table-cell office:value-type="float" office:value="138" calcext:value-type="float">
            <text:p>1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82]+1" office:value-type="float" office:value="36" calcext:value-type="float">
            <text:p>36</text:p>
          </table:table-cell>
          <table:table-cell table:formula="of:=[.B382]" office:value-type="float" office:value="5" calcext:value-type="float">
            <text:p>5</text:p>
          </table:table-cell>
          <table:table-cell office:value-type="float" office:value="163.35514496" calcext:value-type="float">
            <text:p>163.35514496</text:p>
          </table:table-cell>
          <table:table-cell office:value-type="float" office:value="21.83337024" calcext:value-type="float">
            <text:p>21.83337024</text:p>
          </table:table-cell>
          <table:table-cell office:value-type="float" office:value="162" calcext:value-type="float">
            <text:p>16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383]+1" office:value-type="float" office:value="36" calcext:value-type="float">
            <text:p>36</text:p>
          </table:table-cell>
          <table:table-cell table:formula="of:=[.B383]" office:value-type="float" office:value="6" calcext:value-type="float">
            <text:p>6</text:p>
          </table:table-cell>
          <table:table-cell office:value-type="float" office:value="156.71469824" calcext:value-type="float">
            <text:p>156.71469824</text:p>
          </table:table-cell>
          <table:table-cell office:value-type="float" office:value="158.95809216" calcext:value-type="float">
            <text:p>158.95809216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384]+1" office:value-type="float" office:value="36" calcext:value-type="float">
            <text:p>36</text:p>
          </table:table-cell>
          <table:table-cell table:formula="of:=[.B384]" office:value-type="float" office:value="7" calcext:value-type="float">
            <text:p>7</text:p>
          </table:table-cell>
          <table:table-cell office:value-type="float" office:value="138.8893312" calcext:value-type="float">
            <text:p>138.8893312</text:p>
          </table:table-cell>
          <table:table-cell office:value-type="float" office:value="173.2983072" calcext:value-type="float">
            <text:p>173.2983072</text:p>
          </table:table-cell>
          <table:table-cell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385]+1" office:value-type="float" office:value="36" calcext:value-type="float">
            <text:p>36</text:p>
          </table:table-cell>
          <table:table-cell table:formula="of:=[.B385]" office:value-type="float" office:value="8" calcext:value-type="float">
            <text:p>8</text:p>
          </table:table-cell>
          <table:table-cell office:value-type="float" office:value="132.541947392" calcext:value-type="float">
            <text:p>132.541947392</text:p>
          </table:table-cell>
          <table:table-cell office:value-type="float" office:value="173.4784752" calcext:value-type="float">
            <text:p>173.4784752</text:p>
          </table:table-cell>
          <table:table-cell office:value-type="float" office:value="136" calcext:value-type="float">
            <text:p>13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386]+1" office:value-type="float" office:value="36" calcext:value-type="float">
            <text:p>36</text:p>
          </table:table-cell>
          <table:table-cell table:formula="of:=[.B386]" office:value-type="float" office:value="9" calcext:value-type="float">
            <text:p>9</text:p>
          </table:table-cell>
          <table:table-cell office:value-type="float" office:value="114.16083904" calcext:value-type="float">
            <text:p>114.16083904</text:p>
          </table:table-cell>
          <table:table-cell office:value-type="float" office:value="161.6842656" calcext:value-type="float">
            <text:p>161.6842656</text:p>
          </table:table-cell>
          <table:table-cell office:value-type="float" office:value="114" calcext:value-type="float">
            <text:p>11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387]+1" office:value-type="float" office:value="36" calcext:value-type="float">
            <text:p>36</text:p>
          </table:table-cell>
          <table:table-cell table:formula="of:=[.B387]" office:value-type="float" office:value="10" calcext:value-type="float">
            <text:p>10</text:p>
          </table:table-cell>
          <table:table-cell office:value-type="float" office:value="91.98294016" calcext:value-type="float">
            <text:p>91.98294016</text:p>
          </table:table-cell>
          <table:table-cell office:value-type="float" office:value="25.82877696" calcext:value-type="float">
            <text:p>25.82877696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388]+1" office:value-type="float" office:value="36" calcext:value-type="float">
            <text:p>36</text:p>
          </table:table-cell>
          <table:table-cell table:formula="of:=[.B388]" office:value-type="float" office:value="11" calcext:value-type="float">
            <text:p>11</text:p>
          </table:table-cell>
          <table:table-cell office:value-type="float" office:value="121.328227456" calcext:value-type="float">
            <text:p>121.328227456</text:p>
          </table:table-cell>
          <table:table-cell office:value-type="float" office:value="26.2294464" calcext:value-type="float">
            <text:p>26.2294464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389]+1" office:value-type="float" office:value="37" calcext:value-type="float">
            <text:p>37</text:p>
          </table:table-cell>
          <table:table-cell table:formula="of:=[.B389]" office:value-type="float" office:value="1" calcext:value-type="float">
            <text:p>1</text:p>
          </table:table-cell>
          <table:table-cell office:value-type="float" office:value="145.72838784" calcext:value-type="float">
            <text:p>145.72838784</text:p>
          </table:table-cell>
          <table:table-cell office:value-type="float" office:value="24.70975104" calcext:value-type="float">
            <text:p>24.7097510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390]+1" office:value-type="float" office:value="37" calcext:value-type="float">
            <text:p>37</text:p>
          </table:table-cell>
          <table:table-cell table:formula="of:=[.B390]" office:value-type="float" office:value="2" calcext:value-type="float">
            <text:p>2</text:p>
          </table:table-cell>
          <table:table-cell office:value-type="float" office:value="154.35057024" calcext:value-type="float">
            <text:p>154.35057024</text:p>
          </table:table-cell>
          <table:table-cell office:value-type="float" office:value="12.482256" calcext:value-type="float">
            <text:p>12.482256</text:p>
          </table:table-cell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391]+1" office:value-type="float" office:value="37" calcext:value-type="float">
            <text:p>37</text:p>
          </table:table-cell>
          <table:table-cell table:formula="of:=[.B391]" office:value-type="float" office:value="3" calcext:value-type="float">
            <text:p>3</text:p>
          </table:table-cell>
          <table:table-cell office:value-type="float" office:value="137.24922752" calcext:value-type="float">
            <text:p>137.24922752</text:p>
          </table:table-cell>
          <table:table-cell office:value-type="float" office:value="12.7516896" calcext:value-type="float">
            <text:p>12.7516896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392]+1" office:value-type="float" office:value="37" calcext:value-type="float">
            <text:p>37</text:p>
          </table:table-cell>
          <table:table-cell table:formula="of:=[.B392]" office:value-type="float" office:value="4" calcext:value-type="float">
            <text:p>4</text:p>
          </table:table-cell>
          <table:table-cell office:value-type="float" office:value="155.3309248" calcext:value-type="float">
            <text:p>155.3309248</text:p>
          </table:table-cell>
          <table:table-cell office:value-type="float" office:value="18.18293376" calcext:value-type="float">
            <text:p>18.18293376</text:p>
          </table:table-cell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393]+1" office:value-type="float" office:value="37" calcext:value-type="float">
            <text:p>37</text:p>
          </table:table-cell>
          <table:table-cell table:formula="of:=[.B393]" office:value-type="float" office:value="5" calcext:value-type="float">
            <text:p>5</text:p>
          </table:table-cell>
          <table:table-cell office:value-type="float" office:value="182.70957184" calcext:value-type="float">
            <text:p>182.70957184</text:p>
          </table:table-cell>
          <table:table-cell office:value-type="float" office:value="15.6649824" calcext:value-type="float">
            <text:p>15.6649824</text:p>
          </table:table-cell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394]+1" office:value-type="float" office:value="37" calcext:value-type="float">
            <text:p>37</text:p>
          </table:table-cell>
          <table:table-cell table:formula="of:=[.B394]" office:value-type="float" office:value="6" calcext:value-type="float">
            <text:p>6</text:p>
          </table:table-cell>
          <table:table-cell office:value-type="float" office:value="168.05919616" calcext:value-type="float">
            <text:p>168.05919616</text:p>
          </table:table-cell>
          <table:table-cell office:value-type="float" office:value="159.71207424" calcext:value-type="float">
            <text:p>159.71207424</text:p>
          </table:table-cell>
          <table:table-cell office:value-type="float" office:value="167" calcext:value-type="float">
            <text:p>16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395]+1" office:value-type="float" office:value="37" calcext:value-type="float">
            <text:p>37</text:p>
          </table:table-cell>
          <table:table-cell table:formula="of:=[.B395]" office:value-type="float" office:value="7" calcext:value-type="float">
            <text:p>7</text:p>
          </table:table-cell>
          <table:table-cell office:value-type="float" office:value="148.79625728" calcext:value-type="float">
            <text:p>148.79625728</text:p>
          </table:table-cell>
          <table:table-cell office:value-type="float" office:value="174.43596864" calcext:value-type="float">
            <text:p>174.43596864</text:p>
          </table:table-cell>
          <table:table-cell office:value-type="float" office:value="148" calcext:value-type="float">
            <text:p>14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396]+1" office:value-type="float" office:value="37" calcext:value-type="float">
            <text:p>37</text:p>
          </table:table-cell>
          <table:table-cell table:formula="of:=[.B396]" office:value-type="float" office:value="8" calcext:value-type="float">
            <text:p>8</text:p>
          </table:table-cell>
          <table:table-cell office:value-type="float" office:value="141.29859328" calcext:value-type="float">
            <text:p>141.29859328</text:p>
          </table:table-cell>
          <table:table-cell office:value-type="float" office:value="174.7286592" calcext:value-type="float">
            <text:p>174.7286592</text:p>
          </table:table-cell>
          <table:table-cell office:value-type="float" office:value="140" calcext:value-type="float">
            <text:p>14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397]+1" office:value-type="float" office:value="37" calcext:value-type="float">
            <text:p>37</text:p>
          </table:table-cell>
          <table:table-cell table:formula="of:=[.B397]" office:value-type="float" office:value="9" calcext:value-type="float">
            <text:p>9</text:p>
          </table:table-cell>
          <table:table-cell office:value-type="float" office:value="122.759676416" calcext:value-type="float">
            <text:p>122.759676416</text:p>
          </table:table-cell>
          <table:table-cell office:value-type="float" office:value="162.1198272" calcext:value-type="float">
            <text:p>162.1198272</text:p>
          </table:table-cell>
          <table:table-cell office:value-type="float" office:value="122" calcext:value-type="float">
            <text:p>12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398]+1" office:value-type="float" office:value="37" calcext:value-type="float">
            <text:p>37</text:p>
          </table:table-cell>
          <table:table-cell table:formula="of:=[.B398]" office:value-type="float" office:value="10" calcext:value-type="float">
            <text:p>10</text:p>
          </table:table-cell>
          <table:table-cell office:value-type="float" office:value="105.534368" calcext:value-type="float">
            <text:p>105.534368</text:p>
          </table:table-cell>
          <table:table-cell office:value-type="float" office:value="17.7100416" calcext:value-type="float">
            <text:p>17.7100416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399]+1" office:value-type="float" office:value="37" calcext:value-type="float">
            <text:p>37</text:p>
          </table:table-cell>
          <table:table-cell table:formula="of:=[.B399]" office:value-type="float" office:value="11" calcext:value-type="float">
            <text:p>11</text:p>
          </table:table-cell>
          <table:table-cell office:value-type="float" office:value="135.926240896" calcext:value-type="float">
            <text:p>135.926240896</text:p>
          </table:table-cell>
          <table:table-cell office:value-type="float" office:value="18.55406016" calcext:value-type="float">
            <text:p>18.55406016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400]+1" office:value-type="float" office:value="38" calcext:value-type="float">
            <text:p>38</text:p>
          </table:table-cell>
          <table:table-cell table:formula="of:=[.B400]" office:value-type="float" office:value="1" calcext:value-type="float">
            <text:p>1</text:p>
          </table:table-cell>
          <table:table-cell office:value-type="float" office:value="133.495067136" calcext:value-type="float">
            <text:p>133.495067136</text:p>
          </table:table-cell>
          <table:table-cell office:value-type="float" office:value="24.6923328" calcext:value-type="float">
            <text:p>24.6923328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401]+1" office:value-type="float" office:value="38" calcext:value-type="float">
            <text:p>38</text:p>
          </table:table-cell>
          <table:table-cell table:formula="of:=[.B401]" office:value-type="float" office:value="2" calcext:value-type="float">
            <text:p>2</text:p>
          </table:table-cell>
          <table:table-cell office:value-type="float" office:value="141.19203584" calcext:value-type="float">
            <text:p>141.19203584</text:p>
          </table:table-cell>
          <table:table-cell office:value-type="float" office:value="12.6997632" calcext:value-type="float">
            <text:p>12.6997632</text:p>
          </table:table-cell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402]+1" office:value-type="float" office:value="38" calcext:value-type="float">
            <text:p>38</text:p>
          </table:table-cell>
          <table:table-cell table:formula="of:=[.B402]" office:value-type="float" office:value="3" calcext:value-type="float">
            <text:p>3</text:p>
          </table:table-cell>
          <table:table-cell office:value-type="float" office:value="124.686346496" calcext:value-type="float">
            <text:p>124.686346496</text:p>
          </table:table-cell>
          <table:table-cell office:value-type="float" office:value="13.4574144" calcext:value-type="float">
            <text:p>13.4574144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403]+1" office:value-type="float" office:value="38" calcext:value-type="float">
            <text:p>38</text:p>
          </table:table-cell>
          <table:table-cell table:formula="of:=[.B403]" office:value-type="float" office:value="4" calcext:value-type="float">
            <text:p>4</text:p>
          </table:table-cell>
          <table:table-cell office:value-type="float" office:value="141.704374272" calcext:value-type="float">
            <text:p>141.704374272</text:p>
          </table:table-cell>
          <table:table-cell office:value-type="float" office:value="19.2696288" calcext:value-type="float">
            <text:p>19.2696288</text:p>
          </table:table-cell>
          <table:table-cell office:value-type="float" office:value="143" calcext:value-type="float">
            <text:p>1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404]+1" office:value-type="float" office:value="38" calcext:value-type="float">
            <text:p>38</text:p>
          </table:table-cell>
          <table:table-cell table:formula="of:=[.B404]" office:value-type="float" office:value="5" calcext:value-type="float">
            <text:p>5</text:p>
          </table:table-cell>
          <table:table-cell office:value-type="float" office:value="167.22421248" calcext:value-type="float">
            <text:p>167.22421248</text:p>
          </table:table-cell>
          <table:table-cell office:value-type="float" office:value="16.59035136" calcext:value-type="float">
            <text:p>16.59035136</text:p>
          </table:table-cell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405]+1" office:value-type="float" office:value="38" calcext:value-type="float">
            <text:p>38</text:p>
          </table:table-cell>
          <table:table-cell table:formula="of:=[.B405]" office:value-type="float" office:value="6" calcext:value-type="float">
            <text:p>6</text:p>
          </table:table-cell>
          <table:table-cell office:value-type="float" office:value="154.97046912" calcext:value-type="float">
            <text:p>154.97046912</text:p>
          </table:table-cell>
          <table:table-cell office:value-type="float" office:value="152.4276096" calcext:value-type="float">
            <text:p>152.4276096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406]+1" office:value-type="float" office:value="38" calcext:value-type="float">
            <text:p>38</text:p>
          </table:table-cell>
          <table:table-cell table:formula="of:=[.B406]" office:value-type="float" office:value="7" calcext:value-type="float">
            <text:p>7</text:p>
          </table:table-cell>
          <table:table-cell office:value-type="float" office:value="137.63932992" calcext:value-type="float">
            <text:p>137.63932992</text:p>
          </table:table-cell>
          <table:table-cell office:value-type="float" office:value="165.6395808" calcext:value-type="float">
            <text:p>165.6395808</text:p>
          </table:table-cell>
          <table:table-cell office:value-type="float" office:value="136" calcext:value-type="float">
            <text:p>13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407]+1" office:value-type="float" office:value="38" calcext:value-type="float">
            <text:p>38</text:p>
          </table:table-cell>
          <table:table-cell table:formula="of:=[.B407]" office:value-type="float" office:value="8" calcext:value-type="float">
            <text:p>8</text:p>
          </table:table-cell>
          <table:table-cell office:value-type="float" office:value="129.74676192" calcext:value-type="float">
            <text:p>129.74676192</text:p>
          </table:table-cell>
          <table:table-cell office:value-type="float" office:value="165.3434304" calcext:value-type="float">
            <text:p>165.3434304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408]+1" office:value-type="float" office:value="38" calcext:value-type="float">
            <text:p>38</text:p>
          </table:table-cell>
          <table:table-cell table:formula="of:=[.B408]" office:value-type="float" office:value="9" calcext:value-type="float">
            <text:p>9</text:p>
          </table:table-cell>
          <table:table-cell office:value-type="float" office:value="111.99600256" calcext:value-type="float">
            <text:p>111.99600256</text:p>
          </table:table-cell>
          <table:table-cell office:value-type="float" office:value="153.18789504" calcext:value-type="float">
            <text:p>153.18789504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409]+1" office:value-type="float" office:value="38" calcext:value-type="float">
            <text:p>38</text:p>
          </table:table-cell>
          <table:table-cell table:formula="of:=[.B409]" office:value-type="float" office:value="10" calcext:value-type="float">
            <text:p>10</text:p>
          </table:table-cell>
          <table:table-cell office:value-type="float" office:value="95.78424064" calcext:value-type="float">
            <text:p>95.78424064</text:p>
          </table:table-cell>
          <table:table-cell office:value-type="float" office:value="17.8489776" calcext:value-type="float">
            <text:p>17.8489776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410]+1" office:value-type="float" office:value="38" calcext:value-type="float">
            <text:p>38</text:p>
          </table:table-cell>
          <table:table-cell table:formula="of:=[.B410]" office:value-type="float" office:value="11" calcext:value-type="float">
            <text:p>11</text:p>
          </table:table-cell>
          <table:table-cell office:value-type="float" office:value="124.970067968" calcext:value-type="float">
            <text:p>124.970067968</text:p>
          </table:table-cell>
          <table:table-cell office:value-type="float" office:value="19.11023712" calcext:value-type="float">
            <text:p>19.11023712</text:p>
          </table:table-cell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411]+1" office:value-type="float" office:value="39" calcext:value-type="float">
            <text:p>39</text:p>
          </table:table-cell>
          <table:table-cell table:formula="of:=[.B411]" office:value-type="float" office:value="1" calcext:value-type="float">
            <text:p>1</text:p>
          </table:table-cell>
          <table:table-cell office:value-type="float" office:value="131.672069504" calcext:value-type="float">
            <text:p>131.672069504</text:p>
          </table:table-cell>
          <table:table-cell office:value-type="float" office:value="23.5014384" calcext:value-type="float">
            <text:p>23.5014384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412]+1" office:value-type="float" office:value="39" calcext:value-type="float">
            <text:p>39</text:p>
          </table:table-cell>
          <table:table-cell table:formula="of:=[.B412]" office:value-type="float" office:value="2" calcext:value-type="float">
            <text:p>2</text:p>
          </table:table-cell>
          <table:table-cell office:value-type="float" office:value="139.56475072" calcext:value-type="float">
            <text:p>139.56475072</text:p>
          </table:table-cell>
          <table:table-cell office:value-type="float" office:value="11.55945984" calcext:value-type="float">
            <text:p>11.55945984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413]+1" office:value-type="float" office:value="39" calcext:value-type="float">
            <text:p>39</text:p>
          </table:table-cell>
          <table:table-cell table:formula="of:=[.B413]" office:value-type="float" office:value="3" calcext:value-type="float">
            <text:p>3</text:p>
          </table:table-cell>
          <table:table-cell office:value-type="float" office:value="122.2001728" calcext:value-type="float">
            <text:p>122.2001728</text:p>
          </table:table-cell>
          <table:table-cell office:value-type="float" office:value="11.4586032" calcext:value-type="float">
            <text:p>11.4586032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14]+1" office:value-type="float" office:value="39" calcext:value-type="float">
            <text:p>39</text:p>
          </table:table-cell>
          <table:table-cell table:formula="of:=[.B414]" office:value-type="float" office:value="4" calcext:value-type="float">
            <text:p>4</text:p>
          </table:table-cell>
          <table:table-cell office:value-type="float" office:value="140.43898752" calcext:value-type="float">
            <text:p>140.43898752</text:p>
          </table:table-cell>
          <table:table-cell office:value-type="float" office:value="18.03856704" calcext:value-type="float">
            <text:p>18.03856704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415]+1" office:value-type="float" office:value="39" calcext:value-type="float">
            <text:p>39</text:p>
          </table:table-cell>
          <table:table-cell table:formula="of:=[.B415]" office:value-type="float" office:value="5" calcext:value-type="float">
            <text:p>5</text:p>
          </table:table-cell>
          <table:table-cell office:value-type="float" office:value="167.2648704" calcext:value-type="float">
            <text:p>167.2648704</text:p>
          </table:table-cell>
          <table:table-cell office:value-type="float" office:value="14.164752" calcext:value-type="float">
            <text:p>14.164752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416]+1" office:value-type="float" office:value="39" calcext:value-type="float">
            <text:p>39</text:p>
          </table:table-cell>
          <table:table-cell table:formula="of:=[.B416]" office:value-type="float" office:value="6" calcext:value-type="float">
            <text:p>6</text:p>
          </table:table-cell>
          <table:table-cell office:value-type="float" office:value="155.03504768" calcext:value-type="float">
            <text:p>155.03504768</text:p>
          </table:table-cell>
          <table:table-cell office:value-type="float" office:value="157.14367104" calcext:value-type="float">
            <text:p>157.14367104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417]+1" office:value-type="float" office:value="39" calcext:value-type="float">
            <text:p>39</text:p>
          </table:table-cell>
          <table:table-cell table:formula="of:=[.B417]" office:value-type="float" office:value="7" calcext:value-type="float">
            <text:p>7</text:p>
          </table:table-cell>
          <table:table-cell office:value-type="float" office:value="137.47330944" calcext:value-type="float">
            <text:p>137.47330944</text:p>
          </table:table-cell>
          <table:table-cell office:value-type="float" office:value="171.0336576" calcext:value-type="float">
            <text:p>171.0336576</text:p>
          </table:table-cell>
          <table:table-cell office:value-type="float" office:value="136" calcext:value-type="float">
            <text:p>13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418]+1" office:value-type="float" office:value="39" calcext:value-type="float">
            <text:p>39</text:p>
          </table:table-cell>
          <table:table-cell table:formula="of:=[.B418]" office:value-type="float" office:value="8" calcext:value-type="float">
            <text:p>8</text:p>
          </table:table-cell>
          <table:table-cell office:value-type="float" office:value="129.125958144" calcext:value-type="float">
            <text:p>129.125958144</text:p>
          </table:table-cell>
          <table:table-cell office:value-type="float" office:value="170.3855616" calcext:value-type="float">
            <text:p>170.3855616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419]+1" office:value-type="float" office:value="39" calcext:value-type="float">
            <text:p>39</text:p>
          </table:table-cell>
          <table:table-cell table:formula="of:=[.B419]" office:value-type="float" office:value="9" calcext:value-type="float">
            <text:p>9</text:p>
          </table:table-cell>
          <table:table-cell office:value-type="float" office:value="110.7729088" calcext:value-type="float">
            <text:p>110.7729088</text:p>
          </table:table-cell>
          <table:table-cell office:value-type="float" office:value="158.07828096" calcext:value-type="float">
            <text:p>158.0782809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420]+1" office:value-type="float" office:value="39" calcext:value-type="float">
            <text:p>39</text:p>
          </table:table-cell>
          <table:table-cell table:formula="of:=[.B420]" office:value-type="float" office:value="10" calcext:value-type="float">
            <text:p>10</text:p>
          </table:table-cell>
          <table:table-cell office:value-type="float" office:value="92.15209984" calcext:value-type="float">
            <text:p>92.15209984</text:p>
          </table:table-cell>
          <table:table-cell office:value-type="float" office:value="16.6663056" calcext:value-type="float">
            <text:p>16.6663056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421]+1" office:value-type="float" office:value="39" calcext:value-type="float">
            <text:p>39</text:p>
          </table:table-cell>
          <table:table-cell table:formula="of:=[.B421]" office:value-type="float" office:value="11" calcext:value-type="float">
            <text:p>11</text:p>
          </table:table-cell>
          <table:table-cell office:value-type="float" office:value="122.381674752" calcext:value-type="float">
            <text:p>122.381674752</text:p>
          </table:table-cell>
          <table:table-cell office:value-type="float" office:value="17.88956448" calcext:value-type="float">
            <text:p>17.88956448</text:p>
          </table:table-cell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422]+1" office:value-type="float" office:value="40" calcext:value-type="float">
            <text:p>40</text:p>
          </table:table-cell>
          <table:table-cell table:formula="of:=[.B422]" office:value-type="float" office:value="1" calcext:value-type="float">
            <text:p>1</text:p>
          </table:table-cell>
          <table:table-cell office:value-type="float" office:value="134.272877184" calcext:value-type="float">
            <text:p>134.272877184</text:p>
          </table:table-cell>
          <table:table-cell office:value-type="float" office:value="28.703568" calcext:value-type="float">
            <text:p>28.703568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423]+1" office:value-type="float" office:value="40" calcext:value-type="float">
            <text:p>40</text:p>
          </table:table-cell>
          <table:table-cell table:formula="of:=[.B423]" office:value-type="float" office:value="2" calcext:value-type="float">
            <text:p>2</text:p>
          </table:table-cell>
          <table:table-cell office:value-type="float" office:value="141.3315904" calcext:value-type="float">
            <text:p>141.3315904</text:p>
          </table:table-cell>
          <table:table-cell office:value-type="float" office:value="17.5707072" calcext:value-type="float">
            <text:p>17.5707072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424]+1" office:value-type="float" office:value="40" calcext:value-type="float">
            <text:p>40</text:p>
          </table:table-cell>
          <table:table-cell table:formula="of:=[.B424]" office:value-type="float" office:value="3" calcext:value-type="float">
            <text:p>3</text:p>
          </table:table-cell>
          <table:table-cell office:value-type="float" office:value="126.41060736" calcext:value-type="float">
            <text:p>126.41060736</text:p>
          </table:table-cell>
          <table:table-cell office:value-type="float" office:value="17.7079008" calcext:value-type="float">
            <text:p>17.7079008</text:p>
          </table:table-cell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425]+1" office:value-type="float" office:value="40" calcext:value-type="float">
            <text:p>40</text:p>
          </table:table-cell>
          <table:table-cell table:formula="of:=[.B425]" office:value-type="float" office:value="4" calcext:value-type="float">
            <text:p>4</text:p>
          </table:table-cell>
          <table:table-cell office:value-type="float" office:value="142.0899008" calcext:value-type="float">
            <text:p>142.0899008</text:p>
          </table:table-cell>
          <table:table-cell office:value-type="float" office:value="23.2605504" calcext:value-type="float">
            <text:p>23.2605504</text:p>
          </table:table-cell>
          <table:table-cell office:value-type="float" office:value="144" calcext:value-type="float">
            <text:p>1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426]+1" office:value-type="float" office:value="40" calcext:value-type="float">
            <text:p>40</text:p>
          </table:table-cell>
          <table:table-cell table:formula="of:=[.B426]" office:value-type="float" office:value="5" calcext:value-type="float">
            <text:p>5</text:p>
          </table:table-cell>
          <table:table-cell office:value-type="float" office:value="167.22417024" calcext:value-type="float">
            <text:p>167.22417024</text:p>
          </table:table-cell>
          <table:table-cell office:value-type="float" office:value="20.35174368" calcext:value-type="float">
            <text:p>20.35174368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427]+1" office:value-type="float" office:value="40" calcext:value-type="float">
            <text:p>40</text:p>
          </table:table-cell>
          <table:table-cell table:formula="of:=[.B427]" office:value-type="float" office:value="6" calcext:value-type="float">
            <text:p>6</text:p>
          </table:table-cell>
          <table:table-cell office:value-type="float" office:value="158.67389824" calcext:value-type="float">
            <text:p>158.67389824</text:p>
          </table:table-cell>
          <table:table-cell office:value-type="float" office:value="150.88458816" calcext:value-type="float">
            <text:p>150.88458816</text:p>
          </table:table-cell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428]+1" office:value-type="float" office:value="40" calcext:value-type="float">
            <text:p>40</text:p>
          </table:table-cell>
          <table:table-cell table:formula="of:=[.B428]" office:value-type="float" office:value="7" calcext:value-type="float">
            <text:p>7</text:p>
          </table:table-cell>
          <table:table-cell office:value-type="float" office:value="142.051455488" calcext:value-type="float">
            <text:p>142.051455488</text:p>
          </table:table-cell>
          <table:table-cell office:value-type="float" office:value="163.9427328" calcext:value-type="float">
            <text:p>163.9427328</text:p>
          </table:table-cell>
          <table:table-cell office:value-type="float" office:value="146" calcext:value-type="float">
            <text:p>14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429]+1" office:value-type="float" office:value="40" calcext:value-type="float">
            <text:p>40</text:p>
          </table:table-cell>
          <table:table-cell table:formula="of:=[.B429]" office:value-type="float" office:value="8" calcext:value-type="float">
            <text:p>8</text:p>
          </table:table-cell>
          <table:table-cell office:value-type="float" office:value="135.79906304" calcext:value-type="float">
            <text:p>135.79906304</text:p>
          </table:table-cell>
          <table:table-cell office:value-type="float" office:value="164.07158112" calcext:value-type="float">
            <text:p>164.07158112</text:p>
          </table:table-cell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430]+1" office:value-type="float" office:value="40" calcext:value-type="float">
            <text:p>40</text:p>
          </table:table-cell>
          <table:table-cell table:formula="of:=[.B430]" office:value-type="float" office:value="9" calcext:value-type="float">
            <text:p>9</text:p>
          </table:table-cell>
          <table:table-cell office:value-type="float" office:value="118.39364992" calcext:value-type="float">
            <text:p>118.39364992</text:p>
          </table:table-cell>
          <table:table-cell office:value-type="float" office:value="153.1810368" calcext:value-type="float">
            <text:p>153.1810368</text:p>
          </table:table-cell>
          <table:table-cell office:value-type="float" office:value="123" calcext:value-type="float">
            <text:p>12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431]+1" office:value-type="float" office:value="40" calcext:value-type="float">
            <text:p>40</text:p>
          </table:table-cell>
          <table:table-cell table:formula="of:=[.B431]" office:value-type="float" office:value="10" calcext:value-type="float">
            <text:p>10</text:p>
          </table:table-cell>
          <table:table-cell office:value-type="float" office:value="97.87423488" calcext:value-type="float">
            <text:p>97.87423488</text:p>
          </table:table-cell>
          <table:table-cell office:value-type="float" office:value="22.9683264" calcext:value-type="float">
            <text:p>22.9683264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432]+1" office:value-type="float" office:value="40" calcext:value-type="float">
            <text:p>40</text:p>
          </table:table-cell>
          <table:table-cell table:formula="of:=[.B432]" office:value-type="float" office:value="11" calcext:value-type="float">
            <text:p>11</text:p>
          </table:table-cell>
          <table:table-cell office:value-type="float" office:value="126.20783488" calcext:value-type="float">
            <text:p>126.20783488</text:p>
          </table:table-cell>
          <table:table-cell office:value-type="float" office:value="23.66425344" calcext:value-type="float">
            <text:p>23.66425344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433]+1" office:value-type="float" office:value="41" calcext:value-type="float">
            <text:p>41</text:p>
          </table:table-cell>
          <table:table-cell table:formula="of:=[.B433]" office:value-type="float" office:value="1" calcext:value-type="float">
            <text:p>1</text:p>
          </table:table-cell>
          <table:table-cell office:value-type="float" office:value="119.46661568" calcext:value-type="float">
            <text:p>119.46661568</text:p>
          </table:table-cell>
          <table:table-cell office:value-type="float" office:value="41.8430496" calcext:value-type="float">
            <text:p>41.8430496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434]+1" office:value-type="float" office:value="41" calcext:value-type="float">
            <text:p>41</text:p>
          </table:table-cell>
          <table:table-cell table:formula="of:=[.B434]" office:value-type="float" office:value="2" calcext:value-type="float">
            <text:p>2</text:p>
          </table:table-cell>
          <table:table-cell office:value-type="float" office:value="127.0706400896" calcext:value-type="float">
            <text:p>127.0706400896</text:p>
          </table:table-cell>
          <table:table-cell office:value-type="float" office:value="30.7481856" calcext:value-type="float">
            <text:p>30.7481856</text:p>
          </table:table-cell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435]+1" office:value-type="float" office:value="41" calcext:value-type="float">
            <text:p>41</text:p>
          </table:table-cell>
          <table:table-cell table:formula="of:=[.B435]" office:value-type="float" office:value="3" calcext:value-type="float">
            <text:p>3</text:p>
          </table:table-cell>
          <table:table-cell office:value-type="float" office:value="111.48536832" calcext:value-type="float">
            <text:p>111.48536832</text:p>
          </table:table-cell>
          <table:table-cell office:value-type="float" office:value="30.87896352" calcext:value-type="float">
            <text:p>30.87896352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436]+1" office:value-type="float" office:value="41" calcext:value-type="float">
            <text:p>41</text:p>
          </table:table-cell>
          <table:table-cell table:formula="of:=[.B436]" office:value-type="float" office:value="4" calcext:value-type="float">
            <text:p>4</text:p>
          </table:table-cell>
          <table:table-cell office:value-type="float" office:value="127.701083648" calcext:value-type="float">
            <text:p>127.701083648</text:p>
          </table:table-cell>
          <table:table-cell office:value-type="float" office:value="36.4512384" calcext:value-type="float">
            <text:p>36.4512384</text:p>
          </table:table-cell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437]+1" office:value-type="float" office:value="41" calcext:value-type="float">
            <text:p>41</text:p>
          </table:table-cell>
          <table:table-cell table:formula="of:=[.B437]" office:value-type="float" office:value="5" calcext:value-type="float">
            <text:p>5</text:p>
          </table:table-cell>
          <table:table-cell office:value-type="float" office:value="153.40706304" calcext:value-type="float">
            <text:p>153.40706304</text:p>
          </table:table-cell>
          <table:table-cell office:value-type="float" office:value="33.678624" calcext:value-type="float">
            <text:p>33.678624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438]+1" office:value-type="float" office:value="41" calcext:value-type="float">
            <text:p>41</text:p>
          </table:table-cell>
          <table:table-cell table:formula="of:=[.B438]" office:value-type="float" office:value="6" calcext:value-type="float">
            <text:p>6</text:p>
          </table:table-cell>
          <table:table-cell office:value-type="float" office:value="140.60623872" calcext:value-type="float">
            <text:p>140.60623872</text:p>
          </table:table-cell>
          <table:table-cell office:value-type="float" office:value="167.08208064" calcext:value-type="float">
            <text:p>167.08208064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439]+1" office:value-type="float" office:value="41" calcext:value-type="float">
            <text:p>41</text:p>
          </table:table-cell>
          <table:table-cell table:formula="of:=[.B439]" office:value-type="float" office:value="7" calcext:value-type="float">
            <text:p>7</text:p>
          </table:table-cell>
          <table:table-cell office:value-type="float" office:value="122.876418176" calcext:value-type="float">
            <text:p>122.876418176</text:p>
          </table:table-cell>
          <table:table-cell office:value-type="float" office:value="181.1276832" calcext:value-type="float">
            <text:p>181.1276832</text:p>
          </table:table-cell>
          <table:table-cell office:value-type="float" office:value="124" calcext:value-type="float">
            <text:p>12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440]+1" office:value-type="float" office:value="41" calcext:value-type="float">
            <text:p>41</text:p>
          </table:table-cell>
          <table:table-cell table:formula="of:=[.B440]" office:value-type="float" office:value="8" calcext:value-type="float">
            <text:p>8</text:p>
          </table:table-cell>
          <table:table-cell office:value-type="float" office:value="115.3385024" calcext:value-type="float">
            <text:p>115.3385024</text:p>
          </table:table-cell>
          <table:table-cell office:value-type="float" office:value="180.77755776" calcext:value-type="float">
            <text:p>180.77755776</text:p>
          </table:table-cell>
          <table:table-cell office:value-type="float" office:value="117" calcext:value-type="float">
            <text:p>11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441]+1" office:value-type="float" office:value="41" calcext:value-type="float">
            <text:p>41</text:p>
          </table:table-cell>
          <table:table-cell table:formula="of:=[.B441]" office:value-type="float" office:value="9" calcext:value-type="float">
            <text:p>9</text:p>
          </table:table-cell>
          <table:table-cell office:value-type="float" office:value="98.0946176" calcext:value-type="float">
            <text:p>98.0946176</text:p>
          </table:table-cell>
          <table:table-cell office:value-type="float" office:value="167.992944" calcext:value-type="float">
            <text:p>167.992944</text:p>
          </table:table-cell>
          <table:table-cell office:value-type="float" office:value="99" calcext:value-type="float">
            <text:p>9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442]+1" office:value-type="float" office:value="41" calcext:value-type="float">
            <text:p>41</text:p>
          </table:table-cell>
          <table:table-cell table:formula="of:=[.B442]" office:value-type="float" office:value="10" calcext:value-type="float">
            <text:p>10</text:p>
          </table:table-cell>
          <table:table-cell office:value-type="float" office:value="82.3499264" calcext:value-type="float">
            <text:p>82.3499264</text:p>
          </table:table-cell>
          <table:table-cell office:value-type="float" office:value="35.0246208" calcext:value-type="float">
            <text:p>35.0246208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443]+1" office:value-type="float" office:value="41" calcext:value-type="float">
            <text:p>41</text:p>
          </table:table-cell>
          <table:table-cell table:formula="of:=[.B443]" office:value-type="float" office:value="11" calcext:value-type="float">
            <text:p>11</text:p>
          </table:table-cell>
          <table:table-cell office:value-type="float" office:value="110.9481024" calcext:value-type="float">
            <text:p>110.9481024</text:p>
          </table:table-cell>
          <table:table-cell office:value-type="float" office:value="37.3478784" calcext:value-type="float">
            <text:p>37.3478784</text:p>
          </table:table-cell>
          <table:table-cell office:value-type="float" office:value="112" calcext:value-type="float">
            <text:p>1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444]+1" office:value-type="float" office:value="42" calcext:value-type="float">
            <text:p>42</text:p>
          </table:table-cell>
          <table:table-cell table:formula="of:=[.B444]" office:value-type="float" office:value="1" calcext:value-type="float">
            <text:p>1</text:p>
          </table:table-cell>
          <table:table-cell office:value-type="float" office:value="130.185261312" calcext:value-type="float">
            <text:p>130.185261312</text:p>
          </table:table-cell>
          <table:table-cell office:value-type="float" office:value="33.6288528" calcext:value-type="float">
            <text:p>33.6288528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445]+1" office:value-type="float" office:value="42" calcext:value-type="float">
            <text:p>42</text:p>
          </table:table-cell>
          <table:table-cell table:formula="of:=[.B445]" office:value-type="float" office:value="2" calcext:value-type="float">
            <text:p>2</text:p>
          </table:table-cell>
          <table:table-cell office:value-type="float" office:value="138.3320064" calcext:value-type="float">
            <text:p>138.3320064</text:p>
          </table:table-cell>
          <table:table-cell office:value-type="float" office:value="21.5559168" calcext:value-type="float">
            <text:p>21.5559168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446]+1" office:value-type="float" office:value="42" calcext:value-type="float">
            <text:p>42</text:p>
          </table:table-cell>
          <table:table-cell table:formula="of:=[.B446]" office:value-type="float" office:value="3" calcext:value-type="float">
            <text:p>3</text:p>
          </table:table-cell>
          <table:table-cell office:value-type="float" office:value="121.11478656" calcext:value-type="float">
            <text:p>121.11478656</text:p>
          </table:table-cell>
          <table:table-cell office:value-type="float" office:value="22.15915488" calcext:value-type="float">
            <text:p>22.15915488</text:p>
          </table:table-cell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447]+1" office:value-type="float" office:value="42" calcext:value-type="float">
            <text:p>42</text:p>
          </table:table-cell>
          <table:table-cell table:formula="of:=[.B447]" office:value-type="float" office:value="4" calcext:value-type="float">
            <text:p>4</text:p>
          </table:table-cell>
          <table:table-cell office:value-type="float" office:value="137.71968256" calcext:value-type="float">
            <text:p>137.71968256</text:p>
          </table:table-cell>
          <table:table-cell office:value-type="float" office:value="28.4734848" calcext:value-type="float">
            <text:p>28.4734848</text:p>
          </table:table-cell>
          <table:table-cell office:value-type="float" office:value="138" calcext:value-type="float">
            <text:p>1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448]+1" office:value-type="float" office:value="42" calcext:value-type="float">
            <text:p>42</text:p>
          </table:table-cell>
          <table:table-cell table:formula="of:=[.B448]" office:value-type="float" office:value="5" calcext:value-type="float">
            <text:p>5</text:p>
          </table:table-cell>
          <table:table-cell office:value-type="float" office:value="164.92301184" calcext:value-type="float">
            <text:p>164.92301184</text:p>
          </table:table-cell>
          <table:table-cell office:value-type="float" office:value="25.7616672" calcext:value-type="float">
            <text:p>25.7616672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449]+1" office:value-type="float" office:value="42" calcext:value-type="float">
            <text:p>42</text:p>
          </table:table-cell>
          <table:table-cell table:formula="of:=[.B449]" office:value-type="float" office:value="6" calcext:value-type="float">
            <text:p>6</text:p>
          </table:table-cell>
          <table:table-cell office:value-type="float" office:value="149.2709888" calcext:value-type="float">
            <text:p>149.2709888</text:p>
          </table:table-cell>
          <table:table-cell office:value-type="float" office:value="165.7771488" calcext:value-type="float">
            <text:p>165.7771488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450]+1" office:value-type="float" office:value="42" calcext:value-type="float">
            <text:p>42</text:p>
          </table:table-cell>
          <table:table-cell table:formula="of:=[.B450]" office:value-type="float" office:value="7" calcext:value-type="float">
            <text:p>7</text:p>
          </table:table-cell>
          <table:table-cell office:value-type="float" office:value="129.130719424" calcext:value-type="float">
            <text:p>129.130719424</text:p>
          </table:table-cell>
          <table:table-cell office:value-type="float" office:value="179.6302944" calcext:value-type="float">
            <text:p>179.6302944</text:p>
          </table:table-cell>
          <table:table-cell office:value-type="float" office:value="129" calcext:value-type="float">
            <text:p>12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451]+1" office:value-type="float" office:value="42" calcext:value-type="float">
            <text:p>42</text:p>
          </table:table-cell>
          <table:table-cell table:formula="of:=[.B451]" office:value-type="float" office:value="8" calcext:value-type="float">
            <text:p>8</text:p>
          </table:table-cell>
          <table:table-cell office:value-type="float" office:value="123.333336832" calcext:value-type="float">
            <text:p>123.333336832</text:p>
          </table:table-cell>
          <table:table-cell office:value-type="float" office:value="179.78962944" calcext:value-type="float">
            <text:p>179.78962944</text:p>
          </table:table-cell>
          <table:table-cell office:value-type="float" office:value="124" calcext:value-type="float">
            <text:p>12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452]+1" office:value-type="float" office:value="42" calcext:value-type="float">
            <text:p>42</text:p>
          </table:table-cell>
          <table:table-cell table:formula="of:=[.B452]" office:value-type="float" office:value="9" calcext:value-type="float">
            <text:p>9</text:p>
          </table:table-cell>
          <table:table-cell office:value-type="float" office:value="104.97975296" calcext:value-type="float">
            <text:p>104.97975296</text:p>
          </table:table-cell>
          <table:table-cell office:value-type="float" office:value="166.5212928" calcext:value-type="float">
            <text:p>166.5212928</text:p>
          </table:table-cell>
          <table:table-cell office:value-type="float" office:value="105" calcext:value-type="float">
            <text:p>10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453]+1" office:value-type="float" office:value="42" calcext:value-type="float">
            <text:p>42</text:p>
          </table:table-cell>
          <table:table-cell table:formula="of:=[.B453]" office:value-type="float" office:value="10" calcext:value-type="float">
            <text:p>10</text:p>
          </table:table-cell>
          <table:table-cell office:value-type="float" office:value="90.7484032" calcext:value-type="float">
            <text:p>90.7484032</text:p>
          </table:table-cell>
          <table:table-cell office:value-type="float" office:value="25.64270784" calcext:value-type="float">
            <text:p>25.64270784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454]+1" office:value-type="float" office:value="42" calcext:value-type="float">
            <text:p>42</text:p>
          </table:table-cell>
          <table:table-cell table:formula="of:=[.B454]" office:value-type="float" office:value="11" calcext:value-type="float">
            <text:p>11</text:p>
          </table:table-cell>
          <table:table-cell office:value-type="float" office:value="120.625714816" calcext:value-type="float">
            <text:p>120.625714816</text:p>
          </table:table-cell>
          <table:table-cell office:value-type="float" office:value="27.83813088" calcext:value-type="float">
            <text:p>27.83813088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455]+1" office:value-type="float" office:value="43" calcext:value-type="float">
            <text:p>43</text:p>
          </table:table-cell>
          <table:table-cell table:formula="of:=[.B455]" office:value-type="float" office:value="1" calcext:value-type="float">
            <text:p>1</text:p>
          </table:table-cell>
          <table:table-cell office:value-type="float" office:value="120.147831424" calcext:value-type="float">
            <text:p>120.147831424</text:p>
          </table:table-cell>
          <table:table-cell office:value-type="float" office:value="26.98550016" calcext:value-type="float">
            <text:p>26.98550016</text:p>
          </table:table-cell>
          <table:table-cell office:value-type="float" office:value="118" calcext:value-type="float">
            <text:p>1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456]+1" office:value-type="float" office:value="43" calcext:value-type="float">
            <text:p>43</text:p>
          </table:table-cell>
          <table:table-cell table:formula="of:=[.B456]" office:value-type="float" office:value="2" calcext:value-type="float">
            <text:p>2</text:p>
          </table:table-cell>
          <table:table-cell office:value-type="float" office:value="127.997788906112" calcext:value-type="float">
            <text:p>127.9977889061</text:p>
          </table:table-cell>
          <table:table-cell office:value-type="float" office:value="15.50843808" calcext:value-type="float">
            <text:p>15.50843808</text:p>
          </table:table-cell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457]+1" office:value-type="float" office:value="43" calcext:value-type="float">
            <text:p>43</text:p>
          </table:table-cell>
          <table:table-cell table:formula="of:=[.B457]" office:value-type="float" office:value="3" calcext:value-type="float">
            <text:p>3</text:p>
          </table:table-cell>
          <table:table-cell office:value-type="float" office:value="111.3657216" calcext:value-type="float">
            <text:p>111.3657216</text:p>
          </table:table-cell>
          <table:table-cell office:value-type="float" office:value="17.0034528" calcext:value-type="float">
            <text:p>17.0034528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458]+1" office:value-type="float" office:value="43" calcext:value-type="float">
            <text:p>43</text:p>
          </table:table-cell>
          <table:table-cell table:formula="of:=[.B458]" office:value-type="float" office:value="4" calcext:value-type="float">
            <text:p>4</text:p>
          </table:table-cell>
          <table:table-cell office:value-type="float" office:value="128.865245568" calcext:value-type="float">
            <text:p>128.865245568</text:p>
          </table:table-cell>
          <table:table-cell office:value-type="float" office:value="21.53471328" calcext:value-type="float">
            <text:p>21.53471328</text:p>
          </table:table-cell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459]+1" office:value-type="float" office:value="43" calcext:value-type="float">
            <text:p>43</text:p>
          </table:table-cell>
          <table:table-cell table:formula="of:=[.B459]" office:value-type="float" office:value="5" calcext:value-type="float">
            <text:p>5</text:p>
          </table:table-cell>
          <table:table-cell office:value-type="float" office:value="154.99752448" calcext:value-type="float">
            <text:p>154.99752448</text:p>
          </table:table-cell>
          <table:table-cell office:value-type="float" office:value="18.9955584" calcext:value-type="float">
            <text:p>18.9955584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460]+1" office:value-type="float" office:value="43" calcext:value-type="float">
            <text:p>43</text:p>
          </table:table-cell>
          <table:table-cell table:formula="of:=[.B460]" office:value-type="float" office:value="6" calcext:value-type="float">
            <text:p>6</text:p>
          </table:table-cell>
          <table:table-cell office:value-type="float" office:value="144.0686912" calcext:value-type="float">
            <text:p>144.0686912</text:p>
          </table:table-cell>
          <table:table-cell office:value-type="float" office:value="158.0481504" calcext:value-type="float">
            <text:p>158.0481504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461]+1" office:value-type="float" office:value="43" calcext:value-type="float">
            <text:p>43</text:p>
          </table:table-cell>
          <table:table-cell table:formula="of:=[.B461]" office:value-type="float" office:value="7" calcext:value-type="float">
            <text:p>7</text:p>
          </table:table-cell>
          <table:table-cell office:value-type="float" office:value="125.929718784" calcext:value-type="float">
            <text:p>125.929718784</text:p>
          </table:table-cell>
          <table:table-cell office:value-type="float" office:value="171.93017568" calcext:value-type="float">
            <text:p>171.93017568</text:p>
          </table:table-cell>
          <table:table-cell office:value-type="float" office:value="126" calcext:value-type="float">
            <text:p>12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462]+1" office:value-type="float" office:value="43" calcext:value-type="float">
            <text:p>43</text:p>
          </table:table-cell>
          <table:table-cell table:formula="of:=[.B462]" office:value-type="float" office:value="8" calcext:value-type="float">
            <text:p>8</text:p>
          </table:table-cell>
          <table:table-cell office:value-type="float" office:value="117.927790592" calcext:value-type="float">
            <text:p>117.927790592</text:p>
          </table:table-cell>
          <table:table-cell office:value-type="float" office:value="171.4536288" calcext:value-type="float">
            <text:p>171.4536288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463]+1" office:value-type="float" office:value="43" calcext:value-type="float">
            <text:p>43</text:p>
          </table:table-cell>
          <table:table-cell table:formula="of:=[.B463]" office:value-type="float" office:value="9" calcext:value-type="float">
            <text:p>9</text:p>
          </table:table-cell>
          <table:table-cell office:value-type="float" office:value="99.49410816" calcext:value-type="float">
            <text:p>99.49410816</text:p>
          </table:table-cell>
          <table:table-cell office:value-type="float" office:value="158.8748064" calcext:value-type="float">
            <text:p>158.8748064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464]+1" office:value-type="float" office:value="43" calcext:value-type="float">
            <text:p>43</text:p>
          </table:table-cell>
          <table:table-cell table:formula="of:=[.B464]" office:value-type="float" office:value="10" calcext:value-type="float">
            <text:p>10</text:p>
          </table:table-cell>
          <table:table-cell office:value-type="float" office:value="82.1670784" calcext:value-type="float">
            <text:p>82.1670784</text:p>
          </table:table-cell>
          <table:table-cell office:value-type="float" office:value="21.36112992" calcext:value-type="float">
            <text:p>21.36112992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465]+1" office:value-type="float" office:value="43" calcext:value-type="float">
            <text:p>43</text:p>
          </table:table-cell>
          <table:table-cell table:formula="of:=[.B465]" office:value-type="float" office:value="11" calcext:value-type="float">
            <text:p>11</text:p>
          </table:table-cell>
          <table:table-cell office:value-type="float" office:value="111.54750464" calcext:value-type="float">
            <text:p>111.54750464</text:p>
          </table:table-cell>
          <table:table-cell office:value-type="float" office:value="21.7970976" calcext:value-type="float">
            <text:p>21.7970976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466]+1" office:value-type="float" office:value="44" calcext:value-type="float">
            <text:p>44</text:p>
          </table:table-cell>
          <table:table-cell table:formula="of:=[.B466]" office:value-type="float" office:value="1" calcext:value-type="float">
            <text:p>1</text:p>
          </table:table-cell>
          <table:table-cell office:value-type="float" office:value="137.46167808" calcext:value-type="float">
            <text:p>137.46167808</text:p>
          </table:table-cell>
          <table:table-cell office:value-type="float" office:value="28.30897536" calcext:value-type="float">
            <text:p>28.30897536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467]+1" office:value-type="float" office:value="44" calcext:value-type="float">
            <text:p>44</text:p>
          </table:table-cell>
          <table:table-cell table:formula="of:=[.B467]" office:value-type="float" office:value="2" calcext:value-type="float">
            <text:p>2</text:p>
          </table:table-cell>
          <table:table-cell office:value-type="float" office:value="144.80342912" calcext:value-type="float">
            <text:p>144.80342912</text:p>
          </table:table-cell>
          <table:table-cell office:value-type="float" office:value="17.2965984" calcext:value-type="float">
            <text:p>17.2965984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468]+1" office:value-type="float" office:value="44" calcext:value-type="float">
            <text:p>44</text:p>
          </table:table-cell>
          <table:table-cell table:formula="of:=[.B468]" office:value-type="float" office:value="3" calcext:value-type="float">
            <text:p>3</text:p>
          </table:table-cell>
          <table:table-cell office:value-type="float" office:value="128.7727952" calcext:value-type="float">
            <text:p>128.7727952</text:p>
          </table:table-cell>
          <table:table-cell office:value-type="float" office:value="17.46249984" calcext:value-type="float">
            <text:p>17.46249984</text:p>
          </table:table-cell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469]+1" office:value-type="float" office:value="44" calcext:value-type="float">
            <text:p>44</text:p>
          </table:table-cell>
          <table:table-cell table:formula="of:=[.B469]" office:value-type="float" office:value="4" calcext:value-type="float">
            <text:p>4</text:p>
          </table:table-cell>
          <table:table-cell office:value-type="float" office:value="145.1169856" calcext:value-type="float">
            <text:p>145.1169856</text:p>
          </table:table-cell>
          <table:table-cell office:value-type="float" office:value="22.665744" calcext:value-type="float">
            <text:p>22.665744</text:p>
          </table:table-cell>
          <table:table-cell office:value-type="float" office:value="146" calcext:value-type="float">
            <text:p>1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470]+1" office:value-type="float" office:value="44" calcext:value-type="float">
            <text:p>44</text:p>
          </table:table-cell>
          <table:table-cell table:formula="of:=[.B470]" office:value-type="float" office:value="5" calcext:value-type="float">
            <text:p>5</text:p>
          </table:table-cell>
          <table:table-cell office:value-type="float" office:value="171.3457792" calcext:value-type="float">
            <text:p>171.3457792</text:p>
          </table:table-cell>
          <table:table-cell office:value-type="float" office:value="20.9928816" calcext:value-type="float">
            <text:p>20.9928816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471]+1" office:value-type="float" office:value="44" calcext:value-type="float">
            <text:p>44</text:p>
          </table:table-cell>
          <table:table-cell table:formula="of:=[.B471]" office:value-type="float" office:value="6" calcext:value-type="float">
            <text:p>6</text:p>
          </table:table-cell>
          <table:table-cell office:value-type="float" office:value="157.7149504" calcext:value-type="float">
            <text:p>157.7149504</text:p>
          </table:table-cell>
          <table:table-cell office:value-type="float" office:value="156.6849888" calcext:value-type="float">
            <text:p>156.6849888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472]+1" office:value-type="float" office:value="44" calcext:value-type="float">
            <text:p>44</text:p>
          </table:table-cell>
          <table:table-cell table:formula="of:=[.B472]" office:value-type="float" office:value="7" calcext:value-type="float">
            <text:p>7</text:p>
          </table:table-cell>
          <table:table-cell office:value-type="float" office:value="139.45935232" calcext:value-type="float">
            <text:p>139.45935232</text:p>
          </table:table-cell>
          <table:table-cell office:value-type="float" office:value="170.2362336" calcext:value-type="float">
            <text:p>170.2362336</text:p>
          </table:table-cell>
          <table:table-cell office:value-type="float" office:value="142" calcext:value-type="float">
            <text:p>14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473]+1" office:value-type="float" office:value="44" calcext:value-type="float">
            <text:p>44</text:p>
          </table:table-cell>
          <table:table-cell table:formula="of:=[.B473]" office:value-type="float" office:value="8" calcext:value-type="float">
            <text:p>8</text:p>
          </table:table-cell>
          <table:table-cell office:value-type="float" office:value="132.28056448" calcext:value-type="float">
            <text:p>132.28056448</text:p>
          </table:table-cell>
          <table:table-cell office:value-type="float" office:value="170.488512" calcext:value-type="float">
            <text:p>170.488512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474]+1" office:value-type="float" office:value="44" calcext:value-type="float">
            <text:p>44</text:p>
          </table:table-cell>
          <table:table-cell table:formula="of:=[.B474]" office:value-type="float" office:value="9" calcext:value-type="float">
            <text:p>9</text:p>
          </table:table-cell>
          <table:table-cell office:value-type="float" office:value="115.19647744" calcext:value-type="float">
            <text:p>115.19647744</text:p>
          </table:table-cell>
          <table:table-cell office:value-type="float" office:value="158.0565024" calcext:value-type="float">
            <text:p>158.0565024</text:p>
          </table:table-cell>
          <table:table-cell office:value-type="float" office:value="119" calcext:value-type="float">
            <text:p>11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475]+1" office:value-type="float" office:value="44" calcext:value-type="float">
            <text:p>44</text:p>
          </table:table-cell>
          <table:table-cell table:formula="of:=[.B475]" office:value-type="float" office:value="10" calcext:value-type="float">
            <text:p>10</text:p>
          </table:table-cell>
          <table:table-cell office:value-type="float" office:value="98.7309632" calcext:value-type="float">
            <text:p>98.7309632</text:p>
          </table:table-cell>
          <table:table-cell office:value-type="float" office:value="21.1667616" calcext:value-type="float">
            <text:p>21.1667616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476]+1" office:value-type="float" office:value="44" calcext:value-type="float">
            <text:p>44</text:p>
          </table:table-cell>
          <table:table-cell table:formula="of:=[.B476]" office:value-type="float" office:value="11" calcext:value-type="float">
            <text:p>11</text:p>
          </table:table-cell>
          <table:table-cell office:value-type="float" office:value="128.574766976" calcext:value-type="float">
            <text:p>128.574766976</text:p>
          </table:table-cell>
          <table:table-cell office:value-type="float" office:value="23.415768" calcext:value-type="float">
            <text:p>23.415768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477]+1" office:value-type="float" office:value="45" calcext:value-type="float">
            <text:p>45</text:p>
          </table:table-cell>
          <table:table-cell table:formula="of:=[.B477]" office:value-type="float" office:value="1" calcext:value-type="float">
            <text:p>1</text:p>
          </table:table-cell>
          <table:table-cell office:value-type="float" office:value="138.68384" calcext:value-type="float">
            <text:p>138.68384</text:p>
          </table:table-cell>
          <table:table-cell office:value-type="float" office:value="39.63212544" calcext:value-type="float">
            <text:p>39.63212544</text:p>
          </table:table-cell>
          <table:table-cell office:value-type="float" office:value="140" calcext:value-type="float">
            <text:p>1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478]+1" office:value-type="float" office:value="45" calcext:value-type="float">
            <text:p>45</text:p>
          </table:table-cell>
          <table:table-cell table:formula="of:=[.B478]" office:value-type="float" office:value="2" calcext:value-type="float">
            <text:p>2</text:p>
          </table:table-cell>
          <table:table-cell office:value-type="float" office:value="146.0424256" calcext:value-type="float">
            <text:p>146.0424256</text:p>
          </table:table-cell>
          <table:table-cell office:value-type="float" office:value="28.35906624" calcext:value-type="float">
            <text:p>28.35906624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479]+1" office:value-type="float" office:value="45" calcext:value-type="float">
            <text:p>45</text:p>
          </table:table-cell>
          <table:table-cell table:formula="of:=[.B479]" office:value-type="float" office:value="3" calcext:value-type="float">
            <text:p>3</text:p>
          </table:table-cell>
          <table:table-cell office:value-type="float" office:value="129.350262144" calcext:value-type="float">
            <text:p>129.350262144</text:p>
          </table:table-cell>
          <table:table-cell office:value-type="float" office:value="29.139792" calcext:value-type="float">
            <text:p>29.139792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480]+1" office:value-type="float" office:value="45" calcext:value-type="float">
            <text:p>45</text:p>
          </table:table-cell>
          <table:table-cell table:formula="of:=[.B480]" office:value-type="float" office:value="4" calcext:value-type="float">
            <text:p>4</text:p>
          </table:table-cell>
          <table:table-cell office:value-type="float" office:value="145.77933184" calcext:value-type="float">
            <text:p>145.77933184</text:p>
          </table:table-cell>
          <table:table-cell office:value-type="float" office:value="34.0285824" calcext:value-type="float">
            <text:p>34.0285824</text:p>
          </table:table-cell>
          <table:table-cell office:value-type="float" office:value="147" calcext:value-type="float">
            <text:p>1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481]+1" office:value-type="float" office:value="45" calcext:value-type="float">
            <text:p>45</text:p>
          </table:table-cell>
          <table:table-cell table:formula="of:=[.B481]" office:value-type="float" office:value="5" calcext:value-type="float">
            <text:p>5</text:p>
          </table:table-cell>
          <table:table-cell office:value-type="float" office:value="170.57210496" calcext:value-type="float">
            <text:p>170.57210496</text:p>
          </table:table-cell>
          <table:table-cell office:value-type="float" office:value="31.93402848" calcext:value-type="float">
            <text:p>31.93402848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482]+1" office:value-type="float" office:value="45" calcext:value-type="float">
            <text:p>45</text:p>
          </table:table-cell>
          <table:table-cell table:formula="of:=[.B482]" office:value-type="float" office:value="6" calcext:value-type="float">
            <text:p>6</text:p>
          </table:table-cell>
          <table:table-cell office:value-type="float" office:value="161.10233344" calcext:value-type="float">
            <text:p>161.10233344</text:p>
          </table:table-cell>
          <table:table-cell office:value-type="float" office:value="160.287696" calcext:value-type="float">
            <text:p>160.287696</text:p>
          </table:table-cell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483]+1" office:value-type="float" office:value="45" calcext:value-type="float">
            <text:p>45</text:p>
          </table:table-cell>
          <table:table-cell table:formula="of:=[.B483]" office:value-type="float" office:value="7" calcext:value-type="float">
            <text:p>7</text:p>
          </table:table-cell>
          <table:table-cell office:value-type="float" office:value="144.41803392" calcext:value-type="float">
            <text:p>144.41803392</text:p>
          </table:table-cell>
          <table:table-cell office:value-type="float" office:value="173.849952" calcext:value-type="float">
            <text:p>173.849952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484]+1" office:value-type="float" office:value="45" calcext:value-type="float">
            <text:p>45</text:p>
          </table:table-cell>
          <table:table-cell table:formula="of:=[.B484]" office:value-type="float" office:value="8" calcext:value-type="float">
            <text:p>8</text:p>
          </table:table-cell>
          <table:table-cell office:value-type="float" office:value="136.90602112" calcext:value-type="float">
            <text:p>136.90602112</text:p>
          </table:table-cell>
          <table:table-cell office:value-type="float" office:value="174.236832" calcext:value-type="float">
            <text:p>174.236832</text:p>
          </table:table-cell>
          <table:table-cell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485]+1" office:value-type="float" office:value="45" calcext:value-type="float">
            <text:p>45</text:p>
          </table:table-cell>
          <table:table-cell table:formula="of:=[.B485]" office:value-type="float" office:value="9" calcext:value-type="float">
            <text:p>9</text:p>
          </table:table-cell>
          <table:table-cell office:value-type="float" office:value="120.80562432" calcext:value-type="float">
            <text:p>120.80562432</text:p>
          </table:table-cell>
          <table:table-cell office:value-type="float" office:value="162.488784" calcext:value-type="float">
            <text:p>162.488784</text:p>
          </table:table-cell>
          <table:table-cell office:value-type="float" office:value="126" calcext:value-type="float">
            <text:p>12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486]+1" office:value-type="float" office:value="45" calcext:value-type="float">
            <text:p>45</text:p>
          </table:table-cell>
          <table:table-cell table:formula="of:=[.B486]" office:value-type="float" office:value="10" calcext:value-type="float">
            <text:p>10</text:p>
          </table:table-cell>
          <table:table-cell office:value-type="float" office:value="102.10419712" calcext:value-type="float">
            <text:p>102.10419712</text:p>
          </table:table-cell>
          <table:table-cell office:value-type="float" office:value="34.1794368" calcext:value-type="float">
            <text:p>34.1794368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487]+1" office:value-type="float" office:value="45" calcext:value-type="float">
            <text:p>45</text:p>
          </table:table-cell>
          <table:table-cell table:formula="of:=[.B487]" office:value-type="float" office:value="11" calcext:value-type="float">
            <text:p>11</text:p>
          </table:table-cell>
          <table:table-cell office:value-type="float" office:value="129.585417088" calcext:value-type="float">
            <text:p>129.585417088</text:p>
          </table:table-cell>
          <table:table-cell office:value-type="float" office:value="35.0962944" calcext:value-type="float">
            <text:p>35.0962944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488]+1" office:value-type="float" office:value="46" calcext:value-type="float">
            <text:p>46</text:p>
          </table:table-cell>
          <table:table-cell table:formula="of:=[.B488]" office:value-type="float" office:value="1" calcext:value-type="float">
            <text:p>1</text:p>
          </table:table-cell>
          <table:table-cell office:value-type="float" office:value="148.53282944" calcext:value-type="float">
            <text:p>148.53282944</text:p>
          </table:table-cell>
          <table:table-cell office:value-type="float" office:value="26.66574144" calcext:value-type="float">
            <text:p>26.66574144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489]+1" office:value-type="float" office:value="46" calcext:value-type="float">
            <text:p>46</text:p>
          </table:table-cell>
          <table:table-cell table:formula="of:=[.B489]" office:value-type="float" office:value="2" calcext:value-type="float">
            <text:p>2</text:p>
          </table:table-cell>
          <table:table-cell office:value-type="float" office:value="156.26317952" calcext:value-type="float">
            <text:p>156.26317952</text:p>
          </table:table-cell>
          <table:table-cell office:value-type="float" office:value="14.77775616" calcext:value-type="float">
            <text:p>14.77775616</text:p>
          </table:table-cell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490]+1" office:value-type="float" office:value="46" calcext:value-type="float">
            <text:p>46</text:p>
          </table:table-cell>
          <table:table-cell table:formula="of:=[.B490]" office:value-type="float" office:value="3" calcext:value-type="float">
            <text:p>3</text:p>
          </table:table-cell>
          <table:table-cell office:value-type="float" office:value="138.88527104" calcext:value-type="float">
            <text:p>138.88527104</text:p>
          </table:table-cell>
          <table:table-cell office:value-type="float" office:value="14.7629664" calcext:value-type="float">
            <text:p>14.7629664</text:p>
          </table:table-cell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491]+1" office:value-type="float" office:value="46" calcext:value-type="float">
            <text:p>46</text:p>
          </table:table-cell>
          <table:table-cell table:formula="of:=[.B491]" office:value-type="float" office:value="4" calcext:value-type="float">
            <text:p>4</text:p>
          </table:table-cell>
          <table:table-cell office:value-type="float" office:value="157.001408" calcext:value-type="float">
            <text:p>157.001408</text:p>
          </table:table-cell>
          <table:table-cell office:value-type="float" office:value="21.107664" calcext:value-type="float">
            <text:p>21.107664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492]+1" office:value-type="float" office:value="46" calcext:value-type="float">
            <text:p>46</text:p>
          </table:table-cell>
          <table:table-cell table:formula="of:=[.B492]" office:value-type="float" office:value="5" calcext:value-type="float">
            <text:p>5</text:p>
          </table:table-cell>
          <table:table-cell office:value-type="float" office:value="182.72630656" calcext:value-type="float">
            <text:p>182.72630656</text:p>
          </table:table-cell>
          <table:table-cell office:value-type="float" office:value="19.089168" calcext:value-type="float">
            <text:p>19.089168</text:p>
          </table:table-cell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493]+1" office:value-type="float" office:value="46" calcext:value-type="float">
            <text:p>46</text:p>
          </table:table-cell>
          <table:table-cell table:formula="of:=[.B493]" office:value-type="float" office:value="6" calcext:value-type="float">
            <text:p>6</text:p>
          </table:table-cell>
          <table:table-cell office:value-type="float" office:value="169.30865536" calcext:value-type="float">
            <text:p>169.30865536</text:p>
          </table:table-cell>
          <table:table-cell office:value-type="float" office:value="154.6622208" calcext:value-type="float">
            <text:p>154.6622208</text:p>
          </table:table-cell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494]+1" office:value-type="float" office:value="46" calcext:value-type="float">
            <text:p>46</text:p>
          </table:table-cell>
          <table:table-cell table:formula="of:=[.B494]" office:value-type="float" office:value="7" calcext:value-type="float">
            <text:p>7</text:p>
          </table:table-cell>
          <table:table-cell office:value-type="float" office:value="150.151264" calcext:value-type="float">
            <text:p>150.151264</text:p>
          </table:table-cell>
          <table:table-cell office:value-type="float" office:value="168.31873536" calcext:value-type="float">
            <text:p>168.31873536</text:p>
          </table:table-cell>
          <table:table-cell office:value-type="float" office:value="153" calcext:value-type="float">
            <text:p>15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495]+1" office:value-type="float" office:value="46" calcext:value-type="float">
            <text:p>46</text:p>
          </table:table-cell>
          <table:table-cell table:formula="of:=[.B495]" office:value-type="float" office:value="8" calcext:value-type="float">
            <text:p>8</text:p>
          </table:table-cell>
          <table:table-cell office:value-type="float" office:value="143.71221504" calcext:value-type="float">
            <text:p>143.71221504</text:p>
          </table:table-cell>
          <table:table-cell office:value-type="float" office:value="168.54472704" calcext:value-type="float">
            <text:p>168.54472704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496]+1" office:value-type="float" office:value="46" calcext:value-type="float">
            <text:p>46</text:p>
          </table:table-cell>
          <table:table-cell table:formula="of:=[.B496]" office:value-type="float" office:value="9" calcext:value-type="float">
            <text:p>9</text:p>
          </table:table-cell>
          <table:table-cell office:value-type="float" office:value="125.47517056" calcext:value-type="float">
            <text:p>125.47517056</text:p>
          </table:table-cell>
          <table:table-cell office:value-type="float" office:value="155.6502528" calcext:value-type="float">
            <text:p>155.6502528</text:p>
          </table:table-cell>
          <table:table-cell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497]+1" office:value-type="float" office:value="46" calcext:value-type="float">
            <text:p>46</text:p>
          </table:table-cell>
          <table:table-cell table:formula="of:=[.B497]" office:value-type="float" office:value="10" calcext:value-type="float">
            <text:p>10</text:p>
          </table:table-cell>
          <table:table-cell office:value-type="float" office:value="109.64472064" calcext:value-type="float">
            <text:p>109.64472064</text:p>
          </table:table-cell>
          <table:table-cell office:value-type="float" office:value="19.5506016" calcext:value-type="float">
            <text:p>19.5506016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498]+1" office:value-type="float" office:value="46" calcext:value-type="float">
            <text:p>46</text:p>
          </table:table-cell>
          <table:table-cell table:formula="of:=[.B498]" office:value-type="float" office:value="11" calcext:value-type="float">
            <text:p>11</text:p>
          </table:table-cell>
          <table:table-cell office:value-type="float" office:value="139.67176832" calcext:value-type="float">
            <text:p>139.67176832</text:p>
          </table:table-cell>
          <table:table-cell office:value-type="float" office:value="20.8615296" calcext:value-type="float">
            <text:p>20.8615296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499]+1" office:value-type="float" office:value="47" calcext:value-type="float">
            <text:p>47</text:p>
          </table:table-cell>
          <table:table-cell table:formula="of:=[.B499]" office:value-type="float" office:value="1" calcext:value-type="float">
            <text:p>1</text:p>
          </table:table-cell>
          <table:table-cell office:value-type="float" office:value="116.07716224" calcext:value-type="float">
            <text:p>116.07716224</text:p>
          </table:table-cell>
          <table:table-cell office:value-type="float" office:value="31.0374624" calcext:value-type="float">
            <text:p>31.0374624</text:p>
          </table:table-cell>
          <table:table-cell office:value-type="float" office:value="117" calcext:value-type="float">
            <text:p>1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500]+1" office:value-type="float" office:value="47" calcext:value-type="float">
            <text:p>47</text:p>
          </table:table-cell>
          <table:table-cell table:formula="of:=[.B500]" office:value-type="float" office:value="2" calcext:value-type="float">
            <text:p>2</text:p>
          </table:table-cell>
          <table:table-cell office:value-type="float" office:value="121.994164992" calcext:value-type="float">
            <text:p>121.994164992</text:p>
          </table:table-cell>
          <table:table-cell office:value-type="float" office:value="20.3366688" calcext:value-type="float">
            <text:p>20.3366688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501]+1" office:value-type="float" office:value="47" calcext:value-type="float">
            <text:p>47</text:p>
          </table:table-cell>
          <table:table-cell table:formula="of:=[.B501]" office:value-type="float" office:value="3" calcext:value-type="float">
            <text:p>3</text:p>
          </table:table-cell>
          <table:table-cell office:value-type="float" office:value="107.79326208" calcext:value-type="float">
            <text:p>107.79326208</text:p>
          </table:table-cell>
          <table:table-cell office:value-type="float" office:value="21.33495744" calcext:value-type="float">
            <text:p>21.33495744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502]+1" office:value-type="float" office:value="47" calcext:value-type="float">
            <text:p>47</text:p>
          </table:table-cell>
          <table:table-cell table:formula="of:=[.B502]" office:value-type="float" office:value="4" calcext:value-type="float">
            <text:p>4</text:p>
          </table:table-cell>
          <table:table-cell office:value-type="float" office:value="122.586925568" calcext:value-type="float">
            <text:p>122.586925568</text:p>
          </table:table-cell>
          <table:table-cell office:value-type="float" office:value="25.8018144" calcext:value-type="float">
            <text:p>25.8018144</text:p>
          </table:table-cell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503]+1" office:value-type="float" office:value="47" calcext:value-type="float">
            <text:p>47</text:p>
          </table:table-cell>
          <table:table-cell table:formula="of:=[.B503]" office:value-type="float" office:value="5" calcext:value-type="float">
            <text:p>5</text:p>
          </table:table-cell>
          <table:table-cell office:value-type="float" office:value="147.24409088" calcext:value-type="float">
            <text:p>147.24409088</text:p>
          </table:table-cell>
          <table:table-cell office:value-type="float" office:value="23.412312" calcext:value-type="float">
            <text:p>23.412312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04]+1" office:value-type="float" office:value="47" calcext:value-type="float">
            <text:p>47</text:p>
          </table:table-cell>
          <table:table-cell table:formula="of:=[.B504]" office:value-type="float" office:value="6" calcext:value-type="float">
            <text:p>6</text:p>
          </table:table-cell>
          <table:table-cell office:value-type="float" office:value="137.74201984" calcext:value-type="float">
            <text:p>137.74201984</text:p>
          </table:table-cell>
          <table:table-cell office:value-type="float" office:value="150.710832" calcext:value-type="float">
            <text:p>150.710832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505]+1" office:value-type="float" office:value="47" calcext:value-type="float">
            <text:p>47</text:p>
          </table:table-cell>
          <table:table-cell table:formula="of:=[.B505]" office:value-type="float" office:value="7" calcext:value-type="float">
            <text:p>7</text:p>
          </table:table-cell>
          <table:table-cell office:value-type="float" office:value="122.53824256" calcext:value-type="float">
            <text:p>122.53824256</text:p>
          </table:table-cell>
          <table:table-cell office:value-type="float" office:value="161.9924448" calcext:value-type="float">
            <text:p>161.9924448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506]+1" office:value-type="float" office:value="47" calcext:value-type="float">
            <text:p>47</text:p>
          </table:table-cell>
          <table:table-cell table:formula="of:=[.B506]" office:value-type="float" office:value="8" calcext:value-type="float">
            <text:p>8</text:p>
          </table:table-cell>
          <table:table-cell office:value-type="float" office:value="115.10560768" calcext:value-type="float">
            <text:p>115.10560768</text:p>
          </table:table-cell>
          <table:table-cell office:value-type="float" office:value="161.8087392" calcext:value-type="float">
            <text:p>161.8087392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507]+1" office:value-type="float" office:value="47" calcext:value-type="float">
            <text:p>47</text:p>
          </table:table-cell>
          <table:table-cell table:formula="of:=[.B507]" office:value-type="float" office:value="9" calcext:value-type="float">
            <text:p>9</text:p>
          </table:table-cell>
          <table:table-cell office:value-type="float" office:value="97.9182592" calcext:value-type="float">
            <text:p>97.9182592</text:p>
          </table:table-cell>
          <table:table-cell office:value-type="float" office:value="150.85852416" calcext:value-type="float">
            <text:p>150.85852416</text:p>
          </table:table-cell>
          <table:table-cell office:value-type="float" office:value="102" calcext:value-type="float">
            <text:p>10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508]+1" office:value-type="float" office:value="47" calcext:value-type="float">
            <text:p>47</text:p>
          </table:table-cell>
          <table:table-cell table:formula="of:=[.B508]" office:value-type="float" office:value="10" calcext:value-type="float">
            <text:p>10</text:p>
          </table:table-cell>
          <table:table-cell office:value-type="float" office:value="81.57703424" calcext:value-type="float">
            <text:p>81.57703424</text:p>
          </table:table-cell>
          <table:table-cell office:value-type="float" office:value="26.3407392" calcext:value-type="float">
            <text:p>26.3407392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509]+1" office:value-type="float" office:value="47" calcext:value-type="float">
            <text:p>47</text:p>
          </table:table-cell>
          <table:table-cell table:formula="of:=[.B509]" office:value-type="float" office:value="11" calcext:value-type="float">
            <text:p>11</text:p>
          </table:table-cell>
          <table:table-cell office:value-type="float" office:value="108.1746688" calcext:value-type="float">
            <text:p>108.1746688</text:p>
          </table:table-cell>
          <table:table-cell office:value-type="float" office:value="26.64828864" calcext:value-type="float">
            <text:p>26.64828864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510]+1" office:value-type="float" office:value="48" calcext:value-type="float">
            <text:p>48</text:p>
          </table:table-cell>
          <table:table-cell table:formula="of:=[.B510]" office:value-type="float" office:value="1" calcext:value-type="float">
            <text:p>1</text:p>
          </table:table-cell>
          <table:table-cell office:value-type="float" office:value="118.85206912" calcext:value-type="float">
            <text:p>118.85206912</text:p>
          </table:table-cell>
          <table:table-cell office:value-type="float" office:value="28.06178304" calcext:value-type="float">
            <text:p>28.06178304</text:p>
          </table:table-cell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511]+1" office:value-type="float" office:value="48" calcext:value-type="float">
            <text:p>48</text:p>
          </table:table-cell>
          <table:table-cell table:formula="of:=[.B511]" office:value-type="float" office:value="2" calcext:value-type="float">
            <text:p>2</text:p>
          </table:table-cell>
          <table:table-cell office:value-type="float" office:value="125.991496576" calcext:value-type="float">
            <text:p>125.991496576</text:p>
          </table:table-cell>
          <table:table-cell office:value-type="float" office:value="16.5300288" calcext:value-type="float">
            <text:p>16.5300288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512]+1" office:value-type="float" office:value="48" calcext:value-type="float">
            <text:p>48</text:p>
          </table:table-cell>
          <table:table-cell table:formula="of:=[.B512]" office:value-type="float" office:value="3" calcext:value-type="float">
            <text:p>3</text:p>
          </table:table-cell>
          <table:table-cell office:value-type="float" office:value="109.66971648" calcext:value-type="float">
            <text:p>109.66971648</text:p>
          </table:table-cell>
          <table:table-cell office:value-type="float" office:value="17.6035296" calcext:value-type="float">
            <text:p>17.6035296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513]+1" office:value-type="float" office:value="48" calcext:value-type="float">
            <text:p>48</text:p>
          </table:table-cell>
          <table:table-cell table:formula="of:=[.B513]" office:value-type="float" office:value="4" calcext:value-type="float">
            <text:p>4</text:p>
          </table:table-cell>
          <table:table-cell office:value-type="float" office:value="126.868386304" calcext:value-type="float">
            <text:p>126.868386304</text:p>
          </table:table-cell>
          <table:table-cell office:value-type="float" office:value="22.6970304" calcext:value-type="float">
            <text:p>22.6970304</text:p>
          </table:table-cell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514]+1" office:value-type="float" office:value="48" calcext:value-type="float">
            <text:p>48</text:p>
          </table:table-cell>
          <table:table-cell table:formula="of:=[.B514]" office:value-type="float" office:value="5" calcext:value-type="float">
            <text:p>5</text:p>
          </table:table-cell>
          <table:table-cell office:value-type="float" office:value="151.82655104" calcext:value-type="float">
            <text:p>151.82655104</text:p>
          </table:table-cell>
          <table:table-cell office:value-type="float" office:value="20.0452368" calcext:value-type="float">
            <text:p>20.0452368</text:p>
          </table:table-cell>
          <table:table-cell office:value-type="float" office:value="151" calcext:value-type="float">
            <text:p>1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515]+1" office:value-type="float" office:value="48" calcext:value-type="float">
            <text:p>48</text:p>
          </table:table-cell>
          <table:table-cell table:formula="of:=[.B515]" office:value-type="float" office:value="6" calcext:value-type="float">
            <text:p>6</text:p>
          </table:table-cell>
          <table:table-cell office:value-type="float" office:value="141.94148544" calcext:value-type="float">
            <text:p>141.94148544</text:p>
          </table:table-cell>
          <table:table-cell office:value-type="float" office:value="157.2441024" calcext:value-type="float">
            <text:p>157.2441024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516]+1" office:value-type="float" office:value="48" calcext:value-type="float">
            <text:p>48</text:p>
          </table:table-cell>
          <table:table-cell table:formula="of:=[.B516]" office:value-type="float" office:value="7" calcext:value-type="float">
            <text:p>7</text:p>
          </table:table-cell>
          <table:table-cell office:value-type="float" office:value="124.680667136" calcext:value-type="float">
            <text:p>124.680667136</text:p>
          </table:table-cell>
          <table:table-cell office:value-type="float" office:value="170.3325408" calcext:value-type="float">
            <text:p>170.3325408</text:p>
          </table:table-cell>
          <table:table-cell office:value-type="float" office:value="126" calcext:value-type="float">
            <text:p>12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517]+1" office:value-type="float" office:value="48" calcext:value-type="float">
            <text:p>48</text:p>
          </table:table-cell>
          <table:table-cell table:formula="of:=[.B517]" office:value-type="float" office:value="8" calcext:value-type="float">
            <text:p>8</text:p>
          </table:table-cell>
          <table:table-cell office:value-type="float" office:value="118.368896512" calcext:value-type="float">
            <text:p>118.368896512</text:p>
          </table:table-cell>
          <table:table-cell office:value-type="float" office:value="169.8979392" calcext:value-type="float">
            <text:p>169.8979392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518]+1" office:value-type="float" office:value="48" calcext:value-type="float">
            <text:p>48</text:p>
          </table:table-cell>
          <table:table-cell table:formula="of:=[.B518]" office:value-type="float" office:value="9" calcext:value-type="float">
            <text:p>9</text:p>
          </table:table-cell>
          <table:table-cell office:value-type="float" office:value="99.94824064" calcext:value-type="float">
            <text:p>99.94824064</text:p>
          </table:table-cell>
          <table:table-cell office:value-type="float" office:value="158.3419008" calcext:value-type="float">
            <text:p>158.3419008</text:p>
          </table:table-cell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519]+1" office:value-type="float" office:value="48" calcext:value-type="float">
            <text:p>48</text:p>
          </table:table-cell>
          <table:table-cell table:formula="of:=[.B519]" office:value-type="float" office:value="10" calcext:value-type="float">
            <text:p>10</text:p>
          </table:table-cell>
          <table:table-cell office:value-type="float" office:value="79.53654528" calcext:value-type="float">
            <text:p>79.53654528</text:p>
          </table:table-cell>
          <table:table-cell office:value-type="float" office:value="22.815168" calcext:value-type="float">
            <text:p>22.815168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520]+1" office:value-type="float" office:value="48" calcext:value-type="float">
            <text:p>48</text:p>
          </table:table-cell>
          <table:table-cell table:formula="of:=[.B520]" office:value-type="float" office:value="11" calcext:value-type="float">
            <text:p>11</text:p>
          </table:table-cell>
          <table:table-cell office:value-type="float" office:value="109.45662336" calcext:value-type="float">
            <text:p>109.45662336</text:p>
          </table:table-cell>
          <table:table-cell office:value-type="float" office:value="23.5729344" calcext:value-type="float">
            <text:p>23.5729344</text:p>
          </table:table-cell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521]+1" office:value-type="float" office:value="49" calcext:value-type="float">
            <text:p>49</text:p>
          </table:table-cell>
          <table:table-cell table:formula="of:=[.B521]" office:value-type="float" office:value="1" calcext:value-type="float">
            <text:p>1</text:p>
          </table:table-cell>
          <table:table-cell office:value-type="float" office:value="115.261315328" calcext:value-type="float">
            <text:p>115.261315328</text:p>
          </table:table-cell>
          <table:table-cell office:value-type="float" office:value="30.82678368" calcext:value-type="float">
            <text:p>30.82678368</text:p>
          </table:table-cell>
          <table:table-cell office:value-type="float" office:value="115" calcext:value-type="float">
            <text:p>1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522]+1" office:value-type="float" office:value="49" calcext:value-type="float">
            <text:p>49</text:p>
          </table:table-cell>
          <table:table-cell table:formula="of:=[.B522]" office:value-type="float" office:value="2" calcext:value-type="float">
            <text:p>2</text:p>
          </table:table-cell>
          <table:table-cell office:value-type="float" office:value="122.89187456" calcext:value-type="float">
            <text:p>122.89187456</text:p>
          </table:table-cell>
          <table:table-cell office:value-type="float" office:value="19.0361568" calcext:value-type="float">
            <text:p>19.0361568</text:p>
          </table:table-cell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523]+1" office:value-type="float" office:value="49" calcext:value-type="float">
            <text:p>49</text:p>
          </table:table-cell>
          <table:table-cell table:formula="of:=[.B523]" office:value-type="float" office:value="3" calcext:value-type="float">
            <text:p>3</text:p>
          </table:table-cell>
          <table:table-cell office:value-type="float" office:value="106.0230784" calcext:value-type="float">
            <text:p>106.0230784</text:p>
          </table:table-cell>
          <table:table-cell office:value-type="float" office:value="19.779552" calcext:value-type="float">
            <text:p>19.779552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524]+1" office:value-type="float" office:value="49" calcext:value-type="float">
            <text:p>49</text:p>
          </table:table-cell>
          <table:table-cell table:formula="of:=[.B524]" office:value-type="float" office:value="4" calcext:value-type="float">
            <text:p>4</text:p>
          </table:table-cell>
          <table:table-cell office:value-type="float" office:value="123.231299456" calcext:value-type="float">
            <text:p>123.231299456</text:p>
          </table:table-cell>
          <table:table-cell office:value-type="float" office:value="25.3175328" calcext:value-type="float">
            <text:p>25.3175328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25]+1" office:value-type="float" office:value="49" calcext:value-type="float">
            <text:p>49</text:p>
          </table:table-cell>
          <table:table-cell table:formula="of:=[.B525]" office:value-type="float" office:value="5" calcext:value-type="float">
            <text:p>5</text:p>
          </table:table-cell>
          <table:table-cell office:value-type="float" office:value="149.63367424" calcext:value-type="float">
            <text:p>149.63367424</text:p>
          </table:table-cell>
          <table:table-cell office:value-type="float" office:value="22.446672" calcext:value-type="float">
            <text:p>22.446672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526]+1" office:value-type="float" office:value="49" calcext:value-type="float">
            <text:p>49</text:p>
          </table:table-cell>
          <table:table-cell table:formula="of:=[.B526]" office:value-type="float" office:value="6" calcext:value-type="float">
            <text:p>6</text:p>
          </table:table-cell>
          <table:table-cell office:value-type="float" office:value="138.63048192" calcext:value-type="float">
            <text:p>138.63048192</text:p>
          </table:table-cell>
          <table:table-cell office:value-type="float" office:value="160.29519648" calcext:value-type="float">
            <text:p>160.29519648</text:p>
          </table:table-cell>
          <table:table-cell office:value-type="float" office:value="138" calcext:value-type="float">
            <text:p>13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527]+1" office:value-type="float" office:value="49" calcext:value-type="float">
            <text:p>49</text:p>
          </table:table-cell>
          <table:table-cell table:formula="of:=[.B527]" office:value-type="float" office:value="7" calcext:value-type="float">
            <text:p>7</text:p>
          </table:table-cell>
          <table:table-cell office:value-type="float" office:value="121.21462912" calcext:value-type="float">
            <text:p>121.21462912</text:p>
          </table:table-cell>
          <table:table-cell office:value-type="float" office:value="173.77772736" calcext:value-type="float">
            <text:p>173.77772736</text:p>
          </table:table-cell>
          <table:table-cell office:value-type="float" office:value="121" calcext:value-type="float">
            <text:p>12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528]+1" office:value-type="float" office:value="49" calcext:value-type="float">
            <text:p>49</text:p>
          </table:table-cell>
          <table:table-cell table:formula="of:=[.B528]" office:value-type="float" office:value="8" calcext:value-type="float">
            <text:p>8</text:p>
          </table:table-cell>
          <table:table-cell office:value-type="float" office:value="113.49933248" calcext:value-type="float">
            <text:p>113.49933248</text:p>
          </table:table-cell>
          <table:table-cell office:value-type="float" office:value="174.06166656" calcext:value-type="float">
            <text:p>174.06166656</text:p>
          </table:table-cell>
          <table:table-cell office:value-type="float" office:value="115" calcext:value-type="float">
            <text:p>11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529]+1" office:value-type="float" office:value="49" calcext:value-type="float">
            <text:p>49</text:p>
          </table:table-cell>
          <table:table-cell table:formula="of:=[.B529]" office:value-type="float" office:value="9" calcext:value-type="float">
            <text:p>9</text:p>
          </table:table-cell>
          <table:table-cell office:value-type="float" office:value="95.46115072" calcext:value-type="float">
            <text:p>95.46115072</text:p>
          </table:table-cell>
          <table:table-cell office:value-type="float" office:value="161.8244304" calcext:value-type="float">
            <text:p>161.8244304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530]+1" office:value-type="float" office:value="49" calcext:value-type="float">
            <text:p>49</text:p>
          </table:table-cell>
          <table:table-cell table:formula="of:=[.B530]" office:value-type="float" office:value="10" calcext:value-type="float">
            <text:p>10</text:p>
          </table:table-cell>
          <table:table-cell office:value-type="float" office:value="76.3403968" calcext:value-type="float">
            <text:p>76.3403968</text:p>
          </table:table-cell>
          <table:table-cell office:value-type="float" office:value="24.7429152" calcext:value-type="float">
            <text:p>24.7429152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31]+1" office:value-type="float" office:value="49" calcext:value-type="float">
            <text:p>49</text:p>
          </table:table-cell>
          <table:table-cell table:formula="of:=[.B531]" office:value-type="float" office:value="11" calcext:value-type="float">
            <text:p>11</text:p>
          </table:table-cell>
          <table:table-cell office:value-type="float" office:value="105.59577728" calcext:value-type="float">
            <text:p>105.59577728</text:p>
          </table:table-cell>
          <table:table-cell office:value-type="float" office:value="25.23312" calcext:value-type="float">
            <text:p>25.23312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532]+1" office:value-type="float" office:value="50" calcext:value-type="float">
            <text:p>50</text:p>
          </table:table-cell>
          <table:table-cell table:formula="of:=[.B532]" office:value-type="float" office:value="1" calcext:value-type="float">
            <text:p>1</text:p>
          </table:table-cell>
          <table:table-cell office:value-type="float" office:value="119.42935936" calcext:value-type="float">
            <text:p>119.42935936</text:p>
          </table:table-cell>
          <table:table-cell office:value-type="float" office:value="37.8321216" calcext:value-type="float">
            <text:p>37.8321216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533]+1" office:value-type="float" office:value="50" calcext:value-type="float">
            <text:p>50</text:p>
          </table:table-cell>
          <table:table-cell table:formula="of:=[.B533]" office:value-type="float" office:value="2" calcext:value-type="float">
            <text:p>2</text:p>
          </table:table-cell>
          <table:table-cell office:value-type="float" office:value="127.325281152" calcext:value-type="float">
            <text:p>127.325281152</text:p>
          </table:table-cell>
          <table:table-cell office:value-type="float" office:value="26.7183168" calcext:value-type="float">
            <text:p>26.7183168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534]+1" office:value-type="float" office:value="50" calcext:value-type="float">
            <text:p>50</text:p>
          </table:table-cell>
          <table:table-cell table:formula="of:=[.B534]" office:value-type="float" office:value="3" calcext:value-type="float">
            <text:p>3</text:p>
          </table:table-cell>
          <table:table-cell office:value-type="float" office:value="111.084896" calcext:value-type="float">
            <text:p>111.084896</text:p>
          </table:table-cell>
          <table:table-cell office:value-type="float" office:value="26.3868768" calcext:value-type="float">
            <text:p>26.3868768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535]+1" office:value-type="float" office:value="50" calcext:value-type="float">
            <text:p>50</text:p>
          </table:table-cell>
          <table:table-cell table:formula="of:=[.B535]" office:value-type="float" office:value="4" calcext:value-type="float">
            <text:p>4</text:p>
          </table:table-cell>
          <table:table-cell office:value-type="float" office:value="128.2603640576" calcext:value-type="float">
            <text:p>128.2603640576</text:p>
          </table:table-cell>
          <table:table-cell office:value-type="float" office:value="32.48767104" calcext:value-type="float">
            <text:p>32.48767104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536]+1" office:value-type="float" office:value="50" calcext:value-type="float">
            <text:p>50</text:p>
          </table:table-cell>
          <table:table-cell table:formula="of:=[.B536]" office:value-type="float" office:value="5" calcext:value-type="float">
            <text:p>5</text:p>
          </table:table-cell>
          <table:table-cell office:value-type="float" office:value="154.06908416" calcext:value-type="float">
            <text:p>154.06908416</text:p>
          </table:table-cell>
          <table:table-cell office:value-type="float" office:value="29.90643264" calcext:value-type="float">
            <text:p>29.90643264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537]+1" office:value-type="float" office:value="50" calcext:value-type="float">
            <text:p>50</text:p>
          </table:table-cell>
          <table:table-cell table:formula="of:=[.B537]" office:value-type="float" office:value="6" calcext:value-type="float">
            <text:p>6</text:p>
          </table:table-cell>
          <table:table-cell office:value-type="float" office:value="137.16637056" calcext:value-type="float">
            <text:p>137.16637056</text:p>
          </table:table-cell>
          <table:table-cell office:value-type="float" office:value="166.45248384" calcext:value-type="float">
            <text:p>166.45248384</text:p>
          </table:table-cell>
          <table:table-cell office:value-type="float" office:value="135" calcext:value-type="float">
            <text:p>13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538]+1" office:value-type="float" office:value="50" calcext:value-type="float">
            <text:p>50</text:p>
          </table:table-cell>
          <table:table-cell table:formula="of:=[.B538]" office:value-type="float" office:value="7" calcext:value-type="float">
            <text:p>7</text:p>
          </table:table-cell>
          <table:table-cell office:value-type="float" office:value="118.13556224" calcext:value-type="float">
            <text:p>118.13556224</text:p>
          </table:table-cell>
          <table:table-cell office:value-type="float" office:value="179.32094784" calcext:value-type="float">
            <text:p>179.32094784</text:p>
          </table:table-cell>
          <table:table-cell office:value-type="float" office:value="117" calcext:value-type="float">
            <text:p>11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539]+1" office:value-type="float" office:value="50" calcext:value-type="float">
            <text:p>50</text:p>
          </table:table-cell>
          <table:table-cell table:formula="of:=[.B539]" office:value-type="float" office:value="8" calcext:value-type="float">
            <text:p>8</text:p>
          </table:table-cell>
          <table:table-cell office:value-type="float" office:value="111.03522688" calcext:value-type="float">
            <text:p>111.03522688</text:p>
          </table:table-cell>
          <table:table-cell office:value-type="float" office:value="179.472768" calcext:value-type="float">
            <text:p>179.472768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540]+1" office:value-type="float" office:value="50" calcext:value-type="float">
            <text:p>50</text:p>
          </table:table-cell>
          <table:table-cell table:formula="of:=[.B540]" office:value-type="float" office:value="9" calcext:value-type="float">
            <text:p>9</text:p>
          </table:table-cell>
          <table:table-cell office:value-type="float" office:value="93.33245056" calcext:value-type="float">
            <text:p>93.33245056</text:p>
          </table:table-cell>
          <table:table-cell office:value-type="float" office:value="165.460344" calcext:value-type="float">
            <text:p>165.460344</text:p>
          </table:table-cell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541]+1" office:value-type="float" office:value="50" calcext:value-type="float">
            <text:p>50</text:p>
          </table:table-cell>
          <table:table-cell table:formula="of:=[.B541]" office:value-type="float" office:value="10" calcext:value-type="float">
            <text:p>10</text:p>
          </table:table-cell>
          <table:table-cell office:value-type="float" office:value="81.59727104" calcext:value-type="float">
            <text:p>81.59727104</text:p>
          </table:table-cell>
          <table:table-cell office:value-type="float" office:value="29.33998464" calcext:value-type="float">
            <text:p>29.33998464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542]+1" office:value-type="float" office:value="50" calcext:value-type="float">
            <text:p>50</text:p>
          </table:table-cell>
          <table:table-cell table:formula="of:=[.B542]" office:value-type="float" office:value="11" calcext:value-type="float">
            <text:p>11</text:p>
          </table:table-cell>
          <table:table-cell office:value-type="float" office:value="110.95509888" calcext:value-type="float">
            <text:p>110.95509888</text:p>
          </table:table-cell>
          <table:table-cell office:value-type="float" office:value="31.9865472" calcext:value-type="float">
            <text:p>31.9865472</text:p>
          </table:table-cell>
          <table:table-cell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543]+1" office:value-type="float" office:value="51" calcext:value-type="float">
            <text:p>51</text:p>
          </table:table-cell>
          <table:table-cell table:formula="of:=[.B543]" office:value-type="float" office:value="1" calcext:value-type="float">
            <text:p>1</text:p>
          </table:table-cell>
          <table:table-cell office:value-type="float" office:value="129.945868416" calcext:value-type="float">
            <text:p>129.945868416</text:p>
          </table:table-cell>
          <table:table-cell office:value-type="float" office:value="30.7042752" calcext:value-type="float">
            <text:p>30.7042752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544]+1" office:value-type="float" office:value="51" calcext:value-type="float">
            <text:p>51</text:p>
          </table:table-cell>
          <table:table-cell table:formula="of:=[.B544]" office:value-type="float" office:value="2" calcext:value-type="float">
            <text:p>2</text:p>
          </table:table-cell>
          <table:table-cell office:value-type="float" office:value="137.10061824" calcext:value-type="float">
            <text:p>137.10061824</text:p>
          </table:table-cell>
          <table:table-cell office:value-type="float" office:value="19.59885408" calcext:value-type="float">
            <text:p>19.59885408</text:p>
          </table:table-cell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545]+1" office:value-type="float" office:value="51" calcext:value-type="float">
            <text:p>51</text:p>
          </table:table-cell>
          <table:table-cell table:formula="of:=[.B545]" office:value-type="float" office:value="3" calcext:value-type="float">
            <text:p>3</text:p>
          </table:table-cell>
          <table:table-cell office:value-type="float" office:value="120.99230336" calcext:value-type="float">
            <text:p>120.99230336</text:p>
          </table:table-cell>
          <table:table-cell office:value-type="float" office:value="19.6834176" calcext:value-type="float">
            <text:p>19.6834176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546]+1" office:value-type="float" office:value="51" calcext:value-type="float">
            <text:p>51</text:p>
          </table:table-cell>
          <table:table-cell table:formula="of:=[.B546]" office:value-type="float" office:value="4" calcext:value-type="float">
            <text:p>4</text:p>
          </table:table-cell>
          <table:table-cell office:value-type="float" office:value="137.42741888" calcext:value-type="float">
            <text:p>137.42741888</text:p>
          </table:table-cell>
          <table:table-cell office:value-type="float" office:value="25.43717184" calcext:value-type="float">
            <text:p>25.43717184</text:p>
          </table:table-cell>
          <table:table-cell office:value-type="float" office:value="138" calcext:value-type="float">
            <text:p>1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47]+1" office:value-type="float" office:value="51" calcext:value-type="float">
            <text:p>51</text:p>
          </table:table-cell>
          <table:table-cell table:formula="of:=[.B547]" office:value-type="float" office:value="5" calcext:value-type="float">
            <text:p>5</text:p>
          </table:table-cell>
          <table:table-cell office:value-type="float" office:value="162.6490368" calcext:value-type="float">
            <text:p>162.6490368</text:p>
          </table:table-cell>
          <table:table-cell office:value-type="float" office:value="22.932432" calcext:value-type="float">
            <text:p>22.932432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548]+1" office:value-type="float" office:value="51" calcext:value-type="float">
            <text:p>51</text:p>
          </table:table-cell>
          <table:table-cell table:formula="of:=[.B548]" office:value-type="float" office:value="6" calcext:value-type="float">
            <text:p>6</text:p>
          </table:table-cell>
          <table:table-cell office:value-type="float" office:value="151.44196864" calcext:value-type="float">
            <text:p>151.44196864</text:p>
          </table:table-cell>
          <table:table-cell office:value-type="float" office:value="156.52059168" calcext:value-type="float">
            <text:p>156.52059168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549]+1" office:value-type="float" office:value="51" calcext:value-type="float">
            <text:p>51</text:p>
          </table:table-cell>
          <table:table-cell table:formula="of:=[.B549]" office:value-type="float" office:value="7" calcext:value-type="float">
            <text:p>7</text:p>
          </table:table-cell>
          <table:table-cell office:value-type="float" office:value="134.39596544" calcext:value-type="float">
            <text:p>134.39596544</text:p>
          </table:table-cell>
          <table:table-cell office:value-type="float" office:value="169.9030896" calcext:value-type="float">
            <text:p>169.9030896</text:p>
          </table:table-cell>
          <table:table-cell office:value-type="float" office:value="134" calcext:value-type="float">
            <text:p>13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550]+1" office:value-type="float" office:value="51" calcext:value-type="float">
            <text:p>51</text:p>
          </table:table-cell>
          <table:table-cell table:formula="of:=[.B550]" office:value-type="float" office:value="8" calcext:value-type="float">
            <text:p>8</text:p>
          </table:table-cell>
          <table:table-cell office:value-type="float" office:value="126.228697856" calcext:value-type="float">
            <text:p>126.228697856</text:p>
          </table:table-cell>
          <table:table-cell office:value-type="float" office:value="169.63192704" calcext:value-type="float">
            <text:p>169.63192704</text:p>
          </table:table-cell>
          <table:table-cell office:value-type="float" office:value="127" calcext:value-type="float">
            <text:p>12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551]+1" office:value-type="float" office:value="51" calcext:value-type="float">
            <text:p>51</text:p>
          </table:table-cell>
          <table:table-cell table:formula="of:=[.B551]" office:value-type="float" office:value="9" calcext:value-type="float">
            <text:p>9</text:p>
          </table:table-cell>
          <table:table-cell office:value-type="float" office:value="108.69458176" calcext:value-type="float">
            <text:p>108.69458176</text:p>
          </table:table-cell>
          <table:table-cell office:value-type="float" office:value="157.53177984" calcext:value-type="float">
            <text:p>157.53177984</text:p>
          </table:table-cell>
          <table:table-cell office:value-type="float" office:value="112" calcext:value-type="float">
            <text:p>11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552]+1" office:value-type="float" office:value="51" calcext:value-type="float">
            <text:p>51</text:p>
          </table:table-cell>
          <table:table-cell table:formula="of:=[.B552]" office:value-type="float" office:value="10" calcext:value-type="float">
            <text:p>10</text:p>
          </table:table-cell>
          <table:table-cell office:value-type="float" office:value="92.4723328" calcext:value-type="float">
            <text:p>92.4723328</text:p>
          </table:table-cell>
          <table:table-cell office:value-type="float" office:value="24.54277056" calcext:value-type="float">
            <text:p>24.54277056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553]+1" office:value-type="float" office:value="51" calcext:value-type="float">
            <text:p>51</text:p>
          </table:table-cell>
          <table:table-cell table:formula="of:=[.B553]" office:value-type="float" office:value="11" calcext:value-type="float">
            <text:p>11</text:p>
          </table:table-cell>
          <table:table-cell office:value-type="float" office:value="121.13279744" calcext:value-type="float">
            <text:p>121.13279744</text:p>
          </table:table-cell>
          <table:table-cell office:value-type="float" office:value="25.8280848" calcext:value-type="float">
            <text:p>25.8280848</text:p>
          </table:table-cell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554]+1" office:value-type="float" office:value="52" calcext:value-type="float">
            <text:p>52</text:p>
          </table:table-cell>
          <table:table-cell table:formula="of:=[.B554]" office:value-type="float" office:value="1" calcext:value-type="float">
            <text:p>1</text:p>
          </table:table-cell>
          <table:table-cell office:value-type="float" office:value="137.87722496" calcext:value-type="float">
            <text:p>137.87722496</text:p>
          </table:table-cell>
          <table:table-cell office:value-type="float" office:value="28.0640832" calcext:value-type="float">
            <text:p>28.0640832</text:p>
          </table:table-cell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555]+1" office:value-type="float" office:value="52" calcext:value-type="float">
            <text:p>52</text:p>
          </table:table-cell>
          <table:table-cell table:formula="of:=[.B555]" office:value-type="float" office:value="2" calcext:value-type="float">
            <text:p>2</text:p>
          </table:table-cell>
          <table:table-cell office:value-type="float" office:value="145.4738432" calcext:value-type="float">
            <text:p>145.4738432</text:p>
          </table:table-cell>
          <table:table-cell office:value-type="float" office:value="16.8366048" calcext:value-type="float">
            <text:p>16.8366048</text:p>
          </table:table-cell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556]+1" office:value-type="float" office:value="52" calcext:value-type="float">
            <text:p>52</text:p>
          </table:table-cell>
          <table:table-cell table:formula="of:=[.B556]" office:value-type="float" office:value="3" calcext:value-type="float">
            <text:p>3</text:p>
          </table:table-cell>
          <table:table-cell office:value-type="float" office:value="129.134120704" calcext:value-type="float">
            <text:p>129.134120704</text:p>
          </table:table-cell>
          <table:table-cell office:value-type="float" office:value="17.6787456" calcext:value-type="float">
            <text:p>17.6787456</text:p>
          </table:table-cell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557]+1" office:value-type="float" office:value="52" calcext:value-type="float">
            <text:p>52</text:p>
          </table:table-cell>
          <table:table-cell table:formula="of:=[.B557]" office:value-type="float" office:value="4" calcext:value-type="float">
            <text:p>4</text:p>
          </table:table-cell>
          <table:table-cell office:value-type="float" office:value="145.64651136" calcext:value-type="float">
            <text:p>145.64651136</text:p>
          </table:table-cell>
          <table:table-cell office:value-type="float" office:value="22.7146656" calcext:value-type="float">
            <text:p>22.7146656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558]+1" office:value-type="float" office:value="52" calcext:value-type="float">
            <text:p>52</text:p>
          </table:table-cell>
          <table:table-cell table:formula="of:=[.B558]" office:value-type="float" office:value="5" calcext:value-type="float">
            <text:p>5</text:p>
          </table:table-cell>
          <table:table-cell office:value-type="float" office:value="171.8343808" calcext:value-type="float">
            <text:p>171.8343808</text:p>
          </table:table-cell>
          <table:table-cell office:value-type="float" office:value="19.5444576" calcext:value-type="float">
            <text:p>19.5444576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559]+1" office:value-type="float" office:value="52" calcext:value-type="float">
            <text:p>52</text:p>
          </table:table-cell>
          <table:table-cell table:formula="of:=[.B559]" office:value-type="float" office:value="6" calcext:value-type="float">
            <text:p>6</text:p>
          </table:table-cell>
          <table:table-cell office:value-type="float" office:value="161.493248" calcext:value-type="float">
            <text:p>161.493248</text:p>
          </table:table-cell>
          <table:table-cell office:value-type="float" office:value="156.2724864" calcext:value-type="float">
            <text:p>156.2724864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560]+1" office:value-type="float" office:value="52" calcext:value-type="float">
            <text:p>52</text:p>
          </table:table-cell>
          <table:table-cell table:formula="of:=[.B560]" office:value-type="float" office:value="7" calcext:value-type="float">
            <text:p>7</text:p>
          </table:table-cell>
          <table:table-cell office:value-type="float" office:value="143.639472" calcext:value-type="float">
            <text:p>143.639472</text:p>
          </table:table-cell>
          <table:table-cell office:value-type="float" office:value="170.2060992" calcext:value-type="float">
            <text:p>170.2060992</text:p>
          </table:table-cell>
          <table:table-cell office:value-type="float" office:value="146" calcext:value-type="float">
            <text:p>14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561]+1" office:value-type="float" office:value="52" calcext:value-type="float">
            <text:p>52</text:p>
          </table:table-cell>
          <table:table-cell table:formula="of:=[.B561]" office:value-type="float" office:value="8" calcext:value-type="float">
            <text:p>8</text:p>
          </table:table-cell>
          <table:table-cell office:value-type="float" office:value="136.09604224" calcext:value-type="float">
            <text:p>136.09604224</text:p>
          </table:table-cell>
          <table:table-cell office:value-type="float" office:value="170.3643648" calcext:value-type="float">
            <text:p>170.3643648</text:p>
          </table:table-cell>
          <table:table-cell office:value-type="float" office:value="139" calcext:value-type="float">
            <text:p>13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562]+1" office:value-type="float" office:value="52" calcext:value-type="float">
            <text:p>52</text:p>
          </table:table-cell>
          <table:table-cell table:formula="of:=[.B562]" office:value-type="float" office:value="9" calcext:value-type="float">
            <text:p>9</text:p>
          </table:table-cell>
          <table:table-cell office:value-type="float" office:value="118.53006272" calcext:value-type="float">
            <text:p>118.53006272</text:p>
          </table:table-cell>
          <table:table-cell office:value-type="float" office:value="158.40038112" calcext:value-type="float">
            <text:p>158.40038112</text:p>
          </table:table-cell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563]+1" office:value-type="float" office:value="52" calcext:value-type="float">
            <text:p>52</text:p>
          </table:table-cell>
          <table:table-cell table:formula="of:=[.B563]" office:value-type="float" office:value="10" calcext:value-type="float">
            <text:p>10</text:p>
          </table:table-cell>
          <table:table-cell office:value-type="float" office:value="99.5660608" calcext:value-type="float">
            <text:p>99.5660608</text:p>
          </table:table-cell>
          <table:table-cell office:value-type="float" office:value="21.64287744" calcext:value-type="float">
            <text:p>21.64287744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564]+1" office:value-type="float" office:value="52" calcext:value-type="float">
            <text:p>52</text:p>
          </table:table-cell>
          <table:table-cell table:formula="of:=[.B564]" office:value-type="float" office:value="11" calcext:value-type="float">
            <text:p>11</text:p>
          </table:table-cell>
          <table:table-cell office:value-type="float" office:value="129.283364608" calcext:value-type="float">
            <text:p>129.283364608</text:p>
          </table:table-cell>
          <table:table-cell office:value-type="float" office:value="23.13936384" calcext:value-type="float">
            <text:p>23.13936384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565]+1" office:value-type="float" office:value="53" calcext:value-type="float">
            <text:p>53</text:p>
          </table:table-cell>
          <table:table-cell table:formula="of:=[.B565]" office:value-type="float" office:value="1" calcext:value-type="float">
            <text:p>1</text:p>
          </table:table-cell>
          <table:table-cell office:value-type="float" office:value="132.833434112" calcext:value-type="float">
            <text:p>132.833434112</text:p>
          </table:table-cell>
          <table:table-cell office:value-type="float" office:value="31.8238464" calcext:value-type="float">
            <text:p>31.8238464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566]+1" office:value-type="float" office:value="53" calcext:value-type="float">
            <text:p>53</text:p>
          </table:table-cell>
          <table:table-cell table:formula="of:=[.B566]" office:value-type="float" office:value="2" calcext:value-type="float">
            <text:p>2</text:p>
          </table:table-cell>
          <table:table-cell office:value-type="float" office:value="140.25765248" calcext:value-type="float">
            <text:p>140.25765248</text:p>
          </table:table-cell>
          <table:table-cell office:value-type="float" office:value="20.3677152" calcext:value-type="float">
            <text:p>20.3677152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567]+1" office:value-type="float" office:value="53" calcext:value-type="float">
            <text:p>53</text:p>
          </table:table-cell>
          <table:table-cell table:formula="of:=[.B567]" office:value-type="float" office:value="3" calcext:value-type="float">
            <text:p>3</text:p>
          </table:table-cell>
          <table:table-cell office:value-type="float" office:value="124.075247744" calcext:value-type="float">
            <text:p>124.075247744</text:p>
          </table:table-cell>
          <table:table-cell office:value-type="float" office:value="20.448432" calcext:value-type="float">
            <text:p>20.448432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568]+1" office:value-type="float" office:value="53" calcext:value-type="float">
            <text:p>53</text:p>
          </table:table-cell>
          <table:table-cell table:formula="of:=[.B568]" office:value-type="float" office:value="4" calcext:value-type="float">
            <text:p>4</text:p>
          </table:table-cell>
          <table:table-cell office:value-type="float" office:value="140.370048512" calcext:value-type="float">
            <text:p>140.370048512</text:p>
          </table:table-cell>
          <table:table-cell office:value-type="float" office:value="26.4663504" calcext:value-type="float">
            <text:p>26.4663504</text:p>
          </table:table-cell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69]+1" office:value-type="float" office:value="53" calcext:value-type="float">
            <text:p>53</text:p>
          </table:table-cell>
          <table:table-cell table:formula="of:=[.B569]" office:value-type="float" office:value="5" calcext:value-type="float">
            <text:p>5</text:p>
          </table:table-cell>
          <table:table-cell office:value-type="float" office:value="165.4600448" calcext:value-type="float">
            <text:p>165.4600448</text:p>
          </table:table-cell>
          <table:table-cell office:value-type="float" office:value="24.2868864" calcext:value-type="float">
            <text:p>24.2868864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70]+1" office:value-type="float" office:value="53" calcext:value-type="float">
            <text:p>53</text:p>
          </table:table-cell>
          <table:table-cell table:formula="of:=[.B570]" office:value-type="float" office:value="6" calcext:value-type="float">
            <text:p>6</text:p>
          </table:table-cell>
          <table:table-cell office:value-type="float" office:value="152.16822272" calcext:value-type="float">
            <text:p>152.16822272</text:p>
          </table:table-cell>
          <table:table-cell office:value-type="float" office:value="156.093072" calcext:value-type="float">
            <text:p>156.093072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571]+1" office:value-type="float" office:value="53" calcext:value-type="float">
            <text:p>53</text:p>
          </table:table-cell>
          <table:table-cell table:formula="of:=[.B571]" office:value-type="float" office:value="7" calcext:value-type="float">
            <text:p>7</text:p>
          </table:table-cell>
          <table:table-cell office:value-type="float" office:value="134.922800128" calcext:value-type="float">
            <text:p>134.922800128</text:p>
          </table:table-cell>
          <table:table-cell office:value-type="float" office:value="168.94222656" calcext:value-type="float">
            <text:p>168.94222656</text:p>
          </table:table-cell>
          <table:table-cell office:value-type="float" office:value="134" calcext:value-type="float">
            <text:p>13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572]+1" office:value-type="float" office:value="53" calcext:value-type="float">
            <text:p>53</text:p>
          </table:table-cell>
          <table:table-cell table:formula="of:=[.B572]" office:value-type="float" office:value="8" calcext:value-type="float">
            <text:p>8</text:p>
          </table:table-cell>
          <table:table-cell office:value-type="float" office:value="128.295334464" calcext:value-type="float">
            <text:p>128.295334464</text:p>
          </table:table-cell>
          <table:table-cell office:value-type="float" office:value="168.7382304" calcext:value-type="float">
            <text:p>168.7382304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573]+1" office:value-type="float" office:value="53" calcext:value-type="float">
            <text:p>53</text:p>
          </table:table-cell>
          <table:table-cell table:formula="of:=[.B573]" office:value-type="float" office:value="9" calcext:value-type="float">
            <text:p>9</text:p>
          </table:table-cell>
          <table:table-cell office:value-type="float" office:value="111.0074688" calcext:value-type="float">
            <text:p>111.0074688</text:p>
          </table:table-cell>
          <table:table-cell office:value-type="float" office:value="156.8836896" calcext:value-type="float">
            <text:p>156.8836896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574]+1" office:value-type="float" office:value="53" calcext:value-type="float">
            <text:p>53</text:p>
          </table:table-cell>
          <table:table-cell table:formula="of:=[.B574]" office:value-type="float" office:value="10" calcext:value-type="float">
            <text:p>10</text:p>
          </table:table-cell>
          <table:table-cell office:value-type="float" office:value="95.54062592" calcext:value-type="float">
            <text:p>95.54062592</text:p>
          </table:table-cell>
          <table:table-cell office:value-type="float" office:value="25.352208" calcext:value-type="float">
            <text:p>25.352208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575]+1" office:value-type="float" office:value="53" calcext:value-type="float">
            <text:p>53</text:p>
          </table:table-cell>
          <table:table-cell table:formula="of:=[.B575]" office:value-type="float" office:value="11" calcext:value-type="float">
            <text:p>11</text:p>
          </table:table-cell>
          <table:table-cell office:value-type="float" office:value="124.294887552" calcext:value-type="float">
            <text:p>124.294887552</text:p>
          </table:table-cell>
          <table:table-cell office:value-type="float" office:value="26.6420736" calcext:value-type="float">
            <text:p>26.6420736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76]+1" office:value-type="float" office:value="54" calcext:value-type="float">
            <text:p>54</text:p>
          </table:table-cell>
          <table:table-cell table:formula="of:=[.B576]" office:value-type="float" office:value="1" calcext:value-type="float">
            <text:p>1</text:p>
          </table:table-cell>
          <table:table-cell office:value-type="float" office:value="126.978396288" calcext:value-type="float">
            <text:p>126.978396288</text:p>
          </table:table-cell>
          <table:table-cell office:value-type="float" office:value="24.3772896" calcext:value-type="float">
            <text:p>24.3772896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577]+1" office:value-type="float" office:value="54" calcext:value-type="float">
            <text:p>54</text:p>
          </table:table-cell>
          <table:table-cell table:formula="of:=[.B577]" office:value-type="float" office:value="2" calcext:value-type="float">
            <text:p>2</text:p>
          </table:table-cell>
          <table:table-cell office:value-type="float" office:value="135.195593856" calcext:value-type="float">
            <text:p>135.195593856</text:p>
          </table:table-cell>
          <table:table-cell office:value-type="float" office:value="12.60228" calcext:value-type="float">
            <text:p>12.6022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78]+1" office:value-type="float" office:value="54" calcext:value-type="float">
            <text:p>54</text:p>
          </table:table-cell>
          <table:table-cell table:formula="of:=[.B578]" office:value-type="float" office:value="3" calcext:value-type="float">
            <text:p>3</text:p>
          </table:table-cell>
          <table:table-cell office:value-type="float" office:value="119.58382976" calcext:value-type="float">
            <text:p>119.58382976</text:p>
          </table:table-cell>
          <table:table-cell office:value-type="float" office:value="12.6560352" calcext:value-type="float">
            <text:p>12.656035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79]+1" office:value-type="float" office:value="54" calcext:value-type="float">
            <text:p>54</text:p>
          </table:table-cell>
          <table:table-cell table:formula="of:=[.B579]" office:value-type="float" office:value="4" calcext:value-type="float">
            <text:p>4</text:p>
          </table:table-cell>
          <table:table-cell office:value-type="float" office:value="134.757593216" calcext:value-type="float">
            <text:p>134.757593216</text:p>
          </table:table-cell>
          <table:table-cell office:value-type="float" office:value="18.42481632" calcext:value-type="float">
            <text:p>18.42481632</text:p>
          </table:table-cell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580]+1" office:value-type="float" office:value="54" calcext:value-type="float">
            <text:p>54</text:p>
          </table:table-cell>
          <table:table-cell table:formula="of:=[.B580]" office:value-type="float" office:value="5" calcext:value-type="float">
            <text:p>5</text:p>
          </table:table-cell>
          <table:table-cell office:value-type="float" office:value="161.17271808" calcext:value-type="float">
            <text:p>161.17271808</text:p>
          </table:table-cell>
          <table:table-cell office:value-type="float" office:value="16.1897856" calcext:value-type="float">
            <text:p>16.1897856</text:p>
          </table:table-cell>
          <table:table-cell office:value-type="float" office:value="161" calcext:value-type="float">
            <text:p>1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581]+1" office:value-type="float" office:value="54" calcext:value-type="float">
            <text:p>54</text:p>
          </table:table-cell>
          <table:table-cell table:formula="of:=[.B581]" office:value-type="float" office:value="6" calcext:value-type="float">
            <text:p>6</text:p>
          </table:table-cell>
          <table:table-cell office:value-type="float" office:value="145.90865536" calcext:value-type="float">
            <text:p>145.90865536</text:p>
          </table:table-cell>
          <table:table-cell office:value-type="float" office:value="151.1359872" calcext:value-type="float">
            <text:p>151.1359872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582]+1" office:value-type="float" office:value="54" calcext:value-type="float">
            <text:p>54</text:p>
          </table:table-cell>
          <table:table-cell table:formula="of:=[.B582]" office:value-type="float" office:value="7" calcext:value-type="float">
            <text:p>7</text:p>
          </table:table-cell>
          <table:table-cell office:value-type="float" office:value="127.298846976" calcext:value-type="float">
            <text:p>127.298846976</text:p>
          </table:table-cell>
          <table:table-cell office:value-type="float" office:value="164.24111328" calcext:value-type="float">
            <text:p>164.24111328</text:p>
          </table:table-cell>
          <table:table-cell office:value-type="float" office:value="126" calcext:value-type="float">
            <text:p>12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583]+1" office:value-type="float" office:value="54" calcext:value-type="float">
            <text:p>54</text:p>
          </table:table-cell>
          <table:table-cell table:formula="of:=[.B583]" office:value-type="float" office:value="8" calcext:value-type="float">
            <text:p>8</text:p>
          </table:table-cell>
          <table:table-cell office:value-type="float" office:value="118.91699328" calcext:value-type="float">
            <text:p>118.91699328</text:p>
          </table:table-cell>
          <table:table-cell office:value-type="float" office:value="163.2912864" calcext:value-type="float">
            <text:p>163.2912864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584]+1" office:value-type="float" office:value="54" calcext:value-type="float">
            <text:p>54</text:p>
          </table:table-cell>
          <table:table-cell table:formula="of:=[.B584]" office:value-type="float" office:value="9" calcext:value-type="float">
            <text:p>9</text:p>
          </table:table-cell>
          <table:table-cell office:value-type="float" office:value="101.59260032" calcext:value-type="float">
            <text:p>101.59260032</text:p>
          </table:table-cell>
          <table:table-cell office:value-type="float" office:value="151.08298848" calcext:value-type="float">
            <text:p>151.08298848</text:p>
          </table:table-cell>
          <table:table-cell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585]+1" office:value-type="float" office:value="54" calcext:value-type="float">
            <text:p>54</text:p>
          </table:table-cell>
          <table:table-cell table:formula="of:=[.B585]" office:value-type="float" office:value="10" calcext:value-type="float">
            <text:p>10</text:p>
          </table:table-cell>
          <table:table-cell office:value-type="float" office:value="89.07656448" calcext:value-type="float">
            <text:p>89.07656448</text:p>
          </table:table-cell>
          <table:table-cell office:value-type="float" office:value="16.45076736" calcext:value-type="float">
            <text:p>16.45076736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586]+1" office:value-type="float" office:value="54" calcext:value-type="float">
            <text:p>54</text:p>
          </table:table-cell>
          <table:table-cell table:formula="of:=[.B586]" office:value-type="float" office:value="11" calcext:value-type="float">
            <text:p>11</text:p>
          </table:table-cell>
          <table:table-cell office:value-type="float" office:value="118.88793856" calcext:value-type="float">
            <text:p>118.88793856</text:p>
          </table:table-cell>
          <table:table-cell office:value-type="float" office:value="18.1986816" calcext:value-type="float">
            <text:p>18.1986816</text:p>
          </table:table-cell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587]+1" office:value-type="float" office:value="55" calcext:value-type="float">
            <text:p>55</text:p>
          </table:table-cell>
          <table:table-cell table:formula="of:=[.B587]" office:value-type="float" office:value="1" calcext:value-type="float">
            <text:p>1</text:p>
          </table:table-cell>
          <table:table-cell office:value-type="float" office:value="120.34111744" calcext:value-type="float">
            <text:p>120.34111744</text:p>
          </table:table-cell>
          <table:table-cell office:value-type="float" office:value="27.91815936" calcext:value-type="float">
            <text:p>27.91815936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588]+1" office:value-type="float" office:value="55" calcext:value-type="float">
            <text:p>55</text:p>
          </table:table-cell>
          <table:table-cell table:formula="of:=[.B588]" office:value-type="float" office:value="2" calcext:value-type="float">
            <text:p>2</text:p>
          </table:table-cell>
          <table:table-cell office:value-type="float" office:value="128.2427151232" calcext:value-type="float">
            <text:p>128.2427151232</text:p>
          </table:table-cell>
          <table:table-cell office:value-type="float" office:value="16.396488" calcext:value-type="float">
            <text:p>16.396488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589]+1" office:value-type="float" office:value="55" calcext:value-type="float">
            <text:p>55</text:p>
          </table:table-cell>
          <table:table-cell table:formula="of:=[.B589]" office:value-type="float" office:value="3" calcext:value-type="float">
            <text:p>3</text:p>
          </table:table-cell>
          <table:table-cell office:value-type="float" office:value="111.1799872" calcext:value-type="float">
            <text:p>111.1799872</text:p>
          </table:table-cell>
          <table:table-cell office:value-type="float" office:value="17.02180512" calcext:value-type="float">
            <text:p>17.02180512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590]+1" office:value-type="float" office:value="55" calcext:value-type="float">
            <text:p>55</text:p>
          </table:table-cell>
          <table:table-cell table:formula="of:=[.B590]" office:value-type="float" office:value="4" calcext:value-type="float">
            <text:p>4</text:p>
          </table:table-cell>
          <table:table-cell office:value-type="float" office:value="128.159090048" calcext:value-type="float">
            <text:p>128.159090048</text:p>
          </table:table-cell>
          <table:table-cell office:value-type="float" office:value="22.8671712" calcext:value-type="float">
            <text:p>22.8671712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591]+1" office:value-type="float" office:value="55" calcext:value-type="float">
            <text:p>55</text:p>
          </table:table-cell>
          <table:table-cell table:formula="of:=[.B591]" office:value-type="float" office:value="5" calcext:value-type="float">
            <text:p>5</text:p>
          </table:table-cell>
          <table:table-cell office:value-type="float" office:value="155.53650304" calcext:value-type="float">
            <text:p>155.53650304</text:p>
          </table:table-cell>
          <table:table-cell office:value-type="float" office:value="19.86528384" calcext:value-type="float">
            <text:p>19.86528384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592]+1" office:value-type="float" office:value="55" calcext:value-type="float">
            <text:p>55</text:p>
          </table:table-cell>
          <table:table-cell table:formula="of:=[.B592]" office:value-type="float" office:value="6" calcext:value-type="float">
            <text:p>6</text:p>
          </table:table-cell>
          <table:table-cell office:value-type="float" office:value="143.56626688" calcext:value-type="float">
            <text:p>143.56626688</text:p>
          </table:table-cell>
          <table:table-cell office:value-type="float" office:value="159.982608" calcext:value-type="float">
            <text:p>159.982608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593]+1" office:value-type="float" office:value="55" calcext:value-type="float">
            <text:p>55</text:p>
          </table:table-cell>
          <table:table-cell table:formula="of:=[.B593]" office:value-type="float" office:value="7" calcext:value-type="float">
            <text:p>7</text:p>
          </table:table-cell>
          <table:table-cell office:value-type="float" office:value="124.864818816" calcext:value-type="float">
            <text:p>124.864818816</text:p>
          </table:table-cell>
          <table:table-cell office:value-type="float" office:value="173.2593696" calcext:value-type="float">
            <text:p>173.2593696</text:p>
          </table:table-cell>
          <table:table-cell office:value-type="float" office:value="126" calcext:value-type="float">
            <text:p>12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594]+1" office:value-type="float" office:value="55" calcext:value-type="float">
            <text:p>55</text:p>
          </table:table-cell>
          <table:table-cell table:formula="of:=[.B594]" office:value-type="float" office:value="8" calcext:value-type="float">
            <text:p>8</text:p>
          </table:table-cell>
          <table:table-cell office:value-type="float" office:value="117.50761728" calcext:value-type="float">
            <text:p>117.50761728</text:p>
          </table:table-cell>
          <table:table-cell office:value-type="float" office:value="173.1448464" calcext:value-type="float">
            <text:p>173.1448464</text:p>
          </table:table-cell>
          <table:table-cell office:value-type="float" office:value="118" calcext:value-type="float">
            <text:p>11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595]+1" office:value-type="float" office:value="55" calcext:value-type="float">
            <text:p>55</text:p>
          </table:table-cell>
          <table:table-cell table:formula="of:=[.B595]" office:value-type="float" office:value="9" calcext:value-type="float">
            <text:p>9</text:p>
          </table:table-cell>
          <table:table-cell office:value-type="float" office:value="99.19401728" calcext:value-type="float">
            <text:p>99.19401728</text:p>
          </table:table-cell>
          <table:table-cell office:value-type="float" office:value="160.7403888" calcext:value-type="float">
            <text:p>160.7403888</text:p>
          </table:table-cell>
          <table:table-cell office:value-type="float" office:value="98" calcext:value-type="float">
            <text:p>9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596]+1" office:value-type="float" office:value="55" calcext:value-type="float">
            <text:p>55</text:p>
          </table:table-cell>
          <table:table-cell table:formula="of:=[.B596]" office:value-type="float" office:value="10" calcext:value-type="float">
            <text:p>10</text:p>
          </table:table-cell>
          <table:table-cell office:value-type="float" office:value="81.58097024" calcext:value-type="float">
            <text:p>81.58097024</text:p>
          </table:table-cell>
          <table:table-cell office:value-type="float" office:value="21.93696" calcext:value-type="float">
            <text:p>21.93696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597]+1" office:value-type="float" office:value="55" calcext:value-type="float">
            <text:p>55</text:p>
          </table:table-cell>
          <table:table-cell table:formula="of:=[.B597]" office:value-type="float" office:value="11" calcext:value-type="float">
            <text:p>11</text:p>
          </table:table-cell>
          <table:table-cell office:value-type="float" office:value="110.79695488" calcext:value-type="float">
            <text:p>110.79695488</text:p>
          </table:table-cell>
          <table:table-cell office:value-type="float" office:value="22.5868512" calcext:value-type="float">
            <text:p>22.5868512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598]+1" office:value-type="float" office:value="56" calcext:value-type="float">
            <text:p>56</text:p>
          </table:table-cell>
          <table:table-cell table:formula="of:=[.B598]" office:value-type="float" office:value="1" calcext:value-type="float">
            <text:p>1</text:p>
          </table:table-cell>
          <table:table-cell office:value-type="float" office:value="140.53865728" calcext:value-type="float">
            <text:p>140.53865728</text:p>
          </table:table-cell>
          <table:table-cell office:value-type="float" office:value="35.9977536" calcext:value-type="float">
            <text:p>35.9977536</text:p>
          </table:table-cell>
          <table:table-cell office:value-type="float" office:value="143" calcext:value-type="float">
            <text:p>1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599]+1" office:value-type="float" office:value="56" calcext:value-type="float">
            <text:p>56</text:p>
          </table:table-cell>
          <table:table-cell table:formula="of:=[.B599]" office:value-type="float" office:value="2" calcext:value-type="float">
            <text:p>2</text:p>
          </table:table-cell>
          <table:table-cell office:value-type="float" office:value="147.97369984" calcext:value-type="float">
            <text:p>147.97369984</text:p>
          </table:table-cell>
          <table:table-cell office:value-type="float" office:value="25.0005456" calcext:value-type="float">
            <text:p>25.0005456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600]+1" office:value-type="float" office:value="56" calcext:value-type="float">
            <text:p>56</text:p>
          </table:table-cell>
          <table:table-cell table:formula="of:=[.B600]" office:value-type="float" office:value="3" calcext:value-type="float">
            <text:p>3</text:p>
          </table:table-cell>
          <table:table-cell office:value-type="float" office:value="131.9658656" calcext:value-type="float">
            <text:p>131.9658656</text:p>
          </table:table-cell>
          <table:table-cell office:value-type="float" office:value="25.055184" calcext:value-type="float">
            <text:p>25.055184</text:p>
          </table:table-cell>
          <table:table-cell office:value-type="float" office:value="133" calcext:value-type="float">
            <text:p>1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601]+1" office:value-type="float" office:value="56" calcext:value-type="float">
            <text:p>56</text:p>
          </table:table-cell>
          <table:table-cell table:formula="of:=[.B601]" office:value-type="float" office:value="4" calcext:value-type="float">
            <text:p>4</text:p>
          </table:table-cell>
          <table:table-cell office:value-type="float" office:value="147.48850304" calcext:value-type="float">
            <text:p>147.48850304</text:p>
          </table:table-cell>
          <table:table-cell office:value-type="float" office:value="31.0535328" calcext:value-type="float">
            <text:p>31.0535328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602]+1" office:value-type="float" office:value="56" calcext:value-type="float">
            <text:p>56</text:p>
          </table:table-cell>
          <table:table-cell table:formula="of:=[.B602]" office:value-type="float" office:value="5" calcext:value-type="float">
            <text:p>5</text:p>
          </table:table-cell>
          <table:table-cell office:value-type="float" office:value="173.3523072" calcext:value-type="float">
            <text:p>173.3523072</text:p>
          </table:table-cell>
          <table:table-cell office:value-type="float" office:value="28.3797696" calcext:value-type="float">
            <text:p>28.3797696</text:p>
          </table:table-cell>
          <table:table-cell office:value-type="float" office:value="175" calcext:value-type="float">
            <text:p>17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603]+1" office:value-type="float" office:value="56" calcext:value-type="float">
            <text:p>56</text:p>
          </table:table-cell>
          <table:table-cell table:formula="of:=[.B603]" office:value-type="float" office:value="6" calcext:value-type="float">
            <text:p>6</text:p>
          </table:table-cell>
          <table:table-cell office:value-type="float" office:value="161.64873472" calcext:value-type="float">
            <text:p>161.64873472</text:p>
          </table:table-cell>
          <table:table-cell office:value-type="float" office:value="158.6406528" calcext:value-type="float">
            <text:p>158.6406528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604]+1" office:value-type="float" office:value="56" calcext:value-type="float">
            <text:p>56</text:p>
          </table:table-cell>
          <table:table-cell table:formula="of:=[.B604]" office:value-type="float" office:value="7" calcext:value-type="float">
            <text:p>7</text:p>
          </table:table-cell>
          <table:table-cell office:value-type="float" office:value="144.85083776" calcext:value-type="float">
            <text:p>144.85083776</text:p>
          </table:table-cell>
          <table:table-cell office:value-type="float" office:value="172.07390784" calcext:value-type="float">
            <text:p>172.07390784</text:p>
          </table:table-cell>
          <table:table-cell office:value-type="float" office:value="148" calcext:value-type="float">
            <text:p>14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605]+1" office:value-type="float" office:value="56" calcext:value-type="float">
            <text:p>56</text:p>
          </table:table-cell>
          <table:table-cell table:formula="of:=[.B605]" office:value-type="float" office:value="8" calcext:value-type="float">
            <text:p>8</text:p>
          </table:table-cell>
          <table:table-cell office:value-type="float" office:value="138.09489792" calcext:value-type="float">
            <text:p>138.09489792</text:p>
          </table:table-cell>
          <table:table-cell office:value-type="float" office:value="172.177728" calcext:value-type="float">
            <text:p>172.177728</text:p>
          </table:table-cell>
          <table:table-cell office:value-type="float" office:value="142" calcext:value-type="float">
            <text:p>14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606]+1" office:value-type="float" office:value="56" calcext:value-type="float">
            <text:p>56</text:p>
          </table:table-cell>
          <table:table-cell table:formula="of:=[.B606]" office:value-type="float" office:value="9" calcext:value-type="float">
            <text:p>9</text:p>
          </table:table-cell>
          <table:table-cell office:value-type="float" office:value="120.316173568" calcext:value-type="float">
            <text:p>120.316173568</text:p>
          </table:table-cell>
          <table:table-cell office:value-type="float" office:value="159.52050624" calcext:value-type="float">
            <text:p>159.52050624</text:p>
          </table:table-cell>
          <table:table-cell office:value-type="float" office:value="124" calcext:value-type="float">
            <text:p>12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607]+1" office:value-type="float" office:value="56" calcext:value-type="float">
            <text:p>56</text:p>
          </table:table-cell>
          <table:table-cell table:formula="of:=[.B607]" office:value-type="float" office:value="10" calcext:value-type="float">
            <text:p>10</text:p>
          </table:table-cell>
          <table:table-cell office:value-type="float" office:value="103.67597952" calcext:value-type="float">
            <text:p>103.67597952</text:p>
          </table:table-cell>
          <table:table-cell office:value-type="float" office:value="30.30263328" calcext:value-type="float">
            <text:p>30.30263328</text:p>
          </table:table-cell>
          <table:table-cell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608]+1" office:value-type="float" office:value="56" calcext:value-type="float">
            <text:p>56</text:p>
          </table:table-cell>
          <table:table-cell table:formula="of:=[.B608]" office:value-type="float" office:value="11" calcext:value-type="float">
            <text:p>11</text:p>
          </table:table-cell>
          <table:table-cell office:value-type="float" office:value="132.380528896" calcext:value-type="float">
            <text:p>132.380528896</text:p>
          </table:table-cell>
          <table:table-cell office:value-type="float" office:value="31.5132768" calcext:value-type="float">
            <text:p>31.5132768</text:p>
          </table:table-cell>
          <table:table-cell office:value-type="float" office:value="133" calcext:value-type="float">
            <text:p>1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609]+1" office:value-type="float" office:value="57" calcext:value-type="float">
            <text:p>57</text:p>
          </table:table-cell>
          <table:table-cell table:formula="of:=[.B609]" office:value-type="float" office:value="1" calcext:value-type="float">
            <text:p>1</text:p>
          </table:table-cell>
          <table:table-cell office:value-type="float" office:value="133.26635648" calcext:value-type="float">
            <text:p>133.26635648</text:p>
          </table:table-cell>
          <table:table-cell office:value-type="float" office:value="32.7821952" calcext:value-type="float">
            <text:p>32.7821952</text:p>
          </table:table-cell>
          <table:table-cell office:value-type="float" office:value="131" calcext:value-type="float">
            <text:p>1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610]+1" office:value-type="float" office:value="57" calcext:value-type="float">
            <text:p>57</text:p>
          </table:table-cell>
          <table:table-cell table:formula="of:=[.B610]" office:value-type="float" office:value="2" calcext:value-type="float">
            <text:p>2</text:p>
          </table:table-cell>
          <table:table-cell office:value-type="float" office:value="140.747190528" calcext:value-type="float">
            <text:p>140.747190528</text:p>
          </table:table-cell>
          <table:table-cell office:value-type="float" office:value="21.303864" calcext:value-type="float">
            <text:p>21.303864</text:p>
          </table:table-cell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611]+1" office:value-type="float" office:value="57" calcext:value-type="float">
            <text:p>57</text:p>
          </table:table-cell>
          <table:table-cell table:formula="of:=[.B611]" office:value-type="float" office:value="3" calcext:value-type="float">
            <text:p>3</text:p>
          </table:table-cell>
          <table:table-cell office:value-type="float" office:value="124.356639872" calcext:value-type="float">
            <text:p>124.356639872</text:p>
          </table:table-cell>
          <table:table-cell office:value-type="float" office:value="21.3112608" calcext:value-type="float">
            <text:p>21.3112608</text:p>
          </table:table-cell>
          <table:table-cell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612]+1" office:value-type="float" office:value="57" calcext:value-type="float">
            <text:p>57</text:p>
          </table:table-cell>
          <table:table-cell table:formula="of:=[.B612]" office:value-type="float" office:value="4" calcext:value-type="float">
            <text:p>4</text:p>
          </table:table-cell>
          <table:table-cell office:value-type="float" office:value="141.17738816" calcext:value-type="float">
            <text:p>141.17738816</text:p>
          </table:table-cell>
          <table:table-cell office:value-type="float" office:value="27.38722272" calcext:value-type="float">
            <text:p>27.38722272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613]+1" office:value-type="float" office:value="57" calcext:value-type="float">
            <text:p>57</text:p>
          </table:table-cell>
          <table:table-cell table:formula="of:=[.B613]" office:value-type="float" office:value="5" calcext:value-type="float">
            <text:p>5</text:p>
          </table:table-cell>
          <table:table-cell office:value-type="float" office:value="167.3248896" calcext:value-type="float">
            <text:p>167.3248896</text:p>
          </table:table-cell>
          <table:table-cell office:value-type="float" office:value="24.65559744" calcext:value-type="float">
            <text:p>24.65559744</text:p>
          </table:table-cell>
          <table:table-cell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614]+1" office:value-type="float" office:value="57" calcext:value-type="float">
            <text:p>57</text:p>
          </table:table-cell>
          <table:table-cell table:formula="of:=[.B614]" office:value-type="float" office:value="6" calcext:value-type="float">
            <text:p>6</text:p>
          </table:table-cell>
          <table:table-cell office:value-type="float" office:value="154.21069568" calcext:value-type="float">
            <text:p>154.21069568</text:p>
          </table:table-cell>
          <table:table-cell office:value-type="float" office:value="160.31575008" calcext:value-type="float">
            <text:p>160.31575008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615]+1" office:value-type="float" office:value="57" calcext:value-type="float">
            <text:p>57</text:p>
          </table:table-cell>
          <table:table-cell table:formula="of:=[.B615]" office:value-type="float" office:value="7" calcext:value-type="float">
            <text:p>7</text:p>
          </table:table-cell>
          <table:table-cell office:value-type="float" office:value="136.02268224" calcext:value-type="float">
            <text:p>136.02268224</text:p>
          </table:table-cell>
          <table:table-cell office:value-type="float" office:value="173.997456" calcext:value-type="float">
            <text:p>173.997456</text:p>
          </table:table-cell>
          <table:table-cell office:value-type="float" office:value="134" calcext:value-type="float">
            <text:p>13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616]+1" office:value-type="float" office:value="57" calcext:value-type="float">
            <text:p>57</text:p>
          </table:table-cell>
          <table:table-cell table:formula="of:=[.B616]" office:value-type="float" office:value="8" calcext:value-type="float">
            <text:p>8</text:p>
          </table:table-cell>
          <table:table-cell office:value-type="float" office:value="128.6976474496" calcext:value-type="float">
            <text:p>128.6976474496</text:p>
          </table:table-cell>
          <table:table-cell office:value-type="float" office:value="174.0924576" calcext:value-type="float">
            <text:p>174.0924576</text:p>
          </table:table-cell>
          <table:table-cell office:value-type="float" office:value="127" calcext:value-type="float">
            <text:p>12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617]+1" office:value-type="float" office:value="57" calcext:value-type="float">
            <text:p>57</text:p>
          </table:table-cell>
          <table:table-cell table:formula="of:=[.B617]" office:value-type="float" office:value="9" calcext:value-type="float">
            <text:p>9</text:p>
          </table:table-cell>
          <table:table-cell office:value-type="float" office:value="111.04984832" calcext:value-type="float">
            <text:p>111.04984832</text:p>
          </table:table-cell>
          <table:table-cell office:value-type="float" office:value="161.325984" calcext:value-type="float">
            <text:p>161.325984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618]+1" office:value-type="float" office:value="57" calcext:value-type="float">
            <text:p>57</text:p>
          </table:table-cell>
          <table:table-cell table:formula="of:=[.B618]" office:value-type="float" office:value="10" calcext:value-type="float">
            <text:p>10</text:p>
          </table:table-cell>
          <table:table-cell office:value-type="float" office:value="95.19963392" calcext:value-type="float">
            <text:p>95.19963392</text:p>
          </table:table-cell>
          <table:table-cell office:value-type="float" office:value="26.03931456" calcext:value-type="float">
            <text:p>26.03931456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619]+1" office:value-type="float" office:value="57" calcext:value-type="float">
            <text:p>57</text:p>
          </table:table-cell>
          <table:table-cell table:formula="of:=[.B619]" office:value-type="float" office:value="11" calcext:value-type="float">
            <text:p>11</text:p>
          </table:table-cell>
          <table:table-cell office:value-type="float" office:value="124.46639296" calcext:value-type="float">
            <text:p>124.46639296</text:p>
          </table:table-cell>
          <table:table-cell office:value-type="float" office:value="27.7929888" calcext:value-type="float">
            <text:p>27.7929888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620]+1" office:value-type="float" office:value="58" calcext:value-type="float">
            <text:p>58</text:p>
          </table:table-cell>
          <table:table-cell table:formula="of:=[.B620]" office:value-type="float" office:value="1" calcext:value-type="float">
            <text:p>1</text:p>
          </table:table-cell>
          <table:table-cell office:value-type="float" office:value="144.75717376" calcext:value-type="float">
            <text:p>144.75717376</text:p>
          </table:table-cell>
          <table:table-cell office:value-type="float" office:value="37.0880448" calcext:value-type="float">
            <text:p>37.0880448</text:p>
          </table:table-cell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621]+1" office:value-type="float" office:value="58" calcext:value-type="float">
            <text:p>58</text:p>
          </table:table-cell>
          <table:table-cell table:formula="of:=[.B621]" office:value-type="float" office:value="2" calcext:value-type="float">
            <text:p>2</text:p>
          </table:table-cell>
          <table:table-cell office:value-type="float" office:value="152.51897088" calcext:value-type="float">
            <text:p>152.51897088</text:p>
          </table:table-cell>
          <table:table-cell office:value-type="float" office:value="25.67344704" calcext:value-type="float">
            <text:p>25.67344704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622]+1" office:value-type="float" office:value="58" calcext:value-type="float">
            <text:p>58</text:p>
          </table:table-cell>
          <table:table-cell table:formula="of:=[.B622]" office:value-type="float" office:value="3" calcext:value-type="float">
            <text:p>3</text:p>
          </table:table-cell>
          <table:table-cell office:value-type="float" office:value="136.97000128" calcext:value-type="float">
            <text:p>136.97000128</text:p>
          </table:table-cell>
          <table:table-cell office:value-type="float" office:value="26.02862016" calcext:value-type="float">
            <text:p>26.02862016</text:p>
          </table:table-cell>
          <table:table-cell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623]+1" office:value-type="float" office:value="58" calcext:value-type="float">
            <text:p>58</text:p>
          </table:table-cell>
          <table:table-cell table:formula="of:=[.B623]" office:value-type="float" office:value="4" calcext:value-type="float">
            <text:p>4</text:p>
          </table:table-cell>
          <table:table-cell office:value-type="float" office:value="153.67470592" calcext:value-type="float">
            <text:p>153.67470592</text:p>
          </table:table-cell>
          <table:table-cell office:value-type="float" office:value="31.206" calcext:value-type="float">
            <text:p>31.206</text:p>
          </table:table-cell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624]+1" office:value-type="float" office:value="58" calcext:value-type="float">
            <text:p>58</text:p>
          </table:table-cell>
          <table:table-cell table:formula="of:=[.B624]" office:value-type="float" office:value="5" calcext:value-type="float">
            <text:p>5</text:p>
          </table:table-cell>
          <table:table-cell office:value-type="float" office:value="179.51345408" calcext:value-type="float">
            <text:p>179.51345408</text:p>
          </table:table-cell>
          <table:table-cell office:value-type="float" office:value="28.7166048" calcext:value-type="float">
            <text:p>28.7166048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625]+1" office:value-type="float" office:value="58" calcext:value-type="float">
            <text:p>58</text:p>
          </table:table-cell>
          <table:table-cell table:formula="of:=[.B625]" office:value-type="float" office:value="6" calcext:value-type="float">
            <text:p>6</text:p>
          </table:table-cell>
          <table:table-cell office:value-type="float" office:value="164.0411008" calcext:value-type="float">
            <text:p>164.0411008</text:p>
          </table:table-cell>
          <table:table-cell office:value-type="float" office:value="163.7402016" calcext:value-type="float">
            <text:p>163.7402016</text:p>
          </table:table-cell>
          <table:table-cell office:value-type="float" office:value="170" calcext:value-type="float">
            <text:p>17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626]+1" office:value-type="float" office:value="58" calcext:value-type="float">
            <text:p>58</text:p>
          </table:table-cell>
          <table:table-cell table:formula="of:=[.B626]" office:value-type="float" office:value="7" calcext:value-type="float">
            <text:p>7</text:p>
          </table:table-cell>
          <table:table-cell office:value-type="float" office:value="146.65137536" calcext:value-type="float">
            <text:p>146.65137536</text:p>
          </table:table-cell>
          <table:table-cell office:value-type="float" office:value="176.799984" calcext:value-type="float">
            <text:p>176.799984</text:p>
          </table:table-cell>
          <table:table-cell office:value-type="float" office:value="151" calcext:value-type="float">
            <text:p>15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627]+1" office:value-type="float" office:value="58" calcext:value-type="float">
            <text:p>58</text:p>
          </table:table-cell>
          <table:table-cell table:formula="of:=[.B627]" office:value-type="float" office:value="8" calcext:value-type="float">
            <text:p>8</text:p>
          </table:table-cell>
          <table:table-cell office:value-type="float" office:value="139.033691392" calcext:value-type="float">
            <text:p>139.033691392</text:p>
          </table:table-cell>
          <table:table-cell office:value-type="float" office:value="176.83842624" calcext:value-type="float">
            <text:p>176.83842624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628]+1" office:value-type="float" office:value="58" calcext:value-type="float">
            <text:p>58</text:p>
          </table:table-cell>
          <table:table-cell table:formula="of:=[.B628]" office:value-type="float" office:value="9" calcext:value-type="float">
            <text:p>9</text:p>
          </table:table-cell>
          <table:table-cell office:value-type="float" office:value="121.0594144" calcext:value-type="float">
            <text:p>121.0594144</text:p>
          </table:table-cell>
          <table:table-cell office:value-type="float" office:value="163.9942272" calcext:value-type="float">
            <text:p>163.9942272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629]+1" office:value-type="float" office:value="58" calcext:value-type="float">
            <text:p>58</text:p>
          </table:table-cell>
          <table:table-cell table:formula="of:=[.B629]" office:value-type="float" office:value="10" calcext:value-type="float">
            <text:p>10</text:p>
          </table:table-cell>
          <table:table-cell office:value-type="float" office:value="107.47778176" calcext:value-type="float">
            <text:p>107.47778176</text:p>
          </table:table-cell>
          <table:table-cell office:value-type="float" office:value="30.009984" calcext:value-type="float">
            <text:p>30.009984</text:p>
          </table:table-cell>
          <table:table-cell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630]+1" office:value-type="float" office:value="58" calcext:value-type="float">
            <text:p>58</text:p>
          </table:table-cell>
          <table:table-cell table:formula="of:=[.B630]" office:value-type="float" office:value="11" calcext:value-type="float">
            <text:p>11</text:p>
          </table:table-cell>
          <table:table-cell office:value-type="float" office:value="136.27563648" calcext:value-type="float">
            <text:p>136.27563648</text:p>
          </table:table-cell>
          <table:table-cell office:value-type="float" office:value="31.39269408" calcext:value-type="float">
            <text:p>31.39269408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631]+1" office:value-type="float" office:value="59" calcext:value-type="float">
            <text:p>59</text:p>
          </table:table-cell>
          <table:table-cell table:formula="of:=[.B631]" office:value-type="float" office:value="1" calcext:value-type="float">
            <text:p>1</text:p>
          </table:table-cell>
          <table:table-cell office:value-type="float" office:value="135.135342592" calcext:value-type="float">
            <text:p>135.135342592</text:p>
          </table:table-cell>
          <table:table-cell office:value-type="float" office:value="22.6640064" calcext:value-type="float">
            <text:p>22.6640064</text:p>
          </table:table-cell>
          <table:table-cell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632]+1" office:value-type="float" office:value="59" calcext:value-type="float">
            <text:p>59</text:p>
          </table:table-cell>
          <table:table-cell table:formula="of:=[.B632]" office:value-type="float" office:value="2" calcext:value-type="float">
            <text:p>2</text:p>
          </table:table-cell>
          <table:table-cell office:value-type="float" office:value="142.28622848" calcext:value-type="float">
            <text:p>142.28622848</text:p>
          </table:table-cell>
          <table:table-cell office:value-type="float" office:value="10.14620544" calcext:value-type="float">
            <text:p>10.14620544</text:p>
          </table:table-cell>
          <table:table-cell office:value-type="float" office:value="142" calcext:value-type="float">
            <text:p>1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633]+1" office:value-type="float" office:value="59" calcext:value-type="float">
            <text:p>59</text:p>
          </table:table-cell>
          <table:table-cell table:formula="of:=[.B633]" office:value-type="float" office:value="3" calcext:value-type="float">
            <text:p>3</text:p>
          </table:table-cell>
          <table:table-cell office:value-type="float" office:value="125.177150208" calcext:value-type="float">
            <text:p>125.177150208</text:p>
          </table:table-cell>
          <table:table-cell office:value-type="float" office:value="10.9587648" calcext:value-type="float">
            <text:p>10.9587648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634]+1" office:value-type="float" office:value="59" calcext:value-type="float">
            <text:p>59</text:p>
          </table:table-cell>
          <table:table-cell table:formula="of:=[.B634]" office:value-type="float" office:value="4" calcext:value-type="float">
            <text:p>4</text:p>
          </table:table-cell>
          <table:table-cell office:value-type="float" office:value="143.26339456" calcext:value-type="float">
            <text:p>143.26339456</text:p>
          </table:table-cell>
          <table:table-cell office:value-type="float" office:value="16.9893264" calcext:value-type="float">
            <text:p>16.9893264</text:p>
          </table:table-cell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635]+1" office:value-type="float" office:value="59" calcext:value-type="float">
            <text:p>59</text:p>
          </table:table-cell>
          <table:table-cell table:formula="of:=[.B635]" office:value-type="float" office:value="5" calcext:value-type="float">
            <text:p>5</text:p>
          </table:table-cell>
          <table:table-cell office:value-type="float" office:value="169.85199744" calcext:value-type="float">
            <text:p>169.85199744</text:p>
          </table:table-cell>
          <table:table-cell office:value-type="float" office:value="13.6891584" calcext:value-type="float">
            <text:p>13.6891584</text:p>
          </table:table-cell>
          <table:table-cell office:value-type="float" office:value="170" calcext:value-type="float">
            <text:p>1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636]+1" office:value-type="float" office:value="59" calcext:value-type="float">
            <text:p>59</text:p>
          </table:table-cell>
          <table:table-cell table:formula="of:=[.B636]" office:value-type="float" office:value="6" calcext:value-type="float">
            <text:p>6</text:p>
          </table:table-cell>
          <table:table-cell office:value-type="float" office:value="159.20621824" calcext:value-type="float">
            <text:p>159.20621824</text:p>
          </table:table-cell>
          <table:table-cell office:value-type="float" office:value="155.086176" calcext:value-type="float">
            <text:p>155.086176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637]+1" office:value-type="float" office:value="59" calcext:value-type="float">
            <text:p>59</text:p>
          </table:table-cell>
          <table:table-cell table:formula="of:=[.B637]" office:value-type="float" office:value="7" calcext:value-type="float">
            <text:p>7</text:p>
          </table:table-cell>
          <table:table-cell office:value-type="float" office:value="140.735118848" calcext:value-type="float">
            <text:p>140.735118848</text:p>
          </table:table-cell>
          <table:table-cell office:value-type="float" office:value="168.6446304" calcext:value-type="float">
            <text:p>168.6446304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638]+1" office:value-type="float" office:value="59" calcext:value-type="float">
            <text:p>59</text:p>
          </table:table-cell>
          <table:table-cell table:formula="of:=[.B638]" office:value-type="float" office:value="8" calcext:value-type="float">
            <text:p>8</text:p>
          </table:table-cell>
          <table:table-cell office:value-type="float" office:value="134.897220096" calcext:value-type="float">
            <text:p>134.897220096</text:p>
          </table:table-cell>
          <table:table-cell office:value-type="float" office:value="168.919008" calcext:value-type="float">
            <text:p>168.919008</text:p>
          </table:table-cell>
          <table:table-cell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639]+1" office:value-type="float" office:value="59" calcext:value-type="float">
            <text:p>59</text:p>
          </table:table-cell>
          <table:table-cell table:formula="of:=[.B639]" office:value-type="float" office:value="9" calcext:value-type="float">
            <text:p>9</text:p>
          </table:table-cell>
          <table:table-cell office:value-type="float" office:value="116.72362368" calcext:value-type="float">
            <text:p>116.72362368</text:p>
          </table:table-cell>
          <table:table-cell office:value-type="float" office:value="156.7741296" calcext:value-type="float">
            <text:p>156.7741296</text:p>
          </table:table-cell>
          <table:table-cell office:value-type="float" office:value="116" calcext:value-type="float">
            <text:p>11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640]+1" office:value-type="float" office:value="59" calcext:value-type="float">
            <text:p>59</text:p>
          </table:table-cell>
          <table:table-cell table:formula="of:=[.B640]" office:value-type="float" office:value="10" calcext:value-type="float">
            <text:p>10</text:p>
          </table:table-cell>
          <table:table-cell office:value-type="float" office:value="95.4801024" calcext:value-type="float">
            <text:p>95.4801024</text:p>
          </table:table-cell>
          <table:table-cell office:value-type="float" office:value="16.60543968" calcext:value-type="float">
            <text:p>16.60543968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641]+1" office:value-type="float" office:value="59" calcext:value-type="float">
            <text:p>59</text:p>
          </table:table-cell>
          <table:table-cell table:formula="of:=[.B641]" office:value-type="float" office:value="11" calcext:value-type="float">
            <text:p>11</text:p>
          </table:table-cell>
          <table:table-cell office:value-type="float" office:value="125.2098496" calcext:value-type="float">
            <text:p>125.2098496</text:p>
          </table:table-cell>
          <table:table-cell office:value-type="float" office:value="17.3102208" calcext:value-type="float">
            <text:p>17.3102208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642]+1" office:value-type="float" office:value="60" calcext:value-type="float">
            <text:p>60</text:p>
          </table:table-cell>
          <table:table-cell table:formula="of:=[.B642]" office:value-type="float" office:value="1" calcext:value-type="float">
            <text:p>1</text:p>
          </table:table-cell>
          <table:table-cell office:value-type="float" office:value="142.31906304" calcext:value-type="float">
            <text:p>142.31906304</text:p>
          </table:table-cell>
          <table:table-cell office:value-type="float" office:value="38.3554464" calcext:value-type="float">
            <text:p>38.3554464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643]+1" office:value-type="float" office:value="60" calcext:value-type="float">
            <text:p>60</text:p>
          </table:table-cell>
          <table:table-cell table:formula="of:=[.B643]" office:value-type="float" office:value="2" calcext:value-type="float">
            <text:p>2</text:p>
          </table:table-cell>
          <table:table-cell office:value-type="float" office:value="150.75142272" calcext:value-type="float">
            <text:p>150.75142272</text:p>
          </table:table-cell>
          <table:table-cell office:value-type="float" office:value="27.4115424" calcext:value-type="float">
            <text:p>27.4115424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644]+1" office:value-type="float" office:value="60" calcext:value-type="float">
            <text:p>60</text:p>
          </table:table-cell>
          <table:table-cell table:formula="of:=[.B644]" office:value-type="float" office:value="3" calcext:value-type="float">
            <text:p>3</text:p>
          </table:table-cell>
          <table:table-cell office:value-type="float" office:value="134.192660864" calcext:value-type="float">
            <text:p>134.192660864</text:p>
          </table:table-cell>
          <table:table-cell office:value-type="float" office:value="27.2004288" calcext:value-type="float">
            <text:p>27.2004288</text:p>
          </table:table-cell>
          <table:table-cell office:value-type="float" office:value="135" calcext:value-type="float">
            <text:p>1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645]+1" office:value-type="float" office:value="60" calcext:value-type="float">
            <text:p>60</text:p>
          </table:table-cell>
          <table:table-cell table:formula="of:=[.B645]" office:value-type="float" office:value="4" calcext:value-type="float">
            <text:p>4</text:p>
          </table:table-cell>
          <table:table-cell office:value-type="float" office:value="151.6466368" calcext:value-type="float">
            <text:p>151.6466368</text:p>
          </table:table-cell>
          <table:table-cell office:value-type="float" office:value="33.533088" calcext:value-type="float">
            <text:p>33.533088</text:p>
          </table:table-cell>
          <table:table-cell office:value-type="float" office:value="152" calcext:value-type="float">
            <text:p>15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646]+1" office:value-type="float" office:value="60" calcext:value-type="float">
            <text:p>60</text:p>
          </table:table-cell>
          <table:table-cell table:formula="of:=[.B646]" office:value-type="float" office:value="5" calcext:value-type="float">
            <text:p>5</text:p>
          </table:table-cell>
          <table:table-cell office:value-type="float" office:value="177.76276736" calcext:value-type="float">
            <text:p>177.76276736</text:p>
          </table:table-cell>
          <table:table-cell office:value-type="float" office:value="31.2105312" calcext:value-type="float">
            <text:p>31.210531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647]+1" office:value-type="float" office:value="60" calcext:value-type="float">
            <text:p>60</text:p>
          </table:table-cell>
          <table:table-cell table:formula="of:=[.B647]" office:value-type="float" office:value="6" calcext:value-type="float">
            <text:p>6</text:p>
          </table:table-cell>
          <table:table-cell office:value-type="float" office:value="163.5974656" calcext:value-type="float">
            <text:p>163.5974656</text:p>
          </table:table-cell>
          <table:table-cell office:value-type="float" office:value="167.6441472" calcext:value-type="float">
            <text:p>167.6441472</text:p>
          </table:table-cell>
          <table:table-cell office:value-type="float" office:value="164" calcext:value-type="float">
            <text:p>16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648]+1" office:value-type="float" office:value="60" calcext:value-type="float">
            <text:p>60</text:p>
          </table:table-cell>
          <table:table-cell table:formula="of:=[.B648]" office:value-type="float" office:value="7" calcext:value-type="float">
            <text:p>7</text:p>
          </table:table-cell>
          <table:table-cell office:value-type="float" office:value="145.85186176" calcext:value-type="float">
            <text:p>145.85186176</text:p>
          </table:table-cell>
          <table:table-cell office:value-type="float" office:value="180.6999072" calcext:value-type="float">
            <text:p>180.6999072</text:p>
          </table:table-cell>
          <table:table-cell office:value-type="float" office:value="146" calcext:value-type="float">
            <text:p>14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649]+1" office:value-type="float" office:value="60" calcext:value-type="float">
            <text:p>60</text:p>
          </table:table-cell>
          <table:table-cell table:formula="of:=[.B649]" office:value-type="float" office:value="8" calcext:value-type="float">
            <text:p>8</text:p>
          </table:table-cell>
          <table:table-cell office:value-type="float" office:value="136.38391872" calcext:value-type="float">
            <text:p>136.38391872</text:p>
          </table:table-cell>
          <table:table-cell office:value-type="float" office:value="181.14012864" calcext:value-type="float">
            <text:p>181.14012864</text:p>
          </table:table-cell>
          <table:table-cell office:value-type="float" office:value="139" calcext:value-type="float">
            <text:p>13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650]+1" office:value-type="float" office:value="60" calcext:value-type="float">
            <text:p>60</text:p>
          </table:table-cell>
          <table:table-cell table:formula="of:=[.B650]" office:value-type="float" office:value="9" calcext:value-type="float">
            <text:p>9</text:p>
          </table:table-cell>
          <table:table-cell office:value-type="float" office:value="118.52736128" calcext:value-type="float">
            <text:p>118.52736128</text:p>
          </table:table-cell>
          <table:table-cell office:value-type="float" office:value="168.346176" calcext:value-type="float">
            <text:p>168.346176</text:p>
          </table:table-cell>
          <table:table-cell office:value-type="float" office:value="122" calcext:value-type="float">
            <text:p>12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651]+1" office:value-type="float" office:value="60" calcext:value-type="float">
            <text:p>60</text:p>
          </table:table-cell>
          <table:table-cell table:formula="of:=[.B651]" office:value-type="float" office:value="10" calcext:value-type="float">
            <text:p>10</text:p>
          </table:table-cell>
          <table:table-cell office:value-type="float" office:value="104.29412224" calcext:value-type="float">
            <text:p>104.29412224</text:p>
          </table:table-cell>
          <table:table-cell office:value-type="float" office:value="31.60371168" calcext:value-type="float">
            <text:p>31.60371168</text:p>
          </table:table-cell>
          <table:table-cell office:value-type="float" office:value="106" calcext:value-type="float">
            <text:p>1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652]+1" office:value-type="float" office:value="60" calcext:value-type="float">
            <text:p>60</text:p>
          </table:table-cell>
          <table:table-cell table:formula="of:=[.B652]" office:value-type="float" office:value="11" calcext:value-type="float">
            <text:p>11</text:p>
          </table:table-cell>
          <table:table-cell office:value-type="float" office:value="133.823720448" calcext:value-type="float">
            <text:p>133.823720448</text:p>
          </table:table-cell>
          <table:table-cell office:value-type="float" office:value="33.5191152" calcext:value-type="float">
            <text:p>33.5191152</text:p>
          </table:table-cell>
          <table:table-cell office:value-type="float" office:value="136" calcext:value-type="float">
            <text:p>1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653]+1" office:value-type="float" office:value="61" calcext:value-type="float">
            <text:p>61</text:p>
          </table:table-cell>
          <table:table-cell table:formula="of:=[.B653]" office:value-type="float" office:value="1" calcext:value-type="float">
            <text:p>1</text:p>
          </table:table-cell>
          <table:table-cell office:value-type="float" office:value="137.562353152" calcext:value-type="float">
            <text:p>137.562353152</text:p>
          </table:table-cell>
          <table:table-cell office:value-type="float" office:value="22.1735616" calcext:value-type="float">
            <text:p>22.1735616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654]+1" office:value-type="float" office:value="61" calcext:value-type="float">
            <text:p>61</text:p>
          </table:table-cell>
          <table:table-cell table:formula="of:=[.B654]" office:value-type="float" office:value="2" calcext:value-type="float">
            <text:p>2</text:p>
          </table:table-cell>
          <table:table-cell office:value-type="float" office:value="145.67513472" calcext:value-type="float">
            <text:p>145.67513472</text:p>
          </table:table-cell>
          <table:table-cell office:value-type="float" office:value="10.3353408" calcext:value-type="float">
            <text:p>10.3353408</text:p>
          </table:table-cell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655]+1" office:value-type="float" office:value="61" calcext:value-type="float">
            <text:p>61</text:p>
          </table:table-cell>
          <table:table-cell table:formula="of:=[.B655]" office:value-type="float" office:value="3" calcext:value-type="float">
            <text:p>3</text:p>
          </table:table-cell>
          <table:table-cell office:value-type="float" office:value="129.380592128" calcext:value-type="float">
            <text:p>129.380592128</text:p>
          </table:table-cell>
          <table:table-cell office:value-type="float" office:value="10.3705728" calcext:value-type="float">
            <text:p>10.3705728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656]+1" office:value-type="float" office:value="61" calcext:value-type="float">
            <text:p>61</text:p>
          </table:table-cell>
          <table:table-cell table:formula="of:=[.B656]" office:value-type="float" office:value="4" calcext:value-type="float">
            <text:p>4</text:p>
          </table:table-cell>
          <table:table-cell office:value-type="float" office:value="145.30235648" calcext:value-type="float">
            <text:p>145.30235648</text:p>
          </table:table-cell>
          <table:table-cell office:value-type="float" office:value="16.688784" calcext:value-type="float">
            <text:p>16.688784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657]+1" office:value-type="float" office:value="61" calcext:value-type="float">
            <text:p>61</text:p>
          </table:table-cell>
          <table:table-cell table:formula="of:=[.B657]" office:value-type="float" office:value="5" calcext:value-type="float">
            <text:p>5</text:p>
          </table:table-cell>
          <table:table-cell office:value-type="float" office:value="171.67290112" calcext:value-type="float">
            <text:p>171.67290112</text:p>
          </table:table-cell>
          <table:table-cell office:value-type="float" office:value="14.47929984" calcext:value-type="float">
            <text:p>14.4792998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658]+1" office:value-type="float" office:value="61" calcext:value-type="float">
            <text:p>61</text:p>
          </table:table-cell>
          <table:table-cell table:formula="of:=[.B658]" office:value-type="float" office:value="6" calcext:value-type="float">
            <text:p>6</text:p>
          </table:table-cell>
          <table:table-cell office:value-type="float" office:value="156.27691904" calcext:value-type="float">
            <text:p>156.27691904</text:p>
          </table:table-cell>
          <table:table-cell office:value-type="float" office:value="150.3527712" calcext:value-type="float">
            <text:p>150.3527712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659]+1" office:value-type="float" office:value="61" calcext:value-type="float">
            <text:p>61</text:p>
          </table:table-cell>
          <table:table-cell table:formula="of:=[.B659]" office:value-type="float" office:value="7" calcext:value-type="float">
            <text:p>7</text:p>
          </table:table-cell>
          <table:table-cell office:value-type="float" office:value="138.19076992" calcext:value-type="float">
            <text:p>138.19076992</text:p>
          </table:table-cell>
          <table:table-cell office:value-type="float" office:value="163.34140224" calcext:value-type="float">
            <text:p>163.34140224</text:p>
          </table:table-cell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660]+1" office:value-type="float" office:value="61" calcext:value-type="float">
            <text:p>61</text:p>
          </table:table-cell>
          <table:table-cell table:formula="of:=[.B660]" office:value-type="float" office:value="8" calcext:value-type="float">
            <text:p>8</text:p>
          </table:table-cell>
          <table:table-cell office:value-type="float" office:value="130.373409792" calcext:value-type="float">
            <text:p>130.373409792</text:p>
          </table:table-cell>
          <table:table-cell office:value-type="float" office:value="162.75745536" calcext:value-type="float">
            <text:p>162.75745536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661]+1" office:value-type="float" office:value="61" calcext:value-type="float">
            <text:p>61</text:p>
          </table:table-cell>
          <table:table-cell table:formula="of:=[.B661]" office:value-type="float" office:value="9" calcext:value-type="float">
            <text:p>9</text:p>
          </table:table-cell>
          <table:table-cell office:value-type="float" office:value="113.70041856" calcext:value-type="float">
            <text:p>113.70041856</text:p>
          </table:table-cell>
          <table:table-cell office:value-type="float" office:value="150.120816" calcext:value-type="float">
            <text:p>150.120816</text:p>
          </table:table-cell>
          <table:table-cell office:value-type="float" office:value="114" calcext:value-type="float">
            <text:p>11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662]+1" office:value-type="float" office:value="61" calcext:value-type="float">
            <text:p>61</text:p>
          </table:table-cell>
          <table:table-cell table:formula="of:=[.B662]" office:value-type="float" office:value="10" calcext:value-type="float">
            <text:p>10</text:p>
          </table:table-cell>
          <table:table-cell office:value-type="float" office:value="99.1381952" calcext:value-type="float">
            <text:p>99.1381952</text:p>
          </table:table-cell>
          <table:table-cell office:value-type="float" office:value="14.5343136" calcext:value-type="float">
            <text:p>14.5343136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663]+1" office:value-type="float" office:value="61" calcext:value-type="float">
            <text:p>61</text:p>
          </table:table-cell>
          <table:table-cell table:formula="of:=[.B663]" office:value-type="float" office:value="11" calcext:value-type="float">
            <text:p>11</text:p>
          </table:table-cell>
          <table:table-cell office:value-type="float" office:value="129.132344128" calcext:value-type="float">
            <text:p>129.132344128</text:p>
          </table:table-cell>
          <table:table-cell office:value-type="float" office:value="16.38435168" calcext:value-type="float">
            <text:p>16.38435168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664]+1" office:value-type="float" office:value="62" calcext:value-type="float">
            <text:p>62</text:p>
          </table:table-cell>
          <table:table-cell table:formula="of:=[.B664]" office:value-type="float" office:value="1" calcext:value-type="float">
            <text:p>1</text:p>
          </table:table-cell>
          <table:table-cell office:value-type="float" office:value="139.10490752" calcext:value-type="float">
            <text:p>139.10490752</text:p>
          </table:table-cell>
          <table:table-cell office:value-type="float" office:value="32.6953344" calcext:value-type="float">
            <text:p>32.6953344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665]+1" office:value-type="float" office:value="62" calcext:value-type="float">
            <text:p>62</text:p>
          </table:table-cell>
          <table:table-cell table:formula="of:=[.B665]" office:value-type="float" office:value="2" calcext:value-type="float">
            <text:p>2</text:p>
          </table:table-cell>
          <table:table-cell office:value-type="float" office:value="147.61118848" calcext:value-type="float">
            <text:p>147.61118848</text:p>
          </table:table-cell>
          <table:table-cell office:value-type="float" office:value="21.2792016" calcext:value-type="float">
            <text:p>21.2792016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666]+1" office:value-type="float" office:value="62" calcext:value-type="float">
            <text:p>62</text:p>
          </table:table-cell>
          <table:table-cell table:formula="of:=[.B666]" office:value-type="float" office:value="3" calcext:value-type="float">
            <text:p>3</text:p>
          </table:table-cell>
          <table:table-cell office:value-type="float" office:value="131.413078272" calcext:value-type="float">
            <text:p>131.413078272</text:p>
          </table:table-cell>
          <table:table-cell office:value-type="float" office:value="21.6847632" calcext:value-type="float">
            <text:p>21.6847632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667]+1" office:value-type="float" office:value="62" calcext:value-type="float">
            <text:p>62</text:p>
          </table:table-cell>
          <table:table-cell table:formula="of:=[.B667]" office:value-type="float" office:value="4" calcext:value-type="float">
            <text:p>4</text:p>
          </table:table-cell>
          <table:table-cell office:value-type="float" office:value="147.86427264" calcext:value-type="float">
            <text:p>147.86427264</text:p>
          </table:table-cell>
          <table:table-cell office:value-type="float" office:value="27.827568" calcext:value-type="float">
            <text:p>27.827568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668]+1" office:value-type="float" office:value="62" calcext:value-type="float">
            <text:p>62</text:p>
          </table:table-cell>
          <table:table-cell table:formula="of:=[.B668]" office:value-type="float" office:value="5" calcext:value-type="float">
            <text:p>5</text:p>
          </table:table-cell>
          <table:table-cell office:value-type="float" office:value="174.6139776" calcext:value-type="float">
            <text:p>174.6139776</text:p>
          </table:table-cell>
          <table:table-cell office:value-type="float" office:value="26.6853888" calcext:value-type="float">
            <text:p>26.6853888</text:p>
          </table:table-cell>
          <table:table-cell office:value-type="float" office:value="178" calcext:value-type="float">
            <text:p>17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669]+1" office:value-type="float" office:value="62" calcext:value-type="float">
            <text:p>62</text:p>
          </table:table-cell>
          <table:table-cell table:formula="of:=[.B669]" office:value-type="float" office:value="6" calcext:value-type="float">
            <text:p>6</text:p>
          </table:table-cell>
          <table:table-cell office:value-type="float" office:value="155.1219648" calcext:value-type="float">
            <text:p>155.1219648</text:p>
          </table:table-cell>
          <table:table-cell office:value-type="float" office:value="163.4522304" calcext:value-type="float">
            <text:p>163.4522304</text:p>
          </table:table-cell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670]+1" office:value-type="float" office:value="62" calcext:value-type="float">
            <text:p>62</text:p>
          </table:table-cell>
          <table:table-cell table:formula="of:=[.B670]" office:value-type="float" office:value="7" calcext:value-type="float">
            <text:p>7</text:p>
          </table:table-cell>
          <table:table-cell office:value-type="float" office:value="135.909764352" calcext:value-type="float">
            <text:p>135.909764352</text:p>
          </table:table-cell>
          <table:table-cell office:value-type="float" office:value="176.47341696" calcext:value-type="float">
            <text:p>176.47341696</text:p>
          </table:table-cell>
          <table:table-cell office:value-type="float" office:value="134" calcext:value-type="float">
            <text:p>13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671]+1" office:value-type="float" office:value="62" calcext:value-type="float">
            <text:p>62</text:p>
          </table:table-cell>
          <table:table-cell table:formula="of:=[.B671]" office:value-type="float" office:value="8" calcext:value-type="float">
            <text:p>8</text:p>
          </table:table-cell>
          <table:table-cell office:value-type="float" office:value="127.7791193728" calcext:value-type="float">
            <text:p>127.7791193728</text:p>
          </table:table-cell>
          <table:table-cell office:value-type="float" office:value="176.35460448" calcext:value-type="float">
            <text:p>176.35460448</text:p>
          </table:table-cell>
          <table:table-cell office:value-type="float" office:value="128" calcext:value-type="float">
            <text:p>1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672]+1" office:value-type="float" office:value="62" calcext:value-type="float">
            <text:p>62</text:p>
          </table:table-cell>
          <table:table-cell table:formula="of:=[.B672]" office:value-type="float" office:value="9" calcext:value-type="float">
            <text:p>9</text:p>
          </table:table-cell>
          <table:table-cell office:value-type="float" office:value="110.61829376" calcext:value-type="float">
            <text:p>110.61829376</text:p>
          </table:table-cell>
          <table:table-cell office:value-type="float" office:value="162.232608" calcext:value-type="float">
            <text:p>162.232608</text:p>
          </table:table-cell>
          <table:table-cell office:value-type="float" office:value="109" calcext:value-type="float">
            <text:p>10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673]+1" office:value-type="float" office:value="62" calcext:value-type="float">
            <text:p>62</text:p>
          </table:table-cell>
          <table:table-cell table:formula="of:=[.B673]" office:value-type="float" office:value="10" calcext:value-type="float">
            <text:p>10</text:p>
          </table:table-cell>
          <table:table-cell office:value-type="float" office:value="99.81643264" calcext:value-type="float">
            <text:p>99.81643264</text:p>
          </table:table-cell>
          <table:table-cell office:value-type="float" office:value="24.1934304" calcext:value-type="float">
            <text:p>24.1934304</text:p>
          </table:table-cell>
          <table:table-cell office:value-type="float" office:value="102" calcext:value-type="float">
            <text:p>1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74]+1" office:value-type="float" office:value="62" calcext:value-type="float">
            <text:p>62</text:p>
          </table:table-cell>
          <table:table-cell table:formula="of:=[.B674]" office:value-type="float" office:value="11" calcext:value-type="float">
            <text:p>11</text:p>
          </table:table-cell>
          <table:table-cell office:value-type="float" office:value="130.29480576" calcext:value-type="float">
            <text:p>130.29480576</text:p>
          </table:table-cell>
          <table:table-cell office:value-type="float" office:value="27.10542336" calcext:value-type="float">
            <text:p>27.10542336</text:p>
          </table:table-cell>
          <table:table-cell office:value-type="float" office:value="132" calcext:value-type="float">
            <text:p>1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675]+1" office:value-type="float" office:value="63" calcext:value-type="float">
            <text:p>63</text:p>
          </table:table-cell>
          <table:table-cell table:formula="of:=[.B675]" office:value-type="float" office:value="1" calcext:value-type="float">
            <text:p>1</text:p>
          </table:table-cell>
          <table:table-cell office:value-type="float" office:value="137.46736" calcext:value-type="float">
            <text:p>137.46736</text:p>
          </table:table-cell>
          <table:table-cell office:value-type="float" office:value="35.50722912" calcext:value-type="float">
            <text:p>35.50722912</text:p>
          </table:table-cell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676]+1" office:value-type="float" office:value="63" calcext:value-type="float">
            <text:p>63</text:p>
          </table:table-cell>
          <table:table-cell table:formula="of:=[.B676]" office:value-type="float" office:value="2" calcext:value-type="float">
            <text:p>2</text:p>
          </table:table-cell>
          <table:table-cell office:value-type="float" office:value="145.58250752" calcext:value-type="float">
            <text:p>145.58250752</text:p>
          </table:table-cell>
          <table:table-cell office:value-type="float" office:value="24.8465664" calcext:value-type="float">
            <text:p>24.8465664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677]+1" office:value-type="float" office:value="63" calcext:value-type="float">
            <text:p>63</text:p>
          </table:table-cell>
          <table:table-cell table:formula="of:=[.B677]" office:value-type="float" office:value="3" calcext:value-type="float">
            <text:p>3</text:p>
          </table:table-cell>
          <table:table-cell office:value-type="float" office:value="129.319645824" calcext:value-type="float">
            <text:p>129.319645824</text:p>
          </table:table-cell>
          <table:table-cell office:value-type="float" office:value="25.107336" calcext:value-type="float">
            <text:p>25.107336</text:p>
          </table:table-cell>
          <table:table-cell office:value-type="float" office:value="129" calcext:value-type="float">
            <text:p>1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678]+1" office:value-type="float" office:value="63" calcext:value-type="float">
            <text:p>63</text:p>
          </table:table-cell>
          <table:table-cell table:formula="of:=[.B678]" office:value-type="float" office:value="4" calcext:value-type="float">
            <text:p>4</text:p>
          </table:table-cell>
          <table:table-cell office:value-type="float" office:value="146.27592064" calcext:value-type="float">
            <text:p>146.27592064</text:p>
          </table:table-cell>
          <table:table-cell office:value-type="float" office:value="31.18355904" calcext:value-type="float">
            <text:p>31.18355904</text:p>
          </table:table-cell>
          <table:table-cell office:value-type="float" office:value="145" calcext:value-type="float">
            <text:p>1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679]+1" office:value-type="float" office:value="63" calcext:value-type="float">
            <text:p>63</text:p>
          </table:table-cell>
          <table:table-cell table:formula="of:=[.B679]" office:value-type="float" office:value="5" calcext:value-type="float">
            <text:p>5</text:p>
          </table:table-cell>
          <table:table-cell office:value-type="float" office:value="171.5414528" calcext:value-type="float">
            <text:p>171.5414528</text:p>
          </table:table-cell>
          <table:table-cell office:value-type="float" office:value="29.37977568" calcext:value-type="float">
            <text:p>29.37977568</text:p>
          </table:table-cell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680]+1" office:value-type="float" office:value="63" calcext:value-type="float">
            <text:p>63</text:p>
          </table:table-cell>
          <table:table-cell table:formula="of:=[.B680]" office:value-type="float" office:value="6" calcext:value-type="float">
            <text:p>6</text:p>
          </table:table-cell>
          <table:table-cell office:value-type="float" office:value="155.98070272" calcext:value-type="float">
            <text:p>155.98070272</text:p>
          </table:table-cell>
          <table:table-cell office:value-type="float" office:value="160.8337632" calcext:value-type="float">
            <text:p>160.8337632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681]+1" office:value-type="float" office:value="63" calcext:value-type="float">
            <text:p>63</text:p>
          </table:table-cell>
          <table:table-cell table:formula="of:=[.B681]" office:value-type="float" office:value="7" calcext:value-type="float">
            <text:p>7</text:p>
          </table:table-cell>
          <table:table-cell office:value-type="float" office:value="137.128063232" calcext:value-type="float">
            <text:p>137.128063232</text:p>
          </table:table-cell>
          <table:table-cell office:value-type="float" office:value="174.9181056" calcext:value-type="float">
            <text:p>174.9181056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682]+1" office:value-type="float" office:value="63" calcext:value-type="float">
            <text:p>63</text:p>
          </table:table-cell>
          <table:table-cell table:formula="of:=[.B682]" office:value-type="float" office:value="8" calcext:value-type="float">
            <text:p>8</text:p>
          </table:table-cell>
          <table:table-cell office:value-type="float" office:value="129.251638272" calcext:value-type="float">
            <text:p>129.251638272</text:p>
          </table:table-cell>
          <table:table-cell office:value-type="float" office:value="174.84400704" calcext:value-type="float">
            <text:p>174.84400704</text:p>
          </table:table-cell>
          <table:table-cell office:value-type="float" office:value="129" calcext:value-type="float">
            <text:p>12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683]+1" office:value-type="float" office:value="63" calcext:value-type="float">
            <text:p>63</text:p>
          </table:table-cell>
          <table:table-cell table:formula="of:=[.B683]" office:value-type="float" office:value="9" calcext:value-type="float">
            <text:p>9</text:p>
          </table:table-cell>
          <table:table-cell office:value-type="float" office:value="112.222770688" calcext:value-type="float">
            <text:p>112.222770688</text:p>
          </table:table-cell>
          <table:table-cell office:value-type="float" office:value="161.2397232" calcext:value-type="float">
            <text:p>161.2397232</text:p>
          </table:table-cell>
          <table:table-cell office:value-type="float" office:value="110" calcext:value-type="float">
            <text:p>11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684]+1" office:value-type="float" office:value="63" calcext:value-type="float">
            <text:p>63</text:p>
          </table:table-cell>
          <table:table-cell table:formula="of:=[.B684]" office:value-type="float" office:value="10" calcext:value-type="float">
            <text:p>10</text:p>
          </table:table-cell>
          <table:table-cell office:value-type="float" office:value="100.00663424" calcext:value-type="float">
            <text:p>100.00663424</text:p>
          </table:table-cell>
          <table:table-cell office:value-type="float" office:value="28.5857472" calcext:value-type="float">
            <text:p>28.5857472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685]+1" office:value-type="float" office:value="63" calcext:value-type="float">
            <text:p>63</text:p>
          </table:table-cell>
          <table:table-cell table:formula="of:=[.B685]" office:value-type="float" office:value="11" calcext:value-type="float">
            <text:p>11</text:p>
          </table:table-cell>
          <table:table-cell office:value-type="float" office:value="129.38293824" calcext:value-type="float">
            <text:p>129.38293824</text:p>
          </table:table-cell>
          <table:table-cell office:value-type="float" office:value="31.41564" calcext:value-type="float">
            <text:p>31.41564</text:p>
          </table:table-cell>
          <table:table-cell office:value-type="float" office:value="128" calcext:value-type="float">
            <text:p>1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686]+1" office:value-type="float" office:value="64" calcext:value-type="float">
            <text:p>64</text:p>
          </table:table-cell>
          <table:table-cell table:formula="of:=[.B686]" office:value-type="float" office:value="1" calcext:value-type="float">
            <text:p>1</text:p>
          </table:table-cell>
          <table:table-cell office:value-type="float" office:value="141.01127296" calcext:value-type="float">
            <text:p>141.01127296</text:p>
          </table:table-cell>
          <table:table-cell office:value-type="float" office:value="33.35370816" calcext:value-type="float">
            <text:p>33.35370816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687]+1" office:value-type="float" office:value="64" calcext:value-type="float">
            <text:p>64</text:p>
          </table:table-cell>
          <table:table-cell table:formula="of:=[.B687]" office:value-type="float" office:value="2" calcext:value-type="float">
            <text:p>2</text:p>
          </table:table-cell>
          <table:table-cell office:value-type="float" office:value="149.2401792" calcext:value-type="float">
            <text:p>149.2401792</text:p>
          </table:table-cell>
          <table:table-cell office:value-type="float" office:value="21.9060192" calcext:value-type="float">
            <text:p>21.906019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688]+1" office:value-type="float" office:value="64" calcext:value-type="float">
            <text:p>64</text:p>
          </table:table-cell>
          <table:table-cell table:formula="of:=[.B688]" office:value-type="float" office:value="3" calcext:value-type="float">
            <text:p>3</text:p>
          </table:table-cell>
          <table:table-cell office:value-type="float" office:value="132.934792576" calcext:value-type="float">
            <text:p>132.934792576</text:p>
          </table:table-cell>
          <table:table-cell office:value-type="float" office:value="22.18545888" calcext:value-type="float">
            <text:p>22.18545888</text:p>
          </table:table-cell>
          <table:table-cell office:value-type="float" office:value="132" calcext:value-type="float">
            <text:p>1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689]+1" office:value-type="float" office:value="64" calcext:value-type="float">
            <text:p>64</text:p>
          </table:table-cell>
          <table:table-cell table:formula="of:=[.B689]" office:value-type="float" office:value="4" calcext:value-type="float">
            <text:p>4</text:p>
          </table:table-cell>
          <table:table-cell office:value-type="float" office:value="149.48569472" calcext:value-type="float">
            <text:p>149.48569472</text:p>
          </table:table-cell>
          <table:table-cell office:value-type="float" office:value="28.0974528" calcext:value-type="float">
            <text:p>28.0974528</text:p>
          </table:table-cell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690]+1" office:value-type="float" office:value="64" calcext:value-type="float">
            <text:p>64</text:p>
          </table:table-cell>
          <table:table-cell table:formula="of:=[.B690]" office:value-type="float" office:value="5" calcext:value-type="float">
            <text:p>5</text:p>
          </table:table-cell>
          <table:table-cell office:value-type="float" office:value="177.31991552" calcext:value-type="float">
            <text:p>177.31991552</text:p>
          </table:table-cell>
          <table:table-cell office:value-type="float" office:value="26.1571392" calcext:value-type="float">
            <text:p>26.1571392</text:p>
          </table:table-cell>
          <table:table-cell office:value-type="float" office:value="177" calcext:value-type="float">
            <text:p>1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691]+1" office:value-type="float" office:value="64" calcext:value-type="float">
            <text:p>64</text:p>
          </table:table-cell>
          <table:table-cell table:formula="of:=[.B691]" office:value-type="float" office:value="6" calcext:value-type="float">
            <text:p>6</text:p>
          </table:table-cell>
          <table:table-cell office:value-type="float" office:value="161.04283904" calcext:value-type="float">
            <text:p>161.04283904</text:p>
          </table:table-cell>
          <table:table-cell office:value-type="float" office:value="165.734256" calcext:value-type="float">
            <text:p>165.734256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692]+1" office:value-type="float" office:value="64" calcext:value-type="float">
            <text:p>64</text:p>
          </table:table-cell>
          <table:table-cell table:formula="of:=[.B692]" office:value-type="float" office:value="7" calcext:value-type="float">
            <text:p>7</text:p>
          </table:table-cell>
          <table:table-cell office:value-type="float" office:value="141.880512" calcext:value-type="float">
            <text:p>141.880512</text:p>
          </table:table-cell>
          <table:table-cell office:value-type="float" office:value="178.8822624" calcext:value-type="float">
            <text:p>178.8822624</text:p>
          </table:table-cell>
          <table:table-cell office:value-type="float" office:value="143" calcext:value-type="float">
            <text:p>14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693]+1" office:value-type="float" office:value="64" calcext:value-type="float">
            <text:p>64</text:p>
          </table:table-cell>
          <table:table-cell table:formula="of:=[.B693]" office:value-type="float" office:value="8" calcext:value-type="float">
            <text:p>8</text:p>
          </table:table-cell>
          <table:table-cell office:value-type="float" office:value="133.22139136" calcext:value-type="float">
            <text:p>133.22139136</text:p>
          </table:table-cell>
          <table:table-cell office:value-type="float" office:value="179.15041344" calcext:value-type="float">
            <text:p>179.15041344</text:p>
          </table:table-cell>
          <table:table-cell office:value-type="float" office:value="134" calcext:value-type="float">
            <text:p>13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694]+1" office:value-type="float" office:value="64" calcext:value-type="float">
            <text:p>64</text:p>
          </table:table-cell>
          <table:table-cell table:formula="of:=[.B694]" office:value-type="float" office:value="9" calcext:value-type="float">
            <text:p>9</text:p>
          </table:table-cell>
          <table:table-cell office:value-type="float" office:value="115.98367488" calcext:value-type="float">
            <text:p>115.98367488</text:p>
          </table:table-cell>
          <table:table-cell office:value-type="float" office:value="165.82262976" calcext:value-type="float">
            <text:p>165.82262976</text:p>
          </table:table-cell>
          <table:table-cell office:value-type="float" office:value="114" calcext:value-type="float">
            <text:p>11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695]+1" office:value-type="float" office:value="64" calcext:value-type="float">
            <text:p>64</text:p>
          </table:table-cell>
          <table:table-cell table:formula="of:=[.B695]" office:value-type="float" office:value="10" calcext:value-type="float">
            <text:p>10</text:p>
          </table:table-cell>
          <table:table-cell office:value-type="float" office:value="101.78781312" calcext:value-type="float">
            <text:p>101.78781312</text:p>
          </table:table-cell>
          <table:table-cell office:value-type="float" office:value="25.5857184" calcext:value-type="float">
            <text:p>25.5857184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696]+1" office:value-type="float" office:value="64" calcext:value-type="float">
            <text:p>64</text:p>
          </table:table-cell>
          <table:table-cell table:formula="of:=[.B696]" office:value-type="float" office:value="11" calcext:value-type="float">
            <text:p>11</text:p>
          </table:table-cell>
          <table:table-cell office:value-type="float" office:value="131.633385216" calcext:value-type="float">
            <text:p>131.633385216</text:p>
          </table:table-cell>
          <table:table-cell office:value-type="float" office:value="27.68131872" calcext:value-type="float">
            <text:p>27.68131872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697]+1" office:value-type="float" office:value="65" calcext:value-type="float">
            <text:p>65</text:p>
          </table:table-cell>
          <table:table-cell table:formula="of:=[.B697]" office:value-type="float" office:value="1" calcext:value-type="float">
            <text:p>1</text:p>
          </table:table-cell>
          <table:table-cell office:value-type="float" office:value="137.8295232" calcext:value-type="float">
            <text:p>137.8295232</text:p>
          </table:table-cell>
          <table:table-cell office:value-type="float" office:value="45.4759488" calcext:value-type="float">
            <text:p>45.4759488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698]+1" office:value-type="float" office:value="65" calcext:value-type="float">
            <text:p>65</text:p>
          </table:table-cell>
          <table:table-cell table:formula="of:=[.B698]" office:value-type="float" office:value="2" calcext:value-type="float">
            <text:p>2</text:p>
          </table:table-cell>
          <table:table-cell office:value-type="float" office:value="145.32819968" calcext:value-type="float">
            <text:p>145.32819968</text:p>
          </table:table-cell>
          <table:table-cell office:value-type="float" office:value="34.7071152" calcext:value-type="float">
            <text:p>34.7071152</text:p>
          </table:table-cell>
          <table:table-cell office:value-type="float" office:value="146" calcext:value-type="float">
            <text:p>1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699]+1" office:value-type="float" office:value="65" calcext:value-type="float">
            <text:p>65</text:p>
          </table:table-cell>
          <table:table-cell table:formula="of:=[.B699]" office:value-type="float" office:value="3" calcext:value-type="float">
            <text:p>3</text:p>
          </table:table-cell>
          <table:table-cell office:value-type="float" office:value="129.418057472" calcext:value-type="float">
            <text:p>129.418057472</text:p>
          </table:table-cell>
          <table:table-cell office:value-type="float" office:value="34.44418176" calcext:value-type="float">
            <text:p>34.44418176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00]+1" office:value-type="float" office:value="65" calcext:value-type="float">
            <text:p>65</text:p>
          </table:table-cell>
          <table:table-cell table:formula="of:=[.B700]" office:value-type="float" office:value="4" calcext:value-type="float">
            <text:p>4</text:p>
          </table:table-cell>
          <table:table-cell office:value-type="float" office:value="145.2925952" calcext:value-type="float">
            <text:p>145.2925952</text:p>
          </table:table-cell>
          <table:table-cell office:value-type="float" office:value="40.334544" calcext:value-type="float">
            <text:p>40.334544</text:p>
          </table:table-cell>
          <table:table-cell office:value-type="float" office:value="146" calcext:value-type="float">
            <text:p>1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701]+1" office:value-type="float" office:value="65" calcext:value-type="float">
            <text:p>65</text:p>
          </table:table-cell>
          <table:table-cell table:formula="of:=[.B701]" office:value-type="float" office:value="5" calcext:value-type="float">
            <text:p>5</text:p>
          </table:table-cell>
          <table:table-cell office:value-type="float" office:value="170.0773248" calcext:value-type="float">
            <text:p>170.0773248</text:p>
          </table:table-cell>
          <table:table-cell office:value-type="float" office:value="38.40168" calcext:value-type="float">
            <text:p>38.40168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702]+1" office:value-type="float" office:value="65" calcext:value-type="float">
            <text:p>65</text:p>
          </table:table-cell>
          <table:table-cell table:formula="of:=[.B702]" office:value-type="float" office:value="6" calcext:value-type="float">
            <text:p>6</text:p>
          </table:table-cell>
          <table:table-cell office:value-type="float" office:value="157.42282624" calcext:value-type="float">
            <text:p>157.42282624</text:p>
          </table:table-cell>
          <table:table-cell office:value-type="float" office:value="163.88772" calcext:value-type="float">
            <text:p>163.88772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703]+1" office:value-type="float" office:value="65" calcext:value-type="float">
            <text:p>65</text:p>
          </table:table-cell>
          <table:table-cell table:formula="of:=[.B703]" office:value-type="float" office:value="7" calcext:value-type="float">
            <text:p>7</text:p>
          </table:table-cell>
          <table:table-cell office:value-type="float" office:value="139.83543104" calcext:value-type="float">
            <text:p>139.83543104</text:p>
          </table:table-cell>
          <table:table-cell office:value-type="float" office:value="176.89542432" calcext:value-type="float">
            <text:p>176.89542432</text:p>
          </table:table-cell>
          <table:table-cell office:value-type="float" office:value="140" calcext:value-type="float">
            <text:p>14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704]+1" office:value-type="float" office:value="65" calcext:value-type="float">
            <text:p>65</text:p>
          </table:table-cell>
          <table:table-cell table:formula="of:=[.B704]" office:value-type="float" office:value="8" calcext:value-type="float">
            <text:p>8</text:p>
          </table:table-cell>
          <table:table-cell office:value-type="float" office:value="133.04132224" calcext:value-type="float">
            <text:p>133.04132224</text:p>
          </table:table-cell>
          <table:table-cell office:value-type="float" office:value="177.0463776" calcext:value-type="float">
            <text:p>177.0463776</text:p>
          </table:table-cell>
          <table:table-cell office:value-type="float" office:value="134" calcext:value-type="float">
            <text:p>13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705]+1" office:value-type="float" office:value="65" calcext:value-type="float">
            <text:p>65</text:p>
          </table:table-cell>
          <table:table-cell table:formula="of:=[.B705]" office:value-type="float" office:value="9" calcext:value-type="float">
            <text:p>9</text:p>
          </table:table-cell>
          <table:table-cell office:value-type="float" office:value="115.9934272" calcext:value-type="float">
            <text:p>115.9934272</text:p>
          </table:table-cell>
          <table:table-cell office:value-type="float" office:value="165.6205152" calcext:value-type="float">
            <text:p>165.6205152</text:p>
          </table:table-cell>
          <table:table-cell office:value-type="float" office:value="117" calcext:value-type="float">
            <text:p>11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706]+1" office:value-type="float" office:value="65" calcext:value-type="float">
            <text:p>65</text:p>
          </table:table-cell>
          <table:table-cell table:formula="of:=[.B706]" office:value-type="float" office:value="10" calcext:value-type="float">
            <text:p>10</text:p>
          </table:table-cell>
          <table:table-cell office:value-type="float" office:value="102.41220224" calcext:value-type="float">
            <text:p>102.41220224</text:p>
          </table:table-cell>
          <table:table-cell office:value-type="float" office:value="38.4165504" calcext:value-type="float">
            <text:p>38.4165504</text:p>
          </table:table-cell>
          <table:table-cell office:value-type="float" office:value="103" calcext:value-type="float">
            <text:p>1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707]+1" office:value-type="float" office:value="65" calcext:value-type="float">
            <text:p>65</text:p>
          </table:table-cell>
          <table:table-cell table:formula="of:=[.B707]" office:value-type="float" office:value="11" calcext:value-type="float">
            <text:p>11</text:p>
          </table:table-cell>
          <table:table-cell office:value-type="float" office:value="129.303259392" calcext:value-type="float">
            <text:p>129.303259392</text:p>
          </table:table-cell>
          <table:table-cell office:value-type="float" office:value="40.3726464" calcext:value-type="float">
            <text:p>40.3726464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708]+1" office:value-type="float" office:value="66" calcext:value-type="float">
            <text:p>66</text:p>
          </table:table-cell>
          <table:table-cell table:formula="of:=[.B708]" office:value-type="float" office:value="1" calcext:value-type="float">
            <text:p>1</text:p>
          </table:table-cell>
          <table:table-cell office:value-type="float" office:value="137.7941056" calcext:value-type="float">
            <text:p>137.7941056</text:p>
          </table:table-cell>
          <table:table-cell office:value-type="float" office:value="29.67768288" calcext:value-type="float">
            <text:p>29.67768288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709]+1" office:value-type="float" office:value="66" calcext:value-type="float">
            <text:p>66</text:p>
          </table:table-cell>
          <table:table-cell table:formula="of:=[.B709]" office:value-type="float" office:value="2" calcext:value-type="float">
            <text:p>2</text:p>
          </table:table-cell>
          <table:table-cell office:value-type="float" office:value="145.04513536" calcext:value-type="float">
            <text:p>145.04513536</text:p>
          </table:table-cell>
          <table:table-cell office:value-type="float" office:value="19.25625216" calcext:value-type="float">
            <text:p>19.25625216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710]+1" office:value-type="float" office:value="66" calcext:value-type="float">
            <text:p>66</text:p>
          </table:table-cell>
          <table:table-cell table:formula="of:=[.B710]" office:value-type="float" office:value="3" calcext:value-type="float">
            <text:p>3</text:p>
          </table:table-cell>
          <table:table-cell office:value-type="float" office:value="128.8410754176" calcext:value-type="float">
            <text:p>128.8410754176</text:p>
          </table:table-cell>
          <table:table-cell office:value-type="float" office:value="19.56427584" calcext:value-type="float">
            <text:p>19.56427584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711]+1" office:value-type="float" office:value="66" calcext:value-type="float">
            <text:p>66</text:p>
          </table:table-cell>
          <table:table-cell table:formula="of:=[.B711]" office:value-type="float" office:value="4" calcext:value-type="float">
            <text:p>4</text:p>
          </table:table-cell>
          <table:table-cell office:value-type="float" office:value="145.70338432" calcext:value-type="float">
            <text:p>145.70338432</text:p>
          </table:table-cell>
          <table:table-cell office:value-type="float" office:value="25.0824384" calcext:value-type="float">
            <text:p>25.0824384</text:p>
          </table:table-cell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712]+1" office:value-type="float" office:value="66" calcext:value-type="float">
            <text:p>66</text:p>
          </table:table-cell>
          <table:table-cell table:formula="of:=[.B712]" office:value-type="float" office:value="5" calcext:value-type="float">
            <text:p>5</text:p>
          </table:table-cell>
          <table:table-cell office:value-type="float" office:value="171.84389504" calcext:value-type="float">
            <text:p>171.84389504</text:p>
          </table:table-cell>
          <table:table-cell office:value-type="float" office:value="22.6698336" calcext:value-type="float">
            <text:p>22.6698336</text:p>
          </table:table-cell>
          <table:table-cell office:value-type="float" office:value="171" calcext:value-type="float">
            <text:p>1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713]+1" office:value-type="float" office:value="66" calcext:value-type="float">
            <text:p>66</text:p>
          </table:table-cell>
          <table:table-cell table:formula="of:=[.B713]" office:value-type="float" office:value="6" calcext:value-type="float">
            <text:p>6</text:p>
          </table:table-cell>
          <table:table-cell office:value-type="float" office:value="157.69490816" calcext:value-type="float">
            <text:p>157.69490816</text:p>
          </table:table-cell>
          <table:table-cell office:value-type="float" office:value="158.0994144" calcext:value-type="float">
            <text:p>158.0994144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714]+1" office:value-type="float" office:value="66" calcext:value-type="float">
            <text:p>66</text:p>
          </table:table-cell>
          <table:table-cell table:formula="of:=[.B714]" office:value-type="float" office:value="7" calcext:value-type="float">
            <text:p>7</text:p>
          </table:table-cell>
          <table:table-cell office:value-type="float" office:value="140.0132256" calcext:value-type="float">
            <text:p>140.0132256</text:p>
          </table:table-cell>
          <table:table-cell office:value-type="float" office:value="171.61284864" calcext:value-type="float">
            <text:p>171.61284864</text:p>
          </table:table-cell>
          <table:table-cell office:value-type="float" office:value="142" calcext:value-type="float">
            <text:p>14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715]+1" office:value-type="float" office:value="66" calcext:value-type="float">
            <text:p>66</text:p>
          </table:table-cell>
          <table:table-cell table:formula="of:=[.B715]" office:value-type="float" office:value="8" calcext:value-type="float">
            <text:p>8</text:p>
          </table:table-cell>
          <table:table-cell office:value-type="float" office:value="132.718180224" calcext:value-type="float">
            <text:p>132.718180224</text:p>
          </table:table-cell>
          <table:table-cell office:value-type="float" office:value="171.7592448" calcext:value-type="float">
            <text:p>171.7592448</text:p>
          </table:table-cell>
          <table:table-cell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716]+1" office:value-type="float" office:value="66" calcext:value-type="float">
            <text:p>66</text:p>
          </table:table-cell>
          <table:table-cell table:formula="of:=[.B716]" office:value-type="float" office:value="9" calcext:value-type="float">
            <text:p>9</text:p>
          </table:table-cell>
          <table:table-cell office:value-type="float" office:value="115.3010688" calcext:value-type="float">
            <text:p>115.3010688</text:p>
          </table:table-cell>
          <table:table-cell office:value-type="float" office:value="158.7258528" calcext:value-type="float">
            <text:p>158.7258528</text:p>
          </table:table-cell>
          <table:table-cell office:value-type="float" office:value="118" calcext:value-type="float">
            <text:p>11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717]+1" office:value-type="float" office:value="66" calcext:value-type="float">
            <text:p>66</text:p>
          </table:table-cell>
          <table:table-cell table:formula="of:=[.B717]" office:value-type="float" office:value="10" calcext:value-type="float">
            <text:p>10</text:p>
          </table:table-cell>
          <table:table-cell office:value-type="float" office:value="99.5142656" calcext:value-type="float">
            <text:p>99.5142656</text:p>
          </table:table-cell>
          <table:table-cell office:value-type="float" office:value="23.2813632" calcext:value-type="float">
            <text:p>23.2813632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718]+1" office:value-type="float" office:value="66" calcext:value-type="float">
            <text:p>66</text:p>
          </table:table-cell>
          <table:table-cell table:formula="of:=[.B718]" office:value-type="float" office:value="11" calcext:value-type="float">
            <text:p>11</text:p>
          </table:table-cell>
          <table:table-cell office:value-type="float" office:value="129.179588864" calcext:value-type="float">
            <text:p>129.179588864</text:p>
          </table:table-cell>
          <table:table-cell office:value-type="float" office:value="25.3768848" calcext:value-type="float">
            <text:p>25.3768848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719]+1" office:value-type="float" office:value="67" calcext:value-type="float">
            <text:p>67</text:p>
          </table:table-cell>
          <table:table-cell table:formula="of:=[.B719]" office:value-type="float" office:value="1" calcext:value-type="float">
            <text:p>1</text:p>
          </table:table-cell>
          <table:table-cell office:value-type="float" office:value="130.321169152" calcext:value-type="float">
            <text:p>130.321169152</text:p>
          </table:table-cell>
          <table:table-cell office:value-type="float" office:value="28.4575536" calcext:value-type="float">
            <text:p>28.4575536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720]+1" office:value-type="float" office:value="67" calcext:value-type="float">
            <text:p>67</text:p>
          </table:table-cell>
          <table:table-cell table:formula="of:=[.B720]" office:value-type="float" office:value="2" calcext:value-type="float">
            <text:p>2</text:p>
          </table:table-cell>
          <table:table-cell office:value-type="float" office:value="137.9694848" calcext:value-type="float">
            <text:p>137.9694848</text:p>
          </table:table-cell>
          <table:table-cell office:value-type="float" office:value="16.8131328" calcext:value-type="float">
            <text:p>16.8131328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721]+1" office:value-type="float" office:value="67" calcext:value-type="float">
            <text:p>67</text:p>
          </table:table-cell>
          <table:table-cell table:formula="of:=[.B721]" office:value-type="float" office:value="3" calcext:value-type="float">
            <text:p>3</text:p>
          </table:table-cell>
          <table:table-cell office:value-type="float" office:value="121.66117952" calcext:value-type="float">
            <text:p>121.66117952</text:p>
          </table:table-cell>
          <table:table-cell office:value-type="float" office:value="16.84363776" calcext:value-type="float">
            <text:p>16.84363776</text:p>
          </table:table-cell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722]+1" office:value-type="float" office:value="67" calcext:value-type="float">
            <text:p>67</text:p>
          </table:table-cell>
          <table:table-cell table:formula="of:=[.B722]" office:value-type="float" office:value="4" calcext:value-type="float">
            <text:p>4</text:p>
          </table:table-cell>
          <table:table-cell office:value-type="float" office:value="138.25080832" calcext:value-type="float">
            <text:p>138.25080832</text:p>
          </table:table-cell>
          <table:table-cell office:value-type="float" office:value="22.65232704" calcext:value-type="float">
            <text:p>22.65232704</text:p>
          </table:table-cell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723]+1" office:value-type="float" office:value="67" calcext:value-type="float">
            <text:p>67</text:p>
          </table:table-cell>
          <table:table-cell table:formula="of:=[.B723]" office:value-type="float" office:value="5" calcext:value-type="float">
            <text:p>5</text:p>
          </table:table-cell>
          <table:table-cell office:value-type="float" office:value="165.01009408" calcext:value-type="float">
            <text:p>165.01009408</text:p>
          </table:table-cell>
          <table:table-cell office:value-type="float" office:value="19.9905168" calcext:value-type="float">
            <text:p>19.9905168</text:p>
          </table:table-cell>
          <table:table-cell office:value-type="float" office:value="165" calcext:value-type="float">
            <text:p>1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724]+1" office:value-type="float" office:value="67" calcext:value-type="float">
            <text:p>67</text:p>
          </table:table-cell>
          <table:table-cell table:formula="of:=[.B724]" office:value-type="float" office:value="6" calcext:value-type="float">
            <text:p>6</text:p>
          </table:table-cell>
          <table:table-cell office:value-type="float" office:value="151.940384" calcext:value-type="float">
            <text:p>151.940384</text:p>
          </table:table-cell>
          <table:table-cell office:value-type="float" office:value="157.177776" calcext:value-type="float">
            <text:p>157.177776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725]+1" office:value-type="float" office:value="67" calcext:value-type="float">
            <text:p>67</text:p>
          </table:table-cell>
          <table:table-cell table:formula="of:=[.B725]" office:value-type="float" office:value="7" calcext:value-type="float">
            <text:p>7</text:p>
          </table:table-cell>
          <table:table-cell office:value-type="float" office:value="133.741965824" calcext:value-type="float">
            <text:p>133.741965824</text:p>
          </table:table-cell>
          <table:table-cell office:value-type="float" office:value="170.4226176" calcext:value-type="float">
            <text:p>170.4226176</text:p>
          </table:table-cell>
          <table:table-cell office:value-type="float" office:value="130" calcext:value-type="float">
            <text:p>13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726]+1" office:value-type="float" office:value="67" calcext:value-type="float">
            <text:p>67</text:p>
          </table:table-cell>
          <table:table-cell table:formula="of:=[.B726]" office:value-type="float" office:value="8" calcext:value-type="float">
            <text:p>8</text:p>
          </table:table-cell>
          <table:table-cell office:value-type="float" office:value="126.517265408" calcext:value-type="float">
            <text:p>126.517265408</text:p>
          </table:table-cell>
          <table:table-cell office:value-type="float" office:value="170.9925312" calcext:value-type="float">
            <text:p>170.9925312</text:p>
          </table:table-cell>
          <table:table-cell office:value-type="float" office:value="122" calcext:value-type="float">
            <text:p>12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727]+1" office:value-type="float" office:value="67" calcext:value-type="float">
            <text:p>67</text:p>
          </table:table-cell>
          <table:table-cell table:formula="of:=[.B727]" office:value-type="float" office:value="9" calcext:value-type="float">
            <text:p>9</text:p>
          </table:table-cell>
          <table:table-cell office:value-type="float" office:value="108.52859904" calcext:value-type="float">
            <text:p>108.52859904</text:p>
          </table:table-cell>
          <table:table-cell office:value-type="float" office:value="158.858832" calcext:value-type="float">
            <text:p>158.858832</text:p>
          </table:table-cell>
          <table:table-cell office:value-type="float" office:value="103" calcext:value-type="float">
            <text:p>10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728]+1" office:value-type="float" office:value="67" calcext:value-type="float">
            <text:p>67</text:p>
          </table:table-cell>
          <table:table-cell table:formula="of:=[.B728]" office:value-type="float" office:value="10" calcext:value-type="float">
            <text:p>10</text:p>
          </table:table-cell>
          <table:table-cell office:value-type="float" office:value="92.2516096" calcext:value-type="float">
            <text:p>92.2516096</text:p>
          </table:table-cell>
          <table:table-cell office:value-type="float" office:value="21.5703216" calcext:value-type="float">
            <text:p>21.5703216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729]+1" office:value-type="float" office:value="67" calcext:value-type="float">
            <text:p>67</text:p>
          </table:table-cell>
          <table:table-cell table:formula="of:=[.B729]" office:value-type="float" office:value="11" calcext:value-type="float">
            <text:p>11</text:p>
          </table:table-cell>
          <table:table-cell office:value-type="float" office:value="121.75853632" calcext:value-type="float">
            <text:p>121.75853632</text:p>
          </table:table-cell>
          <table:table-cell office:value-type="float" office:value="23.11770624" calcext:value-type="float">
            <text:p>23.11770624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730]+1" office:value-type="float" office:value="68" calcext:value-type="float">
            <text:p>68</text:p>
          </table:table-cell>
          <table:table-cell table:formula="of:=[.B730]" office:value-type="float" office:value="1" calcext:value-type="float">
            <text:p>1</text:p>
          </table:table-cell>
          <table:table-cell office:value-type="float" office:value="137.48781056" calcext:value-type="float">
            <text:p>137.48781056</text:p>
          </table:table-cell>
          <table:table-cell office:value-type="float" office:value="32.77820736" calcext:value-type="float">
            <text:p>32.77820736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731]+1" office:value-type="float" office:value="68" calcext:value-type="float">
            <text:p>68</text:p>
          </table:table-cell>
          <table:table-cell table:formula="of:=[.B731]" office:value-type="float" office:value="2" calcext:value-type="float">
            <text:p>2</text:p>
          </table:table-cell>
          <table:table-cell office:value-type="float" office:value="145.12760576" calcext:value-type="float">
            <text:p>145.12760576</text:p>
          </table:table-cell>
          <table:table-cell office:value-type="float" office:value="20.8420704" calcext:value-type="float">
            <text:p>20.8420704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732]+1" office:value-type="float" office:value="68" calcext:value-type="float">
            <text:p>68</text:p>
          </table:table-cell>
          <table:table-cell table:formula="of:=[.B732]" office:value-type="float" office:value="3" calcext:value-type="float">
            <text:p>3</text:p>
          </table:table-cell>
          <table:table-cell office:value-type="float" office:value="128.503047936" calcext:value-type="float">
            <text:p>128.503047936</text:p>
          </table:table-cell>
          <table:table-cell office:value-type="float" office:value="21.462816" calcext:value-type="float">
            <text:p>21.462816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733]+1" office:value-type="float" office:value="68" calcext:value-type="float">
            <text:p>68</text:p>
          </table:table-cell>
          <table:table-cell table:formula="of:=[.B733]" office:value-type="float" office:value="4" calcext:value-type="float">
            <text:p>4</text:p>
          </table:table-cell>
          <table:table-cell office:value-type="float" office:value="145.86315904" calcext:value-type="float">
            <text:p>145.86315904</text:p>
          </table:table-cell>
          <table:table-cell office:value-type="float" office:value="27.5134272" calcext:value-type="float">
            <text:p>27.5134272</text:p>
          </table:table-cell>
          <table:table-cell office:value-type="float" office:value="148" calcext:value-type="float">
            <text:p>1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734]+1" office:value-type="float" office:value="68" calcext:value-type="float">
            <text:p>68</text:p>
          </table:table-cell>
          <table:table-cell table:formula="of:=[.B734]" office:value-type="float" office:value="5" calcext:value-type="float">
            <text:p>5</text:p>
          </table:table-cell>
          <table:table-cell office:value-type="float" office:value="172.2448384" calcext:value-type="float">
            <text:p>172.2448384</text:p>
          </table:table-cell>
          <table:table-cell office:value-type="float" office:value="24.84598752" calcext:value-type="float">
            <text:p>24.84598752</text:p>
          </table:table-cell>
          <table:table-cell office:value-type="float" office:value="175" calcext:value-type="float">
            <text:p>1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735]+1" office:value-type="float" office:value="68" calcext:value-type="float">
            <text:p>68</text:p>
          </table:table-cell>
          <table:table-cell table:formula="of:=[.B735]" office:value-type="float" office:value="6" calcext:value-type="float">
            <text:p>6</text:p>
          </table:table-cell>
          <table:table-cell office:value-type="float" office:value="158.9668864" calcext:value-type="float">
            <text:p>158.9668864</text:p>
          </table:table-cell>
          <table:table-cell office:value-type="float" office:value="162.5869056" calcext:value-type="float">
            <text:p>162.5869056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736]+1" office:value-type="float" office:value="68" calcext:value-type="float">
            <text:p>68</text:p>
          </table:table-cell>
          <table:table-cell table:formula="of:=[.B736]" office:value-type="float" office:value="7" calcext:value-type="float">
            <text:p>7</text:p>
          </table:table-cell>
          <table:table-cell office:value-type="float" office:value="140.49265664" calcext:value-type="float">
            <text:p>140.49265664</text:p>
          </table:table-cell>
          <table:table-cell office:value-type="float" office:value="176.36022336" calcext:value-type="float">
            <text:p>176.36022336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737]+1" office:value-type="float" office:value="68" calcext:value-type="float">
            <text:p>68</text:p>
          </table:table-cell>
          <table:table-cell table:formula="of:=[.B737]" office:value-type="float" office:value="8" calcext:value-type="float">
            <text:p>8</text:p>
          </table:table-cell>
          <table:table-cell office:value-type="float" office:value="133.124790144" calcext:value-type="float">
            <text:p>133.124790144</text:p>
          </table:table-cell>
          <table:table-cell office:value-type="float" office:value="176.56128" calcext:value-type="float">
            <text:p>176.56128</text:p>
          </table:table-cell>
          <table:table-cell office:value-type="float" office:value="135" calcext:value-type="float">
            <text:p>13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738]+1" office:value-type="float" office:value="68" calcext:value-type="float">
            <text:p>68</text:p>
          </table:table-cell>
          <table:table-cell table:formula="of:=[.B738]" office:value-type="float" office:value="9" calcext:value-type="float">
            <text:p>9</text:p>
          </table:table-cell>
          <table:table-cell office:value-type="float" office:value="114.870729472" calcext:value-type="float">
            <text:p>114.870729472</text:p>
          </table:table-cell>
          <table:table-cell office:value-type="float" office:value="163.5741024" calcext:value-type="float">
            <text:p>163.5741024</text:p>
          </table:table-cell>
          <table:table-cell office:value-type="float" office:value="116" calcext:value-type="float">
            <text:p>11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739]+1" office:value-type="float" office:value="68" calcext:value-type="float">
            <text:p>68</text:p>
          </table:table-cell>
          <table:table-cell table:formula="of:=[.B739]" office:value-type="float" office:value="10" calcext:value-type="float">
            <text:p>10</text:p>
          </table:table-cell>
          <table:table-cell office:value-type="float" office:value="98.6156992" calcext:value-type="float">
            <text:p>98.6156992</text:p>
          </table:table-cell>
          <table:table-cell office:value-type="float" office:value="26.079048" calcext:value-type="float">
            <text:p>26.079048</text:p>
          </table:table-cell>
          <table:table-cell office:value-type="float" office:value="102" calcext:value-type="float">
            <text:p>1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40]+1" office:value-type="float" office:value="68" calcext:value-type="float">
            <text:p>68</text:p>
          </table:table-cell>
          <table:table-cell table:formula="of:=[.B740]" office:value-type="float" office:value="11" calcext:value-type="float">
            <text:p>11</text:p>
          </table:table-cell>
          <table:table-cell office:value-type="float" office:value="128.167506688" calcext:value-type="float">
            <text:p>128.167506688</text:p>
          </table:table-cell>
          <table:table-cell office:value-type="float" office:value="27.7914336" calcext:value-type="float">
            <text:p>27.7914336</text:p>
          </table:table-cell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741]+1" office:value-type="float" office:value="69" calcext:value-type="float">
            <text:p>69</text:p>
          </table:table-cell>
          <table:table-cell table:formula="of:=[.B741]" office:value-type="float" office:value="1" calcext:value-type="float">
            <text:p>1</text:p>
          </table:table-cell>
          <table:table-cell office:value-type="float" office:value="124.912642304" calcext:value-type="float">
            <text:p>124.912642304</text:p>
          </table:table-cell>
          <table:table-cell office:value-type="float" office:value="33.55322496" calcext:value-type="float">
            <text:p>33.55322496</text:p>
          </table:table-cell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42]+1" office:value-type="float" office:value="69" calcext:value-type="float">
            <text:p>69</text:p>
          </table:table-cell>
          <table:table-cell table:formula="of:=[.B742]" office:value-type="float" office:value="2" calcext:value-type="float">
            <text:p>2</text:p>
          </table:table-cell>
          <table:table-cell office:value-type="float" office:value="132.067545856" calcext:value-type="float">
            <text:p>132.067545856</text:p>
          </table:table-cell>
          <table:table-cell office:value-type="float" office:value="22.3409376" calcext:value-type="float">
            <text:p>22.3409376</text:p>
          </table:table-cell>
          <table:table-cell office:value-type="float" office:value="132" calcext:value-type="float">
            <text:p>1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743]+1" office:value-type="float" office:value="69" calcext:value-type="float">
            <text:p>69</text:p>
          </table:table-cell>
          <table:table-cell table:formula="of:=[.B743]" office:value-type="float" office:value="3" calcext:value-type="float">
            <text:p>3</text:p>
          </table:table-cell>
          <table:table-cell office:value-type="float" office:value="115.36505984" calcext:value-type="float">
            <text:p>115.36505984</text:p>
          </table:table-cell>
          <table:table-cell office:value-type="float" office:value="22.165248" calcext:value-type="float">
            <text:p>22.165248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744]+1" office:value-type="float" office:value="69" calcext:value-type="float">
            <text:p>69</text:p>
          </table:table-cell>
          <table:table-cell table:formula="of:=[.B744]" office:value-type="float" office:value="4" calcext:value-type="float">
            <text:p>4</text:p>
          </table:table-cell>
          <table:table-cell office:value-type="float" office:value="132.488299904" calcext:value-type="float">
            <text:p>132.488299904</text:p>
          </table:table-cell>
          <table:table-cell office:value-type="float" office:value="28.03652544" calcext:value-type="float">
            <text:p>28.03652544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745]+1" office:value-type="float" office:value="69" calcext:value-type="float">
            <text:p>69</text:p>
          </table:table-cell>
          <table:table-cell table:formula="of:=[.B745]" office:value-type="float" office:value="5" calcext:value-type="float">
            <text:p>5</text:p>
          </table:table-cell>
          <table:table-cell office:value-type="float" office:value="158.44936192" calcext:value-type="float">
            <text:p>158.44936192</text:p>
          </table:table-cell>
          <table:table-cell office:value-type="float" office:value="25.733088" calcext:value-type="float">
            <text:p>25.733088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746]+1" office:value-type="float" office:value="69" calcext:value-type="float">
            <text:p>69</text:p>
          </table:table-cell>
          <table:table-cell table:formula="of:=[.B746]" office:value-type="float" office:value="6" calcext:value-type="float">
            <text:p>6</text:p>
          </table:table-cell>
          <table:table-cell office:value-type="float" office:value="144.2270208" calcext:value-type="float">
            <text:p>144.2270208</text:p>
          </table:table-cell>
          <table:table-cell office:value-type="float" office:value="160.37577984" calcext:value-type="float">
            <text:p>160.37577984</text:p>
          </table:table-cell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747]+1" office:value-type="float" office:value="69" calcext:value-type="float">
            <text:p>69</text:p>
          </table:table-cell>
          <table:table-cell table:formula="of:=[.B747]" office:value-type="float" office:value="7" calcext:value-type="float">
            <text:p>7</text:p>
          </table:table-cell>
          <table:table-cell office:value-type="float" office:value="125.303231744" calcext:value-type="float">
            <text:p>125.303231744</text:p>
          </table:table-cell>
          <table:table-cell office:value-type="float" office:value="173.3457792" calcext:value-type="float">
            <text:p>173.3457792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748]+1" office:value-type="float" office:value="69" calcext:value-type="float">
            <text:p>69</text:p>
          </table:table-cell>
          <table:table-cell table:formula="of:=[.B748]" office:value-type="float" office:value="8" calcext:value-type="float">
            <text:p>8</text:p>
          </table:table-cell>
          <table:table-cell office:value-type="float" office:value="118.07780352" calcext:value-type="float">
            <text:p>118.07780352</text:p>
          </table:table-cell>
          <table:table-cell office:value-type="float" office:value="173.80261824" calcext:value-type="float">
            <text:p>173.80261824</text:p>
          </table:table-cell>
          <table:table-cell office:value-type="float" office:value="118" calcext:value-type="float">
            <text:p>11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749]+1" office:value-type="float" office:value="69" calcext:value-type="float">
            <text:p>69</text:p>
          </table:table-cell>
          <table:table-cell table:formula="of:=[.B749]" office:value-type="float" office:value="9" calcext:value-type="float">
            <text:p>9</text:p>
          </table:table-cell>
          <table:table-cell office:value-type="float" office:value="100.29622656" calcext:value-type="float">
            <text:p>100.29622656</text:p>
          </table:table-cell>
          <table:table-cell office:value-type="float" office:value="160.8828624" calcext:value-type="float">
            <text:p>160.8828624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750]+1" office:value-type="float" office:value="69" calcext:value-type="float">
            <text:p>69</text:p>
          </table:table-cell>
          <table:table-cell table:formula="of:=[.B750]" office:value-type="float" office:value="10" calcext:value-type="float">
            <text:p>10</text:p>
          </table:table-cell>
          <table:table-cell office:value-type="float" office:value="86.40841728" calcext:value-type="float">
            <text:p>86.40841728</text:p>
          </table:table-cell>
          <table:table-cell office:value-type="float" office:value="25.95749472" calcext:value-type="float">
            <text:p>25.95749472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751]+1" office:value-type="float" office:value="69" calcext:value-type="float">
            <text:p>69</text:p>
          </table:table-cell>
          <table:table-cell table:formula="of:=[.B751]" office:value-type="float" office:value="11" calcext:value-type="float">
            <text:p>11</text:p>
          </table:table-cell>
          <table:table-cell office:value-type="float" office:value="115.84291968" calcext:value-type="float">
            <text:p>115.84291968</text:p>
          </table:table-cell>
          <table:table-cell office:value-type="float" office:value="27.7422624" calcext:value-type="float">
            <text:p>27.7422624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752]+1" office:value-type="float" office:value="70" calcext:value-type="float">
            <text:p>70</text:p>
          </table:table-cell>
          <table:table-cell table:formula="of:=[.B752]" office:value-type="float" office:value="1" calcext:value-type="float">
            <text:p>1</text:p>
          </table:table-cell>
          <table:table-cell office:value-type="float" office:value="147.91998336" calcext:value-type="float">
            <text:p>147.91998336</text:p>
          </table:table-cell>
          <table:table-cell office:value-type="float" office:value="30.40386816" calcext:value-type="float">
            <text:p>30.40386816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753]+1" office:value-type="float" office:value="70" calcext:value-type="float">
            <text:p>70</text:p>
          </table:table-cell>
          <table:table-cell table:formula="of:=[.B753]" office:value-type="float" office:value="2" calcext:value-type="float">
            <text:p>2</text:p>
          </table:table-cell>
          <table:table-cell office:value-type="float" office:value="155.3717824" calcext:value-type="float">
            <text:p>155.3717824</text:p>
          </table:table-cell>
          <table:table-cell office:value-type="float" office:value="19.44441024" calcext:value-type="float">
            <text:p>19.44441024</text:p>
          </table:table-cell>
          <table:table-cell office:value-type="float" office:value="157" calcext:value-type="float">
            <text:p>1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754]+1" office:value-type="float" office:value="70" calcext:value-type="float">
            <text:p>70</text:p>
          </table:table-cell>
          <table:table-cell table:formula="of:=[.B754]" office:value-type="float" office:value="3" calcext:value-type="float">
            <text:p>3</text:p>
          </table:table-cell>
          <table:table-cell office:value-type="float" office:value="139.3874304" calcext:value-type="float">
            <text:p>139.3874304</text:p>
          </table:table-cell>
          <table:table-cell office:value-type="float" office:value="19.74609984" calcext:value-type="float">
            <text:p>19.74609984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755]+1" office:value-type="float" office:value="70" calcext:value-type="float">
            <text:p>70</text:p>
          </table:table-cell>
          <table:table-cell table:formula="of:=[.B755]" office:value-type="float" office:value="4" calcext:value-type="float">
            <text:p>4</text:p>
          </table:table-cell>
          <table:table-cell office:value-type="float" office:value="156.14073216" calcext:value-type="float">
            <text:p>156.14073216</text:p>
          </table:table-cell>
          <table:table-cell office:value-type="float" office:value="25.2966048" calcext:value-type="float">
            <text:p>25.2966048</text:p>
          </table:table-cell>
          <table:table-cell office:value-type="float" office:value="158" calcext:value-type="float">
            <text:p>1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756]+1" office:value-type="float" office:value="70" calcext:value-type="float">
            <text:p>70</text:p>
          </table:table-cell>
          <table:table-cell table:formula="of:=[.B756]" office:value-type="float" office:value="5" calcext:value-type="float">
            <text:p>5</text:p>
          </table:table-cell>
          <table:table-cell office:value-type="float" office:value="181.96164736" calcext:value-type="float">
            <text:p>181.96164736</text:p>
          </table:table-cell>
          <table:table-cell office:value-type="float" office:value="24.0951552" calcext:value-type="float">
            <text:p>24.0951552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57]+1" office:value-type="float" office:value="70" calcext:value-type="float">
            <text:p>70</text:p>
          </table:table-cell>
          <table:table-cell table:formula="of:=[.B757]" office:value-type="float" office:value="6" calcext:value-type="float">
            <text:p>6</text:p>
          </table:table-cell>
          <table:table-cell office:value-type="float" office:value="164.559744" calcext:value-type="float">
            <text:p>164.559744</text:p>
          </table:table-cell>
          <table:table-cell office:value-type="float" office:value="159.1697328" calcext:value-type="float">
            <text:p>159.1697328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758]+1" office:value-type="float" office:value="70" calcext:value-type="float">
            <text:p>70</text:p>
          </table:table-cell>
          <table:table-cell table:formula="of:=[.B758]" office:value-type="float" office:value="7" calcext:value-type="float">
            <text:p>7</text:p>
          </table:table-cell>
          <table:table-cell office:value-type="float" office:value="146.41608576" calcext:value-type="float">
            <text:p>146.41608576</text:p>
          </table:table-cell>
          <table:table-cell office:value-type="float" office:value="171.9780768" calcext:value-type="float">
            <text:p>171.9780768</text:p>
          </table:table-cell>
          <table:table-cell office:value-type="float" office:value="144" calcext:value-type="float">
            <text:p>14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759]+1" office:value-type="float" office:value="70" calcext:value-type="float">
            <text:p>70</text:p>
          </table:table-cell>
          <table:table-cell table:formula="of:=[.B759]" office:value-type="float" office:value="8" calcext:value-type="float">
            <text:p>8</text:p>
          </table:table-cell>
          <table:table-cell office:value-type="float" office:value="139.52469376" calcext:value-type="float">
            <text:p>139.52469376</text:p>
          </table:table-cell>
          <table:table-cell office:value-type="float" office:value="172.06014048" calcext:value-type="float">
            <text:p>172.06014048</text:p>
          </table:table-cell>
          <table:table-cell office:value-type="float" office:value="137" calcext:value-type="float">
            <text:p>13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760]+1" office:value-type="float" office:value="70" calcext:value-type="float">
            <text:p>70</text:p>
          </table:table-cell>
          <table:table-cell table:formula="of:=[.B760]" office:value-type="float" office:value="9" calcext:value-type="float">
            <text:p>9</text:p>
          </table:table-cell>
          <table:table-cell office:value-type="float" office:value="121.914540288" calcext:value-type="float">
            <text:p>121.914540288</text:p>
          </table:table-cell>
          <table:table-cell office:value-type="float" office:value="158.61539808" calcext:value-type="float">
            <text:p>158.61539808</text:p>
          </table:table-cell>
          <table:table-cell office:value-type="float" office:value="119" calcext:value-type="float">
            <text:p>11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761]+1" office:value-type="float" office:value="70" calcext:value-type="float">
            <text:p>70</text:p>
          </table:table-cell>
          <table:table-cell table:formula="of:=[.B761]" office:value-type="float" office:value="10" calcext:value-type="float">
            <text:p>10</text:p>
          </table:table-cell>
          <table:table-cell office:value-type="float" office:value="109.1981952" calcext:value-type="float">
            <text:p>109.1981952</text:p>
          </table:table-cell>
          <table:table-cell office:value-type="float" office:value="22.92624672" calcext:value-type="float">
            <text:p>22.92624672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762]+1" office:value-type="float" office:value="70" calcext:value-type="float">
            <text:p>70</text:p>
          </table:table-cell>
          <table:table-cell table:formula="of:=[.B762]" office:value-type="float" office:value="11" calcext:value-type="float">
            <text:p>11</text:p>
          </table:table-cell>
          <table:table-cell office:value-type="float" office:value="138.753841408" calcext:value-type="float">
            <text:p>138.753841408</text:p>
          </table:table-cell>
          <table:table-cell office:value-type="float" office:value="24.7359744" calcext:value-type="float">
            <text:p>24.7359744</text:p>
          </table:table-cell>
          <table:table-cell office:value-type="float" office:value="139" calcext:value-type="float">
            <text:p>1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763]+1" office:value-type="float" office:value="71" calcext:value-type="float">
            <text:p>71</text:p>
          </table:table-cell>
          <table:table-cell table:formula="of:=[.B763]" office:value-type="float" office:value="1" calcext:value-type="float">
            <text:p>1</text:p>
          </table:table-cell>
          <table:table-cell office:value-type="float" office:value="135.3139968" calcext:value-type="float">
            <text:p>135.3139968</text:p>
          </table:table-cell>
          <table:table-cell office:value-type="float" office:value="31.8422928" calcext:value-type="float">
            <text:p>31.8422928</text:p>
          </table:table-cell>
          <table:table-cell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764]+1" office:value-type="float" office:value="71" calcext:value-type="float">
            <text:p>71</text:p>
          </table:table-cell>
          <table:table-cell table:formula="of:=[.B764]" office:value-type="float" office:value="2" calcext:value-type="float">
            <text:p>2</text:p>
          </table:table-cell>
          <table:table-cell office:value-type="float" office:value="142.4126656" calcext:value-type="float">
            <text:p>142.4126656</text:p>
          </table:table-cell>
          <table:table-cell office:value-type="float" office:value="21.2361792" calcext:value-type="float">
            <text:p>21.2361792</text:p>
          </table:table-cell>
          <table:table-cell office:value-type="float" office:value="143" calcext:value-type="float">
            <text:p>1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765]+1" office:value-type="float" office:value="71" calcext:value-type="float">
            <text:p>71</text:p>
          </table:table-cell>
          <table:table-cell table:formula="of:=[.B765]" office:value-type="float" office:value="3" calcext:value-type="float">
            <text:p>3</text:p>
          </table:table-cell>
          <table:table-cell office:value-type="float" office:value="126.866163712" calcext:value-type="float">
            <text:p>126.866163712</text:p>
          </table:table-cell>
          <table:table-cell office:value-type="float" office:value="20.9317728" calcext:value-type="float">
            <text:p>20.9317728</text:p>
          </table:table-cell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766]+1" office:value-type="float" office:value="71" calcext:value-type="float">
            <text:p>71</text:p>
          </table:table-cell>
          <table:table-cell table:formula="of:=[.B766]" office:value-type="float" office:value="4" calcext:value-type="float">
            <text:p>4</text:p>
          </table:table-cell>
          <table:table-cell office:value-type="float" office:value="143.6284544" calcext:value-type="float">
            <text:p>143.6284544</text:p>
          </table:table-cell>
          <table:table-cell office:value-type="float" office:value="27.0545424" calcext:value-type="float">
            <text:p>27.0545424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767]+1" office:value-type="float" office:value="71" calcext:value-type="float">
            <text:p>71</text:p>
          </table:table-cell>
          <table:table-cell table:formula="of:=[.B767]" office:value-type="float" office:value="5" calcext:value-type="float">
            <text:p>5</text:p>
          </table:table-cell>
          <table:table-cell office:value-type="float" office:value="168.74628096" calcext:value-type="float">
            <text:p>168.74628096</text:p>
          </table:table-cell>
          <table:table-cell office:value-type="float" office:value="24.90453504" calcext:value-type="float">
            <text:p>24.90453504</text:p>
          </table:table-cell>
          <table:table-cell office:value-type="float" office:value="169" calcext:value-type="float">
            <text:p>16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768]+1" office:value-type="float" office:value="71" calcext:value-type="float">
            <text:p>71</text:p>
          </table:table-cell>
          <table:table-cell table:formula="of:=[.B768]" office:value-type="float" office:value="6" calcext:value-type="float">
            <text:p>6</text:p>
          </table:table-cell>
          <table:table-cell office:value-type="float" office:value="153.5934528" calcext:value-type="float">
            <text:p>153.5934528</text:p>
          </table:table-cell>
          <table:table-cell office:value-type="float" office:value="157.37810304" calcext:value-type="float">
            <text:p>157.37810304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769]+1" office:value-type="float" office:value="71" calcext:value-type="float">
            <text:p>71</text:p>
          </table:table-cell>
          <table:table-cell table:formula="of:=[.B769]" office:value-type="float" office:value="7" calcext:value-type="float">
            <text:p>7</text:p>
          </table:table-cell>
          <table:table-cell office:value-type="float" office:value="135.871078016" calcext:value-type="float">
            <text:p>135.871078016</text:p>
          </table:table-cell>
          <table:table-cell office:value-type="float" office:value="170.8180272" calcext:value-type="float">
            <text:p>170.8180272</text:p>
          </table:table-cell>
          <table:table-cell office:value-type="float" office:value="134" calcext:value-type="float">
            <text:p>13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770]+1" office:value-type="float" office:value="71" calcext:value-type="float">
            <text:p>71</text:p>
          </table:table-cell>
          <table:table-cell table:formula="of:=[.B770]" office:value-type="float" office:value="8" calcext:value-type="float">
            <text:p>8</text:p>
          </table:table-cell>
          <table:table-cell office:value-type="float" office:value="128.04784859776" calcext:value-type="float">
            <text:p>128.0478485978</text:p>
          </table:table-cell>
          <table:table-cell office:value-type="float" office:value="170.7091488" calcext:value-type="float">
            <text:p>170.7091488</text:p>
          </table:table-cell>
          <table:table-cell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771]+1" office:value-type="float" office:value="71" calcext:value-type="float">
            <text:p>71</text:p>
          </table:table-cell>
          <table:table-cell table:formula="of:=[.B771]" office:value-type="float" office:value="9" calcext:value-type="float">
            <text:p>9</text:p>
          </table:table-cell>
          <table:table-cell office:value-type="float" office:value="110.7969024" calcext:value-type="float">
            <text:p>110.7969024</text:p>
          </table:table-cell>
          <table:table-cell office:value-type="float" office:value="157.86456288" calcext:value-type="float">
            <text:p>157.86456288</text:p>
          </table:table-cell>
          <table:table-cell office:value-type="float" office:value="109" calcext:value-type="float">
            <text:p>10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772]+1" office:value-type="float" office:value="71" calcext:value-type="float">
            <text:p>71</text:p>
          </table:table-cell>
          <table:table-cell table:formula="of:=[.B772]" office:value-type="float" office:value="10" calcext:value-type="float">
            <text:p>10</text:p>
          </table:table-cell>
          <table:table-cell office:value-type="float" office:value="97.51314304" calcext:value-type="float">
            <text:p>97.51314304</text:p>
          </table:table-cell>
          <table:table-cell office:value-type="float" office:value="25.0781376" calcext:value-type="float">
            <text:p>25.0781376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773]+1" office:value-type="float" office:value="71" calcext:value-type="float">
            <text:p>71</text:p>
          </table:table-cell>
          <table:table-cell table:formula="of:=[.B773]" office:value-type="float" office:value="11" calcext:value-type="float">
            <text:p>11</text:p>
          </table:table-cell>
          <table:table-cell office:value-type="float" office:value="126.546497344" calcext:value-type="float">
            <text:p>126.546497344</text:p>
          </table:table-cell>
          <table:table-cell office:value-type="float" office:value="27.0392928" calcext:value-type="float">
            <text:p>27.0392928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774]+1" office:value-type="float" office:value="72" calcext:value-type="float">
            <text:p>72</text:p>
          </table:table-cell>
          <table:table-cell table:formula="of:=[.B774]" office:value-type="float" office:value="1" calcext:value-type="float">
            <text:p>1</text:p>
          </table:table-cell>
          <table:table-cell office:value-type="float" office:value="137.1134272" calcext:value-type="float">
            <text:p>137.1134272</text:p>
          </table:table-cell>
          <table:table-cell office:value-type="float" office:value="32.6827776" calcext:value-type="float">
            <text:p>32.6827776</text:p>
          </table:table-cell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775]+1" office:value-type="float" office:value="72" calcext:value-type="float">
            <text:p>72</text:p>
          </table:table-cell>
          <table:table-cell table:formula="of:=[.B775]" office:value-type="float" office:value="2" calcext:value-type="float">
            <text:p>2</text:p>
          </table:table-cell>
          <table:table-cell office:value-type="float" office:value="143.701890048" calcext:value-type="float">
            <text:p>143.701890048</text:p>
          </table:table-cell>
          <table:table-cell office:value-type="float" office:value="21.8467536" calcext:value-type="float">
            <text:p>21.8467536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76]+1" office:value-type="float" office:value="72" calcext:value-type="float">
            <text:p>72</text:p>
          </table:table-cell>
          <table:table-cell table:formula="of:=[.B776]" office:value-type="float" office:value="3" calcext:value-type="float">
            <text:p>3</text:p>
          </table:table-cell>
          <table:table-cell office:value-type="float" office:value="128.3931894272" calcext:value-type="float">
            <text:p>128.3931894272</text:p>
          </table:table-cell>
          <table:table-cell office:value-type="float" office:value="22.5356928" calcext:value-type="float">
            <text:p>22.5356928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77]+1" office:value-type="float" office:value="72" calcext:value-type="float">
            <text:p>72</text:p>
          </table:table-cell>
          <table:table-cell table:formula="of:=[.B777]" office:value-type="float" office:value="4" calcext:value-type="float">
            <text:p>4</text:p>
          </table:table-cell>
          <table:table-cell office:value-type="float" office:value="144.99935104" calcext:value-type="float">
            <text:p>144.99935104</text:p>
          </table:table-cell>
          <table:table-cell office:value-type="float" office:value="27.83223744" calcext:value-type="float">
            <text:p>27.83223744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778]+1" office:value-type="float" office:value="72" calcext:value-type="float">
            <text:p>72</text:p>
          </table:table-cell>
          <table:table-cell table:formula="of:=[.B778]" office:value-type="float" office:value="5" calcext:value-type="float">
            <text:p>5</text:p>
          </table:table-cell>
          <table:table-cell office:value-type="float" office:value="171.2577024" calcext:value-type="float">
            <text:p>171.2577024</text:p>
          </table:table-cell>
          <table:table-cell office:value-type="float" office:value="25.53597408" calcext:value-type="float">
            <text:p>25.53597408</text:p>
          </table:table-cell>
          <table:table-cell office:value-type="float" office:value="172" calcext:value-type="float">
            <text:p>1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779]+1" office:value-type="float" office:value="72" calcext:value-type="float">
            <text:p>72</text:p>
          </table:table-cell>
          <table:table-cell table:formula="of:=[.B779]" office:value-type="float" office:value="6" calcext:value-type="float">
            <text:p>6</text:p>
          </table:table-cell>
          <table:table-cell office:value-type="float" office:value="157.25568768" calcext:value-type="float">
            <text:p>157.25568768</text:p>
          </table:table-cell>
          <table:table-cell office:value-type="float" office:value="161.5209696" calcext:value-type="float">
            <text:p>161.5209696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780]+1" office:value-type="float" office:value="72" calcext:value-type="float">
            <text:p>72</text:p>
          </table:table-cell>
          <table:table-cell table:formula="of:=[.B780]" office:value-type="float" office:value="7" calcext:value-type="float">
            <text:p>7</text:p>
          </table:table-cell>
          <table:table-cell office:value-type="float" office:value="138.36244608" calcext:value-type="float">
            <text:p>138.36244608</text:p>
          </table:table-cell>
          <table:table-cell office:value-type="float" office:value="174.9947664" calcext:value-type="float">
            <text:p>174.9947664</text:p>
          </table:table-cell>
          <table:table-cell office:value-type="float" office:value="137" calcext:value-type="float">
            <text:p>1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781]+1" office:value-type="float" office:value="72" calcext:value-type="float">
            <text:p>72</text:p>
          </table:table-cell>
          <table:table-cell table:formula="of:=[.B781]" office:value-type="float" office:value="8" calcext:value-type="float">
            <text:p>8</text:p>
          </table:table-cell>
          <table:table-cell office:value-type="float" office:value="130.740637312" calcext:value-type="float">
            <text:p>130.740637312</text:p>
          </table:table-cell>
          <table:table-cell office:value-type="float" office:value="175.33699584" calcext:value-type="float">
            <text:p>175.33699584</text:p>
          </table:table-cell>
          <table:table-cell office:value-type="float" office:value="131" calcext:value-type="float">
            <text:p>13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782]+1" office:value-type="float" office:value="72" calcext:value-type="float">
            <text:p>72</text:p>
          </table:table-cell>
          <table:table-cell table:formula="of:=[.B782]" office:value-type="float" office:value="9" calcext:value-type="float">
            <text:p>9</text:p>
          </table:table-cell>
          <table:table-cell office:value-type="float" office:value="113.894509312" calcext:value-type="float">
            <text:p>113.894509312</text:p>
          </table:table-cell>
          <table:table-cell office:value-type="float" office:value="162.13031424" calcext:value-type="float">
            <text:p>162.13031424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783]+1" office:value-type="float" office:value="72" calcext:value-type="float">
            <text:p>72</text:p>
          </table:table-cell>
          <table:table-cell table:formula="of:=[.B783]" office:value-type="float" office:value="10" calcext:value-type="float">
            <text:p>10</text:p>
          </table:table-cell>
          <table:table-cell office:value-type="float" office:value="98.83604096" calcext:value-type="float">
            <text:p>98.83604096</text:p>
          </table:table-cell>
          <table:table-cell office:value-type="float" office:value="26.07542016" calcext:value-type="float">
            <text:p>26.07542016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784]+1" office:value-type="float" office:value="72" calcext:value-type="float">
            <text:p>72</text:p>
          </table:table-cell>
          <table:table-cell table:formula="of:=[.B784]" office:value-type="float" office:value="11" calcext:value-type="float">
            <text:p>11</text:p>
          </table:table-cell>
          <table:table-cell office:value-type="float" office:value="127.5610351616" calcext:value-type="float">
            <text:p>127.5610351616</text:p>
          </table:table-cell>
          <table:table-cell office:value-type="float" office:value="27.95075232" calcext:value-type="float">
            <text:p>27.95075232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785]+1" office:value-type="float" office:value="73" calcext:value-type="float">
            <text:p>73</text:p>
          </table:table-cell>
          <table:table-cell table:formula="of:=[.B785]" office:value-type="float" office:value="1" calcext:value-type="float">
            <text:p>1</text:p>
          </table:table-cell>
          <table:table-cell office:value-type="float" office:value="134.56350656" calcext:value-type="float">
            <text:p>134.56350656</text:p>
          </table:table-cell>
          <table:table-cell office:value-type="float" office:value="32.5770336" calcext:value-type="float">
            <text:p>32.5770336</text:p>
          </table:table-cell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786]+1" office:value-type="float" office:value="73" calcext:value-type="float">
            <text:p>73</text:p>
          </table:table-cell>
          <table:table-cell table:formula="of:=[.B786]" office:value-type="float" office:value="2" calcext:value-type="float">
            <text:p>2</text:p>
          </table:table-cell>
          <table:table-cell office:value-type="float" office:value="141.910284032" calcext:value-type="float">
            <text:p>141.910284032</text:p>
          </table:table-cell>
          <table:table-cell office:value-type="float" office:value="21.9287424" calcext:value-type="float">
            <text:p>21.9287424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787]+1" office:value-type="float" office:value="73" calcext:value-type="float">
            <text:p>73</text:p>
          </table:table-cell>
          <table:table-cell table:formula="of:=[.B787]" office:value-type="float" office:value="3" calcext:value-type="float">
            <text:p>3</text:p>
          </table:table-cell>
          <table:table-cell office:value-type="float" office:value="125.57630208" calcext:value-type="float">
            <text:p>125.57630208</text:p>
          </table:table-cell>
          <table:table-cell office:value-type="float" office:value="21.9744576" calcext:value-type="float">
            <text:p>21.9744576</text:p>
          </table:table-cell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788]+1" office:value-type="float" office:value="73" calcext:value-type="float">
            <text:p>73</text:p>
          </table:table-cell>
          <table:table-cell table:formula="of:=[.B788]" office:value-type="float" office:value="4" calcext:value-type="float">
            <text:p>4</text:p>
          </table:table-cell>
          <table:table-cell office:value-type="float" office:value="142.1308736" calcext:value-type="float">
            <text:p>142.1308736</text:p>
          </table:table-cell>
          <table:table-cell office:value-type="float" office:value="27.9750048" calcext:value-type="float">
            <text:p>27.9750048</text:p>
          </table:table-cell>
          <table:table-cell office:value-type="float" office:value="141" calcext:value-type="float">
            <text:p>1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789]+1" office:value-type="float" office:value="73" calcext:value-type="float">
            <text:p>73</text:p>
          </table:table-cell>
          <table:table-cell table:formula="of:=[.B789]" office:value-type="float" office:value="5" calcext:value-type="float">
            <text:p>5</text:p>
          </table:table-cell>
          <table:table-cell office:value-type="float" office:value="167.3696" calcext:value-type="float">
            <text:p>167.3696</text:p>
          </table:table-cell>
          <table:table-cell office:value-type="float" office:value="25.39113216" calcext:value-type="float">
            <text:p>25.39113216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790]+1" office:value-type="float" office:value="73" calcext:value-type="float">
            <text:p>73</text:p>
          </table:table-cell>
          <table:table-cell table:formula="of:=[.B790]" office:value-type="float" office:value="6" calcext:value-type="float">
            <text:p>6</text:p>
          </table:table-cell>
          <table:table-cell office:value-type="float" office:value="153.63834752" calcext:value-type="float">
            <text:p>153.63834752</text:p>
          </table:table-cell>
          <table:table-cell office:value-type="float" office:value="155.55174048" calcext:value-type="float">
            <text:p>155.55174048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791]+1" office:value-type="float" office:value="73" calcext:value-type="float">
            <text:p>73</text:p>
          </table:table-cell>
          <table:table-cell table:formula="of:=[.B791]" office:value-type="float" office:value="7" calcext:value-type="float">
            <text:p>7</text:p>
          </table:table-cell>
          <table:table-cell office:value-type="float" office:value="135.799932928" calcext:value-type="float">
            <text:p>135.799932928</text:p>
          </table:table-cell>
          <table:table-cell office:value-type="float" office:value="168.6743232" calcext:value-type="float">
            <text:p>168.6743232</text:p>
          </table:table-cell>
          <table:table-cell office:value-type="float" office:value="134" calcext:value-type="float">
            <text:p>13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792]+1" office:value-type="float" office:value="73" calcext:value-type="float">
            <text:p>73</text:p>
          </table:table-cell>
          <table:table-cell table:formula="of:=[.B792]" office:value-type="float" office:value="8" calcext:value-type="float">
            <text:p>8</text:p>
          </table:table-cell>
          <table:table-cell office:value-type="float" office:value="128.5714124416" calcext:value-type="float">
            <text:p>128.5714124416</text:p>
          </table:table-cell>
          <table:table-cell office:value-type="float" office:value="168.05332416" calcext:value-type="float">
            <text:p>168.05332416</text:p>
          </table:table-cell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793]+1" office:value-type="float" office:value="73" calcext:value-type="float">
            <text:p>73</text:p>
          </table:table-cell>
          <table:table-cell table:formula="of:=[.B793]" office:value-type="float" office:value="9" calcext:value-type="float">
            <text:p>9</text:p>
          </table:table-cell>
          <table:table-cell office:value-type="float" office:value="111.1198208" calcext:value-type="float">
            <text:p>111.1198208</text:p>
          </table:table-cell>
          <table:table-cell office:value-type="float" office:value="155.8536096" calcext:value-type="float">
            <text:p>155.8536096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794]+1" office:value-type="float" office:value="73" calcext:value-type="float">
            <text:p>73</text:p>
          </table:table-cell>
          <table:table-cell table:formula="of:=[.B794]" office:value-type="float" office:value="10" calcext:value-type="float">
            <text:p>10</text:p>
          </table:table-cell>
          <table:table-cell office:value-type="float" office:value="97.55700352" calcext:value-type="float">
            <text:p>97.55700352</text:p>
          </table:table-cell>
          <table:table-cell office:value-type="float" office:value="25.45076736" calcext:value-type="float">
            <text:p>25.45076736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795]+1" office:value-type="float" office:value="73" calcext:value-type="float">
            <text:p>73</text:p>
          </table:table-cell>
          <table:table-cell table:formula="of:=[.B795]" office:value-type="float" office:value="11" calcext:value-type="float">
            <text:p>11</text:p>
          </table:table-cell>
          <table:table-cell office:value-type="float" office:value="125.874854144" calcext:value-type="float">
            <text:p>125.874854144</text:p>
          </table:table-cell>
          <table:table-cell office:value-type="float" office:value="27.2624736" calcext:value-type="float">
            <text:p>27.262473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796]+1" office:value-type="float" office:value="74" calcext:value-type="float">
            <text:p>74</text:p>
          </table:table-cell>
          <table:table-cell table:formula="of:=[.B796]" office:value-type="float" office:value="1" calcext:value-type="float">
            <text:p>1</text:p>
          </table:table-cell>
          <table:table-cell office:value-type="float" office:value="120.465136" calcext:value-type="float">
            <text:p>120.465136</text:p>
          </table:table-cell>
          <table:table-cell office:value-type="float" office:value="28.3787232" calcext:value-type="float">
            <text:p>28.3787232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797]+1" office:value-type="float" office:value="74" calcext:value-type="float">
            <text:p>74</text:p>
          </table:table-cell>
          <table:table-cell table:formula="of:=[.B797]" office:value-type="float" office:value="2" calcext:value-type="float">
            <text:p>2</text:p>
          </table:table-cell>
          <table:table-cell office:value-type="float" office:value="128.09637504768" calcext:value-type="float">
            <text:p>128.0963750477</text:p>
          </table:table-cell>
          <table:table-cell office:value-type="float" office:value="16.901568" calcext:value-type="float">
            <text:p>16.901568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798]+1" office:value-type="float" office:value="74" calcext:value-type="float">
            <text:p>74</text:p>
          </table:table-cell>
          <table:table-cell table:formula="of:=[.B798]" office:value-type="float" office:value="3" calcext:value-type="float">
            <text:p>3</text:p>
          </table:table-cell>
          <table:table-cell office:value-type="float" office:value="111.81731072" calcext:value-type="float">
            <text:p>111.81731072</text:p>
          </table:table-cell>
          <table:table-cell office:value-type="float" office:value="17.1481056" calcext:value-type="float">
            <text:p>17.1481056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799]+1" office:value-type="float" office:value="74" calcext:value-type="float">
            <text:p>74</text:p>
          </table:table-cell>
          <table:table-cell table:formula="of:=[.B799]" office:value-type="float" office:value="4" calcext:value-type="float">
            <text:p>4</text:p>
          </table:table-cell>
          <table:table-cell office:value-type="float" office:value="128.316075328" calcext:value-type="float">
            <text:p>128.316075328</text:p>
          </table:table-cell>
          <table:table-cell office:value-type="float" office:value="22.64127744" calcext:value-type="float">
            <text:p>22.64127744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800]+1" office:value-type="float" office:value="74" calcext:value-type="float">
            <text:p>74</text:p>
          </table:table-cell>
          <table:table-cell table:formula="of:=[.B800]" office:value-type="float" office:value="5" calcext:value-type="float">
            <text:p>5</text:p>
          </table:table-cell>
          <table:table-cell office:value-type="float" office:value="154.13416064" calcext:value-type="float">
            <text:p>154.13416064</text:p>
          </table:table-cell>
          <table:table-cell office:value-type="float" office:value="20.27363232" calcext:value-type="float">
            <text:p>20.27363232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801]+1" office:value-type="float" office:value="74" calcext:value-type="float">
            <text:p>74</text:p>
          </table:table-cell>
          <table:table-cell table:formula="of:=[.B801]" office:value-type="float" office:value="6" calcext:value-type="float">
            <text:p>6</text:p>
          </table:table-cell>
          <table:table-cell office:value-type="float" office:value="143.09310336" calcext:value-type="float">
            <text:p>143.09310336</text:p>
          </table:table-cell>
          <table:table-cell office:value-type="float" office:value="153.9763296" calcext:value-type="float">
            <text:p>153.9763296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802]+1" office:value-type="float" office:value="74" calcext:value-type="float">
            <text:p>74</text:p>
          </table:table-cell>
          <table:table-cell table:formula="of:=[.B802]" office:value-type="float" office:value="7" calcext:value-type="float">
            <text:p>7</text:p>
          </table:table-cell>
          <table:table-cell office:value-type="float" office:value="125.105631872" calcext:value-type="float">
            <text:p>125.105631872</text:p>
          </table:table-cell>
          <table:table-cell office:value-type="float" office:value="166.78999296" calcext:value-type="float">
            <text:p>166.78999296</text:p>
          </table:table-cell>
          <table:table-cell office:value-type="float" office:value="126" calcext:value-type="float">
            <text:p>12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803]+1" office:value-type="float" office:value="74" calcext:value-type="float">
            <text:p>74</text:p>
          </table:table-cell>
          <table:table-cell table:formula="of:=[.B803]" office:value-type="float" office:value="8" calcext:value-type="float">
            <text:p>8</text:p>
          </table:table-cell>
          <table:table-cell office:value-type="float" office:value="117.81464704" calcext:value-type="float">
            <text:p>117.81464704</text:p>
          </table:table-cell>
          <table:table-cell office:value-type="float" office:value="166.4667744" calcext:value-type="float">
            <text:p>166.4667744</text:p>
          </table:table-cell>
          <table:table-cell office:value-type="float" office:value="119" calcext:value-type="float">
            <text:p>11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804]+1" office:value-type="float" office:value="74" calcext:value-type="float">
            <text:p>74</text:p>
          </table:table-cell>
          <table:table-cell table:formula="of:=[.B804]" office:value-type="float" office:value="9" calcext:value-type="float">
            <text:p>9</text:p>
          </table:table-cell>
          <table:table-cell office:value-type="float" office:value="99.69297408" calcext:value-type="float">
            <text:p>99.69297408</text:p>
          </table:table-cell>
          <table:table-cell office:value-type="float" office:value="154.4421696" calcext:value-type="float">
            <text:p>154.4421696</text:p>
          </table:table-cell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805]+1" office:value-type="float" office:value="74" calcext:value-type="float">
            <text:p>74</text:p>
          </table:table-cell>
          <table:table-cell table:formula="of:=[.B805]" office:value-type="float" office:value="10" calcext:value-type="float">
            <text:p>10</text:p>
          </table:table-cell>
          <table:table-cell office:value-type="float" office:value="82.88288896" calcext:value-type="float">
            <text:p>82.88288896</text:p>
          </table:table-cell>
          <table:table-cell office:value-type="float" office:value="21.5574144" calcext:value-type="float">
            <text:p>21.5574144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806]+1" office:value-type="float" office:value="74" calcext:value-type="float">
            <text:p>74</text:p>
          </table:table-cell>
          <table:table-cell table:formula="of:=[.B806]" office:value-type="float" office:value="11" calcext:value-type="float">
            <text:p>11</text:p>
          </table:table-cell>
          <table:table-cell office:value-type="float" office:value="112.26152512" calcext:value-type="float">
            <text:p>112.26152512</text:p>
          </table:table-cell>
          <table:table-cell office:value-type="float" office:value="23.07306816" calcext:value-type="float">
            <text:p>23.07306816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807]+1" office:value-type="float" office:value="75" calcext:value-type="float">
            <text:p>75</text:p>
          </table:table-cell>
          <table:table-cell table:formula="of:=[.B807]" office:value-type="float" office:value="1" calcext:value-type="float">
            <text:p>1</text:p>
          </table:table-cell>
          <table:table-cell office:value-type="float" office:value="120.94167168" calcext:value-type="float">
            <text:p>120.94167168</text:p>
          </table:table-cell>
          <table:table-cell office:value-type="float" office:value="30.3952704" calcext:value-type="float">
            <text:p>30.3952704</text:p>
          </table:table-cell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808]+1" office:value-type="float" office:value="75" calcext:value-type="float">
            <text:p>75</text:p>
          </table:table-cell>
          <table:table-cell table:formula="of:=[.B808]" office:value-type="float" office:value="2" calcext:value-type="float">
            <text:p>2</text:p>
          </table:table-cell>
          <table:table-cell office:value-type="float" office:value="127.9047718656" calcext:value-type="float">
            <text:p>127.9047718656</text:p>
          </table:table-cell>
          <table:table-cell office:value-type="float" office:value="19.59644544" calcext:value-type="float">
            <text:p>19.59644544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809]+1" office:value-type="float" office:value="75" calcext:value-type="float">
            <text:p>75</text:p>
          </table:table-cell>
          <table:table-cell table:formula="of:=[.B809]" office:value-type="float" office:value="3" calcext:value-type="float">
            <text:p>3</text:p>
          </table:table-cell>
          <table:table-cell office:value-type="float" office:value="111.9157632" calcext:value-type="float">
            <text:p>111.9157632</text:p>
          </table:table-cell>
          <table:table-cell office:value-type="float" office:value="19.018152" calcext:value-type="float">
            <text:p>19.018152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810]+1" office:value-type="float" office:value="75" calcext:value-type="float">
            <text:p>75</text:p>
          </table:table-cell>
          <table:table-cell table:formula="of:=[.B810]" office:value-type="float" office:value="4" calcext:value-type="float">
            <text:p>4</text:p>
          </table:table-cell>
          <table:table-cell office:value-type="float" office:value="128.06214523264" calcext:value-type="float">
            <text:p>128.0621452326</text:p>
          </table:table-cell>
          <table:table-cell office:value-type="float" office:value="25.3643328" calcext:value-type="float">
            <text:p>25.3643328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811]+1" office:value-type="float" office:value="75" calcext:value-type="float">
            <text:p>75</text:p>
          </table:table-cell>
          <table:table-cell table:formula="of:=[.B811]" office:value-type="float" office:value="5" calcext:value-type="float">
            <text:p>5</text:p>
          </table:table-cell>
          <table:table-cell office:value-type="float" office:value="152.5390144" calcext:value-type="float">
            <text:p>152.5390144</text:p>
          </table:table-cell>
          <table:table-cell office:value-type="float" office:value="24.06908832" calcext:value-type="float">
            <text:p>24.06908832</text:p>
          </table:table-cell>
          <table:table-cell office:value-type="float" office:value="155" calcext:value-type="float">
            <text:p>1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812]+1" office:value-type="float" office:value="75" calcext:value-type="float">
            <text:p>75</text:p>
          </table:table-cell>
          <table:table-cell table:formula="of:=[.B812]" office:value-type="float" office:value="6" calcext:value-type="float">
            <text:p>6</text:p>
          </table:table-cell>
          <table:table-cell office:value-type="float" office:value="137.869576448" calcext:value-type="float">
            <text:p>137.869576448</text:p>
          </table:table-cell>
          <table:table-cell office:value-type="float" office:value="153.1291968" calcext:value-type="float">
            <text:p>153.1291968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813]+1" office:value-type="float" office:value="75" calcext:value-type="float">
            <text:p>75</text:p>
          </table:table-cell>
          <table:table-cell table:formula="of:=[.B813]" office:value-type="float" office:value="7" calcext:value-type="float">
            <text:p>7</text:p>
          </table:table-cell>
          <table:table-cell office:value-type="float" office:value="121.074670848" calcext:value-type="float">
            <text:p>121.074670848</text:p>
          </table:table-cell>
          <table:table-cell office:value-type="float" office:value="165.58998336" calcext:value-type="float">
            <text:p>165.58998336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814]+1" office:value-type="float" office:value="75" calcext:value-type="float">
            <text:p>75</text:p>
          </table:table-cell>
          <table:table-cell table:formula="of:=[.B814]" office:value-type="float" office:value="8" calcext:value-type="float">
            <text:p>8</text:p>
          </table:table-cell>
          <table:table-cell office:value-type="float" office:value="113.50139712" calcext:value-type="float">
            <text:p>113.50139712</text:p>
          </table:table-cell>
          <table:table-cell office:value-type="float" office:value="165.81278784" calcext:value-type="float">
            <text:p>165.81278784</text:p>
          </table:table-cell>
          <table:table-cell office:value-type="float" office:value="116" calcext:value-type="float">
            <text:p>11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815]+1" office:value-type="float" office:value="75" calcext:value-type="float">
            <text:p>75</text:p>
          </table:table-cell>
          <table:table-cell table:formula="of:=[.B815]" office:value-type="float" office:value="9" calcext:value-type="float">
            <text:p>9</text:p>
          </table:table-cell>
          <table:table-cell office:value-type="float" office:value="95.6679232" calcext:value-type="float">
            <text:p>95.6679232</text:p>
          </table:table-cell>
          <table:table-cell office:value-type="float" office:value="152.774952" calcext:value-type="float">
            <text:p>152.774952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816]+1" office:value-type="float" office:value="75" calcext:value-type="float">
            <text:p>75</text:p>
          </table:table-cell>
          <table:table-cell table:formula="of:=[.B816]" office:value-type="float" office:value="10" calcext:value-type="float">
            <text:p>10</text:p>
          </table:table-cell>
          <table:table-cell office:value-type="float" office:value="84.03199744" calcext:value-type="float">
            <text:p>84.03199744</text:p>
          </table:table-cell>
          <table:table-cell office:value-type="float" office:value="23.12553984" calcext:value-type="float">
            <text:p>23.12553984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817]+1" office:value-type="float" office:value="75" calcext:value-type="float">
            <text:p>75</text:p>
          </table:table-cell>
          <table:table-cell table:formula="of:=[.B817]" office:value-type="float" office:value="11" calcext:value-type="float">
            <text:p>11</text:p>
          </table:table-cell>
          <table:table-cell office:value-type="float" office:value="112.074048" calcext:value-type="float">
            <text:p>112.074048</text:p>
          </table:table-cell>
          <table:table-cell office:value-type="float" office:value="24.99723264" calcext:value-type="float">
            <text:p>24.99723264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818]+1" office:value-type="float" office:value="76" calcext:value-type="float">
            <text:p>76</text:p>
          </table:table-cell>
          <table:table-cell table:formula="of:=[.B818]" office:value-type="float" office:value="1" calcext:value-type="float">
            <text:p>1</text:p>
          </table:table-cell>
          <table:table-cell office:value-type="float" office:value="134.720342144" calcext:value-type="float">
            <text:p>134.720342144</text:p>
          </table:table-cell>
          <table:table-cell office:value-type="float" office:value="41.524128" calcext:value-type="float">
            <text:p>41.524128</text:p>
          </table:table-cell>
          <table:table-cell office:value-type="float" office:value="136" calcext:value-type="float">
            <text:p>1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819]+1" office:value-type="float" office:value="76" calcext:value-type="float">
            <text:p>76</text:p>
          </table:table-cell>
          <table:table-cell table:formula="of:=[.B819]" office:value-type="float" office:value="2" calcext:value-type="float">
            <text:p>2</text:p>
          </table:table-cell>
          <table:table-cell office:value-type="float" office:value="142.39145472" calcext:value-type="float">
            <text:p>142.39145472</text:p>
          </table:table-cell>
          <table:table-cell office:value-type="float" office:value="31.21565472" calcext:value-type="float">
            <text:p>31.21565472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820]+1" office:value-type="float" office:value="76" calcext:value-type="float">
            <text:p>76</text:p>
          </table:table-cell>
          <table:table-cell table:formula="of:=[.B820]" office:value-type="float" office:value="3" calcext:value-type="float">
            <text:p>3</text:p>
          </table:table-cell>
          <table:table-cell office:value-type="float" office:value="126.39845184" calcext:value-type="float">
            <text:p>126.39845184</text:p>
          </table:table-cell>
          <table:table-cell office:value-type="float" office:value="31.96511616" calcext:value-type="float">
            <text:p>31.96511616</text:p>
          </table:table-cell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821]+1" office:value-type="float" office:value="76" calcext:value-type="float">
            <text:p>76</text:p>
          </table:table-cell>
          <table:table-cell table:formula="of:=[.B821]" office:value-type="float" office:value="4" calcext:value-type="float">
            <text:p>4</text:p>
          </table:table-cell>
          <table:table-cell office:value-type="float" office:value="142.259913472" calcext:value-type="float">
            <text:p>142.259913472</text:p>
          </table:table-cell>
          <table:table-cell office:value-type="float" office:value="36.7241424" calcext:value-type="float">
            <text:p>36.7241424</text:p>
          </table:table-cell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822]+1" office:value-type="float" office:value="76" calcext:value-type="float">
            <text:p>76</text:p>
          </table:table-cell>
          <table:table-cell table:formula="of:=[.B822]" office:value-type="float" office:value="5" calcext:value-type="float">
            <text:p>5</text:p>
          </table:table-cell>
          <table:table-cell office:value-type="float" office:value="167.0684672" calcext:value-type="float">
            <text:p>167.0684672</text:p>
          </table:table-cell>
          <table:table-cell office:value-type="float" office:value="33.86875488" calcext:value-type="float">
            <text:p>33.86875488</text:p>
          </table:table-cell>
          <table:table-cell office:value-type="float" office:value="166" calcext:value-type="float">
            <text:p>1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823]+1" office:value-type="float" office:value="76" calcext:value-type="float">
            <text:p>76</text:p>
          </table:table-cell>
          <table:table-cell table:formula="of:=[.B823]" office:value-type="float" office:value="6" calcext:value-type="float">
            <text:p>6</text:p>
          </table:table-cell>
          <table:table-cell office:value-type="float" office:value="154.5464512" calcext:value-type="float">
            <text:p>154.5464512</text:p>
          </table:table-cell>
          <table:table-cell office:value-type="float" office:value="160.400208" calcext:value-type="float">
            <text:p>160.400208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824]+1" office:value-type="float" office:value="76" calcext:value-type="float">
            <text:p>76</text:p>
          </table:table-cell>
          <table:table-cell table:formula="of:=[.B824]" office:value-type="float" office:value="7" calcext:value-type="float">
            <text:p>7</text:p>
          </table:table-cell>
          <table:table-cell office:value-type="float" office:value="137.222034432" calcext:value-type="float">
            <text:p>137.222034432</text:p>
          </table:table-cell>
          <table:table-cell office:value-type="float" office:value="173.69801856" calcext:value-type="float">
            <text:p>173.69801856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825]+1" office:value-type="float" office:value="76" calcext:value-type="float">
            <text:p>76</text:p>
          </table:table-cell>
          <table:table-cell table:formula="of:=[.B825]" office:value-type="float" office:value="8" calcext:value-type="float">
            <text:p>8</text:p>
          </table:table-cell>
          <table:table-cell office:value-type="float" office:value="130.079942272" calcext:value-type="float">
            <text:p>130.079942272</text:p>
          </table:table-cell>
          <table:table-cell office:value-type="float" office:value="173.9068848" calcext:value-type="float">
            <text:p>173.9068848</text:p>
          </table:table-cell>
          <table:table-cell office:value-type="float" office:value="131" calcext:value-type="float">
            <text:p>13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826]+1" office:value-type="float" office:value="76" calcext:value-type="float">
            <text:p>76</text:p>
          </table:table-cell>
          <table:table-cell table:formula="of:=[.B826]" office:value-type="float" office:value="9" calcext:value-type="float">
            <text:p>9</text:p>
          </table:table-cell>
          <table:table-cell office:value-type="float" office:value="112.13517952" calcext:value-type="float">
            <text:p>112.13517952</text:p>
          </table:table-cell>
          <table:table-cell office:value-type="float" office:value="162.148368" calcext:value-type="float">
            <text:p>162.148368</text:p>
          </table:table-cell>
          <table:table-cell office:value-type="float" office:value="115" calcext:value-type="float">
            <text:p>11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827]+1" office:value-type="float" office:value="76" calcext:value-type="float">
            <text:p>76</text:p>
          </table:table-cell>
          <table:table-cell table:formula="of:=[.B827]" office:value-type="float" office:value="10" calcext:value-type="float">
            <text:p>10</text:p>
          </table:table-cell>
          <table:table-cell office:value-type="float" office:value="99.08205184" calcext:value-type="float">
            <text:p>99.08205184</text:p>
          </table:table-cell>
          <table:table-cell office:value-type="float" office:value="34.75608" calcext:value-type="float">
            <text:p>34.75608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828]+1" office:value-type="float" office:value="76" calcext:value-type="float">
            <text:p>76</text:p>
          </table:table-cell>
          <table:table-cell table:formula="of:=[.B828]" office:value-type="float" office:value="11" calcext:value-type="float">
            <text:p>11</text:p>
          </table:table-cell>
          <table:table-cell office:value-type="float" office:value="126.707085568" calcext:value-type="float">
            <text:p>126.707085568</text:p>
          </table:table-cell>
          <table:table-cell office:value-type="float" office:value="37.47826176" calcext:value-type="float">
            <text:p>37.47826176</text:p>
          </table:table-cell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829]+1" office:value-type="float" office:value="77" calcext:value-type="float">
            <text:p>77</text:p>
          </table:table-cell>
          <table:table-cell table:formula="of:=[.B829]" office:value-type="float" office:value="1" calcext:value-type="float">
            <text:p>1</text:p>
          </table:table-cell>
          <table:table-cell office:value-type="float" office:value="131.15563136" calcext:value-type="float">
            <text:p>131.15563136</text:p>
          </table:table-cell>
          <table:table-cell office:value-type="float" office:value="34.99931136" calcext:value-type="float">
            <text:p>34.99931136</text:p>
          </table:table-cell>
          <table:table-cell office:value-type="float" office:value="131" calcext:value-type="float">
            <text:p>13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830]+1" office:value-type="float" office:value="77" calcext:value-type="float">
            <text:p>77</text:p>
          </table:table-cell>
          <table:table-cell table:formula="of:=[.B830]" office:value-type="float" office:value="2" calcext:value-type="float">
            <text:p>2</text:p>
          </table:table-cell>
          <table:table-cell office:value-type="float" office:value="138.696810752" calcext:value-type="float">
            <text:p>138.696810752</text:p>
          </table:table-cell>
          <table:table-cell office:value-type="float" office:value="23.54520576" calcext:value-type="float">
            <text:p>23.54520576</text:p>
          </table:table-cell>
          <table:table-cell office:value-type="float" office:value="137" calcext:value-type="float">
            <text:p>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831]+1" office:value-type="float" office:value="77" calcext:value-type="float">
            <text:p>77</text:p>
          </table:table-cell>
          <table:table-cell table:formula="of:=[.B831]" office:value-type="float" office:value="3" calcext:value-type="float">
            <text:p>3</text:p>
          </table:table-cell>
          <table:table-cell office:value-type="float" office:value="122.17484096" calcext:value-type="float">
            <text:p>122.17484096</text:p>
          </table:table-cell>
          <table:table-cell office:value-type="float" office:value="24.4182816" calcext:value-type="float">
            <text:p>24.4182816</text:p>
          </table:table-cell>
          <table:table-cell office:value-type="float" office:value="123" calcext:value-type="float">
            <text:p>1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832]+1" office:value-type="float" office:value="77" calcext:value-type="float">
            <text:p>77</text:p>
          </table:table-cell>
          <table:table-cell table:formula="of:=[.B832]" office:value-type="float" office:value="4" calcext:value-type="float">
            <text:p>4</text:p>
          </table:table-cell>
          <table:table-cell office:value-type="float" office:value="139.13997696" calcext:value-type="float">
            <text:p>139.13997696</text:p>
          </table:table-cell>
          <table:table-cell office:value-type="float" office:value="29.6007552" calcext:value-type="float">
            <text:p>29.6007552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833]+1" office:value-type="float" office:value="77" calcext:value-type="float">
            <text:p>77</text:p>
          </table:table-cell>
          <table:table-cell table:formula="of:=[.B833]" office:value-type="float" office:value="5" calcext:value-type="float">
            <text:p>5</text:p>
          </table:table-cell>
          <table:table-cell office:value-type="float" office:value="164.2784512" calcext:value-type="float">
            <text:p>164.2784512</text:p>
          </table:table-cell>
          <table:table-cell office:value-type="float" office:value="27.1356816" calcext:value-type="float">
            <text:p>27.1356816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834]+1" office:value-type="float" office:value="77" calcext:value-type="float">
            <text:p>77</text:p>
          </table:table-cell>
          <table:table-cell table:formula="of:=[.B834]" office:value-type="float" office:value="6" calcext:value-type="float">
            <text:p>6</text:p>
          </table:table-cell>
          <table:table-cell office:value-type="float" office:value="153.38368256" calcext:value-type="float">
            <text:p>153.38368256</text:p>
          </table:table-cell>
          <table:table-cell office:value-type="float" office:value="157.7803632" calcext:value-type="float">
            <text:p>157.7803632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835]+1" office:value-type="float" office:value="77" calcext:value-type="float">
            <text:p>77</text:p>
          </table:table-cell>
          <table:table-cell table:formula="of:=[.B835]" office:value-type="float" office:value="7" calcext:value-type="float">
            <text:p>7</text:p>
          </table:table-cell>
          <table:table-cell office:value-type="float" office:value="136.31458432" calcext:value-type="float">
            <text:p>136.31458432</text:p>
          </table:table-cell>
          <table:table-cell office:value-type="float" office:value="171.12040896" calcext:value-type="float">
            <text:p>171.12040896</text:p>
          </table:table-cell>
          <table:table-cell office:value-type="float" office:value="137" calcext:value-type="float">
            <text:p>13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836]+1" office:value-type="float" office:value="77" calcext:value-type="float">
            <text:p>77</text:p>
          </table:table-cell>
          <table:table-cell table:formula="of:=[.B836]" office:value-type="float" office:value="8" calcext:value-type="float">
            <text:p>8</text:p>
          </table:table-cell>
          <table:table-cell office:value-type="float" office:value="128.9396256" calcext:value-type="float">
            <text:p>128.9396256</text:p>
          </table:table-cell>
          <table:table-cell office:value-type="float" office:value="171.192288" calcext:value-type="float">
            <text:p>171.192288</text:p>
          </table:table-cell>
          <table:table-cell office:value-type="float" office:value="131" calcext:value-type="float">
            <text:p>13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837]+1" office:value-type="float" office:value="77" calcext:value-type="float">
            <text:p>77</text:p>
          </table:table-cell>
          <table:table-cell table:formula="of:=[.B837]" office:value-type="float" office:value="9" calcext:value-type="float">
            <text:p>9</text:p>
          </table:table-cell>
          <table:table-cell office:value-type="float" office:value="111.14510336" calcext:value-type="float">
            <text:p>111.14510336</text:p>
          </table:table-cell>
          <table:table-cell office:value-type="float" office:value="159.5020224" calcext:value-type="float">
            <text:p>159.5020224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838]+1" office:value-type="float" office:value="77" calcext:value-type="float">
            <text:p>77</text:p>
          </table:table-cell>
          <table:table-cell table:formula="of:=[.B838]" office:value-type="float" office:value="10" calcext:value-type="float">
            <text:p>10</text:p>
          </table:table-cell>
          <table:table-cell office:value-type="float" office:value="94.69063168" calcext:value-type="float">
            <text:p>94.69063168</text:p>
          </table:table-cell>
          <table:table-cell office:value-type="float" office:value="29.0158176" calcext:value-type="float">
            <text:p>29.0158176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839]+1" office:value-type="float" office:value="77" calcext:value-type="float">
            <text:p>77</text:p>
          </table:table-cell>
          <table:table-cell table:formula="of:=[.B839]" office:value-type="float" office:value="11" calcext:value-type="float">
            <text:p>11</text:p>
          </table:table-cell>
          <table:table-cell office:value-type="float" office:value="123.43110848" calcext:value-type="float">
            <text:p>123.43110848</text:p>
          </table:table-cell>
          <table:table-cell office:value-type="float" office:value="30.6389088" calcext:value-type="float">
            <text:p>30.6389088</text:p>
          </table:table-cell>
          <table:table-cell office:value-type="float" office:value="123" calcext:value-type="float">
            <text:p>1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840]+1" office:value-type="float" office:value="78" calcext:value-type="float">
            <text:p>78</text:p>
          </table:table-cell>
          <table:table-cell table:formula="of:=[.B840]" office:value-type="float" office:value="1" calcext:value-type="float">
            <text:p>1</text:p>
          </table:table-cell>
          <table:table-cell office:value-type="float" office:value="135.103606656" calcext:value-type="float">
            <text:p>135.103606656</text:p>
          </table:table-cell>
          <table:table-cell office:value-type="float" office:value="36.9243552" calcext:value-type="float">
            <text:p>36.9243552</text:p>
          </table:table-cell>
          <table:table-cell office:value-type="float" office:value="138" calcext:value-type="float">
            <text:p>1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841]+1" office:value-type="float" office:value="78" calcext:value-type="float">
            <text:p>78</text:p>
          </table:table-cell>
          <table:table-cell table:formula="of:=[.B841]" office:value-type="float" office:value="2" calcext:value-type="float">
            <text:p>2</text:p>
          </table:table-cell>
          <table:table-cell office:value-type="float" office:value="143.3374176" calcext:value-type="float">
            <text:p>143.3374176</text:p>
          </table:table-cell>
          <table:table-cell office:value-type="float" office:value="25.38872352" calcext:value-type="float">
            <text:p>25.38872352</text:p>
          </table:table-cell>
          <table:table-cell office:value-type="float" office:value="145" calcext:value-type="float">
            <text:p>1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842]+1" office:value-type="float" office:value="78" calcext:value-type="float">
            <text:p>78</text:p>
          </table:table-cell>
          <table:table-cell table:formula="of:=[.B842]" office:value-type="float" office:value="3" calcext:value-type="float">
            <text:p>3</text:p>
          </table:table-cell>
          <table:table-cell office:value-type="float" office:value="127.5070095104" calcext:value-type="float">
            <text:p>127.5070095104</text:p>
          </table:table-cell>
          <table:table-cell office:value-type="float" office:value="26.95109376" calcext:value-type="float">
            <text:p>26.95109376</text:p>
          </table:table-cell>
          <table:table-cell office:value-type="float" office:value="129" calcext:value-type="float">
            <text:p>1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843]+1" office:value-type="float" office:value="78" calcext:value-type="float">
            <text:p>78</text:p>
          </table:table-cell>
          <table:table-cell table:formula="of:=[.B843]" office:value-type="float" office:value="4" calcext:value-type="float">
            <text:p>4</text:p>
          </table:table-cell>
          <table:table-cell office:value-type="float" office:value="142.97810432" calcext:value-type="float">
            <text:p>142.97810432</text:p>
          </table:table-cell>
          <table:table-cell office:value-type="float" office:value="31.6690272" calcext:value-type="float">
            <text:p>31.6690272</text:p>
          </table:table-cell>
          <table:table-cell office:value-type="float" office:value="145" calcext:value-type="float">
            <text:p>1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844]+1" office:value-type="float" office:value="78" calcext:value-type="float">
            <text:p>78</text:p>
          </table:table-cell>
          <table:table-cell table:formula="of:=[.B844]" office:value-type="float" office:value="5" calcext:value-type="float">
            <text:p>5</text:p>
          </table:table-cell>
          <table:table-cell office:value-type="float" office:value="167.23838464" calcext:value-type="float">
            <text:p>167.23838464</text:p>
          </table:table-cell>
          <table:table-cell office:value-type="float" office:value="29.438064" calcext:value-type="float">
            <text:p>29.438064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845]+1" office:value-type="float" office:value="78" calcext:value-type="float">
            <text:p>78</text:p>
          </table:table-cell>
          <table:table-cell table:formula="of:=[.B845]" office:value-type="float" office:value="6" calcext:value-type="float">
            <text:p>6</text:p>
          </table:table-cell>
          <table:table-cell office:value-type="float" office:value="154.88911872" calcext:value-type="float">
            <text:p>154.88911872</text:p>
          </table:table-cell>
          <table:table-cell office:value-type="float" office:value="153.8264976" calcext:value-type="float">
            <text:p>153.8264976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846]+1" office:value-type="float" office:value="78" calcext:value-type="float">
            <text:p>78</text:p>
          </table:table-cell>
          <table:table-cell table:formula="of:=[.B846]" office:value-type="float" office:value="7" calcext:value-type="float">
            <text:p>7</text:p>
          </table:table-cell>
          <table:table-cell office:value-type="float" office:value="137.4869248" calcext:value-type="float">
            <text:p>137.4869248</text:p>
          </table:table-cell>
          <table:table-cell office:value-type="float" office:value="166.2645264" calcext:value-type="float">
            <text:p>166.2645264</text:p>
          </table:table-cell>
          <table:table-cell office:value-type="float" office:value="139" calcext:value-type="float">
            <text:p>13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847]+1" office:value-type="float" office:value="78" calcext:value-type="float">
            <text:p>78</text:p>
          </table:table-cell>
          <table:table-cell table:formula="of:=[.B847]" office:value-type="float" office:value="8" calcext:value-type="float">
            <text:p>8</text:p>
          </table:table-cell>
          <table:table-cell office:value-type="float" office:value="130.44025088" calcext:value-type="float">
            <text:p>130.44025088</text:p>
          </table:table-cell>
          <table:table-cell office:value-type="float" office:value="166.0692384" calcext:value-type="float">
            <text:p>166.0692384</text:p>
          </table:table-cell>
          <table:table-cell office:value-type="float" office:value="133" calcext:value-type="float">
            <text:p>13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848]+1" office:value-type="float" office:value="78" calcext:value-type="float">
            <text:p>78</text:p>
          </table:table-cell>
          <table:table-cell table:formula="of:=[.B848]" office:value-type="float" office:value="9" calcext:value-type="float">
            <text:p>9</text:p>
          </table:table-cell>
          <table:table-cell office:value-type="float" office:value="113.51285504" calcext:value-type="float">
            <text:p>113.51285504</text:p>
          </table:table-cell>
          <table:table-cell office:value-type="float" office:value="154.30040928" calcext:value-type="float">
            <text:p>154.30040928</text:p>
          </table:table-cell>
          <table:table-cell office:value-type="float" office:value="116" calcext:value-type="float">
            <text:p>1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849]+1" office:value-type="float" office:value="78" calcext:value-type="float">
            <text:p>78</text:p>
          </table:table-cell>
          <table:table-cell table:formula="of:=[.B849]" office:value-type="float" office:value="10" calcext:value-type="float">
            <text:p>10</text:p>
          </table:table-cell>
          <table:table-cell office:value-type="float" office:value="100.24726656" calcext:value-type="float">
            <text:p>100.24726656</text:p>
          </table:table-cell>
          <table:table-cell office:value-type="float" office:value="29.5711104" calcext:value-type="float">
            <text:p>29.5711104</text:p>
          </table:table-cell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850]+1" office:value-type="float" office:value="78" calcext:value-type="float">
            <text:p>78</text:p>
          </table:table-cell>
          <table:table-cell table:formula="of:=[.B850]" office:value-type="float" office:value="11" calcext:value-type="float">
            <text:p>11</text:p>
          </table:table-cell>
          <table:table-cell office:value-type="float" office:value="128.4538092672" calcext:value-type="float">
            <text:p>128.4538092672</text:p>
          </table:table-cell>
          <table:table-cell office:value-type="float" office:value="31.8712752" calcext:value-type="float">
            <text:p>31.8712752</text:p>
          </table:table-cell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851]+1" office:value-type="float" office:value="79" calcext:value-type="float">
            <text:p>79</text:p>
          </table:table-cell>
          <table:table-cell table:formula="of:=[.B851]" office:value-type="float" office:value="1" calcext:value-type="float">
            <text:p>1</text:p>
          </table:table-cell>
          <table:table-cell office:value-type="float" office:value="138.61135872" calcext:value-type="float">
            <text:p>138.61135872</text:p>
          </table:table-cell>
          <table:table-cell office:value-type="float" office:value="45.839952" calcext:value-type="float">
            <text:p>45.839952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852]+1" office:value-type="float" office:value="79" calcext:value-type="float">
            <text:p>79</text:p>
          </table:table-cell>
          <table:table-cell table:formula="of:=[.B852]" office:value-type="float" office:value="2" calcext:value-type="float">
            <text:p>2</text:p>
          </table:table-cell>
          <table:table-cell office:value-type="float" office:value="145.23718016" calcext:value-type="float">
            <text:p>145.23718016</text:p>
          </table:table-cell>
          <table:table-cell office:value-type="float" office:value="35.2756512" calcext:value-type="float">
            <text:p>35.2756512</text:p>
          </table:table-cell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853]+1" office:value-type="float" office:value="79" calcext:value-type="float">
            <text:p>79</text:p>
          </table:table-cell>
          <table:table-cell table:formula="of:=[.B853]" office:value-type="float" office:value="3" calcext:value-type="float">
            <text:p>3</text:p>
          </table:table-cell>
          <table:table-cell office:value-type="float" office:value="129.954200704" calcext:value-type="float">
            <text:p>129.954200704</text:p>
          </table:table-cell>
          <table:table-cell office:value-type="float" office:value="34.4535744" calcext:value-type="float">
            <text:p>34.4535744</text:p>
          </table:table-cell>
          <table:table-cell office:value-type="float" office:value="133" calcext:value-type="float">
            <text:p>1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854]+1" office:value-type="float" office:value="79" calcext:value-type="float">
            <text:p>79</text:p>
          </table:table-cell>
          <table:table-cell table:formula="of:=[.B854]" office:value-type="float" office:value="4" calcext:value-type="float">
            <text:p>4</text:p>
          </table:table-cell>
          <table:table-cell office:value-type="float" office:value="146.50627456" calcext:value-type="float">
            <text:p>146.50627456</text:p>
          </table:table-cell>
          <table:table-cell office:value-type="float" office:value="40.9990272" calcext:value-type="float">
            <text:p>40.9990272</text:p>
          </table:table-cell>
          <table:table-cell office:value-type="float" office:value="148" calcext:value-type="float">
            <text:p>1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855]+1" office:value-type="float" office:value="79" calcext:value-type="float">
            <text:p>79</text:p>
          </table:table-cell>
          <table:table-cell table:formula="of:=[.B855]" office:value-type="float" office:value="5" calcext:value-type="float">
            <text:p>5</text:p>
          </table:table-cell>
          <table:table-cell office:value-type="float" office:value="171.7638272" calcext:value-type="float">
            <text:p>171.7638272</text:p>
          </table:table-cell>
          <table:table-cell office:value-type="float" office:value="38.5638624" calcext:value-type="float">
            <text:p>38.5638624</text:p>
          </table:table-cell>
          <table:table-cell office:value-type="float" office:value="173" calcext:value-type="float">
            <text:p>1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856]+1" office:value-type="float" office:value="79" calcext:value-type="float">
            <text:p>79</text:p>
          </table:table-cell>
          <table:table-cell table:formula="of:=[.B856]" office:value-type="float" office:value="6" calcext:value-type="float">
            <text:p>6</text:p>
          </table:table-cell>
          <table:table-cell office:value-type="float" office:value="157.88280064" calcext:value-type="float">
            <text:p>157.88280064</text:p>
          </table:table-cell>
          <table:table-cell office:value-type="float" office:value="168.012" calcext:value-type="float">
            <text:p>168.012</text:p>
          </table:table-cell>
          <table:table-cell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857]+1" office:value-type="float" office:value="79" calcext:value-type="float">
            <text:p>79</text:p>
          </table:table-cell>
          <table:table-cell table:formula="of:=[.B857]" office:value-type="float" office:value="7" calcext:value-type="float">
            <text:p>7</text:p>
          </table:table-cell>
          <table:table-cell office:value-type="float" office:value="138.38287168" calcext:value-type="float">
            <text:p>138.38287168</text:p>
          </table:table-cell>
          <table:table-cell office:value-type="float" office:value="181.328016" calcext:value-type="float">
            <text:p>181.328016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858]+1" office:value-type="float" office:value="79" calcext:value-type="float">
            <text:p>79</text:p>
          </table:table-cell>
          <table:table-cell table:formula="of:=[.B858]" office:value-type="float" office:value="8" calcext:value-type="float">
            <text:p>8</text:p>
          </table:table-cell>
          <table:table-cell office:value-type="float" office:value="131.46950016" calcext:value-type="float">
            <text:p>131.46950016</text:p>
          </table:table-cell>
          <table:table-cell office:value-type="float" office:value="181.83960384" calcext:value-type="float">
            <text:p>181.83960384</text:p>
          </table:table-cell>
          <table:table-cell office:value-type="float" office:value="133" calcext:value-type="float">
            <text:p>13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859]+1" office:value-type="float" office:value="79" calcext:value-type="float">
            <text:p>79</text:p>
          </table:table-cell>
          <table:table-cell table:formula="of:=[.B859]" office:value-type="float" office:value="9" calcext:value-type="float">
            <text:p>9</text:p>
          </table:table-cell>
          <table:table-cell office:value-type="float" office:value="114.53437696" calcext:value-type="float">
            <text:p>114.53437696</text:p>
          </table:table-cell>
          <table:table-cell office:value-type="float" office:value="169.983264" calcext:value-type="float">
            <text:p>169.983264</text:p>
          </table:table-cell>
          <table:table-cell office:value-type="float" office:value="114" calcext:value-type="float">
            <text:p>11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860]+1" office:value-type="float" office:value="79" calcext:value-type="float">
            <text:p>79</text:p>
          </table:table-cell>
          <table:table-cell table:formula="of:=[.B860]" office:value-type="float" office:value="10" calcext:value-type="float">
            <text:p>10</text:p>
          </table:table-cell>
          <table:table-cell office:value-type="float" office:value="100.9772416" calcext:value-type="float">
            <text:p>100.9772416</text:p>
          </table:table-cell>
          <table:table-cell office:value-type="float" office:value="38.90998656" calcext:value-type="float">
            <text:p>38.90998656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861]+1" office:value-type="float" office:value="79" calcext:value-type="float">
            <text:p>79</text:p>
          </table:table-cell>
          <table:table-cell table:formula="of:=[.B861]" office:value-type="float" office:value="11" calcext:value-type="float">
            <text:p>11</text:p>
          </table:table-cell>
          <table:table-cell office:value-type="float" office:value="130.266696448" calcext:value-type="float">
            <text:p>130.266696448</text:p>
          </table:table-cell>
          <table:table-cell office:value-type="float" office:value="40.68989184" calcext:value-type="float">
            <text:p>40.68989184</text:p>
          </table:table-cell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862]+1" office:value-type="float" office:value="80" calcext:value-type="float">
            <text:p>80</text:p>
          </table:table-cell>
          <table:table-cell table:formula="of:=[.B862]" office:value-type="float" office:value="1" calcext:value-type="float">
            <text:p>1</text:p>
          </table:table-cell>
          <table:table-cell office:value-type="float" office:value="155.0835328" calcext:value-type="float">
            <text:p>155.0835328</text:p>
          </table:table-cell>
          <table:table-cell office:value-type="float" office:value="29.4266976" calcext:value-type="float">
            <text:p>29.4266976</text:p>
          </table:table-cell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863]+1" office:value-type="float" office:value="80" calcext:value-type="float">
            <text:p>80</text:p>
          </table:table-cell>
          <table:table-cell table:formula="of:=[.B863]" office:value-type="float" office:value="2" calcext:value-type="float">
            <text:p>2</text:p>
          </table:table-cell>
          <table:table-cell office:value-type="float" office:value="163.0567168" calcext:value-type="float">
            <text:p>163.0567168</text:p>
          </table:table-cell>
          <table:table-cell office:value-type="float" office:value="17.5717248" calcext:value-type="float">
            <text:p>17.5717248</text:p>
          </table:table-cell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864]+1" office:value-type="float" office:value="80" calcext:value-type="float">
            <text:p>80</text:p>
          </table:table-cell>
          <table:table-cell table:formula="of:=[.B864]" office:value-type="float" office:value="3" calcext:value-type="float">
            <text:p>3</text:p>
          </table:table-cell>
          <table:table-cell office:value-type="float" office:value="146.71018368" calcext:value-type="float">
            <text:p>146.71018368</text:p>
          </table:table-cell>
          <table:table-cell office:value-type="float" office:value="17.8646208" calcext:value-type="float">
            <text:p>17.8646208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865]+1" office:value-type="float" office:value="80" calcext:value-type="float">
            <text:p>80</text:p>
          </table:table-cell>
          <table:table-cell table:formula="of:=[.B865]" office:value-type="float" office:value="4" calcext:value-type="float">
            <text:p>4</text:p>
          </table:table-cell>
          <table:table-cell office:value-type="float" office:value="163.6447872" calcext:value-type="float">
            <text:p>163.6447872</text:p>
          </table:table-cell>
          <table:table-cell office:value-type="float" office:value="23.70493152" calcext:value-type="float">
            <text:p>23.70493152</text:p>
          </table:table-cell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866]+1" office:value-type="float" office:value="80" calcext:value-type="float">
            <text:p>80</text:p>
          </table:table-cell>
          <table:table-cell table:formula="of:=[.B866]" office:value-type="float" office:value="5" calcext:value-type="float">
            <text:p>5</text:p>
          </table:table-cell>
          <table:table-cell office:value-type="float" office:value="189.9964544" calcext:value-type="float">
            <text:p>189.9964544</text:p>
          </table:table-cell>
          <table:table-cell office:value-type="float" office:value="21.4003968" calcext:value-type="float">
            <text:p>21.4003968</text:p>
          </table:table-cell>
          <table:table-cell office:value-type="float" office:value="189" calcext:value-type="float">
            <text:p>1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867]+1" office:value-type="float" office:value="80" calcext:value-type="float">
            <text:p>80</text:p>
          </table:table-cell>
          <table:table-cell table:formula="of:=[.B867]" office:value-type="float" office:value="6" calcext:value-type="float">
            <text:p>6</text:p>
          </table:table-cell>
          <table:table-cell office:value-type="float" office:value="174.78152064" calcext:value-type="float">
            <text:p>174.78152064</text:p>
          </table:table-cell>
          <table:table-cell office:value-type="float" office:value="158.2899744" calcext:value-type="float">
            <text:p>158.2899744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868]+1" office:value-type="float" office:value="80" calcext:value-type="float">
            <text:p>80</text:p>
          </table:table-cell>
          <table:table-cell table:formula="of:=[.B868]" office:value-type="float" office:value="7" calcext:value-type="float">
            <text:p>7</text:p>
          </table:table-cell>
          <table:table-cell office:value-type="float" office:value="156.2210432" calcext:value-type="float">
            <text:p>156.2210432</text:p>
          </table:table-cell>
          <table:table-cell office:value-type="float" office:value="171.68396736" calcext:value-type="float">
            <text:p>171.68396736</text:p>
          </table:table-cell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869]+1" office:value-type="float" office:value="80" calcext:value-type="float">
            <text:p>80</text:p>
          </table:table-cell>
          <table:table-cell table:formula="of:=[.B869]" office:value-type="float" office:value="8" calcext:value-type="float">
            <text:p>8</text:p>
          </table:table-cell>
          <table:table-cell office:value-type="float" office:value="148.30725504" calcext:value-type="float">
            <text:p>148.30725504</text:p>
          </table:table-cell>
          <table:table-cell office:value-type="float" office:value="171.63997056" calcext:value-type="float">
            <text:p>171.63997056</text:p>
          </table:table-cell>
          <table:table-cell office:value-type="float" office:value="145" calcext:value-type="float">
            <text:p>14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870]+1" office:value-type="float" office:value="80" calcext:value-type="float">
            <text:p>80</text:p>
          </table:table-cell>
          <table:table-cell table:formula="of:=[.B870]" office:value-type="float" office:value="9" calcext:value-type="float">
            <text:p>9</text:p>
          </table:table-cell>
          <table:table-cell office:value-type="float" office:value="130.14459136" calcext:value-type="float">
            <text:p>130.14459136</text:p>
          </table:table-cell>
          <table:table-cell office:value-type="float" office:value="158.6215152" calcext:value-type="float">
            <text:p>158.6215152</text:p>
          </table:table-cell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871]+1" office:value-type="float" office:value="80" calcext:value-type="float">
            <text:p>80</text:p>
          </table:table-cell>
          <table:table-cell table:formula="of:=[.B871]" office:value-type="float" office:value="10" calcext:value-type="float">
            <text:p>10</text:p>
          </table:table-cell>
          <table:table-cell office:value-type="float" office:value="116.31574784" calcext:value-type="float">
            <text:p>116.31574784</text:p>
          </table:table-cell>
          <table:table-cell office:value-type="float" office:value="21.4996512" calcext:value-type="float">
            <text:p>21.4996512</text:p>
          </table:table-cell>
          <table:table-cell office:value-type="float" office:value="119" calcext:value-type="float">
            <text:p>1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872]+1" office:value-type="float" office:value="80" calcext:value-type="float">
            <text:p>80</text:p>
          </table:table-cell>
          <table:table-cell table:formula="of:=[.B872]" office:value-type="float" office:value="11" calcext:value-type="float">
            <text:p>11</text:p>
          </table:table-cell>
          <table:table-cell office:value-type="float" office:value="146.6130752" calcext:value-type="float">
            <text:p>146.6130752</text:p>
          </table:table-cell>
          <table:table-cell office:value-type="float" office:value="23.8123584" calcext:value-type="float">
            <text:p>23.8123584</text:p>
          </table:table-cell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873]+1" office:value-type="float" office:value="81" calcext:value-type="float">
            <text:p>81</text:p>
          </table:table-cell>
          <table:table-cell table:formula="of:=[.B873]" office:value-type="float" office:value="1" calcext:value-type="float">
            <text:p>1</text:p>
          </table:table-cell>
          <table:table-cell office:value-type="float" office:value="131.7996608" calcext:value-type="float">
            <text:p>131.7996608</text:p>
          </table:table-cell>
          <table:table-cell office:value-type="float" office:value="34.26775392" calcext:value-type="float">
            <text:p>34.26775392</text:p>
          </table:table-cell>
          <table:table-cell office:value-type="float" office:value="131" calcext:value-type="float">
            <text:p>1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874]+1" office:value-type="float" office:value="81" calcext:value-type="float">
            <text:p>81</text:p>
          </table:table-cell>
          <table:table-cell table:formula="of:=[.B874]" office:value-type="float" office:value="2" calcext:value-type="float">
            <text:p>2</text:p>
          </table:table-cell>
          <table:table-cell office:value-type="float" office:value="139.06610048" calcext:value-type="float">
            <text:p>139.06610048</text:p>
          </table:table-cell>
          <table:table-cell office:value-type="float" office:value="22.9818912" calcext:value-type="float">
            <text:p>22.9818912</text:p>
          </table:table-cell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875]+1" office:value-type="float" office:value="81" calcext:value-type="float">
            <text:p>81</text:p>
          </table:table-cell>
          <table:table-cell table:formula="of:=[.B875]" office:value-type="float" office:value="3" calcext:value-type="float">
            <text:p>3</text:p>
          </table:table-cell>
          <table:table-cell office:value-type="float" office:value="122.48389632" calcext:value-type="float">
            <text:p>122.48389632</text:p>
          </table:table-cell>
          <table:table-cell office:value-type="float" office:value="23.29580544" calcext:value-type="float">
            <text:p>23.29580544</text:p>
          </table:table-cell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876]+1" office:value-type="float" office:value="81" calcext:value-type="float">
            <text:p>81</text:p>
          </table:table-cell>
          <table:table-cell table:formula="of:=[.B876]" office:value-type="float" office:value="4" calcext:value-type="float">
            <text:p>4</text:p>
          </table:table-cell>
          <table:table-cell office:value-type="float" office:value="139.837256448" calcext:value-type="float">
            <text:p>139.837256448</text:p>
          </table:table-cell>
          <table:table-cell office:value-type="float" office:value="28.9017984" calcext:value-type="float">
            <text:p>28.9017984</text:p>
          </table:table-cell>
          <table:table-cell office:value-type="float" office:value="141" calcext:value-type="float">
            <text:p>1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877]+1" office:value-type="float" office:value="81" calcext:value-type="float">
            <text:p>81</text:p>
          </table:table-cell>
          <table:table-cell table:formula="of:=[.B877]" office:value-type="float" office:value="5" calcext:value-type="float">
            <text:p>5</text:p>
          </table:table-cell>
          <table:table-cell office:value-type="float" office:value="166.55104768" calcext:value-type="float">
            <text:p>166.55104768</text:p>
          </table:table-cell>
          <table:table-cell office:value-type="float" office:value="26.4434496" calcext:value-type="float">
            <text:p>26.4434496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878]+1" office:value-type="float" office:value="81" calcext:value-type="float">
            <text:p>81</text:p>
          </table:table-cell>
          <table:table-cell table:formula="of:=[.B878]" office:value-type="float" office:value="6" calcext:value-type="float">
            <text:p>6</text:p>
          </table:table-cell>
          <table:table-cell office:value-type="float" office:value="151.28009216" calcext:value-type="float">
            <text:p>151.28009216</text:p>
          </table:table-cell>
          <table:table-cell office:value-type="float" office:value="164.9335152" calcext:value-type="float">
            <text:p>164.9335152</text:p>
          </table:table-cell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879]+1" office:value-type="float" office:value="81" calcext:value-type="float">
            <text:p>81</text:p>
          </table:table-cell>
          <table:table-cell table:formula="of:=[.B879]" office:value-type="float" office:value="7" calcext:value-type="float">
            <text:p>7</text:p>
          </table:table-cell>
          <table:table-cell office:value-type="float" office:value="132.752262144" calcext:value-type="float">
            <text:p>132.752262144</text:p>
          </table:table-cell>
          <table:table-cell office:value-type="float" office:value="178.89616032" calcext:value-type="float">
            <text:p>178.8961603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880]+1" office:value-type="float" office:value="81" calcext:value-type="float">
            <text:p>81</text:p>
          </table:table-cell>
          <table:table-cell table:formula="of:=[.B880]" office:value-type="float" office:value="8" calcext:value-type="float">
            <text:p>8</text:p>
          </table:table-cell>
          <table:table-cell office:value-type="float" office:value="126.270332032" calcext:value-type="float">
            <text:p>126.270332032</text:p>
          </table:table-cell>
          <table:table-cell office:value-type="float" office:value="178.5758592" calcext:value-type="float">
            <text:p>178.5758592</text:p>
          </table:table-cell>
          <table:table-cell office:value-type="float" office:value="125" calcext:value-type="float">
            <text:p>12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881]+1" office:value-type="float" office:value="81" calcext:value-type="float">
            <text:p>81</text:p>
          </table:table-cell>
          <table:table-cell table:formula="of:=[.B881]" office:value-type="float" office:value="9" calcext:value-type="float">
            <text:p>9</text:p>
          </table:table-cell>
          <table:table-cell office:value-type="float" office:value="107.61078656" calcext:value-type="float">
            <text:p>107.61078656</text:p>
          </table:table-cell>
          <table:table-cell office:value-type="float" office:value="165.7915776" calcext:value-type="float">
            <text:p>165.7915776</text:p>
          </table:table-cell>
          <table:table-cell office:value-type="float" office:value="107" calcext:value-type="float">
            <text:p>10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882]+1" office:value-type="float" office:value="81" calcext:value-type="float">
            <text:p>81</text:p>
          </table:table-cell>
          <table:table-cell table:formula="of:=[.B882]" office:value-type="float" office:value="10" calcext:value-type="float">
            <text:p>10</text:p>
          </table:table-cell>
          <table:table-cell office:value-type="float" office:value="92.4943424" calcext:value-type="float">
            <text:p>92.4943424</text:p>
          </table:table-cell>
          <table:table-cell office:value-type="float" office:value="27.2160768" calcext:value-type="float">
            <text:p>27.2160768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883]+1" office:value-type="float" office:value="81" calcext:value-type="float">
            <text:p>81</text:p>
          </table:table-cell>
          <table:table-cell table:formula="of:=[.B883]" office:value-type="float" office:value="11" calcext:value-type="float">
            <text:p>11</text:p>
          </table:table-cell>
          <table:table-cell office:value-type="float" office:value="122.4701824" calcext:value-type="float">
            <text:p>122.4701824</text:p>
          </table:table-cell>
          <table:table-cell office:value-type="float" office:value="29.157792" calcext:value-type="float">
            <text:p>29.157792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884]+1" office:value-type="float" office:value="82" calcext:value-type="float">
            <text:p>82</text:p>
          </table:table-cell>
          <table:table-cell table:formula="of:=[.B884]" office:value-type="float" office:value="1" calcext:value-type="float">
            <text:p>1</text:p>
          </table:table-cell>
          <table:table-cell office:value-type="float" office:value="133.64511744" calcext:value-type="float">
            <text:p>133.64511744</text:p>
          </table:table-cell>
          <table:table-cell office:value-type="float" office:value="22.95683136" calcext:value-type="float">
            <text:p>22.95683136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885]+1" office:value-type="float" office:value="82" calcext:value-type="float">
            <text:p>82</text:p>
          </table:table-cell>
          <table:table-cell table:formula="of:=[.B885]" office:value-type="float" office:value="2" calcext:value-type="float">
            <text:p>2</text:p>
          </table:table-cell>
          <table:table-cell office:value-type="float" office:value="141.21160704" calcext:value-type="float">
            <text:p>141.21160704</text:p>
          </table:table-cell>
          <table:table-cell office:value-type="float" office:value="11.1584832" calcext:value-type="float">
            <text:p>11.1584832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886]+1" office:value-type="float" office:value="82" calcext:value-type="float">
            <text:p>82</text:p>
          </table:table-cell>
          <table:table-cell table:formula="of:=[.B886]" office:value-type="float" office:value="3" calcext:value-type="float">
            <text:p>3</text:p>
          </table:table-cell>
          <table:table-cell office:value-type="float" office:value="124.487847296" calcext:value-type="float">
            <text:p>124.487847296</text:p>
          </table:table-cell>
          <table:table-cell office:value-type="float" office:value="11.3831424" calcext:value-type="float">
            <text:p>11.3831424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887]+1" office:value-type="float" office:value="82" calcext:value-type="float">
            <text:p>82</text:p>
          </table:table-cell>
          <table:table-cell table:formula="of:=[.B887]" office:value-type="float" office:value="4" calcext:value-type="float">
            <text:p>4</text:p>
          </table:table-cell>
          <table:table-cell office:value-type="float" office:value="141.6583296" calcext:value-type="float">
            <text:p>141.6583296</text:p>
          </table:table-cell>
          <table:table-cell office:value-type="float" office:value="17.27231616" calcext:value-type="float">
            <text:p>17.27231616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888]+1" office:value-type="float" office:value="82" calcext:value-type="float">
            <text:p>82</text:p>
          </table:table-cell>
          <table:table-cell table:formula="of:=[.B888]" office:value-type="float" office:value="5" calcext:value-type="float">
            <text:p>5</text:p>
          </table:table-cell>
          <table:table-cell office:value-type="float" office:value="168.32765952" calcext:value-type="float">
            <text:p>168.32765952</text:p>
          </table:table-cell>
          <table:table-cell office:value-type="float" office:value="15.20915232" calcext:value-type="float">
            <text:p>15.20915232</text:p>
          </table:table-cell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889]+1" office:value-type="float" office:value="82" calcext:value-type="float">
            <text:p>82</text:p>
          </table:table-cell>
          <table:table-cell table:formula="of:=[.B889]" office:value-type="float" office:value="6" calcext:value-type="float">
            <text:p>6</text:p>
          </table:table-cell>
          <table:table-cell office:value-type="float" office:value="153.8580288" calcext:value-type="float">
            <text:p>153.8580288</text:p>
          </table:table-cell>
          <table:table-cell office:value-type="float" office:value="152.8401696" calcext:value-type="float">
            <text:p>152.8401696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890]+1" office:value-type="float" office:value="82" calcext:value-type="float">
            <text:p>82</text:p>
          </table:table-cell>
          <table:table-cell table:formula="of:=[.B890]" office:value-type="float" office:value="7" calcext:value-type="float">
            <text:p>7</text:p>
          </table:table-cell>
          <table:table-cell office:value-type="float" office:value="135.828043904" calcext:value-type="float">
            <text:p>135.828043904</text:p>
          </table:table-cell>
          <table:table-cell office:value-type="float" office:value="165.3663456" calcext:value-type="float">
            <text:p>165.3663456</text:p>
          </table:table-cell>
          <table:table-cell office:value-type="float" office:value="135" calcext:value-type="float">
            <text:p>13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891]+1" office:value-type="float" office:value="82" calcext:value-type="float">
            <text:p>82</text:p>
          </table:table-cell>
          <table:table-cell table:formula="of:=[.B891]" office:value-type="float" office:value="8" calcext:value-type="float">
            <text:p>8</text:p>
          </table:table-cell>
          <table:table-cell office:value-type="float" office:value="129.689863808" calcext:value-type="float">
            <text:p>129.689863808</text:p>
          </table:table-cell>
          <table:table-cell office:value-type="float" office:value="165.57657024" calcext:value-type="float">
            <text:p>165.57657024</text:p>
          </table:table-cell>
          <table:table-cell office:value-type="float" office:value="128" calcext:value-type="float">
            <text:p>12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892]+1" office:value-type="float" office:value="82" calcext:value-type="float">
            <text:p>82</text:p>
          </table:table-cell>
          <table:table-cell table:formula="of:=[.B892]" office:value-type="float" office:value="9" calcext:value-type="float">
            <text:p>9</text:p>
          </table:table-cell>
          <table:table-cell office:value-type="float" office:value="110.71696512" calcext:value-type="float">
            <text:p>110.71696512</text:p>
          </table:table-cell>
          <table:table-cell office:value-type="float" office:value="152.8806528" calcext:value-type="float">
            <text:p>152.8806528</text:p>
          </table:table-cell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893]+1" office:value-type="float" office:value="82" calcext:value-type="float">
            <text:p>82</text:p>
          </table:table-cell>
          <table:table-cell table:formula="of:=[.B893]" office:value-type="float" office:value="10" calcext:value-type="float">
            <text:p>10</text:p>
          </table:table-cell>
          <table:table-cell office:value-type="float" office:value="94.32315776" calcext:value-type="float">
            <text:p>94.32315776</text:p>
          </table:table-cell>
          <table:table-cell office:value-type="float" office:value="15.4312128" calcext:value-type="float">
            <text:p>15.4312128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894]+1" office:value-type="float" office:value="82" calcext:value-type="float">
            <text:p>82</text:p>
          </table:table-cell>
          <table:table-cell table:formula="of:=[.B894]" office:value-type="float" office:value="11" calcext:value-type="float">
            <text:p>11</text:p>
          </table:table-cell>
          <table:table-cell office:value-type="float" office:value="124.717627008" calcext:value-type="float">
            <text:p>124.717627008</text:p>
          </table:table-cell>
          <table:table-cell office:value-type="float" office:value="17.82155232" calcext:value-type="float">
            <text:p>17.82155232</text:p>
          </table:table-cell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895]+1" office:value-type="float" office:value="83" calcext:value-type="float">
            <text:p>83</text:p>
          </table:table-cell>
          <table:table-cell table:formula="of:=[.B895]" office:value-type="float" office:value="1" calcext:value-type="float">
            <text:p>1</text:p>
          </table:table-cell>
          <table:table-cell office:value-type="float" office:value="128.569864192" calcext:value-type="float">
            <text:p>128.569864192</text:p>
          </table:table-cell>
          <table:table-cell office:value-type="float" office:value="31.992384" calcext:value-type="float">
            <text:p>31.992384</text:p>
          </table:table-cell>
          <table:table-cell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896]+1" office:value-type="float" office:value="83" calcext:value-type="float">
            <text:p>83</text:p>
          </table:table-cell>
          <table:table-cell table:formula="of:=[.B896]" office:value-type="float" office:value="2" calcext:value-type="float">
            <text:p>2</text:p>
          </table:table-cell>
          <table:table-cell office:value-type="float" office:value="136.47756672" calcext:value-type="float">
            <text:p>136.47756672</text:p>
          </table:table-cell>
          <table:table-cell office:value-type="float" office:value="20.2962528" calcext:value-type="float">
            <text:p>20.2962528</text:p>
          </table:table-cell>
          <table:table-cell office:value-type="float" office:value="136" calcext:value-type="float">
            <text:p>1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897]+1" office:value-type="float" office:value="83" calcext:value-type="float">
            <text:p>83</text:p>
          </table:table-cell>
          <table:table-cell table:formula="of:=[.B897]" office:value-type="float" office:value="3" calcext:value-type="float">
            <text:p>3</text:p>
          </table:table-cell>
          <table:table-cell office:value-type="float" office:value="118.78400896" calcext:value-type="float">
            <text:p>118.78400896</text:p>
          </table:table-cell>
          <table:table-cell office:value-type="float" office:value="20.6349408" calcext:value-type="float">
            <text:p>20.6349408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898]+1" office:value-type="float" office:value="83" calcext:value-type="float">
            <text:p>83</text:p>
          </table:table-cell>
          <table:table-cell table:formula="of:=[.B898]" office:value-type="float" office:value="4" calcext:value-type="float">
            <text:p>4</text:p>
          </table:table-cell>
          <table:table-cell office:value-type="float" office:value="136.33019648" calcext:value-type="float">
            <text:p>136.33019648</text:p>
          </table:table-cell>
          <table:table-cell office:value-type="float" office:value="26.6098752" calcext:value-type="float">
            <text:p>26.6098752</text:p>
          </table:table-cell>
          <table:table-cell office:value-type="float" office:value="137" calcext:value-type="float">
            <text:p>1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899]+1" office:value-type="float" office:value="83" calcext:value-type="float">
            <text:p>83</text:p>
          </table:table-cell>
          <table:table-cell table:formula="of:=[.B899]" office:value-type="float" office:value="5" calcext:value-type="float">
            <text:p>5</text:p>
          </table:table-cell>
          <table:table-cell office:value-type="float" office:value="162.68272" calcext:value-type="float">
            <text:p>162.68272</text:p>
          </table:table-cell>
          <table:table-cell office:value-type="float" office:value="23.9129088" calcext:value-type="float">
            <text:p>23.9129088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900]+1" office:value-type="float" office:value="83" calcext:value-type="float">
            <text:p>83</text:p>
          </table:table-cell>
          <table:table-cell table:formula="of:=[.B900]" office:value-type="float" office:value="6" calcext:value-type="float">
            <text:p>6</text:p>
          </table:table-cell>
          <table:table-cell office:value-type="float" office:value="150.3570368" calcext:value-type="float">
            <text:p>150.3570368</text:p>
          </table:table-cell>
          <table:table-cell office:value-type="float" office:value="160.8144384" calcext:value-type="float">
            <text:p>160.8144384</text:p>
          </table:table-cell>
          <table:table-cell office:value-type="float" office:value="145" calcext:value-type="float">
            <text:p>14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901]+1" office:value-type="float" office:value="83" calcext:value-type="float">
            <text:p>83</text:p>
          </table:table-cell>
          <table:table-cell table:formula="of:=[.B901]" office:value-type="float" office:value="7" calcext:value-type="float">
            <text:p>7</text:p>
          </table:table-cell>
          <table:table-cell office:value-type="float" office:value="131.666938112" calcext:value-type="float">
            <text:p>131.666938112</text:p>
          </table:table-cell>
          <table:table-cell office:value-type="float" office:value="174.6807936" calcext:value-type="float">
            <text:p>174.6807936</text:p>
          </table:table-cell>
          <table:table-cell office:value-type="float" office:value="127" calcext:value-type="float">
            <text:p>12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902]+1" office:value-type="float" office:value="83" calcext:value-type="float">
            <text:p>83</text:p>
          </table:table-cell>
          <table:table-cell table:formula="of:=[.B902]" office:value-type="float" office:value="8" calcext:value-type="float">
            <text:p>8</text:p>
          </table:table-cell>
          <table:table-cell office:value-type="float" office:value="125.577480576" calcext:value-type="float">
            <text:p>125.577480576</text:p>
          </table:table-cell>
          <table:table-cell office:value-type="float" office:value="175.20014784" calcext:value-type="float">
            <text:p>175.2001478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903]+1" office:value-type="float" office:value="83" calcext:value-type="float">
            <text:p>83</text:p>
          </table:table-cell>
          <table:table-cell table:formula="of:=[.B903]" office:value-type="float" office:value="9" calcext:value-type="float">
            <text:p>9</text:p>
          </table:table-cell>
          <table:table-cell office:value-type="float" office:value="106.94285568" calcext:value-type="float">
            <text:p>106.94285568</text:p>
          </table:table-cell>
          <table:table-cell office:value-type="float" office:value="162.354384" calcext:value-type="float">
            <text:p>162.354384</text:p>
          </table:table-cell>
          <table:table-cell office:value-type="float" office:value="106" calcext:value-type="float">
            <text:p>10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904]+1" office:value-type="float" office:value="83" calcext:value-type="float">
            <text:p>83</text:p>
          </table:table-cell>
          <table:table-cell table:formula="of:=[.B904]" office:value-type="float" office:value="10" calcext:value-type="float">
            <text:p>10</text:p>
          </table:table-cell>
          <table:table-cell office:value-type="float" office:value="89.77485312" calcext:value-type="float">
            <text:p>89.77485312</text:p>
          </table:table-cell>
          <table:table-cell office:value-type="float" office:value="25.655376" calcext:value-type="float">
            <text:p>25.655376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905]+1" office:value-type="float" office:value="83" calcext:value-type="float">
            <text:p>83</text:p>
          </table:table-cell>
          <table:table-cell table:formula="of:=[.B905]" office:value-type="float" office:value="11" calcext:value-type="float">
            <text:p>11</text:p>
          </table:table-cell>
          <table:table-cell office:value-type="float" office:value="119.59775744" calcext:value-type="float">
            <text:p>119.59775744</text:p>
          </table:table-cell>
          <table:table-cell office:value-type="float" office:value="26.96181696" calcext:value-type="float">
            <text:p>26.96181696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906]+1" office:value-type="float" office:value="84" calcext:value-type="float">
            <text:p>84</text:p>
          </table:table-cell>
          <table:table-cell table:formula="of:=[.B906]" office:value-type="float" office:value="1" calcext:value-type="float">
            <text:p>1</text:p>
          </table:table-cell>
          <table:table-cell office:value-type="float" office:value="122.214187136" calcext:value-type="float">
            <text:p>122.214187136</text:p>
          </table:table-cell>
          <table:table-cell office:value-type="float" office:value="39.2073792" calcext:value-type="float">
            <text:p>39.2073792</text:p>
          </table:table-cell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907]+1" office:value-type="float" office:value="84" calcext:value-type="float">
            <text:p>84</text:p>
          </table:table-cell>
          <table:table-cell table:formula="of:=[.B907]" office:value-type="float" office:value="2" calcext:value-type="float">
            <text:p>2</text:p>
          </table:table-cell>
          <table:table-cell office:value-type="float" office:value="129.19398784" calcext:value-type="float">
            <text:p>129.19398784</text:p>
          </table:table-cell>
          <table:table-cell office:value-type="float" office:value="28.22446656" calcext:value-type="float">
            <text:p>28.22446656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908]+1" office:value-type="float" office:value="84" calcext:value-type="float">
            <text:p>84</text:p>
          </table:table-cell>
          <table:table-cell table:formula="of:=[.B908]" office:value-type="float" office:value="3" calcext:value-type="float">
            <text:p>3</text:p>
          </table:table-cell>
          <table:table-cell office:value-type="float" office:value="113.31056" calcext:value-type="float">
            <text:p>113.31056</text:p>
          </table:table-cell>
          <table:table-cell office:value-type="float" office:value="27.8023872" calcext:value-type="float">
            <text:p>27.8023872</text:p>
          </table:table-cell>
          <table:table-cell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909]+1" office:value-type="float" office:value="84" calcext:value-type="float">
            <text:p>84</text:p>
          </table:table-cell>
          <table:table-cell table:formula="of:=[.B909]" office:value-type="float" office:value="4" calcext:value-type="float">
            <text:p>4</text:p>
          </table:table-cell>
          <table:table-cell office:value-type="float" office:value="129.723906944" calcext:value-type="float">
            <text:p>129.723906944</text:p>
          </table:table-cell>
          <table:table-cell office:value-type="float" office:value="33.25245696" calcext:value-type="float">
            <text:p>33.25245696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910]+1" office:value-type="float" office:value="84" calcext:value-type="float">
            <text:p>84</text:p>
          </table:table-cell>
          <table:table-cell table:formula="of:=[.B910]" office:value-type="float" office:value="5" calcext:value-type="float">
            <text:p>5</text:p>
          </table:table-cell>
          <table:table-cell office:value-type="float" office:value="155.4706112" calcext:value-type="float">
            <text:p>155.4706112</text:p>
          </table:table-cell>
          <table:table-cell office:value-type="float" office:value="30.0219264" calcext:value-type="float">
            <text:p>30.0219264</text:p>
          </table:table-cell>
          <table:table-cell office:value-type="float" office:value="155" calcext:value-type="float">
            <text:p>1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911]+1" office:value-type="float" office:value="84" calcext:value-type="float">
            <text:p>84</text:p>
          </table:table-cell>
          <table:table-cell table:formula="of:=[.B911]" office:value-type="float" office:value="6" calcext:value-type="float">
            <text:p>6</text:p>
          </table:table-cell>
          <table:table-cell office:value-type="float" office:value="143.9280704" calcext:value-type="float">
            <text:p>143.9280704</text:p>
          </table:table-cell>
          <table:table-cell office:value-type="float" office:value="164.41513248" calcext:value-type="float">
            <text:p>164.41513248</text:p>
          </table:table-cell>
          <table:table-cell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912]+1" office:value-type="float" office:value="84" calcext:value-type="float">
            <text:p>84</text:p>
          </table:table-cell>
          <table:table-cell table:formula="of:=[.B912]" office:value-type="float" office:value="7" calcext:value-type="float">
            <text:p>7</text:p>
          </table:table-cell>
          <table:table-cell office:value-type="float" office:value="126.547728064" calcext:value-type="float">
            <text:p>126.547728064</text:p>
          </table:table-cell>
          <table:table-cell office:value-type="float" office:value="177.87145632" calcext:value-type="float">
            <text:p>177.87145632</text:p>
          </table:table-cell>
          <table:table-cell office:value-type="float" office:value="127" calcext:value-type="float">
            <text:p>12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913]+1" office:value-type="float" office:value="84" calcext:value-type="float">
            <text:p>84</text:p>
          </table:table-cell>
          <table:table-cell table:formula="of:=[.B913]" office:value-type="float" office:value="8" calcext:value-type="float">
            <text:p>8</text:p>
          </table:table-cell>
          <table:table-cell office:value-type="float" office:value="119.3525184" calcext:value-type="float">
            <text:p>119.3525184</text:p>
          </table:table-cell>
          <table:table-cell office:value-type="float" office:value="178.080048" calcext:value-type="float">
            <text:p>178.080048</text:p>
          </table:table-cell>
          <table:table-cell office:value-type="float" office:value="121" calcext:value-type="float">
            <text:p>12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914]+1" office:value-type="float" office:value="84" calcext:value-type="float">
            <text:p>84</text:p>
          </table:table-cell>
          <table:table-cell table:formula="of:=[.B914]" office:value-type="float" office:value="9" calcext:value-type="float">
            <text:p>9</text:p>
          </table:table-cell>
          <table:table-cell office:value-type="float" office:value="100.7793728" calcext:value-type="float">
            <text:p>100.7793728</text:p>
          </table:table-cell>
          <table:table-cell office:value-type="float" office:value="166.1703168" calcext:value-type="float">
            <text:p>166.1703168</text:p>
          </table:table-cell>
          <table:table-cell office:value-type="float" office:value="101" calcext:value-type="float">
            <text:p>10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915]+1" office:value-type="float" office:value="84" calcext:value-type="float">
            <text:p>84</text:p>
          </table:table-cell>
          <table:table-cell table:formula="of:=[.B915]" office:value-type="float" office:value="10" calcext:value-type="float">
            <text:p>10</text:p>
          </table:table-cell>
          <table:table-cell office:value-type="float" office:value="84.4442368" calcext:value-type="float">
            <text:p>84.4442368</text:p>
          </table:table-cell>
          <table:table-cell office:value-type="float" office:value="32.22909696" calcext:value-type="float">
            <text:p>32.22909696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916]+1" office:value-type="float" office:value="84" calcext:value-type="float">
            <text:p>84</text:p>
          </table:table-cell>
          <table:table-cell table:formula="of:=[.B916]" office:value-type="float" office:value="11" calcext:value-type="float">
            <text:p>11</text:p>
          </table:table-cell>
          <table:table-cell office:value-type="float" office:value="114.01282816" calcext:value-type="float">
            <text:p>114.01282816</text:p>
          </table:table-cell>
          <table:table-cell office:value-type="float" office:value="34.0186752" calcext:value-type="float">
            <text:p>34.0186752</text:p>
          </table:table-cell>
          <table:table-cell office:value-type="float" office:value="114" calcext:value-type="float">
            <text:p>1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917]+1" office:value-type="float" office:value="85" calcext:value-type="float">
            <text:p>85</text:p>
          </table:table-cell>
          <table:table-cell table:formula="of:=[.B917]" office:value-type="float" office:value="1" calcext:value-type="float">
            <text:p>1</text:p>
          </table:table-cell>
          <table:table-cell office:value-type="float" office:value="152.5045184" calcext:value-type="float">
            <text:p>152.5045184</text:p>
          </table:table-cell>
          <table:table-cell office:value-type="float" office:value="44.4815808" calcext:value-type="float">
            <text:p>44.4815808</text:p>
          </table:table-cell>
          <table:table-cell office:value-type="float" office:value="154" calcext:value-type="float">
            <text:p>15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918]+1" office:value-type="float" office:value="85" calcext:value-type="float">
            <text:p>85</text:p>
          </table:table-cell>
          <table:table-cell table:formula="of:=[.B918]" office:value-type="float" office:value="2" calcext:value-type="float">
            <text:p>2</text:p>
          </table:table-cell>
          <table:table-cell office:value-type="float" office:value="158.6505088" calcext:value-type="float">
            <text:p>158.6505088</text:p>
          </table:table-cell>
          <table:table-cell office:value-type="float" office:value="33.76174752" calcext:value-type="float">
            <text:p>33.76174752</text:p>
          </table:table-cell>
          <table:table-cell office:value-type="float" office:value="162" calcext:value-type="float">
            <text:p>1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919]+1" office:value-type="float" office:value="85" calcext:value-type="float">
            <text:p>85</text:p>
          </table:table-cell>
          <table:table-cell table:formula="of:=[.B919]" office:value-type="float" office:value="3" calcext:value-type="float">
            <text:p>3</text:p>
          </table:table-cell>
          <table:table-cell office:value-type="float" office:value="143.74282112" calcext:value-type="float">
            <text:p>143.74282112</text:p>
          </table:table-cell>
          <table:table-cell office:value-type="float" office:value="32.6544768" calcext:value-type="float">
            <text:p>32.6544768</text:p>
          </table:table-cell>
          <table:table-cell office:value-type="float" office:value="145" calcext:value-type="float">
            <text:p>1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920]+1" office:value-type="float" office:value="85" calcext:value-type="float">
            <text:p>85</text:p>
          </table:table-cell>
          <table:table-cell table:formula="of:=[.B920]" office:value-type="float" office:value="4" calcext:value-type="float">
            <text:p>4</text:p>
          </table:table-cell>
          <table:table-cell office:value-type="float" office:value="161.15094016" calcext:value-type="float">
            <text:p>161.15094016</text:p>
          </table:table-cell>
          <table:table-cell office:value-type="float" office:value="38.6335776" calcext:value-type="float">
            <text:p>38.6335776</text:p>
          </table:table-cell>
          <table:table-cell office:value-type="float" office:value="162" calcext:value-type="float">
            <text:p>1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921]+1" office:value-type="float" office:value="85" calcext:value-type="float">
            <text:p>85</text:p>
          </table:table-cell>
          <table:table-cell table:formula="of:=[.B921]" office:value-type="float" office:value="5" calcext:value-type="float">
            <text:p>5</text:p>
          </table:table-cell>
          <table:table-cell office:value-type="float" office:value="185.92710144" calcext:value-type="float">
            <text:p>185.92710144</text:p>
          </table:table-cell>
          <table:table-cell office:value-type="float" office:value="36.0216288" calcext:value-type="float">
            <text:p>36.0216288</text:p>
          </table:table-cell>
          <table:table-cell office:value-type="float" office:value="189" calcext:value-type="float">
            <text:p>1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922]+1" office:value-type="float" office:value="85" calcext:value-type="float">
            <text:p>85</text:p>
          </table:table-cell>
          <table:table-cell table:formula="of:=[.B922]" office:value-type="float" office:value="6" calcext:value-type="float">
            <text:p>6</text:p>
          </table:table-cell>
          <table:table-cell office:value-type="float" office:value="171.9914432" calcext:value-type="float">
            <text:p>171.9914432</text:p>
          </table:table-cell>
          <table:table-cell office:value-type="float" office:value="168.3073728" calcext:value-type="float">
            <text:p>168.3073728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923]+1" office:value-type="float" office:value="85" calcext:value-type="float">
            <text:p>85</text:p>
          </table:table-cell>
          <table:table-cell table:formula="of:=[.B923]" office:value-type="float" office:value="7" calcext:value-type="float">
            <text:p>7</text:p>
          </table:table-cell>
          <table:table-cell office:value-type="float" office:value="153.63746432" calcext:value-type="float">
            <text:p>153.63746432</text:p>
          </table:table-cell>
          <table:table-cell office:value-type="float" office:value="181.70726976" calcext:value-type="float">
            <text:p>181.70726976</text:p>
          </table:table-cell>
          <table:table-cell office:value-type="float" office:value="151" calcext:value-type="float">
            <text:p>15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924]+1" office:value-type="float" office:value="85" calcext:value-type="float">
            <text:p>85</text:p>
          </table:table-cell>
          <table:table-cell table:formula="of:=[.B924]" office:value-type="float" office:value="8" calcext:value-type="float">
            <text:p>8</text:p>
          </table:table-cell>
          <table:table-cell office:value-type="float" office:value="145.06955008" calcext:value-type="float">
            <text:p>145.06955008</text:p>
          </table:table-cell>
          <table:table-cell office:value-type="float" office:value="182.9286" calcext:value-type="float">
            <text:p>182.9286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925]+1" office:value-type="float" office:value="85" calcext:value-type="float">
            <text:p>85</text:p>
          </table:table-cell>
          <table:table-cell table:formula="of:=[.B925]" office:value-type="float" office:value="9" calcext:value-type="float">
            <text:p>9</text:p>
          </table:table-cell>
          <table:table-cell office:value-type="float" office:value="127.95414686208" calcext:value-type="float">
            <text:p>127.9541468621</text:p>
          </table:table-cell>
          <table:table-cell office:value-type="float" office:value="169.826544" calcext:value-type="float">
            <text:p>169.826544</text:p>
          </table:table-cell>
          <table:table-cell office:value-type="float" office:value="124" calcext:value-type="float">
            <text:p>12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926]+1" office:value-type="float" office:value="85" calcext:value-type="float">
            <text:p>85</text:p>
          </table:table-cell>
          <table:table-cell table:formula="of:=[.B926]" office:value-type="float" office:value="10" calcext:value-type="float">
            <text:p>10</text:p>
          </table:table-cell>
          <table:table-cell office:value-type="float" office:value="115.16549632" calcext:value-type="float">
            <text:p>115.16549632</text:p>
          </table:table-cell>
          <table:table-cell office:value-type="float" office:value="36.42691584" calcext:value-type="float">
            <text:p>36.42691584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927]+1" office:value-type="float" office:value="85" calcext:value-type="float">
            <text:p>85</text:p>
          </table:table-cell>
          <table:table-cell table:formula="of:=[.B927]" office:value-type="float" office:value="11" calcext:value-type="float">
            <text:p>11</text:p>
          </table:table-cell>
          <table:table-cell office:value-type="float" office:value="143.38549888" calcext:value-type="float">
            <text:p>143.38549888</text:p>
          </table:table-cell>
          <table:table-cell office:value-type="float" office:value="38.37353856" calcext:value-type="float">
            <text:p>38.37353856</text:p>
          </table:table-cell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928]+1" office:value-type="float" office:value="86" calcext:value-type="float">
            <text:p>86</text:p>
          </table:table-cell>
          <table:table-cell table:formula="of:=[.B928]" office:value-type="float" office:value="1" calcext:value-type="float">
            <text:p>1</text:p>
          </table:table-cell>
          <table:table-cell office:value-type="float" office:value="138.49540352" calcext:value-type="float">
            <text:p>138.49540352</text:p>
          </table:table-cell>
          <table:table-cell office:value-type="float" office:value="21.6513696" calcext:value-type="float">
            <text:p>21.6513696</text:p>
          </table:table-cell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929]+1" office:value-type="float" office:value="86" calcext:value-type="float">
            <text:p>86</text:p>
          </table:table-cell>
          <table:table-cell table:formula="of:=[.B929]" office:value-type="float" office:value="2" calcext:value-type="float">
            <text:p>2</text:p>
          </table:table-cell>
          <table:table-cell office:value-type="float" office:value="146.64776832" calcext:value-type="float">
            <text:p>146.64776832</text:p>
          </table:table-cell>
          <table:table-cell office:value-type="float" office:value="10.55109792" calcext:value-type="float">
            <text:p>10.55109792</text:p>
          </table:table-cell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930]+1" office:value-type="float" office:value="86" calcext:value-type="float">
            <text:p>86</text:p>
          </table:table-cell>
          <table:table-cell table:formula="of:=[.B930]" office:value-type="float" office:value="3" calcext:value-type="float">
            <text:p>3</text:p>
          </table:table-cell>
          <table:table-cell office:value-type="float" office:value="130.384387072" calcext:value-type="float">
            <text:p>130.384387072</text:p>
          </table:table-cell>
          <table:table-cell office:value-type="float" office:value="10.44477696" calcext:value-type="float">
            <text:p>10.44477696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931]+1" office:value-type="float" office:value="86" calcext:value-type="float">
            <text:p>86</text:p>
          </table:table-cell>
          <table:table-cell table:formula="of:=[.B931]" office:value-type="float" office:value="4" calcext:value-type="float">
            <text:p>4</text:p>
          </table:table-cell>
          <table:table-cell office:value-type="float" office:value="146.6707136" calcext:value-type="float">
            <text:p>146.6707136</text:p>
          </table:table-cell>
          <table:table-cell office:value-type="float" office:value="16.22097024" calcext:value-type="float">
            <text:p>16.22097024</text:p>
          </table:table-cell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932]+1" office:value-type="float" office:value="86" calcext:value-type="float">
            <text:p>86</text:p>
          </table:table-cell>
          <table:table-cell table:formula="of:=[.B932]" office:value-type="float" office:value="5" calcext:value-type="float">
            <text:p>5</text:p>
          </table:table-cell>
          <table:table-cell office:value-type="float" office:value="172.94390144" calcext:value-type="float">
            <text:p>172.94390144</text:p>
          </table:table-cell>
          <table:table-cell office:value-type="float" office:value="14.8736256" calcext:value-type="float">
            <text:p>14.8736256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933]+1" office:value-type="float" office:value="86" calcext:value-type="float">
            <text:p>86</text:p>
          </table:table-cell>
          <table:table-cell table:formula="of:=[.B933]" office:value-type="float" office:value="6" calcext:value-type="float">
            <text:p>6</text:p>
          </table:table-cell>
          <table:table-cell office:value-type="float" office:value="156.97251072" calcext:value-type="float">
            <text:p>156.97251072</text:p>
          </table:table-cell>
          <table:table-cell office:value-type="float" office:value="149.2892832" calcext:value-type="float">
            <text:p>149.2892832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934]+1" office:value-type="float" office:value="86" calcext:value-type="float">
            <text:p>86</text:p>
          </table:table-cell>
          <table:table-cell table:formula="of:=[.B934]" office:value-type="float" office:value="7" calcext:value-type="float">
            <text:p>7</text:p>
          </table:table-cell>
          <table:table-cell office:value-type="float" office:value="138.98780928" calcext:value-type="float">
            <text:p>138.98780928</text:p>
          </table:table-cell>
          <table:table-cell office:value-type="float" office:value="161.1855696" calcext:value-type="float">
            <text:p>161.1855696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935]+1" office:value-type="float" office:value="86" calcext:value-type="float">
            <text:p>86</text:p>
          </table:table-cell>
          <table:table-cell table:formula="of:=[.B935]" office:value-type="float" office:value="8" calcext:value-type="float">
            <text:p>8</text:p>
          </table:table-cell>
          <table:table-cell office:value-type="float" office:value="133.080473856" calcext:value-type="float">
            <text:p>133.080473856</text:p>
          </table:table-cell>
          <table:table-cell office:value-type="float" office:value="160.73969664" calcext:value-type="float">
            <text:p>160.73969664</text:p>
          </table:table-cell>
          <table:table-cell office:value-type="float" office:value="133" calcext:value-type="float">
            <text:p>13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936]+1" office:value-type="float" office:value="86" calcext:value-type="float">
            <text:p>86</text:p>
          </table:table-cell>
          <table:table-cell table:formula="of:=[.B936]" office:value-type="float" office:value="9" calcext:value-type="float">
            <text:p>9</text:p>
          </table:table-cell>
          <table:table-cell office:value-type="float" office:value="115.791769088" calcext:value-type="float">
            <text:p>115.791769088</text:p>
          </table:table-cell>
          <table:table-cell office:value-type="float" office:value="148.2164256" calcext:value-type="float">
            <text:p>148.2164256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937]+1" office:value-type="float" office:value="86" calcext:value-type="float">
            <text:p>86</text:p>
          </table:table-cell>
          <table:table-cell table:formula="of:=[.B937]" office:value-type="float" office:value="10" calcext:value-type="float">
            <text:p>10</text:p>
          </table:table-cell>
          <table:table-cell office:value-type="float" office:value="101.1221696" calcext:value-type="float">
            <text:p>101.1221696</text:p>
          </table:table-cell>
          <table:table-cell office:value-type="float" office:value="13.77295296" calcext:value-type="float">
            <text:p>13.77295296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938]+1" office:value-type="float" office:value="86" calcext:value-type="float">
            <text:p>86</text:p>
          </table:table-cell>
          <table:table-cell table:formula="of:=[.B938]" office:value-type="float" office:value="11" calcext:value-type="float">
            <text:p>11</text:p>
          </table:table-cell>
          <table:table-cell office:value-type="float" office:value="129.716302848" calcext:value-type="float">
            <text:p>129.716302848</text:p>
          </table:table-cell>
          <table:table-cell office:value-type="float" office:value="16.9794528" calcext:value-type="float">
            <text:p>16.9794528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939]+1" office:value-type="float" office:value="87" calcext:value-type="float">
            <text:p>87</text:p>
          </table:table-cell>
          <table:table-cell table:formula="of:=[.B939]" office:value-type="float" office:value="1" calcext:value-type="float">
            <text:p>1</text:p>
          </table:table-cell>
          <table:table-cell office:value-type="float" office:value="124.454478464" calcext:value-type="float">
            <text:p>124.454478464</text:p>
          </table:table-cell>
          <table:table-cell office:value-type="float" office:value="31.13905344" calcext:value-type="float">
            <text:p>31.13905344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940]+1" office:value-type="float" office:value="87" calcext:value-type="float">
            <text:p>87</text:p>
          </table:table-cell>
          <table:table-cell table:formula="of:=[.B940]" office:value-type="float" office:value="2" calcext:value-type="float">
            <text:p>2</text:p>
          </table:table-cell>
          <table:table-cell office:value-type="float" office:value="131.80583808" calcext:value-type="float">
            <text:p>131.80583808</text:p>
          </table:table-cell>
          <table:table-cell office:value-type="float" office:value="19.5541248" calcext:value-type="float">
            <text:p>19.5541248</text:p>
          </table:table-cell>
          <table:table-cell office:value-type="float" office:value="132" calcext:value-type="float">
            <text:p>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941]+1" office:value-type="float" office:value="87" calcext:value-type="float">
            <text:p>87</text:p>
          </table:table-cell>
          <table:table-cell table:formula="of:=[.B941]" office:value-type="float" office:value="3" calcext:value-type="float">
            <text:p>3</text:p>
          </table:table-cell>
          <table:table-cell office:value-type="float" office:value="115.06661504" calcext:value-type="float">
            <text:p>115.06661504</text:p>
          </table:table-cell>
          <table:table-cell office:value-type="float" office:value="19.7924256" calcext:value-type="float">
            <text:p>19.7924256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942]+1" office:value-type="float" office:value="87" calcext:value-type="float">
            <text:p>87</text:p>
          </table:table-cell>
          <table:table-cell table:formula="of:=[.B942]" office:value-type="float" office:value="4" calcext:value-type="float">
            <text:p>4</text:p>
          </table:table-cell>
          <table:table-cell office:value-type="float" office:value="132.345356032" calcext:value-type="float">
            <text:p>132.345356032</text:p>
          </table:table-cell>
          <table:table-cell office:value-type="float" office:value="25.360224" calcext:value-type="float">
            <text:p>25.360224</text:p>
          </table:table-cell>
          <table:table-cell office:value-type="float" office:value="132" calcext:value-type="float">
            <text:p>1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943]+1" office:value-type="float" office:value="87" calcext:value-type="float">
            <text:p>87</text:p>
          </table:table-cell>
          <table:table-cell table:formula="of:=[.B943]" office:value-type="float" office:value="5" calcext:value-type="float">
            <text:p>5</text:p>
          </table:table-cell>
          <table:table-cell office:value-type="float" office:value="158.05521792" calcext:value-type="float">
            <text:p>158.05521792</text:p>
          </table:table-cell>
          <table:table-cell office:value-type="float" office:value="22.9689792" calcext:value-type="float">
            <text:p>22.9689792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944]+1" office:value-type="float" office:value="87" calcext:value-type="float">
            <text:p>87</text:p>
          </table:table-cell>
          <table:table-cell table:formula="of:=[.B944]" office:value-type="float" office:value="6" calcext:value-type="float">
            <text:p>6</text:p>
          </table:table-cell>
          <table:table-cell office:value-type="float" office:value="144.5493312" calcext:value-type="float">
            <text:p>144.5493312</text:p>
          </table:table-cell>
          <table:table-cell office:value-type="float" office:value="158.7568128" calcext:value-type="float">
            <text:p>158.7568128</text:p>
          </table:table-cell>
          <table:table-cell office:value-type="float" office:value="142" calcext:value-type="float">
            <text:p>14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945]+1" office:value-type="float" office:value="87" calcext:value-type="float">
            <text:p>87</text:p>
          </table:table-cell>
          <table:table-cell table:formula="of:=[.B945]" office:value-type="float" office:value="7" calcext:value-type="float">
            <text:p>7</text:p>
          </table:table-cell>
          <table:table-cell office:value-type="float" office:value="126.121358336" calcext:value-type="float">
            <text:p>126.121358336</text:p>
          </table:table-cell>
          <table:table-cell office:value-type="float" office:value="171.4250448" calcext:value-type="float">
            <text:p>171.4250448</text:p>
          </table:table-cell>
          <table:table-cell office:value-type="float" office:value="126" calcext:value-type="float">
            <text:p>12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946]+1" office:value-type="float" office:value="87" calcext:value-type="float">
            <text:p>87</text:p>
          </table:table-cell>
          <table:table-cell table:formula="of:=[.B946]" office:value-type="float" office:value="8" calcext:value-type="float">
            <text:p>8</text:p>
          </table:table-cell>
          <table:table-cell office:value-type="float" office:value="119.551493632" calcext:value-type="float">
            <text:p>119.551493632</text:p>
          </table:table-cell>
          <table:table-cell office:value-type="float" office:value="171.7362816" calcext:value-type="float">
            <text:p>171.7362816</text:p>
          </table:table-cell>
          <table:table-cell office:value-type="float" office:value="119" calcext:value-type="float">
            <text:p>11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947]+1" office:value-type="float" office:value="87" calcext:value-type="float">
            <text:p>87</text:p>
          </table:table-cell>
          <table:table-cell table:formula="of:=[.B947]" office:value-type="float" office:value="9" calcext:value-type="float">
            <text:p>9</text:p>
          </table:table-cell>
          <table:table-cell office:value-type="float" office:value="102.40262272" calcext:value-type="float">
            <text:p>102.40262272</text:p>
          </table:table-cell>
          <table:table-cell office:value-type="float" office:value="159.33768672" calcext:value-type="float">
            <text:p>159.33768672</text:p>
          </table:table-cell>
          <table:table-cell office:value-type="float" office:value="101" calcext:value-type="float">
            <text:p>10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948]+1" office:value-type="float" office:value="87" calcext:value-type="float">
            <text:p>87</text:p>
          </table:table-cell>
          <table:table-cell table:formula="of:=[.B948]" office:value-type="float" office:value="10" calcext:value-type="float">
            <text:p>10</text:p>
          </table:table-cell>
          <table:table-cell office:value-type="float" office:value="86.1901824" calcext:value-type="float">
            <text:p>86.1901824</text:p>
          </table:table-cell>
          <table:table-cell office:value-type="float" office:value="23.7150048" calcext:value-type="float">
            <text:p>23.7150048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949]+1" office:value-type="float" office:value="87" calcext:value-type="float">
            <text:p>87</text:p>
          </table:table-cell>
          <table:table-cell table:formula="of:=[.B949]" office:value-type="float" office:value="11" calcext:value-type="float">
            <text:p>11</text:p>
          </table:table-cell>
          <table:table-cell office:value-type="float" office:value="115.83954304" calcext:value-type="float">
            <text:p>115.83954304</text:p>
          </table:table-cell>
          <table:table-cell office:value-type="float" office:value="25.32987168" calcext:value-type="float">
            <text:p>25.32987168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950]+1" office:value-type="float" office:value="88" calcext:value-type="float">
            <text:p>88</text:p>
          </table:table-cell>
          <table:table-cell table:formula="of:=[.B950]" office:value-type="float" office:value="1" calcext:value-type="float">
            <text:p>1</text:p>
          </table:table-cell>
          <table:table-cell office:value-type="float" office:value="130.714493952" calcext:value-type="float">
            <text:p>130.714493952</text:p>
          </table:table-cell>
          <table:table-cell office:value-type="float" office:value="31.45311936" calcext:value-type="float">
            <text:p>31.45311936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951]+1" office:value-type="float" office:value="88" calcext:value-type="float">
            <text:p>88</text:p>
          </table:table-cell>
          <table:table-cell table:formula="of:=[.B951]" office:value-type="float" office:value="2" calcext:value-type="float">
            <text:p>2</text:p>
          </table:table-cell>
          <table:table-cell office:value-type="float" office:value="138.273952512" calcext:value-type="float">
            <text:p>138.273952512</text:p>
          </table:table-cell>
          <table:table-cell office:value-type="float" office:value="19.929696" calcext:value-type="float">
            <text:p>19.929696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952]+1" office:value-type="float" office:value="88" calcext:value-type="float">
            <text:p>88</text:p>
          </table:table-cell>
          <table:table-cell table:formula="of:=[.B952]" office:value-type="float" office:value="3" calcext:value-type="float">
            <text:p>3</text:p>
          </table:table-cell>
          <table:table-cell office:value-type="float" office:value="121.43357312" calcext:value-type="float">
            <text:p>121.43357312</text:p>
          </table:table-cell>
          <table:table-cell office:value-type="float" office:value="20.4068016" calcext:value-type="float">
            <text:p>20.4068016</text:p>
          </table:table-cell>
          <table:table-cell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953]+1" office:value-type="float" office:value="88" calcext:value-type="float">
            <text:p>88</text:p>
          </table:table-cell>
          <table:table-cell table:formula="of:=[.B953]" office:value-type="float" office:value="4" calcext:value-type="float">
            <text:p>4</text:p>
          </table:table-cell>
          <table:table-cell office:value-type="float" office:value="138.45147392" calcext:value-type="float">
            <text:p>138.45147392</text:p>
          </table:table-cell>
          <table:table-cell office:value-type="float" office:value="25.9437696" calcext:value-type="float">
            <text:p>25.9437696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954]+1" office:value-type="float" office:value="88" calcext:value-type="float">
            <text:p>88</text:p>
          </table:table-cell>
          <table:table-cell table:formula="of:=[.B954]" office:value-type="float" office:value="5" calcext:value-type="float">
            <text:p>5</text:p>
          </table:table-cell>
          <table:table-cell office:value-type="float" office:value="164.65452544" calcext:value-type="float">
            <text:p>164.65452544</text:p>
          </table:table-cell>
          <table:table-cell office:value-type="float" office:value="23.6667312" calcext:value-type="float">
            <text:p>23.6667312</text:p>
          </table:table-cell>
          <table:table-cell office:value-type="float" office:value="164" calcext:value-type="float">
            <text:p>1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955]+1" office:value-type="float" office:value="88" calcext:value-type="float">
            <text:p>88</text:p>
          </table:table-cell>
          <table:table-cell table:formula="of:=[.B955]" office:value-type="float" office:value="6" calcext:value-type="float">
            <text:p>6</text:p>
          </table:table-cell>
          <table:table-cell office:value-type="float" office:value="151.5922304" calcext:value-type="float">
            <text:p>151.5922304</text:p>
          </table:table-cell>
          <table:table-cell office:value-type="float" office:value="158.98987776" calcext:value-type="float">
            <text:p>158.98987776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956]+1" office:value-type="float" office:value="88" calcext:value-type="float">
            <text:p>88</text:p>
          </table:table-cell>
          <table:table-cell table:formula="of:=[.B956]" office:value-type="float" office:value="7" calcext:value-type="float">
            <text:p>7</text:p>
          </table:table-cell>
          <table:table-cell office:value-type="float" office:value="133.56295296" calcext:value-type="float">
            <text:p>133.56295296</text:p>
          </table:table-cell>
          <table:table-cell office:value-type="float" office:value="172.9351584" calcext:value-type="float">
            <text:p>172.9351584</text:p>
          </table:table-cell>
          <table:table-cell office:value-type="float" office:value="132" calcext:value-type="float">
            <text:p>13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957]+1" office:value-type="float" office:value="88" calcext:value-type="float">
            <text:p>88</text:p>
          </table:table-cell>
          <table:table-cell table:formula="of:=[.B957]" office:value-type="float" office:value="8" calcext:value-type="float">
            <text:p>8</text:p>
          </table:table-cell>
          <table:table-cell office:value-type="float" office:value="127.0862053632" calcext:value-type="float">
            <text:p>127.0862053632</text:p>
          </table:table-cell>
          <table:table-cell office:value-type="float" office:value="172.8649632" calcext:value-type="float">
            <text:p>172.8649632</text:p>
          </table:table-cell>
          <table:table-cell office:value-type="float" office:value="125" calcext:value-type="float">
            <text:p>12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958]+1" office:value-type="float" office:value="88" calcext:value-type="float">
            <text:p>88</text:p>
          </table:table-cell>
          <table:table-cell table:formula="of:=[.B958]" office:value-type="float" office:value="9" calcext:value-type="float">
            <text:p>9</text:p>
          </table:table-cell>
          <table:table-cell office:value-type="float" office:value="108.76990848" calcext:value-type="float">
            <text:p>108.76990848</text:p>
          </table:table-cell>
          <table:table-cell office:value-type="float" office:value="160.499376" calcext:value-type="float">
            <text:p>160.499376</text:p>
          </table:table-cell>
          <table:table-cell office:value-type="float" office:value="106" calcext:value-type="float">
            <text:p>10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959]+1" office:value-type="float" office:value="88" calcext:value-type="float">
            <text:p>88</text:p>
          </table:table-cell>
          <table:table-cell table:formula="of:=[.B959]" office:value-type="float" office:value="10" calcext:value-type="float">
            <text:p>10</text:p>
          </table:table-cell>
          <table:table-cell office:value-type="float" office:value="92.23060224" calcext:value-type="float">
            <text:p>92.23060224</text:p>
          </table:table-cell>
          <table:table-cell office:value-type="float" office:value="25.34092128" calcext:value-type="float">
            <text:p>25.34092128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960]+1" office:value-type="float" office:value="88" calcext:value-type="float">
            <text:p>88</text:p>
          </table:table-cell>
          <table:table-cell table:formula="of:=[.B960]" office:value-type="float" office:value="11" calcext:value-type="float">
            <text:p>11</text:p>
          </table:table-cell>
          <table:table-cell office:value-type="float" office:value="122.11819648" calcext:value-type="float">
            <text:p>122.11819648</text:p>
          </table:table-cell>
          <table:table-cell office:value-type="float" office:value="26.1994224" calcext:value-type="float">
            <text:p>26.1994224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961]+1" office:value-type="float" office:value="89" calcext:value-type="float">
            <text:p>89</text:p>
          </table:table-cell>
          <table:table-cell table:formula="of:=[.B961]" office:value-type="float" office:value="1" calcext:value-type="float">
            <text:p>1</text:p>
          </table:table-cell>
          <table:table-cell office:value-type="float" office:value="136.705824" calcext:value-type="float">
            <text:p>136.705824</text:p>
          </table:table-cell>
          <table:table-cell office:value-type="float" office:value="28.91512896" calcext:value-type="float">
            <text:p>28.9151289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962]+1" office:value-type="float" office:value="89" calcext:value-type="float">
            <text:p>89</text:p>
          </table:table-cell>
          <table:table-cell table:formula="of:=[.B962]" office:value-type="float" office:value="2" calcext:value-type="float">
            <text:p>2</text:p>
          </table:table-cell>
          <table:table-cell office:value-type="float" office:value="144.06198528" calcext:value-type="float">
            <text:p>144.06198528</text:p>
          </table:table-cell>
          <table:table-cell office:value-type="float" office:value="17.287488" calcext:value-type="float">
            <text:p>17.287488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963]+1" office:value-type="float" office:value="89" calcext:value-type="float">
            <text:p>89</text:p>
          </table:table-cell>
          <table:table-cell table:formula="of:=[.B963]" office:value-type="float" office:value="3" calcext:value-type="float">
            <text:p>3</text:p>
          </table:table-cell>
          <table:table-cell office:value-type="float" office:value="127.1202368768" calcext:value-type="float">
            <text:p>127.1202368768</text:p>
          </table:table-cell>
          <table:table-cell office:value-type="float" office:value="17.6244672" calcext:value-type="float">
            <text:p>17.6244672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964]+1" office:value-type="float" office:value="89" calcext:value-type="float">
            <text:p>89</text:p>
          </table:table-cell>
          <table:table-cell table:formula="of:=[.B964]" office:value-type="float" office:value="4" calcext:value-type="float">
            <text:p>4</text:p>
          </table:table-cell>
          <table:table-cell office:value-type="float" office:value="144.6757248" calcext:value-type="float">
            <text:p>144.6757248</text:p>
          </table:table-cell>
          <table:table-cell office:value-type="float" office:value="23.7197472" calcext:value-type="float">
            <text:p>23.7197472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965]+1" office:value-type="float" office:value="89" calcext:value-type="float">
            <text:p>89</text:p>
          </table:table-cell>
          <table:table-cell table:formula="of:=[.B965]" office:value-type="float" office:value="5" calcext:value-type="float">
            <text:p>5</text:p>
          </table:table-cell>
          <table:table-cell office:value-type="float" office:value="170.58951936" calcext:value-type="float">
            <text:p>170.58951936</text:p>
          </table:table-cell>
          <table:table-cell office:value-type="float" office:value="21.0794688" calcext:value-type="float">
            <text:p>21.0794688</text:p>
          </table:table-cell>
          <table:table-cell office:value-type="float" office:value="170" calcext:value-type="float">
            <text:p>1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966]+1" office:value-type="float" office:value="89" calcext:value-type="float">
            <text:p>89</text:p>
          </table:table-cell>
          <table:table-cell table:formula="of:=[.B966]" office:value-type="float" office:value="6" calcext:value-type="float">
            <text:p>6</text:p>
          </table:table-cell>
          <table:table-cell office:value-type="float" office:value="159.13418368" calcext:value-type="float">
            <text:p>159.13418368</text:p>
          </table:table-cell>
          <table:table-cell office:value-type="float" office:value="158.84719296" calcext:value-type="float">
            <text:p>158.84719296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967]+1" office:value-type="float" office:value="89" calcext:value-type="float">
            <text:p>89</text:p>
          </table:table-cell>
          <table:table-cell table:formula="of:=[.B967]" office:value-type="float" office:value="7" calcext:value-type="float">
            <text:p>7</text:p>
          </table:table-cell>
          <table:table-cell office:value-type="float" office:value="140.70190464" calcext:value-type="float">
            <text:p>140.70190464</text:p>
          </table:table-cell>
          <table:table-cell office:value-type="float" office:value="173.148624" calcext:value-type="float">
            <text:p>173.148624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968]+1" office:value-type="float" office:value="89" calcext:value-type="float">
            <text:p>89</text:p>
          </table:table-cell>
          <table:table-cell table:formula="of:=[.B968]" office:value-type="float" office:value="8" calcext:value-type="float">
            <text:p>8</text:p>
          </table:table-cell>
          <table:table-cell office:value-type="float" office:value="133.85402368" calcext:value-type="float">
            <text:p>133.85402368</text:p>
          </table:table-cell>
          <table:table-cell office:value-type="float" office:value="172.81942752" calcext:value-type="float">
            <text:p>172.81942752</text:p>
          </table:table-cell>
          <table:table-cell office:value-type="float" office:value="133" calcext:value-type="float">
            <text:p>13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969]+1" office:value-type="float" office:value="89" calcext:value-type="float">
            <text:p>89</text:p>
          </table:table-cell>
          <table:table-cell table:formula="of:=[.B969]" office:value-type="float" office:value="9" calcext:value-type="float">
            <text:p>9</text:p>
          </table:table-cell>
          <table:table-cell office:value-type="float" office:value="115.104963328" calcext:value-type="float">
            <text:p>115.104963328</text:p>
          </table:table-cell>
          <table:table-cell office:value-type="float" office:value="160.19048352" calcext:value-type="float">
            <text:p>160.19048352</text:p>
          </table:table-cell>
          <table:table-cell office:value-type="float" office:value="116" calcext:value-type="float">
            <text:p>11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970]+1" office:value-type="float" office:value="89" calcext:value-type="float">
            <text:p>89</text:p>
          </table:table-cell>
          <table:table-cell table:formula="of:=[.B970]" office:value-type="float" office:value="10" calcext:value-type="float">
            <text:p>10</text:p>
          </table:table-cell>
          <table:table-cell office:value-type="float" office:value="97.50204416" calcext:value-type="float">
            <text:p>97.50204416</text:p>
          </table:table-cell>
          <table:table-cell office:value-type="float" office:value="22.5579744" calcext:value-type="float">
            <text:p>22.5579744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971]+1" office:value-type="float" office:value="89" calcext:value-type="float">
            <text:p>89</text:p>
          </table:table-cell>
          <table:table-cell table:formula="of:=[.B971]" office:value-type="float" office:value="11" calcext:value-type="float">
            <text:p>11</text:p>
          </table:table-cell>
          <table:table-cell office:value-type="float" office:value="127.0625374336" calcext:value-type="float">
            <text:p>127.0625374336</text:p>
          </table:table-cell>
          <table:table-cell office:value-type="float" office:value="23.97583008" calcext:value-type="float">
            <text:p>23.97583008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972]+1" office:value-type="float" office:value="90" calcext:value-type="float">
            <text:p>90</text:p>
          </table:table-cell>
          <table:table-cell table:formula="of:=[.B972]" office:value-type="float" office:value="1" calcext:value-type="float">
            <text:p>1</text:p>
          </table:table-cell>
          <table:table-cell office:value-type="float" office:value="141.25118976" calcext:value-type="float">
            <text:p>141.25118976</text:p>
          </table:table-cell>
          <table:table-cell office:value-type="float" office:value="36.6727296" calcext:value-type="float">
            <text:p>36.6727296</text:p>
          </table:table-cell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973]+1" office:value-type="float" office:value="90" calcext:value-type="float">
            <text:p>90</text:p>
          </table:table-cell>
          <table:table-cell table:formula="of:=[.B973]" office:value-type="float" office:value="2" calcext:value-type="float">
            <text:p>2</text:p>
          </table:table-cell>
          <table:table-cell office:value-type="float" office:value="149.49581952" calcext:value-type="float">
            <text:p>149.49581952</text:p>
          </table:table-cell>
          <table:table-cell office:value-type="float" office:value="25.17782016" calcext:value-type="float">
            <text:p>25.17782016</text:p>
          </table:table-cell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974]+1" office:value-type="float" office:value="90" calcext:value-type="float">
            <text:p>90</text:p>
          </table:table-cell>
          <table:table-cell table:formula="of:=[.B974]" office:value-type="float" office:value="3" calcext:value-type="float">
            <text:p>3</text:p>
          </table:table-cell>
          <table:table-cell office:value-type="float" office:value="132.815696256" calcext:value-type="float">
            <text:p>132.815696256</text:p>
          </table:table-cell>
          <table:table-cell office:value-type="float" office:value="25.62777888" calcext:value-type="float">
            <text:p>25.62777888</text:p>
          </table:table-cell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975]+1" office:value-type="float" office:value="90" calcext:value-type="float">
            <text:p>90</text:p>
          </table:table-cell>
          <table:table-cell table:formula="of:=[.B975]" office:value-type="float" office:value="4" calcext:value-type="float">
            <text:p>4</text:p>
          </table:table-cell>
          <table:table-cell office:value-type="float" office:value="149.4634752" calcext:value-type="float">
            <text:p>149.4634752</text:p>
          </table:table-cell>
          <table:table-cell office:value-type="float" office:value="31.5389472" calcext:value-type="float">
            <text:p>31.5389472</text:p>
          </table:table-cell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976]+1" office:value-type="float" office:value="90" calcext:value-type="float">
            <text:p>90</text:p>
          </table:table-cell>
          <table:table-cell table:formula="of:=[.B976]" office:value-type="float" office:value="5" calcext:value-type="float">
            <text:p>5</text:p>
          </table:table-cell>
          <table:table-cell office:value-type="float" office:value="175.2614976" calcext:value-type="float">
            <text:p>175.2614976</text:p>
          </table:table-cell>
          <table:table-cell office:value-type="float" office:value="30.7404288" calcext:value-type="float">
            <text:p>30.7404288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977]+1" office:value-type="float" office:value="90" calcext:value-type="float">
            <text:p>90</text:p>
          </table:table-cell>
          <table:table-cell table:formula="of:=[.B977]" office:value-type="float" office:value="6" calcext:value-type="float">
            <text:p>6</text:p>
          </table:table-cell>
          <table:table-cell office:value-type="float" office:value="157.06430464" calcext:value-type="float">
            <text:p>157.06430464</text:p>
          </table:table-cell>
          <table:table-cell office:value-type="float" office:value="165.126336" calcext:value-type="float">
            <text:p>165.126336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978]+1" office:value-type="float" office:value="90" calcext:value-type="float">
            <text:p>90</text:p>
          </table:table-cell>
          <table:table-cell table:formula="of:=[.B978]" office:value-type="float" office:value="7" calcext:value-type="float">
            <text:p>7</text:p>
          </table:table-cell>
          <table:table-cell office:value-type="float" office:value="138.65725056" calcext:value-type="float">
            <text:p>138.65725056</text:p>
          </table:table-cell>
          <table:table-cell office:value-type="float" office:value="177.7244736" calcext:value-type="float">
            <text:p>177.7244736</text:p>
          </table:table-cell>
          <table:table-cell office:value-type="float" office:value="136" calcext:value-type="float">
            <text:p>13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979]+1" office:value-type="float" office:value="90" calcext:value-type="float">
            <text:p>90</text:p>
          </table:table-cell>
          <table:table-cell table:formula="of:=[.B979]" office:value-type="float" office:value="8" calcext:value-type="float">
            <text:p>8</text:p>
          </table:table-cell>
          <table:table-cell office:value-type="float" office:value="130.750395776" calcext:value-type="float">
            <text:p>130.750395776</text:p>
          </table:table-cell>
          <table:table-cell office:value-type="float" office:value="178.258224" calcext:value-type="float">
            <text:p>178.258224</text:p>
          </table:table-cell>
          <table:table-cell office:value-type="float" office:value="129" calcext:value-type="float">
            <text:p>12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980]+1" office:value-type="float" office:value="90" calcext:value-type="float">
            <text:p>90</text:p>
          </table:table-cell>
          <table:table-cell table:formula="of:=[.B980]" office:value-type="float" office:value="9" calcext:value-type="float">
            <text:p>9</text:p>
          </table:table-cell>
          <table:table-cell office:value-type="float" office:value="114.35695168" calcext:value-type="float">
            <text:p>114.35695168</text:p>
          </table:table-cell>
          <table:table-cell office:value-type="float" office:value="164.6157696" calcext:value-type="float">
            <text:p>164.6157696</text:p>
          </table:table-cell>
          <table:table-cell office:value-type="float" office:value="111" calcext:value-type="float">
            <text:p>11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981]+1" office:value-type="float" office:value="90" calcext:value-type="float">
            <text:p>90</text:p>
          </table:table-cell>
          <table:table-cell table:formula="of:=[.B981]" office:value-type="float" office:value="10" calcext:value-type="float">
            <text:p>10</text:p>
          </table:table-cell>
          <table:table-cell office:value-type="float" office:value="103.03142528" calcext:value-type="float">
            <text:p>103.03142528</text:p>
          </table:table-cell>
          <table:table-cell office:value-type="float" office:value="28.4097696" calcext:value-type="float">
            <text:p>28.4097696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982]+1" office:value-type="float" office:value="90" calcext:value-type="float">
            <text:p>90</text:p>
          </table:table-cell>
          <table:table-cell table:formula="of:=[.B982]" office:value-type="float" office:value="11" calcext:value-type="float">
            <text:p>11</text:p>
          </table:table-cell>
          <table:table-cell office:value-type="float" office:value="132.18594944" calcext:value-type="float">
            <text:p>132.18594944</text:p>
          </table:table-cell>
          <table:table-cell office:value-type="float" office:value="30.9494496" calcext:value-type="float">
            <text:p>30.9494496</text:p>
          </table:table-cell>
          <table:table-cell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983]+1" office:value-type="float" office:value="91" calcext:value-type="float">
            <text:p>91</text:p>
          </table:table-cell>
          <table:table-cell table:formula="of:=[.B983]" office:value-type="float" office:value="1" calcext:value-type="float">
            <text:p>1</text:p>
          </table:table-cell>
          <table:table-cell office:value-type="float" office:value="142.451188992" calcext:value-type="float">
            <text:p>142.451188992</text:p>
          </table:table-cell>
          <table:table-cell office:value-type="float" office:value="30.9371424" calcext:value-type="float">
            <text:p>30.9371424</text:p>
          </table:table-cell>
          <table:table-cell office:value-type="float" office:value="143" calcext:value-type="float">
            <text:p>1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984]+1" office:value-type="float" office:value="91" calcext:value-type="float">
            <text:p>91</text:p>
          </table:table-cell>
          <table:table-cell table:formula="of:=[.B984]" office:value-type="float" office:value="2" calcext:value-type="float">
            <text:p>2</text:p>
          </table:table-cell>
          <table:table-cell office:value-type="float" office:value="150.30392704" calcext:value-type="float">
            <text:p>150.30392704</text:p>
          </table:table-cell>
          <table:table-cell office:value-type="float" office:value="19.5831264" calcext:value-type="float">
            <text:p>19.5831264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985]+1" office:value-type="float" office:value="91" calcext:value-type="float">
            <text:p>91</text:p>
          </table:table-cell>
          <table:table-cell table:formula="of:=[.B985]" office:value-type="float" office:value="3" calcext:value-type="float">
            <text:p>3</text:p>
          </table:table-cell>
          <table:table-cell office:value-type="float" office:value="133.0446272" calcext:value-type="float">
            <text:p>133.0446272</text:p>
          </table:table-cell>
          <table:table-cell office:value-type="float" office:value="20.06903424" calcext:value-type="float">
            <text:p>20.06903424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986]+1" office:value-type="float" office:value="91" calcext:value-type="float">
            <text:p>91</text:p>
          </table:table-cell>
          <table:table-cell table:formula="of:=[.B986]" office:value-type="float" office:value="4" calcext:value-type="float">
            <text:p>4</text:p>
          </table:table-cell>
          <table:table-cell office:value-type="float" office:value="150.5056" calcext:value-type="float">
            <text:p>150.5056</text:p>
          </table:table-cell>
          <table:table-cell office:value-type="float" office:value="26.061936" calcext:value-type="float">
            <text:p>26.061936</text:p>
          </table:table-cell>
          <table:table-cell office:value-type="float" office:value="151" calcext:value-type="float">
            <text:p>1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987]+1" office:value-type="float" office:value="91" calcext:value-type="float">
            <text:p>91</text:p>
          </table:table-cell>
          <table:table-cell table:formula="of:=[.B987]" office:value-type="float" office:value="5" calcext:value-type="float">
            <text:p>5</text:p>
          </table:table-cell>
          <table:table-cell office:value-type="float" office:value="177.26676224" calcext:value-type="float">
            <text:p>177.26676224</text:p>
          </table:table-cell>
          <table:table-cell office:value-type="float" office:value="24.52891776" calcext:value-type="float">
            <text:p>24.52891776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988]+1" office:value-type="float" office:value="91" calcext:value-type="float">
            <text:p>91</text:p>
          </table:table-cell>
          <table:table-cell table:formula="of:=[.B988]" office:value-type="float" office:value="6" calcext:value-type="float">
            <text:p>6</text:p>
          </table:table-cell>
          <table:table-cell office:value-type="float" office:value="161.64796416" calcext:value-type="float">
            <text:p>161.64796416</text:p>
          </table:table-cell>
          <table:table-cell office:value-type="float" office:value="162.422832" calcext:value-type="float">
            <text:p>162.422832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989]+1" office:value-type="float" office:value="91" calcext:value-type="float">
            <text:p>91</text:p>
          </table:table-cell>
          <table:table-cell table:formula="of:=[.B989]" office:value-type="float" office:value="7" calcext:value-type="float">
            <text:p>7</text:p>
          </table:table-cell>
          <table:table-cell office:value-type="float" office:value="142.2479424" calcext:value-type="float">
            <text:p>142.2479424</text:p>
          </table:table-cell>
          <table:table-cell office:value-type="float" office:value="175.9498848" calcext:value-type="float">
            <text:p>175.9498848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990]+1" office:value-type="float" office:value="91" calcext:value-type="float">
            <text:p>91</text:p>
          </table:table-cell>
          <table:table-cell table:formula="of:=[.B990]" office:value-type="float" office:value="8" calcext:value-type="float">
            <text:p>8</text:p>
          </table:table-cell>
          <table:table-cell office:value-type="float" office:value="135.602940544" calcext:value-type="float">
            <text:p>135.602940544</text:p>
          </table:table-cell>
          <table:table-cell office:value-type="float" office:value="175.8952992" calcext:value-type="float">
            <text:p>175.8952992</text:p>
          </table:table-cell>
          <table:table-cell office:value-type="float" office:value="133" calcext:value-type="float">
            <text:p>13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991]+1" office:value-type="float" office:value="91" calcext:value-type="float">
            <text:p>91</text:p>
          </table:table-cell>
          <table:table-cell table:formula="of:=[.B991]" office:value-type="float" office:value="9" calcext:value-type="float">
            <text:p>9</text:p>
          </table:table-cell>
          <table:table-cell office:value-type="float" office:value="117.9277568" calcext:value-type="float">
            <text:p>117.9277568</text:p>
          </table:table-cell>
          <table:table-cell office:value-type="float" office:value="162.6996096" calcext:value-type="float">
            <text:p>162.6996096</text:p>
          </table:table-cell>
          <table:table-cell office:value-type="float" office:value="115" calcext:value-type="float">
            <text:p>11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992]+1" office:value-type="float" office:value="91" calcext:value-type="float">
            <text:p>91</text:p>
          </table:table-cell>
          <table:table-cell table:formula="of:=[.B992]" office:value-type="float" office:value="10" calcext:value-type="float">
            <text:p>10</text:p>
          </table:table-cell>
          <table:table-cell office:value-type="float" office:value="103.24681344" calcext:value-type="float">
            <text:p>103.24681344</text:p>
          </table:table-cell>
          <table:table-cell office:value-type="float" office:value="24.310368" calcext:value-type="float">
            <text:p>24.310368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993]+1" office:value-type="float" office:value="91" calcext:value-type="float">
            <text:p>91</text:p>
          </table:table-cell>
          <table:table-cell table:formula="of:=[.B993]" office:value-type="float" office:value="11" calcext:value-type="float">
            <text:p>11</text:p>
          </table:table-cell>
          <table:table-cell office:value-type="float" office:value="132.95876992" calcext:value-type="float">
            <text:p>132.95876992</text:p>
          </table:table-cell>
          <table:table-cell office:value-type="float" office:value="25.81102752" calcext:value-type="float">
            <text:p>25.81102752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994]+1" office:value-type="float" office:value="92" calcext:value-type="float">
            <text:p>92</text:p>
          </table:table-cell>
          <table:table-cell table:formula="of:=[.B994]" office:value-type="float" office:value="1" calcext:value-type="float">
            <text:p>1</text:p>
          </table:table-cell>
          <table:table-cell office:value-type="float" office:value="114.95525504" calcext:value-type="float">
            <text:p>114.95525504</text:p>
          </table:table-cell>
          <table:table-cell office:value-type="float" office:value="37.7347968" calcext:value-type="float">
            <text:p>37.7347968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995]+1" office:value-type="float" office:value="92" calcext:value-type="float">
            <text:p>92</text:p>
          </table:table-cell>
          <table:table-cell table:formula="of:=[.B995]" office:value-type="float" office:value="2" calcext:value-type="float">
            <text:p>2</text:p>
          </table:table-cell>
          <table:table-cell office:value-type="float" office:value="122.55238912" calcext:value-type="float">
            <text:p>122.55238912</text:p>
          </table:table-cell>
          <table:table-cell office:value-type="float" office:value="25.8277056" calcext:value-type="float">
            <text:p>25.8277056</text:p>
          </table:table-cell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996]+1" office:value-type="float" office:value="92" calcext:value-type="float">
            <text:p>92</text:p>
          </table:table-cell>
          <table:table-cell table:formula="of:=[.B996]" office:value-type="float" office:value="3" calcext:value-type="float">
            <text:p>3</text:p>
          </table:table-cell>
          <table:table-cell office:value-type="float" office:value="105.90176384" calcext:value-type="float">
            <text:p>105.90176384</text:p>
          </table:table-cell>
          <table:table-cell office:value-type="float" office:value="26.275392" calcext:value-type="float">
            <text:p>26.275392</text:p>
          </table:table-cell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997]+1" office:value-type="float" office:value="92" calcext:value-type="float">
            <text:p>92</text:p>
          </table:table-cell>
          <table:table-cell table:formula="of:=[.B997]" office:value-type="float" office:value="4" calcext:value-type="float">
            <text:p>4</text:p>
          </table:table-cell>
          <table:table-cell office:value-type="float" office:value="122.08696192" calcext:value-type="float">
            <text:p>122.08696192</text:p>
          </table:table-cell>
          <table:table-cell office:value-type="float" office:value="32.21801952" calcext:value-type="float">
            <text:p>32.21801952</text:p>
          </table:table-cell>
          <table:table-cell office:value-type="float" office:value="122" calcext:value-type="float">
            <text:p>1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998]+1" office:value-type="float" office:value="92" calcext:value-type="float">
            <text:p>92</text:p>
          </table:table-cell>
          <table:table-cell table:formula="of:=[.B998]" office:value-type="float" office:value="5" calcext:value-type="float">
            <text:p>5</text:p>
          </table:table-cell>
          <table:table-cell office:value-type="float" office:value="148.91234944" calcext:value-type="float">
            <text:p>148.91234944</text:p>
          </table:table-cell>
          <table:table-cell office:value-type="float" office:value="30.845856" calcext:value-type="float">
            <text:p>30.845856</text:p>
          </table:table-cell>
          <table:table-cell office:value-type="float" office:value="148" calcext:value-type="float">
            <text:p>1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999]+1" office:value-type="float" office:value="92" calcext:value-type="float">
            <text:p>92</text:p>
          </table:table-cell>
          <table:table-cell table:formula="of:=[.B999]" office:value-type="float" office:value="6" calcext:value-type="float">
            <text:p>6</text:p>
          </table:table-cell>
          <table:table-cell office:value-type="float" office:value="132.629956224" calcext:value-type="float">
            <text:p>132.629956224</text:p>
          </table:table-cell>
          <table:table-cell office:value-type="float" office:value="166.0878624" calcext:value-type="float">
            <text:p>166.0878624</text:p>
          </table:table-cell>
          <table:table-cell office:value-type="float" office:value="131" calcext:value-type="float">
            <text:p>13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000]+1" office:value-type="float" office:value="92" calcext:value-type="float">
            <text:p>92</text:p>
          </table:table-cell>
          <table:table-cell table:formula="of:=[.B1000]" office:value-type="float" office:value="7" calcext:value-type="float">
            <text:p>7</text:p>
          </table:table-cell>
          <table:table-cell office:value-type="float" office:value="114.062053632" calcext:value-type="float">
            <text:p>114.062053632</text:p>
          </table:table-cell>
          <table:table-cell office:value-type="float" office:value="178.7268336" calcext:value-type="float">
            <text:p>178.7268336</text:p>
          </table:table-cell>
          <table:table-cell office:value-type="float" office:value="114" calcext:value-type="float">
            <text:p>11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1001]+1" office:value-type="float" office:value="92" calcext:value-type="float">
            <text:p>92</text:p>
          </table:table-cell>
          <table:table-cell table:formula="of:=[.B1001]" office:value-type="float" office:value="8" calcext:value-type="float">
            <text:p>8</text:p>
          </table:table-cell>
          <table:table-cell office:value-type="float" office:value="106.98555392" calcext:value-type="float">
            <text:p>106.98555392</text:p>
          </table:table-cell>
          <table:table-cell office:value-type="float" office:value="179.0507184" calcext:value-type="float">
            <text:p>179.0507184</text:p>
          </table:table-cell>
          <table:table-cell office:value-type="float" office:value="108" calcext:value-type="float">
            <text:p>10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1002]+1" office:value-type="float" office:value="92" calcext:value-type="float">
            <text:p>92</text:p>
          </table:table-cell>
          <table:table-cell table:formula="of:=[.B1002]" office:value-type="float" office:value="9" calcext:value-type="float">
            <text:p>9</text:p>
          </table:table-cell>
          <table:table-cell office:value-type="float" office:value="89.02474624" calcext:value-type="float">
            <text:p>89.02474624</text:p>
          </table:table-cell>
          <table:table-cell office:value-type="float" office:value="165.620736" calcext:value-type="float">
            <text:p>165.620736</text:p>
          </table:table-cell>
          <table:table-cell office:value-type="float" office:value="91" calcext:value-type="float">
            <text:p>9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003]+1" office:value-type="float" office:value="92" calcext:value-type="float">
            <text:p>92</text:p>
          </table:table-cell>
          <table:table-cell table:formula="of:=[.B1003]" office:value-type="float" office:value="10" calcext:value-type="float">
            <text:p>10</text:p>
          </table:table-cell>
          <table:table-cell office:value-type="float" office:value="75.71714816" calcext:value-type="float">
            <text:p>75.71714816</text:p>
          </table:table-cell>
          <table:table-cell office:value-type="float" office:value="29.8194144" calcext:value-type="float">
            <text:p>29.8194144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004]+1" office:value-type="float" office:value="92" calcext:value-type="float">
            <text:p>92</text:p>
          </table:table-cell>
          <table:table-cell table:formula="of:=[.B1004]" office:value-type="float" office:value="11" calcext:value-type="float">
            <text:p>11</text:p>
          </table:table-cell>
          <table:table-cell office:value-type="float" office:value="105.10280576" calcext:value-type="float">
            <text:p>105.10280576</text:p>
          </table:table-cell>
          <table:table-cell office:value-type="float" office:value="32.0777952" calcext:value-type="float">
            <text:p>32.0777952</text:p>
          </table:table-cell>
          <table:table-cell office:value-type="float" office:value="106" calcext:value-type="float">
            <text:p>1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005]+1" office:value-type="float" office:value="93" calcext:value-type="float">
            <text:p>93</text:p>
          </table:table-cell>
          <table:table-cell table:formula="of:=[.B1005]" office:value-type="float" office:value="1" calcext:value-type="float">
            <text:p>1</text:p>
          </table:table-cell>
          <table:table-cell office:value-type="float" office:value="138.0832256" calcext:value-type="float">
            <text:p>138.0832256</text:p>
          </table:table-cell>
          <table:table-cell office:value-type="float" office:value="34.0773984" calcext:value-type="float">
            <text:p>34.0773984</text:p>
          </table:table-cell>
          <table:table-cell office:value-type="float" office:value="141" calcext:value-type="float">
            <text:p>1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006]+1" office:value-type="float" office:value="93" calcext:value-type="float">
            <text:p>93</text:p>
          </table:table-cell>
          <table:table-cell table:formula="of:=[.B1006]" office:value-type="float" office:value="2" calcext:value-type="float">
            <text:p>2</text:p>
          </table:table-cell>
          <table:table-cell office:value-type="float" office:value="146.132736" calcext:value-type="float">
            <text:p>146.132736</text:p>
          </table:table-cell>
          <table:table-cell office:value-type="float" office:value="22.7824608" calcext:value-type="float">
            <text:p>22.7824608</text:p>
          </table:table-cell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007]+1" office:value-type="float" office:value="93" calcext:value-type="float">
            <text:p>93</text:p>
          </table:table-cell>
          <table:table-cell table:formula="of:=[.B1007]" office:value-type="float" office:value="3" calcext:value-type="float">
            <text:p>3</text:p>
          </table:table-cell>
          <table:table-cell office:value-type="float" office:value="130.235051136" calcext:value-type="float">
            <text:p>130.235051136</text:p>
          </table:table-cell>
          <table:table-cell office:value-type="float" office:value="22.8217728" calcext:value-type="float">
            <text:p>22.8217728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008]+1" office:value-type="float" office:value="93" calcext:value-type="float">
            <text:p>93</text:p>
          </table:table-cell>
          <table:table-cell table:formula="of:=[.B1008]" office:value-type="float" office:value="4" calcext:value-type="float">
            <text:p>4</text:p>
          </table:table-cell>
          <table:table-cell office:value-type="float" office:value="146.473024" calcext:value-type="float">
            <text:p>146.473024</text:p>
          </table:table-cell>
          <table:table-cell office:value-type="float" office:value="29.2894944" calcext:value-type="float">
            <text:p>29.2894944</text:p>
          </table:table-cell>
          <table:table-cell office:value-type="float" office:value="149" calcext:value-type="float">
            <text:p>1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009]+1" office:value-type="float" office:value="93" calcext:value-type="float">
            <text:p>93</text:p>
          </table:table-cell>
          <table:table-cell table:formula="of:=[.B1009]" office:value-type="float" office:value="5" calcext:value-type="float">
            <text:p>5</text:p>
          </table:table-cell>
          <table:table-cell office:value-type="float" office:value="172.790912" calcext:value-type="float">
            <text:p>172.790912</text:p>
          </table:table-cell>
          <table:table-cell office:value-type="float" office:value="28.69806336" calcext:value-type="float">
            <text:p>28.69806336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010]+1" office:value-type="float" office:value="93" calcext:value-type="float">
            <text:p>93</text:p>
          </table:table-cell>
          <table:table-cell table:formula="of:=[.B1010]" office:value-type="float" office:value="6" calcext:value-type="float">
            <text:p>6</text:p>
          </table:table-cell>
          <table:table-cell office:value-type="float" office:value="150.35203584" calcext:value-type="float">
            <text:p>150.35203584</text:p>
          </table:table-cell>
          <table:table-cell office:value-type="float" office:value="162.28507776" calcext:value-type="float">
            <text:p>162.28507776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011]+1" office:value-type="float" office:value="93" calcext:value-type="float">
            <text:p>93</text:p>
          </table:table-cell>
          <table:table-cell table:formula="of:=[.B1011]" office:value-type="float" office:value="7" calcext:value-type="float">
            <text:p>7</text:p>
          </table:table-cell>
          <table:table-cell office:value-type="float" office:value="132.0485664" calcext:value-type="float">
            <text:p>132.0485664</text:p>
          </table:table-cell>
          <table:table-cell office:value-type="float" office:value="174.52564416" calcext:value-type="float">
            <text:p>174.52564416</text:p>
          </table:table-cell>
          <table:table-cell office:value-type="float" office:value="128" calcext:value-type="float">
            <text:p>12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012]+1" office:value-type="float" office:value="93" calcext:value-type="float">
            <text:p>93</text:p>
          </table:table-cell>
          <table:table-cell table:formula="of:=[.B1012]" office:value-type="float" office:value="8" calcext:value-type="float">
            <text:p>8</text:p>
          </table:table-cell>
          <table:table-cell office:value-type="float" office:value="124.85947392" calcext:value-type="float">
            <text:p>124.85947392</text:p>
          </table:table-cell>
          <table:table-cell office:value-type="float" office:value="174.3579312" calcext:value-type="float">
            <text:p>174.3579312</text:p>
          </table:table-cell>
          <table:table-cell office:value-type="float" office:value="121" calcext:value-type="float">
            <text:p>12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013]+1" office:value-type="float" office:value="93" calcext:value-type="float">
            <text:p>93</text:p>
          </table:table-cell>
          <table:table-cell table:formula="of:=[.B1013]" office:value-type="float" office:value="9" calcext:value-type="float">
            <text:p>9</text:p>
          </table:table-cell>
          <table:table-cell office:value-type="float" office:value="108.1934976" calcext:value-type="float">
            <text:p>108.1934976</text:p>
          </table:table-cell>
          <table:table-cell office:value-type="float" office:value="161.596848" calcext:value-type="float">
            <text:p>161.596848</text:p>
          </table:table-cell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014]+1" office:value-type="float" office:value="93" calcext:value-type="float">
            <text:p>93</text:p>
          </table:table-cell>
          <table:table-cell table:formula="of:=[.B1014]" office:value-type="float" office:value="10" calcext:value-type="float">
            <text:p>10</text:p>
          </table:table-cell>
          <table:table-cell office:value-type="float" office:value="99.65554944" calcext:value-type="float">
            <text:p>99.65554944</text:p>
          </table:table-cell>
          <table:table-cell office:value-type="float" office:value="25.88916768" calcext:value-type="float">
            <text:p>25.88916768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015]+1" office:value-type="float" office:value="93" calcext:value-type="float">
            <text:p>93</text:p>
          </table:table-cell>
          <table:table-cell table:formula="of:=[.B1015]" office:value-type="float" office:value="11" calcext:value-type="float">
            <text:p>11</text:p>
          </table:table-cell>
          <table:table-cell office:value-type="float" office:value="129.522775168" calcext:value-type="float">
            <text:p>129.522775168</text:p>
          </table:table-cell>
          <table:table-cell office:value-type="float" office:value="28.7895984" calcext:value-type="float">
            <text:p>28.7895984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016]+1" office:value-type="float" office:value="94" calcext:value-type="float">
            <text:p>94</text:p>
          </table:table-cell>
          <table:table-cell table:formula="of:=[.B1016]" office:value-type="float" office:value="1" calcext:value-type="float">
            <text:p>1</text:p>
          </table:table-cell>
          <table:table-cell office:value-type="float" office:value="129.406660672" calcext:value-type="float">
            <text:p>129.406660672</text:p>
          </table:table-cell>
          <table:table-cell office:value-type="float" office:value="33.7707936" calcext:value-type="float">
            <text:p>33.770793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017]+1" office:value-type="float" office:value="94" calcext:value-type="float">
            <text:p>94</text:p>
          </table:table-cell>
          <table:table-cell table:formula="of:=[.B1017]" office:value-type="float" office:value="2" calcext:value-type="float">
            <text:p>2</text:p>
          </table:table-cell>
          <table:table-cell office:value-type="float" office:value="137.181472768" calcext:value-type="float">
            <text:p>137.181472768</text:p>
          </table:table-cell>
          <table:table-cell office:value-type="float" office:value="22.1133696" calcext:value-type="float">
            <text:p>22.1133696</text:p>
          </table:table-cell>
          <table:table-cell office:value-type="float" office:value="137" calcext:value-type="float">
            <text:p>1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018]+1" office:value-type="float" office:value="94" calcext:value-type="float">
            <text:p>94</text:p>
          </table:table-cell>
          <table:table-cell table:formula="of:=[.B1018]" office:value-type="float" office:value="3" calcext:value-type="float">
            <text:p>3</text:p>
          </table:table-cell>
          <table:table-cell office:value-type="float" office:value="120.075280128" calcext:value-type="float">
            <text:p>120.075280128</text:p>
          </table:table-cell>
          <table:table-cell office:value-type="float" office:value="22.01173824" calcext:value-type="float">
            <text:p>22.01173824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019]+1" office:value-type="float" office:value="94" calcext:value-type="float">
            <text:p>94</text:p>
          </table:table-cell>
          <table:table-cell table:formula="of:=[.B1019]" office:value-type="float" office:value="4" calcext:value-type="float">
            <text:p>4</text:p>
          </table:table-cell>
          <table:table-cell office:value-type="float" office:value="137.33674624" calcext:value-type="float">
            <text:p>137.33674624</text:p>
          </table:table-cell>
          <table:table-cell office:value-type="float" office:value="28.20466272" calcext:value-type="float">
            <text:p>28.20466272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020]+1" office:value-type="float" office:value="94" calcext:value-type="float">
            <text:p>94</text:p>
          </table:table-cell>
          <table:table-cell table:formula="of:=[.B1020]" office:value-type="float" office:value="5" calcext:value-type="float">
            <text:p>5</text:p>
          </table:table-cell>
          <table:table-cell office:value-type="float" office:value="162.699264" calcext:value-type="float">
            <text:p>162.699264</text:p>
          </table:table-cell>
          <table:table-cell office:value-type="float" office:value="26.29064928" calcext:value-type="float">
            <text:p>26.29064928</text:p>
          </table:table-cell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021]+1" office:value-type="float" office:value="94" calcext:value-type="float">
            <text:p>94</text:p>
          </table:table-cell>
          <table:table-cell table:formula="of:=[.B1021]" office:value-type="float" office:value="6" calcext:value-type="float">
            <text:p>6</text:p>
          </table:table-cell>
          <table:table-cell office:value-type="float" office:value="147.15510144" calcext:value-type="float">
            <text:p>147.15510144</text:p>
          </table:table-cell>
          <table:table-cell office:value-type="float" office:value="160.55149824" calcext:value-type="float">
            <text:p>160.55149824</text:p>
          </table:table-cell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022]+1" office:value-type="float" office:value="94" calcext:value-type="float">
            <text:p>94</text:p>
          </table:table-cell>
          <table:table-cell table:formula="of:=[.B1022]" office:value-type="float" office:value="7" calcext:value-type="float">
            <text:p>7</text:p>
          </table:table-cell>
          <table:table-cell office:value-type="float" office:value="130.17921152" calcext:value-type="float">
            <text:p>130.17921152</text:p>
          </table:table-cell>
          <table:table-cell office:value-type="float" office:value="173.4368304" calcext:value-type="float">
            <text:p>173.4368304</text:p>
          </table:table-cell>
          <table:table-cell office:value-type="float" office:value="128" calcext:value-type="float">
            <text:p>1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1023]+1" office:value-type="float" office:value="94" calcext:value-type="float">
            <text:p>94</text:p>
          </table:table-cell>
          <table:table-cell table:formula="of:=[.B1023]" office:value-type="float" office:value="8" calcext:value-type="float">
            <text:p>8</text:p>
          </table:table-cell>
          <table:table-cell office:value-type="float" office:value="123.547720448" calcext:value-type="float">
            <text:p>123.547720448</text:p>
          </table:table-cell>
          <table:table-cell office:value-type="float" office:value="173.7562464" calcext:value-type="float">
            <text:p>173.7562464</text:p>
          </table:table-cell>
          <table:table-cell office:value-type="float" office:value="122" calcext:value-type="float">
            <text:p>12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1024]+1" office:value-type="float" office:value="94" calcext:value-type="float">
            <text:p>94</text:p>
          </table:table-cell>
          <table:table-cell table:formula="of:=[.B1024]" office:value-type="float" office:value="9" calcext:value-type="float">
            <text:p>9</text:p>
          </table:table-cell>
          <table:table-cell office:value-type="float" office:value="106.019584" calcext:value-type="float">
            <text:p>106.019584</text:p>
          </table:table-cell>
          <table:table-cell office:value-type="float" office:value="160.97945568" calcext:value-type="float">
            <text:p>160.97945568</text:p>
          </table:table-cell>
          <table:table-cell office:value-type="float" office:value="105" calcext:value-type="float">
            <text:p>10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025]+1" office:value-type="float" office:value="94" calcext:value-type="float">
            <text:p>94</text:p>
          </table:table-cell>
          <table:table-cell table:formula="of:=[.B1025]" office:value-type="float" office:value="10" calcext:value-type="float">
            <text:p>10</text:p>
          </table:table-cell>
          <table:table-cell office:value-type="float" office:value="91.59558144" calcext:value-type="float">
            <text:p>91.59558144</text:p>
          </table:table-cell>
          <table:table-cell office:value-type="float" office:value="26.3624928" calcext:value-type="float">
            <text:p>26.3624928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026]+1" office:value-type="float" office:value="94" calcext:value-type="float">
            <text:p>94</text:p>
          </table:table-cell>
          <table:table-cell table:formula="of:=[.B1026]" office:value-type="float" office:value="11" calcext:value-type="float">
            <text:p>11</text:p>
          </table:table-cell>
          <table:table-cell office:value-type="float" office:value="120.7497568" calcext:value-type="float">
            <text:p>120.7497568</text:p>
          </table:table-cell>
          <table:table-cell office:value-type="float" office:value="28.3795776" calcext:value-type="float">
            <text:p>28.3795776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027]+1" office:value-type="float" office:value="95" calcext:value-type="float">
            <text:p>95</text:p>
          </table:table-cell>
          <table:table-cell table:formula="of:=[.B1027]" office:value-type="float" office:value="1" calcext:value-type="float">
            <text:p>1</text:p>
          </table:table-cell>
          <table:table-cell office:value-type="float" office:value="149.5376768" calcext:value-type="float">
            <text:p>149.5376768</text:p>
          </table:table-cell>
          <table:table-cell office:value-type="float" office:value="32.6725104" calcext:value-type="float">
            <text:p>32.6725104</text:p>
          </table:table-cell>
          <table:table-cell office:value-type="float" office:value="153" calcext:value-type="float">
            <text:p>1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028]+1" office:value-type="float" office:value="95" calcext:value-type="float">
            <text:p>95</text:p>
          </table:table-cell>
          <table:table-cell table:formula="of:=[.B1028]" office:value-type="float" office:value="2" calcext:value-type="float">
            <text:p>2</text:p>
          </table:table-cell>
          <table:table-cell office:value-type="float" office:value="157.02871936" calcext:value-type="float">
            <text:p>157.02871936</text:p>
          </table:table-cell>
          <table:table-cell office:value-type="float" office:value="21.7382592" calcext:value-type="float">
            <text:p>21.7382592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029]+1" office:value-type="float" office:value="95" calcext:value-type="float">
            <text:p>95</text:p>
          </table:table-cell>
          <table:table-cell table:formula="of:=[.B1029]" office:value-type="float" office:value="3" calcext:value-type="float">
            <text:p>3</text:p>
          </table:table-cell>
          <table:table-cell office:value-type="float" office:value="142.327878912" calcext:value-type="float">
            <text:p>142.327878912</text:p>
          </table:table-cell>
          <table:table-cell office:value-type="float" office:value="21.92480256" calcext:value-type="float">
            <text:p>21.92480256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030]+1" office:value-type="float" office:value="95" calcext:value-type="float">
            <text:p>95</text:p>
          </table:table-cell>
          <table:table-cell table:formula="of:=[.B1030]" office:value-type="float" office:value="4" calcext:value-type="float">
            <text:p>4</text:p>
          </table:table-cell>
          <table:table-cell office:value-type="float" office:value="157.12128512" calcext:value-type="float">
            <text:p>157.12128512</text:p>
          </table:table-cell>
          <table:table-cell office:value-type="float" office:value="27.3187776" calcext:value-type="float">
            <text:p>27.3187776</text:p>
          </table:table-cell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031]+1" office:value-type="float" office:value="95" calcext:value-type="float">
            <text:p>95</text:p>
          </table:table-cell>
          <table:table-cell table:formula="of:=[.B1031]" office:value-type="float" office:value="5" calcext:value-type="float">
            <text:p>5</text:p>
          </table:table-cell>
          <table:table-cell office:value-type="float" office:value="182.6084992" calcext:value-type="float">
            <text:p>182.6084992</text:p>
          </table:table-cell>
          <table:table-cell office:value-type="float" office:value="27.539184" calcext:value-type="float">
            <text:p>27.539184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032]+1" office:value-type="float" office:value="95" calcext:value-type="float">
            <text:p>95</text:p>
          </table:table-cell>
          <table:table-cell table:formula="of:=[.B1032]" office:value-type="float" office:value="6" calcext:value-type="float">
            <text:p>6</text:p>
          </table:table-cell>
          <table:table-cell office:value-type="float" office:value="165.1000192" calcext:value-type="float">
            <text:p>165.1000192</text:p>
          </table:table-cell>
          <table:table-cell office:value-type="float" office:value="155.0670528" calcext:value-type="float">
            <text:p>155.0670528</text:p>
          </table:table-cell>
          <table:table-cell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033]+1" office:value-type="float" office:value="95" calcext:value-type="float">
            <text:p>95</text:p>
          </table:table-cell>
          <table:table-cell table:formula="of:=[.B1033]" office:value-type="float" office:value="7" calcext:value-type="float">
            <text:p>7</text:p>
          </table:table-cell>
          <table:table-cell office:value-type="float" office:value="145.00321536" calcext:value-type="float">
            <text:p>145.00321536</text:p>
          </table:table-cell>
          <table:table-cell office:value-type="float" office:value="167.2790736" calcext:value-type="float">
            <text:p>167.2790736</text:p>
          </table:table-cell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034]+1" office:value-type="float" office:value="95" calcext:value-type="float">
            <text:p>95</text:p>
          </table:table-cell>
          <table:table-cell table:formula="of:=[.B1034]" office:value-type="float" office:value="8" calcext:value-type="float">
            <text:p>8</text:p>
          </table:table-cell>
          <table:table-cell office:value-type="float" office:value="137.71796096" calcext:value-type="float">
            <text:p>137.71796096</text:p>
          </table:table-cell>
          <table:table-cell office:value-type="float" office:value="167.0582496" calcext:value-type="float">
            <text:p>167.0582496</text:p>
          </table:table-cell>
          <table:table-cell office:value-type="float" office:value="136" calcext:value-type="float">
            <text:p>13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035]+1" office:value-type="float" office:value="95" calcext:value-type="float">
            <text:p>95</text:p>
          </table:table-cell>
          <table:table-cell table:formula="of:=[.B1035]" office:value-type="float" office:value="9" calcext:value-type="float">
            <text:p>9</text:p>
          </table:table-cell>
          <table:table-cell office:value-type="float" office:value="121.870851456" calcext:value-type="float">
            <text:p>121.870851456</text:p>
          </table:table-cell>
          <table:table-cell office:value-type="float" office:value="153.82008" calcext:value-type="float">
            <text:p>153.82008</text:p>
          </table:table-cell>
          <table:table-cell office:value-type="float" office:value="120" calcext:value-type="float">
            <text:p>12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1036]+1" office:value-type="float" office:value="95" calcext:value-type="float">
            <text:p>95</text:p>
          </table:table-cell>
          <table:table-cell table:formula="of:=[.B1036]" office:value-type="float" office:value="10" calcext:value-type="float">
            <text:p>10</text:p>
          </table:table-cell>
          <table:table-cell office:value-type="float" office:value="113.17569536" calcext:value-type="float">
            <text:p>113.17569536</text:p>
          </table:table-cell>
          <table:table-cell office:value-type="float" office:value="23.7689952" calcext:value-type="float">
            <text:p>23.7689952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037]+1" office:value-type="float" office:value="95" calcext:value-type="float">
            <text:p>95</text:p>
          </table:table-cell>
          <table:table-cell table:formula="of:=[.B1037]" office:value-type="float" office:value="11" calcext:value-type="float">
            <text:p>11</text:p>
          </table:table-cell>
          <table:table-cell office:value-type="float" office:value="141.03635328" calcext:value-type="float">
            <text:p>141.03635328</text:p>
          </table:table-cell>
          <table:table-cell office:value-type="float" office:value="26.9546496" calcext:value-type="float">
            <text:p>26.9546496</text:p>
          </table:table-cell>
          <table:table-cell office:value-type="float" office:value="144" calcext:value-type="float">
            <text:p>1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038]+1" office:value-type="float" office:value="96" calcext:value-type="float">
            <text:p>96</text:p>
          </table:table-cell>
          <table:table-cell table:formula="of:=[.B1038]" office:value-type="float" office:value="1" calcext:value-type="float">
            <text:p>1</text:p>
          </table:table-cell>
          <table:table-cell office:value-type="float" office:value="159.11843072" calcext:value-type="float">
            <text:p>159.11843072</text:p>
          </table:table-cell>
          <table:table-cell office:value-type="float" office:value="22.8891504" calcext:value-type="float">
            <text:p>22.889150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039]+1" office:value-type="float" office:value="96" calcext:value-type="float">
            <text:p>96</text:p>
          </table:table-cell>
          <table:table-cell table:formula="of:=[.B1039]" office:value-type="float" office:value="2" calcext:value-type="float">
            <text:p>2</text:p>
          </table:table-cell>
          <table:table-cell office:value-type="float" office:value="166.84030208" calcext:value-type="float">
            <text:p>166.84030208</text:p>
          </table:table-cell>
          <table:table-cell office:value-type="float" office:value="10.8991008" calcext:value-type="float">
            <text:p>10.8991008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040]+1" office:value-type="float" office:value="96" calcext:value-type="float">
            <text:p>96</text:p>
          </table:table-cell>
          <table:table-cell table:formula="of:=[.B1040]" office:value-type="float" office:value="3" calcext:value-type="float">
            <text:p>3</text:p>
          </table:table-cell>
          <table:table-cell office:value-type="float" office:value="151.26411264" calcext:value-type="float">
            <text:p>151.26411264</text:p>
          </table:table-cell>
          <table:table-cell office:value-type="float" office:value="10.64133408" calcext:value-type="float">
            <text:p>10.64133408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041]+1" office:value-type="float" office:value="96" calcext:value-type="float">
            <text:p>96</text:p>
          </table:table-cell>
          <table:table-cell table:formula="of:=[.B1041]" office:value-type="float" office:value="4" calcext:value-type="float">
            <text:p>4</text:p>
          </table:table-cell>
          <table:table-cell office:value-type="float" office:value="167.51272192" calcext:value-type="float">
            <text:p>167.51272192</text:p>
          </table:table-cell>
          <table:table-cell office:value-type="float" office:value="17.02856256" calcext:value-type="float">
            <text:p>17.02856256</text:p>
          </table:table-cell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042]+1" office:value-type="float" office:value="96" calcext:value-type="float">
            <text:p>96</text:p>
          </table:table-cell>
          <table:table-cell table:formula="of:=[.B1042]" office:value-type="float" office:value="5" calcext:value-type="float">
            <text:p>5</text:p>
          </table:table-cell>
          <table:table-cell office:value-type="float" office:value="193.14173952" calcext:value-type="float">
            <text:p>193.14173952</text:p>
          </table:table-cell>
          <table:table-cell office:value-type="float" office:value="14.2838208" calcext:value-type="float">
            <text:p>14.2838208</text:p>
          </table:table-cell>
          <table:table-cell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043]+1" office:value-type="float" office:value="96" calcext:value-type="float">
            <text:p>96</text:p>
          </table:table-cell>
          <table:table-cell table:formula="of:=[.B1043]" office:value-type="float" office:value="6" calcext:value-type="float">
            <text:p>6</text:p>
          </table:table-cell>
          <table:table-cell office:value-type="float" office:value="177.71242496" calcext:value-type="float">
            <text:p>177.71242496</text:p>
          </table:table-cell>
          <table:table-cell office:value-type="float" office:value="149.64538176" calcext:value-type="float">
            <text:p>149.64538176</text:p>
          </table:table-cell>
          <table:table-cell office:value-type="float" office:value="179" calcext:value-type="float">
            <text:p>17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1044]+1" office:value-type="float" office:value="96" calcext:value-type="float">
            <text:p>96</text:p>
          </table:table-cell>
          <table:table-cell table:formula="of:=[.B1044]" office:value-type="float" office:value="7" calcext:value-type="float">
            <text:p>7</text:p>
          </table:table-cell>
          <table:table-cell office:value-type="float" office:value="159.6848704" calcext:value-type="float">
            <text:p>159.6848704</text:p>
          </table:table-cell>
          <table:table-cell office:value-type="float" office:value="162.67836" calcext:value-type="float">
            <text:p>162.67836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045]+1" office:value-type="float" office:value="96" calcext:value-type="float">
            <text:p>96</text:p>
          </table:table-cell>
          <table:table-cell table:formula="of:=[.B1045]" office:value-type="float" office:value="8" calcext:value-type="float">
            <text:p>8</text:p>
          </table:table-cell>
          <table:table-cell office:value-type="float" office:value="152.4231104" calcext:value-type="float">
            <text:p>152.4231104</text:p>
          </table:table-cell>
          <table:table-cell office:value-type="float" office:value="162.3384864" calcext:value-type="float">
            <text:p>162.3384864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046]+1" office:value-type="float" office:value="96" calcext:value-type="float">
            <text:p>96</text:p>
          </table:table-cell>
          <table:table-cell table:formula="of:=[.B1046]" office:value-type="float" office:value="9" calcext:value-type="float">
            <text:p>9</text:p>
          </table:table-cell>
          <table:table-cell office:value-type="float" office:value="135.575300224" calcext:value-type="float">
            <text:p>135.575300224</text:p>
          </table:table-cell>
          <table:table-cell office:value-type="float" office:value="150.65832" calcext:value-type="float">
            <text:p>150.65832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1047]+1" office:value-type="float" office:value="96" calcext:value-type="float">
            <text:p>96</text:p>
          </table:table-cell>
          <table:table-cell table:formula="of:=[.B1047]" office:value-type="float" office:value="10" calcext:value-type="float">
            <text:p>10</text:p>
          </table:table-cell>
          <table:table-cell office:value-type="float" office:value="120.4000544" calcext:value-type="float">
            <text:p>120.4000544</text:p>
          </table:table-cell>
          <table:table-cell office:value-type="float" office:value="14.9854656" calcext:value-type="float">
            <text:p>14.9854656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048]+1" office:value-type="float" office:value="96" calcext:value-type="float">
            <text:p>96</text:p>
          </table:table-cell>
          <table:table-cell table:formula="of:=[.B1048]" office:value-type="float" office:value="11" calcext:value-type="float">
            <text:p>11</text:p>
          </table:table-cell>
          <table:table-cell office:value-type="float" office:value="150.2567936" calcext:value-type="float">
            <text:p>150.2567936</text:p>
          </table:table-cell>
          <table:table-cell office:value-type="float" office:value="16.6427232" calcext:value-type="float">
            <text:p>16.6427232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049]+1" office:value-type="float" office:value="97" calcext:value-type="float">
            <text:p>97</text:p>
          </table:table-cell>
          <table:table-cell table:formula="of:=[.B1049]" office:value-type="float" office:value="1" calcext:value-type="float">
            <text:p>1</text:p>
          </table:table-cell>
          <table:table-cell office:value-type="float" office:value="128.8817196544" calcext:value-type="float">
            <text:p>128.8817196544</text:p>
          </table:table-cell>
          <table:table-cell office:value-type="float" office:value="26.76211776" calcext:value-type="float">
            <text:p>26.7621177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050]+1" office:value-type="float" office:value="97" calcext:value-type="float">
            <text:p>97</text:p>
          </table:table-cell>
          <table:table-cell table:formula="of:=[.B1050]" office:value-type="float" office:value="2" calcext:value-type="float">
            <text:p>2</text:p>
          </table:table-cell>
          <table:table-cell office:value-type="float" office:value="137.125904128" calcext:value-type="float">
            <text:p>137.125904128</text:p>
          </table:table-cell>
          <table:table-cell office:value-type="float" office:value="15.1976832" calcext:value-type="float">
            <text:p>15.1976832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051]+1" office:value-type="float" office:value="97" calcext:value-type="float">
            <text:p>97</text:p>
          </table:table-cell>
          <table:table-cell table:formula="of:=[.B1051]" office:value-type="float" office:value="3" calcext:value-type="float">
            <text:p>3</text:p>
          </table:table-cell>
          <table:table-cell office:value-type="float" office:value="119.26016384" calcext:value-type="float">
            <text:p>119.26016384</text:p>
          </table:table-cell>
          <table:table-cell office:value-type="float" office:value="15.24018816" calcext:value-type="float">
            <text:p>15.24018816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052]+1" office:value-type="float" office:value="97" calcext:value-type="float">
            <text:p>97</text:p>
          </table:table-cell>
          <table:table-cell table:formula="of:=[.B1052]" office:value-type="float" office:value="4" calcext:value-type="float">
            <text:p>4</text:p>
          </table:table-cell>
          <table:table-cell office:value-type="float" office:value="137.30723072" calcext:value-type="float">
            <text:p>137.30723072</text:p>
          </table:table-cell>
          <table:table-cell office:value-type="float" office:value="21.1810464" calcext:value-type="float">
            <text:p>21.1810464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053]+1" office:value-type="float" office:value="97" calcext:value-type="float">
            <text:p>97</text:p>
          </table:table-cell>
          <table:table-cell table:formula="of:=[.B1053]" office:value-type="float" office:value="5" calcext:value-type="float">
            <text:p>5</text:p>
          </table:table-cell>
          <table:table-cell office:value-type="float" office:value="163.90383104" calcext:value-type="float">
            <text:p>163.90383104</text:p>
          </table:table-cell>
          <table:table-cell office:value-type="float" office:value="18.8810688" calcext:value-type="float">
            <text:p>18.8810688</text:p>
          </table:table-cell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054]+1" office:value-type="float" office:value="97" calcext:value-type="float">
            <text:p>97</text:p>
          </table:table-cell>
          <table:table-cell table:formula="of:=[.B1054]" office:value-type="float" office:value="6" calcext:value-type="float">
            <text:p>6</text:p>
          </table:table-cell>
          <table:table-cell office:value-type="float" office:value="150.48163968" calcext:value-type="float">
            <text:p>150.48163968</text:p>
          </table:table-cell>
          <table:table-cell office:value-type="float" office:value="159.6583392" calcext:value-type="float">
            <text:p>159.658339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055]+1" office:value-type="float" office:value="97" calcext:value-type="float">
            <text:p>97</text:p>
          </table:table-cell>
          <table:table-cell table:formula="of:=[.B1055]" office:value-type="float" office:value="7" calcext:value-type="float">
            <text:p>7</text:p>
          </table:table-cell>
          <table:table-cell office:value-type="float" office:value="132.38403584" calcext:value-type="float">
            <text:p>132.38403584</text:p>
          </table:table-cell>
          <table:table-cell office:value-type="float" office:value="172.9177824" calcext:value-type="float">
            <text:p>172.9177824</text:p>
          </table:table-cell>
          <table:table-cell office:value-type="float" office:value="132" calcext:value-type="float">
            <text:p>13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1056]+1" office:value-type="float" office:value="97" calcext:value-type="float">
            <text:p>97</text:p>
          </table:table-cell>
          <table:table-cell table:formula="of:=[.B1056]" office:value-type="float" office:value="8" calcext:value-type="float">
            <text:p>8</text:p>
          </table:table-cell>
          <table:table-cell office:value-type="float" office:value="125.815220864" calcext:value-type="float">
            <text:p>125.815220864</text:p>
          </table:table-cell>
          <table:table-cell office:value-type="float" office:value="172.96695936" calcext:value-type="float">
            <text:p>172.96695936</text:p>
          </table:table-cell>
          <table:table-cell office:value-type="float" office:value="124" calcext:value-type="float">
            <text:p>1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1057]+1" office:value-type="float" office:value="97" calcext:value-type="float">
            <text:p>97</text:p>
          </table:table-cell>
          <table:table-cell table:formula="of:=[.B1057]" office:value-type="float" office:value="9" calcext:value-type="float">
            <text:p>9</text:p>
          </table:table-cell>
          <table:table-cell office:value-type="float" office:value="107.06637952" calcext:value-type="float">
            <text:p>107.06637952</text:p>
          </table:table-cell>
          <table:table-cell office:value-type="float" office:value="160.4434608" calcext:value-type="float">
            <text:p>160.4434608</text:p>
          </table:table-cell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058]+1" office:value-type="float" office:value="97" calcext:value-type="float">
            <text:p>97</text:p>
          </table:table-cell>
          <table:table-cell table:formula="of:=[.B1058]" office:value-type="float" office:value="10" calcext:value-type="float">
            <text:p>10</text:p>
          </table:table-cell>
          <table:table-cell office:value-type="float" office:value="89.5523072" calcext:value-type="float">
            <text:p>89.5523072</text:p>
          </table:table-cell>
          <table:table-cell office:value-type="float" office:value="20.2410528" calcext:value-type="float">
            <text:p>20.2410528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059]+1" office:value-type="float" office:value="97" calcext:value-type="float">
            <text:p>97</text:p>
          </table:table-cell>
          <table:table-cell table:formula="of:=[.B1059]" office:value-type="float" office:value="11" calcext:value-type="float">
            <text:p>11</text:p>
          </table:table-cell>
          <table:table-cell office:value-type="float" office:value="120.21930176" calcext:value-type="float">
            <text:p>120.21930176</text:p>
          </table:table-cell>
          <table:table-cell office:value-type="float" office:value="21.4223136" calcext:value-type="float">
            <text:p>21.4223136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060]+1" office:value-type="float" office:value="98" calcext:value-type="float">
            <text:p>98</text:p>
          </table:table-cell>
          <table:table-cell table:formula="of:=[.B1060]" office:value-type="float" office:value="1" calcext:value-type="float">
            <text:p>1</text:p>
          </table:table-cell>
          <table:table-cell office:value-type="float" office:value="150.870048" calcext:value-type="float">
            <text:p>150.870048</text:p>
          </table:table-cell>
          <table:table-cell office:value-type="float" office:value="36.4469376" calcext:value-type="float">
            <text:p>36.4469376</text:p>
          </table:table-cell>
          <table:table-cell office:value-type="float" office:value="153" calcext:value-type="float">
            <text:p>1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061]+1" office:value-type="float" office:value="98" calcext:value-type="float">
            <text:p>98</text:p>
          </table:table-cell>
          <table:table-cell table:formula="of:=[.B1061]" office:value-type="float" office:value="2" calcext:value-type="float">
            <text:p>2</text:p>
          </table:table-cell>
          <table:table-cell office:value-type="float" office:value="158.58713088" calcext:value-type="float">
            <text:p>158.58713088</text:p>
          </table:table-cell>
          <table:table-cell office:value-type="float" office:value="24.6169536" calcext:value-type="float">
            <text:p>24.6169536</text:p>
          </table:table-cell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062]+1" office:value-type="float" office:value="98" calcext:value-type="float">
            <text:p>98</text:p>
          </table:table-cell>
          <table:table-cell table:formula="of:=[.B1062]" office:value-type="float" office:value="3" calcext:value-type="float">
            <text:p>3</text:p>
          </table:table-cell>
          <table:table-cell office:value-type="float" office:value="142.91509824" calcext:value-type="float">
            <text:p>142.91509824</text:p>
          </table:table-cell>
          <table:table-cell office:value-type="float" office:value="25.3383984" calcext:value-type="float">
            <text:p>25.3383984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063]+1" office:value-type="float" office:value="98" calcext:value-type="float">
            <text:p>98</text:p>
          </table:table-cell>
          <table:table-cell table:formula="of:=[.B1063]" office:value-type="float" office:value="4" calcext:value-type="float">
            <text:p>4</text:p>
          </table:table-cell>
          <table:table-cell office:value-type="float" office:value="158.63304576" calcext:value-type="float">
            <text:p>158.63304576</text:p>
          </table:table-cell>
          <table:table-cell office:value-type="float" office:value="31.53146592" calcext:value-type="float">
            <text:p>31.53146592</text:p>
          </table:table-cell>
          <table:table-cell office:value-type="float" office:value="162" calcext:value-type="float">
            <text:p>1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064]+1" office:value-type="float" office:value="98" calcext:value-type="float">
            <text:p>98</text:p>
          </table:table-cell>
          <table:table-cell table:formula="of:=[.B1064]" office:value-type="float" office:value="5" calcext:value-type="float">
            <text:p>5</text:p>
          </table:table-cell>
          <table:table-cell office:value-type="float" office:value="184.19532032" calcext:value-type="float">
            <text:p>184.19532032</text:p>
          </table:table-cell>
          <table:table-cell office:value-type="float" office:value="29.1060672" calcext:value-type="float">
            <text:p>29.1060672</text:p>
          </table:table-cell>
          <table:table-cell office:value-type="float" office:value="186" calcext:value-type="float">
            <text:p>1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065]+1" office:value-type="float" office:value="98" calcext:value-type="float">
            <text:p>98</text:p>
          </table:table-cell>
          <table:table-cell table:formula="of:=[.B1065]" office:value-type="float" office:value="6" calcext:value-type="float">
            <text:p>6</text:p>
          </table:table-cell>
          <table:table-cell office:value-type="float" office:value="168.88913024" calcext:value-type="float">
            <text:p>168.88913024</text:p>
          </table:table-cell>
          <table:table-cell office:value-type="float" office:value="162.037344" calcext:value-type="float">
            <text:p>162.037344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066]+1" office:value-type="float" office:value="98" calcext:value-type="float">
            <text:p>98</text:p>
          </table:table-cell>
          <table:table-cell table:formula="of:=[.B1066]" office:value-type="float" office:value="7" calcext:value-type="float">
            <text:p>7</text:p>
          </table:table-cell>
          <table:table-cell office:value-type="float" office:value="152.66169216" calcext:value-type="float">
            <text:p>152.66169216</text:p>
          </table:table-cell>
          <table:table-cell office:value-type="float" office:value="175.660176" calcext:value-type="float">
            <text:p>175.660176</text:p>
          </table:table-cell>
          <table:table-cell office:value-type="float" office:value="152" calcext:value-type="float">
            <text:p>15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067]+1" office:value-type="float" office:value="98" calcext:value-type="float">
            <text:p>98</text:p>
          </table:table-cell>
          <table:table-cell table:formula="of:=[.B1067]" office:value-type="float" office:value="8" calcext:value-type="float">
            <text:p>8</text:p>
          </table:table-cell>
          <table:table-cell office:value-type="float" office:value="142.96381568" calcext:value-type="float">
            <text:p>142.96381568</text:p>
          </table:table-cell>
          <table:table-cell office:value-type="float" office:value="175.48887072" calcext:value-type="float">
            <text:p>175.4888707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068]+1" office:value-type="float" office:value="98" calcext:value-type="float">
            <text:p>98</text:p>
          </table:table-cell>
          <table:table-cell table:formula="of:=[.B1068]" office:value-type="float" office:value="9" calcext:value-type="float">
            <text:p>9</text:p>
          </table:table-cell>
          <table:table-cell office:value-type="float" office:value="126.927827328" calcext:value-type="float">
            <text:p>126.927827328</text:p>
          </table:table-cell>
          <table:table-cell office:value-type="float" office:value="162.2351184" calcext:value-type="float">
            <text:p>162.2351184</text:p>
          </table:table-cell>
          <table:table-cell office:value-type="float" office:value="126" calcext:value-type="float">
            <text:p>12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069]+1" office:value-type="float" office:value="98" calcext:value-type="float">
            <text:p>98</text:p>
          </table:table-cell>
          <table:table-cell table:formula="of:=[.B1069]" office:value-type="float" office:value="10" calcext:value-type="float">
            <text:p>10</text:p>
          </table:table-cell>
          <table:table-cell office:value-type="float" office:value="113.84762752" calcext:value-type="float">
            <text:p>113.84762752</text:p>
          </table:table-cell>
          <table:table-cell office:value-type="float" office:value="29.3357376" calcext:value-type="float">
            <text:p>29.3357376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070]+1" office:value-type="float" office:value="98" calcext:value-type="float">
            <text:p>98</text:p>
          </table:table-cell>
          <table:table-cell table:formula="of:=[.B1070]" office:value-type="float" office:value="11" calcext:value-type="float">
            <text:p>11</text:p>
          </table:table-cell>
          <table:table-cell office:value-type="float" office:value="141.880188928" calcext:value-type="float">
            <text:p>141.880188928</text:p>
          </table:table-cell>
          <table:table-cell office:value-type="float" office:value="31.450344" calcext:value-type="float">
            <text:p>31.450344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071]+1" office:value-type="float" office:value="99" calcext:value-type="float">
            <text:p>99</text:p>
          </table:table-cell>
          <table:table-cell table:formula="of:=[.B1071]" office:value-type="float" office:value="1" calcext:value-type="float">
            <text:p>1</text:p>
          </table:table-cell>
          <table:table-cell office:value-type="float" office:value="145.25849344" calcext:value-type="float">
            <text:p>145.25849344</text:p>
          </table:table-cell>
          <table:table-cell office:value-type="float" office:value="24.9692832" calcext:value-type="float">
            <text:p>24.9692832</text:p>
          </table:table-cell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072]+1" office:value-type="float" office:value="99" calcext:value-type="float">
            <text:p>99</text:p>
          </table:table-cell>
          <table:table-cell table:formula="of:=[.B1072]" office:value-type="float" office:value="2" calcext:value-type="float">
            <text:p>2</text:p>
          </table:table-cell>
          <table:table-cell office:value-type="float" office:value="151.66902912" calcext:value-type="float">
            <text:p>151.66902912</text:p>
          </table:table-cell>
          <table:table-cell office:value-type="float" office:value="13.017672" calcext:value-type="float">
            <text:p>13.017672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073]+1" office:value-type="float" office:value="99" calcext:value-type="float">
            <text:p>99</text:p>
          </table:table-cell>
          <table:table-cell table:formula="of:=[.B1073]" office:value-type="float" office:value="3" calcext:value-type="float">
            <text:p>3</text:p>
          </table:table-cell>
          <table:table-cell office:value-type="float" office:value="135.012296704" calcext:value-type="float">
            <text:p>135.012296704</text:p>
          </table:table-cell>
          <table:table-cell office:value-type="float" office:value="14.2258464" calcext:value-type="float">
            <text:p>14.2258464</text:p>
          </table:table-cell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074]+1" office:value-type="float" office:value="99" calcext:value-type="float">
            <text:p>99</text:p>
          </table:table-cell>
          <table:table-cell table:formula="of:=[.B1074]" office:value-type="float" office:value="4" calcext:value-type="float">
            <text:p>4</text:p>
          </table:table-cell>
          <table:table-cell office:value-type="float" office:value="152.8528512" calcext:value-type="float">
            <text:p>152.8528512</text:p>
          </table:table-cell>
          <table:table-cell office:value-type="float" office:value="19.4915136" calcext:value-type="float">
            <text:p>19.4915136</text:p>
          </table:table-cell>
          <table:table-cell office:value-type="float" office:value="154" calcext:value-type="float">
            <text:p>1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075]+1" office:value-type="float" office:value="99" calcext:value-type="float">
            <text:p>99</text:p>
          </table:table-cell>
          <table:table-cell table:formula="of:=[.B1075]" office:value-type="float" office:value="5" calcext:value-type="float">
            <text:p>5</text:p>
          </table:table-cell>
          <table:table-cell office:value-type="float" office:value="180.63721472" calcext:value-type="float">
            <text:p>180.63721472</text:p>
          </table:table-cell>
          <table:table-cell office:value-type="float" office:value="15.3916992" calcext:value-type="float">
            <text:p>15.3916992</text:p>
          </table:table-cell>
          <table:table-cell office:value-type="float" office:value="181" calcext:value-type="float">
            <text:p>1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076]+1" office:value-type="float" office:value="99" calcext:value-type="float">
            <text:p>99</text:p>
          </table:table-cell>
          <table:table-cell table:formula="of:=[.B1076]" office:value-type="float" office:value="6" calcext:value-type="float">
            <text:p>6</text:p>
          </table:table-cell>
          <table:table-cell office:value-type="float" office:value="171.28531968" calcext:value-type="float">
            <text:p>171.28531968</text:p>
          </table:table-cell>
          <table:table-cell office:value-type="float" office:value="158.5609056" calcext:value-type="float">
            <text:p>158.5609056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077]+1" office:value-type="float" office:value="99" calcext:value-type="float">
            <text:p>99</text:p>
          </table:table-cell>
          <table:table-cell table:formula="of:=[.B1077]" office:value-type="float" office:value="7" calcext:value-type="float">
            <text:p>7</text:p>
          </table:table-cell>
          <table:table-cell office:value-type="float" office:value="152.04662528" calcext:value-type="float">
            <text:p>152.04662528</text:p>
          </table:table-cell>
          <table:table-cell office:value-type="float" office:value="173.7590208" calcext:value-type="float">
            <text:p>173.7590208</text:p>
          </table:table-cell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1078]+1" office:value-type="float" office:value="99" calcext:value-type="float">
            <text:p>99</text:p>
          </table:table-cell>
          <table:table-cell table:formula="of:=[.B1078]" office:value-type="float" office:value="8" calcext:value-type="float">
            <text:p>8</text:p>
          </table:table-cell>
          <table:table-cell office:value-type="float" office:value="145.39772416" calcext:value-type="float">
            <text:p>145.39772416</text:p>
          </table:table-cell>
          <table:table-cell office:value-type="float" office:value="174.1445376" calcext:value-type="float">
            <text:p>174.1445376</text:p>
          </table:table-cell>
          <table:table-cell office:value-type="float" office:value="147" calcext:value-type="float">
            <text:p>14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079]+1" office:value-type="float" office:value="99" calcext:value-type="float">
            <text:p>99</text:p>
          </table:table-cell>
          <table:table-cell table:formula="of:=[.B1079]" office:value-type="float" office:value="9" calcext:value-type="float">
            <text:p>9</text:p>
          </table:table-cell>
          <table:table-cell office:value-type="float" office:value="124.871821824" calcext:value-type="float">
            <text:p>124.871821824</text:p>
          </table:table-cell>
          <table:table-cell office:value-type="float" office:value="161.4120768" calcext:value-type="float">
            <text:p>161.4120768</text:p>
          </table:table-cell>
          <table:table-cell office:value-type="float" office:value="127" calcext:value-type="float">
            <text:p>12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080]+1" office:value-type="float" office:value="99" calcext:value-type="float">
            <text:p>99</text:p>
          </table:table-cell>
          <table:table-cell table:formula="of:=[.B1080]" office:value-type="float" office:value="10" calcext:value-type="float">
            <text:p>10</text:p>
          </table:table-cell>
          <table:table-cell office:value-type="float" office:value="104.6178176" calcext:value-type="float">
            <text:p>104.6178176</text:p>
          </table:table-cell>
          <table:table-cell office:value-type="float" office:value="19.6170384" calcext:value-type="float">
            <text:p>19.6170384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081]+1" office:value-type="float" office:value="99" calcext:value-type="float">
            <text:p>99</text:p>
          </table:table-cell>
          <table:table-cell table:formula="of:=[.B1081]" office:value-type="float" office:value="11" calcext:value-type="float">
            <text:p>11</text:p>
          </table:table-cell>
          <table:table-cell office:value-type="float" office:value="135.52351104" calcext:value-type="float">
            <text:p>135.52351104</text:p>
          </table:table-cell>
          <table:table-cell office:value-type="float" office:value="20.0032128" calcext:value-type="float">
            <text:p>20.0032128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082]+1" office:value-type="float" office:value="100" calcext:value-type="float">
            <text:p>100</text:p>
          </table:table-cell>
          <table:table-cell table:formula="of:=[.B1082]" office:value-type="float" office:value="1" calcext:value-type="float">
            <text:p>1</text:p>
          </table:table-cell>
          <table:table-cell office:value-type="float" office:value="121.11486912" calcext:value-type="float">
            <text:p>121.11486912</text:p>
          </table:table-cell>
          <table:table-cell office:value-type="float" office:value="27.0077952" calcext:value-type="float">
            <text:p>27.0077952</text:p>
          </table:table-cell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083]+1" office:value-type="float" office:value="100" calcext:value-type="float">
            <text:p>100</text:p>
          </table:table-cell>
          <table:table-cell table:formula="of:=[.B1083]" office:value-type="float" office:value="2" calcext:value-type="float">
            <text:p>2</text:p>
          </table:table-cell>
          <table:table-cell office:value-type="float" office:value="128.30326272" calcext:value-type="float">
            <text:p>128.30326272</text:p>
          </table:table-cell>
          <table:table-cell office:value-type="float" office:value="15.0706272" calcext:value-type="float">
            <text:p>15.0706272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084]+1" office:value-type="float" office:value="100" calcext:value-type="float">
            <text:p>100</text:p>
          </table:table-cell>
          <table:table-cell table:formula="of:=[.B1084]" office:value-type="float" office:value="3" calcext:value-type="float">
            <text:p>3</text:p>
          </table:table-cell>
          <table:table-cell office:value-type="float" office:value="112.54295168" calcext:value-type="float">
            <text:p>112.54295168</text:p>
          </table:table-cell>
          <table:table-cell office:value-type="float" office:value="15.7090752" calcext:value-type="float">
            <text:p>15.7090752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085]+1" office:value-type="float" office:value="100" calcext:value-type="float">
            <text:p>100</text:p>
          </table:table-cell>
          <table:table-cell table:formula="of:=[.B1085]" office:value-type="float" office:value="4" calcext:value-type="float">
            <text:p>4</text:p>
          </table:table-cell>
          <table:table-cell office:value-type="float" office:value="129.196026624" calcext:value-type="float">
            <text:p>129.196026624</text:p>
          </table:table-cell>
          <table:table-cell office:value-type="float" office:value="21.4684992" calcext:value-type="float">
            <text:p>21.4684992</text:p>
          </table:table-cell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086]+1" office:value-type="float" office:value="100" calcext:value-type="float">
            <text:p>100</text:p>
          </table:table-cell>
          <table:table-cell table:formula="of:=[.B1086]" office:value-type="float" office:value="5" calcext:value-type="float">
            <text:p>5</text:p>
          </table:table-cell>
          <table:table-cell office:value-type="float" office:value="154.53216896" calcext:value-type="float">
            <text:p>154.53216896</text:p>
          </table:table-cell>
          <table:table-cell office:value-type="float" office:value="18.590112" calcext:value-type="float">
            <text:p>18.59011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087]+1" office:value-type="float" office:value="100" calcext:value-type="float">
            <text:p>100</text:p>
          </table:table-cell>
          <table:table-cell table:formula="of:=[.B1087]" office:value-type="float" office:value="6" calcext:value-type="float">
            <text:p>6</text:p>
          </table:table-cell>
          <table:table-cell office:value-type="float" office:value="142.228498432" calcext:value-type="float">
            <text:p>142.228498432</text:p>
          </table:table-cell>
          <table:table-cell office:value-type="float" office:value="155.0755488" calcext:value-type="float">
            <text:p>155.0755488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088]+1" office:value-type="float" office:value="100" calcext:value-type="float">
            <text:p>100</text:p>
          </table:table-cell>
          <table:table-cell table:formula="of:=[.B1088]" office:value-type="float" office:value="7" calcext:value-type="float">
            <text:p>7</text:p>
          </table:table-cell>
          <table:table-cell office:value-type="float" office:value="124.826823296" calcext:value-type="float">
            <text:p>124.826823296</text:p>
          </table:table-cell>
          <table:table-cell office:value-type="float" office:value="167.99859264" calcext:value-type="float">
            <text:p>167.99859264</text:p>
          </table:table-cell>
          <table:table-cell office:value-type="float" office:value="124" calcext:value-type="float">
            <text:p>12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089]+1" office:value-type="float" office:value="100" calcext:value-type="float">
            <text:p>100</text:p>
          </table:table-cell>
          <table:table-cell table:formula="of:=[.B1089]" office:value-type="float" office:value="8" calcext:value-type="float">
            <text:p>8</text:p>
          </table:table-cell>
          <table:table-cell office:value-type="float" office:value="117.28973568" calcext:value-type="float">
            <text:p>117.28973568</text:p>
          </table:table-cell>
          <table:table-cell office:value-type="float" office:value="168.00043488" calcext:value-type="float">
            <text:p>168.00043488</text:p>
          </table:table-cell>
          <table:table-cell office:value-type="float" office:value="118" calcext:value-type="float">
            <text:p>11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090]+1" office:value-type="float" office:value="100" calcext:value-type="float">
            <text:p>100</text:p>
          </table:table-cell>
          <table:table-cell table:formula="of:=[.B1090]" office:value-type="float" office:value="9" calcext:value-type="float">
            <text:p>9</text:p>
          </table:table-cell>
          <table:table-cell office:value-type="float" office:value="98.534016" calcext:value-type="float">
            <text:p>98.534016</text:p>
          </table:table-cell>
          <table:table-cell office:value-type="float" office:value="155.48482176" calcext:value-type="float">
            <text:p>155.48482176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091]+1" office:value-type="float" office:value="100" calcext:value-type="float">
            <text:p>100</text:p>
          </table:table-cell>
          <table:table-cell table:formula="of:=[.B1091]" office:value-type="float" office:value="10" calcext:value-type="float">
            <text:p>10</text:p>
          </table:table-cell>
          <table:table-cell office:value-type="float" office:value="82.4082048" calcext:value-type="float">
            <text:p>82.4082048</text:p>
          </table:table-cell>
          <table:table-cell office:value-type="float" office:value="20.1595056" calcext:value-type="float">
            <text:p>20.1595056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092]+1" office:value-type="float" office:value="100" calcext:value-type="float">
            <text:p>100</text:p>
          </table:table-cell>
          <table:table-cell table:formula="of:=[.B1092]" office:value-type="float" office:value="11" calcext:value-type="float">
            <text:p>11</text:p>
          </table:table-cell>
          <table:table-cell office:value-type="float" office:value="111.780608" calcext:value-type="float">
            <text:p>111.780608</text:p>
          </table:table-cell>
          <table:table-cell office:value-type="float" office:value="21.70521888" calcext:value-type="float">
            <text:p>21.70521888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093]+1" office:value-type="float" office:value="101" calcext:value-type="float">
            <text:p>101</text:p>
          </table:table-cell>
          <table:table-cell table:formula="of:=[.B1093]" office:value-type="float" office:value="1" calcext:value-type="float">
            <text:p>1</text:p>
          </table:table-cell>
          <table:table-cell office:value-type="float" office:value="152.6953664" calcext:value-type="float">
            <text:p>152.6953664</text:p>
          </table:table-cell>
          <table:table-cell office:value-type="float" office:value="29.7195552" calcext:value-type="float">
            <text:p>29.7195552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094]+1" office:value-type="float" office:value="101" calcext:value-type="float">
            <text:p>101</text:p>
          </table:table-cell>
          <table:table-cell table:formula="of:=[.B1094]" office:value-type="float" office:value="2" calcext:value-type="float">
            <text:p>2</text:p>
          </table:table-cell>
          <table:table-cell office:value-type="float" office:value="161.1056768" calcext:value-type="float">
            <text:p>161.1056768</text:p>
          </table:table-cell>
          <table:table-cell office:value-type="float" office:value="18.3234096" calcext:value-type="float">
            <text:p>18.3234096</text:p>
          </table:table-cell>
          <table:table-cell office:value-type="float" office:value="163" calcext:value-type="float">
            <text:p>1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095]+1" office:value-type="float" office:value="101" calcext:value-type="float">
            <text:p>101</text:p>
          </table:table-cell>
          <table:table-cell table:formula="of:=[.B1095]" office:value-type="float" office:value="3" calcext:value-type="float">
            <text:p>3</text:p>
          </table:table-cell>
          <table:table-cell office:value-type="float" office:value="145.56899584" calcext:value-type="float">
            <text:p>145.56899584</text:p>
          </table:table-cell>
          <table:table-cell office:value-type="float" office:value="18.5084256" calcext:value-type="float">
            <text:p>18.5084256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096]+1" office:value-type="float" office:value="101" calcext:value-type="float">
            <text:p>101</text:p>
          </table:table-cell>
          <table:table-cell table:formula="of:=[.B1096]" office:value-type="float" office:value="4" calcext:value-type="float">
            <text:p>4</text:p>
          </table:table-cell>
          <table:table-cell office:value-type="float" office:value="161.28477824" calcext:value-type="float">
            <text:p>161.28477824</text:p>
          </table:table-cell>
          <table:table-cell office:value-type="float" office:value="24.2590368" calcext:value-type="float">
            <text:p>24.2590368</text:p>
          </table:table-cell>
          <table:table-cell office:value-type="float" office:value="163" calcext:value-type="float">
            <text:p>1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097]+1" office:value-type="float" office:value="101" calcext:value-type="float">
            <text:p>101</text:p>
          </table:table-cell>
          <table:table-cell table:formula="of:=[.B1097]" office:value-type="float" office:value="5" calcext:value-type="float">
            <text:p>5</text:p>
          </table:table-cell>
          <table:table-cell office:value-type="float" office:value="186.48568704" calcext:value-type="float">
            <text:p>186.48568704</text:p>
          </table:table-cell>
          <table:table-cell office:value-type="float" office:value="22.726128" calcext:value-type="float">
            <text:p>22.726128</text:p>
          </table:table-cell>
          <table:table-cell office:value-type="float" office:value="189" calcext:value-type="float">
            <text:p>1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098]+1" office:value-type="float" office:value="101" calcext:value-type="float">
            <text:p>101</text:p>
          </table:table-cell>
          <table:table-cell table:formula="of:=[.B1098]" office:value-type="float" office:value="6" calcext:value-type="float">
            <text:p>6</text:p>
          </table:table-cell>
          <table:table-cell office:value-type="float" office:value="169.92729216" calcext:value-type="float">
            <text:p>169.92729216</text:p>
          </table:table-cell>
          <table:table-cell office:value-type="float" office:value="156.6298752" calcext:value-type="float">
            <text:p>156.6298752</text:p>
          </table:table-cell>
          <table:table-cell office:value-type="float" office:value="170" calcext:value-type="float">
            <text:p>17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099]+1" office:value-type="float" office:value="101" calcext:value-type="float">
            <text:p>101</text:p>
          </table:table-cell>
          <table:table-cell table:formula="of:=[.B1099]" office:value-type="float" office:value="7" calcext:value-type="float">
            <text:p>7</text:p>
          </table:table-cell>
          <table:table-cell office:value-type="float" office:value="151.06717824" calcext:value-type="float">
            <text:p>151.06717824</text:p>
          </table:table-cell>
          <table:table-cell office:value-type="float" office:value="169.39593888" calcext:value-type="float">
            <text:p>169.39593888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100]+1" office:value-type="float" office:value="101" calcext:value-type="float">
            <text:p>101</text:p>
          </table:table-cell>
          <table:table-cell table:formula="of:=[.B1100]" office:value-type="float" office:value="8" calcext:value-type="float">
            <text:p>8</text:p>
          </table:table-cell>
          <table:table-cell office:value-type="float" office:value="142.83965824" calcext:value-type="float">
            <text:p>142.83965824</text:p>
          </table:table-cell>
          <table:table-cell office:value-type="float" office:value="169.584288" calcext:value-type="float">
            <text:p>169.584288</text:p>
          </table:table-cell>
          <table:table-cell office:value-type="float" office:value="143" calcext:value-type="float">
            <text:p>14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101]+1" office:value-type="float" office:value="101" calcext:value-type="float">
            <text:p>101</text:p>
          </table:table-cell>
          <table:table-cell table:formula="of:=[.B1101]" office:value-type="float" office:value="9" calcext:value-type="float">
            <text:p>9</text:p>
          </table:table-cell>
          <table:table-cell office:value-type="float" office:value="125.30136256" calcext:value-type="float">
            <text:p>125.30136256</text:p>
          </table:table-cell>
          <table:table-cell office:value-type="float" office:value="155.99008896" calcext:value-type="float">
            <text:p>155.99008896</text:p>
          </table:table-cell>
          <table:table-cell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102]+1" office:value-type="float" office:value="101" calcext:value-type="float">
            <text:p>101</text:p>
          </table:table-cell>
          <table:table-cell table:formula="of:=[.B1102]" office:value-type="float" office:value="10" calcext:value-type="float">
            <text:p>10</text:p>
          </table:table-cell>
          <table:table-cell office:value-type="float" office:value="115.52004096" calcext:value-type="float">
            <text:p>115.52004096</text:p>
          </table:table-cell>
          <table:table-cell office:value-type="float" office:value="21.46609536" calcext:value-type="float">
            <text:p>21.46609536</text:p>
          </table:table-cell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103]+1" office:value-type="float" office:value="101" calcext:value-type="float">
            <text:p>101</text:p>
          </table:table-cell>
          <table:table-cell table:formula="of:=[.B1103]" office:value-type="float" office:value="11" calcext:value-type="float">
            <text:p>11</text:p>
          </table:table-cell>
          <table:table-cell office:value-type="float" office:value="144.11310592" calcext:value-type="float">
            <text:p>144.11310592</text:p>
          </table:table-cell>
          <table:table-cell office:value-type="float" office:value="24.2115216" calcext:value-type="float">
            <text:p>24.2115216</text:p>
          </table:table-cell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104]+1" office:value-type="float" office:value="102" calcext:value-type="float">
            <text:p>102</text:p>
          </table:table-cell>
          <table:table-cell table:formula="of:=[.B1104]" office:value-type="float" office:value="1" calcext:value-type="float">
            <text:p>1</text:p>
          </table:table-cell>
          <table:table-cell office:value-type="float" office:value="117.85016192" calcext:value-type="float">
            <text:p>117.85016192</text:p>
          </table:table-cell>
          <table:table-cell office:value-type="float" office:value="25.217808" calcext:value-type="float">
            <text:p>25.217808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105]+1" office:value-type="float" office:value="102" calcext:value-type="float">
            <text:p>102</text:p>
          </table:table-cell>
          <table:table-cell table:formula="of:=[.B1105]" office:value-type="float" office:value="2" calcext:value-type="float">
            <text:p>2</text:p>
          </table:table-cell>
          <table:table-cell office:value-type="float" office:value="126.282617856" calcext:value-type="float">
            <text:p>126.282617856</text:p>
          </table:table-cell>
          <table:table-cell office:value-type="float" office:value="14.19482208" calcext:value-type="float">
            <text:p>14.19482208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106]+1" office:value-type="float" office:value="102" calcext:value-type="float">
            <text:p>102</text:p>
          </table:table-cell>
          <table:table-cell table:formula="of:=[.B1106]" office:value-type="float" office:value="3" calcext:value-type="float">
            <text:p>3</text:p>
          </table:table-cell>
          <table:table-cell office:value-type="float" office:value="110.05765888" calcext:value-type="float">
            <text:p>110.05765888</text:p>
          </table:table-cell>
          <table:table-cell office:value-type="float" office:value="14.209824" calcext:value-type="float">
            <text:p>14.209824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107]+1" office:value-type="float" office:value="102" calcext:value-type="float">
            <text:p>102</text:p>
          </table:table-cell>
          <table:table-cell table:formula="of:=[.B1107]" office:value-type="float" office:value="4" calcext:value-type="float">
            <text:p>4</text:p>
          </table:table-cell>
          <table:table-cell office:value-type="float" office:value="126.81038976" calcext:value-type="float">
            <text:p>126.81038976</text:p>
          </table:table-cell>
          <table:table-cell office:value-type="float" office:value="19.427136" calcext:value-type="float">
            <text:p>19.427136</text:p>
          </table:table-cell>
          <table:table-cell office:value-type="float" office:value="127" calcext:value-type="float">
            <text:p>1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108]+1" office:value-type="float" office:value="102" calcext:value-type="float">
            <text:p>102</text:p>
          </table:table-cell>
          <table:table-cell table:formula="of:=[.B1108]" office:value-type="float" office:value="5" calcext:value-type="float">
            <text:p>5</text:p>
          </table:table-cell>
          <table:table-cell office:value-type="float" office:value="152.5906304" calcext:value-type="float">
            <text:p>152.5906304</text:p>
          </table:table-cell>
          <table:table-cell office:value-type="float" office:value="18.20072928" calcext:value-type="float">
            <text:p>18.20072928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109]+1" office:value-type="float" office:value="102" calcext:value-type="float">
            <text:p>102</text:p>
          </table:table-cell>
          <table:table-cell table:formula="of:=[.B1109]" office:value-type="float" office:value="6" calcext:value-type="float">
            <text:p>6</text:p>
          </table:table-cell>
          <table:table-cell office:value-type="float" office:value="137.460031488" calcext:value-type="float">
            <text:p>137.460031488</text:p>
          </table:table-cell>
          <table:table-cell office:value-type="float" office:value="155.43541152" calcext:value-type="float">
            <text:p>155.43541152</text:p>
          </table:table-cell>
          <table:table-cell office:value-type="float" office:value="136" calcext:value-type="float">
            <text:p>13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110]+1" office:value-type="float" office:value="102" calcext:value-type="float">
            <text:p>102</text:p>
          </table:table-cell>
          <table:table-cell table:formula="of:=[.B1110]" office:value-type="float" office:value="7" calcext:value-type="float">
            <text:p>7</text:p>
          </table:table-cell>
          <table:table-cell office:value-type="float" office:value="118.31897728" calcext:value-type="float">
            <text:p>118.31897728</text:p>
          </table:table-cell>
          <table:table-cell office:value-type="float" office:value="169.00065984" calcext:value-type="float">
            <text:p>169.00065984</text:p>
          </table:table-cell>
          <table:table-cell office:value-type="float" office:value="116" calcext:value-type="float">
            <text:p>11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111]+1" office:value-type="float" office:value="102" calcext:value-type="float">
            <text:p>102</text:p>
          </table:table-cell>
          <table:table-cell table:formula="of:=[.B1111]" office:value-type="float" office:value="8" calcext:value-type="float">
            <text:p>8</text:p>
          </table:table-cell>
          <table:table-cell office:value-type="float" office:value="110.21067008" calcext:value-type="float">
            <text:p>110.21067008</text:p>
          </table:table-cell>
          <table:table-cell office:value-type="float" office:value="169.14661824" calcext:value-type="float">
            <text:p>169.14661824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112]+1" office:value-type="float" office:value="102" calcext:value-type="float">
            <text:p>102</text:p>
          </table:table-cell>
          <table:table-cell table:formula="of:=[.B1112]" office:value-type="float" office:value="9" calcext:value-type="float">
            <text:p>9</text:p>
          </table:table-cell>
          <table:table-cell office:value-type="float" office:value="92.49750528" calcext:value-type="float">
            <text:p>92.49750528</text:p>
          </table:table-cell>
          <table:table-cell office:value-type="float" office:value="156.071808" calcext:value-type="float">
            <text:p>156.071808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113]+1" office:value-type="float" office:value="102" calcext:value-type="float">
            <text:p>102</text:p>
          </table:table-cell>
          <table:table-cell table:formula="of:=[.B1113]" office:value-type="float" office:value="10" calcext:value-type="float">
            <text:p>10</text:p>
          </table:table-cell>
          <table:table-cell office:value-type="float" office:value="79.2370688" calcext:value-type="float">
            <text:p>79.2370688</text:p>
          </table:table-cell>
          <table:table-cell office:value-type="float" office:value="17.7292704" calcext:value-type="float">
            <text:p>17.7292704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114]+1" office:value-type="float" office:value="102" calcext:value-type="float">
            <text:p>102</text:p>
          </table:table-cell>
          <table:table-cell table:formula="of:=[.B1114]" office:value-type="float" office:value="11" calcext:value-type="float">
            <text:p>11</text:p>
          </table:table-cell>
          <table:table-cell office:value-type="float" office:value="108.52947584" calcext:value-type="float">
            <text:p>108.52947584</text:p>
          </table:table-cell>
          <table:table-cell office:value-type="float" office:value="19.86188544" calcext:value-type="float">
            <text:p>19.86188544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115]+1" office:value-type="float" office:value="103" calcext:value-type="float">
            <text:p>103</text:p>
          </table:table-cell>
          <table:table-cell table:formula="of:=[.B1115]" office:value-type="float" office:value="1" calcext:value-type="float">
            <text:p>1</text:p>
          </table:table-cell>
          <table:table-cell office:value-type="float" office:value="145.65639296" calcext:value-type="float">
            <text:p>145.65639296</text:p>
          </table:table-cell>
          <table:table-cell office:value-type="float" office:value="35.663568" calcext:value-type="float">
            <text:p>35.663568</text:p>
          </table:table-cell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116]+1" office:value-type="float" office:value="103" calcext:value-type="float">
            <text:p>103</text:p>
          </table:table-cell>
          <table:table-cell table:formula="of:=[.B1116]" office:value-type="float" office:value="2" calcext:value-type="float">
            <text:p>2</text:p>
          </table:table-cell>
          <table:table-cell office:value-type="float" office:value="153.40668672" calcext:value-type="float">
            <text:p>153.40668672</text:p>
          </table:table-cell>
          <table:table-cell office:value-type="float" office:value="24.06857856" calcext:value-type="float">
            <text:p>24.06857856</text:p>
          </table:table-cell>
          <table:table-cell office:value-type="float" office:value="155" calcext:value-type="float">
            <text:p>1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117]+1" office:value-type="float" office:value="103" calcext:value-type="float">
            <text:p>103</text:p>
          </table:table-cell>
          <table:table-cell table:formula="of:=[.B1117]" office:value-type="float" office:value="3" calcext:value-type="float">
            <text:p>3</text:p>
          </table:table-cell>
          <table:table-cell office:value-type="float" office:value="136.8096256" calcext:value-type="float">
            <text:p>136.8096256</text:p>
          </table:table-cell>
          <table:table-cell office:value-type="float" office:value="24.21930912" calcext:value-type="float">
            <text:p>24.21930912</text:p>
          </table:table-cell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118]+1" office:value-type="float" office:value="103" calcext:value-type="float">
            <text:p>103</text:p>
          </table:table-cell>
          <table:table-cell table:formula="of:=[.B1118]" office:value-type="float" office:value="4" calcext:value-type="float">
            <text:p>4</text:p>
          </table:table-cell>
          <table:table-cell office:value-type="float" office:value="154.06594048" calcext:value-type="float">
            <text:p>154.06594048</text:p>
          </table:table-cell>
          <table:table-cell office:value-type="float" office:value="30.4642848" calcext:value-type="float">
            <text:p>30.4642848</text:p>
          </table:table-cell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119]+1" office:value-type="float" office:value="103" calcext:value-type="float">
            <text:p>103</text:p>
          </table:table-cell>
          <table:table-cell table:formula="of:=[.B1119]" office:value-type="float" office:value="5" calcext:value-type="float">
            <text:p>5</text:p>
          </table:table-cell>
          <table:table-cell office:value-type="float" office:value="179.62624768" calcext:value-type="float">
            <text:p>179.62624768</text:p>
          </table:table-cell>
          <table:table-cell office:value-type="float" office:value="27.641328" calcext:value-type="float">
            <text:p>27.641328</text:p>
          </table:table-cell>
          <table:table-cell office:value-type="float" office:value="182" calcext:value-type="float">
            <text:p>1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120]+1" office:value-type="float" office:value="103" calcext:value-type="float">
            <text:p>103</text:p>
          </table:table-cell>
          <table:table-cell table:formula="of:=[.B1120]" office:value-type="float" office:value="6" calcext:value-type="float">
            <text:p>6</text:p>
          </table:table-cell>
          <table:table-cell office:value-type="float" office:value="165.64632832" calcext:value-type="float">
            <text:p>165.64632832</text:p>
          </table:table-cell>
          <table:table-cell office:value-type="float" office:value="163.36872" calcext:value-type="float">
            <text:p>163.36872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121]+1" office:value-type="float" office:value="103" calcext:value-type="float">
            <text:p>103</text:p>
          </table:table-cell>
          <table:table-cell table:formula="of:=[.B1121]" office:value-type="float" office:value="7" calcext:value-type="float">
            <text:p>7</text:p>
          </table:table-cell>
          <table:table-cell office:value-type="float" office:value="147.8843008" calcext:value-type="float">
            <text:p>147.8843008</text:p>
          </table:table-cell>
          <table:table-cell office:value-type="float" office:value="177.58872" calcext:value-type="float">
            <text:p>177.58872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122]+1" office:value-type="float" office:value="103" calcext:value-type="float">
            <text:p>103</text:p>
          </table:table-cell>
          <table:table-cell table:formula="of:=[.B1122]" office:value-type="float" office:value="8" calcext:value-type="float">
            <text:p>8</text:p>
          </table:table-cell>
          <table:table-cell office:value-type="float" office:value="139.99826432" calcext:value-type="float">
            <text:p>139.99826432</text:p>
          </table:table-cell>
          <table:table-cell office:value-type="float" office:value="177.12256608" calcext:value-type="float">
            <text:p>177.12256608</text:p>
          </table:table-cell>
          <table:table-cell office:value-type="float" office:value="140" calcext:value-type="float">
            <text:p>14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123]+1" office:value-type="float" office:value="103" calcext:value-type="float">
            <text:p>103</text:p>
          </table:table-cell>
          <table:table-cell table:formula="of:=[.B1123]" office:value-type="float" office:value="9" calcext:value-type="float">
            <text:p>9</text:p>
          </table:table-cell>
          <table:table-cell office:value-type="float" office:value="121.4348864" calcext:value-type="float">
            <text:p>121.4348864</text:p>
          </table:table-cell>
          <table:table-cell office:value-type="float" office:value="164.4739968" calcext:value-type="float">
            <text:p>164.4739968</text:p>
          </table:table-cell>
          <table:table-cell office:value-type="float" office:value="123" calcext:value-type="float">
            <text:p>12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124]+1" office:value-type="float" office:value="103" calcext:value-type="float">
            <text:p>103</text:p>
          </table:table-cell>
          <table:table-cell table:formula="of:=[.B1124]" office:value-type="float" office:value="10" calcext:value-type="float">
            <text:p>10</text:p>
          </table:table-cell>
          <table:table-cell office:value-type="float" office:value="107.16777856" calcext:value-type="float">
            <text:p>107.16777856</text:p>
          </table:table-cell>
          <table:table-cell office:value-type="float" office:value="28.43783616" calcext:value-type="float">
            <text:p>28.43783616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125]+1" office:value-type="float" office:value="103" calcext:value-type="float">
            <text:p>103</text:p>
          </table:table-cell>
          <table:table-cell table:formula="of:=[.B1125]" office:value-type="float" office:value="11" calcext:value-type="float">
            <text:p>11</text:p>
          </table:table-cell>
          <table:table-cell office:value-type="float" office:value="136.81115008" calcext:value-type="float">
            <text:p>136.81115008</text:p>
          </table:table-cell>
          <table:table-cell office:value-type="float" office:value="30.1525728" calcext:value-type="float">
            <text:p>30.1525728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126]+1" office:value-type="float" office:value="104" calcext:value-type="float">
            <text:p>104</text:p>
          </table:table-cell>
          <table:table-cell table:formula="of:=[.B1126]" office:value-type="float" office:value="1" calcext:value-type="float">
            <text:p>1</text:p>
          </table:table-cell>
          <table:table-cell office:value-type="float" office:value="130.961360512" calcext:value-type="float">
            <text:p>130.961360512</text:p>
          </table:table-cell>
          <table:table-cell office:value-type="float" office:value="28.1264304" calcext:value-type="float">
            <text:p>28.1264304</text:p>
          </table:table-cell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127]+1" office:value-type="float" office:value="104" calcext:value-type="float">
            <text:p>104</text:p>
          </table:table-cell>
          <table:table-cell table:formula="of:=[.B1127]" office:value-type="float" office:value="2" calcext:value-type="float">
            <text:p>2</text:p>
          </table:table-cell>
          <table:table-cell office:value-type="float" office:value="138.29939072" calcext:value-type="float">
            <text:p>138.29939072</text:p>
          </table:table-cell>
          <table:table-cell office:value-type="float" office:value="16.6082976" calcext:value-type="float">
            <text:p>16.6082976</text:p>
          </table:table-cell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128]+1" office:value-type="float" office:value="104" calcext:value-type="float">
            <text:p>104</text:p>
          </table:table-cell>
          <table:table-cell table:formula="of:=[.B1128]" office:value-type="float" office:value="3" calcext:value-type="float">
            <text:p>3</text:p>
          </table:table-cell>
          <table:table-cell office:value-type="float" office:value="121.51546752" calcext:value-type="float">
            <text:p>121.51546752</text:p>
          </table:table-cell>
          <table:table-cell office:value-type="float" office:value="16.9137984" calcext:value-type="float">
            <text:p>16.9137984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129]+1" office:value-type="float" office:value="104" calcext:value-type="float">
            <text:p>104</text:p>
          </table:table-cell>
          <table:table-cell table:formula="of:=[.B1129]" office:value-type="float" office:value="4" calcext:value-type="float">
            <text:p>4</text:p>
          </table:table-cell>
          <table:table-cell office:value-type="float" office:value="138.77727232" calcext:value-type="float">
            <text:p>138.77727232</text:p>
          </table:table-cell>
          <table:table-cell office:value-type="float" office:value="22.4047392" calcext:value-type="float">
            <text:p>22.4047392</text:p>
          </table:table-cell>
          <table:table-cell office:value-type="float" office:value="139" calcext:value-type="float">
            <text:p>1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130]+1" office:value-type="float" office:value="104" calcext:value-type="float">
            <text:p>104</text:p>
          </table:table-cell>
          <table:table-cell table:formula="of:=[.B1130]" office:value-type="float" office:value="5" calcext:value-type="float">
            <text:p>5</text:p>
          </table:table-cell>
          <table:table-cell office:value-type="float" office:value="164.9880448" calcext:value-type="float">
            <text:p>164.9880448</text:p>
          </table:table-cell>
          <table:table-cell office:value-type="float" office:value="19.90336992" calcext:value-type="float">
            <text:p>19.90336992</text:p>
          </table:table-cell>
          <table:table-cell office:value-type="float" office:value="166" calcext:value-type="float">
            <text:p>1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131]+1" office:value-type="float" office:value="104" calcext:value-type="float">
            <text:p>104</text:p>
          </table:table-cell>
          <table:table-cell table:formula="of:=[.B1131]" office:value-type="float" office:value="6" calcext:value-type="float">
            <text:p>6</text:p>
          </table:table-cell>
          <table:table-cell office:value-type="float" office:value="152.05069952" calcext:value-type="float">
            <text:p>152.05069952</text:p>
          </table:table-cell>
          <table:table-cell office:value-type="float" office:value="156.05439936" calcext:value-type="float">
            <text:p>156.05439936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132]+1" office:value-type="float" office:value="104" calcext:value-type="float">
            <text:p>104</text:p>
          </table:table-cell>
          <table:table-cell table:formula="of:=[.B1132]" office:value-type="float" office:value="7" calcext:value-type="float">
            <text:p>7</text:p>
          </table:table-cell>
          <table:table-cell office:value-type="float" office:value="133.47392512" calcext:value-type="float">
            <text:p>133.47392512</text:p>
          </table:table-cell>
          <table:table-cell office:value-type="float" office:value="170.1789216" calcext:value-type="float">
            <text:p>170.1789216</text:p>
          </table:table-cell>
          <table:table-cell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133]+1" office:value-type="float" office:value="104" calcext:value-type="float">
            <text:p>104</text:p>
          </table:table-cell>
          <table:table-cell table:formula="of:=[.B1133]" office:value-type="float" office:value="8" calcext:value-type="float">
            <text:p>8</text:p>
          </table:table-cell>
          <table:table-cell office:value-type="float" office:value="126.411437696" calcext:value-type="float">
            <text:p>126.411437696</text:p>
          </table:table-cell>
          <table:table-cell office:value-type="float" office:value="169.44552576" calcext:value-type="float">
            <text:p>169.44552576</text:p>
          </table:table-cell>
          <table:table-cell office:value-type="float" office:value="123" calcext:value-type="float">
            <text:p>12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134]+1" office:value-type="float" office:value="104" calcext:value-type="float">
            <text:p>104</text:p>
          </table:table-cell>
          <table:table-cell table:formula="of:=[.B1134]" office:value-type="float" office:value="9" calcext:value-type="float">
            <text:p>9</text:p>
          </table:table-cell>
          <table:table-cell office:value-type="float" office:value="108.53151744" calcext:value-type="float">
            <text:p>108.53151744</text:p>
          </table:table-cell>
          <table:table-cell office:value-type="float" office:value="157.31652864" calcext:value-type="float">
            <text:p>157.31652864</text:p>
          </table:table-cell>
          <table:table-cell office:value-type="float" office:value="104" calcext:value-type="float">
            <text:p>10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135]+1" office:value-type="float" office:value="104" calcext:value-type="float">
            <text:p>104</text:p>
          </table:table-cell>
          <table:table-cell table:formula="of:=[.B1135]" office:value-type="float" office:value="10" calcext:value-type="float">
            <text:p>10</text:p>
          </table:table-cell>
          <table:table-cell office:value-type="float" office:value="92.8805504" calcext:value-type="float">
            <text:p>92.8805504</text:p>
          </table:table-cell>
          <table:table-cell office:value-type="float" office:value="20.6320032" calcext:value-type="float">
            <text:p>20.6320032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136]+1" office:value-type="float" office:value="104" calcext:value-type="float">
            <text:p>104</text:p>
          </table:table-cell>
          <table:table-cell table:formula="of:=[.B1136]" office:value-type="float" office:value="11" calcext:value-type="float">
            <text:p>11</text:p>
          </table:table-cell>
          <table:table-cell office:value-type="float" office:value="122.23952192" calcext:value-type="float">
            <text:p>122.23952192</text:p>
          </table:table-cell>
          <table:table-cell office:value-type="float" office:value="22.4333472" calcext:value-type="float">
            <text:p>22.4333472</text:p>
          </table:table-cell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137]+1" office:value-type="float" office:value="105" calcext:value-type="float">
            <text:p>105</text:p>
          </table:table-cell>
          <table:table-cell table:formula="of:=[.B1137]" office:value-type="float" office:value="1" calcext:value-type="float">
            <text:p>1</text:p>
          </table:table-cell>
          <table:table-cell office:value-type="float" office:value="133.60869696" calcext:value-type="float">
            <text:p>133.60869696</text:p>
          </table:table-cell>
          <table:table-cell office:value-type="float" office:value="34.6581024" calcext:value-type="float">
            <text:p>34.6581024</text:p>
          </table:table-cell>
          <table:table-cell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138]+1" office:value-type="float" office:value="105" calcext:value-type="float">
            <text:p>105</text:p>
          </table:table-cell>
          <table:table-cell table:formula="of:=[.B1138]" office:value-type="float" office:value="2" calcext:value-type="float">
            <text:p>2</text:p>
          </table:table-cell>
          <table:table-cell office:value-type="float" office:value="141.37660416" calcext:value-type="float">
            <text:p>141.37660416</text:p>
          </table:table-cell>
          <table:table-cell office:value-type="float" office:value="23.30724864" calcext:value-type="float">
            <text:p>23.30724864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139]+1" office:value-type="float" office:value="105" calcext:value-type="float">
            <text:p>105</text:p>
          </table:table-cell>
          <table:table-cell table:formula="of:=[.B1139]" office:value-type="float" office:value="3" calcext:value-type="float">
            <text:p>3</text:p>
          </table:table-cell>
          <table:table-cell office:value-type="float" office:value="124.680468736" calcext:value-type="float">
            <text:p>124.680468736</text:p>
          </table:table-cell>
          <table:table-cell office:value-type="float" office:value="23.3940768" calcext:value-type="float">
            <text:p>23.3940768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140]+1" office:value-type="float" office:value="105" calcext:value-type="float">
            <text:p>105</text:p>
          </table:table-cell>
          <table:table-cell table:formula="of:=[.B1140]" office:value-type="float" office:value="4" calcext:value-type="float">
            <text:p>4</text:p>
          </table:table-cell>
          <table:table-cell office:value-type="float" office:value="141.71101184" calcext:value-type="float">
            <text:p>141.71101184</text:p>
          </table:table-cell>
          <table:table-cell office:value-type="float" office:value="29.3659968" calcext:value-type="float">
            <text:p>29.3659968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141]+1" office:value-type="float" office:value="105" calcext:value-type="float">
            <text:p>105</text:p>
          </table:table-cell>
          <table:table-cell table:formula="of:=[.B1141]" office:value-type="float" office:value="5" calcext:value-type="float">
            <text:p>5</text:p>
          </table:table-cell>
          <table:table-cell office:value-type="float" office:value="167.30211584" calcext:value-type="float">
            <text:p>167.30211584</text:p>
          </table:table-cell>
          <table:table-cell office:value-type="float" office:value="27.1348608" calcext:value-type="float">
            <text:p>27.1348608</text:p>
          </table:table-cell>
          <table:table-cell office:value-type="float" office:value="166" calcext:value-type="float">
            <text:p>1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142]+1" office:value-type="float" office:value="105" calcext:value-type="float">
            <text:p>105</text:p>
          </table:table-cell>
          <table:table-cell table:formula="of:=[.B1142]" office:value-type="float" office:value="6" calcext:value-type="float">
            <text:p>6</text:p>
          </table:table-cell>
          <table:table-cell office:value-type="float" office:value="153.34738944" calcext:value-type="float">
            <text:p>153.34738944</text:p>
          </table:table-cell>
          <table:table-cell office:value-type="float" office:value="160.29927072" calcext:value-type="float">
            <text:p>160.29927072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143]+1" office:value-type="float" office:value="105" calcext:value-type="float">
            <text:p>105</text:p>
          </table:table-cell>
          <table:table-cell table:formula="of:=[.B1143]" office:value-type="float" office:value="7" calcext:value-type="float">
            <text:p>7</text:p>
          </table:table-cell>
          <table:table-cell office:value-type="float" office:value="134.841335296" calcext:value-type="float">
            <text:p>134.841335296</text:p>
          </table:table-cell>
          <table:table-cell office:value-type="float" office:value="173.5625376" calcext:value-type="float">
            <text:p>173.5625376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1144]+1" office:value-type="float" office:value="105" calcext:value-type="float">
            <text:p>105</text:p>
          </table:table-cell>
          <table:table-cell table:formula="of:=[.B1144]" office:value-type="float" office:value="8" calcext:value-type="float">
            <text:p>8</text:p>
          </table:table-cell>
          <table:table-cell office:value-type="float" office:value="128.548919424" calcext:value-type="float">
            <text:p>128.548919424</text:p>
          </table:table-cell>
          <table:table-cell office:value-type="float" office:value="173.350128" calcext:value-type="float">
            <text:p>173.350128</text:p>
          </table:table-cell>
          <table:table-cell office:value-type="float" office:value="128" calcext:value-type="float">
            <text:p>12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145]+1" office:value-type="float" office:value="105" calcext:value-type="float">
            <text:p>105</text:p>
          </table:table-cell>
          <table:table-cell table:formula="of:=[.B1145]" office:value-type="float" office:value="9" calcext:value-type="float">
            <text:p>9</text:p>
          </table:table-cell>
          <table:table-cell office:value-type="float" office:value="111.01295488" calcext:value-type="float">
            <text:p>111.01295488</text:p>
          </table:table-cell>
          <table:table-cell office:value-type="float" office:value="160.7117184" calcext:value-type="float">
            <text:p>160.7117184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146]+1" office:value-type="float" office:value="105" calcext:value-type="float">
            <text:p>105</text:p>
          </table:table-cell>
          <table:table-cell table:formula="of:=[.B1146]" office:value-type="float" office:value="10" calcext:value-type="float">
            <text:p>10</text:p>
          </table:table-cell>
          <table:table-cell office:value-type="float" office:value="96.299136" calcext:value-type="float">
            <text:p>96.299136</text:p>
          </table:table-cell>
          <table:table-cell office:value-type="float" office:value="27.5794944" calcext:value-type="float">
            <text:p>27.5794944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147]+1" office:value-type="float" office:value="105" calcext:value-type="float">
            <text:p>105</text:p>
          </table:table-cell>
          <table:table-cell table:formula="of:=[.B1147]" office:value-type="float" office:value="11" calcext:value-type="float">
            <text:p>11</text:p>
          </table:table-cell>
          <table:table-cell office:value-type="float" office:value="124.719958528" calcext:value-type="float">
            <text:p>124.719958528</text:p>
          </table:table-cell>
          <table:table-cell office:value-type="float" office:value="29.2634352" calcext:value-type="float">
            <text:p>29.2634352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148]+1" office:value-type="float" office:value="106" calcext:value-type="float">
            <text:p>106</text:p>
          </table:table-cell>
          <table:table-cell table:formula="of:=[.B1148]" office:value-type="float" office:value="1" calcext:value-type="float">
            <text:p>1</text:p>
          </table:table-cell>
          <table:table-cell office:value-type="float" office:value="133.20378496" calcext:value-type="float">
            <text:p>133.20378496</text:p>
          </table:table-cell>
          <table:table-cell office:value-type="float" office:value="26.3972736" calcext:value-type="float">
            <text:p>26.3972736</text:p>
          </table:table-cell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149]+1" office:value-type="float" office:value="106" calcext:value-type="float">
            <text:p>106</text:p>
          </table:table-cell>
          <table:table-cell table:formula="of:=[.B1149]" office:value-type="float" office:value="2" calcext:value-type="float">
            <text:p>2</text:p>
          </table:table-cell>
          <table:table-cell office:value-type="float" office:value="140.895339008" calcext:value-type="float">
            <text:p>140.895339008</text:p>
          </table:table-cell>
          <table:table-cell office:value-type="float" office:value="14.57359296" calcext:value-type="float">
            <text:p>14.57359296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150]+1" office:value-type="float" office:value="106" calcext:value-type="float">
            <text:p>106</text:p>
          </table:table-cell>
          <table:table-cell table:formula="of:=[.B1150]" office:value-type="float" office:value="3" calcext:value-type="float">
            <text:p>3</text:p>
          </table:table-cell>
          <table:table-cell office:value-type="float" office:value="124.448100096" calcext:value-type="float">
            <text:p>124.448100096</text:p>
          </table:table-cell>
          <table:table-cell office:value-type="float" office:value="14.6361504" calcext:value-type="float">
            <text:p>14.6361504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51]+1" office:value-type="float" office:value="106" calcext:value-type="float">
            <text:p>106</text:p>
          </table:table-cell>
          <table:table-cell table:formula="of:=[.B1151]" office:value-type="float" office:value="4" calcext:value-type="float">
            <text:p>4</text:p>
          </table:table-cell>
          <table:table-cell office:value-type="float" office:value="141.10199936" calcext:value-type="float">
            <text:p>141.10199936</text:p>
          </table:table-cell>
          <table:table-cell office:value-type="float" office:value="20.67902784" calcext:value-type="float">
            <text:p>20.67902784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152]+1" office:value-type="float" office:value="106" calcext:value-type="float">
            <text:p>106</text:p>
          </table:table-cell>
          <table:table-cell table:formula="of:=[.B1152]" office:value-type="float" office:value="5" calcext:value-type="float">
            <text:p>5</text:p>
          </table:table-cell>
          <table:table-cell office:value-type="float" office:value="167.04439936" calcext:value-type="float">
            <text:p>167.04439936</text:p>
          </table:table-cell>
          <table:table-cell office:value-type="float" office:value="19.04403264" calcext:value-type="float">
            <text:p>19.04403264</text:p>
          </table:table-cell>
          <table:table-cell office:value-type="float" office:value="166" calcext:value-type="float">
            <text:p>1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153]+1" office:value-type="float" office:value="106" calcext:value-type="float">
            <text:p>106</text:p>
          </table:table-cell>
          <table:table-cell table:formula="of:=[.B1153]" office:value-type="float" office:value="6" calcext:value-type="float">
            <text:p>6</text:p>
          </table:table-cell>
          <table:table-cell office:value-type="float" office:value="152.84656128" calcext:value-type="float">
            <text:p>152.84656128</text:p>
          </table:table-cell>
          <table:table-cell office:value-type="float" office:value="154.7324352" calcext:value-type="float">
            <text:p>154.7324352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154]+1" office:value-type="float" office:value="106" calcext:value-type="float">
            <text:p>106</text:p>
          </table:table-cell>
          <table:table-cell table:formula="of:=[.B1154]" office:value-type="float" office:value="7" calcext:value-type="float">
            <text:p>7</text:p>
          </table:table-cell>
          <table:table-cell office:value-type="float" office:value="134.636199936" calcext:value-type="float">
            <text:p>134.636199936</text:p>
          </table:table-cell>
          <table:table-cell office:value-type="float" office:value="168.4322112" calcext:value-type="float">
            <text:p>168.4322112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155]+1" office:value-type="float" office:value="106" calcext:value-type="float">
            <text:p>106</text:p>
          </table:table-cell>
          <table:table-cell table:formula="of:=[.B1155]" office:value-type="float" office:value="8" calcext:value-type="float">
            <text:p>8</text:p>
          </table:table-cell>
          <table:table-cell office:value-type="float" office:value="127.5403039488" calcext:value-type="float">
            <text:p>127.5403039488</text:p>
          </table:table-cell>
          <table:table-cell office:value-type="float" office:value="168.3902496" calcext:value-type="float">
            <text:p>168.3902496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156]+1" office:value-type="float" office:value="106" calcext:value-type="float">
            <text:p>106</text:p>
          </table:table-cell>
          <table:table-cell table:formula="of:=[.B1156]" office:value-type="float" office:value="9" calcext:value-type="float">
            <text:p>9</text:p>
          </table:table-cell>
          <table:table-cell office:value-type="float" office:value="109.68143872" calcext:value-type="float">
            <text:p>109.68143872</text:p>
          </table:table-cell>
          <table:table-cell office:value-type="float" office:value="155.4892032" calcext:value-type="float">
            <text:p>155.4892032</text:p>
          </table:table-cell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157]+1" office:value-type="float" office:value="106" calcext:value-type="float">
            <text:p>106</text:p>
          </table:table-cell>
          <table:table-cell table:formula="of:=[.B1157]" office:value-type="float" office:value="10" calcext:value-type="float">
            <text:p>10</text:p>
          </table:table-cell>
          <table:table-cell office:value-type="float" office:value="94.90589952" calcext:value-type="float">
            <text:p>94.90589952</text:p>
          </table:table-cell>
          <table:table-cell office:value-type="float" office:value="19.2851712" calcext:value-type="float">
            <text:p>19.2851712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158]+1" office:value-type="float" office:value="106" calcext:value-type="float">
            <text:p>106</text:p>
          </table:table-cell>
          <table:table-cell table:formula="of:=[.B1158]" office:value-type="float" office:value="11" calcext:value-type="float">
            <text:p>11</text:p>
          </table:table-cell>
          <table:table-cell office:value-type="float" office:value="124.503027712" calcext:value-type="float">
            <text:p>124.503027712</text:p>
          </table:table-cell>
          <table:table-cell office:value-type="float" office:value="20.7245184" calcext:value-type="float">
            <text:p>20.7245184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159]+1" office:value-type="float" office:value="107" calcext:value-type="float">
            <text:p>107</text:p>
          </table:table-cell>
          <table:table-cell table:formula="of:=[.B1159]" office:value-type="float" office:value="1" calcext:value-type="float">
            <text:p>1</text:p>
          </table:table-cell>
          <table:table-cell office:value-type="float" office:value="136.68702208" calcext:value-type="float">
            <text:p>136.68702208</text:p>
          </table:table-cell>
          <table:table-cell office:value-type="float" office:value="34.92398112" calcext:value-type="float">
            <text:p>34.92398112</text:p>
          </table:table-cell>
          <table:table-cell office:value-type="float" office:value="136" calcext:value-type="float">
            <text:p>1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160]+1" office:value-type="float" office:value="107" calcext:value-type="float">
            <text:p>107</text:p>
          </table:table-cell>
          <table:table-cell table:formula="of:=[.B1160]" office:value-type="float" office:value="2" calcext:value-type="float">
            <text:p>2</text:p>
          </table:table-cell>
          <table:table-cell office:value-type="float" office:value="145.0575104" calcext:value-type="float">
            <text:p>145.0575104</text:p>
          </table:table-cell>
          <table:table-cell office:value-type="float" office:value="23.7084" calcext:value-type="float">
            <text:p>23.7084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161]+1" office:value-type="float" office:value="107" calcext:value-type="float">
            <text:p>107</text:p>
          </table:table-cell>
          <table:table-cell table:formula="of:=[.B1161]" office:value-type="float" office:value="3" calcext:value-type="float">
            <text:p>3</text:p>
          </table:table-cell>
          <table:table-cell office:value-type="float" office:value="128.627675776" calcext:value-type="float">
            <text:p>128.627675776</text:p>
          </table:table-cell>
          <table:table-cell office:value-type="float" office:value="24.0395808" calcext:value-type="float">
            <text:p>24.0395808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162]+1" office:value-type="float" office:value="107" calcext:value-type="float">
            <text:p>107</text:p>
          </table:table-cell>
          <table:table-cell table:formula="of:=[.B1162]" office:value-type="float" office:value="4" calcext:value-type="float">
            <text:p>4</text:p>
          </table:table-cell>
          <table:table-cell office:value-type="float" office:value="145.36624512" calcext:value-type="float">
            <text:p>145.36624512</text:p>
          </table:table-cell>
          <table:table-cell office:value-type="float" office:value="30.0124992" calcext:value-type="float">
            <text:p>30.0124992</text:p>
          </table:table-cell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163]+1" office:value-type="float" office:value="107" calcext:value-type="float">
            <text:p>107</text:p>
          </table:table-cell>
          <table:table-cell table:formula="of:=[.B1163]" office:value-type="float" office:value="5" calcext:value-type="float">
            <text:p>5</text:p>
          </table:table-cell>
          <table:table-cell office:value-type="float" office:value="170.45752704" calcext:value-type="float">
            <text:p>170.45752704</text:p>
          </table:table-cell>
          <table:table-cell office:value-type="float" office:value="28.2043008" calcext:value-type="float">
            <text:p>28.2043008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164]+1" office:value-type="float" office:value="107" calcext:value-type="float">
            <text:p>107</text:p>
          </table:table-cell>
          <table:table-cell table:formula="of:=[.B1164]" office:value-type="float" office:value="6" calcext:value-type="float">
            <text:p>6</text:p>
          </table:table-cell>
          <table:table-cell office:value-type="float" office:value="154.10703616" calcext:value-type="float">
            <text:p>154.10703616</text:p>
          </table:table-cell>
          <table:table-cell office:value-type="float" office:value="159.0890064" calcext:value-type="float">
            <text:p>159.0890064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165]+1" office:value-type="float" office:value="107" calcext:value-type="float">
            <text:p>107</text:p>
          </table:table-cell>
          <table:table-cell table:formula="of:=[.B1165]" office:value-type="float" office:value="7" calcext:value-type="float">
            <text:p>7</text:p>
          </table:table-cell>
          <table:table-cell office:value-type="float" office:value="135.685559808" calcext:value-type="float">
            <text:p>135.685559808</text:p>
          </table:table-cell>
          <table:table-cell office:value-type="float" office:value="171.64760928" calcext:value-type="float">
            <text:p>171.64760928</text:p>
          </table:table-cell>
          <table:table-cell office:value-type="float" office:value="136" calcext:value-type="float">
            <text:p>13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166]+1" office:value-type="float" office:value="107" calcext:value-type="float">
            <text:p>107</text:p>
          </table:table-cell>
          <table:table-cell table:formula="of:=[.B1166]" office:value-type="float" office:value="8" calcext:value-type="float">
            <text:p>8</text:p>
          </table:table-cell>
          <table:table-cell office:value-type="float" office:value="128.829509504" calcext:value-type="float">
            <text:p>128.829509504</text:p>
          </table:table-cell>
          <table:table-cell office:value-type="float" office:value="172.15685472" calcext:value-type="float">
            <text:p>172.15685472</text:p>
          </table:table-cell>
          <table:table-cell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167]+1" office:value-type="float" office:value="107" calcext:value-type="float">
            <text:p>107</text:p>
          </table:table-cell>
          <table:table-cell table:formula="of:=[.B1167]" office:value-type="float" office:value="9" calcext:value-type="float">
            <text:p>9</text:p>
          </table:table-cell>
          <table:table-cell office:value-type="float" office:value="112.00366016" calcext:value-type="float">
            <text:p>112.00366016</text:p>
          </table:table-cell>
          <table:table-cell office:value-type="float" office:value="158.9310528" calcext:value-type="float">
            <text:p>158.9310528</text:p>
          </table:table-cell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168]+1" office:value-type="float" office:value="107" calcext:value-type="float">
            <text:p>107</text:p>
          </table:table-cell>
          <table:table-cell table:formula="of:=[.B1168]" office:value-type="float" office:value="10" calcext:value-type="float">
            <text:p>10</text:p>
          </table:table-cell>
          <table:table-cell office:value-type="float" office:value="100.46295552" calcext:value-type="float">
            <text:p>100.46295552</text:p>
          </table:table-cell>
          <table:table-cell office:value-type="float" office:value="27.13632" calcext:value-type="float">
            <text:p>27.13632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169]+1" office:value-type="float" office:value="107" calcext:value-type="float">
            <text:p>107</text:p>
          </table:table-cell>
          <table:table-cell table:formula="of:=[.B1169]" office:value-type="float" office:value="11" calcext:value-type="float">
            <text:p>11</text:p>
          </table:table-cell>
          <table:table-cell office:value-type="float" office:value="128.1480839296" calcext:value-type="float">
            <text:p>128.1480839296</text:p>
          </table:table-cell>
          <table:table-cell office:value-type="float" office:value="29.9313216" calcext:value-type="float">
            <text:p>29.9313216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170]+1" office:value-type="float" office:value="108" calcext:value-type="float">
            <text:p>108</text:p>
          </table:table-cell>
          <table:table-cell table:formula="of:=[.B1170]" office:value-type="float" office:value="1" calcext:value-type="float">
            <text:p>1</text:p>
          </table:table-cell>
          <table:table-cell office:value-type="float" office:value="130.76690816" calcext:value-type="float">
            <text:p>130.76690816</text:p>
          </table:table-cell>
          <table:table-cell office:value-type="float" office:value="21.01009344" calcext:value-type="float">
            <text:p>21.01009344</text:p>
          </table:table-cell>
          <table:table-cell office:value-type="float" office:value="129" calcext:value-type="float">
            <text:p>1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171]+1" office:value-type="float" office:value="108" calcext:value-type="float">
            <text:p>108</text:p>
          </table:table-cell>
          <table:table-cell table:formula="of:=[.B1171]" office:value-type="float" office:value="2" calcext:value-type="float">
            <text:p>2</text:p>
          </table:table-cell>
          <table:table-cell office:value-type="float" office:value="138.40055168" calcext:value-type="float">
            <text:p>138.40055168</text:p>
          </table:table-cell>
          <table:table-cell office:value-type="float" office:value="9.5391168" calcext:value-type="float">
            <text:p>9.5391168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172]+1" office:value-type="float" office:value="108" calcext:value-type="float">
            <text:p>108</text:p>
          </table:table-cell>
          <table:table-cell table:formula="of:=[.B1172]" office:value-type="float" office:value="3" calcext:value-type="float">
            <text:p>3</text:p>
          </table:table-cell>
          <table:table-cell office:value-type="float" office:value="122.245465216" calcext:value-type="float">
            <text:p>122.245465216</text:p>
          </table:table-cell>
          <table:table-cell office:value-type="float" office:value="9.8041248" calcext:value-type="float">
            <text:p>9.804124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173]+1" office:value-type="float" office:value="108" calcext:value-type="float">
            <text:p>108</text:p>
          </table:table-cell>
          <table:table-cell table:formula="of:=[.B1173]" office:value-type="float" office:value="4" calcext:value-type="float">
            <text:p>4</text:p>
          </table:table-cell>
          <table:table-cell office:value-type="float" office:value="139.18159616" calcext:value-type="float">
            <text:p>139.18159616</text:p>
          </table:table-cell>
          <table:table-cell office:value-type="float" office:value="15.1090752" calcext:value-type="float">
            <text:p>15.1090752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174]+1" office:value-type="float" office:value="108" calcext:value-type="float">
            <text:p>108</text:p>
          </table:table-cell>
          <table:table-cell table:formula="of:=[.B1174]" office:value-type="float" office:value="5" calcext:value-type="float">
            <text:p>5</text:p>
          </table:table-cell>
          <table:table-cell office:value-type="float" office:value="165.79707392" calcext:value-type="float">
            <text:p>165.79707392</text:p>
          </table:table-cell>
          <table:table-cell office:value-type="float" office:value="12.8693184" calcext:value-type="float">
            <text:p>12.8693184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175]+1" office:value-type="float" office:value="108" calcext:value-type="float">
            <text:p>108</text:p>
          </table:table-cell>
          <table:table-cell table:formula="of:=[.B1175]" office:value-type="float" office:value="6" calcext:value-type="float">
            <text:p>6</text:p>
          </table:table-cell>
          <table:table-cell office:value-type="float" office:value="153.31196544" calcext:value-type="float">
            <text:p>153.31196544</text:p>
          </table:table-cell>
          <table:table-cell office:value-type="float" office:value="151.3868256" calcext:value-type="float">
            <text:p>151.3868256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176]+1" office:value-type="float" office:value="108" calcext:value-type="float">
            <text:p>108</text:p>
          </table:table-cell>
          <table:table-cell table:formula="of:=[.B1176]" office:value-type="float" office:value="7" calcext:value-type="float">
            <text:p>7</text:p>
          </table:table-cell>
          <table:table-cell office:value-type="float" office:value="136.0467008" calcext:value-type="float">
            <text:p>136.0467008</text:p>
          </table:table-cell>
          <table:table-cell office:value-type="float" office:value="165.1102176" calcext:value-type="float">
            <text:p>165.1102176</text:p>
          </table:table-cell>
          <table:table-cell office:value-type="float" office:value="137" calcext:value-type="float">
            <text:p>13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177]+1" office:value-type="float" office:value="108" calcext:value-type="float">
            <text:p>108</text:p>
          </table:table-cell>
          <table:table-cell table:formula="of:=[.B1177]" office:value-type="float" office:value="8" calcext:value-type="float">
            <text:p>8</text:p>
          </table:table-cell>
          <table:table-cell office:value-type="float" office:value="128.055536032" calcext:value-type="float">
            <text:p>128.055536032</text:p>
          </table:table-cell>
          <table:table-cell office:value-type="float" office:value="164.31598656" calcext:value-type="float">
            <text:p>164.31598656</text:p>
          </table:table-cell>
          <table:table-cell office:value-type="float" office:value="127" calcext:value-type="float">
            <text:p>12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178]+1" office:value-type="float" office:value="108" calcext:value-type="float">
            <text:p>108</text:p>
          </table:table-cell>
          <table:table-cell table:formula="of:=[.B1178]" office:value-type="float" office:value="9" calcext:value-type="float">
            <text:p>9</text:p>
          </table:table-cell>
          <table:table-cell office:value-type="float" office:value="109.30558976" calcext:value-type="float">
            <text:p>109.30558976</text:p>
          </table:table-cell>
          <table:table-cell office:value-type="float" office:value="152.29776" calcext:value-type="float">
            <text:p>152.29776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179]+1" office:value-type="float" office:value="108" calcext:value-type="float">
            <text:p>108</text:p>
          </table:table-cell>
          <table:table-cell table:formula="of:=[.B1179]" office:value-type="float" office:value="10" calcext:value-type="float">
            <text:p>10</text:p>
          </table:table-cell>
          <table:table-cell office:value-type="float" office:value="92.54446464" calcext:value-type="float">
            <text:p>92.54446464</text:p>
          </table:table-cell>
          <table:table-cell office:value-type="float" office:value="14.63959104" calcext:value-type="float">
            <text:p>14.63959104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180]+1" office:value-type="float" office:value="108" calcext:value-type="float">
            <text:p>108</text:p>
          </table:table-cell>
          <table:table-cell table:formula="of:=[.B1180]" office:value-type="float" office:value="11" calcext:value-type="float">
            <text:p>11</text:p>
          </table:table-cell>
          <table:table-cell office:value-type="float" office:value="121.509706496" calcext:value-type="float">
            <text:p>121.509706496</text:p>
          </table:table-cell>
          <table:table-cell office:value-type="float" office:value="15.5273664" calcext:value-type="float">
            <text:p>15.5273664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181]+1" office:value-type="float" office:value="109" calcext:value-type="float">
            <text:p>109</text:p>
          </table:table-cell>
          <table:table-cell table:formula="of:=[.B1181]" office:value-type="float" office:value="1" calcext:value-type="float">
            <text:p>1</text:p>
          </table:table-cell>
          <table:table-cell office:value-type="float" office:value="133.49013888" calcext:value-type="float">
            <text:p>133.49013888</text:p>
          </table:table-cell>
          <table:table-cell office:value-type="float" office:value="22.23738624" calcext:value-type="float">
            <text:p>22.23738624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182]+1" office:value-type="float" office:value="109" calcext:value-type="float">
            <text:p>109</text:p>
          </table:table-cell>
          <table:table-cell table:formula="of:=[.B1182]" office:value-type="float" office:value="2" calcext:value-type="float">
            <text:p>2</text:p>
          </table:table-cell>
          <table:table-cell office:value-type="float" office:value="140.366583808" calcext:value-type="float">
            <text:p>140.366583808</text:p>
          </table:table-cell>
          <table:table-cell office:value-type="float" office:value="10.59924864" calcext:value-type="float">
            <text:p>10.59924864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183]+1" office:value-type="float" office:value="109" calcext:value-type="float">
            <text:p>109</text:p>
          </table:table-cell>
          <table:table-cell table:formula="of:=[.B1183]" office:value-type="float" office:value="3" calcext:value-type="float">
            <text:p>3</text:p>
          </table:table-cell>
          <table:table-cell office:value-type="float" office:value="124.380908928" calcext:value-type="float">
            <text:p>124.380908928</text:p>
          </table:table-cell>
          <table:table-cell office:value-type="float" office:value="11.05483776" calcext:value-type="float">
            <text:p>11.05483776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184]+1" office:value-type="float" office:value="109" calcext:value-type="float">
            <text:p>109</text:p>
          </table:table-cell>
          <table:table-cell table:formula="of:=[.B1184]" office:value-type="float" office:value="4" calcext:value-type="float">
            <text:p>4</text:p>
          </table:table-cell>
          <table:table-cell office:value-type="float" office:value="140.84223232" calcext:value-type="float">
            <text:p>140.84223232</text:p>
          </table:table-cell>
          <table:table-cell office:value-type="float" office:value="16.9380336" calcext:value-type="float">
            <text:p>16.9380336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85]+1" office:value-type="float" office:value="109" calcext:value-type="float">
            <text:p>109</text:p>
          </table:table-cell>
          <table:table-cell table:formula="of:=[.B1185]" office:value-type="float" office:value="5" calcext:value-type="float">
            <text:p>5</text:p>
          </table:table-cell>
          <table:table-cell office:value-type="float" office:value="167.32447104" calcext:value-type="float">
            <text:p>167.32447104</text:p>
          </table:table-cell>
          <table:table-cell office:value-type="float" office:value="14.2153728" calcext:value-type="float">
            <text:p>14.2153728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186]+1" office:value-type="float" office:value="109" calcext:value-type="float">
            <text:p>109</text:p>
          </table:table-cell>
          <table:table-cell table:formula="of:=[.B1186]" office:value-type="float" office:value="6" calcext:value-type="float">
            <text:p>6</text:p>
          </table:table-cell>
          <table:table-cell office:value-type="float" office:value="154.68372352" calcext:value-type="float">
            <text:p>154.68372352</text:p>
          </table:table-cell>
          <table:table-cell office:value-type="float" office:value="150.2606016" calcext:value-type="float">
            <text:p>150.2606016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187]+1" office:value-type="float" office:value="109" calcext:value-type="float">
            <text:p>109</text:p>
          </table:table-cell>
          <table:table-cell table:formula="of:=[.B1187]" office:value-type="float" office:value="7" calcext:value-type="float">
            <text:p>7</text:p>
          </table:table-cell>
          <table:table-cell office:value-type="float" office:value="137.67089664" calcext:value-type="float">
            <text:p>137.67089664</text:p>
          </table:table-cell>
          <table:table-cell office:value-type="float" office:value="163.9629024" calcext:value-type="float">
            <text:p>163.9629024</text:p>
          </table:table-cell>
          <table:table-cell office:value-type="float" office:value="136" calcext:value-type="float">
            <text:p>13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188]+1" office:value-type="float" office:value="109" calcext:value-type="float">
            <text:p>109</text:p>
          </table:table-cell>
          <table:table-cell table:formula="of:=[.B1188]" office:value-type="float" office:value="8" calcext:value-type="float">
            <text:p>8</text:p>
          </table:table-cell>
          <table:table-cell office:value-type="float" office:value="130.103961216" calcext:value-type="float">
            <text:p>130.103961216</text:p>
          </table:table-cell>
          <table:table-cell office:value-type="float" office:value="163.72296" calcext:value-type="float">
            <text:p>163.72296</text:p>
          </table:table-cell>
          <table:table-cell office:value-type="float" office:value="131" calcext:value-type="float">
            <text:p>13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189]+1" office:value-type="float" office:value="109" calcext:value-type="float">
            <text:p>109</text:p>
          </table:table-cell>
          <table:table-cell table:formula="of:=[.B1189]" office:value-type="float" office:value="9" calcext:value-type="float">
            <text:p>9</text:p>
          </table:table-cell>
          <table:table-cell office:value-type="float" office:value="111.91777792" calcext:value-type="float">
            <text:p>111.91777792</text:p>
          </table:table-cell>
          <table:table-cell office:value-type="float" office:value="151.8246144" calcext:value-type="float">
            <text:p>151.8246144</text:p>
          </table:table-cell>
          <table:table-cell office:value-type="float" office:value="115" calcext:value-type="float">
            <text:p>11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190]+1" office:value-type="float" office:value="109" calcext:value-type="float">
            <text:p>109</text:p>
          </table:table-cell>
          <table:table-cell table:formula="of:=[.B1190]" office:value-type="float" office:value="10" calcext:value-type="float">
            <text:p>10</text:p>
          </table:table-cell>
          <table:table-cell office:value-type="float" office:value="94.12196352" calcext:value-type="float">
            <text:p>94.12196352</text:p>
          </table:table-cell>
          <table:table-cell office:value-type="float" office:value="16.099824" calcext:value-type="float">
            <text:p>16.099824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191]+1" office:value-type="float" office:value="109" calcext:value-type="float">
            <text:p>109</text:p>
          </table:table-cell>
          <table:table-cell table:formula="of:=[.B1191]" office:value-type="float" office:value="11" calcext:value-type="float">
            <text:p>11</text:p>
          </table:table-cell>
          <table:table-cell office:value-type="float" office:value="124.17246272" calcext:value-type="float">
            <text:p>124.17246272</text:p>
          </table:table-cell>
          <table:table-cell office:value-type="float" office:value="17.3626896" calcext:value-type="float">
            <text:p>17.3626896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92]+1" office:value-type="float" office:value="110" calcext:value-type="float">
            <text:p>110</text:p>
          </table:table-cell>
          <table:table-cell table:formula="of:=[.B1192]" office:value-type="float" office:value="1" calcext:value-type="float">
            <text:p>1</text:p>
          </table:table-cell>
          <table:table-cell office:value-type="float" office:value="137.11986688" calcext:value-type="float">
            <text:p>137.11986688</text:p>
          </table:table-cell>
          <table:table-cell office:value-type="float" office:value="25.98496608" calcext:value-type="float">
            <text:p>25.98496608</text:p>
          </table:table-cell>
          <table:table-cell office:value-type="float" office:value="139" calcext:value-type="float">
            <text:p>1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193]+1" office:value-type="float" office:value="110" calcext:value-type="float">
            <text:p>110</text:p>
          </table:table-cell>
          <table:table-cell table:formula="of:=[.B1193]" office:value-type="float" office:value="2" calcext:value-type="float">
            <text:p>2</text:p>
          </table:table-cell>
          <table:table-cell office:value-type="float" office:value="144.4281024" calcext:value-type="float">
            <text:p>144.4281024</text:p>
          </table:table-cell>
          <table:table-cell office:value-type="float" office:value="15.5599104" calcext:value-type="float">
            <text:p>15.5599104</text:p>
          </table:table-cell>
          <table:table-cell office:value-type="float" office:value="145" calcext:value-type="float">
            <text:p>1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194]+1" office:value-type="float" office:value="110" calcext:value-type="float">
            <text:p>110</text:p>
          </table:table-cell>
          <table:table-cell table:formula="of:=[.B1194]" office:value-type="float" office:value="3" calcext:value-type="float">
            <text:p>3</text:p>
          </table:table-cell>
          <table:table-cell office:value-type="float" office:value="128.1566197888" calcext:value-type="float">
            <text:p>128.1566197888</text:p>
          </table:table-cell>
          <table:table-cell office:value-type="float" office:value="15.6063168" calcext:value-type="float">
            <text:p>15.6063168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195]+1" office:value-type="float" office:value="110" calcext:value-type="float">
            <text:p>110</text:p>
          </table:table-cell>
          <table:table-cell table:formula="of:=[.B1195]" office:value-type="float" office:value="4" calcext:value-type="float">
            <text:p>4</text:p>
          </table:table-cell>
          <table:table-cell office:value-type="float" office:value="143.76325248" calcext:value-type="float">
            <text:p>143.76325248</text:p>
          </table:table-cell>
          <table:table-cell office:value-type="float" office:value="21.8015808" calcext:value-type="float">
            <text:p>21.8015808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196]+1" office:value-type="float" office:value="110" calcext:value-type="float">
            <text:p>110</text:p>
          </table:table-cell>
          <table:table-cell table:formula="of:=[.B1196]" office:value-type="float" office:value="5" calcext:value-type="float">
            <text:p>5</text:p>
          </table:table-cell>
          <table:table-cell office:value-type="float" office:value="169.60367616" calcext:value-type="float">
            <text:p>169.60367616</text:p>
          </table:table-cell>
          <table:table-cell office:value-type="float" office:value="19.42745568" calcext:value-type="float">
            <text:p>19.42745568</text:p>
          </table:table-cell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97]+1" office:value-type="float" office:value="110" calcext:value-type="float">
            <text:p>110</text:p>
          </table:table-cell>
          <table:table-cell table:formula="of:=[.B1197]" office:value-type="float" office:value="6" calcext:value-type="float">
            <text:p>6</text:p>
          </table:table-cell>
          <table:table-cell office:value-type="float" office:value="153.60805504" calcext:value-type="float">
            <text:p>153.60805504</text:p>
          </table:table-cell>
          <table:table-cell office:value-type="float" office:value="148.4465184" calcext:value-type="float">
            <text:p>148.4465184</text:p>
          </table:table-cell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1198]+1" office:value-type="float" office:value="110" calcext:value-type="float">
            <text:p>110</text:p>
          </table:table-cell>
          <table:table-cell table:formula="of:=[.B1198]" office:value-type="float" office:value="7" calcext:value-type="float">
            <text:p>7</text:p>
          </table:table-cell>
          <table:table-cell office:value-type="float" office:value="136.61064576" calcext:value-type="float">
            <text:p>136.61064576</text:p>
          </table:table-cell>
          <table:table-cell office:value-type="float" office:value="161.78736" calcext:value-type="float">
            <text:p>161.78736</text:p>
          </table:table-cell>
          <table:table-cell office:value-type="float" office:value="136" calcext:value-type="float">
            <text:p>13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199]+1" office:value-type="float" office:value="110" calcext:value-type="float">
            <text:p>110</text:p>
          </table:table-cell>
          <table:table-cell table:formula="of:=[.B1199]" office:value-type="float" office:value="8" calcext:value-type="float">
            <text:p>8</text:p>
          </table:table-cell>
          <table:table-cell office:value-type="float" office:value="129.48306112" calcext:value-type="float">
            <text:p>129.48306112</text:p>
          </table:table-cell>
          <table:table-cell office:value-type="float" office:value="161.506368" calcext:value-type="float">
            <text:p>161.506368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200]+1" office:value-type="float" office:value="110" calcext:value-type="float">
            <text:p>110</text:p>
          </table:table-cell>
          <table:table-cell table:formula="of:=[.B1200]" office:value-type="float" office:value="9" calcext:value-type="float">
            <text:p>9</text:p>
          </table:table-cell>
          <table:table-cell office:value-type="float" office:value="113.18426368" calcext:value-type="float">
            <text:p>113.18426368</text:p>
          </table:table-cell>
          <table:table-cell office:value-type="float" office:value="149.0287968" calcext:value-type="float">
            <text:p>149.0287968</text:p>
          </table:table-cell>
          <table:table-cell office:value-type="float" office:value="114" calcext:value-type="float">
            <text:p>11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1201]+1" office:value-type="float" office:value="110" calcext:value-type="float">
            <text:p>110</text:p>
          </table:table-cell>
          <table:table-cell table:formula="of:=[.B1201]" office:value-type="float" office:value="10" calcext:value-type="float">
            <text:p>10</text:p>
          </table:table-cell>
          <table:table-cell office:value-type="float" office:value="100.13489152" calcext:value-type="float">
            <text:p>100.13489152</text:p>
          </table:table-cell>
          <table:table-cell office:value-type="float" office:value="19.16253696" calcext:value-type="float">
            <text:p>19.16253696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202]+1" office:value-type="float" office:value="110" calcext:value-type="float">
            <text:p>110</text:p>
          </table:table-cell>
          <table:table-cell table:formula="of:=[.B1202]" office:value-type="float" office:value="11" calcext:value-type="float">
            <text:p>11</text:p>
          </table:table-cell>
          <table:table-cell office:value-type="float" office:value="128.0914285184" calcext:value-type="float">
            <text:p>128.0914285184</text:p>
          </table:table-cell>
          <table:table-cell office:value-type="float" office:value="20.33046336" calcext:value-type="float">
            <text:p>20.33046336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203]+1" office:value-type="float" office:value="111" calcext:value-type="float">
            <text:p>111</text:p>
          </table:table-cell>
          <table:table-cell table:formula="of:=[.B1203]" office:value-type="float" office:value="1" calcext:value-type="float">
            <text:p>1</text:p>
          </table:table-cell>
          <table:table-cell office:value-type="float" office:value="141.79047808" calcext:value-type="float">
            <text:p>141.79047808</text:p>
          </table:table-cell>
          <table:table-cell office:value-type="float" office:value="43.66129344" calcext:value-type="float">
            <text:p>43.66129344</text:p>
          </table:table-cell>
          <table:table-cell office:value-type="float" office:value="141" calcext:value-type="float">
            <text:p>1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1204]+1" office:value-type="float" office:value="111" calcext:value-type="float">
            <text:p>111</text:p>
          </table:table-cell>
          <table:table-cell table:formula="of:=[.B1204]" office:value-type="float" office:value="2" calcext:value-type="float">
            <text:p>2</text:p>
          </table:table-cell>
          <table:table-cell office:value-type="float" office:value="149.39354112" calcext:value-type="float">
            <text:p>149.39354112</text:p>
          </table:table-cell>
          <table:table-cell office:value-type="float" office:value="32.9764656" calcext:value-type="float">
            <text:p>32.9764656</text:p>
          </table:table-cell>
          <table:table-cell office:value-type="float" office:value="149" calcext:value-type="float">
            <text:p>14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205]+1" office:value-type="float" office:value="111" calcext:value-type="float">
            <text:p>111</text:p>
          </table:table-cell>
          <table:table-cell table:formula="of:=[.B1205]" office:value-type="float" office:value="3" calcext:value-type="float">
            <text:p>3</text:p>
          </table:table-cell>
          <table:table-cell office:value-type="float" office:value="134.229530368" calcext:value-type="float">
            <text:p>134.229530368</text:p>
          </table:table-cell>
          <table:table-cell office:value-type="float" office:value="32.9526144" calcext:value-type="float">
            <text:p>32.9526144</text:p>
          </table:table-cell>
          <table:table-cell office:value-type="float" office:value="134" calcext:value-type="float">
            <text:p>1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206]+1" office:value-type="float" office:value="111" calcext:value-type="float">
            <text:p>111</text:p>
          </table:table-cell>
          <table:table-cell table:formula="of:=[.B1206]" office:value-type="float" office:value="4" calcext:value-type="float">
            <text:p>4</text:p>
          </table:table-cell>
          <table:table-cell office:value-type="float" office:value="149.85165824" calcext:value-type="float">
            <text:p>149.85165824</text:p>
          </table:table-cell>
          <table:table-cell office:value-type="float" office:value="38.90732544" calcext:value-type="float">
            <text:p>38.90732544</text:p>
          </table:table-cell>
          <table:table-cell office:value-type="float" office:value="150" calcext:value-type="float">
            <text:p>1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207]+1" office:value-type="float" office:value="111" calcext:value-type="float">
            <text:p>111</text:p>
          </table:table-cell>
          <table:table-cell table:formula="of:=[.B1207]" office:value-type="float" office:value="5" calcext:value-type="float">
            <text:p>5</text:p>
          </table:table-cell>
          <table:table-cell office:value-type="float" office:value="174.39250944" calcext:value-type="float">
            <text:p>174.39250944</text:p>
          </table:table-cell>
          <table:table-cell office:value-type="float" office:value="36.57919104" calcext:value-type="float">
            <text:p>36.57919104</text:p>
          </table:table-cell>
          <table:table-cell office:value-type="float" office:value="175" calcext:value-type="float">
            <text:p>1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208]+1" office:value-type="float" office:value="111" calcext:value-type="float">
            <text:p>111</text:p>
          </table:table-cell>
          <table:table-cell table:formula="of:=[.B1208]" office:value-type="float" office:value="6" calcext:value-type="float">
            <text:p>6</text:p>
          </table:table-cell>
          <table:table-cell office:value-type="float" office:value="158.84703232" calcext:value-type="float">
            <text:p>158.84703232</text:p>
          </table:table-cell>
          <table:table-cell office:value-type="float" office:value="166.30950144" calcext:value-type="float">
            <text:p>166.30950144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209]+1" office:value-type="float" office:value="111" calcext:value-type="float">
            <text:p>111</text:p>
          </table:table-cell>
          <table:table-cell table:formula="of:=[.B1209]" office:value-type="float" office:value="7" calcext:value-type="float">
            <text:p>7</text:p>
          </table:table-cell>
          <table:table-cell office:value-type="float" office:value="140.83305344" calcext:value-type="float">
            <text:p>140.83305344</text:p>
          </table:table-cell>
          <table:table-cell office:value-type="float" office:value="178.5852" calcext:value-type="float">
            <text:p>178.5852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210]+1" office:value-type="float" office:value="111" calcext:value-type="float">
            <text:p>111</text:p>
          </table:table-cell>
          <table:table-cell table:formula="of:=[.B1210]" office:value-type="float" office:value="8" calcext:value-type="float">
            <text:p>8</text:p>
          </table:table-cell>
          <table:table-cell office:value-type="float" office:value="133.469511936" calcext:value-type="float">
            <text:p>133.469511936</text:p>
          </table:table-cell>
          <table:table-cell office:value-type="float" office:value="178.9156128" calcext:value-type="float">
            <text:p>178.9156128</text:p>
          </table:table-cell>
          <table:table-cell office:value-type="float" office:value="133" calcext:value-type="float">
            <text:p>13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211]+1" office:value-type="float" office:value="111" calcext:value-type="float">
            <text:p>111</text:p>
          </table:table-cell>
          <table:table-cell table:formula="of:=[.B1211]" office:value-type="float" office:value="9" calcext:value-type="float">
            <text:p>9</text:p>
          </table:table-cell>
          <table:table-cell office:value-type="float" office:value="116.243756288" calcext:value-type="float">
            <text:p>116.243756288</text:p>
          </table:table-cell>
          <table:table-cell office:value-type="float" office:value="166.26846336" calcext:value-type="float">
            <text:p>166.26846336</text:p>
          </table:table-cell>
          <table:table-cell office:value-type="float" office:value="117" calcext:value-type="float">
            <text:p>11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212]+1" office:value-type="float" office:value="111" calcext:value-type="float">
            <text:p>111</text:p>
          </table:table-cell>
          <table:table-cell table:formula="of:=[.B1212]" office:value-type="float" office:value="10" calcext:value-type="float">
            <text:p>10</text:p>
          </table:table-cell>
          <table:table-cell office:value-type="float" office:value="105.13753728" calcext:value-type="float">
            <text:p>105.13753728</text:p>
          </table:table-cell>
          <table:table-cell office:value-type="float" office:value="36.0655056" calcext:value-type="float">
            <text:p>36.0655056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213]+1" office:value-type="float" office:value="111" calcext:value-type="float">
            <text:p>111</text:p>
          </table:table-cell>
          <table:table-cell table:formula="of:=[.B1213]" office:value-type="float" office:value="11" calcext:value-type="float">
            <text:p>11</text:p>
          </table:table-cell>
          <table:table-cell office:value-type="float" office:value="133.38219456" calcext:value-type="float">
            <text:p>133.38219456</text:p>
          </table:table-cell>
          <table:table-cell office:value-type="float" office:value="38.2746816" calcext:value-type="float">
            <text:p>38.2746816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214]+1" office:value-type="float" office:value="112" calcext:value-type="float">
            <text:p>112</text:p>
          </table:table-cell>
          <table:table-cell table:formula="of:=[.B1214]" office:value-type="float" office:value="1" calcext:value-type="float">
            <text:p>1</text:p>
          </table:table-cell>
          <table:table-cell office:value-type="float" office:value="137.29801728" calcext:value-type="float">
            <text:p>137.29801728</text:p>
          </table:table-cell>
          <table:table-cell office:value-type="float" office:value="32.8043136" calcext:value-type="float">
            <text:p>32.8043136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215]+1" office:value-type="float" office:value="112" calcext:value-type="float">
            <text:p>112</text:p>
          </table:table-cell>
          <table:table-cell table:formula="of:=[.B1215]" office:value-type="float" office:value="2" calcext:value-type="float">
            <text:p>2</text:p>
          </table:table-cell>
          <table:table-cell office:value-type="float" office:value="145.379616" calcext:value-type="float">
            <text:p>145.379616</text:p>
          </table:table-cell>
          <table:table-cell office:value-type="float" office:value="21.2651328" calcext:value-type="float">
            <text:p>21.265132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216]+1" office:value-type="float" office:value="112" calcext:value-type="float">
            <text:p>112</text:p>
          </table:table-cell>
          <table:table-cell table:formula="of:=[.B1216]" office:value-type="float" office:value="3" calcext:value-type="float">
            <text:p>3</text:p>
          </table:table-cell>
          <table:table-cell office:value-type="float" office:value="128.5803022336" calcext:value-type="float">
            <text:p>128.5803022336</text:p>
          </table:table-cell>
          <table:table-cell office:value-type="float" office:value="21.31754496" calcext:value-type="float">
            <text:p>21.31754496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217]+1" office:value-type="float" office:value="112" calcext:value-type="float">
            <text:p>112</text:p>
          </table:table-cell>
          <table:table-cell table:formula="of:=[.B1217]" office:value-type="float" office:value="4" calcext:value-type="float">
            <text:p>4</text:p>
          </table:table-cell>
          <table:table-cell office:value-type="float" office:value="145.90786304" calcext:value-type="float">
            <text:p>145.90786304</text:p>
          </table:table-cell>
          <table:table-cell office:value-type="float" office:value="27.65423616" calcext:value-type="float">
            <text:p>27.65423616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218]+1" office:value-type="float" office:value="112" calcext:value-type="float">
            <text:p>112</text:p>
          </table:table-cell>
          <table:table-cell table:formula="of:=[.B1218]" office:value-type="float" office:value="5" calcext:value-type="float">
            <text:p>5</text:p>
          </table:table-cell>
          <table:table-cell office:value-type="float" office:value="172.5378496" calcext:value-type="float">
            <text:p>172.5378496</text:p>
          </table:table-cell>
          <table:table-cell office:value-type="float" office:value="26.03803872" calcext:value-type="float">
            <text:p>26.03803872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219]+1" office:value-type="float" office:value="112" calcext:value-type="float">
            <text:p>112</text:p>
          </table:table-cell>
          <table:table-cell table:formula="of:=[.B1219]" office:value-type="float" office:value="6" calcext:value-type="float">
            <text:p>6</text:p>
          </table:table-cell>
          <table:table-cell office:value-type="float" office:value="155.39434112" calcext:value-type="float">
            <text:p>155.39434112</text:p>
          </table:table-cell>
          <table:table-cell office:value-type="float" office:value="163.1553552" calcext:value-type="float">
            <text:p>163.1553552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220]+1" office:value-type="float" office:value="112" calcext:value-type="float">
            <text:p>112</text:p>
          </table:table-cell>
          <table:table-cell table:formula="of:=[.B1220]" office:value-type="float" office:value="7" calcext:value-type="float">
            <text:p>7</text:p>
          </table:table-cell>
          <table:table-cell office:value-type="float" office:value="135.98726656" calcext:value-type="float">
            <text:p>135.98726656</text:p>
          </table:table-cell>
          <table:table-cell office:value-type="float" office:value="176.9062944" calcext:value-type="float">
            <text:p>176.9062944</text:p>
          </table:table-cell>
          <table:table-cell office:value-type="float" office:value="137" calcext:value-type="float">
            <text:p>1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221]+1" office:value-type="float" office:value="112" calcext:value-type="float">
            <text:p>112</text:p>
          </table:table-cell>
          <table:table-cell table:formula="of:=[.B1221]" office:value-type="float" office:value="8" calcext:value-type="float">
            <text:p>8</text:p>
          </table:table-cell>
          <table:table-cell office:value-type="float" office:value="129.544703232" calcext:value-type="float">
            <text:p>129.544703232</text:p>
          </table:table-cell>
          <table:table-cell office:value-type="float" office:value="176.2408512" calcext:value-type="float">
            <text:p>176.2408512</text:p>
          </table:table-cell>
          <table:table-cell office:value-type="float" office:value="129" calcext:value-type="float">
            <text:p>12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222]+1" office:value-type="float" office:value="112" calcext:value-type="float">
            <text:p>112</text:p>
          </table:table-cell>
          <table:table-cell table:formula="of:=[.B1222]" office:value-type="float" office:value="9" calcext:value-type="float">
            <text:p>9</text:p>
          </table:table-cell>
          <table:table-cell office:value-type="float" office:value="111.91723776" calcext:value-type="float">
            <text:p>111.91723776</text:p>
          </table:table-cell>
          <table:table-cell office:value-type="float" office:value="162.68116416" calcext:value-type="float">
            <text:p>162.68116416</text:p>
          </table:table-cell>
          <table:table-cell office:value-type="float" office:value="112" calcext:value-type="float">
            <text:p>11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223]+1" office:value-type="float" office:value="112" calcext:value-type="float">
            <text:p>112</text:p>
          </table:table-cell>
          <table:table-cell table:formula="of:=[.B1223]" office:value-type="float" office:value="10" calcext:value-type="float">
            <text:p>10</text:p>
          </table:table-cell>
          <table:table-cell office:value-type="float" office:value="98.508288" calcext:value-type="float">
            <text:p>98.508288</text:p>
          </table:table-cell>
          <table:table-cell office:value-type="float" office:value="25.411824" calcext:value-type="float">
            <text:p>25.411824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224]+1" office:value-type="float" office:value="112" calcext:value-type="float">
            <text:p>112</text:p>
          </table:table-cell>
          <table:table-cell table:formula="of:=[.B1224]" office:value-type="float" office:value="11" calcext:value-type="float">
            <text:p>11</text:p>
          </table:table-cell>
          <table:table-cell office:value-type="float" office:value="128.59276224" calcext:value-type="float">
            <text:p>128.59276224</text:p>
          </table:table-cell>
          <table:table-cell office:value-type="float" office:value="27.7347552" calcext:value-type="float">
            <text:p>27.7347552</text:p>
          </table:table-cell>
          <table:table-cell office:value-type="float" office:value="130" calcext:value-type="float">
            <text:p>1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225]+1" office:value-type="float" office:value="113" calcext:value-type="float">
            <text:p>113</text:p>
          </table:table-cell>
          <table:table-cell table:formula="of:=[.B1225]" office:value-type="float" office:value="1" calcext:value-type="float">
            <text:p>1</text:p>
          </table:table-cell>
          <table:table-cell office:value-type="float" office:value="145.53416064" calcext:value-type="float">
            <text:p>145.53416064</text:p>
          </table:table-cell>
          <table:table-cell office:value-type="float" office:value="29.32970208" calcext:value-type="float">
            <text:p>29.32970208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226]+1" office:value-type="float" office:value="113" calcext:value-type="float">
            <text:p>113</text:p>
          </table:table-cell>
          <table:table-cell table:formula="of:=[.B1226]" office:value-type="float" office:value="2" calcext:value-type="float">
            <text:p>2</text:p>
          </table:table-cell>
          <table:table-cell office:value-type="float" office:value="153.46696832" calcext:value-type="float">
            <text:p>153.46696832</text:p>
          </table:table-cell>
          <table:table-cell office:value-type="float" office:value="18.4479072" calcext:value-type="float">
            <text:p>18.4479072</text:p>
          </table:table-cell>
          <table:table-cell office:value-type="float" office:value="156" calcext:value-type="float">
            <text:p>1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227]+1" office:value-type="float" office:value="113" calcext:value-type="float">
            <text:p>113</text:p>
          </table:table-cell>
          <table:table-cell table:formula="of:=[.B1227]" office:value-type="float" office:value="3" calcext:value-type="float">
            <text:p>3</text:p>
          </table:table-cell>
          <table:table-cell office:value-type="float" office:value="137.29229184" calcext:value-type="float">
            <text:p>137.29229184</text:p>
          </table:table-cell>
          <table:table-cell office:value-type="float" office:value="18.26826624" calcext:value-type="float">
            <text:p>18.26826624</text:p>
          </table:table-cell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228]+1" office:value-type="float" office:value="113" calcext:value-type="float">
            <text:p>113</text:p>
          </table:table-cell>
          <table:table-cell table:formula="of:=[.B1228]" office:value-type="float" office:value="4" calcext:value-type="float">
            <text:p>4</text:p>
          </table:table-cell>
          <table:table-cell office:value-type="float" office:value="153.555616" calcext:value-type="float">
            <text:p>153.555616</text:p>
          </table:table-cell>
          <table:table-cell office:value-type="float" office:value="24.3217968" calcext:value-type="float">
            <text:p>24.3217968</text:p>
          </table:table-cell>
          <table:table-cell office:value-type="float" office:value="156" calcext:value-type="float">
            <text:p>1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229]+1" office:value-type="float" office:value="113" calcext:value-type="float">
            <text:p>113</text:p>
          </table:table-cell>
          <table:table-cell table:formula="of:=[.B1229]" office:value-type="float" office:value="5" calcext:value-type="float">
            <text:p>5</text:p>
          </table:table-cell>
          <table:table-cell office:value-type="float" office:value="180.53502336" calcext:value-type="float">
            <text:p>180.53502336</text:p>
          </table:table-cell>
          <table:table-cell office:value-type="float" office:value="23.1735264" calcext:value-type="float">
            <text:p>23.1735264</text:p>
          </table:table-cell>
          <table:table-cell office:value-type="float" office:value="183" calcext:value-type="float">
            <text:p>18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230]+1" office:value-type="float" office:value="113" calcext:value-type="float">
            <text:p>113</text:p>
          </table:table-cell>
          <table:table-cell table:formula="of:=[.B1230]" office:value-type="float" office:value="6" calcext:value-type="float">
            <text:p>6</text:p>
          </table:table-cell>
          <table:table-cell office:value-type="float" office:value="161.54248448" calcext:value-type="float">
            <text:p>161.54248448</text:p>
          </table:table-cell>
          <table:table-cell office:value-type="float" office:value="157.1996832" calcext:value-type="float">
            <text:p>157.1996832</text:p>
          </table:table-cell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231]+1" office:value-type="float" office:value="113" calcext:value-type="float">
            <text:p>113</text:p>
          </table:table-cell>
          <table:table-cell table:formula="of:=[.B1231]" office:value-type="float" office:value="7" calcext:value-type="float">
            <text:p>7</text:p>
          </table:table-cell>
          <table:table-cell office:value-type="float" office:value="142.409187328" calcext:value-type="float">
            <text:p>142.409187328</text:p>
          </table:table-cell>
          <table:table-cell office:value-type="float" office:value="170.63059584" calcext:value-type="float">
            <text:p>170.63059584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232]+1" office:value-type="float" office:value="113" calcext:value-type="float">
            <text:p>113</text:p>
          </table:table-cell>
          <table:table-cell table:formula="of:=[.B1232]" office:value-type="float" office:value="8" calcext:value-type="float">
            <text:p>8</text:p>
          </table:table-cell>
          <table:table-cell office:value-type="float" office:value="135.21982592" calcext:value-type="float">
            <text:p>135.21982592</text:p>
          </table:table-cell>
          <table:table-cell office:value-type="float" office:value="169.91744064" calcext:value-type="float">
            <text:p>169.91744064</text:p>
          </table:table-cell>
          <table:table-cell office:value-type="float" office:value="137" calcext:value-type="float">
            <text:p>13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233]+1" office:value-type="float" office:value="113" calcext:value-type="float">
            <text:p>113</text:p>
          </table:table-cell>
          <table:table-cell table:formula="of:=[.B1233]" office:value-type="float" office:value="9" calcext:value-type="float">
            <text:p>9</text:p>
          </table:table-cell>
          <table:table-cell office:value-type="float" office:value="117.88440832" calcext:value-type="float">
            <text:p>117.88440832</text:p>
          </table:table-cell>
          <table:table-cell office:value-type="float" office:value="156.99388512" calcext:value-type="float">
            <text:p>156.99388512</text:p>
          </table:table-cell>
          <table:table-cell office:value-type="float" office:value="119" calcext:value-type="float">
            <text:p>11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234]+1" office:value-type="float" office:value="113" calcext:value-type="float">
            <text:p>113</text:p>
          </table:table-cell>
          <table:table-cell table:formula="of:=[.B1234]" office:value-type="float" office:value="10" calcext:value-type="float">
            <text:p>10</text:p>
          </table:table-cell>
          <table:table-cell office:value-type="float" office:value="108.1501312" calcext:value-type="float">
            <text:p>108.1501312</text:p>
          </table:table-cell>
          <table:table-cell office:value-type="float" office:value="21.15575424" calcext:value-type="float">
            <text:p>21.15575424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235]+1" office:value-type="float" office:value="113" calcext:value-type="float">
            <text:p>113</text:p>
          </table:table-cell>
          <table:table-cell table:formula="of:=[.B1235]" office:value-type="float" office:value="11" calcext:value-type="float">
            <text:p>11</text:p>
          </table:table-cell>
          <table:table-cell office:value-type="float" office:value="136.72473088" calcext:value-type="float">
            <text:p>136.72473088</text:p>
          </table:table-cell>
          <table:table-cell office:value-type="float" office:value="23.8799904" calcext:value-type="float">
            <text:p>23.8799904</text:p>
          </table:table-cell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236]+1" office:value-type="float" office:value="114" calcext:value-type="float">
            <text:p>114</text:p>
          </table:table-cell>
          <table:table-cell table:formula="of:=[.B1236]" office:value-type="float" office:value="1" calcext:value-type="float">
            <text:p>1</text:p>
          </table:table-cell>
          <table:table-cell office:value-type="float" office:value="142.6913536" calcext:value-type="float">
            <text:p>142.6913536</text:p>
          </table:table-cell>
          <table:table-cell office:value-type="float" office:value="34.757472" calcext:value-type="float">
            <text:p>34.757472</text:p>
          </table:table-cell>
          <table:table-cell office:value-type="float" office:value="143" calcext:value-type="float">
            <text:p>1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237]+1" office:value-type="float" office:value="114" calcext:value-type="float">
            <text:p>114</text:p>
          </table:table-cell>
          <table:table-cell table:formula="of:=[.B1237]" office:value-type="float" office:value="2" calcext:value-type="float">
            <text:p>2</text:p>
          </table:table-cell>
          <table:table-cell office:value-type="float" office:value="150.40699136" calcext:value-type="float">
            <text:p>150.40699136</text:p>
          </table:table-cell>
          <table:table-cell office:value-type="float" office:value="23.0683872" calcext:value-type="float">
            <text:p>23.0683872</text:p>
          </table:table-cell>
          <table:table-cell office:value-type="float" office:value="151" calcext:value-type="float">
            <text:p>1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238]+1" office:value-type="float" office:value="114" calcext:value-type="float">
            <text:p>114</text:p>
          </table:table-cell>
          <table:table-cell table:formula="of:=[.B1238]" office:value-type="float" office:value="3" calcext:value-type="float">
            <text:p>3</text:p>
          </table:table-cell>
          <table:table-cell office:value-type="float" office:value="133.35507584" calcext:value-type="float">
            <text:p>133.35507584</text:p>
          </table:table-cell>
          <table:table-cell office:value-type="float" office:value="23.41088064" calcext:value-type="float">
            <text:p>23.41088064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239]+1" office:value-type="float" office:value="114" calcext:value-type="float">
            <text:p>114</text:p>
          </table:table-cell>
          <table:table-cell table:formula="of:=[.B1239]" office:value-type="float" office:value="4" calcext:value-type="float">
            <text:p>4</text:p>
          </table:table-cell>
          <table:table-cell office:value-type="float" office:value="150.858624" calcext:value-type="float">
            <text:p>150.858624</text:p>
          </table:table-cell>
          <table:table-cell office:value-type="float" office:value="29.9433408" calcext:value-type="float">
            <text:p>29.9433408</text:p>
          </table:table-cell>
          <table:table-cell office:value-type="float" office:value="151" calcext:value-type="float">
            <text:p>1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240]+1" office:value-type="float" office:value="114" calcext:value-type="float">
            <text:p>114</text:p>
          </table:table-cell>
          <table:table-cell table:formula="of:=[.B1240]" office:value-type="float" office:value="5" calcext:value-type="float">
            <text:p>5</text:p>
          </table:table-cell>
          <table:table-cell office:value-type="float" office:value="176.9976576" calcext:value-type="float">
            <text:p>176.9976576</text:p>
          </table:table-cell>
          <table:table-cell office:value-type="float" office:value="27.4419648" calcext:value-type="float">
            <text:p>27.4419648</text:p>
          </table:table-cell>
          <table:table-cell office:value-type="float" office:value="176" calcext:value-type="float">
            <text:p>17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241]+1" office:value-type="float" office:value="114" calcext:value-type="float">
            <text:p>114</text:p>
          </table:table-cell>
          <table:table-cell table:formula="of:=[.B1241]" office:value-type="float" office:value="6" calcext:value-type="float">
            <text:p>6</text:p>
          </table:table-cell>
          <table:table-cell office:value-type="float" office:value="163.23623296" calcext:value-type="float">
            <text:p>163.23623296</text:p>
          </table:table-cell>
          <table:table-cell office:value-type="float" office:value="163.7817024" calcext:value-type="float">
            <text:p>163.7817024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242]+1" office:value-type="float" office:value="114" calcext:value-type="float">
            <text:p>114</text:p>
          </table:table-cell>
          <table:table-cell table:formula="of:=[.B1242]" office:value-type="float" office:value="7" calcext:value-type="float">
            <text:p>7</text:p>
          </table:table-cell>
          <table:table-cell office:value-type="float" office:value="145.01347584" calcext:value-type="float">
            <text:p>145.01347584</text:p>
          </table:table-cell>
          <table:table-cell office:value-type="float" office:value="178.21103712" calcext:value-type="float">
            <text:p>178.21103712</text:p>
          </table:table-cell>
          <table:table-cell office:value-type="float" office:value="152" calcext:value-type="float">
            <text:p>15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1243]+1" office:value-type="float" office:value="114" calcext:value-type="float">
            <text:p>114</text:p>
          </table:table-cell>
          <table:table-cell table:formula="of:=[.B1243]" office:value-type="float" office:value="8" calcext:value-type="float">
            <text:p>8</text:p>
          </table:table-cell>
          <table:table-cell office:value-type="float" office:value="137.99297024" calcext:value-type="float">
            <text:p>137.99297024</text:p>
          </table:table-cell>
          <table:table-cell office:value-type="float" office:value="177.7883088" calcext:value-type="float">
            <text:p>177.7883088</text:p>
          </table:table-cell>
          <table:table-cell office:value-type="float" office:value="139" calcext:value-type="float">
            <text:p>13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1244]+1" office:value-type="float" office:value="114" calcext:value-type="float">
            <text:p>114</text:p>
          </table:table-cell>
          <table:table-cell table:formula="of:=[.B1244]" office:value-type="float" office:value="9" calcext:value-type="float">
            <text:p>9</text:p>
          </table:table-cell>
          <table:table-cell office:value-type="float" office:value="119.713344" calcext:value-type="float">
            <text:p>119.713344</text:p>
          </table:table-cell>
          <table:table-cell office:value-type="float" office:value="164.56440384" calcext:value-type="float">
            <text:p>164.56440384</text:p>
          </table:table-cell>
          <table:table-cell office:value-type="float" office:value="121" calcext:value-type="float">
            <text:p>12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245]+1" office:value-type="float" office:value="114" calcext:value-type="float">
            <text:p>114</text:p>
          </table:table-cell>
          <table:table-cell table:formula="of:=[.B1245]" office:value-type="float" office:value="10" calcext:value-type="float">
            <text:p>10</text:p>
          </table:table-cell>
          <table:table-cell office:value-type="float" office:value="103.91961856" calcext:value-type="float">
            <text:p>103.91961856</text:p>
          </table:table-cell>
          <table:table-cell office:value-type="float" office:value="28.249488" calcext:value-type="float">
            <text:p>28.249488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246]+1" office:value-type="float" office:value="114" calcext:value-type="float">
            <text:p>114</text:p>
          </table:table-cell>
          <table:table-cell table:formula="of:=[.B1246]" office:value-type="float" office:value="11" calcext:value-type="float">
            <text:p>11</text:p>
          </table:table-cell>
          <table:table-cell office:value-type="float" office:value="133.494099584" calcext:value-type="float">
            <text:p>133.494099584</text:p>
          </table:table-cell>
          <table:table-cell office:value-type="float" office:value="29.75774016" calcext:value-type="float">
            <text:p>29.75774016</text:p>
          </table:table-cell>
          <table:table-cell office:value-type="float" office:value="134" calcext:value-type="float">
            <text:p>1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247]+1" office:value-type="float" office:value="115" calcext:value-type="float">
            <text:p>115</text:p>
          </table:table-cell>
          <table:table-cell table:formula="of:=[.B1247]" office:value-type="float" office:value="1" calcext:value-type="float">
            <text:p>1</text:p>
          </table:table-cell>
          <table:table-cell office:value-type="float" office:value="123.85720064" calcext:value-type="float">
            <text:p>123.85720064</text:p>
          </table:table-cell>
          <table:table-cell office:value-type="float" office:value="33.2713536" calcext:value-type="float">
            <text:p>33.2713536</text:p>
          </table:table-cell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248]+1" office:value-type="float" office:value="115" calcext:value-type="float">
            <text:p>115</text:p>
          </table:table-cell>
          <table:table-cell table:formula="of:=[.B1248]" office:value-type="float" office:value="2" calcext:value-type="float">
            <text:p>2</text:p>
          </table:table-cell>
          <table:table-cell office:value-type="float" office:value="130.975255936" calcext:value-type="float">
            <text:p>130.975255936</text:p>
          </table:table-cell>
          <table:table-cell office:value-type="float" office:value="21.88590432" calcext:value-type="float">
            <text:p>21.88590432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249]+1" office:value-type="float" office:value="115" calcext:value-type="float">
            <text:p>115</text:p>
          </table:table-cell>
          <table:table-cell table:formula="of:=[.B1249]" office:value-type="float" office:value="3" calcext:value-type="float">
            <text:p>3</text:p>
          </table:table-cell>
          <table:table-cell office:value-type="float" office:value="115.10049152" calcext:value-type="float">
            <text:p>115.10049152</text:p>
          </table:table-cell>
          <table:table-cell office:value-type="float" office:value="22.6350336" calcext:value-type="float">
            <text:p>22.6350336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250]+1" office:value-type="float" office:value="115" calcext:value-type="float">
            <text:p>115</text:p>
          </table:table-cell>
          <table:table-cell table:formula="of:=[.B1250]" office:value-type="float" office:value="4" calcext:value-type="float">
            <text:p>4</text:p>
          </table:table-cell>
          <table:table-cell office:value-type="float" office:value="130.926497664" calcext:value-type="float">
            <text:p>130.926497664</text:p>
          </table:table-cell>
          <table:table-cell office:value-type="float" office:value="28.0312032" calcext:value-type="float">
            <text:p>28.0312032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251]+1" office:value-type="float" office:value="115" calcext:value-type="float">
            <text:p>115</text:p>
          </table:table-cell>
          <table:table-cell table:formula="of:=[.B1251]" office:value-type="float" office:value="5" calcext:value-type="float">
            <text:p>5</text:p>
          </table:table-cell>
          <table:table-cell office:value-type="float" office:value="155.8614272" calcext:value-type="float">
            <text:p>155.8614272</text:p>
          </table:table-cell>
          <table:table-cell office:value-type="float" office:value="24.7064736" calcext:value-type="float">
            <text:p>24.7064736</text:p>
          </table:table-cell>
          <table:table-cell office:value-type="float" office:value="153" calcext:value-type="float">
            <text:p>1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252]+1" office:value-type="float" office:value="115" calcext:value-type="float">
            <text:p>115</text:p>
          </table:table-cell>
          <table:table-cell table:formula="of:=[.B1252]" office:value-type="float" office:value="6" calcext:value-type="float">
            <text:p>6</text:p>
          </table:table-cell>
          <table:table-cell office:value-type="float" office:value="147.19905664" calcext:value-type="float">
            <text:p>147.19905664</text:p>
          </table:table-cell>
          <table:table-cell office:value-type="float" office:value="153.3355776" calcext:value-type="float">
            <text:p>153.3355776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253]+1" office:value-type="float" office:value="115" calcext:value-type="float">
            <text:p>115</text:p>
          </table:table-cell>
          <table:table-cell table:formula="of:=[.B1253]" office:value-type="float" office:value="7" calcext:value-type="float">
            <text:p>7</text:p>
          </table:table-cell>
          <table:table-cell office:value-type="float" office:value="129.853046528" calcext:value-type="float">
            <text:p>129.853046528</text:p>
          </table:table-cell>
          <table:table-cell office:value-type="float" office:value="166.522944" calcext:value-type="float">
            <text:p>166.522944</text:p>
          </table:table-cell>
          <table:table-cell office:value-type="float" office:value="133" calcext:value-type="float">
            <text:p>13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254]+1" office:value-type="float" office:value="115" calcext:value-type="float">
            <text:p>115</text:p>
          </table:table-cell>
          <table:table-cell table:formula="of:=[.B1254]" office:value-type="float" office:value="8" calcext:value-type="float">
            <text:p>8</text:p>
          </table:table-cell>
          <table:table-cell office:value-type="float" office:value="123.200225792" calcext:value-type="float">
            <text:p>123.200225792</text:p>
          </table:table-cell>
          <table:table-cell office:value-type="float" office:value="166.3144896" calcext:value-type="float">
            <text:p>166.3144896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255]+1" office:value-type="float" office:value="115" calcext:value-type="float">
            <text:p>115</text:p>
          </table:table-cell>
          <table:table-cell table:formula="of:=[.B1255]" office:value-type="float" office:value="9" calcext:value-type="float">
            <text:p>9</text:p>
          </table:table-cell>
          <table:table-cell office:value-type="float" office:value="104.68802304" calcext:value-type="float">
            <text:p>104.68802304</text:p>
          </table:table-cell>
          <table:table-cell office:value-type="float" office:value="155.0431008" calcext:value-type="float">
            <text:p>155.0431008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256]+1" office:value-type="float" office:value="115" calcext:value-type="float">
            <text:p>115</text:p>
          </table:table-cell>
          <table:table-cell table:formula="of:=[.B1256]" office:value-type="float" office:value="10" calcext:value-type="float">
            <text:p>10</text:p>
          </table:table-cell>
          <table:table-cell office:value-type="float" office:value="87.87666688" calcext:value-type="float">
            <text:p>87.87666688</text:p>
          </table:table-cell>
          <table:table-cell office:value-type="float" office:value="27.46876128" calcext:value-type="float">
            <text:p>27.46876128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257]+1" office:value-type="float" office:value="115" calcext:value-type="float">
            <text:p>115</text:p>
          </table:table-cell>
          <table:table-cell table:formula="of:=[.B1257]" office:value-type="float" office:value="11" calcext:value-type="float">
            <text:p>11</text:p>
          </table:table-cell>
          <table:table-cell office:value-type="float" office:value="115.108434688" calcext:value-type="float">
            <text:p>115.108434688</text:p>
          </table:table-cell>
          <table:table-cell office:value-type="float" office:value="28.13684448" calcext:value-type="float">
            <text:p>28.13684448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258]+1" office:value-type="float" office:value="116" calcext:value-type="float">
            <text:p>116</text:p>
          </table:table-cell>
          <table:table-cell table:formula="of:=[.B1258]" office:value-type="float" office:value="1" calcext:value-type="float">
            <text:p>1</text:p>
          </table:table-cell>
          <table:table-cell office:value-type="float" office:value="124.455019008" calcext:value-type="float">
            <text:p>124.455019008</text:p>
          </table:table-cell>
          <table:table-cell office:value-type="float" office:value="38.41181376" calcext:value-type="float">
            <text:p>38.41181376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259]+1" office:value-type="float" office:value="116" calcext:value-type="float">
            <text:p>116</text:p>
          </table:table-cell>
          <table:table-cell table:formula="of:=[.B1259]" office:value-type="float" office:value="2" calcext:value-type="float">
            <text:p>2</text:p>
          </table:table-cell>
          <table:table-cell office:value-type="float" office:value="132.02778496" calcext:value-type="float">
            <text:p>132.02778496</text:p>
          </table:table-cell>
          <table:table-cell office:value-type="float" office:value="26.5202784" calcext:value-type="float">
            <text:p>26.5202784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260]+1" office:value-type="float" office:value="116" calcext:value-type="float">
            <text:p>116</text:p>
          </table:table-cell>
          <table:table-cell table:formula="of:=[.B1260]" office:value-type="float" office:value="3" calcext:value-type="float">
            <text:p>3</text:p>
          </table:table-cell>
          <table:table-cell office:value-type="float" office:value="116.54110336" calcext:value-type="float">
            <text:p>116.54110336</text:p>
          </table:table-cell>
          <table:table-cell office:value-type="float" office:value="27.3947232" calcext:value-type="float">
            <text:p>27.3947232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261]+1" office:value-type="float" office:value="116" calcext:value-type="float">
            <text:p>116</text:p>
          </table:table-cell>
          <table:table-cell table:formula="of:=[.B1261]" office:value-type="float" office:value="4" calcext:value-type="float">
            <text:p>4</text:p>
          </table:table-cell>
          <table:table-cell office:value-type="float" office:value="132.913314816" calcext:value-type="float">
            <text:p>132.913314816</text:p>
          </table:table-cell>
          <table:table-cell office:value-type="float" office:value="33.07557696" calcext:value-type="float">
            <text:p>33.07557696</text:p>
          </table:table-cell>
          <table:table-cell office:value-type="float" office:value="133" calcext:value-type="float">
            <text:p>1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262]+1" office:value-type="float" office:value="116" calcext:value-type="float">
            <text:p>116</text:p>
          </table:table-cell>
          <table:table-cell table:formula="of:=[.B1262]" office:value-type="float" office:value="5" calcext:value-type="float">
            <text:p>5</text:p>
          </table:table-cell>
          <table:table-cell office:value-type="float" office:value="157.23362944" calcext:value-type="float">
            <text:p>157.23362944</text:p>
          </table:table-cell>
          <table:table-cell office:value-type="float" office:value="30.8441376" calcext:value-type="float">
            <text:p>30.8441376</text:p>
          </table:table-cell>
          <table:table-cell office:value-type="float" office:value="156" calcext:value-type="float">
            <text:p>1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263]+1" office:value-type="float" office:value="116" calcext:value-type="float">
            <text:p>116</text:p>
          </table:table-cell>
          <table:table-cell table:formula="of:=[.B1263]" office:value-type="float" office:value="6" calcext:value-type="float">
            <text:p>6</text:p>
          </table:table-cell>
          <table:table-cell office:value-type="float" office:value="143.1359808" calcext:value-type="float">
            <text:p>143.1359808</text:p>
          </table:table-cell>
          <table:table-cell office:value-type="float" office:value="159.6098496" calcext:value-type="float">
            <text:p>159.6098496</text:p>
          </table:table-cell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264]+1" office:value-type="float" office:value="116" calcext:value-type="float">
            <text:p>116</text:p>
          </table:table-cell>
          <table:table-cell table:formula="of:=[.B1264]" office:value-type="float" office:value="7" calcext:value-type="float">
            <text:p>7</text:p>
          </table:table-cell>
          <table:table-cell office:value-type="float" office:value="125.92562048" calcext:value-type="float">
            <text:p>125.92562048</text:p>
          </table:table-cell>
          <table:table-cell office:value-type="float" office:value="172.69121952" calcext:value-type="float">
            <text:p>172.69121952</text:p>
          </table:table-cell>
          <table:table-cell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265]+1" office:value-type="float" office:value="116" calcext:value-type="float">
            <text:p>116</text:p>
          </table:table-cell>
          <table:table-cell table:formula="of:=[.B1265]" office:value-type="float" office:value="8" calcext:value-type="float">
            <text:p>8</text:p>
          </table:table-cell>
          <table:table-cell office:value-type="float" office:value="117.95036672" calcext:value-type="float">
            <text:p>117.95036672</text:p>
          </table:table-cell>
          <table:table-cell office:value-type="float" office:value="173.5472352" calcext:value-type="float">
            <text:p>173.5472352</text:p>
          </table:table-cell>
          <table:table-cell office:value-type="float" office:value="116" calcext:value-type="float">
            <text:p>11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266]+1" office:value-type="float" office:value="116" calcext:value-type="float">
            <text:p>116</text:p>
          </table:table-cell>
          <table:table-cell table:formula="of:=[.B1266]" office:value-type="float" office:value="9" calcext:value-type="float">
            <text:p>9</text:p>
          </table:table-cell>
          <table:table-cell office:value-type="float" office:value="101.13483776" calcext:value-type="float">
            <text:p>101.13483776</text:p>
          </table:table-cell>
          <table:table-cell office:value-type="float" office:value="160.0029024" calcext:value-type="float">
            <text:p>160.0029024</text:p>
          </table:table-cell>
          <table:table-cell office:value-type="float" office:value="100" calcext:value-type="float">
            <text:p>1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267]+1" office:value-type="float" office:value="116" calcext:value-type="float">
            <text:p>116</text:p>
          </table:table-cell>
          <table:table-cell table:formula="of:=[.B1267]" office:value-type="float" office:value="10" calcext:value-type="float">
            <text:p>10</text:p>
          </table:table-cell>
          <table:table-cell office:value-type="float" office:value="88.17594496" calcext:value-type="float">
            <text:p>88.17594496</text:p>
          </table:table-cell>
          <table:table-cell office:value-type="float" office:value="30.5736576" calcext:value-type="float">
            <text:p>30.5736576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268]+1" office:value-type="float" office:value="116" calcext:value-type="float">
            <text:p>116</text:p>
          </table:table-cell>
          <table:table-cell table:formula="of:=[.B1268]" office:value-type="float" office:value="11" calcext:value-type="float">
            <text:p>11</text:p>
          </table:table-cell>
          <table:table-cell office:value-type="float" office:value="115.67326592" calcext:value-type="float">
            <text:p>115.67326592</text:p>
          </table:table-cell>
          <table:table-cell office:value-type="float" office:value="32.66258208" calcext:value-type="float">
            <text:p>32.66258208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269]+1" office:value-type="float" office:value="117" calcext:value-type="float">
            <text:p>117</text:p>
          </table:table-cell>
          <table:table-cell table:formula="of:=[.B1269]" office:value-type="float" office:value="1" calcext:value-type="float">
            <text:p>1</text:p>
          </table:table-cell>
          <table:table-cell office:value-type="float" office:value="142.58385088" calcext:value-type="float">
            <text:p>142.58385088</text:p>
          </table:table-cell>
          <table:table-cell office:value-type="float" office:value="34.37595168" calcext:value-type="float">
            <text:p>34.37595168</text:p>
          </table:table-cell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270]+1" office:value-type="float" office:value="117" calcext:value-type="float">
            <text:p>117</text:p>
          </table:table-cell>
          <table:table-cell table:formula="of:=[.B1270]" office:value-type="float" office:value="2" calcext:value-type="float">
            <text:p>2</text:p>
          </table:table-cell>
          <table:table-cell office:value-type="float" office:value="149.39863936" calcext:value-type="float">
            <text:p>149.39863936</text:p>
          </table:table-cell>
          <table:table-cell office:value-type="float" office:value="22.7003712" calcext:value-type="float">
            <text:p>22.7003712</text:p>
          </table:table-cell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271]+1" office:value-type="float" office:value="117" calcext:value-type="float">
            <text:p>117</text:p>
          </table:table-cell>
          <table:table-cell table:formula="of:=[.B1271]" office:value-type="float" office:value="3" calcext:value-type="float">
            <text:p>3</text:p>
          </table:table-cell>
          <table:table-cell office:value-type="float" office:value="133.385960576" calcext:value-type="float">
            <text:p>133.385960576</text:p>
          </table:table-cell>
          <table:table-cell office:value-type="float" office:value="23.12522496" calcext:value-type="float">
            <text:p>23.12522496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272]+1" office:value-type="float" office:value="117" calcext:value-type="float">
            <text:p>117</text:p>
          </table:table-cell>
          <table:table-cell table:formula="of:=[.B1272]" office:value-type="float" office:value="4" calcext:value-type="float">
            <text:p>4</text:p>
          </table:table-cell>
          <table:table-cell office:value-type="float" office:value="150.45730432" calcext:value-type="float">
            <text:p>150.45730432</text:p>
          </table:table-cell>
          <table:table-cell office:value-type="float" office:value="29.1536544" calcext:value-type="float">
            <text:p>29.1536544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273]+1" office:value-type="float" office:value="117" calcext:value-type="float">
            <text:p>117</text:p>
          </table:table-cell>
          <table:table-cell table:formula="of:=[.B1273]" office:value-type="float" office:value="5" calcext:value-type="float">
            <text:p>5</text:p>
          </table:table-cell>
          <table:table-cell office:value-type="float" office:value="175.75365504" calcext:value-type="float">
            <text:p>175.75365504</text:p>
          </table:table-cell>
          <table:table-cell office:value-type="float" office:value="25.5464736" calcext:value-type="float">
            <text:p>25.5464736</text:p>
          </table:table-cell>
          <table:table-cell office:value-type="float" office:value="176" calcext:value-type="float">
            <text:p>1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274]+1" office:value-type="float" office:value="117" calcext:value-type="float">
            <text:p>117</text:p>
          </table:table-cell>
          <table:table-cell table:formula="of:=[.B1274]" office:value-type="float" office:value="6" calcext:value-type="float">
            <text:p>6</text:p>
          </table:table-cell>
          <table:table-cell office:value-type="float" office:value="165.5984256" calcext:value-type="float">
            <text:p>165.5984256</text:p>
          </table:table-cell>
          <table:table-cell office:value-type="float" office:value="161.85136992" calcext:value-type="float">
            <text:p>161.85136992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275]+1" office:value-type="float" office:value="117" calcext:value-type="float">
            <text:p>117</text:p>
          </table:table-cell>
          <table:table-cell table:formula="of:=[.B1275]" office:value-type="float" office:value="7" calcext:value-type="float">
            <text:p>7</text:p>
          </table:table-cell>
          <table:table-cell office:value-type="float" office:value="148.16519296" calcext:value-type="float">
            <text:p>148.16519296</text:p>
          </table:table-cell>
          <table:table-cell office:value-type="float" office:value="176.47087104" calcext:value-type="float">
            <text:p>176.47087104</text:p>
          </table:table-cell>
          <table:table-cell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276]+1" office:value-type="float" office:value="117" calcext:value-type="float">
            <text:p>117</text:p>
          </table:table-cell>
          <table:table-cell table:formula="of:=[.B1276]" office:value-type="float" office:value="8" calcext:value-type="float">
            <text:p>8</text:p>
          </table:table-cell>
          <table:table-cell office:value-type="float" office:value="141.00028224" calcext:value-type="float">
            <text:p>141.00028224</text:p>
          </table:table-cell>
          <table:table-cell office:value-type="float" office:value="176.4580128" calcext:value-type="float">
            <text:p>176.4580128</text:p>
          </table:table-cell>
          <table:table-cell office:value-type="float" office:value="141" calcext:value-type="float">
            <text:p>14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277]+1" office:value-type="float" office:value="117" calcext:value-type="float">
            <text:p>117</text:p>
          </table:table-cell>
          <table:table-cell table:formula="of:=[.B1277]" office:value-type="float" office:value="9" calcext:value-type="float">
            <text:p>9</text:p>
          </table:table-cell>
          <table:table-cell office:value-type="float" office:value="123.16875392" calcext:value-type="float">
            <text:p>123.16875392</text:p>
          </table:table-cell>
          <table:table-cell office:value-type="float" office:value="164.1779712" calcext:value-type="float">
            <text:p>164.1779712</text:p>
          </table:table-cell>
          <table:table-cell office:value-type="float" office:value="124" calcext:value-type="float">
            <text:p>12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278]+1" office:value-type="float" office:value="117" calcext:value-type="float">
            <text:p>117</text:p>
          </table:table-cell>
          <table:table-cell table:formula="of:=[.B1278]" office:value-type="float" office:value="10" calcext:value-type="float">
            <text:p>10</text:p>
          </table:table-cell>
          <table:table-cell office:value-type="float" office:value="104.18667776" calcext:value-type="float">
            <text:p>104.18667776</text:p>
          </table:table-cell>
          <table:table-cell office:value-type="float" office:value="28.8569184" calcext:value-type="float">
            <text:p>28.8569184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279]+1" office:value-type="float" office:value="117" calcext:value-type="float">
            <text:p>117</text:p>
          </table:table-cell>
          <table:table-cell table:formula="of:=[.B1279]" office:value-type="float" office:value="11" calcext:value-type="float">
            <text:p>11</text:p>
          </table:table-cell>
          <table:table-cell office:value-type="float" office:value="132.962172544" calcext:value-type="float">
            <text:p>132.962172544</text:p>
          </table:table-cell>
          <table:table-cell office:value-type="float" office:value="29.6135232" calcext:value-type="float">
            <text:p>29.6135232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280]+1" office:value-type="float" office:value="118" calcext:value-type="float">
            <text:p>118</text:p>
          </table:table-cell>
          <table:table-cell table:formula="of:=[.B1280]" office:value-type="float" office:value="1" calcext:value-type="float">
            <text:p>1</text:p>
          </table:table-cell>
          <table:table-cell office:value-type="float" office:value="134.58780672" calcext:value-type="float">
            <text:p>134.58780672</text:p>
          </table:table-cell>
          <table:table-cell office:value-type="float" office:value="27.4218624" calcext:value-type="float">
            <text:p>27.4218624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281]+1" office:value-type="float" office:value="118" calcext:value-type="float">
            <text:p>118</text:p>
          </table:table-cell>
          <table:table-cell table:formula="of:=[.B1281]" office:value-type="float" office:value="2" calcext:value-type="float">
            <text:p>2</text:p>
          </table:table-cell>
          <table:table-cell office:value-type="float" office:value="140.74293632" calcext:value-type="float">
            <text:p>140.74293632</text:p>
          </table:table-cell>
          <table:table-cell office:value-type="float" office:value="15.7801152" calcext:value-type="float">
            <text:p>15.7801152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282]+1" office:value-type="float" office:value="118" calcext:value-type="float">
            <text:p>118</text:p>
          </table:table-cell>
          <table:table-cell table:formula="of:=[.B1282]" office:value-type="float" office:value="3" calcext:value-type="float">
            <text:p>3</text:p>
          </table:table-cell>
          <table:table-cell office:value-type="float" office:value="125.030098688" calcext:value-type="float">
            <text:p>125.030098688</text:p>
          </table:table-cell>
          <table:table-cell office:value-type="float" office:value="16.4843616" calcext:value-type="float">
            <text:p>16.4843616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283]+1" office:value-type="float" office:value="118" calcext:value-type="float">
            <text:p>118</text:p>
          </table:table-cell>
          <table:table-cell table:formula="of:=[.B1283]" office:value-type="float" office:value="4" calcext:value-type="float">
            <text:p>4</text:p>
          </table:table-cell>
          <table:table-cell office:value-type="float" office:value="142.12967424" calcext:value-type="float">
            <text:p>142.12967424</text:p>
          </table:table-cell>
          <table:table-cell office:value-type="float" office:value="22.08884832" calcext:value-type="float">
            <text:p>22.08884832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284]+1" office:value-type="float" office:value="118" calcext:value-type="float">
            <text:p>118</text:p>
          </table:table-cell>
          <table:table-cell table:formula="of:=[.B1284]" office:value-type="float" office:value="5" calcext:value-type="float">
            <text:p>5</text:p>
          </table:table-cell>
          <table:table-cell office:value-type="float" office:value="167.09153792" calcext:value-type="float">
            <text:p>167.09153792</text:p>
          </table:table-cell>
          <table:table-cell office:value-type="float" office:value="18.8369376" calcext:value-type="float">
            <text:p>18.8369376</text:p>
          </table:table-cell>
          <table:table-cell office:value-type="float" office:value="168" calcext:value-type="float">
            <text:p>1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285]+1" office:value-type="float" office:value="118" calcext:value-type="float">
            <text:p>118</text:p>
          </table:table-cell>
          <table:table-cell table:formula="of:=[.B1285]" office:value-type="float" office:value="6" calcext:value-type="float">
            <text:p>6</text:p>
          </table:table-cell>
          <table:table-cell office:value-type="float" office:value="160.03772416" calcext:value-type="float">
            <text:p>160.03772416</text:p>
          </table:table-cell>
          <table:table-cell office:value-type="float" office:value="153.0097392" calcext:value-type="float">
            <text:p>153.0097392</text:p>
          </table:table-cell>
          <table:table-cell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286]+1" office:value-type="float" office:value="118" calcext:value-type="float">
            <text:p>118</text:p>
          </table:table-cell>
          <table:table-cell table:formula="of:=[.B1286]" office:value-type="float" office:value="7" calcext:value-type="float">
            <text:p>7</text:p>
          </table:table-cell>
          <table:table-cell office:value-type="float" office:value="142.1725824" calcext:value-type="float">
            <text:p>142.1725824</text:p>
          </table:table-cell>
          <table:table-cell office:value-type="float" office:value="166.7535552" calcext:value-type="float">
            <text:p>166.7535552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287]+1" office:value-type="float" office:value="118" calcext:value-type="float">
            <text:p>118</text:p>
          </table:table-cell>
          <table:table-cell table:formula="of:=[.B1287]" office:value-type="float" office:value="8" calcext:value-type="float">
            <text:p>8</text:p>
          </table:table-cell>
          <table:table-cell office:value-type="float" office:value="135.646520576" calcext:value-type="float">
            <text:p>135.646520576</text:p>
          </table:table-cell>
          <table:table-cell office:value-type="float" office:value="166.769568" calcext:value-type="float">
            <text:p>166.769568</text:p>
          </table:table-cell>
          <table:table-cell office:value-type="float" office:value="137" calcext:value-type="float">
            <text:p>13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288]+1" office:value-type="float" office:value="118" calcext:value-type="float">
            <text:p>118</text:p>
          </table:table-cell>
          <table:table-cell table:formula="of:=[.B1288]" office:value-type="float" office:value="9" calcext:value-type="float">
            <text:p>9</text:p>
          </table:table-cell>
          <table:table-cell office:value-type="float" office:value="116.8864192" calcext:value-type="float">
            <text:p>116.8864192</text:p>
          </table:table-cell>
          <table:table-cell office:value-type="float" office:value="154.49591424" calcext:value-type="float">
            <text:p>154.49591424</text:p>
          </table:table-cell>
          <table:table-cell office:value-type="float" office:value="117" calcext:value-type="float">
            <text:p>11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289]+1" office:value-type="float" office:value="118" calcext:value-type="float">
            <text:p>118</text:p>
          </table:table-cell>
          <table:table-cell table:formula="of:=[.B1289]" office:value-type="float" office:value="10" calcext:value-type="float">
            <text:p>10</text:p>
          </table:table-cell>
          <table:table-cell office:value-type="float" office:value="95.8507456" calcext:value-type="float">
            <text:p>95.8507456</text:p>
          </table:table-cell>
          <table:table-cell office:value-type="float" office:value="22.494816" calcext:value-type="float">
            <text:p>22.494816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290]+1" office:value-type="float" office:value="118" calcext:value-type="float">
            <text:p>118</text:p>
          </table:table-cell>
          <table:table-cell table:formula="of:=[.B1290]" office:value-type="float" office:value="11" calcext:value-type="float">
            <text:p>11</text:p>
          </table:table-cell>
          <table:table-cell office:value-type="float" office:value="125.69335808" calcext:value-type="float">
            <text:p>125.69335808</text:p>
          </table:table-cell>
          <table:table-cell office:value-type="float" office:value="22.9546848" calcext:value-type="float">
            <text:p>22.9546848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291]+1" office:value-type="float" office:value="119" calcext:value-type="float">
            <text:p>119</text:p>
          </table:table-cell>
          <table:table-cell table:formula="of:=[.B1291]" office:value-type="float" office:value="1" calcext:value-type="float">
            <text:p>1</text:p>
          </table:table-cell>
          <table:table-cell office:value-type="float" office:value="123.47039232" calcext:value-type="float">
            <text:p>123.47039232</text:p>
          </table:table-cell>
          <table:table-cell office:value-type="float" office:value="23.44243776" calcext:value-type="float">
            <text:p>23.44243776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292]+1" office:value-type="float" office:value="119" calcext:value-type="float">
            <text:p>119</text:p>
          </table:table-cell>
          <table:table-cell table:formula="of:=[.B1292]" office:value-type="float" office:value="2" calcext:value-type="float">
            <text:p>2</text:p>
          </table:table-cell>
          <table:table-cell office:value-type="float" office:value="131.733886208" calcext:value-type="float">
            <text:p>131.733886208</text:p>
          </table:table-cell>
          <table:table-cell office:value-type="float" office:value="11.7670896" calcext:value-type="float">
            <text:p>11.7670896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293]+1" office:value-type="float" office:value="119" calcext:value-type="float">
            <text:p>119</text:p>
          </table:table-cell>
          <table:table-cell table:formula="of:=[.B1293]" office:value-type="float" office:value="3" calcext:value-type="float">
            <text:p>3</text:p>
          </table:table-cell>
          <table:table-cell office:value-type="float" office:value="115.61746944" calcext:value-type="float">
            <text:p>115.61746944</text:p>
          </table:table-cell>
          <table:table-cell office:value-type="float" office:value="12.1406496" calcext:value-type="float">
            <text:p>12.1406496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294]+1" office:value-type="float" office:value="119" calcext:value-type="float">
            <text:p>119</text:p>
          </table:table-cell>
          <table:table-cell table:formula="of:=[.B1294]" office:value-type="float" office:value="4" calcext:value-type="float">
            <text:p>4</text:p>
          </table:table-cell>
          <table:table-cell office:value-type="float" office:value="132.16568448" calcext:value-type="float">
            <text:p>132.16568448</text:p>
          </table:table-cell>
          <table:table-cell office:value-type="float" office:value="18.15284736" calcext:value-type="float">
            <text:p>18.15284736</text:p>
          </table:table-cell>
          <table:table-cell office:value-type="float" office:value="132" calcext:value-type="float">
            <text:p>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295]+1" office:value-type="float" office:value="119" calcext:value-type="float">
            <text:p>119</text:p>
          </table:table-cell>
          <table:table-cell table:formula="of:=[.B1295]" office:value-type="float" office:value="5" calcext:value-type="float">
            <text:p>5</text:p>
          </table:table-cell>
          <table:table-cell office:value-type="float" office:value="157.68162944" calcext:value-type="float">
            <text:p>157.68162944</text:p>
          </table:table-cell>
          <table:table-cell office:value-type="float" office:value="15.65915136" calcext:value-type="float">
            <text:p>15.65915136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296]+1" office:value-type="float" office:value="119" calcext:value-type="float">
            <text:p>119</text:p>
          </table:table-cell>
          <table:table-cell table:formula="of:=[.B1296]" office:value-type="float" office:value="6" calcext:value-type="float">
            <text:p>6</text:p>
          </table:table-cell>
          <table:table-cell office:value-type="float" office:value="144.221056" calcext:value-type="float">
            <text:p>144.221056</text:p>
          </table:table-cell>
          <table:table-cell office:value-type="float" office:value="151.1527776" calcext:value-type="float">
            <text:p>151.1527776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297]+1" office:value-type="float" office:value="119" calcext:value-type="float">
            <text:p>119</text:p>
          </table:table-cell>
          <table:table-cell table:formula="of:=[.B1297]" office:value-type="float" office:value="7" calcext:value-type="float">
            <text:p>7</text:p>
          </table:table-cell>
          <table:table-cell office:value-type="float" office:value="126.434498944" calcext:value-type="float">
            <text:p>126.434498944</text:p>
          </table:table-cell>
          <table:table-cell office:value-type="float" office:value="164.00616" calcext:value-type="float">
            <text:p>164.00616</text:p>
          </table:table-cell>
          <table:table-cell office:value-type="float" office:value="125" calcext:value-type="float">
            <text:p>12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298]+1" office:value-type="float" office:value="119" calcext:value-type="float">
            <text:p>119</text:p>
          </table:table-cell>
          <table:table-cell table:formula="of:=[.B1298]" office:value-type="float" office:value="8" calcext:value-type="float">
            <text:p>8</text:p>
          </table:table-cell>
          <table:table-cell office:value-type="float" office:value="119.09774208" calcext:value-type="float">
            <text:p>119.09774208</text:p>
          </table:table-cell>
          <table:table-cell office:value-type="float" office:value="163.63528608" calcext:value-type="float">
            <text:p>163.63528608</text:p>
          </table:table-cell>
          <table:table-cell office:value-type="float" office:value="119" calcext:value-type="float">
            <text:p>11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299]+1" office:value-type="float" office:value="119" calcext:value-type="float">
            <text:p>119</text:p>
          </table:table-cell>
          <table:table-cell table:formula="of:=[.B1299]" office:value-type="float" office:value="9" calcext:value-type="float">
            <text:p>9</text:p>
          </table:table-cell>
          <table:table-cell office:value-type="float" office:value="100.54245376" calcext:value-type="float">
            <text:p>100.54245376</text:p>
          </table:table-cell>
          <table:table-cell office:value-type="float" office:value="151.0792224" calcext:value-type="float">
            <text:p>151.0792224</text:p>
          </table:table-cell>
          <table:table-cell office:value-type="float" office:value="101" calcext:value-type="float">
            <text:p>10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300]+1" office:value-type="float" office:value="119" calcext:value-type="float">
            <text:p>119</text:p>
          </table:table-cell>
          <table:table-cell table:formula="of:=[.B1300]" office:value-type="float" office:value="10" calcext:value-type="float">
            <text:p>10</text:p>
          </table:table-cell>
          <table:table-cell office:value-type="float" office:value="85.547328" calcext:value-type="float">
            <text:p>85.547328</text:p>
          </table:table-cell>
          <table:table-cell office:value-type="float" office:value="16.6242816" calcext:value-type="float">
            <text:p>16.6242816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301]+1" office:value-type="float" office:value="119" calcext:value-type="float">
            <text:p>119</text:p>
          </table:table-cell>
          <table:table-cell table:formula="of:=[.B1301]" office:value-type="float" office:value="11" calcext:value-type="float">
            <text:p>11</text:p>
          </table:table-cell>
          <table:table-cell office:value-type="float" office:value="114.83091264" calcext:value-type="float">
            <text:p>114.83091264</text:p>
          </table:table-cell>
          <table:table-cell office:value-type="float" office:value="18.45864" calcext:value-type="float">
            <text:p>18.45864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302]+1" office:value-type="float" office:value="120" calcext:value-type="float">
            <text:p>120</text:p>
          </table:table-cell>
          <table:table-cell table:formula="of:=[.B1302]" office:value-type="float" office:value="1" calcext:value-type="float">
            <text:p>1</text:p>
          </table:table-cell>
          <table:table-cell office:value-type="float" office:value="117.727148032" calcext:value-type="float">
            <text:p>117.727148032</text:p>
          </table:table-cell>
          <table:table-cell office:value-type="float" office:value="29.3108544" calcext:value-type="float">
            <text:p>29.3108544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303]+1" office:value-type="float" office:value="120" calcext:value-type="float">
            <text:p>120</text:p>
          </table:table-cell>
          <table:table-cell table:formula="of:=[.B1303]" office:value-type="float" office:value="2" calcext:value-type="float">
            <text:p>2</text:p>
          </table:table-cell>
          <table:table-cell office:value-type="float" office:value="124.58260992" calcext:value-type="float">
            <text:p>124.58260992</text:p>
          </table:table-cell>
          <table:table-cell office:value-type="float" office:value="17.027328" calcext:value-type="float">
            <text:p>17.027328</text:p>
          </table:table-cell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304]+1" office:value-type="float" office:value="120" calcext:value-type="float">
            <text:p>120</text:p>
          </table:table-cell>
          <table:table-cell table:formula="of:=[.B1304]" office:value-type="float" office:value="3" calcext:value-type="float">
            <text:p>3</text:p>
          </table:table-cell>
          <table:table-cell office:value-type="float" office:value="109.90118784" calcext:value-type="float">
            <text:p>109.90118784</text:p>
          </table:table-cell>
          <table:table-cell office:value-type="float" office:value="17.6802912" calcext:value-type="float">
            <text:p>17.6802912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305]+1" office:value-type="float" office:value="120" calcext:value-type="float">
            <text:p>120</text:p>
          </table:table-cell>
          <table:table-cell table:formula="of:=[.B1305]" office:value-type="float" office:value="4" calcext:value-type="float">
            <text:p>4</text:p>
          </table:table-cell>
          <table:table-cell office:value-type="float" office:value="126.019088512" calcext:value-type="float">
            <text:p>126.019088512</text:p>
          </table:table-cell>
          <table:table-cell office:value-type="float" office:value="22.770504" calcext:value-type="float">
            <text:p>22.770504</text:p>
          </table:table-cell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306]+1" office:value-type="float" office:value="120" calcext:value-type="float">
            <text:p>120</text:p>
          </table:table-cell>
          <table:table-cell table:formula="of:=[.B1306]" office:value-type="float" office:value="5" calcext:value-type="float">
            <text:p>5</text:p>
          </table:table-cell>
          <table:table-cell office:value-type="float" office:value="150.45426176" calcext:value-type="float">
            <text:p>150.45426176</text:p>
          </table:table-cell>
          <table:table-cell office:value-type="float" office:value="21.55848288" calcext:value-type="float">
            <text:p>21.55848288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307]+1" office:value-type="float" office:value="120" calcext:value-type="float">
            <text:p>120</text:p>
          </table:table-cell>
          <table:table-cell table:formula="of:=[.B1307]" office:value-type="float" office:value="6" calcext:value-type="float">
            <text:p>6</text:p>
          </table:table-cell>
          <table:table-cell office:value-type="float" office:value="137.34816512" calcext:value-type="float">
            <text:p>137.34816512</text:p>
          </table:table-cell>
          <table:table-cell office:value-type="float" office:value="151.62059232" calcext:value-type="float">
            <text:p>151.62059232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308]+1" office:value-type="float" office:value="120" calcext:value-type="float">
            <text:p>120</text:p>
          </table:table-cell>
          <table:table-cell table:formula="of:=[.B1308]" office:value-type="float" office:value="7" calcext:value-type="float">
            <text:p>7</text:p>
          </table:table-cell>
          <table:table-cell office:value-type="float" office:value="120.47504512" calcext:value-type="float">
            <text:p>120.47504512</text:p>
          </table:table-cell>
          <table:table-cell office:value-type="float" office:value="164.7963168" calcext:value-type="float">
            <text:p>164.7963168</text:p>
          </table:table-cell>
          <table:table-cell office:value-type="float" office:value="121" calcext:value-type="float">
            <text:p>12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309]+1" office:value-type="float" office:value="120" calcext:value-type="float">
            <text:p>120</text:p>
          </table:table-cell>
          <table:table-cell table:formula="of:=[.B1309]" office:value-type="float" office:value="8" calcext:value-type="float">
            <text:p>8</text:p>
          </table:table-cell>
          <table:table-cell office:value-type="float" office:value="111.29422976" calcext:value-type="float">
            <text:p>111.29422976</text:p>
          </table:table-cell>
          <table:table-cell office:value-type="float" office:value="163.7339904" calcext:value-type="float">
            <text:p>163.7339904</text:p>
          </table:table-cell>
          <table:table-cell office:value-type="float" office:value="105" calcext:value-type="float">
            <text:p>10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310]+1" office:value-type="float" office:value="120" calcext:value-type="float">
            <text:p>120</text:p>
          </table:table-cell>
          <table:table-cell table:formula="of:=[.B1310]" office:value-type="float" office:value="9" calcext:value-type="float">
            <text:p>9</text:p>
          </table:table-cell>
          <table:table-cell office:value-type="float" office:value="94.09058816" calcext:value-type="float">
            <text:p>94.09058816</text:p>
          </table:table-cell>
          <table:table-cell office:value-type="float" office:value="152.2860384" calcext:value-type="float">
            <text:p>152.2860384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1311]+1" office:value-type="float" office:value="120" calcext:value-type="float">
            <text:p>120</text:p>
          </table:table-cell>
          <table:table-cell table:formula="of:=[.B1311]" office:value-type="float" office:value="10" calcext:value-type="float">
            <text:p>10</text:p>
          </table:table-cell>
          <table:table-cell office:value-type="float" office:value="80.68083584" calcext:value-type="float">
            <text:p>80.68083584</text:p>
          </table:table-cell>
          <table:table-cell office:value-type="float" office:value="21.6560928" calcext:value-type="float">
            <text:p>21.6560928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312]+1" office:value-type="float" office:value="120" calcext:value-type="float">
            <text:p>120</text:p>
          </table:table-cell>
          <table:table-cell table:formula="of:=[.B1312]" office:value-type="float" office:value="11" calcext:value-type="float">
            <text:p>11</text:p>
          </table:table-cell>
          <table:table-cell office:value-type="float" office:value="109.3439296" calcext:value-type="float">
            <text:p>109.3439296</text:p>
          </table:table-cell>
          <table:table-cell office:value-type="float" office:value="22.6336608" calcext:value-type="float">
            <text:p>22.6336608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313]+1" office:value-type="float" office:value="121" calcext:value-type="float">
            <text:p>121</text:p>
          </table:table-cell>
          <table:table-cell table:formula="of:=[.B1313]" office:value-type="float" office:value="1" calcext:value-type="float">
            <text:p>1</text:p>
          </table:table-cell>
          <table:table-cell office:value-type="float" office:value="137.13038464" calcext:value-type="float">
            <text:p>137.13038464</text:p>
          </table:table-cell>
          <table:table-cell office:value-type="float" office:value="36.1586496" calcext:value-type="float">
            <text:p>36.1586496</text:p>
          </table:table-cell>
          <table:table-cell office:value-type="float" office:value="138" calcext:value-type="float">
            <text:p>1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314]+1" office:value-type="float" office:value="121" calcext:value-type="float">
            <text:p>121</text:p>
          </table:table-cell>
          <table:table-cell table:formula="of:=[.B1314]" office:value-type="float" office:value="2" calcext:value-type="float">
            <text:p>2</text:p>
          </table:table-cell>
          <table:table-cell office:value-type="float" office:value="145.3060224" calcext:value-type="float">
            <text:p>145.3060224</text:p>
          </table:table-cell>
          <table:table-cell office:value-type="float" office:value="25.1292864" calcext:value-type="float">
            <text:p>25.12928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315]+1" office:value-type="float" office:value="121" calcext:value-type="float">
            <text:p>121</text:p>
          </table:table-cell>
          <table:table-cell table:formula="of:=[.B1315]" office:value-type="float" office:value="3" calcext:value-type="float">
            <text:p>3</text:p>
          </table:table-cell>
          <table:table-cell office:value-type="float" office:value="129.476690816" calcext:value-type="float">
            <text:p>129.476690816</text:p>
          </table:table-cell>
          <table:table-cell office:value-type="float" office:value="25.129296" calcext:value-type="float">
            <text:p>25.129296</text:p>
          </table:table-cell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316]+1" office:value-type="float" office:value="121" calcext:value-type="float">
            <text:p>121</text:p>
          </table:table-cell>
          <table:table-cell table:formula="of:=[.B1316]" office:value-type="float" office:value="4" calcext:value-type="float">
            <text:p>4</text:p>
          </table:table-cell>
          <table:table-cell office:value-type="float" office:value="145.30263552" calcext:value-type="float">
            <text:p>145.30263552</text:p>
          </table:table-cell>
          <table:table-cell office:value-type="float" office:value="30.879984" calcext:value-type="float">
            <text:p>30.879984</text:p>
          </table:table-cell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317]+1" office:value-type="float" office:value="121" calcext:value-type="float">
            <text:p>121</text:p>
          </table:table-cell>
          <table:table-cell table:formula="of:=[.B1317]" office:value-type="float" office:value="5" calcext:value-type="float">
            <text:p>5</text:p>
          </table:table-cell>
          <table:table-cell office:value-type="float" office:value="169.83179904" calcext:value-type="float">
            <text:p>169.83179904</text:p>
          </table:table-cell>
          <table:table-cell office:value-type="float" office:value="29.51173824" calcext:value-type="float">
            <text:p>29.51173824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318]+1" office:value-type="float" office:value="121" calcext:value-type="float">
            <text:p>121</text:p>
          </table:table-cell>
          <table:table-cell table:formula="of:=[.B1318]" office:value-type="float" office:value="6" calcext:value-type="float">
            <text:p>6</text:p>
          </table:table-cell>
          <table:table-cell office:value-type="float" office:value="154.37069568" calcext:value-type="float">
            <text:p>154.37069568</text:p>
          </table:table-cell>
          <table:table-cell office:value-type="float" office:value="160.5762816" calcext:value-type="float">
            <text:p>160.5762816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319]+1" office:value-type="float" office:value="121" calcext:value-type="float">
            <text:p>121</text:p>
          </table:table-cell>
          <table:table-cell table:formula="of:=[.B1319]" office:value-type="float" office:value="7" calcext:value-type="float">
            <text:p>7</text:p>
          </table:table-cell>
          <table:table-cell office:value-type="float" office:value="135.954740992" calcext:value-type="float">
            <text:p>135.954740992</text:p>
          </table:table-cell>
          <table:table-cell office:value-type="float" office:value="173.3471712" calcext:value-type="float">
            <text:p>173.3471712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1320]+1" office:value-type="float" office:value="121" calcext:value-type="float">
            <text:p>121</text:p>
          </table:table-cell>
          <table:table-cell table:formula="of:=[.B1320]" office:value-type="float" office:value="8" calcext:value-type="float">
            <text:p>8</text:p>
          </table:table-cell>
          <table:table-cell office:value-type="float" office:value="128.58284736" calcext:value-type="float">
            <text:p>128.58284736</text:p>
          </table:table-cell>
          <table:table-cell office:value-type="float" office:value="173.2057248" calcext:value-type="float">
            <text:p>173.2057248</text:p>
          </table:table-cell>
          <table:table-cell office:value-type="float" office:value="126" calcext:value-type="float">
            <text:p>12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1321]+1" office:value-type="float" office:value="121" calcext:value-type="float">
            <text:p>121</text:p>
          </table:table-cell>
          <table:table-cell table:formula="of:=[.B1321]" office:value-type="float" office:value="9" calcext:value-type="float">
            <text:p>9</text:p>
          </table:table-cell>
          <table:table-cell office:value-type="float" office:value="112.00342912" calcext:value-type="float">
            <text:p>112.00342912</text:p>
          </table:table-cell>
          <table:table-cell office:value-type="float" office:value="159.89212416" calcext:value-type="float">
            <text:p>159.89212416</text:p>
          </table:table-cell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322]+1" office:value-type="float" office:value="121" calcext:value-type="float">
            <text:p>121</text:p>
          </table:table-cell>
          <table:table-cell table:formula="of:=[.B1322]" office:value-type="float" office:value="10" calcext:value-type="float">
            <text:p>10</text:p>
          </table:table-cell>
          <table:table-cell office:value-type="float" office:value="100.29092608" calcext:value-type="float">
            <text:p>100.29092608</text:p>
          </table:table-cell>
          <table:table-cell office:value-type="float" office:value="28.45797696" calcext:value-type="float">
            <text:p>28.45797696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323]+1" office:value-type="float" office:value="121" calcext:value-type="float">
            <text:p>121</text:p>
          </table:table-cell>
          <table:table-cell table:formula="of:=[.B1323]" office:value-type="float" office:value="11" calcext:value-type="float">
            <text:p>11</text:p>
          </table:table-cell>
          <table:table-cell office:value-type="float" office:value="128.47557664" calcext:value-type="float">
            <text:p>128.47557664</text:p>
          </table:table-cell>
          <table:table-cell office:value-type="float" office:value="30.76152" calcext:value-type="float">
            <text:p>30.76152</text:p>
          </table:table-cell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324]+1" office:value-type="float" office:value="122" calcext:value-type="float">
            <text:p>122</text:p>
          </table:table-cell>
          <table:table-cell table:formula="of:=[.B1324]" office:value-type="float" office:value="1" calcext:value-type="float">
            <text:p>1</text:p>
          </table:table-cell>
          <table:table-cell office:value-type="float" office:value="116.80496" calcext:value-type="float">
            <text:p>116.80496</text:p>
          </table:table-cell>
          <table:table-cell office:value-type="float" office:value="25.8559632" calcext:value-type="float">
            <text:p>25.8559632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325]+1" office:value-type="float" office:value="122" calcext:value-type="float">
            <text:p>122</text:p>
          </table:table-cell>
          <table:table-cell table:formula="of:=[.B1325]" office:value-type="float" office:value="2" calcext:value-type="float">
            <text:p>2</text:p>
          </table:table-cell>
          <table:table-cell office:value-type="float" office:value="124.82879808" calcext:value-type="float">
            <text:p>124.82879808</text:p>
          </table:table-cell>
          <table:table-cell office:value-type="float" office:value="14.5446432" calcext:value-type="float">
            <text:p>14.5446432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326]+1" office:value-type="float" office:value="122" calcext:value-type="float">
            <text:p>122</text:p>
          </table:table-cell>
          <table:table-cell table:formula="of:=[.B1326]" office:value-type="float" office:value="3" calcext:value-type="float">
            <text:p>3</text:p>
          </table:table-cell>
          <table:table-cell office:value-type="float" office:value="109.15548672" calcext:value-type="float">
            <text:p>109.15548672</text:p>
          </table:table-cell>
          <table:table-cell office:value-type="float" office:value="14.54145216" calcext:value-type="float">
            <text:p>14.54145216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327]+1" office:value-type="float" office:value="122" calcext:value-type="float">
            <text:p>122</text:p>
          </table:table-cell>
          <table:table-cell table:formula="of:=[.B1327]" office:value-type="float" office:value="4" calcext:value-type="float">
            <text:p>4</text:p>
          </table:table-cell>
          <table:table-cell office:value-type="float" office:value="125.868284416" calcext:value-type="float">
            <text:p>125.868284416</text:p>
          </table:table-cell>
          <table:table-cell office:value-type="float" office:value="20.127936" calcext:value-type="float">
            <text:p>20.127936</text:p>
          </table:table-cell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328]+1" office:value-type="float" office:value="122" calcext:value-type="float">
            <text:p>122</text:p>
          </table:table-cell>
          <table:table-cell table:formula="of:=[.B1328]" office:value-type="float" office:value="5" calcext:value-type="float">
            <text:p>5</text:p>
          </table:table-cell>
          <table:table-cell office:value-type="float" office:value="151.59142144" calcext:value-type="float">
            <text:p>151.59142144</text:p>
          </table:table-cell>
          <table:table-cell office:value-type="float" office:value="17.6403264" calcext:value-type="float">
            <text:p>17.6403264</text:p>
          </table:table-cell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329]+1" office:value-type="float" office:value="122" calcext:value-type="float">
            <text:p>122</text:p>
          </table:table-cell>
          <table:table-cell table:formula="of:=[.B1329]" office:value-type="float" office:value="6" calcext:value-type="float">
            <text:p>6</text:p>
          </table:table-cell>
          <table:table-cell office:value-type="float" office:value="139.924736" calcext:value-type="float">
            <text:p>139.924736</text:p>
          </table:table-cell>
          <table:table-cell office:value-type="float" office:value="152.9294592" calcext:value-type="float">
            <text:p>152.929459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330]+1" office:value-type="float" office:value="122" calcext:value-type="float">
            <text:p>122</text:p>
          </table:table-cell>
          <table:table-cell table:formula="of:=[.B1330]" office:value-type="float" office:value="7" calcext:value-type="float">
            <text:p>7</text:p>
          </table:table-cell>
          <table:table-cell office:value-type="float" office:value="121.967830656" calcext:value-type="float">
            <text:p>121.967830656</text:p>
          </table:table-cell>
          <table:table-cell office:value-type="float" office:value="166.07007936" calcext:value-type="float">
            <text:p>166.07007936</text:p>
          </table:table-cell>
          <table:table-cell office:value-type="float" office:value="122" calcext:value-type="float">
            <text:p>12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331]+1" office:value-type="float" office:value="122" calcext:value-type="float">
            <text:p>122</text:p>
          </table:table-cell>
          <table:table-cell table:formula="of:=[.B1331]" office:value-type="float" office:value="8" calcext:value-type="float">
            <text:p>8</text:p>
          </table:table-cell>
          <table:table-cell office:value-type="float" office:value="113.6165056" calcext:value-type="float">
            <text:p>113.6165056</text:p>
          </table:table-cell>
          <table:table-cell office:value-type="float" office:value="165.6198144" calcext:value-type="float">
            <text:p>165.6198144</text:p>
          </table:table-cell>
          <table:table-cell office:value-type="float" office:value="113" calcext:value-type="float">
            <text:p>11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332]+1" office:value-type="float" office:value="122" calcext:value-type="float">
            <text:p>122</text:p>
          </table:table-cell>
          <table:table-cell table:formula="of:=[.B1332]" office:value-type="float" office:value="9" calcext:value-type="float">
            <text:p>9</text:p>
          </table:table-cell>
          <table:table-cell office:value-type="float" office:value="95.64227328" calcext:value-type="float">
            <text:p>95.64227328</text:p>
          </table:table-cell>
          <table:table-cell office:value-type="float" office:value="153.6527616" calcext:value-type="float">
            <text:p>153.6527616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333]+1" office:value-type="float" office:value="122" calcext:value-type="float">
            <text:p>122</text:p>
          </table:table-cell>
          <table:table-cell table:formula="of:=[.B1333]" office:value-type="float" office:value="10" calcext:value-type="float">
            <text:p>10</text:p>
          </table:table-cell>
          <table:table-cell office:value-type="float" office:value="78.49913344" calcext:value-type="float">
            <text:p>78.49913344</text:p>
          </table:table-cell>
          <table:table-cell office:value-type="float" office:value="18.6794976" calcext:value-type="float">
            <text:p>18.6794976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334]+1" office:value-type="float" office:value="122" calcext:value-type="float">
            <text:p>122</text:p>
          </table:table-cell>
          <table:table-cell table:formula="of:=[.B1334]" office:value-type="float" office:value="11" calcext:value-type="float">
            <text:p>11</text:p>
          </table:table-cell>
          <table:table-cell office:value-type="float" office:value="107.75252864" calcext:value-type="float">
            <text:p>107.75252864</text:p>
          </table:table-cell>
          <table:table-cell office:value-type="float" office:value="20.161344" calcext:value-type="float">
            <text:p>20.161344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335]+1" office:value-type="float" office:value="123" calcext:value-type="float">
            <text:p>123</text:p>
          </table:table-cell>
          <table:table-cell table:formula="of:=[.B1335]" office:value-type="float" office:value="1" calcext:value-type="float">
            <text:p>1</text:p>
          </table:table-cell>
          <table:table-cell office:value-type="float" office:value="113.26480128" calcext:value-type="float">
            <text:p>113.26480128</text:p>
          </table:table-cell>
          <table:table-cell office:value-type="float" office:value="29.2501152" calcext:value-type="float">
            <text:p>29.2501152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336]+1" office:value-type="float" office:value="123" calcext:value-type="float">
            <text:p>123</text:p>
          </table:table-cell>
          <table:table-cell table:formula="of:=[.B1336]" office:value-type="float" office:value="2" calcext:value-type="float">
            <text:p>2</text:p>
          </table:table-cell>
          <table:table-cell office:value-type="float" office:value="119.53980736" calcext:value-type="float">
            <text:p>119.53980736</text:p>
          </table:table-cell>
          <table:table-cell office:value-type="float" office:value="17.3560608" calcext:value-type="float">
            <text:p>17.3560608</text:p>
          </table:table-cell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337]+1" office:value-type="float" office:value="123" calcext:value-type="float">
            <text:p>123</text:p>
          </table:table-cell>
          <table:table-cell table:formula="of:=[.B1337]" office:value-type="float" office:value="3" calcext:value-type="float">
            <text:p>3</text:p>
          </table:table-cell>
          <table:table-cell office:value-type="float" office:value="103.7546496" calcext:value-type="float">
            <text:p>103.7546496</text:p>
          </table:table-cell>
          <table:table-cell office:value-type="float" office:value="18.21745536" calcext:value-type="float">
            <text:p>18.21745536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338]+1" office:value-type="float" office:value="123" calcext:value-type="float">
            <text:p>123</text:p>
          </table:table-cell>
          <table:table-cell table:formula="of:=[.B1338]" office:value-type="float" office:value="4" calcext:value-type="float">
            <text:p>4</text:p>
          </table:table-cell>
          <table:table-cell office:value-type="float" office:value="120.898612992" calcext:value-type="float">
            <text:p>120.898612992</text:p>
          </table:table-cell>
          <table:table-cell office:value-type="float" office:value="23.4815712" calcext:value-type="float">
            <text:p>23.4815712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339]+1" office:value-type="float" office:value="123" calcext:value-type="float">
            <text:p>123</text:p>
          </table:table-cell>
          <table:table-cell table:formula="of:=[.B1339]" office:value-type="float" office:value="5" calcext:value-type="float">
            <text:p>5</text:p>
          </table:table-cell>
          <table:table-cell office:value-type="float" office:value="146.70981376" calcext:value-type="float">
            <text:p>146.70981376</text:p>
          </table:table-cell>
          <table:table-cell office:value-type="float" office:value="20.5864512" calcext:value-type="float">
            <text:p>20.5864512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340]+1" office:value-type="float" office:value="123" calcext:value-type="float">
            <text:p>123</text:p>
          </table:table-cell>
          <table:table-cell table:formula="of:=[.B1340]" office:value-type="float" office:value="6" calcext:value-type="float">
            <text:p>6</text:p>
          </table:table-cell>
          <table:table-cell office:value-type="float" office:value="137.9817088" calcext:value-type="float">
            <text:p>137.9817088</text:p>
          </table:table-cell>
          <table:table-cell office:value-type="float" office:value="156.326784" calcext:value-type="float">
            <text:p>156.326784</text:p>
          </table:table-cell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341]+1" office:value-type="float" office:value="123" calcext:value-type="float">
            <text:p>123</text:p>
          </table:table-cell>
          <table:table-cell table:formula="of:=[.B1341]" office:value-type="float" office:value="7" calcext:value-type="float">
            <text:p>7</text:p>
          </table:table-cell>
          <table:table-cell office:value-type="float" office:value="120.361511168" calcext:value-type="float">
            <text:p>120.361511168</text:p>
          </table:table-cell>
          <table:table-cell office:value-type="float" office:value="169.9942368" calcext:value-type="float">
            <text:p>169.9942368</text:p>
          </table:table-cell>
          <table:table-cell office:value-type="float" office:value="120" calcext:value-type="float">
            <text:p>12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342]+1" office:value-type="float" office:value="123" calcext:value-type="float">
            <text:p>123</text:p>
          </table:table-cell>
          <table:table-cell table:formula="of:=[.B1342]" office:value-type="float" office:value="8" calcext:value-type="float">
            <text:p>8</text:p>
          </table:table-cell>
          <table:table-cell office:value-type="float" office:value="112.87922688" calcext:value-type="float">
            <text:p>112.87922688</text:p>
          </table:table-cell>
          <table:table-cell office:value-type="float" office:value="169.90501824" calcext:value-type="float">
            <text:p>169.90501824</text:p>
          </table:table-cell>
          <table:table-cell office:value-type="float" office:value="113" calcext:value-type="float">
            <text:p>11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343]+1" office:value-type="float" office:value="123" calcext:value-type="float">
            <text:p>123</text:p>
          </table:table-cell>
          <table:table-cell table:formula="of:=[.B1343]" office:value-type="float" office:value="9" calcext:value-type="float">
            <text:p>9</text:p>
          </table:table-cell>
          <table:table-cell office:value-type="float" office:value="93.461792" calcext:value-type="float">
            <text:p>93.461792</text:p>
          </table:table-cell>
          <table:table-cell office:value-type="float" office:value="158.247528" calcext:value-type="float">
            <text:p>158.247528</text:p>
          </table:table-cell>
          <table:table-cell office:value-type="float" office:value="96" calcext:value-type="float">
            <text:p>9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344]+1" office:value-type="float" office:value="123" calcext:value-type="float">
            <text:p>123</text:p>
          </table:table-cell>
          <table:table-cell table:formula="of:=[.B1344]" office:value-type="float" office:value="10" calcext:value-type="float">
            <text:p>10</text:p>
          </table:table-cell>
          <table:table-cell office:value-type="float" office:value="74.33994624" calcext:value-type="float">
            <text:p>74.33994624</text:p>
          </table:table-cell>
          <table:table-cell office:value-type="float" office:value="23.12141376" calcext:value-type="float">
            <text:p>23.12141376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345]+1" office:value-type="float" office:value="123" calcext:value-type="float">
            <text:p>123</text:p>
          </table:table-cell>
          <table:table-cell table:formula="of:=[.B1345]" office:value-type="float" office:value="11" calcext:value-type="float">
            <text:p>11</text:p>
          </table:table-cell>
          <table:table-cell office:value-type="float" office:value="103.695776" calcext:value-type="float">
            <text:p>103.695776</text:p>
          </table:table-cell>
          <table:table-cell office:value-type="float" office:value="24.21066816" calcext:value-type="float">
            <text:p>24.21066816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346]+1" office:value-type="float" office:value="124" calcext:value-type="float">
            <text:p>124</text:p>
          </table:table-cell>
          <table:table-cell table:formula="of:=[.B1346]" office:value-type="float" office:value="1" calcext:value-type="float">
            <text:p>1</text:p>
          </table:table-cell>
          <table:table-cell office:value-type="float" office:value="129.902872576" calcext:value-type="float">
            <text:p>129.902872576</text:p>
          </table:table-cell>
          <table:table-cell office:value-type="float" office:value="29.8705056" calcext:value-type="float">
            <text:p>29.8705056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347]+1" office:value-type="float" office:value="124" calcext:value-type="float">
            <text:p>124</text:p>
          </table:table-cell>
          <table:table-cell table:formula="of:=[.B1347]" office:value-type="float" office:value="2" calcext:value-type="float">
            <text:p>2</text:p>
          </table:table-cell>
          <table:table-cell office:value-type="float" office:value="136.71512576" calcext:value-type="float">
            <text:p>136.71512576</text:p>
          </table:table-cell>
          <table:table-cell office:value-type="float" office:value="19.332" calcext:value-type="float">
            <text:p>19.332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348]+1" office:value-type="float" office:value="124" calcext:value-type="float">
            <text:p>124</text:p>
          </table:table-cell>
          <table:table-cell table:formula="of:=[.B1348]" office:value-type="float" office:value="3" calcext:value-type="float">
            <text:p>3</text:p>
          </table:table-cell>
          <table:table-cell office:value-type="float" office:value="121.92969216" calcext:value-type="float">
            <text:p>121.92969216</text:p>
          </table:table-cell>
          <table:table-cell office:value-type="float" office:value="20.12648928" calcext:value-type="float">
            <text:p>20.126489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349]+1" office:value-type="float" office:value="124" calcext:value-type="float">
            <text:p>124</text:p>
          </table:table-cell>
          <table:table-cell table:formula="of:=[.B1349]" office:value-type="float" office:value="4" calcext:value-type="float">
            <text:p>4</text:p>
          </table:table-cell>
          <table:table-cell office:value-type="float" office:value="137.05275776" calcext:value-type="float">
            <text:p>137.05275776</text:p>
          </table:table-cell>
          <table:table-cell office:value-type="float" office:value="24.7808304" calcext:value-type="float">
            <text:p>24.7808304</text:p>
          </table:table-cell>
          <table:table-cell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350]+1" office:value-type="float" office:value="124" calcext:value-type="float">
            <text:p>124</text:p>
          </table:table-cell>
          <table:table-cell table:formula="of:=[.B1350]" office:value-type="float" office:value="5" calcext:value-type="float">
            <text:p>5</text:p>
          </table:table-cell>
          <table:table-cell office:value-type="float" office:value="160.6331328" calcext:value-type="float">
            <text:p>160.6331328</text:p>
          </table:table-cell>
          <table:table-cell office:value-type="float" office:value="21.71572512" calcext:value-type="float">
            <text:p>21.71572512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351]+1" office:value-type="float" office:value="124" calcext:value-type="float">
            <text:p>124</text:p>
          </table:table-cell>
          <table:table-cell table:formula="of:=[.B1351]" office:value-type="float" office:value="6" calcext:value-type="float">
            <text:p>6</text:p>
          </table:table-cell>
          <table:table-cell office:value-type="float" office:value="150.03514496" calcext:value-type="float">
            <text:p>150.03514496</text:p>
          </table:table-cell>
          <table:table-cell office:value-type="float" office:value="147.73142016" calcext:value-type="float">
            <text:p>147.73142016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1352]+1" office:value-type="float" office:value="124" calcext:value-type="float">
            <text:p>124</text:p>
          </table:table-cell>
          <table:table-cell table:formula="of:=[.B1352]" office:value-type="float" office:value="7" calcext:value-type="float">
            <text:p>7</text:p>
          </table:table-cell>
          <table:table-cell office:value-type="float" office:value="132.549915264" calcext:value-type="float">
            <text:p>132.549915264</text:p>
          </table:table-cell>
          <table:table-cell office:value-type="float" office:value="160.08682272" calcext:value-type="float">
            <text:p>160.08682272</text:p>
          </table:table-cell>
          <table:table-cell office:value-type="float" office:value="131" calcext:value-type="float">
            <text:p>13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353]+1" office:value-type="float" office:value="124" calcext:value-type="float">
            <text:p>124</text:p>
          </table:table-cell>
          <table:table-cell table:formula="of:=[.B1353]" office:value-type="float" office:value="8" calcext:value-type="float">
            <text:p>8</text:p>
          </table:table-cell>
          <table:table-cell office:value-type="float" office:value="126.442272" calcext:value-type="float">
            <text:p>126.442272</text:p>
          </table:table-cell>
          <table:table-cell office:value-type="float" office:value="159.9794016" calcext:value-type="float">
            <text:p>159.9794016</text:p>
          </table:table-cell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354]+1" office:value-type="float" office:value="124" calcext:value-type="float">
            <text:p>124</text:p>
          </table:table-cell>
          <table:table-cell table:formula="of:=[.B1354]" office:value-type="float" office:value="9" calcext:value-type="float">
            <text:p>9</text:p>
          </table:table-cell>
          <table:table-cell office:value-type="float" office:value="107.8406656" calcext:value-type="float">
            <text:p>107.8406656</text:p>
          </table:table-cell>
          <table:table-cell office:value-type="float" office:value="149.2017024" calcext:value-type="float">
            <text:p>149.2017024</text:p>
          </table:table-cell>
          <table:table-cell office:value-type="float" office:value="109" calcext:value-type="float">
            <text:p>10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1355]+1" office:value-type="float" office:value="124" calcext:value-type="float">
            <text:p>124</text:p>
          </table:table-cell>
          <table:table-cell table:formula="of:=[.B1355]" office:value-type="float" office:value="10" calcext:value-type="float">
            <text:p>10</text:p>
          </table:table-cell>
          <table:table-cell office:value-type="float" office:value="93.94067712" calcext:value-type="float">
            <text:p>93.94067712</text:p>
          </table:table-cell>
          <table:table-cell office:value-type="float" office:value="24.118848" calcext:value-type="float">
            <text:p>24.118848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356]+1" office:value-type="float" office:value="124" calcext:value-type="float">
            <text:p>124</text:p>
          </table:table-cell>
          <table:table-cell table:formula="of:=[.B1356]" office:value-type="float" office:value="11" calcext:value-type="float">
            <text:p>11</text:p>
          </table:table-cell>
          <table:table-cell office:value-type="float" office:value="121.15872192" calcext:value-type="float">
            <text:p>121.15872192</text:p>
          </table:table-cell>
          <table:table-cell office:value-type="float" office:value="24.4479936" calcext:value-type="float">
            <text:p>24.4479936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357]+1" office:value-type="float" office:value="125" calcext:value-type="float">
            <text:p>125</text:p>
          </table:table-cell>
          <table:table-cell table:formula="of:=[.B1357]" office:value-type="float" office:value="1" calcext:value-type="float">
            <text:p>1</text:p>
          </table:table-cell>
          <table:table-cell office:value-type="float" office:value="130.235485824" calcext:value-type="float">
            <text:p>130.235485824</text:p>
          </table:table-cell>
          <table:table-cell office:value-type="float" office:value="23.03225856" calcext:value-type="float">
            <text:p>23.03225856</text:p>
          </table:table-cell>
          <table:table-cell office:value-type="float" office:value="130" calcext:value-type="float">
            <text:p>1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358]+1" office:value-type="float" office:value="125" calcext:value-type="float">
            <text:p>125</text:p>
          </table:table-cell>
          <table:table-cell table:formula="of:=[.B1358]" office:value-type="float" office:value="2" calcext:value-type="float">
            <text:p>2</text:p>
          </table:table-cell>
          <table:table-cell office:value-type="float" office:value="137.584397312" calcext:value-type="float">
            <text:p>137.584397312</text:p>
          </table:table-cell>
          <table:table-cell office:value-type="float" office:value="11.6938992" calcext:value-type="float">
            <text:p>11.6938992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359]+1" office:value-type="float" office:value="125" calcext:value-type="float">
            <text:p>125</text:p>
          </table:table-cell>
          <table:table-cell table:formula="of:=[.B1359]" office:value-type="float" office:value="3" calcext:value-type="float">
            <text:p>3</text:p>
          </table:table-cell>
          <table:table-cell office:value-type="float" office:value="121.14515776" calcext:value-type="float">
            <text:p>121.14515776</text:p>
          </table:table-cell>
          <table:table-cell office:value-type="float" office:value="12.11969952" calcext:value-type="float">
            <text:p>12.1196995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60]+1" office:value-type="float" office:value="125" calcext:value-type="float">
            <text:p>125</text:p>
          </table:table-cell>
          <table:table-cell table:formula="of:=[.B1360]" office:value-type="float" office:value="4" calcext:value-type="float">
            <text:p>4</text:p>
          </table:table-cell>
          <table:table-cell office:value-type="float" office:value="137.84960384" calcext:value-type="float">
            <text:p>137.84960384</text:p>
          </table:table-cell>
          <table:table-cell office:value-type="float" office:value="18.0146688" calcext:value-type="float">
            <text:p>18.0146688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361]+1" office:value-type="float" office:value="125" calcext:value-type="float">
            <text:p>125</text:p>
          </table:table-cell>
          <table:table-cell table:formula="of:=[.B1361]" office:value-type="float" office:value="5" calcext:value-type="float">
            <text:p>5</text:p>
          </table:table-cell>
          <table:table-cell office:value-type="float" office:value="164.11782784" calcext:value-type="float">
            <text:p>164.11782784</text:p>
          </table:table-cell>
          <table:table-cell office:value-type="float" office:value="14.4701376" calcext:value-type="float">
            <text:p>14.4701376</text:p>
          </table:table-cell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362]+1" office:value-type="float" office:value="125" calcext:value-type="float">
            <text:p>125</text:p>
          </table:table-cell>
          <table:table-cell table:formula="of:=[.B1362]" office:value-type="float" office:value="6" calcext:value-type="float">
            <text:p>6</text:p>
          </table:table-cell>
          <table:table-cell office:value-type="float" office:value="152.67730944" calcext:value-type="float">
            <text:p>152.67730944</text:p>
          </table:table-cell>
          <table:table-cell office:value-type="float" office:value="152.4700608" calcext:value-type="float">
            <text:p>152.4700608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363]+1" office:value-type="float" office:value="125" calcext:value-type="float">
            <text:p>125</text:p>
          </table:table-cell>
          <table:table-cell table:formula="of:=[.B1363]" office:value-type="float" office:value="7" calcext:value-type="float">
            <text:p>7</text:p>
          </table:table-cell>
          <table:table-cell office:value-type="float" office:value="135.16636608" calcext:value-type="float">
            <text:p>135.16636608</text:p>
          </table:table-cell>
          <table:table-cell office:value-type="float" office:value="166.3766304" calcext:value-type="float">
            <text:p>166.3766304</text:p>
          </table:table-cell>
          <table:table-cell office:value-type="float" office:value="134" calcext:value-type="float">
            <text:p>13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364]+1" office:value-type="float" office:value="125" calcext:value-type="float">
            <text:p>125</text:p>
          </table:table-cell>
          <table:table-cell table:formula="of:=[.B1364]" office:value-type="float" office:value="8" calcext:value-type="float">
            <text:p>8</text:p>
          </table:table-cell>
          <table:table-cell office:value-type="float" office:value="128.02582812288" calcext:value-type="float">
            <text:p>128.0258281229</text:p>
          </table:table-cell>
          <table:table-cell office:value-type="float" office:value="166.3250304" calcext:value-type="float">
            <text:p>166.3250304</text:p>
          </table:table-cell>
          <table:table-cell office:value-type="float" office:value="127" calcext:value-type="float">
            <text:p>12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365]+1" office:value-type="float" office:value="125" calcext:value-type="float">
            <text:p>125</text:p>
          </table:table-cell>
          <table:table-cell table:formula="of:=[.B1365]" office:value-type="float" office:value="9" calcext:value-type="float">
            <text:p>9</text:p>
          </table:table-cell>
          <table:table-cell office:value-type="float" office:value="108.45184512" calcext:value-type="float">
            <text:p>108.45184512</text:p>
          </table:table-cell>
          <table:table-cell office:value-type="float" office:value="153.98262432" calcext:value-type="float">
            <text:p>153.98262432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366]+1" office:value-type="float" office:value="125" calcext:value-type="float">
            <text:p>125</text:p>
          </table:table-cell>
          <table:table-cell table:formula="of:=[.B1366]" office:value-type="float" office:value="10" calcext:value-type="float">
            <text:p>10</text:p>
          </table:table-cell>
          <table:table-cell office:value-type="float" office:value="90.856832" calcext:value-type="float">
            <text:p>90.856832</text:p>
          </table:table-cell>
          <table:table-cell office:value-type="float" office:value="17.70541728" calcext:value-type="float">
            <text:p>17.70541728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367]+1" office:value-type="float" office:value="125" calcext:value-type="float">
            <text:p>125</text:p>
          </table:table-cell>
          <table:table-cell table:formula="of:=[.B1367]" office:value-type="float" office:value="11" calcext:value-type="float">
            <text:p>11</text:p>
          </table:table-cell>
          <table:table-cell office:value-type="float" office:value="121.1174528" calcext:value-type="float">
            <text:p>121.1174528</text:p>
          </table:table-cell>
          <table:table-cell office:value-type="float" office:value="18.468" calcext:value-type="float">
            <text:p>18.468</text:p>
          </table:table-cell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368]+1" office:value-type="float" office:value="126" calcext:value-type="float">
            <text:p>126</text:p>
          </table:table-cell>
          <table:table-cell table:formula="of:=[.B1368]" office:value-type="float" office:value="1" calcext:value-type="float">
            <text:p>1</text:p>
          </table:table-cell>
          <table:table-cell office:value-type="float" office:value="157.70980224" calcext:value-type="float">
            <text:p>157.70980224</text:p>
          </table:table-cell>
          <table:table-cell office:value-type="float" office:value="32.08883904" calcext:value-type="float">
            <text:p>32.08883904</text:p>
          </table:table-cell>
          <table:table-cell office:value-type="float" office:value="162" calcext:value-type="float">
            <text:p>1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369]+1" office:value-type="float" office:value="126" calcext:value-type="float">
            <text:p>126</text:p>
          </table:table-cell>
          <table:table-cell table:formula="of:=[.B1369]" office:value-type="float" office:value="2" calcext:value-type="float">
            <text:p>2</text:p>
          </table:table-cell>
          <table:table-cell office:value-type="float" office:value="165.77568384" calcext:value-type="float">
            <text:p>165.77568384</text:p>
          </table:table-cell>
          <table:table-cell office:value-type="float" office:value="20.1613488" calcext:value-type="float">
            <text:p>20.1613488</text:p>
          </table:table-cell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370]+1" office:value-type="float" office:value="126" calcext:value-type="float">
            <text:p>126</text:p>
          </table:table-cell>
          <table:table-cell table:formula="of:=[.B1370]" office:value-type="float" office:value="3" calcext:value-type="float">
            <text:p>3</text:p>
          </table:table-cell>
          <table:table-cell office:value-type="float" office:value="148.85747584" calcext:value-type="float">
            <text:p>148.85747584</text:p>
          </table:table-cell>
          <table:table-cell office:value-type="float" office:value="20.5691472" calcext:value-type="float">
            <text:p>20.5691472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371]+1" office:value-type="float" office:value="126" calcext:value-type="float">
            <text:p>126</text:p>
          </table:table-cell>
          <table:table-cell table:formula="of:=[.B1371]" office:value-type="float" office:value="4" calcext:value-type="float">
            <text:p>4</text:p>
          </table:table-cell>
          <table:table-cell office:value-type="float" office:value="166.6654976" calcext:value-type="float">
            <text:p>166.6654976</text:p>
          </table:table-cell>
          <table:table-cell office:value-type="float" office:value="26.6019744" calcext:value-type="float">
            <text:p>26.6019744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372]+1" office:value-type="float" office:value="126" calcext:value-type="float">
            <text:p>126</text:p>
          </table:table-cell>
          <table:table-cell table:formula="of:=[.B1372]" office:value-type="float" office:value="5" calcext:value-type="float">
            <text:p>5</text:p>
          </table:table-cell>
          <table:table-cell office:value-type="float" office:value="191.8973312" calcext:value-type="float">
            <text:p>191.8973312</text:p>
          </table:table-cell>
          <table:table-cell office:value-type="float" office:value="24.189072" calcext:value-type="float">
            <text:p>24.189072</text:p>
          </table:table-cell>
          <table:table-cell office:value-type="float" office:value="194" calcext:value-type="float">
            <text:p>1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373]+1" office:value-type="float" office:value="126" calcext:value-type="float">
            <text:p>126</text:p>
          </table:table-cell>
          <table:table-cell table:formula="of:=[.B1373]" office:value-type="float" office:value="6" calcext:value-type="float">
            <text:p>6</text:p>
          </table:table-cell>
          <table:table-cell office:value-type="float" office:value="178.122112" calcext:value-type="float">
            <text:p>178.122112</text:p>
          </table:table-cell>
          <table:table-cell office:value-type="float" office:value="161.8117248" calcext:value-type="float">
            <text:p>161.8117248</text:p>
          </table:table-cell>
          <table:table-cell office:value-type="float" office:value="181" calcext:value-type="float">
            <text:p>18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374]+1" office:value-type="float" office:value="126" calcext:value-type="float">
            <text:p>126</text:p>
          </table:table-cell>
          <table:table-cell table:formula="of:=[.B1374]" office:value-type="float" office:value="7" calcext:value-type="float">
            <text:p>7</text:p>
          </table:table-cell>
          <table:table-cell office:value-type="float" office:value="160.75070976" calcext:value-type="float">
            <text:p>160.75070976</text:p>
          </table:table-cell>
          <table:table-cell office:value-type="float" office:value="175.63031424" calcext:value-type="float">
            <text:p>175.63031424</text:p>
          </table:table-cell>
          <table:table-cell office:value-type="float" office:value="166" calcext:value-type="float">
            <text:p>16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375]+1" office:value-type="float" office:value="126" calcext:value-type="float">
            <text:p>126</text:p>
          </table:table-cell>
          <table:table-cell table:formula="of:=[.B1375]" office:value-type="float" office:value="8" calcext:value-type="float">
            <text:p>8</text:p>
          </table:table-cell>
          <table:table-cell office:value-type="float" office:value="153.49878144" calcext:value-type="float">
            <text:p>153.49878144</text:p>
          </table:table-cell>
          <table:table-cell office:value-type="float" office:value="174.9992544" calcext:value-type="float">
            <text:p>174.9992544</text:p>
          </table:table-cell>
          <table:table-cell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376]+1" office:value-type="float" office:value="126" calcext:value-type="float">
            <text:p>126</text:p>
          </table:table-cell>
          <table:table-cell table:formula="of:=[.B1376]" office:value-type="float" office:value="9" calcext:value-type="float">
            <text:p>9</text:p>
          </table:table-cell>
          <table:table-cell office:value-type="float" office:value="134.977846656" calcext:value-type="float">
            <text:p>134.977846656</text:p>
          </table:table-cell>
          <table:table-cell office:value-type="float" office:value="162.82081632" calcext:value-type="float">
            <text:p>162.82081632</text:p>
          </table:table-cell>
          <table:table-cell office:value-type="float" office:value="138" calcext:value-type="float">
            <text:p>13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377]+1" office:value-type="float" office:value="126" calcext:value-type="float">
            <text:p>126</text:p>
          </table:table-cell>
          <table:table-cell table:formula="of:=[.B1377]" office:value-type="float" office:value="10" calcext:value-type="float">
            <text:p>10</text:p>
          </table:table-cell>
          <table:table-cell office:value-type="float" office:value="119.01217536" calcext:value-type="float">
            <text:p>119.01217536</text:p>
          </table:table-cell>
          <table:table-cell office:value-type="float" office:value="25.47256896" calcext:value-type="float">
            <text:p>25.47256896</text:p>
          </table:table-cell>
          <table:table-cell office:value-type="float" office:value="124" calcext:value-type="float">
            <text:p>1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378]+1" office:value-type="float" office:value="126" calcext:value-type="float">
            <text:p>126</text:p>
          </table:table-cell>
          <table:table-cell table:formula="of:=[.B1378]" office:value-type="float" office:value="11" calcext:value-type="float">
            <text:p>11</text:p>
          </table:table-cell>
          <table:table-cell office:value-type="float" office:value="148.95259648" calcext:value-type="float">
            <text:p>148.95259648</text:p>
          </table:table-cell>
          <table:table-cell office:value-type="float" office:value="27.26461056" calcext:value-type="float">
            <text:p>27.26461056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379]+1" office:value-type="float" office:value="127" calcext:value-type="float">
            <text:p>127</text:p>
          </table:table-cell>
          <table:table-cell table:formula="of:=[.B1379]" office:value-type="float" office:value="1" calcext:value-type="float">
            <text:p>1</text:p>
          </table:table-cell>
          <table:table-cell office:value-type="float" office:value="117.03116992" calcext:value-type="float">
            <text:p>117.03116992</text:p>
          </table:table-cell>
          <table:table-cell office:value-type="float" office:value="34.22966784" calcext:value-type="float">
            <text:p>34.22966784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380]+1" office:value-type="float" office:value="127" calcext:value-type="float">
            <text:p>127</text:p>
          </table:table-cell>
          <table:table-cell table:formula="of:=[.B1380]" office:value-type="float" office:value="2" calcext:value-type="float">
            <text:p>2</text:p>
          </table:table-cell>
          <table:table-cell office:value-type="float" office:value="124.108432" calcext:value-type="float">
            <text:p>124.108432</text:p>
          </table:table-cell>
          <table:table-cell office:value-type="float" office:value="22.6484832" calcext:value-type="float">
            <text:p>22.6484832</text:p>
          </table:table-cell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381]+1" office:value-type="float" office:value="127" calcext:value-type="float">
            <text:p>127</text:p>
          </table:table-cell>
          <table:table-cell table:formula="of:=[.B1381]" office:value-type="float" office:value="3" calcext:value-type="float">
            <text:p>3</text:p>
          </table:table-cell>
          <table:table-cell office:value-type="float" office:value="108.14222848" calcext:value-type="float">
            <text:p>108.14222848</text:p>
          </table:table-cell>
          <table:table-cell office:value-type="float" office:value="23.1170688" calcext:value-type="float">
            <text:p>23.1170688</text:p>
          </table:table-cell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382]+1" office:value-type="float" office:value="127" calcext:value-type="float">
            <text:p>127</text:p>
          </table:table-cell>
          <table:table-cell table:formula="of:=[.B1382]" office:value-type="float" office:value="4" calcext:value-type="float">
            <text:p>4</text:p>
          </table:table-cell>
          <table:table-cell office:value-type="float" office:value="124.532731776" calcext:value-type="float">
            <text:p>124.532731776</text:p>
          </table:table-cell>
          <table:table-cell office:value-type="float" office:value="29.1421056" calcext:value-type="float">
            <text:p>29.1421056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383]+1" office:value-type="float" office:value="127" calcext:value-type="float">
            <text:p>127</text:p>
          </table:table-cell>
          <table:table-cell table:formula="of:=[.B1383]" office:value-type="float" office:value="5" calcext:value-type="float">
            <text:p>5</text:p>
          </table:table-cell>
          <table:table-cell office:value-type="float" office:value="150.07494528" calcext:value-type="float">
            <text:p>150.07494528</text:p>
          </table:table-cell>
          <table:table-cell office:value-type="float" office:value="27.5897376" calcext:value-type="float">
            <text:p>27.5897376</text:p>
          </table:table-cell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384]+1" office:value-type="float" office:value="127" calcext:value-type="float">
            <text:p>127</text:p>
          </table:table-cell>
          <table:table-cell table:formula="of:=[.B1384]" office:value-type="float" office:value="6" calcext:value-type="float">
            <text:p>6</text:p>
          </table:table-cell>
          <table:table-cell office:value-type="float" office:value="135.834114048" calcext:value-type="float">
            <text:p>135.834114048</text:p>
          </table:table-cell>
          <table:table-cell office:value-type="float" office:value="161.30268864" calcext:value-type="float">
            <text:p>161.30268864</text:p>
          </table:table-cell>
          <table:table-cell office:value-type="float" office:value="134" calcext:value-type="float">
            <text:p>13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385]+1" office:value-type="float" office:value="127" calcext:value-type="float">
            <text:p>127</text:p>
          </table:table-cell>
          <table:table-cell table:formula="of:=[.B1385]" office:value-type="float" office:value="7" calcext:value-type="float">
            <text:p>7</text:p>
          </table:table-cell>
          <table:table-cell office:value-type="float" office:value="118.19750976" calcext:value-type="float">
            <text:p>118.19750976</text:p>
          </table:table-cell>
          <table:table-cell office:value-type="float" office:value="174.8551824" calcext:value-type="float">
            <text:p>174.8551824</text:p>
          </table:table-cell>
          <table:table-cell office:value-type="float" office:value="116" calcext:value-type="float">
            <text:p>11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1386]+1" office:value-type="float" office:value="127" calcext:value-type="float">
            <text:p>127</text:p>
          </table:table-cell>
          <table:table-cell table:formula="of:=[.B1386]" office:value-type="float" office:value="8" calcext:value-type="float">
            <text:p>8</text:p>
          </table:table-cell>
          <table:table-cell office:value-type="float" office:value="110.6982016" calcext:value-type="float">
            <text:p>110.6982016</text:p>
          </table:table-cell>
          <table:table-cell office:value-type="float" office:value="174.7062624" calcext:value-type="float">
            <text:p>174.7062624</text:p>
          </table:table-cell>
          <table:table-cell office:value-type="float" office:value="110" calcext:value-type="float">
            <text:p>11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387]+1" office:value-type="float" office:value="127" calcext:value-type="float">
            <text:p>127</text:p>
          </table:table-cell>
          <table:table-cell table:formula="of:=[.B1387]" office:value-type="float" office:value="9" calcext:value-type="float">
            <text:p>9</text:p>
          </table:table-cell>
          <table:table-cell office:value-type="float" office:value="92.93909504" calcext:value-type="float">
            <text:p>92.93909504</text:p>
          </table:table-cell>
          <table:table-cell office:value-type="float" office:value="161.89691136" calcext:value-type="float">
            <text:p>161.89691136</text:p>
          </table:table-cell>
          <table:table-cell office:value-type="float" office:value="92" calcext:value-type="float">
            <text:p>9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388]+1" office:value-type="float" office:value="127" calcext:value-type="float">
            <text:p>127</text:p>
          </table:table-cell>
          <table:table-cell table:formula="of:=[.B1388]" office:value-type="float" office:value="10" calcext:value-type="float">
            <text:p>10</text:p>
          </table:table-cell>
          <table:table-cell office:value-type="float" office:value="78.88497536" calcext:value-type="float">
            <text:p>78.88497536</text:p>
          </table:table-cell>
          <table:table-cell office:value-type="float" office:value="26.6847936" calcext:value-type="float">
            <text:p>26.6847936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389]+1" office:value-type="float" office:value="127" calcext:value-type="float">
            <text:p>127</text:p>
          </table:table-cell>
          <table:table-cell table:formula="of:=[.B1389]" office:value-type="float" office:value="11" calcext:value-type="float">
            <text:p>11</text:p>
          </table:table-cell>
          <table:table-cell office:value-type="float" office:value="107.3867456" calcext:value-type="float">
            <text:p>107.3867456</text:p>
          </table:table-cell>
          <table:table-cell office:value-type="float" office:value="29.038032" calcext:value-type="float">
            <text:p>29.038032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390]+1" office:value-type="float" office:value="128" calcext:value-type="float">
            <text:p>128</text:p>
          </table:table-cell>
          <table:table-cell table:formula="of:=[.B1390]" office:value-type="float" office:value="1" calcext:value-type="float">
            <text:p>1</text:p>
          </table:table-cell>
          <table:table-cell office:value-type="float" office:value="135.847828864" calcext:value-type="float">
            <text:p>135.847828864</text:p>
          </table:table-cell>
          <table:table-cell office:value-type="float" office:value="35.2035936" calcext:value-type="float">
            <text:p>35.2035936</text:p>
          </table:table-cell>
          <table:table-cell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391]+1" office:value-type="float" office:value="128" calcext:value-type="float">
            <text:p>128</text:p>
          </table:table-cell>
          <table:table-cell table:formula="of:=[.B1391]" office:value-type="float" office:value="2" calcext:value-type="float">
            <text:p>2</text:p>
          </table:table-cell>
          <table:table-cell office:value-type="float" office:value="143.708915712" calcext:value-type="float">
            <text:p>143.708915712</text:p>
          </table:table-cell>
          <table:table-cell office:value-type="float" office:value="23.7173088" calcext:value-type="float">
            <text:p>23.7173088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392]+1" office:value-type="float" office:value="128" calcext:value-type="float">
            <text:p>128</text:p>
          </table:table-cell>
          <table:table-cell table:formula="of:=[.B1392]" office:value-type="float" office:value="3" calcext:value-type="float">
            <text:p>3</text:p>
          </table:table-cell>
          <table:table-cell office:value-type="float" office:value="125.9971232" calcext:value-type="float">
            <text:p>125.9971232</text:p>
          </table:table-cell>
          <table:table-cell office:value-type="float" office:value="23.76992256" calcext:value-type="float">
            <text:p>23.76992256</text:p>
          </table:table-cell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393]+1" office:value-type="float" office:value="128" calcext:value-type="float">
            <text:p>128</text:p>
          </table:table-cell>
          <table:table-cell table:formula="of:=[.B1393]" office:value-type="float" office:value="4" calcext:value-type="float">
            <text:p>4</text:p>
          </table:table-cell>
          <table:table-cell office:value-type="float" office:value="143.80092032" calcext:value-type="float">
            <text:p>143.80092032</text:p>
          </table:table-cell>
          <table:table-cell office:value-type="float" office:value="30.13198464" calcext:value-type="float">
            <text:p>30.13198464</text:p>
          </table:table-cell>
          <table:table-cell office:value-type="float" office:value="142" calcext:value-type="float">
            <text:p>1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394]+1" office:value-type="float" office:value="128" calcext:value-type="float">
            <text:p>128</text:p>
          </table:table-cell>
          <table:table-cell table:formula="of:=[.B1394]" office:value-type="float" office:value="5" calcext:value-type="float">
            <text:p>5</text:p>
          </table:table-cell>
          <table:table-cell office:value-type="float" office:value="169.9331584" calcext:value-type="float">
            <text:p>169.9331584</text:p>
          </table:table-cell>
          <table:table-cell office:value-type="float" office:value="27.87288672" calcext:value-type="float">
            <text:p>27.87288672</text:p>
          </table:table-cell>
          <table:table-cell office:value-type="float" office:value="167" calcext:value-type="float">
            <text:p>1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395]+1" office:value-type="float" office:value="128" calcext:value-type="float">
            <text:p>128</text:p>
          </table:table-cell>
          <table:table-cell table:formula="of:=[.B1395]" office:value-type="float" office:value="6" calcext:value-type="float">
            <text:p>6</text:p>
          </table:table-cell>
          <table:table-cell office:value-type="float" office:value="156.24230144" calcext:value-type="float">
            <text:p>156.24230144</text:p>
          </table:table-cell>
          <table:table-cell office:value-type="float" office:value="163.367568" calcext:value-type="float">
            <text:p>163.367568</text:p>
          </table:table-cell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396]+1" office:value-type="float" office:value="128" calcext:value-type="float">
            <text:p>128</text:p>
          </table:table-cell>
          <table:table-cell table:formula="of:=[.B1396]" office:value-type="float" office:value="7" calcext:value-type="float">
            <text:p>7</text:p>
          </table:table-cell>
          <table:table-cell office:value-type="float" office:value="137.88034048" calcext:value-type="float">
            <text:p>137.88034048</text:p>
          </table:table-cell>
          <table:table-cell office:value-type="float" office:value="177.1749024" calcext:value-type="float">
            <text:p>177.1749024</text:p>
          </table:table-cell>
          <table:table-cell office:value-type="float" office:value="140" calcext:value-type="float">
            <text:p>14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1397]+1" office:value-type="float" office:value="128" calcext:value-type="float">
            <text:p>128</text:p>
          </table:table-cell>
          <table:table-cell table:formula="of:=[.B1397]" office:value-type="float" office:value="8" calcext:value-type="float">
            <text:p>8</text:p>
          </table:table-cell>
          <table:table-cell office:value-type="float" office:value="131.085515776" calcext:value-type="float">
            <text:p>131.085515776</text:p>
          </table:table-cell>
          <table:table-cell office:value-type="float" office:value="176.5351008" calcext:value-type="float">
            <text:p>176.5351008</text:p>
          </table:table-cell>
          <table:table-cell office:value-type="float" office:value="130" calcext:value-type="float">
            <text:p>13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1398]+1" office:value-type="float" office:value="128" calcext:value-type="float">
            <text:p>128</text:p>
          </table:table-cell>
          <table:table-cell table:formula="of:=[.B1398]" office:value-type="float" office:value="9" calcext:value-type="float">
            <text:p>9</text:p>
          </table:table-cell>
          <table:table-cell office:value-type="float" office:value="114.0272064" calcext:value-type="float">
            <text:p>114.0272064</text:p>
          </table:table-cell>
          <table:table-cell office:value-type="float" office:value="164.5425312" calcext:value-type="float">
            <text:p>164.5425312</text:p>
          </table:table-cell>
          <table:table-cell office:value-type="float" office:value="112" calcext:value-type="float">
            <text:p>11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399]+1" office:value-type="float" office:value="128" calcext:value-type="float">
            <text:p>128</text:p>
          </table:table-cell>
          <table:table-cell table:formula="of:=[.B1399]" office:value-type="float" office:value="10" calcext:value-type="float">
            <text:p>10</text:p>
          </table:table-cell>
          <table:table-cell office:value-type="float" office:value="97.72104064" calcext:value-type="float">
            <text:p>97.72104064</text:p>
          </table:table-cell>
          <table:table-cell office:value-type="float" office:value="28.919904" calcext:value-type="float">
            <text:p>28.919904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400]+1" office:value-type="float" office:value="128" calcext:value-type="float">
            <text:p>128</text:p>
          </table:table-cell>
          <table:table-cell table:formula="of:=[.B1400]" office:value-type="float" office:value="11" calcext:value-type="float">
            <text:p>11</text:p>
          </table:table-cell>
          <table:table-cell office:value-type="float" office:value="126.323636736" calcext:value-type="float">
            <text:p>126.323636736</text:p>
          </table:table-cell>
          <table:table-cell office:value-type="float" office:value="30.26184" calcext:value-type="float">
            <text:p>30.26184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401]+1" office:value-type="float" office:value="129" calcext:value-type="float">
            <text:p>129</text:p>
          </table:table-cell>
          <table:table-cell table:formula="of:=[.B1401]" office:value-type="float" office:value="1" calcext:value-type="float">
            <text:p>1</text:p>
          </table:table-cell>
          <table:table-cell office:value-type="float" office:value="139.27567104" calcext:value-type="float">
            <text:p>139.27567104</text:p>
          </table:table-cell>
          <table:table-cell office:value-type="float" office:value="25.3350432" calcext:value-type="float">
            <text:p>25.3350432</text:p>
          </table:table-cell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402]+1" office:value-type="float" office:value="129" calcext:value-type="float">
            <text:p>129</text:p>
          </table:table-cell>
          <table:table-cell table:formula="of:=[.B1402]" office:value-type="float" office:value="2" calcext:value-type="float">
            <text:p>2</text:p>
          </table:table-cell>
          <table:table-cell office:value-type="float" office:value="145.95651456" calcext:value-type="float">
            <text:p>145.95651456</text:p>
          </table:table-cell>
          <table:table-cell office:value-type="float" office:value="13.8228384" calcext:value-type="float">
            <text:p>13.8228384</text:p>
          </table:table-cell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403]+1" office:value-type="float" office:value="129" calcext:value-type="float">
            <text:p>129</text:p>
          </table:table-cell>
          <table:table-cell table:formula="of:=[.B1403]" office:value-type="float" office:value="3" calcext:value-type="float">
            <text:p>3</text:p>
          </table:table-cell>
          <table:table-cell office:value-type="float" office:value="130.368633984" calcext:value-type="float">
            <text:p>130.368633984</text:p>
          </table:table-cell>
          <table:table-cell office:value-type="float" office:value="14.2124928" calcext:value-type="float">
            <text:p>14.2124928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404]+1" office:value-type="float" office:value="129" calcext:value-type="float">
            <text:p>129</text:p>
          </table:table-cell>
          <table:table-cell table:formula="of:=[.B1404]" office:value-type="float" office:value="4" calcext:value-type="float">
            <text:p>4</text:p>
          </table:table-cell>
          <table:table-cell office:value-type="float" office:value="147.47236608" calcext:value-type="float">
            <text:p>147.47236608</text:p>
          </table:table-cell>
          <table:table-cell office:value-type="float" office:value="19.8917184" calcext:value-type="float">
            <text:p>19.8917184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405]+1" office:value-type="float" office:value="129" calcext:value-type="float">
            <text:p>129</text:p>
          </table:table-cell>
          <table:table-cell table:formula="of:=[.B1405]" office:value-type="float" office:value="5" calcext:value-type="float">
            <text:p>5</text:p>
          </table:table-cell>
          <table:table-cell office:value-type="float" office:value="173.97504768" calcext:value-type="float">
            <text:p>173.97504768</text:p>
          </table:table-cell>
          <table:table-cell office:value-type="float" office:value="17.3042448" calcext:value-type="float">
            <text:p>17.3042448</text:p>
          </table:table-cell>
          <table:table-cell office:value-type="float" office:value="175" calcext:value-type="float">
            <text:p>1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406]+1" office:value-type="float" office:value="129" calcext:value-type="float">
            <text:p>129</text:p>
          </table:table-cell>
          <table:table-cell table:formula="of:=[.B1406]" office:value-type="float" office:value="6" calcext:value-type="float">
            <text:p>6</text:p>
          </table:table-cell>
          <table:table-cell office:value-type="float" office:value="160.96006016" calcext:value-type="float">
            <text:p>160.96006016</text:p>
          </table:table-cell>
          <table:table-cell office:value-type="float" office:value="155.37912384" calcext:value-type="float">
            <text:p>155.37912384</text:p>
          </table:table-cell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407]+1" office:value-type="float" office:value="129" calcext:value-type="float">
            <text:p>129</text:p>
          </table:table-cell>
          <table:table-cell table:formula="of:=[.B1407]" office:value-type="float" office:value="7" calcext:value-type="float">
            <text:p>7</text:p>
          </table:table-cell>
          <table:table-cell office:value-type="float" office:value="143.407500288" calcext:value-type="float">
            <text:p>143.407500288</text:p>
          </table:table-cell>
          <table:table-cell office:value-type="float" office:value="169.16909376" calcext:value-type="float">
            <text:p>169.16909376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408]+1" office:value-type="float" office:value="129" calcext:value-type="float">
            <text:p>129</text:p>
          </table:table-cell>
          <table:table-cell table:formula="of:=[.B1408]" office:value-type="float" office:value="8" calcext:value-type="float">
            <text:p>8</text:p>
          </table:table-cell>
          <table:table-cell office:value-type="float" office:value="136.36168064" calcext:value-type="float">
            <text:p>136.36168064</text:p>
          </table:table-cell>
          <table:table-cell office:value-type="float" office:value="169.0648128" calcext:value-type="float">
            <text:p>169.0648128</text:p>
          </table:table-cell>
          <table:table-cell office:value-type="float" office:value="138" calcext:value-type="float">
            <text:p>13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409]+1" office:value-type="float" office:value="129" calcext:value-type="float">
            <text:p>129</text:p>
          </table:table-cell>
          <table:table-cell table:formula="of:=[.B1409]" office:value-type="float" office:value="9" calcext:value-type="float">
            <text:p>9</text:p>
          </table:table-cell>
          <table:table-cell office:value-type="float" office:value="117.942139648" calcext:value-type="float">
            <text:p>117.942139648</text:p>
          </table:table-cell>
          <table:table-cell office:value-type="float" office:value="156.56616" calcext:value-type="float">
            <text:p>156.56616</text:p>
          </table:table-cell>
          <table:table-cell office:value-type="float" office:value="118" calcext:value-type="float">
            <text:p>11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410]+1" office:value-type="float" office:value="129" calcext:value-type="float">
            <text:p>129</text:p>
          </table:table-cell>
          <table:table-cell table:formula="of:=[.B1410]" office:value-type="float" office:value="10" calcext:value-type="float">
            <text:p>10</text:p>
          </table:table-cell>
          <table:table-cell office:value-type="float" office:value="99.573888" calcext:value-type="float">
            <text:p>99.573888</text:p>
          </table:table-cell>
          <table:table-cell office:value-type="float" office:value="19.21865856" calcext:value-type="float">
            <text:p>19.2186585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411]+1" office:value-type="float" office:value="129" calcext:value-type="float">
            <text:p>129</text:p>
          </table:table-cell>
          <table:table-cell table:formula="of:=[.B1411]" office:value-type="float" office:value="11" calcext:value-type="float">
            <text:p>11</text:p>
          </table:table-cell>
          <table:table-cell office:value-type="float" office:value="130.357769216" calcext:value-type="float">
            <text:p>130.357769216</text:p>
          </table:table-cell>
          <table:table-cell office:value-type="float" office:value="20.6788848" calcext:value-type="float">
            <text:p>20.6788848</text:p>
          </table:table-cell>
          <table:table-cell office:value-type="float" office:value="131" calcext:value-type="float">
            <text:p>1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412]+1" office:value-type="float" office:value="130" calcext:value-type="float">
            <text:p>130</text:p>
          </table:table-cell>
          <table:table-cell table:formula="of:=[.B1412]" office:value-type="float" office:value="1" calcext:value-type="float">
            <text:p>1</text:p>
          </table:table-cell>
          <table:table-cell office:value-type="float" office:value="127.1196413056" calcext:value-type="float">
            <text:p>127.1196413056</text:p>
          </table:table-cell>
          <table:table-cell office:value-type="float" office:value="27.3303072" calcext:value-type="float">
            <text:p>27.3303072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413]+1" office:value-type="float" office:value="130" calcext:value-type="float">
            <text:p>130</text:p>
          </table:table-cell>
          <table:table-cell table:formula="of:=[.B1413]" office:value-type="float" office:value="2" calcext:value-type="float">
            <text:p>2</text:p>
          </table:table-cell>
          <table:table-cell office:value-type="float" office:value="134.2141056" calcext:value-type="float">
            <text:p>134.2141056</text:p>
          </table:table-cell>
          <table:table-cell office:value-type="float" office:value="15.0836832" calcext:value-type="float">
            <text:p>15.0836832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414]+1" office:value-type="float" office:value="130" calcext:value-type="float">
            <text:p>130</text:p>
          </table:table-cell>
          <table:table-cell table:formula="of:=[.B1414]" office:value-type="float" office:value="3" calcext:value-type="float">
            <text:p>3</text:p>
          </table:table-cell>
          <table:table-cell office:value-type="float" office:value="117.748873728" calcext:value-type="float">
            <text:p>117.748873728</text:p>
          </table:table-cell>
          <table:table-cell office:value-type="float" office:value="16.1309856" calcext:value-type="float">
            <text:p>16.1309856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415]+1" office:value-type="float" office:value="130" calcext:value-type="float">
            <text:p>130</text:p>
          </table:table-cell>
          <table:table-cell table:formula="of:=[.B1415]" office:value-type="float" office:value="4" calcext:value-type="float">
            <text:p>4</text:p>
          </table:table-cell>
          <table:table-cell office:value-type="float" office:value="134.41985792" calcext:value-type="float">
            <text:p>134.41985792</text:p>
          </table:table-cell>
          <table:table-cell office:value-type="float" office:value="21.1537728" calcext:value-type="float">
            <text:p>21.1537728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416]+1" office:value-type="float" office:value="130" calcext:value-type="float">
            <text:p>130</text:p>
          </table:table-cell>
          <table:table-cell table:formula="of:=[.B1416]" office:value-type="float" office:value="5" calcext:value-type="float">
            <text:p>5</text:p>
          </table:table-cell>
          <table:table-cell office:value-type="float" office:value="160.11828992" calcext:value-type="float">
            <text:p>160.11828992</text:p>
          </table:table-cell>
          <table:table-cell office:value-type="float" office:value="17.3040288" calcext:value-type="float">
            <text:p>17.3040288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417]+1" office:value-type="float" office:value="130" calcext:value-type="float">
            <text:p>130</text:p>
          </table:table-cell>
          <table:table-cell table:formula="of:=[.B1417]" office:value-type="float" office:value="6" calcext:value-type="float">
            <text:p>6</text:p>
          </table:table-cell>
          <table:table-cell office:value-type="float" office:value="156.17424" calcext:value-type="float">
            <text:p>156.17424</text:p>
          </table:table-cell>
          <table:table-cell office:value-type="float" office:value="153.6960384" calcext:value-type="float">
            <text:p>153.6960384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418]+1" office:value-type="float" office:value="130" calcext:value-type="float">
            <text:p>130</text:p>
          </table:table-cell>
          <table:table-cell table:formula="of:=[.B1418]" office:value-type="float" office:value="7" calcext:value-type="float">
            <text:p>7</text:p>
          </table:table-cell>
          <table:table-cell office:value-type="float" office:value="137.84818432" calcext:value-type="float">
            <text:p>137.84818432</text:p>
          </table:table-cell>
          <table:table-cell office:value-type="float" office:value="167.4672" calcext:value-type="float">
            <text:p>167.4672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419]+1" office:value-type="float" office:value="130" calcext:value-type="float">
            <text:p>130</text:p>
          </table:table-cell>
          <table:table-cell table:formula="of:=[.B1419]" office:value-type="float" office:value="8" calcext:value-type="float">
            <text:p>8</text:p>
          </table:table-cell>
          <table:table-cell office:value-type="float" office:value="130.339387648" calcext:value-type="float">
            <text:p>130.339387648</text:p>
          </table:table-cell>
          <table:table-cell office:value-type="float" office:value="167.856" calcext:value-type="float">
            <text:p>167.856</text:p>
          </table:table-cell>
          <table:table-cell office:value-type="float" office:value="133" calcext:value-type="float">
            <text:p>13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420]+1" office:value-type="float" office:value="130" calcext:value-type="float">
            <text:p>130</text:p>
          </table:table-cell>
          <table:table-cell table:formula="of:=[.B1420]" office:value-type="float" office:value="9" calcext:value-type="float">
            <text:p>9</text:p>
          </table:table-cell>
          <table:table-cell office:value-type="float" office:value="111.94660992" calcext:value-type="float">
            <text:p>111.94660992</text:p>
          </table:table-cell>
          <table:table-cell office:value-type="float" office:value="156.596496" calcext:value-type="float">
            <text:p>156.596496</text:p>
          </table:table-cell>
          <table:table-cell office:value-type="float" office:value="115" calcext:value-type="float">
            <text:p>11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421]+1" office:value-type="float" office:value="130" calcext:value-type="float">
            <text:p>130</text:p>
          </table:table-cell>
          <table:table-cell table:formula="of:=[.B1421]" office:value-type="float" office:value="10" calcext:value-type="float">
            <text:p>10</text:p>
          </table:table-cell>
          <table:table-cell office:value-type="float" office:value="88.36305664" calcext:value-type="float">
            <text:p>88.36305664</text:p>
          </table:table-cell>
          <table:table-cell office:value-type="float" office:value="22.40598144" calcext:value-type="float">
            <text:p>22.40598144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422]+1" office:value-type="float" office:value="130" calcext:value-type="float">
            <text:p>130</text:p>
          </table:table-cell>
          <table:table-cell table:formula="of:=[.B1422]" office:value-type="float" office:value="11" calcext:value-type="float">
            <text:p>11</text:p>
          </table:table-cell>
          <table:table-cell office:value-type="float" office:value="117.86802432" calcext:value-type="float">
            <text:p>117.86802432</text:p>
          </table:table-cell>
          <table:table-cell office:value-type="float" office:value="22.3067808" calcext:value-type="float">
            <text:p>22.3067808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423]+1" office:value-type="float" office:value="131" calcext:value-type="float">
            <text:p>131</text:p>
          </table:table-cell>
          <table:table-cell table:formula="of:=[.B1423]" office:value-type="float" office:value="1" calcext:value-type="float">
            <text:p>1</text:p>
          </table:table-cell>
          <table:table-cell office:value-type="float" office:value="129.434345984" calcext:value-type="float">
            <text:p>129.434345984</text:p>
          </table:table-cell>
          <table:table-cell office:value-type="float" office:value="31.9056816" calcext:value-type="float">
            <text:p>31.9056816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424]+1" office:value-type="float" office:value="131" calcext:value-type="float">
            <text:p>131</text:p>
          </table:table-cell>
          <table:table-cell table:formula="of:=[.B1424]" office:value-type="float" office:value="2" calcext:value-type="float">
            <text:p>2</text:p>
          </table:table-cell>
          <table:table-cell office:value-type="float" office:value="137.09519616" calcext:value-type="float">
            <text:p>137.09519616</text:p>
          </table:table-cell>
          <table:table-cell office:value-type="float" office:value="20.4041376" calcext:value-type="float">
            <text:p>20.4041376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425]+1" office:value-type="float" office:value="131" calcext:value-type="float">
            <text:p>131</text:p>
          </table:table-cell>
          <table:table-cell table:formula="of:=[.B1425]" office:value-type="float" office:value="3" calcext:value-type="float">
            <text:p>3</text:p>
          </table:table-cell>
          <table:table-cell office:value-type="float" office:value="120.68905728" calcext:value-type="float">
            <text:p>120.68905728</text:p>
          </table:table-cell>
          <table:table-cell office:value-type="float" office:value="21.25517472" calcext:value-type="float">
            <text:p>21.25517472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426]+1" office:value-type="float" office:value="131" calcext:value-type="float">
            <text:p>131</text:p>
          </table:table-cell>
          <table:table-cell table:formula="of:=[.B1426]" office:value-type="float" office:value="4" calcext:value-type="float">
            <text:p>4</text:p>
          </table:table-cell>
          <table:table-cell office:value-type="float" office:value="137.22768768" calcext:value-type="float">
            <text:p>137.22768768</text:p>
          </table:table-cell>
          <table:table-cell office:value-type="float" office:value="26.9842656" calcext:value-type="float">
            <text:p>26.9842656</text:p>
          </table:table-cell>
          <table:table-cell office:value-type="float" office:value="139" calcext:value-type="float">
            <text:p>1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427]+1" office:value-type="float" office:value="131" calcext:value-type="float">
            <text:p>131</text:p>
          </table:table-cell>
          <table:table-cell table:formula="of:=[.B1427]" office:value-type="float" office:value="5" calcext:value-type="float">
            <text:p>5</text:p>
          </table:table-cell>
          <table:table-cell office:value-type="float" office:value="162.73486336" calcext:value-type="float">
            <text:p>162.73486336</text:p>
          </table:table-cell>
          <table:table-cell office:value-type="float" office:value="24.6260832" calcext:value-type="float">
            <text:p>24.6260832</text:p>
          </table:table-cell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428]+1" office:value-type="float" office:value="131" calcext:value-type="float">
            <text:p>131</text:p>
          </table:table-cell>
          <table:table-cell table:formula="of:=[.B1428]" office:value-type="float" office:value="6" calcext:value-type="float">
            <text:p>6</text:p>
          </table:table-cell>
          <table:table-cell office:value-type="float" office:value="149.2454592" calcext:value-type="float">
            <text:p>149.2454592</text:p>
          </table:table-cell>
          <table:table-cell office:value-type="float" office:value="157.9690944" calcext:value-type="float">
            <text:p>157.9690944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429]+1" office:value-type="float" office:value="131" calcext:value-type="float">
            <text:p>131</text:p>
          </table:table-cell>
          <table:table-cell table:formula="of:=[.B1429]" office:value-type="float" office:value="7" calcext:value-type="float">
            <text:p>7</text:p>
          </table:table-cell>
          <table:table-cell office:value-type="float" office:value="131.562256384" calcext:value-type="float">
            <text:p>131.562256384</text:p>
          </table:table-cell>
          <table:table-cell office:value-type="float" office:value="170.6601312" calcext:value-type="float">
            <text:p>170.6601312</text:p>
          </table:table-cell>
          <table:table-cell office:value-type="float" office:value="131" calcext:value-type="float">
            <text:p>13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430]+1" office:value-type="float" office:value="131" calcext:value-type="float">
            <text:p>131</text:p>
          </table:table-cell>
          <table:table-cell table:formula="of:=[.B1430]" office:value-type="float" office:value="8" calcext:value-type="float">
            <text:p>8</text:p>
          </table:table-cell>
          <table:table-cell office:value-type="float" office:value="125.520465152" calcext:value-type="float">
            <text:p>125.520465152</text:p>
          </table:table-cell>
          <table:table-cell office:value-type="float" office:value="170.68829184" calcext:value-type="float">
            <text:p>170.68829184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431]+1" office:value-type="float" office:value="131" calcext:value-type="float">
            <text:p>131</text:p>
          </table:table-cell>
          <table:table-cell table:formula="of:=[.B1431]" office:value-type="float" office:value="9" calcext:value-type="float">
            <text:p>9</text:p>
          </table:table-cell>
          <table:table-cell office:value-type="float" office:value="107.66847232" calcext:value-type="float">
            <text:p>107.66847232</text:p>
          </table:table-cell>
          <table:table-cell office:value-type="float" office:value="158.1736128" calcext:value-type="float">
            <text:p>158.1736128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432]+1" office:value-type="float" office:value="131" calcext:value-type="float">
            <text:p>131</text:p>
          </table:table-cell>
          <table:table-cell table:formula="of:=[.B1432]" office:value-type="float" office:value="10" calcext:value-type="float">
            <text:p>10</text:p>
          </table:table-cell>
          <table:table-cell office:value-type="float" office:value="92.2112768" calcext:value-type="float">
            <text:p>92.2112768</text:p>
          </table:table-cell>
          <table:table-cell office:value-type="float" office:value="25.8077184" calcext:value-type="float">
            <text:p>25.8077184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433]+1" office:value-type="float" office:value="131" calcext:value-type="float">
            <text:p>131</text:p>
          </table:table-cell>
          <table:table-cell table:formula="of:=[.B1433]" office:value-type="float" office:value="11" calcext:value-type="float">
            <text:p>11</text:p>
          </table:table-cell>
          <table:table-cell office:value-type="float" office:value="120.9877824" calcext:value-type="float">
            <text:p>120.9877824</text:p>
          </table:table-cell>
          <table:table-cell office:value-type="float" office:value="26.85158688" calcext:value-type="float">
            <text:p>26.85158688</text:p>
          </table:table-cell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434]+1" office:value-type="float" office:value="132" calcext:value-type="float">
            <text:p>132</text:p>
          </table:table-cell>
          <table:table-cell table:formula="of:=[.B1434]" office:value-type="float" office:value="1" calcext:value-type="float">
            <text:p>1</text:p>
          </table:table-cell>
          <table:table-cell office:value-type="float" office:value="127.7267417856" calcext:value-type="float">
            <text:p>127.7267417856</text:p>
          </table:table-cell>
          <table:table-cell office:value-type="float" office:value="35.84107584" calcext:value-type="float">
            <text:p>35.84107584</text:p>
          </table:table-cell>
          <table:table-cell office:value-type="float" office:value="128" calcext:value-type="float">
            <text:p>1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435]+1" office:value-type="float" office:value="132" calcext:value-type="float">
            <text:p>132</text:p>
          </table:table-cell>
          <table:table-cell table:formula="of:=[.B1435]" office:value-type="float" office:value="2" calcext:value-type="float">
            <text:p>2</text:p>
          </table:table-cell>
          <table:table-cell office:value-type="float" office:value="134.518921856" calcext:value-type="float">
            <text:p>134.518921856</text:p>
          </table:table-cell>
          <table:table-cell office:value-type="float" office:value="24.4398336" calcext:value-type="float">
            <text:p>24.4398336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436]+1" office:value-type="float" office:value="132" calcext:value-type="float">
            <text:p>132</text:p>
          </table:table-cell>
          <table:table-cell table:formula="of:=[.B1436]" office:value-type="float" office:value="3" calcext:value-type="float">
            <text:p>3</text:p>
          </table:table-cell>
          <table:table-cell office:value-type="float" office:value="119.31527616" calcext:value-type="float">
            <text:p>119.31527616</text:p>
          </table:table-cell>
          <table:table-cell office:value-type="float" office:value="25.01041632" calcext:value-type="float">
            <text:p>25.01041632</text:p>
          </table:table-cell>
          <table:table-cell office:value-type="float" office:value="119" calcext:value-type="float">
            <text:p>1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437]+1" office:value-type="float" office:value="132" calcext:value-type="float">
            <text:p>132</text:p>
          </table:table-cell>
          <table:table-cell table:formula="of:=[.B1437]" office:value-type="float" office:value="4" calcext:value-type="float">
            <text:p>4</text:p>
          </table:table-cell>
          <table:table-cell office:value-type="float" office:value="135.122095104" calcext:value-type="float">
            <text:p>135.122095104</text:p>
          </table:table-cell>
          <table:table-cell office:value-type="float" office:value="30.254736" calcext:value-type="float">
            <text:p>30.254736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438]+1" office:value-type="float" office:value="132" calcext:value-type="float">
            <text:p>132</text:p>
          </table:table-cell>
          <table:table-cell table:formula="of:=[.B1438]" office:value-type="float" office:value="5" calcext:value-type="float">
            <text:p>5</text:p>
          </table:table-cell>
          <table:table-cell office:value-type="float" office:value="159.63849088" calcext:value-type="float">
            <text:p>159.63849088</text:p>
          </table:table-cell>
          <table:table-cell office:value-type="float" office:value="27.72128064" calcext:value-type="float">
            <text:p>27.72128064</text:p>
          </table:table-cell>
          <table:table-cell office:value-type="float" office:value="159" calcext:value-type="float">
            <text:p>1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439]+1" office:value-type="float" office:value="132" calcext:value-type="float">
            <text:p>132</text:p>
          </table:table-cell>
          <table:table-cell table:formula="of:=[.B1439]" office:value-type="float" office:value="6" calcext:value-type="float">
            <text:p>6</text:p>
          </table:table-cell>
          <table:table-cell office:value-type="float" office:value="147.12851968" calcext:value-type="float">
            <text:p>147.12851968</text:p>
          </table:table-cell>
          <table:table-cell office:value-type="float" office:value="155.39876736" calcext:value-type="float">
            <text:p>155.39876736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440]+1" office:value-type="float" office:value="132" calcext:value-type="float">
            <text:p>132</text:p>
          </table:table-cell>
          <table:table-cell table:formula="of:=[.B1440]" office:value-type="float" office:value="7" calcext:value-type="float">
            <text:p>7</text:p>
          </table:table-cell>
          <table:table-cell office:value-type="float" office:value="129.104026624" calcext:value-type="float">
            <text:p>129.104026624</text:p>
          </table:table-cell>
          <table:table-cell office:value-type="float" office:value="168.4386432" calcext:value-type="float">
            <text:p>168.4386432</text:p>
          </table:table-cell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441]+1" office:value-type="float" office:value="132" calcext:value-type="float">
            <text:p>132</text:p>
          </table:table-cell>
          <table:table-cell table:formula="of:=[.B1441]" office:value-type="float" office:value="8" calcext:value-type="float">
            <text:p>8</text:p>
          </table:table-cell>
          <table:table-cell office:value-type="float" office:value="122.84754944" calcext:value-type="float">
            <text:p>122.84754944</text:p>
          </table:table-cell>
          <table:table-cell office:value-type="float" office:value="168.34257888" calcext:value-type="float">
            <text:p>168.34257888</text:p>
          </table:table-cell>
          <table:table-cell office:value-type="float" office:value="122" calcext:value-type="float">
            <text:p>12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442]+1" office:value-type="float" office:value="132" calcext:value-type="float">
            <text:p>132</text:p>
          </table:table-cell>
          <table:table-cell table:formula="of:=[.B1442]" office:value-type="float" office:value="9" calcext:value-type="float">
            <text:p>9</text:p>
          </table:table-cell>
          <table:table-cell office:value-type="float" office:value="104.7425728" calcext:value-type="float">
            <text:p>104.7425728</text:p>
          </table:table-cell>
          <table:table-cell office:value-type="float" office:value="156.322176" calcext:value-type="float">
            <text:p>156.322176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443]+1" office:value-type="float" office:value="132" calcext:value-type="float">
            <text:p>132</text:p>
          </table:table-cell>
          <table:table-cell table:formula="of:=[.B1443]" office:value-type="float" office:value="10" calcext:value-type="float">
            <text:p>10</text:p>
          </table:table-cell>
          <table:table-cell office:value-type="float" office:value="91.19961984" calcext:value-type="float">
            <text:p>91.19961984</text:p>
          </table:table-cell>
          <table:table-cell office:value-type="float" office:value="28.5072096" calcext:value-type="float">
            <text:p>28.5072096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444]+1" office:value-type="float" office:value="132" calcext:value-type="float">
            <text:p>132</text:p>
          </table:table-cell>
          <table:table-cell table:formula="of:=[.B1444]" office:value-type="float" office:value="11" calcext:value-type="float">
            <text:p>11</text:p>
          </table:table-cell>
          <table:table-cell office:value-type="float" office:value="118.97406976" calcext:value-type="float">
            <text:p>118.97406976</text:p>
          </table:table-cell>
          <table:table-cell office:value-type="float" office:value="30.2071152" calcext:value-type="float">
            <text:p>30.2071152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445]+1" office:value-type="float" office:value="133" calcext:value-type="float">
            <text:p>133</text:p>
          </table:table-cell>
          <table:table-cell table:formula="of:=[.B1445]" office:value-type="float" office:value="1" calcext:value-type="float">
            <text:p>1</text:p>
          </table:table-cell>
          <table:table-cell office:value-type="float" office:value="141.1468736" calcext:value-type="float">
            <text:p>141.1468736</text:p>
          </table:table-cell>
          <table:table-cell office:value-type="float" office:value="35.41102368" calcext:value-type="float">
            <text:p>35.41102368</text:p>
          </table:table-cell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446]+1" office:value-type="float" office:value="133" calcext:value-type="float">
            <text:p>133</text:p>
          </table:table-cell>
          <table:table-cell table:formula="of:=[.B1446]" office:value-type="float" office:value="2" calcext:value-type="float">
            <text:p>2</text:p>
          </table:table-cell>
          <table:table-cell office:value-type="float" office:value="148.91323136" calcext:value-type="float">
            <text:p>148.91323136</text:p>
          </table:table-cell>
          <table:table-cell office:value-type="float" office:value="24.014088" calcext:value-type="float">
            <text:p>24.014088</text:p>
          </table:table-cell>
          <table:table-cell office:value-type="float" office:value="151" calcext:value-type="float">
            <text:p>1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447]+1" office:value-type="float" office:value="133" calcext:value-type="float">
            <text:p>133</text:p>
          </table:table-cell>
          <table:table-cell table:formula="of:=[.B1447]" office:value-type="float" office:value="3" calcext:value-type="float">
            <text:p>3</text:p>
          </table:table-cell>
          <table:table-cell office:value-type="float" office:value="132.291136" calcext:value-type="float">
            <text:p>132.291136</text:p>
          </table:table-cell>
          <table:table-cell office:value-type="float" office:value="24.6872976" calcext:value-type="float">
            <text:p>24.6872976</text:p>
          </table:table-cell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448]+1" office:value-type="float" office:value="133" calcext:value-type="float">
            <text:p>133</text:p>
          </table:table-cell>
          <table:table-cell table:formula="of:=[.B1448]" office:value-type="float" office:value="4" calcext:value-type="float">
            <text:p>4</text:p>
          </table:table-cell>
          <table:table-cell office:value-type="float" office:value="148.74141312" calcext:value-type="float">
            <text:p>148.74141312</text:p>
          </table:table-cell>
          <table:table-cell office:value-type="float" office:value="30.80191008" calcext:value-type="float">
            <text:p>30.80191008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449]+1" office:value-type="float" office:value="133" calcext:value-type="float">
            <text:p>133</text:p>
          </table:table-cell>
          <table:table-cell table:formula="of:=[.B1449]" office:value-type="float" office:value="5" calcext:value-type="float">
            <text:p>5</text:p>
          </table:table-cell>
          <table:table-cell office:value-type="float" office:value="173.95473152" calcext:value-type="float">
            <text:p>173.95473152</text:p>
          </table:table-cell>
          <table:table-cell office:value-type="float" office:value="28.6315776" calcext:value-type="float">
            <text:p>28.6315776</text:p>
          </table:table-cell>
          <table:table-cell office:value-type="float" office:value="175" calcext:value-type="float">
            <text:p>17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450]+1" office:value-type="float" office:value="133" calcext:value-type="float">
            <text:p>133</text:p>
          </table:table-cell>
          <table:table-cell table:formula="of:=[.B1450]" office:value-type="float" office:value="6" calcext:value-type="float">
            <text:p>6</text:p>
          </table:table-cell>
          <table:table-cell office:value-type="float" office:value="159.56447616" calcext:value-type="float">
            <text:p>159.56447616</text:p>
          </table:table-cell>
          <table:table-cell office:value-type="float" office:value="158.58847008" calcext:value-type="float">
            <text:p>158.58847008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451]+1" office:value-type="float" office:value="133" calcext:value-type="float">
            <text:p>133</text:p>
          </table:table-cell>
          <table:table-cell table:formula="of:=[.B1451]" office:value-type="float" office:value="7" calcext:value-type="float">
            <text:p>7</text:p>
          </table:table-cell>
          <table:table-cell office:value-type="float" office:value="142.56638528" calcext:value-type="float">
            <text:p>142.56638528</text:p>
          </table:table-cell>
          <table:table-cell office:value-type="float" office:value="171.5509632" calcext:value-type="float">
            <text:p>171.5509632</text:p>
          </table:table-cell>
          <table:table-cell office:value-type="float" office:value="143" calcext:value-type="float">
            <text:p>14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452]+1" office:value-type="float" office:value="133" calcext:value-type="float">
            <text:p>133</text:p>
          </table:table-cell>
          <table:table-cell table:formula="of:=[.B1452]" office:value-type="float" office:value="8" calcext:value-type="float">
            <text:p>8</text:p>
          </table:table-cell>
          <table:table-cell office:value-type="float" office:value="135.93218048" calcext:value-type="float">
            <text:p>135.93218048</text:p>
          </table:table-cell>
          <table:table-cell office:value-type="float" office:value="171.8676048" calcext:value-type="float">
            <text:p>171.8676048</text:p>
          </table:table-cell>
          <table:table-cell office:value-type="float" office:value="137" calcext:value-type="float">
            <text:p>13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453]+1" office:value-type="float" office:value="133" calcext:value-type="float">
            <text:p>133</text:p>
          </table:table-cell>
          <table:table-cell table:formula="of:=[.B1453]" office:value-type="float" office:value="9" calcext:value-type="float">
            <text:p>9</text:p>
          </table:table-cell>
          <table:table-cell office:value-type="float" office:value="118.320794112" calcext:value-type="float">
            <text:p>118.320794112</text:p>
          </table:table-cell>
          <table:table-cell office:value-type="float" office:value="159.3958848" calcext:value-type="float">
            <text:p>159.3958848</text:p>
          </table:table-cell>
          <table:table-cell office:value-type="float" office:value="121" calcext:value-type="float">
            <text:p>12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454]+1" office:value-type="float" office:value="133" calcext:value-type="float">
            <text:p>133</text:p>
          </table:table-cell>
          <table:table-cell table:formula="of:=[.B1454]" office:value-type="float" office:value="10" calcext:value-type="float">
            <text:p>10</text:p>
          </table:table-cell>
          <table:table-cell office:value-type="float" office:value="104.31591168" calcext:value-type="float">
            <text:p>104.31591168</text:p>
          </table:table-cell>
          <table:table-cell office:value-type="float" office:value="28.9160544" calcext:value-type="float">
            <text:p>28.9160544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455]+1" office:value-type="float" office:value="133" calcext:value-type="float">
            <text:p>133</text:p>
          </table:table-cell>
          <table:table-cell table:formula="of:=[.B1455]" office:value-type="float" office:value="11" calcext:value-type="float">
            <text:p>11</text:p>
          </table:table-cell>
          <table:table-cell office:value-type="float" office:value="132.379030272" calcext:value-type="float">
            <text:p>132.379030272</text:p>
          </table:table-cell>
          <table:table-cell office:value-type="float" office:value="30.6173472" calcext:value-type="float">
            <text:p>30.6173472</text:p>
          </table:table-cell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456]+1" office:value-type="float" office:value="134" calcext:value-type="float">
            <text:p>134</text:p>
          </table:table-cell>
          <table:table-cell table:formula="of:=[.B1456]" office:value-type="float" office:value="1" calcext:value-type="float">
            <text:p>1</text:p>
          </table:table-cell>
          <table:table-cell office:value-type="float" office:value="127.6575943168" calcext:value-type="float">
            <text:p>127.6575943168</text:p>
          </table:table-cell>
          <table:table-cell office:value-type="float" office:value="29.602608" calcext:value-type="float">
            <text:p>29.602608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457]+1" office:value-type="float" office:value="134" calcext:value-type="float">
            <text:p>134</text:p>
          </table:table-cell>
          <table:table-cell table:formula="of:=[.B1457]" office:value-type="float" office:value="2" calcext:value-type="float">
            <text:p>2</text:p>
          </table:table-cell>
          <table:table-cell office:value-type="float" office:value="134.50318848" calcext:value-type="float">
            <text:p>134.50318848</text:p>
          </table:table-cell>
          <table:table-cell office:value-type="float" office:value="18.48137856" calcext:value-type="float">
            <text:p>18.48137856</text:p>
          </table:table-cell>
          <table:table-cell office:value-type="float" office:value="136" calcext:value-type="float">
            <text:p>1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458]+1" office:value-type="float" office:value="134" calcext:value-type="float">
            <text:p>134</text:p>
          </table:table-cell>
          <table:table-cell table:formula="of:=[.B1458]" office:value-type="float" office:value="3" calcext:value-type="float">
            <text:p>3</text:p>
          </table:table-cell>
          <table:table-cell office:value-type="float" office:value="119.95182976" calcext:value-type="float">
            <text:p>119.95182976</text:p>
          </table:table-cell>
          <table:table-cell office:value-type="float" office:value="19.0330464" calcext:value-type="float">
            <text:p>19.0330464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459]+1" office:value-type="float" office:value="134" calcext:value-type="float">
            <text:p>134</text:p>
          </table:table-cell>
          <table:table-cell table:formula="of:=[.B1459]" office:value-type="float" office:value="4" calcext:value-type="float">
            <text:p>4</text:p>
          </table:table-cell>
          <table:table-cell office:value-type="float" office:value="135.689153664" calcext:value-type="float">
            <text:p>135.689153664</text:p>
          </table:table-cell>
          <table:table-cell office:value-type="float" office:value="24.3199536" calcext:value-type="float">
            <text:p>24.3199536</text:p>
          </table:table-cell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460]+1" office:value-type="float" office:value="134" calcext:value-type="float">
            <text:p>134</text:p>
          </table:table-cell>
          <table:table-cell table:formula="of:=[.B1460]" office:value-type="float" office:value="5" calcext:value-type="float">
            <text:p>5</text:p>
          </table:table-cell>
          <table:table-cell office:value-type="float" office:value="160.94977536" calcext:value-type="float">
            <text:p>160.94977536</text:p>
          </table:table-cell>
          <table:table-cell office:value-type="float" office:value="21.4180032" calcext:value-type="float">
            <text:p>21.4180032</text:p>
          </table:table-cell>
          <table:table-cell office:value-type="float" office:value="161" calcext:value-type="float">
            <text:p>1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461]+1" office:value-type="float" office:value="134" calcext:value-type="float">
            <text:p>134</text:p>
          </table:table-cell>
          <table:table-cell table:formula="of:=[.B1461]" office:value-type="float" office:value="6" calcext:value-type="float">
            <text:p>6</text:p>
          </table:table-cell>
          <table:table-cell office:value-type="float" office:value="150.6041216" calcext:value-type="float">
            <text:p>150.6041216</text:p>
          </table:table-cell>
          <table:table-cell office:value-type="float" office:value="151.959696" calcext:value-type="float">
            <text:p>151.959696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462]+1" office:value-type="float" office:value="134" calcext:value-type="float">
            <text:p>134</text:p>
          </table:table-cell>
          <table:table-cell table:formula="of:=[.B1462]" office:value-type="float" office:value="7" calcext:value-type="float">
            <text:p>7</text:p>
          </table:table-cell>
          <table:table-cell office:value-type="float" office:value="132.27370624" calcext:value-type="float">
            <text:p>132.27370624</text:p>
          </table:table-cell>
          <table:table-cell office:value-type="float" office:value="164.97952608" calcext:value-type="float">
            <text:p>164.97952608</text:p>
          </table:table-cell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463]+1" office:value-type="float" office:value="134" calcext:value-type="float">
            <text:p>134</text:p>
          </table:table-cell>
          <table:table-cell table:formula="of:=[.B1463]" office:value-type="float" office:value="8" calcext:value-type="float">
            <text:p>8</text:p>
          </table:table-cell>
          <table:table-cell office:value-type="float" office:value="124.678942208" calcext:value-type="float">
            <text:p>124.678942208</text:p>
          </table:table-cell>
          <table:table-cell office:value-type="float" office:value="164.9802048" calcext:value-type="float">
            <text:p>164.9802048</text:p>
          </table:table-cell>
          <table:table-cell office:value-type="float" office:value="127" calcext:value-type="float">
            <text:p>12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464]+1" office:value-type="float" office:value="134" calcext:value-type="float">
            <text:p>134</text:p>
          </table:table-cell>
          <table:table-cell table:formula="of:=[.B1464]" office:value-type="float" office:value="9" calcext:value-type="float">
            <text:p>9</text:p>
          </table:table-cell>
          <table:table-cell office:value-type="float" office:value="106.63245952" calcext:value-type="float">
            <text:p>106.63245952</text:p>
          </table:table-cell>
          <table:table-cell office:value-type="float" office:value="152.765904" calcext:value-type="float">
            <text:p>152.765904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465]+1" office:value-type="float" office:value="134" calcext:value-type="float">
            <text:p>134</text:p>
          </table:table-cell>
          <table:table-cell table:formula="of:=[.B1465]" office:value-type="float" office:value="10" calcext:value-type="float">
            <text:p>10</text:p>
          </table:table-cell>
          <table:table-cell office:value-type="float" office:value="91.04484224" calcext:value-type="float">
            <text:p>91.04484224</text:p>
          </table:table-cell>
          <table:table-cell office:value-type="float" office:value="22.91484864" calcext:value-type="float">
            <text:p>22.91484864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466]+1" office:value-type="float" office:value="134" calcext:value-type="float">
            <text:p>134</text:p>
          </table:table-cell>
          <table:table-cell table:formula="of:=[.B1466]" office:value-type="float" office:value="11" calcext:value-type="float">
            <text:p>11</text:p>
          </table:table-cell>
          <table:table-cell office:value-type="float" office:value="119.60824576" calcext:value-type="float">
            <text:p>119.60824576</text:p>
          </table:table-cell>
          <table:table-cell office:value-type="float" office:value="24.61128576" calcext:value-type="float">
            <text:p>24.61128576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467]+1" office:value-type="float" office:value="135" calcext:value-type="float">
            <text:p>135</text:p>
          </table:table-cell>
          <table:table-cell table:formula="of:=[.B1467]" office:value-type="float" office:value="1" calcext:value-type="float">
            <text:p>1</text:p>
          </table:table-cell>
          <table:table-cell office:value-type="float" office:value="129.715135936" calcext:value-type="float">
            <text:p>129.715135936</text:p>
          </table:table-cell>
          <table:table-cell office:value-type="float" office:value="22.3722672" calcext:value-type="float">
            <text:p>22.3722672</text:p>
          </table:table-cell>
          <table:table-cell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468]+1" office:value-type="float" office:value="135" calcext:value-type="float">
            <text:p>135</text:p>
          </table:table-cell>
          <table:table-cell table:formula="of:=[.B1468]" office:value-type="float" office:value="2" calcext:value-type="float">
            <text:p>2</text:p>
          </table:table-cell>
          <table:table-cell office:value-type="float" office:value="138.74350592" calcext:value-type="float">
            <text:p>138.74350592</text:p>
          </table:table-cell>
          <table:table-cell office:value-type="float" office:value="11.2041024" calcext:value-type="float">
            <text:p>11.2041024</text:p>
          </table:table-cell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469]+1" office:value-type="float" office:value="135" calcext:value-type="float">
            <text:p>135</text:p>
          </table:table-cell>
          <table:table-cell table:formula="of:=[.B1469]" office:value-type="float" office:value="3" calcext:value-type="float">
            <text:p>3</text:p>
          </table:table-cell>
          <table:table-cell office:value-type="float" office:value="121.266489088" calcext:value-type="float">
            <text:p>121.266489088</text:p>
          </table:table-cell>
          <table:table-cell office:value-type="float" office:value="11.718192" calcext:value-type="float">
            <text:p>11.718192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470]+1" office:value-type="float" office:value="135" calcext:value-type="float">
            <text:p>135</text:p>
          </table:table-cell>
          <table:table-cell table:formula="of:=[.B1470]" office:value-type="float" office:value="4" calcext:value-type="float">
            <text:p>4</text:p>
          </table:table-cell>
          <table:table-cell office:value-type="float" office:value="138.530668288" calcext:value-type="float">
            <text:p>138.530668288</text:p>
          </table:table-cell>
          <table:table-cell office:value-type="float" office:value="17.7833184" calcext:value-type="float">
            <text:p>17.7833184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471]+1" office:value-type="float" office:value="135" calcext:value-type="float">
            <text:p>135</text:p>
          </table:table-cell>
          <table:table-cell table:formula="of:=[.B1471]" office:value-type="float" office:value="5" calcext:value-type="float">
            <text:p>5</text:p>
          </table:table-cell>
          <table:table-cell office:value-type="float" office:value="164.20072192" calcext:value-type="float">
            <text:p>164.20072192</text:p>
          </table:table-cell>
          <table:table-cell office:value-type="float" office:value="15.9524064" calcext:value-type="float">
            <text:p>15.9524064</text:p>
          </table:table-cell>
          <table:table-cell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472]+1" office:value-type="float" office:value="135" calcext:value-type="float">
            <text:p>135</text:p>
          </table:table-cell>
          <table:table-cell table:formula="of:=[.B1472]" office:value-type="float" office:value="6" calcext:value-type="float">
            <text:p>6</text:p>
          </table:table-cell>
          <table:table-cell office:value-type="float" office:value="146.23277312" calcext:value-type="float">
            <text:p>146.23277312</text:p>
          </table:table-cell>
          <table:table-cell office:value-type="float" office:value="151.734912" calcext:value-type="float">
            <text:p>151.73491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473]+1" office:value-type="float" office:value="135" calcext:value-type="float">
            <text:p>135</text:p>
          </table:table-cell>
          <table:table-cell table:formula="of:=[.B1473]" office:value-type="float" office:value="7" calcext:value-type="float">
            <text:p>7</text:p>
          </table:table-cell>
          <table:table-cell office:value-type="float" office:value="127.845155712" calcext:value-type="float">
            <text:p>127.845155712</text:p>
          </table:table-cell>
          <table:table-cell office:value-type="float" office:value="163.9493952" calcext:value-type="float">
            <text:p>163.9493952</text:p>
          </table:table-cell>
          <table:table-cell office:value-type="float" office:value="126" calcext:value-type="float">
            <text:p>12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474]+1" office:value-type="float" office:value="135" calcext:value-type="float">
            <text:p>135</text:p>
          </table:table-cell>
          <table:table-cell table:formula="of:=[.B1474]" office:value-type="float" office:value="8" calcext:value-type="float">
            <text:p>8</text:p>
          </table:table-cell>
          <table:table-cell office:value-type="float" office:value="121.68727296" calcext:value-type="float">
            <text:p>121.68727296</text:p>
          </table:table-cell>
          <table:table-cell office:value-type="float" office:value="163.5137904" calcext:value-type="float">
            <text:p>163.5137904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475]+1" office:value-type="float" office:value="135" calcext:value-type="float">
            <text:p>135</text:p>
          </table:table-cell>
          <table:table-cell table:formula="of:=[.B1475]" office:value-type="float" office:value="9" calcext:value-type="float">
            <text:p>9</text:p>
          </table:table-cell>
          <table:table-cell office:value-type="float" office:value="103.68466432" calcext:value-type="float">
            <text:p>103.68466432</text:p>
          </table:table-cell>
          <table:table-cell office:value-type="float" office:value="151.0601808" calcext:value-type="float">
            <text:p>151.0601808</text:p>
          </table:table-cell>
          <table:table-cell office:value-type="float" office:value="101" calcext:value-type="float">
            <text:p>10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1476]+1" office:value-type="float" office:value="135" calcext:value-type="float">
            <text:p>135</text:p>
          </table:table-cell>
          <table:table-cell table:formula="of:=[.B1476]" office:value-type="float" office:value="10" calcext:value-type="float">
            <text:p>10</text:p>
          </table:table-cell>
          <table:table-cell office:value-type="float" office:value="91.46369536" calcext:value-type="float">
            <text:p>91.46369536</text:p>
          </table:table-cell>
          <table:table-cell office:value-type="float" office:value="14.8034976" calcext:value-type="float">
            <text:p>14.8034976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477]+1" office:value-type="float" office:value="135" calcext:value-type="float">
            <text:p>135</text:p>
          </table:table-cell>
          <table:table-cell table:formula="of:=[.B1477]" office:value-type="float" office:value="11" calcext:value-type="float">
            <text:p>11</text:p>
          </table:table-cell>
          <table:table-cell office:value-type="float" office:value="121.23519488" calcext:value-type="float">
            <text:p>121.23519488</text:p>
          </table:table-cell>
          <table:table-cell office:value-type="float" office:value="17.1538128" calcext:value-type="float">
            <text:p>17.1538128</text:p>
          </table:table-cell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478]+1" office:value-type="float" office:value="136" calcext:value-type="float">
            <text:p>136</text:p>
          </table:table-cell>
          <table:table-cell table:formula="of:=[.B1478]" office:value-type="float" office:value="1" calcext:value-type="float">
            <text:p>1</text:p>
          </table:table-cell>
          <table:table-cell office:value-type="float" office:value="152.50573568" calcext:value-type="float">
            <text:p>152.50573568</text:p>
          </table:table-cell>
          <table:table-cell office:value-type="float" office:value="29.30152704" calcext:value-type="float">
            <text:p>29.30152704</text:p>
          </table:table-cell>
          <table:table-cell office:value-type="float" office:value="156" calcext:value-type="float">
            <text:p>1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479]+1" office:value-type="float" office:value="136" calcext:value-type="float">
            <text:p>136</text:p>
          </table:table-cell>
          <table:table-cell table:formula="of:=[.B1479]" office:value-type="float" office:value="2" calcext:value-type="float">
            <text:p>2</text:p>
          </table:table-cell>
          <table:table-cell office:value-type="float" office:value="161.46750208" calcext:value-type="float">
            <text:p>161.46750208</text:p>
          </table:table-cell>
          <table:table-cell office:value-type="float" office:value="17.918232" calcext:value-type="float">
            <text:p>17.918232</text:p>
          </table:table-cell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480]+1" office:value-type="float" office:value="136" calcext:value-type="float">
            <text:p>136</text:p>
          </table:table-cell>
          <table:table-cell table:formula="of:=[.B1480]" office:value-type="float" office:value="3" calcext:value-type="float">
            <text:p>3</text:p>
          </table:table-cell>
          <table:table-cell office:value-type="float" office:value="143.354665728" calcext:value-type="float">
            <text:p>143.354665728</text:p>
          </table:table-cell>
          <table:table-cell office:value-type="float" office:value="17.80842624" calcext:value-type="float">
            <text:p>17.80842624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481]+1" office:value-type="float" office:value="136" calcext:value-type="float">
            <text:p>136</text:p>
          </table:table-cell>
          <table:table-cell table:formula="of:=[.B1481]" office:value-type="float" office:value="4" calcext:value-type="float">
            <text:p>4</text:p>
          </table:table-cell>
          <table:table-cell office:value-type="float" office:value="160.93650816" calcext:value-type="float">
            <text:p>160.93650816</text:p>
          </table:table-cell>
          <table:table-cell office:value-type="float" office:value="24.5324352" calcext:value-type="float">
            <text:p>24.5324352</text:p>
          </table:table-cell>
          <table:table-cell office:value-type="float" office:value="164" calcext:value-type="float">
            <text:p>1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482]+1" office:value-type="float" office:value="136" calcext:value-type="float">
            <text:p>136</text:p>
          </table:table-cell>
          <table:table-cell table:formula="of:=[.B1482]" office:value-type="float" office:value="5" calcext:value-type="float">
            <text:p>5</text:p>
          </table:table-cell>
          <table:table-cell office:value-type="float" office:value="187.58142464" calcext:value-type="float">
            <text:p>187.58142464</text:p>
          </table:table-cell>
          <table:table-cell office:value-type="float" office:value="21.7909248" calcext:value-type="float">
            <text:p>21.7909248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483]+1" office:value-type="float" office:value="136" calcext:value-type="float">
            <text:p>136</text:p>
          </table:table-cell>
          <table:table-cell table:formula="of:=[.B1483]" office:value-type="float" office:value="6" calcext:value-type="float">
            <text:p>6</text:p>
          </table:table-cell>
          <table:table-cell office:value-type="float" office:value="170.88555904" calcext:value-type="float">
            <text:p>170.88555904</text:p>
          </table:table-cell>
          <table:table-cell office:value-type="float" office:value="158.6305248" calcext:value-type="float">
            <text:p>158.6305248</text:p>
          </table:table-cell>
          <table:table-cell office:value-type="float" office:value="173" calcext:value-type="float">
            <text:p>17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484]+1" office:value-type="float" office:value="136" calcext:value-type="float">
            <text:p>136</text:p>
          </table:table-cell>
          <table:table-cell table:formula="of:=[.B1484]" office:value-type="float" office:value="7" calcext:value-type="float">
            <text:p>7</text:p>
          </table:table-cell>
          <table:table-cell office:value-type="float" office:value="153.37698176" calcext:value-type="float">
            <text:p>153.37698176</text:p>
          </table:table-cell>
          <table:table-cell office:value-type="float" office:value="171.3384" calcext:value-type="float">
            <text:p>171.3384</text:p>
          </table:table-cell>
          <table:table-cell office:value-type="float" office:value="151" calcext:value-type="float">
            <text:p>15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485]+1" office:value-type="float" office:value="136" calcext:value-type="float">
            <text:p>136</text:p>
          </table:table-cell>
          <table:table-cell table:formula="of:=[.B1485]" office:value-type="float" office:value="8" calcext:value-type="float">
            <text:p>8</text:p>
          </table:table-cell>
          <table:table-cell office:value-type="float" office:value="144.78610176" calcext:value-type="float">
            <text:p>144.78610176</text:p>
          </table:table-cell>
          <table:table-cell office:value-type="float" office:value="171.15079296" calcext:value-type="float">
            <text:p>171.15079296</text:p>
          </table:table-cell>
          <table:table-cell office:value-type="float" office:value="142" calcext:value-type="float">
            <text:p>14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486]+1" office:value-type="float" office:value="136" calcext:value-type="float">
            <text:p>136</text:p>
          </table:table-cell>
          <table:table-cell table:formula="of:=[.B1486]" office:value-type="float" office:value="9" calcext:value-type="float">
            <text:p>9</text:p>
          </table:table-cell>
          <table:table-cell office:value-type="float" office:value="127.2717764352" calcext:value-type="float">
            <text:p>127.2717764352</text:p>
          </table:table-cell>
          <table:table-cell office:value-type="float" office:value="158.6605632" calcext:value-type="float">
            <text:p>158.6605632</text:p>
          </table:table-cell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487]+1" office:value-type="float" office:value="136" calcext:value-type="float">
            <text:p>136</text:p>
          </table:table-cell>
          <table:table-cell table:formula="of:=[.B1487]" office:value-type="float" office:value="10" calcext:value-type="float">
            <text:p>10</text:p>
          </table:table-cell>
          <table:table-cell office:value-type="float" office:value="115.12714624" calcext:value-type="float">
            <text:p>115.12714624</text:p>
          </table:table-cell>
          <table:table-cell office:value-type="float" office:value="21.927504" calcext:value-type="float">
            <text:p>21.927504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488]+1" office:value-type="float" office:value="136" calcext:value-type="float">
            <text:p>136</text:p>
          </table:table-cell>
          <table:table-cell table:formula="of:=[.B1488]" office:value-type="float" office:value="11" calcext:value-type="float">
            <text:p>11</text:p>
          </table:table-cell>
          <table:table-cell office:value-type="float" office:value="144.70943104" calcext:value-type="float">
            <text:p>144.70943104</text:p>
          </table:table-cell>
          <table:table-cell office:value-type="float" office:value="23.8153248" calcext:value-type="float">
            <text:p>23.8153248</text:p>
          </table:table-cell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489]+1" office:value-type="float" office:value="137" calcext:value-type="float">
            <text:p>137</text:p>
          </table:table-cell>
          <table:table-cell table:formula="of:=[.B1489]" office:value-type="float" office:value="1" calcext:value-type="float">
            <text:p>1</text:p>
          </table:table-cell>
          <table:table-cell office:value-type="float" office:value="121.19486528" calcext:value-type="float">
            <text:p>121.19486528</text:p>
          </table:table-cell>
          <table:table-cell office:value-type="float" office:value="26.595024" calcext:value-type="float">
            <text:p>26.595024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490]+1" office:value-type="float" office:value="137" calcext:value-type="float">
            <text:p>137</text:p>
          </table:table-cell>
          <table:table-cell table:formula="of:=[.B1490]" office:value-type="float" office:value="2" calcext:value-type="float">
            <text:p>2</text:p>
          </table:table-cell>
          <table:table-cell office:value-type="float" office:value="129.517809152" calcext:value-type="float">
            <text:p>129.517809152</text:p>
          </table:table-cell>
          <table:table-cell office:value-type="float" office:value="15.59016576" calcext:value-type="float">
            <text:p>15.59016576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491]+1" office:value-type="float" office:value="137" calcext:value-type="float">
            <text:p>137</text:p>
          </table:table-cell>
          <table:table-cell table:formula="of:=[.B1491]" office:value-type="float" office:value="3" calcext:value-type="float">
            <text:p>3</text:p>
          </table:table-cell>
          <table:table-cell office:value-type="float" office:value="112.919878912" calcext:value-type="float">
            <text:p>112.919878912</text:p>
          </table:table-cell>
          <table:table-cell office:value-type="float" office:value="15.3345168" calcext:value-type="float">
            <text:p>15.3345168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492]+1" office:value-type="float" office:value="137" calcext:value-type="float">
            <text:p>137</text:p>
          </table:table-cell>
          <table:table-cell table:formula="of:=[.B1492]" office:value-type="float" office:value="4" calcext:value-type="float">
            <text:p>4</text:p>
          </table:table-cell>
          <table:table-cell office:value-type="float" office:value="129.70925856" calcext:value-type="float">
            <text:p>129.70925856</text:p>
          </table:table-cell>
          <table:table-cell office:value-type="float" office:value="21.28753248" calcext:value-type="float">
            <text:p>21.28753248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493]+1" office:value-type="float" office:value="137" calcext:value-type="float">
            <text:p>137</text:p>
          </table:table-cell>
          <table:table-cell table:formula="of:=[.B1493]" office:value-type="float" office:value="5" calcext:value-type="float">
            <text:p>5</text:p>
          </table:table-cell>
          <table:table-cell office:value-type="float" office:value="155.49790208" calcext:value-type="float">
            <text:p>155.49790208</text:p>
          </table:table-cell>
          <table:table-cell office:value-type="float" office:value="19.051152" calcext:value-type="float">
            <text:p>19.051152</text:p>
          </table:table-cell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494]+1" office:value-type="float" office:value="137" calcext:value-type="float">
            <text:p>137</text:p>
          </table:table-cell>
          <table:table-cell table:formula="of:=[.B1494]" office:value-type="float" office:value="6" calcext:value-type="float">
            <text:p>6</text:p>
          </table:table-cell>
          <table:table-cell office:value-type="float" office:value="141.287755008" calcext:value-type="float">
            <text:p>141.287755008</text:p>
          </table:table-cell>
          <table:table-cell office:value-type="float" office:value="156.1333248" calcext:value-type="float">
            <text:p>156.1333248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495]+1" office:value-type="float" office:value="137" calcext:value-type="float">
            <text:p>137</text:p>
          </table:table-cell>
          <table:table-cell table:formula="of:=[.B1495]" office:value-type="float" office:value="7" calcext:value-type="float">
            <text:p>7</text:p>
          </table:table-cell>
          <table:table-cell office:value-type="float" office:value="123.523706496" calcext:value-type="float">
            <text:p>123.523706496</text:p>
          </table:table-cell>
          <table:table-cell office:value-type="float" office:value="169.1767968" calcext:value-type="float">
            <text:p>169.1767968</text:p>
          </table:table-cell>
          <table:table-cell office:value-type="float" office:value="124" calcext:value-type="float">
            <text:p>12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496]+1" office:value-type="float" office:value="137" calcext:value-type="float">
            <text:p>137</text:p>
          </table:table-cell>
          <table:table-cell table:formula="of:=[.B1496]" office:value-type="float" office:value="8" calcext:value-type="float">
            <text:p>8</text:p>
          </table:table-cell>
          <table:table-cell office:value-type="float" office:value="114.87561984" calcext:value-type="float">
            <text:p>114.87561984</text:p>
          </table:table-cell>
          <table:table-cell office:value-type="float" office:value="169.3193952" calcext:value-type="float">
            <text:p>169.3193952</text:p>
          </table:table-cell>
          <table:table-cell office:value-type="float" office:value="113" calcext:value-type="float">
            <text:p>1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497]+1" office:value-type="float" office:value="137" calcext:value-type="float">
            <text:p>137</text:p>
          </table:table-cell>
          <table:table-cell table:formula="of:=[.B1497]" office:value-type="float" office:value="9" calcext:value-type="float">
            <text:p>9</text:p>
          </table:table-cell>
          <table:table-cell office:value-type="float" office:value="96.89707776" calcext:value-type="float">
            <text:p>96.89707776</text:p>
          </table:table-cell>
          <table:table-cell office:value-type="float" office:value="156.4318272" calcext:value-type="float">
            <text:p>156.4318272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498]+1" office:value-type="float" office:value="137" calcext:value-type="float">
            <text:p>137</text:p>
          </table:table-cell>
          <table:table-cell table:formula="of:=[.B1498]" office:value-type="float" office:value="10" calcext:value-type="float">
            <text:p>10</text:p>
          </table:table-cell>
          <table:table-cell office:value-type="float" office:value="82.77985792" calcext:value-type="float">
            <text:p>82.77985792</text:p>
          </table:table-cell>
          <table:table-cell office:value-type="float" office:value="19.288272" calcext:value-type="float">
            <text:p>19.288272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499]+1" office:value-type="float" office:value="137" calcext:value-type="float">
            <text:p>137</text:p>
          </table:table-cell>
          <table:table-cell table:formula="of:=[.B1499]" office:value-type="float" office:value="11" calcext:value-type="float">
            <text:p>11</text:p>
          </table:table-cell>
          <table:table-cell office:value-type="float" office:value="112.54908672" calcext:value-type="float">
            <text:p>112.54908672</text:p>
          </table:table-cell>
          <table:table-cell office:value-type="float" office:value="21.76647936" calcext:value-type="float">
            <text:p>21.76647936</text:p>
          </table:table-cell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500]+1" office:value-type="float" office:value="138" calcext:value-type="float">
            <text:p>138</text:p>
          </table:table-cell>
          <table:table-cell table:formula="of:=[.B1500]" office:value-type="float" office:value="1" calcext:value-type="float">
            <text:p>1</text:p>
          </table:table-cell>
          <table:table-cell office:value-type="float" office:value="142.37113856" calcext:value-type="float">
            <text:p>142.37113856</text:p>
          </table:table-cell>
          <table:table-cell office:value-type="float" office:value="43.1573856" calcext:value-type="float">
            <text:p>43.1573856</text:p>
          </table:table-cell>
          <table:table-cell office:value-type="float" office:value="143" calcext:value-type="float">
            <text:p>1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501]+1" office:value-type="float" office:value="138" calcext:value-type="float">
            <text:p>138</text:p>
          </table:table-cell>
          <table:table-cell table:formula="of:=[.B1501]" office:value-type="float" office:value="2" calcext:value-type="float">
            <text:p>2</text:p>
          </table:table-cell>
          <table:table-cell office:value-type="float" office:value="151.17187072" calcext:value-type="float">
            <text:p>151.17187072</text:p>
          </table:table-cell>
          <table:table-cell office:value-type="float" office:value="32.5730976" calcext:value-type="float">
            <text:p>32.5730976</text:p>
          </table:table-cell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502]+1" office:value-type="float" office:value="138" calcext:value-type="float">
            <text:p>138</text:p>
          </table:table-cell>
          <table:table-cell table:formula="of:=[.B1502]" office:value-type="float" office:value="3" calcext:value-type="float">
            <text:p>3</text:p>
          </table:table-cell>
          <table:table-cell office:value-type="float" office:value="134.900741632" calcext:value-type="float">
            <text:p>134.900741632</text:p>
          </table:table-cell>
          <table:table-cell office:value-type="float" office:value="31.95492" calcext:value-type="float">
            <text:p>31.95492</text:p>
          </table:table-cell>
          <table:table-cell office:value-type="float" office:value="136" calcext:value-type="float">
            <text:p>1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503]+1" office:value-type="float" office:value="138" calcext:value-type="float">
            <text:p>138</text:p>
          </table:table-cell>
          <table:table-cell table:formula="of:=[.B1503]" office:value-type="float" office:value="4" calcext:value-type="float">
            <text:p>4</text:p>
          </table:table-cell>
          <table:table-cell office:value-type="float" office:value="150.65181696" calcext:value-type="float">
            <text:p>150.65181696</text:p>
          </table:table-cell>
          <table:table-cell office:value-type="float" office:value="38.46490848" calcext:value-type="float">
            <text:p>38.46490848</text:p>
          </table:table-cell>
          <table:table-cell office:value-type="float" office:value="152" calcext:value-type="float">
            <text:p>1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1504]+1" office:value-type="float" office:value="138" calcext:value-type="float">
            <text:p>138</text:p>
          </table:table-cell>
          <table:table-cell table:formula="of:=[.B1504]" office:value-type="float" office:value="5" calcext:value-type="float">
            <text:p>5</text:p>
          </table:table-cell>
          <table:table-cell office:value-type="float" office:value="175.9996992" calcext:value-type="float">
            <text:p>175.9996992</text:p>
          </table:table-cell>
          <table:table-cell office:value-type="float" office:value="37.0372224" calcext:value-type="float">
            <text:p>37.0372224</text:p>
          </table:table-cell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505]+1" office:value-type="float" office:value="138" calcext:value-type="float">
            <text:p>138</text:p>
          </table:table-cell>
          <table:table-cell table:formula="of:=[.B1505]" office:value-type="float" office:value="6" calcext:value-type="float">
            <text:p>6</text:p>
          </table:table-cell>
          <table:table-cell office:value-type="float" office:value="158.16454912" calcext:value-type="float">
            <text:p>158.16454912</text:p>
          </table:table-cell>
          <table:table-cell office:value-type="float" office:value="167.0606976" calcext:value-type="float">
            <text:p>167.0606976</text:p>
          </table:table-cell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506]+1" office:value-type="float" office:value="138" calcext:value-type="float">
            <text:p>138</text:p>
          </table:table-cell>
          <table:table-cell table:formula="of:=[.B1506]" office:value-type="float" office:value="7" calcext:value-type="float">
            <text:p>7</text:p>
          </table:table-cell>
          <table:table-cell office:value-type="float" office:value="140.16275328" calcext:value-type="float">
            <text:p>140.16275328</text:p>
          </table:table-cell>
          <table:table-cell office:value-type="float" office:value="180.60526656" calcext:value-type="float">
            <text:p>180.60526656</text:p>
          </table:table-cell>
          <table:table-cell office:value-type="float" office:value="138" calcext:value-type="float">
            <text:p>13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1507]+1" office:value-type="float" office:value="138" calcext:value-type="float">
            <text:p>138</text:p>
          </table:table-cell>
          <table:table-cell table:formula="of:=[.B1507]" office:value-type="float" office:value="8" calcext:value-type="float">
            <text:p>8</text:p>
          </table:table-cell>
          <table:table-cell office:value-type="float" office:value="131.90921984" calcext:value-type="float">
            <text:p>131.90921984</text:p>
          </table:table-cell>
          <table:table-cell office:value-type="float" office:value="180.8865984" calcext:value-type="float">
            <text:p>180.8865984</text:p>
          </table:table-cell>
          <table:table-cell office:value-type="float" office:value="129" calcext:value-type="float">
            <text:p>12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1508]+1" office:value-type="float" office:value="138" calcext:value-type="float">
            <text:p>138</text:p>
          </table:table-cell>
          <table:table-cell table:formula="of:=[.B1508]" office:value-type="float" office:value="9" calcext:value-type="float">
            <text:p>9</text:p>
          </table:table-cell>
          <table:table-cell office:value-type="float" office:value="115.6780672" calcext:value-type="float">
            <text:p>115.6780672</text:p>
          </table:table-cell>
          <table:table-cell office:value-type="float" office:value="167.96318976" calcext:value-type="float">
            <text:p>167.96318976</text:p>
          </table:table-cell>
          <table:table-cell office:value-type="float" office:value="112" calcext:value-type="float">
            <text:p>11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509]+1" office:value-type="float" office:value="138" calcext:value-type="float">
            <text:p>138</text:p>
          </table:table-cell>
          <table:table-cell table:formula="of:=[.B1509]" office:value-type="float" office:value="10" calcext:value-type="float">
            <text:p>10</text:p>
          </table:table-cell>
          <table:table-cell office:value-type="float" office:value="105.44710016" calcext:value-type="float">
            <text:p>105.44710016</text:p>
          </table:table-cell>
          <table:table-cell office:value-type="float" office:value="35.14628832" calcext:value-type="float">
            <text:p>35.14628832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510]+1" office:value-type="float" office:value="138" calcext:value-type="float">
            <text:p>138</text:p>
          </table:table-cell>
          <table:table-cell table:formula="of:=[.B1510]" office:value-type="float" office:value="11" calcext:value-type="float">
            <text:p>11</text:p>
          </table:table-cell>
          <table:table-cell office:value-type="float" office:value="134.780562816" calcext:value-type="float">
            <text:p>134.780562816</text:p>
          </table:table-cell>
          <table:table-cell office:value-type="float" office:value="37.81759104" calcext:value-type="float">
            <text:p>37.81759104</text:p>
          </table:table-cell>
          <table:table-cell office:value-type="float" office:value="134" calcext:value-type="float">
            <text:p>1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511]+1" office:value-type="float" office:value="139" calcext:value-type="float">
            <text:p>139</text:p>
          </table:table-cell>
          <table:table-cell table:formula="of:=[.B1511]" office:value-type="float" office:value="1" calcext:value-type="float">
            <text:p>1</text:p>
          </table:table-cell>
          <table:table-cell office:value-type="float" office:value="130.927416832" calcext:value-type="float">
            <text:p>130.927416832</text:p>
          </table:table-cell>
          <table:table-cell office:value-type="float" office:value="39.5623488" calcext:value-type="float">
            <text:p>39.5623488</text:p>
          </table:table-cell>
          <table:table-cell office:value-type="float" office:value="131" calcext:value-type="float">
            <text:p>1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512]+1" office:value-type="float" office:value="139" calcext:value-type="float">
            <text:p>139</text:p>
          </table:table-cell>
          <table:table-cell table:formula="of:=[.B1512]" office:value-type="float" office:value="2" calcext:value-type="float">
            <text:p>2</text:p>
          </table:table-cell>
          <table:table-cell office:value-type="float" office:value="138.962111488" calcext:value-type="float">
            <text:p>138.962111488</text:p>
          </table:table-cell>
          <table:table-cell office:value-type="float" office:value="28.4121552" calcext:value-type="float">
            <text:p>28.4121552</text:p>
          </table:table-cell>
          <table:table-cell office:value-type="float" office:value="138" calcext:value-type="float">
            <text:p>1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513]+1" office:value-type="float" office:value="139" calcext:value-type="float">
            <text:p>139</text:p>
          </table:table-cell>
          <table:table-cell table:formula="of:=[.B1513]" office:value-type="float" office:value="3" calcext:value-type="float">
            <text:p>3</text:p>
          </table:table-cell>
          <table:table-cell office:value-type="float" office:value="122.66180416" calcext:value-type="float">
            <text:p>122.66180416</text:p>
          </table:table-cell>
          <table:table-cell office:value-type="float" office:value="28.9238784" calcext:value-type="float">
            <text:p>28.9238784</text:p>
          </table:table-cell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514]+1" office:value-type="float" office:value="139" calcext:value-type="float">
            <text:p>139</text:p>
          </table:table-cell>
          <table:table-cell table:formula="of:=[.B1514]" office:value-type="float" office:value="4" calcext:value-type="float">
            <text:p>4</text:p>
          </table:table-cell>
          <table:table-cell office:value-type="float" office:value="139.36802304" calcext:value-type="float">
            <text:p>139.36802304</text:p>
          </table:table-cell>
          <table:table-cell office:value-type="float" office:value="34.1112192" calcext:value-type="float">
            <text:p>34.1112192</text:p>
          </table:table-cell>
          <table:table-cell office:value-type="float" office:value="140" calcext:value-type="float">
            <text:p>1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515]+1" office:value-type="float" office:value="139" calcext:value-type="float">
            <text:p>139</text:p>
          </table:table-cell>
          <table:table-cell table:formula="of:=[.B1515]" office:value-type="float" office:value="5" calcext:value-type="float">
            <text:p>5</text:p>
          </table:table-cell>
          <table:table-cell office:value-type="float" office:value="165.82637056" calcext:value-type="float">
            <text:p>165.82637056</text:p>
          </table:table-cell>
          <table:table-cell office:value-type="float" office:value="31.85624352" calcext:value-type="float">
            <text:p>31.85624352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516]+1" office:value-type="float" office:value="139" calcext:value-type="float">
            <text:p>139</text:p>
          </table:table-cell>
          <table:table-cell table:formula="of:=[.B1516]" office:value-type="float" office:value="6" calcext:value-type="float">
            <text:p>6</text:p>
          </table:table-cell>
          <table:table-cell office:value-type="float" office:value="149.68978944" calcext:value-type="float">
            <text:p>149.68978944</text:p>
          </table:table-cell>
          <table:table-cell office:value-type="float" office:value="168.1976928" calcext:value-type="float">
            <text:p>168.1976928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517]+1" office:value-type="float" office:value="139" calcext:value-type="float">
            <text:p>139</text:p>
          </table:table-cell>
          <table:table-cell table:formula="of:=[.B1517]" office:value-type="float" office:value="7" calcext:value-type="float">
            <text:p>7</text:p>
          </table:table-cell>
          <table:table-cell office:value-type="float" office:value="131.687381248" calcext:value-type="float">
            <text:p>131.687381248</text:p>
          </table:table-cell>
          <table:table-cell office:value-type="float" office:value="181.1591136" calcext:value-type="float">
            <text:p>181.1591136</text:p>
          </table:table-cell>
          <table:table-cell office:value-type="float" office:value="129" calcext:value-type="float">
            <text:p>12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1518]+1" office:value-type="float" office:value="139" calcext:value-type="float">
            <text:p>139</text:p>
          </table:table-cell>
          <table:table-cell table:formula="of:=[.B1518]" office:value-type="float" office:value="8" calcext:value-type="float">
            <text:p>8</text:p>
          </table:table-cell>
          <table:table-cell office:value-type="float" office:value="123.93664832" calcext:value-type="float">
            <text:p>123.93664832</text:p>
          </table:table-cell>
          <table:table-cell office:value-type="float" office:value="181.8243312" calcext:value-type="float">
            <text:p>181.8243312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1519]+1" office:value-type="float" office:value="139" calcext:value-type="float">
            <text:p>139</text:p>
          </table:table-cell>
          <table:table-cell table:formula="of:=[.B1519]" office:value-type="float" office:value="9" calcext:value-type="float">
            <text:p>9</text:p>
          </table:table-cell>
          <table:table-cell office:value-type="float" office:value="105.25136128" calcext:value-type="float">
            <text:p>105.25136128</text:p>
          </table:table-cell>
          <table:table-cell office:value-type="float" office:value="168.201792" calcext:value-type="float">
            <text:p>168.201792</text:p>
          </table:table-cell>
          <table:table-cell office:value-type="float" office:value="103" calcext:value-type="float">
            <text:p>10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520]+1" office:value-type="float" office:value="139" calcext:value-type="float">
            <text:p>139</text:p>
          </table:table-cell>
          <table:table-cell table:formula="of:=[.B1520]" office:value-type="float" office:value="10" calcext:value-type="float">
            <text:p>10</text:p>
          </table:table-cell>
          <table:table-cell office:value-type="float" office:value="92.3853056" calcext:value-type="float">
            <text:p>92.3853056</text:p>
          </table:table-cell>
          <table:table-cell office:value-type="float" office:value="31.48817856" calcext:value-type="float">
            <text:p>31.48817856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521]+1" office:value-type="float" office:value="139" calcext:value-type="float">
            <text:p>139</text:p>
          </table:table-cell>
          <table:table-cell table:formula="of:=[.B1521]" office:value-type="float" office:value="11" calcext:value-type="float">
            <text:p>11</text:p>
          </table:table-cell>
          <table:table-cell office:value-type="float" office:value="122.488249344" calcext:value-type="float">
            <text:p>122.488249344</text:p>
          </table:table-cell>
          <table:table-cell office:value-type="float" office:value="33.7622976" calcext:value-type="float">
            <text:p>33.7622976</text:p>
          </table:table-cell>
          <table:table-cell office:value-type="float" office:value="121" calcext:value-type="float">
            <text:p>1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522]+1" office:value-type="float" office:value="140" calcext:value-type="float">
            <text:p>140</text:p>
          </table:table-cell>
          <table:table-cell table:formula="of:=[.B1522]" office:value-type="float" office:value="1" calcext:value-type="float">
            <text:p>1</text:p>
          </table:table-cell>
          <table:table-cell office:value-type="float" office:value="140.788174592" calcext:value-type="float">
            <text:p>140.788174592</text:p>
          </table:table-cell>
          <table:table-cell office:value-type="float" office:value="29.80650912" calcext:value-type="float">
            <text:p>29.80650912</text:p>
          </table:table-cell>
          <table:table-cell office:value-type="float" office:value="141" calcext:value-type="float">
            <text:p>1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523]+1" office:value-type="float" office:value="140" calcext:value-type="float">
            <text:p>140</text:p>
          </table:table-cell>
          <table:table-cell table:formula="of:=[.B1523]" office:value-type="float" office:value="2" calcext:value-type="float">
            <text:p>2</text:p>
          </table:table-cell>
          <table:table-cell office:value-type="float" office:value="148.39916032" calcext:value-type="float">
            <text:p>148.39916032</text:p>
          </table:table-cell>
          <table:table-cell office:value-type="float" office:value="18.3253824" calcext:value-type="float">
            <text:p>18.3253824</text:p>
          </table:table-cell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524]+1" office:value-type="float" office:value="140" calcext:value-type="float">
            <text:p>140</text:p>
          </table:table-cell>
          <table:table-cell table:formula="of:=[.B1524]" office:value-type="float" office:value="3" calcext:value-type="float">
            <text:p>3</text:p>
          </table:table-cell>
          <table:table-cell office:value-type="float" office:value="131.7653376" calcext:value-type="float">
            <text:p>131.7653376</text:p>
          </table:table-cell>
          <table:table-cell office:value-type="float" office:value="18.6169056" calcext:value-type="float">
            <text:p>18.6169056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525]+1" office:value-type="float" office:value="140" calcext:value-type="float">
            <text:p>140</text:p>
          </table:table-cell>
          <table:table-cell table:formula="of:=[.B1525]" office:value-type="float" office:value="4" calcext:value-type="float">
            <text:p>4</text:p>
          </table:table-cell>
          <table:table-cell office:value-type="float" office:value="149.04376192" calcext:value-type="float">
            <text:p>149.04376192</text:p>
          </table:table-cell>
          <table:table-cell office:value-type="float" office:value="24.35035488" calcext:value-type="float">
            <text:p>24.35035488</text:p>
          </table:table-cell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526]+1" office:value-type="float" office:value="140" calcext:value-type="float">
            <text:p>140</text:p>
          </table:table-cell>
          <table:table-cell table:formula="of:=[.B1526]" office:value-type="float" office:value="5" calcext:value-type="float">
            <text:p>5</text:p>
          </table:table-cell>
          <table:table-cell office:value-type="float" office:value="175.7729344" calcext:value-type="float">
            <text:p>175.7729344</text:p>
          </table:table-cell>
          <table:table-cell office:value-type="float" office:value="22.19813376" calcext:value-type="float">
            <text:p>22.19813376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527]+1" office:value-type="float" office:value="140" calcext:value-type="float">
            <text:p>140</text:p>
          </table:table-cell>
          <table:table-cell table:formula="of:=[.B1527]" office:value-type="float" office:value="6" calcext:value-type="float">
            <text:p>6</text:p>
          </table:table-cell>
          <table:table-cell office:value-type="float" office:value="161.73129216" calcext:value-type="float">
            <text:p>161.73129216</text:p>
          </table:table-cell>
          <table:table-cell office:value-type="float" office:value="161.36668416" calcext:value-type="float">
            <text:p>161.36668416</text:p>
          </table:table-cell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528]+1" office:value-type="float" office:value="140" calcext:value-type="float">
            <text:p>140</text:p>
          </table:table-cell>
          <table:table-cell table:formula="of:=[.B1528]" office:value-type="float" office:value="7" calcext:value-type="float">
            <text:p>7</text:p>
          </table:table-cell>
          <table:table-cell office:value-type="float" office:value="143.79618176" calcext:value-type="float">
            <text:p>143.79618176</text:p>
          </table:table-cell>
          <table:table-cell office:value-type="float" office:value="175.39981824" calcext:value-type="float">
            <text:p>175.39981824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529]+1" office:value-type="float" office:value="140" calcext:value-type="float">
            <text:p>140</text:p>
          </table:table-cell>
          <table:table-cell table:formula="of:=[.B1529]" office:value-type="float" office:value="8" calcext:value-type="float">
            <text:p>8</text:p>
          </table:table-cell>
          <table:table-cell office:value-type="float" office:value="136.94819264" calcext:value-type="float">
            <text:p>136.94819264</text:p>
          </table:table-cell>
          <table:table-cell office:value-type="float" office:value="175.3901664" calcext:value-type="float">
            <text:p>175.3901664</text:p>
          </table:table-cell>
          <table:table-cell office:value-type="float" office:value="138" calcext:value-type="float">
            <text:p>13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530]+1" office:value-type="float" office:value="140" calcext:value-type="float">
            <text:p>140</text:p>
          </table:table-cell>
          <table:table-cell table:formula="of:=[.B1530]" office:value-type="float" office:value="9" calcext:value-type="float">
            <text:p>9</text:p>
          </table:table-cell>
          <table:table-cell office:value-type="float" office:value="118.33328" calcext:value-type="float">
            <text:p>118.33328</text:p>
          </table:table-cell>
          <table:table-cell office:value-type="float" office:value="162.89012736" calcext:value-type="float">
            <text:p>162.89012736</text:p>
          </table:table-cell>
          <table:table-cell office:value-type="float" office:value="122" calcext:value-type="float">
            <text:p>12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531]+1" office:value-type="float" office:value="140" calcext:value-type="float">
            <text:p>140</text:p>
          </table:table-cell>
          <table:table-cell table:formula="of:=[.B1531]" office:value-type="float" office:value="10" calcext:value-type="float">
            <text:p>10</text:p>
          </table:table-cell>
          <table:table-cell office:value-type="float" office:value="100.70970496" calcext:value-type="float">
            <text:p>100.70970496</text:p>
          </table:table-cell>
          <table:table-cell office:value-type="float" office:value="23.6047104" calcext:value-type="float">
            <text:p>23.6047104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532]+1" office:value-type="float" office:value="140" calcext:value-type="float">
            <text:p>140</text:p>
          </table:table-cell>
          <table:table-cell table:formula="of:=[.B1532]" office:value-type="float" office:value="11" calcext:value-type="float">
            <text:p>11</text:p>
          </table:table-cell>
          <table:table-cell office:value-type="float" office:value="131.156087424" calcext:value-type="float">
            <text:p>131.156087424</text:p>
          </table:table-cell>
          <table:table-cell office:value-type="float" office:value="25.19753856" calcext:value-type="float">
            <text:p>25.19753856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533]+1" office:value-type="float" office:value="141" calcext:value-type="float">
            <text:p>141</text:p>
          </table:table-cell>
          <table:table-cell table:formula="of:=[.B1533]" office:value-type="float" office:value="1" calcext:value-type="float">
            <text:p>1</text:p>
          </table:table-cell>
          <table:table-cell office:value-type="float" office:value="150.93438336" calcext:value-type="float">
            <text:p>150.93438336</text:p>
          </table:table-cell>
          <table:table-cell office:value-type="float" office:value="29.71060224" calcext:value-type="float">
            <text:p>29.71060224</text:p>
          </table:table-cell>
          <table:table-cell office:value-type="float" office:value="152" calcext:value-type="float">
            <text:p>1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534]+1" office:value-type="float" office:value="141" calcext:value-type="float">
            <text:p>141</text:p>
          </table:table-cell>
          <table:table-cell table:formula="of:=[.B1534]" office:value-type="float" office:value="2" calcext:value-type="float">
            <text:p>2</text:p>
          </table:table-cell>
          <table:table-cell office:value-type="float" office:value="158.39926912" calcext:value-type="float">
            <text:p>158.39926912</text:p>
          </table:table-cell>
          <table:table-cell office:value-type="float" office:value="17.2815744" calcext:value-type="float">
            <text:p>17.2815744</text:p>
          </table:table-cell>
          <table:table-cell office:value-type="float" office:value="159" calcext:value-type="float">
            <text:p>1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535]+1" office:value-type="float" office:value="141" calcext:value-type="float">
            <text:p>141</text:p>
          </table:table-cell>
          <table:table-cell table:formula="of:=[.B1535]" office:value-type="float" office:value="3" calcext:value-type="float">
            <text:p>3</text:p>
          </table:table-cell>
          <table:table-cell office:value-type="float" office:value="142.35952256" calcext:value-type="float">
            <text:p>142.35952256</text:p>
          </table:table-cell>
          <table:table-cell office:value-type="float" office:value="18.62352" calcext:value-type="float">
            <text:p>18.62352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536]+1" office:value-type="float" office:value="141" calcext:value-type="float">
            <text:p>141</text:p>
          </table:table-cell>
          <table:table-cell table:formula="of:=[.B1536]" office:value-type="float" office:value="4" calcext:value-type="float">
            <text:p>4</text:p>
          </table:table-cell>
          <table:table-cell office:value-type="float" office:value="159.47293056" calcext:value-type="float">
            <text:p>159.47293056</text:p>
          </table:table-cell>
          <table:table-cell office:value-type="float" office:value="23.58253056" calcext:value-type="float">
            <text:p>23.58253056</text:p>
          </table:table-cell>
          <table:table-cell office:value-type="float" office:value="160" calcext:value-type="float">
            <text:p>1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537]+1" office:value-type="float" office:value="141" calcext:value-type="float">
            <text:p>141</text:p>
          </table:table-cell>
          <table:table-cell table:formula="of:=[.B1537]" office:value-type="float" office:value="5" calcext:value-type="float">
            <text:p>5</text:p>
          </table:table-cell>
          <table:table-cell office:value-type="float" office:value="185.58752" calcext:value-type="float">
            <text:p>185.58752</text:p>
          </table:table-cell>
          <table:table-cell office:value-type="float" office:value="20.49828" calcext:value-type="float">
            <text:p>20.49828</text:p>
          </table:table-cell>
          <table:table-cell office:value-type="float" office:value="186" calcext:value-type="float">
            <text:p>1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538]+1" office:value-type="float" office:value="141" calcext:value-type="float">
            <text:p>141</text:p>
          </table:table-cell>
          <table:table-cell table:formula="of:=[.B1538]" office:value-type="float" office:value="6" calcext:value-type="float">
            <text:p>6</text:p>
          </table:table-cell>
          <table:table-cell office:value-type="float" office:value="172.6484352" calcext:value-type="float">
            <text:p>172.6484352</text:p>
          </table:table-cell>
          <table:table-cell office:value-type="float" office:value="159.1809312" calcext:value-type="float">
            <text:p>159.1809312</text:p>
          </table:table-cell>
          <table:table-cell office:value-type="float" office:value="178" calcext:value-type="float">
            <text:p>17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539]+1" office:value-type="float" office:value="141" calcext:value-type="float">
            <text:p>141</text:p>
          </table:table-cell>
          <table:table-cell table:formula="of:=[.B1539]" office:value-type="float" office:value="7" calcext:value-type="float">
            <text:p>7</text:p>
          </table:table-cell>
          <table:table-cell office:value-type="float" office:value="155.3323008" calcext:value-type="float">
            <text:p>155.3323008</text:p>
          </table:table-cell>
          <table:table-cell office:value-type="float" office:value="171.88758048" calcext:value-type="float">
            <text:p>171.88758048</text:p>
          </table:table-cell>
          <table:table-cell office:value-type="float" office:value="161" calcext:value-type="float">
            <text:p>16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540]+1" office:value-type="float" office:value="141" calcext:value-type="float">
            <text:p>141</text:p>
          </table:table-cell>
          <table:table-cell table:formula="of:=[.B1540]" office:value-type="float" office:value="8" calcext:value-type="float">
            <text:p>8</text:p>
          </table:table-cell>
          <table:table-cell office:value-type="float" office:value="148.323936" calcext:value-type="float">
            <text:p>148.323936</text:p>
          </table:table-cell>
          <table:table-cell office:value-type="float" office:value="172.347552" calcext:value-type="float">
            <text:p>172.347552</text:p>
          </table:table-cell>
          <table:table-cell office:value-type="float" office:value="155" calcext:value-type="float">
            <text:p>15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541]+1" office:value-type="float" office:value="141" calcext:value-type="float">
            <text:p>141</text:p>
          </table:table-cell>
          <table:table-cell table:formula="of:=[.B1541]" office:value-type="float" office:value="9" calcext:value-type="float">
            <text:p>9</text:p>
          </table:table-cell>
          <table:table-cell office:value-type="float" office:value="128.600672256" calcext:value-type="float">
            <text:p>128.600672256</text:p>
          </table:table-cell>
          <table:table-cell office:value-type="float" office:value="159.37530912" calcext:value-type="float">
            <text:p>159.37530912</text:p>
          </table:table-cell>
          <table:table-cell office:value-type="float" office:value="135" calcext:value-type="float">
            <text:p>13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542]+1" office:value-type="float" office:value="141" calcext:value-type="float">
            <text:p>141</text:p>
          </table:table-cell>
          <table:table-cell table:formula="of:=[.B1542]" office:value-type="float" office:value="10" calcext:value-type="float">
            <text:p>10</text:p>
          </table:table-cell>
          <table:table-cell office:value-type="float" office:value="112.34745216" calcext:value-type="float">
            <text:p>112.34745216</text:p>
          </table:table-cell>
          <table:table-cell office:value-type="float" office:value="22.9287264" calcext:value-type="float">
            <text:p>22.9287264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543]+1" office:value-type="float" office:value="141" calcext:value-type="float">
            <text:p>141</text:p>
          </table:table-cell>
          <table:table-cell table:formula="of:=[.B1543]" office:value-type="float" office:value="11" calcext:value-type="float">
            <text:p>11</text:p>
          </table:table-cell>
          <table:table-cell office:value-type="float" office:value="141.8213056" calcext:value-type="float">
            <text:p>141.8213056</text:p>
          </table:table-cell>
          <table:table-cell office:value-type="float" office:value="24.5534688" calcext:value-type="float">
            <text:p>24.5534688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544]+1" office:value-type="float" office:value="142" calcext:value-type="float">
            <text:p>142</text:p>
          </table:table-cell>
          <table:table-cell table:formula="of:=[.B1544]" office:value-type="float" office:value="1" calcext:value-type="float">
            <text:p>1</text:p>
          </table:table-cell>
          <table:table-cell office:value-type="float" office:value="134.61392128" calcext:value-type="float">
            <text:p>134.61392128</text:p>
          </table:table-cell>
          <table:table-cell office:value-type="float" office:value="28.4943936" calcext:value-type="float">
            <text:p>28.4943936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545]+1" office:value-type="float" office:value="142" calcext:value-type="float">
            <text:p>142</text:p>
          </table:table-cell>
          <table:table-cell table:formula="of:=[.B1545]" office:value-type="float" office:value="2" calcext:value-type="float">
            <text:p>2</text:p>
          </table:table-cell>
          <table:table-cell office:value-type="float" office:value="142.40731776" calcext:value-type="float">
            <text:p>142.40731776</text:p>
          </table:table-cell>
          <table:table-cell office:value-type="float" office:value="18.799632" calcext:value-type="float">
            <text:p>18.799632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546]+1" office:value-type="float" office:value="142" calcext:value-type="float">
            <text:p>142</text:p>
          </table:table-cell>
          <table:table-cell table:formula="of:=[.B1546]" office:value-type="float" office:value="3" calcext:value-type="float">
            <text:p>3</text:p>
          </table:table-cell>
          <table:table-cell office:value-type="float" office:value="125.690654336" calcext:value-type="float">
            <text:p>125.690654336</text:p>
          </table:table-cell>
          <table:table-cell office:value-type="float" office:value="18.674352" calcext:value-type="float">
            <text:p>18.674352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547]+1" office:value-type="float" office:value="142" calcext:value-type="float">
            <text:p>142</text:p>
          </table:table-cell>
          <table:table-cell table:formula="of:=[.B1547]" office:value-type="float" office:value="4" calcext:value-type="float">
            <text:p>4</text:p>
          </table:table-cell>
          <table:table-cell office:value-type="float" office:value="141.72019712" calcext:value-type="float">
            <text:p>141.72019712</text:p>
          </table:table-cell>
          <table:table-cell office:value-type="float" office:value="23.517792" calcext:value-type="float">
            <text:p>23.517792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548]+1" office:value-type="float" office:value="142" calcext:value-type="float">
            <text:p>142</text:p>
          </table:table-cell>
          <table:table-cell table:formula="of:=[.B1548]" office:value-type="float" office:value="5" calcext:value-type="float">
            <text:p>5</text:p>
          </table:table-cell>
          <table:table-cell office:value-type="float" office:value="166.5367424" calcext:value-type="float">
            <text:p>166.5367424</text:p>
          </table:table-cell>
          <table:table-cell office:value-type="float" office:value="21.06690816" calcext:value-type="float">
            <text:p>21.06690816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549]+1" office:value-type="float" office:value="142" calcext:value-type="float">
            <text:p>142</text:p>
          </table:table-cell>
          <table:table-cell table:formula="of:=[.B1549]" office:value-type="float" office:value="6" calcext:value-type="float">
            <text:p>6</text:p>
          </table:table-cell>
          <table:table-cell office:value-type="float" office:value="154.964672" calcext:value-type="float">
            <text:p>154.964672</text:p>
          </table:table-cell>
          <table:table-cell office:value-type="float" office:value="148.98423936" calcext:value-type="float">
            <text:p>148.98423936</text:p>
          </table:table-cell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1550]+1" office:value-type="float" office:value="142" calcext:value-type="float">
            <text:p>142</text:p>
          </table:table-cell>
          <table:table-cell table:formula="of:=[.B1550]" office:value-type="float" office:value="7" calcext:value-type="float">
            <text:p>7</text:p>
          </table:table-cell>
          <table:table-cell office:value-type="float" office:value="138.9325568" calcext:value-type="float">
            <text:p>138.9325568</text:p>
          </table:table-cell>
          <table:table-cell office:value-type="float" office:value="161.52384576" calcext:value-type="float">
            <text:p>161.52384576</text:p>
          </table:table-cell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51]+1" office:value-type="float" office:value="142" calcext:value-type="float">
            <text:p>142</text:p>
          </table:table-cell>
          <table:table-cell table:formula="of:=[.B1551]" office:value-type="float" office:value="8" calcext:value-type="float">
            <text:p>8</text:p>
          </table:table-cell>
          <table:table-cell office:value-type="float" office:value="130.679850624" calcext:value-type="float">
            <text:p>130.679850624</text:p>
          </table:table-cell>
          <table:table-cell office:value-type="float" office:value="160.29249024" calcext:value-type="float">
            <text:p>160.29249024</text:p>
          </table:table-cell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52]+1" office:value-type="float" office:value="142" calcext:value-type="float">
            <text:p>142</text:p>
          </table:table-cell>
          <table:table-cell table:formula="of:=[.B1552]" office:value-type="float" office:value="9" calcext:value-type="float">
            <text:p>9</text:p>
          </table:table-cell>
          <table:table-cell office:value-type="float" office:value="114.59064832" calcext:value-type="float">
            <text:p>114.59064832</text:p>
          </table:table-cell>
          <table:table-cell office:value-type="float" office:value="148.36663008" calcext:value-type="float">
            <text:p>148.36663008</text:p>
          </table:table-cell>
          <table:table-cell office:value-type="float" office:value="109" calcext:value-type="float">
            <text:p>10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1553]+1" office:value-type="float" office:value="142" calcext:value-type="float">
            <text:p>142</text:p>
          </table:table-cell>
          <table:table-cell table:formula="of:=[.B1553]" office:value-type="float" office:value="10" calcext:value-type="float">
            <text:p>10</text:p>
          </table:table-cell>
          <table:table-cell office:value-type="float" office:value="98.9107456" calcext:value-type="float">
            <text:p>98.9107456</text:p>
          </table:table-cell>
          <table:table-cell office:value-type="float" office:value="22.83487104" calcext:value-type="float">
            <text:p>22.83487104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554]+1" office:value-type="float" office:value="142" calcext:value-type="float">
            <text:p>142</text:p>
          </table:table-cell>
          <table:table-cell table:formula="of:=[.B1554]" office:value-type="float" office:value="11" calcext:value-type="float">
            <text:p>11</text:p>
          </table:table-cell>
          <table:table-cell office:value-type="float" office:value="126.362755712" calcext:value-type="float">
            <text:p>126.362755712</text:p>
          </table:table-cell>
          <table:table-cell office:value-type="float" office:value="23.8953216" calcext:value-type="float">
            <text:p>23.895321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555]+1" office:value-type="float" office:value="143" calcext:value-type="float">
            <text:p>143</text:p>
          </table:table-cell>
          <table:table-cell table:formula="of:=[.B1555]" office:value-type="float" office:value="1" calcext:value-type="float">
            <text:p>1</text:p>
          </table:table-cell>
          <table:table-cell office:value-type="float" office:value="158.01880064" calcext:value-type="float">
            <text:p>158.01880064</text:p>
          </table:table-cell>
          <table:table-cell office:value-type="float" office:value="26.1429744" calcext:value-type="float">
            <text:p>26.1429744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556]+1" office:value-type="float" office:value="143" calcext:value-type="float">
            <text:p>143</text:p>
          </table:table-cell>
          <table:table-cell table:formula="of:=[.B1556]" office:value-type="float" office:value="2" calcext:value-type="float">
            <text:p>2</text:p>
          </table:table-cell>
          <table:table-cell office:value-type="float" office:value="166.2151296" calcext:value-type="float">
            <text:p>166.2151296</text:p>
          </table:table-cell>
          <table:table-cell office:value-type="float" office:value="15.2725056" calcext:value-type="float">
            <text:p>15.2725056</text:p>
          </table:table-cell>
          <table:table-cell office:value-type="float" office:value="171" calcext:value-type="float">
            <text:p>1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557]+1" office:value-type="float" office:value="143" calcext:value-type="float">
            <text:p>143</text:p>
          </table:table-cell>
          <table:table-cell table:formula="of:=[.B1557]" office:value-type="float" office:value="3" calcext:value-type="float">
            <text:p>3</text:p>
          </table:table-cell>
          <table:table-cell office:value-type="float" office:value="150.00892672" calcext:value-type="float">
            <text:p>150.00892672</text:p>
          </table:table-cell>
          <table:table-cell office:value-type="float" office:value="15.1218336" calcext:value-type="float">
            <text:p>15.1218336</text:p>
          </table:table-cell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558]+1" office:value-type="float" office:value="143" calcext:value-type="float">
            <text:p>143</text:p>
          </table:table-cell>
          <table:table-cell table:formula="of:=[.B1558]" office:value-type="float" office:value="4" calcext:value-type="float">
            <text:p>4</text:p>
          </table:table-cell>
          <table:table-cell office:value-type="float" office:value="166.42601728" calcext:value-type="float">
            <text:p>166.42601728</text:p>
          </table:table-cell>
          <table:table-cell office:value-type="float" office:value="20.82290304" calcext:value-type="float">
            <text:p>20.82290304</text:p>
          </table:table-cell>
          <table:table-cell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559]+1" office:value-type="float" office:value="143" calcext:value-type="float">
            <text:p>143</text:p>
          </table:table-cell>
          <table:table-cell table:formula="of:=[.B1559]" office:value-type="float" office:value="5" calcext:value-type="float">
            <text:p>5</text:p>
          </table:table-cell>
          <table:table-cell office:value-type="float" office:value="191.34505856" calcext:value-type="float">
            <text:p>191.34505856</text:p>
          </table:table-cell>
          <table:table-cell office:value-type="float" office:value="19.61606016" calcext:value-type="float">
            <text:p>19.61606016</text:p>
          </table:table-cell>
          <table:table-cell office:value-type="float" office:value="194" calcext:value-type="float">
            <text:p>1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560]+1" office:value-type="float" office:value="143" calcext:value-type="float">
            <text:p>143</text:p>
          </table:table-cell>
          <table:table-cell table:formula="of:=[.B1560]" office:value-type="float" office:value="6" calcext:value-type="float">
            <text:p>6</text:p>
          </table:table-cell>
          <table:table-cell office:value-type="float" office:value="172.72545664" calcext:value-type="float">
            <text:p>172.72545664</text:p>
          </table:table-cell>
          <table:table-cell office:value-type="float" office:value="152.8528032" calcext:value-type="float">
            <text:p>152.8528032</text:p>
          </table:table-cell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561]+1" office:value-type="float" office:value="143" calcext:value-type="float">
            <text:p>143</text:p>
          </table:table-cell>
          <table:table-cell table:formula="of:=[.B1561]" office:value-type="float" office:value="7" calcext:value-type="float">
            <text:p>7</text:p>
          </table:table-cell>
          <table:table-cell office:value-type="float" office:value="156.4272384" calcext:value-type="float">
            <text:p>156.4272384</text:p>
          </table:table-cell>
          <table:table-cell office:value-type="float" office:value="165.49176384" calcext:value-type="float">
            <text:p>165.49176384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562]+1" office:value-type="float" office:value="143" calcext:value-type="float">
            <text:p>143</text:p>
          </table:table-cell>
          <table:table-cell table:formula="of:=[.B1562]" office:value-type="float" office:value="8" calcext:value-type="float">
            <text:p>8</text:p>
          </table:table-cell>
          <table:table-cell office:value-type="float" office:value="149.18384128" calcext:value-type="float">
            <text:p>149.18384128</text:p>
          </table:table-cell>
          <table:table-cell office:value-type="float" office:value="164.0521248" calcext:value-type="float">
            <text:p>164.0521248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563]+1" office:value-type="float" office:value="143" calcext:value-type="float">
            <text:p>143</text:p>
          </table:table-cell>
          <table:table-cell table:formula="of:=[.B1563]" office:value-type="float" office:value="9" calcext:value-type="float">
            <text:p>9</text:p>
          </table:table-cell>
          <table:table-cell office:value-type="float" office:value="132.45116544" calcext:value-type="float">
            <text:p>132.45116544</text:p>
          </table:table-cell>
          <table:table-cell office:value-type="float" office:value="152.8298976" calcext:value-type="float">
            <text:p>152.8298976</text:p>
          </table:table-cell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1564]+1" office:value-type="float" office:value="143" calcext:value-type="float">
            <text:p>143</text:p>
          </table:table-cell>
          <table:table-cell table:formula="of:=[.B1564]" office:value-type="float" office:value="10" calcext:value-type="float">
            <text:p>10</text:p>
          </table:table-cell>
          <table:table-cell office:value-type="float" office:value="120.54542336" calcext:value-type="float">
            <text:p>120.54542336</text:p>
          </table:table-cell>
          <table:table-cell office:value-type="float" office:value="19.1617536" calcext:value-type="float">
            <text:p>19.1617536</text:p>
          </table:table-cell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565]+1" office:value-type="float" office:value="143" calcext:value-type="float">
            <text:p>143</text:p>
          </table:table-cell>
          <table:table-cell table:formula="of:=[.B1565]" office:value-type="float" office:value="11" calcext:value-type="float">
            <text:p>11</text:p>
          </table:table-cell>
          <table:table-cell office:value-type="float" office:value="148.98784256" calcext:value-type="float">
            <text:p>148.98784256</text:p>
          </table:table-cell>
          <table:table-cell office:value-type="float" office:value="20.7990432" calcext:value-type="float">
            <text:p>20.7990432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566]+1" office:value-type="float" office:value="144" calcext:value-type="float">
            <text:p>144</text:p>
          </table:table-cell>
          <table:table-cell table:formula="of:=[.B1566]" office:value-type="float" office:value="1" calcext:value-type="float">
            <text:p>1</text:p>
          </table:table-cell>
          <table:table-cell office:value-type="float" office:value="153.9239104" calcext:value-type="float">
            <text:p>153.9239104</text:p>
          </table:table-cell>
          <table:table-cell office:value-type="float" office:value="31.2315648" calcext:value-type="float">
            <text:p>31.2315648</text:p>
          </table:table-cell>
          <table:table-cell office:value-type="float" office:value="156" calcext:value-type="float">
            <text:p>1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567]+1" office:value-type="float" office:value="144" calcext:value-type="float">
            <text:p>144</text:p>
          </table:table-cell>
          <table:table-cell table:formula="of:=[.B1567]" office:value-type="float" office:value="2" calcext:value-type="float">
            <text:p>2</text:p>
          </table:table-cell>
          <table:table-cell office:value-type="float" office:value="160.96257024" calcext:value-type="float">
            <text:p>160.96257024</text:p>
          </table:table-cell>
          <table:table-cell office:value-type="float" office:value="19.6167984" calcext:value-type="float">
            <text:p>19.6167984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568]+1" office:value-type="float" office:value="144" calcext:value-type="float">
            <text:p>144</text:p>
          </table:table-cell>
          <table:table-cell table:formula="of:=[.B1568]" office:value-type="float" office:value="3" calcext:value-type="float">
            <text:p>3</text:p>
          </table:table-cell>
          <table:table-cell office:value-type="float" office:value="145.6998656" calcext:value-type="float">
            <text:p>145.6998656</text:p>
          </table:table-cell>
          <table:table-cell office:value-type="float" office:value="20.1783168" calcext:value-type="float">
            <text:p>20.1783168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569]+1" office:value-type="float" office:value="144" calcext:value-type="float">
            <text:p>144</text:p>
          </table:table-cell>
          <table:table-cell table:formula="of:=[.B1569]" office:value-type="float" office:value="4" calcext:value-type="float">
            <text:p>4</text:p>
          </table:table-cell>
          <table:table-cell office:value-type="float" office:value="161.68940416" calcext:value-type="float">
            <text:p>161.68940416</text:p>
          </table:table-cell>
          <table:table-cell office:value-type="float" office:value="25.2191136" calcext:value-type="float">
            <text:p>25.2191136</text:p>
          </table:table-cell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570]+1" office:value-type="float" office:value="144" calcext:value-type="float">
            <text:p>144</text:p>
          </table:table-cell>
          <table:table-cell table:formula="of:=[.B1570]" office:value-type="float" office:value="5" calcext:value-type="float">
            <text:p>5</text:p>
          </table:table-cell>
          <table:table-cell office:value-type="float" office:value="187.5013504" calcext:value-type="float">
            <text:p>187.5013504</text:p>
          </table:table-cell>
          <table:table-cell office:value-type="float" office:value="22.7155008" calcext:value-type="float">
            <text:p>22.7155008</text:p>
          </table:table-cell>
          <table:table-cell office:value-type="float" office:value="186" calcext:value-type="float">
            <text:p>1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571]+1" office:value-type="float" office:value="144" calcext:value-type="float">
            <text:p>144</text:p>
          </table:table-cell>
          <table:table-cell table:formula="of:=[.B1571]" office:value-type="float" office:value="6" calcext:value-type="float">
            <text:p>6</text:p>
          </table:table-cell>
          <table:table-cell office:value-type="float" office:value="175.0602624" calcext:value-type="float">
            <text:p>175.0602624</text:p>
          </table:table-cell>
          <table:table-cell office:value-type="float" office:value="154.55169312" calcext:value-type="float">
            <text:p>154.55169312</text:p>
          </table:table-cell>
          <table:table-cell office:value-type="float" office:value="177" calcext:value-type="float">
            <text:p>17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1572]+1" office:value-type="float" office:value="144" calcext:value-type="float">
            <text:p>144</text:p>
          </table:table-cell>
          <table:table-cell table:formula="of:=[.B1572]" office:value-type="float" office:value="7" calcext:value-type="float">
            <text:p>7</text:p>
          </table:table-cell>
          <table:table-cell office:value-type="float" office:value="158.8991104" calcext:value-type="float">
            <text:p>158.8991104</text:p>
          </table:table-cell>
          <table:table-cell office:value-type="float" office:value="166.831296" calcext:value-type="float">
            <text:p>166.831296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 table:formula="of:=[.A1573]+1" office:value-type="float" office:value="144" calcext:value-type="float">
            <text:p>144</text:p>
          </table:table-cell>
          <table:table-cell table:formula="of:=[.B1573]" office:value-type="float" office:value="8" calcext:value-type="float">
            <text:p>8</text:p>
          </table:table-cell>
          <table:table-cell office:value-type="float" office:value="151.65408768" calcext:value-type="float">
            <text:p>151.65408768</text:p>
          </table:table-cell>
          <table:table-cell office:value-type="float" office:value="166.8588" calcext:value-type="float">
            <text:p>166.8588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574]+1" office:value-type="float" office:value="144" calcext:value-type="float">
            <text:p>144</text:p>
          </table:table-cell>
          <table:table-cell table:formula="of:=[.B1574]" office:value-type="float" office:value="9" calcext:value-type="float">
            <text:p>9</text:p>
          </table:table-cell>
          <table:table-cell office:value-type="float" office:value="133.061698944" calcext:value-type="float">
            <text:p>133.061698944</text:p>
          </table:table-cell>
          <table:table-cell office:value-type="float" office:value="155.7580608" calcext:value-type="float">
            <text:p>155.7580608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575]+1" office:value-type="float" office:value="144" calcext:value-type="float">
            <text:p>144</text:p>
          </table:table-cell>
          <table:table-cell table:formula="of:=[.B1575]" office:value-type="float" office:value="10" calcext:value-type="float">
            <text:p>10</text:p>
          </table:table-cell>
          <table:table-cell office:value-type="float" office:value="116.9258368" calcext:value-type="float">
            <text:p>116.9258368</text:p>
          </table:table-cell>
          <table:table-cell office:value-type="float" office:value="24.71269824" calcext:value-type="float">
            <text:p>24.71269824</text:p>
          </table:table-cell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576]+1" office:value-type="float" office:value="144" calcext:value-type="float">
            <text:p>144</text:p>
          </table:table-cell>
          <table:table-cell table:formula="of:=[.B1576]" office:value-type="float" office:value="11" calcext:value-type="float">
            <text:p>11</text:p>
          </table:table-cell>
          <table:table-cell office:value-type="float" office:value="145.44026368" calcext:value-type="float">
            <text:p>145.44026368</text:p>
          </table:table-cell>
          <table:table-cell office:value-type="float" office:value="26.10307488" calcext:value-type="float">
            <text:p>26.10307488</text:p>
          </table:table-cell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577]+1" office:value-type="float" office:value="145" calcext:value-type="float">
            <text:p>145</text:p>
          </table:table-cell>
          <table:table-cell table:formula="of:=[.B1577]" office:value-type="float" office:value="1" calcext:value-type="float">
            <text:p>1</text:p>
          </table:table-cell>
          <table:table-cell office:value-type="float" office:value="138.02160128" calcext:value-type="float">
            <text:p>138.02160128</text:p>
          </table:table-cell>
          <table:table-cell office:value-type="float" office:value="49.81545312" calcext:value-type="float">
            <text:p>49.81545312</text:p>
          </table:table-cell>
          <table:table-cell office:value-type="float" office:value="138" calcext:value-type="float">
            <text:p>13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1578]+1" office:value-type="float" office:value="145" calcext:value-type="float">
            <text:p>145</text:p>
          </table:table-cell>
          <table:table-cell table:formula="of:=[.B1578]" office:value-type="float" office:value="2" calcext:value-type="float">
            <text:p>2</text:p>
          </table:table-cell>
          <table:table-cell office:value-type="float" office:value="146.84519936" calcext:value-type="float">
            <text:p>146.84519936</text:p>
          </table:table-cell>
          <table:table-cell office:value-type="float" office:value="38.55074496" calcext:value-type="float">
            <text:p>38.55074496</text:p>
          </table:table-cell>
          <table:table-cell office:value-type="float" office:value="145" calcext:value-type="float">
            <text:p>1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1579]+1" office:value-type="float" office:value="145" calcext:value-type="float">
            <text:p>145</text:p>
          </table:table-cell>
          <table:table-cell table:formula="of:=[.B1579]" office:value-type="float" office:value="3" calcext:value-type="float">
            <text:p>3</text:p>
          </table:table-cell>
          <table:table-cell office:value-type="float" office:value="129.812627072" calcext:value-type="float">
            <text:p>129.812627072</text:p>
          </table:table-cell>
          <table:table-cell office:value-type="float" office:value="38.9023872" calcext:value-type="float">
            <text:p>38.9023872</text:p>
          </table:table-cell>
          <table:table-cell office:value-type="float" office:value="130" calcext:value-type="float">
            <text:p>1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1580]+1" office:value-type="float" office:value="145" calcext:value-type="float">
            <text:p>145</text:p>
          </table:table-cell>
          <table:table-cell table:formula="of:=[.B1580]" office:value-type="float" office:value="4" calcext:value-type="float">
            <text:p>4</text:p>
          </table:table-cell>
          <table:table-cell office:value-type="float" office:value="145.98587392" calcext:value-type="float">
            <text:p>145.98587392</text:p>
          </table:table-cell>
          <table:table-cell office:value-type="float" office:value="44.16011808" calcext:value-type="float">
            <text:p>44.16011808</text:p>
          </table:table-cell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1581]+1" office:value-type="float" office:value="145" calcext:value-type="float">
            <text:p>145</text:p>
          </table:table-cell>
          <table:table-cell table:formula="of:=[.B1581]" office:value-type="float" office:value="5" calcext:value-type="float">
            <text:p>5</text:p>
          </table:table-cell>
          <table:table-cell office:value-type="float" office:value="169.19041024" calcext:value-type="float">
            <text:p>169.19041024</text:p>
          </table:table-cell>
          <table:table-cell office:value-type="float" office:value="42.13874208" calcext:value-type="float">
            <text:p>42.13874208</text:p>
          </table:table-cell>
          <table:table-cell office:value-type="float" office:value="169" calcext:value-type="float">
            <text:p>16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1582]+1" office:value-type="float" office:value="145" calcext:value-type="float">
            <text:p>145</text:p>
          </table:table-cell>
          <table:table-cell table:formula="of:=[.B1582]" office:value-type="float" office:value="6" calcext:value-type="float">
            <text:p>6</text:p>
          </table:table-cell>
          <table:table-cell office:value-type="float" office:value="160.70269824" calcext:value-type="float">
            <text:p>160.70269824</text:p>
          </table:table-cell>
          <table:table-cell office:value-type="float" office:value="164.6110272" calcext:value-type="float">
            <text:p>164.6110272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583]+1" office:value-type="float" office:value="145" calcext:value-type="float">
            <text:p>145</text:p>
          </table:table-cell>
          <table:table-cell table:formula="of:=[.B1583]" office:value-type="float" office:value="7" calcext:value-type="float">
            <text:p>7</text:p>
          </table:table-cell>
          <table:table-cell office:value-type="float" office:value="144.31894272" calcext:value-type="float">
            <text:p>144.31894272</text:p>
          </table:table-cell>
          <table:table-cell office:value-type="float" office:value="177.6594912" calcext:value-type="float">
            <text:p>177.6594912</text:p>
          </table:table-cell>
          <table:table-cell office:value-type="float" office:value="146" calcext:value-type="float">
            <text:p>14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584]+1" office:value-type="float" office:value="145" calcext:value-type="float">
            <text:p>145</text:p>
          </table:table-cell>
          <table:table-cell table:formula="of:=[.B1584]" office:value-type="float" office:value="8" calcext:value-type="float">
            <text:p>8</text:p>
          </table:table-cell>
          <table:table-cell office:value-type="float" office:value="138.1751168" calcext:value-type="float">
            <text:p>138.1751168</text:p>
          </table:table-cell>
          <table:table-cell office:value-type="float" office:value="176.84254656" calcext:value-type="float">
            <text:p>176.84254656</text:p>
          </table:table-cell>
          <table:table-cell office:value-type="float" office:value="139" calcext:value-type="float">
            <text:p>13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585]+1" office:value-type="float" office:value="145" calcext:value-type="float">
            <text:p>145</text:p>
          </table:table-cell>
          <table:table-cell table:formula="of:=[.B1585]" office:value-type="float" office:value="9" calcext:value-type="float">
            <text:p>9</text:p>
          </table:table-cell>
          <table:table-cell office:value-type="float" office:value="120.24306048" calcext:value-type="float">
            <text:p>120.24306048</text:p>
          </table:table-cell>
          <table:table-cell office:value-type="float" office:value="166.6000416" calcext:value-type="float">
            <text:p>166.6000416</text:p>
          </table:table-cell>
          <table:table-cell office:value-type="float" office:value="123" calcext:value-type="float">
            <text:p>12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586]+1" office:value-type="float" office:value="145" calcext:value-type="float">
            <text:p>145</text:p>
          </table:table-cell>
          <table:table-cell table:formula="of:=[.B1586]" office:value-type="float" office:value="10" calcext:value-type="float">
            <text:p>10</text:p>
          </table:table-cell>
          <table:table-cell office:value-type="float" office:value="104.689632" calcext:value-type="float">
            <text:p>104.689632</text:p>
          </table:table-cell>
          <table:table-cell office:value-type="float" office:value="44.5339104" calcext:value-type="float">
            <text:p>44.5339104</text:p>
          </table:table-cell>
          <table:table-cell office:value-type="float" office:value="105" calcext:value-type="float">
            <text:p>1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1587]+1" office:value-type="float" office:value="145" calcext:value-type="float">
            <text:p>145</text:p>
          </table:table-cell>
          <table:table-cell table:formula="of:=[.B1587]" office:value-type="float" office:value="11" calcext:value-type="float">
            <text:p>11</text:p>
          </table:table-cell>
          <table:table-cell office:value-type="float" office:value="130.668038784" calcext:value-type="float">
            <text:p>130.668038784</text:p>
          </table:table-cell>
          <table:table-cell office:value-type="float" office:value="44.2315968" calcext:value-type="float">
            <text:p>44.2315968</text:p>
          </table:table-cell>
          <table:table-cell office:value-type="float" office:value="129" calcext:value-type="float">
            <text:p>1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1588]+1" office:value-type="float" office:value="146" calcext:value-type="float">
            <text:p>146</text:p>
          </table:table-cell>
          <table:table-cell table:formula="of:=[.B1588]" office:value-type="float" office:value="1" calcext:value-type="float">
            <text:p>1</text:p>
          </table:table-cell>
          <table:table-cell office:value-type="float" office:value="129.786691072" calcext:value-type="float">
            <text:p>129.786691072</text:p>
          </table:table-cell>
          <table:table-cell office:value-type="float" office:value="46.5329136" calcext:value-type="float">
            <text:p>46.5329136</text:p>
          </table:table-cell>
          <table:table-cell office:value-type="float" office:value="132" calcext:value-type="float">
            <text:p>1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1589]+1" office:value-type="float" office:value="146" calcext:value-type="float">
            <text:p>146</text:p>
          </table:table-cell>
          <table:table-cell table:formula="of:=[.B1589]" office:value-type="float" office:value="2" calcext:value-type="float">
            <text:p>2</text:p>
          </table:table-cell>
          <table:table-cell office:value-type="float" office:value="137.33156352" calcext:value-type="float">
            <text:p>137.33156352</text:p>
          </table:table-cell>
          <table:table-cell office:value-type="float" office:value="35.77566144" calcext:value-type="float">
            <text:p>35.77566144</text:p>
          </table:table-cell>
          <table:table-cell office:value-type="float" office:value="139" calcext:value-type="float">
            <text:p>1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590]+1" office:value-type="float" office:value="146" calcext:value-type="float">
            <text:p>146</text:p>
          </table:table-cell>
          <table:table-cell table:formula="of:=[.B1590]" office:value-type="float" office:value="3" calcext:value-type="float">
            <text:p>3</text:p>
          </table:table-cell>
          <table:table-cell office:value-type="float" office:value="122.322574592" calcext:value-type="float">
            <text:p>122.322574592</text:p>
          </table:table-cell>
          <table:table-cell office:value-type="float" office:value="35.99040384" calcext:value-type="float">
            <text:p>35.99040384</text:p>
          </table:table-cell>
          <table:table-cell office:value-type="float" office:value="123" calcext:value-type="float">
            <text:p>1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591]+1" office:value-type="float" office:value="146" calcext:value-type="float">
            <text:p>146</text:p>
          </table:table-cell>
          <table:table-cell table:formula="of:=[.B1591]" office:value-type="float" office:value="4" calcext:value-type="float">
            <text:p>4</text:p>
          </table:table-cell>
          <table:table-cell office:value-type="float" office:value="137.922265088" calcext:value-type="float">
            <text:p>137.922265088</text:p>
          </table:table-cell>
          <table:table-cell office:value-type="float" office:value="40.16456256" calcext:value-type="float">
            <text:p>40.16456256</text:p>
          </table:table-cell>
          <table:table-cell office:value-type="float" office:value="139" calcext:value-type="float">
            <text:p>1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1592]+1" office:value-type="float" office:value="146" calcext:value-type="float">
            <text:p>146</text:p>
          </table:table-cell>
          <table:table-cell table:formula="of:=[.B1592]" office:value-type="float" office:value="5" calcext:value-type="float">
            <text:p>5</text:p>
          </table:table-cell>
          <table:table-cell office:value-type="float" office:value="163.06336256" calcext:value-type="float">
            <text:p>163.06336256</text:p>
          </table:table-cell>
          <table:table-cell office:value-type="float" office:value="38.8377024" calcext:value-type="float">
            <text:p>38.8377024</text:p>
          </table:table-cell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1593]+1" office:value-type="float" office:value="146" calcext:value-type="float">
            <text:p>146</text:p>
          </table:table-cell>
          <table:table-cell table:formula="of:=[.B1593]" office:value-type="float" office:value="6" calcext:value-type="float">
            <text:p>6</text:p>
          </table:table-cell>
          <table:table-cell office:value-type="float" office:value="148.29706624" calcext:value-type="float">
            <text:p>148.29706624</text:p>
          </table:table-cell>
          <table:table-cell office:value-type="float" office:value="167.1019248" calcext:value-type="float">
            <text:p>167.1019248</text:p>
          </table:table-cell>
          <table:table-cell office:value-type="float" office:value="148" calcext:value-type="float">
            <text:p>14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594]+1" office:value-type="float" office:value="146" calcext:value-type="float">
            <text:p>146</text:p>
          </table:table-cell>
          <table:table-cell table:formula="of:=[.B1594]" office:value-type="float" office:value="7" calcext:value-type="float">
            <text:p>7</text:p>
          </table:table-cell>
          <table:table-cell office:value-type="float" office:value="131.32958272" calcext:value-type="float">
            <text:p>131.32958272</text:p>
          </table:table-cell>
          <table:table-cell office:value-type="float" office:value="179.7744144" calcext:value-type="float">
            <text:p>179.7744144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595]+1" office:value-type="float" office:value="146" calcext:value-type="float">
            <text:p>146</text:p>
          </table:table-cell>
          <table:table-cell table:formula="of:=[.B1595]" office:value-type="float" office:value="8" calcext:value-type="float">
            <text:p>8</text:p>
          </table:table-cell>
          <table:table-cell office:value-type="float" office:value="122.812420352" calcext:value-type="float">
            <text:p>122.812420352</text:p>
          </table:table-cell>
          <table:table-cell office:value-type="float" office:value="180.0991296" calcext:value-type="float">
            <text:p>180.0991296</text:p>
          </table:table-cell>
          <table:table-cell office:value-type="float" office:value="123" calcext:value-type="float">
            <text:p>12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1596]+1" office:value-type="float" office:value="146" calcext:value-type="float">
            <text:p>146</text:p>
          </table:table-cell>
          <table:table-cell table:formula="of:=[.B1596]" office:value-type="float" office:value="9" calcext:value-type="float">
            <text:p>9</text:p>
          </table:table-cell>
          <table:table-cell office:value-type="float" office:value="106.35860224" calcext:value-type="float">
            <text:p>106.35860224</text:p>
          </table:table-cell>
          <table:table-cell office:value-type="float" office:value="168.4153728" calcext:value-type="float">
            <text:p>168.4153728</text:p>
          </table:table-cell>
          <table:table-cell office:value-type="float" office:value="104" calcext:value-type="float">
            <text:p>10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597]+1" office:value-type="float" office:value="146" calcext:value-type="float">
            <text:p>146</text:p>
          </table:table-cell>
          <table:table-cell table:formula="of:=[.B1597]" office:value-type="float" office:value="10" calcext:value-type="float">
            <text:p>10</text:p>
          </table:table-cell>
          <table:table-cell office:value-type="float" office:value="93.7173632" calcext:value-type="float">
            <text:p>93.7173632</text:p>
          </table:table-cell>
          <table:table-cell office:value-type="float" office:value="38.64113664" calcext:value-type="float">
            <text:p>38.64113664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598]+1" office:value-type="float" office:value="146" calcext:value-type="float">
            <text:p>146</text:p>
          </table:table-cell>
          <table:table-cell table:formula="of:=[.B1598]" office:value-type="float" office:value="11" calcext:value-type="float">
            <text:p>11</text:p>
          </table:table-cell>
          <table:table-cell office:value-type="float" office:value="122.688696832" calcext:value-type="float">
            <text:p>122.688696832</text:p>
          </table:table-cell>
          <table:table-cell office:value-type="float" office:value="41.0992512" calcext:value-type="float">
            <text:p>41.0992512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599]+1" office:value-type="float" office:value="147" calcext:value-type="float">
            <text:p>147</text:p>
          </table:table-cell>
          <table:table-cell table:formula="of:=[.B1599]" office:value-type="float" office:value="1" calcext:value-type="float">
            <text:p>1</text:p>
          </table:table-cell>
          <table:table-cell office:value-type="float" office:value="137.21566336" calcext:value-type="float">
            <text:p>137.21566336</text:p>
          </table:table-cell>
          <table:table-cell office:value-type="float" office:value="31.238688" calcext:value-type="float">
            <text:p>31.238688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600]+1" office:value-type="float" office:value="147" calcext:value-type="float">
            <text:p>147</text:p>
          </table:table-cell>
          <table:table-cell table:formula="of:=[.B1600]" office:value-type="float" office:value="2" calcext:value-type="float">
            <text:p>2</text:p>
          </table:table-cell>
          <table:table-cell office:value-type="float" office:value="143.95382144" calcext:value-type="float">
            <text:p>143.95382144</text:p>
          </table:table-cell>
          <table:table-cell office:value-type="float" office:value="20.2610832" calcext:value-type="float">
            <text:p>20.2610832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601]+1" office:value-type="float" office:value="147" calcext:value-type="float">
            <text:p>147</text:p>
          </table:table-cell>
          <table:table-cell table:formula="of:=[.B1601]" office:value-type="float" office:value="3" calcext:value-type="float">
            <text:p>3</text:p>
          </table:table-cell>
          <table:table-cell office:value-type="float" office:value="128.1241548032" calcext:value-type="float">
            <text:p>128.1241548032</text:p>
          </table:table-cell>
          <table:table-cell office:value-type="float" office:value="20.1672576" calcext:value-type="float">
            <text:p>20.1672576</text:p>
          </table:table-cell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602]+1" office:value-type="float" office:value="147" calcext:value-type="float">
            <text:p>147</text:p>
          </table:table-cell>
          <table:table-cell table:formula="of:=[.B1602]" office:value-type="float" office:value="4" calcext:value-type="float">
            <text:p>4</text:p>
          </table:table-cell>
          <table:table-cell office:value-type="float" office:value="144.4001728" calcext:value-type="float">
            <text:p>144.4001728</text:p>
          </table:table-cell>
          <table:table-cell office:value-type="float" office:value="26.49687744" calcext:value-type="float">
            <text:p>26.49687744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603]+1" office:value-type="float" office:value="147" calcext:value-type="float">
            <text:p>147</text:p>
          </table:table-cell>
          <table:table-cell table:formula="of:=[.B1603]" office:value-type="float" office:value="5" calcext:value-type="float">
            <text:p>5</text:p>
          </table:table-cell>
          <table:table-cell office:value-type="float" office:value="170.20616192" calcext:value-type="float">
            <text:p>170.20616192</text:p>
          </table:table-cell>
          <table:table-cell office:value-type="float" office:value="24.010992" calcext:value-type="float">
            <text:p>24.010992</text:p>
          </table:table-cell>
          <table:table-cell office:value-type="float" office:value="171" calcext:value-type="float">
            <text:p>1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604]+1" office:value-type="float" office:value="147" calcext:value-type="float">
            <text:p>147</text:p>
          </table:table-cell>
          <table:table-cell table:formula="of:=[.B1604]" office:value-type="float" office:value="6" calcext:value-type="float">
            <text:p>6</text:p>
          </table:table-cell>
          <table:table-cell office:value-type="float" office:value="155.73773568" calcext:value-type="float">
            <text:p>155.73773568</text:p>
          </table:table-cell>
          <table:table-cell office:value-type="float" office:value="156.45374112" calcext:value-type="float">
            <text:p>156.45374112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605]+1" office:value-type="float" office:value="147" calcext:value-type="float">
            <text:p>147</text:p>
          </table:table-cell>
          <table:table-cell table:formula="of:=[.B1605]" office:value-type="float" office:value="7" calcext:value-type="float">
            <text:p>7</text:p>
          </table:table-cell>
          <table:table-cell office:value-type="float" office:value="138.12189568" calcext:value-type="float">
            <text:p>138.12189568</text:p>
          </table:table-cell>
          <table:table-cell office:value-type="float" office:value="169.093824" calcext:value-type="float">
            <text:p>169.093824</text:p>
          </table:table-cell>
          <table:table-cell office:value-type="float" office:value="140" calcext:value-type="float">
            <text:p>14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606]+1" office:value-type="float" office:value="147" calcext:value-type="float">
            <text:p>147</text:p>
          </table:table-cell>
          <table:table-cell table:formula="of:=[.B1606]" office:value-type="float" office:value="8" calcext:value-type="float">
            <text:p>8</text:p>
          </table:table-cell>
          <table:table-cell office:value-type="float" office:value="131.137086208" calcext:value-type="float">
            <text:p>131.137086208</text:p>
          </table:table-cell>
          <table:table-cell office:value-type="float" office:value="168.451968" calcext:value-type="float">
            <text:p>168.451968</text:p>
          </table:table-cell>
          <table:table-cell office:value-type="float" office:value="132" calcext:value-type="float">
            <text:p>13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607]+1" office:value-type="float" office:value="147" calcext:value-type="float">
            <text:p>147</text:p>
          </table:table-cell>
          <table:table-cell table:formula="of:=[.B1607]" office:value-type="float" office:value="9" calcext:value-type="float">
            <text:p>9</text:p>
          </table:table-cell>
          <table:table-cell office:value-type="float" office:value="113.60974464" calcext:value-type="float">
            <text:p>113.60974464</text:p>
          </table:table-cell>
          <table:table-cell office:value-type="float" office:value="156.0067968" calcext:value-type="float">
            <text:p>156.0067968</text:p>
          </table:table-cell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608]+1" office:value-type="float" office:value="147" calcext:value-type="float">
            <text:p>147</text:p>
          </table:table-cell>
          <table:table-cell table:formula="of:=[.B1608]" office:value-type="float" office:value="10" calcext:value-type="float">
            <text:p>10</text:p>
          </table:table-cell>
          <table:table-cell office:value-type="float" office:value="99.46767744" calcext:value-type="float">
            <text:p>99.46767744</text:p>
          </table:table-cell>
          <table:table-cell office:value-type="float" office:value="23.81736" calcext:value-type="float">
            <text:p>23.81736</text:p>
          </table:table-cell>
          <table:table-cell office:value-type="float" office:value="101" calcext:value-type="float">
            <text:p>1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609]+1" office:value-type="float" office:value="147" calcext:value-type="float">
            <text:p>147</text:p>
          </table:table-cell>
          <table:table-cell table:formula="of:=[.B1609]" office:value-type="float" office:value="11" calcext:value-type="float">
            <text:p>11</text:p>
          </table:table-cell>
          <table:table-cell office:value-type="float" office:value="128.0641914624" calcext:value-type="float">
            <text:p>128.0641914624</text:p>
          </table:table-cell>
          <table:table-cell office:value-type="float" office:value="25.8217056" calcext:value-type="float">
            <text:p>25.8217056</text:p>
          </table:table-cell>
          <table:table-cell office:value-type="float" office:value="129" calcext:value-type="float">
            <text:p>1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610]+1" office:value-type="float" office:value="148" calcext:value-type="float">
            <text:p>148</text:p>
          </table:table-cell>
          <table:table-cell table:formula="of:=[.B1610]" office:value-type="float" office:value="1" calcext:value-type="float">
            <text:p>1</text:p>
          </table:table-cell>
          <table:table-cell office:value-type="float" office:value="141.95885056" calcext:value-type="float">
            <text:p>141.95885056</text:p>
          </table:table-cell>
          <table:table-cell office:value-type="float" office:value="34.779312" calcext:value-type="float">
            <text:p>34.779312</text:p>
          </table:table-cell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611]+1" office:value-type="float" office:value="148" calcext:value-type="float">
            <text:p>148</text:p>
          </table:table-cell>
          <table:table-cell table:formula="of:=[.B1611]" office:value-type="float" office:value="2" calcext:value-type="float">
            <text:p>2</text:p>
          </table:table-cell>
          <table:table-cell office:value-type="float" office:value="149.45111296" calcext:value-type="float">
            <text:p>149.45111296</text:p>
          </table:table-cell>
          <table:table-cell office:value-type="float" office:value="24.2062512" calcext:value-type="float">
            <text:p>24.2062512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612]+1" office:value-type="float" office:value="148" calcext:value-type="float">
            <text:p>148</text:p>
          </table:table-cell>
          <table:table-cell table:formula="of:=[.B1612]" office:value-type="float" office:value="3" calcext:value-type="float">
            <text:p>3</text:p>
          </table:table-cell>
          <table:table-cell office:value-type="float" office:value="133.600636544" calcext:value-type="float">
            <text:p>133.600636544</text:p>
          </table:table-cell>
          <table:table-cell office:value-type="float" office:value="24.45979488" calcext:value-type="float">
            <text:p>24.45979488</text:p>
          </table:table-cell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613]+1" office:value-type="float" office:value="148" calcext:value-type="float">
            <text:p>148</text:p>
          </table:table-cell>
          <table:table-cell table:formula="of:=[.B1613]" office:value-type="float" office:value="4" calcext:value-type="float">
            <text:p>4</text:p>
          </table:table-cell>
          <table:table-cell office:value-type="float" office:value="150.17580032" calcext:value-type="float">
            <text:p>150.17580032</text:p>
          </table:table-cell>
          <table:table-cell office:value-type="float" office:value="29.36440704" calcext:value-type="float">
            <text:p>29.36440704</text:p>
          </table:table-cell>
          <table:table-cell office:value-type="float" office:value="151" calcext:value-type="float">
            <text:p>1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614]+1" office:value-type="float" office:value="148" calcext:value-type="float">
            <text:p>148</text:p>
          </table:table-cell>
          <table:table-cell table:formula="of:=[.B1614]" office:value-type="float" office:value="5" calcext:value-type="float">
            <text:p>5</text:p>
          </table:table-cell>
          <table:table-cell office:value-type="float" office:value="176.3731072" calcext:value-type="float">
            <text:p>176.3731072</text:p>
          </table:table-cell>
          <table:table-cell office:value-type="float" office:value="26.60926464" calcext:value-type="float">
            <text:p>26.60926464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615]+1" office:value-type="float" office:value="148" calcext:value-type="float">
            <text:p>148</text:p>
          </table:table-cell>
          <table:table-cell table:formula="of:=[.B1615]" office:value-type="float" office:value="6" calcext:value-type="float">
            <text:p>6</text:p>
          </table:table-cell>
          <table:table-cell office:value-type="float" office:value="163.28366464" calcext:value-type="float">
            <text:p>163.28366464</text:p>
          </table:table-cell>
          <table:table-cell office:value-type="float" office:value="161.9451264" calcext:value-type="float">
            <text:p>161.9451264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616]+1" office:value-type="float" office:value="148" calcext:value-type="float">
            <text:p>148</text:p>
          </table:table-cell>
          <table:table-cell table:formula="of:=[.B1616]" office:value-type="float" office:value="7" calcext:value-type="float">
            <text:p>7</text:p>
          </table:table-cell>
          <table:table-cell office:value-type="float" office:value="145.95621504" calcext:value-type="float">
            <text:p>145.95621504</text:p>
          </table:table-cell>
          <table:table-cell office:value-type="float" office:value="175.6409568" calcext:value-type="float">
            <text:p>175.6409568</text:p>
          </table:table-cell>
          <table:table-cell office:value-type="float" office:value="146" calcext:value-type="float">
            <text:p>14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617]+1" office:value-type="float" office:value="148" calcext:value-type="float">
            <text:p>148</text:p>
          </table:table-cell>
          <table:table-cell table:formula="of:=[.B1617]" office:value-type="float" office:value="8" calcext:value-type="float">
            <text:p>8</text:p>
          </table:table-cell>
          <table:table-cell office:value-type="float" office:value="138.74587904" calcext:value-type="float">
            <text:p>138.74587904</text:p>
          </table:table-cell>
          <table:table-cell office:value-type="float" office:value="175.4210976" calcext:value-type="float">
            <text:p>175.4210976</text:p>
          </table:table-cell>
          <table:table-cell office:value-type="float" office:value="140" calcext:value-type="float">
            <text:p>14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618]+1" office:value-type="float" office:value="148" calcext:value-type="float">
            <text:p>148</text:p>
          </table:table-cell>
          <table:table-cell table:formula="of:=[.B1618]" office:value-type="float" office:value="9" calcext:value-type="float">
            <text:p>9</text:p>
          </table:table-cell>
          <table:table-cell office:value-type="float" office:value="120.02554496" calcext:value-type="float">
            <text:p>120.02554496</text:p>
          </table:table-cell>
          <table:table-cell office:value-type="float" office:value="163.254144" calcext:value-type="float">
            <text:p>163.254144</text:p>
          </table:table-cell>
          <table:table-cell office:value-type="float" office:value="121" calcext:value-type="float">
            <text:p>12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619]+1" office:value-type="float" office:value="148" calcext:value-type="float">
            <text:p>148</text:p>
          </table:table-cell>
          <table:table-cell table:formula="of:=[.B1619]" office:value-type="float" office:value="10" calcext:value-type="float">
            <text:p>10</text:p>
          </table:table-cell>
          <table:table-cell office:value-type="float" office:value="103.58557696" calcext:value-type="float">
            <text:p>103.58557696</text:p>
          </table:table-cell>
          <table:table-cell office:value-type="float" office:value="28.67830464" calcext:value-type="float">
            <text:p>28.67830464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620]+1" office:value-type="float" office:value="148" calcext:value-type="float">
            <text:p>148</text:p>
          </table:table-cell>
          <table:table-cell table:formula="of:=[.B1620]" office:value-type="float" office:value="11" calcext:value-type="float">
            <text:p>11</text:p>
          </table:table-cell>
          <table:table-cell office:value-type="float" office:value="133.12649472" calcext:value-type="float">
            <text:p>133.12649472</text:p>
          </table:table-cell>
          <table:table-cell office:value-type="float" office:value="29.747808" calcext:value-type="float">
            <text:p>29.747808</text:p>
          </table:table-cell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621]+1" office:value-type="float" office:value="149" calcext:value-type="float">
            <text:p>149</text:p>
          </table:table-cell>
          <table:table-cell table:formula="of:=[.B1621]" office:value-type="float" office:value="1" calcext:value-type="float">
            <text:p>1</text:p>
          </table:table-cell>
          <table:table-cell office:value-type="float" office:value="135.261746432" calcext:value-type="float">
            <text:p>135.261746432</text:p>
          </table:table-cell>
          <table:table-cell office:value-type="float" office:value="30.19519008" calcext:value-type="float">
            <text:p>30.19519008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622]+1" office:value-type="float" office:value="149" calcext:value-type="float">
            <text:p>149</text:p>
          </table:table-cell>
          <table:table-cell table:formula="of:=[.B1622]" office:value-type="float" office:value="2" calcext:value-type="float">
            <text:p>2</text:p>
          </table:table-cell>
          <table:table-cell office:value-type="float" office:value="142.44766464" calcext:value-type="float">
            <text:p>142.44766464</text:p>
          </table:table-cell>
          <table:table-cell office:value-type="float" office:value="19.20739776" calcext:value-type="float">
            <text:p>19.20739776</text:p>
          </table:table-cell>
          <table:table-cell office:value-type="float" office:value="144" calcext:value-type="float">
            <text:p>1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623]+1" office:value-type="float" office:value="149" calcext:value-type="float">
            <text:p>149</text:p>
          </table:table-cell>
          <table:table-cell table:formula="of:=[.B1623]" office:value-type="float" office:value="3" calcext:value-type="float">
            <text:p>3</text:p>
          </table:table-cell>
          <table:table-cell office:value-type="float" office:value="126.97614976" calcext:value-type="float">
            <text:p>126.97614976</text:p>
          </table:table-cell>
          <table:table-cell office:value-type="float" office:value="18.95150784" calcext:value-type="float">
            <text:p>18.95150784</text:p>
          </table:table-cell>
          <table:table-cell office:value-type="float" office:value="126" calcext:value-type="float">
            <text:p>1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624]+1" office:value-type="float" office:value="149" calcext:value-type="float">
            <text:p>149</text:p>
          </table:table-cell>
          <table:table-cell table:formula="of:=[.B1624]" office:value-type="float" office:value="4" calcext:value-type="float">
            <text:p>4</text:p>
          </table:table-cell>
          <table:table-cell office:value-type="float" office:value="143.76702592" calcext:value-type="float">
            <text:p>143.76702592</text:p>
          </table:table-cell>
          <table:table-cell office:value-type="float" office:value="24.96622464" calcext:value-type="float">
            <text:p>24.96622464</text:p>
          </table:table-cell>
          <table:table-cell office:value-type="float" office:value="144" calcext:value-type="float">
            <text:p>1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625]+1" office:value-type="float" office:value="149" calcext:value-type="float">
            <text:p>149</text:p>
          </table:table-cell>
          <table:table-cell table:formula="of:=[.B1625]" office:value-type="float" office:value="5" calcext:value-type="float">
            <text:p>5</text:p>
          </table:table-cell>
          <table:table-cell office:value-type="float" office:value="169.16813696" calcext:value-type="float">
            <text:p>169.16813696</text:p>
          </table:table-cell>
          <table:table-cell office:value-type="float" office:value="22.7271936" calcext:value-type="float">
            <text:p>22.7271936</text:p>
          </table:table-cell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626]+1" office:value-type="float" office:value="149" calcext:value-type="float">
            <text:p>149</text:p>
          </table:table-cell>
          <table:table-cell table:formula="of:=[.B1626]" office:value-type="float" office:value="6" calcext:value-type="float">
            <text:p>6</text:p>
          </table:table-cell>
          <table:table-cell office:value-type="float" office:value="155.0381312" calcext:value-type="float">
            <text:p>155.0381312</text:p>
          </table:table-cell>
          <table:table-cell office:value-type="float" office:value="157.9917504" calcext:value-type="float">
            <text:p>157.9917504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627]+1" office:value-type="float" office:value="149" calcext:value-type="float">
            <text:p>149</text:p>
          </table:table-cell>
          <table:table-cell table:formula="of:=[.B1627]" office:value-type="float" office:value="7" calcext:value-type="float">
            <text:p>7</text:p>
          </table:table-cell>
          <table:table-cell office:value-type="float" office:value="137.30258944" calcext:value-type="float">
            <text:p>137.30258944</text:p>
          </table:table-cell>
          <table:table-cell office:value-type="float" office:value="171.1011072" calcext:value-type="float">
            <text:p>171.1011072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628]+1" office:value-type="float" office:value="149" calcext:value-type="float">
            <text:p>149</text:p>
          </table:table-cell>
          <table:table-cell table:formula="of:=[.B1628]" office:value-type="float" office:value="8" calcext:value-type="float">
            <text:p>8</text:p>
          </table:table-cell>
          <table:table-cell office:value-type="float" office:value="130.30076864" calcext:value-type="float">
            <text:p>130.30076864</text:p>
          </table:table-cell>
          <table:table-cell office:value-type="float" office:value="171.04221696" calcext:value-type="float">
            <text:p>171.04221696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629]+1" office:value-type="float" office:value="149" calcext:value-type="float">
            <text:p>149</text:p>
          </table:table-cell>
          <table:table-cell table:formula="of:=[.B1629]" office:value-type="float" office:value="9" calcext:value-type="float">
            <text:p>9</text:p>
          </table:table-cell>
          <table:table-cell office:value-type="float" office:value="112.99130816" calcext:value-type="float">
            <text:p>112.99130816</text:p>
          </table:table-cell>
          <table:table-cell office:value-type="float" office:value="158.701104" calcext:value-type="float">
            <text:p>158.701104</text:p>
          </table:table-cell>
          <table:table-cell office:value-type="float" office:value="115" calcext:value-type="float">
            <text:p>11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630]+1" office:value-type="float" office:value="149" calcext:value-type="float">
            <text:p>149</text:p>
          </table:table-cell>
          <table:table-cell table:formula="of:=[.B1630]" office:value-type="float" office:value="10" calcext:value-type="float">
            <text:p>10</text:p>
          </table:table-cell>
          <table:table-cell office:value-type="float" office:value="96.7260032" calcext:value-type="float">
            <text:p>96.7260032</text:p>
          </table:table-cell>
          <table:table-cell office:value-type="float" office:value="23.0272608" calcext:value-type="float">
            <text:p>23.0272608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631]+1" office:value-type="float" office:value="149" calcext:value-type="float">
            <text:p>149</text:p>
          </table:table-cell>
          <table:table-cell table:formula="of:=[.B1631]" office:value-type="float" office:value="11" calcext:value-type="float">
            <text:p>11</text:p>
          </table:table-cell>
          <table:table-cell office:value-type="float" office:value="126.173697792" calcext:value-type="float">
            <text:p>126.173697792</text:p>
          </table:table-cell>
          <table:table-cell office:value-type="float" office:value="25.1966496" calcext:value-type="float">
            <text:p>25.1966496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632]+1" office:value-type="float" office:value="150" calcext:value-type="float">
            <text:p>150</text:p>
          </table:table-cell>
          <table:table-cell table:formula="of:=[.B1632]" office:value-type="float" office:value="1" calcext:value-type="float">
            <text:p>1</text:p>
          </table:table-cell>
          <table:table-cell office:value-type="float" office:value="152.30893184" calcext:value-type="float">
            <text:p>152.30893184</text:p>
          </table:table-cell>
          <table:table-cell office:value-type="float" office:value="37.4383584" calcext:value-type="float">
            <text:p>37.4383584</text:p>
          </table:table-cell>
          <table:table-cell office:value-type="float" office:value="157" calcext:value-type="float">
            <text:p>1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633]+1" office:value-type="float" office:value="150" calcext:value-type="float">
            <text:p>150</text:p>
          </table:table-cell>
          <table:table-cell table:formula="of:=[.B1633]" office:value-type="float" office:value="2" calcext:value-type="float">
            <text:p>2</text:p>
          </table:table-cell>
          <table:table-cell office:value-type="float" office:value="158.948352" calcext:value-type="float">
            <text:p>158.948352</text:p>
          </table:table-cell>
          <table:table-cell office:value-type="float" office:value="26.3505312" calcext:value-type="float">
            <text:p>26.3505312</text:p>
          </table:table-cell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634]+1" office:value-type="float" office:value="150" calcext:value-type="float">
            <text:p>150</text:p>
          </table:table-cell>
          <table:table-cell table:formula="of:=[.B1634]" office:value-type="float" office:value="3" calcext:value-type="float">
            <text:p>3</text:p>
          </table:table-cell>
          <table:table-cell office:value-type="float" office:value="144.3009344" calcext:value-type="float">
            <text:p>144.3009344</text:p>
          </table:table-cell>
          <table:table-cell office:value-type="float" office:value="26.8286592" calcext:value-type="float">
            <text:p>26.8286592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635]+1" office:value-type="float" office:value="150" calcext:value-type="float">
            <text:p>150</text:p>
          </table:table-cell>
          <table:table-cell table:formula="of:=[.B1635]" office:value-type="float" office:value="4" calcext:value-type="float">
            <text:p>4</text:p>
          </table:table-cell>
          <table:table-cell office:value-type="float" office:value="160.05920384" calcext:value-type="float">
            <text:p>160.05920384</text:p>
          </table:table-cell>
          <table:table-cell office:value-type="float" office:value="32.49909792" calcext:value-type="float">
            <text:p>32.49909792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636]+1" office:value-type="float" office:value="150" calcext:value-type="float">
            <text:p>150</text:p>
          </table:table-cell>
          <table:table-cell table:formula="of:=[.B1636]" office:value-type="float" office:value="5" calcext:value-type="float">
            <text:p>5</text:p>
          </table:table-cell>
          <table:table-cell office:value-type="float" office:value="185.09719808" calcext:value-type="float">
            <text:p>185.09719808</text:p>
          </table:table-cell>
          <table:table-cell office:value-type="float" office:value="28.7170032" calcext:value-type="float">
            <text:p>28.7170032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637]+1" office:value-type="float" office:value="150" calcext:value-type="float">
            <text:p>150</text:p>
          </table:table-cell>
          <table:table-cell table:formula="of:=[.B1637]" office:value-type="float" office:value="6" calcext:value-type="float">
            <text:p>6</text:p>
          </table:table-cell>
          <table:table-cell office:value-type="float" office:value="176.41411584" calcext:value-type="float">
            <text:p>176.41411584</text:p>
          </table:table-cell>
          <table:table-cell office:value-type="float" office:value="158.6638848" calcext:value-type="float">
            <text:p>158.6638848</text:p>
          </table:table-cell>
          <table:table-cell office:value-type="float" office:value="181" calcext:value-type="float">
            <text:p>18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638]+1" office:value-type="float" office:value="150" calcext:value-type="float">
            <text:p>150</text:p>
          </table:table-cell>
          <table:table-cell table:formula="of:=[.B1638]" office:value-type="float" office:value="7" calcext:value-type="float">
            <text:p>7</text:p>
          </table:table-cell>
          <table:table-cell office:value-type="float" office:value="161.4979456" calcext:value-type="float">
            <text:p>161.4979456</text:p>
          </table:table-cell>
          <table:table-cell office:value-type="float" office:value="170.9051856" calcext:value-type="float">
            <text:p>170.9051856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 table:formula="of:=[.A1639]+1" office:value-type="float" office:value="150" calcext:value-type="float">
            <text:p>150</text:p>
          </table:table-cell>
          <table:table-cell table:formula="of:=[.B1639]" office:value-type="float" office:value="8" calcext:value-type="float">
            <text:p>8</text:p>
          </table:table-cell>
          <table:table-cell office:value-type="float" office:value="153.64652288" calcext:value-type="float">
            <text:p>153.64652288</text:p>
          </table:table-cell>
          <table:table-cell office:value-type="float" office:value="171.2854368" calcext:value-type="float">
            <text:p>171.2854368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640]+1" office:value-type="float" office:value="150" calcext:value-type="float">
            <text:p>150</text:p>
          </table:table-cell>
          <table:table-cell table:formula="of:=[.B1640]" office:value-type="float" office:value="9" calcext:value-type="float">
            <text:p>9</text:p>
          </table:table-cell>
          <table:table-cell office:value-type="float" office:value="134.733424128" calcext:value-type="float">
            <text:p>134.733424128</text:p>
          </table:table-cell>
          <table:table-cell office:value-type="float" office:value="160.4914272" calcext:value-type="float">
            <text:p>160.4914272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641]+1" office:value-type="float" office:value="150" calcext:value-type="float">
            <text:p>150</text:p>
          </table:table-cell>
          <table:table-cell table:formula="of:=[.B1641]" office:value-type="float" office:value="10" calcext:value-type="float">
            <text:p>10</text:p>
          </table:table-cell>
          <table:table-cell office:value-type="float" office:value="115.06573696" calcext:value-type="float">
            <text:p>115.06573696</text:p>
          </table:table-cell>
          <table:table-cell office:value-type="float" office:value="31.3348128" calcext:value-type="float">
            <text:p>31.3348128</text:p>
          </table:table-cell>
          <table:table-cell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642]+1" office:value-type="float" office:value="150" calcext:value-type="float">
            <text:p>150</text:p>
          </table:table-cell>
          <table:table-cell table:formula="of:=[.B1642]" office:value-type="float" office:value="11" calcext:value-type="float">
            <text:p>11</text:p>
          </table:table-cell>
          <table:table-cell office:value-type="float" office:value="144.02837888" calcext:value-type="float">
            <text:p>144.02837888</text:p>
          </table:table-cell>
          <table:table-cell office:value-type="float" office:value="32.64708096" calcext:value-type="float">
            <text:p>32.64708096</text:p>
          </table:table-cell>
          <table:table-cell office:value-type="float" office:value="148" calcext:value-type="float">
            <text:p>1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643]+1" office:value-type="float" office:value="151" calcext:value-type="float">
            <text:p>151</text:p>
          </table:table-cell>
          <table:table-cell table:formula="of:=[.B1643]" office:value-type="float" office:value="1" calcext:value-type="float">
            <text:p>1</text:p>
          </table:table-cell>
          <table:table-cell office:value-type="float" office:value="112.38513472" calcext:value-type="float">
            <text:p>112.38513472</text:p>
          </table:table-cell>
          <table:table-cell office:value-type="float" office:value="33.03959616" calcext:value-type="float">
            <text:p>33.03959616</text:p>
          </table:table-cell>
          <table:table-cell office:value-type="float" office:value="111" calcext:value-type="float">
            <text:p>1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644]+1" office:value-type="float" office:value="151" calcext:value-type="float">
            <text:p>151</text:p>
          </table:table-cell>
          <table:table-cell table:formula="of:=[.B1644]" office:value-type="float" office:value="2" calcext:value-type="float">
            <text:p>2</text:p>
          </table:table-cell>
          <table:table-cell office:value-type="float" office:value="119.29766912" calcext:value-type="float">
            <text:p>119.29766912</text:p>
          </table:table-cell>
          <table:table-cell office:value-type="float" office:value="21.2401536" calcext:value-type="float">
            <text:p>21.2401536</text:p>
          </table:table-cell>
          <table:table-cell office:value-type="float" office:value="119" calcext:value-type="float">
            <text:p>1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645]+1" office:value-type="float" office:value="151" calcext:value-type="float">
            <text:p>151</text:p>
          </table:table-cell>
          <table:table-cell table:formula="of:=[.B1645]" office:value-type="float" office:value="3" calcext:value-type="float">
            <text:p>3</text:p>
          </table:table-cell>
          <table:table-cell office:value-type="float" office:value="103.3539712" calcext:value-type="float">
            <text:p>103.3539712</text:p>
          </table:table-cell>
          <table:table-cell office:value-type="float" office:value="21.5359728" calcext:value-type="float">
            <text:p>21.5359728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646]+1" office:value-type="float" office:value="151" calcext:value-type="float">
            <text:p>151</text:p>
          </table:table-cell>
          <table:table-cell table:formula="of:=[.B1646]" office:value-type="float" office:value="4" calcext:value-type="float">
            <text:p>4</text:p>
          </table:table-cell>
          <table:table-cell office:value-type="float" office:value="120.45373056" calcext:value-type="float">
            <text:p>120.45373056</text:p>
          </table:table-cell>
          <table:table-cell office:value-type="float" office:value="27.9802464" calcext:value-type="float">
            <text:p>27.9802464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647]+1" office:value-type="float" office:value="151" calcext:value-type="float">
            <text:p>151</text:p>
          </table:table-cell>
          <table:table-cell table:formula="of:=[.B1647]" office:value-type="float" office:value="5" calcext:value-type="float">
            <text:p>5</text:p>
          </table:table-cell>
          <table:table-cell office:value-type="float" office:value="145.73708928" calcext:value-type="float">
            <text:p>145.73708928</text:p>
          </table:table-cell>
          <table:table-cell office:value-type="float" office:value="26.2684608" calcext:value-type="float">
            <text:p>26.2684608</text:p>
          </table:table-cell>
          <table:table-cell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648]+1" office:value-type="float" office:value="151" calcext:value-type="float">
            <text:p>151</text:p>
          </table:table-cell>
          <table:table-cell table:formula="of:=[.B1648]" office:value-type="float" office:value="6" calcext:value-type="float">
            <text:p>6</text:p>
          </table:table-cell>
          <table:table-cell office:value-type="float" office:value="132.47522816" calcext:value-type="float">
            <text:p>132.47522816</text:p>
          </table:table-cell>
          <table:table-cell office:value-type="float" office:value="161.059488" calcext:value-type="float">
            <text:p>161.059488</text:p>
          </table:table-cell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649]+1" office:value-type="float" office:value="151" calcext:value-type="float">
            <text:p>151</text:p>
          </table:table-cell>
          <table:table-cell table:formula="of:=[.B1649]" office:value-type="float" office:value="7" calcext:value-type="float">
            <text:p>7</text:p>
          </table:table-cell>
          <table:table-cell office:value-type="float" office:value="114.6031552" calcext:value-type="float">
            <text:p>114.6031552</text:p>
          </table:table-cell>
          <table:table-cell office:value-type="float" office:value="174.5030496" calcext:value-type="float">
            <text:p>174.5030496</text:p>
          </table:table-cell>
          <table:table-cell office:value-type="float" office:value="111" calcext:value-type="float">
            <text:p>11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650]+1" office:value-type="float" office:value="151" calcext:value-type="float">
            <text:p>151</text:p>
          </table:table-cell>
          <table:table-cell table:formula="of:=[.B1650]" office:value-type="float" office:value="8" calcext:value-type="float">
            <text:p>8</text:p>
          </table:table-cell>
          <table:table-cell office:value-type="float" office:value="106.61322368" calcext:value-type="float">
            <text:p>106.61322368</text:p>
          </table:table-cell>
          <table:table-cell office:value-type="float" office:value="174.7211424" calcext:value-type="float">
            <text:p>174.7211424</text:p>
          </table:table-cell>
          <table:table-cell office:value-type="float" office:value="105" calcext:value-type="float">
            <text:p>10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651]+1" office:value-type="float" office:value="151" calcext:value-type="float">
            <text:p>151</text:p>
          </table:table-cell>
          <table:table-cell table:formula="of:=[.B1651]" office:value-type="float" office:value="9" calcext:value-type="float">
            <text:p>9</text:p>
          </table:table-cell>
          <table:table-cell office:value-type="float" office:value="87.77526144" calcext:value-type="float">
            <text:p>87.77526144</text:p>
          </table:table-cell>
          <table:table-cell office:value-type="float" office:value="161.4167136" calcext:value-type="float">
            <text:p>161.4167136</text:p>
          </table:table-cell>
          <table:table-cell office:value-type="float" office:value="89" calcext:value-type="float">
            <text:p>8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652]+1" office:value-type="float" office:value="151" calcext:value-type="float">
            <text:p>151</text:p>
          </table:table-cell>
          <table:table-cell table:formula="of:=[.B1652]" office:value-type="float" office:value="10" calcext:value-type="float">
            <text:p>10</text:p>
          </table:table-cell>
          <table:table-cell office:value-type="float" office:value="73.9947904" calcext:value-type="float">
            <text:p>73.9947904</text:p>
          </table:table-cell>
          <table:table-cell office:value-type="float" office:value="26.4786816" calcext:value-type="float">
            <text:p>26.4786816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653]+1" office:value-type="float" office:value="151" calcext:value-type="float">
            <text:p>151</text:p>
          </table:table-cell>
          <table:table-cell table:formula="of:=[.B1653]" office:value-type="float" office:value="11" calcext:value-type="float">
            <text:p>11</text:p>
          </table:table-cell>
          <table:table-cell office:value-type="float" office:value="103.8157568" calcext:value-type="float">
            <text:p>103.8157568</text:p>
          </table:table-cell>
          <table:table-cell office:value-type="float" office:value="28.14470112" calcext:value-type="float">
            <text:p>28.14470112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654]+1" office:value-type="float" office:value="152" calcext:value-type="float">
            <text:p>152</text:p>
          </table:table-cell>
          <table:table-cell table:formula="of:=[.B1654]" office:value-type="float" office:value="1" calcext:value-type="float">
            <text:p>1</text:p>
          </table:table-cell>
          <table:table-cell office:value-type="float" office:value="167.85995136" calcext:value-type="float">
            <text:p>167.85995136</text:p>
          </table:table-cell>
          <table:table-cell office:value-type="float" office:value="30.44844864" calcext:value-type="float">
            <text:p>30.44844864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655]+1" office:value-type="float" office:value="152" calcext:value-type="float">
            <text:p>152</text:p>
          </table:table-cell>
          <table:table-cell table:formula="of:=[.B1655]" office:value-type="float" office:value="2" calcext:value-type="float">
            <text:p>2</text:p>
          </table:table-cell>
          <table:table-cell office:value-type="float" office:value="175.03659008" calcext:value-type="float">
            <text:p>175.03659008</text:p>
          </table:table-cell>
          <table:table-cell office:value-type="float" office:value="18.1678272" calcext:value-type="float">
            <text:p>18.1678272</text:p>
          </table:table-cell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656]+1" office:value-type="float" office:value="152" calcext:value-type="float">
            <text:p>152</text:p>
          </table:table-cell>
          <table:table-cell table:formula="of:=[.B1656]" office:value-type="float" office:value="3" calcext:value-type="float">
            <text:p>3</text:p>
          </table:table-cell>
          <table:table-cell office:value-type="float" office:value="160.28139136" calcext:value-type="float">
            <text:p>160.28139136</text:p>
          </table:table-cell>
          <table:table-cell office:value-type="float" office:value="18.06309696" calcext:value-type="float">
            <text:p>18.06309696</text:p>
          </table:table-cell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657]+1" office:value-type="float" office:value="152" calcext:value-type="float">
            <text:p>152</text:p>
          </table:table-cell>
          <table:table-cell table:formula="of:=[.B1657]" office:value-type="float" office:value="4" calcext:value-type="float">
            <text:p>4</text:p>
          </table:table-cell>
          <table:table-cell office:value-type="float" office:value="177.17465984" calcext:value-type="float">
            <text:p>177.17465984</text:p>
          </table:table-cell>
          <table:table-cell office:value-type="float" office:value="23.58460224" calcext:value-type="float">
            <text:p>23.58460224</text:p>
          </table:table-cell>
          <table:table-cell office:value-type="float" office:value="176" calcext:value-type="float">
            <text:p>1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658]+1" office:value-type="float" office:value="152" calcext:value-type="float">
            <text:p>152</text:p>
          </table:table-cell>
          <table:table-cell table:formula="of:=[.B1658]" office:value-type="float" office:value="5" calcext:value-type="float">
            <text:p>5</text:p>
          </table:table-cell>
          <table:table-cell office:value-type="float" office:value="202.0647424" calcext:value-type="float">
            <text:p>202.0647424</text:p>
          </table:table-cell>
          <table:table-cell office:value-type="float" office:value="21.579432" calcext:value-type="float">
            <text:p>21.579432</text:p>
          </table:table-cell>
          <table:table-cell office:value-type="float" office:value="203" calcext:value-type="float">
            <text:p>2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659]+1" office:value-type="float" office:value="152" calcext:value-type="float">
            <text:p>152</text:p>
          </table:table-cell>
          <table:table-cell table:formula="of:=[.B1659]" office:value-type="float" office:value="6" calcext:value-type="float">
            <text:p>6</text:p>
          </table:table-cell>
          <table:table-cell office:value-type="float" office:value="186.25504" calcext:value-type="float">
            <text:p>186.25504</text:p>
          </table:table-cell>
          <table:table-cell office:value-type="float" office:value="153.5942784" calcext:value-type="float">
            <text:p>153.5942784</text:p>
          </table:table-cell>
          <table:table-cell office:value-type="float" office:value="182" calcext:value-type="float">
            <text:p>18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1660]+1" office:value-type="float" office:value="152" calcext:value-type="float">
            <text:p>152</text:p>
          </table:table-cell>
          <table:table-cell table:formula="of:=[.B1660]" office:value-type="float" office:value="7" calcext:value-type="float">
            <text:p>7</text:p>
          </table:table-cell>
          <table:table-cell office:value-type="float" office:value="169.5338752" calcext:value-type="float">
            <text:p>169.5338752</text:p>
          </table:table-cell>
          <table:table-cell office:value-type="float" office:value="165.9613248" calcext:value-type="float">
            <text:p>165.9613248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661]+1" office:value-type="float" office:value="152" calcext:value-type="float">
            <text:p>152</text:p>
          </table:table-cell>
          <table:table-cell table:formula="of:=[.B1661]" office:value-type="float" office:value="8" calcext:value-type="float">
            <text:p>8</text:p>
          </table:table-cell>
          <table:table-cell office:value-type="float" office:value="162.42016" calcext:value-type="float">
            <text:p>162.42016</text:p>
          </table:table-cell>
          <table:table-cell office:value-type="float" office:value="165.8981952" calcext:value-type="float">
            <text:p>165.8981952</text:p>
          </table:table-cell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662]+1" office:value-type="float" office:value="152" calcext:value-type="float">
            <text:p>152</text:p>
          </table:table-cell>
          <table:table-cell table:formula="of:=[.B1662]" office:value-type="float" office:value="9" calcext:value-type="float">
            <text:p>9</text:p>
          </table:table-cell>
          <table:table-cell office:value-type="float" office:value="146.26141568" calcext:value-type="float">
            <text:p>146.26141568</text:p>
          </table:table-cell>
          <table:table-cell office:value-type="float" office:value="153.490896" calcext:value-type="float">
            <text:p>153.490896</text:p>
          </table:table-cell>
          <table:table-cell office:value-type="float" office:value="147" calcext:value-type="float">
            <text:p>14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1663]+1" office:value-type="float" office:value="152" calcext:value-type="float">
            <text:p>152</text:p>
          </table:table-cell>
          <table:table-cell table:formula="of:=[.B1663]" office:value-type="float" office:value="10" calcext:value-type="float">
            <text:p>10</text:p>
          </table:table-cell>
          <table:table-cell office:value-type="float" office:value="130.47082944" calcext:value-type="float">
            <text:p>130.47082944</text:p>
          </table:table-cell>
          <table:table-cell office:value-type="float" office:value="21.62370912" calcext:value-type="float">
            <text:p>21.62370912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664]+1" office:value-type="float" office:value="152" calcext:value-type="float">
            <text:p>152</text:p>
          </table:table-cell>
          <table:table-cell table:formula="of:=[.B1664]" office:value-type="float" office:value="11" calcext:value-type="float">
            <text:p>11</text:p>
          </table:table-cell>
          <table:table-cell office:value-type="float" office:value="159.733184" calcext:value-type="float">
            <text:p>159.733184</text:p>
          </table:table-cell>
          <table:table-cell office:value-type="float" office:value="23.3238144" calcext:value-type="float">
            <text:p>23.3238144</text:p>
          </table:table-cell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665]+1" office:value-type="float" office:value="153" calcext:value-type="float">
            <text:p>153</text:p>
          </table:table-cell>
          <table:table-cell table:formula="of:=[.B1665]" office:value-type="float" office:value="1" calcext:value-type="float">
            <text:p>1</text:p>
          </table:table-cell>
          <table:table-cell office:value-type="float" office:value="146.20590464" calcext:value-type="float">
            <text:p>146.20590464</text:p>
          </table:table-cell>
          <table:table-cell office:value-type="float" office:value="40.3021632" calcext:value-type="float">
            <text:p>40.3021632</text:p>
          </table:table-cell>
          <table:table-cell office:value-type="float" office:value="147" calcext:value-type="float">
            <text:p>1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666]+1" office:value-type="float" office:value="153" calcext:value-type="float">
            <text:p>153</text:p>
          </table:table-cell>
          <table:table-cell table:formula="of:=[.B1666]" office:value-type="float" office:value="2" calcext:value-type="float">
            <text:p>2</text:p>
          </table:table-cell>
          <table:table-cell office:value-type="float" office:value="152.99226368" calcext:value-type="float">
            <text:p>152.99226368</text:p>
          </table:table-cell>
          <table:table-cell office:value-type="float" office:value="30.4924032" calcext:value-type="float">
            <text:p>30.4924032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667]+1" office:value-type="float" office:value="153" calcext:value-type="float">
            <text:p>153</text:p>
          </table:table-cell>
          <table:table-cell table:formula="of:=[.B1667]" office:value-type="float" office:value="3" calcext:value-type="float">
            <text:p>3</text:p>
          </table:table-cell>
          <table:table-cell office:value-type="float" office:value="138.01875072" calcext:value-type="float">
            <text:p>138.01875072</text:p>
          </table:table-cell>
          <table:table-cell office:value-type="float" office:value="30.2352384" calcext:value-type="float">
            <text:p>30.2352384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668]+1" office:value-type="float" office:value="153" calcext:value-type="float">
            <text:p>153</text:p>
          </table:table-cell>
          <table:table-cell table:formula="of:=[.B1668]" office:value-type="float" office:value="4" calcext:value-type="float">
            <text:p>4</text:p>
          </table:table-cell>
          <table:table-cell office:value-type="float" office:value="153.21361152" calcext:value-type="float">
            <text:p>153.21361152</text:p>
          </table:table-cell>
          <table:table-cell office:value-type="float" office:value="35.3541024" calcext:value-type="float">
            <text:p>35.3541024</text:p>
          </table:table-cell>
          <table:table-cell office:value-type="float" office:value="155" calcext:value-type="float">
            <text:p>1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669]+1" office:value-type="float" office:value="153" calcext:value-type="float">
            <text:p>153</text:p>
          </table:table-cell>
          <table:table-cell table:formula="of:=[.B1669]" office:value-type="float" office:value="5" calcext:value-type="float">
            <text:p>5</text:p>
          </table:table-cell>
          <table:table-cell office:value-type="float" office:value="177.55741824" calcext:value-type="float">
            <text:p>177.55741824</text:p>
          </table:table-cell>
          <table:table-cell office:value-type="float" office:value="33.38232384" calcext:value-type="float">
            <text:p>33.38232384</text:p>
          </table:table-cell>
          <table:table-cell office:value-type="float" office:value="179" calcext:value-type="float">
            <text:p>1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670]+1" office:value-type="float" office:value="153" calcext:value-type="float">
            <text:p>153</text:p>
          </table:table-cell>
          <table:table-cell table:formula="of:=[.B1670]" office:value-type="float" office:value="6" calcext:value-type="float">
            <text:p>6</text:p>
          </table:table-cell>
          <table:table-cell office:value-type="float" office:value="164.59046144" calcext:value-type="float">
            <text:p>164.59046144</text:p>
          </table:table-cell>
          <table:table-cell office:value-type="float" office:value="163.810272" calcext:value-type="float">
            <text:p>163.810272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671]+1" office:value-type="float" office:value="153" calcext:value-type="float">
            <text:p>153</text:p>
          </table:table-cell>
          <table:table-cell table:formula="of:=[.B1671]" office:value-type="float" office:value="7" calcext:value-type="float">
            <text:p>7</text:p>
          </table:table-cell>
          <table:table-cell office:value-type="float" office:value="148.67978496" calcext:value-type="float">
            <text:p>148.67978496</text:p>
          </table:table-cell>
          <table:table-cell office:value-type="float" office:value="177.51316416" calcext:value-type="float">
            <text:p>177.51316416</text:p>
          </table:table-cell>
          <table:table-cell office:value-type="float" office:value="146" calcext:value-type="float">
            <text:p>14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672]+1" office:value-type="float" office:value="153" calcext:value-type="float">
            <text:p>153</text:p>
          </table:table-cell>
          <table:table-cell table:formula="of:=[.B1672]" office:value-type="float" office:value="8" calcext:value-type="float">
            <text:p>8</text:p>
          </table:table-cell>
          <table:table-cell office:value-type="float" office:value="141.39687296" calcext:value-type="float">
            <text:p>141.39687296</text:p>
          </table:table-cell>
          <table:table-cell office:value-type="float" office:value="177.6957216" calcext:value-type="float">
            <text:p>177.6957216</text:p>
          </table:table-cell>
          <table:table-cell office:value-type="float" office:value="139" calcext:value-type="float">
            <text:p>13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673]+1" office:value-type="float" office:value="153" calcext:value-type="float">
            <text:p>153</text:p>
          </table:table-cell>
          <table:table-cell table:formula="of:=[.B1673]" office:value-type="float" office:value="9" calcext:value-type="float">
            <text:p>9</text:p>
          </table:table-cell>
          <table:table-cell office:value-type="float" office:value="123.465376" calcext:value-type="float">
            <text:p>123.465376</text:p>
          </table:table-cell>
          <table:table-cell office:value-type="float" office:value="165.6569376" calcext:value-type="float">
            <text:p>165.6569376</text:p>
          </table:table-cell>
          <table:table-cell office:value-type="float" office:value="123" calcext:value-type="float">
            <text:p>12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674]+1" office:value-type="float" office:value="153" calcext:value-type="float">
            <text:p>153</text:p>
          </table:table-cell>
          <table:table-cell table:formula="of:=[.B1674]" office:value-type="float" office:value="10" calcext:value-type="float">
            <text:p>10</text:p>
          </table:table-cell>
          <table:table-cell office:value-type="float" office:value="108.65229056" calcext:value-type="float">
            <text:p>108.65229056</text:p>
          </table:table-cell>
          <table:table-cell office:value-type="float" office:value="34.421088" calcext:value-type="float">
            <text:p>34.421088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675]+1" office:value-type="float" office:value="153" calcext:value-type="float">
            <text:p>153</text:p>
          </table:table-cell>
          <table:table-cell table:formula="of:=[.B1675]" office:value-type="float" office:value="11" calcext:value-type="float">
            <text:p>11</text:p>
          </table:table-cell>
          <table:table-cell office:value-type="float" office:value="137.1854848" calcext:value-type="float">
            <text:p>137.1854848</text:p>
          </table:table-cell>
          <table:table-cell office:value-type="float" office:value="36.3182496" calcext:value-type="float">
            <text:p>36.3182496</text:p>
          </table:table-cell>
          <table:table-cell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676]+1" office:value-type="float" office:value="154" calcext:value-type="float">
            <text:p>154</text:p>
          </table:table-cell>
          <table:table-cell table:formula="of:=[.B1676]" office:value-type="float" office:value="1" calcext:value-type="float">
            <text:p>1</text:p>
          </table:table-cell>
          <table:table-cell office:value-type="float" office:value="149.20750848" calcext:value-type="float">
            <text:p>149.20750848</text:p>
          </table:table-cell>
          <table:table-cell office:value-type="float" office:value="25.75245696" calcext:value-type="float">
            <text:p>25.75245696</text:p>
          </table:table-cell>
          <table:table-cell office:value-type="float" office:value="151" calcext:value-type="float">
            <text:p>1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677]+1" office:value-type="float" office:value="154" calcext:value-type="float">
            <text:p>154</text:p>
          </table:table-cell>
          <table:table-cell table:formula="of:=[.B1677]" office:value-type="float" office:value="2" calcext:value-type="float">
            <text:p>2</text:p>
          </table:table-cell>
          <table:table-cell office:value-type="float" office:value="156.4599296" calcext:value-type="float">
            <text:p>156.4599296</text:p>
          </table:table-cell>
          <table:table-cell office:value-type="float" office:value="13.6882272" calcext:value-type="float">
            <text:p>13.6882272</text:p>
          </table:table-cell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678]+1" office:value-type="float" office:value="154" calcext:value-type="float">
            <text:p>154</text:p>
          </table:table-cell>
          <table:table-cell table:formula="of:=[.B1678]" office:value-type="float" office:value="3" calcext:value-type="float">
            <text:p>3</text:p>
          </table:table-cell>
          <table:table-cell office:value-type="float" office:value="140.07053056" calcext:value-type="float">
            <text:p>140.07053056</text:p>
          </table:table-cell>
          <table:table-cell office:value-type="float" office:value="14.16484416" calcext:value-type="float">
            <text:p>14.16484416</text:p>
          </table:table-cell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679]+1" office:value-type="float" office:value="154" calcext:value-type="float">
            <text:p>154</text:p>
          </table:table-cell>
          <table:table-cell table:formula="of:=[.B1679]" office:value-type="float" office:value="4" calcext:value-type="float">
            <text:p>4</text:p>
          </table:table-cell>
          <table:table-cell office:value-type="float" office:value="157.62639232" calcext:value-type="float">
            <text:p>157.62639232</text:p>
          </table:table-cell>
          <table:table-cell office:value-type="float" office:value="19.75482528" calcext:value-type="float">
            <text:p>19.75482528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680]+1" office:value-type="float" office:value="154" calcext:value-type="float">
            <text:p>154</text:p>
          </table:table-cell>
          <table:table-cell table:formula="of:=[.B1680]" office:value-type="float" office:value="5" calcext:value-type="float">
            <text:p>5</text:p>
          </table:table-cell>
          <table:table-cell office:value-type="float" office:value="183.57467648" calcext:value-type="float">
            <text:p>183.57467648</text:p>
          </table:table-cell>
          <table:table-cell office:value-type="float" office:value="15.80658528" calcext:value-type="float">
            <text:p>15.80658528</text:p>
          </table:table-cell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681]+1" office:value-type="float" office:value="154" calcext:value-type="float">
            <text:p>154</text:p>
          </table:table-cell>
          <table:table-cell table:formula="of:=[.B1681]" office:value-type="float" office:value="6" calcext:value-type="float">
            <text:p>6</text:p>
          </table:table-cell>
          <table:table-cell office:value-type="float" office:value="173.3696768" calcext:value-type="float">
            <text:p>173.3696768</text:p>
          </table:table-cell>
          <table:table-cell office:value-type="float" office:value="154.2402336" calcext:value-type="float">
            <text:p>154.2402336</text:p>
          </table:table-cell>
          <table:table-cell office:value-type="float" office:value="175" calcext:value-type="float">
            <text:p>17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682]+1" office:value-type="float" office:value="154" calcext:value-type="float">
            <text:p>154</text:p>
          </table:table-cell>
          <table:table-cell table:formula="of:=[.B1682]" office:value-type="float" office:value="7" calcext:value-type="float">
            <text:p>7</text:p>
          </table:table-cell>
          <table:table-cell office:value-type="float" office:value="155.53870976" calcext:value-type="float">
            <text:p>155.53870976</text:p>
          </table:table-cell>
          <table:table-cell office:value-type="float" office:value="167.0288544" calcext:value-type="float">
            <text:p>167.0288544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683]+1" office:value-type="float" office:value="154" calcext:value-type="float">
            <text:p>154</text:p>
          </table:table-cell>
          <table:table-cell table:formula="of:=[.B1683]" office:value-type="float" office:value="8" calcext:value-type="float">
            <text:p>8</text:p>
          </table:table-cell>
          <table:table-cell office:value-type="float" office:value="148.203488" calcext:value-type="float">
            <text:p>148.203488</text:p>
          </table:table-cell>
          <table:table-cell office:value-type="float" office:value="166.9170624" calcext:value-type="float">
            <text:p>166.9170624</text:p>
          </table:table-cell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684]+1" office:value-type="float" office:value="154" calcext:value-type="float">
            <text:p>154</text:p>
          </table:table-cell>
          <table:table-cell table:formula="of:=[.B1684]" office:value-type="float" office:value="9" calcext:value-type="float">
            <text:p>9</text:p>
          </table:table-cell>
          <table:table-cell office:value-type="float" office:value="128.577522048" calcext:value-type="float">
            <text:p>128.577522048</text:p>
          </table:table-cell>
          <table:table-cell office:value-type="float" office:value="155.4154992" calcext:value-type="float">
            <text:p>155.4154992</text:p>
          </table:table-cell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685]+1" office:value-type="float" office:value="154" calcext:value-type="float">
            <text:p>154</text:p>
          </table:table-cell>
          <table:table-cell table:formula="of:=[.B1685]" office:value-type="float" office:value="10" calcext:value-type="float">
            <text:p>10</text:p>
          </table:table-cell>
          <table:table-cell office:value-type="float" office:value="110.98639872" calcext:value-type="float">
            <text:p>110.98639872</text:p>
          </table:table-cell>
          <table:table-cell office:value-type="float" office:value="19.32855072" calcext:value-type="float">
            <text:p>19.32855072</text:p>
          </table:table-cell>
          <table:table-cell office:value-type="float" office:value="111" calcext:value-type="float">
            <text:p>1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686]+1" office:value-type="float" office:value="154" calcext:value-type="float">
            <text:p>154</text:p>
          </table:table-cell>
          <table:table-cell table:formula="of:=[.B1686]" office:value-type="float" office:value="11" calcext:value-type="float">
            <text:p>11</text:p>
          </table:table-cell>
          <table:table-cell office:value-type="float" office:value="140.7411072" calcext:value-type="float">
            <text:p>140.7411072</text:p>
          </table:table-cell>
          <table:table-cell office:value-type="float" office:value="20.7949728" calcext:value-type="float">
            <text:p>20.7949728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687]+1" office:value-type="float" office:value="155" calcext:value-type="float">
            <text:p>155</text:p>
          </table:table-cell>
          <table:table-cell table:formula="of:=[.B1687]" office:value-type="float" office:value="1" calcext:value-type="float">
            <text:p>1</text:p>
          </table:table-cell>
          <table:table-cell office:value-type="float" office:value="136.98334976" calcext:value-type="float">
            <text:p>136.98334976</text:p>
          </table:table-cell>
          <table:table-cell office:value-type="float" office:value="23.66784672" calcext:value-type="float">
            <text:p>23.66784672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688]+1" office:value-type="float" office:value="155" calcext:value-type="float">
            <text:p>155</text:p>
          </table:table-cell>
          <table:table-cell table:formula="of:=[.B1688]" office:value-type="float" office:value="2" calcext:value-type="float">
            <text:p>2</text:p>
          </table:table-cell>
          <table:table-cell office:value-type="float" office:value="143.65041728" calcext:value-type="float">
            <text:p>143.65041728</text:p>
          </table:table-cell>
          <table:table-cell office:value-type="float" office:value="11.2963488" calcext:value-type="float">
            <text:p>11.2963488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89]+1" office:value-type="float" office:value="155" calcext:value-type="float">
            <text:p>155</text:p>
          </table:table-cell>
          <table:table-cell table:formula="of:=[.B1689]" office:value-type="float" office:value="3" calcext:value-type="float">
            <text:p>3</text:p>
          </table:table-cell>
          <table:table-cell office:value-type="float" office:value="127.607507456" calcext:value-type="float">
            <text:p>127.607507456</text:p>
          </table:table-cell>
          <table:table-cell office:value-type="float" office:value="12.6382464" calcext:value-type="float">
            <text:p>12.6382464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690]+1" office:value-type="float" office:value="155" calcext:value-type="float">
            <text:p>155</text:p>
          </table:table-cell>
          <table:table-cell table:formula="of:=[.B1690]" office:value-type="float" office:value="4" calcext:value-type="float">
            <text:p>4</text:p>
          </table:table-cell>
          <table:table-cell office:value-type="float" office:value="145.08873728" calcext:value-type="float">
            <text:p>145.08873728</text:p>
          </table:table-cell>
          <table:table-cell office:value-type="float" office:value="17.864016" calcext:value-type="float">
            <text:p>17.864016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691]+1" office:value-type="float" office:value="155" calcext:value-type="float">
            <text:p>155</text:p>
          </table:table-cell>
          <table:table-cell table:formula="of:=[.B1691]" office:value-type="float" office:value="5" calcext:value-type="float">
            <text:p>5</text:p>
          </table:table-cell>
          <table:table-cell office:value-type="float" office:value="171.86919424" calcext:value-type="float">
            <text:p>171.86919424</text:p>
          </table:table-cell>
          <table:table-cell office:value-type="float" office:value="13.4412096" calcext:value-type="float">
            <text:p>13.4412096</text:p>
          </table:table-cell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692]+1" office:value-type="float" office:value="155" calcext:value-type="float">
            <text:p>155</text:p>
          </table:table-cell>
          <table:table-cell table:formula="of:=[.B1692]" office:value-type="float" office:value="6" calcext:value-type="float">
            <text:p>6</text:p>
          </table:table-cell>
          <table:table-cell office:value-type="float" office:value="166.84476416" calcext:value-type="float">
            <text:p>166.84476416</text:p>
          </table:table-cell>
          <table:table-cell office:value-type="float" office:value="154.79328" calcext:value-type="float">
            <text:p>154.79328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693]+1" office:value-type="float" office:value="155" calcext:value-type="float">
            <text:p>155</text:p>
          </table:table-cell>
          <table:table-cell table:formula="of:=[.B1693]" office:value-type="float" office:value="7" calcext:value-type="float">
            <text:p>7</text:p>
          </table:table-cell>
          <table:table-cell office:value-type="float" office:value="150.03237504" calcext:value-type="float">
            <text:p>150.03237504</text:p>
          </table:table-cell>
          <table:table-cell office:value-type="float" office:value="169.5488544" calcext:value-type="float">
            <text:p>169.5488544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694]+1" office:value-type="float" office:value="155" calcext:value-type="float">
            <text:p>155</text:p>
          </table:table-cell>
          <table:table-cell table:formula="of:=[.B1694]" office:value-type="float" office:value="8" calcext:value-type="float">
            <text:p>8</text:p>
          </table:table-cell>
          <table:table-cell office:value-type="float" office:value="142.4890816" calcext:value-type="float">
            <text:p>142.4890816</text:p>
          </table:table-cell>
          <table:table-cell office:value-type="float" office:value="170.3716896" calcext:value-type="float">
            <text:p>170.3716896</text:p>
          </table:table-cell>
          <table:table-cell office:value-type="float" office:value="147" calcext:value-type="float">
            <text:p>14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695]+1" office:value-type="float" office:value="155" calcext:value-type="float">
            <text:p>155</text:p>
          </table:table-cell>
          <table:table-cell table:formula="of:=[.B1695]" office:value-type="float" office:value="9" calcext:value-type="float">
            <text:p>9</text:p>
          </table:table-cell>
          <table:table-cell office:value-type="float" office:value="122.02091392" calcext:value-type="float">
            <text:p>122.02091392</text:p>
          </table:table-cell>
          <table:table-cell office:value-type="float" office:value="157.4531232" calcext:value-type="float">
            <text:p>157.4531232</text:p>
          </table:table-cell>
          <table:table-cell office:value-type="float" office:value="127" calcext:value-type="float">
            <text:p>12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696]+1" office:value-type="float" office:value="155" calcext:value-type="float">
            <text:p>155</text:p>
          </table:table-cell>
          <table:table-cell table:formula="of:=[.B1696]" office:value-type="float" office:value="10" calcext:value-type="float">
            <text:p>10</text:p>
          </table:table-cell>
          <table:table-cell office:value-type="float" office:value="97.46824064" calcext:value-type="float">
            <text:p>97.46824064</text:p>
          </table:table-cell>
          <table:table-cell office:value-type="float" office:value="19.6260864" calcext:value-type="float">
            <text:p>19.6260864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697]+1" office:value-type="float" office:value="155" calcext:value-type="float">
            <text:p>155</text:p>
          </table:table-cell>
          <table:table-cell table:formula="of:=[.B1697]" office:value-type="float" office:value="11" calcext:value-type="float">
            <text:p>11</text:p>
          </table:table-cell>
          <table:table-cell office:value-type="float" office:value="127.8843582848" calcext:value-type="float">
            <text:p>127.8843582848</text:p>
          </table:table-cell>
          <table:table-cell office:value-type="float" office:value="19.5008928" calcext:value-type="float">
            <text:p>19.5008928</text:p>
          </table:table-cell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698]+1" office:value-type="float" office:value="156" calcext:value-type="float">
            <text:p>156</text:p>
          </table:table-cell>
          <table:table-cell table:formula="of:=[.B1698]" office:value-type="float" office:value="1" calcext:value-type="float">
            <text:p>1</text:p>
          </table:table-cell>
          <table:table-cell office:value-type="float" office:value="167.0650624" calcext:value-type="float">
            <text:p>167.0650624</text:p>
          </table:table-cell>
          <table:table-cell office:value-type="float" office:value="34.5013824" calcext:value-type="float">
            <text:p>34.5013824</text:p>
          </table:table-cell>
          <table:table-cell office:value-type="float" office:value="164" calcext:value-type="float">
            <text:p>1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699]+1" office:value-type="float" office:value="156" calcext:value-type="float">
            <text:p>156</text:p>
          </table:table-cell>
          <table:table-cell table:formula="of:=[.B1699]" office:value-type="float" office:value="2" calcext:value-type="float">
            <text:p>2</text:p>
          </table:table-cell>
          <table:table-cell office:value-type="float" office:value="174.541312" calcext:value-type="float">
            <text:p>174.541312</text:p>
          </table:table-cell>
          <table:table-cell office:value-type="float" office:value="24.0028128" calcext:value-type="float">
            <text:p>24.0028128</text:p>
          </table:table-cell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700]+1" office:value-type="float" office:value="156" calcext:value-type="float">
            <text:p>156</text:p>
          </table:table-cell>
          <table:table-cell table:formula="of:=[.B1700]" office:value-type="float" office:value="3" calcext:value-type="float">
            <text:p>3</text:p>
          </table:table-cell>
          <table:table-cell office:value-type="float" office:value="158.39509632" calcext:value-type="float">
            <text:p>158.39509632</text:p>
          </table:table-cell>
          <table:table-cell office:value-type="float" office:value="23.6343264" calcext:value-type="float">
            <text:p>23.6343264</text:p>
          </table:table-cell>
          <table:table-cell office:value-type="float" office:value="157" calcext:value-type="float">
            <text:p>1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701]+1" office:value-type="float" office:value="156" calcext:value-type="float">
            <text:p>156</text:p>
          </table:table-cell>
          <table:table-cell table:formula="of:=[.B1701]" office:value-type="float" office:value="4" calcext:value-type="float">
            <text:p>4</text:p>
          </table:table-cell>
          <table:table-cell office:value-type="float" office:value="175.58509056" calcext:value-type="float">
            <text:p>175.58509056</text:p>
          </table:table-cell>
          <table:table-cell office:value-type="float" office:value="29.9311296" calcext:value-type="float">
            <text:p>29.9311296</text:p>
          </table:table-cell>
          <table:table-cell office:value-type="float" office:value="172" calcext:value-type="float">
            <text:p>17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702]+1" office:value-type="float" office:value="156" calcext:value-type="float">
            <text:p>156</text:p>
          </table:table-cell>
          <table:table-cell table:formula="of:=[.B1702]" office:value-type="float" office:value="5" calcext:value-type="float">
            <text:p>5</text:p>
          </table:table-cell>
          <table:table-cell office:value-type="float" office:value="199.1514432" calcext:value-type="float">
            <text:p>199.1514432</text:p>
          </table:table-cell>
          <table:table-cell office:value-type="float" office:value="25.6759584" calcext:value-type="float">
            <text:p>25.6759584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703]+1" office:value-type="float" office:value="156" calcext:value-type="float">
            <text:p>156</text:p>
          </table:table-cell>
          <table:table-cell table:formula="of:=[.B1703]" office:value-type="float" office:value="6" calcext:value-type="float">
            <text:p>6</text:p>
          </table:table-cell>
          <table:table-cell office:value-type="float" office:value="188.27498624" calcext:value-type="float">
            <text:p>188.27498624</text:p>
          </table:table-cell>
          <table:table-cell office:value-type="float" office:value="161.9495328" calcext:value-type="float">
            <text:p>161.9495328</text:p>
          </table:table-cell>
          <table:table-cell office:value-type="float" office:value="186" calcext:value-type="float">
            <text:p>18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704]+1" office:value-type="float" office:value="156" calcext:value-type="float">
            <text:p>156</text:p>
          </table:table-cell>
          <table:table-cell table:formula="of:=[.B1704]" office:value-type="float" office:value="7" calcext:value-type="float">
            <text:p>7</text:p>
          </table:table-cell>
          <table:table-cell office:value-type="float" office:value="173.18053376" calcext:value-type="float">
            <text:p>173.18053376</text:p>
          </table:table-cell>
          <table:table-cell office:value-type="float" office:value="175.5181152" calcext:value-type="float">
            <text:p>175.5181152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705]+1" office:value-type="float" office:value="156" calcext:value-type="float">
            <text:p>156</text:p>
          </table:table-cell>
          <table:table-cell table:formula="of:=[.B1705]" office:value-type="float" office:value="8" calcext:value-type="float">
            <text:p>8</text:p>
          </table:table-cell>
          <table:table-cell office:value-type="float" office:value="164.2294784" calcext:value-type="float">
            <text:p>164.2294784</text:p>
          </table:table-cell>
          <table:table-cell office:value-type="float" office:value="175.51619904" calcext:value-type="float">
            <text:p>175.51619904</text:p>
          </table:table-cell>
          <table:table-cell office:value-type="float" office:value="162" calcext:value-type="float">
            <text:p>16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706]+1" office:value-type="float" office:value="156" calcext:value-type="float">
            <text:p>156</text:p>
          </table:table-cell>
          <table:table-cell table:formula="of:=[.B1706]" office:value-type="float" office:value="9" calcext:value-type="float">
            <text:p>9</text:p>
          </table:table-cell>
          <table:table-cell office:value-type="float" office:value="146.92918144" calcext:value-type="float">
            <text:p>146.92918144</text:p>
          </table:table-cell>
          <table:table-cell office:value-type="float" office:value="164.1316032" calcext:value-type="float">
            <text:p>164.1316032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707]+1" office:value-type="float" office:value="156" calcext:value-type="float">
            <text:p>156</text:p>
          </table:table-cell>
          <table:table-cell table:formula="of:=[.B1707]" office:value-type="float" office:value="10" calcext:value-type="float">
            <text:p>10</text:p>
          </table:table-cell>
          <table:table-cell office:value-type="float" office:value="128.912256256" calcext:value-type="float">
            <text:p>128.912256256</text:p>
          </table:table-cell>
          <table:table-cell office:value-type="float" office:value="28.3931424" calcext:value-type="float">
            <text:p>28.3931424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708]+1" office:value-type="float" office:value="156" calcext:value-type="float">
            <text:p>156</text:p>
          </table:table-cell>
          <table:table-cell table:formula="of:=[.B1708]" office:value-type="float" office:value="11" calcext:value-type="float">
            <text:p>11</text:p>
          </table:table-cell>
          <table:table-cell office:value-type="float" office:value="159.46006528" calcext:value-type="float">
            <text:p>159.46006528</text:p>
          </table:table-cell>
          <table:table-cell office:value-type="float" office:value="29.41208256" calcext:value-type="float">
            <text:p>29.41208256</text:p>
          </table:table-cell>
          <table:table-cell office:value-type="float" office:value="156" calcext:value-type="float">
            <text:p>1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709]+1" office:value-type="float" office:value="157" calcext:value-type="float">
            <text:p>157</text:p>
          </table:table-cell>
          <table:table-cell table:formula="of:=[.B1709]" office:value-type="float" office:value="1" calcext:value-type="float">
            <text:p>1</text:p>
          </table:table-cell>
          <table:table-cell office:value-type="float" office:value="123.692546816" calcext:value-type="float">
            <text:p>123.692546816</text:p>
          </table:table-cell>
          <table:table-cell office:value-type="float" office:value="34.00558656" calcext:value-type="float">
            <text:p>34.00558656</text:p>
          </table:table-cell>
          <table:table-cell office:value-type="float" office:value="122" calcext:value-type="float">
            <text:p>1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710]+1" office:value-type="float" office:value="157" calcext:value-type="float">
            <text:p>157</text:p>
          </table:table-cell>
          <table:table-cell table:formula="of:=[.B1710]" office:value-type="float" office:value="2" calcext:value-type="float">
            <text:p>2</text:p>
          </table:table-cell>
          <table:table-cell office:value-type="float" office:value="130.646884224" calcext:value-type="float">
            <text:p>130.646884224</text:p>
          </table:table-cell>
          <table:table-cell office:value-type="float" office:value="22.86240576" calcext:value-type="float">
            <text:p>22.86240576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711]+1" office:value-type="float" office:value="157" calcext:value-type="float">
            <text:p>157</text:p>
          </table:table-cell>
          <table:table-cell table:formula="of:=[.B1711]" office:value-type="float" office:value="3" calcext:value-type="float">
            <text:p>3</text:p>
          </table:table-cell>
          <table:table-cell office:value-type="float" office:value="113.90886656" calcext:value-type="float">
            <text:p>113.90886656</text:p>
          </table:table-cell>
          <table:table-cell office:value-type="float" office:value="23.415504" calcext:value-type="float">
            <text:p>23.415504</text:p>
          </table:table-cell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712]+1" office:value-type="float" office:value="157" calcext:value-type="float">
            <text:p>157</text:p>
          </table:table-cell>
          <table:table-cell table:formula="of:=[.B1712]" office:value-type="float" office:value="4" calcext:value-type="float">
            <text:p>4</text:p>
          </table:table-cell>
          <table:table-cell office:value-type="float" office:value="132.074331264" calcext:value-type="float">
            <text:p>132.074331264</text:p>
          </table:table-cell>
          <table:table-cell office:value-type="float" office:value="28.48632" calcext:value-type="float">
            <text:p>28.48632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713]+1" office:value-type="float" office:value="157" calcext:value-type="float">
            <text:p>157</text:p>
          </table:table-cell>
          <table:table-cell table:formula="of:=[.B1713]" office:value-type="float" office:value="5" calcext:value-type="float">
            <text:p>5</text:p>
          </table:table-cell>
          <table:table-cell office:value-type="float" office:value="157.0322624" calcext:value-type="float">
            <text:p>157.0322624</text:p>
          </table:table-cell>
          <table:table-cell office:value-type="float" office:value="24.7533888" calcext:value-type="float">
            <text:p>24.7533888</text:p>
          </table:table-cell>
          <table:table-cell office:value-type="float" office:value="155" calcext:value-type="float">
            <text:p>1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714]+1" office:value-type="float" office:value="157" calcext:value-type="float">
            <text:p>157</text:p>
          </table:table-cell>
          <table:table-cell table:formula="of:=[.B1714]" office:value-type="float" office:value="6" calcext:value-type="float">
            <text:p>6</text:p>
          </table:table-cell>
          <table:table-cell office:value-type="float" office:value="149.80124672" calcext:value-type="float">
            <text:p>149.80124672</text:p>
          </table:table-cell>
          <table:table-cell office:value-type="float" office:value="160.89097632" calcext:value-type="float">
            <text:p>160.89097632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715]+1" office:value-type="float" office:value="157" calcext:value-type="float">
            <text:p>157</text:p>
          </table:table-cell>
          <table:table-cell table:formula="of:=[.B1715]" office:value-type="float" office:value="7" calcext:value-type="float">
            <text:p>7</text:p>
          </table:table-cell>
          <table:table-cell office:value-type="float" office:value="132.148013056" calcext:value-type="float">
            <text:p>132.148013056</text:p>
          </table:table-cell>
          <table:table-cell office:value-type="float" office:value="175.9123968" calcext:value-type="float">
            <text:p>175.9123968</text:p>
          </table:table-cell>
          <table:table-cell office:value-type="float" office:value="133" calcext:value-type="float">
            <text:p>13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716]+1" office:value-type="float" office:value="157" calcext:value-type="float">
            <text:p>157</text:p>
          </table:table-cell>
          <table:table-cell table:formula="of:=[.B1716]" office:value-type="float" office:value="8" calcext:value-type="float">
            <text:p>8</text:p>
          </table:table-cell>
          <table:table-cell office:value-type="float" office:value="125.216639104" calcext:value-type="float">
            <text:p>125.216639104</text:p>
          </table:table-cell>
          <table:table-cell office:value-type="float" office:value="175.91428224" calcext:value-type="float">
            <text:p>175.91428224</text:p>
          </table:table-cell>
          <table:table-cell office:value-type="float" office:value="126" calcext:value-type="float">
            <text:p>1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717]+1" office:value-type="float" office:value="157" calcext:value-type="float">
            <text:p>157</text:p>
          </table:table-cell>
          <table:table-cell table:formula="of:=[.B1717]" office:value-type="float" office:value="9" calcext:value-type="float">
            <text:p>9</text:p>
          </table:table-cell>
          <table:table-cell office:value-type="float" office:value="105.73195264" calcext:value-type="float">
            <text:p>105.73195264</text:p>
          </table:table-cell>
          <table:table-cell office:value-type="float" office:value="164.14580736" calcext:value-type="float">
            <text:p>164.14580736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718]+1" office:value-type="float" office:value="157" calcext:value-type="float">
            <text:p>157</text:p>
          </table:table-cell>
          <table:table-cell table:formula="of:=[.B1718]" office:value-type="float" office:value="10" calcext:value-type="float">
            <text:p>10</text:p>
          </table:table-cell>
          <table:table-cell office:value-type="float" office:value="84.7834368" calcext:value-type="float">
            <text:p>84.7834368</text:p>
          </table:table-cell>
          <table:table-cell office:value-type="float" office:value="28.92025536" calcext:value-type="float">
            <text:p>28.92025536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719]+1" office:value-type="float" office:value="157" calcext:value-type="float">
            <text:p>157</text:p>
          </table:table-cell>
          <table:table-cell table:formula="of:=[.B1719]" office:value-type="float" office:value="11" calcext:value-type="float">
            <text:p>11</text:p>
          </table:table-cell>
          <table:table-cell office:value-type="float" office:value="114.24303744" calcext:value-type="float">
            <text:p>114.24303744</text:p>
          </table:table-cell>
          <table:table-cell office:value-type="float" office:value="29.2257312" calcext:value-type="float">
            <text:p>29.2257312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720]+1" office:value-type="float" office:value="158" calcext:value-type="float">
            <text:p>158</text:p>
          </table:table-cell>
          <table:table-cell table:formula="of:=[.B1720]" office:value-type="float" office:value="1" calcext:value-type="float">
            <text:p>1</text:p>
          </table:table-cell>
          <table:table-cell office:value-type="float" office:value="133.396509184" calcext:value-type="float">
            <text:p>133.396509184</text:p>
          </table:table-cell>
          <table:table-cell office:value-type="float" office:value="31.5959904" calcext:value-type="float">
            <text:p>31.5959904</text:p>
          </table:table-cell>
          <table:table-cell office:value-type="float" office:value="132" calcext:value-type="float">
            <text:p>1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721]+1" office:value-type="float" office:value="158" calcext:value-type="float">
            <text:p>158</text:p>
          </table:table-cell>
          <table:table-cell table:formula="of:=[.B1721]" office:value-type="float" office:value="2" calcext:value-type="float">
            <text:p>2</text:p>
          </table:table-cell>
          <table:table-cell office:value-type="float" office:value="141.64855808" calcext:value-type="float">
            <text:p>141.64855808</text:p>
          </table:table-cell>
          <table:table-cell office:value-type="float" office:value="19.4266368" calcext:value-type="float">
            <text:p>19.4266368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722]+1" office:value-type="float" office:value="158" calcext:value-type="float">
            <text:p>158</text:p>
          </table:table-cell>
          <table:table-cell table:formula="of:=[.B1722]" office:value-type="float" office:value="3" calcext:value-type="float">
            <text:p>3</text:p>
          </table:table-cell>
          <table:table-cell office:value-type="float" office:value="124.307597184" calcext:value-type="float">
            <text:p>124.307597184</text:p>
          </table:table-cell>
          <table:table-cell office:value-type="float" office:value="19.7334432" calcext:value-type="float">
            <text:p>19.7334432</text:p>
          </table:table-cell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723]+1" office:value-type="float" office:value="158" calcext:value-type="float">
            <text:p>158</text:p>
          </table:table-cell>
          <table:table-cell table:formula="of:=[.B1723]" office:value-type="float" office:value="4" calcext:value-type="float">
            <text:p>4</text:p>
          </table:table-cell>
          <table:table-cell office:value-type="float" office:value="142.11832832" calcext:value-type="float">
            <text:p>142.11832832</text:p>
          </table:table-cell>
          <table:table-cell office:value-type="float" office:value="25.52493696" calcext:value-type="float">
            <text:p>25.52493696</text:p>
          </table:table-cell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724]+1" office:value-type="float" office:value="158" calcext:value-type="float">
            <text:p>158</text:p>
          </table:table-cell>
          <table:table-cell table:formula="of:=[.B1724]" office:value-type="float" office:value="5" calcext:value-type="float">
            <text:p>5</text:p>
          </table:table-cell>
          <table:table-cell office:value-type="float" office:value="168.6067584" calcext:value-type="float">
            <text:p>168.6067584</text:p>
          </table:table-cell>
          <table:table-cell office:value-type="float" office:value="24.24115584" calcext:value-type="float">
            <text:p>24.24115584</text:p>
          </table:table-cell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725]+1" office:value-type="float" office:value="158" calcext:value-type="float">
            <text:p>158</text:p>
          </table:table-cell>
          <table:table-cell table:formula="of:=[.B1725]" office:value-type="float" office:value="6" calcext:value-type="float">
            <text:p>6</text:p>
          </table:table-cell>
          <table:table-cell office:value-type="float" office:value="152.41086592" calcext:value-type="float">
            <text:p>152.41086592</text:p>
          </table:table-cell>
          <table:table-cell office:value-type="float" office:value="164.4818688" calcext:value-type="float">
            <text:p>164.4818688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726]+1" office:value-type="float" office:value="158" calcext:value-type="float">
            <text:p>158</text:p>
          </table:table-cell>
          <table:table-cell table:formula="of:=[.B1726]" office:value-type="float" office:value="7" calcext:value-type="float">
            <text:p>7</text:p>
          </table:table-cell>
          <table:table-cell office:value-type="float" office:value="133.501637504" calcext:value-type="float">
            <text:p>133.501637504</text:p>
          </table:table-cell>
          <table:table-cell office:value-type="float" office:value="178.8959328" calcext:value-type="float">
            <text:p>178.8959328</text:p>
          </table:table-cell>
          <table:table-cell office:value-type="float" office:value="135" calcext:value-type="float">
            <text:p>13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1727]+1" office:value-type="float" office:value="158" calcext:value-type="float">
            <text:p>158</text:p>
          </table:table-cell>
          <table:table-cell table:formula="of:=[.B1727]" office:value-type="float" office:value="8" calcext:value-type="float">
            <text:p>8</text:p>
          </table:table-cell>
          <table:table-cell office:value-type="float" office:value="126.171318016" calcext:value-type="float">
            <text:p>126.171318016</text:p>
          </table:table-cell>
          <table:table-cell office:value-type="float" office:value="179.0407392" calcext:value-type="float">
            <text:p>179.0407392</text:p>
          </table:table-cell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728]+1" office:value-type="float" office:value="158" calcext:value-type="float">
            <text:p>158</text:p>
          </table:table-cell>
          <table:table-cell table:formula="of:=[.B1728]" office:value-type="float" office:value="9" calcext:value-type="float">
            <text:p>9</text:p>
          </table:table-cell>
          <table:table-cell office:value-type="float" office:value="108.24990336" calcext:value-type="float">
            <text:p>108.24990336</text:p>
          </table:table-cell>
          <table:table-cell office:value-type="float" office:value="165.0928416" calcext:value-type="float">
            <text:p>165.0928416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729]+1" office:value-type="float" office:value="158" calcext:value-type="float">
            <text:p>158</text:p>
          </table:table-cell>
          <table:table-cell table:formula="of:=[.B1729]" office:value-type="float" office:value="10" calcext:value-type="float">
            <text:p>10</text:p>
          </table:table-cell>
          <table:table-cell office:value-type="float" office:value="92.9152896" calcext:value-type="float">
            <text:p>92.9152896</text:p>
          </table:table-cell>
          <table:table-cell office:value-type="float" office:value="24.3288288" calcext:value-type="float">
            <text:p>24.3288288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730]+1" office:value-type="float" office:value="158" calcext:value-type="float">
            <text:p>158</text:p>
          </table:table-cell>
          <table:table-cell table:formula="of:=[.B1730]" office:value-type="float" office:value="11" calcext:value-type="float">
            <text:p>11</text:p>
          </table:table-cell>
          <table:table-cell office:value-type="float" office:value="124.542303616" calcext:value-type="float">
            <text:p>124.542303616</text:p>
          </table:table-cell>
          <table:table-cell office:value-type="float" office:value="25.8022272" calcext:value-type="float">
            <text:p>25.8022272</text:p>
          </table:table-cell>
          <table:table-cell office:value-type="float" office:value="123" calcext:value-type="float">
            <text:p>1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731]+1" office:value-type="float" office:value="159" calcext:value-type="float">
            <text:p>159</text:p>
          </table:table-cell>
          <table:table-cell table:formula="of:=[.B1731]" office:value-type="float" office:value="1" calcext:value-type="float">
            <text:p>1</text:p>
          </table:table-cell>
          <table:table-cell office:value-type="float" office:value="134.9024096" calcext:value-type="float">
            <text:p>134.9024096</text:p>
          </table:table-cell>
          <table:table-cell office:value-type="float" office:value="25.078848" calcext:value-type="float">
            <text:p>25.078848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732]+1" office:value-type="float" office:value="159" calcext:value-type="float">
            <text:p>159</text:p>
          </table:table-cell>
          <table:table-cell table:formula="of:=[.B1732]" office:value-type="float" office:value="2" calcext:value-type="float">
            <text:p>2</text:p>
          </table:table-cell>
          <table:table-cell office:value-type="float" office:value="141.6842496" calcext:value-type="float">
            <text:p>141.6842496</text:p>
          </table:table-cell>
          <table:table-cell office:value-type="float" office:value="14.235792" calcext:value-type="float">
            <text:p>14.235792</text:p>
          </table:table-cell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733]+1" office:value-type="float" office:value="159" calcext:value-type="float">
            <text:p>159</text:p>
          </table:table-cell>
          <table:table-cell table:formula="of:=[.B1733]" office:value-type="float" office:value="3" calcext:value-type="float">
            <text:p>3</text:p>
          </table:table-cell>
          <table:table-cell office:value-type="float" office:value="126.322721664" calcext:value-type="float">
            <text:p>126.322721664</text:p>
          </table:table-cell>
          <table:table-cell office:value-type="float" office:value="14.5401696" calcext:value-type="float">
            <text:p>14.5401696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734]+1" office:value-type="float" office:value="159" calcext:value-type="float">
            <text:p>159</text:p>
          </table:table-cell>
          <table:table-cell table:formula="of:=[.B1734]" office:value-type="float" office:value="4" calcext:value-type="float">
            <text:p>4</text:p>
          </table:table-cell>
          <table:table-cell office:value-type="float" office:value="142.719872" calcext:value-type="float">
            <text:p>142.719872</text:p>
          </table:table-cell>
          <table:table-cell office:value-type="float" office:value="19.7047584" calcext:value-type="float">
            <text:p>19.7047584</text:p>
          </table:table-cell>
          <table:table-cell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735]+1" office:value-type="float" office:value="159" calcext:value-type="float">
            <text:p>159</text:p>
          </table:table-cell>
          <table:table-cell table:formula="of:=[.B1735]" office:value-type="float" office:value="5" calcext:value-type="float">
            <text:p>5</text:p>
          </table:table-cell>
          <table:table-cell office:value-type="float" office:value="168.424768" calcext:value-type="float">
            <text:p>168.424768</text:p>
          </table:table-cell>
          <table:table-cell office:value-type="float" office:value="16.73416896" calcext:value-type="float">
            <text:p>16.73416896</text:p>
          </table:table-cell>
          <table:table-cell office:value-type="float" office:value="169" calcext:value-type="float">
            <text:p>1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736]+1" office:value-type="float" office:value="159" calcext:value-type="float">
            <text:p>159</text:p>
          </table:table-cell>
          <table:table-cell table:formula="of:=[.B1736]" office:value-type="float" office:value="6" calcext:value-type="float">
            <text:p>6</text:p>
          </table:table-cell>
          <table:table-cell office:value-type="float" office:value="156.97255296" calcext:value-type="float">
            <text:p>156.97255296</text:p>
          </table:table-cell>
          <table:table-cell office:value-type="float" office:value="151.6923168" calcext:value-type="float">
            <text:p>151.6923168</text:p>
          </table:table-cell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737]+1" office:value-type="float" office:value="159" calcext:value-type="float">
            <text:p>159</text:p>
          </table:table-cell>
          <table:table-cell table:formula="of:=[.B1737]" office:value-type="float" office:value="7" calcext:value-type="float">
            <text:p>7</text:p>
          </table:table-cell>
          <table:table-cell office:value-type="float" office:value="139.922070528" calcext:value-type="float">
            <text:p>139.922070528</text:p>
          </table:table-cell>
          <table:table-cell office:value-type="float" office:value="164.9327424" calcext:value-type="float">
            <text:p>164.9327424</text:p>
          </table:table-cell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738]+1" office:value-type="float" office:value="159" calcext:value-type="float">
            <text:p>159</text:p>
          </table:table-cell>
          <table:table-cell table:formula="of:=[.B1738]" office:value-type="float" office:value="8" calcext:value-type="float">
            <text:p>8</text:p>
          </table:table-cell>
          <table:table-cell office:value-type="float" office:value="132.6236672" calcext:value-type="float">
            <text:p>132.6236672</text:p>
          </table:table-cell>
          <table:table-cell office:value-type="float" office:value="164.90028192" calcext:value-type="float">
            <text:p>164.90028192</text:p>
          </table:table-cell>
          <table:table-cell office:value-type="float" office:value="135" calcext:value-type="float">
            <text:p>13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739]+1" office:value-type="float" office:value="159" calcext:value-type="float">
            <text:p>159</text:p>
          </table:table-cell>
          <table:table-cell table:formula="of:=[.B1739]" office:value-type="float" office:value="9" calcext:value-type="float">
            <text:p>9</text:p>
          </table:table-cell>
          <table:table-cell office:value-type="float" office:value="114.68787456" calcext:value-type="float">
            <text:p>114.68787456</text:p>
          </table:table-cell>
          <table:table-cell office:value-type="float" office:value="152.592384" calcext:value-type="float">
            <text:p>152.592384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740]+1" office:value-type="float" office:value="159" calcext:value-type="float">
            <text:p>159</text:p>
          </table:table-cell>
          <table:table-cell table:formula="of:=[.B1740]" office:value-type="float" office:value="10" calcext:value-type="float">
            <text:p>10</text:p>
          </table:table-cell>
          <table:table-cell office:value-type="float" office:value="96.45876736" calcext:value-type="float">
            <text:p>96.45876736</text:p>
          </table:table-cell>
          <table:table-cell office:value-type="float" office:value="18.7716768" calcext:value-type="float">
            <text:p>18.7716768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741]+1" office:value-type="float" office:value="159" calcext:value-type="float">
            <text:p>159</text:p>
          </table:table-cell>
          <table:table-cell table:formula="of:=[.B1741]" office:value-type="float" office:value="11" calcext:value-type="float">
            <text:p>11</text:p>
          </table:table-cell>
          <table:table-cell office:value-type="float" office:value="126.029075264" calcext:value-type="float">
            <text:p>126.029075264</text:p>
          </table:table-cell>
          <table:table-cell office:value-type="float" office:value="20.5488288" calcext:value-type="float">
            <text:p>20.5488288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742]+1" office:value-type="float" office:value="160" calcext:value-type="float">
            <text:p>160</text:p>
          </table:table-cell>
          <table:table-cell table:formula="of:=[.B1742]" office:value-type="float" office:value="1" calcext:value-type="float">
            <text:p>1</text:p>
          </table:table-cell>
          <table:table-cell office:value-type="float" office:value="150.30866816" calcext:value-type="float">
            <text:p>150.30866816</text:p>
          </table:table-cell>
          <table:table-cell office:value-type="float" office:value="30.3987744" calcext:value-type="float">
            <text:p>30.3987744</text:p>
          </table:table-cell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743]+1" office:value-type="float" office:value="160" calcext:value-type="float">
            <text:p>160</text:p>
          </table:table-cell>
          <table:table-cell table:formula="of:=[.B1743]" office:value-type="float" office:value="2" calcext:value-type="float">
            <text:p>2</text:p>
          </table:table-cell>
          <table:table-cell office:value-type="float" office:value="158.32709888" calcext:value-type="float">
            <text:p>158.32709888</text:p>
          </table:table-cell>
          <table:table-cell office:value-type="float" office:value="18.8269056" calcext:value-type="float">
            <text:p>18.8269056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744]+1" office:value-type="float" office:value="160" calcext:value-type="float">
            <text:p>160</text:p>
          </table:table-cell>
          <table:table-cell table:formula="of:=[.B1744]" office:value-type="float" office:value="3" calcext:value-type="float">
            <text:p>3</text:p>
          </table:table-cell>
          <table:table-cell office:value-type="float" office:value="141.937168128" calcext:value-type="float">
            <text:p>141.937168128</text:p>
          </table:table-cell>
          <table:table-cell office:value-type="float" office:value="18.7180656" calcext:value-type="float">
            <text:p>18.7180656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745]+1" office:value-type="float" office:value="160" calcext:value-type="float">
            <text:p>160</text:p>
          </table:table-cell>
          <table:table-cell table:formula="of:=[.B1745]" office:value-type="float" office:value="4" calcext:value-type="float">
            <text:p>4</text:p>
          </table:table-cell>
          <table:table-cell office:value-type="float" office:value="159.0173184" calcext:value-type="float">
            <text:p>159.0173184</text:p>
          </table:table-cell>
          <table:table-cell office:value-type="float" office:value="25.4651616" calcext:value-type="float">
            <text:p>25.4651616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746]+1" office:value-type="float" office:value="160" calcext:value-type="float">
            <text:p>160</text:p>
          </table:table-cell>
          <table:table-cell table:formula="of:=[.B1746]" office:value-type="float" office:value="5" calcext:value-type="float">
            <text:p>5</text:p>
          </table:table-cell>
          <table:table-cell office:value-type="float" office:value="183.74839808" calcext:value-type="float">
            <text:p>183.74839808</text:p>
          </table:table-cell>
          <table:table-cell office:value-type="float" office:value="23.65270656" calcext:value-type="float">
            <text:p>23.65270656</text:p>
          </table:table-cell>
          <table:table-cell office:value-type="float" office:value="184" calcext:value-type="float">
            <text:p>1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747]+1" office:value-type="float" office:value="160" calcext:value-type="float">
            <text:p>160</text:p>
          </table:table-cell>
          <table:table-cell table:formula="of:=[.B1747]" office:value-type="float" office:value="6" calcext:value-type="float">
            <text:p>6</text:p>
          </table:table-cell>
          <table:table-cell office:value-type="float" office:value="166.96733056" calcext:value-type="float">
            <text:p>166.96733056</text:p>
          </table:table-cell>
          <table:table-cell office:value-type="float" office:value="157.34506944" calcext:value-type="float">
            <text:p>157.34506944</text:p>
          </table:table-cell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748]+1" office:value-type="float" office:value="160" calcext:value-type="float">
            <text:p>160</text:p>
          </table:table-cell>
          <table:table-cell table:formula="of:=[.B1748]" office:value-type="float" office:value="7" calcext:value-type="float">
            <text:p>7</text:p>
          </table:table-cell>
          <table:table-cell office:value-type="float" office:value="149.02185472" calcext:value-type="float">
            <text:p>149.02185472</text:p>
          </table:table-cell>
          <table:table-cell office:value-type="float" office:value="169.5340464" calcext:value-type="float">
            <text:p>169.5340464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749]+1" office:value-type="float" office:value="160" calcext:value-type="float">
            <text:p>160</text:p>
          </table:table-cell>
          <table:table-cell table:formula="of:=[.B1749]" office:value-type="float" office:value="8" calcext:value-type="float">
            <text:p>8</text:p>
          </table:table-cell>
          <table:table-cell office:value-type="float" office:value="142.021787648" calcext:value-type="float">
            <text:p>142.021787648</text:p>
          </table:table-cell>
          <table:table-cell office:value-type="float" office:value="169.07928672" calcext:value-type="float">
            <text:p>169.07928672</text:p>
          </table:table-cell>
          <table:table-cell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750]+1" office:value-type="float" office:value="160" calcext:value-type="float">
            <text:p>160</text:p>
          </table:table-cell>
          <table:table-cell table:formula="of:=[.B1750]" office:value-type="float" office:value="9" calcext:value-type="float">
            <text:p>9</text:p>
          </table:table-cell>
          <table:table-cell office:value-type="float" office:value="123.898396544" calcext:value-type="float">
            <text:p>123.898396544</text:p>
          </table:table-cell>
          <table:table-cell office:value-type="float" office:value="156.3131808" calcext:value-type="float">
            <text:p>156.3131808</text:p>
          </table:table-cell>
          <table:table-cell office:value-type="float" office:value="124" calcext:value-type="float">
            <text:p>12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751]+1" office:value-type="float" office:value="160" calcext:value-type="float">
            <text:p>160</text:p>
          </table:table-cell>
          <table:table-cell table:formula="of:=[.B1751]" office:value-type="float" office:value="10" calcext:value-type="float">
            <text:p>10</text:p>
          </table:table-cell>
          <table:table-cell office:value-type="float" office:value="112.926589952" calcext:value-type="float">
            <text:p>112.926589952</text:p>
          </table:table-cell>
          <table:table-cell office:value-type="float" office:value="22.26259776" calcext:value-type="float">
            <text:p>22.26259776</text:p>
          </table:table-cell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752]+1" office:value-type="float" office:value="160" calcext:value-type="float">
            <text:p>160</text:p>
          </table:table-cell>
          <table:table-cell table:formula="of:=[.B1752]" office:value-type="float" office:value="11" calcext:value-type="float">
            <text:p>11</text:p>
          </table:table-cell>
          <table:table-cell office:value-type="float" office:value="140.8831872" calcext:value-type="float">
            <text:p>140.8831872</text:p>
          </table:table-cell>
          <table:table-cell office:value-type="float" office:value="24.46781184" calcext:value-type="float">
            <text:p>24.46781184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753]+1" office:value-type="float" office:value="161" calcext:value-type="float">
            <text:p>161</text:p>
          </table:table-cell>
          <table:table-cell table:formula="of:=[.B1753]" office:value-type="float" office:value="1" calcext:value-type="float">
            <text:p>1</text:p>
          </table:table-cell>
          <table:table-cell office:value-type="float" office:value="110.6297152" calcext:value-type="float">
            <text:p>110.6297152</text:p>
          </table:table-cell>
          <table:table-cell office:value-type="float" office:value="42.73328064" calcext:value-type="float">
            <text:p>42.73328064</text:p>
          </table:table-cell>
          <table:table-cell office:value-type="float" office:value="110" calcext:value-type="float">
            <text:p>1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754]+1" office:value-type="float" office:value="161" calcext:value-type="float">
            <text:p>161</text:p>
          </table:table-cell>
          <table:table-cell table:formula="of:=[.B1754]" office:value-type="float" office:value="2" calcext:value-type="float">
            <text:p>2</text:p>
          </table:table-cell>
          <table:table-cell office:value-type="float" office:value="118.51477248" calcext:value-type="float">
            <text:p>118.51477248</text:p>
          </table:table-cell>
          <table:table-cell office:value-type="float" office:value="30.7821024" calcext:value-type="float">
            <text:p>30.7821024</text:p>
          </table:table-cell>
          <table:table-cell office:value-type="float" office:value="118" calcext:value-type="float">
            <text:p>1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755]+1" office:value-type="float" office:value="161" calcext:value-type="float">
            <text:p>161</text:p>
          </table:table-cell>
          <table:table-cell table:formula="of:=[.B1755]" office:value-type="float" office:value="3" calcext:value-type="float">
            <text:p>3</text:p>
          </table:table-cell>
          <table:table-cell office:value-type="float" office:value="104.1127168" calcext:value-type="float">
            <text:p>104.1127168</text:p>
          </table:table-cell>
          <table:table-cell office:value-type="float" office:value="30.6705792" calcext:value-type="float">
            <text:p>30.6705792</text:p>
          </table:table-cell>
          <table:table-cell office:value-type="float" office:value="101" calcext:value-type="float">
            <text:p>10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756]+1" office:value-type="float" office:value="161" calcext:value-type="float">
            <text:p>161</text:p>
          </table:table-cell>
          <table:table-cell table:formula="of:=[.B1756]" office:value-type="float" office:value="4" calcext:value-type="float">
            <text:p>4</text:p>
          </table:table-cell>
          <table:table-cell office:value-type="float" office:value="119.36040192" calcext:value-type="float">
            <text:p>119.36040192</text:p>
          </table:table-cell>
          <table:table-cell office:value-type="float" office:value="37.1201856" calcext:value-type="float">
            <text:p>37.1201856</text:p>
          </table:table-cell>
          <table:table-cell office:value-type="float" office:value="118" calcext:value-type="float">
            <text:p>1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757]+1" office:value-type="float" office:value="161" calcext:value-type="float">
            <text:p>161</text:p>
          </table:table-cell>
          <table:table-cell table:formula="of:=[.B1757]" office:value-type="float" office:value="5" calcext:value-type="float">
            <text:p>5</text:p>
          </table:table-cell>
          <table:table-cell office:value-type="float" office:value="145.47071872" calcext:value-type="float">
            <text:p>145.47071872</text:p>
          </table:table-cell>
          <table:table-cell office:value-type="float" office:value="34.7206752" calcext:value-type="float">
            <text:p>34.7206752</text:p>
          </table:table-cell>
          <table:table-cell office:value-type="float" office:value="145" calcext:value-type="float">
            <text:p>1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758]+1" office:value-type="float" office:value="161" calcext:value-type="float">
            <text:p>161</text:p>
          </table:table-cell>
          <table:table-cell table:formula="of:=[.B1758]" office:value-type="float" office:value="6" calcext:value-type="float">
            <text:p>6</text:p>
          </table:table-cell>
          <table:table-cell office:value-type="float" office:value="131.040981248" calcext:value-type="float">
            <text:p>131.040981248</text:p>
          </table:table-cell>
          <table:table-cell office:value-type="float" office:value="165.1087584" calcext:value-type="float">
            <text:p>165.1087584</text:p>
          </table:table-cell>
          <table:table-cell office:value-type="float" office:value="131" calcext:value-type="float">
            <text:p>13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759]+1" office:value-type="float" office:value="161" calcext:value-type="float">
            <text:p>161</text:p>
          </table:table-cell>
          <table:table-cell table:formula="of:=[.B1759]" office:value-type="float" office:value="7" calcext:value-type="float">
            <text:p>7</text:p>
          </table:table-cell>
          <table:table-cell office:value-type="float" office:value="113.72377984" calcext:value-type="float">
            <text:p>113.72377984</text:p>
          </table:table-cell>
          <table:table-cell office:value-type="float" office:value="177.840432" calcext:value-type="float">
            <text:p>177.840432</text:p>
          </table:table-cell>
          <table:table-cell office:value-type="float" office:value="115" calcext:value-type="float">
            <text:p>11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760]+1" office:value-type="float" office:value="161" calcext:value-type="float">
            <text:p>161</text:p>
          </table:table-cell>
          <table:table-cell table:formula="of:=[.B1760]" office:value-type="float" office:value="8" calcext:value-type="float">
            <text:p>8</text:p>
          </table:table-cell>
          <table:table-cell office:value-type="float" office:value="106.05582848" calcext:value-type="float">
            <text:p>106.05582848</text:p>
          </table:table-cell>
          <table:table-cell office:value-type="float" office:value="178.35107232" calcext:value-type="float">
            <text:p>178.35107232</text:p>
          </table:table-cell>
          <table:table-cell office:value-type="float" office:value="106" calcext:value-type="float">
            <text:p>10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761]+1" office:value-type="float" office:value="161" calcext:value-type="float">
            <text:p>161</text:p>
          </table:table-cell>
          <table:table-cell table:formula="of:=[.B1761]" office:value-type="float" office:value="9" calcext:value-type="float">
            <text:p>9</text:p>
          </table:table-cell>
          <table:table-cell office:value-type="float" office:value="87.20411648" calcext:value-type="float">
            <text:p>87.20411648</text:p>
          </table:table-cell>
          <table:table-cell office:value-type="float" office:value="165.5299776" calcext:value-type="float">
            <text:p>165.5299776</text:p>
          </table:table-cell>
          <table:table-cell office:value-type="float" office:value="89" calcext:value-type="float">
            <text:p>8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762]+1" office:value-type="float" office:value="161" calcext:value-type="float">
            <text:p>161</text:p>
          </table:table-cell>
          <table:table-cell table:formula="of:=[.B1762]" office:value-type="float" office:value="10" calcext:value-type="float">
            <text:p>10</text:p>
          </table:table-cell>
          <table:table-cell office:value-type="float" office:value="74.5600768" calcext:value-type="float">
            <text:p>74.5600768</text:p>
          </table:table-cell>
          <table:table-cell office:value-type="float" office:value="34.8435648" calcext:value-type="float">
            <text:p>34.8435648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763]+1" office:value-type="float" office:value="161" calcext:value-type="float">
            <text:p>161</text:p>
          </table:table-cell>
          <table:table-cell table:formula="of:=[.B1763]" office:value-type="float" office:value="11" calcext:value-type="float">
            <text:p>11</text:p>
          </table:table-cell>
          <table:table-cell office:value-type="float" office:value="103.77601792" calcext:value-type="float">
            <text:p>103.77601792</text:p>
          </table:table-cell>
          <table:table-cell office:value-type="float" office:value="36.96172128" calcext:value-type="float">
            <text:p>36.96172128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764]+1" office:value-type="float" office:value="162" calcext:value-type="float">
            <text:p>162</text:p>
          </table:table-cell>
          <table:table-cell table:formula="of:=[.B1764]" office:value-type="float" office:value="1" calcext:value-type="float">
            <text:p>1</text:p>
          </table:table-cell>
          <table:table-cell office:value-type="float" office:value="127.528827776" calcext:value-type="float">
            <text:p>127.528827776</text:p>
          </table:table-cell>
          <table:table-cell office:value-type="float" office:value="29.51979456" calcext:value-type="float">
            <text:p>29.51979456</text:p>
          </table:table-cell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765]+1" office:value-type="float" office:value="162" calcext:value-type="float">
            <text:p>162</text:p>
          </table:table-cell>
          <table:table-cell table:formula="of:=[.B1765]" office:value-type="float" office:value="2" calcext:value-type="float">
            <text:p>2</text:p>
          </table:table-cell>
          <table:table-cell office:value-type="float" office:value="135.402396672" calcext:value-type="float">
            <text:p>135.402396672</text:p>
          </table:table-cell>
          <table:table-cell office:value-type="float" office:value="17.6620032" calcext:value-type="float">
            <text:p>17.6620032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766]+1" office:value-type="float" office:value="162" calcext:value-type="float">
            <text:p>162</text:p>
          </table:table-cell>
          <table:table-cell table:formula="of:=[.B1766]" office:value-type="float" office:value="3" calcext:value-type="float">
            <text:p>3</text:p>
          </table:table-cell>
          <table:table-cell office:value-type="float" office:value="118.239013632" calcext:value-type="float">
            <text:p>118.239013632</text:p>
          </table:table-cell>
          <table:table-cell office:value-type="float" office:value="18.19191744" calcext:value-type="float">
            <text:p>18.19191744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767]+1" office:value-type="float" office:value="162" calcext:value-type="float">
            <text:p>162</text:p>
          </table:table-cell>
          <table:table-cell table:formula="of:=[.B1767]" office:value-type="float" office:value="4" calcext:value-type="float">
            <text:p>4</text:p>
          </table:table-cell>
          <table:table-cell office:value-type="float" office:value="135.82114304" calcext:value-type="float">
            <text:p>135.82114304</text:p>
          </table:table-cell>
          <table:table-cell office:value-type="float" office:value="23.77278336" calcext:value-type="float">
            <text:p>23.77278336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768]+1" office:value-type="float" office:value="162" calcext:value-type="float">
            <text:p>162</text:p>
          </table:table-cell>
          <table:table-cell table:formula="of:=[.B1768]" office:value-type="float" office:value="5" calcext:value-type="float">
            <text:p>5</text:p>
          </table:table-cell>
          <table:table-cell office:value-type="float" office:value="161.8020288" calcext:value-type="float">
            <text:p>161.8020288</text:p>
          </table:table-cell>
          <table:table-cell office:value-type="float" office:value="22.1660784" calcext:value-type="float">
            <text:p>22.1660784</text:p>
          </table:table-cell>
          <table:table-cell office:value-type="float" office:value="161" calcext:value-type="float">
            <text:p>1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769]+1" office:value-type="float" office:value="162" calcext:value-type="float">
            <text:p>162</text:p>
          </table:table-cell>
          <table:table-cell table:formula="of:=[.B1769]" office:value-type="float" office:value="6" calcext:value-type="float">
            <text:p>6</text:p>
          </table:table-cell>
          <table:table-cell office:value-type="float" office:value="146.63618304" calcext:value-type="float">
            <text:p>146.63618304</text:p>
          </table:table-cell>
          <table:table-cell office:value-type="float" office:value="161.292768" calcext:value-type="float">
            <text:p>161.292768</text:p>
          </table:table-cell>
          <table:table-cell office:value-type="float" office:value="145" calcext:value-type="float">
            <text:p>14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770]+1" office:value-type="float" office:value="162" calcext:value-type="float">
            <text:p>162</text:p>
          </table:table-cell>
          <table:table-cell table:formula="of:=[.B1770]" office:value-type="float" office:value="7" calcext:value-type="float">
            <text:p>7</text:p>
          </table:table-cell>
          <table:table-cell office:value-type="float" office:value="128.39029504" calcext:value-type="float">
            <text:p>128.39029504</text:p>
          </table:table-cell>
          <table:table-cell office:value-type="float" office:value="175.0717824" calcext:value-type="float">
            <text:p>175.0717824</text:p>
          </table:table-cell>
          <table:table-cell office:value-type="float" office:value="128" calcext:value-type="float">
            <text:p>12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771]+1" office:value-type="float" office:value="162" calcext:value-type="float">
            <text:p>162</text:p>
          </table:table-cell>
          <table:table-cell table:formula="of:=[.B1771]" office:value-type="float" office:value="8" calcext:value-type="float">
            <text:p>8</text:p>
          </table:table-cell>
          <table:table-cell office:value-type="float" office:value="121.80882944" calcext:value-type="float">
            <text:p>121.80882944</text:p>
          </table:table-cell>
          <table:table-cell office:value-type="float" office:value="174.1668864" calcext:value-type="float">
            <text:p>174.1668864</text:p>
          </table:table-cell>
          <table:table-cell office:value-type="float" office:value="122" calcext:value-type="float">
            <text:p>12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772]+1" office:value-type="float" office:value="162" calcext:value-type="float">
            <text:p>162</text:p>
          </table:table-cell>
          <table:table-cell table:formula="of:=[.B1772]" office:value-type="float" office:value="9" calcext:value-type="float">
            <text:p>9</text:p>
          </table:table-cell>
          <table:table-cell office:value-type="float" office:value="103.30499968" calcext:value-type="float">
            <text:p>103.30499968</text:p>
          </table:table-cell>
          <table:table-cell office:value-type="float" office:value="161.89667136" calcext:value-type="float">
            <text:p>161.89667136</text:p>
          </table:table-cell>
          <table:table-cell office:value-type="float" office:value="105" calcext:value-type="float">
            <text:p>10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773]+1" office:value-type="float" office:value="162" calcext:value-type="float">
            <text:p>162</text:p>
          </table:table-cell>
          <table:table-cell table:formula="of:=[.B1773]" office:value-type="float" office:value="10" calcext:value-type="float">
            <text:p>10</text:p>
          </table:table-cell>
          <table:table-cell office:value-type="float" office:value="87.82916608" calcext:value-type="float">
            <text:p>87.82916608</text:p>
          </table:table-cell>
          <table:table-cell office:value-type="float" office:value="22.605864" calcext:value-type="float">
            <text:p>22.605864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774]+1" office:value-type="float" office:value="162" calcext:value-type="float">
            <text:p>162</text:p>
          </table:table-cell>
          <table:table-cell table:formula="of:=[.B1774]" office:value-type="float" office:value="11" calcext:value-type="float">
            <text:p>11</text:p>
          </table:table-cell>
          <table:table-cell office:value-type="float" office:value="118.147118592" calcext:value-type="float">
            <text:p>118.147118592</text:p>
          </table:table-cell>
          <table:table-cell office:value-type="float" office:value="23.76024672" calcext:value-type="float">
            <text:p>23.76024672</text:p>
          </table:table-cell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775]+1" office:value-type="float" office:value="163" calcext:value-type="float">
            <text:p>163</text:p>
          </table:table-cell>
          <table:table-cell table:formula="of:=[.B1775]" office:value-type="float" office:value="1" calcext:value-type="float">
            <text:p>1</text:p>
          </table:table-cell>
          <table:table-cell office:value-type="float" office:value="135.28038656" calcext:value-type="float">
            <text:p>135.28038656</text:p>
          </table:table-cell>
          <table:table-cell office:value-type="float" office:value="32.77874592" calcext:value-type="float">
            <text:p>32.77874592</text:p>
          </table:table-cell>
          <table:table-cell office:value-type="float" office:value="133" calcext:value-type="float">
            <text:p>1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776]+1" office:value-type="float" office:value="163" calcext:value-type="float">
            <text:p>163</text:p>
          </table:table-cell>
          <table:table-cell table:formula="of:=[.B1776]" office:value-type="float" office:value="2" calcext:value-type="float">
            <text:p>2</text:p>
          </table:table-cell>
          <table:table-cell office:value-type="float" office:value="143.01809024" calcext:value-type="float">
            <text:p>143.01809024</text:p>
          </table:table-cell>
          <table:table-cell office:value-type="float" office:value="20.539584" calcext:value-type="float">
            <text:p>20.539584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777]+1" office:value-type="float" office:value="163" calcext:value-type="float">
            <text:p>163</text:p>
          </table:table-cell>
          <table:table-cell table:formula="of:=[.B1777]" office:value-type="float" office:value="3" calcext:value-type="float">
            <text:p>3</text:p>
          </table:table-cell>
          <table:table-cell office:value-type="float" office:value="125.544328448" calcext:value-type="float">
            <text:p>125.544328448</text:p>
          </table:table-cell>
          <table:table-cell office:value-type="float" office:value="21.0919968" calcext:value-type="float">
            <text:p>21.0919968</text:p>
          </table:table-cell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778]+1" office:value-type="float" office:value="163" calcext:value-type="float">
            <text:p>163</text:p>
          </table:table-cell>
          <table:table-cell table:formula="of:=[.B1778]" office:value-type="float" office:value="4" calcext:value-type="float">
            <text:p>4</text:p>
          </table:table-cell>
          <table:table-cell office:value-type="float" office:value="142.90748672" calcext:value-type="float">
            <text:p>142.90748672</text:p>
          </table:table-cell>
          <table:table-cell office:value-type="float" office:value="27.4318368" calcext:value-type="float">
            <text:p>27.4318368</text:p>
          </table:table-cell>
          <table:table-cell office:value-type="float" office:value="142" calcext:value-type="float">
            <text:p>1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779]+1" office:value-type="float" office:value="163" calcext:value-type="float">
            <text:p>163</text:p>
          </table:table-cell>
          <table:table-cell table:formula="of:=[.B1779]" office:value-type="float" office:value="5" calcext:value-type="float">
            <text:p>5</text:p>
          </table:table-cell>
          <table:table-cell office:value-type="float" office:value="169.50109056" calcext:value-type="float">
            <text:p>169.50109056</text:p>
          </table:table-cell>
          <table:table-cell office:value-type="float" office:value="25.1066112" calcext:value-type="float">
            <text:p>25.1066112</text:p>
          </table:table-cell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780]+1" office:value-type="float" office:value="163" calcext:value-type="float">
            <text:p>163</text:p>
          </table:table-cell>
          <table:table-cell table:formula="of:=[.B1780]" office:value-type="float" office:value="6" calcext:value-type="float">
            <text:p>6</text:p>
          </table:table-cell>
          <table:table-cell office:value-type="float" office:value="154.43878912" calcext:value-type="float">
            <text:p>154.43878912</text:p>
          </table:table-cell>
          <table:table-cell office:value-type="float" office:value="164.8005408" calcext:value-type="float">
            <text:p>164.8005408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781]+1" office:value-type="float" office:value="163" calcext:value-type="float">
            <text:p>163</text:p>
          </table:table-cell>
          <table:table-cell table:formula="of:=[.B1781]" office:value-type="float" office:value="7" calcext:value-type="float">
            <text:p>7</text:p>
          </table:table-cell>
          <table:table-cell office:value-type="float" office:value="135.3242176" calcext:value-type="float">
            <text:p>135.3242176</text:p>
          </table:table-cell>
          <table:table-cell office:value-type="float" office:value="178.5809088" calcext:value-type="float">
            <text:p>178.5809088</text:p>
          </table:table-cell>
          <table:table-cell office:value-type="float" office:value="134" calcext:value-type="float">
            <text:p>13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1782]+1" office:value-type="float" office:value="163" calcext:value-type="float">
            <text:p>163</text:p>
          </table:table-cell>
          <table:table-cell table:formula="of:=[.B1782]" office:value-type="float" office:value="8" calcext:value-type="float">
            <text:p>8</text:p>
          </table:table-cell>
          <table:table-cell office:value-type="float" office:value="129.175162112" calcext:value-type="float">
            <text:p>129.175162112</text:p>
          </table:table-cell>
          <table:table-cell office:value-type="float" office:value="178.8621312" calcext:value-type="float">
            <text:p>178.8621312</text:p>
          </table:table-cell>
          <table:table-cell office:value-type="float" office:value="130" calcext:value-type="float">
            <text:p>13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1783]+1" office:value-type="float" office:value="163" calcext:value-type="float">
            <text:p>163</text:p>
          </table:table-cell>
          <table:table-cell table:formula="of:=[.B1783]" office:value-type="float" office:value="9" calcext:value-type="float">
            <text:p>9</text:p>
          </table:table-cell>
          <table:table-cell office:value-type="float" office:value="111.05213696" calcext:value-type="float">
            <text:p>111.05213696</text:p>
          </table:table-cell>
          <table:table-cell office:value-type="float" office:value="165.70967712" calcext:value-type="float">
            <text:p>165.70967712</text:p>
          </table:table-cell>
          <table:table-cell office:value-type="float" office:value="111" calcext:value-type="float">
            <text:p>11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784]+1" office:value-type="float" office:value="163" calcext:value-type="float">
            <text:p>163</text:p>
          </table:table-cell>
          <table:table-cell table:formula="of:=[.B1784]" office:value-type="float" office:value="10" calcext:value-type="float">
            <text:p>10</text:p>
          </table:table-cell>
          <table:table-cell office:value-type="float" office:value="95.24957696" calcext:value-type="float">
            <text:p>95.24957696</text:p>
          </table:table-cell>
          <table:table-cell office:value-type="float" office:value="25.90518336" calcext:value-type="float">
            <text:p>25.90518336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785]+1" office:value-type="float" office:value="163" calcext:value-type="float">
            <text:p>163</text:p>
          </table:table-cell>
          <table:table-cell table:formula="of:=[.B1785]" office:value-type="float" office:value="11" calcext:value-type="float">
            <text:p>11</text:p>
          </table:table-cell>
          <table:table-cell office:value-type="float" office:value="125.365208192" calcext:value-type="float">
            <text:p>125.365208192</text:p>
          </table:table-cell>
          <table:table-cell office:value-type="float" office:value="28.05446976" calcext:value-type="float">
            <text:p>28.05446976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786]+1" office:value-type="float" office:value="164" calcext:value-type="float">
            <text:p>164</text:p>
          </table:table-cell>
          <table:table-cell table:formula="of:=[.B1786]" office:value-type="float" office:value="1" calcext:value-type="float">
            <text:p>1</text:p>
          </table:table-cell>
          <table:table-cell office:value-type="float" office:value="125.92836864" calcext:value-type="float">
            <text:p>125.92836864</text:p>
          </table:table-cell>
          <table:table-cell office:value-type="float" office:value="27.0422784" calcext:value-type="float">
            <text:p>27.0422784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787]+1" office:value-type="float" office:value="164" calcext:value-type="float">
            <text:p>164</text:p>
          </table:table-cell>
          <table:table-cell table:formula="of:=[.B1787]" office:value-type="float" office:value="2" calcext:value-type="float">
            <text:p>2</text:p>
          </table:table-cell>
          <table:table-cell office:value-type="float" office:value="132.89967488" calcext:value-type="float">
            <text:p>132.89967488</text:p>
          </table:table-cell>
          <table:table-cell office:value-type="float" office:value="15.2658576" calcext:value-type="float">
            <text:p>15.2658576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788]+1" office:value-type="float" office:value="164" calcext:value-type="float">
            <text:p>164</text:p>
          </table:table-cell>
          <table:table-cell table:formula="of:=[.B1788]" office:value-type="float" office:value="3" calcext:value-type="float">
            <text:p>3</text:p>
          </table:table-cell>
          <table:table-cell office:value-type="float" office:value="116.74923904" calcext:value-type="float">
            <text:p>116.74923904</text:p>
          </table:table-cell>
          <table:table-cell office:value-type="float" office:value="16.6017552" calcext:value-type="float">
            <text:p>16.6017552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789]+1" office:value-type="float" office:value="164" calcext:value-type="float">
            <text:p>164</text:p>
          </table:table-cell>
          <table:table-cell table:formula="of:=[.B1789]" office:value-type="float" office:value="4" calcext:value-type="float">
            <text:p>4</text:p>
          </table:table-cell>
          <table:table-cell office:value-type="float" office:value="134.162823168" calcext:value-type="float">
            <text:p>134.162823168</text:p>
          </table:table-cell>
          <table:table-cell office:value-type="float" office:value="21.6136608" calcext:value-type="float">
            <text:p>21.6136608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790]+1" office:value-type="float" office:value="164" calcext:value-type="float">
            <text:p>164</text:p>
          </table:table-cell>
          <table:table-cell table:formula="of:=[.B1790]" office:value-type="float" office:value="5" calcext:value-type="float">
            <text:p>5</text:p>
          </table:table-cell>
          <table:table-cell office:value-type="float" office:value="159.66080896" calcext:value-type="float">
            <text:p>159.66080896</text:p>
          </table:table-cell>
          <table:table-cell office:value-type="float" office:value="17.4305136" calcext:value-type="float">
            <text:p>17.4305136</text:p>
          </table:table-cell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791]+1" office:value-type="float" office:value="164" calcext:value-type="float">
            <text:p>164</text:p>
          </table:table-cell>
          <table:table-cell table:formula="of:=[.B1791]" office:value-type="float" office:value="6" calcext:value-type="float">
            <text:p>6</text:p>
          </table:table-cell>
          <table:table-cell office:value-type="float" office:value="153.34337408" calcext:value-type="float">
            <text:p>153.34337408</text:p>
          </table:table-cell>
          <table:table-cell office:value-type="float" office:value="155.8478208" calcext:value-type="float">
            <text:p>155.8478208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792]+1" office:value-type="float" office:value="164" calcext:value-type="float">
            <text:p>164</text:p>
          </table:table-cell>
          <table:table-cell table:formula="of:=[.B1792]" office:value-type="float" office:value="7" calcext:value-type="float">
            <text:p>7</text:p>
          </table:table-cell>
          <table:table-cell office:value-type="float" office:value="135.125484032" calcext:value-type="float">
            <text:p>135.125484032</text:p>
          </table:table-cell>
          <table:table-cell office:value-type="float" office:value="170.19973728" calcext:value-type="float">
            <text:p>170.19973728</text:p>
          </table:table-cell>
          <table:table-cell office:value-type="float" office:value="136" calcext:value-type="float">
            <text:p>13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793]+1" office:value-type="float" office:value="164" calcext:value-type="float">
            <text:p>164</text:p>
          </table:table-cell>
          <table:table-cell table:formula="of:=[.B1793]" office:value-type="float" office:value="8" calcext:value-type="float">
            <text:p>8</text:p>
          </table:table-cell>
          <table:table-cell office:value-type="float" office:value="128.2778048512" calcext:value-type="float">
            <text:p>128.2778048512</text:p>
          </table:table-cell>
          <table:table-cell office:value-type="float" office:value="170.6931648" calcext:value-type="float">
            <text:p>170.6931648</text:p>
          </table:table-cell>
          <table:table-cell office:value-type="float" office:value="131" calcext:value-type="float">
            <text:p>13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794]+1" office:value-type="float" office:value="164" calcext:value-type="float">
            <text:p>164</text:p>
          </table:table-cell>
          <table:table-cell table:formula="of:=[.B1794]" office:value-type="float" office:value="9" calcext:value-type="float">
            <text:p>9</text:p>
          </table:table-cell>
          <table:table-cell office:value-type="float" office:value="109.11196672" calcext:value-type="float">
            <text:p>109.11196672</text:p>
          </table:table-cell>
          <table:table-cell office:value-type="float" office:value="157.9758432" calcext:value-type="float">
            <text:p>157.9758432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795]+1" office:value-type="float" office:value="164" calcext:value-type="float">
            <text:p>164</text:p>
          </table:table-cell>
          <table:table-cell table:formula="of:=[.B1795]" office:value-type="float" office:value="10" calcext:value-type="float">
            <text:p>10</text:p>
          </table:table-cell>
          <table:table-cell office:value-type="float" office:value="86.8572672" calcext:value-type="float">
            <text:p>86.8572672</text:p>
          </table:table-cell>
          <table:table-cell office:value-type="float" office:value="21.89912256" calcext:value-type="float">
            <text:p>21.89912256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796]+1" office:value-type="float" office:value="164" calcext:value-type="float">
            <text:p>164</text:p>
          </table:table-cell>
          <table:table-cell table:formula="of:=[.B1796]" office:value-type="float" office:value="11" calcext:value-type="float">
            <text:p>11</text:p>
          </table:table-cell>
          <table:table-cell office:value-type="float" office:value="117.12674048" calcext:value-type="float">
            <text:p>117.12674048</text:p>
          </table:table-cell>
          <table:table-cell office:value-type="float" office:value="22.59004224" calcext:value-type="float">
            <text:p>22.59004224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797]+1" office:value-type="float" office:value="165" calcext:value-type="float">
            <text:p>165</text:p>
          </table:table-cell>
          <table:table-cell table:formula="of:=[.B1797]" office:value-type="float" office:value="1" calcext:value-type="float">
            <text:p>1</text:p>
          </table:table-cell>
          <table:table-cell office:value-type="float" office:value="129.342295808" calcext:value-type="float">
            <text:p>129.342295808</text:p>
          </table:table-cell>
          <table:table-cell office:value-type="float" office:value="34.2856608" calcext:value-type="float">
            <text:p>34.2856608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798]+1" office:value-type="float" office:value="165" calcext:value-type="float">
            <text:p>165</text:p>
          </table:table-cell>
          <table:table-cell table:formula="of:=[.B1798]" office:value-type="float" office:value="2" calcext:value-type="float">
            <text:p>2</text:p>
          </table:table-cell>
          <table:table-cell office:value-type="float" office:value="136.96210176" calcext:value-type="float">
            <text:p>136.96210176</text:p>
          </table:table-cell>
          <table:table-cell office:value-type="float" office:value="23.4439104" calcext:value-type="float">
            <text:p>23.4439104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799]+1" office:value-type="float" office:value="165" calcext:value-type="float">
            <text:p>165</text:p>
          </table:table-cell>
          <table:table-cell table:formula="of:=[.B1799]" office:value-type="float" office:value="3" calcext:value-type="float">
            <text:p>3</text:p>
          </table:table-cell>
          <table:table-cell office:value-type="float" office:value="120.609848064" calcext:value-type="float">
            <text:p>120.609848064</text:p>
          </table:table-cell>
          <table:table-cell office:value-type="float" office:value="23.7392064" calcext:value-type="float">
            <text:p>23.7392064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800]+1" office:value-type="float" office:value="165" calcext:value-type="float">
            <text:p>165</text:p>
          </table:table-cell>
          <table:table-cell table:formula="of:=[.B1800]" office:value-type="float" office:value="4" calcext:value-type="float">
            <text:p>4</text:p>
          </table:table-cell>
          <table:table-cell office:value-type="float" office:value="137.24933632" calcext:value-type="float">
            <text:p>137.24933632</text:p>
          </table:table-cell>
          <table:table-cell office:value-type="float" office:value="29.3781168" calcext:value-type="float">
            <text:p>29.3781168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801]+1" office:value-type="float" office:value="165" calcext:value-type="float">
            <text:p>165</text:p>
          </table:table-cell>
          <table:table-cell table:formula="of:=[.B1801]" office:value-type="float" office:value="5" calcext:value-type="float">
            <text:p>5</text:p>
          </table:table-cell>
          <table:table-cell office:value-type="float" office:value="162.4540544" calcext:value-type="float">
            <text:p>162.4540544</text:p>
          </table:table-cell>
          <table:table-cell office:value-type="float" office:value="26.7847104" calcext:value-type="float">
            <text:p>26.7847104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802]+1" office:value-type="float" office:value="165" calcext:value-type="float">
            <text:p>165</text:p>
          </table:table-cell>
          <table:table-cell table:formula="of:=[.B1802]" office:value-type="float" office:value="6" calcext:value-type="float">
            <text:p>6</text:p>
          </table:table-cell>
          <table:table-cell office:value-type="float" office:value="149.41968384" calcext:value-type="float">
            <text:p>149.41968384</text:p>
          </table:table-cell>
          <table:table-cell office:value-type="float" office:value="159.78448704" calcext:value-type="float">
            <text:p>159.78448704</text:p>
          </table:table-cell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803]+1" office:value-type="float" office:value="165" calcext:value-type="float">
            <text:p>165</text:p>
          </table:table-cell>
          <table:table-cell table:formula="of:=[.B1803]" office:value-type="float" office:value="7" calcext:value-type="float">
            <text:p>7</text:p>
          </table:table-cell>
          <table:table-cell office:value-type="float" office:value="131.542867712" calcext:value-type="float">
            <text:p>131.542867712</text:p>
          </table:table-cell>
          <table:table-cell office:value-type="float" office:value="173.24020416" calcext:value-type="float">
            <text:p>173.24020416</text:p>
          </table:table-cell>
          <table:table-cell office:value-type="float" office:value="128" calcext:value-type="float">
            <text:p>12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804]+1" office:value-type="float" office:value="165" calcext:value-type="float">
            <text:p>165</text:p>
          </table:table-cell>
          <table:table-cell table:formula="of:=[.B1804]" office:value-type="float" office:value="8" calcext:value-type="float">
            <text:p>8</text:p>
          </table:table-cell>
          <table:table-cell office:value-type="float" office:value="124.298172032" calcext:value-type="float">
            <text:p>124.298172032</text:p>
          </table:table-cell>
          <table:table-cell office:value-type="float" office:value="173.2557984" calcext:value-type="float">
            <text:p>173.255798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805]+1" office:value-type="float" office:value="165" calcext:value-type="float">
            <text:p>165</text:p>
          </table:table-cell>
          <table:table-cell table:formula="of:=[.B1805]" office:value-type="float" office:value="9" calcext:value-type="float">
            <text:p>9</text:p>
          </table:table-cell>
          <table:table-cell office:value-type="float" office:value="106.40995072" calcext:value-type="float">
            <text:p>106.40995072</text:p>
          </table:table-cell>
          <table:table-cell office:value-type="float" office:value="160.7868192" calcext:value-type="float">
            <text:p>160.7868192</text:p>
          </table:table-cell>
          <table:table-cell office:value-type="float" office:value="108" calcext:value-type="float">
            <text:p>1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806]+1" office:value-type="float" office:value="165" calcext:value-type="float">
            <text:p>165</text:p>
          </table:table-cell>
          <table:table-cell table:formula="of:=[.B1806]" office:value-type="float" office:value="10" calcext:value-type="float">
            <text:p>10</text:p>
          </table:table-cell>
          <table:table-cell office:value-type="float" office:value="91.36521472" calcext:value-type="float">
            <text:p>91.36521472</text:p>
          </table:table-cell>
          <table:table-cell office:value-type="float" office:value="27.9248544" calcext:value-type="float">
            <text:p>27.9248544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807]+1" office:value-type="float" office:value="165" calcext:value-type="float">
            <text:p>165</text:p>
          </table:table-cell>
          <table:table-cell table:formula="of:=[.B1807]" office:value-type="float" office:value="11" calcext:value-type="float">
            <text:p>11</text:p>
          </table:table-cell>
          <table:table-cell office:value-type="float" office:value="120.662413184" calcext:value-type="float">
            <text:p>120.662413184</text:p>
          </table:table-cell>
          <table:table-cell office:value-type="float" office:value="29.4161472" calcext:value-type="float">
            <text:p>29.4161472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808]+1" office:value-type="float" office:value="166" calcext:value-type="float">
            <text:p>166</text:p>
          </table:table-cell>
          <table:table-cell table:formula="of:=[.B1808]" office:value-type="float" office:value="1" calcext:value-type="float">
            <text:p>1</text:p>
          </table:table-cell>
          <table:table-cell office:value-type="float" office:value="119.20138368" calcext:value-type="float">
            <text:p>119.20138368</text:p>
          </table:table-cell>
          <table:table-cell office:value-type="float" office:value="32.6112576" calcext:value-type="float">
            <text:p>32.6112576</text:p>
          </table:table-cell>
          <table:table-cell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809]+1" office:value-type="float" office:value="166" calcext:value-type="float">
            <text:p>166</text:p>
          </table:table-cell>
          <table:table-cell table:formula="of:=[.B1809]" office:value-type="float" office:value="2" calcext:value-type="float">
            <text:p>2</text:p>
          </table:table-cell>
          <table:table-cell office:value-type="float" office:value="126.88359552" calcext:value-type="float">
            <text:p>126.88359552</text:p>
          </table:table-cell>
          <table:table-cell office:value-type="float" office:value="20.47616928" calcext:value-type="float">
            <text:p>20.47616928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810]+1" office:value-type="float" office:value="166" calcext:value-type="float">
            <text:p>166</text:p>
          </table:table-cell>
          <table:table-cell table:formula="of:=[.B1810]" office:value-type="float" office:value="3" calcext:value-type="float">
            <text:p>3</text:p>
          </table:table-cell>
          <table:table-cell office:value-type="float" office:value="109.929408" calcext:value-type="float">
            <text:p>109.929408</text:p>
          </table:table-cell>
          <table:table-cell office:value-type="float" office:value="21.3730656" calcext:value-type="float">
            <text:p>21.3730656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811]+1" office:value-type="float" office:value="166" calcext:value-type="float">
            <text:p>166</text:p>
          </table:table-cell>
          <table:table-cell table:formula="of:=[.B1811]" office:value-type="float" office:value="4" calcext:value-type="float">
            <text:p>4</text:p>
          </table:table-cell>
          <table:table-cell office:value-type="float" office:value="127.854924672" calcext:value-type="float">
            <text:p>127.854924672</text:p>
          </table:table-cell>
          <table:table-cell office:value-type="float" office:value="26.5640832" calcext:value-type="float">
            <text:p>26.5640832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812]+1" office:value-type="float" office:value="166" calcext:value-type="float">
            <text:p>166</text:p>
          </table:table-cell>
          <table:table-cell table:formula="of:=[.B1812]" office:value-type="float" office:value="5" calcext:value-type="float">
            <text:p>5</text:p>
          </table:table-cell>
          <table:table-cell office:value-type="float" office:value="154.23116544" calcext:value-type="float">
            <text:p>154.23116544</text:p>
          </table:table-cell>
          <table:table-cell office:value-type="float" office:value="23.8100064" calcext:value-type="float">
            <text:p>23.8100064</text:p>
          </table:table-cell>
          <table:table-cell office:value-type="float" office:value="155" calcext:value-type="float">
            <text:p>1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813]+1" office:value-type="float" office:value="166" calcext:value-type="float">
            <text:p>166</text:p>
          </table:table-cell>
          <table:table-cell table:formula="of:=[.B1813]" office:value-type="float" office:value="6" calcext:value-type="float">
            <text:p>6</text:p>
          </table:table-cell>
          <table:table-cell office:value-type="float" office:value="145.5810432" calcext:value-type="float">
            <text:p>145.5810432</text:p>
          </table:table-cell>
          <table:table-cell office:value-type="float" office:value="164.75994912" calcext:value-type="float">
            <text:p>164.75994912</text:p>
          </table:table-cell>
          <table:table-cell office:value-type="float" office:value="148" calcext:value-type="float">
            <text:p>14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814]+1" office:value-type="float" office:value="166" calcext:value-type="float">
            <text:p>166</text:p>
          </table:table-cell>
          <table:table-cell table:formula="of:=[.B1814]" office:value-type="float" office:value="7" calcext:value-type="float">
            <text:p>7</text:p>
          </table:table-cell>
          <table:table-cell office:value-type="float" office:value="127.14393472" calcext:value-type="float">
            <text:p>127.14393472</text:p>
          </table:table-cell>
          <table:table-cell office:value-type="float" office:value="179.3130624" calcext:value-type="float">
            <text:p>179.3130624</text:p>
          </table:table-cell>
          <table:table-cell office:value-type="float" office:value="131" calcext:value-type="float">
            <text:p>13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1815]+1" office:value-type="float" office:value="166" calcext:value-type="float">
            <text:p>166</text:p>
          </table:table-cell>
          <table:table-cell table:formula="of:=[.B1815]" office:value-type="float" office:value="8" calcext:value-type="float">
            <text:p>8</text:p>
          </table:table-cell>
          <table:table-cell office:value-type="float" office:value="120.07981824" calcext:value-type="float">
            <text:p>120.07981824</text:p>
          </table:table-cell>
          <table:table-cell office:value-type="float" office:value="179.8404192" calcext:value-type="float">
            <text:p>179.8404192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1816]+1" office:value-type="float" office:value="166" calcext:value-type="float">
            <text:p>166</text:p>
          </table:table-cell>
          <table:table-cell table:formula="of:=[.B1816]" office:value-type="float" office:value="9" calcext:value-type="float">
            <text:p>9</text:p>
          </table:table-cell>
          <table:table-cell office:value-type="float" office:value="101.50218752" calcext:value-type="float">
            <text:p>101.50218752</text:p>
          </table:table-cell>
          <table:table-cell office:value-type="float" office:value="167.09022336" calcext:value-type="float">
            <text:p>167.09022336</text:p>
          </table:table-cell>
          <table:table-cell office:value-type="float" office:value="101" calcext:value-type="float">
            <text:p>10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817]+1" office:value-type="float" office:value="166" calcext:value-type="float">
            <text:p>166</text:p>
          </table:table-cell>
          <table:table-cell table:formula="of:=[.B1817]" office:value-type="float" office:value="10" calcext:value-type="float">
            <text:p>10</text:p>
          </table:table-cell>
          <table:table-cell office:value-type="float" office:value="79.22172544" calcext:value-type="float">
            <text:p>79.22172544</text:p>
          </table:table-cell>
          <table:table-cell office:value-type="float" office:value="27.11900736" calcext:value-type="float">
            <text:p>27.11900736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818]+1" office:value-type="float" office:value="166" calcext:value-type="float">
            <text:p>166</text:p>
          </table:table-cell>
          <table:table-cell table:formula="of:=[.B1818]" office:value-type="float" office:value="11" calcext:value-type="float">
            <text:p>11</text:p>
          </table:table-cell>
          <table:table-cell office:value-type="float" office:value="110.66597504" calcext:value-type="float">
            <text:p>110.66597504</text:p>
          </table:table-cell>
          <table:table-cell office:value-type="float" office:value="27.16525824" calcext:value-type="float">
            <text:p>27.16525824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819]+1" office:value-type="float" office:value="167" calcext:value-type="float">
            <text:p>167</text:p>
          </table:table-cell>
          <table:table-cell table:formula="of:=[.B1819]" office:value-type="float" office:value="1" calcext:value-type="float">
            <text:p>1</text:p>
          </table:table-cell>
          <table:table-cell office:value-type="float" office:value="146.52956928" calcext:value-type="float">
            <text:p>146.52956928</text:p>
          </table:table-cell>
          <table:table-cell office:value-type="float" office:value="26.0866176" calcext:value-type="float">
            <text:p>26.0866176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820]+1" office:value-type="float" office:value="167" calcext:value-type="float">
            <text:p>167</text:p>
          </table:table-cell>
          <table:table-cell table:formula="of:=[.B1820]" office:value-type="float" office:value="2" calcext:value-type="float">
            <text:p>2</text:p>
          </table:table-cell>
          <table:table-cell office:value-type="float" office:value="154.26352256" calcext:value-type="float">
            <text:p>154.26352256</text:p>
          </table:table-cell>
          <table:table-cell office:value-type="float" office:value="14.18772096" calcext:value-type="float">
            <text:p>14.18772096</text:p>
          </table:table-cell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821]+1" office:value-type="float" office:value="167" calcext:value-type="float">
            <text:p>167</text:p>
          </table:table-cell>
          <table:table-cell table:formula="of:=[.B1821]" office:value-type="float" office:value="3" calcext:value-type="float">
            <text:p>3</text:p>
          </table:table-cell>
          <table:table-cell office:value-type="float" office:value="137.46228864" calcext:value-type="float">
            <text:p>137.46228864</text:p>
          </table:table-cell>
          <table:table-cell office:value-type="float" office:value="14.0492016" calcext:value-type="float">
            <text:p>14.0492016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822]+1" office:value-type="float" office:value="167" calcext:value-type="float">
            <text:p>167</text:p>
          </table:table-cell>
          <table:table-cell table:formula="of:=[.B1822]" office:value-type="float" office:value="4" calcext:value-type="float">
            <text:p>4</text:p>
          </table:table-cell>
          <table:table-cell office:value-type="float" office:value="154.67677824" calcext:value-type="float">
            <text:p>154.67677824</text:p>
          </table:table-cell>
          <table:table-cell office:value-type="float" office:value="19.63734048" calcext:value-type="float">
            <text:p>19.63734048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823]+1" office:value-type="float" office:value="167" calcext:value-type="float">
            <text:p>167</text:p>
          </table:table-cell>
          <table:table-cell table:formula="of:=[.B1823]" office:value-type="float" office:value="5" calcext:value-type="float">
            <text:p>5</text:p>
          </table:table-cell>
          <table:table-cell office:value-type="float" office:value="181.59724032" calcext:value-type="float">
            <text:p>181.59724032</text:p>
          </table:table-cell>
          <table:table-cell office:value-type="float" office:value="17.262144" calcext:value-type="float">
            <text:p>17.262144</text:p>
          </table:table-cell>
          <table:table-cell office:value-type="float" office:value="181" calcext:value-type="float">
            <text:p>1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824]+1" office:value-type="float" office:value="167" calcext:value-type="float">
            <text:p>167</text:p>
          </table:table-cell>
          <table:table-cell table:formula="of:=[.B1824]" office:value-type="float" office:value="6" calcext:value-type="float">
            <text:p>6</text:p>
          </table:table-cell>
          <table:table-cell office:value-type="float" office:value="169.86946816" calcext:value-type="float">
            <text:p>169.86946816</text:p>
          </table:table-cell>
          <table:table-cell office:value-type="float" office:value="158.087688" calcext:value-type="float">
            <text:p>158.087688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825]+1" office:value-type="float" office:value="167" calcext:value-type="float">
            <text:p>167</text:p>
          </table:table-cell>
          <table:table-cell table:formula="of:=[.B1825]" office:value-type="float" office:value="7" calcext:value-type="float">
            <text:p>7</text:p>
          </table:table-cell>
          <table:table-cell office:value-type="float" office:value="150.40169856" calcext:value-type="float">
            <text:p>150.40169856</text:p>
          </table:table-cell>
          <table:table-cell office:value-type="float" office:value="171.3272544" calcext:value-type="float">
            <text:p>171.3272544</text:p>
          </table:table-cell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826]+1" office:value-type="float" office:value="167" calcext:value-type="float">
            <text:p>167</text:p>
          </table:table-cell>
          <table:table-cell table:formula="of:=[.B1826]" office:value-type="float" office:value="8" calcext:value-type="float">
            <text:p>8</text:p>
          </table:table-cell>
          <table:table-cell office:value-type="float" office:value="144.17167872" calcext:value-type="float">
            <text:p>144.17167872</text:p>
          </table:table-cell>
          <table:table-cell office:value-type="float" office:value="171.86518464" calcext:value-type="float">
            <text:p>171.86518464</text:p>
          </table:table-cell>
          <table:table-cell office:value-type="float" office:value="146" calcext:value-type="float">
            <text:p>14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827]+1" office:value-type="float" office:value="167" calcext:value-type="float">
            <text:p>167</text:p>
          </table:table-cell>
          <table:table-cell table:formula="of:=[.B1827]" office:value-type="float" office:value="9" calcext:value-type="float">
            <text:p>9</text:p>
          </table:table-cell>
          <table:table-cell office:value-type="float" office:value="124.920550784" calcext:value-type="float">
            <text:p>124.920550784</text:p>
          </table:table-cell>
          <table:table-cell office:value-type="float" office:value="158.8102368" calcext:value-type="float">
            <text:p>158.8102368</text:p>
          </table:table-cell>
          <table:table-cell office:value-type="float" office:value="126" calcext:value-type="float">
            <text:p>12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828]+1" office:value-type="float" office:value="167" calcext:value-type="float">
            <text:p>167</text:p>
          </table:table-cell>
          <table:table-cell table:formula="of:=[.B1828]" office:value-type="float" office:value="10" calcext:value-type="float">
            <text:p>10</text:p>
          </table:table-cell>
          <table:table-cell office:value-type="float" office:value="106.66689536" calcext:value-type="float">
            <text:p>106.66689536</text:p>
          </table:table-cell>
          <table:table-cell office:value-type="float" office:value="18.99112704" calcext:value-type="float">
            <text:p>18.99112704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829]+1" office:value-type="float" office:value="167" calcext:value-type="float">
            <text:p>167</text:p>
          </table:table-cell>
          <table:table-cell table:formula="of:=[.B1829]" office:value-type="float" office:value="11" calcext:value-type="float">
            <text:p>11</text:p>
          </table:table-cell>
          <table:table-cell office:value-type="float" office:value="137.979045888" calcext:value-type="float">
            <text:p>137.979045888</text:p>
          </table:table-cell>
          <table:table-cell office:value-type="float" office:value="19.7855712" calcext:value-type="float">
            <text:p>19.7855712</text:p>
          </table:table-cell>
          <table:table-cell office:value-type="float" office:value="136" calcext:value-type="float">
            <text:p>1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830]+1" office:value-type="float" office:value="168" calcext:value-type="float">
            <text:p>168</text:p>
          </table:table-cell>
          <table:table-cell table:formula="of:=[.B1830]" office:value-type="float" office:value="1" calcext:value-type="float">
            <text:p>1</text:p>
          </table:table-cell>
          <table:table-cell office:value-type="float" office:value="125.173305984" calcext:value-type="float">
            <text:p>125.173305984</text:p>
          </table:table-cell>
          <table:table-cell office:value-type="float" office:value="22.64238144" calcext:value-type="float">
            <text:p>22.64238144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831]+1" office:value-type="float" office:value="168" calcext:value-type="float">
            <text:p>168</text:p>
          </table:table-cell>
          <table:table-cell table:formula="of:=[.B1831]" office:value-type="float" office:value="2" calcext:value-type="float">
            <text:p>2</text:p>
          </table:table-cell>
          <table:table-cell office:value-type="float" office:value="133.30086912" calcext:value-type="float">
            <text:p>133.30086912</text:p>
          </table:table-cell>
          <table:table-cell office:value-type="float" office:value="10.8948672" calcext:value-type="float">
            <text:p>10.8948672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832]+1" office:value-type="float" office:value="168" calcext:value-type="float">
            <text:p>168</text:p>
          </table:table-cell>
          <table:table-cell table:formula="of:=[.B1832]" office:value-type="float" office:value="3" calcext:value-type="float">
            <text:p>3</text:p>
          </table:table-cell>
          <table:table-cell office:value-type="float" office:value="115.824078592" calcext:value-type="float">
            <text:p>115.824078592</text:p>
          </table:table-cell>
          <table:table-cell office:value-type="float" office:value="11.16633216" calcext:value-type="float">
            <text:p>11.16633216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833]+1" office:value-type="float" office:value="168" calcext:value-type="float">
            <text:p>168</text:p>
          </table:table-cell>
          <table:table-cell table:formula="of:=[.B1833]" office:value-type="float" office:value="4" calcext:value-type="float">
            <text:p>4</text:p>
          </table:table-cell>
          <table:table-cell office:value-type="float" office:value="133.36487168" calcext:value-type="float">
            <text:p>133.36487168</text:p>
          </table:table-cell>
          <table:table-cell office:value-type="float" office:value="17.5750368" calcext:value-type="float">
            <text:p>17.5750368</text:p>
          </table:table-cell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834]+1" office:value-type="float" office:value="168" calcext:value-type="float">
            <text:p>168</text:p>
          </table:table-cell>
          <table:table-cell table:formula="of:=[.B1834]" office:value-type="float" office:value="5" calcext:value-type="float">
            <text:p>5</text:p>
          </table:table-cell>
          <table:table-cell office:value-type="float" office:value="160.34217856" calcext:value-type="float">
            <text:p>160.34217856</text:p>
          </table:table-cell>
          <table:table-cell office:value-type="float" office:value="14.9798928" calcext:value-type="float">
            <text:p>14.9798928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835]+1" office:value-type="float" office:value="168" calcext:value-type="float">
            <text:p>168</text:p>
          </table:table-cell>
          <table:table-cell table:formula="of:=[.B1835]" office:value-type="float" office:value="6" calcext:value-type="float">
            <text:p>6</text:p>
          </table:table-cell>
          <table:table-cell office:value-type="float" office:value="146.34742016" calcext:value-type="float">
            <text:p>146.34742016</text:p>
          </table:table-cell>
          <table:table-cell office:value-type="float" office:value="153.4493568" calcext:value-type="float">
            <text:p>153.4493568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836]+1" office:value-type="float" office:value="168" calcext:value-type="float">
            <text:p>168</text:p>
          </table:table-cell>
          <table:table-cell table:formula="of:=[.B1836]" office:value-type="float" office:value="7" calcext:value-type="float">
            <text:p>7</text:p>
          </table:table-cell>
          <table:table-cell office:value-type="float" office:value="129.072738688" calcext:value-type="float">
            <text:p>129.072738688</text:p>
          </table:table-cell>
          <table:table-cell office:value-type="float" office:value="166.0588512" calcext:value-type="float">
            <text:p>166.058851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837]+1" office:value-type="float" office:value="168" calcext:value-type="float">
            <text:p>168</text:p>
          </table:table-cell>
          <table:table-cell table:formula="of:=[.B1837]" office:value-type="float" office:value="8" calcext:value-type="float">
            <text:p>8</text:p>
          </table:table-cell>
          <table:table-cell office:value-type="float" office:value="121.332628736" calcext:value-type="float">
            <text:p>121.332628736</text:p>
          </table:table-cell>
          <table:table-cell office:value-type="float" office:value="166.3443648" calcext:value-type="float">
            <text:p>166.3443648</text:p>
          </table:table-cell>
          <table:table-cell office:value-type="float" office:value="123" calcext:value-type="float">
            <text:p>12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838]+1" office:value-type="float" office:value="168" calcext:value-type="float">
            <text:p>168</text:p>
          </table:table-cell>
          <table:table-cell table:formula="of:=[.B1838]" office:value-type="float" office:value="9" calcext:value-type="float">
            <text:p>9</text:p>
          </table:table-cell>
          <table:table-cell office:value-type="float" office:value="103.00031872" calcext:value-type="float">
            <text:p>103.00031872</text:p>
          </table:table-cell>
          <table:table-cell office:value-type="float" office:value="154.04479968" calcext:value-type="float">
            <text:p>154.04479968</text:p>
          </table:table-cell>
          <table:table-cell office:value-type="float" office:value="105" calcext:value-type="float">
            <text:p>10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839]+1" office:value-type="float" office:value="168" calcext:value-type="float">
            <text:p>168</text:p>
          </table:table-cell>
          <table:table-cell table:formula="of:=[.B1839]" office:value-type="float" office:value="10" calcext:value-type="float">
            <text:p>10</text:p>
          </table:table-cell>
          <table:table-cell office:value-type="float" office:value="86.4415872" calcext:value-type="float">
            <text:p>86.4415872</text:p>
          </table:table-cell>
          <table:table-cell office:value-type="float" office:value="15.852576" calcext:value-type="float">
            <text:p>15.852576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840]+1" office:value-type="float" office:value="168" calcext:value-type="float">
            <text:p>168</text:p>
          </table:table-cell>
          <table:table-cell table:formula="of:=[.B1840]" office:value-type="float" office:value="11" calcext:value-type="float">
            <text:p>11</text:p>
          </table:table-cell>
          <table:table-cell office:value-type="float" office:value="116.80087552" calcext:value-type="float">
            <text:p>116.80087552</text:p>
          </table:table-cell>
          <table:table-cell office:value-type="float" office:value="17.1452832" calcext:value-type="float">
            <text:p>17.1452832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841]+1" office:value-type="float" office:value="169" calcext:value-type="float">
            <text:p>169</text:p>
          </table:table-cell>
          <table:table-cell table:formula="of:=[.B1841]" office:value-type="float" office:value="1" calcext:value-type="float">
            <text:p>1</text:p>
          </table:table-cell>
          <table:table-cell office:value-type="float" office:value="136.71770624" calcext:value-type="float">
            <text:p>136.71770624</text:p>
          </table:table-cell>
          <table:table-cell office:value-type="float" office:value="27.88862784" calcext:value-type="float">
            <text:p>27.88862784</text:p>
          </table:table-cell>
          <table:table-cell office:value-type="float" office:value="138" calcext:value-type="float">
            <text:p>1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842]+1" office:value-type="float" office:value="169" calcext:value-type="float">
            <text:p>169</text:p>
          </table:table-cell>
          <table:table-cell table:formula="of:=[.B1842]" office:value-type="float" office:value="2" calcext:value-type="float">
            <text:p>2</text:p>
          </table:table-cell>
          <table:table-cell office:value-type="float" office:value="143.42393088" calcext:value-type="float">
            <text:p>143.42393088</text:p>
          </table:table-cell>
          <table:table-cell office:value-type="float" office:value="16.52493696" calcext:value-type="float">
            <text:p>16.52493696</text:p>
          </table:table-cell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843]+1" office:value-type="float" office:value="169" calcext:value-type="float">
            <text:p>169</text:p>
          </table:table-cell>
          <table:table-cell table:formula="of:=[.B1843]" office:value-type="float" office:value="3" calcext:value-type="float">
            <text:p>3</text:p>
          </table:table-cell>
          <table:table-cell office:value-type="float" office:value="127.351422336" calcext:value-type="float">
            <text:p>127.351422336</text:p>
          </table:table-cell>
          <table:table-cell office:value-type="float" office:value="16.7520096" calcext:value-type="float">
            <text:p>16.7520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844]+1" office:value-type="float" office:value="169" calcext:value-type="float">
            <text:p>169</text:p>
          </table:table-cell>
          <table:table-cell table:formula="of:=[.B1844]" office:value-type="float" office:value="4" calcext:value-type="float">
            <text:p>4</text:p>
          </table:table-cell>
          <table:table-cell office:value-type="float" office:value="144.6798784" calcext:value-type="float">
            <text:p>144.6798784</text:p>
          </table:table-cell>
          <table:table-cell office:value-type="float" office:value="21.7194336" calcext:value-type="float">
            <text:p>21.7194336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845]+1" office:value-type="float" office:value="169" calcext:value-type="float">
            <text:p>169</text:p>
          </table:table-cell>
          <table:table-cell table:formula="of:=[.B1845]" office:value-type="float" office:value="5" calcext:value-type="float">
            <text:p>5</text:p>
          </table:table-cell>
          <table:table-cell office:value-type="float" office:value="170.26583808" calcext:value-type="float">
            <text:p>170.26583808</text:p>
          </table:table-cell>
          <table:table-cell office:value-type="float" office:value="18.2155584" calcext:value-type="float">
            <text:p>18.2155584</text:p>
          </table:table-cell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846]+1" office:value-type="float" office:value="169" calcext:value-type="float">
            <text:p>169</text:p>
          </table:table-cell>
          <table:table-cell table:formula="of:=[.B1846]" office:value-type="float" office:value="6" calcext:value-type="float">
            <text:p>6</text:p>
          </table:table-cell>
          <table:table-cell office:value-type="float" office:value="162.7949696" calcext:value-type="float">
            <text:p>162.7949696</text:p>
          </table:table-cell>
          <table:table-cell office:value-type="float" office:value="153.249264" calcext:value-type="float">
            <text:p>153.249264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847]+1" office:value-type="float" office:value="169" calcext:value-type="float">
            <text:p>169</text:p>
          </table:table-cell>
          <table:table-cell table:formula="of:=[.B1847]" office:value-type="float" office:value="7" calcext:value-type="float">
            <text:p>7</text:p>
          </table:table-cell>
          <table:table-cell office:value-type="float" office:value="145.9211008" calcext:value-type="float">
            <text:p>145.9211008</text:p>
          </table:table-cell>
          <table:table-cell office:value-type="float" office:value="166.5025008" calcext:value-type="float">
            <text:p>166.5025008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848]+1" office:value-type="float" office:value="169" calcext:value-type="float">
            <text:p>169</text:p>
          </table:table-cell>
          <table:table-cell table:formula="of:=[.B1848]" office:value-type="float" office:value="8" calcext:value-type="float">
            <text:p>8</text:p>
          </table:table-cell>
          <table:table-cell office:value-type="float" office:value="140.64022656" calcext:value-type="float">
            <text:p>140.64022656</text:p>
          </table:table-cell>
          <table:table-cell office:value-type="float" office:value="167.0603424" calcext:value-type="float">
            <text:p>167.0603424</text:p>
          </table:table-cell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849]+1" office:value-type="float" office:value="169" calcext:value-type="float">
            <text:p>169</text:p>
          </table:table-cell>
          <table:table-cell table:formula="of:=[.B1849]" office:value-type="float" office:value="9" calcext:value-type="float">
            <text:p>9</text:p>
          </table:table-cell>
          <table:table-cell office:value-type="float" office:value="122.22443008" calcext:value-type="float">
            <text:p>122.22443008</text:p>
          </table:table-cell>
          <table:table-cell office:value-type="float" office:value="155.75681856" calcext:value-type="float">
            <text:p>155.75681856</text:p>
          </table:table-cell>
          <table:table-cell office:value-type="float" office:value="123" calcext:value-type="float">
            <text:p>12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850]+1" office:value-type="float" office:value="169" calcext:value-type="float">
            <text:p>169</text:p>
          </table:table-cell>
          <table:table-cell table:formula="of:=[.B1850]" office:value-type="float" office:value="10" calcext:value-type="float">
            <text:p>10</text:p>
          </table:table-cell>
          <table:table-cell office:value-type="float" office:value="99.02479616" calcext:value-type="float">
            <text:p>99.02479616</text:p>
          </table:table-cell>
          <table:table-cell office:value-type="float" office:value="23.1539712" calcext:value-type="float">
            <text:p>23.1539712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851]+1" office:value-type="float" office:value="169" calcext:value-type="float">
            <text:p>169</text:p>
          </table:table-cell>
          <table:table-cell table:formula="of:=[.B1851]" office:value-type="float" office:value="11" calcext:value-type="float">
            <text:p>11</text:p>
          </table:table-cell>
          <table:table-cell office:value-type="float" office:value="127.87955117184" calcext:value-type="float">
            <text:p>127.8795511718</text:p>
          </table:table-cell>
          <table:table-cell office:value-type="float" office:value="22.8507072" calcext:value-type="float">
            <text:p>22.8507072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852]+1" office:value-type="float" office:value="170" calcext:value-type="float">
            <text:p>170</text:p>
          </table:table-cell>
          <table:table-cell table:formula="of:=[.B1852]" office:value-type="float" office:value="1" calcext:value-type="float">
            <text:p>1</text:p>
          </table:table-cell>
          <table:table-cell office:value-type="float" office:value="128.955554944" calcext:value-type="float">
            <text:p>128.955554944</text:p>
          </table:table-cell>
          <table:table-cell office:value-type="float" office:value="40.9201728" calcext:value-type="float">
            <text:p>40.9201728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1853]+1" office:value-type="float" office:value="170" calcext:value-type="float">
            <text:p>170</text:p>
          </table:table-cell>
          <table:table-cell table:formula="of:=[.B1853]" office:value-type="float" office:value="2" calcext:value-type="float">
            <text:p>2</text:p>
          </table:table-cell>
          <table:table-cell office:value-type="float" office:value="135.950908672" calcext:value-type="float">
            <text:p>135.950908672</text:p>
          </table:table-cell>
          <table:table-cell office:value-type="float" office:value="29.70249984" calcext:value-type="float">
            <text:p>29.70249984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854]+1" office:value-type="float" office:value="170" calcext:value-type="float">
            <text:p>170</text:p>
          </table:table-cell>
          <table:table-cell table:formula="of:=[.B1854]" office:value-type="float" office:value="3" calcext:value-type="float">
            <text:p>3</text:p>
          </table:table-cell>
          <table:table-cell office:value-type="float" office:value="119.35946944" calcext:value-type="float">
            <text:p>119.35946944</text:p>
          </table:table-cell>
          <table:table-cell office:value-type="float" office:value="30.92249664" calcext:value-type="float">
            <text:p>30.92249664</text:p>
          </table:table-cell>
          <table:table-cell office:value-type="float" office:value="118" calcext:value-type="float">
            <text:p>1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855]+1" office:value-type="float" office:value="170" calcext:value-type="float">
            <text:p>170</text:p>
          </table:table-cell>
          <table:table-cell table:formula="of:=[.B1855]" office:value-type="float" office:value="4" calcext:value-type="float">
            <text:p>4</text:p>
          </table:table-cell>
          <table:table-cell office:value-type="float" office:value="137.5082496" calcext:value-type="float">
            <text:p>137.5082496</text:p>
          </table:table-cell>
          <table:table-cell office:value-type="float" office:value="36.0073584" calcext:value-type="float">
            <text:p>36.0073584</text:p>
          </table:table-cell>
          <table:table-cell office:value-type="float" office:value="133" calcext:value-type="float">
            <text:p>1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856]+1" office:value-type="float" office:value="170" calcext:value-type="float">
            <text:p>170</text:p>
          </table:table-cell>
          <table:table-cell table:formula="of:=[.B1856]" office:value-type="float" office:value="5" calcext:value-type="float">
            <text:p>5</text:p>
          </table:table-cell>
          <table:table-cell office:value-type="float" office:value="160.0781696" calcext:value-type="float">
            <text:p>160.0781696</text:p>
          </table:table-cell>
          <table:table-cell office:value-type="float" office:value="32.41529856" calcext:value-type="float">
            <text:p>32.41529856</text:p>
          </table:table-cell>
          <table:table-cell office:value-type="float" office:value="158" calcext:value-type="float">
            <text:p>1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857]+1" office:value-type="float" office:value="170" calcext:value-type="float">
            <text:p>170</text:p>
          </table:table-cell>
          <table:table-cell table:formula="of:=[.B1857]" office:value-type="float" office:value="6" calcext:value-type="float">
            <text:p>6</text:p>
          </table:table-cell>
          <table:table-cell office:value-type="float" office:value="150.54330496" calcext:value-type="float">
            <text:p>150.54330496</text:p>
          </table:table-cell>
          <table:table-cell office:value-type="float" office:value="163.8791088" calcext:value-type="float">
            <text:p>163.8791088</text:p>
          </table:table-cell>
          <table:table-cell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858]+1" office:value-type="float" office:value="170" calcext:value-type="float">
            <text:p>170</text:p>
          </table:table-cell>
          <table:table-cell table:formula="of:=[.B1858]" office:value-type="float" office:value="7" calcext:value-type="float">
            <text:p>7</text:p>
          </table:table-cell>
          <table:table-cell office:value-type="float" office:value="133.615579136" calcext:value-type="float">
            <text:p>133.615579136</text:p>
          </table:table-cell>
          <table:table-cell office:value-type="float" office:value="176.6302848" calcext:value-type="float">
            <text:p>176.6302848</text:p>
          </table:table-cell>
          <table:table-cell office:value-type="float" office:value="133" calcext:value-type="float">
            <text:p>13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859]+1" office:value-type="float" office:value="170" calcext:value-type="float">
            <text:p>170</text:p>
          </table:table-cell>
          <table:table-cell table:formula="of:=[.B1859]" office:value-type="float" office:value="8" calcext:value-type="float">
            <text:p>8</text:p>
          </table:table-cell>
          <table:table-cell office:value-type="float" office:value="126.871992192" calcext:value-type="float">
            <text:p>126.871992192</text:p>
          </table:table-cell>
          <table:table-cell office:value-type="float" office:value="176.7737904" calcext:value-type="float">
            <text:p>176.7737904</text:p>
          </table:table-cell>
          <table:table-cell office:value-type="float" office:value="128" calcext:value-type="float">
            <text:p>12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1860]+1" office:value-type="float" office:value="170" calcext:value-type="float">
            <text:p>170</text:p>
          </table:table-cell>
          <table:table-cell table:formula="of:=[.B1860]" office:value-type="float" office:value="9" calcext:value-type="float">
            <text:p>9</text:p>
          </table:table-cell>
          <table:table-cell office:value-type="float" office:value="108.80355584" calcext:value-type="float">
            <text:p>108.80355584</text:p>
          </table:table-cell>
          <table:table-cell office:value-type="float" office:value="164.8185504" calcext:value-type="float">
            <text:p>164.8185504</text:p>
          </table:table-cell>
          <table:table-cell office:value-type="float" office:value="110" calcext:value-type="float">
            <text:p>11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861]+1" office:value-type="float" office:value="170" calcext:value-type="float">
            <text:p>170</text:p>
          </table:table-cell>
          <table:table-cell table:formula="of:=[.B1861]" office:value-type="float" office:value="10" calcext:value-type="float">
            <text:p>10</text:p>
          </table:table-cell>
          <table:table-cell office:value-type="float" office:value="92.1959552" calcext:value-type="float">
            <text:p>92.1959552</text:p>
          </table:table-cell>
          <table:table-cell office:value-type="float" office:value="34.81689216" calcext:value-type="float">
            <text:p>34.81689216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862]+1" office:value-type="float" office:value="170" calcext:value-type="float">
            <text:p>170</text:p>
          </table:table-cell>
          <table:table-cell table:formula="of:=[.B1862]" office:value-type="float" office:value="11" calcext:value-type="float">
            <text:p>11</text:p>
          </table:table-cell>
          <table:table-cell office:value-type="float" office:value="120.36068736" calcext:value-type="float">
            <text:p>120.36068736</text:p>
          </table:table-cell>
          <table:table-cell office:value-type="float" office:value="36.1661184" calcext:value-type="float">
            <text:p>36.1661184</text:p>
          </table:table-cell>
          <table:table-cell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863]+1" office:value-type="float" office:value="171" calcext:value-type="float">
            <text:p>171</text:p>
          </table:table-cell>
          <table:table-cell table:formula="of:=[.B1863]" office:value-type="float" office:value="1" calcext:value-type="float">
            <text:p>1</text:p>
          </table:table-cell>
          <table:table-cell office:value-type="float" office:value="155.94998528" calcext:value-type="float">
            <text:p>155.94998528</text:p>
          </table:table-cell>
          <table:table-cell office:value-type="float" office:value="41.9621088" calcext:value-type="float">
            <text:p>41.9621088</text:p>
          </table:table-cell>
          <table:table-cell office:value-type="float" office:value="162" calcext:value-type="float">
            <text:p>1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864]+1" office:value-type="float" office:value="171" calcext:value-type="float">
            <text:p>171</text:p>
          </table:table-cell>
          <table:table-cell table:formula="of:=[.B1864]" office:value-type="float" office:value="2" calcext:value-type="float">
            <text:p>2</text:p>
          </table:table-cell>
          <table:table-cell office:value-type="float" office:value="162.5662592" calcext:value-type="float">
            <text:p>162.5662592</text:p>
          </table:table-cell>
          <table:table-cell office:value-type="float" office:value="32.68008576" calcext:value-type="float">
            <text:p>32.68008576</text:p>
          </table:table-cell>
          <table:table-cell office:value-type="float" office:value="169" calcext:value-type="float">
            <text:p>16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865]+1" office:value-type="float" office:value="171" calcext:value-type="float">
            <text:p>171</text:p>
          </table:table-cell>
          <table:table-cell table:formula="of:=[.B1865]" office:value-type="float" office:value="3" calcext:value-type="float">
            <text:p>3</text:p>
          </table:table-cell>
          <table:table-cell office:value-type="float" office:value="148.47982592" calcext:value-type="float">
            <text:p>148.47982592</text:p>
          </table:table-cell>
          <table:table-cell office:value-type="float" office:value="32.6794368" calcext:value-type="float">
            <text:p>32.6794368</text:p>
          </table:table-cell>
          <table:table-cell office:value-type="float" office:value="153" calcext:value-type="float">
            <text:p>15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866]+1" office:value-type="float" office:value="171" calcext:value-type="float">
            <text:p>171</text:p>
          </table:table-cell>
          <table:table-cell table:formula="of:=[.B1866]" office:value-type="float" office:value="4" calcext:value-type="float">
            <text:p>4</text:p>
          </table:table-cell>
          <table:table-cell office:value-type="float" office:value="163.8149248" calcext:value-type="float">
            <text:p>163.8149248</text:p>
          </table:table-cell>
          <table:table-cell office:value-type="float" office:value="37.0496832" calcext:value-type="float">
            <text:p>37.0496832</text:p>
          </table:table-cell>
          <table:table-cell office:value-type="float" office:value="169" calcext:value-type="float">
            <text:p>16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867]+1" office:value-type="float" office:value="171" calcext:value-type="float">
            <text:p>171</text:p>
          </table:table-cell>
          <table:table-cell table:formula="of:=[.B1867]" office:value-type="float" office:value="5" calcext:value-type="float">
            <text:p>5</text:p>
          </table:table-cell>
          <table:table-cell office:value-type="float" office:value="187.6202496" calcext:value-type="float">
            <text:p>187.6202496</text:p>
          </table:table-cell>
          <table:table-cell office:value-type="float" office:value="34.30404864" calcext:value-type="float">
            <text:p>34.30404864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868]+1" office:value-type="float" office:value="171" calcext:value-type="float">
            <text:p>171</text:p>
          </table:table-cell>
          <table:table-cell table:formula="of:=[.B1868]" office:value-type="float" office:value="6" calcext:value-type="float">
            <text:p>6</text:p>
          </table:table-cell>
          <table:table-cell office:value-type="float" office:value="177.1209728" calcext:value-type="float">
            <text:p>177.1209728</text:p>
          </table:table-cell>
          <table:table-cell office:value-type="float" office:value="162.4852752" calcext:value-type="float">
            <text:p>162.4852752</text:p>
          </table:table-cell>
          <table:table-cell office:value-type="float" office:value="178" calcext:value-type="float">
            <text:p>17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869]+1" office:value-type="float" office:value="171" calcext:value-type="float">
            <text:p>171</text:p>
          </table:table-cell>
          <table:table-cell table:formula="of:=[.B1869]" office:value-type="float" office:value="7" calcext:value-type="float">
            <text:p>7</text:p>
          </table:table-cell>
          <table:table-cell office:value-type="float" office:value="163.1670144" calcext:value-type="float">
            <text:p>163.1670144</text:p>
          </table:table-cell>
          <table:table-cell office:value-type="float" office:value="174.26984064" calcext:value-type="float">
            <text:p>174.26984064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870]+1" office:value-type="float" office:value="171" calcext:value-type="float">
            <text:p>171</text:p>
          </table:table-cell>
          <table:table-cell table:formula="of:=[.B1870]" office:value-type="float" office:value="8" calcext:value-type="float">
            <text:p>8</text:p>
          </table:table-cell>
          <table:table-cell office:value-type="float" office:value="154.80803072" calcext:value-type="float">
            <text:p>154.80803072</text:p>
          </table:table-cell>
          <table:table-cell office:value-type="float" office:value="175.4184672" calcext:value-type="float">
            <text:p>175.4184672</text:p>
          </table:table-cell>
          <table:table-cell office:value-type="float" office:value="158" calcext:value-type="float">
            <text:p>15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871]+1" office:value-type="float" office:value="171" calcext:value-type="float">
            <text:p>171</text:p>
          </table:table-cell>
          <table:table-cell table:formula="of:=[.B1871]" office:value-type="float" office:value="9" calcext:value-type="float">
            <text:p>9</text:p>
          </table:table-cell>
          <table:table-cell office:value-type="float" office:value="137.12315008" calcext:value-type="float">
            <text:p>137.12315008</text:p>
          </table:table-cell>
          <table:table-cell office:value-type="float" office:value="163.30502688" calcext:value-type="float">
            <text:p>163.30502688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872]+1" office:value-type="float" office:value="171" calcext:value-type="float">
            <text:p>171</text:p>
          </table:table-cell>
          <table:table-cell table:formula="of:=[.B1872]" office:value-type="float" office:value="10" calcext:value-type="float">
            <text:p>10</text:p>
          </table:table-cell>
          <table:table-cell office:value-type="float" office:value="120.407449216" calcext:value-type="float">
            <text:p>120.407449216</text:p>
          </table:table-cell>
          <table:table-cell office:value-type="float" office:value="36.4584288" calcext:value-type="float">
            <text:p>36.4584288</text:p>
          </table:table-cell>
          <table:table-cell office:value-type="float" office:value="127" calcext:value-type="float">
            <text:p>1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873]+1" office:value-type="float" office:value="171" calcext:value-type="float">
            <text:p>171</text:p>
          </table:table-cell>
          <table:table-cell table:formula="of:=[.B1873]" office:value-type="float" office:value="11" calcext:value-type="float">
            <text:p>11</text:p>
          </table:table-cell>
          <table:table-cell office:value-type="float" office:value="148.65998208" calcext:value-type="float">
            <text:p>148.65998208</text:p>
          </table:table-cell>
          <table:table-cell office:value-type="float" office:value="37.09526784" calcext:value-type="float">
            <text:p>37.09526784</text:p>
          </table:table-cell>
          <table:table-cell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874]+1" office:value-type="float" office:value="172" calcext:value-type="float">
            <text:p>172</text:p>
          </table:table-cell>
          <table:table-cell table:formula="of:=[.B1874]" office:value-type="float" office:value="1" calcext:value-type="float">
            <text:p>1</text:p>
          </table:table-cell>
          <table:table-cell office:value-type="float" office:value="119.39092608" calcext:value-type="float">
            <text:p>119.39092608</text:p>
          </table:table-cell>
          <table:table-cell office:value-type="float" office:value="28.8907872" calcext:value-type="float">
            <text:p>28.8907872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875]+1" office:value-type="float" office:value="172" calcext:value-type="float">
            <text:p>172</text:p>
          </table:table-cell>
          <table:table-cell table:formula="of:=[.B1875]" office:value-type="float" office:value="2" calcext:value-type="float">
            <text:p>2</text:p>
          </table:table-cell>
          <table:table-cell office:value-type="float" office:value="127.123848448" calcext:value-type="float">
            <text:p>127.123848448</text:p>
          </table:table-cell>
          <table:table-cell office:value-type="float" office:value="17.2785408" calcext:value-type="float">
            <text:p>17.2785408</text:p>
          </table:table-cell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876]+1" office:value-type="float" office:value="172" calcext:value-type="float">
            <text:p>172</text:p>
          </table:table-cell>
          <table:table-cell table:formula="of:=[.B1876]" office:value-type="float" office:value="3" calcext:value-type="float">
            <text:p>3</text:p>
          </table:table-cell>
          <table:table-cell office:value-type="float" office:value="109.92548992" calcext:value-type="float">
            <text:p>109.92548992</text:p>
          </table:table-cell>
          <table:table-cell office:value-type="float" office:value="17.63476224" calcext:value-type="float">
            <text:p>17.63476224</text:p>
          </table:table-cell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877]+1" office:value-type="float" office:value="172" calcext:value-type="float">
            <text:p>172</text:p>
          </table:table-cell>
          <table:table-cell table:formula="of:=[.B1877]" office:value-type="float" office:value="4" calcext:value-type="float">
            <text:p>4</text:p>
          </table:table-cell>
          <table:table-cell office:value-type="float" office:value="127.488367552" calcext:value-type="float">
            <text:p>127.488367552</text:p>
          </table:table-cell>
          <table:table-cell office:value-type="float" office:value="23.00771136" calcext:value-type="float">
            <text:p>23.00771136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878]+1" office:value-type="float" office:value="172" calcext:value-type="float">
            <text:p>172</text:p>
          </table:table-cell>
          <table:table-cell table:formula="of:=[.B1878]" office:value-type="float" office:value="5" calcext:value-type="float">
            <text:p>5</text:p>
          </table:table-cell>
          <table:table-cell office:value-type="float" office:value="153.97284352" calcext:value-type="float">
            <text:p>153.97284352</text:p>
          </table:table-cell>
          <table:table-cell office:value-type="float" office:value="20.5166112" calcext:value-type="float">
            <text:p>20.5166112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879]+1" office:value-type="float" office:value="172" calcext:value-type="float">
            <text:p>172</text:p>
          </table:table-cell>
          <table:table-cell table:formula="of:=[.B1879]" office:value-type="float" office:value="6" calcext:value-type="float">
            <text:p>6</text:p>
          </table:table-cell>
          <table:table-cell office:value-type="float" office:value="142.21994688" calcext:value-type="float">
            <text:p>142.21994688</text:p>
          </table:table-cell>
          <table:table-cell office:value-type="float" office:value="160.3575456" calcext:value-type="float">
            <text:p>160.3575456</text:p>
          </table:table-cell>
          <table:table-cell office:value-type="float" office:value="143" calcext:value-type="float">
            <text:p>1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880]+1" office:value-type="float" office:value="172" calcext:value-type="float">
            <text:p>172</text:p>
          </table:table-cell>
          <table:table-cell table:formula="of:=[.B1880]" office:value-type="float" office:value="7" calcext:value-type="float">
            <text:p>7</text:p>
          </table:table-cell>
          <table:table-cell office:value-type="float" office:value="124.689481728" calcext:value-type="float">
            <text:p>124.689481728</text:p>
          </table:table-cell>
          <table:table-cell office:value-type="float" office:value="174.1298208" calcext:value-type="float">
            <text:p>174.1298208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881]+1" office:value-type="float" office:value="172" calcext:value-type="float">
            <text:p>172</text:p>
          </table:table-cell>
          <table:table-cell table:formula="of:=[.B1881]" office:value-type="float" office:value="8" calcext:value-type="float">
            <text:p>8</text:p>
          </table:table-cell>
          <table:table-cell office:value-type="float" office:value="117.65499776" calcext:value-type="float">
            <text:p>117.65499776</text:p>
          </table:table-cell>
          <table:table-cell office:value-type="float" office:value="174.8630736" calcext:value-type="float">
            <text:p>174.8630736</text:p>
          </table:table-cell>
          <table:table-cell office:value-type="float" office:value="116" calcext:value-type="float">
            <text:p>11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882]+1" office:value-type="float" office:value="172" calcext:value-type="float">
            <text:p>172</text:p>
          </table:table-cell>
          <table:table-cell table:formula="of:=[.B1882]" office:value-type="float" office:value="9" calcext:value-type="float">
            <text:p>9</text:p>
          </table:table-cell>
          <table:table-cell office:value-type="float" office:value="98.09997696" calcext:value-type="float">
            <text:p>98.09997696</text:p>
          </table:table-cell>
          <table:table-cell office:value-type="float" office:value="161.6308032" calcext:value-type="float">
            <text:p>161.6308032</text:p>
          </table:table-cell>
          <table:table-cell office:value-type="float" office:value="96" calcext:value-type="float">
            <text:p>9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883]+1" office:value-type="float" office:value="172" calcext:value-type="float">
            <text:p>172</text:p>
          </table:table-cell>
          <table:table-cell table:formula="of:=[.B1883]" office:value-type="float" office:value="10" calcext:value-type="float">
            <text:p>10</text:p>
          </table:table-cell>
          <table:table-cell office:value-type="float" office:value="79.68677504" calcext:value-type="float">
            <text:p>79.68677504</text:p>
          </table:table-cell>
          <table:table-cell office:value-type="float" office:value="22.73599968" calcext:value-type="float">
            <text:p>22.73599968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884]+1" office:value-type="float" office:value="172" calcext:value-type="float">
            <text:p>172</text:p>
          </table:table-cell>
          <table:table-cell table:formula="of:=[.B1884]" office:value-type="float" office:value="11" calcext:value-type="float">
            <text:p>11</text:p>
          </table:table-cell>
          <table:table-cell office:value-type="float" office:value="110.04546688" calcext:value-type="float">
            <text:p>110.04546688</text:p>
          </table:table-cell>
          <table:table-cell office:value-type="float" office:value="23.57760384" calcext:value-type="float">
            <text:p>23.57760384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885]+1" office:value-type="float" office:value="173" calcext:value-type="float">
            <text:p>173</text:p>
          </table:table-cell>
          <table:table-cell table:formula="of:=[.B1885]" office:value-type="float" office:value="1" calcext:value-type="float">
            <text:p>1</text:p>
          </table:table-cell>
          <table:table-cell office:value-type="float" office:value="140.360176128" calcext:value-type="float">
            <text:p>140.360176128</text:p>
          </table:table-cell>
          <table:table-cell office:value-type="float" office:value="33.2682048" calcext:value-type="float">
            <text:p>33.2682048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886]+1" office:value-type="float" office:value="173" calcext:value-type="float">
            <text:p>173</text:p>
          </table:table-cell>
          <table:table-cell table:formula="of:=[.B1886]" office:value-type="float" office:value="2" calcext:value-type="float">
            <text:p>2</text:p>
          </table:table-cell>
          <table:table-cell office:value-type="float" office:value="148.97737472" calcext:value-type="float">
            <text:p>148.97737472</text:p>
          </table:table-cell>
          <table:table-cell office:value-type="float" office:value="21.5680608" calcext:value-type="float">
            <text:p>21.5680608</text:p>
          </table:table-cell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887]+1" office:value-type="float" office:value="173" calcext:value-type="float">
            <text:p>173</text:p>
          </table:table-cell>
          <table:table-cell table:formula="of:=[.B1887]" office:value-type="float" office:value="3" calcext:value-type="float">
            <text:p>3</text:p>
          </table:table-cell>
          <table:table-cell office:value-type="float" office:value="131.165345408" calcext:value-type="float">
            <text:p>131.165345408</text:p>
          </table:table-cell>
          <table:table-cell office:value-type="float" office:value="21.4944768" calcext:value-type="float">
            <text:p>21.4944768</text:p>
          </table:table-cell>
          <table:table-cell office:value-type="float" office:value="131" calcext:value-type="float">
            <text:p>1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888]+1" office:value-type="float" office:value="173" calcext:value-type="float">
            <text:p>173</text:p>
          </table:table-cell>
          <table:table-cell table:formula="of:=[.B1888]" office:value-type="float" office:value="4" calcext:value-type="float">
            <text:p>4</text:p>
          </table:table-cell>
          <table:table-cell office:value-type="float" office:value="148.634336" calcext:value-type="float">
            <text:p>148.634336</text:p>
          </table:table-cell>
          <table:table-cell office:value-type="float" office:value="28.399344" calcext:value-type="float">
            <text:p>28.399344</text:p>
          </table:table-cell>
          <table:table-cell office:value-type="float" office:value="151" calcext:value-type="float">
            <text:p>1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889]+1" office:value-type="float" office:value="173" calcext:value-type="float">
            <text:p>173</text:p>
          </table:table-cell>
          <table:table-cell table:formula="of:=[.B1889]" office:value-type="float" office:value="5" calcext:value-type="float">
            <text:p>5</text:p>
          </table:table-cell>
          <table:table-cell office:value-type="float" office:value="175.42436608" calcext:value-type="float">
            <text:p>175.42436608</text:p>
          </table:table-cell>
          <table:table-cell office:value-type="float" office:value="25.829328" calcext:value-type="float">
            <text:p>25.829328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890]+1" office:value-type="float" office:value="173" calcext:value-type="float">
            <text:p>173</text:p>
          </table:table-cell>
          <table:table-cell table:formula="of:=[.B1890]" office:value-type="float" office:value="6" calcext:value-type="float">
            <text:p>6</text:p>
          </table:table-cell>
          <table:table-cell office:value-type="float" office:value="161.14722048" calcext:value-type="float">
            <text:p>161.14722048</text:p>
          </table:table-cell>
          <table:table-cell office:value-type="float" office:value="163.9147872" calcext:value-type="float">
            <text:p>163.9147872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891]+1" office:value-type="float" office:value="173" calcext:value-type="float">
            <text:p>173</text:p>
          </table:table-cell>
          <table:table-cell table:formula="of:=[.B1891]" office:value-type="float" office:value="7" calcext:value-type="float">
            <text:p>7</text:p>
          </table:table-cell>
          <table:table-cell office:value-type="float" office:value="142.17309696" calcext:value-type="float">
            <text:p>142.17309696</text:p>
          </table:table-cell>
          <table:table-cell office:value-type="float" office:value="178.2869184" calcext:value-type="float">
            <text:p>178.2869184</text:p>
          </table:table-cell>
          <table:table-cell office:value-type="float" office:value="143" calcext:value-type="float">
            <text:p>14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1892]+1" office:value-type="float" office:value="173" calcext:value-type="float">
            <text:p>173</text:p>
          </table:table-cell>
          <table:table-cell table:formula="of:=[.B1892]" office:value-type="float" office:value="8" calcext:value-type="float">
            <text:p>8</text:p>
          </table:table-cell>
          <table:table-cell office:value-type="float" office:value="134.416734208" calcext:value-type="float">
            <text:p>134.416734208</text:p>
          </table:table-cell>
          <table:table-cell office:value-type="float" office:value="177.9467424" calcext:value-type="float">
            <text:p>177.9467424</text:p>
          </table:table-cell>
          <table:table-cell office:value-type="float" office:value="135" calcext:value-type="float">
            <text:p>13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1893]+1" office:value-type="float" office:value="173" calcext:value-type="float">
            <text:p>173</text:p>
          </table:table-cell>
          <table:table-cell table:formula="of:=[.B1893]" office:value-type="float" office:value="9" calcext:value-type="float">
            <text:p>9</text:p>
          </table:table-cell>
          <table:table-cell office:value-type="float" office:value="117.15562816" calcext:value-type="float">
            <text:p>117.15562816</text:p>
          </table:table-cell>
          <table:table-cell office:value-type="float" office:value="165.27959616" calcext:value-type="float">
            <text:p>165.27959616</text:p>
          </table:table-cell>
          <table:table-cell office:value-type="float" office:value="118" calcext:value-type="float">
            <text:p>11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894]+1" office:value-type="float" office:value="173" calcext:value-type="float">
            <text:p>173</text:p>
          </table:table-cell>
          <table:table-cell table:formula="of:=[.B1894]" office:value-type="float" office:value="10" calcext:value-type="float">
            <text:p>10</text:p>
          </table:table-cell>
          <table:table-cell office:value-type="float" office:value="101.46402688" calcext:value-type="float">
            <text:p>101.46402688</text:p>
          </table:table-cell>
          <table:table-cell office:value-type="float" office:value="26.64729312" calcext:value-type="float">
            <text:p>26.64729312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895]+1" office:value-type="float" office:value="173" calcext:value-type="float">
            <text:p>173</text:p>
          </table:table-cell>
          <table:table-cell table:formula="of:=[.B1895]" office:value-type="float" office:value="11" calcext:value-type="float">
            <text:p>11</text:p>
          </table:table-cell>
          <table:table-cell office:value-type="float" office:value="131.631678592" calcext:value-type="float">
            <text:p>131.631678592</text:p>
          </table:table-cell>
          <table:table-cell office:value-type="float" office:value="28.33699584" calcext:value-type="float">
            <text:p>28.33699584</text:p>
          </table:table-cell>
          <table:table-cell office:value-type="float" office:value="132" calcext:value-type="float">
            <text:p>1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896]+1" office:value-type="float" office:value="174" calcext:value-type="float">
            <text:p>174</text:p>
          </table:table-cell>
          <table:table-cell table:formula="of:=[.B1896]" office:value-type="float" office:value="1" calcext:value-type="float">
            <text:p>1</text:p>
          </table:table-cell>
          <table:table-cell office:value-type="float" office:value="125.66070272" calcext:value-type="float">
            <text:p>125.66070272</text:p>
          </table:table-cell>
          <table:table-cell office:value-type="float" office:value="31.27975296" calcext:value-type="float">
            <text:p>31.27975296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897]+1" office:value-type="float" office:value="174" calcext:value-type="float">
            <text:p>174</text:p>
          </table:table-cell>
          <table:table-cell table:formula="of:=[.B1897]" office:value-type="float" office:value="2" calcext:value-type="float">
            <text:p>2</text:p>
          </table:table-cell>
          <table:table-cell office:value-type="float" office:value="132.498223744" calcext:value-type="float">
            <text:p>132.498223744</text:p>
          </table:table-cell>
          <table:table-cell office:value-type="float" office:value="19.6671168" calcext:value-type="float">
            <text:p>19.6671168</text:p>
          </table:table-cell>
          <table:table-cell office:value-type="float" office:value="131" calcext:value-type="float">
            <text:p>1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898]+1" office:value-type="float" office:value="174" calcext:value-type="float">
            <text:p>174</text:p>
          </table:table-cell>
          <table:table-cell table:formula="of:=[.B1898]" office:value-type="float" office:value="3" calcext:value-type="float">
            <text:p>3</text:p>
          </table:table-cell>
          <table:table-cell office:value-type="float" office:value="116.298760448" calcext:value-type="float">
            <text:p>116.298760448</text:p>
          </table:table-cell>
          <table:table-cell office:value-type="float" office:value="20.6272992" calcext:value-type="float">
            <text:p>20.6272992</text:p>
          </table:table-cell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899]+1" office:value-type="float" office:value="174" calcext:value-type="float">
            <text:p>174</text:p>
          </table:table-cell>
          <table:table-cell table:formula="of:=[.B1899]" office:value-type="float" office:value="4" calcext:value-type="float">
            <text:p>4</text:p>
          </table:table-cell>
          <table:table-cell office:value-type="float" office:value="133.73975168" calcext:value-type="float">
            <text:p>133.73975168</text:p>
          </table:table-cell>
          <table:table-cell office:value-type="float" office:value="25.6489728" calcext:value-type="float">
            <text:p>25.6489728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900]+1" office:value-type="float" office:value="174" calcext:value-type="float">
            <text:p>174</text:p>
          </table:table-cell>
          <table:table-cell table:formula="of:=[.B1900]" office:value-type="float" office:value="5" calcext:value-type="float">
            <text:p>5</text:p>
          </table:table-cell>
          <table:table-cell office:value-type="float" office:value="158.60099584" calcext:value-type="float">
            <text:p>158.60099584</text:p>
          </table:table-cell>
          <table:table-cell office:value-type="float" office:value="22.0525248" calcext:value-type="float">
            <text:p>22.0525248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901]+1" office:value-type="float" office:value="174" calcext:value-type="float">
            <text:p>174</text:p>
          </table:table-cell>
          <table:table-cell table:formula="of:=[.B1901]" office:value-type="float" office:value="6" calcext:value-type="float">
            <text:p>6</text:p>
          </table:table-cell>
          <table:table-cell office:value-type="float" office:value="150.46251648" calcext:value-type="float">
            <text:p>150.46251648</text:p>
          </table:table-cell>
          <table:table-cell office:value-type="float" office:value="156.6195888" calcext:value-type="float">
            <text:p>156.6195888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902]+1" office:value-type="float" office:value="174" calcext:value-type="float">
            <text:p>174</text:p>
          </table:table-cell>
          <table:table-cell table:formula="of:=[.B1902]" office:value-type="float" office:value="7" calcext:value-type="float">
            <text:p>7</text:p>
          </table:table-cell>
          <table:table-cell office:value-type="float" office:value="134.090123136" calcext:value-type="float">
            <text:p>134.090123136</text:p>
          </table:table-cell>
          <table:table-cell office:value-type="float" office:value="170.11358112" calcext:value-type="float">
            <text:p>170.11358112</text:p>
          </table:table-cell>
          <table:table-cell office:value-type="float" office:value="135" calcext:value-type="float">
            <text:p>13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903]+1" office:value-type="float" office:value="174" calcext:value-type="float">
            <text:p>174</text:p>
          </table:table-cell>
          <table:table-cell table:formula="of:=[.B1903]" office:value-type="float" office:value="8" calcext:value-type="float">
            <text:p>8</text:p>
          </table:table-cell>
          <table:table-cell office:value-type="float" office:value="127.05230464" calcext:value-type="float">
            <text:p>127.05230464</text:p>
          </table:table-cell>
          <table:table-cell office:value-type="float" office:value="170.8572384" calcext:value-type="float">
            <text:p>170.8572384</text:p>
          </table:table-cell>
          <table:table-cell office:value-type="float" office:value="128" calcext:value-type="float">
            <text:p>12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904]+1" office:value-type="float" office:value="174" calcext:value-type="float">
            <text:p>174</text:p>
          </table:table-cell>
          <table:table-cell table:formula="of:=[.B1904]" office:value-type="float" office:value="9" calcext:value-type="float">
            <text:p>9</text:p>
          </table:table-cell>
          <table:table-cell office:value-type="float" office:value="108.83810048" calcext:value-type="float">
            <text:p>108.83810048</text:p>
          </table:table-cell>
          <table:table-cell office:value-type="float" office:value="159.19540224" calcext:value-type="float">
            <text:p>159.19540224</text:p>
          </table:table-cell>
          <table:table-cell office:value-type="float" office:value="110" calcext:value-type="float">
            <text:p>11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905]+1" office:value-type="float" office:value="174" calcext:value-type="float">
            <text:p>174</text:p>
          </table:table-cell>
          <table:table-cell table:formula="of:=[.B1905]" office:value-type="float" office:value="10" calcext:value-type="float">
            <text:p>10</text:p>
          </table:table-cell>
          <table:table-cell office:value-type="float" office:value="88.128832" calcext:value-type="float">
            <text:p>88.128832</text:p>
          </table:table-cell>
          <table:table-cell office:value-type="float" office:value="26.0353248" calcext:value-type="float">
            <text:p>26.0353248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906]+1" office:value-type="float" office:value="174" calcext:value-type="float">
            <text:p>174</text:p>
          </table:table-cell>
          <table:table-cell table:formula="of:=[.B1906]" office:value-type="float" office:value="11" calcext:value-type="float">
            <text:p>11</text:p>
          </table:table-cell>
          <table:table-cell office:value-type="float" office:value="116.755382528" calcext:value-type="float">
            <text:p>116.755382528</text:p>
          </table:table-cell>
          <table:table-cell office:value-type="float" office:value="26.4205344" calcext:value-type="float">
            <text:p>26.4205344</text:p>
          </table:table-cell>
          <table:table-cell office:value-type="float" office:value="117" calcext:value-type="float">
            <text:p>1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907]+1" office:value-type="float" office:value="175" calcext:value-type="float">
            <text:p>175</text:p>
          </table:table-cell>
          <table:table-cell table:formula="of:=[.B1907]" office:value-type="float" office:value="1" calcext:value-type="float">
            <text:p>1</text:p>
          </table:table-cell>
          <table:table-cell office:value-type="float" office:value="120.060060928" calcext:value-type="float">
            <text:p>120.060060928</text:p>
          </table:table-cell>
          <table:table-cell office:value-type="float" office:value="35.82019584" calcext:value-type="float">
            <text:p>35.82019584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908]+1" office:value-type="float" office:value="175" calcext:value-type="float">
            <text:p>175</text:p>
          </table:table-cell>
          <table:table-cell table:formula="of:=[.B1908]" office:value-type="float" office:value="2" calcext:value-type="float">
            <text:p>2</text:p>
          </table:table-cell>
          <table:table-cell office:value-type="float" office:value="128.1486167936" calcext:value-type="float">
            <text:p>128.1486167936</text:p>
          </table:table-cell>
          <table:table-cell office:value-type="float" office:value="24.415056" calcext:value-type="float">
            <text:p>24.415056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909]+1" office:value-type="float" office:value="175" calcext:value-type="float">
            <text:p>175</text:p>
          </table:table-cell>
          <table:table-cell table:formula="of:=[.B1909]" office:value-type="float" office:value="3" calcext:value-type="float">
            <text:p>3</text:p>
          </table:table-cell>
          <table:table-cell office:value-type="float" office:value="111.3165248" calcext:value-type="float">
            <text:p>111.3165248</text:p>
          </table:table-cell>
          <table:table-cell office:value-type="float" office:value="25.15461696" calcext:value-type="float">
            <text:p>25.15461696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910]+1" office:value-type="float" office:value="175" calcext:value-type="float">
            <text:p>175</text:p>
          </table:table-cell>
          <table:table-cell table:formula="of:=[.B1910]" office:value-type="float" office:value="4" calcext:value-type="float">
            <text:p>4</text:p>
          </table:table-cell>
          <table:table-cell office:value-type="float" office:value="128.8602142336" calcext:value-type="float">
            <text:p>128.8602142336</text:p>
          </table:table-cell>
          <table:table-cell office:value-type="float" office:value="30.78064704" calcext:value-type="float">
            <text:p>30.78064704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911]+1" office:value-type="float" office:value="175" calcext:value-type="float">
            <text:p>175</text:p>
          </table:table-cell>
          <table:table-cell table:formula="of:=[.B1911]" office:value-type="float" office:value="5" calcext:value-type="float">
            <text:p>5</text:p>
          </table:table-cell>
          <table:table-cell office:value-type="float" office:value="154.7101312" calcext:value-type="float">
            <text:p>154.7101312</text:p>
          </table:table-cell>
          <table:table-cell office:value-type="float" office:value="28.0586112" calcext:value-type="float">
            <text:p>28.0586112</text:p>
          </table:table-cell>
          <table:table-cell office:value-type="float" office:value="155" calcext:value-type="float">
            <text:p>1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912]+1" office:value-type="float" office:value="175" calcext:value-type="float">
            <text:p>175</text:p>
          </table:table-cell>
          <table:table-cell table:formula="of:=[.B1912]" office:value-type="float" office:value="6" calcext:value-type="float">
            <text:p>6</text:p>
          </table:table-cell>
          <table:table-cell office:value-type="float" office:value="142.76844672" calcext:value-type="float">
            <text:p>142.76844672</text:p>
          </table:table-cell>
          <table:table-cell office:value-type="float" office:value="165.9252096" calcext:value-type="float">
            <text:p>165.9252096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913]+1" office:value-type="float" office:value="175" calcext:value-type="float">
            <text:p>175</text:p>
          </table:table-cell>
          <table:table-cell table:formula="of:=[.B1913]" office:value-type="float" office:value="7" calcext:value-type="float">
            <text:p>7</text:p>
          </table:table-cell>
          <table:table-cell office:value-type="float" office:value="124.399661568" calcext:value-type="float">
            <text:p>124.399661568</text:p>
          </table:table-cell>
          <table:table-cell office:value-type="float" office:value="179.89671744" calcext:value-type="float">
            <text:p>179.89671744</text:p>
          </table:table-cell>
          <table:table-cell office:value-type="float" office:value="128" calcext:value-type="float">
            <text:p>12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1914]+1" office:value-type="float" office:value="175" calcext:value-type="float">
            <text:p>175</text:p>
          </table:table-cell>
          <table:table-cell table:formula="of:=[.B1914]" office:value-type="float" office:value="8" calcext:value-type="float">
            <text:p>8</text:p>
          </table:table-cell>
          <table:table-cell office:value-type="float" office:value="117.200079872" calcext:value-type="float">
            <text:p>117.200079872</text:p>
          </table:table-cell>
          <table:table-cell office:value-type="float" office:value="180.3523488" calcext:value-type="float">
            <text:p>180.3523488</text:p>
          </table:table-cell>
          <table:table-cell office:value-type="float" office:value="121" calcext:value-type="float">
            <text:p>12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1915]+1" office:value-type="float" office:value="175" calcext:value-type="float">
            <text:p>175</text:p>
          </table:table-cell>
          <table:table-cell table:formula="of:=[.B1915]" office:value-type="float" office:value="9" calcext:value-type="float">
            <text:p>9</text:p>
          </table:table-cell>
          <table:table-cell office:value-type="float" office:value="99.133024" calcext:value-type="float">
            <text:p>99.133024</text:p>
          </table:table-cell>
          <table:table-cell office:value-type="float" office:value="167.37189696" calcext:value-type="float">
            <text:p>167.37189696</text:p>
          </table:table-cell>
          <table:table-cell office:value-type="float" office:value="102" calcext:value-type="float">
            <text:p>10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916]+1" office:value-type="float" office:value="175" calcext:value-type="float">
            <text:p>175</text:p>
          </table:table-cell>
          <table:table-cell table:formula="of:=[.B1916]" office:value-type="float" office:value="10" calcext:value-type="float">
            <text:p>10</text:p>
          </table:table-cell>
          <table:table-cell office:value-type="float" office:value="80.72935168" calcext:value-type="float">
            <text:p>80.72935168</text:p>
          </table:table-cell>
          <table:table-cell office:value-type="float" office:value="29.9330304" calcext:value-type="float">
            <text:p>29.9330304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917]+1" office:value-type="float" office:value="175" calcext:value-type="float">
            <text:p>175</text:p>
          </table:table-cell>
          <table:table-cell table:formula="of:=[.B1917]" office:value-type="float" office:value="11" calcext:value-type="float">
            <text:p>11</text:p>
          </table:table-cell>
          <table:table-cell office:value-type="float" office:value="112.18609792" calcext:value-type="float">
            <text:p>112.18609792</text:p>
          </table:table-cell>
          <table:table-cell office:value-type="float" office:value="30.86057856" calcext:value-type="float">
            <text:p>30.86057856</text:p>
          </table:table-cell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918]+1" office:value-type="float" office:value="176" calcext:value-type="float">
            <text:p>176</text:p>
          </table:table-cell>
          <table:table-cell table:formula="of:=[.B1918]" office:value-type="float" office:value="1" calcext:value-type="float">
            <text:p>1</text:p>
          </table:table-cell>
          <table:table-cell office:value-type="float" office:value="120.208620544" calcext:value-type="float">
            <text:p>120.208620544</text:p>
          </table:table-cell>
          <table:table-cell office:value-type="float" office:value="36.91648896" calcext:value-type="float">
            <text:p>36.91648896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919]+1" office:value-type="float" office:value="176" calcext:value-type="float">
            <text:p>176</text:p>
          </table:table-cell>
          <table:table-cell table:formula="of:=[.B1919]" office:value-type="float" office:value="2" calcext:value-type="float">
            <text:p>2</text:p>
          </table:table-cell>
          <table:table-cell office:value-type="float" office:value="128.1815547904" calcext:value-type="float">
            <text:p>128.1815547904</text:p>
          </table:table-cell>
          <table:table-cell office:value-type="float" office:value="25.125792" calcext:value-type="float">
            <text:p>25.12579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920]+1" office:value-type="float" office:value="176" calcext:value-type="float">
            <text:p>176</text:p>
          </table:table-cell>
          <table:table-cell table:formula="of:=[.B1920]" office:value-type="float" office:value="3" calcext:value-type="float">
            <text:p>3</text:p>
          </table:table-cell>
          <table:table-cell office:value-type="float" office:value="111.12760192" calcext:value-type="float">
            <text:p>111.12760192</text:p>
          </table:table-cell>
          <table:table-cell office:value-type="float" office:value="25.9847616" calcext:value-type="float">
            <text:p>25.9847616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921]+1" office:value-type="float" office:value="176" calcext:value-type="float">
            <text:p>176</text:p>
          </table:table-cell>
          <table:table-cell table:formula="of:=[.B1921]" office:value-type="float" office:value="4" calcext:value-type="float">
            <text:p>4</text:p>
          </table:table-cell>
          <table:table-cell office:value-type="float" office:value="128.6118078208" calcext:value-type="float">
            <text:p>128.6118078208</text:p>
          </table:table-cell>
          <table:table-cell office:value-type="float" office:value="31.8359136" calcext:value-type="float">
            <text:p>31.835913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922]+1" office:value-type="float" office:value="176" calcext:value-type="float">
            <text:p>176</text:p>
          </table:table-cell>
          <table:table-cell table:formula="of:=[.B1922]" office:value-type="float" office:value="5" calcext:value-type="float">
            <text:p>5</text:p>
          </table:table-cell>
          <table:table-cell office:value-type="float" office:value="154.55929344" calcext:value-type="float">
            <text:p>154.55929344</text:p>
          </table:table-cell>
          <table:table-cell office:value-type="float" office:value="29.4574704" calcext:value-type="float">
            <text:p>29.4574704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923]+1" office:value-type="float" office:value="176" calcext:value-type="float">
            <text:p>176</text:p>
          </table:table-cell>
          <table:table-cell table:formula="of:=[.B1923]" office:value-type="float" office:value="6" calcext:value-type="float">
            <text:p>6</text:p>
          </table:table-cell>
          <table:table-cell office:value-type="float" office:value="140.38972288" calcext:value-type="float">
            <text:p>140.38972288</text:p>
          </table:table-cell>
          <table:table-cell office:value-type="float" office:value="164.83189728" calcext:value-type="float">
            <text:p>164.83189728</text:p>
          </table:table-cell>
          <table:table-cell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924]+1" office:value-type="float" office:value="176" calcext:value-type="float">
            <text:p>176</text:p>
          </table:table-cell>
          <table:table-cell table:formula="of:=[.B1924]" office:value-type="float" office:value="7" calcext:value-type="float">
            <text:p>7</text:p>
          </table:table-cell>
          <table:table-cell office:value-type="float" office:value="123.202313472" calcext:value-type="float">
            <text:p>123.202313472</text:p>
          </table:table-cell>
          <table:table-cell office:value-type="float" office:value="178.094448" calcext:value-type="float">
            <text:p>178.094448</text:p>
          </table:table-cell>
          <table:table-cell office:value-type="float" office:value="125" calcext:value-type="float">
            <text:p>12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925]+1" office:value-type="float" office:value="176" calcext:value-type="float">
            <text:p>176</text:p>
          </table:table-cell>
          <table:table-cell table:formula="of:=[.B1925]" office:value-type="float" office:value="8" calcext:value-type="float">
            <text:p>8</text:p>
          </table:table-cell>
          <table:table-cell office:value-type="float" office:value="116.04595328" calcext:value-type="float">
            <text:p>116.04595328</text:p>
          </table:table-cell>
          <table:table-cell office:value-type="float" office:value="178.6580928" calcext:value-type="float">
            <text:p>178.6580928</text:p>
          </table:table-cell>
          <table:table-cell office:value-type="float" office:value="116" calcext:value-type="float">
            <text:p>1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926]+1" office:value-type="float" office:value="176" calcext:value-type="float">
            <text:p>176</text:p>
          </table:table-cell>
          <table:table-cell table:formula="of:=[.B1926]" office:value-type="float" office:value="9" calcext:value-type="float">
            <text:p>9</text:p>
          </table:table-cell>
          <table:table-cell office:value-type="float" office:value="98.26257152" calcext:value-type="float">
            <text:p>98.26257152</text:p>
          </table:table-cell>
          <table:table-cell office:value-type="float" office:value="165.3759264" calcext:value-type="float">
            <text:p>165.375926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927]+1" office:value-type="float" office:value="176" calcext:value-type="float">
            <text:p>176</text:p>
          </table:table-cell>
          <table:table-cell table:formula="of:=[.B1927]" office:value-type="float" office:value="10" calcext:value-type="float">
            <text:p>10</text:p>
          </table:table-cell>
          <table:table-cell office:value-type="float" office:value="82.03279104" calcext:value-type="float">
            <text:p>82.03279104</text:p>
          </table:table-cell>
          <table:table-cell office:value-type="float" office:value="30.3476064" calcext:value-type="float">
            <text:p>30.3476064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928]+1" office:value-type="float" office:value="176" calcext:value-type="float">
            <text:p>176</text:p>
          </table:table-cell>
          <table:table-cell table:formula="of:=[.B1928]" office:value-type="float" office:value="11" calcext:value-type="float">
            <text:p>11</text:p>
          </table:table-cell>
          <table:table-cell office:value-type="float" office:value="111.75867904" calcext:value-type="float">
            <text:p>111.75867904</text:p>
          </table:table-cell>
          <table:table-cell office:value-type="float" office:value="32.05454016" calcext:value-type="float">
            <text:p>32.05454016</text:p>
          </table:table-cell>
          <table:table-cell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929]+1" office:value-type="float" office:value="177" calcext:value-type="float">
            <text:p>177</text:p>
          </table:table-cell>
          <table:table-cell table:formula="of:=[.B1929]" office:value-type="float" office:value="1" calcext:value-type="float">
            <text:p>1</text:p>
          </table:table-cell>
          <table:table-cell office:value-type="float" office:value="118.47445504" calcext:value-type="float">
            <text:p>118.47445504</text:p>
          </table:table-cell>
          <table:table-cell office:value-type="float" office:value="43.8113136" calcext:value-type="float">
            <text:p>43.8113136</text:p>
          </table:table-cell>
          <table:table-cell office:value-type="float" office:value="116" calcext:value-type="float">
            <text:p>11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1930]+1" office:value-type="float" office:value="177" calcext:value-type="float">
            <text:p>177</text:p>
          </table:table-cell>
          <table:table-cell table:formula="of:=[.B1930]" office:value-type="float" office:value="2" calcext:value-type="float">
            <text:p>2</text:p>
          </table:table-cell>
          <table:table-cell office:value-type="float" office:value="126.076076544" calcext:value-type="float">
            <text:p>126.076076544</text:p>
          </table:table-cell>
          <table:table-cell office:value-type="float" office:value="32.9168544" calcext:value-type="float">
            <text:p>32.9168544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931]+1" office:value-type="float" office:value="177" calcext:value-type="float">
            <text:p>177</text:p>
          </table:table-cell>
          <table:table-cell table:formula="of:=[.B1931]" office:value-type="float" office:value="3" calcext:value-type="float">
            <text:p>3</text:p>
          </table:table-cell>
          <table:table-cell office:value-type="float" office:value="109.93103616" calcext:value-type="float">
            <text:p>109.93103616</text:p>
          </table:table-cell>
          <table:table-cell office:value-type="float" office:value="33.4284192" calcext:value-type="float">
            <text:p>33.4284192</text:p>
          </table:table-cell>
          <table:table-cell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932]+1" office:value-type="float" office:value="177" calcext:value-type="float">
            <text:p>177</text:p>
          </table:table-cell>
          <table:table-cell table:formula="of:=[.B1932]" office:value-type="float" office:value="4" calcext:value-type="float">
            <text:p>4</text:p>
          </table:table-cell>
          <table:table-cell office:value-type="float" office:value="127.248231424" calcext:value-type="float">
            <text:p>127.248231424</text:p>
          </table:table-cell>
          <table:table-cell office:value-type="float" office:value="38.4677856" calcext:value-type="float">
            <text:p>38.4677856</text:p>
          </table:table-cell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933]+1" office:value-type="float" office:value="177" calcext:value-type="float">
            <text:p>177</text:p>
          </table:table-cell>
          <table:table-cell table:formula="of:=[.B1933]" office:value-type="float" office:value="5" calcext:value-type="float">
            <text:p>5</text:p>
          </table:table-cell>
          <table:table-cell office:value-type="float" office:value="152.34402048" calcext:value-type="float">
            <text:p>152.34402048</text:p>
          </table:table-cell>
          <table:table-cell office:value-type="float" office:value="36.4060608" calcext:value-type="float">
            <text:p>36.4060608</text:p>
          </table:table-cell>
          <table:table-cell office:value-type="float" office:value="149" calcext:value-type="float">
            <text:p>14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1934]+1" office:value-type="float" office:value="177" calcext:value-type="float">
            <text:p>177</text:p>
          </table:table-cell>
          <table:table-cell table:formula="of:=[.B1934]" office:value-type="float" office:value="6" calcext:value-type="float">
            <text:p>6</text:p>
          </table:table-cell>
          <table:table-cell office:value-type="float" office:value="138.42464064" calcext:value-type="float">
            <text:p>138.42464064</text:p>
          </table:table-cell>
          <table:table-cell office:value-type="float" office:value="170.2454592" calcext:value-type="float">
            <text:p>170.2454592</text:p>
          </table:table-cell>
          <table:table-cell office:value-type="float" office:value="138" calcext:value-type="float">
            <text:p>13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935]+1" office:value-type="float" office:value="177" calcext:value-type="float">
            <text:p>177</text:p>
          </table:table-cell>
          <table:table-cell table:formula="of:=[.B1935]" office:value-type="float" office:value="7" calcext:value-type="float">
            <text:p>7</text:p>
          </table:table-cell>
          <table:table-cell office:value-type="float" office:value="120.61418624" calcext:value-type="float">
            <text:p>120.61418624</text:p>
          </table:table-cell>
          <table:table-cell office:value-type="float" office:value="183.66014112" calcext:value-type="float">
            <text:p>183.66014112</text:p>
          </table:table-cell>
          <table:table-cell office:value-type="float" office:value="123" calcext:value-type="float">
            <text:p>12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1936]+1" office:value-type="float" office:value="177" calcext:value-type="float">
            <text:p>177</text:p>
          </table:table-cell>
          <table:table-cell table:formula="of:=[.B1936]" office:value-type="float" office:value="8" calcext:value-type="float">
            <text:p>8</text:p>
          </table:table-cell>
          <table:table-cell office:value-type="float" office:value="113.33759616" calcext:value-type="float">
            <text:p>113.33759616</text:p>
          </table:table-cell>
          <table:table-cell office:value-type="float" office:value="183.9396672" calcext:value-type="float">
            <text:p>183.9396672</text:p>
          </table:table-cell>
          <table:table-cell office:value-type="float" office:value="117" calcext:value-type="float">
            <text:p>11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1937]+1" office:value-type="float" office:value="177" calcext:value-type="float">
            <text:p>177</text:p>
          </table:table-cell>
          <table:table-cell table:formula="of:=[.B1937]" office:value-type="float" office:value="9" calcext:value-type="float">
            <text:p>9</text:p>
          </table:table-cell>
          <table:table-cell office:value-type="float" office:value="94.84188416" calcext:value-type="float">
            <text:p>94.84188416</text:p>
          </table:table-cell>
          <table:table-cell office:value-type="float" office:value="170.6781504" calcext:value-type="float">
            <text:p>170.6781504</text:p>
          </table:table-cell>
          <table:table-cell office:value-type="float" office:value="97" calcext:value-type="float">
            <text:p>9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1938]+1" office:value-type="float" office:value="177" calcext:value-type="float">
            <text:p>177</text:p>
          </table:table-cell>
          <table:table-cell table:formula="of:=[.B1938]" office:value-type="float" office:value="10" calcext:value-type="float">
            <text:p>10</text:p>
          </table:table-cell>
          <table:table-cell office:value-type="float" office:value="81.07732736" calcext:value-type="float">
            <text:p>81.07732736</text:p>
          </table:table-cell>
          <table:table-cell office:value-type="float" office:value="37.1742432" calcext:value-type="float">
            <text:p>37.1742432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939]+1" office:value-type="float" office:value="177" calcext:value-type="float">
            <text:p>177</text:p>
          </table:table-cell>
          <table:table-cell table:formula="of:=[.B1939]" office:value-type="float" office:value="11" calcext:value-type="float">
            <text:p>11</text:p>
          </table:table-cell>
          <table:table-cell office:value-type="float" office:value="111.13026944" calcext:value-type="float">
            <text:p>111.13026944</text:p>
          </table:table-cell>
          <table:table-cell office:value-type="float" office:value="39.1515264" calcext:value-type="float">
            <text:p>39.1515264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940]+1" office:value-type="float" office:value="178" calcext:value-type="float">
            <text:p>178</text:p>
          </table:table-cell>
          <table:table-cell table:formula="of:=[.B1940]" office:value-type="float" office:value="1" calcext:value-type="float">
            <text:p>1</text:p>
          </table:table-cell>
          <table:table-cell office:value-type="float" office:value="119.374582272" calcext:value-type="float">
            <text:p>119.374582272</text:p>
          </table:table-cell>
          <table:table-cell office:value-type="float" office:value="25.05943104" calcext:value-type="float">
            <text:p>25.05943104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941]+1" office:value-type="float" office:value="178" calcext:value-type="float">
            <text:p>178</text:p>
          </table:table-cell>
          <table:table-cell table:formula="of:=[.B1941]" office:value-type="float" office:value="2" calcext:value-type="float">
            <text:p>2</text:p>
          </table:table-cell>
          <table:table-cell office:value-type="float" office:value="127.33054304" calcext:value-type="float">
            <text:p>127.33054304</text:p>
          </table:table-cell>
          <table:table-cell office:value-type="float" office:value="14.08900416" calcext:value-type="float">
            <text:p>14.08900416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942]+1" office:value-type="float" office:value="178" calcext:value-type="float">
            <text:p>178</text:p>
          </table:table-cell>
          <table:table-cell table:formula="of:=[.B1942]" office:value-type="float" office:value="3" calcext:value-type="float">
            <text:p>3</text:p>
          </table:table-cell>
          <table:table-cell office:value-type="float" office:value="110.928256" calcext:value-type="float">
            <text:p>110.928256</text:p>
          </table:table-cell>
          <table:table-cell office:value-type="float" office:value="13.82931552" calcext:value-type="float">
            <text:p>13.82931552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943]+1" office:value-type="float" office:value="178" calcext:value-type="float">
            <text:p>178</text:p>
          </table:table-cell>
          <table:table-cell table:formula="of:=[.B1943]" office:value-type="float" office:value="4" calcext:value-type="float">
            <text:p>4</text:p>
          </table:table-cell>
          <table:table-cell office:value-type="float" office:value="128.3857450496" calcext:value-type="float">
            <text:p>128.3857450496</text:p>
          </table:table-cell>
          <table:table-cell office:value-type="float" office:value="19.2397152" calcext:value-type="float">
            <text:p>19.2397152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944]+1" office:value-type="float" office:value="178" calcext:value-type="float">
            <text:p>178</text:p>
          </table:table-cell>
          <table:table-cell table:formula="of:=[.B1944]" office:value-type="float" office:value="5" calcext:value-type="float">
            <text:p>5</text:p>
          </table:table-cell>
          <table:table-cell office:value-type="float" office:value="153.65756544" calcext:value-type="float">
            <text:p>153.65756544</text:p>
          </table:table-cell>
          <table:table-cell office:value-type="float" office:value="17.60026944" calcext:value-type="float">
            <text:p>17.60026944</text:p>
          </table:table-cell>
          <table:table-cell office:value-type="float" office:value="152" calcext:value-type="float">
            <text:p>1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945]+1" office:value-type="float" office:value="178" calcext:value-type="float">
            <text:p>178</text:p>
          </table:table-cell>
          <table:table-cell table:formula="of:=[.B1945]" office:value-type="float" office:value="6" calcext:value-type="float">
            <text:p>6</text:p>
          </table:table-cell>
          <table:table-cell office:value-type="float" office:value="141.06870464" calcext:value-type="float">
            <text:p>141.06870464</text:p>
          </table:table-cell>
          <table:table-cell office:value-type="float" office:value="153.040608" calcext:value-type="float">
            <text:p>153.040608</text:p>
          </table:table-cell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946]+1" office:value-type="float" office:value="178" calcext:value-type="float">
            <text:p>178</text:p>
          </table:table-cell>
          <table:table-cell table:formula="of:=[.B1946]" office:value-type="float" office:value="7" calcext:value-type="float">
            <text:p>7</text:p>
          </table:table-cell>
          <table:table-cell office:value-type="float" office:value="123.293026944" calcext:value-type="float">
            <text:p>123.293026944</text:p>
          </table:table-cell>
          <table:table-cell office:value-type="float" office:value="165.435528" calcext:value-type="float">
            <text:p>165.435528</text:p>
          </table:table-cell>
          <table:table-cell office:value-type="float" office:value="123" calcext:value-type="float">
            <text:p>12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947]+1" office:value-type="float" office:value="178" calcext:value-type="float">
            <text:p>178</text:p>
          </table:table-cell>
          <table:table-cell table:formula="of:=[.B1947]" office:value-type="float" office:value="8" calcext:value-type="float">
            <text:p>8</text:p>
          </table:table-cell>
          <table:table-cell office:value-type="float" office:value="115.77044736" calcext:value-type="float">
            <text:p>115.77044736</text:p>
          </table:table-cell>
          <table:table-cell office:value-type="float" office:value="166.730232" calcext:value-type="float">
            <text:p>166.730232</text:p>
          </table:table-cell>
          <table:table-cell office:value-type="float" office:value="118" calcext:value-type="float">
            <text:p>11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948]+1" office:value-type="float" office:value="178" calcext:value-type="float">
            <text:p>178</text:p>
          </table:table-cell>
          <table:table-cell table:formula="of:=[.B1948]" office:value-type="float" office:value="9" calcext:value-type="float">
            <text:p>9</text:p>
          </table:table-cell>
          <table:table-cell office:value-type="float" office:value="97.09822976" calcext:value-type="float">
            <text:p>97.09822976</text:p>
          </table:table-cell>
          <table:table-cell office:value-type="float" office:value="153.877584" calcext:value-type="float">
            <text:p>153.877584</text:p>
          </table:table-cell>
          <table:table-cell office:value-type="float" office:value="98" calcext:value-type="float">
            <text:p>9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949]+1" office:value-type="float" office:value="178" calcext:value-type="float">
            <text:p>178</text:p>
          </table:table-cell>
          <table:table-cell table:formula="of:=[.B1949]" office:value-type="float" office:value="10" calcext:value-type="float">
            <text:p>10</text:p>
          </table:table-cell>
          <table:table-cell office:value-type="float" office:value="82.16495872" calcext:value-type="float">
            <text:p>82.16495872</text:p>
          </table:table-cell>
          <table:table-cell office:value-type="float" office:value="18.05407296" calcext:value-type="float">
            <text:p>18.05407296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950]+1" office:value-type="float" office:value="178" calcext:value-type="float">
            <text:p>178</text:p>
          </table:table-cell>
          <table:table-cell table:formula="of:=[.B1950]" office:value-type="float" office:value="11" calcext:value-type="float">
            <text:p>11</text:p>
          </table:table-cell>
          <table:table-cell office:value-type="float" office:value="110.27727488" calcext:value-type="float">
            <text:p>110.27727488</text:p>
          </table:table-cell>
          <table:table-cell office:value-type="float" office:value="19.2370368" calcext:value-type="float">
            <text:p>19.2370368</text:p>
          </table:table-cell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951]+1" office:value-type="float" office:value="179" calcext:value-type="float">
            <text:p>179</text:p>
          </table:table-cell>
          <table:table-cell table:formula="of:=[.B1951]" office:value-type="float" office:value="1" calcext:value-type="float">
            <text:p>1</text:p>
          </table:table-cell>
          <table:table-cell office:value-type="float" office:value="130.942463616" calcext:value-type="float">
            <text:p>130.942463616</text:p>
          </table:table-cell>
          <table:table-cell office:value-type="float" office:value="27.255792" calcext:value-type="float">
            <text:p>27.255792</text:p>
          </table:table-cell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952]+1" office:value-type="float" office:value="179" calcext:value-type="float">
            <text:p>179</text:p>
          </table:table-cell>
          <table:table-cell table:formula="of:=[.B1952]" office:value-type="float" office:value="2" calcext:value-type="float">
            <text:p>2</text:p>
          </table:table-cell>
          <table:table-cell office:value-type="float" office:value="139.77005824" calcext:value-type="float">
            <text:p>139.77005824</text:p>
          </table:table-cell>
          <table:table-cell office:value-type="float" office:value="15.703296" calcext:value-type="float">
            <text:p>15.703296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953]+1" office:value-type="float" office:value="179" calcext:value-type="float">
            <text:p>179</text:p>
          </table:table-cell>
          <table:table-cell table:formula="of:=[.B1953]" office:value-type="float" office:value="3" calcext:value-type="float">
            <text:p>3</text:p>
          </table:table-cell>
          <table:table-cell office:value-type="float" office:value="122.661801344" calcext:value-type="float">
            <text:p>122.661801344</text:p>
          </table:table-cell>
          <table:table-cell office:value-type="float" office:value="16.135152" calcext:value-type="float">
            <text:p>16.135152</text:p>
          </table:table-cell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954]+1" office:value-type="float" office:value="179" calcext:value-type="float">
            <text:p>179</text:p>
          </table:table-cell>
          <table:table-cell table:formula="of:=[.B1954]" office:value-type="float" office:value="4" calcext:value-type="float">
            <text:p>4</text:p>
          </table:table-cell>
          <table:table-cell office:value-type="float" office:value="139.70826368" calcext:value-type="float">
            <text:p>139.70826368</text:p>
          </table:table-cell>
          <table:table-cell office:value-type="float" office:value="22.428528" calcext:value-type="float">
            <text:p>22.428528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955]+1" office:value-type="float" office:value="179" calcext:value-type="float">
            <text:p>179</text:p>
          </table:table-cell>
          <table:table-cell table:formula="of:=[.B1955]" office:value-type="float" office:value="5" calcext:value-type="float">
            <text:p>5</text:p>
          </table:table-cell>
          <table:table-cell office:value-type="float" office:value="167.02866688" calcext:value-type="float">
            <text:p>167.02866688</text:p>
          </table:table-cell>
          <table:table-cell office:value-type="float" office:value="19.50748416" calcext:value-type="float">
            <text:p>19.50748416</text:p>
          </table:table-cell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956]+1" office:value-type="float" office:value="179" calcext:value-type="float">
            <text:p>179</text:p>
          </table:table-cell>
          <table:table-cell table:formula="of:=[.B1956]" office:value-type="float" office:value="6" calcext:value-type="float">
            <text:p>6</text:p>
          </table:table-cell>
          <table:table-cell office:value-type="float" office:value="151.63380864" calcext:value-type="float">
            <text:p>151.63380864</text:p>
          </table:table-cell>
          <table:table-cell office:value-type="float" office:value="158.3910528" calcext:value-type="float">
            <text:p>158.3910528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957]+1" office:value-type="float" office:value="179" calcext:value-type="float">
            <text:p>179</text:p>
          </table:table-cell>
          <table:table-cell table:formula="of:=[.B1957]" office:value-type="float" office:value="7" calcext:value-type="float">
            <text:p>7</text:p>
          </table:table-cell>
          <table:table-cell office:value-type="float" office:value="133.62694528" calcext:value-type="float">
            <text:p>133.62694528</text:p>
          </table:table-cell>
          <table:table-cell office:value-type="float" office:value="171.21514848" calcext:value-type="float">
            <text:p>171.21514848</text:p>
          </table:table-cell>
          <table:table-cell office:value-type="float" office:value="135" calcext:value-type="float">
            <text:p>13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958]+1" office:value-type="float" office:value="179" calcext:value-type="float">
            <text:p>179</text:p>
          </table:table-cell>
          <table:table-cell table:formula="of:=[.B1958]" office:value-type="float" office:value="8" calcext:value-type="float">
            <text:p>8</text:p>
          </table:table-cell>
          <table:table-cell office:value-type="float" office:value="126.739990784" calcext:value-type="float">
            <text:p>126.739990784</text:p>
          </table:table-cell>
          <table:table-cell office:value-type="float" office:value="171.04156512" calcext:value-type="float">
            <text:p>171.04156512</text:p>
          </table:table-cell>
          <table:table-cell office:value-type="float" office:value="125" calcext:value-type="float">
            <text:p>12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959]+1" office:value-type="float" office:value="179" calcext:value-type="float">
            <text:p>179</text:p>
          </table:table-cell>
          <table:table-cell table:formula="of:=[.B1959]" office:value-type="float" office:value="9" calcext:value-type="float">
            <text:p>9</text:p>
          </table:table-cell>
          <table:table-cell office:value-type="float" office:value="108.48480768" calcext:value-type="float">
            <text:p>108.48480768</text:p>
          </table:table-cell>
          <table:table-cell office:value-type="float" office:value="158.336208" calcext:value-type="float">
            <text:p>158.336208</text:p>
          </table:table-cell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960]+1" office:value-type="float" office:value="179" calcext:value-type="float">
            <text:p>179</text:p>
          </table:table-cell>
          <table:table-cell table:formula="of:=[.B1960]" office:value-type="float" office:value="10" calcext:value-type="float">
            <text:p>10</text:p>
          </table:table-cell>
          <table:table-cell office:value-type="float" office:value="92.7158208" calcext:value-type="float">
            <text:p>92.7158208</text:p>
          </table:table-cell>
          <table:table-cell office:value-type="float" office:value="20.18391072" calcext:value-type="float">
            <text:p>20.18391072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961]+1" office:value-type="float" office:value="179" calcext:value-type="float">
            <text:p>179</text:p>
          </table:table-cell>
          <table:table-cell table:formula="of:=[.B1961]" office:value-type="float" office:value="11" calcext:value-type="float">
            <text:p>11</text:p>
          </table:table-cell>
          <table:table-cell office:value-type="float" office:value="122.772807168" calcext:value-type="float">
            <text:p>122.772807168</text:p>
          </table:table-cell>
          <table:table-cell office:value-type="float" office:value="21.795552" calcext:value-type="float">
            <text:p>21.795552</text:p>
          </table:table-cell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962]+1" office:value-type="float" office:value="180" calcext:value-type="float">
            <text:p>180</text:p>
          </table:table-cell>
          <table:table-cell table:formula="of:=[.B1962]" office:value-type="float" office:value="1" calcext:value-type="float">
            <text:p>1</text:p>
          </table:table-cell>
          <table:table-cell office:value-type="float" office:value="142.766489088" calcext:value-type="float">
            <text:p>142.766489088</text:p>
          </table:table-cell>
          <table:table-cell office:value-type="float" office:value="22.5004416" calcext:value-type="float">
            <text:p>22.5004416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963]+1" office:value-type="float" office:value="180" calcext:value-type="float">
            <text:p>180</text:p>
          </table:table-cell>
          <table:table-cell table:formula="of:=[.B1963]" office:value-type="float" office:value="2" calcext:value-type="float">
            <text:p>2</text:p>
          </table:table-cell>
          <table:table-cell office:value-type="float" office:value="150.99606656" calcext:value-type="float">
            <text:p>150.99606656</text:p>
          </table:table-cell>
          <table:table-cell office:value-type="float" office:value="11.3134944" calcext:value-type="float">
            <text:p>11.3134944</text:p>
          </table:table-cell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64]+1" office:value-type="float" office:value="180" calcext:value-type="float">
            <text:p>180</text:p>
          </table:table-cell>
          <table:table-cell table:formula="of:=[.B1964]" office:value-type="float" office:value="3" calcext:value-type="float">
            <text:p>3</text:p>
          </table:table-cell>
          <table:table-cell office:value-type="float" office:value="133.695397376" calcext:value-type="float">
            <text:p>133.695397376</text:p>
          </table:table-cell>
          <table:table-cell office:value-type="float" office:value="10.8758784" calcext:value-type="float">
            <text:p>10.8758784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965]+1" office:value-type="float" office:value="180" calcext:value-type="float">
            <text:p>180</text:p>
          </table:table-cell>
          <table:table-cell table:formula="of:=[.B1965]" office:value-type="float" office:value="4" calcext:value-type="float">
            <text:p>4</text:p>
          </table:table-cell>
          <table:table-cell office:value-type="float" office:value="150.91683968" calcext:value-type="float">
            <text:p>150.91683968</text:p>
          </table:table-cell>
          <table:table-cell office:value-type="float" office:value="17.446152" calcext:value-type="float">
            <text:p>17.446152</text:p>
          </table:table-cell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966]+1" office:value-type="float" office:value="180" calcext:value-type="float">
            <text:p>180</text:p>
          </table:table-cell>
          <table:table-cell table:formula="of:=[.B1966]" office:value-type="float" office:value="5" calcext:value-type="float">
            <text:p>5</text:p>
          </table:table-cell>
          <table:table-cell office:value-type="float" office:value="176.49729536" calcext:value-type="float">
            <text:p>176.49729536</text:p>
          </table:table-cell>
          <table:table-cell office:value-type="float" office:value="15.7821216" calcext:value-type="float">
            <text:p>15.7821216</text:p>
          </table:table-cell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967]+1" office:value-type="float" office:value="180" calcext:value-type="float">
            <text:p>180</text:p>
          </table:table-cell>
          <table:table-cell table:formula="of:=[.B1967]" office:value-type="float" office:value="6" calcext:value-type="float">
            <text:p>6</text:p>
          </table:table-cell>
          <table:table-cell office:value-type="float" office:value="161.51110016" calcext:value-type="float">
            <text:p>161.51110016</text:p>
          </table:table-cell>
          <table:table-cell office:value-type="float" office:value="151.0502976" calcext:value-type="float">
            <text:p>151.0502976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968]+1" office:value-type="float" office:value="180" calcext:value-type="float">
            <text:p>180</text:p>
          </table:table-cell>
          <table:table-cell table:formula="of:=[.B1968]" office:value-type="float" office:value="7" calcext:value-type="float">
            <text:p>7</text:p>
          </table:table-cell>
          <table:table-cell office:value-type="float" office:value="143.003735552" calcext:value-type="float">
            <text:p>143.003735552</text:p>
          </table:table-cell>
          <table:table-cell office:value-type="float" office:value="163.801056" calcext:value-type="float">
            <text:p>163.801056</text:p>
          </table:table-cell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969]+1" office:value-type="float" office:value="180" calcext:value-type="float">
            <text:p>180</text:p>
          </table:table-cell>
          <table:table-cell table:formula="of:=[.B1969]" office:value-type="float" office:value="8" calcext:value-type="float">
            <text:p>8</text:p>
          </table:table-cell>
          <table:table-cell office:value-type="float" office:value="136.787112192" calcext:value-type="float">
            <text:p>136.787112192</text:p>
          </table:table-cell>
          <table:table-cell office:value-type="float" office:value="164.17707264" calcext:value-type="float">
            <text:p>164.17707264</text:p>
          </table:table-cell>
          <table:table-cell office:value-type="float" office:value="134" calcext:value-type="float">
            <text:p>13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970]+1" office:value-type="float" office:value="180" calcext:value-type="float">
            <text:p>180</text:p>
          </table:table-cell>
          <table:table-cell table:formula="of:=[.B1970]" office:value-type="float" office:value="9" calcext:value-type="float">
            <text:p>9</text:p>
          </table:table-cell>
          <table:table-cell office:value-type="float" office:value="118.91032192" calcext:value-type="float">
            <text:p>118.91032192</text:p>
          </table:table-cell>
          <table:table-cell office:value-type="float" office:value="151.0918272" calcext:value-type="float">
            <text:p>151.0918272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971]+1" office:value-type="float" office:value="180" calcext:value-type="float">
            <text:p>180</text:p>
          </table:table-cell>
          <table:table-cell table:formula="of:=[.B1971]" office:value-type="float" office:value="10" calcext:value-type="float">
            <text:p>10</text:p>
          </table:table-cell>
          <table:table-cell office:value-type="float" office:value="104.52738048" calcext:value-type="float">
            <text:p>104.52738048</text:p>
          </table:table-cell>
          <table:table-cell office:value-type="float" office:value="15.5379744" calcext:value-type="float">
            <text:p>15.537974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972]+1" office:value-type="float" office:value="180" calcext:value-type="float">
            <text:p>180</text:p>
          </table:table-cell>
          <table:table-cell table:formula="of:=[.B1972]" office:value-type="float" office:value="11" calcext:value-type="float">
            <text:p>11</text:p>
          </table:table-cell>
          <table:table-cell office:value-type="float" office:value="133.99640064" calcext:value-type="float">
            <text:p>133.99640064</text:p>
          </table:table-cell>
          <table:table-cell office:value-type="float" office:value="16.92838656" calcext:value-type="float">
            <text:p>16.92838656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973]+1" office:value-type="float" office:value="181" calcext:value-type="float">
            <text:p>181</text:p>
          </table:table-cell>
          <table:table-cell table:formula="of:=[.B1973]" office:value-type="float" office:value="1" calcext:value-type="float">
            <text:p>1</text:p>
          </table:table-cell>
          <table:table-cell office:value-type="float" office:value="118.66597376" calcext:value-type="float">
            <text:p>118.66597376</text:p>
          </table:table-cell>
          <table:table-cell office:value-type="float" office:value="27.7990656" calcext:value-type="float">
            <text:p>27.7990656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974]+1" office:value-type="float" office:value="181" calcext:value-type="float">
            <text:p>181</text:p>
          </table:table-cell>
          <table:table-cell table:formula="of:=[.B1974]" office:value-type="float" office:value="2" calcext:value-type="float">
            <text:p>2</text:p>
          </table:table-cell>
          <table:table-cell office:value-type="float" office:value="126.145531648" calcext:value-type="float">
            <text:p>126.145531648</text:p>
          </table:table-cell>
          <table:table-cell office:value-type="float" office:value="16.9947264" calcext:value-type="float">
            <text:p>16.9947264</text:p>
          </table:table-cell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975]+1" office:value-type="float" office:value="181" calcext:value-type="float">
            <text:p>181</text:p>
          </table:table-cell>
          <table:table-cell table:formula="of:=[.B1975]" office:value-type="float" office:value="3" calcext:value-type="float">
            <text:p>3</text:p>
          </table:table-cell>
          <table:table-cell office:value-type="float" office:value="109.4116992" calcext:value-type="float">
            <text:p>109.4116992</text:p>
          </table:table-cell>
          <table:table-cell office:value-type="float" office:value="17.08173792" calcext:value-type="float">
            <text:p>17.08173792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976]+1" office:value-type="float" office:value="181" calcext:value-type="float">
            <text:p>181</text:p>
          </table:table-cell>
          <table:table-cell table:formula="of:=[.B1976]" office:value-type="float" office:value="4" calcext:value-type="float">
            <text:p>4</text:p>
          </table:table-cell>
          <table:table-cell office:value-type="float" office:value="127.088749888" calcext:value-type="float">
            <text:p>127.088749888</text:p>
          </table:table-cell>
          <table:table-cell office:value-type="float" office:value="22.36914816" calcext:value-type="float">
            <text:p>22.36914816</text:p>
          </table:table-cell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977]+1" office:value-type="float" office:value="181" calcext:value-type="float">
            <text:p>181</text:p>
          </table:table-cell>
          <table:table-cell table:formula="of:=[.B1977]" office:value-type="float" office:value="5" calcext:value-type="float">
            <text:p>5</text:p>
          </table:table-cell>
          <table:table-cell office:value-type="float" office:value="153.80099328" calcext:value-type="float">
            <text:p>153.80099328</text:p>
          </table:table-cell>
          <table:table-cell office:value-type="float" office:value="19.5571344" calcext:value-type="float">
            <text:p>19.5571344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978]+1" office:value-type="float" office:value="181" calcext:value-type="float">
            <text:p>181</text:p>
          </table:table-cell>
          <table:table-cell table:formula="of:=[.B1978]" office:value-type="float" office:value="6" calcext:value-type="float">
            <text:p>6</text:p>
          </table:table-cell>
          <table:table-cell office:value-type="float" office:value="139.68418176" calcext:value-type="float">
            <text:p>139.68418176</text:p>
          </table:table-cell>
          <table:table-cell office:value-type="float" office:value="160.56603264" calcext:value-type="float">
            <text:p>160.56603264</text:p>
          </table:table-cell>
          <table:table-cell office:value-type="float" office:value="137" calcext:value-type="float">
            <text:p>13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979]+1" office:value-type="float" office:value="181" calcext:value-type="float">
            <text:p>181</text:p>
          </table:table-cell>
          <table:table-cell table:formula="of:=[.B1979]" office:value-type="float" office:value="7" calcext:value-type="float">
            <text:p>7</text:p>
          </table:table-cell>
          <table:table-cell office:value-type="float" office:value="121.24067968" calcext:value-type="float">
            <text:p>121.24067968</text:p>
          </table:table-cell>
          <table:table-cell office:value-type="float" office:value="174.67024608" calcext:value-type="float">
            <text:p>174.67024608</text:p>
          </table:table-cell>
          <table:table-cell office:value-type="float" office:value="119" calcext:value-type="float">
            <text:p>11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980]+1" office:value-type="float" office:value="181" calcext:value-type="float">
            <text:p>181</text:p>
          </table:table-cell>
          <table:table-cell table:formula="of:=[.B1980]" office:value-type="float" office:value="8" calcext:value-type="float">
            <text:p>8</text:p>
          </table:table-cell>
          <table:table-cell office:value-type="float" office:value="113.6469984" calcext:value-type="float">
            <text:p>113.6469984</text:p>
          </table:table-cell>
          <table:table-cell office:value-type="float" office:value="175.52177856" calcext:value-type="float">
            <text:p>175.52177856</text:p>
          </table:table-cell>
          <table:table-cell office:value-type="float" office:value="111" calcext:value-type="float">
            <text:p>1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981]+1" office:value-type="float" office:value="181" calcext:value-type="float">
            <text:p>181</text:p>
          </table:table-cell>
          <table:table-cell table:formula="of:=[.B1981]" office:value-type="float" office:value="9" calcext:value-type="float">
            <text:p>9</text:p>
          </table:table-cell>
          <table:table-cell office:value-type="float" office:value="94.15388928" calcext:value-type="float">
            <text:p>94.15388928</text:p>
          </table:table-cell>
          <table:table-cell office:value-type="float" office:value="161.61596448" calcext:value-type="float">
            <text:p>161.61596448</text:p>
          </table:table-cell>
          <table:table-cell office:value-type="float" office:value="94" calcext:value-type="float">
            <text:p>9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982]+1" office:value-type="float" office:value="181" calcext:value-type="float">
            <text:p>181</text:p>
          </table:table-cell>
          <table:table-cell table:formula="of:=[.B1982]" office:value-type="float" office:value="10" calcext:value-type="float">
            <text:p>10</text:p>
          </table:table-cell>
          <table:table-cell office:value-type="float" office:value="78.253376" calcext:value-type="float">
            <text:p>78.253376</text:p>
          </table:table-cell>
          <table:table-cell office:value-type="float" office:value="21.1188" calcext:value-type="float">
            <text:p>21.1188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983]+1" office:value-type="float" office:value="181" calcext:value-type="float">
            <text:p>181</text:p>
          </table:table-cell>
          <table:table-cell table:formula="of:=[.B1983]" office:value-type="float" office:value="11" calcext:value-type="float">
            <text:p>11</text:p>
          </table:table-cell>
          <table:table-cell office:value-type="float" office:value="108.97936384" calcext:value-type="float">
            <text:p>108.97936384</text:p>
          </table:table-cell>
          <table:table-cell office:value-type="float" office:value="22.342608" calcext:value-type="float">
            <text:p>22.342608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984]+1" office:value-type="float" office:value="182" calcext:value-type="float">
            <text:p>182</text:p>
          </table:table-cell>
          <table:table-cell table:formula="of:=[.B1984]" office:value-type="float" office:value="1" calcext:value-type="float">
            <text:p>1</text:p>
          </table:table-cell>
          <table:table-cell office:value-type="float" office:value="154.1337152" calcext:value-type="float">
            <text:p>154.1337152</text:p>
          </table:table-cell>
          <table:table-cell office:value-type="float" office:value="32.8605216" calcext:value-type="float">
            <text:p>32.8605216</text:p>
          </table:table-cell>
          <table:table-cell office:value-type="float" office:value="158" calcext:value-type="float">
            <text:p>15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985]+1" office:value-type="float" office:value="182" calcext:value-type="float">
            <text:p>182</text:p>
          </table:table-cell>
          <table:table-cell table:formula="of:=[.B1985]" office:value-type="float" office:value="2" calcext:value-type="float">
            <text:p>2</text:p>
          </table:table-cell>
          <table:table-cell office:value-type="float" office:value="160.77207936" calcext:value-type="float">
            <text:p>160.77207936</text:p>
          </table:table-cell>
          <table:table-cell office:value-type="float" office:value="21.9967488" calcext:value-type="float">
            <text:p>21.996748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986]+1" office:value-type="float" office:value="182" calcext:value-type="float">
            <text:p>182</text:p>
          </table:table-cell>
          <table:table-cell table:formula="of:=[.B1986]" office:value-type="float" office:value="3" calcext:value-type="float">
            <text:p>3</text:p>
          </table:table-cell>
          <table:table-cell office:value-type="float" office:value="145.00752768" calcext:value-type="float">
            <text:p>145.00752768</text:p>
          </table:table-cell>
          <table:table-cell office:value-type="float" office:value="22.6773696" calcext:value-type="float">
            <text:p>22.6773696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987]+1" office:value-type="float" office:value="182" calcext:value-type="float">
            <text:p>182</text:p>
          </table:table-cell>
          <table:table-cell table:formula="of:=[.B1987]" office:value-type="float" office:value="4" calcext:value-type="float">
            <text:p>4</text:p>
          </table:table-cell>
          <table:table-cell office:value-type="float" office:value="162.04216704" calcext:value-type="float">
            <text:p>162.04216704</text:p>
          </table:table-cell>
          <table:table-cell office:value-type="float" office:value="27.67516128" calcext:value-type="float">
            <text:p>27.67516128</text:p>
          </table:table-cell>
          <table:table-cell office:value-type="float" office:value="167" calcext:value-type="float">
            <text:p>1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988]+1" office:value-type="float" office:value="182" calcext:value-type="float">
            <text:p>182</text:p>
          </table:table-cell>
          <table:table-cell table:formula="of:=[.B1988]" office:value-type="float" office:value="5" calcext:value-type="float">
            <text:p>5</text:p>
          </table:table-cell>
          <table:table-cell office:value-type="float" office:value="187.28370688" calcext:value-type="float">
            <text:p>187.28370688</text:p>
          </table:table-cell>
          <table:table-cell office:value-type="float" office:value="25.11964416" calcext:value-type="float">
            <text:p>25.11964416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989]+1" office:value-type="float" office:value="182" calcext:value-type="float">
            <text:p>182</text:p>
          </table:table-cell>
          <table:table-cell table:formula="of:=[.B1989]" office:value-type="float" office:value="6" calcext:value-type="float">
            <text:p>6</text:p>
          </table:table-cell>
          <table:table-cell office:value-type="float" office:value="174.79512832" calcext:value-type="float">
            <text:p>174.79512832</text:p>
          </table:table-cell>
          <table:table-cell office:value-type="float" office:value="163.2659808" calcext:value-type="float">
            <text:p>163.2659808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990]+1" office:value-type="float" office:value="182" calcext:value-type="float">
            <text:p>182</text:p>
          </table:table-cell>
          <table:table-cell table:formula="of:=[.B1990]" office:value-type="float" office:value="7" calcext:value-type="float">
            <text:p>7</text:p>
          </table:table-cell>
          <table:table-cell office:value-type="float" office:value="158.46829184" calcext:value-type="float">
            <text:p>158.46829184</text:p>
          </table:table-cell>
          <table:table-cell office:value-type="float" office:value="175.6110624" calcext:value-type="float">
            <text:p>175.6110624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991]+1" office:value-type="float" office:value="182" calcext:value-type="float">
            <text:p>182</text:p>
          </table:table-cell>
          <table:table-cell table:formula="of:=[.B1991]" office:value-type="float" office:value="8" calcext:value-type="float">
            <text:p>8</text:p>
          </table:table-cell>
          <table:table-cell office:value-type="float" office:value="150.00602368" calcext:value-type="float">
            <text:p>150.00602368</text:p>
          </table:table-cell>
          <table:table-cell office:value-type="float" office:value="176.45947872" calcext:value-type="float">
            <text:p>176.45947872</text:p>
          </table:table-cell>
          <table:table-cell office:value-type="float" office:value="153" calcext:value-type="float">
            <text:p>15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992]+1" office:value-type="float" office:value="182" calcext:value-type="float">
            <text:p>182</text:p>
          </table:table-cell>
          <table:table-cell table:formula="of:=[.B1992]" office:value-type="float" office:value="9" calcext:value-type="float">
            <text:p>9</text:p>
          </table:table-cell>
          <table:table-cell office:value-type="float" office:value="131.757860224" calcext:value-type="float">
            <text:p>131.757860224</text:p>
          </table:table-cell>
          <table:table-cell office:value-type="float" office:value="163.1230944" calcext:value-type="float">
            <text:p>163.1230944</text:p>
          </table:table-cell>
          <table:table-cell office:value-type="float" office:value="134" calcext:value-type="float">
            <text:p>13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993]+1" office:value-type="float" office:value="182" calcext:value-type="float">
            <text:p>182</text:p>
          </table:table-cell>
          <table:table-cell table:formula="of:=[.B1993]" office:value-type="float" office:value="10" calcext:value-type="float">
            <text:p>10</text:p>
          </table:table-cell>
          <table:table-cell office:value-type="float" office:value="115.50863616" calcext:value-type="float">
            <text:p>115.50863616</text:p>
          </table:table-cell>
          <table:table-cell office:value-type="float" office:value="26.8182432" calcext:value-type="float">
            <text:p>26.8182432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994]+1" office:value-type="float" office:value="182" calcext:value-type="float">
            <text:p>182</text:p>
          </table:table-cell>
          <table:table-cell table:formula="of:=[.B1994]" office:value-type="float" office:value="11" calcext:value-type="float">
            <text:p>11</text:p>
          </table:table-cell>
          <table:table-cell office:value-type="float" office:value="145.61690752" calcext:value-type="float">
            <text:p>145.61690752</text:p>
          </table:table-cell>
          <table:table-cell office:value-type="float" office:value="27.7827072" calcext:value-type="float">
            <text:p>27.7827072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995]+1" office:value-type="float" office:value="183" calcext:value-type="float">
            <text:p>183</text:p>
          </table:table-cell>
          <table:table-cell table:formula="of:=[.B1995]" office:value-type="float" office:value="1" calcext:value-type="float">
            <text:p>1</text:p>
          </table:table-cell>
          <table:table-cell office:value-type="float" office:value="136.39758592" calcext:value-type="float">
            <text:p>136.39758592</text:p>
          </table:table-cell>
          <table:table-cell office:value-type="float" office:value="23.787792" calcext:value-type="float">
            <text:p>23.787792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996]+1" office:value-type="float" office:value="183" calcext:value-type="float">
            <text:p>183</text:p>
          </table:table-cell>
          <table:table-cell table:formula="of:=[.B1996]" office:value-type="float" office:value="2" calcext:value-type="float">
            <text:p>2</text:p>
          </table:table-cell>
          <table:table-cell office:value-type="float" office:value="143.34806528" calcext:value-type="float">
            <text:p>143.34806528</text:p>
          </table:table-cell>
          <table:table-cell office:value-type="float" office:value="12.432432" calcext:value-type="float">
            <text:p>12.432432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997]+1" office:value-type="float" office:value="183" calcext:value-type="float">
            <text:p>183</text:p>
          </table:table-cell>
          <table:table-cell table:formula="of:=[.B1997]" office:value-type="float" office:value="3" calcext:value-type="float">
            <text:p>3</text:p>
          </table:table-cell>
          <table:table-cell office:value-type="float" office:value="126.589212416" calcext:value-type="float">
            <text:p>126.589212416</text:p>
          </table:table-cell>
          <table:table-cell office:value-type="float" office:value="12.8158368" calcext:value-type="float">
            <text:p>12.8158368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998]+1" office:value-type="float" office:value="183" calcext:value-type="float">
            <text:p>183</text:p>
          </table:table-cell>
          <table:table-cell table:formula="of:=[.B1998]" office:value-type="float" office:value="4" calcext:value-type="float">
            <text:p>4</text:p>
          </table:table-cell>
          <table:table-cell office:value-type="float" office:value="144.24134016" calcext:value-type="float">
            <text:p>144.24134016</text:p>
          </table:table-cell>
          <table:table-cell office:value-type="float" office:value="17.966928" calcext:value-type="float">
            <text:p>17.96692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999]+1" office:value-type="float" office:value="183" calcext:value-type="float">
            <text:p>183</text:p>
          </table:table-cell>
          <table:table-cell table:formula="of:=[.B1999]" office:value-type="float" office:value="5" calcext:value-type="float">
            <text:p>5</text:p>
          </table:table-cell>
          <table:table-cell office:value-type="float" office:value="169.7143936" calcext:value-type="float">
            <text:p>169.7143936</text:p>
          </table:table-cell>
          <table:table-cell office:value-type="float" office:value="14.3211312" calcext:value-type="float">
            <text:p>14.3211312</text:p>
          </table:table-cell>
          <table:table-cell office:value-type="float" office:value="172" calcext:value-type="float">
            <text:p>1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000]+1" office:value-type="float" office:value="183" calcext:value-type="float">
            <text:p>183</text:p>
          </table:table-cell>
          <table:table-cell table:formula="of:=[.B2000]" office:value-type="float" office:value="6" calcext:value-type="float">
            <text:p>6</text:p>
          </table:table-cell>
          <table:table-cell office:value-type="float" office:value="163.01266432" calcext:value-type="float">
            <text:p>163.01266432</text:p>
          </table:table-cell>
          <table:table-cell office:value-type="float" office:value="153.77687616" calcext:value-type="float">
            <text:p>153.77687616</text:p>
          </table:table-cell>
          <table:table-cell office:value-type="float" office:value="170" calcext:value-type="float">
            <text:p>17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2001]+1" office:value-type="float" office:value="183" calcext:value-type="float">
            <text:p>183</text:p>
          </table:table-cell>
          <table:table-cell table:formula="of:=[.B2001]" office:value-type="float" office:value="7" calcext:value-type="float">
            <text:p>7</text:p>
          </table:table-cell>
          <table:table-cell office:value-type="float" office:value="146.41238784" calcext:value-type="float">
            <text:p>146.41238784</text:p>
          </table:table-cell>
          <table:table-cell office:value-type="float" office:value="167.44191744" calcext:value-type="float">
            <text:p>167.44191744</text:p>
          </table:table-cell>
          <table:table-cell office:value-type="float" office:value="153" calcext:value-type="float">
            <text:p>15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002]+1" office:value-type="float" office:value="183" calcext:value-type="float">
            <text:p>183</text:p>
          </table:table-cell>
          <table:table-cell table:formula="of:=[.B2002]" office:value-type="float" office:value="8" calcext:value-type="float">
            <text:p>8</text:p>
          </table:table-cell>
          <table:table-cell office:value-type="float" office:value="139.69066432" calcext:value-type="float">
            <text:p>139.69066432</text:p>
          </table:table-cell>
          <table:table-cell office:value-type="float" office:value="167.9209536" calcext:value-type="float">
            <text:p>167.9209536</text:p>
          </table:table-cell>
          <table:table-cell office:value-type="float" office:value="145" calcext:value-type="float">
            <text:p>14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003]+1" office:value-type="float" office:value="183" calcext:value-type="float">
            <text:p>183</text:p>
          </table:table-cell>
          <table:table-cell table:formula="of:=[.B2003]" office:value-type="float" office:value="9" calcext:value-type="float">
            <text:p>9</text:p>
          </table:table-cell>
          <table:table-cell office:value-type="float" office:value="120.10254464" calcext:value-type="float">
            <text:p>120.10254464</text:p>
          </table:table-cell>
          <table:table-cell office:value-type="float" office:value="155.6734464" calcext:value-type="float">
            <text:p>155.6734464</text:p>
          </table:table-cell>
          <table:table-cell office:value-type="float" office:value="124" calcext:value-type="float">
            <text:p>12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2004]+1" office:value-type="float" office:value="183" calcext:value-type="float">
            <text:p>183</text:p>
          </table:table-cell>
          <table:table-cell table:formula="of:=[.B2004]" office:value-type="float" office:value="10" calcext:value-type="float">
            <text:p>10</text:p>
          </table:table-cell>
          <table:table-cell office:value-type="float" office:value="96.98621184" calcext:value-type="float">
            <text:p>96.98621184</text:p>
          </table:table-cell>
          <table:table-cell office:value-type="float" office:value="19.1748336" calcext:value-type="float">
            <text:p>19.1748336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005]+1" office:value-type="float" office:value="183" calcext:value-type="float">
            <text:p>183</text:p>
          </table:table-cell>
          <table:table-cell table:formula="of:=[.B2005]" office:value-type="float" office:value="11" calcext:value-type="float">
            <text:p>11</text:p>
          </table:table-cell>
          <table:table-cell office:value-type="float" office:value="127.000130432" calcext:value-type="float">
            <text:p>127.000130432</text:p>
          </table:table-cell>
          <table:table-cell office:value-type="float" office:value="18.77224704" calcext:value-type="float">
            <text:p>18.77224704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2006]+1" office:value-type="float" office:value="184" calcext:value-type="float">
            <text:p>184</text:p>
          </table:table-cell>
          <table:table-cell table:formula="of:=[.B2006]" office:value-type="float" office:value="1" calcext:value-type="float">
            <text:p>1</text:p>
          </table:table-cell>
          <table:table-cell office:value-type="float" office:value="145.78703872" calcext:value-type="float">
            <text:p>145.78703872</text:p>
          </table:table-cell>
          <table:table-cell office:value-type="float" office:value="44.9297088" calcext:value-type="float">
            <text:p>44.9297088</text:p>
          </table:table-cell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2007]+1" office:value-type="float" office:value="184" calcext:value-type="float">
            <text:p>184</text:p>
          </table:table-cell>
          <table:table-cell table:formula="of:=[.B2007]" office:value-type="float" office:value="2" calcext:value-type="float">
            <text:p>2</text:p>
          </table:table-cell>
          <table:table-cell office:value-type="float" office:value="152.38887424" calcext:value-type="float">
            <text:p>152.38887424</text:p>
          </table:table-cell>
          <table:table-cell office:value-type="float" office:value="35.702808" calcext:value-type="float">
            <text:p>35.702808</text:p>
          </table:table-cell>
          <table:table-cell office:value-type="float" office:value="153" calcext:value-type="float">
            <text:p>1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008]+1" office:value-type="float" office:value="184" calcext:value-type="float">
            <text:p>184</text:p>
          </table:table-cell>
          <table:table-cell table:formula="of:=[.B2008]" office:value-type="float" office:value="3" calcext:value-type="float">
            <text:p>3</text:p>
          </table:table-cell>
          <table:table-cell office:value-type="float" office:value="136.870867712" calcext:value-type="float">
            <text:p>136.870867712</text:p>
          </table:table-cell>
          <table:table-cell office:value-type="float" office:value="34.8868704" calcext:value-type="float">
            <text:p>34.8868704</text:p>
          </table:table-cell>
          <table:table-cell office:value-type="float" office:value="140" calcext:value-type="float">
            <text:p>1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009]+1" office:value-type="float" office:value="184" calcext:value-type="float">
            <text:p>184</text:p>
          </table:table-cell>
          <table:table-cell table:formula="of:=[.B2009]" office:value-type="float" office:value="4" calcext:value-type="float">
            <text:p>4</text:p>
          </table:table-cell>
          <table:table-cell office:value-type="float" office:value="154.00798976" calcext:value-type="float">
            <text:p>154.00798976</text:p>
          </table:table-cell>
          <table:table-cell office:value-type="float" office:value="39.84361248" calcext:value-type="float">
            <text:p>39.84361248</text:p>
          </table:table-cell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010]+1" office:value-type="float" office:value="184" calcext:value-type="float">
            <text:p>184</text:p>
          </table:table-cell>
          <table:table-cell table:formula="of:=[.B2010]" office:value-type="float" office:value="5" calcext:value-type="float">
            <text:p>5</text:p>
          </table:table-cell>
          <table:table-cell office:value-type="float" office:value="179.22499456" calcext:value-type="float">
            <text:p>179.22499456</text:p>
          </table:table-cell>
          <table:table-cell office:value-type="float" office:value="37.5988608" calcext:value-type="float">
            <text:p>37.5988608</text:p>
          </table:table-cell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011]+1" office:value-type="float" office:value="184" calcext:value-type="float">
            <text:p>184</text:p>
          </table:table-cell>
          <table:table-cell table:formula="of:=[.B2011]" office:value-type="float" office:value="6" calcext:value-type="float">
            <text:p>6</text:p>
          </table:table-cell>
          <table:table-cell office:value-type="float" office:value="166.2103424" calcext:value-type="float">
            <text:p>166.2103424</text:p>
          </table:table-cell>
          <table:table-cell office:value-type="float" office:value="168.7785888" calcext:value-type="float">
            <text:p>168.7785888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2012]+1" office:value-type="float" office:value="184" calcext:value-type="float">
            <text:p>184</text:p>
          </table:table-cell>
          <table:table-cell table:formula="of:=[.B2012]" office:value-type="float" office:value="7" calcext:value-type="float">
            <text:p>7</text:p>
          </table:table-cell>
          <table:table-cell office:value-type="float" office:value="149.89483264" calcext:value-type="float">
            <text:p>149.89483264</text:p>
          </table:table-cell>
          <table:table-cell office:value-type="float" office:value="182.0168448" calcext:value-type="float">
            <text:p>182.0168448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2013]+1" office:value-type="float" office:value="184" calcext:value-type="float">
            <text:p>184</text:p>
          </table:table-cell>
          <table:table-cell table:formula="of:=[.B2013]" office:value-type="float" office:value="8" calcext:value-type="float">
            <text:p>8</text:p>
          </table:table-cell>
          <table:table-cell office:value-type="float" office:value="141.71859584" calcext:value-type="float">
            <text:p>141.71859584</text:p>
          </table:table-cell>
          <table:table-cell office:value-type="float" office:value="182.46631008" calcext:value-type="float">
            <text:p>182.46631008</text:p>
          </table:table-cell>
          <table:table-cell office:value-type="float" office:value="146" calcext:value-type="float">
            <text:p>14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2014]+1" office:value-type="float" office:value="184" calcext:value-type="float">
            <text:p>184</text:p>
          </table:table-cell>
          <table:table-cell table:formula="of:=[.B2014]" office:value-type="float" office:value="9" calcext:value-type="float">
            <text:p>9</text:p>
          </table:table-cell>
          <table:table-cell office:value-type="float" office:value="124.494625152" calcext:value-type="float">
            <text:p>124.494625152</text:p>
          </table:table-cell>
          <table:table-cell office:value-type="float" office:value="170.6148096" calcext:value-type="float">
            <text:p>170.6148096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015]+1" office:value-type="float" office:value="184" calcext:value-type="float">
            <text:p>184</text:p>
          </table:table-cell>
          <table:table-cell table:formula="of:=[.B2015]" office:value-type="float" office:value="10" calcext:value-type="float">
            <text:p>10</text:p>
          </table:table-cell>
          <table:table-cell office:value-type="float" office:value="107.66996736" calcext:value-type="float">
            <text:p>107.66996736</text:p>
          </table:table-cell>
          <table:table-cell office:value-type="float" office:value="39.14006976" calcext:value-type="float">
            <text:p>39.14006976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2016]+1" office:value-type="float" office:value="184" calcext:value-type="float">
            <text:p>184</text:p>
          </table:table-cell>
          <table:table-cell table:formula="of:=[.B2016]" office:value-type="float" office:value="11" calcext:value-type="float">
            <text:p>11</text:p>
          </table:table-cell>
          <table:table-cell office:value-type="float" office:value="137.36513152" calcext:value-type="float">
            <text:p>137.36513152</text:p>
          </table:table-cell>
          <table:table-cell office:value-type="float" office:value="40.5285792" calcext:value-type="float">
            <text:p>40.5285792</text:p>
          </table:table-cell>
          <table:table-cell office:value-type="float" office:value="141" calcext:value-type="float">
            <text:p>1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017]+1" office:value-type="float" office:value="185" calcext:value-type="float">
            <text:p>185</text:p>
          </table:table-cell>
          <table:table-cell table:formula="of:=[.B2017]" office:value-type="float" office:value="1" calcext:value-type="float">
            <text:p>1</text:p>
          </table:table-cell>
          <table:table-cell office:value-type="float" office:value="128.66837216" calcext:value-type="float">
            <text:p>128.66837216</text:p>
          </table:table-cell>
          <table:table-cell office:value-type="float" office:value="34.7386176" calcext:value-type="float">
            <text:p>34.7386176</text:p>
          </table:table-cell>
          <table:table-cell office:value-type="float" office:value="129" calcext:value-type="float">
            <text:p>1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018]+1" office:value-type="float" office:value="185" calcext:value-type="float">
            <text:p>185</text:p>
          </table:table-cell>
          <table:table-cell table:formula="of:=[.B2018]" office:value-type="float" office:value="2" calcext:value-type="float">
            <text:p>2</text:p>
          </table:table-cell>
          <table:table-cell office:value-type="float" office:value="136.77215232" calcext:value-type="float">
            <text:p>136.77215232</text:p>
          </table:table-cell>
          <table:table-cell office:value-type="float" office:value="22.930464" calcext:value-type="float">
            <text:p>22.930464</text:p>
          </table:table-cell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019]+1" office:value-type="float" office:value="185" calcext:value-type="float">
            <text:p>185</text:p>
          </table:table-cell>
          <table:table-cell table:formula="of:=[.B2019]" office:value-type="float" office:value="3" calcext:value-type="float">
            <text:p>3</text:p>
          </table:table-cell>
          <table:table-cell office:value-type="float" office:value="119.6281536" calcext:value-type="float">
            <text:p>119.6281536</text:p>
          </table:table-cell>
          <table:table-cell office:value-type="float" office:value="23.5791072" calcext:value-type="float">
            <text:p>23.5791072</text:p>
          </table:table-cell>
          <table:table-cell office:value-type="float" office:value="119" calcext:value-type="float">
            <text:p>1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020]+1" office:value-type="float" office:value="185" calcext:value-type="float">
            <text:p>185</text:p>
          </table:table-cell>
          <table:table-cell table:formula="of:=[.B2020]" office:value-type="float" office:value="4" calcext:value-type="float">
            <text:p>4</text:p>
          </table:table-cell>
          <table:table-cell office:value-type="float" office:value="137.35092096" calcext:value-type="float">
            <text:p>137.35092096</text:p>
          </table:table-cell>
          <table:table-cell office:value-type="float" office:value="29.5615536" calcext:value-type="float">
            <text:p>29.5615536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021]+1" office:value-type="float" office:value="185" calcext:value-type="float">
            <text:p>185</text:p>
          </table:table-cell>
          <table:table-cell table:formula="of:=[.B2021]" office:value-type="float" office:value="5" calcext:value-type="float">
            <text:p>5</text:p>
          </table:table-cell>
          <table:table-cell office:value-type="float" office:value="163.1514048" calcext:value-type="float">
            <text:p>163.1514048</text:p>
          </table:table-cell>
          <table:table-cell office:value-type="float" office:value="26.8691616" calcext:value-type="float">
            <text:p>26.8691616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022]+1" office:value-type="float" office:value="185" calcext:value-type="float">
            <text:p>185</text:p>
          </table:table-cell>
          <table:table-cell table:formula="of:=[.B2022]" office:value-type="float" office:value="6" calcext:value-type="float">
            <text:p>6</text:p>
          </table:table-cell>
          <table:table-cell office:value-type="float" office:value="149.5695232" calcext:value-type="float">
            <text:p>149.5695232</text:p>
          </table:table-cell>
          <table:table-cell office:value-type="float" office:value="164.0369472" calcext:value-type="float">
            <text:p>164.0369472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023]+1" office:value-type="float" office:value="185" calcext:value-type="float">
            <text:p>185</text:p>
          </table:table-cell>
          <table:table-cell table:formula="of:=[.B2023]" office:value-type="float" office:value="7" calcext:value-type="float">
            <text:p>7</text:p>
          </table:table-cell>
          <table:table-cell office:value-type="float" office:value="131.289652864" calcext:value-type="float">
            <text:p>131.289652864</text:p>
          </table:table-cell>
          <table:table-cell office:value-type="float" office:value="177.2977152" calcext:value-type="float">
            <text:p>177.2977152</text:p>
          </table:table-cell>
          <table:table-cell office:value-type="float" office:value="132" calcext:value-type="float">
            <text:p>1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2024]+1" office:value-type="float" office:value="185" calcext:value-type="float">
            <text:p>185</text:p>
          </table:table-cell>
          <table:table-cell table:formula="of:=[.B2024]" office:value-type="float" office:value="8" calcext:value-type="float">
            <text:p>8</text:p>
          </table:table-cell>
          <table:table-cell office:value-type="float" office:value="124.51380544" calcext:value-type="float">
            <text:p>124.51380544</text:p>
          </table:table-cell>
          <table:table-cell office:value-type="float" office:value="177.2949216" calcext:value-type="float">
            <text:p>177.2949216</text:p>
          </table:table-cell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2025]+1" office:value-type="float" office:value="185" calcext:value-type="float">
            <text:p>185</text:p>
          </table:table-cell>
          <table:table-cell table:formula="of:=[.B2025]" office:value-type="float" office:value="9" calcext:value-type="float">
            <text:p>9</text:p>
          </table:table-cell>
          <table:table-cell office:value-type="float" office:value="106.46669056" calcext:value-type="float">
            <text:p>106.46669056</text:p>
          </table:table-cell>
          <table:table-cell office:value-type="float" office:value="164.8873824" calcext:value-type="float">
            <text:p>164.8873824</text:p>
          </table:table-cell>
          <table:table-cell office:value-type="float" office:value="106" calcext:value-type="float">
            <text:p>10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026]+1" office:value-type="float" office:value="185" calcext:value-type="float">
            <text:p>185</text:p>
          </table:table-cell>
          <table:table-cell table:formula="of:=[.B2026]" office:value-type="float" office:value="10" calcext:value-type="float">
            <text:p>10</text:p>
          </table:table-cell>
          <table:table-cell office:value-type="float" office:value="89.96218112" calcext:value-type="float">
            <text:p>89.96218112</text:p>
          </table:table-cell>
          <table:table-cell office:value-type="float" office:value="27.84432" calcext:value-type="float">
            <text:p>27.84432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027]+1" office:value-type="float" office:value="185" calcext:value-type="float">
            <text:p>185</text:p>
          </table:table-cell>
          <table:table-cell table:formula="of:=[.B2027]" office:value-type="float" office:value="11" calcext:value-type="float">
            <text:p>11</text:p>
          </table:table-cell>
          <table:table-cell office:value-type="float" office:value="120.051673856" calcext:value-type="float">
            <text:p>120.051673856</text:p>
          </table:table-cell>
          <table:table-cell office:value-type="float" office:value="30.0170688" calcext:value-type="float">
            <text:p>30.0170688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028]+1" office:value-type="float" office:value="186" calcext:value-type="float">
            <text:p>186</text:p>
          </table:table-cell>
          <table:table-cell table:formula="of:=[.B2028]" office:value-type="float" office:value="1" calcext:value-type="float">
            <text:p>1</text:p>
          </table:table-cell>
          <table:table-cell office:value-type="float" office:value="112.24405504" calcext:value-type="float">
            <text:p>112.24405504</text:p>
          </table:table-cell>
          <table:table-cell office:value-type="float" office:value="35.77862016" calcext:value-type="float">
            <text:p>35.77862016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029]+1" office:value-type="float" office:value="186" calcext:value-type="float">
            <text:p>186</text:p>
          </table:table-cell>
          <table:table-cell table:formula="of:=[.B2029]" office:value-type="float" office:value="2" calcext:value-type="float">
            <text:p>2</text:p>
          </table:table-cell>
          <table:table-cell office:value-type="float" office:value="119.664014848" calcext:value-type="float">
            <text:p>119.664014848</text:p>
          </table:table-cell>
          <table:table-cell office:value-type="float" office:value="24.15427776" calcext:value-type="float">
            <text:p>24.15427776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030]+1" office:value-type="float" office:value="186" calcext:value-type="float">
            <text:p>186</text:p>
          </table:table-cell>
          <table:table-cell table:formula="of:=[.B2030]" office:value-type="float" office:value="3" calcext:value-type="float">
            <text:p>3</text:p>
          </table:table-cell>
          <table:table-cell office:value-type="float" office:value="103.28321664" calcext:value-type="float">
            <text:p>103.28321664</text:p>
          </table:table-cell>
          <table:table-cell office:value-type="float" office:value="24.6948048" calcext:value-type="float">
            <text:p>24.6948048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031]+1" office:value-type="float" office:value="186" calcext:value-type="float">
            <text:p>186</text:p>
          </table:table-cell>
          <table:table-cell table:formula="of:=[.B2031]" office:value-type="float" office:value="4" calcext:value-type="float">
            <text:p>4</text:p>
          </table:table-cell>
          <table:table-cell office:value-type="float" office:value="120.973407232" calcext:value-type="float">
            <text:p>120.973407232</text:p>
          </table:table-cell>
          <table:table-cell office:value-type="float" office:value="30.46799424" calcext:value-type="float">
            <text:p>30.46799424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032]+1" office:value-type="float" office:value="186" calcext:value-type="float">
            <text:p>186</text:p>
          </table:table-cell>
          <table:table-cell table:formula="of:=[.B2032]" office:value-type="float" office:value="5" calcext:value-type="float">
            <text:p>5</text:p>
          </table:table-cell>
          <table:table-cell office:value-type="float" office:value="146.87976448" calcext:value-type="float">
            <text:p>146.87976448</text:p>
          </table:table-cell>
          <table:table-cell office:value-type="float" office:value="28.03193664" calcext:value-type="float">
            <text:p>28.03193664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033]+1" office:value-type="float" office:value="186" calcext:value-type="float">
            <text:p>186</text:p>
          </table:table-cell>
          <table:table-cell table:formula="of:=[.B2033]" office:value-type="float" office:value="6" calcext:value-type="float">
            <text:p>6</text:p>
          </table:table-cell>
          <table:table-cell office:value-type="float" office:value="135.16294144" calcext:value-type="float">
            <text:p>135.16294144</text:p>
          </table:table-cell>
          <table:table-cell office:value-type="float" office:value="163.5434976" calcext:value-type="float">
            <text:p>163.5434976</text:p>
          </table:table-cell>
          <table:table-cell office:value-type="float" office:value="137" calcext:value-type="float">
            <text:p>13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034]+1" office:value-type="float" office:value="186" calcext:value-type="float">
            <text:p>186</text:p>
          </table:table-cell>
          <table:table-cell table:formula="of:=[.B2034]" office:value-type="float" office:value="7" calcext:value-type="float">
            <text:p>7</text:p>
          </table:table-cell>
          <table:table-cell office:value-type="float" office:value="116.84638336" calcext:value-type="float">
            <text:p>116.84638336</text:p>
          </table:table-cell>
          <table:table-cell office:value-type="float" office:value="176.88733824" calcext:value-type="float">
            <text:p>176.88733824</text:p>
          </table:table-cell>
          <table:table-cell office:value-type="float" office:value="117" calcext:value-type="float">
            <text:p>1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2035]+1" office:value-type="float" office:value="186" calcext:value-type="float">
            <text:p>186</text:p>
          </table:table-cell>
          <table:table-cell table:formula="of:=[.B2035]" office:value-type="float" office:value="8" calcext:value-type="float">
            <text:p>8</text:p>
          </table:table-cell>
          <table:table-cell office:value-type="float" office:value="109.89910656" calcext:value-type="float">
            <text:p>109.89910656</text:p>
          </table:table-cell>
          <table:table-cell office:value-type="float" office:value="177.5012688" calcext:value-type="float">
            <text:p>177.5012688</text:p>
          </table:table-cell>
          <table:table-cell office:value-type="float" office:value="111" calcext:value-type="float">
            <text:p>11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2036]+1" office:value-type="float" office:value="186" calcext:value-type="float">
            <text:p>186</text:p>
          </table:table-cell>
          <table:table-cell table:formula="of:=[.B2036]" office:value-type="float" office:value="9" calcext:value-type="float">
            <text:p>9</text:p>
          </table:table-cell>
          <table:table-cell office:value-type="float" office:value="91.27909504" calcext:value-type="float">
            <text:p>91.27909504</text:p>
          </table:table-cell>
          <table:table-cell office:value-type="float" office:value="164.5319904" calcext:value-type="float">
            <text:p>164.5319904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037]+1" office:value-type="float" office:value="186" calcext:value-type="float">
            <text:p>186</text:p>
          </table:table-cell>
          <table:table-cell table:formula="of:=[.B2037]" office:value-type="float" office:value="10" calcext:value-type="float">
            <text:p>10</text:p>
          </table:table-cell>
          <table:table-cell office:value-type="float" office:value="73.928832" calcext:value-type="float">
            <text:p>73.928832</text:p>
          </table:table-cell>
          <table:table-cell office:value-type="float" office:value="29.3071632" calcext:value-type="float">
            <text:p>29.3071632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038]+1" office:value-type="float" office:value="186" calcext:value-type="float">
            <text:p>186</text:p>
          </table:table-cell>
          <table:table-cell table:formula="of:=[.B2038]" office:value-type="float" office:value="11" calcext:value-type="float">
            <text:p>11</text:p>
          </table:table-cell>
          <table:table-cell office:value-type="float" office:value="103.86699648" calcext:value-type="float">
            <text:p>103.86699648</text:p>
          </table:table-cell>
          <table:table-cell office:value-type="float" office:value="30.9253728" calcext:value-type="float">
            <text:p>30.9253728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039]+1" office:value-type="float" office:value="187" calcext:value-type="float">
            <text:p>187</text:p>
          </table:table-cell>
          <table:table-cell table:formula="of:=[.B2039]" office:value-type="float" office:value="1" calcext:value-type="float">
            <text:p>1</text:p>
          </table:table-cell>
          <table:table-cell office:value-type="float" office:value="123.867416832" calcext:value-type="float">
            <text:p>123.867416832</text:p>
          </table:table-cell>
          <table:table-cell office:value-type="float" office:value="46.6657344" calcext:value-type="float">
            <text:p>46.6657344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2040]+1" office:value-type="float" office:value="187" calcext:value-type="float">
            <text:p>187</text:p>
          </table:table-cell>
          <table:table-cell table:formula="of:=[.B2040]" office:value-type="float" office:value="2" calcext:value-type="float">
            <text:p>2</text:p>
          </table:table-cell>
          <table:table-cell office:value-type="float" office:value="130.730627072" calcext:value-type="float">
            <text:p>130.730627072</text:p>
          </table:table-cell>
          <table:table-cell office:value-type="float" office:value="36.147936" calcext:value-type="float">
            <text:p>36.147936</text:p>
          </table:table-cell>
          <table:table-cell office:value-type="float" office:value="129" calcext:value-type="float">
            <text:p>1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041]+1" office:value-type="float" office:value="187" calcext:value-type="float">
            <text:p>187</text:p>
          </table:table-cell>
          <table:table-cell table:formula="of:=[.B2041]" office:value-type="float" office:value="3" calcext:value-type="float">
            <text:p>3</text:p>
          </table:table-cell>
          <table:table-cell office:value-type="float" office:value="114.84530432" calcext:value-type="float">
            <text:p>114.84530432</text:p>
          </table:table-cell>
          <table:table-cell office:value-type="float" office:value="36.18889632" calcext:value-type="float">
            <text:p>36.18889632</text:p>
          </table:table-cell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042]+1" office:value-type="float" office:value="187" calcext:value-type="float">
            <text:p>187</text:p>
          </table:table-cell>
          <table:table-cell table:formula="of:=[.B2042]" office:value-type="float" office:value="4" calcext:value-type="float">
            <text:p>4</text:p>
          </table:table-cell>
          <table:table-cell office:value-type="float" office:value="131.539342464" calcext:value-type="float">
            <text:p>131.539342464</text:p>
          </table:table-cell>
          <table:table-cell office:value-type="float" office:value="41.3086656" calcext:value-type="float">
            <text:p>41.3086656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2043]+1" office:value-type="float" office:value="187" calcext:value-type="float">
            <text:p>187</text:p>
          </table:table-cell>
          <table:table-cell table:formula="of:=[.B2043]" office:value-type="float" office:value="5" calcext:value-type="float">
            <text:p>5</text:p>
          </table:table-cell>
          <table:table-cell office:value-type="float" office:value="155.859008" calcext:value-type="float">
            <text:p>155.859008</text:p>
          </table:table-cell>
          <table:table-cell office:value-type="float" office:value="38.8735968" calcext:value-type="float">
            <text:p>38.8735968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044]+1" office:value-type="float" office:value="187" calcext:value-type="float">
            <text:p>187</text:p>
          </table:table-cell>
          <table:table-cell table:formula="of:=[.B2044]" office:value-type="float" office:value="6" calcext:value-type="float">
            <text:p>6</text:p>
          </table:table-cell>
          <table:table-cell office:value-type="float" office:value="143.42476544" calcext:value-type="float">
            <text:p>143.42476544</text:p>
          </table:table-cell>
          <table:table-cell office:value-type="float" office:value="166.4114784" calcext:value-type="float">
            <text:p>166.4114784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045]+1" office:value-type="float" office:value="187" calcext:value-type="float">
            <text:p>187</text:p>
          </table:table-cell>
          <table:table-cell table:formula="of:=[.B2045]" office:value-type="float" office:value="7" calcext:value-type="float">
            <text:p>7</text:p>
          </table:table-cell>
          <table:table-cell office:value-type="float" office:value="126.79887488" calcext:value-type="float">
            <text:p>126.79887488</text:p>
          </table:table-cell>
          <table:table-cell office:value-type="float" office:value="179.3724864" calcext:value-type="float">
            <text:p>179.3724864</text:p>
          </table:table-cell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2046]+1" office:value-type="float" office:value="187" calcext:value-type="float">
            <text:p>187</text:p>
          </table:table-cell>
          <table:table-cell table:formula="of:=[.B2046]" office:value-type="float" office:value="8" calcext:value-type="float">
            <text:p>8</text:p>
          </table:table-cell>
          <table:table-cell office:value-type="float" office:value="120.107681792" calcext:value-type="float">
            <text:p>120.107681792</text:p>
          </table:table-cell>
          <table:table-cell office:value-type="float" office:value="179.1014784" calcext:value-type="float">
            <text:p>179.1014784</text:p>
          </table:table-cell>
          <table:table-cell office:value-type="float" office:value="122" calcext:value-type="float">
            <text:p>12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2047]+1" office:value-type="float" office:value="187" calcext:value-type="float">
            <text:p>187</text:p>
          </table:table-cell>
          <table:table-cell table:formula="of:=[.B2047]" office:value-type="float" office:value="9" calcext:value-type="float">
            <text:p>9</text:p>
          </table:table-cell>
          <table:table-cell office:value-type="float" office:value="102.33856384" calcext:value-type="float">
            <text:p>102.33856384</text:p>
          </table:table-cell>
          <table:table-cell office:value-type="float" office:value="166.766184" calcext:value-type="float">
            <text:p>166.766184</text:p>
          </table:table-cell>
          <table:table-cell office:value-type="float" office:value="106" calcext:value-type="float">
            <text:p>10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048]+1" office:value-type="float" office:value="187" calcext:value-type="float">
            <text:p>187</text:p>
          </table:table-cell>
          <table:table-cell table:formula="of:=[.B2048]" office:value-type="float" office:value="10" calcext:value-type="float">
            <text:p>10</text:p>
          </table:table-cell>
          <table:table-cell office:value-type="float" office:value="87.89068544" calcext:value-type="float">
            <text:p>87.89068544</text:p>
          </table:table-cell>
          <table:table-cell office:value-type="float" office:value="39.4213344" calcext:value-type="float">
            <text:p>39.4213344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2049]+1" office:value-type="float" office:value="187" calcext:value-type="float">
            <text:p>187</text:p>
          </table:table-cell>
          <table:table-cell table:formula="of:=[.B2049]" office:value-type="float" office:value="11" calcext:value-type="float">
            <text:p>11</text:p>
          </table:table-cell>
          <table:table-cell office:value-type="float" office:value="115.45702144" calcext:value-type="float">
            <text:p>115.45702144</text:p>
          </table:table-cell>
          <table:table-cell office:value-type="float" office:value="41.7199344" calcext:value-type="float">
            <text:p>41.7199344</text:p>
          </table:table-cell>
          <table:table-cell office:value-type="float" office:value="115" calcext:value-type="float">
            <text:p>1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2050]+1" office:value-type="float" office:value="188" calcext:value-type="float">
            <text:p>188</text:p>
          </table:table-cell>
          <table:table-cell table:formula="of:=[.B2050]" office:value-type="float" office:value="1" calcext:value-type="float">
            <text:p>1</text:p>
          </table:table-cell>
          <table:table-cell office:value-type="float" office:value="150.389856" calcext:value-type="float">
            <text:p>150.389856</text:p>
          </table:table-cell>
          <table:table-cell office:value-type="float" office:value="27.1794048" calcext:value-type="float">
            <text:p>27.1794048</text:p>
          </table:table-cell>
          <table:table-cell office:value-type="float" office:value="151" calcext:value-type="float">
            <text:p>1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051]+1" office:value-type="float" office:value="188" calcext:value-type="float">
            <text:p>188</text:p>
          </table:table-cell>
          <table:table-cell table:formula="of:=[.B2051]" office:value-type="float" office:value="2" calcext:value-type="float">
            <text:p>2</text:p>
          </table:table-cell>
          <table:table-cell office:value-type="float" office:value="157.46601472" calcext:value-type="float">
            <text:p>157.46601472</text:p>
          </table:table-cell>
          <table:table-cell office:value-type="float" office:value="15.618384" calcext:value-type="float">
            <text:p>15.618384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052]+1" office:value-type="float" office:value="188" calcext:value-type="float">
            <text:p>188</text:p>
          </table:table-cell>
          <table:table-cell table:formula="of:=[.B2052]" office:value-type="float" office:value="3" calcext:value-type="float">
            <text:p>3</text:p>
          </table:table-cell>
          <table:table-cell office:value-type="float" office:value="140.672883968" calcext:value-type="float">
            <text:p>140.672883968</text:p>
          </table:table-cell>
          <table:table-cell office:value-type="float" office:value="15.6253968" calcext:value-type="float">
            <text:p>15.6253968</text:p>
          </table:table-cell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053]+1" office:value-type="float" office:value="188" calcext:value-type="float">
            <text:p>188</text:p>
          </table:table-cell>
          <table:table-cell table:formula="of:=[.B2053]" office:value-type="float" office:value="4" calcext:value-type="float">
            <text:p>4</text:p>
          </table:table-cell>
          <table:table-cell office:value-type="float" office:value="158.03296" calcext:value-type="float">
            <text:p>158.03296</text:p>
          </table:table-cell>
          <table:table-cell office:value-type="float" office:value="21.46368" calcext:value-type="float">
            <text:p>21.46368</text:p>
          </table:table-cell>
          <table:table-cell office:value-type="float" office:value="159" calcext:value-type="float">
            <text:p>1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054]+1" office:value-type="float" office:value="188" calcext:value-type="float">
            <text:p>188</text:p>
          </table:table-cell>
          <table:table-cell table:formula="of:=[.B2054]" office:value-type="float" office:value="5" calcext:value-type="float">
            <text:p>5</text:p>
          </table:table-cell>
          <table:table-cell office:value-type="float" office:value="182.92278656" calcext:value-type="float">
            <text:p>182.92278656</text:p>
          </table:table-cell>
          <table:table-cell office:value-type="float" office:value="18.1677696" calcext:value-type="float">
            <text:p>18.1677696</text:p>
          </table:table-cell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055]+1" office:value-type="float" office:value="188" calcext:value-type="float">
            <text:p>188</text:p>
          </table:table-cell>
          <table:table-cell table:formula="of:=[.B2055]" office:value-type="float" office:value="6" calcext:value-type="float">
            <text:p>6</text:p>
          </table:table-cell>
          <table:table-cell office:value-type="float" office:value="172.64894464" calcext:value-type="float">
            <text:p>172.64894464</text:p>
          </table:table-cell>
          <table:table-cell office:value-type="float" office:value="153.6692064" calcext:value-type="float">
            <text:p>153.6692064</text:p>
          </table:table-cell>
          <table:table-cell office:value-type="float" office:value="178" calcext:value-type="float">
            <text:p>17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2056]+1" office:value-type="float" office:value="188" calcext:value-type="float">
            <text:p>188</text:p>
          </table:table-cell>
          <table:table-cell table:formula="of:=[.B2056]" office:value-type="float" office:value="7" calcext:value-type="float">
            <text:p>7</text:p>
          </table:table-cell>
          <table:table-cell office:value-type="float" office:value="156.15598336" calcext:value-type="float">
            <text:p>156.15598336</text:p>
          </table:table-cell>
          <table:table-cell office:value-type="float" office:value="165.7464384" calcext:value-type="float">
            <text:p>165.7464384</text:p>
          </table:table-cell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057]+1" office:value-type="float" office:value="188" calcext:value-type="float">
            <text:p>188</text:p>
          </table:table-cell>
          <table:table-cell table:formula="of:=[.B2057]" office:value-type="float" office:value="8" calcext:value-type="float">
            <text:p>8</text:p>
          </table:table-cell>
          <table:table-cell office:value-type="float" office:value="148.8258944" calcext:value-type="float">
            <text:p>148.8258944</text:p>
          </table:table-cell>
          <table:table-cell office:value-type="float" office:value="166.3246704" calcext:value-type="float">
            <text:p>166.3246704</text:p>
          </table:table-cell>
          <table:table-cell office:value-type="float" office:value="152" calcext:value-type="float">
            <text:p>15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058]+1" office:value-type="float" office:value="188" calcext:value-type="float">
            <text:p>188</text:p>
          </table:table-cell>
          <table:table-cell table:formula="of:=[.B2058]" office:value-type="float" office:value="9" calcext:value-type="float">
            <text:p>9</text:p>
          </table:table-cell>
          <table:table-cell office:value-type="float" office:value="130.5073408" calcext:value-type="float">
            <text:p>130.5073408</text:p>
          </table:table-cell>
          <table:table-cell office:value-type="float" office:value="154.41583968" calcext:value-type="float">
            <text:p>154.41583968</text:p>
          </table:table-cell>
          <table:table-cell office:value-type="float" office:value="133" calcext:value-type="float">
            <text:p>13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2059]+1" office:value-type="float" office:value="188" calcext:value-type="float">
            <text:p>188</text:p>
          </table:table-cell>
          <table:table-cell table:formula="of:=[.B2059]" office:value-type="float" office:value="10" calcext:value-type="float">
            <text:p>10</text:p>
          </table:table-cell>
          <table:table-cell office:value-type="float" office:value="112.27976448" calcext:value-type="float">
            <text:p>112.27976448</text:p>
          </table:table-cell>
          <table:table-cell office:value-type="float" office:value="21.4071264" calcext:value-type="float">
            <text:p>21.4071264</text:p>
          </table:table-cell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060]+1" office:value-type="float" office:value="188" calcext:value-type="float">
            <text:p>188</text:p>
          </table:table-cell>
          <table:table-cell table:formula="of:=[.B2060]" office:value-type="float" office:value="11" calcext:value-type="float">
            <text:p>11</text:p>
          </table:table-cell>
          <table:table-cell office:value-type="float" office:value="141.05312384" calcext:value-type="float">
            <text:p>141.05312384</text:p>
          </table:table-cell>
          <table:table-cell office:value-type="float" office:value="21.8324928" calcext:value-type="float">
            <text:p>21.83249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061]+1" office:value-type="float" office:value="189" calcext:value-type="float">
            <text:p>189</text:p>
          </table:table-cell>
          <table:table-cell table:formula="of:=[.B2061]" office:value-type="float" office:value="1" calcext:value-type="float">
            <text:p>1</text:p>
          </table:table-cell>
          <table:table-cell office:value-type="float" office:value="118.94055552" calcext:value-type="float">
            <text:p>118.94055552</text:p>
          </table:table-cell>
          <table:table-cell office:value-type="float" office:value="33.041712" calcext:value-type="float">
            <text:p>33.041712</text:p>
          </table:table-cell>
          <table:table-cell office:value-type="float" office:value="118" calcext:value-type="float">
            <text:p>1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062]+1" office:value-type="float" office:value="189" calcext:value-type="float">
            <text:p>189</text:p>
          </table:table-cell>
          <table:table-cell table:formula="of:=[.B2062]" office:value-type="float" office:value="2" calcext:value-type="float">
            <text:p>2</text:p>
          </table:table-cell>
          <table:table-cell office:value-type="float" office:value="127.5456385664" calcext:value-type="float">
            <text:p>127.5456385664</text:p>
          </table:table-cell>
          <table:table-cell office:value-type="float" office:value="21.8219424" calcext:value-type="float">
            <text:p>21.8219424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063]+1" office:value-type="float" office:value="189" calcext:value-type="float">
            <text:p>189</text:p>
          </table:table-cell>
          <table:table-cell table:formula="of:=[.B2063]" office:value-type="float" office:value="3" calcext:value-type="float">
            <text:p>3</text:p>
          </table:table-cell>
          <table:table-cell office:value-type="float" office:value="110.36334464" calcext:value-type="float">
            <text:p>110.36334464</text:p>
          </table:table-cell>
          <table:table-cell office:value-type="float" office:value="21.591936" calcext:value-type="float">
            <text:p>21.591936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064]+1" office:value-type="float" office:value="189" calcext:value-type="float">
            <text:p>189</text:p>
          </table:table-cell>
          <table:table-cell table:formula="of:=[.B2064]" office:value-type="float" office:value="4" calcext:value-type="float">
            <text:p>4</text:p>
          </table:table-cell>
          <table:table-cell office:value-type="float" office:value="127.3917956352" calcext:value-type="float">
            <text:p>127.3917956352</text:p>
          </table:table-cell>
          <table:table-cell office:value-type="float" office:value="27.25992" calcext:value-type="float">
            <text:p>27.25992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065]+1" office:value-type="float" office:value="189" calcext:value-type="float">
            <text:p>189</text:p>
          </table:table-cell>
          <table:table-cell table:formula="of:=[.B2065]" office:value-type="float" office:value="5" calcext:value-type="float">
            <text:p>5</text:p>
          </table:table-cell>
          <table:table-cell office:value-type="float" office:value="153.5175808" calcext:value-type="float">
            <text:p>153.5175808</text:p>
          </table:table-cell>
          <table:table-cell office:value-type="float" office:value="25.7568912" calcext:value-type="float">
            <text:p>25.7568912</text:p>
          </table:table-cell>
          <table:table-cell office:value-type="float" office:value="153" calcext:value-type="float">
            <text:p>1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066]+1" office:value-type="float" office:value="189" calcext:value-type="float">
            <text:p>189</text:p>
          </table:table-cell>
          <table:table-cell table:formula="of:=[.B2066]" office:value-type="float" office:value="6" calcext:value-type="float">
            <text:p>6</text:p>
          </table:table-cell>
          <table:table-cell office:value-type="float" office:value="137.28665344" calcext:value-type="float">
            <text:p>137.28665344</text:p>
          </table:table-cell>
          <table:table-cell office:value-type="float" office:value="161.6430336" calcext:value-type="float">
            <text:p>161.6430336</text:p>
          </table:table-cell>
          <table:table-cell office:value-type="float" office:value="135" calcext:value-type="float">
            <text:p>13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2067]+1" office:value-type="float" office:value="189" calcext:value-type="float">
            <text:p>189</text:p>
          </table:table-cell>
          <table:table-cell table:formula="of:=[.B2067]" office:value-type="float" office:value="7" calcext:value-type="float">
            <text:p>7</text:p>
          </table:table-cell>
          <table:table-cell office:value-type="float" office:value="119.12205568" calcext:value-type="float">
            <text:p>119.12205568</text:p>
          </table:table-cell>
          <table:table-cell office:value-type="float" office:value="174.09954624" calcext:value-type="float">
            <text:p>174.09954624</text:p>
          </table:table-cell>
          <table:table-cell office:value-type="float" office:value="116" calcext:value-type="float">
            <text:p>11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068]+1" office:value-type="float" office:value="189" calcext:value-type="float">
            <text:p>189</text:p>
          </table:table-cell>
          <table:table-cell table:formula="of:=[.B2068]" office:value-type="float" office:value="8" calcext:value-type="float">
            <text:p>8</text:p>
          </table:table-cell>
          <table:table-cell office:value-type="float" office:value="111.99830272" calcext:value-type="float">
            <text:p>111.99830272</text:p>
          </table:table-cell>
          <table:table-cell office:value-type="float" office:value="174.52272576" calcext:value-type="float">
            <text:p>174.52272576</text:p>
          </table:table-cell>
          <table:table-cell office:value-type="float" office:value="108" calcext:value-type="float">
            <text:p>10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069]+1" office:value-type="float" office:value="189" calcext:value-type="float">
            <text:p>189</text:p>
          </table:table-cell>
          <table:table-cell table:formula="of:=[.B2069]" office:value-type="float" office:value="9" calcext:value-type="float">
            <text:p>9</text:p>
          </table:table-cell>
          <table:table-cell office:value-type="float" office:value="93.81663104" calcext:value-type="float">
            <text:p>93.81663104</text:p>
          </table:table-cell>
          <table:table-cell office:value-type="float" office:value="161.0902464" calcext:value-type="float">
            <text:p>161.0902464</text:p>
          </table:table-cell>
          <table:table-cell office:value-type="float" office:value="92" calcext:value-type="float">
            <text:p>9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2070]+1" office:value-type="float" office:value="189" calcext:value-type="float">
            <text:p>189</text:p>
          </table:table-cell>
          <table:table-cell table:formula="of:=[.B2070]" office:value-type="float" office:value="10" calcext:value-type="float">
            <text:p>10</text:p>
          </table:table-cell>
          <table:table-cell office:value-type="float" office:value="81.36599296" calcext:value-type="float">
            <text:p>81.36599296</text:p>
          </table:table-cell>
          <table:table-cell office:value-type="float" office:value="25.36273344" calcext:value-type="float">
            <text:p>25.36273344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071]+1" office:value-type="float" office:value="189" calcext:value-type="float">
            <text:p>189</text:p>
          </table:table-cell>
          <table:table-cell table:formula="of:=[.B2071]" office:value-type="float" office:value="11" calcext:value-type="float">
            <text:p>11</text:p>
          </table:table-cell>
          <table:table-cell office:value-type="float" office:value="110.73424" calcext:value-type="float">
            <text:p>110.73424</text:p>
          </table:table-cell>
          <table:table-cell office:value-type="float" office:value="27.2883264" calcext:value-type="float">
            <text:p>27.2883264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072]+1" office:value-type="float" office:value="190" calcext:value-type="float">
            <text:p>190</text:p>
          </table:table-cell>
          <table:table-cell table:formula="of:=[.B2072]" office:value-type="float" office:value="1" calcext:value-type="float">
            <text:p>1</text:p>
          </table:table-cell>
          <table:table-cell office:value-type="float" office:value="141.00932864" calcext:value-type="float">
            <text:p>141.00932864</text:p>
          </table:table-cell>
          <table:table-cell office:value-type="float" office:value="30.117744" calcext:value-type="float">
            <text:p>30.117744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073]+1" office:value-type="float" office:value="190" calcext:value-type="float">
            <text:p>190</text:p>
          </table:table-cell>
          <table:table-cell table:formula="of:=[.B2073]" office:value-type="float" office:value="2" calcext:value-type="float">
            <text:p>2</text:p>
          </table:table-cell>
          <table:table-cell office:value-type="float" office:value="148.55341312" calcext:value-type="float">
            <text:p>148.55341312</text:p>
          </table:table-cell>
          <table:table-cell office:value-type="float" office:value="18.93000384" calcext:value-type="float">
            <text:p>18.93000384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074]+1" office:value-type="float" office:value="190" calcext:value-type="float">
            <text:p>190</text:p>
          </table:table-cell>
          <table:table-cell table:formula="of:=[.B2074]" office:value-type="float" office:value="3" calcext:value-type="float">
            <text:p>3</text:p>
          </table:table-cell>
          <table:table-cell office:value-type="float" office:value="132.26388096" calcext:value-type="float">
            <text:p>132.26388096</text:p>
          </table:table-cell>
          <table:table-cell office:value-type="float" office:value="18.8158608" calcext:value-type="float">
            <text:p>18.8158608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075]+1" office:value-type="float" office:value="190" calcext:value-type="float">
            <text:p>190</text:p>
          </table:table-cell>
          <table:table-cell table:formula="of:=[.B2075]" office:value-type="float" office:value="4" calcext:value-type="float">
            <text:p>4</text:p>
          </table:table-cell>
          <table:table-cell office:value-type="float" office:value="148.83968768" calcext:value-type="float">
            <text:p>148.83968768</text:p>
          </table:table-cell>
          <table:table-cell office:value-type="float" office:value="25.105296" calcext:value-type="float">
            <text:p>25.105296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076]+1" office:value-type="float" office:value="190" calcext:value-type="float">
            <text:p>190</text:p>
          </table:table-cell>
          <table:table-cell table:formula="of:=[.B2076]" office:value-type="float" office:value="5" calcext:value-type="float">
            <text:p>5</text:p>
          </table:table-cell>
          <table:table-cell office:value-type="float" office:value="175.60998144" calcext:value-type="float">
            <text:p>175.60998144</text:p>
          </table:table-cell>
          <table:table-cell office:value-type="float" office:value="22.627248" calcext:value-type="float">
            <text:p>22.627248</text:p>
          </table:table-cell>
          <table:table-cell office:value-type="float" office:value="177" calcext:value-type="float">
            <text:p>1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077]+1" office:value-type="float" office:value="190" calcext:value-type="float">
            <text:p>190</text:p>
          </table:table-cell>
          <table:table-cell table:formula="of:=[.B2077]" office:value-type="float" office:value="6" calcext:value-type="float">
            <text:p>6</text:p>
          </table:table-cell>
          <table:table-cell office:value-type="float" office:value="161.1451008" calcext:value-type="float">
            <text:p>161.1451008</text:p>
          </table:table-cell>
          <table:table-cell office:value-type="float" office:value="161.12209536" calcext:value-type="float">
            <text:p>161.12209536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2078]+1" office:value-type="float" office:value="190" calcext:value-type="float">
            <text:p>190</text:p>
          </table:table-cell>
          <table:table-cell table:formula="of:=[.B2078]" office:value-type="float" office:value="7" calcext:value-type="float">
            <text:p>7</text:p>
          </table:table-cell>
          <table:table-cell office:value-type="float" office:value="142.9137856" calcext:value-type="float">
            <text:p>142.9137856</text:p>
          </table:table-cell>
          <table:table-cell office:value-type="float" office:value="174.075336" calcext:value-type="float">
            <text:p>174.075336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2079]+1" office:value-type="float" office:value="190" calcext:value-type="float">
            <text:p>190</text:p>
          </table:table-cell>
          <table:table-cell table:formula="of:=[.B2079]" office:value-type="float" office:value="8" calcext:value-type="float">
            <text:p>8</text:p>
          </table:table-cell>
          <table:table-cell office:value-type="float" office:value="135.656636672" calcext:value-type="float">
            <text:p>135.656636672</text:p>
          </table:table-cell>
          <table:table-cell office:value-type="float" office:value="174.6767136" calcext:value-type="float">
            <text:p>174.6767136</text:p>
          </table:table-cell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2080]+1" office:value-type="float" office:value="190" calcext:value-type="float">
            <text:p>190</text:p>
          </table:table-cell>
          <table:table-cell table:formula="of:=[.B2080]" office:value-type="float" office:value="9" calcext:value-type="float">
            <text:p>9</text:p>
          </table:table-cell>
          <table:table-cell office:value-type="float" office:value="118.770084352" calcext:value-type="float">
            <text:p>118.770084352</text:p>
          </table:table-cell>
          <table:table-cell office:value-type="float" office:value="161.4988704" calcext:value-type="float">
            <text:p>161.4988704</text:p>
          </table:table-cell>
          <table:table-cell office:value-type="float" office:value="118" calcext:value-type="float">
            <text:p>11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2081]+1" office:value-type="float" office:value="190" calcext:value-type="float">
            <text:p>190</text:p>
          </table:table-cell>
          <table:table-cell table:formula="of:=[.B2081]" office:value-type="float" office:value="10" calcext:value-type="float">
            <text:p>10</text:p>
          </table:table-cell>
          <table:table-cell office:value-type="float" office:value="101.5862464" calcext:value-type="float">
            <text:p>101.5862464</text:p>
          </table:table-cell>
          <table:table-cell office:value-type="float" office:value="23.6532192" calcext:value-type="float">
            <text:p>23.6532192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082]+1" office:value-type="float" office:value="190" calcext:value-type="float">
            <text:p>190</text:p>
          </table:table-cell>
          <table:table-cell table:formula="of:=[.B2082]" office:value-type="float" office:value="11" calcext:value-type="float">
            <text:p>11</text:p>
          </table:table-cell>
          <table:table-cell office:value-type="float" office:value="132.173253504" calcext:value-type="float">
            <text:p>132.173253504</text:p>
          </table:table-cell>
          <table:table-cell office:value-type="float" office:value="25.0881888" calcext:value-type="float">
            <text:p>25.0881888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083]+1" office:value-type="float" office:value="191" calcext:value-type="float">
            <text:p>191</text:p>
          </table:table-cell>
          <table:table-cell table:formula="of:=[.B2083]" office:value-type="float" office:value="1" calcext:value-type="float">
            <text:p>1</text:p>
          </table:table-cell>
          <table:table-cell office:value-type="float" office:value="128.49814464" calcext:value-type="float">
            <text:p>128.49814464</text:p>
          </table:table-cell>
          <table:table-cell office:value-type="float" office:value="37.2100896" calcext:value-type="float">
            <text:p>37.2100896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084]+1" office:value-type="float" office:value="191" calcext:value-type="float">
            <text:p>191</text:p>
          </table:table-cell>
          <table:table-cell table:formula="of:=[.B2084]" office:value-type="float" office:value="2" calcext:value-type="float">
            <text:p>2</text:p>
          </table:table-cell>
          <table:table-cell office:value-type="float" office:value="136.194894848" calcext:value-type="float">
            <text:p>136.194894848</text:p>
          </table:table-cell>
          <table:table-cell office:value-type="float" office:value="25.88124864" calcext:value-type="float">
            <text:p>25.88124864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085]+1" office:value-type="float" office:value="191" calcext:value-type="float">
            <text:p>191</text:p>
          </table:table-cell>
          <table:table-cell table:formula="of:=[.B2085]" office:value-type="float" office:value="3" calcext:value-type="float">
            <text:p>3</text:p>
          </table:table-cell>
          <table:table-cell office:value-type="float" office:value="119.97541248" calcext:value-type="float">
            <text:p>119.97541248</text:p>
          </table:table-cell>
          <table:table-cell office:value-type="float" office:value="25.9661856" calcext:value-type="float">
            <text:p>25.9661856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086]+1" office:value-type="float" office:value="191" calcext:value-type="float">
            <text:p>191</text:p>
          </table:table-cell>
          <table:table-cell table:formula="of:=[.B2086]" office:value-type="float" office:value="4" calcext:value-type="float">
            <text:p>4</text:p>
          </table:table-cell>
          <table:table-cell office:value-type="float" office:value="136.982521088" calcext:value-type="float">
            <text:p>136.982521088</text:p>
          </table:table-cell>
          <table:table-cell office:value-type="float" office:value="31.80339456" calcext:value-type="float">
            <text:p>31.80339456</text:p>
          </table:table-cell>
          <table:table-cell office:value-type="float" office:value="138" calcext:value-type="float">
            <text:p>1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087]+1" office:value-type="float" office:value="191" calcext:value-type="float">
            <text:p>191</text:p>
          </table:table-cell>
          <table:table-cell table:formula="of:=[.B2087]" office:value-type="float" office:value="5" calcext:value-type="float">
            <text:p>5</text:p>
          </table:table-cell>
          <table:table-cell office:value-type="float" office:value="162.56021504" calcext:value-type="float">
            <text:p>162.56021504</text:p>
          </table:table-cell>
          <table:table-cell office:value-type="float" office:value="29.1746064" calcext:value-type="float">
            <text:p>29.1746064</text:p>
          </table:table-cell>
          <table:table-cell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088]+1" office:value-type="float" office:value="191" calcext:value-type="float">
            <text:p>191</text:p>
          </table:table-cell>
          <table:table-cell table:formula="of:=[.B2088]" office:value-type="float" office:value="6" calcext:value-type="float">
            <text:p>6</text:p>
          </table:table-cell>
          <table:table-cell office:value-type="float" office:value="146.95626112" calcext:value-type="float">
            <text:p>146.95626112</text:p>
          </table:table-cell>
          <table:table-cell office:value-type="float" office:value="167.02241664" calcext:value-type="float">
            <text:p>167.02241664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089]+1" office:value-type="float" office:value="191" calcext:value-type="float">
            <text:p>191</text:p>
          </table:table-cell>
          <table:table-cell table:formula="of:=[.B2089]" office:value-type="float" office:value="7" calcext:value-type="float">
            <text:p>7</text:p>
          </table:table-cell>
          <table:table-cell office:value-type="float" office:value="128.5298705152" calcext:value-type="float">
            <text:p>128.5298705152</text:p>
          </table:table-cell>
          <table:table-cell office:value-type="float" office:value="180.0610944" calcext:value-type="float">
            <text:p>180.0610944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2090]+1" office:value-type="float" office:value="191" calcext:value-type="float">
            <text:p>191</text:p>
          </table:table-cell>
          <table:table-cell table:formula="of:=[.B2090]" office:value-type="float" office:value="8" calcext:value-type="float">
            <text:p>8</text:p>
          </table:table-cell>
          <table:table-cell office:value-type="float" office:value="121.44072384" calcext:value-type="float">
            <text:p>121.44072384</text:p>
          </table:table-cell>
          <table:table-cell office:value-type="float" office:value="179.9607552" calcext:value-type="float">
            <text:p>179.9607552</text:p>
          </table:table-cell>
          <table:table-cell office:value-type="float" office:value="124" calcext:value-type="float">
            <text:p>12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2091]+1" office:value-type="float" office:value="191" calcext:value-type="float">
            <text:p>191</text:p>
          </table:table-cell>
          <table:table-cell table:formula="of:=[.B2091]" office:value-type="float" office:value="9" calcext:value-type="float">
            <text:p>9</text:p>
          </table:table-cell>
          <table:table-cell office:value-type="float" office:value="103.14130176" calcext:value-type="float">
            <text:p>103.14130176</text:p>
          </table:table-cell>
          <table:table-cell office:value-type="float" office:value="166.82585952" calcext:value-type="float">
            <text:p>166.82585952</text:p>
          </table:table-cell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092]+1" office:value-type="float" office:value="191" calcext:value-type="float">
            <text:p>191</text:p>
          </table:table-cell>
          <table:table-cell table:formula="of:=[.B2092]" office:value-type="float" office:value="10" calcext:value-type="float">
            <text:p>10</text:p>
          </table:table-cell>
          <table:table-cell office:value-type="float" office:value="89.97591424" calcext:value-type="float">
            <text:p>89.97591424</text:p>
          </table:table-cell>
          <table:table-cell office:value-type="float" office:value="29.031072" calcext:value-type="float">
            <text:p>29.031072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093]+1" office:value-type="float" office:value="191" calcext:value-type="float">
            <text:p>191</text:p>
          </table:table-cell>
          <table:table-cell table:formula="of:=[.B2093]" office:value-type="float" office:value="11" calcext:value-type="float">
            <text:p>11</text:p>
          </table:table-cell>
          <table:table-cell office:value-type="float" office:value="119.983587328" calcext:value-type="float">
            <text:p>119.983587328</text:p>
          </table:table-cell>
          <table:table-cell office:value-type="float" office:value="31.2132864" calcext:value-type="float">
            <text:p>31.2132864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094]+1" office:value-type="float" office:value="192" calcext:value-type="float">
            <text:p>192</text:p>
          </table:table-cell>
          <table:table-cell table:formula="of:=[.B2094]" office:value-type="float" office:value="1" calcext:value-type="float">
            <text:p>1</text:p>
          </table:table-cell>
          <table:table-cell office:value-type="float" office:value="126.04008192" calcext:value-type="float">
            <text:p>126.04008192</text:p>
          </table:table-cell>
          <table:table-cell office:value-type="float" office:value="31.9300464" calcext:value-type="float">
            <text:p>31.9300464</text:p>
          </table:table-cell>
          <table:table-cell office:value-type="float" office:value="127" calcext:value-type="float">
            <text:p>1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095]+1" office:value-type="float" office:value="192" calcext:value-type="float">
            <text:p>192</text:p>
          </table:table-cell>
          <table:table-cell table:formula="of:=[.B2095]" office:value-type="float" office:value="2" calcext:value-type="float">
            <text:p>2</text:p>
          </table:table-cell>
          <table:table-cell office:value-type="float" office:value="133.842286592" calcext:value-type="float">
            <text:p>133.842286592</text:p>
          </table:table-cell>
          <table:table-cell office:value-type="float" office:value="20.4841824" calcext:value-type="float">
            <text:p>20.4841824</text:p>
          </table:table-cell>
          <table:table-cell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096]+1" office:value-type="float" office:value="192" calcext:value-type="float">
            <text:p>192</text:p>
          </table:table-cell>
          <table:table-cell table:formula="of:=[.B2096]" office:value-type="float" office:value="3" calcext:value-type="float">
            <text:p>3</text:p>
          </table:table-cell>
          <table:table-cell office:value-type="float" office:value="117.01862912" calcext:value-type="float">
            <text:p>117.01862912</text:p>
          </table:table-cell>
          <table:table-cell office:value-type="float" office:value="20.9694672" calcext:value-type="float">
            <text:p>20.9694672</text:p>
          </table:table-cell>
          <table:table-cell office:value-type="float" office:value="119" calcext:value-type="float">
            <text:p>1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097]+1" office:value-type="float" office:value="192" calcext:value-type="float">
            <text:p>192</text:p>
          </table:table-cell>
          <table:table-cell table:formula="of:=[.B2097]" office:value-type="float" office:value="4" calcext:value-type="float">
            <text:p>4</text:p>
          </table:table-cell>
          <table:table-cell office:value-type="float" office:value="133.81090496" calcext:value-type="float">
            <text:p>133.81090496</text:p>
          </table:table-cell>
          <table:table-cell office:value-type="float" office:value="26.2030464" calcext:value-type="float">
            <text:p>26.2030464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098]+1" office:value-type="float" office:value="192" calcext:value-type="float">
            <text:p>192</text:p>
          </table:table-cell>
          <table:table-cell table:formula="of:=[.B2098]" office:value-type="float" office:value="5" calcext:value-type="float">
            <text:p>5</text:p>
          </table:table-cell>
          <table:table-cell office:value-type="float" office:value="159.61972224" calcext:value-type="float">
            <text:p>159.61972224</text:p>
          </table:table-cell>
          <table:table-cell office:value-type="float" office:value="24.6420288" calcext:value-type="float">
            <text:p>24.6420288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099]+1" office:value-type="float" office:value="192" calcext:value-type="float">
            <text:p>192</text:p>
          </table:table-cell>
          <table:table-cell table:formula="of:=[.B2099]" office:value-type="float" office:value="6" calcext:value-type="float">
            <text:p>6</text:p>
          </table:table-cell>
          <table:table-cell office:value-type="float" office:value="145.30441728" calcext:value-type="float">
            <text:p>145.30441728</text:p>
          </table:table-cell>
          <table:table-cell office:value-type="float" office:value="157.6314144" calcext:value-type="float">
            <text:p>157.6314144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2100]+1" office:value-type="float" office:value="192" calcext:value-type="float">
            <text:p>192</text:p>
          </table:table-cell>
          <table:table-cell table:formula="of:=[.B2100]" office:value-type="float" office:value="7" calcext:value-type="float">
            <text:p>7</text:p>
          </table:table-cell>
          <table:table-cell office:value-type="float" office:value="128.6535592064" calcext:value-type="float">
            <text:p>128.6535592064</text:p>
          </table:table-cell>
          <table:table-cell office:value-type="float" office:value="170.561904" calcext:value-type="float">
            <text:p>170.561904</text:p>
          </table:table-cell>
          <table:table-cell office:value-type="float" office:value="133" calcext:value-type="float">
            <text:p>13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101]+1" office:value-type="float" office:value="192" calcext:value-type="float">
            <text:p>192</text:p>
          </table:table-cell>
          <table:table-cell table:formula="of:=[.B2101]" office:value-type="float" office:value="8" calcext:value-type="float">
            <text:p>8</text:p>
          </table:table-cell>
          <table:table-cell office:value-type="float" office:value="121.695577088" calcext:value-type="float">
            <text:p>121.695577088</text:p>
          </table:table-cell>
          <table:table-cell office:value-type="float" office:value="171.2415216" calcext:value-type="float">
            <text:p>171.2415216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102]+1" office:value-type="float" office:value="192" calcext:value-type="float">
            <text:p>192</text:p>
          </table:table-cell>
          <table:table-cell table:formula="of:=[.B2102]" office:value-type="float" office:value="9" calcext:value-type="float">
            <text:p>9</text:p>
          </table:table-cell>
          <table:table-cell office:value-type="float" office:value="104.46991872" calcext:value-type="float">
            <text:p>104.46991872</text:p>
          </table:table-cell>
          <table:table-cell office:value-type="float" office:value="157.87042272" calcext:value-type="float">
            <text:p>157.87042272</text:p>
          </table:table-cell>
          <table:table-cell office:value-type="float" office:value="105" calcext:value-type="float">
            <text:p>10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2103]+1" office:value-type="float" office:value="192" calcext:value-type="float">
            <text:p>192</text:p>
          </table:table-cell>
          <table:table-cell table:formula="of:=[.B2103]" office:value-type="float" office:value="10" calcext:value-type="float">
            <text:p>10</text:p>
          </table:table-cell>
          <table:table-cell office:value-type="float" office:value="89.5671424" calcext:value-type="float">
            <text:p>89.5671424</text:p>
          </table:table-cell>
          <table:table-cell office:value-type="float" office:value="24.6055968" calcext:value-type="float">
            <text:p>24.6055968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104]+1" office:value-type="float" office:value="192" calcext:value-type="float">
            <text:p>192</text:p>
          </table:table-cell>
          <table:table-cell table:formula="of:=[.B2104]" office:value-type="float" office:value="11" calcext:value-type="float">
            <text:p>11</text:p>
          </table:table-cell>
          <table:table-cell office:value-type="float" office:value="117.85338688" calcext:value-type="float">
            <text:p>117.85338688</text:p>
          </table:table-cell>
          <table:table-cell office:value-type="float" office:value="26.256768" calcext:value-type="float">
            <text:p>26.256768</text:p>
          </table:table-cell>
          <table:table-cell office:value-type="float" office:value="117" calcext:value-type="float">
            <text:p>1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105]+1" office:value-type="float" office:value="193" calcext:value-type="float">
            <text:p>193</text:p>
          </table:table-cell>
          <table:table-cell table:formula="of:=[.B2105]" office:value-type="float" office:value="1" calcext:value-type="float">
            <text:p>1</text:p>
          </table:table-cell>
          <table:table-cell office:value-type="float" office:value="122.182611968" calcext:value-type="float">
            <text:p>122.182611968</text:p>
          </table:table-cell>
          <table:table-cell office:value-type="float" office:value="30.24456576" calcext:value-type="float">
            <text:p>30.24456576</text:p>
          </table:table-cell>
          <table:table-cell office:value-type="float" office:value="121" calcext:value-type="float">
            <text:p>1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106]+1" office:value-type="float" office:value="193" calcext:value-type="float">
            <text:p>193</text:p>
          </table:table-cell>
          <table:table-cell table:formula="of:=[.B2106]" office:value-type="float" office:value="2" calcext:value-type="float">
            <text:p>2</text:p>
          </table:table-cell>
          <table:table-cell office:value-type="float" office:value="129.949608832" calcext:value-type="float">
            <text:p>129.949608832</text:p>
          </table:table-cell>
          <table:table-cell office:value-type="float" office:value="19.64136" calcext:value-type="float">
            <text:p>19.64136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2107]+1" office:value-type="float" office:value="193" calcext:value-type="float">
            <text:p>193</text:p>
          </table:table-cell>
          <table:table-cell table:formula="of:=[.B2107]" office:value-type="float" office:value="3" calcext:value-type="float">
            <text:p>3</text:p>
          </table:table-cell>
          <table:table-cell office:value-type="float" office:value="113.83412608" calcext:value-type="float">
            <text:p>113.83412608</text:p>
          </table:table-cell>
          <table:table-cell office:value-type="float" office:value="19.03985568" calcext:value-type="float">
            <text:p>19.03985568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2108]+1" office:value-type="float" office:value="193" calcext:value-type="float">
            <text:p>193</text:p>
          </table:table-cell>
          <table:table-cell table:formula="of:=[.B2108]" office:value-type="float" office:value="4" calcext:value-type="float">
            <text:p>4</text:p>
          </table:table-cell>
          <table:table-cell office:value-type="float" office:value="129.985239744" calcext:value-type="float">
            <text:p>129.985239744</text:p>
          </table:table-cell>
          <table:table-cell office:value-type="float" office:value="24.918528" calcext:value-type="float">
            <text:p>24.918528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109]+1" office:value-type="float" office:value="193" calcext:value-type="float">
            <text:p>193</text:p>
          </table:table-cell>
          <table:table-cell table:formula="of:=[.B2109]" office:value-type="float" office:value="5" calcext:value-type="float">
            <text:p>5</text:p>
          </table:table-cell>
          <table:table-cell office:value-type="float" office:value="155.86887296" calcext:value-type="float">
            <text:p>155.86887296</text:p>
          </table:table-cell>
          <table:table-cell office:value-type="float" office:value="23.4325824" calcext:value-type="float">
            <text:p>23.4325824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110]+1" office:value-type="float" office:value="193" calcext:value-type="float">
            <text:p>193</text:p>
          </table:table-cell>
          <table:table-cell table:formula="of:=[.B2110]" office:value-type="float" office:value="6" calcext:value-type="float">
            <text:p>6</text:p>
          </table:table-cell>
          <table:table-cell office:value-type="float" office:value="140.6845568" calcext:value-type="float">
            <text:p>140.6845568</text:p>
          </table:table-cell>
          <table:table-cell office:value-type="float" office:value="157.47976704" calcext:value-type="float">
            <text:p>157.47976704</text:p>
          </table:table-cell>
          <table:table-cell office:value-type="float" office:value="138" calcext:value-type="float">
            <text:p>13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2111]+1" office:value-type="float" office:value="193" calcext:value-type="float">
            <text:p>193</text:p>
          </table:table-cell>
          <table:table-cell table:formula="of:=[.B2111]" office:value-type="float" office:value="7" calcext:value-type="float">
            <text:p>7</text:p>
          </table:table-cell>
          <table:table-cell office:value-type="float" office:value="123.12705792" calcext:value-type="float">
            <text:p>123.12705792</text:p>
          </table:table-cell>
          <table:table-cell office:value-type="float" office:value="170.026704" calcext:value-type="float">
            <text:p>170.026704</text:p>
          </table:table-cell>
          <table:table-cell office:value-type="float" office:value="121" calcext:value-type="float">
            <text:p>12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112]+1" office:value-type="float" office:value="193" calcext:value-type="float">
            <text:p>193</text:p>
          </table:table-cell>
          <table:table-cell table:formula="of:=[.B2112]" office:value-type="float" office:value="8" calcext:value-type="float">
            <text:p>8</text:p>
          </table:table-cell>
          <table:table-cell office:value-type="float" office:value="116.268894208" calcext:value-type="float">
            <text:p>116.268894208</text:p>
          </table:table-cell>
          <table:table-cell office:value-type="float" office:value="170.4854784" calcext:value-type="float">
            <text:p>170.4854784</text:p>
          </table:table-cell>
          <table:table-cell office:value-type="float" office:value="116" calcext:value-type="float">
            <text:p>11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113]+1" office:value-type="float" office:value="193" calcext:value-type="float">
            <text:p>193</text:p>
          </table:table-cell>
          <table:table-cell table:formula="of:=[.B2113]" office:value-type="float" office:value="9" calcext:value-type="float">
            <text:p>9</text:p>
          </table:table-cell>
          <table:table-cell office:value-type="float" office:value="98.1513536" calcext:value-type="float">
            <text:p>98.1513536</text:p>
          </table:table-cell>
          <table:table-cell office:value-type="float" office:value="157.1432832" calcext:value-type="float">
            <text:p>157.1432832</text:p>
          </table:table-cell>
          <table:table-cell office:value-type="float" office:value="98" calcext:value-type="float">
            <text:p>9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2114]+1" office:value-type="float" office:value="193" calcext:value-type="float">
            <text:p>193</text:p>
          </table:table-cell>
          <table:table-cell table:formula="of:=[.B2114]" office:value-type="float" office:value="10" calcext:value-type="float">
            <text:p>10</text:p>
          </table:table-cell>
          <table:table-cell office:value-type="float" office:value="85.10912384" calcext:value-type="float">
            <text:p>85.10912384</text:p>
          </table:table-cell>
          <table:table-cell office:value-type="float" office:value="22.815336" calcext:value-type="float">
            <text:p>22.815336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115]+1" office:value-type="float" office:value="193" calcext:value-type="float">
            <text:p>193</text:p>
          </table:table-cell>
          <table:table-cell table:formula="of:=[.B2115]" office:value-type="float" office:value="11" calcext:value-type="float">
            <text:p>11</text:p>
          </table:table-cell>
          <table:table-cell office:value-type="float" office:value="113.73422208" calcext:value-type="float">
            <text:p>113.73422208</text:p>
          </table:table-cell>
          <table:table-cell office:value-type="float" office:value="25.2648864" calcext:value-type="float">
            <text:p>25.2648864</text:p>
          </table:table-cell>
          <table:table-cell office:value-type="float" office:value="113" calcext:value-type="float">
            <text:p>1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116]+1" office:value-type="float" office:value="194" calcext:value-type="float">
            <text:p>194</text:p>
          </table:table-cell>
          <table:table-cell table:formula="of:=[.B2116]" office:value-type="float" office:value="1" calcext:value-type="float">
            <text:p>1</text:p>
          </table:table-cell>
          <table:table-cell office:value-type="float" office:value="132.1836928" calcext:value-type="float">
            <text:p>132.1836928</text:p>
          </table:table-cell>
          <table:table-cell office:value-type="float" office:value="41.3870016" calcext:value-type="float">
            <text:p>41.3870016</text:p>
          </table:table-cell>
          <table:table-cell office:value-type="float" office:value="133" calcext:value-type="float">
            <text:p>1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2117]+1" office:value-type="float" office:value="194" calcext:value-type="float">
            <text:p>194</text:p>
          </table:table-cell>
          <table:table-cell table:formula="of:=[.B2117]" office:value-type="float" office:value="2" calcext:value-type="float">
            <text:p>2</text:p>
          </table:table-cell>
          <table:table-cell office:value-type="float" office:value="140.0062464" calcext:value-type="float">
            <text:p>140.0062464</text:p>
          </table:table-cell>
          <table:table-cell office:value-type="float" office:value="30.076704" calcext:value-type="float">
            <text:p>30.076704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118]+1" office:value-type="float" office:value="194" calcext:value-type="float">
            <text:p>194</text:p>
          </table:table-cell>
          <table:table-cell table:formula="of:=[.B2118]" office:value-type="float" office:value="3" calcext:value-type="float">
            <text:p>3</text:p>
          </table:table-cell>
          <table:table-cell office:value-type="float" office:value="123.5552128" calcext:value-type="float">
            <text:p>123.5552128</text:p>
          </table:table-cell>
          <table:table-cell office:value-type="float" office:value="30.86829792" calcext:value-type="float">
            <text:p>30.8682979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119]+1" office:value-type="float" office:value="194" calcext:value-type="float">
            <text:p>194</text:p>
          </table:table-cell>
          <table:table-cell table:formula="of:=[.B2119]" office:value-type="float" office:value="4" calcext:value-type="float">
            <text:p>4</text:p>
          </table:table-cell>
          <table:table-cell office:value-type="float" office:value="140.30591744" calcext:value-type="float">
            <text:p>140.30591744</text:p>
          </table:table-cell>
          <table:table-cell office:value-type="float" office:value="35.83446144" calcext:value-type="float">
            <text:p>35.83446144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120]+1" office:value-type="float" office:value="194" calcext:value-type="float">
            <text:p>194</text:p>
          </table:table-cell>
          <table:table-cell table:formula="of:=[.B2120]" office:value-type="float" office:value="5" calcext:value-type="float">
            <text:p>5</text:p>
          </table:table-cell>
          <table:table-cell office:value-type="float" office:value="166.55760896" calcext:value-type="float">
            <text:p>166.55760896</text:p>
          </table:table-cell>
          <table:table-cell office:value-type="float" office:value="33.59746176" calcext:value-type="float">
            <text:p>33.59746176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121]+1" office:value-type="float" office:value="194" calcext:value-type="float">
            <text:p>194</text:p>
          </table:table-cell>
          <table:table-cell table:formula="of:=[.B2121]" office:value-type="float" office:value="6" calcext:value-type="float">
            <text:p>6</text:p>
          </table:table-cell>
          <table:table-cell office:value-type="float" office:value="152.7383232" calcext:value-type="float">
            <text:p>152.7383232</text:p>
          </table:table-cell>
          <table:table-cell office:value-type="float" office:value="167.017008" calcext:value-type="float">
            <text:p>167.017008</text:p>
          </table:table-cell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122]+1" office:value-type="float" office:value="194" calcext:value-type="float">
            <text:p>194</text:p>
          </table:table-cell>
          <table:table-cell table:formula="of:=[.B2122]" office:value-type="float" office:value="7" calcext:value-type="float">
            <text:p>7</text:p>
          </table:table-cell>
          <table:table-cell office:value-type="float" office:value="134.2866912" calcext:value-type="float">
            <text:p>134.2866912</text:p>
          </table:table-cell>
          <table:table-cell office:value-type="float" office:value="180.4982208" calcext:value-type="float">
            <text:p>180.4982208</text:p>
          </table:table-cell>
          <table:table-cell office:value-type="float" office:value="133" calcext:value-type="float">
            <text:p>13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2123]+1" office:value-type="float" office:value="194" calcext:value-type="float">
            <text:p>194</text:p>
          </table:table-cell>
          <table:table-cell table:formula="of:=[.B2123]" office:value-type="float" office:value="8" calcext:value-type="float">
            <text:p>8</text:p>
          </table:table-cell>
          <table:table-cell office:value-type="float" office:value="127.217681024" calcext:value-type="float">
            <text:p>127.217681024</text:p>
          </table:table-cell>
          <table:table-cell office:value-type="float" office:value="181.18240896" calcext:value-type="float">
            <text:p>181.18240896</text:p>
          </table:table-cell>
          <table:table-cell office:value-type="float" office:value="129" calcext:value-type="float">
            <text:p>12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2124]+1" office:value-type="float" office:value="194" calcext:value-type="float">
            <text:p>194</text:p>
          </table:table-cell>
          <table:table-cell table:formula="of:=[.B2124]" office:value-type="float" office:value="9" calcext:value-type="float">
            <text:p>9</text:p>
          </table:table-cell>
          <table:table-cell office:value-type="float" office:value="109.5575808" calcext:value-type="float">
            <text:p>109.5575808</text:p>
          </table:table-cell>
          <table:table-cell office:value-type="float" office:value="167.9395488" calcext:value-type="float">
            <text:p>167.9395488</text:p>
          </table:table-cell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125]+1" office:value-type="float" office:value="194" calcext:value-type="float">
            <text:p>194</text:p>
          </table:table-cell>
          <table:table-cell table:formula="of:=[.B2125]" office:value-type="float" office:value="10" calcext:value-type="float">
            <text:p>10</text:p>
          </table:table-cell>
          <table:table-cell office:value-type="float" office:value="94.88917504" calcext:value-type="float">
            <text:p>94.88917504</text:p>
          </table:table-cell>
          <table:table-cell office:value-type="float" office:value="34.2424848" calcext:value-type="float">
            <text:p>34.2424848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126]+1" office:value-type="float" office:value="194" calcext:value-type="float">
            <text:p>194</text:p>
          </table:table-cell>
          <table:table-cell table:formula="of:=[.B2126]" office:value-type="float" office:value="11" calcext:value-type="float">
            <text:p>11</text:p>
          </table:table-cell>
          <table:table-cell office:value-type="float" office:value="123.61587904" calcext:value-type="float">
            <text:p>123.61587904</text:p>
          </table:table-cell>
          <table:table-cell office:value-type="float" office:value="36.0578592" calcext:value-type="float">
            <text:p>36.0578592</text:p>
          </table:table-cell>
          <table:table-cell office:value-type="float" office:value="124" calcext:value-type="float">
            <text:p>1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127]+1" office:value-type="float" office:value="195" calcext:value-type="float">
            <text:p>195</text:p>
          </table:table-cell>
          <table:table-cell table:formula="of:=[.B2127]" office:value-type="float" office:value="1" calcext:value-type="float">
            <text:p>1</text:p>
          </table:table-cell>
          <table:table-cell office:value-type="float" office:value="145.09853568" calcext:value-type="float">
            <text:p>145.09853568</text:p>
          </table:table-cell>
          <table:table-cell office:value-type="float" office:value="42.802872" calcext:value-type="float">
            <text:p>42.802872</text:p>
          </table:table-cell>
          <table:table-cell office:value-type="float" office:value="146" calcext:value-type="float">
            <text:p>1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2128]+1" office:value-type="float" office:value="195" calcext:value-type="float">
            <text:p>195</text:p>
          </table:table-cell>
          <table:table-cell table:formula="of:=[.B2128]" office:value-type="float" office:value="2" calcext:value-type="float">
            <text:p>2</text:p>
          </table:table-cell>
          <table:table-cell office:value-type="float" office:value="151.78325248" calcext:value-type="float">
            <text:p>151.78325248</text:p>
          </table:table-cell>
          <table:table-cell office:value-type="float" office:value="32.7615744" calcext:value-type="float">
            <text:p>32.7615744</text:p>
          </table:table-cell>
          <table:table-cell office:value-type="float" office:value="152" calcext:value-type="float">
            <text:p>1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129]+1" office:value-type="float" office:value="195" calcext:value-type="float">
            <text:p>195</text:p>
          </table:table-cell>
          <table:table-cell table:formula="of:=[.B2129]" office:value-type="float" office:value="3" calcext:value-type="float">
            <text:p>3</text:p>
          </table:table-cell>
          <table:table-cell office:value-type="float" office:value="136.29104128" calcext:value-type="float">
            <text:p>136.29104128</text:p>
          </table:table-cell>
          <table:table-cell office:value-type="float" office:value="33.3131232" calcext:value-type="float">
            <text:p>33.3131232</text:p>
          </table:table-cell>
          <table:table-cell office:value-type="float" office:value="136" calcext:value-type="float">
            <text:p>1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130]+1" office:value-type="float" office:value="195" calcext:value-type="float">
            <text:p>195</text:p>
          </table:table-cell>
          <table:table-cell table:formula="of:=[.B2130]" office:value-type="float" office:value="4" calcext:value-type="float">
            <text:p>4</text:p>
          </table:table-cell>
          <table:table-cell office:value-type="float" office:value="153.40290816" calcext:value-type="float">
            <text:p>153.40290816</text:p>
          </table:table-cell>
          <table:table-cell office:value-type="float" office:value="37.4496576" calcext:value-type="float">
            <text:p>37.4496576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131]+1" office:value-type="float" office:value="195" calcext:value-type="float">
            <text:p>195</text:p>
          </table:table-cell>
          <table:table-cell table:formula="of:=[.B2131]" office:value-type="float" office:value="5" calcext:value-type="float">
            <text:p>5</text:p>
          </table:table-cell>
          <table:table-cell office:value-type="float" office:value="176.199168" calcext:value-type="float">
            <text:p>176.199168</text:p>
          </table:table-cell>
          <table:table-cell office:value-type="float" office:value="34.2302784" calcext:value-type="float">
            <text:p>34.2302784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132]+1" office:value-type="float" office:value="195" calcext:value-type="float">
            <text:p>195</text:p>
          </table:table-cell>
          <table:table-cell table:formula="of:=[.B2132]" office:value-type="float" office:value="6" calcext:value-type="float">
            <text:p>6</text:p>
          </table:table-cell>
          <table:table-cell office:value-type="float" office:value="170.49333248" calcext:value-type="float">
            <text:p>170.49333248</text:p>
          </table:table-cell>
          <table:table-cell office:value-type="float" office:value="161.8371744" calcext:value-type="float">
            <text:p>161.8371744</text:p>
          </table:table-cell>
          <table:table-cell office:value-type="float" office:value="178" calcext:value-type="float">
            <text:p>17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2133]+1" office:value-type="float" office:value="195" calcext:value-type="float">
            <text:p>195</text:p>
          </table:table-cell>
          <table:table-cell table:formula="of:=[.B2133]" office:value-type="float" office:value="7" calcext:value-type="float">
            <text:p>7</text:p>
          </table:table-cell>
          <table:table-cell office:value-type="float" office:value="155.02683648" calcext:value-type="float">
            <text:p>155.02683648</text:p>
          </table:table-cell>
          <table:table-cell office:value-type="float" office:value="174.9580896" calcext:value-type="float">
            <text:p>174.9580896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2134]+1" office:value-type="float" office:value="195" calcext:value-type="float">
            <text:p>195</text:p>
          </table:table-cell>
          <table:table-cell table:formula="of:=[.B2134]" office:value-type="float" office:value="8" calcext:value-type="float">
            <text:p>8</text:p>
          </table:table-cell>
          <table:table-cell office:value-type="float" office:value="148.97127168" calcext:value-type="float">
            <text:p>148.97127168</text:p>
          </table:table-cell>
          <table:table-cell office:value-type="float" office:value="176.38896" calcext:value-type="float">
            <text:p>176.38896</text:p>
          </table:table-cell>
          <table:table-cell office:value-type="float" office:value="155" calcext:value-type="float">
            <text:p>15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2135]+1" office:value-type="float" office:value="195" calcext:value-type="float">
            <text:p>195</text:p>
          </table:table-cell>
          <table:table-cell table:formula="of:=[.B2135]" office:value-type="float" office:value="9" calcext:value-type="float">
            <text:p>9</text:p>
          </table:table-cell>
          <table:table-cell office:value-type="float" office:value="130.75399168" calcext:value-type="float">
            <text:p>130.75399168</text:p>
          </table:table-cell>
          <table:table-cell office:value-type="float" office:value="164.9953152" calcext:value-type="float">
            <text:p>164.9953152</text:p>
          </table:table-cell>
          <table:table-cell office:value-type="float" office:value="138" calcext:value-type="float">
            <text:p>13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136]+1" office:value-type="float" office:value="195" calcext:value-type="float">
            <text:p>195</text:p>
          </table:table-cell>
          <table:table-cell table:formula="of:=[.B2136]" office:value-type="float" office:value="10" calcext:value-type="float">
            <text:p>10</text:p>
          </table:table-cell>
          <table:table-cell office:value-type="float" office:value="109.076288" calcext:value-type="float">
            <text:p>109.076288</text:p>
          </table:table-cell>
          <table:table-cell office:value-type="float" office:value="38.0880192" calcext:value-type="float">
            <text:p>38.0880192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137]+1" office:value-type="float" office:value="195" calcext:value-type="float">
            <text:p>195</text:p>
          </table:table-cell>
          <table:table-cell table:formula="of:=[.B2137]" office:value-type="float" office:value="11" calcext:value-type="float">
            <text:p>11</text:p>
          </table:table-cell>
          <table:table-cell office:value-type="float" office:value="137.87753472" calcext:value-type="float">
            <text:p>137.87753472</text:p>
          </table:table-cell>
          <table:table-cell office:value-type="float" office:value="38.4945024" calcext:value-type="float">
            <text:p>38.4945024</text:p>
          </table:table-cell>
          <table:table-cell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138]+1" office:value-type="float" office:value="196" calcext:value-type="float">
            <text:p>196</text:p>
          </table:table-cell>
          <table:table-cell table:formula="of:=[.B2138]" office:value-type="float" office:value="1" calcext:value-type="float">
            <text:p>1</text:p>
          </table:table-cell>
          <table:table-cell office:value-type="float" office:value="122.47294464" calcext:value-type="float">
            <text:p>122.47294464</text:p>
          </table:table-cell>
          <table:table-cell office:value-type="float" office:value="32.76119616" calcext:value-type="float">
            <text:p>32.76119616</text:p>
          </table:table-cell>
          <table:table-cell office:value-type="float" office:value="122" calcext:value-type="float">
            <text:p>1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139]+1" office:value-type="float" office:value="196" calcext:value-type="float">
            <text:p>196</text:p>
          </table:table-cell>
          <table:table-cell table:formula="of:=[.B2139]" office:value-type="float" office:value="2" calcext:value-type="float">
            <text:p>2</text:p>
          </table:table-cell>
          <table:table-cell office:value-type="float" office:value="130.57075648" calcext:value-type="float">
            <text:p>130.57075648</text:p>
          </table:table-cell>
          <table:table-cell office:value-type="float" office:value="20.92829088" calcext:value-type="float">
            <text:p>20.92829088</text:p>
          </table:table-cell>
          <table:table-cell office:value-type="float" office:value="130" calcext:value-type="float">
            <text:p>1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140]+1" office:value-type="float" office:value="196" calcext:value-type="float">
            <text:p>196</text:p>
          </table:table-cell>
          <table:table-cell table:formula="of:=[.B2140]" office:value-type="float" office:value="3" calcext:value-type="float">
            <text:p>3</text:p>
          </table:table-cell>
          <table:table-cell office:value-type="float" office:value="113.586053888" calcext:value-type="float">
            <text:p>113.586053888</text:p>
          </table:table-cell>
          <table:table-cell office:value-type="float" office:value="20.7160512" calcext:value-type="float">
            <text:p>20.7160512</text:p>
          </table:table-cell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141]+1" office:value-type="float" office:value="196" calcext:value-type="float">
            <text:p>196</text:p>
          </table:table-cell>
          <table:table-cell table:formula="of:=[.B2141]" office:value-type="float" office:value="4" calcext:value-type="float">
            <text:p>4</text:p>
          </table:table-cell>
          <table:table-cell office:value-type="float" office:value="130.108670208" calcext:value-type="float">
            <text:p>130.108670208</text:p>
          </table:table-cell>
          <table:table-cell office:value-type="float" office:value="26.89833024" calcext:value-type="float">
            <text:p>26.89833024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142]+1" office:value-type="float" office:value="196" calcext:value-type="float">
            <text:p>196</text:p>
          </table:table-cell>
          <table:table-cell table:formula="of:=[.B2142]" office:value-type="float" office:value="5" calcext:value-type="float">
            <text:p>5</text:p>
          </table:table-cell>
          <table:table-cell office:value-type="float" office:value="156.3796864" calcext:value-type="float">
            <text:p>156.3796864</text:p>
          </table:table-cell>
          <table:table-cell office:value-type="float" office:value="25.1330784" calcext:value-type="float">
            <text:p>25.1330784</text:p>
          </table:table-cell>
          <table:table-cell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143]+1" office:value-type="float" office:value="196" calcext:value-type="float">
            <text:p>196</text:p>
          </table:table-cell>
          <table:table-cell table:formula="of:=[.B2143]" office:value-type="float" office:value="6" calcext:value-type="float">
            <text:p>6</text:p>
          </table:table-cell>
          <table:table-cell office:value-type="float" office:value="141.59667776" calcext:value-type="float">
            <text:p>141.59667776</text:p>
          </table:table-cell>
          <table:table-cell office:value-type="float" office:value="161.6429664" calcext:value-type="float">
            <text:p>161.6429664</text:p>
          </table:table-cell>
          <table:table-cell office:value-type="float" office:value="139" calcext:value-type="float">
            <text:p>13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2144]+1" office:value-type="float" office:value="196" calcext:value-type="float">
            <text:p>196</text:p>
          </table:table-cell>
          <table:table-cell table:formula="of:=[.B2144]" office:value-type="float" office:value="7" calcext:value-type="float">
            <text:p>7</text:p>
          </table:table-cell>
          <table:table-cell office:value-type="float" office:value="123.85298816" calcext:value-type="float">
            <text:p>123.85298816</text:p>
          </table:table-cell>
          <table:table-cell office:value-type="float" office:value="174.7842528" calcext:value-type="float">
            <text:p>174.7842528</text:p>
          </table:table-cell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145]+1" office:value-type="float" office:value="196" calcext:value-type="float">
            <text:p>196</text:p>
          </table:table-cell>
          <table:table-cell table:formula="of:=[.B2145]" office:value-type="float" office:value="8" calcext:value-type="float">
            <text:p>8</text:p>
          </table:table-cell>
          <table:table-cell office:value-type="float" office:value="117.72290304" calcext:value-type="float">
            <text:p>117.72290304</text:p>
          </table:table-cell>
          <table:table-cell office:value-type="float" office:value="175.26186528" calcext:value-type="float">
            <text:p>175.26186528</text:p>
          </table:table-cell>
          <table:table-cell office:value-type="float" office:value="117" calcext:value-type="float">
            <text:p>11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146]+1" office:value-type="float" office:value="196" calcext:value-type="float">
            <text:p>196</text:p>
          </table:table-cell>
          <table:table-cell table:formula="of:=[.B2146]" office:value-type="float" office:value="9" calcext:value-type="float">
            <text:p>9</text:p>
          </table:table-cell>
          <table:table-cell office:value-type="float" office:value="99.71632896" calcext:value-type="float">
            <text:p>99.71632896</text:p>
          </table:table-cell>
          <table:table-cell office:value-type="float" office:value="162.0232032" calcext:value-type="float">
            <text:p>162.0232032</text:p>
          </table:table-cell>
          <table:table-cell office:value-type="float" office:value="99" calcext:value-type="float">
            <text:p>9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2147]+1" office:value-type="float" office:value="196" calcext:value-type="float">
            <text:p>196</text:p>
          </table:table-cell>
          <table:table-cell table:formula="of:=[.B2147]" office:value-type="float" office:value="10" calcext:value-type="float">
            <text:p>10</text:p>
          </table:table-cell>
          <table:table-cell office:value-type="float" office:value="84.18112896" calcext:value-type="float">
            <text:p>84.18112896</text:p>
          </table:table-cell>
          <table:table-cell office:value-type="float" office:value="25.37029824" calcext:value-type="float">
            <text:p>25.37029824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148]+1" office:value-type="float" office:value="196" calcext:value-type="float">
            <text:p>196</text:p>
          </table:table-cell>
          <table:table-cell table:formula="of:=[.B2148]" office:value-type="float" office:value="11" calcext:value-type="float">
            <text:p>11</text:p>
          </table:table-cell>
          <table:table-cell office:value-type="float" office:value="113.72593536" calcext:value-type="float">
            <text:p>113.72593536</text:p>
          </table:table-cell>
          <table:table-cell office:value-type="float" office:value="27.6131616" calcext:value-type="float">
            <text:p>27.6131616</text:p>
          </table:table-cell>
          <table:table-cell office:value-type="float" office:value="113" calcext:value-type="float">
            <text:p>1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149]+1" office:value-type="float" office:value="197" calcext:value-type="float">
            <text:p>197</text:p>
          </table:table-cell>
          <table:table-cell table:formula="of:=[.B2149]" office:value-type="float" office:value="1" calcext:value-type="float">
            <text:p>1</text:p>
          </table:table-cell>
          <table:table-cell office:value-type="float" office:value="163.52804608" calcext:value-type="float">
            <text:p>163.52804608</text:p>
          </table:table-cell>
          <table:table-cell office:value-type="float" office:value="30.76825344" calcext:value-type="float">
            <text:p>30.76825344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150]+1" office:value-type="float" office:value="197" calcext:value-type="float">
            <text:p>197</text:p>
          </table:table-cell>
          <table:table-cell table:formula="of:=[.B2150]" office:value-type="float" office:value="2" calcext:value-type="float">
            <text:p>2</text:p>
          </table:table-cell>
          <table:table-cell office:value-type="float" office:value="171.23397504" calcext:value-type="float">
            <text:p>171.23397504</text:p>
          </table:table-cell>
          <table:table-cell office:value-type="float" office:value="20.0721072" calcext:value-type="float">
            <text:p>20.0721072</text:p>
          </table:table-cell>
          <table:table-cell office:value-type="float" office:value="171" calcext:value-type="float">
            <text:p>1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151]+1" office:value-type="float" office:value="197" calcext:value-type="float">
            <text:p>197</text:p>
          </table:table-cell>
          <table:table-cell table:formula="of:=[.B2151]" office:value-type="float" office:value="3" calcext:value-type="float">
            <text:p>3</text:p>
          </table:table-cell>
          <table:table-cell office:value-type="float" office:value="154.56275968" calcext:value-type="float">
            <text:p>154.56275968</text:p>
          </table:table-cell>
          <table:table-cell office:value-type="float" office:value="19.3363584" calcext:value-type="float">
            <text:p>19.3363584</text:p>
          </table:table-cell>
          <table:table-cell office:value-type="float" office:value="155" calcext:value-type="float">
            <text:p>1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152]+1" office:value-type="float" office:value="197" calcext:value-type="float">
            <text:p>197</text:p>
          </table:table-cell>
          <table:table-cell table:formula="of:=[.B2152]" office:value-type="float" office:value="4" calcext:value-type="float">
            <text:p>4</text:p>
          </table:table-cell>
          <table:table-cell office:value-type="float" office:value="171.79101952" calcext:value-type="float">
            <text:p>171.79101952</text:p>
          </table:table-cell>
          <table:table-cell office:value-type="float" office:value="26.30530944" calcext:value-type="float">
            <text:p>26.30530944</text:p>
          </table:table-cell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153]+1" office:value-type="float" office:value="197" calcext:value-type="float">
            <text:p>197</text:p>
          </table:table-cell>
          <table:table-cell table:formula="of:=[.B2153]" office:value-type="float" office:value="5" calcext:value-type="float">
            <text:p>5</text:p>
          </table:table-cell>
          <table:table-cell office:value-type="float" office:value="197.574528" calcext:value-type="float">
            <text:p>197.574528</text:p>
          </table:table-cell>
          <table:table-cell office:value-type="float" office:value="22.6684128" calcext:value-type="float">
            <text:p>22.6684128</text:p>
          </table:table-cell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154]+1" office:value-type="float" office:value="197" calcext:value-type="float">
            <text:p>197</text:p>
          </table:table-cell>
          <table:table-cell table:formula="of:=[.B2154]" office:value-type="float" office:value="6" calcext:value-type="float">
            <text:p>6</text:p>
          </table:table-cell>
          <table:table-cell office:value-type="float" office:value="186.34651904" calcext:value-type="float">
            <text:p>186.34651904</text:p>
          </table:table-cell>
          <table:table-cell office:value-type="float" office:value="160.3750752" calcext:value-type="float">
            <text:p>160.3750752</text:p>
          </table:table-cell>
          <table:table-cell office:value-type="float" office:value="192" calcext:value-type="float">
            <text:p>19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2155]+1" office:value-type="float" office:value="197" calcext:value-type="float">
            <text:p>197</text:p>
          </table:table-cell>
          <table:table-cell table:formula="of:=[.B2155]" office:value-type="float" office:value="7" calcext:value-type="float">
            <text:p>7</text:p>
          </table:table-cell>
          <table:table-cell office:value-type="float" office:value="168.7063424" calcext:value-type="float">
            <text:p>168.7063424</text:p>
          </table:table-cell>
          <table:table-cell office:value-type="float" office:value="172.97856288" calcext:value-type="float">
            <text:p>172.97856288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156]+1" office:value-type="float" office:value="197" calcext:value-type="float">
            <text:p>197</text:p>
          </table:table-cell>
          <table:table-cell table:formula="of:=[.B2156]" office:value-type="float" office:value="8" calcext:value-type="float">
            <text:p>8</text:p>
          </table:table-cell>
          <table:table-cell office:value-type="float" office:value="161.8859392" calcext:value-type="float">
            <text:p>161.8859392</text:p>
          </table:table-cell>
          <table:table-cell office:value-type="float" office:value="173.762232" calcext:value-type="float">
            <text:p>173.762232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157]+1" office:value-type="float" office:value="197" calcext:value-type="float">
            <text:p>197</text:p>
          </table:table-cell>
          <table:table-cell table:formula="of:=[.B2157]" office:value-type="float" office:value="9" calcext:value-type="float">
            <text:p>9</text:p>
          </table:table-cell>
          <table:table-cell office:value-type="float" office:value="143.26299136" calcext:value-type="float">
            <text:p>143.26299136</text:p>
          </table:table-cell>
          <table:table-cell office:value-type="float" office:value="161.38498848" calcext:value-type="float">
            <text:p>161.38498848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2158]+1" office:value-type="float" office:value="197" calcext:value-type="float">
            <text:p>197</text:p>
          </table:table-cell>
          <table:table-cell table:formula="of:=[.B2158]" office:value-type="float" office:value="10" calcext:value-type="float">
            <text:p>10</text:p>
          </table:table-cell>
          <table:table-cell office:value-type="float" office:value="126.609578624" calcext:value-type="float">
            <text:p>126.609578624</text:p>
          </table:table-cell>
          <table:table-cell office:value-type="float" office:value="24.31127328" calcext:value-type="float">
            <text:p>24.31127328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159]+1" office:value-type="float" office:value="197" calcext:value-type="float">
            <text:p>197</text:p>
          </table:table-cell>
          <table:table-cell table:formula="of:=[.B2159]" office:value-type="float" office:value="11" calcext:value-type="float">
            <text:p>11</text:p>
          </table:table-cell>
          <table:table-cell office:value-type="float" office:value="156.7035008" calcext:value-type="float">
            <text:p>156.7035008</text:p>
          </table:table-cell>
          <table:table-cell office:value-type="float" office:value="25.7880768" calcext:value-type="float">
            <text:p>25.7880768</text:p>
          </table:table-cell>
          <table:table-cell office:value-type="float" office:value="156" calcext:value-type="float">
            <text:p>1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160]+1" office:value-type="float" office:value="198" calcext:value-type="float">
            <text:p>198</text:p>
          </table:table-cell>
          <table:table-cell table:formula="of:=[.B2160]" office:value-type="float" office:value="1" calcext:value-type="float">
            <text:p>1</text:p>
          </table:table-cell>
          <table:table-cell office:value-type="float" office:value="114.55458688" calcext:value-type="float">
            <text:p>114.55458688</text:p>
          </table:table-cell>
          <table:table-cell office:value-type="float" office:value="29.9430816" calcext:value-type="float">
            <text:p>29.9430816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161]+1" office:value-type="float" office:value="198" calcext:value-type="float">
            <text:p>198</text:p>
          </table:table-cell>
          <table:table-cell table:formula="of:=[.B2161]" office:value-type="float" office:value="2" calcext:value-type="float">
            <text:p>2</text:p>
          </table:table-cell>
          <table:table-cell office:value-type="float" office:value="121.58023936" calcext:value-type="float">
            <text:p>121.58023936</text:p>
          </table:table-cell>
          <table:table-cell office:value-type="float" office:value="19.04477088" calcext:value-type="float">
            <text:p>19.04477088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162]+1" office:value-type="float" office:value="198" calcext:value-type="float">
            <text:p>198</text:p>
          </table:table-cell>
          <table:table-cell table:formula="of:=[.B2162]" office:value-type="float" office:value="3" calcext:value-type="float">
            <text:p>3</text:p>
          </table:table-cell>
          <table:table-cell office:value-type="float" office:value="105.92836608" calcext:value-type="float">
            <text:p>105.92836608</text:p>
          </table:table-cell>
          <table:table-cell office:value-type="float" office:value="19.1712096" calcext:value-type="float">
            <text:p>19.1712096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163]+1" office:value-type="float" office:value="198" calcext:value-type="float">
            <text:p>198</text:p>
          </table:table-cell>
          <table:table-cell table:formula="of:=[.B2163]" office:value-type="float" office:value="4" calcext:value-type="float">
            <text:p>4</text:p>
          </table:table-cell>
          <table:table-cell office:value-type="float" office:value="122.693793792" calcext:value-type="float">
            <text:p>122.693793792</text:p>
          </table:table-cell>
          <table:table-cell office:value-type="float" office:value="24.58830048" calcext:value-type="float">
            <text:p>24.58830048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164]+1" office:value-type="float" office:value="198" calcext:value-type="float">
            <text:p>198</text:p>
          </table:table-cell>
          <table:table-cell table:formula="of:=[.B2164]" office:value-type="float" office:value="5" calcext:value-type="float">
            <text:p>5</text:p>
          </table:table-cell>
          <table:table-cell office:value-type="float" office:value="147.29375616" calcext:value-type="float">
            <text:p>147.29375616</text:p>
          </table:table-cell>
          <table:table-cell office:value-type="float" office:value="22.2194208" calcext:value-type="float">
            <text:p>22.2194208</text:p>
          </table:table-cell>
          <table:table-cell office:value-type="float" office:value="144" calcext:value-type="float">
            <text:p>1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165]+1" office:value-type="float" office:value="198" calcext:value-type="float">
            <text:p>198</text:p>
          </table:table-cell>
          <table:table-cell table:formula="of:=[.B2165]" office:value-type="float" office:value="6" calcext:value-type="float">
            <text:p>6</text:p>
          </table:table-cell>
          <table:table-cell office:value-type="float" office:value="137.97337152" calcext:value-type="float">
            <text:p>137.97337152</text:p>
          </table:table-cell>
          <table:table-cell office:value-type="float" office:value="155.7880992" calcext:value-type="float">
            <text:p>155.7880992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2166]+1" office:value-type="float" office:value="198" calcext:value-type="float">
            <text:p>198</text:p>
          </table:table-cell>
          <table:table-cell table:formula="of:=[.B2166]" office:value-type="float" office:value="7" calcext:value-type="float">
            <text:p>7</text:p>
          </table:table-cell>
          <table:table-cell office:value-type="float" office:value="120.6464832" calcext:value-type="float">
            <text:p>120.6464832</text:p>
          </table:table-cell>
          <table:table-cell office:value-type="float" office:value="168.7520448" calcext:value-type="float">
            <text:p>168.7520448</text:p>
          </table:table-cell>
          <table:table-cell office:value-type="float" office:value="118" calcext:value-type="float">
            <text:p>11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167]+1" office:value-type="float" office:value="198" calcext:value-type="float">
            <text:p>198</text:p>
          </table:table-cell>
          <table:table-cell table:formula="of:=[.B2167]" office:value-type="float" office:value="8" calcext:value-type="float">
            <text:p>8</text:p>
          </table:table-cell>
          <table:table-cell office:value-type="float" office:value="113.35559744" calcext:value-type="float">
            <text:p>113.35559744</text:p>
          </table:table-cell>
          <table:table-cell office:value-type="float" office:value="169.3375104" calcext:value-type="float">
            <text:p>169.3375104</text:p>
          </table:table-cell>
          <table:table-cell office:value-type="float" office:value="108" calcext:value-type="float">
            <text:p>10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168]+1" office:value-type="float" office:value="198" calcext:value-type="float">
            <text:p>198</text:p>
          </table:table-cell>
          <table:table-cell table:formula="of:=[.B2168]" office:value-type="float" office:value="9" calcext:value-type="float">
            <text:p>9</text:p>
          </table:table-cell>
          <table:table-cell office:value-type="float" office:value="94.79518464" calcext:value-type="float">
            <text:p>94.79518464</text:p>
          </table:table-cell>
          <table:table-cell office:value-type="float" office:value="156.973008" calcext:value-type="float">
            <text:p>156.973008</text:p>
          </table:table-cell>
          <table:table-cell office:value-type="float" office:value="88" calcext:value-type="float">
            <text:p>8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2169]+1" office:value-type="float" office:value="198" calcext:value-type="float">
            <text:p>198</text:p>
          </table:table-cell>
          <table:table-cell table:formula="of:=[.B2169]" office:value-type="float" office:value="10" calcext:value-type="float">
            <text:p>10</text:p>
          </table:table-cell>
          <table:table-cell office:value-type="float" office:value="77.84694656" calcext:value-type="float">
            <text:p>77.84694656</text:p>
          </table:table-cell>
          <table:table-cell office:value-type="float" office:value="24.4456272" calcext:value-type="float">
            <text:p>24.4456272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170]+1" office:value-type="float" office:value="198" calcext:value-type="float">
            <text:p>198</text:p>
          </table:table-cell>
          <table:table-cell table:formula="of:=[.B2170]" office:value-type="float" office:value="11" calcext:value-type="float">
            <text:p>11</text:p>
          </table:table-cell>
          <table:table-cell office:value-type="float" office:value="106.541952" calcext:value-type="float">
            <text:p>106.541952</text:p>
          </table:table-cell>
          <table:table-cell office:value-type="float" office:value="25.34546496" calcext:value-type="float">
            <text:p>25.34546496</text:p>
          </table:table-cell>
          <table:table-cell office:value-type="float" office:value="102" calcext:value-type="float">
            <text:p>1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171]+1" office:value-type="float" office:value="199" calcext:value-type="float">
            <text:p>199</text:p>
          </table:table-cell>
          <table:table-cell table:formula="of:=[.B2171]" office:value-type="float" office:value="1" calcext:value-type="float">
            <text:p>1</text:p>
          </table:table-cell>
          <table:table-cell office:value-type="float" office:value="132.371304576" calcext:value-type="float">
            <text:p>132.371304576</text:p>
          </table:table-cell>
          <table:table-cell office:value-type="float" office:value="35.85593568" calcext:value-type="float">
            <text:p>35.85593568</text:p>
          </table:table-cell>
          <table:table-cell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172]+1" office:value-type="float" office:value="199" calcext:value-type="float">
            <text:p>199</text:p>
          </table:table-cell>
          <table:table-cell table:formula="of:=[.B2172]" office:value-type="float" office:value="2" calcext:value-type="float">
            <text:p>2</text:p>
          </table:table-cell>
          <table:table-cell office:value-type="float" office:value="140.0155904" calcext:value-type="float">
            <text:p>140.0155904</text:p>
          </table:table-cell>
          <table:table-cell office:value-type="float" office:value="24.4721376" calcext:value-type="float">
            <text:p>24.4721376</text:p>
          </table:table-cell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173]+1" office:value-type="float" office:value="199" calcext:value-type="float">
            <text:p>199</text:p>
          </table:table-cell>
          <table:table-cell table:formula="of:=[.B2173]" office:value-type="float" office:value="3" calcext:value-type="float">
            <text:p>3</text:p>
          </table:table-cell>
          <table:table-cell office:value-type="float" office:value="123.5614848" calcext:value-type="float">
            <text:p>123.5614848</text:p>
          </table:table-cell>
          <table:table-cell office:value-type="float" office:value="24.7686768" calcext:value-type="float">
            <text:p>24.7686768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174]+1" office:value-type="float" office:value="199" calcext:value-type="float">
            <text:p>199</text:p>
          </table:table-cell>
          <table:table-cell table:formula="of:=[.B2174]" office:value-type="float" office:value="4" calcext:value-type="float">
            <text:p>4</text:p>
          </table:table-cell>
          <table:table-cell office:value-type="float" office:value="140.5950528" calcext:value-type="float">
            <text:p>140.5950528</text:p>
          </table:table-cell>
          <table:table-cell office:value-type="float" office:value="30.706392" calcext:value-type="float">
            <text:p>30.706392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175]+1" office:value-type="float" office:value="199" calcext:value-type="float">
            <text:p>199</text:p>
          </table:table-cell>
          <table:table-cell table:formula="of:=[.B2175]" office:value-type="float" office:value="5" calcext:value-type="float">
            <text:p>5</text:p>
          </table:table-cell>
          <table:table-cell office:value-type="float" office:value="165.9610112" calcext:value-type="float">
            <text:p>165.9610112</text:p>
          </table:table-cell>
          <table:table-cell office:value-type="float" office:value="27.8189184" calcext:value-type="float">
            <text:p>27.8189184</text:p>
          </table:table-cell>
          <table:table-cell office:value-type="float" office:value="166" calcext:value-type="float">
            <text:p>1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176]+1" office:value-type="float" office:value="199" calcext:value-type="float">
            <text:p>199</text:p>
          </table:table-cell>
          <table:table-cell table:formula="of:=[.B2176]" office:value-type="float" office:value="6" calcext:value-type="float">
            <text:p>6</text:p>
          </table:table-cell>
          <table:table-cell office:value-type="float" office:value="151.63394688" calcext:value-type="float">
            <text:p>151.63394688</text:p>
          </table:table-cell>
          <table:table-cell office:value-type="float" office:value="162.8022048" calcext:value-type="float">
            <text:p>162.8022048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2177]+1" office:value-type="float" office:value="199" calcext:value-type="float">
            <text:p>199</text:p>
          </table:table-cell>
          <table:table-cell table:formula="of:=[.B2177]" office:value-type="float" office:value="7" calcext:value-type="float">
            <text:p>7</text:p>
          </table:table-cell>
          <table:table-cell office:value-type="float" office:value="133.523217152" calcext:value-type="float">
            <text:p>133.523217152</text:p>
          </table:table-cell>
          <table:table-cell office:value-type="float" office:value="176.1476496" calcext:value-type="float">
            <text:p>176.1476496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2178]+1" office:value-type="float" office:value="199" calcext:value-type="float">
            <text:p>199</text:p>
          </table:table-cell>
          <table:table-cell table:formula="of:=[.B2178]" office:value-type="float" office:value="8" calcext:value-type="float">
            <text:p>8</text:p>
          </table:table-cell>
          <table:table-cell office:value-type="float" office:value="126.381256576" calcext:value-type="float">
            <text:p>126.381256576</text:p>
          </table:table-cell>
          <table:table-cell office:value-type="float" office:value="176.306304" calcext:value-type="float">
            <text:p>176.306304</text:p>
          </table:table-cell>
          <table:table-cell office:value-type="float" office:value="124" calcext:value-type="float">
            <text:p>12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2179]+1" office:value-type="float" office:value="199" calcext:value-type="float">
            <text:p>199</text:p>
          </table:table-cell>
          <table:table-cell table:formula="of:=[.B2179]" office:value-type="float" office:value="9" calcext:value-type="float">
            <text:p>9</text:p>
          </table:table-cell>
          <table:table-cell office:value-type="float" office:value="108.5925632" calcext:value-type="float">
            <text:p>108.5925632</text:p>
          </table:table-cell>
          <table:table-cell office:value-type="float" office:value="163.8906624" calcext:value-type="float">
            <text:p>163.8906624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2180]+1" office:value-type="float" office:value="199" calcext:value-type="float">
            <text:p>199</text:p>
          </table:table-cell>
          <table:table-cell table:formula="of:=[.B2180]" office:value-type="float" office:value="10" calcext:value-type="float">
            <text:p>10</text:p>
          </table:table-cell>
          <table:table-cell office:value-type="float" office:value="93.54243456" calcext:value-type="float">
            <text:p>93.54243456</text:p>
          </table:table-cell>
          <table:table-cell office:value-type="float" office:value="28.88781696" calcext:value-type="float">
            <text:p>28.88781696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181]+1" office:value-type="float" office:value="199" calcext:value-type="float">
            <text:p>199</text:p>
          </table:table-cell>
          <table:table-cell table:formula="of:=[.B2181]" office:value-type="float" office:value="11" calcext:value-type="float">
            <text:p>11</text:p>
          </table:table-cell>
          <table:table-cell office:value-type="float" office:value="122.850346624" calcext:value-type="float">
            <text:p>122.850346624</text:p>
          </table:table-cell>
          <table:table-cell office:value-type="float" office:value="30.515376" calcext:value-type="float">
            <text:p>30.515376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182]+1" office:value-type="float" office:value="200" calcext:value-type="float">
            <text:p>200</text:p>
          </table:table-cell>
          <table:table-cell table:formula="of:=[.B2182]" office:value-type="float" office:value="1" calcext:value-type="float">
            <text:p>1</text:p>
          </table:table-cell>
          <table:table-cell office:value-type="float" office:value="117.97427584" calcext:value-type="float">
            <text:p>117.97427584</text:p>
          </table:table-cell>
          <table:table-cell office:value-type="float" office:value="38.4117408" calcext:value-type="float">
            <text:p>38.4117408</text:p>
          </table:table-cell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183]+1" office:value-type="float" office:value="200" calcext:value-type="float">
            <text:p>200</text:p>
          </table:table-cell>
          <table:table-cell table:formula="of:=[.B2183]" office:value-type="float" office:value="2" calcext:value-type="float">
            <text:p>2</text:p>
          </table:table-cell>
          <table:table-cell office:value-type="float" office:value="124.698226432" calcext:value-type="float">
            <text:p>124.698226432</text:p>
          </table:table-cell>
          <table:table-cell office:value-type="float" office:value="27.0513696" calcext:value-type="float">
            <text:p>27.0513696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184]+1" office:value-type="float" office:value="200" calcext:value-type="float">
            <text:p>200</text:p>
          </table:table-cell>
          <table:table-cell table:formula="of:=[.B2184]" office:value-type="float" office:value="3" calcext:value-type="float">
            <text:p>3</text:p>
          </table:table-cell>
          <table:table-cell office:value-type="float" office:value="108.797248" calcext:value-type="float">
            <text:p>108.797248</text:p>
          </table:table-cell>
          <table:table-cell office:value-type="float" office:value="27.2661888" calcext:value-type="float">
            <text:p>27.2661888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185]+1" office:value-type="float" office:value="200" calcext:value-type="float">
            <text:p>200</text:p>
          </table:table-cell>
          <table:table-cell table:formula="of:=[.B2185]" office:value-type="float" office:value="4" calcext:value-type="float">
            <text:p>4</text:p>
          </table:table-cell>
          <table:table-cell office:value-type="float" office:value="125.35136704" calcext:value-type="float">
            <text:p>125.35136704</text:p>
          </table:table-cell>
          <table:table-cell office:value-type="float" office:value="32.8351296" calcext:value-type="float">
            <text:p>32.8351296</text:p>
          </table:table-cell>
          <table:table-cell office:value-type="float" office:value="125" calcext:value-type="float">
            <text:p>1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186]+1" office:value-type="float" office:value="200" calcext:value-type="float">
            <text:p>200</text:p>
          </table:table-cell>
          <table:table-cell table:formula="of:=[.B2186]" office:value-type="float" office:value="5" calcext:value-type="float">
            <text:p>5</text:p>
          </table:table-cell>
          <table:table-cell office:value-type="float" office:value="151.0577472" calcext:value-type="float">
            <text:p>151.0577472</text:p>
          </table:table-cell>
          <table:table-cell office:value-type="float" office:value="30.1652448" calcext:value-type="float">
            <text:p>30.1652448</text:p>
          </table:table-cell>
          <table:table-cell office:value-type="float" office:value="152" calcext:value-type="float">
            <text:p>1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187]+1" office:value-type="float" office:value="200" calcext:value-type="float">
            <text:p>200</text:p>
          </table:table-cell>
          <table:table-cell table:formula="of:=[.B2187]" office:value-type="float" office:value="6" calcext:value-type="float">
            <text:p>6</text:p>
          </table:table-cell>
          <table:table-cell office:value-type="float" office:value="139.45279232" calcext:value-type="float">
            <text:p>139.45279232</text:p>
          </table:table-cell>
          <table:table-cell office:value-type="float" office:value="166.7853504" calcext:value-type="float">
            <text:p>166.7853504</text:p>
          </table:table-cell>
          <table:table-cell office:value-type="float" office:value="137" calcext:value-type="float">
            <text:p>13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188]+1" office:value-type="float" office:value="200" calcext:value-type="float">
            <text:p>200</text:p>
          </table:table-cell>
          <table:table-cell table:formula="of:=[.B2188]" office:value-type="float" office:value="7" calcext:value-type="float">
            <text:p>7</text:p>
          </table:table-cell>
          <table:table-cell office:value-type="float" office:value="121.748058368" calcext:value-type="float">
            <text:p>121.748058368</text:p>
          </table:table-cell>
          <table:table-cell office:value-type="float" office:value="180.5178816" calcext:value-type="float">
            <text:p>180.5178816</text:p>
          </table:table-cell>
          <table:table-cell office:value-type="float" office:value="117" calcext:value-type="float">
            <text:p>1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2189]+1" office:value-type="float" office:value="200" calcext:value-type="float">
            <text:p>200</text:p>
          </table:table-cell>
          <table:table-cell table:formula="of:=[.B2189]" office:value-type="float" office:value="8" calcext:value-type="float">
            <text:p>8</text:p>
          </table:table-cell>
          <table:table-cell office:value-type="float" office:value="115.1157888" calcext:value-type="float">
            <text:p>115.1157888</text:p>
          </table:table-cell>
          <table:table-cell office:value-type="float" office:value="180.93379776" calcext:value-type="float">
            <text:p>180.93379776</text:p>
          </table:table-cell>
          <table:table-cell office:value-type="float" office:value="110" calcext:value-type="float">
            <text:p>11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2190]+1" office:value-type="float" office:value="200" calcext:value-type="float">
            <text:p>200</text:p>
          </table:table-cell>
          <table:table-cell table:formula="of:=[.B2190]" office:value-type="float" office:value="9" calcext:value-type="float">
            <text:p>9</text:p>
          </table:table-cell>
          <table:table-cell office:value-type="float" office:value="95.76932096" calcext:value-type="float">
            <text:p>95.76932096</text:p>
          </table:table-cell>
          <table:table-cell office:value-type="float" office:value="168.9569952" calcext:value-type="float">
            <text:p>168.9569952</text:p>
          </table:table-cell>
          <table:table-cell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191]+1" office:value-type="float" office:value="200" calcext:value-type="float">
            <text:p>200</text:p>
          </table:table-cell>
          <table:table-cell table:formula="of:=[.B2191]" office:value-type="float" office:value="10" calcext:value-type="float">
            <text:p>10</text:p>
          </table:table-cell>
          <table:table-cell office:value-type="float" office:value="78.24674176" calcext:value-type="float">
            <text:p>78.24674176</text:p>
          </table:table-cell>
          <table:table-cell office:value-type="float" office:value="31.6563888" calcext:value-type="float">
            <text:p>31.6563888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192]+1" office:value-type="float" office:value="200" calcext:value-type="float">
            <text:p>200</text:p>
          </table:table-cell>
          <table:table-cell table:formula="of:=[.B2192]" office:value-type="float" office:value="11" calcext:value-type="float">
            <text:p>11</text:p>
          </table:table-cell>
          <table:table-cell office:value-type="float" office:value="108.44805504" calcext:value-type="float">
            <text:p>108.44805504</text:p>
          </table:table-cell>
          <table:table-cell office:value-type="float" office:value="33.33328608" calcext:value-type="float">
            <text:p>33.33328608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193]+1" office:value-type="float" office:value="201" calcext:value-type="float">
            <text:p>201</text:p>
          </table:table-cell>
          <table:table-cell table:formula="of:=[.B2193]" office:value-type="float" office:value="1" calcext:value-type="float">
            <text:p>1</text:p>
          </table:table-cell>
          <table:table-cell office:value-type="float" office:value="142.56933248" calcext:value-type="float">
            <text:p>142.56933248</text:p>
          </table:table-cell>
          <table:table-cell office:value-type="float" office:value="40.3155936" calcext:value-type="float">
            <text:p>40.3155936</text:p>
          </table:table-cell>
          <table:table-cell office:value-type="float" office:value="141" calcext:value-type="float">
            <text:p>1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194]+1" office:value-type="float" office:value="201" calcext:value-type="float">
            <text:p>201</text:p>
          </table:table-cell>
          <table:table-cell table:formula="of:=[.B2194]" office:value-type="float" office:value="2" calcext:value-type="float">
            <text:p>2</text:p>
          </table:table-cell>
          <table:table-cell office:value-type="float" office:value="150.24751488" calcext:value-type="float">
            <text:p>150.24751488</text:p>
          </table:table-cell>
          <table:table-cell office:value-type="float" office:value="29.2342176" calcext:value-type="float">
            <text:p>29.2342176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195]+1" office:value-type="float" office:value="201" calcext:value-type="float">
            <text:p>201</text:p>
          </table:table-cell>
          <table:table-cell table:formula="of:=[.B2195]" office:value-type="float" office:value="3" calcext:value-type="float">
            <text:p>3</text:p>
          </table:table-cell>
          <table:table-cell office:value-type="float" office:value="133.09316992" calcext:value-type="float">
            <text:p>133.09316992</text:p>
          </table:table-cell>
          <table:table-cell office:value-type="float" office:value="29.5246656" calcext:value-type="float">
            <text:p>29.5246656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196]+1" office:value-type="float" office:value="201" calcext:value-type="float">
            <text:p>201</text:p>
          </table:table-cell>
          <table:table-cell table:formula="of:=[.B2196]" office:value-type="float" office:value="4" calcext:value-type="float">
            <text:p>4</text:p>
          </table:table-cell>
          <table:table-cell office:value-type="float" office:value="150.45030016" calcext:value-type="float">
            <text:p>150.45030016</text:p>
          </table:table-cell>
          <table:table-cell office:value-type="float" office:value="35.9590128" calcext:value-type="float">
            <text:p>35.9590128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197]+1" office:value-type="float" office:value="201" calcext:value-type="float">
            <text:p>201</text:p>
          </table:table-cell>
          <table:table-cell table:formula="of:=[.B2197]" office:value-type="float" office:value="5" calcext:value-type="float">
            <text:p>5</text:p>
          </table:table-cell>
          <table:table-cell office:value-type="float" office:value="175.34698496" calcext:value-type="float">
            <text:p>175.34698496</text:p>
          </table:table-cell>
          <table:table-cell office:value-type="float" office:value="32.95806336" calcext:value-type="float">
            <text:p>32.95806336</text:p>
          </table:table-cell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198]+1" office:value-type="float" office:value="201" calcext:value-type="float">
            <text:p>201</text:p>
          </table:table-cell>
          <table:table-cell table:formula="of:=[.B2198]" office:value-type="float" office:value="6" calcext:value-type="float">
            <text:p>6</text:p>
          </table:table-cell>
          <table:table-cell office:value-type="float" office:value="161.71265792" calcext:value-type="float">
            <text:p>161.71265792</text:p>
          </table:table-cell>
          <table:table-cell office:value-type="float" office:value="165.3391584" calcext:value-type="float">
            <text:p>165.3391584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199]+1" office:value-type="float" office:value="201" calcext:value-type="float">
            <text:p>201</text:p>
          </table:table-cell>
          <table:table-cell table:formula="of:=[.B2199]" office:value-type="float" office:value="7" calcext:value-type="float">
            <text:p>7</text:p>
          </table:table-cell>
          <table:table-cell office:value-type="float" office:value="144.06825856" calcext:value-type="float">
            <text:p>144.06825856</text:p>
          </table:table-cell>
          <table:table-cell office:value-type="float" office:value="178.9693152" calcext:value-type="float">
            <text:p>178.9693152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2200]+1" office:value-type="float" office:value="201" calcext:value-type="float">
            <text:p>201</text:p>
          </table:table-cell>
          <table:table-cell table:formula="of:=[.B2200]" office:value-type="float" office:value="8" calcext:value-type="float">
            <text:p>8</text:p>
          </table:table-cell>
          <table:table-cell office:value-type="float" office:value="138.1506816" calcext:value-type="float">
            <text:p>138.1506816</text:p>
          </table:table-cell>
          <table:table-cell office:value-type="float" office:value="178.9251744" calcext:value-type="float">
            <text:p>178.9251744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2201]+1" office:value-type="float" office:value="201" calcext:value-type="float">
            <text:p>201</text:p>
          </table:table-cell>
          <table:table-cell table:formula="of:=[.B2201]" office:value-type="float" office:value="9" calcext:value-type="float">
            <text:p>9</text:p>
          </table:table-cell>
          <table:table-cell office:value-type="float" office:value="120.46530048" calcext:value-type="float">
            <text:p>120.46530048</text:p>
          </table:table-cell>
          <table:table-cell office:value-type="float" office:value="166.36851264" calcext:value-type="float">
            <text:p>166.36851264</text:p>
          </table:table-cell>
          <table:table-cell office:value-type="float" office:value="120" calcext:value-type="float">
            <text:p>12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202]+1" office:value-type="float" office:value="201" calcext:value-type="float">
            <text:p>201</text:p>
          </table:table-cell>
          <table:table-cell table:formula="of:=[.B2202]" office:value-type="float" office:value="10" calcext:value-type="float">
            <text:p>10</text:p>
          </table:table-cell>
          <table:table-cell office:value-type="float" office:value="104.37878656" calcext:value-type="float">
            <text:p>104.37878656</text:p>
          </table:table-cell>
          <table:table-cell office:value-type="float" office:value="34.0225824" calcext:value-type="float">
            <text:p>34.02258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203]+1" office:value-type="float" office:value="201" calcext:value-type="float">
            <text:p>201</text:p>
          </table:table-cell>
          <table:table-cell table:formula="of:=[.B2203]" office:value-type="float" office:value="11" calcext:value-type="float">
            <text:p>11</text:p>
          </table:table-cell>
          <table:table-cell office:value-type="float" office:value="132.987579392" calcext:value-type="float">
            <text:p>132.987579392</text:p>
          </table:table-cell>
          <table:table-cell office:value-type="float" office:value="35.4146112" calcext:value-type="float">
            <text:p>35.4146112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204]+1" office:value-type="float" office:value="202" calcext:value-type="float">
            <text:p>202</text:p>
          </table:table-cell>
          <table:table-cell table:formula="of:=[.B2204]" office:value-type="float" office:value="1" calcext:value-type="float">
            <text:p>1</text:p>
          </table:table-cell>
          <table:table-cell office:value-type="float" office:value="150.84264576" calcext:value-type="float">
            <text:p>150.84264576</text:p>
          </table:table-cell>
          <table:table-cell office:value-type="float" office:value="34.0732224" calcext:value-type="float">
            <text:p>34.0732224</text:p>
          </table:table-cell>
          <table:table-cell office:value-type="float" office:value="148" calcext:value-type="float">
            <text:p>1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205]+1" office:value-type="float" office:value="202" calcext:value-type="float">
            <text:p>202</text:p>
          </table:table-cell>
          <table:table-cell table:formula="of:=[.B2205]" office:value-type="float" office:value="2" calcext:value-type="float">
            <text:p>2</text:p>
          </table:table-cell>
          <table:table-cell office:value-type="float" office:value="157.58855424" calcext:value-type="float">
            <text:p>157.58855424</text:p>
          </table:table-cell>
          <table:table-cell office:value-type="float" office:value="22.6234848" calcext:value-type="float">
            <text:p>22.6234848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206]+1" office:value-type="float" office:value="202" calcext:value-type="float">
            <text:p>202</text:p>
          </table:table-cell>
          <table:table-cell table:formula="of:=[.B2206]" office:value-type="float" office:value="3" calcext:value-type="float">
            <text:p>3</text:p>
          </table:table-cell>
          <table:table-cell office:value-type="float" office:value="141.3483072" calcext:value-type="float">
            <text:p>141.3483072</text:p>
          </table:table-cell>
          <table:table-cell office:value-type="float" office:value="23.3200608" calcext:value-type="float">
            <text:p>23.3200608</text:p>
          </table:table-cell>
          <table:table-cell office:value-type="float" office:value="138" calcext:value-type="float">
            <text:p>1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207]+1" office:value-type="float" office:value="202" calcext:value-type="float">
            <text:p>202</text:p>
          </table:table-cell>
          <table:table-cell table:formula="of:=[.B2207]" office:value-type="float" office:value="4" calcext:value-type="float">
            <text:p>4</text:p>
          </table:table-cell>
          <table:table-cell office:value-type="float" office:value="158.56616448" calcext:value-type="float">
            <text:p>158.56616448</text:p>
          </table:table-cell>
          <table:table-cell office:value-type="float" office:value="28.7271312" calcext:value-type="float">
            <text:p>28.7271312</text:p>
          </table:table-cell>
          <table:table-cell office:value-type="float" office:value="155" calcext:value-type="float">
            <text:p>1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208]+1" office:value-type="float" office:value="202" calcext:value-type="float">
            <text:p>202</text:p>
          </table:table-cell>
          <table:table-cell table:formula="of:=[.B2208]" office:value-type="float" office:value="5" calcext:value-type="float">
            <text:p>5</text:p>
          </table:table-cell>
          <table:table-cell office:value-type="float" office:value="183.69988224" calcext:value-type="float">
            <text:p>183.69988224</text:p>
          </table:table-cell>
          <table:table-cell office:value-type="float" office:value="25.5922752" calcext:value-type="float">
            <text:p>25.5922752</text:p>
          </table:table-cell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209]+1" office:value-type="float" office:value="202" calcext:value-type="float">
            <text:p>202</text:p>
          </table:table-cell>
          <table:table-cell table:formula="of:=[.B2209]" office:value-type="float" office:value="6" calcext:value-type="float">
            <text:p>6</text:p>
          </table:table-cell>
          <table:table-cell office:value-type="float" office:value="172.26272" calcext:value-type="float">
            <text:p>172.26272</text:p>
          </table:table-cell>
          <table:table-cell office:value-type="float" office:value="160.6932672" calcext:value-type="float">
            <text:p>160.6932672</text:p>
          </table:table-cell>
          <table:table-cell office:value-type="float" office:value="174" calcext:value-type="float">
            <text:p>17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2210]+1" office:value-type="float" office:value="202" calcext:value-type="float">
            <text:p>202</text:p>
          </table:table-cell>
          <table:table-cell table:formula="of:=[.B2210]" office:value-type="float" office:value="7" calcext:value-type="float">
            <text:p>7</text:p>
          </table:table-cell>
          <table:table-cell office:value-type="float" office:value="154.61048832" calcext:value-type="float">
            <text:p>154.61048832</text:p>
          </table:table-cell>
          <table:table-cell office:value-type="float" office:value="175.01532" calcext:value-type="float">
            <text:p>175.01532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211]+1" office:value-type="float" office:value="202" calcext:value-type="float">
            <text:p>202</text:p>
          </table:table-cell>
          <table:table-cell table:formula="of:=[.B2211]" office:value-type="float" office:value="8" calcext:value-type="float">
            <text:p>8</text:p>
          </table:table-cell>
          <table:table-cell office:value-type="float" office:value="147.77827072" calcext:value-type="float">
            <text:p>147.77827072</text:p>
          </table:table-cell>
          <table:table-cell office:value-type="float" office:value="175.0574688" calcext:value-type="float">
            <text:p>175.0574688</text:p>
          </table:table-cell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212]+1" office:value-type="float" office:value="202" calcext:value-type="float">
            <text:p>202</text:p>
          </table:table-cell>
          <table:table-cell table:formula="of:=[.B2212]" office:value-type="float" office:value="9" calcext:value-type="float">
            <text:p>9</text:p>
          </table:table-cell>
          <table:table-cell office:value-type="float" office:value="129.44340224" calcext:value-type="float">
            <text:p>129.44340224</text:p>
          </table:table-cell>
          <table:table-cell office:value-type="float" office:value="162.66303072" calcext:value-type="float">
            <text:p>162.66303072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2213]+1" office:value-type="float" office:value="202" calcext:value-type="float">
            <text:p>202</text:p>
          </table:table-cell>
          <table:table-cell table:formula="of:=[.B2213]" office:value-type="float" office:value="10" calcext:value-type="float">
            <text:p>10</text:p>
          </table:table-cell>
          <table:table-cell office:value-type="float" office:value="112.77745536" calcext:value-type="float">
            <text:p>112.77745536</text:p>
          </table:table-cell>
          <table:table-cell office:value-type="float" office:value="27.4519392" calcext:value-type="float">
            <text:p>27.4519392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214]+1" office:value-type="float" office:value="202" calcext:value-type="float">
            <text:p>202</text:p>
          </table:table-cell>
          <table:table-cell table:formula="of:=[.B2214]" office:value-type="float" office:value="11" calcext:value-type="float">
            <text:p>11</text:p>
          </table:table-cell>
          <table:table-cell office:value-type="float" office:value="141.14480256" calcext:value-type="float">
            <text:p>141.14480256</text:p>
          </table:table-cell>
          <table:table-cell office:value-type="float" office:value="28.9164048" calcext:value-type="float">
            <text:p>28.9164048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215]+1" office:value-type="float" office:value="203" calcext:value-type="float">
            <text:p>203</text:p>
          </table:table-cell>
          <table:table-cell table:formula="of:=[.B2215]" office:value-type="float" office:value="1" calcext:value-type="float">
            <text:p>1</text:p>
          </table:table-cell>
          <table:table-cell office:value-type="float" office:value="144.09256704" calcext:value-type="float">
            <text:p>144.09256704</text:p>
          </table:table-cell>
          <table:table-cell office:value-type="float" office:value="36.977232" calcext:value-type="float">
            <text:p>36.977232</text:p>
          </table:table-cell>
          <table:table-cell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2216]+1" office:value-type="float" office:value="203" calcext:value-type="float">
            <text:p>203</text:p>
          </table:table-cell>
          <table:table-cell table:formula="of:=[.B2216]" office:value-type="float" office:value="2" calcext:value-type="float">
            <text:p>2</text:p>
          </table:table-cell>
          <table:table-cell office:value-type="float" office:value="152.18119808" calcext:value-type="float">
            <text:p>152.18119808</text:p>
          </table:table-cell>
          <table:table-cell office:value-type="float" office:value="24.4933248" calcext:value-type="float">
            <text:p>24.4933248</text:p>
          </table:table-cell>
          <table:table-cell office:value-type="float" office:value="149" calcext:value-type="float">
            <text:p>1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217]+1" office:value-type="float" office:value="203" calcext:value-type="float">
            <text:p>203</text:p>
          </table:table-cell>
          <table:table-cell table:formula="of:=[.B2217]" office:value-type="float" office:value="3" calcext:value-type="float">
            <text:p>3</text:p>
          </table:table-cell>
          <table:table-cell office:value-type="float" office:value="135.41109376" calcext:value-type="float">
            <text:p>135.41109376</text:p>
          </table:table-cell>
          <table:table-cell office:value-type="float" office:value="25.95998976" calcext:value-type="float">
            <text:p>25.95998976</text:p>
          </table:table-cell>
          <table:table-cell office:value-type="float" office:value="132" calcext:value-type="float">
            <text:p>1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218]+1" office:value-type="float" office:value="203" calcext:value-type="float">
            <text:p>203</text:p>
          </table:table-cell>
          <table:table-cell table:formula="of:=[.B2218]" office:value-type="float" office:value="4" calcext:value-type="float">
            <text:p>4</text:p>
          </table:table-cell>
          <table:table-cell office:value-type="float" office:value="153.08115968" calcext:value-type="float">
            <text:p>153.08115968</text:p>
          </table:table-cell>
          <table:table-cell office:value-type="float" office:value="31.54948416" calcext:value-type="float">
            <text:p>31.54948416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219]+1" office:value-type="float" office:value="203" calcext:value-type="float">
            <text:p>203</text:p>
          </table:table-cell>
          <table:table-cell table:formula="of:=[.B2219]" office:value-type="float" office:value="5" calcext:value-type="float">
            <text:p>5</text:p>
          </table:table-cell>
          <table:table-cell office:value-type="float" office:value="177.62057472" calcext:value-type="float">
            <text:p>177.62057472</text:p>
          </table:table-cell>
          <table:table-cell office:value-type="float" office:value="28.1980224" calcext:value-type="float">
            <text:p>28.198022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220]+1" office:value-type="float" office:value="203" calcext:value-type="float">
            <text:p>203</text:p>
          </table:table-cell>
          <table:table-cell table:formula="of:=[.B2220]" office:value-type="float" office:value="6" calcext:value-type="float">
            <text:p>6</text:p>
          </table:table-cell>
          <table:table-cell office:value-type="float" office:value="165.94259584" calcext:value-type="float">
            <text:p>165.94259584</text:p>
          </table:table-cell>
          <table:table-cell office:value-type="float" office:value="163.2284256" calcext:value-type="float">
            <text:p>163.2284256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221]+1" office:value-type="float" office:value="203" calcext:value-type="float">
            <text:p>203</text:p>
          </table:table-cell>
          <table:table-cell table:formula="of:=[.B2221]" office:value-type="float" office:value="7" calcext:value-type="float">
            <text:p>7</text:p>
          </table:table-cell>
          <table:table-cell office:value-type="float" office:value="147.82920832" calcext:value-type="float">
            <text:p>147.82920832</text:p>
          </table:table-cell>
          <table:table-cell office:value-type="float" office:value="177.2658144" calcext:value-type="float">
            <text:p>177.2658144</text:p>
          </table:table-cell>
          <table:table-cell office:value-type="float" office:value="142" calcext:value-type="float">
            <text:p>14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2222]+1" office:value-type="float" office:value="203" calcext:value-type="float">
            <text:p>203</text:p>
          </table:table-cell>
          <table:table-cell table:formula="of:=[.B2222]" office:value-type="float" office:value="8" calcext:value-type="float">
            <text:p>8</text:p>
          </table:table-cell>
          <table:table-cell office:value-type="float" office:value="140.64756096" calcext:value-type="float">
            <text:p>140.64756096</text:p>
          </table:table-cell>
          <table:table-cell office:value-type="float" office:value="177.91901184" calcext:value-type="float">
            <text:p>177.91901184</text:p>
          </table:table-cell>
          <table:table-cell office:value-type="float" office:value="133" calcext:value-type="float">
            <text:p>13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2223]+1" office:value-type="float" office:value="203" calcext:value-type="float">
            <text:p>203</text:p>
          </table:table-cell>
          <table:table-cell table:formula="of:=[.B2223]" office:value-type="float" office:value="9" calcext:value-type="float">
            <text:p>9</text:p>
          </table:table-cell>
          <table:table-cell office:value-type="float" office:value="123.75087552" calcext:value-type="float">
            <text:p>123.75087552</text:p>
          </table:table-cell>
          <table:table-cell office:value-type="float" office:value="165.134256" calcext:value-type="float">
            <text:p>165.134256</text:p>
          </table:table-cell>
          <table:table-cell office:value-type="float" office:value="115" calcext:value-type="float">
            <text:p>11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224]+1" office:value-type="float" office:value="203" calcext:value-type="float">
            <text:p>203</text:p>
          </table:table-cell>
          <table:table-cell table:formula="of:=[.B2224]" office:value-type="float" office:value="10" calcext:value-type="float">
            <text:p>10</text:p>
          </table:table-cell>
          <table:table-cell office:value-type="float" office:value="105.9295936" calcext:value-type="float">
            <text:p>105.9295936</text:p>
          </table:table-cell>
          <table:table-cell office:value-type="float" office:value="30.3964464" calcext:value-type="float">
            <text:p>30.3964464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225]+1" office:value-type="float" office:value="203" calcext:value-type="float">
            <text:p>203</text:p>
          </table:table-cell>
          <table:table-cell table:formula="of:=[.B2225]" office:value-type="float" office:value="11" calcext:value-type="float">
            <text:p>11</text:p>
          </table:table-cell>
          <table:table-cell office:value-type="float" office:value="134.80241024" calcext:value-type="float">
            <text:p>134.80241024</text:p>
          </table:table-cell>
          <table:table-cell office:value-type="float" office:value="31.47007392" calcext:value-type="float">
            <text:p>31.47007392</text:p>
          </table:table-cell>
          <table:table-cell office:value-type="float" office:value="132" calcext:value-type="float">
            <text:p>1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226]+1" office:value-type="float" office:value="204" calcext:value-type="float">
            <text:p>204</text:p>
          </table:table-cell>
          <table:table-cell table:formula="of:=[.B2226]" office:value-type="float" office:value="1" calcext:value-type="float">
            <text:p>1</text:p>
          </table:table-cell>
          <table:table-cell office:value-type="float" office:value="142.046712832" calcext:value-type="float">
            <text:p>142.046712832</text:p>
          </table:table-cell>
          <table:table-cell office:value-type="float" office:value="44.7978336" calcext:value-type="float">
            <text:p>44.7978336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2227]+1" office:value-type="float" office:value="204" calcext:value-type="float">
            <text:p>204</text:p>
          </table:table-cell>
          <table:table-cell table:formula="of:=[.B2227]" office:value-type="float" office:value="2" calcext:value-type="float">
            <text:p>2</text:p>
          </table:table-cell>
          <table:table-cell office:value-type="float" office:value="148.82466944" calcext:value-type="float">
            <text:p>148.82466944</text:p>
          </table:table-cell>
          <table:table-cell office:value-type="float" office:value="35.22201888" calcext:value-type="float">
            <text:p>35.22201888</text:p>
          </table:table-cell>
          <table:table-cell office:value-type="float" office:value="152" calcext:value-type="float">
            <text:p>1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2228]+1" office:value-type="float" office:value="204" calcext:value-type="float">
            <text:p>204</text:p>
          </table:table-cell>
          <table:table-cell table:formula="of:=[.B2228]" office:value-type="float" office:value="3" calcext:value-type="float">
            <text:p>3</text:p>
          </table:table-cell>
          <table:table-cell office:value-type="float" office:value="133.967534976" calcext:value-type="float">
            <text:p>133.967534976</text:p>
          </table:table-cell>
          <table:table-cell office:value-type="float" office:value="34.5524256" calcext:value-type="float">
            <text:p>34.5524256</text:p>
          </table:table-cell>
          <table:table-cell office:value-type="float" office:value="137" calcext:value-type="float">
            <text:p>1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2229]+1" office:value-type="float" office:value="204" calcext:value-type="float">
            <text:p>204</text:p>
          </table:table-cell>
          <table:table-cell table:formula="of:=[.B2229]" office:value-type="float" office:value="4" calcext:value-type="float">
            <text:p>4</text:p>
          </table:table-cell>
          <table:table-cell office:value-type="float" office:value="150.1939968" calcext:value-type="float">
            <text:p>150.1939968</text:p>
          </table:table-cell>
          <table:table-cell office:value-type="float" office:value="40.7335872" calcext:value-type="float">
            <text:p>40.7335872</text:p>
          </table:table-cell>
          <table:table-cell office:value-type="float" office:value="152" calcext:value-type="float">
            <text:p>1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2230]+1" office:value-type="float" office:value="204" calcext:value-type="float">
            <text:p>204</text:p>
          </table:table-cell>
          <table:table-cell table:formula="of:=[.B2230]" office:value-type="float" office:value="5" calcext:value-type="float">
            <text:p>5</text:p>
          </table:table-cell>
          <table:table-cell office:value-type="float" office:value="174.47155712" calcext:value-type="float">
            <text:p>174.47155712</text:p>
          </table:table-cell>
          <table:table-cell office:value-type="float" office:value="37.9519488" calcext:value-type="float">
            <text:p>37.9519488</text:p>
          </table:table-cell>
          <table:table-cell office:value-type="float" office:value="176" calcext:value-type="float">
            <text:p>17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2231]+1" office:value-type="float" office:value="204" calcext:value-type="float">
            <text:p>204</text:p>
          </table:table-cell>
          <table:table-cell table:formula="of:=[.B2231]" office:value-type="float" office:value="6" calcext:value-type="float">
            <text:p>6</text:p>
          </table:table-cell>
          <table:table-cell office:value-type="float" office:value="160.87208576" calcext:value-type="float">
            <text:p>160.87208576</text:p>
          </table:table-cell>
          <table:table-cell office:value-type="float" office:value="166.1328864" calcext:value-type="float">
            <text:p>166.1328864</text:p>
          </table:table-cell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232]+1" office:value-type="float" office:value="204" calcext:value-type="float">
            <text:p>204</text:p>
          </table:table-cell>
          <table:table-cell table:formula="of:=[.B2232]" office:value-type="float" office:value="7" calcext:value-type="float">
            <text:p>7</text:p>
          </table:table-cell>
          <table:table-cell office:value-type="float" office:value="142.840013568" calcext:value-type="float">
            <text:p>142.840013568</text:p>
          </table:table-cell>
          <table:table-cell office:value-type="float" office:value="178.52251584" calcext:value-type="float">
            <text:p>178.52251584</text:p>
          </table:table-cell>
          <table:table-cell office:value-type="float" office:value="145" calcext:value-type="float">
            <text:p>1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2233]+1" office:value-type="float" office:value="204" calcext:value-type="float">
            <text:p>204</text:p>
          </table:table-cell>
          <table:table-cell table:formula="of:=[.B2233]" office:value-type="float" office:value="8" calcext:value-type="float">
            <text:p>8</text:p>
          </table:table-cell>
          <table:table-cell office:value-type="float" office:value="137.28228288" calcext:value-type="float">
            <text:p>137.28228288</text:p>
          </table:table-cell>
          <table:table-cell office:value-type="float" office:value="178.2513696" calcext:value-type="float">
            <text:p>178.2513696</text:p>
          </table:table-cell>
          <table:table-cell office:value-type="float" office:value="135" calcext:value-type="float">
            <text:p>13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2234]+1" office:value-type="float" office:value="204" calcext:value-type="float">
            <text:p>204</text:p>
          </table:table-cell>
          <table:table-cell table:formula="of:=[.B2234]" office:value-type="float" office:value="9" calcext:value-type="float">
            <text:p>9</text:p>
          </table:table-cell>
          <table:table-cell office:value-type="float" office:value="119.54222464" calcext:value-type="float">
            <text:p>119.54222464</text:p>
          </table:table-cell>
          <table:table-cell office:value-type="float" office:value="166.9248096" calcext:value-type="float">
            <text:p>166.9248096</text:p>
          </table:table-cell>
          <table:table-cell office:value-type="float" office:value="119" calcext:value-type="float">
            <text:p>11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235]+1" office:value-type="float" office:value="204" calcext:value-type="float">
            <text:p>204</text:p>
          </table:table-cell>
          <table:table-cell table:formula="of:=[.B2235]" office:value-type="float" office:value="10" calcext:value-type="float">
            <text:p>10</text:p>
          </table:table-cell>
          <table:table-cell office:value-type="float" office:value="105.45920128" calcext:value-type="float">
            <text:p>105.45920128</text:p>
          </table:table-cell>
          <table:table-cell office:value-type="float" office:value="38.5862784" calcext:value-type="float">
            <text:p>38.5862784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236]+1" office:value-type="float" office:value="204" calcext:value-type="float">
            <text:p>204</text:p>
          </table:table-cell>
          <table:table-cell table:formula="of:=[.B2236]" office:value-type="float" office:value="11" calcext:value-type="float">
            <text:p>11</text:p>
          </table:table-cell>
          <table:table-cell office:value-type="float" office:value="133.12806016" calcext:value-type="float">
            <text:p>133.12806016</text:p>
          </table:table-cell>
          <table:table-cell office:value-type="float" office:value="39.8015328" calcext:value-type="float">
            <text:p>39.8015328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2237]+1" office:value-type="float" office:value="205" calcext:value-type="float">
            <text:p>205</text:p>
          </table:table-cell>
          <table:table-cell table:formula="of:=[.B2237]" office:value-type="float" office:value="1" calcext:value-type="float">
            <text:p>1</text:p>
          </table:table-cell>
          <table:table-cell office:value-type="float" office:value="149.36454528" calcext:value-type="float">
            <text:p>149.36454528</text:p>
          </table:table-cell>
          <table:table-cell office:value-type="float" office:value="28.6027008" calcext:value-type="float">
            <text:p>28.6027008</text:p>
          </table:table-cell>
          <table:table-cell office:value-type="float" office:value="151" calcext:value-type="float">
            <text:p>1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238]+1" office:value-type="float" office:value="205" calcext:value-type="float">
            <text:p>205</text:p>
          </table:table-cell>
          <table:table-cell table:formula="of:=[.B2238]" office:value-type="float" office:value="2" calcext:value-type="float">
            <text:p>2</text:p>
          </table:table-cell>
          <table:table-cell office:value-type="float" office:value="157.09006848" calcext:value-type="float">
            <text:p>157.09006848</text:p>
          </table:table-cell>
          <table:table-cell office:value-type="float" office:value="16.8264864" calcext:value-type="float">
            <text:p>16.8264864</text:p>
          </table:table-cell>
          <table:table-cell office:value-type="float" office:value="157" calcext:value-type="float">
            <text:p>1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239]+1" office:value-type="float" office:value="205" calcext:value-type="float">
            <text:p>205</text:p>
          </table:table-cell>
          <table:table-cell table:formula="of:=[.B2239]" office:value-type="float" office:value="3" calcext:value-type="float">
            <text:p>3</text:p>
          </table:table-cell>
          <table:table-cell office:value-type="float" office:value="140.394310912" calcext:value-type="float">
            <text:p>140.394310912</text:p>
          </table:table-cell>
          <table:table-cell office:value-type="float" office:value="17.37923808" calcext:value-type="float">
            <text:p>17.37923808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240]+1" office:value-type="float" office:value="205" calcext:value-type="float">
            <text:p>205</text:p>
          </table:table-cell>
          <table:table-cell table:formula="of:=[.B2240]" office:value-type="float" office:value="4" calcext:value-type="float">
            <text:p>4</text:p>
          </table:table-cell>
          <table:table-cell office:value-type="float" office:value="157.71063808" calcext:value-type="float">
            <text:p>157.71063808</text:p>
          </table:table-cell>
          <table:table-cell office:value-type="float" office:value="22.88500224" calcext:value-type="float">
            <text:p>22.88500224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241]+1" office:value-type="float" office:value="205" calcext:value-type="float">
            <text:p>205</text:p>
          </table:table-cell>
          <table:table-cell table:formula="of:=[.B2241]" office:value-type="float" office:value="5" calcext:value-type="float">
            <text:p>5</text:p>
          </table:table-cell>
          <table:table-cell office:value-type="float" office:value="183.20746624" calcext:value-type="float">
            <text:p>183.20746624</text:p>
          </table:table-cell>
          <table:table-cell office:value-type="float" office:value="19.9216032" calcext:value-type="float">
            <text:p>19.9216032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2242]+1" office:value-type="float" office:value="205" calcext:value-type="float">
            <text:p>205</text:p>
          </table:table-cell>
          <table:table-cell table:formula="of:=[.B2242]" office:value-type="float" office:value="6" calcext:value-type="float">
            <text:p>6</text:p>
          </table:table-cell>
          <table:table-cell office:value-type="float" office:value="172.50770944" calcext:value-type="float">
            <text:p>172.50770944</text:p>
          </table:table-cell>
          <table:table-cell office:value-type="float" office:value="156.77945664" calcext:value-type="float">
            <text:p>156.77945664</text:p>
          </table:table-cell>
          <table:table-cell office:value-type="float" office:value="170" calcext:value-type="float">
            <text:p>17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2243]+1" office:value-type="float" office:value="205" calcext:value-type="float">
            <text:p>205</text:p>
          </table:table-cell>
          <table:table-cell table:formula="of:=[.B2243]" office:value-type="float" office:value="7" calcext:value-type="float">
            <text:p>7</text:p>
          </table:table-cell>
          <table:table-cell office:value-type="float" office:value="153.80370304" calcext:value-type="float">
            <text:p>153.80370304</text:p>
          </table:table-cell>
          <table:table-cell office:value-type="float" office:value="171.878928" calcext:value-type="float">
            <text:p>171.878928</text:p>
          </table:table-cell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244]+1" office:value-type="float" office:value="205" calcext:value-type="float">
            <text:p>205</text:p>
          </table:table-cell>
          <table:table-cell table:formula="of:=[.B2244]" office:value-type="float" office:value="8" calcext:value-type="float">
            <text:p>8</text:p>
          </table:table-cell>
          <table:table-cell office:value-type="float" office:value="146.60419072" calcext:value-type="float">
            <text:p>146.60419072</text:p>
          </table:table-cell>
          <table:table-cell office:value-type="float" office:value="171.8852832" calcext:value-type="float">
            <text:p>171.8852832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245]+1" office:value-type="float" office:value="205" calcext:value-type="float">
            <text:p>205</text:p>
          </table:table-cell>
          <table:table-cell table:formula="of:=[.B2245]" office:value-type="float" office:value="9" calcext:value-type="float">
            <text:p>9</text:p>
          </table:table-cell>
          <table:table-cell office:value-type="float" office:value="127.989732265472" calcext:value-type="float">
            <text:p>127.9897322655</text:p>
          </table:table-cell>
          <table:table-cell office:value-type="float" office:value="159.22844736" calcext:value-type="float">
            <text:p>159.22844736</text:p>
          </table:table-cell>
          <table:table-cell office:value-type="float" office:value="128" calcext:value-type="float">
            <text:p>12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2246]+1" office:value-type="float" office:value="205" calcext:value-type="float">
            <text:p>205</text:p>
          </table:table-cell>
          <table:table-cell table:formula="of:=[.B2246]" office:value-type="float" office:value="10" calcext:value-type="float">
            <text:p>10</text:p>
          </table:table-cell>
          <table:table-cell office:value-type="float" office:value="110.29257216" calcext:value-type="float">
            <text:p>110.29257216</text:p>
          </table:table-cell>
          <table:table-cell office:value-type="float" office:value="21.9581664" calcext:value-type="float">
            <text:p>21.9581664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247]+1" office:value-type="float" office:value="205" calcext:value-type="float">
            <text:p>205</text:p>
          </table:table-cell>
          <table:table-cell table:formula="of:=[.B2247]" office:value-type="float" office:value="11" calcext:value-type="float">
            <text:p>11</text:p>
          </table:table-cell>
          <table:table-cell office:value-type="float" office:value="139.97645696" calcext:value-type="float">
            <text:p>139.97645696</text:p>
          </table:table-cell>
          <table:table-cell office:value-type="float" office:value="23.15620416" calcext:value-type="float">
            <text:p>23.15620416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248]+1" office:value-type="float" office:value="206" calcext:value-type="float">
            <text:p>206</text:p>
          </table:table-cell>
          <table:table-cell table:formula="of:=[.B2248]" office:value-type="float" office:value="1" calcext:value-type="float">
            <text:p>1</text:p>
          </table:table-cell>
          <table:table-cell office:value-type="float" office:value="152.68518656" calcext:value-type="float">
            <text:p>152.68518656</text:p>
          </table:table-cell>
          <table:table-cell office:value-type="float" office:value="35.9996544" calcext:value-type="float">
            <text:p>35.9996544</text:p>
          </table:table-cell>
          <table:table-cell office:value-type="float" office:value="171" calcext:value-type="float">
            <text:p>17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2249]+1" office:value-type="float" office:value="206" calcext:value-type="float">
            <text:p>206</text:p>
          </table:table-cell>
          <table:table-cell table:formula="of:=[.B2249]" office:value-type="float" office:value="2" calcext:value-type="float">
            <text:p>2</text:p>
          </table:table-cell>
          <table:table-cell office:value-type="float" office:value="160.0518144" calcext:value-type="float">
            <text:p>160.0518144</text:p>
          </table:table-cell>
          <table:table-cell office:value-type="float" office:value="25.6239744" calcext:value-type="float">
            <text:p>25.6239744</text:p>
          </table:table-cell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250]+1" office:value-type="float" office:value="206" calcext:value-type="float">
            <text:p>206</text:p>
          </table:table-cell>
          <table:table-cell table:formula="of:=[.B2250]" office:value-type="float" office:value="3" calcext:value-type="float">
            <text:p>3</text:p>
          </table:table-cell>
          <table:table-cell office:value-type="float" office:value="143.70224512" calcext:value-type="float">
            <text:p>143.70224512</text:p>
          </table:table-cell>
          <table:table-cell office:value-type="float" office:value="26.84715264" calcext:value-type="float">
            <text:p>26.84715264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251]+1" office:value-type="float" office:value="206" calcext:value-type="float">
            <text:p>206</text:p>
          </table:table-cell>
          <table:table-cell table:formula="of:=[.B2251]" office:value-type="float" office:value="4" calcext:value-type="float">
            <text:p>4</text:p>
          </table:table-cell>
          <table:table-cell office:value-type="float" office:value="159.84663168" calcext:value-type="float">
            <text:p>159.84663168</text:p>
          </table:table-cell>
          <table:table-cell office:value-type="float" office:value="29.86962912" calcext:value-type="float">
            <text:p>29.86962912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252]+1" office:value-type="float" office:value="206" calcext:value-type="float">
            <text:p>206</text:p>
          </table:table-cell>
          <table:table-cell table:formula="of:=[.B2252]" office:value-type="float" office:value="5" calcext:value-type="float">
            <text:p>5</text:p>
          </table:table-cell>
          <table:table-cell office:value-type="float" office:value="184.80052992" calcext:value-type="float">
            <text:p>184.80052992</text:p>
          </table:table-cell>
          <table:table-cell office:value-type="float" office:value="27.317808" calcext:value-type="float">
            <text:p>27.317808</text:p>
          </table:table-cell>
          <table:table-cell office:value-type="float" office:value="201" calcext:value-type="float">
            <text:p>2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253]+1" office:value-type="float" office:value="206" calcext:value-type="float">
            <text:p>206</text:p>
          </table:table-cell>
          <table:table-cell table:formula="of:=[.B2253]" office:value-type="float" office:value="6" calcext:value-type="float">
            <text:p>6</text:p>
          </table:table-cell>
          <table:table-cell office:value-type="float" office:value="176.2927872" calcext:value-type="float">
            <text:p>176.2927872</text:p>
          </table:table-cell>
          <table:table-cell office:value-type="float" office:value="158.1391296" calcext:value-type="float">
            <text:p>158.1391296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254]+1" office:value-type="float" office:value="206" calcext:value-type="float">
            <text:p>206</text:p>
          </table:table-cell>
          <table:table-cell table:formula="of:=[.B2254]" office:value-type="float" office:value="7" calcext:value-type="float">
            <text:p>7</text:p>
          </table:table-cell>
          <table:table-cell office:value-type="float" office:value="159.64931456" calcext:value-type="float">
            <text:p>159.64931456</text:p>
          </table:table-cell>
          <table:table-cell office:value-type="float" office:value="170.4403728" calcext:value-type="float">
            <text:p>170.4403728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2255]+1" office:value-type="float" office:value="206" calcext:value-type="float">
            <text:p>206</text:p>
          </table:table-cell>
          <table:table-cell table:formula="of:=[.B2255]" office:value-type="float" office:value="8" calcext:value-type="float">
            <text:p>8</text:p>
          </table:table-cell>
          <table:table-cell office:value-type="float" office:value="154.69293568" calcext:value-type="float">
            <text:p>154.69293568</text:p>
          </table:table-cell>
          <table:table-cell office:value-type="float" office:value="170.691984" calcext:value-type="float">
            <text:p>170.691984</text:p>
          </table:table-cell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2256]+1" office:value-type="float" office:value="206" calcext:value-type="float">
            <text:p>206</text:p>
          </table:table-cell>
          <table:table-cell table:formula="of:=[.B2256]" office:value-type="float" office:value="9" calcext:value-type="float">
            <text:p>9</text:p>
          </table:table-cell>
          <table:table-cell office:value-type="float" office:value="136.50406912" calcext:value-type="float">
            <text:p>136.50406912</text:p>
          </table:table-cell>
          <table:table-cell office:value-type="float" office:value="161.13069504" calcext:value-type="float">
            <text:p>161.13069504</text:p>
          </table:table-cell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257]+1" office:value-type="float" office:value="206" calcext:value-type="float">
            <text:p>206</text:p>
          </table:table-cell>
          <table:table-cell table:formula="of:=[.B2257]" office:value-type="float" office:value="10" calcext:value-type="float">
            <text:p>10</text:p>
          </table:table-cell>
          <table:table-cell office:value-type="float" office:value="114.66925824" calcext:value-type="float">
            <text:p>114.66925824</text:p>
          </table:table-cell>
          <table:table-cell office:value-type="float" office:value="31.2639264" calcext:value-type="float">
            <text:p>31.2639264</text:p>
          </table:table-cell>
          <table:table-cell office:value-type="float" office:value="135" calcext:value-type="float">
            <text:p>1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258]+1" office:value-type="float" office:value="206" calcext:value-type="float">
            <text:p>206</text:p>
          </table:table-cell>
          <table:table-cell table:formula="of:=[.B2258]" office:value-type="float" office:value="11" calcext:value-type="float">
            <text:p>11</text:p>
          </table:table-cell>
          <table:table-cell office:value-type="float" office:value="143.85518592" calcext:value-type="float">
            <text:p>143.85518592</text:p>
          </table:table-cell>
          <table:table-cell office:value-type="float" office:value="31.1993856" calcext:value-type="float">
            <text:p>31.1993856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259]+1" office:value-type="float" office:value="207" calcext:value-type="float">
            <text:p>207</text:p>
          </table:table-cell>
          <table:table-cell table:formula="of:=[.B2259]" office:value-type="float" office:value="1" calcext:value-type="float">
            <text:p>1</text:p>
          </table:table-cell>
          <table:table-cell office:value-type="float" office:value="129.863186816" calcext:value-type="float">
            <text:p>129.863186816</text:p>
          </table:table-cell>
          <table:table-cell office:value-type="float" office:value="43.350384" calcext:value-type="float">
            <text:p>43.350384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2260]+1" office:value-type="float" office:value="207" calcext:value-type="float">
            <text:p>207</text:p>
          </table:table-cell>
          <table:table-cell table:formula="of:=[.B2260]" office:value-type="float" office:value="2" calcext:value-type="float">
            <text:p>2</text:p>
          </table:table-cell>
          <table:table-cell office:value-type="float" office:value="136.82955136" calcext:value-type="float">
            <text:p>136.82955136</text:p>
          </table:table-cell>
          <table:table-cell office:value-type="float" office:value="31.4050368" calcext:value-type="float">
            <text:p>31.405036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261]+1" office:value-type="float" office:value="207" calcext:value-type="float">
            <text:p>207</text:p>
          </table:table-cell>
          <table:table-cell table:formula="of:=[.B2261]" office:value-type="float" office:value="3" calcext:value-type="float">
            <text:p>3</text:p>
          </table:table-cell>
          <table:table-cell office:value-type="float" office:value="121.542452864" calcext:value-type="float">
            <text:p>121.542452864</text:p>
          </table:table-cell>
          <table:table-cell office:value-type="float" office:value="31.8496512" calcext:value-type="float">
            <text:p>31.8496512</text:p>
          </table:table-cell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262]+1" office:value-type="float" office:value="207" calcext:value-type="float">
            <text:p>207</text:p>
          </table:table-cell>
          <table:table-cell table:formula="of:=[.B2262]" office:value-type="float" office:value="4" calcext:value-type="float">
            <text:p>4</text:p>
          </table:table-cell>
          <table:table-cell office:value-type="float" office:value="137.84939648" calcext:value-type="float">
            <text:p>137.84939648</text:p>
          </table:table-cell>
          <table:table-cell office:value-type="float" office:value="37.9900224" calcext:value-type="float">
            <text:p>37.9900224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263]+1" office:value-type="float" office:value="207" calcext:value-type="float">
            <text:p>207</text:p>
          </table:table-cell>
          <table:table-cell table:formula="of:=[.B2263]" office:value-type="float" office:value="5" calcext:value-type="float">
            <text:p>5</text:p>
          </table:table-cell>
          <table:table-cell office:value-type="float" office:value="162.98955904" calcext:value-type="float">
            <text:p>162.98955904</text:p>
          </table:table-cell>
          <table:table-cell office:value-type="float" office:value="34.968336" calcext:value-type="float">
            <text:p>34.968336</text:p>
          </table:table-cell>
          <table:table-cell office:value-type="float" office:value="154" calcext:value-type="float">
            <text:p>1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264]+1" office:value-type="float" office:value="207" calcext:value-type="float">
            <text:p>207</text:p>
          </table:table-cell>
          <table:table-cell table:formula="of:=[.B2264]" office:value-type="float" office:value="6" calcext:value-type="float">
            <text:p>6</text:p>
          </table:table-cell>
          <table:table-cell office:value-type="float" office:value="148.64265984" calcext:value-type="float">
            <text:p>148.64265984</text:p>
          </table:table-cell>
          <table:table-cell office:value-type="float" office:value="168.2555424" calcext:value-type="float">
            <text:p>168.2555424</text:p>
          </table:table-cell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265]+1" office:value-type="float" office:value="207" calcext:value-type="float">
            <text:p>207</text:p>
          </table:table-cell>
          <table:table-cell table:formula="of:=[.B2265]" office:value-type="float" office:value="7" calcext:value-type="float">
            <text:p>7</text:p>
          </table:table-cell>
          <table:table-cell office:value-type="float" office:value="130.10602624" calcext:value-type="float">
            <text:p>130.10602624</text:p>
          </table:table-cell>
          <table:table-cell office:value-type="float" office:value="180.71345856" calcext:value-type="float">
            <text:p>180.71345856</text:p>
          </table:table-cell>
          <table:table-cell office:value-type="float" office:value="130" calcext:value-type="float">
            <text:p>13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2266]+1" office:value-type="float" office:value="207" calcext:value-type="float">
            <text:p>207</text:p>
          </table:table-cell>
          <table:table-cell table:formula="of:=[.B2266]" office:value-type="float" office:value="8" calcext:value-type="float">
            <text:p>8</text:p>
          </table:table-cell>
          <table:table-cell office:value-type="float" office:value="125.76937856" calcext:value-type="float">
            <text:p>125.76937856</text:p>
          </table:table-cell>
          <table:table-cell office:value-type="float" office:value="180.59971584" calcext:value-type="float">
            <text:p>180.59971584</text:p>
          </table:table-cell>
          <table:table-cell office:value-type="float" office:value="123" calcext:value-type="float">
            <text:p>12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2267]+1" office:value-type="float" office:value="207" calcext:value-type="float">
            <text:p>207</text:p>
          </table:table-cell>
          <table:table-cell table:formula="of:=[.B2267]" office:value-type="float" office:value="9" calcext:value-type="float">
            <text:p>9</text:p>
          </table:table-cell>
          <table:table-cell office:value-type="float" office:value="107.14068608" calcext:value-type="float">
            <text:p>107.14068608</text:p>
          </table:table-cell>
          <table:table-cell office:value-type="float" office:value="168.7479936" calcext:value-type="float">
            <text:p>168.7479936</text:p>
          </table:table-cell>
          <table:table-cell office:value-type="float" office:value="105" calcext:value-type="float">
            <text:p>10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268]+1" office:value-type="float" office:value="207" calcext:value-type="float">
            <text:p>207</text:p>
          </table:table-cell>
          <table:table-cell table:formula="of:=[.B2268]" office:value-type="float" office:value="10" calcext:value-type="float">
            <text:p>10</text:p>
          </table:table-cell>
          <table:table-cell office:value-type="float" office:value="91.73923456" calcext:value-type="float">
            <text:p>91.73923456</text:p>
          </table:table-cell>
          <table:table-cell office:value-type="float" office:value="34.8184944" calcext:value-type="float">
            <text:p>34.8184944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269]+1" office:value-type="float" office:value="207" calcext:value-type="float">
            <text:p>207</text:p>
          </table:table-cell>
          <table:table-cell table:formula="of:=[.B2269]" office:value-type="float" office:value="11" calcext:value-type="float">
            <text:p>11</text:p>
          </table:table-cell>
          <table:table-cell office:value-type="float" office:value="120.45780352" calcext:value-type="float">
            <text:p>120.45780352</text:p>
          </table:table-cell>
          <table:table-cell office:value-type="float" office:value="38.0156736" calcext:value-type="float">
            <text:p>38.0156736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270]+1" office:value-type="float" office:value="208" calcext:value-type="float">
            <text:p>208</text:p>
          </table:table-cell>
          <table:table-cell table:formula="of:=[.B2270]" office:value-type="float" office:value="1" calcext:value-type="float">
            <text:p>1</text:p>
          </table:table-cell>
          <table:table-cell office:value-type="float" office:value="123.185095296" calcext:value-type="float">
            <text:p>123.185095296</text:p>
          </table:table-cell>
          <table:table-cell office:value-type="float" office:value="34.5244512" calcext:value-type="float">
            <text:p>34.5244512</text:p>
          </table:table-cell>
          <table:table-cell office:value-type="float" office:value="122" calcext:value-type="float">
            <text:p>1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271]+1" office:value-type="float" office:value="208" calcext:value-type="float">
            <text:p>208</text:p>
          </table:table-cell>
          <table:table-cell table:formula="of:=[.B2271]" office:value-type="float" office:value="2" calcext:value-type="float">
            <text:p>2</text:p>
          </table:table-cell>
          <table:table-cell office:value-type="float" office:value="130.963523328" calcext:value-type="float">
            <text:p>130.963523328</text:p>
          </table:table-cell>
          <table:table-cell office:value-type="float" office:value="22.2151872" calcext:value-type="float">
            <text:p>22.2151872</text:p>
          </table:table-cell>
          <table:table-cell office:value-type="float" office:value="131" calcext:value-type="float">
            <text:p>1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272]+1" office:value-type="float" office:value="208" calcext:value-type="float">
            <text:p>208</text:p>
          </table:table-cell>
          <table:table-cell table:formula="of:=[.B2272]" office:value-type="float" office:value="3" calcext:value-type="float">
            <text:p>3</text:p>
          </table:table-cell>
          <table:table-cell office:value-type="float" office:value="114.15229696" calcext:value-type="float">
            <text:p>114.15229696</text:p>
          </table:table-cell>
          <table:table-cell office:value-type="float" office:value="22.8758208" calcext:value-type="float">
            <text:p>22.8758208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273]+1" office:value-type="float" office:value="208" calcext:value-type="float">
            <text:p>208</text:p>
          </table:table-cell>
          <table:table-cell table:formula="of:=[.B2273]" office:value-type="float" office:value="4" calcext:value-type="float">
            <text:p>4</text:p>
          </table:table-cell>
          <table:table-cell office:value-type="float" office:value="131.09032832" calcext:value-type="float">
            <text:p>131.09032832</text:p>
          </table:table-cell>
          <table:table-cell office:value-type="float" office:value="28.88462976" calcext:value-type="float">
            <text:p>28.88462976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274]+1" office:value-type="float" office:value="208" calcext:value-type="float">
            <text:p>208</text:p>
          </table:table-cell>
          <table:table-cell table:formula="of:=[.B2274]" office:value-type="float" office:value="5" calcext:value-type="float">
            <text:p>5</text:p>
          </table:table-cell>
          <table:table-cell office:value-type="float" office:value="157.55452672" calcext:value-type="float">
            <text:p>157.55452672</text:p>
          </table:table-cell>
          <table:table-cell office:value-type="float" office:value="25.8398688" calcext:value-type="float">
            <text:p>25.8398688</text:p>
          </table:table-cell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275]+1" office:value-type="float" office:value="208" calcext:value-type="float">
            <text:p>208</text:p>
          </table:table-cell>
          <table:table-cell table:formula="of:=[.B2275]" office:value-type="float" office:value="6" calcext:value-type="float">
            <text:p>6</text:p>
          </table:table-cell>
          <table:table-cell office:value-type="float" office:value="144.5262976" calcext:value-type="float">
            <text:p>144.5262976</text:p>
          </table:table-cell>
          <table:table-cell office:value-type="float" office:value="161.3816736" calcext:value-type="float">
            <text:p>161.3816736</text:p>
          </table:table-cell>
          <table:table-cell office:value-type="float" office:value="144" calcext:value-type="float">
            <text:p>14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2276]+1" office:value-type="float" office:value="208" calcext:value-type="float">
            <text:p>208</text:p>
          </table:table-cell>
          <table:table-cell table:formula="of:=[.B2276]" office:value-type="float" office:value="7" calcext:value-type="float">
            <text:p>7</text:p>
          </table:table-cell>
          <table:table-cell office:value-type="float" office:value="126.691098688" calcext:value-type="float">
            <text:p>126.691098688</text:p>
          </table:table-cell>
          <table:table-cell office:value-type="float" office:value="175.0940448" calcext:value-type="float">
            <text:p>175.0940448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2277]+1" office:value-type="float" office:value="208" calcext:value-type="float">
            <text:p>208</text:p>
          </table:table-cell>
          <table:table-cell table:formula="of:=[.B2277]" office:value-type="float" office:value="8" calcext:value-type="float">
            <text:p>8</text:p>
          </table:table-cell>
          <table:table-cell office:value-type="float" office:value="119.81269376" calcext:value-type="float">
            <text:p>119.81269376</text:p>
          </table:table-cell>
          <table:table-cell office:value-type="float" office:value="175.38334464" calcext:value-type="float">
            <text:p>175.38334464</text:p>
          </table:table-cell>
          <table:table-cell office:value-type="float" office:value="118" calcext:value-type="float">
            <text:p>11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2278]+1" office:value-type="float" office:value="208" calcext:value-type="float">
            <text:p>208</text:p>
          </table:table-cell>
          <table:table-cell table:formula="of:=[.B2278]" office:value-type="float" office:value="9" calcext:value-type="float">
            <text:p>9</text:p>
          </table:table-cell>
          <table:table-cell office:value-type="float" office:value="101.23731584" calcext:value-type="float">
            <text:p>101.23731584</text:p>
          </table:table-cell>
          <table:table-cell office:value-type="float" office:value="162.2575488" calcext:value-type="float">
            <text:p>162.2575488</text:p>
          </table:table-cell>
          <table:table-cell office:value-type="float" office:value="98" calcext:value-type="float">
            <text:p>9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279]+1" office:value-type="float" office:value="208" calcext:value-type="float">
            <text:p>208</text:p>
          </table:table-cell>
          <table:table-cell table:formula="of:=[.B2279]" office:value-type="float" office:value="10" calcext:value-type="float">
            <text:p>10</text:p>
          </table:table-cell>
          <table:table-cell office:value-type="float" office:value="84.88650496" calcext:value-type="float">
            <text:p>84.88650496</text:p>
          </table:table-cell>
          <table:table-cell office:value-type="float" office:value="27.69235584" calcext:value-type="float">
            <text:p>27.69235584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280]+1" office:value-type="float" office:value="208" calcext:value-type="float">
            <text:p>208</text:p>
          </table:table-cell>
          <table:table-cell table:formula="of:=[.B2280]" office:value-type="float" office:value="11" calcext:value-type="float">
            <text:p>11</text:p>
          </table:table-cell>
          <table:table-cell office:value-type="float" office:value="115.1548928" calcext:value-type="float">
            <text:p>115.1548928</text:p>
          </table:table-cell>
          <table:table-cell office:value-type="float" office:value="29.415744" calcext:value-type="float">
            <text:p>29.415744</text:p>
          </table:table-cell>
          <table:table-cell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281]+1" office:value-type="float" office:value="209" calcext:value-type="float">
            <text:p>209</text:p>
          </table:table-cell>
          <table:table-cell table:formula="of:=[.B2281]" office:value-type="float" office:value="1" calcext:value-type="float">
            <text:p>1</text:p>
          </table:table-cell>
          <table:table-cell office:value-type="float" office:value="109.54361216" calcext:value-type="float">
            <text:p>109.54361216</text:p>
          </table:table-cell>
          <table:table-cell office:value-type="float" office:value="31.5106464" calcext:value-type="float">
            <text:p>31.5106464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282]+1" office:value-type="float" office:value="209" calcext:value-type="float">
            <text:p>209</text:p>
          </table:table-cell>
          <table:table-cell table:formula="of:=[.B2282]" office:value-type="float" office:value="2" calcext:value-type="float">
            <text:p>2</text:p>
          </table:table-cell>
          <table:table-cell office:value-type="float" office:value="116.37761536" calcext:value-type="float">
            <text:p>116.37761536</text:p>
          </table:table-cell>
          <table:table-cell office:value-type="float" office:value="21.5840928" calcext:value-type="float">
            <text:p>21.5840928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283]+1" office:value-type="float" office:value="209" calcext:value-type="float">
            <text:p>209</text:p>
          </table:table-cell>
          <table:table-cell table:formula="of:=[.B2283]" office:value-type="float" office:value="3" calcext:value-type="float">
            <text:p>3</text:p>
          </table:table-cell>
          <table:table-cell office:value-type="float" office:value="100.19631616" calcext:value-type="float">
            <text:p>100.19631616</text:p>
          </table:table-cell>
          <table:table-cell office:value-type="float" office:value="21.5214624" calcext:value-type="float">
            <text:p>21.5214624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284]+1" office:value-type="float" office:value="209" calcext:value-type="float">
            <text:p>209</text:p>
          </table:table-cell>
          <table:table-cell table:formula="of:=[.B2284]" office:value-type="float" office:value="4" calcext:value-type="float">
            <text:p>4</text:p>
          </table:table-cell>
          <table:table-cell office:value-type="float" office:value="117.31882624" calcext:value-type="float">
            <text:p>117.31882624</text:p>
          </table:table-cell>
          <table:table-cell office:value-type="float" office:value="26.6753952" calcext:value-type="float">
            <text:p>26.6753952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285]+1" office:value-type="float" office:value="209" calcext:value-type="float">
            <text:p>209</text:p>
          </table:table-cell>
          <table:table-cell table:formula="of:=[.B2285]" office:value-type="float" office:value="5" calcext:value-type="float">
            <text:p>5</text:p>
          </table:table-cell>
          <table:table-cell office:value-type="float" office:value="142.15667456" calcext:value-type="float">
            <text:p>142.15667456</text:p>
          </table:table-cell>
          <table:table-cell office:value-type="float" office:value="24.29800992" calcext:value-type="float">
            <text:p>24.29800992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286]+1" office:value-type="float" office:value="209" calcext:value-type="float">
            <text:p>209</text:p>
          </table:table-cell>
          <table:table-cell table:formula="of:=[.B2286]" office:value-type="float" office:value="6" calcext:value-type="float">
            <text:p>6</text:p>
          </table:table-cell>
          <table:table-cell office:value-type="float" office:value="131.82570368" calcext:value-type="float">
            <text:p>131.82570368</text:p>
          </table:table-cell>
          <table:table-cell office:value-type="float" office:value="158.7184752" calcext:value-type="float">
            <text:p>158.7184752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2287]+1" office:value-type="float" office:value="209" calcext:value-type="float">
            <text:p>209</text:p>
          </table:table-cell>
          <table:table-cell table:formula="of:=[.B2287]" office:value-type="float" office:value="7" calcext:value-type="float">
            <text:p>7</text:p>
          </table:table-cell>
          <table:table-cell office:value-type="float" office:value="115.06091136" calcext:value-type="float">
            <text:p>115.06091136</text:p>
          </table:table-cell>
          <table:table-cell office:value-type="float" office:value="171.5210016" calcext:value-type="float">
            <text:p>171.5210016</text:p>
          </table:table-cell>
          <table:table-cell office:value-type="float" office:value="112" calcext:value-type="float">
            <text:p>11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288]+1" office:value-type="float" office:value="209" calcext:value-type="float">
            <text:p>209</text:p>
          </table:table-cell>
          <table:table-cell table:formula="of:=[.B2288]" office:value-type="float" office:value="8" calcext:value-type="float">
            <text:p>8</text:p>
          </table:table-cell>
          <table:table-cell office:value-type="float" office:value="106.19416576" calcext:value-type="float">
            <text:p>106.19416576</text:p>
          </table:table-cell>
          <table:table-cell office:value-type="float" office:value="171.4305312" calcext:value-type="float">
            <text:p>171.4305312</text:p>
          </table:table-cell>
          <table:table-cell office:value-type="float" office:value="106" calcext:value-type="float">
            <text:p>10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289]+1" office:value-type="float" office:value="209" calcext:value-type="float">
            <text:p>209</text:p>
          </table:table-cell>
          <table:table-cell table:formula="of:=[.B2289]" office:value-type="float" office:value="9" calcext:value-type="float">
            <text:p>9</text:p>
          </table:table-cell>
          <table:table-cell office:value-type="float" office:value="88.42130304" calcext:value-type="float">
            <text:p>88.42130304</text:p>
          </table:table-cell>
          <table:table-cell office:value-type="float" office:value="160.13029824" calcext:value-type="float">
            <text:p>160.13029824</text:p>
          </table:table-cell>
          <table:table-cell office:value-type="float" office:value="86" calcext:value-type="float">
            <text:p>8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2290]+1" office:value-type="float" office:value="209" calcext:value-type="float">
            <text:p>209</text:p>
          </table:table-cell>
          <table:table-cell table:formula="of:=[.B2290]" office:value-type="float" office:value="10" calcext:value-type="float">
            <text:p>10</text:p>
          </table:table-cell>
          <table:table-cell office:value-type="float" office:value="70.535424" calcext:value-type="float">
            <text:p>70.535424</text:p>
          </table:table-cell>
          <table:table-cell office:value-type="float" office:value="24.35858304" calcext:value-type="float">
            <text:p>24.35858304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291]+1" office:value-type="float" office:value="209" calcext:value-type="float">
            <text:p>209</text:p>
          </table:table-cell>
          <table:table-cell table:formula="of:=[.B2291]" office:value-type="float" office:value="11" calcext:value-type="float">
            <text:p>11</text:p>
          </table:table-cell>
          <table:table-cell office:value-type="float" office:value="99.33861888" calcext:value-type="float">
            <text:p>99.33861888</text:p>
          </table:table-cell>
          <table:table-cell office:value-type="float" office:value="25.986408" calcext:value-type="float">
            <text:p>25.986408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292]+1" office:value-type="float" office:value="210" calcext:value-type="float">
            <text:p>210</text:p>
          </table:table-cell>
          <table:table-cell table:formula="of:=[.B2292]" office:value-type="float" office:value="1" calcext:value-type="float">
            <text:p>1</text:p>
          </table:table-cell>
          <table:table-cell office:value-type="float" office:value="155.0142336" calcext:value-type="float">
            <text:p>155.0142336</text:p>
          </table:table-cell>
          <table:table-cell office:value-type="float" office:value="28.97901504" calcext:value-type="float">
            <text:p>28.97901504</text:p>
          </table:table-cell>
          <table:table-cell office:value-type="float" office:value="157" calcext:value-type="float">
            <text:p>1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293]+1" office:value-type="float" office:value="210" calcext:value-type="float">
            <text:p>210</text:p>
          </table:table-cell>
          <table:table-cell table:formula="of:=[.B2293]" office:value-type="float" office:value="2" calcext:value-type="float">
            <text:p>2</text:p>
          </table:table-cell>
          <table:table-cell office:value-type="float" office:value="161.14392064" calcext:value-type="float">
            <text:p>161.14392064</text:p>
          </table:table-cell>
          <table:table-cell office:value-type="float" office:value="18.1642368" calcext:value-type="float">
            <text:p>18.1642368</text:p>
          </table:table-cell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294]+1" office:value-type="float" office:value="210" calcext:value-type="float">
            <text:p>210</text:p>
          </table:table-cell>
          <table:table-cell table:formula="of:=[.B2294]" office:value-type="float" office:value="3" calcext:value-type="float">
            <text:p>3</text:p>
          </table:table-cell>
          <table:table-cell office:value-type="float" office:value="145.2155904" calcext:value-type="float">
            <text:p>145.2155904</text:p>
          </table:table-cell>
          <table:table-cell office:value-type="float" office:value="18.76135296" calcext:value-type="float">
            <text:p>18.76135296</text:p>
          </table:table-cell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295]+1" office:value-type="float" office:value="210" calcext:value-type="float">
            <text:p>210</text:p>
          </table:table-cell>
          <table:table-cell table:formula="of:=[.B2295]" office:value-type="float" office:value="4" calcext:value-type="float">
            <text:p>4</text:p>
          </table:table-cell>
          <table:table-cell office:value-type="float" office:value="162.883904" calcext:value-type="float">
            <text:p>162.883904</text:p>
          </table:table-cell>
          <table:table-cell office:value-type="float" office:value="23.387088" calcext:value-type="float">
            <text:p>23.387088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2296]+1" office:value-type="float" office:value="210" calcext:value-type="float">
            <text:p>210</text:p>
          </table:table-cell>
          <table:table-cell table:formula="of:=[.B2296]" office:value-type="float" office:value="5" calcext:value-type="float">
            <text:p>5</text:p>
          </table:table-cell>
          <table:table-cell office:value-type="float" office:value="187.54385024" calcext:value-type="float">
            <text:p>187.54385024</text:p>
          </table:table-cell>
          <table:table-cell office:value-type="float" office:value="19.717584" calcext:value-type="float">
            <text:p>19.717584</text:p>
          </table:table-cell>
          <table:table-cell office:value-type="float" office:value="190" calcext:value-type="float">
            <text:p>1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297]+1" office:value-type="float" office:value="210" calcext:value-type="float">
            <text:p>210</text:p>
          </table:table-cell>
          <table:table-cell table:formula="of:=[.B2297]" office:value-type="float" office:value="6" calcext:value-type="float">
            <text:p>6</text:p>
          </table:table-cell>
          <table:table-cell office:value-type="float" office:value="179.01306496" calcext:value-type="float">
            <text:p>179.01306496</text:p>
          </table:table-cell>
          <table:table-cell office:value-type="float" office:value="155.7956352" calcext:value-type="float">
            <text:p>155.7956352</text:p>
          </table:table-cell>
          <table:table-cell office:value-type="float" office:value="178" calcext:value-type="float">
            <text:p>17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2298]+1" office:value-type="float" office:value="210" calcext:value-type="float">
            <text:p>210</text:p>
          </table:table-cell>
          <table:table-cell table:formula="of:=[.B2298]" office:value-type="float" office:value="7" calcext:value-type="float">
            <text:p>7</text:p>
          </table:table-cell>
          <table:table-cell office:value-type="float" office:value="161.30818944" calcext:value-type="float">
            <text:p>161.30818944</text:p>
          </table:table-cell>
          <table:table-cell office:value-type="float" office:value="170.1813408" calcext:value-type="float">
            <text:p>170.1813408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2299]+1" office:value-type="float" office:value="210" calcext:value-type="float">
            <text:p>210</text:p>
          </table:table-cell>
          <table:table-cell table:formula="of:=[.B2299]" office:value-type="float" office:value="8" calcext:value-type="float">
            <text:p>8</text:p>
          </table:table-cell>
          <table:table-cell office:value-type="float" office:value="154.98594304" calcext:value-type="float">
            <text:p>154.98594304</text:p>
          </table:table-cell>
          <table:table-cell office:value-type="float" office:value="170.84407968" calcext:value-type="float">
            <text:p>170.84407968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2300]+1" office:value-type="float" office:value="210" calcext:value-type="float">
            <text:p>210</text:p>
          </table:table-cell>
          <table:table-cell table:formula="of:=[.B2300]" office:value-type="float" office:value="9" calcext:value-type="float">
            <text:p>9</text:p>
          </table:table-cell>
          <table:table-cell office:value-type="float" office:value="135.6041728" calcext:value-type="float">
            <text:p>135.6041728</text:p>
          </table:table-cell>
          <table:table-cell office:value-type="float" office:value="159.05002176" calcext:value-type="float">
            <text:p>159.05002176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2301]+1" office:value-type="float" office:value="210" calcext:value-type="float">
            <text:p>210</text:p>
          </table:table-cell>
          <table:table-cell table:formula="of:=[.B2301]" office:value-type="float" office:value="10" calcext:value-type="float">
            <text:p>10</text:p>
          </table:table-cell>
          <table:table-cell office:value-type="float" office:value="116.02795904" calcext:value-type="float">
            <text:p>116.02795904</text:p>
          </table:table-cell>
          <table:table-cell office:value-type="float" office:value="23.118816" calcext:value-type="float">
            <text:p>23.118816</text:p>
          </table:table-cell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302]+1" office:value-type="float" office:value="210" calcext:value-type="float">
            <text:p>210</text:p>
          </table:table-cell>
          <table:table-cell table:formula="of:=[.B2302]" office:value-type="float" office:value="11" calcext:value-type="float">
            <text:p>11</text:p>
          </table:table-cell>
          <table:table-cell office:value-type="float" office:value="145.31545216" calcext:value-type="float">
            <text:p>145.31545216</text:p>
          </table:table-cell>
          <table:table-cell office:value-type="float" office:value="23.7103296" calcext:value-type="float">
            <text:p>23.7103296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03]+1" office:value-type="float" office:value="211" calcext:value-type="float">
            <text:p>211</text:p>
          </table:table-cell>
          <table:table-cell table:formula="of:=[.B2303]" office:value-type="float" office:value="1" calcext:value-type="float">
            <text:p>1</text:p>
          </table:table-cell>
          <table:table-cell office:value-type="float" office:value="156.31512448" calcext:value-type="float">
            <text:p>156.31512448</text:p>
          </table:table-cell>
          <table:table-cell office:value-type="float" office:value="32.9248032" calcext:value-type="float">
            <text:p>32.9248032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304]+1" office:value-type="float" office:value="211" calcext:value-type="float">
            <text:p>211</text:p>
          </table:table-cell>
          <table:table-cell table:formula="of:=[.B2304]" office:value-type="float" office:value="2" calcext:value-type="float">
            <text:p>2</text:p>
          </table:table-cell>
          <table:table-cell office:value-type="float" office:value="162.8097152" calcext:value-type="float">
            <text:p>162.8097152</text:p>
          </table:table-cell>
          <table:table-cell office:value-type="float" office:value="21.5396928" calcext:value-type="float">
            <text:p>21.5396928</text:p>
          </table:table-cell>
          <table:table-cell office:value-type="float" office:value="165" calcext:value-type="float">
            <text:p>1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305]+1" office:value-type="float" office:value="211" calcext:value-type="float">
            <text:p>211</text:p>
          </table:table-cell>
          <table:table-cell table:formula="of:=[.B2305]" office:value-type="float" office:value="3" calcext:value-type="float">
            <text:p>3</text:p>
          </table:table-cell>
          <table:table-cell office:value-type="float" office:value="146.38071424" calcext:value-type="float">
            <text:p>146.38071424</text:p>
          </table:table-cell>
          <table:table-cell office:value-type="float" office:value="21.767568" calcext:value-type="float">
            <text:p>21.767568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306]+1" office:value-type="float" office:value="211" calcext:value-type="float">
            <text:p>211</text:p>
          </table:table-cell>
          <table:table-cell table:formula="of:=[.B2306]" office:value-type="float" office:value="4" calcext:value-type="float">
            <text:p>4</text:p>
          </table:table-cell>
          <table:table-cell office:value-type="float" office:value="163.45890816" calcext:value-type="float">
            <text:p>163.45890816</text:p>
          </table:table-cell>
          <table:table-cell office:value-type="float" office:value="27.6867264" calcext:value-type="float">
            <text:p>27.6867264</text:p>
          </table:table-cell>
          <table:table-cell office:value-type="float" office:value="166" calcext:value-type="float">
            <text:p>1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307]+1" office:value-type="float" office:value="211" calcext:value-type="float">
            <text:p>211</text:p>
          </table:table-cell>
          <table:table-cell table:formula="of:=[.B2307]" office:value-type="float" office:value="5" calcext:value-type="float">
            <text:p>5</text:p>
          </table:table-cell>
          <table:table-cell office:value-type="float" office:value="189.3895488" calcext:value-type="float">
            <text:p>189.3895488</text:p>
          </table:table-cell>
          <table:table-cell office:value-type="float" office:value="24.0592608" calcext:value-type="float">
            <text:p>24.0592608</text:p>
          </table:table-cell>
          <table:table-cell office:value-type="float" office:value="191" calcext:value-type="float">
            <text:p>19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308]+1" office:value-type="float" office:value="211" calcext:value-type="float">
            <text:p>211</text:p>
          </table:table-cell>
          <table:table-cell table:formula="of:=[.B2308]" office:value-type="float" office:value="6" calcext:value-type="float">
            <text:p>6</text:p>
          </table:table-cell>
          <table:table-cell office:value-type="float" office:value="176.4435456" calcext:value-type="float">
            <text:p>176.4435456</text:p>
          </table:table-cell>
          <table:table-cell office:value-type="float" office:value="159.0457536" calcext:value-type="float">
            <text:p>159.0457536</text:p>
          </table:table-cell>
          <table:table-cell office:value-type="float" office:value="174" calcext:value-type="float">
            <text:p>17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309]+1" office:value-type="float" office:value="211" calcext:value-type="float">
            <text:p>211</text:p>
          </table:table-cell>
          <table:table-cell table:formula="of:=[.B2309]" office:value-type="float" office:value="7" calcext:value-type="float">
            <text:p>7</text:p>
          </table:table-cell>
          <table:table-cell office:value-type="float" office:value="158.02173056" calcext:value-type="float">
            <text:p>158.02173056</text:p>
          </table:table-cell>
          <table:table-cell office:value-type="float" office:value="172.9056576" calcext:value-type="float">
            <text:p>172.9056576</text:p>
          </table:table-cell>
          <table:table-cell office:value-type="float" office:value="158" calcext:value-type="float">
            <text:p>15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2310]+1" office:value-type="float" office:value="211" calcext:value-type="float">
            <text:p>211</text:p>
          </table:table-cell>
          <table:table-cell table:formula="of:=[.B2310]" office:value-type="float" office:value="8" calcext:value-type="float">
            <text:p>8</text:p>
          </table:table-cell>
          <table:table-cell office:value-type="float" office:value="151.36371456" calcext:value-type="float">
            <text:p>151.36371456</text:p>
          </table:table-cell>
          <table:table-cell office:value-type="float" office:value="172.9752576" calcext:value-type="float">
            <text:p>172.9752576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311]+1" office:value-type="float" office:value="211" calcext:value-type="float">
            <text:p>211</text:p>
          </table:table-cell>
          <table:table-cell table:formula="of:=[.B2311]" office:value-type="float" office:value="9" calcext:value-type="float">
            <text:p>9</text:p>
          </table:table-cell>
          <table:table-cell office:value-type="float" office:value="132.646945024" calcext:value-type="float">
            <text:p>132.646945024</text:p>
          </table:table-cell>
          <table:table-cell office:value-type="float" office:value="160.3099824" calcext:value-type="float">
            <text:p>160.3099824</text:p>
          </table:table-cell>
          <table:table-cell office:value-type="float" office:value="132" calcext:value-type="float">
            <text:p>13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2312]+1" office:value-type="float" office:value="211" calcext:value-type="float">
            <text:p>211</text:p>
          </table:table-cell>
          <table:table-cell table:formula="of:=[.B2312]" office:value-type="float" office:value="10" calcext:value-type="float">
            <text:p>10</text:p>
          </table:table-cell>
          <table:table-cell office:value-type="float" office:value="117.38226432" calcext:value-type="float">
            <text:p>117.38226432</text:p>
          </table:table-cell>
          <table:table-cell office:value-type="float" office:value="25.3382688" calcext:value-type="float">
            <text:p>25.3382688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313]+1" office:value-type="float" office:value="211" calcext:value-type="float">
            <text:p>211</text:p>
          </table:table-cell>
          <table:table-cell table:formula="of:=[.B2313]" office:value-type="float" office:value="11" calcext:value-type="float">
            <text:p>11</text:p>
          </table:table-cell>
          <table:table-cell office:value-type="float" office:value="147.1708032" calcext:value-type="float">
            <text:p>147.1708032</text:p>
          </table:table-cell>
          <table:table-cell office:value-type="float" office:value="27.6178752" calcext:value-type="float">
            <text:p>27.6178752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314]+1" office:value-type="float" office:value="212" calcext:value-type="float">
            <text:p>212</text:p>
          </table:table-cell>
          <table:table-cell table:formula="of:=[.B2314]" office:value-type="float" office:value="1" calcext:value-type="float">
            <text:p>1</text:p>
          </table:table-cell>
          <table:table-cell office:value-type="float" office:value="147.63970048" calcext:value-type="float">
            <text:p>147.63970048</text:p>
          </table:table-cell>
          <table:table-cell office:value-type="float" office:value="33.4433952" calcext:value-type="float">
            <text:p>33.4433952</text:p>
          </table:table-cell>
          <table:table-cell office:value-type="float" office:value="147" calcext:value-type="float">
            <text:p>1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315]+1" office:value-type="float" office:value="212" calcext:value-type="float">
            <text:p>212</text:p>
          </table:table-cell>
          <table:table-cell table:formula="of:=[.B2315]" office:value-type="float" office:value="2" calcext:value-type="float">
            <text:p>2</text:p>
          </table:table-cell>
          <table:table-cell office:value-type="float" office:value="155.22583424" calcext:value-type="float">
            <text:p>155.22583424</text:p>
          </table:table-cell>
          <table:table-cell office:value-type="float" office:value="21.909552" calcext:value-type="float">
            <text:p>21.909552</text:p>
          </table:table-cell>
          <table:table-cell office:value-type="float" office:value="155" calcext:value-type="float">
            <text:p>1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316]+1" office:value-type="float" office:value="212" calcext:value-type="float">
            <text:p>212</text:p>
          </table:table-cell>
          <table:table-cell table:formula="of:=[.B2316]" office:value-type="float" office:value="3" calcext:value-type="float">
            <text:p>3</text:p>
          </table:table-cell>
          <table:table-cell office:value-type="float" office:value="138.12928896" calcext:value-type="float">
            <text:p>138.12928896</text:p>
          </table:table-cell>
          <table:table-cell office:value-type="float" office:value="22.3184256" calcext:value-type="float">
            <text:p>22.3184256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317]+1" office:value-type="float" office:value="212" calcext:value-type="float">
            <text:p>212</text:p>
          </table:table-cell>
          <table:table-cell table:formula="of:=[.B2317]" office:value-type="float" office:value="4" calcext:value-type="float">
            <text:p>4</text:p>
          </table:table-cell>
          <table:table-cell office:value-type="float" office:value="155.5463168" calcext:value-type="float">
            <text:p>155.5463168</text:p>
          </table:table-cell>
          <table:table-cell office:value-type="float" office:value="28.29378912" calcext:value-type="float">
            <text:p>28.29378912</text:p>
          </table:table-cell>
          <table:table-cell office:value-type="float" office:value="155" calcext:value-type="float">
            <text:p>1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318]+1" office:value-type="float" office:value="212" calcext:value-type="float">
            <text:p>212</text:p>
          </table:table-cell>
          <table:table-cell table:formula="of:=[.B2318]" office:value-type="float" office:value="5" calcext:value-type="float">
            <text:p>5</text:p>
          </table:table-cell>
          <table:table-cell office:value-type="float" office:value="181.96414976" calcext:value-type="float">
            <text:p>181.96414976</text:p>
          </table:table-cell>
          <table:table-cell office:value-type="float" office:value="25.5034848" calcext:value-type="float">
            <text:p>25.5034848</text:p>
          </table:table-cell>
          <table:table-cell office:value-type="float" office:value="183" calcext:value-type="float">
            <text:p>1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319]+1" office:value-type="float" office:value="212" calcext:value-type="float">
            <text:p>212</text:p>
          </table:table-cell>
          <table:table-cell table:formula="of:=[.B2319]" office:value-type="float" office:value="6" calcext:value-type="float">
            <text:p>6</text:p>
          </table:table-cell>
          <table:table-cell office:value-type="float" office:value="167.35639936" calcext:value-type="float">
            <text:p>167.35639936</text:p>
          </table:table-cell>
          <table:table-cell office:value-type="float" office:value="161.9139168" calcext:value-type="float">
            <text:p>161.9139168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320]+1" office:value-type="float" office:value="212" calcext:value-type="float">
            <text:p>212</text:p>
          </table:table-cell>
          <table:table-cell table:formula="of:=[.B2320]" office:value-type="float" office:value="7" calcext:value-type="float">
            <text:p>7</text:p>
          </table:table-cell>
          <table:table-cell office:value-type="float" office:value="148.7492736" calcext:value-type="float">
            <text:p>148.7492736</text:p>
          </table:table-cell>
          <table:table-cell office:value-type="float" office:value="175.91681664" calcext:value-type="float">
            <text:p>175.91681664</text:p>
          </table:table-cell>
          <table:table-cell office:value-type="float" office:value="149" calcext:value-type="float">
            <text:p>14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2321]+1" office:value-type="float" office:value="212" calcext:value-type="float">
            <text:p>212</text:p>
          </table:table-cell>
          <table:table-cell table:formula="of:=[.B2321]" office:value-type="float" office:value="8" calcext:value-type="float">
            <text:p>8</text:p>
          </table:table-cell>
          <table:table-cell office:value-type="float" office:value="141.507150592" calcext:value-type="float">
            <text:p>141.507150592</text:p>
          </table:table-cell>
          <table:table-cell office:value-type="float" office:value="176.0167296" calcext:value-type="float">
            <text:p>176.0167296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2322]+1" office:value-type="float" office:value="212" calcext:value-type="float">
            <text:p>212</text:p>
          </table:table-cell>
          <table:table-cell table:formula="of:=[.B2322]" office:value-type="float" office:value="9" calcext:value-type="float">
            <text:p>9</text:p>
          </table:table-cell>
          <table:table-cell office:value-type="float" office:value="123.2676" calcext:value-type="float">
            <text:p>123.2676</text:p>
          </table:table-cell>
          <table:table-cell office:value-type="float" office:value="163.1051712" calcext:value-type="float">
            <text:p>163.1051712</text:p>
          </table:table-cell>
          <table:table-cell office:value-type="float" office:value="122" calcext:value-type="float">
            <text:p>12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323]+1" office:value-type="float" office:value="212" calcext:value-type="float">
            <text:p>212</text:p>
          </table:table-cell>
          <table:table-cell table:formula="of:=[.B2323]" office:value-type="float" office:value="10" calcext:value-type="float">
            <text:p>10</text:p>
          </table:table-cell>
          <table:table-cell office:value-type="float" office:value="108.24897792" calcext:value-type="float">
            <text:p>108.24897792</text:p>
          </table:table-cell>
          <table:table-cell office:value-type="float" office:value="26.1835008" calcext:value-type="float">
            <text:p>26.1835008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324]+1" office:value-type="float" office:value="212" calcext:value-type="float">
            <text:p>212</text:p>
          </table:table-cell>
          <table:table-cell table:formula="of:=[.B2324]" office:value-type="float" office:value="11" calcext:value-type="float">
            <text:p>11</text:p>
          </table:table-cell>
          <table:table-cell office:value-type="float" office:value="138.00627712" calcext:value-type="float">
            <text:p>138.00627712</text:p>
          </table:table-cell>
          <table:table-cell office:value-type="float" office:value="28.4317728" calcext:value-type="float">
            <text:p>28.4317728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325]+1" office:value-type="float" office:value="213" calcext:value-type="float">
            <text:p>213</text:p>
          </table:table-cell>
          <table:table-cell table:formula="of:=[.B2325]" office:value-type="float" office:value="1" calcext:value-type="float">
            <text:p>1</text:p>
          </table:table-cell>
          <table:table-cell office:value-type="float" office:value="124.855663744" calcext:value-type="float">
            <text:p>124.855663744</text:p>
          </table:table-cell>
          <table:table-cell office:value-type="float" office:value="30.5271552" calcext:value-type="float">
            <text:p>30.5271552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326]+1" office:value-type="float" office:value="213" calcext:value-type="float">
            <text:p>213</text:p>
          </table:table-cell>
          <table:table-cell table:formula="of:=[.B2326]" office:value-type="float" office:value="2" calcext:value-type="float">
            <text:p>2</text:p>
          </table:table-cell>
          <table:table-cell office:value-type="float" office:value="132.972939008" calcext:value-type="float">
            <text:p>132.972939008</text:p>
          </table:table-cell>
          <table:table-cell office:value-type="float" office:value="18.05150976" calcext:value-type="float">
            <text:p>18.05150976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327]+1" office:value-type="float" office:value="213" calcext:value-type="float">
            <text:p>213</text:p>
          </table:table-cell>
          <table:table-cell table:formula="of:=[.B2327]" office:value-type="float" office:value="3" calcext:value-type="float">
            <text:p>3</text:p>
          </table:table-cell>
          <table:table-cell office:value-type="float" office:value="115.48511872" calcext:value-type="float">
            <text:p>115.48511872</text:p>
          </table:table-cell>
          <table:table-cell office:value-type="float" office:value="18.1026768" calcext:value-type="float">
            <text:p>18.1026768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328]+1" office:value-type="float" office:value="213" calcext:value-type="float">
            <text:p>213</text:p>
          </table:table-cell>
          <table:table-cell table:formula="of:=[.B2328]" office:value-type="float" office:value="4" calcext:value-type="float">
            <text:p>4</text:p>
          </table:table-cell>
          <table:table-cell office:value-type="float" office:value="132.67283776" calcext:value-type="float">
            <text:p>132.67283776</text:p>
          </table:table-cell>
          <table:table-cell office:value-type="float" office:value="24.40872576" calcext:value-type="float">
            <text:p>24.40872576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329]+1" office:value-type="float" office:value="213" calcext:value-type="float">
            <text:p>213</text:p>
          </table:table-cell>
          <table:table-cell table:formula="of:=[.B2329]" office:value-type="float" office:value="5" calcext:value-type="float">
            <text:p>5</text:p>
          </table:table-cell>
          <table:table-cell office:value-type="float" office:value="159.10763904" calcext:value-type="float">
            <text:p>159.10763904</text:p>
          </table:table-cell>
          <table:table-cell office:value-type="float" office:value="21.619776" calcext:value-type="float">
            <text:p>21.619776</text:p>
          </table:table-cell>
          <table:table-cell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30]+1" office:value-type="float" office:value="213" calcext:value-type="float">
            <text:p>213</text:p>
          </table:table-cell>
          <table:table-cell table:formula="of:=[.B2330]" office:value-type="float" office:value="6" calcext:value-type="float">
            <text:p>6</text:p>
          </table:table-cell>
          <table:table-cell office:value-type="float" office:value="145.63757568" calcext:value-type="float">
            <text:p>145.63757568</text:p>
          </table:table-cell>
          <table:table-cell office:value-type="float" office:value="160.1215392" calcext:value-type="float">
            <text:p>160.1215392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331]+1" office:value-type="float" office:value="213" calcext:value-type="float">
            <text:p>213</text:p>
          </table:table-cell>
          <table:table-cell table:formula="of:=[.B2331]" office:value-type="float" office:value="7" calcext:value-type="float">
            <text:p>7</text:p>
          </table:table-cell>
          <table:table-cell office:value-type="float" office:value="127.063243392" calcext:value-type="float">
            <text:p>127.063243392</text:p>
          </table:table-cell>
          <table:table-cell office:value-type="float" office:value="173.73633984" calcext:value-type="float">
            <text:p>173.73633984</text:p>
          </table:table-cell>
          <table:table-cell office:value-type="float" office:value="129" calcext:value-type="float">
            <text:p>12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2332]+1" office:value-type="float" office:value="213" calcext:value-type="float">
            <text:p>213</text:p>
          </table:table-cell>
          <table:table-cell table:formula="of:=[.B2332]" office:value-type="float" office:value="8" calcext:value-type="float">
            <text:p>8</text:p>
          </table:table-cell>
          <table:table-cell office:value-type="float" office:value="120.72438144" calcext:value-type="float">
            <text:p>120.72438144</text:p>
          </table:table-cell>
          <table:table-cell office:value-type="float" office:value="174.0196416" calcext:value-type="float">
            <text:p>174.0196416</text:p>
          </table:table-cell>
          <table:table-cell office:value-type="float" office:value="122" calcext:value-type="float">
            <text:p>12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2333]+1" office:value-type="float" office:value="213" calcext:value-type="float">
            <text:p>213</text:p>
          </table:table-cell>
          <table:table-cell table:formula="of:=[.B2333]" office:value-type="float" office:value="9" calcext:value-type="float">
            <text:p>9</text:p>
          </table:table-cell>
          <table:table-cell office:value-type="float" office:value="102.265664" calcext:value-type="float">
            <text:p>102.265664</text:p>
          </table:table-cell>
          <table:table-cell office:value-type="float" office:value="161.2767504" calcext:value-type="float">
            <text:p>161.2767504</text:p>
          </table:table-cell>
          <table:table-cell office:value-type="float" office:value="104" calcext:value-type="float">
            <text:p>10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334]+1" office:value-type="float" office:value="213" calcext:value-type="float">
            <text:p>213</text:p>
          </table:table-cell>
          <table:table-cell table:formula="of:=[.B2334]" office:value-type="float" office:value="10" calcext:value-type="float">
            <text:p>10</text:p>
          </table:table-cell>
          <table:table-cell office:value-type="float" office:value="85.53851264" calcext:value-type="float">
            <text:p>85.53851264</text:p>
          </table:table-cell>
          <table:table-cell office:value-type="float" office:value="23.11691136" calcext:value-type="float">
            <text:p>23.11691136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335]+1" office:value-type="float" office:value="213" calcext:value-type="float">
            <text:p>213</text:p>
          </table:table-cell>
          <table:table-cell table:formula="of:=[.B2335]" office:value-type="float" office:value="11" calcext:value-type="float">
            <text:p>11</text:p>
          </table:table-cell>
          <table:table-cell office:value-type="float" office:value="115.86882048" calcext:value-type="float">
            <text:p>115.86882048</text:p>
          </table:table-cell>
          <table:table-cell office:value-type="float" office:value="24.822624" calcext:value-type="float">
            <text:p>24.822624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336]+1" office:value-type="float" office:value="214" calcext:value-type="float">
            <text:p>214</text:p>
          </table:table-cell>
          <table:table-cell table:formula="of:=[.B2336]" office:value-type="float" office:value="1" calcext:value-type="float">
            <text:p>1</text:p>
          </table:table-cell>
          <table:table-cell office:value-type="float" office:value="151.61796224" calcext:value-type="float">
            <text:p>151.61796224</text:p>
          </table:table-cell>
          <table:table-cell office:value-type="float" office:value="29.0426448" calcext:value-type="float">
            <text:p>29.0426448</text:p>
          </table:table-cell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337]+1" office:value-type="float" office:value="214" calcext:value-type="float">
            <text:p>214</text:p>
          </table:table-cell>
          <table:table-cell table:formula="of:=[.B2337]" office:value-type="float" office:value="2" calcext:value-type="float">
            <text:p>2</text:p>
          </table:table-cell>
          <table:table-cell office:value-type="float" office:value="159.02706688" calcext:value-type="float">
            <text:p>159.02706688</text:p>
          </table:table-cell>
          <table:table-cell office:value-type="float" office:value="17.5187808" calcext:value-type="float">
            <text:p>17.5187808</text:p>
          </table:table-cell>
          <table:table-cell office:value-type="float" office:value="161" calcext:value-type="float">
            <text:p>1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338]+1" office:value-type="float" office:value="214" calcext:value-type="float">
            <text:p>214</text:p>
          </table:table-cell>
          <table:table-cell table:formula="of:=[.B2338]" office:value-type="float" office:value="3" calcext:value-type="float">
            <text:p>3</text:p>
          </table:table-cell>
          <table:table-cell office:value-type="float" office:value="142.66493696" calcext:value-type="float">
            <text:p>142.66493696</text:p>
          </table:table-cell>
          <table:table-cell office:value-type="float" office:value="18.2025312" calcext:value-type="float">
            <text:p>18.2025312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339]+1" office:value-type="float" office:value="214" calcext:value-type="float">
            <text:p>214</text:p>
          </table:table-cell>
          <table:table-cell table:formula="of:=[.B2339]" office:value-type="float" office:value="4" calcext:value-type="float">
            <text:p>4</text:p>
          </table:table-cell>
          <table:table-cell office:value-type="float" office:value="159.50910592" calcext:value-type="float">
            <text:p>159.50910592</text:p>
          </table:table-cell>
          <table:table-cell office:value-type="float" office:value="23.33148192" calcext:value-type="float">
            <text:p>23.33148192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2340]+1" office:value-type="float" office:value="214" calcext:value-type="float">
            <text:p>214</text:p>
          </table:table-cell>
          <table:table-cell table:formula="of:=[.B2340]" office:value-type="float" office:value="5" calcext:value-type="float">
            <text:p>5</text:p>
          </table:table-cell>
          <table:table-cell office:value-type="float" office:value="186.3289216" calcext:value-type="float">
            <text:p>186.3289216</text:p>
          </table:table-cell>
          <table:table-cell office:value-type="float" office:value="20.0271648" calcext:value-type="float">
            <text:p>20.0271648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341]+1" office:value-type="float" office:value="214" calcext:value-type="float">
            <text:p>214</text:p>
          </table:table-cell>
          <table:table-cell table:formula="of:=[.B2341]" office:value-type="float" office:value="6" calcext:value-type="float">
            <text:p>6</text:p>
          </table:table-cell>
          <table:table-cell office:value-type="float" office:value="175.73988352" calcext:value-type="float">
            <text:p>175.73988352</text:p>
          </table:table-cell>
          <table:table-cell office:value-type="float" office:value="158.91433536" calcext:value-type="float">
            <text:p>158.91433536</text:p>
          </table:table-cell>
          <table:table-cell office:value-type="float" office:value="173" calcext:value-type="float">
            <text:p>17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2342]+1" office:value-type="float" office:value="214" calcext:value-type="float">
            <text:p>214</text:p>
          </table:table-cell>
          <table:table-cell table:formula="of:=[.B2342]" office:value-type="float" office:value="7" calcext:value-type="float">
            <text:p>7</text:p>
          </table:table-cell>
          <table:table-cell office:value-type="float" office:value="157.27554176" calcext:value-type="float">
            <text:p>157.27554176</text:p>
          </table:table-cell>
          <table:table-cell office:value-type="float" office:value="173.87181504" calcext:value-type="float">
            <text:p>173.87181504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343]+1" office:value-type="float" office:value="214" calcext:value-type="float">
            <text:p>214</text:p>
          </table:table-cell>
          <table:table-cell table:formula="of:=[.B2343]" office:value-type="float" office:value="8" calcext:value-type="float">
            <text:p>8</text:p>
          </table:table-cell>
          <table:table-cell office:value-type="float" office:value="149.8275968" calcext:value-type="float">
            <text:p>149.8275968</text:p>
          </table:table-cell>
          <table:table-cell office:value-type="float" office:value="174.4814688" calcext:value-type="float">
            <text:p>174.4814688</text:p>
          </table:table-cell>
          <table:table-cell office:value-type="float" office:value="149" calcext:value-type="float">
            <text:p>14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344]+1" office:value-type="float" office:value="214" calcext:value-type="float">
            <text:p>214</text:p>
          </table:table-cell>
          <table:table-cell table:formula="of:=[.B2344]" office:value-type="float" office:value="9" calcext:value-type="float">
            <text:p>9</text:p>
          </table:table-cell>
          <table:table-cell office:value-type="float" office:value="130.76617728" calcext:value-type="float">
            <text:p>130.76617728</text:p>
          </table:table-cell>
          <table:table-cell office:value-type="float" office:value="161.3322528" calcext:value-type="float">
            <text:p>161.3322528</text:p>
          </table:table-cell>
          <table:table-cell office:value-type="float" office:value="130" calcext:value-type="float">
            <text:p>13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2345]+1" office:value-type="float" office:value="214" calcext:value-type="float">
            <text:p>214</text:p>
          </table:table-cell>
          <table:table-cell table:formula="of:=[.B2345]" office:value-type="float" office:value="10" calcext:value-type="float">
            <text:p>10</text:p>
          </table:table-cell>
          <table:table-cell office:value-type="float" office:value="111.2858944" calcext:value-type="float">
            <text:p>111.2858944</text:p>
          </table:table-cell>
          <table:table-cell office:value-type="float" office:value="23.2991136" calcext:value-type="float">
            <text:p>23.2991136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346]+1" office:value-type="float" office:value="214" calcext:value-type="float">
            <text:p>214</text:p>
          </table:table-cell>
          <table:table-cell table:formula="of:=[.B2346]" office:value-type="float" office:value="11" calcext:value-type="float">
            <text:p>11</text:p>
          </table:table-cell>
          <table:table-cell office:value-type="float" office:value="142.414688" calcext:value-type="float">
            <text:p>142.414688</text:p>
          </table:table-cell>
          <table:table-cell office:value-type="float" office:value="23.89093824" calcext:value-type="float">
            <text:p>23.89093824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2347]+1" office:value-type="float" office:value="215" calcext:value-type="float">
            <text:p>215</text:p>
          </table:table-cell>
          <table:table-cell table:formula="of:=[.B2347]" office:value-type="float" office:value="1" calcext:value-type="float">
            <text:p>1</text:p>
          </table:table-cell>
          <table:table-cell office:value-type="float" office:value="129.189945728" calcext:value-type="float">
            <text:p>129.189945728</text:p>
          </table:table-cell>
          <table:table-cell office:value-type="float" office:value="34.7272224" calcext:value-type="float">
            <text:p>34.7272224</text:p>
          </table:table-cell>
          <table:table-cell office:value-type="float" office:value="129" calcext:value-type="float">
            <text:p>1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348]+1" office:value-type="float" office:value="215" calcext:value-type="float">
            <text:p>215</text:p>
          </table:table-cell>
          <table:table-cell table:formula="of:=[.B2348]" office:value-type="float" office:value="2" calcext:value-type="float">
            <text:p>2</text:p>
          </table:table-cell>
          <table:table-cell office:value-type="float" office:value="136.891632128" calcext:value-type="float">
            <text:p>136.891632128</text:p>
          </table:table-cell>
          <table:table-cell office:value-type="float" office:value="23.3071632" calcext:value-type="float">
            <text:p>23.3071632</text:p>
          </table:table-cell>
          <table:table-cell office:value-type="float" office:value="137" calcext:value-type="float">
            <text:p>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349]+1" office:value-type="float" office:value="215" calcext:value-type="float">
            <text:p>215</text:p>
          </table:table-cell>
          <table:table-cell table:formula="of:=[.B2349]" office:value-type="float" office:value="3" calcext:value-type="float">
            <text:p>3</text:p>
          </table:table-cell>
          <table:table-cell office:value-type="float" office:value="119.6327552" calcext:value-type="float">
            <text:p>119.6327552</text:p>
          </table:table-cell>
          <table:table-cell office:value-type="float" office:value="23.40691584" calcext:value-type="float">
            <text:p>23.40691584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350]+1" office:value-type="float" office:value="215" calcext:value-type="float">
            <text:p>215</text:p>
          </table:table-cell>
          <table:table-cell table:formula="of:=[.B2350]" office:value-type="float" office:value="4" calcext:value-type="float">
            <text:p>4</text:p>
          </table:table-cell>
          <table:table-cell office:value-type="float" office:value="137.01083264" calcext:value-type="float">
            <text:p>137.01083264</text:p>
          </table:table-cell>
          <table:table-cell office:value-type="float" office:value="29.477664" calcext:value-type="float">
            <text:p>29.477664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351]+1" office:value-type="float" office:value="215" calcext:value-type="float">
            <text:p>215</text:p>
          </table:table-cell>
          <table:table-cell table:formula="of:=[.B2351]" office:value-type="float" office:value="5" calcext:value-type="float">
            <text:p>5</text:p>
          </table:table-cell>
          <table:table-cell office:value-type="float" office:value="162.8035392" calcext:value-type="float">
            <text:p>162.8035392</text:p>
          </table:table-cell>
          <table:table-cell office:value-type="float" office:value="27.1012128" calcext:value-type="float">
            <text:p>27.1012128</text:p>
          </table:table-cell>
          <table:table-cell office:value-type="float" office:value="163" calcext:value-type="float">
            <text:p>1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352]+1" office:value-type="float" office:value="215" calcext:value-type="float">
            <text:p>215</text:p>
          </table:table-cell>
          <table:table-cell table:formula="of:=[.B2352]" office:value-type="float" office:value="6" calcext:value-type="float">
            <text:p>6</text:p>
          </table:table-cell>
          <table:table-cell office:value-type="float" office:value="149.50090368" calcext:value-type="float">
            <text:p>149.50090368</text:p>
          </table:table-cell>
          <table:table-cell office:value-type="float" office:value="162.421056" calcext:value-type="float">
            <text:p>162.421056</text:p>
          </table:table-cell>
          <table:table-cell office:value-type="float" office:value="151" calcext:value-type="float">
            <text:p>15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353]+1" office:value-type="float" office:value="215" calcext:value-type="float">
            <text:p>215</text:p>
          </table:table-cell>
          <table:table-cell table:formula="of:=[.B2353]" office:value-type="float" office:value="7" calcext:value-type="float">
            <text:p>7</text:p>
          </table:table-cell>
          <table:table-cell office:value-type="float" office:value="131.388524032" calcext:value-type="float">
            <text:p>131.388524032</text:p>
          </table:table-cell>
          <table:table-cell office:value-type="float" office:value="175.61144256" calcext:value-type="float">
            <text:p>175.61144256</text:p>
          </table:table-cell>
          <table:table-cell office:value-type="float" office:value="134" calcext:value-type="float">
            <text:p>13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2354]+1" office:value-type="float" office:value="215" calcext:value-type="float">
            <text:p>215</text:p>
          </table:table-cell>
          <table:table-cell table:formula="of:=[.B2354]" office:value-type="float" office:value="8" calcext:value-type="float">
            <text:p>8</text:p>
          </table:table-cell>
          <table:table-cell office:value-type="float" office:value="124.896418048" calcext:value-type="float">
            <text:p>124.896418048</text:p>
          </table:table-cell>
          <table:table-cell office:value-type="float" office:value="176.1006048" calcext:value-type="float">
            <text:p>176.1006048</text:p>
          </table:table-cell>
          <table:table-cell office:value-type="float" office:value="127" calcext:value-type="float">
            <text:p>12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2355]+1" office:value-type="float" office:value="215" calcext:value-type="float">
            <text:p>215</text:p>
          </table:table-cell>
          <table:table-cell table:formula="of:=[.B2355]" office:value-type="float" office:value="9" calcext:value-type="float">
            <text:p>9</text:p>
          </table:table-cell>
          <table:table-cell office:value-type="float" office:value="107.08714624" calcext:value-type="float">
            <text:p>107.08714624</text:p>
          </table:table-cell>
          <table:table-cell office:value-type="float" office:value="163.7548704" calcext:value-type="float">
            <text:p>163.7548704</text:p>
          </table:table-cell>
          <table:table-cell office:value-type="float" office:value="109" calcext:value-type="float">
            <text:p>10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356]+1" office:value-type="float" office:value="215" calcext:value-type="float">
            <text:p>215</text:p>
          </table:table-cell>
          <table:table-cell table:formula="of:=[.B2356]" office:value-type="float" office:value="10" calcext:value-type="float">
            <text:p>10</text:p>
          </table:table-cell>
          <table:table-cell office:value-type="float" office:value="90.27616" calcext:value-type="float">
            <text:p>90.27616</text:p>
          </table:table-cell>
          <table:table-cell office:value-type="float" office:value="28.1568864" calcext:value-type="float">
            <text:p>28.1568864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357]+1" office:value-type="float" office:value="215" calcext:value-type="float">
            <text:p>215</text:p>
          </table:table-cell>
          <table:table-cell table:formula="of:=[.B2357]" office:value-type="float" office:value="11" calcext:value-type="float">
            <text:p>11</text:p>
          </table:table-cell>
          <table:table-cell office:value-type="float" office:value="119.792256" calcext:value-type="float">
            <text:p>119.792256</text:p>
          </table:table-cell>
          <table:table-cell office:value-type="float" office:value="29.83935936" calcext:value-type="float">
            <text:p>29.83935936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358]+1" office:value-type="float" office:value="216" calcext:value-type="float">
            <text:p>216</text:p>
          </table:table-cell>
          <table:table-cell table:formula="of:=[.B2358]" office:value-type="float" office:value="1" calcext:value-type="float">
            <text:p>1</text:p>
          </table:table-cell>
          <table:table-cell office:value-type="float" office:value="161.837216" calcext:value-type="float">
            <text:p>161.837216</text:p>
          </table:table-cell>
          <table:table-cell office:value-type="float" office:value="36.9309024" calcext:value-type="float">
            <text:p>36.9309024</text:p>
          </table:table-cell>
          <table:table-cell office:value-type="float" office:value="173" calcext:value-type="float">
            <text:p>1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359]+1" office:value-type="float" office:value="216" calcext:value-type="float">
            <text:p>216</text:p>
          </table:table-cell>
          <table:table-cell table:formula="of:=[.B2359]" office:value-type="float" office:value="2" calcext:value-type="float">
            <text:p>2</text:p>
          </table:table-cell>
          <table:table-cell office:value-type="float" office:value="166.93662976" calcext:value-type="float">
            <text:p>166.93662976</text:p>
          </table:table-cell>
          <table:table-cell office:value-type="float" office:value="25.82478336" calcext:value-type="float">
            <text:p>25.82478336</text:p>
          </table:table-cell>
          <table:table-cell office:value-type="float" office:value="181" calcext:value-type="float">
            <text:p>1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360]+1" office:value-type="float" office:value="216" calcext:value-type="float">
            <text:p>216</text:p>
          </table:table-cell>
          <table:table-cell table:formula="of:=[.B2360]" office:value-type="float" office:value="3" calcext:value-type="float">
            <text:p>3</text:p>
          </table:table-cell>
          <table:table-cell office:value-type="float" office:value="151.90857472" calcext:value-type="float">
            <text:p>151.90857472</text:p>
          </table:table-cell>
          <table:table-cell office:value-type="float" office:value="26.83713888" calcext:value-type="float">
            <text:p>26.83713888</text:p>
          </table:table-cell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361]+1" office:value-type="float" office:value="216" calcext:value-type="float">
            <text:p>216</text:p>
          </table:table-cell>
          <table:table-cell table:formula="of:=[.B2361]" office:value-type="float" office:value="4" calcext:value-type="float">
            <text:p>4</text:p>
          </table:table-cell>
          <table:table-cell office:value-type="float" office:value="168.20214784" calcext:value-type="float">
            <text:p>168.20214784</text:p>
          </table:table-cell>
          <table:table-cell office:value-type="float" office:value="30.78656928" calcext:value-type="float">
            <text:p>30.78656928</text:p>
          </table:table-cell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2362]+1" office:value-type="float" office:value="216" calcext:value-type="float">
            <text:p>216</text:p>
          </table:table-cell>
          <table:table-cell table:formula="of:=[.B2362]" office:value-type="float" office:value="5" calcext:value-type="float">
            <text:p>5</text:p>
          </table:table-cell>
          <table:table-cell office:value-type="float" office:value="193.276032" calcext:value-type="float">
            <text:p>193.276032</text:p>
          </table:table-cell>
          <table:table-cell office:value-type="float" office:value="27.1463424" calcext:value-type="float">
            <text:p>27.1463424</text:p>
          </table:table-cell>
          <table:table-cell office:value-type="float" office:value="207" calcext:value-type="float">
            <text:p>2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363]+1" office:value-type="float" office:value="216" calcext:value-type="float">
            <text:p>216</text:p>
          </table:table-cell>
          <table:table-cell table:formula="of:=[.B2363]" office:value-type="float" office:value="6" calcext:value-type="float">
            <text:p>6</text:p>
          </table:table-cell>
          <table:table-cell office:value-type="float" office:value="182.8107648" calcext:value-type="float">
            <text:p>182.8107648</text:p>
          </table:table-cell>
          <table:table-cell office:value-type="float" office:value="158.87959104" calcext:value-type="float">
            <text:p>158.87959104</text:p>
          </table:table-cell>
          <table:table-cell office:value-type="float" office:value="190" calcext:value-type="float">
            <text:p>19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2364]+1" office:value-type="float" office:value="216" calcext:value-type="float">
            <text:p>216</text:p>
          </table:table-cell>
          <table:table-cell table:formula="of:=[.B2364]" office:value-type="float" office:value="7" calcext:value-type="float">
            <text:p>7</text:p>
          </table:table-cell>
          <table:table-cell office:value-type="float" office:value="166.6357952" calcext:value-type="float">
            <text:p>166.6357952</text:p>
          </table:table-cell>
          <table:table-cell office:value-type="float" office:value="171.2811168" calcext:value-type="float">
            <text:p>171.2811168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table:formula="of:=[.A2365]+1" office:value-type="float" office:value="216" calcext:value-type="float">
            <text:p>216</text:p>
          </table:table-cell>
          <table:table-cell table:formula="of:=[.B2365]" office:value-type="float" office:value="8" calcext:value-type="float">
            <text:p>8</text:p>
          </table:table-cell>
          <table:table-cell office:value-type="float" office:value="161.50793472" calcext:value-type="float">
            <text:p>161.50793472</text:p>
          </table:table-cell>
          <table:table-cell office:value-type="float" office:value="170.6272608" calcext:value-type="float">
            <text:p>170.6272608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366]+1" office:value-type="float" office:value="216" calcext:value-type="float">
            <text:p>216</text:p>
          </table:table-cell>
          <table:table-cell table:formula="of:=[.B2366]" office:value-type="float" office:value="9" calcext:value-type="float">
            <text:p>9</text:p>
          </table:table-cell>
          <table:table-cell office:value-type="float" office:value="143.515986432" calcext:value-type="float">
            <text:p>143.515986432</text:p>
          </table:table-cell>
          <table:table-cell office:value-type="float" office:value="160.69833216" calcext:value-type="float">
            <text:p>160.69833216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2367]+1" office:value-type="float" office:value="216" calcext:value-type="float">
            <text:p>216</text:p>
          </table:table-cell>
          <table:table-cell table:formula="of:=[.B2367]" office:value-type="float" office:value="10" calcext:value-type="float">
            <text:p>10</text:p>
          </table:table-cell>
          <table:table-cell office:value-type="float" office:value="124.310941696" calcext:value-type="float">
            <text:p>124.310941696</text:p>
          </table:table-cell>
          <table:table-cell office:value-type="float" office:value="31.345824" calcext:value-type="float">
            <text:p>31.345824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368]+1" office:value-type="float" office:value="216" calcext:value-type="float">
            <text:p>216</text:p>
          </table:table-cell>
          <table:table-cell table:formula="of:=[.B2368]" office:value-type="float" office:value="11" calcext:value-type="float">
            <text:p>11</text:p>
          </table:table-cell>
          <table:table-cell office:value-type="float" office:value="153.1824576" calcext:value-type="float">
            <text:p>153.1824576</text:p>
          </table:table-cell>
          <table:table-cell office:value-type="float" office:value="31.86486048" calcext:value-type="float">
            <text:p>31.86486048</text:p>
          </table:table-cell>
          <table:table-cell office:value-type="float" office:value="163" calcext:value-type="float">
            <text:p>1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369]+1" office:value-type="float" office:value="217" calcext:value-type="float">
            <text:p>217</text:p>
          </table:table-cell>
          <table:table-cell table:formula="of:=[.B2369]" office:value-type="float" office:value="1" calcext:value-type="float">
            <text:p>1</text:p>
          </table:table-cell>
          <table:table-cell office:value-type="float" office:value="136.090539008" calcext:value-type="float">
            <text:p>136.090539008</text:p>
          </table:table-cell>
          <table:table-cell office:value-type="float" office:value="32.30979552" calcext:value-type="float">
            <text:p>32.30979552</text:p>
          </table:table-cell>
          <table:table-cell office:value-type="float" office:value="138" calcext:value-type="float">
            <text:p>1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370]+1" office:value-type="float" office:value="217" calcext:value-type="float">
            <text:p>217</text:p>
          </table:table-cell>
          <table:table-cell table:formula="of:=[.B2370]" office:value-type="float" office:value="2" calcext:value-type="float">
            <text:p>2</text:p>
          </table:table-cell>
          <table:table-cell office:value-type="float" office:value="144.1421248" calcext:value-type="float">
            <text:p>144.1421248</text:p>
          </table:table-cell>
          <table:table-cell office:value-type="float" office:value="20.5791552" calcext:value-type="float">
            <text:p>20.5791552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371]+1" office:value-type="float" office:value="217" calcext:value-type="float">
            <text:p>217</text:p>
          </table:table-cell>
          <table:table-cell table:formula="of:=[.B2371]" office:value-type="float" office:value="3" calcext:value-type="float">
            <text:p>3</text:p>
          </table:table-cell>
          <table:table-cell office:value-type="float" office:value="126.976049152" calcext:value-type="float">
            <text:p>126.976049152</text:p>
          </table:table-cell>
          <table:table-cell office:value-type="float" office:value="21.1320864" calcext:value-type="float">
            <text:p>21.1320864</text:p>
          </table:table-cell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372]+1" office:value-type="float" office:value="217" calcext:value-type="float">
            <text:p>217</text:p>
          </table:table-cell>
          <table:table-cell table:formula="of:=[.B2372]" office:value-type="float" office:value="4" calcext:value-type="float">
            <text:p>4</text:p>
          </table:table-cell>
          <table:table-cell office:value-type="float" office:value="144.11350656" calcext:value-type="float">
            <text:p>144.11350656</text:p>
          </table:table-cell>
          <table:table-cell office:value-type="float" office:value="27.35624352" calcext:value-type="float">
            <text:p>27.356243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373]+1" office:value-type="float" office:value="217" calcext:value-type="float">
            <text:p>217</text:p>
          </table:table-cell>
          <table:table-cell table:formula="of:=[.B2373]" office:value-type="float" office:value="5" calcext:value-type="float">
            <text:p>5</text:p>
          </table:table-cell>
          <table:table-cell office:value-type="float" office:value="170.7741696" calcext:value-type="float">
            <text:p>170.7741696</text:p>
          </table:table-cell>
          <table:table-cell office:value-type="float" office:value="25.01318016" calcext:value-type="float">
            <text:p>25.0131801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374]+1" office:value-type="float" office:value="217" calcext:value-type="float">
            <text:p>217</text:p>
          </table:table-cell>
          <table:table-cell table:formula="of:=[.B2374]" office:value-type="float" office:value="6" calcext:value-type="float">
            <text:p>6</text:p>
          </table:table-cell>
          <table:table-cell office:value-type="float" office:value="155.78308864" calcext:value-type="float">
            <text:p>155.78308864</text:p>
          </table:table-cell>
          <table:table-cell office:value-type="float" office:value="162.83089248" calcext:value-type="float">
            <text:p>162.83089248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375]+1" office:value-type="float" office:value="217" calcext:value-type="float">
            <text:p>217</text:p>
          </table:table-cell>
          <table:table-cell table:formula="of:=[.B2375]" office:value-type="float" office:value="7" calcext:value-type="float">
            <text:p>7</text:p>
          </table:table-cell>
          <table:table-cell office:value-type="float" office:value="136.6949024" calcext:value-type="float">
            <text:p>136.6949024</text:p>
          </table:table-cell>
          <table:table-cell office:value-type="float" office:value="176.35307136" calcext:value-type="float">
            <text:p>176.35307136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2376]+1" office:value-type="float" office:value="217" calcext:value-type="float">
            <text:p>217</text:p>
          </table:table-cell>
          <table:table-cell table:formula="of:=[.B2376]" office:value-type="float" office:value="8" calcext:value-type="float">
            <text:p>8</text:p>
          </table:table-cell>
          <table:table-cell office:value-type="float" office:value="130.36842496" calcext:value-type="float">
            <text:p>130.36842496</text:p>
          </table:table-cell>
          <table:table-cell office:value-type="float" office:value="176.8780128" calcext:value-type="float">
            <text:p>176.8780128</text:p>
          </table:table-cell>
          <table:table-cell office:value-type="float" office:value="134" calcext:value-type="float">
            <text:p>13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2377]+1" office:value-type="float" office:value="217" calcext:value-type="float">
            <text:p>217</text:p>
          </table:table-cell>
          <table:table-cell table:formula="of:=[.B2377]" office:value-type="float" office:value="9" calcext:value-type="float">
            <text:p>9</text:p>
          </table:table-cell>
          <table:table-cell office:value-type="float" office:value="112.47447104" calcext:value-type="float">
            <text:p>112.47447104</text:p>
          </table:table-cell>
          <table:table-cell office:value-type="float" office:value="163.5642528" calcext:value-type="float">
            <text:p>163.5642528</text:p>
          </table:table-cell>
          <table:table-cell office:value-type="float" office:value="117" calcext:value-type="float">
            <text:p>11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378]+1" office:value-type="float" office:value="217" calcext:value-type="float">
            <text:p>217</text:p>
          </table:table-cell>
          <table:table-cell table:formula="of:=[.B2378]" office:value-type="float" office:value="10" calcext:value-type="float">
            <text:p>10</text:p>
          </table:table-cell>
          <table:table-cell office:value-type="float" office:value="96.83042304" calcext:value-type="float">
            <text:p>96.83042304</text:p>
          </table:table-cell>
          <table:table-cell office:value-type="float" office:value="25.17824928" calcext:value-type="float">
            <text:p>25.17824928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379]+1" office:value-type="float" office:value="217" calcext:value-type="float">
            <text:p>217</text:p>
          </table:table-cell>
          <table:table-cell table:formula="of:=[.B2379]" office:value-type="float" office:value="11" calcext:value-type="float">
            <text:p>11</text:p>
          </table:table-cell>
          <table:table-cell office:value-type="float" office:value="127.1630382592" calcext:value-type="float">
            <text:p>127.1630382592</text:p>
          </table:table-cell>
          <table:table-cell office:value-type="float" office:value="27.1472256" calcext:value-type="float">
            <text:p>27.1472256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380]+1" office:value-type="float" office:value="218" calcext:value-type="float">
            <text:p>218</text:p>
          </table:table-cell>
          <table:table-cell table:formula="of:=[.B2380]" office:value-type="float" office:value="1" calcext:value-type="float">
            <text:p>1</text:p>
          </table:table-cell>
          <table:table-cell office:value-type="float" office:value="128.3453626624" calcext:value-type="float">
            <text:p>128.3453626624</text:p>
          </table:table-cell>
          <table:table-cell office:value-type="float" office:value="40.67389824" calcext:value-type="float">
            <text:p>40.67389824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2381]+1" office:value-type="float" office:value="218" calcext:value-type="float">
            <text:p>218</text:p>
          </table:table-cell>
          <table:table-cell table:formula="of:=[.B2381]" office:value-type="float" office:value="2" calcext:value-type="float">
            <text:p>2</text:p>
          </table:table-cell>
          <table:table-cell office:value-type="float" office:value="135.958923776" calcext:value-type="float">
            <text:p>135.958923776</text:p>
          </table:table-cell>
          <table:table-cell office:value-type="float" office:value="29.357664" calcext:value-type="float">
            <text:p>29.357664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382]+1" office:value-type="float" office:value="218" calcext:value-type="float">
            <text:p>218</text:p>
          </table:table-cell>
          <table:table-cell table:formula="of:=[.B2382]" office:value-type="float" office:value="3" calcext:value-type="float">
            <text:p>3</text:p>
          </table:table-cell>
          <table:table-cell office:value-type="float" office:value="119.46008704" calcext:value-type="float">
            <text:p>119.46008704</text:p>
          </table:table-cell>
          <table:table-cell office:value-type="float" office:value="30.0191328" calcext:value-type="float">
            <text:p>30.0191328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383]+1" office:value-type="float" office:value="218" calcext:value-type="float">
            <text:p>218</text:p>
          </table:table-cell>
          <table:table-cell table:formula="of:=[.B2383]" office:value-type="float" office:value="4" calcext:value-type="float">
            <text:p>4</text:p>
          </table:table-cell>
          <table:table-cell office:value-type="float" office:value="136.15336192" calcext:value-type="float">
            <text:p>136.15336192</text:p>
          </table:table-cell>
          <table:table-cell office:value-type="float" office:value="35.18704032" calcext:value-type="float">
            <text:p>35.18704032</text:p>
          </table:table-cell>
          <table:table-cell office:value-type="float" office:value="138" calcext:value-type="float">
            <text:p>1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384]+1" office:value-type="float" office:value="218" calcext:value-type="float">
            <text:p>218</text:p>
          </table:table-cell>
          <table:table-cell table:formula="of:=[.B2384]" office:value-type="float" office:value="5" calcext:value-type="float">
            <text:p>5</text:p>
          </table:table-cell>
          <table:table-cell office:value-type="float" office:value="160.85451136" calcext:value-type="float">
            <text:p>160.85451136</text:p>
          </table:table-cell>
          <table:table-cell office:value-type="float" office:value="32.94196128" calcext:value-type="float">
            <text:p>32.94196128</text:p>
          </table:table-cell>
          <table:table-cell office:value-type="float" office:value="162" calcext:value-type="float">
            <text:p>1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385]+1" office:value-type="float" office:value="218" calcext:value-type="float">
            <text:p>218</text:p>
          </table:table-cell>
          <table:table-cell table:formula="of:=[.B2385]" office:value-type="float" office:value="6" calcext:value-type="float">
            <text:p>6</text:p>
          </table:table-cell>
          <table:table-cell office:value-type="float" office:value="147.29123456" calcext:value-type="float">
            <text:p>147.29123456</text:p>
          </table:table-cell>
          <table:table-cell office:value-type="float" office:value="165.7342944" calcext:value-type="float">
            <text:p>165.7342944</text:p>
          </table:table-cell>
          <table:table-cell office:value-type="float" office:value="145" calcext:value-type="float">
            <text:p>14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386]+1" office:value-type="float" office:value="218" calcext:value-type="float">
            <text:p>218</text:p>
          </table:table-cell>
          <table:table-cell table:formula="of:=[.B2386]" office:value-type="float" office:value="7" calcext:value-type="float">
            <text:p>7</text:p>
          </table:table-cell>
          <table:table-cell office:value-type="float" office:value="128.7244973184" calcext:value-type="float">
            <text:p>128.7244973184</text:p>
          </table:table-cell>
          <table:table-cell office:value-type="float" office:value="179.290896" calcext:value-type="float">
            <text:p>179.290896</text:p>
          </table:table-cell>
          <table:table-cell office:value-type="float" office:value="127" calcext:value-type="float">
            <text:p>1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2387]+1" office:value-type="float" office:value="218" calcext:value-type="float">
            <text:p>218</text:p>
          </table:table-cell>
          <table:table-cell table:formula="of:=[.B2387]" office:value-type="float" office:value="8" calcext:value-type="float">
            <text:p>8</text:p>
          </table:table-cell>
          <table:table-cell office:value-type="float" office:value="122.652754304" calcext:value-type="float">
            <text:p>122.652754304</text:p>
          </table:table-cell>
          <table:table-cell office:value-type="float" office:value="179.3231136" calcext:value-type="float">
            <text:p>179.3231136</text:p>
          </table:table-cell>
          <table:table-cell office:value-type="float" office:value="121" calcext:value-type="float">
            <text:p>12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2388]+1" office:value-type="float" office:value="218" calcext:value-type="float">
            <text:p>218</text:p>
          </table:table-cell>
          <table:table-cell table:formula="of:=[.B2388]" office:value-type="float" office:value="9" calcext:value-type="float">
            <text:p>9</text:p>
          </table:table-cell>
          <table:table-cell office:value-type="float" office:value="104.10080384" calcext:value-type="float">
            <text:p>104.10080384</text:p>
          </table:table-cell>
          <table:table-cell office:value-type="float" office:value="166.5304032" calcext:value-type="float">
            <text:p>166.5304032</text:p>
          </table:table-cell>
          <table:table-cell office:value-type="float" office:value="103" calcext:value-type="float">
            <text:p>10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389]+1" office:value-type="float" office:value="218" calcext:value-type="float">
            <text:p>218</text:p>
          </table:table-cell>
          <table:table-cell table:formula="of:=[.B2389]" office:value-type="float" office:value="10" calcext:value-type="float">
            <text:p>10</text:p>
          </table:table-cell>
          <table:table-cell office:value-type="float" office:value="89.92383616" calcext:value-type="float">
            <text:p>89.92383616</text:p>
          </table:table-cell>
          <table:table-cell office:value-type="float" office:value="33.1113888" calcext:value-type="float">
            <text:p>33.1113888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390]+1" office:value-type="float" office:value="218" calcext:value-type="float">
            <text:p>218</text:p>
          </table:table-cell>
          <table:table-cell table:formula="of:=[.B2390]" office:value-type="float" office:value="11" calcext:value-type="float">
            <text:p>11</text:p>
          </table:table-cell>
          <table:table-cell office:value-type="float" office:value="119.23091456" calcext:value-type="float">
            <text:p>119.23091456</text:p>
          </table:table-cell>
          <table:table-cell office:value-type="float" office:value="35.30828448" calcext:value-type="float">
            <text:p>35.30828448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391]+1" office:value-type="float" office:value="219" calcext:value-type="float">
            <text:p>219</text:p>
          </table:table-cell>
          <table:table-cell table:formula="of:=[.B2391]" office:value-type="float" office:value="1" calcext:value-type="float">
            <text:p>1</text:p>
          </table:table-cell>
          <table:table-cell office:value-type="float" office:value="137.70668032" calcext:value-type="float">
            <text:p>137.70668032</text:p>
          </table:table-cell>
          <table:table-cell office:value-type="float" office:value="33.9200736" calcext:value-type="float">
            <text:p>33.9200736</text:p>
          </table:table-cell>
          <table:table-cell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392]+1" office:value-type="float" office:value="219" calcext:value-type="float">
            <text:p>219</text:p>
          </table:table-cell>
          <table:table-cell table:formula="of:=[.B2392]" office:value-type="float" office:value="2" calcext:value-type="float">
            <text:p>2</text:p>
          </table:table-cell>
          <table:table-cell office:value-type="float" office:value="145.55377152" calcext:value-type="float">
            <text:p>145.55377152</text:p>
          </table:table-cell>
          <table:table-cell office:value-type="float" office:value="23.68190016" calcext:value-type="float">
            <text:p>23.68190016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393]+1" office:value-type="float" office:value="219" calcext:value-type="float">
            <text:p>219</text:p>
          </table:table-cell>
          <table:table-cell table:formula="of:=[.B2393]" office:value-type="float" office:value="3" calcext:value-type="float">
            <text:p>3</text:p>
          </table:table-cell>
          <table:table-cell office:value-type="float" office:value="129.96715328" calcext:value-type="float">
            <text:p>129.96715328</text:p>
          </table:table-cell>
          <table:table-cell office:value-type="float" office:value="23.2518432" calcext:value-type="float">
            <text:p>23.2518432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394]+1" office:value-type="float" office:value="219" calcext:value-type="float">
            <text:p>219</text:p>
          </table:table-cell>
          <table:table-cell table:formula="of:=[.B2394]" office:value-type="float" office:value="4" calcext:value-type="float">
            <text:p>4</text:p>
          </table:table-cell>
          <table:table-cell office:value-type="float" office:value="145.80922368" calcext:value-type="float">
            <text:p>145.80922368</text:p>
          </table:table-cell>
          <table:table-cell office:value-type="float" office:value="28.9853184" calcext:value-type="float">
            <text:p>28.9853184</text:p>
          </table:table-cell>
          <table:table-cell office:value-type="float" office:value="146" calcext:value-type="float">
            <text:p>1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395]+1" office:value-type="float" office:value="219" calcext:value-type="float">
            <text:p>219</text:p>
          </table:table-cell>
          <table:table-cell table:formula="of:=[.B2395]" office:value-type="float" office:value="5" calcext:value-type="float">
            <text:p>5</text:p>
          </table:table-cell>
          <table:table-cell office:value-type="float" office:value="171.22947328" calcext:value-type="float">
            <text:p>171.22947328</text:p>
          </table:table-cell>
          <table:table-cell office:value-type="float" office:value="27.5306208" calcext:value-type="float">
            <text:p>27.5306208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396]+1" office:value-type="float" office:value="219" calcext:value-type="float">
            <text:p>219</text:p>
          </table:table-cell>
          <table:table-cell table:formula="of:=[.B2396]" office:value-type="float" office:value="6" calcext:value-type="float">
            <text:p>6</text:p>
          </table:table-cell>
          <table:table-cell office:value-type="float" office:value="156.16605056" calcext:value-type="float">
            <text:p>156.16605056</text:p>
          </table:table-cell>
          <table:table-cell office:value-type="float" office:value="157.74561312" calcext:value-type="float">
            <text:p>157.74561312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2397]+1" office:value-type="float" office:value="219" calcext:value-type="float">
            <text:p>219</text:p>
          </table:table-cell>
          <table:table-cell table:formula="of:=[.B2397]" office:value-type="float" office:value="7" calcext:value-type="float">
            <text:p>7</text:p>
          </table:table-cell>
          <table:table-cell office:value-type="float" office:value="137.7543552" calcext:value-type="float">
            <text:p>137.7543552</text:p>
          </table:table-cell>
          <table:table-cell office:value-type="float" office:value="171.2643984" calcext:value-type="float">
            <text:p>171.2643984</text:p>
          </table:table-cell>
          <table:table-cell office:value-type="float" office:value="143" calcext:value-type="float">
            <text:p>14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398]+1" office:value-type="float" office:value="219" calcext:value-type="float">
            <text:p>219</text:p>
          </table:table-cell>
          <table:table-cell table:formula="of:=[.B2398]" office:value-type="float" office:value="8" calcext:value-type="float">
            <text:p>8</text:p>
          </table:table-cell>
          <table:table-cell office:value-type="float" office:value="131.088302592" calcext:value-type="float">
            <text:p>131.088302592</text:p>
          </table:table-cell>
          <table:table-cell office:value-type="float" office:value="171.1408368" calcext:value-type="float">
            <text:p>171.1408368</text:p>
          </table:table-cell>
          <table:table-cell office:value-type="float" office:value="135" calcext:value-type="float">
            <text:p>13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399]+1" office:value-type="float" office:value="219" calcext:value-type="float">
            <text:p>219</text:p>
          </table:table-cell>
          <table:table-cell table:formula="of:=[.B2399]" office:value-type="float" office:value="9" calcext:value-type="float">
            <text:p>9</text:p>
          </table:table-cell>
          <table:table-cell office:value-type="float" office:value="114.19792512" calcext:value-type="float">
            <text:p>114.19792512</text:p>
          </table:table-cell>
          <table:table-cell office:value-type="float" office:value="158.6868576" calcext:value-type="float">
            <text:p>158.6868576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2400]+1" office:value-type="float" office:value="219" calcext:value-type="float">
            <text:p>219</text:p>
          </table:table-cell>
          <table:table-cell table:formula="of:=[.B2400]" office:value-type="float" office:value="10" calcext:value-type="float">
            <text:p>10</text:p>
          </table:table-cell>
          <table:table-cell office:value-type="float" office:value="100.85316608" calcext:value-type="float">
            <text:p>100.85316608</text:p>
          </table:table-cell>
          <table:table-cell office:value-type="float" office:value="27.04546176" calcext:value-type="float">
            <text:p>27.04546176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401]+1" office:value-type="float" office:value="219" calcext:value-type="float">
            <text:p>219</text:p>
          </table:table-cell>
          <table:table-cell table:formula="of:=[.B2401]" office:value-type="float" office:value="11" calcext:value-type="float">
            <text:p>11</text:p>
          </table:table-cell>
          <table:table-cell office:value-type="float" office:value="129.398579584" calcext:value-type="float">
            <text:p>129.398579584</text:p>
          </table:table-cell>
          <table:table-cell office:value-type="float" office:value="29.2649472" calcext:value-type="float">
            <text:p>29.2649472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402]+1" office:value-type="float" office:value="220" calcext:value-type="float">
            <text:p>220</text:p>
          </table:table-cell>
          <table:table-cell table:formula="of:=[.B2402]" office:value-type="float" office:value="1" calcext:value-type="float">
            <text:p>1</text:p>
          </table:table-cell>
          <table:table-cell office:value-type="float" office:value="132.110368768" calcext:value-type="float">
            <text:p>132.110368768</text:p>
          </table:table-cell>
          <table:table-cell office:value-type="float" office:value="32.3739744" calcext:value-type="float">
            <text:p>32.3739744</text:p>
          </table:table-cell>
          <table:table-cell office:value-type="float" office:value="132" calcext:value-type="float">
            <text:p>1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403]+1" office:value-type="float" office:value="220" calcext:value-type="float">
            <text:p>220</text:p>
          </table:table-cell>
          <table:table-cell table:formula="of:=[.B2403]" office:value-type="float" office:value="2" calcext:value-type="float">
            <text:p>2</text:p>
          </table:table-cell>
          <table:table-cell office:value-type="float" office:value="139.32809856" calcext:value-type="float">
            <text:p>139.32809856</text:p>
          </table:table-cell>
          <table:table-cell office:value-type="float" office:value="21.5735232" calcext:value-type="float">
            <text:p>21.5735232</text:p>
          </table:table-cell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404]+1" office:value-type="float" office:value="220" calcext:value-type="float">
            <text:p>220</text:p>
          </table:table-cell>
          <table:table-cell table:formula="of:=[.B2404]" office:value-type="float" office:value="3" calcext:value-type="float">
            <text:p>3</text:p>
          </table:table-cell>
          <table:table-cell office:value-type="float" office:value="123.130933248" calcext:value-type="float">
            <text:p>123.130933248</text:p>
          </table:table-cell>
          <table:table-cell office:value-type="float" office:value="21.80553216" calcext:value-type="float">
            <text:p>21.80553216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405]+1" office:value-type="float" office:value="220" calcext:value-type="float">
            <text:p>220</text:p>
          </table:table-cell>
          <table:table-cell table:formula="of:=[.B2405]" office:value-type="float" office:value="4" calcext:value-type="float">
            <text:p>4</text:p>
          </table:table-cell>
          <table:table-cell office:value-type="float" office:value="139.7635648" calcext:value-type="float">
            <text:p>139.7635648</text:p>
          </table:table-cell>
          <table:table-cell office:value-type="float" office:value="27.3518112" calcext:value-type="float">
            <text:p>27.3518112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406]+1" office:value-type="float" office:value="220" calcext:value-type="float">
            <text:p>220</text:p>
          </table:table-cell>
          <table:table-cell table:formula="of:=[.B2406]" office:value-type="float" office:value="5" calcext:value-type="float">
            <text:p>5</text:p>
          </table:table-cell>
          <table:table-cell office:value-type="float" office:value="164.66710272" calcext:value-type="float">
            <text:p>164.66710272</text:p>
          </table:table-cell>
          <table:table-cell office:value-type="float" office:value="25.8157632" calcext:value-type="float">
            <text:p>25.8157632</text:p>
          </table:table-cell>
          <table:table-cell office:value-type="float" office:value="166" calcext:value-type="float">
            <text:p>1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407]+1" office:value-type="float" office:value="220" calcext:value-type="float">
            <text:p>220</text:p>
          </table:table-cell>
          <table:table-cell table:formula="of:=[.B2407]" office:value-type="float" office:value="6" calcext:value-type="float">
            <text:p>6</text:p>
          </table:table-cell>
          <table:table-cell office:value-type="float" office:value="149.3125952" calcext:value-type="float">
            <text:p>149.3125952</text:p>
          </table:table-cell>
          <table:table-cell office:value-type="float" office:value="157.2624864" calcext:value-type="float">
            <text:p>157.2624864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408]+1" office:value-type="float" office:value="220" calcext:value-type="float">
            <text:p>220</text:p>
          </table:table-cell>
          <table:table-cell table:formula="of:=[.B2408]" office:value-type="float" office:value="7" calcext:value-type="float">
            <text:p>7</text:p>
          </table:table-cell>
          <table:table-cell office:value-type="float" office:value="132.10070528" calcext:value-type="float">
            <text:p>132.10070528</text:p>
          </table:table-cell>
          <table:table-cell office:value-type="float" office:value="169.6932" calcext:value-type="float">
            <text:p>169.6932</text:p>
          </table:table-cell>
          <table:table-cell office:value-type="float" office:value="130" calcext:value-type="float">
            <text:p>13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409]+1" office:value-type="float" office:value="220" calcext:value-type="float">
            <text:p>220</text:p>
          </table:table-cell>
          <table:table-cell table:formula="of:=[.B2409]" office:value-type="float" office:value="8" calcext:value-type="float">
            <text:p>8</text:p>
          </table:table-cell>
          <table:table-cell office:value-type="float" office:value="124.853092608" calcext:value-type="float">
            <text:p>124.853092608</text:p>
          </table:table-cell>
          <table:table-cell office:value-type="float" office:value="169.5331248" calcext:value-type="float">
            <text:p>169.5331248</text:p>
          </table:table-cell>
          <table:table-cell office:value-type="float" office:value="126" calcext:value-type="float">
            <text:p>12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410]+1" office:value-type="float" office:value="220" calcext:value-type="float">
            <text:p>220</text:p>
          </table:table-cell>
          <table:table-cell table:formula="of:=[.B2410]" office:value-type="float" office:value="9" calcext:value-type="float">
            <text:p>9</text:p>
          </table:table-cell>
          <table:table-cell office:value-type="float" office:value="108.06216448" calcext:value-type="float">
            <text:p>108.06216448</text:p>
          </table:table-cell>
          <table:table-cell office:value-type="float" office:value="157.9718976" calcext:value-type="float">
            <text:p>157.9718976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411]+1" office:value-type="float" office:value="220" calcext:value-type="float">
            <text:p>220</text:p>
          </table:table-cell>
          <table:table-cell table:formula="of:=[.B2411]" office:value-type="float" office:value="10" calcext:value-type="float">
            <text:p>10</text:p>
          </table:table-cell>
          <table:table-cell office:value-type="float" office:value="94.31927552" calcext:value-type="float">
            <text:p>94.31927552</text:p>
          </table:table-cell>
          <table:table-cell office:value-type="float" office:value="25.3205664" calcext:value-type="float">
            <text:p>25.3205664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412]+1" office:value-type="float" office:value="220" calcext:value-type="float">
            <text:p>220</text:p>
          </table:table-cell>
          <table:table-cell table:formula="of:=[.B2412]" office:value-type="float" office:value="11" calcext:value-type="float">
            <text:p>11</text:p>
          </table:table-cell>
          <table:table-cell office:value-type="float" office:value="122.70511232" calcext:value-type="float">
            <text:p>122.70511232</text:p>
          </table:table-cell>
          <table:table-cell office:value-type="float" office:value="27.638784" calcext:value-type="float">
            <text:p>27.638784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413]+1" office:value-type="float" office:value="221" calcext:value-type="float">
            <text:p>221</text:p>
          </table:table-cell>
          <table:table-cell table:formula="of:=[.B2413]" office:value-type="float" office:value="1" calcext:value-type="float">
            <text:p>1</text:p>
          </table:table-cell>
          <table:table-cell office:value-type="float" office:value="131.127905664" calcext:value-type="float">
            <text:p>131.127905664</text:p>
          </table:table-cell>
          <table:table-cell office:value-type="float" office:value="40.07423424" calcext:value-type="float">
            <text:p>40.07423424</text:p>
          </table:table-cell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414]+1" office:value-type="float" office:value="221" calcext:value-type="float">
            <text:p>221</text:p>
          </table:table-cell>
          <table:table-cell table:formula="of:=[.B2414]" office:value-type="float" office:value="2" calcext:value-type="float">
            <text:p>2</text:p>
          </table:table-cell>
          <table:table-cell office:value-type="float" office:value="138.52844416" calcext:value-type="float">
            <text:p>138.52844416</text:p>
          </table:table-cell>
          <table:table-cell office:value-type="float" office:value="28.55870784" calcext:value-type="float">
            <text:p>28.55870784</text:p>
          </table:table-cell>
          <table:table-cell office:value-type="float" office:value="141" calcext:value-type="float">
            <text:p>1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415]+1" office:value-type="float" office:value="221" calcext:value-type="float">
            <text:p>221</text:p>
          </table:table-cell>
          <table:table-cell table:formula="of:=[.B2415]" office:value-type="float" office:value="3" calcext:value-type="float">
            <text:p>3</text:p>
          </table:table-cell>
          <table:table-cell office:value-type="float" office:value="121.97394176" calcext:value-type="float">
            <text:p>121.97394176</text:p>
          </table:table-cell>
          <table:table-cell office:value-type="float" office:value="29.1237792" calcext:value-type="float">
            <text:p>29.1237792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416]+1" office:value-type="float" office:value="221" calcext:value-type="float">
            <text:p>221</text:p>
          </table:table-cell>
          <table:table-cell table:formula="of:=[.B2416]" office:value-type="float" office:value="4" calcext:value-type="float">
            <text:p>4</text:p>
          </table:table-cell>
          <table:table-cell office:value-type="float" office:value="139.11881728" calcext:value-type="float">
            <text:p>139.11881728</text:p>
          </table:table-cell>
          <table:table-cell office:value-type="float" office:value="35.0505216" calcext:value-type="float">
            <text:p>35.0505216</text:p>
          </table:table-cell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417]+1" office:value-type="float" office:value="221" calcext:value-type="float">
            <text:p>221</text:p>
          </table:table-cell>
          <table:table-cell table:formula="of:=[.B2417]" office:value-type="float" office:value="5" calcext:value-type="float">
            <text:p>5</text:p>
          </table:table-cell>
          <table:table-cell office:value-type="float" office:value="164.31668096" calcext:value-type="float">
            <text:p>164.31668096</text:p>
          </table:table-cell>
          <table:table-cell office:value-type="float" office:value="32.52734784" calcext:value-type="float">
            <text:p>32.52734784</text:p>
          </table:table-cell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418]+1" office:value-type="float" office:value="221" calcext:value-type="float">
            <text:p>221</text:p>
          </table:table-cell>
          <table:table-cell table:formula="of:=[.B2418]" office:value-type="float" office:value="6" calcext:value-type="float">
            <text:p>6</text:p>
          </table:table-cell>
          <table:table-cell office:value-type="float" office:value="150.59272192" calcext:value-type="float">
            <text:p>150.59272192</text:p>
          </table:table-cell>
          <table:table-cell office:value-type="float" office:value="168.0841536" calcext:value-type="float">
            <text:p>168.0841536</text:p>
          </table:table-cell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419]+1" office:value-type="float" office:value="221" calcext:value-type="float">
            <text:p>221</text:p>
          </table:table-cell>
          <table:table-cell table:formula="of:=[.B2419]" office:value-type="float" office:value="7" calcext:value-type="float">
            <text:p>7</text:p>
          </table:table-cell>
          <table:table-cell office:value-type="float" office:value="130.63706496" calcext:value-type="float">
            <text:p>130.63706496</text:p>
          </table:table-cell>
          <table:table-cell office:value-type="float" office:value="181.7233728" calcext:value-type="float">
            <text:p>181.7233728</text:p>
          </table:table-cell>
          <table:table-cell office:value-type="float" office:value="134" calcext:value-type="float">
            <text:p>13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2420]+1" office:value-type="float" office:value="221" calcext:value-type="float">
            <text:p>221</text:p>
          </table:table-cell>
          <table:table-cell table:formula="of:=[.B2420]" office:value-type="float" office:value="8" calcext:value-type="float">
            <text:p>8</text:p>
          </table:table-cell>
          <table:table-cell office:value-type="float" office:value="124.835173632" calcext:value-type="float">
            <text:p>124.835173632</text:p>
          </table:table-cell>
          <table:table-cell office:value-type="float" office:value="182.11280256" calcext:value-type="float">
            <text:p>182.11280256</text:p>
          </table:table-cell>
          <table:table-cell office:value-type="float" office:value="125" calcext:value-type="float">
            <text:p>12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2421]+1" office:value-type="float" office:value="221" calcext:value-type="float">
            <text:p>221</text:p>
          </table:table-cell>
          <table:table-cell table:formula="of:=[.B2421]" office:value-type="float" office:value="9" calcext:value-type="float">
            <text:p>9</text:p>
          </table:table-cell>
          <table:table-cell office:value-type="float" office:value="106.1099776" calcext:value-type="float">
            <text:p>106.1099776</text:p>
          </table:table-cell>
          <table:table-cell office:value-type="float" office:value="168.9067008" calcext:value-type="float">
            <text:p>168.9067008</text:p>
          </table:table-cell>
          <table:table-cell office:value-type="float" office:value="107" calcext:value-type="float">
            <text:p>10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422]+1" office:value-type="float" office:value="221" calcext:value-type="float">
            <text:p>221</text:p>
          </table:table-cell>
          <table:table-cell table:formula="of:=[.B2422]" office:value-type="float" office:value="10" calcext:value-type="float">
            <text:p>10</text:p>
          </table:table-cell>
          <table:table-cell office:value-type="float" office:value="92.30990592" calcext:value-type="float">
            <text:p>92.30990592</text:p>
          </table:table-cell>
          <table:table-cell office:value-type="float" office:value="32.71560288" calcext:value-type="float">
            <text:p>32.71560288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423]+1" office:value-type="float" office:value="221" calcext:value-type="float">
            <text:p>221</text:p>
          </table:table-cell>
          <table:table-cell table:formula="of:=[.B2423]" office:value-type="float" office:value="11" calcext:value-type="float">
            <text:p>11</text:p>
          </table:table-cell>
          <table:table-cell office:value-type="float" office:value="121.98204416" calcext:value-type="float">
            <text:p>121.98204416</text:p>
          </table:table-cell>
          <table:table-cell office:value-type="float" office:value="35.475744" calcext:value-type="float">
            <text:p>35.475744</text:p>
          </table:table-cell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424]+1" office:value-type="float" office:value="222" calcext:value-type="float">
            <text:p>222</text:p>
          </table:table-cell>
          <table:table-cell table:formula="of:=[.B2424]" office:value-type="float" office:value="1" calcext:value-type="float">
            <text:p>1</text:p>
          </table:table-cell>
          <table:table-cell office:value-type="float" office:value="131.295925376" calcext:value-type="float">
            <text:p>131.295925376</text:p>
          </table:table-cell>
          <table:table-cell office:value-type="float" office:value="36.2072544" calcext:value-type="float">
            <text:p>36.2072544</text:p>
          </table:table-cell>
          <table:table-cell office:value-type="float" office:value="133" calcext:value-type="float">
            <text:p>1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425]+1" office:value-type="float" office:value="222" calcext:value-type="float">
            <text:p>222</text:p>
          </table:table-cell>
          <table:table-cell table:formula="of:=[.B2425]" office:value-type="float" office:value="2" calcext:value-type="float">
            <text:p>2</text:p>
          </table:table-cell>
          <table:table-cell office:value-type="float" office:value="138.41835008" calcext:value-type="float">
            <text:p>138.41835008</text:p>
          </table:table-cell>
          <table:table-cell office:value-type="float" office:value="25.7738976" calcext:value-type="float">
            <text:p>25.7738976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426]+1" office:value-type="float" office:value="222" calcext:value-type="float">
            <text:p>222</text:p>
          </table:table-cell>
          <table:table-cell table:formula="of:=[.B2426]" office:value-type="float" office:value="3" calcext:value-type="float">
            <text:p>3</text:p>
          </table:table-cell>
          <table:table-cell office:value-type="float" office:value="122.20996224" calcext:value-type="float">
            <text:p>122.20996224</text:p>
          </table:table-cell>
          <table:table-cell office:value-type="float" office:value="25.2696288" calcext:value-type="float">
            <text:p>25.2696288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427]+1" office:value-type="float" office:value="222" calcext:value-type="float">
            <text:p>222</text:p>
          </table:table-cell>
          <table:table-cell table:formula="of:=[.B2427]" office:value-type="float" office:value="4" calcext:value-type="float">
            <text:p>4</text:p>
          </table:table-cell>
          <table:table-cell office:value-type="float" office:value="139.26770816" calcext:value-type="float">
            <text:p>139.26770816</text:p>
          </table:table-cell>
          <table:table-cell office:value-type="float" office:value="31.3718592" calcext:value-type="float">
            <text:p>31.3718592</text:p>
          </table:table-cell>
          <table:table-cell office:value-type="float" office:value="140" calcext:value-type="float">
            <text:p>1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428]+1" office:value-type="float" office:value="222" calcext:value-type="float">
            <text:p>222</text:p>
          </table:table-cell>
          <table:table-cell table:formula="of:=[.B2428]" office:value-type="float" office:value="5" calcext:value-type="float">
            <text:p>5</text:p>
          </table:table-cell>
          <table:table-cell office:value-type="float" office:value="164.65625344" calcext:value-type="float">
            <text:p>164.65625344</text:p>
          </table:table-cell>
          <table:table-cell office:value-type="float" office:value="28.89570816" calcext:value-type="float">
            <text:p>28.89570816</text:p>
          </table:table-cell>
          <table:table-cell office:value-type="float" office:value="166" calcext:value-type="float">
            <text:p>1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429]+1" office:value-type="float" office:value="222" calcext:value-type="float">
            <text:p>222</text:p>
          </table:table-cell>
          <table:table-cell table:formula="of:=[.B2429]" office:value-type="float" office:value="6" calcext:value-type="float">
            <text:p>6</text:p>
          </table:table-cell>
          <table:table-cell office:value-type="float" office:value="151.45280896" calcext:value-type="float">
            <text:p>151.45280896</text:p>
          </table:table-cell>
          <table:table-cell office:value-type="float" office:value="163.6902048" calcext:value-type="float">
            <text:p>163.6902048</text:p>
          </table:table-cell>
          <table:table-cell office:value-type="float" office:value="152" calcext:value-type="float">
            <text:p>15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430]+1" office:value-type="float" office:value="222" calcext:value-type="float">
            <text:p>222</text:p>
          </table:table-cell>
          <table:table-cell table:formula="of:=[.B2430]" office:value-type="float" office:value="7" calcext:value-type="float">
            <text:p>7</text:p>
          </table:table-cell>
          <table:table-cell office:value-type="float" office:value="132.60297216" calcext:value-type="float">
            <text:p>132.60297216</text:p>
          </table:table-cell>
          <table:table-cell office:value-type="float" office:value="178.0006368" calcext:value-type="float">
            <text:p>178.0006368</text:p>
          </table:table-cell>
          <table:table-cell office:value-type="float" office:value="132" calcext:value-type="float">
            <text:p>1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2431]+1" office:value-type="float" office:value="222" calcext:value-type="float">
            <text:p>222</text:p>
          </table:table-cell>
          <table:table-cell table:formula="of:=[.B2431]" office:value-type="float" office:value="8" calcext:value-type="float">
            <text:p>8</text:p>
          </table:table-cell>
          <table:table-cell office:value-type="float" office:value="125.774005376" calcext:value-type="float">
            <text:p>125.774005376</text:p>
          </table:table-cell>
          <table:table-cell office:value-type="float" office:value="177.937152" calcext:value-type="float">
            <text:p>177.937152</text:p>
          </table:table-cell>
          <table:table-cell office:value-type="float" office:value="124" calcext:value-type="float">
            <text:p>12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2432]+1" office:value-type="float" office:value="222" calcext:value-type="float">
            <text:p>222</text:p>
          </table:table-cell>
          <table:table-cell table:formula="of:=[.B2432]" office:value-type="float" office:value="9" calcext:value-type="float">
            <text:p>9</text:p>
          </table:table-cell>
          <table:table-cell office:value-type="float" office:value="107.600704" calcext:value-type="float">
            <text:p>107.600704</text:p>
          </table:table-cell>
          <table:table-cell office:value-type="float" office:value="165.5595072" calcext:value-type="float">
            <text:p>165.5595072</text:p>
          </table:table-cell>
          <table:table-cell office:value-type="float" office:value="106" calcext:value-type="float">
            <text:p>10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433]+1" office:value-type="float" office:value="222" calcext:value-type="float">
            <text:p>222</text:p>
          </table:table-cell>
          <table:table-cell table:formula="of:=[.B2433]" office:value-type="float" office:value="10" calcext:value-type="float">
            <text:p>10</text:p>
          </table:table-cell>
          <table:table-cell office:value-type="float" office:value="92.1777536" calcext:value-type="float">
            <text:p>92.1777536</text:p>
          </table:table-cell>
          <table:table-cell office:value-type="float" office:value="29.8905024" calcext:value-type="float">
            <text:p>29.8905024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434]+1" office:value-type="float" office:value="222" calcext:value-type="float">
            <text:p>222</text:p>
          </table:table-cell>
          <table:table-cell table:formula="of:=[.B2434]" office:value-type="float" office:value="11" calcext:value-type="float">
            <text:p>11</text:p>
          </table:table-cell>
          <table:table-cell office:value-type="float" office:value="120.8501184" calcext:value-type="float">
            <text:p>120.8501184</text:p>
          </table:table-cell>
          <table:table-cell office:value-type="float" office:value="31.9088064" calcext:value-type="float">
            <text:p>31.9088064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35]+1" office:value-type="float" office:value="223" calcext:value-type="float">
            <text:p>223</text:p>
          </table:table-cell>
          <table:table-cell table:formula="of:=[.B2435]" office:value-type="float" office:value="1" calcext:value-type="float">
            <text:p>1</text:p>
          </table:table-cell>
          <table:table-cell office:value-type="float" office:value="143.2041856" calcext:value-type="float">
            <text:p>143.2041856</text:p>
          </table:table-cell>
          <table:table-cell office:value-type="float" office:value="42.8820096" calcext:value-type="float">
            <text:p>42.8820096</text:p>
          </table:table-cell>
          <table:table-cell office:value-type="float" office:value="185" calcext:value-type="float">
            <text:p>18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436]+1" office:value-type="float" office:value="223" calcext:value-type="float">
            <text:p>223</text:p>
          </table:table-cell>
          <table:table-cell table:formula="of:=[.B2436]" office:value-type="float" office:value="2" calcext:value-type="float">
            <text:p>2</text:p>
          </table:table-cell>
          <table:table-cell office:value-type="float" office:value="151.82173952" calcext:value-type="float">
            <text:p>151.82173952</text:p>
          </table:table-cell>
          <table:table-cell office:value-type="float" office:value="33.36747552" calcext:value-type="float">
            <text:p>33.36747552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437]+1" office:value-type="float" office:value="223" calcext:value-type="float">
            <text:p>223</text:p>
          </table:table-cell>
          <table:table-cell table:formula="of:=[.B2437]" office:value-type="float" office:value="3" calcext:value-type="float">
            <text:p>3</text:p>
          </table:table-cell>
          <table:table-cell office:value-type="float" office:value="137.070222848" calcext:value-type="float">
            <text:p>137.070222848</text:p>
          </table:table-cell>
          <table:table-cell office:value-type="float" office:value="34.81057536" calcext:value-type="float">
            <text:p>34.81057536</text:p>
          </table:table-cell>
          <table:table-cell office:value-type="float" office:value="175" calcext:value-type="float">
            <text:p>1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438]+1" office:value-type="float" office:value="223" calcext:value-type="float">
            <text:p>223</text:p>
          </table:table-cell>
          <table:table-cell table:formula="of:=[.B2438]" office:value-type="float" office:value="4" calcext:value-type="float">
            <text:p>4</text:p>
          </table:table-cell>
          <table:table-cell office:value-type="float" office:value="148.8941632" calcext:value-type="float">
            <text:p>148.8941632</text:p>
          </table:table-cell>
          <table:table-cell office:value-type="float" office:value="36.90918144" calcext:value-type="float">
            <text:p>36.90918144</text:p>
          </table:table-cell>
          <table:table-cell office:value-type="float" office:value="193" calcext:value-type="float">
            <text:p>19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39]+1" office:value-type="float" office:value="223" calcext:value-type="float">
            <text:p>223</text:p>
          </table:table-cell>
          <table:table-cell table:formula="of:=[.B2439]" office:value-type="float" office:value="5" calcext:value-type="float">
            <text:p>5</text:p>
          </table:table-cell>
          <table:table-cell office:value-type="float" office:value="173.23435264" calcext:value-type="float">
            <text:p>173.23435264</text:p>
          </table:table-cell>
          <table:table-cell office:value-type="float" office:value="37.90038336" calcext:value-type="float">
            <text:p>37.90038336</text:p>
          </table:table-cell>
          <table:table-cell office:value-type="float" office:value="219" calcext:value-type="float">
            <text:p>2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440]+1" office:value-type="float" office:value="223" calcext:value-type="float">
            <text:p>223</text:p>
          </table:table-cell>
          <table:table-cell table:formula="of:=[.B2440]" office:value-type="float" office:value="6" calcext:value-type="float">
            <text:p>6</text:p>
          </table:table-cell>
          <table:table-cell office:value-type="float" office:value="159.01874944" calcext:value-type="float">
            <text:p>159.01874944</text:p>
          </table:table-cell>
          <table:table-cell office:value-type="float" office:value="156.038544" calcext:value-type="float">
            <text:p>156.038544</text:p>
          </table:table-cell>
          <table:table-cell office:value-type="float" office:value="207" calcext:value-type="float">
            <text:p>20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441]+1" office:value-type="float" office:value="223" calcext:value-type="float">
            <text:p>223</text:p>
          </table:table-cell>
          <table:table-cell table:formula="of:=[.B2441]" office:value-type="float" office:value="7" calcext:value-type="float">
            <text:p>7</text:p>
          </table:table-cell>
          <table:table-cell office:value-type="float" office:value="145.4532224" calcext:value-type="float">
            <text:p>145.4532224</text:p>
          </table:table-cell>
          <table:table-cell office:value-type="float" office:value="166.987632" calcext:value-type="float">
            <text:p>166.987632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2442]+1" office:value-type="float" office:value="223" calcext:value-type="float">
            <text:p>223</text:p>
          </table:table-cell>
          <table:table-cell table:formula="of:=[.B2442]" office:value-type="float" office:value="8" calcext:value-type="float">
            <text:p>8</text:p>
          </table:table-cell>
          <table:table-cell office:value-type="float" office:value="139.60527872" calcext:value-type="float">
            <text:p>139.60527872</text:p>
          </table:table-cell>
          <table:table-cell office:value-type="float" office:value="165.550464" calcext:value-type="float">
            <text:p>165.550464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2443]+1" office:value-type="float" office:value="223" calcext:value-type="float">
            <text:p>223</text:p>
          </table:table-cell>
          <table:table-cell table:formula="of:=[.B2443]" office:value-type="float" office:value="9" calcext:value-type="float">
            <text:p>9</text:p>
          </table:table-cell>
          <table:table-cell office:value-type="float" office:value="123.756515072" calcext:value-type="float">
            <text:p>123.756515072</text:p>
          </table:table-cell>
          <table:table-cell office:value-type="float" office:value="157.7635056" calcext:value-type="float">
            <text:p>157.7635056</text:p>
          </table:table-cell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444]+1" office:value-type="float" office:value="223" calcext:value-type="float">
            <text:p>223</text:p>
          </table:table-cell>
          <table:table-cell table:formula="of:=[.B2444]" office:value-type="float" office:value="10" calcext:value-type="float">
            <text:p>10</text:p>
          </table:table-cell>
          <table:table-cell office:value-type="float" office:value="107.51952896" calcext:value-type="float">
            <text:p>107.51952896</text:p>
          </table:table-cell>
          <table:table-cell office:value-type="float" office:value="38.8982304" calcext:value-type="float">
            <text:p>38.8982304</text:p>
          </table:table-cell>
          <table:table-cell office:value-type="float" office:value="146" calcext:value-type="float">
            <text:p>1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45]+1" office:value-type="float" office:value="223" calcext:value-type="float">
            <text:p>223</text:p>
          </table:table-cell>
          <table:table-cell table:formula="of:=[.B2445]" office:value-type="float" office:value="11" calcext:value-type="float">
            <text:p>11</text:p>
          </table:table-cell>
          <table:table-cell office:value-type="float" office:value="134.935477248" calcext:value-type="float">
            <text:p>134.935477248</text:p>
          </table:table-cell>
          <table:table-cell office:value-type="float" office:value="37.7664528" calcext:value-type="float">
            <text:p>37.7664528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446]+1" office:value-type="float" office:value="224" calcext:value-type="float">
            <text:p>224</text:p>
          </table:table-cell>
          <table:table-cell table:formula="of:=[.B2446]" office:value-type="float" office:value="1" calcext:value-type="float">
            <text:p>1</text:p>
          </table:table-cell>
          <table:table-cell office:value-type="float" office:value="155.54646272" calcext:value-type="float">
            <text:p>155.54646272</text:p>
          </table:table-cell>
          <table:table-cell office:value-type="float" office:value="35.45588448" calcext:value-type="float">
            <text:p>35.45588448</text:p>
          </table:table-cell>
          <table:table-cell office:value-type="float" office:value="153" calcext:value-type="float">
            <text:p>15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447]+1" office:value-type="float" office:value="224" calcext:value-type="float">
            <text:p>224</text:p>
          </table:table-cell>
          <table:table-cell table:formula="of:=[.B2447]" office:value-type="float" office:value="2" calcext:value-type="float">
            <text:p>2</text:p>
          </table:table-cell>
          <table:table-cell office:value-type="float" office:value="161.44561408" calcext:value-type="float">
            <text:p>161.44561408</text:p>
          </table:table-cell>
          <table:table-cell office:value-type="float" office:value="24.1842528" calcext:value-type="float">
            <text:p>24.1842528</text:p>
          </table:table-cell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448]+1" office:value-type="float" office:value="224" calcext:value-type="float">
            <text:p>224</text:p>
          </table:table-cell>
          <table:table-cell table:formula="of:=[.B2448]" office:value-type="float" office:value="3" calcext:value-type="float">
            <text:p>3</text:p>
          </table:table-cell>
          <table:table-cell office:value-type="float" office:value="145.0955712" calcext:value-type="float">
            <text:p>145.0955712</text:p>
          </table:table-cell>
          <table:table-cell office:value-type="float" office:value="24.20698944" calcext:value-type="float">
            <text:p>24.20698944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449]+1" office:value-type="float" office:value="224" calcext:value-type="float">
            <text:p>224</text:p>
          </table:table-cell>
          <table:table-cell table:formula="of:=[.B2449]" office:value-type="float" office:value="4" calcext:value-type="float">
            <text:p>4</text:p>
          </table:table-cell>
          <table:table-cell office:value-type="float" office:value="162.17242368" calcext:value-type="float">
            <text:p>162.17242368</text:p>
          </table:table-cell>
          <table:table-cell office:value-type="float" office:value="29.651088" calcext:value-type="float">
            <text:p>29.651088</text:p>
          </table:table-cell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450]+1" office:value-type="float" office:value="224" calcext:value-type="float">
            <text:p>224</text:p>
          </table:table-cell>
          <table:table-cell table:formula="of:=[.B2450]" office:value-type="float" office:value="5" calcext:value-type="float">
            <text:p>5</text:p>
          </table:table-cell>
          <table:table-cell office:value-type="float" office:value="187.6506688" calcext:value-type="float">
            <text:p>187.6506688</text:p>
          </table:table-cell>
          <table:table-cell office:value-type="float" office:value="26.3242944" calcext:value-type="float">
            <text:p>26.3242944</text:p>
          </table:table-cell>
          <table:table-cell office:value-type="float" office:value="189" calcext:value-type="float">
            <text:p>1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451]+1" office:value-type="float" office:value="224" calcext:value-type="float">
            <text:p>224</text:p>
          </table:table-cell>
          <table:table-cell table:formula="of:=[.B2451]" office:value-type="float" office:value="6" calcext:value-type="float">
            <text:p>6</text:p>
          </table:table-cell>
          <table:table-cell office:value-type="float" office:value="176.96950144" calcext:value-type="float">
            <text:p>176.96950144</text:p>
          </table:table-cell>
          <table:table-cell office:value-type="float" office:value="161.7265632" calcext:value-type="float">
            <text:p>161.7265632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452]+1" office:value-type="float" office:value="224" calcext:value-type="float">
            <text:p>224</text:p>
          </table:table-cell>
          <table:table-cell table:formula="of:=[.B2452]" office:value-type="float" office:value="7" calcext:value-type="float">
            <text:p>7</text:p>
          </table:table-cell>
          <table:table-cell office:value-type="float" office:value="160.05641984" calcext:value-type="float">
            <text:p>160.05641984</text:p>
          </table:table-cell>
          <table:table-cell office:value-type="float" office:value="175.7097888" calcext:value-type="float">
            <text:p>175.7097888</text:p>
          </table:table-cell>
          <table:table-cell office:value-type="float" office:value="158" calcext:value-type="float">
            <text:p>15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2453]+1" office:value-type="float" office:value="224" calcext:value-type="float">
            <text:p>224</text:p>
          </table:table-cell>
          <table:table-cell table:formula="of:=[.B2453]" office:value-type="float" office:value="8" calcext:value-type="float">
            <text:p>8</text:p>
          </table:table-cell>
          <table:table-cell office:value-type="float" office:value="152.1272576" calcext:value-type="float">
            <text:p>152.1272576</text:p>
          </table:table-cell>
          <table:table-cell office:value-type="float" office:value="176.1731184" calcext:value-type="float">
            <text:p>176.1731184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2454]+1" office:value-type="float" office:value="224" calcext:value-type="float">
            <text:p>224</text:p>
          </table:table-cell>
          <table:table-cell table:formula="of:=[.B2454]" office:value-type="float" office:value="9" calcext:value-type="float">
            <text:p>9</text:p>
          </table:table-cell>
          <table:table-cell office:value-type="float" office:value="133.379973376" calcext:value-type="float">
            <text:p>133.379973376</text:p>
          </table:table-cell>
          <table:table-cell office:value-type="float" office:value="163.33138848" calcext:value-type="float">
            <text:p>163.33138848</text:p>
          </table:table-cell>
          <table:table-cell office:value-type="float" office:value="136" calcext:value-type="float">
            <text:p>13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455]+1" office:value-type="float" office:value="224" calcext:value-type="float">
            <text:p>224</text:p>
          </table:table-cell>
          <table:table-cell table:formula="of:=[.B2455]" office:value-type="float" office:value="10" calcext:value-type="float">
            <text:p>10</text:p>
          </table:table-cell>
          <table:table-cell office:value-type="float" office:value="116.30512768" calcext:value-type="float">
            <text:p>116.30512768</text:p>
          </table:table-cell>
          <table:table-cell office:value-type="float" office:value="28.80163776" calcext:value-type="float">
            <text:p>28.80163776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456]+1" office:value-type="float" office:value="224" calcext:value-type="float">
            <text:p>224</text:p>
          </table:table-cell>
          <table:table-cell table:formula="of:=[.B2456]" office:value-type="float" office:value="11" calcext:value-type="float">
            <text:p>11</text:p>
          </table:table-cell>
          <table:table-cell office:value-type="float" office:value="145.62077696" calcext:value-type="float">
            <text:p>145.62077696</text:p>
          </table:table-cell>
          <table:table-cell office:value-type="float" office:value="30.23518752" calcext:value-type="float">
            <text:p>30.23518752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457]+1" office:value-type="float" office:value="225" calcext:value-type="float">
            <text:p>225</text:p>
          </table:table-cell>
          <table:table-cell table:formula="of:=[.B2457]" office:value-type="float" office:value="1" calcext:value-type="float">
            <text:p>1</text:p>
          </table:table-cell>
          <table:table-cell office:value-type="float" office:value="143.42025728" calcext:value-type="float">
            <text:p>143.42025728</text:p>
          </table:table-cell>
          <table:table-cell office:value-type="float" office:value="38.70517728" calcext:value-type="float">
            <text:p>38.70517728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458]+1" office:value-type="float" office:value="225" calcext:value-type="float">
            <text:p>225</text:p>
          </table:table-cell>
          <table:table-cell table:formula="of:=[.B2458]" office:value-type="float" office:value="2" calcext:value-type="float">
            <text:p>2</text:p>
          </table:table-cell>
          <table:table-cell office:value-type="float" office:value="150.94292224" calcext:value-type="float">
            <text:p>150.94292224</text:p>
          </table:table-cell>
          <table:table-cell office:value-type="float" office:value="27.222192" calcext:value-type="float">
            <text:p>27.222192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459]+1" office:value-type="float" office:value="225" calcext:value-type="float">
            <text:p>225</text:p>
          </table:table-cell>
          <table:table-cell table:formula="of:=[.B2459]" office:value-type="float" office:value="3" calcext:value-type="float">
            <text:p>3</text:p>
          </table:table-cell>
          <table:table-cell office:value-type="float" office:value="134.3259712" calcext:value-type="float">
            <text:p>134.3259712</text:p>
          </table:table-cell>
          <table:table-cell office:value-type="float" office:value="27.675504" calcext:value-type="float">
            <text:p>27.6755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460]+1" office:value-type="float" office:value="225" calcext:value-type="float">
            <text:p>225</text:p>
          </table:table-cell>
          <table:table-cell table:formula="of:=[.B2460]" office:value-type="float" office:value="4" calcext:value-type="float">
            <text:p>4</text:p>
          </table:table-cell>
          <table:table-cell office:value-type="float" office:value="151.56767104" calcext:value-type="float">
            <text:p>151.56767104</text:p>
          </table:table-cell>
          <table:table-cell office:value-type="float" office:value="33.51356544" calcext:value-type="float">
            <text:p>33.51356544</text:p>
          </table:table-cell>
          <table:table-cell office:value-type="float" office:value="149" calcext:value-type="float">
            <text:p>14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461]+1" office:value-type="float" office:value="225" calcext:value-type="float">
            <text:p>225</text:p>
          </table:table-cell>
          <table:table-cell table:formula="of:=[.B2461]" office:value-type="float" office:value="5" calcext:value-type="float">
            <text:p>5</text:p>
          </table:table-cell>
          <table:table-cell office:value-type="float" office:value="176.38113024" calcext:value-type="float">
            <text:p>176.38113024</text:p>
          </table:table-cell>
          <table:table-cell office:value-type="float" office:value="29.9138832" calcext:value-type="float">
            <text:p>29.9138832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462]+1" office:value-type="float" office:value="225" calcext:value-type="float">
            <text:p>225</text:p>
          </table:table-cell>
          <table:table-cell table:formula="of:=[.B2462]" office:value-type="float" office:value="6" calcext:value-type="float">
            <text:p>6</text:p>
          </table:table-cell>
          <table:table-cell office:value-type="float" office:value="166.29880576" calcext:value-type="float">
            <text:p>166.29880576</text:p>
          </table:table-cell>
          <table:table-cell office:value-type="float" office:value="163.2558864" calcext:value-type="float">
            <text:p>163.2558864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463]+1" office:value-type="float" office:value="225" calcext:value-type="float">
            <text:p>225</text:p>
          </table:table-cell>
          <table:table-cell table:formula="of:=[.B2463]" office:value-type="float" office:value="7" calcext:value-type="float">
            <text:p>7</text:p>
          </table:table-cell>
          <table:table-cell office:value-type="float" office:value="148.92611328" calcext:value-type="float">
            <text:p>148.92611328</text:p>
          </table:table-cell>
          <table:table-cell office:value-type="float" office:value="177.0535488" calcext:value-type="float">
            <text:p>177.0535488</text:p>
          </table:table-cell>
          <table:table-cell office:value-type="float" office:value="150" calcext:value-type="float">
            <text:p>15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2464]+1" office:value-type="float" office:value="225" calcext:value-type="float">
            <text:p>225</text:p>
          </table:table-cell>
          <table:table-cell table:formula="of:=[.B2464]" office:value-type="float" office:value="8" calcext:value-type="float">
            <text:p>8</text:p>
          </table:table-cell>
          <table:table-cell office:value-type="float" office:value="141.05974144" calcext:value-type="float">
            <text:p>141.05974144</text:p>
          </table:table-cell>
          <table:table-cell office:value-type="float" office:value="177.90743616" calcext:value-type="float">
            <text:p>177.90743616</text:p>
          </table:table-cell>
          <table:table-cell office:value-type="float" office:value="144" calcext:value-type="float">
            <text:p>14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2465]+1" office:value-type="float" office:value="225" calcext:value-type="float">
            <text:p>225</text:p>
          </table:table-cell>
          <table:table-cell table:formula="of:=[.B2465]" office:value-type="float" office:value="9" calcext:value-type="float">
            <text:p>9</text:p>
          </table:table-cell>
          <table:table-cell office:value-type="float" office:value="123.244919808" calcext:value-type="float">
            <text:p>123.244919808</text:p>
          </table:table-cell>
          <table:table-cell office:value-type="float" office:value="165.47043264" calcext:value-type="float">
            <text:p>165.4704326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466]+1" office:value-type="float" office:value="225" calcext:value-type="float">
            <text:p>225</text:p>
          </table:table-cell>
          <table:table-cell table:formula="of:=[.B2466]" office:value-type="float" office:value="10" calcext:value-type="float">
            <text:p>10</text:p>
          </table:table-cell>
          <table:table-cell office:value-type="float" office:value="105.32440192" calcext:value-type="float">
            <text:p>105.32440192</text:p>
          </table:table-cell>
          <table:table-cell office:value-type="float" office:value="33.0791232" calcext:value-type="float">
            <text:p>33.0791232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467]+1" office:value-type="float" office:value="225" calcext:value-type="float">
            <text:p>225</text:p>
          </table:table-cell>
          <table:table-cell table:formula="of:=[.B2467]" office:value-type="float" office:value="11" calcext:value-type="float">
            <text:p>11</text:p>
          </table:table-cell>
          <table:table-cell office:value-type="float" office:value="134.652255104" calcext:value-type="float">
            <text:p>134.652255104</text:p>
          </table:table-cell>
          <table:table-cell office:value-type="float" office:value="33.6528288" calcext:value-type="float">
            <text:p>33.6528288</text:p>
          </table:table-cell>
          <table:table-cell office:value-type="float" office:value="131" calcext:value-type="float">
            <text:p>1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468]+1" office:value-type="float" office:value="226" calcext:value-type="float">
            <text:p>226</text:p>
          </table:table-cell>
          <table:table-cell table:formula="of:=[.B2468]" office:value-type="float" office:value="1" calcext:value-type="float">
            <text:p>1</text:p>
          </table:table-cell>
          <table:table-cell office:value-type="float" office:value="128.596950784" calcext:value-type="float">
            <text:p>128.596950784</text:p>
          </table:table-cell>
          <table:table-cell office:value-type="float" office:value="39.5918688" calcext:value-type="float">
            <text:p>39.5918688</text:p>
          </table:table-cell>
          <table:table-cell office:value-type="float" office:value="127" calcext:value-type="float">
            <text:p>1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469]+1" office:value-type="float" office:value="226" calcext:value-type="float">
            <text:p>226</text:p>
          </table:table-cell>
          <table:table-cell table:formula="of:=[.B2469]" office:value-type="float" office:value="2" calcext:value-type="float">
            <text:p>2</text:p>
          </table:table-cell>
          <table:table-cell office:value-type="float" office:value="136.19305216" calcext:value-type="float">
            <text:p>136.19305216</text:p>
          </table:table-cell>
          <table:table-cell office:value-type="float" office:value="27.73198656" calcext:value-type="float">
            <text:p>27.73198656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470]+1" office:value-type="float" office:value="226" calcext:value-type="float">
            <text:p>226</text:p>
          </table:table-cell>
          <table:table-cell table:formula="of:=[.B2470]" office:value-type="float" office:value="3" calcext:value-type="float">
            <text:p>3</text:p>
          </table:table-cell>
          <table:table-cell office:value-type="float" office:value="119.29838656" calcext:value-type="float">
            <text:p>119.29838656</text:p>
          </table:table-cell>
          <table:table-cell office:value-type="float" office:value="27.7735872" calcext:value-type="float">
            <text:p>27.7735872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471]+1" office:value-type="float" office:value="226" calcext:value-type="float">
            <text:p>226</text:p>
          </table:table-cell>
          <table:table-cell table:formula="of:=[.B2471]" office:value-type="float" office:value="4" calcext:value-type="float">
            <text:p>4</text:p>
          </table:table-cell>
          <table:table-cell office:value-type="float" office:value="136.78465792" calcext:value-type="float">
            <text:p>136.78465792</text:p>
          </table:table-cell>
          <table:table-cell office:value-type="float" office:value="33.7499328" calcext:value-type="float">
            <text:p>33.7499328</text:p>
          </table:table-cell>
          <table:table-cell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72]+1" office:value-type="float" office:value="226" calcext:value-type="float">
            <text:p>226</text:p>
          </table:table-cell>
          <table:table-cell table:formula="of:=[.B2472]" office:value-type="float" office:value="5" calcext:value-type="float">
            <text:p>5</text:p>
          </table:table-cell>
          <table:table-cell office:value-type="float" office:value="162.405696" calcext:value-type="float">
            <text:p>162.405696</text:p>
          </table:table-cell>
          <table:table-cell office:value-type="float" office:value="31.2506784" calcext:value-type="float">
            <text:p>31.2506784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473]+1" office:value-type="float" office:value="226" calcext:value-type="float">
            <text:p>226</text:p>
          </table:table-cell>
          <table:table-cell table:formula="of:=[.B2473]" office:value-type="float" office:value="6" calcext:value-type="float">
            <text:p>6</text:p>
          </table:table-cell>
          <table:table-cell office:value-type="float" office:value="146.47990016" calcext:value-type="float">
            <text:p>146.47990016</text:p>
          </table:table-cell>
          <table:table-cell office:value-type="float" office:value="168.88848" calcext:value-type="float">
            <text:p>168.88848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474]+1" office:value-type="float" office:value="226" calcext:value-type="float">
            <text:p>226</text:p>
          </table:table-cell>
          <table:table-cell table:formula="of:=[.B2474]" office:value-type="float" office:value="7" calcext:value-type="float">
            <text:p>7</text:p>
          </table:table-cell>
          <table:table-cell office:value-type="float" office:value="127.5696420608" calcext:value-type="float">
            <text:p>127.5696420608</text:p>
          </table:table-cell>
          <table:table-cell office:value-type="float" office:value="182.0013984" calcext:value-type="float">
            <text:p>182.0013984</text:p>
          </table:table-cell>
          <table:table-cell office:value-type="float" office:value="127" calcext:value-type="float">
            <text:p>12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2475]+1" office:value-type="float" office:value="226" calcext:value-type="float">
            <text:p>226</text:p>
          </table:table-cell>
          <table:table-cell table:formula="of:=[.B2475]" office:value-type="float" office:value="8" calcext:value-type="float">
            <text:p>8</text:p>
          </table:table-cell>
          <table:table-cell office:value-type="float" office:value="121.36936192" calcext:value-type="float">
            <text:p>121.36936192</text:p>
          </table:table-cell>
          <table:table-cell office:value-type="float" office:value="181.93824576" calcext:value-type="float">
            <text:p>181.93824576</text:p>
          </table:table-cell>
          <table:table-cell office:value-type="float" office:value="121" calcext:value-type="float">
            <text:p>12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2476]+1" office:value-type="float" office:value="226" calcext:value-type="float">
            <text:p>226</text:p>
          </table:table-cell>
          <table:table-cell table:formula="of:=[.B2476]" office:value-type="float" office:value="9" calcext:value-type="float">
            <text:p>9</text:p>
          </table:table-cell>
          <table:table-cell office:value-type="float" office:value="102.47274368" calcext:value-type="float">
            <text:p>102.47274368</text:p>
          </table:table-cell>
          <table:table-cell office:value-type="float" office:value="168.79923264" calcext:value-type="float">
            <text:p>168.79923264</text:p>
          </table:table-cell>
          <table:table-cell office:value-type="float" office:value="103" calcext:value-type="float">
            <text:p>10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477]+1" office:value-type="float" office:value="226" calcext:value-type="float">
            <text:p>226</text:p>
          </table:table-cell>
          <table:table-cell table:formula="of:=[.B2477]" office:value-type="float" office:value="10" calcext:value-type="float">
            <text:p>10</text:p>
          </table:table-cell>
          <table:table-cell office:value-type="float" office:value="89.36115968" calcext:value-type="float">
            <text:p>89.36115968</text:p>
          </table:table-cell>
          <table:table-cell office:value-type="float" office:value="30.7478016" calcext:value-type="float">
            <text:p>30.7478016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478]+1" office:value-type="float" office:value="226" calcext:value-type="float">
            <text:p>226</text:p>
          </table:table-cell>
          <table:table-cell table:formula="of:=[.B2478]" office:value-type="float" office:value="11" calcext:value-type="float">
            <text:p>11</text:p>
          </table:table-cell>
          <table:table-cell office:value-type="float" office:value="119.35569152" calcext:value-type="float">
            <text:p>119.35569152</text:p>
          </table:table-cell>
          <table:table-cell office:value-type="float" office:value="33.9638496" calcext:value-type="float">
            <text:p>33.9638496</text:p>
          </table:table-cell>
          <table:table-cell office:value-type="float" office:value="118" calcext:value-type="float">
            <text:p>1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79]+1" office:value-type="float" office:value="227" calcext:value-type="float">
            <text:p>227</text:p>
          </table:table-cell>
          <table:table-cell table:formula="of:=[.B2479]" office:value-type="float" office:value="1" calcext:value-type="float">
            <text:p>1</text:p>
          </table:table-cell>
          <table:table-cell office:value-type="float" office:value="138.71606784" calcext:value-type="float">
            <text:p>138.71606784</text:p>
          </table:table-cell>
          <table:table-cell office:value-type="float" office:value="31.48938528" calcext:value-type="float">
            <text:p>31.48938528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80]+1" office:value-type="float" office:value="227" calcext:value-type="float">
            <text:p>227</text:p>
          </table:table-cell>
          <table:table-cell table:formula="of:=[.B2480]" office:value-type="float" office:value="2" calcext:value-type="float">
            <text:p>2</text:p>
          </table:table-cell>
          <table:table-cell office:value-type="float" office:value="146.2691456" calcext:value-type="float">
            <text:p>146.2691456</text:p>
          </table:table-cell>
          <table:table-cell office:value-type="float" office:value="20.085648" calcext:value-type="float">
            <text:p>20.085648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2481]+1" office:value-type="float" office:value="227" calcext:value-type="float">
            <text:p>227</text:p>
          </table:table-cell>
          <table:table-cell table:formula="of:=[.B2481]" office:value-type="float" office:value="3" calcext:value-type="float">
            <text:p>3</text:p>
          </table:table-cell>
          <table:table-cell office:value-type="float" office:value="130.446680832" calcext:value-type="float">
            <text:p>130.446680832</text:p>
          </table:table-cell>
          <table:table-cell office:value-type="float" office:value="20.55414432" calcext:value-type="float">
            <text:p>20.55414432</text:p>
          </table:table-cell>
          <table:table-cell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482]+1" office:value-type="float" office:value="227" calcext:value-type="float">
            <text:p>227</text:p>
          </table:table-cell>
          <table:table-cell table:formula="of:=[.B2482]" office:value-type="float" office:value="4" calcext:value-type="float">
            <text:p>4</text:p>
          </table:table-cell>
          <table:table-cell office:value-type="float" office:value="146.77795584" calcext:value-type="float">
            <text:p>146.77795584</text:p>
          </table:table-cell>
          <table:table-cell office:value-type="float" office:value="26.73072672" calcext:value-type="float">
            <text:p>26.73072672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483]+1" office:value-type="float" office:value="227" calcext:value-type="float">
            <text:p>227</text:p>
          </table:table-cell>
          <table:table-cell table:formula="of:=[.B2483]" office:value-type="float" office:value="5" calcext:value-type="float">
            <text:p>5</text:p>
          </table:table-cell>
          <table:table-cell office:value-type="float" office:value="172.59964416" calcext:value-type="float">
            <text:p>172.59964416</text:p>
          </table:table-cell>
          <table:table-cell office:value-type="float" office:value="24.46743936" calcext:value-type="float">
            <text:p>24.46743936</text:p>
          </table:table-cell>
          <table:table-cell office:value-type="float" office:value="176" calcext:value-type="float">
            <text:p>1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484]+1" office:value-type="float" office:value="227" calcext:value-type="float">
            <text:p>227</text:p>
          </table:table-cell>
          <table:table-cell table:formula="of:=[.B2484]" office:value-type="float" office:value="6" calcext:value-type="float">
            <text:p>6</text:p>
          </table:table-cell>
          <table:table-cell office:value-type="float" office:value="159.54093312" calcext:value-type="float">
            <text:p>159.54093312</text:p>
          </table:table-cell>
          <table:table-cell office:value-type="float" office:value="158.40751104" calcext:value-type="float">
            <text:p>158.40751104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2485]+1" office:value-type="float" office:value="227" calcext:value-type="float">
            <text:p>227</text:p>
          </table:table-cell>
          <table:table-cell table:formula="of:=[.B2485]" office:value-type="float" office:value="7" calcext:value-type="float">
            <text:p>7</text:p>
          </table:table-cell>
          <table:table-cell office:value-type="float" office:value="141.58170112" calcext:value-type="float">
            <text:p>141.58170112</text:p>
          </table:table-cell>
          <table:table-cell office:value-type="float" office:value="171.8680128" calcext:value-type="float">
            <text:p>171.8680128</text:p>
          </table:table-cell>
          <table:table-cell office:value-type="float" office:value="146" calcext:value-type="float">
            <text:p>14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486]+1" office:value-type="float" office:value="227" calcext:value-type="float">
            <text:p>227</text:p>
          </table:table-cell>
          <table:table-cell table:formula="of:=[.B2486]" office:value-type="float" office:value="8" calcext:value-type="float">
            <text:p>8</text:p>
          </table:table-cell>
          <table:table-cell office:value-type="float" office:value="133.939565184" calcext:value-type="float">
            <text:p>133.939565184</text:p>
          </table:table-cell>
          <table:table-cell office:value-type="float" office:value="171.329136" calcext:value-type="float">
            <text:p>171.329136</text:p>
          </table:table-cell>
          <table:table-cell office:value-type="float" office:value="139" calcext:value-type="float">
            <text:p>13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487]+1" office:value-type="float" office:value="227" calcext:value-type="float">
            <text:p>227</text:p>
          </table:table-cell>
          <table:table-cell table:formula="of:=[.B2487]" office:value-type="float" office:value="9" calcext:value-type="float">
            <text:p>9</text:p>
          </table:table-cell>
          <table:table-cell office:value-type="float" office:value="116.82778496" calcext:value-type="float">
            <text:p>116.82778496</text:p>
          </table:table-cell>
          <table:table-cell office:value-type="float" office:value="159.4124928" calcext:value-type="float">
            <text:p>159.4124928</text:p>
          </table:table-cell>
          <table:table-cell office:value-type="float" office:value="122" calcext:value-type="float">
            <text:p>12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488]+1" office:value-type="float" office:value="227" calcext:value-type="float">
            <text:p>227</text:p>
          </table:table-cell>
          <table:table-cell table:formula="of:=[.B2488]" office:value-type="float" office:value="10" calcext:value-type="float">
            <text:p>10</text:p>
          </table:table-cell>
          <table:table-cell office:value-type="float" office:value="100.59123968" calcext:value-type="float">
            <text:p>100.59123968</text:p>
          </table:table-cell>
          <table:table-cell office:value-type="float" office:value="24.820944" calcext:value-type="float">
            <text:p>24.820944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489]+1" office:value-type="float" office:value="227" calcext:value-type="float">
            <text:p>227</text:p>
          </table:table-cell>
          <table:table-cell table:formula="of:=[.B2489]" office:value-type="float" office:value="11" calcext:value-type="float">
            <text:p>11</text:p>
          </table:table-cell>
          <table:table-cell office:value-type="float" office:value="129.811602112" calcext:value-type="float">
            <text:p>129.811602112</text:p>
          </table:table-cell>
          <table:table-cell office:value-type="float" office:value="26.63792064" calcext:value-type="float">
            <text:p>26.63792064</text:p>
          </table:table-cell>
          <table:table-cell office:value-type="float" office:value="133" calcext:value-type="float">
            <text:p>1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490]+1" office:value-type="float" office:value="228" calcext:value-type="float">
            <text:p>228</text:p>
          </table:table-cell>
          <table:table-cell table:formula="of:=[.B2490]" office:value-type="float" office:value="1" calcext:value-type="float">
            <text:p>1</text:p>
          </table:table-cell>
          <table:table-cell office:value-type="float" office:value="135.0155456" calcext:value-type="float">
            <text:p>135.0155456</text:p>
          </table:table-cell>
          <table:table-cell office:value-type="float" office:value="40.592784" calcext:value-type="float">
            <text:p>40.592784</text:p>
          </table:table-cell>
          <table:table-cell office:value-type="float" office:value="134" calcext:value-type="float">
            <text:p>1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491]+1" office:value-type="float" office:value="228" calcext:value-type="float">
            <text:p>228</text:p>
          </table:table-cell>
          <table:table-cell table:formula="of:=[.B2491]" office:value-type="float" office:value="2" calcext:value-type="float">
            <text:p>2</text:p>
          </table:table-cell>
          <table:table-cell office:value-type="float" office:value="142.22095872" calcext:value-type="float">
            <text:p>142.22095872</text:p>
          </table:table-cell>
          <table:table-cell office:value-type="float" office:value="29.4103296" calcext:value-type="float">
            <text:p>29.4103296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92]+1" office:value-type="float" office:value="228" calcext:value-type="float">
            <text:p>228</text:p>
          </table:table-cell>
          <table:table-cell table:formula="of:=[.B2492]" office:value-type="float" office:value="3" calcext:value-type="float">
            <text:p>3</text:p>
          </table:table-cell>
          <table:table-cell office:value-type="float" office:value="126.127014912" calcext:value-type="float">
            <text:p>126.127014912</text:p>
          </table:table-cell>
          <table:table-cell office:value-type="float" office:value="29.9399184" calcext:value-type="float">
            <text:p>29.9399184</text:p>
          </table:table-cell>
          <table:table-cell office:value-type="float" office:value="125" calcext:value-type="float">
            <text:p>1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493]+1" office:value-type="float" office:value="228" calcext:value-type="float">
            <text:p>228</text:p>
          </table:table-cell>
          <table:table-cell table:formula="of:=[.B2493]" office:value-type="float" office:value="4" calcext:value-type="float">
            <text:p>4</text:p>
          </table:table-cell>
          <table:table-cell office:value-type="float" office:value="143.15771584" calcext:value-type="float">
            <text:p>143.15771584</text:p>
          </table:table-cell>
          <table:table-cell office:value-type="float" office:value="35.65847424" calcext:value-type="float">
            <text:p>35.65847424</text:p>
          </table:table-cell>
          <table:table-cell office:value-type="float" office:value="142" calcext:value-type="float">
            <text:p>1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494]+1" office:value-type="float" office:value="228" calcext:value-type="float">
            <text:p>228</text:p>
          </table:table-cell>
          <table:table-cell table:formula="of:=[.B2494]" office:value-type="float" office:value="5" calcext:value-type="float">
            <text:p>5</text:p>
          </table:table-cell>
          <table:table-cell office:value-type="float" office:value="168.0483776" calcext:value-type="float">
            <text:p>168.0483776</text:p>
          </table:table-cell>
          <table:table-cell office:value-type="float" office:value="32.16151968" calcext:value-type="float">
            <text:p>32.16151968</text:p>
          </table:table-cell>
          <table:table-cell office:value-type="float" office:value="168" calcext:value-type="float">
            <text:p>16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495]+1" office:value-type="float" office:value="228" calcext:value-type="float">
            <text:p>228</text:p>
          </table:table-cell>
          <table:table-cell table:formula="of:=[.B2495]" office:value-type="float" office:value="6" calcext:value-type="float">
            <text:p>6</text:p>
          </table:table-cell>
          <table:table-cell office:value-type="float" office:value="155.78043776" calcext:value-type="float">
            <text:p>155.78043776</text:p>
          </table:table-cell>
          <table:table-cell office:value-type="float" office:value="167.05926144" calcext:value-type="float">
            <text:p>167.05926144</text:p>
          </table:table-cell>
          <table:table-cell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496]+1" office:value-type="float" office:value="228" calcext:value-type="float">
            <text:p>228</text:p>
          </table:table-cell>
          <table:table-cell table:formula="of:=[.B2496]" office:value-type="float" office:value="7" calcext:value-type="float">
            <text:p>7</text:p>
          </table:table-cell>
          <table:table-cell office:value-type="float" office:value="137.41757568" calcext:value-type="float">
            <text:p>137.41757568</text:p>
          </table:table-cell>
          <table:table-cell office:value-type="float" office:value="180.5952096" calcext:value-type="float">
            <text:p>180.5952096</text:p>
          </table:table-cell>
          <table:table-cell office:value-type="float" office:value="139" calcext:value-type="float">
            <text:p>13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2497]+1" office:value-type="float" office:value="228" calcext:value-type="float">
            <text:p>228</text:p>
          </table:table-cell>
          <table:table-cell table:formula="of:=[.B2497]" office:value-type="float" office:value="8" calcext:value-type="float">
            <text:p>8</text:p>
          </table:table-cell>
          <table:table-cell office:value-type="float" office:value="131.13366848" calcext:value-type="float">
            <text:p>131.13366848</text:p>
          </table:table-cell>
          <table:table-cell office:value-type="float" office:value="180.55645728" calcext:value-type="float">
            <text:p>180.55645728</text:p>
          </table:table-cell>
          <table:table-cell office:value-type="float" office:value="129" calcext:value-type="float">
            <text:p>12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2498]+1" office:value-type="float" office:value="228" calcext:value-type="float">
            <text:p>228</text:p>
          </table:table-cell>
          <table:table-cell table:formula="of:=[.B2498]" office:value-type="float" office:value="9" calcext:value-type="float">
            <text:p>9</text:p>
          </table:table-cell>
          <table:table-cell office:value-type="float" office:value="113.13959808" calcext:value-type="float">
            <text:p>113.13959808</text:p>
          </table:table-cell>
          <table:table-cell office:value-type="float" office:value="168.4500672" calcext:value-type="float">
            <text:p>168.4500672</text:p>
          </table:table-cell>
          <table:table-cell office:value-type="float" office:value="111" calcext:value-type="float">
            <text:p>11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499]+1" office:value-type="float" office:value="228" calcext:value-type="float">
            <text:p>228</text:p>
          </table:table-cell>
          <table:table-cell table:formula="of:=[.B2499]" office:value-type="float" office:value="10" calcext:value-type="float">
            <text:p>10</text:p>
          </table:table-cell>
          <table:table-cell office:value-type="float" office:value="96.43795584" calcext:value-type="float">
            <text:p>96.43795584</text:p>
          </table:table-cell>
          <table:table-cell office:value-type="float" office:value="33.91259232" calcext:value-type="float">
            <text:p>33.91259232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500]+1" office:value-type="float" office:value="228" calcext:value-type="float">
            <text:p>228</text:p>
          </table:table-cell>
          <table:table-cell table:formula="of:=[.B2500]" office:value-type="float" office:value="11" calcext:value-type="float">
            <text:p>11</text:p>
          </table:table-cell>
          <table:table-cell office:value-type="float" office:value="125.670732544" calcext:value-type="float">
            <text:p>125.670732544</text:p>
          </table:table-cell>
          <table:table-cell office:value-type="float" office:value="35.6794656" calcext:value-type="float">
            <text:p>35.6794656</text:p>
          </table:table-cell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501]+1" office:value-type="float" office:value="229" calcext:value-type="float">
            <text:p>229</text:p>
          </table:table-cell>
          <table:table-cell table:formula="of:=[.B2501]" office:value-type="float" office:value="1" calcext:value-type="float">
            <text:p>1</text:p>
          </table:table-cell>
          <table:table-cell office:value-type="float" office:value="148.89839232" calcext:value-type="float">
            <text:p>148.89839232</text:p>
          </table:table-cell>
          <table:table-cell office:value-type="float" office:value="45.37913664" calcext:value-type="float">
            <text:p>45.37913664</text:p>
          </table:table-cell>
          <table:table-cell office:value-type="float" office:value="150" calcext:value-type="float">
            <text:p>1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502]+1" office:value-type="float" office:value="229" calcext:value-type="float">
            <text:p>229</text:p>
          </table:table-cell>
          <table:table-cell table:formula="of:=[.B2502]" office:value-type="float" office:value="2" calcext:value-type="float">
            <text:p>2</text:p>
          </table:table-cell>
          <table:table-cell office:value-type="float" office:value="155.46089216" calcext:value-type="float">
            <text:p>155.46089216</text:p>
          </table:table-cell>
          <table:table-cell office:value-type="float" office:value="34.4934816" calcext:value-type="float">
            <text:p>34.4934816</text:p>
          </table:table-cell>
          <table:table-cell office:value-type="float" office:value="158" calcext:value-type="float">
            <text:p>15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503]+1" office:value-type="float" office:value="229" calcext:value-type="float">
            <text:p>229</text:p>
          </table:table-cell>
          <table:table-cell table:formula="of:=[.B2503]" office:value-type="float" office:value="3" calcext:value-type="float">
            <text:p>3</text:p>
          </table:table-cell>
          <table:table-cell office:value-type="float" office:value="140.24496512" calcext:value-type="float">
            <text:p>140.24496512</text:p>
          </table:table-cell>
          <table:table-cell office:value-type="float" office:value="34.9150368" calcext:value-type="float">
            <text:p>34.9150368</text:p>
          </table:table-cell>
          <table:table-cell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504]+1" office:value-type="float" office:value="229" calcext:value-type="float">
            <text:p>229</text:p>
          </table:table-cell>
          <table:table-cell table:formula="of:=[.B2504]" office:value-type="float" office:value="4" calcext:value-type="float">
            <text:p>4</text:p>
          </table:table-cell>
          <table:table-cell office:value-type="float" office:value="156.80331776" calcext:value-type="float">
            <text:p>156.80331776</text:p>
          </table:table-cell>
          <table:table-cell office:value-type="float" office:value="40.2270528" calcext:value-type="float">
            <text:p>40.2270528</text:p>
          </table:table-cell>
          <table:table-cell office:value-type="float" office:value="158" calcext:value-type="float">
            <text:p>15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2505]+1" office:value-type="float" office:value="229" calcext:value-type="float">
            <text:p>229</text:p>
          </table:table-cell>
          <table:table-cell table:formula="of:=[.B2505]" office:value-type="float" office:value="5" calcext:value-type="float">
            <text:p>5</text:p>
          </table:table-cell>
          <table:table-cell office:value-type="float" office:value="180.6079872" calcext:value-type="float">
            <text:p>180.6079872</text:p>
          </table:table-cell>
          <table:table-cell office:value-type="float" office:value="36.69211584" calcext:value-type="float">
            <text:p>36.69211584</text:p>
          </table:table-cell>
          <table:table-cell office:value-type="float" office:value="182" calcext:value-type="float">
            <text:p>1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06]+1" office:value-type="float" office:value="229" calcext:value-type="float">
            <text:p>229</text:p>
          </table:table-cell>
          <table:table-cell table:formula="of:=[.B2506]" office:value-type="float" office:value="6" calcext:value-type="float">
            <text:p>6</text:p>
          </table:table-cell>
          <table:table-cell office:value-type="float" office:value="169.6947968" calcext:value-type="float">
            <text:p>169.6947968</text:p>
          </table:table-cell>
          <table:table-cell office:value-type="float" office:value="166.33084512" calcext:value-type="float">
            <text:p>166.33084512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507]+1" office:value-type="float" office:value="229" calcext:value-type="float">
            <text:p>229</text:p>
          </table:table-cell>
          <table:table-cell table:formula="of:=[.B2507]" office:value-type="float" office:value="7" calcext:value-type="float">
            <text:p>7</text:p>
          </table:table-cell>
          <table:table-cell office:value-type="float" office:value="153.47117056" calcext:value-type="float">
            <text:p>153.47117056</text:p>
          </table:table-cell>
          <table:table-cell office:value-type="float" office:value="178.81522176" calcext:value-type="float">
            <text:p>178.81522176</text:p>
          </table:table-cell>
          <table:table-cell office:value-type="float" office:value="150" calcext:value-type="float">
            <text:p>15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2508]+1" office:value-type="float" office:value="229" calcext:value-type="float">
            <text:p>229</text:p>
          </table:table-cell>
          <table:table-cell table:formula="of:=[.B2508]" office:value-type="float" office:value="8" calcext:value-type="float">
            <text:p>8</text:p>
          </table:table-cell>
          <table:table-cell office:value-type="float" office:value="146.45283328" calcext:value-type="float">
            <text:p>146.45283328</text:p>
          </table:table-cell>
          <table:table-cell office:value-type="float" office:value="178.6223664" calcext:value-type="float">
            <text:p>178.6223664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2509]+1" office:value-type="float" office:value="229" calcext:value-type="float">
            <text:p>229</text:p>
          </table:table-cell>
          <table:table-cell table:formula="of:=[.B2509]" office:value-type="float" office:value="9" calcext:value-type="float">
            <text:p>9</text:p>
          </table:table-cell>
          <table:table-cell office:value-type="float" office:value="129.220808064" calcext:value-type="float">
            <text:p>129.220808064</text:p>
          </table:table-cell>
          <table:table-cell office:value-type="float" office:value="167.828688" calcext:value-type="float">
            <text:p>167.828688</text:p>
          </table:table-cell>
          <table:table-cell office:value-type="float" office:value="127" calcext:value-type="float">
            <text:p>12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510]+1" office:value-type="float" office:value="229" calcext:value-type="float">
            <text:p>229</text:p>
          </table:table-cell>
          <table:table-cell table:formula="of:=[.B2510]" office:value-type="float" office:value="10" calcext:value-type="float">
            <text:p>10</text:p>
          </table:table-cell>
          <table:table-cell office:value-type="float" office:value="111.639168" calcext:value-type="float">
            <text:p>111.639168</text:p>
          </table:table-cell>
          <table:table-cell office:value-type="float" office:value="38.8201824" calcext:value-type="float">
            <text:p>38.8201824</text:p>
          </table:table-cell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511]+1" office:value-type="float" office:value="229" calcext:value-type="float">
            <text:p>229</text:p>
          </table:table-cell>
          <table:table-cell table:formula="of:=[.B2511]" office:value-type="float" office:value="11" calcext:value-type="float">
            <text:p>11</text:p>
          </table:table-cell>
          <table:table-cell office:value-type="float" office:value="139.41757056" calcext:value-type="float">
            <text:p>139.41757056</text:p>
          </table:table-cell>
          <table:table-cell office:value-type="float" office:value="39.66698496" calcext:value-type="float">
            <text:p>39.66698496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512]+1" office:value-type="float" office:value="230" calcext:value-type="float">
            <text:p>230</text:p>
          </table:table-cell>
          <table:table-cell table:formula="of:=[.B2512]" office:value-type="float" office:value="1" calcext:value-type="float">
            <text:p>1</text:p>
          </table:table-cell>
          <table:table-cell office:value-type="float" office:value="115.581152" calcext:value-type="float">
            <text:p>115.581152</text:p>
          </table:table-cell>
          <table:table-cell office:value-type="float" office:value="40.6501536" calcext:value-type="float">
            <text:p>40.6501536</text:p>
          </table:table-cell>
          <table:table-cell office:value-type="float" office:value="115" calcext:value-type="float">
            <text:p>1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513]+1" office:value-type="float" office:value="230" calcext:value-type="float">
            <text:p>230</text:p>
          </table:table-cell>
          <table:table-cell table:formula="of:=[.B2513]" office:value-type="float" office:value="2" calcext:value-type="float">
            <text:p>2</text:p>
          </table:table-cell>
          <table:table-cell office:value-type="float" office:value="123.59292928" calcext:value-type="float">
            <text:p>123.59292928</text:p>
          </table:table-cell>
          <table:table-cell office:value-type="float" office:value="29.6802048" calcext:value-type="float">
            <text:p>29.6802048</text:p>
          </table:table-cell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514]+1" office:value-type="float" office:value="230" calcext:value-type="float">
            <text:p>230</text:p>
          </table:table-cell>
          <table:table-cell table:formula="of:=[.B2514]" office:value-type="float" office:value="3" calcext:value-type="float">
            <text:p>3</text:p>
          </table:table-cell>
          <table:table-cell office:value-type="float" office:value="107.51217024" calcext:value-type="float">
            <text:p>107.51217024</text:p>
          </table:table-cell>
          <table:table-cell office:value-type="float" office:value="30.1367616" calcext:value-type="float">
            <text:p>30.1367616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515]+1" office:value-type="float" office:value="230" calcext:value-type="float">
            <text:p>230</text:p>
          </table:table-cell>
          <table:table-cell table:formula="of:=[.B2515]" office:value-type="float" office:value="4" calcext:value-type="float">
            <text:p>4</text:p>
          </table:table-cell>
          <table:table-cell office:value-type="float" office:value="124.0289088" calcext:value-type="float">
            <text:p>124.0289088</text:p>
          </table:table-cell>
          <table:table-cell office:value-type="float" office:value="36.637824" calcext:value-type="float">
            <text:p>36.637824</text:p>
          </table:table-cell>
          <table:table-cell office:value-type="float" office:value="123" calcext:value-type="float">
            <text:p>1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516]+1" office:value-type="float" office:value="230" calcext:value-type="float">
            <text:p>230</text:p>
          </table:table-cell>
          <table:table-cell table:formula="of:=[.B2516]" office:value-type="float" office:value="5" calcext:value-type="float">
            <text:p>5</text:p>
          </table:table-cell>
          <table:table-cell office:value-type="float" office:value="149.7468608" calcext:value-type="float">
            <text:p>149.7468608</text:p>
          </table:table-cell>
          <table:table-cell office:value-type="float" office:value="33.2345808" calcext:value-type="float">
            <text:p>33.2345808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517]+1" office:value-type="float" office:value="230" calcext:value-type="float">
            <text:p>230</text:p>
          </table:table-cell>
          <table:table-cell table:formula="of:=[.B2517]" office:value-type="float" office:value="6" calcext:value-type="float">
            <text:p>6</text:p>
          </table:table-cell>
          <table:table-cell office:value-type="float" office:value="135.628531456" calcext:value-type="float">
            <text:p>135.628531456</text:p>
          </table:table-cell>
          <table:table-cell office:value-type="float" office:value="167.1491376" calcext:value-type="float">
            <text:p>167.1491376</text:p>
          </table:table-cell>
          <table:table-cell office:value-type="float" office:value="131" calcext:value-type="float">
            <text:p>13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518]+1" office:value-type="float" office:value="230" calcext:value-type="float">
            <text:p>230</text:p>
          </table:table-cell>
          <table:table-cell table:formula="of:=[.B2518]" office:value-type="float" office:value="7" calcext:value-type="float">
            <text:p>7</text:p>
          </table:table-cell>
          <table:table-cell office:value-type="float" office:value="117.5318016" calcext:value-type="float">
            <text:p>117.5318016</text:p>
          </table:table-cell>
          <table:table-cell office:value-type="float" office:value="180.6146736" calcext:value-type="float">
            <text:p>180.6146736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2519]+1" office:value-type="float" office:value="230" calcext:value-type="float">
            <text:p>230</text:p>
          </table:table-cell>
          <table:table-cell table:formula="of:=[.B2519]" office:value-type="float" office:value="8" calcext:value-type="float">
            <text:p>8</text:p>
          </table:table-cell>
          <table:table-cell office:value-type="float" office:value="110.06065408" calcext:value-type="float">
            <text:p>110.06065408</text:p>
          </table:table-cell>
          <table:table-cell office:value-type="float" office:value="180.7353024" calcext:value-type="float">
            <text:p>180.7353024</text:p>
          </table:table-cell>
          <table:table-cell office:value-type="float" office:value="100" calcext:value-type="float">
            <text:p>10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2520]+1" office:value-type="float" office:value="230" calcext:value-type="float">
            <text:p>230</text:p>
          </table:table-cell>
          <table:table-cell table:formula="of:=[.B2520]" office:value-type="float" office:value="9" calcext:value-type="float">
            <text:p>9</text:p>
          </table:table-cell>
          <table:table-cell office:value-type="float" office:value="91.44699904" calcext:value-type="float">
            <text:p>91.44699904</text:p>
          </table:table-cell>
          <table:table-cell office:value-type="float" office:value="167.4862464" calcext:value-type="float">
            <text:p>167.4862464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521]+1" office:value-type="float" office:value="230" calcext:value-type="float">
            <text:p>230</text:p>
          </table:table-cell>
          <table:table-cell table:formula="of:=[.B2521]" office:value-type="float" office:value="10" calcext:value-type="float">
            <text:p>10</text:p>
          </table:table-cell>
          <table:table-cell office:value-type="float" office:value="76.962784" calcext:value-type="float">
            <text:p>76.962784</text:p>
          </table:table-cell>
          <table:table-cell office:value-type="float" office:value="33.85811232" calcext:value-type="float">
            <text:p>33.85811232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522]+1" office:value-type="float" office:value="230" calcext:value-type="float">
            <text:p>230</text:p>
          </table:table-cell>
          <table:table-cell table:formula="of:=[.B2522]" office:value-type="float" office:value="11" calcext:value-type="float">
            <text:p>11</text:p>
          </table:table-cell>
          <table:table-cell office:value-type="float" office:value="106.46995968" calcext:value-type="float">
            <text:p>106.46995968</text:p>
          </table:table-cell>
          <table:table-cell office:value-type="float" office:value="35.488752" calcext:value-type="float">
            <text:p>35.488752</text:p>
          </table:table-cell>
          <table:table-cell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523]+1" office:value-type="float" office:value="231" calcext:value-type="float">
            <text:p>231</text:p>
          </table:table-cell>
          <table:table-cell table:formula="of:=[.B2523]" office:value-type="float" office:value="1" calcext:value-type="float">
            <text:p>1</text:p>
          </table:table-cell>
          <table:table-cell office:value-type="float" office:value="112.563179008" calcext:value-type="float">
            <text:p>112.563179008</text:p>
          </table:table-cell>
          <table:table-cell office:value-type="float" office:value="40.7577264" calcext:value-type="float">
            <text:p>40.7577264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2524]+1" office:value-type="float" office:value="231" calcext:value-type="float">
            <text:p>231</text:p>
          </table:table-cell>
          <table:table-cell table:formula="of:=[.B2524]" office:value-type="float" office:value="2" calcext:value-type="float">
            <text:p>2</text:p>
          </table:table-cell>
          <table:table-cell office:value-type="float" office:value="120.050705408" calcext:value-type="float">
            <text:p>120.050705408</text:p>
          </table:table-cell>
          <table:table-cell office:value-type="float" office:value="29.6154432" calcext:value-type="float">
            <text:p>29.6154432</text:p>
          </table:table-cell>
          <table:table-cell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525]+1" office:value-type="float" office:value="231" calcext:value-type="float">
            <text:p>231</text:p>
          </table:table-cell>
          <table:table-cell table:formula="of:=[.B2525]" office:value-type="float" office:value="3" calcext:value-type="float">
            <text:p>3</text:p>
          </table:table-cell>
          <table:table-cell office:value-type="float" office:value="103.07940352" calcext:value-type="float">
            <text:p>103.07940352</text:p>
          </table:table-cell>
          <table:table-cell office:value-type="float" office:value="30.45384384" calcext:value-type="float">
            <text:p>30.45384384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526]+1" office:value-type="float" office:value="231" calcext:value-type="float">
            <text:p>231</text:p>
          </table:table-cell>
          <table:table-cell table:formula="of:=[.B2526]" office:value-type="float" office:value="4" calcext:value-type="float">
            <text:p>4</text:p>
          </table:table-cell>
          <table:table-cell office:value-type="float" office:value="120.450505216" calcext:value-type="float">
            <text:p>120.450505216</text:p>
          </table:table-cell>
          <table:table-cell office:value-type="float" office:value="36.0088608" calcext:value-type="float">
            <text:p>36.0088608</text:p>
          </table:table-cell>
          <table:table-cell office:value-type="float" office:value="115" calcext:value-type="float">
            <text:p>11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27]+1" office:value-type="float" office:value="231" calcext:value-type="float">
            <text:p>231</text:p>
          </table:table-cell>
          <table:table-cell table:formula="of:=[.B2527]" office:value-type="float" office:value="5" calcext:value-type="float">
            <text:p>5</text:p>
          </table:table-cell>
          <table:table-cell office:value-type="float" office:value="146.91650048" calcext:value-type="float">
            <text:p>146.91650048</text:p>
          </table:table-cell>
          <table:table-cell office:value-type="float" office:value="33.62963136" calcext:value-type="float">
            <text:p>33.62963136</text:p>
          </table:table-cell>
          <table:table-cell office:value-type="float" office:value="139" calcext:value-type="float">
            <text:p>1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528]+1" office:value-type="float" office:value="231" calcext:value-type="float">
            <text:p>231</text:p>
          </table:table-cell>
          <table:table-cell table:formula="of:=[.B2528]" office:value-type="float" office:value="6" calcext:value-type="float">
            <text:p>6</text:p>
          </table:table-cell>
          <table:table-cell office:value-type="float" office:value="135.374434048" calcext:value-type="float">
            <text:p>135.374434048</text:p>
          </table:table-cell>
          <table:table-cell office:value-type="float" office:value="166.0878336" calcext:value-type="float">
            <text:p>166.0878336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529]+1" office:value-type="float" office:value="231" calcext:value-type="float">
            <text:p>231</text:p>
          </table:table-cell>
          <table:table-cell table:formula="of:=[.B2529]" office:value-type="float" office:value="7" calcext:value-type="float">
            <text:p>7</text:p>
          </table:table-cell>
          <table:table-cell office:value-type="float" office:value="117.62826752" calcext:value-type="float">
            <text:p>117.62826752</text:p>
          </table:table-cell>
          <table:table-cell office:value-type="float" office:value="179.24328" calcext:value-type="float">
            <text:p>179.24328</text:p>
          </table:table-cell>
          <table:table-cell office:value-type="float" office:value="110" calcext:value-type="float">
            <text:p>11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2530]+1" office:value-type="float" office:value="231" calcext:value-type="float">
            <text:p>231</text:p>
          </table:table-cell>
          <table:table-cell table:formula="of:=[.B2530]" office:value-type="float" office:value="8" calcext:value-type="float">
            <text:p>8</text:p>
          </table:table-cell>
          <table:table-cell office:value-type="float" office:value="109.18573952" calcext:value-type="float">
            <text:p>109.18573952</text:p>
          </table:table-cell>
          <table:table-cell office:value-type="float" office:value="179.4552192" calcext:value-type="float">
            <text:p>179.4552192</text:p>
          </table:table-cell>
          <table:table-cell office:value-type="float" office:value="102" calcext:value-type="float">
            <text:p>10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2531]+1" office:value-type="float" office:value="231" calcext:value-type="float">
            <text:p>231</text:p>
          </table:table-cell>
          <table:table-cell table:formula="of:=[.B2531]" office:value-type="float" office:value="9" calcext:value-type="float">
            <text:p>9</text:p>
          </table:table-cell>
          <table:table-cell office:value-type="float" office:value="90.42393856" calcext:value-type="float">
            <text:p>90.42393856</text:p>
          </table:table-cell>
          <table:table-cell office:value-type="float" office:value="167.8891392" calcext:value-type="float">
            <text:p>167.8891392</text:p>
          </table:table-cell>
          <table:table-cell office:value-type="float" office:value="87" calcext:value-type="float">
            <text:p>8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532]+1" office:value-type="float" office:value="231" calcext:value-type="float">
            <text:p>231</text:p>
          </table:table-cell>
          <table:table-cell table:formula="of:=[.B2532]" office:value-type="float" office:value="10" calcext:value-type="float">
            <text:p>10</text:p>
          </table:table-cell>
          <table:table-cell office:value-type="float" office:value="74.69336704" calcext:value-type="float">
            <text:p>74.69336704</text:p>
          </table:table-cell>
          <table:table-cell office:value-type="float" office:value="35.7918624" calcext:value-type="float">
            <text:p>35.7918624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2533]+1" office:value-type="float" office:value="231" calcext:value-type="float">
            <text:p>231</text:p>
          </table:table-cell>
          <table:table-cell table:formula="of:=[.B2533]" office:value-type="float" office:value="11" calcext:value-type="float">
            <text:p>11</text:p>
          </table:table-cell>
          <table:table-cell office:value-type="float" office:value="103.21031168" calcext:value-type="float">
            <text:p>103.21031168</text:p>
          </table:table-cell>
          <table:table-cell office:value-type="float" office:value="35.57655744" calcext:value-type="float">
            <text:p>35.57655744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534]+1" office:value-type="float" office:value="232" calcext:value-type="float">
            <text:p>232</text:p>
          </table:table-cell>
          <table:table-cell table:formula="of:=[.B2534]" office:value-type="float" office:value="1" calcext:value-type="float">
            <text:p>1</text:p>
          </table:table-cell>
          <table:table-cell office:value-type="float" office:value="124.728452736" calcext:value-type="float">
            <text:p>124.728452736</text:p>
          </table:table-cell>
          <table:table-cell office:value-type="float" office:value="46.25340864" calcext:value-type="float">
            <text:p>46.25340864</text:p>
          </table:table-cell>
          <table:table-cell office:value-type="float" office:value="124" calcext:value-type="float">
            <text:p>1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2535]+1" office:value-type="float" office:value="232" calcext:value-type="float">
            <text:p>232</text:p>
          </table:table-cell>
          <table:table-cell table:formula="of:=[.B2535]" office:value-type="float" office:value="2" calcext:value-type="float">
            <text:p>2</text:p>
          </table:table-cell>
          <table:table-cell office:value-type="float" office:value="132.385090816" calcext:value-type="float">
            <text:p>132.385090816</text:p>
          </table:table-cell>
          <table:table-cell office:value-type="float" office:value="33.9728448" calcext:value-type="float">
            <text:p>33.9728448</text:p>
          </table:table-cell>
          <table:table-cell office:value-type="float" office:value="130" calcext:value-type="float">
            <text:p>1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536]+1" office:value-type="float" office:value="232" calcext:value-type="float">
            <text:p>232</text:p>
          </table:table-cell>
          <table:table-cell table:formula="of:=[.B2536]" office:value-type="float" office:value="3" calcext:value-type="float">
            <text:p>3</text:p>
          </table:table-cell>
          <table:table-cell office:value-type="float" office:value="116.290747648" calcext:value-type="float">
            <text:p>116.290747648</text:p>
          </table:table-cell>
          <table:table-cell office:value-type="float" office:value="35.2734144" calcext:value-type="float">
            <text:p>35.2734144</text:p>
          </table:table-cell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537]+1" office:value-type="float" office:value="232" calcext:value-type="float">
            <text:p>232</text:p>
          </table:table-cell>
          <table:table-cell table:formula="of:=[.B2537]" office:value-type="float" office:value="4" calcext:value-type="float">
            <text:p>4</text:p>
          </table:table-cell>
          <table:table-cell office:value-type="float" office:value="132.9943232" calcext:value-type="float">
            <text:p>132.9943232</text:p>
          </table:table-cell>
          <table:table-cell office:value-type="float" office:value="41.6389344" calcext:value-type="float">
            <text:p>41.6389344</text:p>
          </table:table-cell>
          <table:table-cell office:value-type="float" office:value="132" calcext:value-type="float">
            <text:p>1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38]+1" office:value-type="float" office:value="232" calcext:value-type="float">
            <text:p>232</text:p>
          </table:table-cell>
          <table:table-cell table:formula="of:=[.B2538]" office:value-type="float" office:value="5" calcext:value-type="float">
            <text:p>5</text:p>
          </table:table-cell>
          <table:table-cell office:value-type="float" office:value="157.08337152" calcext:value-type="float">
            <text:p>157.08337152</text:p>
          </table:table-cell>
          <table:table-cell office:value-type="float" office:value="38.06344992" calcext:value-type="float">
            <text:p>38.06344992</text:p>
          </table:table-cell>
          <table:table-cell office:value-type="float" office:value="156" calcext:value-type="float">
            <text:p>15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2539]+1" office:value-type="float" office:value="232" calcext:value-type="float">
            <text:p>232</text:p>
          </table:table-cell>
          <table:table-cell table:formula="of:=[.B2539]" office:value-type="float" office:value="6" calcext:value-type="float">
            <text:p>6</text:p>
          </table:table-cell>
          <table:table-cell office:value-type="float" office:value="144.56332032" calcext:value-type="float">
            <text:p>144.56332032</text:p>
          </table:table-cell>
          <table:table-cell office:value-type="float" office:value="169.29424704" calcext:value-type="float">
            <text:p>169.29424704</text:p>
          </table:table-cell>
          <table:table-cell office:value-type="float" office:value="146" calcext:value-type="float">
            <text:p>14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540]+1" office:value-type="float" office:value="232" calcext:value-type="float">
            <text:p>232</text:p>
          </table:table-cell>
          <table:table-cell table:formula="of:=[.B2540]" office:value-type="float" office:value="7" calcext:value-type="float">
            <text:p>7</text:p>
          </table:table-cell>
          <table:table-cell office:value-type="float" office:value="127.9125559296" calcext:value-type="float">
            <text:p>127.9125559296</text:p>
          </table:table-cell>
          <table:table-cell office:value-type="float" office:value="181.8565056" calcext:value-type="float">
            <text:p>181.8565056</text:p>
          </table:table-cell>
          <table:table-cell office:value-type="float" office:value="128" calcext:value-type="float">
            <text:p>12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2541]+1" office:value-type="float" office:value="232" calcext:value-type="float">
            <text:p>232</text:p>
          </table:table-cell>
          <table:table-cell table:formula="of:=[.B2541]" office:value-type="float" office:value="8" calcext:value-type="float">
            <text:p>8</text:p>
          </table:table-cell>
          <table:table-cell office:value-type="float" office:value="121.39551744" calcext:value-type="float">
            <text:p>121.39551744</text:p>
          </table:table-cell>
          <table:table-cell office:value-type="float" office:value="182.9868672" calcext:value-type="float">
            <text:p>182.9868672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2542]+1" office:value-type="float" office:value="232" calcext:value-type="float">
            <text:p>232</text:p>
          </table:table-cell>
          <table:table-cell table:formula="of:=[.B2542]" office:value-type="float" office:value="9" calcext:value-type="float">
            <text:p>9</text:p>
          </table:table-cell>
          <table:table-cell office:value-type="float" office:value="104.55943552" calcext:value-type="float">
            <text:p>104.55943552</text:p>
          </table:table-cell>
          <table:table-cell office:value-type="float" office:value="170.22148128" calcext:value-type="float">
            <text:p>170.22148128</text:p>
          </table:table-cell>
          <table:table-cell office:value-type="float" office:value="102" calcext:value-type="float">
            <text:p>10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543]+1" office:value-type="float" office:value="232" calcext:value-type="float">
            <text:p>232</text:p>
          </table:table-cell>
          <table:table-cell table:formula="of:=[.B2543]" office:value-type="float" office:value="10" calcext:value-type="float">
            <text:p>10</text:p>
          </table:table-cell>
          <table:table-cell office:value-type="float" office:value="88.08580352" calcext:value-type="float">
            <text:p>88.08580352</text:p>
          </table:table-cell>
          <table:table-cell office:value-type="float" office:value="39.5060544" calcext:value-type="float">
            <text:p>39.5060544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544]+1" office:value-type="float" office:value="232" calcext:value-type="float">
            <text:p>232</text:p>
          </table:table-cell>
          <table:table-cell table:formula="of:=[.B2544]" office:value-type="float" office:value="11" calcext:value-type="float">
            <text:p>11</text:p>
          </table:table-cell>
          <table:table-cell office:value-type="float" office:value="117.51099136" calcext:value-type="float">
            <text:p>117.51099136</text:p>
          </table:table-cell>
          <table:table-cell office:value-type="float" office:value="41.4319728" calcext:value-type="float">
            <text:p>41.4319728</text:p>
          </table:table-cell>
          <table:table-cell office:value-type="float" office:value="115" calcext:value-type="float">
            <text:p>11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45]+1" office:value-type="float" office:value="233" calcext:value-type="float">
            <text:p>233</text:p>
          </table:table-cell>
          <table:table-cell table:formula="of:=[.B2545]" office:value-type="float" office:value="1" calcext:value-type="float">
            <text:p>1</text:p>
          </table:table-cell>
          <table:table-cell office:value-type="float" office:value="116.945805568" calcext:value-type="float">
            <text:p>116.945805568</text:p>
          </table:table-cell>
          <table:table-cell office:value-type="float" office:value="30.429648" calcext:value-type="float">
            <text:p>30.429648</text:p>
          </table:table-cell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546]+1" office:value-type="float" office:value="233" calcext:value-type="float">
            <text:p>233</text:p>
          </table:table-cell>
          <table:table-cell table:formula="of:=[.B2546]" office:value-type="float" office:value="2" calcext:value-type="float">
            <text:p>2</text:p>
          </table:table-cell>
          <table:table-cell office:value-type="float" office:value="124.43966848" calcext:value-type="float">
            <text:p>124.43966848</text:p>
          </table:table-cell>
          <table:table-cell office:value-type="float" office:value="19.29247296" calcext:value-type="float">
            <text:p>19.29247296</text:p>
          </table:table-cell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547]+1" office:value-type="float" office:value="233" calcext:value-type="float">
            <text:p>233</text:p>
          </table:table-cell>
          <table:table-cell table:formula="of:=[.B2547]" office:value-type="float" office:value="3" calcext:value-type="float">
            <text:p>3</text:p>
          </table:table-cell>
          <table:table-cell office:value-type="float" office:value="107.9603584" calcext:value-type="float">
            <text:p>107.9603584</text:p>
          </table:table-cell>
          <table:table-cell office:value-type="float" office:value="18.9669504" calcext:value-type="float">
            <text:p>18.9669504</text:p>
          </table:table-cell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548]+1" office:value-type="float" office:value="233" calcext:value-type="float">
            <text:p>233</text:p>
          </table:table-cell>
          <table:table-cell table:formula="of:=[.B2548]" office:value-type="float" office:value="4" calcext:value-type="float">
            <text:p>4</text:p>
          </table:table-cell>
          <table:table-cell office:value-type="float" office:value="125.5273568" calcext:value-type="float">
            <text:p>125.5273568</text:p>
          </table:table-cell>
          <table:table-cell office:value-type="float" office:value="25.8145632" calcext:value-type="float">
            <text:p>25.8145632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549]+1" office:value-type="float" office:value="233" calcext:value-type="float">
            <text:p>233</text:p>
          </table:table-cell>
          <table:table-cell table:formula="of:=[.B2549]" office:value-type="float" office:value="5" calcext:value-type="float">
            <text:p>5</text:p>
          </table:table-cell>
          <table:table-cell office:value-type="float" office:value="152.04349184" calcext:value-type="float">
            <text:p>152.04349184</text:p>
          </table:table-cell>
          <table:table-cell office:value-type="float" office:value="23.97555552" calcext:value-type="float">
            <text:p>23.97555552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550]+1" office:value-type="float" office:value="233" calcext:value-type="float">
            <text:p>233</text:p>
          </table:table-cell>
          <table:table-cell table:formula="of:=[.B2550]" office:value-type="float" office:value="6" calcext:value-type="float">
            <text:p>6</text:p>
          </table:table-cell>
          <table:table-cell office:value-type="float" office:value="136.00256" calcext:value-type="float">
            <text:p>136.00256</text:p>
          </table:table-cell>
          <table:table-cell office:value-type="float" office:value="161.6680416" calcext:value-type="float">
            <text:p>161.6680416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2551]+1" office:value-type="float" office:value="233" calcext:value-type="float">
            <text:p>233</text:p>
          </table:table-cell>
          <table:table-cell table:formula="of:=[.B2551]" office:value-type="float" office:value="7" calcext:value-type="float">
            <text:p>7</text:p>
          </table:table-cell>
          <table:table-cell office:value-type="float" office:value="117.2678016" calcext:value-type="float">
            <text:p>117.2678016</text:p>
          </table:table-cell>
          <table:table-cell office:value-type="float" office:value="175.4383392" calcext:value-type="float">
            <text:p>175.4383392</text:p>
          </table:table-cell>
          <table:table-cell office:value-type="float" office:value="117" calcext:value-type="float">
            <text:p>1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2552]+1" office:value-type="float" office:value="233" calcext:value-type="float">
            <text:p>233</text:p>
          </table:table-cell>
          <table:table-cell table:formula="of:=[.B2552]" office:value-type="float" office:value="8" calcext:value-type="float">
            <text:p>8</text:p>
          </table:table-cell>
          <table:table-cell office:value-type="float" office:value="110.16580736" calcext:value-type="float">
            <text:p>110.16580736</text:p>
          </table:table-cell>
          <table:table-cell office:value-type="float" office:value="175.1672256" calcext:value-type="float">
            <text:p>175.1672256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2553]+1" office:value-type="float" office:value="233" calcext:value-type="float">
            <text:p>233</text:p>
          </table:table-cell>
          <table:table-cell table:formula="of:=[.B2553]" office:value-type="float" office:value="9" calcext:value-type="float">
            <text:p>9</text:p>
          </table:table-cell>
          <table:table-cell office:value-type="float" office:value="91.4514432" calcext:value-type="float">
            <text:p>91.4514432</text:p>
          </table:table-cell>
          <table:table-cell office:value-type="float" office:value="161.842656" calcext:value-type="float">
            <text:p>161.842656</text:p>
          </table:table-cell>
          <table:table-cell office:value-type="float" office:value="92" calcext:value-type="float">
            <text:p>9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554]+1" office:value-type="float" office:value="233" calcext:value-type="float">
            <text:p>233</text:p>
          </table:table-cell>
          <table:table-cell table:formula="of:=[.B2554]" office:value-type="float" office:value="10" calcext:value-type="float">
            <text:p>10</text:p>
          </table:table-cell>
          <table:table-cell office:value-type="float" office:value="77.409664" calcext:value-type="float">
            <text:p>77.409664</text:p>
          </table:table-cell>
          <table:table-cell office:value-type="float" office:value="23.1676224" calcext:value-type="float">
            <text:p>23.1676224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555]+1" office:value-type="float" office:value="233" calcext:value-type="float">
            <text:p>233</text:p>
          </table:table-cell>
          <table:table-cell table:formula="of:=[.B2555]" office:value-type="float" office:value="11" calcext:value-type="float">
            <text:p>11</text:p>
          </table:table-cell>
          <table:table-cell office:value-type="float" office:value="107.8439488" calcext:value-type="float">
            <text:p>107.8439488</text:p>
          </table:table-cell>
          <table:table-cell office:value-type="float" office:value="25.8723792" calcext:value-type="float">
            <text:p>25.8723792</text:p>
          </table:table-cell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556]+1" office:value-type="float" office:value="234" calcext:value-type="float">
            <text:p>234</text:p>
          </table:table-cell>
          <table:table-cell table:formula="of:=[.B2556]" office:value-type="float" office:value="1" calcext:value-type="float">
            <text:p>1</text:p>
          </table:table-cell>
          <table:table-cell office:value-type="float" office:value="129.439518976" calcext:value-type="float">
            <text:p>129.439518976</text:p>
          </table:table-cell>
          <table:table-cell office:value-type="float" office:value="34.20639072" calcext:value-type="float">
            <text:p>34.2063907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557]+1" office:value-type="float" office:value="234" calcext:value-type="float">
            <text:p>234</text:p>
          </table:table-cell>
          <table:table-cell table:formula="of:=[.B2557]" office:value-type="float" office:value="2" calcext:value-type="float">
            <text:p>2</text:p>
          </table:table-cell>
          <table:table-cell office:value-type="float" office:value="136.6975744" calcext:value-type="float">
            <text:p>136.6975744</text:p>
          </table:table-cell>
          <table:table-cell office:value-type="float" office:value="23.4191664" calcext:value-type="float">
            <text:p>23.4191664</text:p>
          </table:table-cell>
          <table:table-cell office:value-type="float" office:value="133" calcext:value-type="float">
            <text:p>1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558]+1" office:value-type="float" office:value="234" calcext:value-type="float">
            <text:p>234</text:p>
          </table:table-cell>
          <table:table-cell table:formula="of:=[.B2558]" office:value-type="float" office:value="3" calcext:value-type="float">
            <text:p>3</text:p>
          </table:table-cell>
          <table:table-cell office:value-type="float" office:value="120.26449664" calcext:value-type="float">
            <text:p>120.26449664</text:p>
          </table:table-cell>
          <table:table-cell office:value-type="float" office:value="23.8048272" calcext:value-type="float">
            <text:p>23.8048272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559]+1" office:value-type="float" office:value="234" calcext:value-type="float">
            <text:p>234</text:p>
          </table:table-cell>
          <table:table-cell table:formula="of:=[.B2559]" office:value-type="float" office:value="4" calcext:value-type="float">
            <text:p>4</text:p>
          </table:table-cell>
          <table:table-cell office:value-type="float" office:value="137.784946432" calcext:value-type="float">
            <text:p>137.784946432</text:p>
          </table:table-cell>
          <table:table-cell office:value-type="float" office:value="29.6375904" calcext:value-type="float">
            <text:p>29.6375904</text:p>
          </table:table-cell>
          <table:table-cell office:value-type="float" office:value="136" calcext:value-type="float">
            <text:p>1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560]+1" office:value-type="float" office:value="234" calcext:value-type="float">
            <text:p>234</text:p>
          </table:table-cell>
          <table:table-cell table:formula="of:=[.B2560]" office:value-type="float" office:value="5" calcext:value-type="float">
            <text:p>5</text:p>
          </table:table-cell>
          <table:table-cell office:value-type="float" office:value="164.24983552" calcext:value-type="float">
            <text:p>164.24983552</text:p>
          </table:table-cell>
          <table:table-cell office:value-type="float" office:value="26.3535456" calcext:value-type="float">
            <text:p>26.3535456</text:p>
          </table:table-cell>
          <table:table-cell office:value-type="float" office:value="163" calcext:value-type="float">
            <text:p>1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561]+1" office:value-type="float" office:value="234" calcext:value-type="float">
            <text:p>234</text:p>
          </table:table-cell>
          <table:table-cell table:formula="of:=[.B2561]" office:value-type="float" office:value="6" calcext:value-type="float">
            <text:p>6</text:p>
          </table:table-cell>
          <table:table-cell office:value-type="float" office:value="148.53869056" calcext:value-type="float">
            <text:p>148.53869056</text:p>
          </table:table-cell>
          <table:table-cell office:value-type="float" office:value="163.68687072" calcext:value-type="float">
            <text:p>163.68687072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2562]+1" office:value-type="float" office:value="234" calcext:value-type="float">
            <text:p>234</text:p>
          </table:table-cell>
          <table:table-cell table:formula="of:=[.B2562]" office:value-type="float" office:value="7" calcext:value-type="float">
            <text:p>7</text:p>
          </table:table-cell>
          <table:table-cell office:value-type="float" office:value="130.18472192" calcext:value-type="float">
            <text:p>130.18472192</text:p>
          </table:table-cell>
          <table:table-cell office:value-type="float" office:value="177.04536" calcext:value-type="float">
            <text:p>177.04536</text:p>
          </table:table-cell>
          <table:table-cell office:value-type="float" office:value="132" calcext:value-type="float">
            <text:p>1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2563]+1" office:value-type="float" office:value="234" calcext:value-type="float">
            <text:p>234</text:p>
          </table:table-cell>
          <table:table-cell table:formula="of:=[.B2563]" office:value-type="float" office:value="8" calcext:value-type="float">
            <text:p>8</text:p>
          </table:table-cell>
          <table:table-cell office:value-type="float" office:value="122.837501952" calcext:value-type="float">
            <text:p>122.837501952</text:p>
          </table:table-cell>
          <table:table-cell office:value-type="float" office:value="176.8719744" calcext:value-type="float">
            <text:p>176.8719744</text:p>
          </table:table-cell>
          <table:table-cell office:value-type="float" office:value="124" calcext:value-type="float">
            <text:p>12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2564]+1" office:value-type="float" office:value="234" calcext:value-type="float">
            <text:p>234</text:p>
          </table:table-cell>
          <table:table-cell table:formula="of:=[.B2564]" office:value-type="float" office:value="9" calcext:value-type="float">
            <text:p>9</text:p>
          </table:table-cell>
          <table:table-cell office:value-type="float" office:value="105.65099776" calcext:value-type="float">
            <text:p>105.65099776</text:p>
          </table:table-cell>
          <table:table-cell office:value-type="float" office:value="164.007216" calcext:value-type="float">
            <text:p>164.007216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565]+1" office:value-type="float" office:value="234" calcext:value-type="float">
            <text:p>234</text:p>
          </table:table-cell>
          <table:table-cell table:formula="of:=[.B2565]" office:value-type="float" office:value="10" calcext:value-type="float">
            <text:p>10</text:p>
          </table:table-cell>
          <table:table-cell office:value-type="float" office:value="90.72985088" calcext:value-type="float">
            <text:p>90.72985088</text:p>
          </table:table-cell>
          <table:table-cell office:value-type="float" office:value="27.5451456" calcext:value-type="float">
            <text:p>27.5451456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566]+1" office:value-type="float" office:value="234" calcext:value-type="float">
            <text:p>234</text:p>
          </table:table-cell>
          <table:table-cell table:formula="of:=[.B2566]" office:value-type="float" office:value="11" calcext:value-type="float">
            <text:p>11</text:p>
          </table:table-cell>
          <table:table-cell office:value-type="float" office:value="120.09506368" calcext:value-type="float">
            <text:p>120.09506368</text:p>
          </table:table-cell>
          <table:table-cell office:value-type="float" office:value="29.58036768" calcext:value-type="float">
            <text:p>29.58036768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567]+1" office:value-type="float" office:value="235" calcext:value-type="float">
            <text:p>235</text:p>
          </table:table-cell>
          <table:table-cell table:formula="of:=[.B2567]" office:value-type="float" office:value="1" calcext:value-type="float">
            <text:p>1</text:p>
          </table:table-cell>
          <table:table-cell office:value-type="float" office:value="134.170638976" calcext:value-type="float">
            <text:p>134.170638976</text:p>
          </table:table-cell>
          <table:table-cell office:value-type="float" office:value="29.13273216" calcext:value-type="float">
            <text:p>29.13273216</text:p>
          </table:table-cell>
          <table:table-cell office:value-type="float" office:value="135" calcext:value-type="float">
            <text:p>1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568]+1" office:value-type="float" office:value="235" calcext:value-type="float">
            <text:p>235</text:p>
          </table:table-cell>
          <table:table-cell table:formula="of:=[.B2568]" office:value-type="float" office:value="2" calcext:value-type="float">
            <text:p>2</text:p>
          </table:table-cell>
          <table:table-cell office:value-type="float" office:value="142.6415488" calcext:value-type="float">
            <text:p>142.6415488</text:p>
          </table:table-cell>
          <table:table-cell office:value-type="float" office:value="17.29953024" calcext:value-type="float">
            <text:p>17.29953024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569]+1" office:value-type="float" office:value="235" calcext:value-type="float">
            <text:p>235</text:p>
          </table:table-cell>
          <table:table-cell table:formula="of:=[.B2569]" office:value-type="float" office:value="3" calcext:value-type="float">
            <text:p>3</text:p>
          </table:table-cell>
          <table:table-cell office:value-type="float" office:value="125.325821184" calcext:value-type="float">
            <text:p>125.325821184</text:p>
          </table:table-cell>
          <table:table-cell office:value-type="float" office:value="16.9782528" calcext:value-type="float">
            <text:p>16.9782528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570]+1" office:value-type="float" office:value="235" calcext:value-type="float">
            <text:p>235</text:p>
          </table:table-cell>
          <table:table-cell table:formula="of:=[.B2570]" office:value-type="float" office:value="4" calcext:value-type="float">
            <text:p>4</text:p>
          </table:table-cell>
          <table:table-cell office:value-type="float" office:value="142.854318592" calcext:value-type="float">
            <text:p>142.854318592</text:p>
          </table:table-cell>
          <table:table-cell office:value-type="float" office:value="23.0463408" calcext:value-type="float">
            <text:p>23.046340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571]+1" office:value-type="float" office:value="235" calcext:value-type="float">
            <text:p>235</text:p>
          </table:table-cell>
          <table:table-cell table:formula="of:=[.B2571]" office:value-type="float" office:value="5" calcext:value-type="float">
            <text:p>5</text:p>
          </table:table-cell>
          <table:table-cell office:value-type="float" office:value="169.05383296" calcext:value-type="float">
            <text:p>169.05383296</text:p>
          </table:table-cell>
          <table:table-cell office:value-type="float" office:value="22.1942016" calcext:value-type="float">
            <text:p>22.1942016</text:p>
          </table:table-cell>
          <table:table-cell office:value-type="float" office:value="170" calcext:value-type="float">
            <text:p>1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572]+1" office:value-type="float" office:value="235" calcext:value-type="float">
            <text:p>235</text:p>
          </table:table-cell>
          <table:table-cell table:formula="of:=[.B2572]" office:value-type="float" office:value="6" calcext:value-type="float">
            <text:p>6</text:p>
          </table:table-cell>
          <table:table-cell office:value-type="float" office:value="148.7629952" calcext:value-type="float">
            <text:p>148.7629952</text:p>
          </table:table-cell>
          <table:table-cell office:value-type="float" office:value="161.77241664" calcext:value-type="float">
            <text:p>161.77241664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573]+1" office:value-type="float" office:value="235" calcext:value-type="float">
            <text:p>235</text:p>
          </table:table-cell>
          <table:table-cell table:formula="of:=[.B2573]" office:value-type="float" office:value="7" calcext:value-type="float">
            <text:p>7</text:p>
          </table:table-cell>
          <table:table-cell office:value-type="float" office:value="129.871869568" calcext:value-type="float">
            <text:p>129.871869568</text:p>
          </table:table-cell>
          <table:table-cell office:value-type="float" office:value="175.0480704" calcext:value-type="float">
            <text:p>175.0480704</text:p>
          </table:table-cell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2574]+1" office:value-type="float" office:value="235" calcext:value-type="float">
            <text:p>235</text:p>
          </table:table-cell>
          <table:table-cell table:formula="of:=[.B2574]" office:value-type="float" office:value="8" calcext:value-type="float">
            <text:p>8</text:p>
          </table:table-cell>
          <table:table-cell office:value-type="float" office:value="123.3893632" calcext:value-type="float">
            <text:p>123.3893632</text:p>
          </table:table-cell>
          <table:table-cell office:value-type="float" office:value="174.5167392" calcext:value-type="float">
            <text:p>174.5167392</text:p>
          </table:table-cell>
          <table:table-cell office:value-type="float" office:value="121" calcext:value-type="float">
            <text:p>1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2575]+1" office:value-type="float" office:value="235" calcext:value-type="float">
            <text:p>235</text:p>
          </table:table-cell>
          <table:table-cell table:formula="of:=[.B2575]" office:value-type="float" office:value="9" calcext:value-type="float">
            <text:p>9</text:p>
          </table:table-cell>
          <table:table-cell office:value-type="float" office:value="105.91190016" calcext:value-type="float">
            <text:p>105.91190016</text:p>
          </table:table-cell>
          <table:table-cell office:value-type="float" office:value="161.4343968" calcext:value-type="float">
            <text:p>161.4343968</text:p>
          </table:table-cell>
          <table:table-cell office:value-type="float" office:value="105" calcext:value-type="float">
            <text:p>10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2576]+1" office:value-type="float" office:value="235" calcext:value-type="float">
            <text:p>235</text:p>
          </table:table-cell>
          <table:table-cell table:formula="of:=[.B2576]" office:value-type="float" office:value="10" calcext:value-type="float">
            <text:p>10</text:p>
          </table:table-cell>
          <table:table-cell office:value-type="float" office:value="94.74953472" calcext:value-type="float">
            <text:p>94.74953472</text:p>
          </table:table-cell>
          <table:table-cell office:value-type="float" office:value="20.2092384" calcext:value-type="float">
            <text:p>20.20923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2577]+1" office:value-type="float" office:value="235" calcext:value-type="float">
            <text:p>235</text:p>
          </table:table-cell>
          <table:table-cell table:formula="of:=[.B2577]" office:value-type="float" office:value="11" calcext:value-type="float">
            <text:p>11</text:p>
          </table:table-cell>
          <table:table-cell office:value-type="float" office:value="124.827055872" calcext:value-type="float">
            <text:p>124.827055872</text:p>
          </table:table-cell>
          <table:table-cell office:value-type="float" office:value="23.6001216" calcext:value-type="float">
            <text:p>23.6001216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578]+1" office:value-type="float" office:value="236" calcext:value-type="float">
            <text:p>236</text:p>
          </table:table-cell>
          <table:table-cell table:formula="of:=[.B2578]" office:value-type="float" office:value="1" calcext:value-type="float">
            <text:p>1</text:p>
          </table:table-cell>
          <table:table-cell office:value-type="float" office:value="134.84019968" calcext:value-type="float">
            <text:p>134.84019968</text:p>
          </table:table-cell>
          <table:table-cell office:value-type="float" office:value="40.7410416" calcext:value-type="float">
            <text:p>40.7410416</text:p>
          </table:table-cell>
          <table:table-cell office:value-type="float" office:value="134" calcext:value-type="float">
            <text:p>1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2579]+1" office:value-type="float" office:value="236" calcext:value-type="float">
            <text:p>236</text:p>
          </table:table-cell>
          <table:table-cell table:formula="of:=[.B2579]" office:value-type="float" office:value="2" calcext:value-type="float">
            <text:p>2</text:p>
          </table:table-cell>
          <table:table-cell office:value-type="float" office:value="142.327302912" calcext:value-type="float">
            <text:p>142.327302912</text:p>
          </table:table-cell>
          <table:table-cell office:value-type="float" office:value="29.2121568" calcext:value-type="float">
            <text:p>29.2121568</text:p>
          </table:table-cell>
          <table:table-cell office:value-type="float" office:value="142" calcext:value-type="float">
            <text:p>1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580]+1" office:value-type="float" office:value="236" calcext:value-type="float">
            <text:p>236</text:p>
          </table:table-cell>
          <table:table-cell table:formula="of:=[.B2580]" office:value-type="float" office:value="3" calcext:value-type="float">
            <text:p>3</text:p>
          </table:table-cell>
          <table:table-cell office:value-type="float" office:value="125.33011264" calcext:value-type="float">
            <text:p>125.33011264</text:p>
          </table:table-cell>
          <table:table-cell office:value-type="float" office:value="29.5350048" calcext:value-type="float">
            <text:p>29.5350048</text:p>
          </table:table-cell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581]+1" office:value-type="float" office:value="236" calcext:value-type="float">
            <text:p>236</text:p>
          </table:table-cell>
          <table:table-cell table:formula="of:=[.B2581]" office:value-type="float" office:value="4" calcext:value-type="float">
            <text:p>4</text:p>
          </table:table-cell>
          <table:table-cell office:value-type="float" office:value="142.26410752" calcext:value-type="float">
            <text:p>142.26410752</text:p>
          </table:table-cell>
          <table:table-cell office:value-type="float" office:value="36.2857824" calcext:value-type="float">
            <text:p>36.2857824</text:p>
          </table:table-cell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582]+1" office:value-type="float" office:value="236" calcext:value-type="float">
            <text:p>236</text:p>
          </table:table-cell>
          <table:table-cell table:formula="of:=[.B2582]" office:value-type="float" office:value="5" calcext:value-type="float">
            <text:p>5</text:p>
          </table:table-cell>
          <table:table-cell office:value-type="float" office:value="169.01192448" calcext:value-type="float">
            <text:p>169.01192448</text:p>
          </table:table-cell>
          <table:table-cell office:value-type="float" office:value="33.4335456" calcext:value-type="float">
            <text:p>33.4335456</text:p>
          </table:table-cell>
          <table:table-cell office:value-type="float" office:value="168" calcext:value-type="float">
            <text:p>16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583]+1" office:value-type="float" office:value="236" calcext:value-type="float">
            <text:p>236</text:p>
          </table:table-cell>
          <table:table-cell table:formula="of:=[.B2583]" office:value-type="float" office:value="6" calcext:value-type="float">
            <text:p>6</text:p>
          </table:table-cell>
          <table:table-cell office:value-type="float" office:value="153.30763008" calcext:value-type="float">
            <text:p>153.30763008</text:p>
          </table:table-cell>
          <table:table-cell office:value-type="float" office:value="168.57830976" calcext:value-type="float">
            <text:p>168.57830976</text:p>
          </table:table-cell>
          <table:table-cell office:value-type="float" office:value="156" calcext:value-type="float">
            <text:p>15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584]+1" office:value-type="float" office:value="236" calcext:value-type="float">
            <text:p>236</text:p>
          </table:table-cell>
          <table:table-cell table:formula="of:=[.B2584]" office:value-type="float" office:value="7" calcext:value-type="float">
            <text:p>7</text:p>
          </table:table-cell>
          <table:table-cell office:value-type="float" office:value="135.85787968" calcext:value-type="float">
            <text:p>135.85787968</text:p>
          </table:table-cell>
          <table:table-cell office:value-type="float" office:value="181.9443264" calcext:value-type="float">
            <text:p>181.9443264</text:p>
          </table:table-cell>
          <table:table-cell office:value-type="float" office:value="136" calcext:value-type="float">
            <text:p>13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2585]+1" office:value-type="float" office:value="236" calcext:value-type="float">
            <text:p>236</text:p>
          </table:table-cell>
          <table:table-cell table:formula="of:=[.B2585]" office:value-type="float" office:value="8" calcext:value-type="float">
            <text:p>8</text:p>
          </table:table-cell>
          <table:table-cell office:value-type="float" office:value="128.722326784" calcext:value-type="float">
            <text:p>128.722326784</text:p>
          </table:table-cell>
          <table:table-cell office:value-type="float" office:value="182.2321344" calcext:value-type="float">
            <text:p>182.2321344</text:p>
          </table:table-cell>
          <table:table-cell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2586]+1" office:value-type="float" office:value="236" calcext:value-type="float">
            <text:p>236</text:p>
          </table:table-cell>
          <table:table-cell table:formula="of:=[.B2586]" office:value-type="float" office:value="9" calcext:value-type="float">
            <text:p>9</text:p>
          </table:table-cell>
          <table:table-cell office:value-type="float" office:value="110.85250304" calcext:value-type="float">
            <text:p>110.85250304</text:p>
          </table:table-cell>
          <table:table-cell office:value-type="float" office:value="169.0602048" calcext:value-type="float">
            <text:p>169.0602048</text:p>
          </table:table-cell>
          <table:table-cell office:value-type="float" office:value="111" calcext:value-type="float">
            <text:p>11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587]+1" office:value-type="float" office:value="236" calcext:value-type="float">
            <text:p>236</text:p>
          </table:table-cell>
          <table:table-cell table:formula="of:=[.B2587]" office:value-type="float" office:value="10" calcext:value-type="float">
            <text:p>10</text:p>
          </table:table-cell>
          <table:table-cell office:value-type="float" office:value="95.92822272" calcext:value-type="float">
            <text:p>95.92822272</text:p>
          </table:table-cell>
          <table:table-cell office:value-type="float" office:value="33.6927072" calcext:value-type="float">
            <text:p>33.6927072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588]+1" office:value-type="float" office:value="236" calcext:value-type="float">
            <text:p>236</text:p>
          </table:table-cell>
          <table:table-cell table:formula="of:=[.B2588]" office:value-type="float" office:value="11" calcext:value-type="float">
            <text:p>11</text:p>
          </table:table-cell>
          <table:table-cell office:value-type="float" office:value="125.626055296" calcext:value-type="float">
            <text:p>125.626055296</text:p>
          </table:table-cell>
          <table:table-cell office:value-type="float" office:value="36.1099104" calcext:value-type="float">
            <text:p>36.1099104</text:p>
          </table:table-cell>
          <table:table-cell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589]+1" office:value-type="float" office:value="237" calcext:value-type="float">
            <text:p>237</text:p>
          </table:table-cell>
          <table:table-cell table:formula="of:=[.B2589]" office:value-type="float" office:value="1" calcext:value-type="float">
            <text:p>1</text:p>
          </table:table-cell>
          <table:table-cell office:value-type="float" office:value="109.41688192" calcext:value-type="float">
            <text:p>109.41688192</text:p>
          </table:table-cell>
          <table:table-cell office:value-type="float" office:value="39.874464" calcext:value-type="float">
            <text:p>39.874464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590]+1" office:value-type="float" office:value="237" calcext:value-type="float">
            <text:p>237</text:p>
          </table:table-cell>
          <table:table-cell table:formula="of:=[.B2590]" office:value-type="float" office:value="2" calcext:value-type="float">
            <text:p>2</text:p>
          </table:table-cell>
          <table:table-cell office:value-type="float" office:value="116.5025472" calcext:value-type="float">
            <text:p>116.5025472</text:p>
          </table:table-cell>
          <table:table-cell office:value-type="float" office:value="29.1913824" calcext:value-type="float">
            <text:p>29.1913824</text:p>
          </table:table-cell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591]+1" office:value-type="float" office:value="237" calcext:value-type="float">
            <text:p>237</text:p>
          </table:table-cell>
          <table:table-cell table:formula="of:=[.B2591]" office:value-type="float" office:value="3" calcext:value-type="float">
            <text:p>3</text:p>
          </table:table-cell>
          <table:table-cell office:value-type="float" office:value="101.37671424" calcext:value-type="float">
            <text:p>101.37671424</text:p>
          </table:table-cell>
          <table:table-cell office:value-type="float" office:value="29.5970496" calcext:value-type="float">
            <text:p>29.5970496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592]+1" office:value-type="float" office:value="237" calcext:value-type="float">
            <text:p>237</text:p>
          </table:table-cell>
          <table:table-cell table:formula="of:=[.B2592]" office:value-type="float" office:value="4" calcext:value-type="float">
            <text:p>4</text:p>
          </table:table-cell>
          <table:table-cell office:value-type="float" office:value="116.92651008" calcext:value-type="float">
            <text:p>116.92651008</text:p>
          </table:table-cell>
          <table:table-cell office:value-type="float" office:value="34.86233664" calcext:value-type="float">
            <text:p>34.86233664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593]+1" office:value-type="float" office:value="237" calcext:value-type="float">
            <text:p>237</text:p>
          </table:table-cell>
          <table:table-cell table:formula="of:=[.B2593]" office:value-type="float" office:value="5" calcext:value-type="float">
            <text:p>5</text:p>
          </table:table-cell>
          <table:table-cell office:value-type="float" office:value="143.00871808" calcext:value-type="float">
            <text:p>143.00871808</text:p>
          </table:table-cell>
          <table:table-cell office:value-type="float" office:value="32.144064" calcext:value-type="float">
            <text:p>32.144064</text:p>
          </table:table-cell>
          <table:table-cell office:value-type="float" office:value="140" calcext:value-type="float">
            <text:p>1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594]+1" office:value-type="float" office:value="237" calcext:value-type="float">
            <text:p>237</text:p>
          </table:table-cell>
          <table:table-cell table:formula="of:=[.B2594]" office:value-type="float" office:value="6" calcext:value-type="float">
            <text:p>6</text:p>
          </table:table-cell>
          <table:table-cell office:value-type="float" office:value="131.07528192" calcext:value-type="float">
            <text:p>131.07528192</text:p>
          </table:table-cell>
          <table:table-cell office:value-type="float" office:value="164.7578544" calcext:value-type="float">
            <text:p>164.7578544</text:p>
          </table:table-cell>
          <table:table-cell office:value-type="float" office:value="128" calcext:value-type="float">
            <text:p>12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2595]+1" office:value-type="float" office:value="237" calcext:value-type="float">
            <text:p>237</text:p>
          </table:table-cell>
          <table:table-cell table:formula="of:=[.B2595]" office:value-type="float" office:value="7" calcext:value-type="float">
            <text:p>7</text:p>
          </table:table-cell>
          <table:table-cell office:value-type="float" office:value="112.053730048" calcext:value-type="float">
            <text:p>112.053730048</text:p>
          </table:table-cell>
          <table:table-cell office:value-type="float" office:value="179.2317792" calcext:value-type="float">
            <text:p>179.2317792</text:p>
          </table:table-cell>
          <table:table-cell office:value-type="float" office:value="109" calcext:value-type="float">
            <text:p>10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2596]+1" office:value-type="float" office:value="237" calcext:value-type="float">
            <text:p>237</text:p>
          </table:table-cell>
          <table:table-cell table:formula="of:=[.B2596]" office:value-type="float" office:value="8" calcext:value-type="float">
            <text:p>8</text:p>
          </table:table-cell>
          <table:table-cell office:value-type="float" office:value="105.32170112" calcext:value-type="float">
            <text:p>105.32170112</text:p>
          </table:table-cell>
          <table:table-cell office:value-type="float" office:value="179.36427456" calcext:value-type="float">
            <text:p>179.36427456</text:p>
          </table:table-cell>
          <table:table-cell office:value-type="float" office:value="99" calcext:value-type="float">
            <text:p>9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2597]+1" office:value-type="float" office:value="237" calcext:value-type="float">
            <text:p>237</text:p>
          </table:table-cell>
          <table:table-cell table:formula="of:=[.B2597]" office:value-type="float" office:value="9" calcext:value-type="float">
            <text:p>9</text:p>
          </table:table-cell>
          <table:table-cell office:value-type="float" office:value="87.4978688" calcext:value-type="float">
            <text:p>87.4978688</text:p>
          </table:table-cell>
          <table:table-cell office:value-type="float" office:value="166.83703968" calcext:value-type="float">
            <text:p>166.83703968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598]+1" office:value-type="float" office:value="237" calcext:value-type="float">
            <text:p>237</text:p>
          </table:table-cell>
          <table:table-cell table:formula="of:=[.B2598]" office:value-type="float" office:value="10" calcext:value-type="float">
            <text:p>10</text:p>
          </table:table-cell>
          <table:table-cell office:value-type="float" office:value="72.28888704" calcext:value-type="float">
            <text:p>72.28888704</text:p>
          </table:table-cell>
          <table:table-cell office:value-type="float" office:value="33.211224" calcext:value-type="float">
            <text:p>33.211224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599]+1" office:value-type="float" office:value="237" calcext:value-type="float">
            <text:p>237</text:p>
          </table:table-cell>
          <table:table-cell table:formula="of:=[.B2599]" office:value-type="float" office:value="11" calcext:value-type="float">
            <text:p>11</text:p>
          </table:table-cell>
          <table:table-cell office:value-type="float" office:value="100.77808896" calcext:value-type="float">
            <text:p>100.77808896</text:p>
          </table:table-cell>
          <table:table-cell office:value-type="float" office:value="35.2493136" calcext:value-type="float">
            <text:p>35.2493136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600]+1" office:value-type="float" office:value="238" calcext:value-type="float">
            <text:p>238</text:p>
          </table:table-cell>
          <table:table-cell table:formula="of:=[.B2600]" office:value-type="float" office:value="1" calcext:value-type="float">
            <text:p>1</text:p>
          </table:table-cell>
          <table:table-cell office:value-type="float" office:value="136.688608" calcext:value-type="float">
            <text:p>136.688608</text:p>
          </table:table-cell>
          <table:table-cell office:value-type="float" office:value="39.37409568" calcext:value-type="float">
            <text:p>39.37409568</text:p>
          </table:table-cell>
          <table:table-cell office:value-type="float" office:value="134" calcext:value-type="float">
            <text:p>1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601]+1" office:value-type="float" office:value="238" calcext:value-type="float">
            <text:p>238</text:p>
          </table:table-cell>
          <table:table-cell table:formula="of:=[.B2601]" office:value-type="float" office:value="2" calcext:value-type="float">
            <text:p>2</text:p>
          </table:table-cell>
          <table:table-cell office:value-type="float" office:value="143.69757056" calcext:value-type="float">
            <text:p>143.69757056</text:p>
          </table:table-cell>
          <table:table-cell office:value-type="float" office:value="28.246536" calcext:value-type="float">
            <text:p>28.246536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602]+1" office:value-type="float" office:value="238" calcext:value-type="float">
            <text:p>238</text:p>
          </table:table-cell>
          <table:table-cell table:formula="of:=[.B2602]" office:value-type="float" office:value="3" calcext:value-type="float">
            <text:p>3</text:p>
          </table:table-cell>
          <table:table-cell office:value-type="float" office:value="127.080147968" calcext:value-type="float">
            <text:p>127.080147968</text:p>
          </table:table-cell>
          <table:table-cell office:value-type="float" office:value="28.422528" calcext:value-type="float">
            <text:p>28.422528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603]+1" office:value-type="float" office:value="238" calcext:value-type="float">
            <text:p>238</text:p>
          </table:table-cell>
          <table:table-cell table:formula="of:=[.B2603]" office:value-type="float" office:value="4" calcext:value-type="float">
            <text:p>4</text:p>
          </table:table-cell>
          <table:table-cell office:value-type="float" office:value="144.58536704" calcext:value-type="float">
            <text:p>144.58536704</text:p>
          </table:table-cell>
          <table:table-cell office:value-type="float" office:value="34.47887424" calcext:value-type="float">
            <text:p>34.47887424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604]+1" office:value-type="float" office:value="238" calcext:value-type="float">
            <text:p>238</text:p>
          </table:table-cell>
          <table:table-cell table:formula="of:=[.B2604]" office:value-type="float" office:value="5" calcext:value-type="float">
            <text:p>5</text:p>
          </table:table-cell>
          <table:table-cell office:value-type="float" office:value="171.2383808" calcext:value-type="float">
            <text:p>171.2383808</text:p>
          </table:table-cell>
          <table:table-cell office:value-type="float" office:value="32.10519744" calcext:value-type="float">
            <text:p>32.10519744</text:p>
          </table:table-cell>
          <table:table-cell office:value-type="float" office:value="171" calcext:value-type="float">
            <text:p>1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605]+1" office:value-type="float" office:value="238" calcext:value-type="float">
            <text:p>238</text:p>
          </table:table-cell>
          <table:table-cell table:formula="of:=[.B2605]" office:value-type="float" office:value="6" calcext:value-type="float">
            <text:p>6</text:p>
          </table:table-cell>
          <table:table-cell office:value-type="float" office:value="153.75947776" calcext:value-type="float">
            <text:p>153.75947776</text:p>
          </table:table-cell>
          <table:table-cell office:value-type="float" office:value="170.819232" calcext:value-type="float">
            <text:p>170.819232</text:p>
          </table:table-cell>
          <table:table-cell office:value-type="float" office:value="158" calcext:value-type="float">
            <text:p>15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606]+1" office:value-type="float" office:value="238" calcext:value-type="float">
            <text:p>238</text:p>
          </table:table-cell>
          <table:table-cell table:formula="of:=[.B2606]" office:value-type="float" office:value="7" calcext:value-type="float">
            <text:p>7</text:p>
          </table:table-cell>
          <table:table-cell office:value-type="float" office:value="135.33941632" calcext:value-type="float">
            <text:p>135.33941632</text:p>
          </table:table-cell>
          <table:table-cell office:value-type="float" office:value="184.0355616" calcext:value-type="float">
            <text:p>184.0355616</text:p>
          </table:table-cell>
          <table:table-cell office:value-type="float" office:value="135" calcext:value-type="float">
            <text:p>13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2607]+1" office:value-type="float" office:value="238" calcext:value-type="float">
            <text:p>238</text:p>
          </table:table-cell>
          <table:table-cell table:formula="of:=[.B2607]" office:value-type="float" office:value="8" calcext:value-type="float">
            <text:p>8</text:p>
          </table:table-cell>
          <table:table-cell office:value-type="float" office:value="128.486558912" calcext:value-type="float">
            <text:p>128.486558912</text:p>
          </table:table-cell>
          <table:table-cell office:value-type="float" office:value="184.5284256" calcext:value-type="float">
            <text:p>184.5284256</text:p>
          </table:table-cell>
          <table:table-cell office:value-type="float" office:value="127" calcext:value-type="float">
            <text:p>12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2608]+1" office:value-type="float" office:value="238" calcext:value-type="float">
            <text:p>238</text:p>
          </table:table-cell>
          <table:table-cell table:formula="of:=[.B2608]" office:value-type="float" office:value="9" calcext:value-type="float">
            <text:p>9</text:p>
          </table:table-cell>
          <table:table-cell office:value-type="float" office:value="110.51286656" calcext:value-type="float">
            <text:p>110.51286656</text:p>
          </table:table-cell>
          <table:table-cell office:value-type="float" office:value="170.6495232" calcext:value-type="float">
            <text:p>170.6495232</text:p>
          </table:table-cell>
          <table:table-cell office:value-type="float" office:value="110" calcext:value-type="float">
            <text:p>11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609]+1" office:value-type="float" office:value="238" calcext:value-type="float">
            <text:p>238</text:p>
          </table:table-cell>
          <table:table-cell table:formula="of:=[.B2609]" office:value-type="float" office:value="10" calcext:value-type="float">
            <text:p>10</text:p>
          </table:table-cell>
          <table:table-cell office:value-type="float" office:value="96.50783104" calcext:value-type="float">
            <text:p>96.50783104</text:p>
          </table:table-cell>
          <table:table-cell office:value-type="float" office:value="32.07709152" calcext:value-type="float">
            <text:p>32.07709152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610]+1" office:value-type="float" office:value="238" calcext:value-type="float">
            <text:p>238</text:p>
          </table:table-cell>
          <table:table-cell table:formula="of:=[.B2610]" office:value-type="float" office:value="11" calcext:value-type="float">
            <text:p>11</text:p>
          </table:table-cell>
          <table:table-cell office:value-type="float" office:value="127.112015232" calcext:value-type="float">
            <text:p>127.112015232</text:p>
          </table:table-cell>
          <table:table-cell office:value-type="float" office:value="34.5599904" calcext:value-type="float">
            <text:p>34.5599904</text:p>
          </table:table-cell>
          <table:table-cell office:value-type="float" office:value="125" calcext:value-type="float">
            <text:p>1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611]+1" office:value-type="float" office:value="239" calcext:value-type="float">
            <text:p>239</text:p>
          </table:table-cell>
          <table:table-cell table:formula="of:=[.B2611]" office:value-type="float" office:value="1" calcext:value-type="float">
            <text:p>1</text:p>
          </table:table-cell>
          <table:table-cell office:value-type="float" office:value="119.956740352" calcext:value-type="float">
            <text:p>119.956740352</text:p>
          </table:table-cell>
          <table:table-cell office:value-type="float" office:value="27.2331504" calcext:value-type="float">
            <text:p>27.2331504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612]+1" office:value-type="float" office:value="239" calcext:value-type="float">
            <text:p>239</text:p>
          </table:table-cell>
          <table:table-cell table:formula="of:=[.B2612]" office:value-type="float" office:value="2" calcext:value-type="float">
            <text:p>2</text:p>
          </table:table-cell>
          <table:table-cell office:value-type="float" office:value="127.387465216" calcext:value-type="float">
            <text:p>127.387465216</text:p>
          </table:table-cell>
          <table:table-cell office:value-type="float" office:value="16.1709936" calcext:value-type="float">
            <text:p>16.1709936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613]+1" office:value-type="float" office:value="239" calcext:value-type="float">
            <text:p>239</text:p>
          </table:table-cell>
          <table:table-cell table:formula="of:=[.B2613]" office:value-type="float" office:value="3" calcext:value-type="float">
            <text:p>3</text:p>
          </table:table-cell>
          <table:table-cell office:value-type="float" office:value="110.3692672" calcext:value-type="float">
            <text:p>110.3692672</text:p>
          </table:table-cell>
          <table:table-cell office:value-type="float" office:value="15.9671856" calcext:value-type="float">
            <text:p>15.9671856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614]+1" office:value-type="float" office:value="239" calcext:value-type="float">
            <text:p>239</text:p>
          </table:table-cell>
          <table:table-cell table:formula="of:=[.B2614]" office:value-type="float" office:value="4" calcext:value-type="float">
            <text:p>4</text:p>
          </table:table-cell>
          <table:table-cell office:value-type="float" office:value="127.91219955712" calcext:value-type="float">
            <text:p>127.9121995571</text:p>
          </table:table-cell>
          <table:table-cell office:value-type="float" office:value="21.81528" calcext:value-type="float">
            <text:p>21.81528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615]+1" office:value-type="float" office:value="239" calcext:value-type="float">
            <text:p>239</text:p>
          </table:table-cell>
          <table:table-cell table:formula="of:=[.B2615]" office:value-type="float" office:value="5" calcext:value-type="float">
            <text:p>5</text:p>
          </table:table-cell>
          <table:table-cell office:value-type="float" office:value="154.54373504" calcext:value-type="float">
            <text:p>154.54373504</text:p>
          </table:table-cell>
          <table:table-cell office:value-type="float" office:value="19.92308832" calcext:value-type="float">
            <text:p>19.92308832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616]+1" office:value-type="float" office:value="239" calcext:value-type="float">
            <text:p>239</text:p>
          </table:table-cell>
          <table:table-cell table:formula="of:=[.B2616]" office:value-type="float" office:value="6" calcext:value-type="float">
            <text:p>6</text:p>
          </table:table-cell>
          <table:table-cell office:value-type="float" office:value="138.2604032" calcext:value-type="float">
            <text:p>138.2604032</text:p>
          </table:table-cell>
          <table:table-cell office:value-type="float" office:value="157.96536" calcext:value-type="float">
            <text:p>157.96536</text:p>
          </table:table-cell>
          <table:table-cell office:value-type="float" office:value="138" calcext:value-type="float">
            <text:p>13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2617]+1" office:value-type="float" office:value="239" calcext:value-type="float">
            <text:p>239</text:p>
          </table:table-cell>
          <table:table-cell table:formula="of:=[.B2617]" office:value-type="float" office:value="7" calcext:value-type="float">
            <text:p>7</text:p>
          </table:table-cell>
          <table:table-cell office:value-type="float" office:value="119.94461568" calcext:value-type="float">
            <text:p>119.94461568</text:p>
          </table:table-cell>
          <table:table-cell office:value-type="float" office:value="171.1459008" calcext:value-type="float">
            <text:p>171.1459008</text:p>
          </table:table-cell>
          <table:table-cell office:value-type="float" office:value="119" calcext:value-type="float">
            <text:p>11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618]+1" office:value-type="float" office:value="239" calcext:value-type="float">
            <text:p>239</text:p>
          </table:table-cell>
          <table:table-cell table:formula="of:=[.B2618]" office:value-type="float" office:value="8" calcext:value-type="float">
            <text:p>8</text:p>
          </table:table-cell>
          <table:table-cell office:value-type="float" office:value="112.055364608" calcext:value-type="float">
            <text:p>112.055364608</text:p>
          </table:table-cell>
          <table:table-cell office:value-type="float" office:value="171.110784" calcext:value-type="float">
            <text:p>171.110784</text:p>
          </table:table-cell>
          <table:table-cell office:value-type="float" office:value="108" calcext:value-type="float">
            <text:p>10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619]+1" office:value-type="float" office:value="239" calcext:value-type="float">
            <text:p>239</text:p>
          </table:table-cell>
          <table:table-cell table:formula="of:=[.B2619]" office:value-type="float" office:value="9" calcext:value-type="float">
            <text:p>9</text:p>
          </table:table-cell>
          <table:table-cell office:value-type="float" office:value="93.397696" calcext:value-type="float">
            <text:p>93.397696</text:p>
          </table:table-cell>
          <table:table-cell office:value-type="float" office:value="158.33980224" calcext:value-type="float">
            <text:p>158.33980224</text:p>
          </table:table-cell>
          <table:table-cell office:value-type="float" office:value="89" calcext:value-type="float">
            <text:p>8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2620]+1" office:value-type="float" office:value="239" calcext:value-type="float">
            <text:p>239</text:p>
          </table:table-cell>
          <table:table-cell table:formula="of:=[.B2620]" office:value-type="float" office:value="10" calcext:value-type="float">
            <text:p>10</text:p>
          </table:table-cell>
          <table:table-cell office:value-type="float" office:value="80.26220288" calcext:value-type="float">
            <text:p>80.26220288</text:p>
          </table:table-cell>
          <table:table-cell office:value-type="float" office:value="19.5045888" calcext:value-type="float">
            <text:p>19.5045888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621]+1" office:value-type="float" office:value="239" calcext:value-type="float">
            <text:p>239</text:p>
          </table:table-cell>
          <table:table-cell table:formula="of:=[.B2621]" office:value-type="float" office:value="11" calcext:value-type="float">
            <text:p>11</text:p>
          </table:table-cell>
          <table:table-cell office:value-type="float" office:value="109.72887808" calcext:value-type="float">
            <text:p>109.72887808</text:p>
          </table:table-cell>
          <table:table-cell office:value-type="float" office:value="21.8047584" calcext:value-type="float">
            <text:p>21.8047584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622]+1" office:value-type="float" office:value="240" calcext:value-type="float">
            <text:p>240</text:p>
          </table:table-cell>
          <table:table-cell table:formula="of:=[.B2622]" office:value-type="float" office:value="1" calcext:value-type="float">
            <text:p>1</text:p>
          </table:table-cell>
          <table:table-cell office:value-type="float" office:value="128.0793399808" calcext:value-type="float">
            <text:p>128.0793399808</text:p>
          </table:table-cell>
          <table:table-cell office:value-type="float" office:value="33.72331776" calcext:value-type="float">
            <text:p>33.72331776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623]+1" office:value-type="float" office:value="240" calcext:value-type="float">
            <text:p>240</text:p>
          </table:table-cell>
          <table:table-cell table:formula="of:=[.B2623]" office:value-type="float" office:value="2" calcext:value-type="float">
            <text:p>2</text:p>
          </table:table-cell>
          <table:table-cell office:value-type="float" office:value="136.1186304" calcext:value-type="float">
            <text:p>136.1186304</text:p>
          </table:table-cell>
          <table:table-cell office:value-type="float" office:value="22.1340384" calcext:value-type="float">
            <text:p>22.1340384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624]+1" office:value-type="float" office:value="240" calcext:value-type="float">
            <text:p>240</text:p>
          </table:table-cell>
          <table:table-cell table:formula="of:=[.B2624]" office:value-type="float" office:value="3" calcext:value-type="float">
            <text:p>3</text:p>
          </table:table-cell>
          <table:table-cell office:value-type="float" office:value="119.41649344" calcext:value-type="float">
            <text:p>119.41649344</text:p>
          </table:table-cell>
          <table:table-cell office:value-type="float" office:value="22.16212416" calcext:value-type="float">
            <text:p>22.16212416</text:p>
          </table:table-cell>
          <table:table-cell office:value-type="float" office:value="118" calcext:value-type="float">
            <text:p>1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625]+1" office:value-type="float" office:value="240" calcext:value-type="float">
            <text:p>240</text:p>
          </table:table-cell>
          <table:table-cell table:formula="of:=[.B2625]" office:value-type="float" office:value="4" calcext:value-type="float">
            <text:p>4</text:p>
          </table:table-cell>
          <table:table-cell office:value-type="float" office:value="136.40199808" calcext:value-type="float">
            <text:p>136.40199808</text:p>
          </table:table-cell>
          <table:table-cell office:value-type="float" office:value="28.38636" calcext:value-type="float">
            <text:p>28.38636</text:p>
          </table:table-cell>
          <table:table-cell office:value-type="float" office:value="136" calcext:value-type="float">
            <text:p>1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626]+1" office:value-type="float" office:value="240" calcext:value-type="float">
            <text:p>240</text:p>
          </table:table-cell>
          <table:table-cell table:formula="of:=[.B2626]" office:value-type="float" office:value="5" calcext:value-type="float">
            <text:p>5</text:p>
          </table:table-cell>
          <table:table-cell office:value-type="float" office:value="162.62398592" calcext:value-type="float">
            <text:p>162.62398592</text:p>
          </table:table-cell>
          <table:table-cell office:value-type="float" office:value="25.96489344" calcext:value-type="float">
            <text:p>25.96489344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627]+1" office:value-type="float" office:value="240" calcext:value-type="float">
            <text:p>240</text:p>
          </table:table-cell>
          <table:table-cell table:formula="of:=[.B2627]" office:value-type="float" office:value="6" calcext:value-type="float">
            <text:p>6</text:p>
          </table:table-cell>
          <table:table-cell office:value-type="float" office:value="145.69572992" calcext:value-type="float">
            <text:p>145.69572992</text:p>
          </table:table-cell>
          <table:table-cell office:value-type="float" office:value="162.3442896" calcext:value-type="float">
            <text:p>162.3442896</text:p>
          </table:table-cell>
          <table:table-cell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628]+1" office:value-type="float" office:value="240" calcext:value-type="float">
            <text:p>240</text:p>
          </table:table-cell>
          <table:table-cell table:formula="of:=[.B2628]" office:value-type="float" office:value="7" calcext:value-type="float">
            <text:p>7</text:p>
          </table:table-cell>
          <table:table-cell office:value-type="float" office:value="127.811187264" calcext:value-type="float">
            <text:p>127.811187264</text:p>
          </table:table-cell>
          <table:table-cell office:value-type="float" office:value="174.693456" calcext:value-type="float">
            <text:p>174.693456</text:p>
          </table:table-cell>
          <table:table-cell office:value-type="float" office:value="127" calcext:value-type="float">
            <text:p>12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629]+1" office:value-type="float" office:value="240" calcext:value-type="float">
            <text:p>240</text:p>
          </table:table-cell>
          <table:table-cell table:formula="of:=[.B2629]" office:value-type="float" office:value="8" calcext:value-type="float">
            <text:p>8</text:p>
          </table:table-cell>
          <table:table-cell office:value-type="float" office:value="120.852962048" calcext:value-type="float">
            <text:p>120.852962048</text:p>
          </table:table-cell>
          <table:table-cell office:value-type="float" office:value="174.8092992" calcext:value-type="float">
            <text:p>174.8092992</text:p>
          </table:table-cell>
          <table:table-cell office:value-type="float" office:value="118" calcext:value-type="float">
            <text:p>11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630]+1" office:value-type="float" office:value="240" calcext:value-type="float">
            <text:p>240</text:p>
          </table:table-cell>
          <table:table-cell table:formula="of:=[.B2630]" office:value-type="float" office:value="9" calcext:value-type="float">
            <text:p>9</text:p>
          </table:table-cell>
          <table:table-cell office:value-type="float" office:value="102.72684672" calcext:value-type="float">
            <text:p>102.72684672</text:p>
          </table:table-cell>
          <table:table-cell office:value-type="float" office:value="161.8483488" calcext:value-type="float">
            <text:p>161.8483488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631]+1" office:value-type="float" office:value="240" calcext:value-type="float">
            <text:p>240</text:p>
          </table:table-cell>
          <table:table-cell table:formula="of:=[.B2631]" office:value-type="float" office:value="10" calcext:value-type="float">
            <text:p>10</text:p>
          </table:table-cell>
          <table:table-cell office:value-type="float" office:value="89.630016" calcext:value-type="float">
            <text:p>89.630016</text:p>
          </table:table-cell>
          <table:table-cell office:value-type="float" office:value="25.78333824" calcext:value-type="float">
            <text:p>25.78333824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632]+1" office:value-type="float" office:value="240" calcext:value-type="float">
            <text:p>240</text:p>
          </table:table-cell>
          <table:table-cell table:formula="of:=[.B2632]" office:value-type="float" office:value="11" calcext:value-type="float">
            <text:p>11</text:p>
          </table:table-cell>
          <table:table-cell office:value-type="float" office:value="119.4654336" calcext:value-type="float">
            <text:p>119.4654336</text:p>
          </table:table-cell>
          <table:table-cell office:value-type="float" office:value="28.0421664" calcext:value-type="float">
            <text:p>28.0421664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633]+1" office:value-type="float" office:value="241" calcext:value-type="float">
            <text:p>241</text:p>
          </table:table-cell>
          <table:table-cell table:formula="of:=[.B2633]" office:value-type="float" office:value="1" calcext:value-type="float">
            <text:p>1</text:p>
          </table:table-cell>
          <table:table-cell office:value-type="float" office:value="115.48301056" calcext:value-type="float">
            <text:p>115.48301056</text:p>
          </table:table-cell>
          <table:table-cell office:value-type="float" office:value="42.2581728" calcext:value-type="float">
            <text:p>42.2581728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634]+1" office:value-type="float" office:value="241" calcext:value-type="float">
            <text:p>241</text:p>
          </table:table-cell>
          <table:table-cell table:formula="of:=[.B2634]" office:value-type="float" office:value="2" calcext:value-type="float">
            <text:p>2</text:p>
          </table:table-cell>
          <table:table-cell office:value-type="float" office:value="123.741647744" calcext:value-type="float">
            <text:p>123.741647744</text:p>
          </table:table-cell>
          <table:table-cell office:value-type="float" office:value="31.84430688" calcext:value-type="float">
            <text:p>31.84430688</text:p>
          </table:table-cell>
          <table:table-cell office:value-type="float" office:value="122" calcext:value-type="float">
            <text:p>1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635]+1" office:value-type="float" office:value="241" calcext:value-type="float">
            <text:p>241</text:p>
          </table:table-cell>
          <table:table-cell table:formula="of:=[.B2635]" office:value-type="float" office:value="3" calcext:value-type="float">
            <text:p>3</text:p>
          </table:table-cell>
          <table:table-cell office:value-type="float" office:value="106.8931008" calcext:value-type="float">
            <text:p>106.8931008</text:p>
          </table:table-cell>
          <table:table-cell office:value-type="float" office:value="31.7105664" calcext:value-type="float">
            <text:p>31.7105664</text:p>
          </table:table-cell>
          <table:table-cell office:value-type="float" office:value="106" calcext:value-type="float">
            <text:p>1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636]+1" office:value-type="float" office:value="241" calcext:value-type="float">
            <text:p>241</text:p>
          </table:table-cell>
          <table:table-cell table:formula="of:=[.B2636]" office:value-type="float" office:value="4" calcext:value-type="float">
            <text:p>4</text:p>
          </table:table-cell>
          <table:table-cell office:value-type="float" office:value="124.268404224" calcext:value-type="float">
            <text:p>124.268404224</text:p>
          </table:table-cell>
          <table:table-cell office:value-type="float" office:value="38.5893696" calcext:value-type="float">
            <text:p>38.5893696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637]+1" office:value-type="float" office:value="241" calcext:value-type="float">
            <text:p>241</text:p>
          </table:table-cell>
          <table:table-cell table:formula="of:=[.B2637]" office:value-type="float" office:value="5" calcext:value-type="float">
            <text:p>5</text:p>
          </table:table-cell>
          <table:table-cell office:value-type="float" office:value="150.06832896" calcext:value-type="float">
            <text:p>150.06832896</text:p>
          </table:table-cell>
          <table:table-cell office:value-type="float" office:value="34.48960896" calcext:value-type="float">
            <text:p>34.48960896</text:p>
          </table:table-cell>
          <table:table-cell office:value-type="float" office:value="147" calcext:value-type="float">
            <text:p>1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638]+1" office:value-type="float" office:value="241" calcext:value-type="float">
            <text:p>241</text:p>
          </table:table-cell>
          <table:table-cell table:formula="of:=[.B2638]" office:value-type="float" office:value="6" calcext:value-type="float">
            <text:p>6</text:p>
          </table:table-cell>
          <table:table-cell office:value-type="float" office:value="137.610309632" calcext:value-type="float">
            <text:p>137.610309632</text:p>
          </table:table-cell>
          <table:table-cell office:value-type="float" office:value="168.11800032" calcext:value-type="float">
            <text:p>168.11800032</text:p>
          </table:table-cell>
          <table:table-cell office:value-type="float" office:value="137" calcext:value-type="float">
            <text:p>13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639]+1" office:value-type="float" office:value="241" calcext:value-type="float">
            <text:p>241</text:p>
          </table:table-cell>
          <table:table-cell table:formula="of:=[.B2639]" office:value-type="float" office:value="7" calcext:value-type="float">
            <text:p>7</text:p>
          </table:table-cell>
          <table:table-cell office:value-type="float" office:value="119.44630784" calcext:value-type="float">
            <text:p>119.44630784</text:p>
          </table:table-cell>
          <table:table-cell office:value-type="float" office:value="181.8216576" calcext:value-type="float">
            <text:p>181.8216576</text:p>
          </table:table-cell>
          <table:table-cell office:value-type="float" office:value="118" calcext:value-type="float">
            <text:p>11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2640]+1" office:value-type="float" office:value="241" calcext:value-type="float">
            <text:p>241</text:p>
          </table:table-cell>
          <table:table-cell table:formula="of:=[.B2640]" office:value-type="float" office:value="8" calcext:value-type="float">
            <text:p>8</text:p>
          </table:table-cell>
          <table:table-cell office:value-type="float" office:value="112.40939136" calcext:value-type="float">
            <text:p>112.40939136</text:p>
          </table:table-cell>
          <table:table-cell office:value-type="float" office:value="183.1740576" calcext:value-type="float">
            <text:p>183.1740576</text:p>
          </table:table-cell>
          <table:table-cell office:value-type="float" office:value="110" calcext:value-type="float">
            <text:p>11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2641]+1" office:value-type="float" office:value="241" calcext:value-type="float">
            <text:p>241</text:p>
          </table:table-cell>
          <table:table-cell table:formula="of:=[.B2641]" office:value-type="float" office:value="9" calcext:value-type="float">
            <text:p>9</text:p>
          </table:table-cell>
          <table:table-cell office:value-type="float" office:value="96.05327616" calcext:value-type="float">
            <text:p>96.05327616</text:p>
          </table:table-cell>
          <table:table-cell office:value-type="float" office:value="170.04124224" calcext:value-type="float">
            <text:p>170.04124224</text:p>
          </table:table-cell>
          <table:table-cell office:value-type="float" office:value="93" calcext:value-type="float">
            <text:p>9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2642]+1" office:value-type="float" office:value="241" calcext:value-type="float">
            <text:p>241</text:p>
          </table:table-cell>
          <table:table-cell table:formula="of:=[.B2642]" office:value-type="float" office:value="10" calcext:value-type="float">
            <text:p>10</text:p>
          </table:table-cell>
          <table:table-cell office:value-type="float" office:value="78.64545024" calcext:value-type="float">
            <text:p>78.64545024</text:p>
          </table:table-cell>
          <table:table-cell office:value-type="float" office:value="36.072264" calcext:value-type="float">
            <text:p>36.072264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643]+1" office:value-type="float" office:value="241" calcext:value-type="float">
            <text:p>241</text:p>
          </table:table-cell>
          <table:table-cell table:formula="of:=[.B2643]" office:value-type="float" office:value="11" calcext:value-type="float">
            <text:p>11</text:p>
          </table:table-cell>
          <table:table-cell office:value-type="float" office:value="107.34654592" calcext:value-type="float">
            <text:p>107.34654592</text:p>
          </table:table-cell>
          <table:table-cell office:value-type="float" office:value="38.15798976" calcext:value-type="float">
            <text:p>38.15798976</text:p>
          </table:table-cell>
          <table:table-cell office:value-type="float" office:value="105" calcext:value-type="float">
            <text:p>1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644]+1" office:value-type="float" office:value="242" calcext:value-type="float">
            <text:p>242</text:p>
          </table:table-cell>
          <table:table-cell table:formula="of:=[.B2644]" office:value-type="float" office:value="1" calcext:value-type="float">
            <text:p>1</text:p>
          </table:table-cell>
          <table:table-cell office:value-type="float" office:value="159.59046912" calcext:value-type="float">
            <text:p>159.59046912</text:p>
          </table:table-cell>
          <table:table-cell office:value-type="float" office:value="37.17654432" calcext:value-type="float">
            <text:p>37.17654432</text:p>
          </table:table-cell>
          <table:table-cell office:value-type="float" office:value="156" calcext:value-type="float">
            <text:p>1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645]+1" office:value-type="float" office:value="242" calcext:value-type="float">
            <text:p>242</text:p>
          </table:table-cell>
          <table:table-cell table:formula="of:=[.B2645]" office:value-type="float" office:value="2" calcext:value-type="float">
            <text:p>2</text:p>
          </table:table-cell>
          <table:table-cell office:value-type="float" office:value="167.08777984" calcext:value-type="float">
            <text:p>167.08777984</text:p>
          </table:table-cell>
          <table:table-cell office:value-type="float" office:value="25.4615232" calcext:value-type="float">
            <text:p>25.4615232</text:p>
          </table:table-cell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646]+1" office:value-type="float" office:value="242" calcext:value-type="float">
            <text:p>242</text:p>
          </table:table-cell>
          <table:table-cell table:formula="of:=[.B2646]" office:value-type="float" office:value="3" calcext:value-type="float">
            <text:p>3</text:p>
          </table:table-cell>
          <table:table-cell office:value-type="float" office:value="150.33830272" calcext:value-type="float">
            <text:p>150.33830272</text:p>
          </table:table-cell>
          <table:table-cell office:value-type="float" office:value="26.1005568" calcext:value-type="float">
            <text:p>26.1005568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647]+1" office:value-type="float" office:value="242" calcext:value-type="float">
            <text:p>242</text:p>
          </table:table-cell>
          <table:table-cell table:formula="of:=[.B2647]" office:value-type="float" office:value="4" calcext:value-type="float">
            <text:p>4</text:p>
          </table:table-cell>
          <table:table-cell office:value-type="float" office:value="167.02470784" calcext:value-type="float">
            <text:p>167.02470784</text:p>
          </table:table-cell>
          <table:table-cell office:value-type="float" office:value="32.3269632" calcext:value-type="float">
            <text:p>32.3269632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648]+1" office:value-type="float" office:value="242" calcext:value-type="float">
            <text:p>242</text:p>
          </table:table-cell>
          <table:table-cell table:formula="of:=[.B2648]" office:value-type="float" office:value="5" calcext:value-type="float">
            <text:p>5</text:p>
          </table:table-cell>
          <table:table-cell office:value-type="float" office:value="192.14847616" calcext:value-type="float">
            <text:p>192.14847616</text:p>
          </table:table-cell>
          <table:table-cell office:value-type="float" office:value="29.9924928" calcext:value-type="float">
            <text:p>29.9924928</text:p>
          </table:table-cell>
          <table:table-cell office:value-type="float" office:value="189" calcext:value-type="float">
            <text:p>1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649]+1" office:value-type="float" office:value="242" calcext:value-type="float">
            <text:p>242</text:p>
          </table:table-cell>
          <table:table-cell table:formula="of:=[.B2649]" office:value-type="float" office:value="6" calcext:value-type="float">
            <text:p>6</text:p>
          </table:table-cell>
          <table:table-cell office:value-type="float" office:value="176.6832384" calcext:value-type="float">
            <text:p>176.6832384</text:p>
          </table:table-cell>
          <table:table-cell office:value-type="float" office:value="162.75216288" calcext:value-type="float">
            <text:p>162.75216288</text:p>
          </table:table-cell>
          <table:table-cell office:value-type="float" office:value="176" calcext:value-type="float">
            <text:p>17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2650]+1" office:value-type="float" office:value="242" calcext:value-type="float">
            <text:p>242</text:p>
          </table:table-cell>
          <table:table-cell table:formula="of:=[.B2650]" office:value-type="float" office:value="7" calcext:value-type="float">
            <text:p>7</text:p>
          </table:table-cell>
          <table:table-cell office:value-type="float" office:value="159.65974272" calcext:value-type="float">
            <text:p>159.65974272</text:p>
          </table:table-cell>
          <table:table-cell office:value-type="float" office:value="173.9952624" calcext:value-type="float">
            <text:p>173.9952624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651]+1" office:value-type="float" office:value="242" calcext:value-type="float">
            <text:p>242</text:p>
          </table:table-cell>
          <table:table-cell table:formula="of:=[.B2651]" office:value-type="float" office:value="8" calcext:value-type="float">
            <text:p>8</text:p>
          </table:table-cell>
          <table:table-cell office:value-type="float" office:value="152.92040448" calcext:value-type="float">
            <text:p>152.92040448</text:p>
          </table:table-cell>
          <table:table-cell office:value-type="float" office:value="174.3856608" calcext:value-type="float">
            <text:p>174.3856608</text:p>
          </table:table-cell>
          <table:table-cell office:value-type="float" office:value="148" calcext:value-type="float">
            <text:p>14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652]+1" office:value-type="float" office:value="242" calcext:value-type="float">
            <text:p>242</text:p>
          </table:table-cell>
          <table:table-cell table:formula="of:=[.B2652]" office:value-type="float" office:value="9" calcext:value-type="float">
            <text:p>9</text:p>
          </table:table-cell>
          <table:table-cell office:value-type="float" office:value="135.91822336" calcext:value-type="float">
            <text:p>135.91822336</text:p>
          </table:table-cell>
          <table:table-cell office:value-type="float" office:value="161.8368384" calcext:value-type="float">
            <text:p>161.8368384</text:p>
          </table:table-cell>
          <table:table-cell office:value-type="float" office:value="131" calcext:value-type="float">
            <text:p>13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2653]+1" office:value-type="float" office:value="242" calcext:value-type="float">
            <text:p>242</text:p>
          </table:table-cell>
          <table:table-cell table:formula="of:=[.B2653]" office:value-type="float" office:value="10" calcext:value-type="float">
            <text:p>10</text:p>
          </table:table-cell>
          <table:table-cell office:value-type="float" office:value="122.64818944" calcext:value-type="float">
            <text:p>122.64818944</text:p>
          </table:table-cell>
          <table:table-cell office:value-type="float" office:value="29.8217184" calcext:value-type="float">
            <text:p>29.8217184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654]+1" office:value-type="float" office:value="242" calcext:value-type="float">
            <text:p>242</text:p>
          </table:table-cell>
          <table:table-cell table:formula="of:=[.B2654]" office:value-type="float" office:value="11" calcext:value-type="float">
            <text:p>11</text:p>
          </table:table-cell>
          <table:table-cell office:value-type="float" office:value="150.6876288" calcext:value-type="float">
            <text:p>150.6876288</text:p>
          </table:table-cell>
          <table:table-cell office:value-type="float" office:value="32.1260736" calcext:value-type="float">
            <text:p>32.1260736</text:p>
          </table:table-cell>
          <table:table-cell office:value-type="float" office:value="147" calcext:value-type="float">
            <text:p>1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655]+1" office:value-type="float" office:value="243" calcext:value-type="float">
            <text:p>243</text:p>
          </table:table-cell>
          <table:table-cell table:formula="of:=[.B2655]" office:value-type="float" office:value="1" calcext:value-type="float">
            <text:p>1</text:p>
          </table:table-cell>
          <table:table-cell office:value-type="float" office:value="165.32053376" calcext:value-type="float">
            <text:p>165.32053376</text:p>
          </table:table-cell>
          <table:table-cell office:value-type="float" office:value="27.0290592" calcext:value-type="float">
            <text:p>27.0290592</text:p>
          </table:table-cell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656]+1" office:value-type="float" office:value="243" calcext:value-type="float">
            <text:p>243</text:p>
          </table:table-cell>
          <table:table-cell table:formula="of:=[.B2656]" office:value-type="float" office:value="2" calcext:value-type="float">
            <text:p>2</text:p>
          </table:table-cell>
          <table:table-cell office:value-type="float" office:value="172.3742336" calcext:value-type="float">
            <text:p>172.3742336</text:p>
          </table:table-cell>
          <table:table-cell office:value-type="float" office:value="16.02271296" calcext:value-type="float">
            <text:p>16.02271296</text:p>
          </table:table-cell>
          <table:table-cell office:value-type="float" office:value="174" calcext:value-type="float">
            <text:p>1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657]+1" office:value-type="float" office:value="243" calcext:value-type="float">
            <text:p>243</text:p>
          </table:table-cell>
          <table:table-cell table:formula="of:=[.B2657]" office:value-type="float" office:value="3" calcext:value-type="float">
            <text:p>3</text:p>
          </table:table-cell>
          <table:table-cell office:value-type="float" office:value="156.56855424" calcext:value-type="float">
            <text:p>156.56855424</text:p>
          </table:table-cell>
          <table:table-cell office:value-type="float" office:value="16.894944" calcext:value-type="float">
            <text:p>16.894944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658]+1" office:value-type="float" office:value="243" calcext:value-type="float">
            <text:p>243</text:p>
          </table:table-cell>
          <table:table-cell table:formula="of:=[.B2658]" office:value-type="float" office:value="4" calcext:value-type="float">
            <text:p>4</text:p>
          </table:table-cell>
          <table:table-cell office:value-type="float" office:value="172.737888" calcext:value-type="float">
            <text:p>172.737888</text:p>
          </table:table-cell>
          <table:table-cell office:value-type="float" office:value="21.9746016" calcext:value-type="float">
            <text:p>21.9746016</text:p>
          </table:table-cell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659]+1" office:value-type="float" office:value="243" calcext:value-type="float">
            <text:p>243</text:p>
          </table:table-cell>
          <table:table-cell table:formula="of:=[.B2659]" office:value-type="float" office:value="5" calcext:value-type="float">
            <text:p>5</text:p>
          </table:table-cell>
          <table:table-cell office:value-type="float" office:value="198.46299776" calcext:value-type="float">
            <text:p>198.46299776</text:p>
          </table:table-cell>
          <table:table-cell office:value-type="float" office:value="19.649448" calcext:value-type="float">
            <text:p>19.649448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660]+1" office:value-type="float" office:value="243" calcext:value-type="float">
            <text:p>243</text:p>
          </table:table-cell>
          <table:table-cell table:formula="of:=[.B2660]" office:value-type="float" office:value="6" calcext:value-type="float">
            <text:p>6</text:p>
          </table:table-cell>
          <table:table-cell office:value-type="float" office:value="183.2298432" calcext:value-type="float">
            <text:p>183.2298432</text:p>
          </table:table-cell>
          <table:table-cell office:value-type="float" office:value="155.4107664" calcext:value-type="float">
            <text:p>155.4107664</text:p>
          </table:table-cell>
          <table:table-cell office:value-type="float" office:value="185" calcext:value-type="float">
            <text:p>18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2661]+1" office:value-type="float" office:value="243" calcext:value-type="float">
            <text:p>243</text:p>
          </table:table-cell>
          <table:table-cell table:formula="of:=[.B2661]" office:value-type="float" office:value="7" calcext:value-type="float">
            <text:p>7</text:p>
          </table:table-cell>
          <table:table-cell office:value-type="float" office:value="166.3438336" calcext:value-type="float">
            <text:p>166.3438336</text:p>
          </table:table-cell>
          <table:table-cell office:value-type="float" office:value="167.882904" calcext:value-type="float">
            <text:p>167.882904</text:p>
          </table:table-cell>
          <table:table-cell office:value-type="float" office:value="167" calcext:value-type="float">
            <text:p>16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662]+1" office:value-type="float" office:value="243" calcext:value-type="float">
            <text:p>243</text:p>
          </table:table-cell>
          <table:table-cell table:formula="of:=[.B2662]" office:value-type="float" office:value="8" calcext:value-type="float">
            <text:p>8</text:p>
          </table:table-cell>
          <table:table-cell office:value-type="float" office:value="160.58854656" calcext:value-type="float">
            <text:p>160.58854656</text:p>
          </table:table-cell>
          <table:table-cell office:value-type="float" office:value="167.3524896" calcext:value-type="float">
            <text:p>167.3524896</text:p>
          </table:table-cell>
          <table:table-cell office:value-type="float" office:value="162" calcext:value-type="float">
            <text:p>16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663]+1" office:value-type="float" office:value="243" calcext:value-type="float">
            <text:p>243</text:p>
          </table:table-cell>
          <table:table-cell table:formula="of:=[.B2663]" office:value-type="float" office:value="9" calcext:value-type="float">
            <text:p>9</text:p>
          </table:table-cell>
          <table:table-cell office:value-type="float" office:value="141.5092416" calcext:value-type="float">
            <text:p>141.5092416</text:p>
          </table:table-cell>
          <table:table-cell office:value-type="float" office:value="155.15682816" calcext:value-type="float">
            <text:p>155.15682816</text:p>
          </table:table-cell>
          <table:table-cell office:value-type="float" office:value="145" calcext:value-type="float">
            <text:p>14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664]+1" office:value-type="float" office:value="243" calcext:value-type="float">
            <text:p>243</text:p>
          </table:table-cell>
          <table:table-cell table:formula="of:=[.B2664]" office:value-type="float" office:value="10" calcext:value-type="float">
            <text:p>10</text:p>
          </table:table-cell>
          <table:table-cell office:value-type="float" office:value="127.145995136" calcext:value-type="float">
            <text:p>127.145995136</text:p>
          </table:table-cell>
          <table:table-cell office:value-type="float" office:value="19.6057344" calcext:value-type="float">
            <text:p>19.6057344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665]+1" office:value-type="float" office:value="243" calcext:value-type="float">
            <text:p>243</text:p>
          </table:table-cell>
          <table:table-cell table:formula="of:=[.B2665]" office:value-type="float" office:value="11" calcext:value-type="float">
            <text:p>11</text:p>
          </table:table-cell>
          <table:table-cell office:value-type="float" office:value="156.77761024" calcext:value-type="float">
            <text:p>156.77761024</text:p>
          </table:table-cell>
          <table:table-cell office:value-type="float" office:value="21.88485696" calcext:value-type="float">
            <text:p>21.88485696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666]+1" office:value-type="float" office:value="244" calcext:value-type="float">
            <text:p>244</text:p>
          </table:table-cell>
          <table:table-cell table:formula="of:=[.B2666]" office:value-type="float" office:value="1" calcext:value-type="float">
            <text:p>1</text:p>
          </table:table-cell>
          <table:table-cell office:value-type="float" office:value="126.282813056" calcext:value-type="float">
            <text:p>126.282813056</text:p>
          </table:table-cell>
          <table:table-cell office:value-type="float" office:value="42.7349952" calcext:value-type="float">
            <text:p>42.7349952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667]+1" office:value-type="float" office:value="244" calcext:value-type="float">
            <text:p>244</text:p>
          </table:table-cell>
          <table:table-cell table:formula="of:=[.B2667]" office:value-type="float" office:value="2" calcext:value-type="float">
            <text:p>2</text:p>
          </table:table-cell>
          <table:table-cell office:value-type="float" office:value="133.602640128" calcext:value-type="float">
            <text:p>133.602640128</text:p>
          </table:table-cell>
          <table:table-cell office:value-type="float" office:value="31.47596736" calcext:value-type="float">
            <text:p>31.47596736</text:p>
          </table:table-cell>
          <table:table-cell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668]+1" office:value-type="float" office:value="244" calcext:value-type="float">
            <text:p>244</text:p>
          </table:table-cell>
          <table:table-cell table:formula="of:=[.B2668]" office:value-type="float" office:value="3" calcext:value-type="float">
            <text:p>3</text:p>
          </table:table-cell>
          <table:table-cell office:value-type="float" office:value="117.702421248" calcext:value-type="float">
            <text:p>117.702421248</text:p>
          </table:table-cell>
          <table:table-cell office:value-type="float" office:value="31.63409568" calcext:value-type="float">
            <text:p>31.63409568</text:p>
          </table:table-cell>
          <table:table-cell office:value-type="float" office:value="117" calcext:value-type="float">
            <text:p>1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669]+1" office:value-type="float" office:value="244" calcext:value-type="float">
            <text:p>244</text:p>
          </table:table-cell>
          <table:table-cell table:formula="of:=[.B2669]" office:value-type="float" office:value="4" calcext:value-type="float">
            <text:p>4</text:p>
          </table:table-cell>
          <table:table-cell office:value-type="float" office:value="134.38839104" calcext:value-type="float">
            <text:p>134.38839104</text:p>
          </table:table-cell>
          <table:table-cell office:value-type="float" office:value="37.6286688" calcext:value-type="float">
            <text:p>37.6286688</text:p>
          </table:table-cell>
          <table:table-cell office:value-type="float" office:value="134" calcext:value-type="float">
            <text:p>1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670]+1" office:value-type="float" office:value="244" calcext:value-type="float">
            <text:p>244</text:p>
          </table:table-cell>
          <table:table-cell table:formula="of:=[.B2670]" office:value-type="float" office:value="5" calcext:value-type="float">
            <text:p>5</text:p>
          </table:table-cell>
          <table:table-cell office:value-type="float" office:value="159.78228736" calcext:value-type="float">
            <text:p>159.78228736</text:p>
          </table:table-cell>
          <table:table-cell office:value-type="float" office:value="34.48357728" calcext:value-type="float">
            <text:p>34.48357728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671]+1" office:value-type="float" office:value="244" calcext:value-type="float">
            <text:p>244</text:p>
          </table:table-cell>
          <table:table-cell table:formula="of:=[.B2671]" office:value-type="float" office:value="6" calcext:value-type="float">
            <text:p>6</text:p>
          </table:table-cell>
          <table:table-cell office:value-type="float" office:value="146.6027648" calcext:value-type="float">
            <text:p>146.6027648</text:p>
          </table:table-cell>
          <table:table-cell office:value-type="float" office:value="169.2771744" calcext:value-type="float">
            <text:p>169.2771744</text:p>
          </table:table-cell>
          <table:table-cell office:value-type="float" office:value="151" calcext:value-type="float">
            <text:p>15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2672]+1" office:value-type="float" office:value="244" calcext:value-type="float">
            <text:p>244</text:p>
          </table:table-cell>
          <table:table-cell table:formula="of:=[.B2672]" office:value-type="float" office:value="7" calcext:value-type="float">
            <text:p>7</text:p>
          </table:table-cell>
          <table:table-cell office:value-type="float" office:value="128.426310528" calcext:value-type="float">
            <text:p>128.426310528</text:p>
          </table:table-cell>
          <table:table-cell office:value-type="float" office:value="182.93801856" calcext:value-type="float">
            <text:p>182.93801856</text:p>
          </table:table-cell>
          <table:table-cell office:value-type="float" office:value="131" calcext:value-type="float">
            <text:p>13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2673]+1" office:value-type="float" office:value="244" calcext:value-type="float">
            <text:p>244</text:p>
          </table:table-cell>
          <table:table-cell table:formula="of:=[.B2673]" office:value-type="float" office:value="8" calcext:value-type="float">
            <text:p>8</text:p>
          </table:table-cell>
          <table:table-cell office:value-type="float" office:value="122.572857856" calcext:value-type="float">
            <text:p>122.572857856</text:p>
          </table:table-cell>
          <table:table-cell office:value-type="float" office:value="183.1023072" calcext:value-type="float">
            <text:p>183.1023072</text:p>
          </table:table-cell>
          <table:table-cell office:value-type="float" office:value="124" calcext:value-type="float">
            <text:p>12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formula="of:=[.A2674]+1" office:value-type="float" office:value="244" calcext:value-type="float">
            <text:p>244</text:p>
          </table:table-cell>
          <table:table-cell table:formula="of:=[.B2674]" office:value-type="float" office:value="9" calcext:value-type="float">
            <text:p>9</text:p>
          </table:table-cell>
          <table:table-cell office:value-type="float" office:value="104.00546816" calcext:value-type="float">
            <text:p>104.00546816</text:p>
          </table:table-cell>
          <table:table-cell office:value-type="float" office:value="170.028" calcext:value-type="float">
            <text:p>170.028</text:p>
          </table:table-cell>
          <table:table-cell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675]+1" office:value-type="float" office:value="244" calcext:value-type="float">
            <text:p>244</text:p>
          </table:table-cell>
          <table:table-cell table:formula="of:=[.B2675]" office:value-type="float" office:value="10" calcext:value-type="float">
            <text:p>10</text:p>
          </table:table-cell>
          <table:table-cell office:value-type="float" office:value="87.96648064" calcext:value-type="float">
            <text:p>87.96648064</text:p>
          </table:table-cell>
          <table:table-cell office:value-type="float" office:value="36.0274752" calcext:value-type="float">
            <text:p>36.0274752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676]+1" office:value-type="float" office:value="244" calcext:value-type="float">
            <text:p>244</text:p>
          </table:table-cell>
          <table:table-cell table:formula="of:=[.B2676]" office:value-type="float" office:value="11" calcext:value-type="float">
            <text:p>11</text:p>
          </table:table-cell>
          <table:table-cell office:value-type="float" office:value="117.5460352" calcext:value-type="float">
            <text:p>117.5460352</text:p>
          </table:table-cell>
          <table:table-cell office:value-type="float" office:value="37.6630176" calcext:value-type="float">
            <text:p>37.6630176</text:p>
          </table:table-cell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677]+1" office:value-type="float" office:value="245" calcext:value-type="float">
            <text:p>245</text:p>
          </table:table-cell>
          <table:table-cell table:formula="of:=[.B2677]" office:value-type="float" office:value="1" calcext:value-type="float">
            <text:p>1</text:p>
          </table:table-cell>
          <table:table-cell office:value-type="float" office:value="129.127389952" calcext:value-type="float">
            <text:p>129.127389952</text:p>
          </table:table-cell>
          <table:table-cell office:value-type="float" office:value="35.62387872" calcext:value-type="float">
            <text:p>35.62387872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678]+1" office:value-type="float" office:value="245" calcext:value-type="float">
            <text:p>245</text:p>
          </table:table-cell>
          <table:table-cell table:formula="of:=[.B2678]" office:value-type="float" office:value="2" calcext:value-type="float">
            <text:p>2</text:p>
          </table:table-cell>
          <table:table-cell office:value-type="float" office:value="136.66068992" calcext:value-type="float">
            <text:p>136.66068992</text:p>
          </table:table-cell>
          <table:table-cell office:value-type="float" office:value="23.9487744" calcext:value-type="float">
            <text:p>23.9487744</text:p>
          </table:table-cell>
          <table:table-cell office:value-type="float" office:value="138" calcext:value-type="float">
            <text:p>1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679]+1" office:value-type="float" office:value="245" calcext:value-type="float">
            <text:p>245</text:p>
          </table:table-cell>
          <table:table-cell table:formula="of:=[.B2679]" office:value-type="float" office:value="3" calcext:value-type="float">
            <text:p>3</text:p>
          </table:table-cell>
          <table:table-cell office:value-type="float" office:value="120.4908992" calcext:value-type="float">
            <text:p>120.4908992</text:p>
          </table:table-cell>
          <table:table-cell office:value-type="float" office:value="24.3590784" calcext:value-type="float">
            <text:p>24.3590784</text:p>
          </table:table-cell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680]+1" office:value-type="float" office:value="245" calcext:value-type="float">
            <text:p>245</text:p>
          </table:table-cell>
          <table:table-cell table:formula="of:=[.B2680]" office:value-type="float" office:value="4" calcext:value-type="float">
            <text:p>4</text:p>
          </table:table-cell>
          <table:table-cell office:value-type="float" office:value="136.8529088" calcext:value-type="float">
            <text:p>136.8529088</text:p>
          </table:table-cell>
          <table:table-cell office:value-type="float" office:value="30.4659168" calcext:value-type="float">
            <text:p>30.465916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681]+1" office:value-type="float" office:value="245" calcext:value-type="float">
            <text:p>245</text:p>
          </table:table-cell>
          <table:table-cell table:formula="of:=[.B2681]" office:value-type="float" office:value="5" calcext:value-type="float">
            <text:p>5</text:p>
          </table:table-cell>
          <table:table-cell office:value-type="float" office:value="162.4162816" calcext:value-type="float">
            <text:p>162.4162816</text:p>
          </table:table-cell>
          <table:table-cell office:value-type="float" office:value="28.15960704" calcext:value-type="float">
            <text:p>28.1596070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682]+1" office:value-type="float" office:value="245" calcext:value-type="float">
            <text:p>245</text:p>
          </table:table-cell>
          <table:table-cell table:formula="of:=[.B2682]" office:value-type="float" office:value="6" calcext:value-type="float">
            <text:p>6</text:p>
          </table:table-cell>
          <table:table-cell office:value-type="float" office:value="147.16376064" calcext:value-type="float">
            <text:p>147.16376064</text:p>
          </table:table-cell>
          <table:table-cell office:value-type="float" office:value="160.9060896" calcext:value-type="float">
            <text:p>160.9060896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2683]+1" office:value-type="float" office:value="245" calcext:value-type="float">
            <text:p>245</text:p>
          </table:table-cell>
          <table:table-cell table:formula="of:=[.B2683]" office:value-type="float" office:value="7" calcext:value-type="float">
            <text:p>7</text:p>
          </table:table-cell>
          <table:table-cell office:value-type="float" office:value="129.63086272" calcext:value-type="float">
            <text:p>129.63086272</text:p>
          </table:table-cell>
          <table:table-cell office:value-type="float" office:value="173.743632" calcext:value-type="float">
            <text:p>173.743632</text:p>
          </table:table-cell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2684]+1" office:value-type="float" office:value="245" calcext:value-type="float">
            <text:p>245</text:p>
          </table:table-cell>
          <table:table-cell table:formula="of:=[.B2684]" office:value-type="float" office:value="8" calcext:value-type="float">
            <text:p>8</text:p>
          </table:table-cell>
          <table:table-cell office:value-type="float" office:value="123.005748736" calcext:value-type="float">
            <text:p>123.005748736</text:p>
          </table:table-cell>
          <table:table-cell office:value-type="float" office:value="173.8661328" calcext:value-type="float">
            <text:p>173.8661328</text:p>
          </table:table-cell>
          <table:table-cell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685]+1" office:value-type="float" office:value="245" calcext:value-type="float">
            <text:p>245</text:p>
          </table:table-cell>
          <table:table-cell table:formula="of:=[.B2685]" office:value-type="float" office:value="9" calcext:value-type="float">
            <text:p>9</text:p>
          </table:table-cell>
          <table:table-cell office:value-type="float" office:value="106.14117376" calcext:value-type="float">
            <text:p>106.14117376</text:p>
          </table:table-cell>
          <table:table-cell office:value-type="float" office:value="161.37175392" calcext:value-type="float">
            <text:p>161.37175392</text:p>
          </table:table-cell>
          <table:table-cell office:value-type="float" office:value="106" calcext:value-type="float">
            <text:p>10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2686]+1" office:value-type="float" office:value="245" calcext:value-type="float">
            <text:p>245</text:p>
          </table:table-cell>
          <table:table-cell table:formula="of:=[.B2686]" office:value-type="float" office:value="10" calcext:value-type="float">
            <text:p>10</text:p>
          </table:table-cell>
          <table:table-cell office:value-type="float" office:value="92.02304512" calcext:value-type="float">
            <text:p>92.02304512</text:p>
          </table:table-cell>
          <table:table-cell office:value-type="float" office:value="28.283424" calcext:value-type="float">
            <text:p>28.283424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687]+1" office:value-type="float" office:value="245" calcext:value-type="float">
            <text:p>245</text:p>
          </table:table-cell>
          <table:table-cell table:formula="of:=[.B2687]" office:value-type="float" office:value="11" calcext:value-type="float">
            <text:p>11</text:p>
          </table:table-cell>
          <table:table-cell office:value-type="float" office:value="120.6020864" calcext:value-type="float">
            <text:p>120.6020864</text:p>
          </table:table-cell>
          <table:table-cell office:value-type="float" office:value="30.1705728" calcext:value-type="float">
            <text:p>30.1705728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688]+1" office:value-type="float" office:value="246" calcext:value-type="float">
            <text:p>246</text:p>
          </table:table-cell>
          <table:table-cell table:formula="of:=[.B2688]" office:value-type="float" office:value="1" calcext:value-type="float">
            <text:p>1</text:p>
          </table:table-cell>
          <table:table-cell office:value-type="float" office:value="159.1026304" calcext:value-type="float">
            <text:p>159.1026304</text:p>
          </table:table-cell>
          <table:table-cell office:value-type="float" office:value="28.10437728" calcext:value-type="float">
            <text:p>28.10437728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689]+1" office:value-type="float" office:value="246" calcext:value-type="float">
            <text:p>246</text:p>
          </table:table-cell>
          <table:table-cell table:formula="of:=[.B2689]" office:value-type="float" office:value="2" calcext:value-type="float">
            <text:p>2</text:p>
          </table:table-cell>
          <table:table-cell office:value-type="float" office:value="165.32098816" calcext:value-type="float">
            <text:p>165.32098816</text:p>
          </table:table-cell>
          <table:table-cell office:value-type="float" office:value="16.631712" calcext:value-type="float">
            <text:p>16.631712</text:p>
          </table:table-cell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690]+1" office:value-type="float" office:value="246" calcext:value-type="float">
            <text:p>246</text:p>
          </table:table-cell>
          <table:table-cell table:formula="of:=[.B2690]" office:value-type="float" office:value="3" calcext:value-type="float">
            <text:p>3</text:p>
          </table:table-cell>
          <table:table-cell office:value-type="float" office:value="149.69603328" calcext:value-type="float">
            <text:p>149.69603328</text:p>
          </table:table-cell>
          <table:table-cell office:value-type="float" office:value="17.7563616" calcext:value-type="float">
            <text:p>17.7563616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691]+1" office:value-type="float" office:value="246" calcext:value-type="float">
            <text:p>246</text:p>
          </table:table-cell>
          <table:table-cell table:formula="of:=[.B2691]" office:value-type="float" office:value="4" calcext:value-type="float">
            <text:p>4</text:p>
          </table:table-cell>
          <table:table-cell office:value-type="float" office:value="166.87765504" calcext:value-type="float">
            <text:p>166.87765504</text:p>
          </table:table-cell>
          <table:table-cell office:value-type="float" office:value="23.08443264" calcext:value-type="float">
            <text:p>23.08443264</text:p>
          </table:table-cell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692]+1" office:value-type="float" office:value="246" calcext:value-type="float">
            <text:p>246</text:p>
          </table:table-cell>
          <table:table-cell table:formula="of:=[.B2692]" office:value-type="float" office:value="5" calcext:value-type="float">
            <text:p>5</text:p>
          </table:table-cell>
          <table:table-cell office:value-type="float" office:value="191.21069312" calcext:value-type="float">
            <text:p>191.21069312</text:p>
          </table:table-cell>
          <table:table-cell office:value-type="float" office:value="19.9531968" calcext:value-type="float">
            <text:p>19.9531968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693]+1" office:value-type="float" office:value="246" calcext:value-type="float">
            <text:p>246</text:p>
          </table:table-cell>
          <table:table-cell table:formula="of:=[.B2693]" office:value-type="float" office:value="6" calcext:value-type="float">
            <text:p>6</text:p>
          </table:table-cell>
          <table:table-cell office:value-type="float" office:value="179.52781312" calcext:value-type="float">
            <text:p>179.52781312</text:p>
          </table:table-cell>
          <table:table-cell office:value-type="float" office:value="154.69104" calcext:value-type="float">
            <text:p>154.69104</text:p>
          </table:table-cell>
          <table:table-cell office:value-type="float" office:value="183" calcext:value-type="float">
            <text:p>18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2694]+1" office:value-type="float" office:value="246" calcext:value-type="float">
            <text:p>246</text:p>
          </table:table-cell>
          <table:table-cell table:formula="of:=[.B2694]" office:value-type="float" office:value="7" calcext:value-type="float">
            <text:p>7</text:p>
          </table:table-cell>
          <table:table-cell office:value-type="float" office:value="162.5992576" calcext:value-type="float">
            <text:p>162.5992576</text:p>
          </table:table-cell>
          <table:table-cell office:value-type="float" office:value="168.1221024" calcext:value-type="float">
            <text:p>168.1221024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table:formula="of:=[.A2695]+1" office:value-type="float" office:value="246" calcext:value-type="float">
            <text:p>246</text:p>
          </table:table-cell>
          <table:table-cell table:formula="of:=[.B2695]" office:value-type="float" office:value="8" calcext:value-type="float">
            <text:p>8</text:p>
          </table:table-cell>
          <table:table-cell office:value-type="float" office:value="156.14694784" calcext:value-type="float">
            <text:p>156.14694784</text:p>
          </table:table-cell>
          <table:table-cell office:value-type="float" office:value="167.8789728" calcext:value-type="float">
            <text:p>167.8789728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696]+1" office:value-type="float" office:value="246" calcext:value-type="float">
            <text:p>246</text:p>
          </table:table-cell>
          <table:table-cell table:formula="of:=[.B2696]" office:value-type="float" office:value="9" calcext:value-type="float">
            <text:p>9</text:p>
          </table:table-cell>
          <table:table-cell office:value-type="float" office:value="137.40263424" calcext:value-type="float">
            <text:p>137.40263424</text:p>
          </table:table-cell>
          <table:table-cell office:value-type="float" office:value="155.63681568" calcext:value-type="float">
            <text:p>155.63681568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2697]+1" office:value-type="float" office:value="246" calcext:value-type="float">
            <text:p>246</text:p>
          </table:table-cell>
          <table:table-cell table:formula="of:=[.B2697]" office:value-type="float" office:value="10" calcext:value-type="float">
            <text:p>10</text:p>
          </table:table-cell>
          <table:table-cell office:value-type="float" office:value="120.4096608" calcext:value-type="float">
            <text:p>120.4096608</text:p>
          </table:table-cell>
          <table:table-cell office:value-type="float" office:value="21.6659136" calcext:value-type="float">
            <text:p>21.6659136</text:p>
          </table:table-cell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698]+1" office:value-type="float" office:value="246" calcext:value-type="float">
            <text:p>246</text:p>
          </table:table-cell>
          <table:table-cell table:formula="of:=[.B2698]" office:value-type="float" office:value="11" calcext:value-type="float">
            <text:p>11</text:p>
          </table:table-cell>
          <table:table-cell office:value-type="float" office:value="149.96704512" calcext:value-type="float">
            <text:p>149.96704512</text:p>
          </table:table-cell>
          <table:table-cell office:value-type="float" office:value="22.9152384" calcext:value-type="float">
            <text:p>22.9152384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699]+1" office:value-type="float" office:value="247" calcext:value-type="float">
            <text:p>247</text:p>
          </table:table-cell>
          <table:table-cell table:formula="of:=[.B2699]" office:value-type="float" office:value="1" calcext:value-type="float">
            <text:p>1</text:p>
          </table:table-cell>
          <table:table-cell office:value-type="float" office:value="117.3886848" calcext:value-type="float">
            <text:p>117.3886848</text:p>
          </table:table-cell>
          <table:table-cell office:value-type="float" office:value="34.43366976" calcext:value-type="float">
            <text:p>34.43366976</text:p>
          </table:table-cell>
          <table:table-cell office:value-type="float" office:value="116" calcext:value-type="float">
            <text:p>1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700]+1" office:value-type="float" office:value="247" calcext:value-type="float">
            <text:p>247</text:p>
          </table:table-cell>
          <table:table-cell table:formula="of:=[.B2700]" office:value-type="float" office:value="2" calcext:value-type="float">
            <text:p>2</text:p>
          </table:table-cell>
          <table:table-cell office:value-type="float" office:value="124.771223808" calcext:value-type="float">
            <text:p>124.771223808</text:p>
          </table:table-cell>
          <table:table-cell office:value-type="float" office:value="22.6582032" calcext:value-type="float">
            <text:p>22.6582032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701]+1" office:value-type="float" office:value="247" calcext:value-type="float">
            <text:p>247</text:p>
          </table:table-cell>
          <table:table-cell table:formula="of:=[.B2701]" office:value-type="float" office:value="3" calcext:value-type="float">
            <text:p>3</text:p>
          </table:table-cell>
          <table:table-cell office:value-type="float" office:value="108.6240512" calcext:value-type="float">
            <text:p>108.6240512</text:p>
          </table:table-cell>
          <table:table-cell office:value-type="float" office:value="23.05659456" calcext:value-type="float">
            <text:p>23.05659456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702]+1" office:value-type="float" office:value="247" calcext:value-type="float">
            <text:p>247</text:p>
          </table:table-cell>
          <table:table-cell table:formula="of:=[.B2702]" office:value-type="float" office:value="4" calcext:value-type="float">
            <text:p>4</text:p>
          </table:table-cell>
          <table:table-cell office:value-type="float" office:value="125.469952384" calcext:value-type="float">
            <text:p>125.469952384</text:p>
          </table:table-cell>
          <table:table-cell office:value-type="float" office:value="29.0665728" calcext:value-type="float">
            <text:p>29.0665728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703]+1" office:value-type="float" office:value="247" calcext:value-type="float">
            <text:p>247</text:p>
          </table:table-cell>
          <table:table-cell table:formula="of:=[.B2703]" office:value-type="float" office:value="5" calcext:value-type="float">
            <text:p>5</text:p>
          </table:table-cell>
          <table:table-cell office:value-type="float" office:value="151.71593088" calcext:value-type="float">
            <text:p>151.71593088</text:p>
          </table:table-cell>
          <table:table-cell office:value-type="float" office:value="25.7667504" calcext:value-type="float">
            <text:p>25.7667504</text:p>
          </table:table-cell>
          <table:table-cell office:value-type="float" office:value="151" calcext:value-type="float">
            <text:p>1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704]+1" office:value-type="float" office:value="247" calcext:value-type="float">
            <text:p>247</text:p>
          </table:table-cell>
          <table:table-cell table:formula="of:=[.B2704]" office:value-type="float" office:value="6" calcext:value-type="float">
            <text:p>6</text:p>
          </table:table-cell>
          <table:table-cell office:value-type="float" office:value="137.930547712" calcext:value-type="float">
            <text:p>137.930547712</text:p>
          </table:table-cell>
          <table:table-cell office:value-type="float" office:value="162.7401792" calcext:value-type="float">
            <text:p>162.7401792</text:p>
          </table:table-cell>
          <table:table-cell office:value-type="float" office:value="138" calcext:value-type="float">
            <text:p>13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705]+1" office:value-type="float" office:value="247" calcext:value-type="float">
            <text:p>247</text:p>
          </table:table-cell>
          <table:table-cell table:formula="of:=[.B2705]" office:value-type="float" office:value="7" calcext:value-type="float">
            <text:p>7</text:p>
          </table:table-cell>
          <table:table-cell office:value-type="float" office:value="118.41585344" calcext:value-type="float">
            <text:p>118.41585344</text:p>
          </table:table-cell>
          <table:table-cell office:value-type="float" office:value="175.5097392" calcext:value-type="float">
            <text:p>175.5097392</text:p>
          </table:table-cell>
          <table:table-cell office:value-type="float" office:value="120" calcext:value-type="float">
            <text:p>12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2706]+1" office:value-type="float" office:value="247" calcext:value-type="float">
            <text:p>247</text:p>
          </table:table-cell>
          <table:table-cell table:formula="of:=[.B2706]" office:value-type="float" office:value="8" calcext:value-type="float">
            <text:p>8</text:p>
          </table:table-cell>
          <table:table-cell office:value-type="float" office:value="111.94434944" calcext:value-type="float">
            <text:p>111.94434944</text:p>
          </table:table-cell>
          <table:table-cell office:value-type="float" office:value="175.6725312" calcext:value-type="float">
            <text:p>175.6725312</text:p>
          </table:table-cell>
          <table:table-cell office:value-type="float" office:value="111" calcext:value-type="float">
            <text:p>1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2707]+1" office:value-type="float" office:value="247" calcext:value-type="float">
            <text:p>247</text:p>
          </table:table-cell>
          <table:table-cell table:formula="of:=[.B2707]" office:value-type="float" office:value="9" calcext:value-type="float">
            <text:p>9</text:p>
          </table:table-cell>
          <table:table-cell office:value-type="float" office:value="93.39542016" calcext:value-type="float">
            <text:p>93.39542016</text:p>
          </table:table-cell>
          <table:table-cell office:value-type="float" office:value="163.10223744" calcext:value-type="float">
            <text:p>163.10223744</text:p>
          </table:table-cell>
          <table:table-cell office:value-type="float" office:value="94" calcext:value-type="float">
            <text:p>9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2708]+1" office:value-type="float" office:value="247" calcext:value-type="float">
            <text:p>247</text:p>
          </table:table-cell>
          <table:table-cell table:formula="of:=[.B2708]" office:value-type="float" office:value="10" calcext:value-type="float">
            <text:p>10</text:p>
          </table:table-cell>
          <table:table-cell office:value-type="float" office:value="79.3867648" calcext:value-type="float">
            <text:p>79.3867648</text:p>
          </table:table-cell>
          <table:table-cell office:value-type="float" office:value="26.5196112" calcext:value-type="float">
            <text:p>26.5196112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709]+1" office:value-type="float" office:value="247" calcext:value-type="float">
            <text:p>247</text:p>
          </table:table-cell>
          <table:table-cell table:formula="of:=[.B2709]" office:value-type="float" office:value="11" calcext:value-type="float">
            <text:p>11</text:p>
          </table:table-cell>
          <table:table-cell office:value-type="float" office:value="108.70504192" calcext:value-type="float">
            <text:p>108.70504192</text:p>
          </table:table-cell>
          <table:table-cell office:value-type="float" office:value="28.3356192" calcext:value-type="float">
            <text:p>28.3356192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710]+1" office:value-type="float" office:value="248" calcext:value-type="float">
            <text:p>248</text:p>
          </table:table-cell>
          <table:table-cell table:formula="of:=[.B2710]" office:value-type="float" office:value="1" calcext:value-type="float">
            <text:p>1</text:p>
          </table:table-cell>
          <table:table-cell office:value-type="float" office:value="116.71568384" calcext:value-type="float">
            <text:p>116.71568384</text:p>
          </table:table-cell>
          <table:table-cell office:value-type="float" office:value="38.429856" calcext:value-type="float">
            <text:p>38.429856</text:p>
          </table:table-cell>
          <table:table-cell office:value-type="float" office:value="118" calcext:value-type="float">
            <text:p>1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711]+1" office:value-type="float" office:value="248" calcext:value-type="float">
            <text:p>248</text:p>
          </table:table-cell>
          <table:table-cell table:formula="of:=[.B2711]" office:value-type="float" office:value="2" calcext:value-type="float">
            <text:p>2</text:p>
          </table:table-cell>
          <table:table-cell office:value-type="float" office:value="125.454132736" calcext:value-type="float">
            <text:p>125.454132736</text:p>
          </table:table-cell>
          <table:table-cell office:value-type="float" office:value="27.98524512" calcext:value-type="float">
            <text:p>27.98524512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712]+1" office:value-type="float" office:value="248" calcext:value-type="float">
            <text:p>248</text:p>
          </table:table-cell>
          <table:table-cell table:formula="of:=[.B2712]" office:value-type="float" office:value="3" calcext:value-type="float">
            <text:p>3</text:p>
          </table:table-cell>
          <table:table-cell office:value-type="float" office:value="108.43730688" calcext:value-type="float">
            <text:p>108.43730688</text:p>
          </table:table-cell>
          <table:table-cell office:value-type="float" office:value="27.6146112" calcext:value-type="float">
            <text:p>27.6146112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713]+1" office:value-type="float" office:value="248" calcext:value-type="float">
            <text:p>248</text:p>
          </table:table-cell>
          <table:table-cell table:formula="of:=[.B2713]" office:value-type="float" office:value="4" calcext:value-type="float">
            <text:p>4</text:p>
          </table:table-cell>
          <table:table-cell office:value-type="float" office:value="125.79157504" calcext:value-type="float">
            <text:p>125.79157504</text:p>
          </table:table-cell>
          <table:table-cell office:value-type="float" office:value="33.89263296" calcext:value-type="float">
            <text:p>33.89263296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714]+1" office:value-type="float" office:value="248" calcext:value-type="float">
            <text:p>248</text:p>
          </table:table-cell>
          <table:table-cell table:formula="of:=[.B2714]" office:value-type="float" office:value="5" calcext:value-type="float">
            <text:p>5</text:p>
          </table:table-cell>
          <table:table-cell office:value-type="float" office:value="151.4329408" calcext:value-type="float">
            <text:p>151.4329408</text:p>
          </table:table-cell>
          <table:table-cell office:value-type="float" office:value="32.3462448" calcext:value-type="float">
            <text:p>32.3462448</text:p>
          </table:table-cell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715]+1" office:value-type="float" office:value="248" calcext:value-type="float">
            <text:p>248</text:p>
          </table:table-cell>
          <table:table-cell table:formula="of:=[.B2715]" office:value-type="float" office:value="6" calcext:value-type="float">
            <text:p>6</text:p>
          </table:table-cell>
          <table:table-cell office:value-type="float" office:value="134.87608384" calcext:value-type="float">
            <text:p>134.87608384</text:p>
          </table:table-cell>
          <table:table-cell office:value-type="float" office:value="168.9335712" calcext:value-type="float">
            <text:p>168.9335712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716]+1" office:value-type="float" office:value="248" calcext:value-type="float">
            <text:p>248</text:p>
          </table:table-cell>
          <table:table-cell table:formula="of:=[.B2716]" office:value-type="float" office:value="7" calcext:value-type="float">
            <text:p>7</text:p>
          </table:table-cell>
          <table:table-cell office:value-type="float" office:value="114.89870336" calcext:value-type="float">
            <text:p>114.89870336</text:p>
          </table:table-cell>
          <table:table-cell office:value-type="float" office:value="181.93943616" calcext:value-type="float">
            <text:p>181.93943616</text:p>
          </table:table-cell>
          <table:table-cell office:value-type="float" office:value="113" calcext:value-type="float">
            <text:p>11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2717]+1" office:value-type="float" office:value="248" calcext:value-type="float">
            <text:p>248</text:p>
          </table:table-cell>
          <table:table-cell table:formula="of:=[.B2717]" office:value-type="float" office:value="8" calcext:value-type="float">
            <text:p>8</text:p>
          </table:table-cell>
          <table:table-cell office:value-type="float" office:value="108.40606848" calcext:value-type="float">
            <text:p>108.40606848</text:p>
          </table:table-cell>
          <table:table-cell office:value-type="float" office:value="182.8150464" calcext:value-type="float">
            <text:p>182.8150464</text:p>
          </table:table-cell>
          <table:table-cell office:value-type="float" office:value="108" calcext:value-type="float">
            <text:p>10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2718]+1" office:value-type="float" office:value="248" calcext:value-type="float">
            <text:p>248</text:p>
          </table:table-cell>
          <table:table-cell table:formula="of:=[.B2718]" office:value-type="float" office:value="9" calcext:value-type="float">
            <text:p>9</text:p>
          </table:table-cell>
          <table:table-cell office:value-type="float" office:value="90.50828544" calcext:value-type="float">
            <text:p>90.50828544</text:p>
          </table:table-cell>
          <table:table-cell office:value-type="float" office:value="169.0505568" calcext:value-type="float">
            <text:p>169.0505568</text:p>
          </table:table-cell>
          <table:table-cell office:value-type="float" office:value="89" calcext:value-type="float">
            <text:p>8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719]+1" office:value-type="float" office:value="248" calcext:value-type="float">
            <text:p>248</text:p>
          </table:table-cell>
          <table:table-cell table:formula="of:=[.B2719]" office:value-type="float" office:value="10" calcext:value-type="float">
            <text:p>10</text:p>
          </table:table-cell>
          <table:table-cell office:value-type="float" office:value="78.44991744" calcext:value-type="float">
            <text:p>78.44991744</text:p>
          </table:table-cell>
          <table:table-cell office:value-type="float" office:value="30.45641856" calcext:value-type="float">
            <text:p>30.45641856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720]+1" office:value-type="float" office:value="248" calcext:value-type="float">
            <text:p>248</text:p>
          </table:table-cell>
          <table:table-cell table:formula="of:=[.B2720]" office:value-type="float" office:value="11" calcext:value-type="float">
            <text:p>11</text:p>
          </table:table-cell>
          <table:table-cell office:value-type="float" office:value="108.56082944" calcext:value-type="float">
            <text:p>108.56082944</text:p>
          </table:table-cell>
          <table:table-cell office:value-type="float" office:value="33.8761824" calcext:value-type="float">
            <text:p>33.8761824</text:p>
          </table:table-cell>
          <table:table-cell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721]+1" office:value-type="float" office:value="249" calcext:value-type="float">
            <text:p>249</text:p>
          </table:table-cell>
          <table:table-cell table:formula="of:=[.B2721]" office:value-type="float" office:value="1" calcext:value-type="float">
            <text:p>1</text:p>
          </table:table-cell>
          <table:table-cell office:value-type="float" office:value="150.5340928" calcext:value-type="float">
            <text:p>150.5340928</text:p>
          </table:table-cell>
          <table:table-cell office:value-type="float" office:value="28.90866816" calcext:value-type="float">
            <text:p>28.90866816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722]+1" office:value-type="float" office:value="249" calcext:value-type="float">
            <text:p>249</text:p>
          </table:table-cell>
          <table:table-cell table:formula="of:=[.B2722]" office:value-type="float" office:value="2" calcext:value-type="float">
            <text:p>2</text:p>
          </table:table-cell>
          <table:table-cell office:value-type="float" office:value="158.9688192" calcext:value-type="float">
            <text:p>158.9688192</text:p>
          </table:table-cell>
          <table:table-cell office:value-type="float" office:value="17.6328288" calcext:value-type="float">
            <text:p>17.6328288</text:p>
          </table:table-cell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723]+1" office:value-type="float" office:value="249" calcext:value-type="float">
            <text:p>249</text:p>
          </table:table-cell>
          <table:table-cell table:formula="of:=[.B2723]" office:value-type="float" office:value="3" calcext:value-type="float">
            <text:p>3</text:p>
          </table:table-cell>
          <table:table-cell office:value-type="float" office:value="142.29035136" calcext:value-type="float">
            <text:p>142.29035136</text:p>
          </table:table-cell>
          <table:table-cell office:value-type="float" office:value="17.253792" calcext:value-type="float">
            <text:p>17.253792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724]+1" office:value-type="float" office:value="249" calcext:value-type="float">
            <text:p>249</text:p>
          </table:table-cell>
          <table:table-cell table:formula="of:=[.B2724]" office:value-type="float" office:value="4" calcext:value-type="float">
            <text:p>4</text:p>
          </table:table-cell>
          <table:table-cell office:value-type="float" office:value="158.22579328" calcext:value-type="float">
            <text:p>158.22579328</text:p>
          </table:table-cell>
          <table:table-cell office:value-type="float" office:value="23.38442208" calcext:value-type="float">
            <text:p>23.38442208</text:p>
          </table:table-cell>
          <table:table-cell office:value-type="float" office:value="162" calcext:value-type="float">
            <text:p>1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725]+1" office:value-type="float" office:value="249" calcext:value-type="float">
            <text:p>249</text:p>
          </table:table-cell>
          <table:table-cell table:formula="of:=[.B2725]" office:value-type="float" office:value="5" calcext:value-type="float">
            <text:p>5</text:p>
          </table:table-cell>
          <table:table-cell office:value-type="float" office:value="186.1747136" calcext:value-type="float">
            <text:p>186.1747136</text:p>
          </table:table-cell>
          <table:table-cell office:value-type="float" office:value="22.79309472" calcext:value-type="float">
            <text:p>22.79309472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726]+1" office:value-type="float" office:value="249" calcext:value-type="float">
            <text:p>249</text:p>
          </table:table-cell>
          <table:table-cell table:formula="of:=[.B2726]" office:value-type="float" office:value="6" calcext:value-type="float">
            <text:p>6</text:p>
          </table:table-cell>
          <table:table-cell office:value-type="float" office:value="166.16250624" calcext:value-type="float">
            <text:p>166.16250624</text:p>
          </table:table-cell>
          <table:table-cell office:value-type="float" office:value="159.838944" calcext:value-type="float">
            <text:p>159.838944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727]+1" office:value-type="float" office:value="249" calcext:value-type="float">
            <text:p>249</text:p>
          </table:table-cell>
          <table:table-cell table:formula="of:=[.B2727]" office:value-type="float" office:value="7" calcext:value-type="float">
            <text:p>7</text:p>
          </table:table-cell>
          <table:table-cell office:value-type="float" office:value="147.00677888" calcext:value-type="float">
            <text:p>147.00677888</text:p>
          </table:table-cell>
          <table:table-cell office:value-type="float" office:value="173.00184672" calcext:value-type="float">
            <text:p>173.00184672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2728]+1" office:value-type="float" office:value="249" calcext:value-type="float">
            <text:p>249</text:p>
          </table:table-cell>
          <table:table-cell table:formula="of:=[.B2728]" office:value-type="float" office:value="8" calcext:value-type="float">
            <text:p>8</text:p>
          </table:table-cell>
          <table:table-cell office:value-type="float" office:value="139.56902528" calcext:value-type="float">
            <text:p>139.56902528</text:p>
          </table:table-cell>
          <table:table-cell office:value-type="float" office:value="172.03391616" calcext:value-type="float">
            <text:p>172.03391616</text:p>
          </table:table-cell>
          <table:table-cell office:value-type="float" office:value="138" calcext:value-type="float">
            <text:p>13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2729]+1" office:value-type="float" office:value="249" calcext:value-type="float">
            <text:p>249</text:p>
          </table:table-cell>
          <table:table-cell table:formula="of:=[.B2729]" office:value-type="float" office:value="9" calcext:value-type="float">
            <text:p>9</text:p>
          </table:table-cell>
          <table:table-cell office:value-type="float" office:value="121.821231872" calcext:value-type="float">
            <text:p>121.821231872</text:p>
          </table:table-cell>
          <table:table-cell office:value-type="float" office:value="158.4537984" calcext:value-type="float">
            <text:p>158.4537984</text:p>
          </table:table-cell>
          <table:table-cell office:value-type="float" office:value="122" calcext:value-type="float">
            <text:p>12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730]+1" office:value-type="float" office:value="249" calcext:value-type="float">
            <text:p>249</text:p>
          </table:table-cell>
          <table:table-cell table:formula="of:=[.B2730]" office:value-type="float" office:value="10" calcext:value-type="float">
            <text:p>10</text:p>
          </table:table-cell>
          <table:table-cell office:value-type="float" office:value="110.99634944" calcext:value-type="float">
            <text:p>110.99634944</text:p>
          </table:table-cell>
          <table:table-cell office:value-type="float" office:value="19.79612736" calcext:value-type="float">
            <text:p>19.79612736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731]+1" office:value-type="float" office:value="249" calcext:value-type="float">
            <text:p>249</text:p>
          </table:table-cell>
          <table:table-cell table:formula="of:=[.B2731]" office:value-type="float" office:value="11" calcext:value-type="float">
            <text:p>11</text:p>
          </table:table-cell>
          <table:table-cell office:value-type="float" office:value="141.56350592" calcext:value-type="float">
            <text:p>141.56350592</text:p>
          </table:table-cell>
          <table:table-cell office:value-type="float" office:value="23.07328032" calcext:value-type="float">
            <text:p>23.07328032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732]+1" office:value-type="float" office:value="250" calcext:value-type="float">
            <text:p>250</text:p>
          </table:table-cell>
          <table:table-cell table:formula="of:=[.B2732]" office:value-type="float" office:value="1" calcext:value-type="float">
            <text:p>1</text:p>
          </table:table-cell>
          <table:table-cell office:value-type="float" office:value="136.28885888" calcext:value-type="float">
            <text:p>136.28885888</text:p>
          </table:table-cell>
          <table:table-cell office:value-type="float" office:value="32.47201536" calcext:value-type="float">
            <text:p>32.47201536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733]+1" office:value-type="float" office:value="250" calcext:value-type="float">
            <text:p>250</text:p>
          </table:table-cell>
          <table:table-cell table:formula="of:=[.B2733]" office:value-type="float" office:value="2" calcext:value-type="float">
            <text:p>2</text:p>
          </table:table-cell>
          <table:table-cell office:value-type="float" office:value="143.65875456" calcext:value-type="float">
            <text:p>143.65875456</text:p>
          </table:table-cell>
          <table:table-cell office:value-type="float" office:value="20.44870368" calcext:value-type="float">
            <text:p>20.4487036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734]+1" office:value-type="float" office:value="250" calcext:value-type="float">
            <text:p>250</text:p>
          </table:table-cell>
          <table:table-cell table:formula="of:=[.B2734]" office:value-type="float" office:value="3" calcext:value-type="float">
            <text:p>3</text:p>
          </table:table-cell>
          <table:table-cell office:value-type="float" office:value="126.811418752" calcext:value-type="float">
            <text:p>126.811418752</text:p>
          </table:table-cell>
          <table:table-cell office:value-type="float" office:value="21.6739392" calcext:value-type="float">
            <text:p>21.6739392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735]+1" office:value-type="float" office:value="250" calcext:value-type="float">
            <text:p>250</text:p>
          </table:table-cell>
          <table:table-cell table:formula="of:=[.B2735]" office:value-type="float" office:value="4" calcext:value-type="float">
            <text:p>4</text:p>
          </table:table-cell>
          <table:table-cell office:value-type="float" office:value="143.51478016" calcext:value-type="float">
            <text:p>143.51478016</text:p>
          </table:table-cell>
          <table:table-cell office:value-type="float" office:value="27.1332432" calcext:value-type="float">
            <text:p>27.1332432</text:p>
          </table:table-cell>
          <table:table-cell office:value-type="float" office:value="144" calcext:value-type="float">
            <text:p>1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736]+1" office:value-type="float" office:value="250" calcext:value-type="float">
            <text:p>250</text:p>
          </table:table-cell>
          <table:table-cell table:formula="of:=[.B2736]" office:value-type="float" office:value="5" calcext:value-type="float">
            <text:p>5</text:p>
          </table:table-cell>
          <table:table-cell office:value-type="float" office:value="170.17176832" calcext:value-type="float">
            <text:p>170.17176832</text:p>
          </table:table-cell>
          <table:table-cell office:value-type="float" office:value="24.0599424" calcext:value-type="float">
            <text:p>24.059942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737]+1" office:value-type="float" office:value="250" calcext:value-type="float">
            <text:p>250</text:p>
          </table:table-cell>
          <table:table-cell table:formula="of:=[.B2737]" office:value-type="float" office:value="6" calcext:value-type="float">
            <text:p>6</text:p>
          </table:table-cell>
          <table:table-cell office:value-type="float" office:value="158.59065856" calcext:value-type="float">
            <text:p>158.59065856</text:p>
          </table:table-cell>
          <table:table-cell office:value-type="float" office:value="161.0329728" calcext:value-type="float">
            <text:p>161.0329728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 table:formula="of:=[.A2738]+1" office:value-type="float" office:value="250" calcext:value-type="float">
            <text:p>250</text:p>
          </table:table-cell>
          <table:table-cell table:formula="of:=[.B2738]" office:value-type="float" office:value="7" calcext:value-type="float">
            <text:p>7</text:p>
          </table:table-cell>
          <table:table-cell office:value-type="float" office:value="141.22171264" calcext:value-type="float">
            <text:p>141.22171264</text:p>
          </table:table-cell>
          <table:table-cell office:value-type="float" office:value="174.8855616" calcext:value-type="float">
            <text:p>174.8855616</text:p>
          </table:table-cell>
          <table:table-cell office:value-type="float" office:value="143" calcext:value-type="float">
            <text:p>14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2739]+1" office:value-type="float" office:value="250" calcext:value-type="float">
            <text:p>250</text:p>
          </table:table-cell>
          <table:table-cell table:formula="of:=[.B2739]" office:value-type="float" office:value="8" calcext:value-type="float">
            <text:p>8</text:p>
          </table:table-cell>
          <table:table-cell office:value-type="float" office:value="134.372686848" calcext:value-type="float">
            <text:p>134.372686848</text:p>
          </table:table-cell>
          <table:table-cell office:value-type="float" office:value="175.0835664" calcext:value-type="float">
            <text:p>175.0835664</text:p>
          </table:table-cell>
          <table:table-cell office:value-type="float" office:value="138" calcext:value-type="float">
            <text:p>13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2740]+1" office:value-type="float" office:value="250" calcext:value-type="float">
            <text:p>250</text:p>
          </table:table-cell>
          <table:table-cell table:formula="of:=[.B2740]" office:value-type="float" office:value="9" calcext:value-type="float">
            <text:p>9</text:p>
          </table:table-cell>
          <table:table-cell office:value-type="float" office:value="116.290497792" calcext:value-type="float">
            <text:p>116.290497792</text:p>
          </table:table-cell>
          <table:table-cell office:value-type="float" office:value="163.04455392" calcext:value-type="float">
            <text:p>163.04455392</text:p>
          </table:table-cell>
          <table:table-cell office:value-type="float" office:value="119" calcext:value-type="float">
            <text:p>11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2741]+1" office:value-type="float" office:value="250" calcext:value-type="float">
            <text:p>250</text:p>
          </table:table-cell>
          <table:table-cell table:formula="of:=[.B2741]" office:value-type="float" office:value="10" calcext:value-type="float">
            <text:p>10</text:p>
          </table:table-cell>
          <table:table-cell office:value-type="float" office:value="97.18284928" calcext:value-type="float">
            <text:p>97.18284928</text:p>
          </table:table-cell>
          <table:table-cell office:value-type="float" office:value="26.4665952" calcext:value-type="float">
            <text:p>26.4665952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742]+1" office:value-type="float" office:value="250" calcext:value-type="float">
            <text:p>250</text:p>
          </table:table-cell>
          <table:table-cell table:formula="of:=[.B2742]" office:value-type="float" office:value="11" calcext:value-type="float">
            <text:p>11</text:p>
          </table:table-cell>
          <table:table-cell office:value-type="float" office:value="126.993957888" calcext:value-type="float">
            <text:p>126.993957888</text:p>
          </table:table-cell>
          <table:table-cell office:value-type="float" office:value="27.68928" calcext:value-type="float">
            <text:p>27.68928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743]+1" office:value-type="float" office:value="251" calcext:value-type="float">
            <text:p>251</text:p>
          </table:table-cell>
          <table:table-cell table:formula="of:=[.B2743]" office:value-type="float" office:value="1" calcext:value-type="float">
            <text:p>1</text:p>
          </table:table-cell>
          <table:table-cell office:value-type="float" office:value="136.2124416" calcext:value-type="float">
            <text:p>136.2124416</text:p>
          </table:table-cell>
          <table:table-cell office:value-type="float" office:value="29.32069056" calcext:value-type="float">
            <text:p>29.32069056</text:p>
          </table:table-cell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744]+1" office:value-type="float" office:value="251" calcext:value-type="float">
            <text:p>251</text:p>
          </table:table-cell>
          <table:table-cell table:formula="of:=[.B2744]" office:value-type="float" office:value="2" calcext:value-type="float">
            <text:p>2</text:p>
          </table:table-cell>
          <table:table-cell office:value-type="float" office:value="143.5924608" calcext:value-type="float">
            <text:p>143.5924608</text:p>
          </table:table-cell>
          <table:table-cell office:value-type="float" office:value="17.50663392" calcext:value-type="float">
            <text:p>17.50663392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745]+1" office:value-type="float" office:value="251" calcext:value-type="float">
            <text:p>251</text:p>
          </table:table-cell>
          <table:table-cell table:formula="of:=[.B2745]" office:value-type="float" office:value="3" calcext:value-type="float">
            <text:p>3</text:p>
          </table:table-cell>
          <table:table-cell office:value-type="float" office:value="127.1873009152" calcext:value-type="float">
            <text:p>127.1873009152</text:p>
          </table:table-cell>
          <table:table-cell office:value-type="float" office:value="17.56737888" calcext:value-type="float">
            <text:p>17.56737888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746]+1" office:value-type="float" office:value="251" calcext:value-type="float">
            <text:p>251</text:p>
          </table:table-cell>
          <table:table-cell table:formula="of:=[.B2746]" office:value-type="float" office:value="4" calcext:value-type="float">
            <text:p>4</text:p>
          </table:table-cell>
          <table:table-cell office:value-type="float" office:value="143.702076928" calcext:value-type="float">
            <text:p>143.702076928</text:p>
          </table:table-cell>
          <table:table-cell office:value-type="float" office:value="24.3369792" calcext:value-type="float">
            <text:p>24.3369792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747]+1" office:value-type="float" office:value="251" calcext:value-type="float">
            <text:p>251</text:p>
          </table:table-cell>
          <table:table-cell table:formula="of:=[.B2747]" office:value-type="float" office:value="5" calcext:value-type="float">
            <text:p>5</text:p>
          </table:table-cell>
          <table:table-cell office:value-type="float" office:value="169.96109824" calcext:value-type="float">
            <text:p>169.96109824</text:p>
          </table:table-cell>
          <table:table-cell office:value-type="float" office:value="22.3513536" calcext:value-type="float">
            <text:p>22.3513536</text:p>
          </table:table-cell>
          <table:table-cell office:value-type="float" office:value="171" calcext:value-type="float">
            <text:p>1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748]+1" office:value-type="float" office:value="251" calcext:value-type="float">
            <text:p>251</text:p>
          </table:table-cell>
          <table:table-cell table:formula="of:=[.B2748]" office:value-type="float" office:value="6" calcext:value-type="float">
            <text:p>6</text:p>
          </table:table-cell>
          <table:table-cell office:value-type="float" office:value="155.6532608" calcext:value-type="float">
            <text:p>155.6532608</text:p>
          </table:table-cell>
          <table:table-cell office:value-type="float" office:value="157.10335392" calcext:value-type="float">
            <text:p>157.10335392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formula="of:=[.A2749]+1" office:value-type="float" office:value="251" calcext:value-type="float">
            <text:p>251</text:p>
          </table:table-cell>
          <table:table-cell table:formula="of:=[.B2749]" office:value-type="float" office:value="7" calcext:value-type="float">
            <text:p>7</text:p>
          </table:table-cell>
          <table:table-cell office:value-type="float" office:value="137.86246912" calcext:value-type="float">
            <text:p>137.86246912</text:p>
          </table:table-cell>
          <table:table-cell office:value-type="float" office:value="170.7227904" calcext:value-type="float">
            <text:p>170.7227904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750]+1" office:value-type="float" office:value="251" calcext:value-type="float">
            <text:p>251</text:p>
          </table:table-cell>
          <table:table-cell table:formula="of:=[.B2750]" office:value-type="float" office:value="8" calcext:value-type="float">
            <text:p>8</text:p>
          </table:table-cell>
          <table:table-cell office:value-type="float" office:value="130.665263232" calcext:value-type="float">
            <text:p>130.665263232</text:p>
          </table:table-cell>
          <table:table-cell office:value-type="float" office:value="170.0156256" calcext:value-type="float">
            <text:p>170.0156256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751]+1" office:value-type="float" office:value="251" calcext:value-type="float">
            <text:p>251</text:p>
          </table:table-cell>
          <table:table-cell table:formula="of:=[.B2751]" office:value-type="float" office:value="9" calcext:value-type="float">
            <text:p>9</text:p>
          </table:table-cell>
          <table:table-cell office:value-type="float" office:value="113.11527936" calcext:value-type="float">
            <text:p>113.11527936</text:p>
          </table:table-cell>
          <table:table-cell office:value-type="float" office:value="157.45516224" calcext:value-type="float">
            <text:p>157.45516224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2752]+1" office:value-type="float" office:value="251" calcext:value-type="float">
            <text:p>251</text:p>
          </table:table-cell>
          <table:table-cell table:formula="of:=[.B2752]" office:value-type="float" office:value="10" calcext:value-type="float">
            <text:p>10</text:p>
          </table:table-cell>
          <table:table-cell office:value-type="float" office:value="97.7911936" calcext:value-type="float">
            <text:p>97.7911936</text:p>
          </table:table-cell>
          <table:table-cell office:value-type="float" office:value="22.1675952" calcext:value-type="float">
            <text:p>22.1675952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753]+1" office:value-type="float" office:value="251" calcext:value-type="float">
            <text:p>251</text:p>
          </table:table-cell>
          <table:table-cell table:formula="of:=[.B2753]" office:value-type="float" office:value="11" calcext:value-type="float">
            <text:p>11</text:p>
          </table:table-cell>
          <table:table-cell office:value-type="float" office:value="126.752552512" calcext:value-type="float">
            <text:p>126.752552512</text:p>
          </table:table-cell>
          <table:table-cell office:value-type="float" office:value="23.9308896" calcext:value-type="float">
            <text:p>23.9308896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754]+1" office:value-type="float" office:value="252" calcext:value-type="float">
            <text:p>252</text:p>
          </table:table-cell>
          <table:table-cell table:formula="of:=[.B2754]" office:value-type="float" office:value="1" calcext:value-type="float">
            <text:p>1</text:p>
          </table:table-cell>
          <table:table-cell office:value-type="float" office:value="124.980188416" calcext:value-type="float">
            <text:p>124.980188416</text:p>
          </table:table-cell>
          <table:table-cell office:value-type="float" office:value="34.65216672" calcext:value-type="float">
            <text:p>34.65216672</text:p>
          </table:table-cell>
          <table:table-cell office:value-type="float" office:value="126" calcext:value-type="float">
            <text:p>1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755]+1" office:value-type="float" office:value="252" calcext:value-type="float">
            <text:p>252</text:p>
          </table:table-cell>
          <table:table-cell table:formula="of:=[.B2755]" office:value-type="float" office:value="2" calcext:value-type="float">
            <text:p>2</text:p>
          </table:table-cell>
          <table:table-cell office:value-type="float" office:value="132.488514944" calcext:value-type="float">
            <text:p>132.488514944</text:p>
          </table:table-cell>
          <table:table-cell office:value-type="float" office:value="23.0818656" calcext:value-type="float">
            <text:p>23.0818656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756]+1" office:value-type="float" office:value="252" calcext:value-type="float">
            <text:p>252</text:p>
          </table:table-cell>
          <table:table-cell table:formula="of:=[.B2756]" office:value-type="float" office:value="3" calcext:value-type="float">
            <text:p>3</text:p>
          </table:table-cell>
          <table:table-cell office:value-type="float" office:value="116.26558976" calcext:value-type="float">
            <text:p>116.26558976</text:p>
          </table:table-cell>
          <table:table-cell office:value-type="float" office:value="22.6280544" calcext:value-type="float">
            <text:p>22.6280544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757]+1" office:value-type="float" office:value="252" calcext:value-type="float">
            <text:p>252</text:p>
          </table:table-cell>
          <table:table-cell table:formula="of:=[.B2757]" office:value-type="float" office:value="4" calcext:value-type="float">
            <text:p>4</text:p>
          </table:table-cell>
          <table:table-cell office:value-type="float" office:value="133.32503296" calcext:value-type="float">
            <text:p>133.32503296</text:p>
          </table:table-cell>
          <table:table-cell office:value-type="float" office:value="28.9108704" calcext:value-type="float">
            <text:p>28.9108704</text:p>
          </table:table-cell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758]+1" office:value-type="float" office:value="252" calcext:value-type="float">
            <text:p>252</text:p>
          </table:table-cell>
          <table:table-cell table:formula="of:=[.B2758]" office:value-type="float" office:value="5" calcext:value-type="float">
            <text:p>5</text:p>
          </table:table-cell>
          <table:table-cell office:value-type="float" office:value="159.93911424" calcext:value-type="float">
            <text:p>159.93911424</text:p>
          </table:table-cell>
          <table:table-cell office:value-type="float" office:value="27.4502592" calcext:value-type="float">
            <text:p>27.4502592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759]+1" office:value-type="float" office:value="252" calcext:value-type="float">
            <text:p>252</text:p>
          </table:table-cell>
          <table:table-cell table:formula="of:=[.B2759]" office:value-type="float" office:value="6" calcext:value-type="float">
            <text:p>6</text:p>
          </table:table-cell>
          <table:table-cell office:value-type="float" office:value="139.93294336" calcext:value-type="float">
            <text:p>139.93294336</text:p>
          </table:table-cell>
          <table:table-cell office:value-type="float" office:value="164.5017312" calcext:value-type="float">
            <text:p>164.5017312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760]+1" office:value-type="float" office:value="252" calcext:value-type="float">
            <text:p>252</text:p>
          </table:table-cell>
          <table:table-cell table:formula="of:=[.B2760]" office:value-type="float" office:value="7" calcext:value-type="float">
            <text:p>7</text:p>
          </table:table-cell>
          <table:table-cell office:value-type="float" office:value="121.457079424" calcext:value-type="float">
            <text:p>121.457079424</text:p>
          </table:table-cell>
          <table:table-cell office:value-type="float" office:value="177.855792" calcext:value-type="float">
            <text:p>177.855792</text:p>
          </table:table-cell>
          <table:table-cell office:value-type="float" office:value="120" calcext:value-type="float">
            <text:p>12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2761]+1" office:value-type="float" office:value="252" calcext:value-type="float">
            <text:p>252</text:p>
          </table:table-cell>
          <table:table-cell table:formula="of:=[.B2761]" office:value-type="float" office:value="8" calcext:value-type="float">
            <text:p>8</text:p>
          </table:table-cell>
          <table:table-cell office:value-type="float" office:value="114.80300928" calcext:value-type="float">
            <text:p>114.80300928</text:p>
          </table:table-cell>
          <table:table-cell office:value-type="float" office:value="177.4864608" calcext:value-type="float">
            <text:p>177.4864608</text:p>
          </table:table-cell>
          <table:table-cell office:value-type="float" office:value="111" calcext:value-type="float">
            <text:p>1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2762]+1" office:value-type="float" office:value="252" calcext:value-type="float">
            <text:p>252</text:p>
          </table:table-cell>
          <table:table-cell table:formula="of:=[.B2762]" office:value-type="float" office:value="9" calcext:value-type="float">
            <text:p>9</text:p>
          </table:table-cell>
          <table:table-cell office:value-type="float" office:value="96.25224064" calcext:value-type="float">
            <text:p>96.25224064</text:p>
          </table:table-cell>
          <table:table-cell office:value-type="float" office:value="163.5964416" calcext:value-type="float">
            <text:p>163.5964416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763]+1" office:value-type="float" office:value="252" calcext:value-type="float">
            <text:p>252</text:p>
          </table:table-cell>
          <table:table-cell table:formula="of:=[.B2763]" office:value-type="float" office:value="10" calcext:value-type="float">
            <text:p>10</text:p>
          </table:table-cell>
          <table:table-cell office:value-type="float" office:value="85.66231936" calcext:value-type="float">
            <text:p>85.66231936</text:p>
          </table:table-cell>
          <table:table-cell office:value-type="float" office:value="25.945824" calcext:value-type="float">
            <text:p>25.945824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764]+1" office:value-type="float" office:value="252" calcext:value-type="float">
            <text:p>252</text:p>
          </table:table-cell>
          <table:table-cell table:formula="of:=[.B2764]" office:value-type="float" office:value="11" calcext:value-type="float">
            <text:p>11</text:p>
          </table:table-cell>
          <table:table-cell office:value-type="float" office:value="116.9452224" calcext:value-type="float">
            <text:p>116.9452224</text:p>
          </table:table-cell>
          <table:table-cell office:value-type="float" office:value="29.02513536" calcext:value-type="float">
            <text:p>29.02513536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765]+1" office:value-type="float" office:value="253" calcext:value-type="float">
            <text:p>253</text:p>
          </table:table-cell>
          <table:table-cell table:formula="of:=[.B2765]" office:value-type="float" office:value="1" calcext:value-type="float">
            <text:p>1</text:p>
          </table:table-cell>
          <table:table-cell office:value-type="float" office:value="140.271677952" calcext:value-type="float">
            <text:p>140.271677952</text:p>
          </table:table-cell>
          <table:table-cell office:value-type="float" office:value="33.7718928" calcext:value-type="float">
            <text:p>33.7718928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766]+1" office:value-type="float" office:value="253" calcext:value-type="float">
            <text:p>253</text:p>
          </table:table-cell>
          <table:table-cell table:formula="of:=[.B2766]" office:value-type="float" office:value="2" calcext:value-type="float">
            <text:p>2</text:p>
          </table:table-cell>
          <table:table-cell office:value-type="float" office:value="147.4572416" calcext:value-type="float">
            <text:p>147.4572416</text:p>
          </table:table-cell>
          <table:table-cell office:value-type="float" office:value="22.516296" calcext:value-type="float">
            <text:p>22.516296</text:p>
          </table:table-cell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767]+1" office:value-type="float" office:value="253" calcext:value-type="float">
            <text:p>253</text:p>
          </table:table-cell>
          <table:table-cell table:formula="of:=[.B2767]" office:value-type="float" office:value="3" calcext:value-type="float">
            <text:p>3</text:p>
          </table:table-cell>
          <table:table-cell office:value-type="float" office:value="130.63097984" calcext:value-type="float">
            <text:p>130.63097984</text:p>
          </table:table-cell>
          <table:table-cell office:value-type="float" office:value="22.42160256" calcext:value-type="float">
            <text:p>22.42160256</text:p>
          </table:table-cell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768]+1" office:value-type="float" office:value="253" calcext:value-type="float">
            <text:p>253</text:p>
          </table:table-cell>
          <table:table-cell table:formula="of:=[.B2768]" office:value-type="float" office:value="4" calcext:value-type="float">
            <text:p>4</text:p>
          </table:table-cell>
          <table:table-cell office:value-type="float" office:value="147.98949248" calcext:value-type="float">
            <text:p>147.98949248</text:p>
          </table:table-cell>
          <table:table-cell office:value-type="float" office:value="29.22632256" calcext:value-type="float">
            <text:p>29.22632256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769]+1" office:value-type="float" office:value="253" calcext:value-type="float">
            <text:p>253</text:p>
          </table:table-cell>
          <table:table-cell table:formula="of:=[.B2769]" office:value-type="float" office:value="5" calcext:value-type="float">
            <text:p>5</text:p>
          </table:table-cell>
          <table:table-cell office:value-type="float" office:value="174.83237504" calcext:value-type="float">
            <text:p>174.83237504</text:p>
          </table:table-cell>
          <table:table-cell office:value-type="float" office:value="25.568688" calcext:value-type="float">
            <text:p>25.56868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770]+1" office:value-type="float" office:value="253" calcext:value-type="float">
            <text:p>253</text:p>
          </table:table-cell>
          <table:table-cell table:formula="of:=[.B2770]" office:value-type="float" office:value="6" calcext:value-type="float">
            <text:p>6</text:p>
          </table:table-cell>
          <table:table-cell office:value-type="float" office:value="163.0673216" calcext:value-type="float">
            <text:p>163.0673216</text:p>
          </table:table-cell>
          <table:table-cell office:value-type="float" office:value="162.38818944" calcext:value-type="float">
            <text:p>162.38818944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771]+1" office:value-type="float" office:value="253" calcext:value-type="float">
            <text:p>253</text:p>
          </table:table-cell>
          <table:table-cell table:formula="of:=[.B2771]" office:value-type="float" office:value="7" calcext:value-type="float">
            <text:p>7</text:p>
          </table:table-cell>
          <table:table-cell office:value-type="float" office:value="144.66817664" calcext:value-type="float">
            <text:p>144.66817664</text:p>
          </table:table-cell>
          <table:table-cell office:value-type="float" office:value="176.3843616" calcext:value-type="float">
            <text:p>176.3843616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2772]+1" office:value-type="float" office:value="253" calcext:value-type="float">
            <text:p>253</text:p>
          </table:table-cell>
          <table:table-cell table:formula="of:=[.B2772]" office:value-type="float" office:value="8" calcext:value-type="float">
            <text:p>8</text:p>
          </table:table-cell>
          <table:table-cell office:value-type="float" office:value="137.37216192" calcext:value-type="float">
            <text:p>137.37216192</text:p>
          </table:table-cell>
          <table:table-cell office:value-type="float" office:value="176.3566176" calcext:value-type="float">
            <text:p>176.3566176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2773]+1" office:value-type="float" office:value="253" calcext:value-type="float">
            <text:p>253</text:p>
          </table:table-cell>
          <table:table-cell table:formula="of:=[.B2773]" office:value-type="float" office:value="9" calcext:value-type="float">
            <text:p>9</text:p>
          </table:table-cell>
          <table:table-cell office:value-type="float" office:value="119.69760768" calcext:value-type="float">
            <text:p>119.69760768</text:p>
          </table:table-cell>
          <table:table-cell office:value-type="float" office:value="164.0169408" calcext:value-type="float">
            <text:p>164.0169408</text:p>
          </table:table-cell>
          <table:table-cell office:value-type="float" office:value="120" calcext:value-type="float">
            <text:p>12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2774]+1" office:value-type="float" office:value="253" calcext:value-type="float">
            <text:p>253</text:p>
          </table:table-cell>
          <table:table-cell table:formula="of:=[.B2774]" office:value-type="float" office:value="10" calcext:value-type="float">
            <text:p>10</text:p>
          </table:table-cell>
          <table:table-cell office:value-type="float" office:value="101.62152832" calcext:value-type="float">
            <text:p>101.62152832</text:p>
          </table:table-cell>
          <table:table-cell office:value-type="float" office:value="28.02611136" calcext:value-type="float">
            <text:p>28.02611136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775]+1" office:value-type="float" office:value="253" calcext:value-type="float">
            <text:p>253</text:p>
          </table:table-cell>
          <table:table-cell table:formula="of:=[.B2775]" office:value-type="float" office:value="11" calcext:value-type="float">
            <text:p>11</text:p>
          </table:table-cell>
          <table:table-cell office:value-type="float" office:value="130.756261376" calcext:value-type="float">
            <text:p>130.756261376</text:p>
          </table:table-cell>
          <table:table-cell office:value-type="float" office:value="29.287824" calcext:value-type="float">
            <text:p>29.287824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776]+1" office:value-type="float" office:value="254" calcext:value-type="float">
            <text:p>254</text:p>
          </table:table-cell>
          <table:table-cell table:formula="of:=[.B2776]" office:value-type="float" office:value="1" calcext:value-type="float">
            <text:p>1</text:p>
          </table:table-cell>
          <table:table-cell office:value-type="float" office:value="124.736694784" calcext:value-type="float">
            <text:p>124.736694784</text:p>
          </table:table-cell>
          <table:table-cell office:value-type="float" office:value="37.09627488" calcext:value-type="float">
            <text:p>37.09627488</text:p>
          </table:table-cell>
          <table:table-cell office:value-type="float" office:value="126" calcext:value-type="float">
            <text:p>1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777]+1" office:value-type="float" office:value="254" calcext:value-type="float">
            <text:p>254</text:p>
          </table:table-cell>
          <table:table-cell table:formula="of:=[.B2777]" office:value-type="float" office:value="2" calcext:value-type="float">
            <text:p>2</text:p>
          </table:table-cell>
          <table:table-cell office:value-type="float" office:value="132.636813184" calcext:value-type="float">
            <text:p>132.636813184</text:p>
          </table:table-cell>
          <table:table-cell office:value-type="float" office:value="25.7590272" calcext:value-type="float">
            <text:p>25.7590272</text:p>
          </table:table-cell>
          <table:table-cell office:value-type="float" office:value="133" calcext:value-type="float">
            <text:p>1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778]+1" office:value-type="float" office:value="254" calcext:value-type="float">
            <text:p>254</text:p>
          </table:table-cell>
          <table:table-cell table:formula="of:=[.B2778]" office:value-type="float" office:value="3" calcext:value-type="float">
            <text:p>3</text:p>
          </table:table-cell>
          <table:table-cell office:value-type="float" office:value="116.77044224" calcext:value-type="float">
            <text:p>116.77044224</text:p>
          </table:table-cell>
          <table:table-cell office:value-type="float" office:value="26.6678496" calcext:value-type="float">
            <text:p>26.6678496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779]+1" office:value-type="float" office:value="254" calcext:value-type="float">
            <text:p>254</text:p>
          </table:table-cell>
          <table:table-cell table:formula="of:=[.B2779]" office:value-type="float" office:value="4" calcext:value-type="float">
            <text:p>4</text:p>
          </table:table-cell>
          <table:table-cell office:value-type="float" office:value="133.029826176" calcext:value-type="float">
            <text:p>133.029826176</text:p>
          </table:table-cell>
          <table:table-cell office:value-type="float" office:value="32.21034624" calcext:value-type="float">
            <text:p>32.21034624</text:p>
          </table:table-cell>
          <table:table-cell office:value-type="float" office:value="133" calcext:value-type="float">
            <text:p>1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780]+1" office:value-type="float" office:value="254" calcext:value-type="float">
            <text:p>254</text:p>
          </table:table-cell>
          <table:table-cell table:formula="of:=[.B2780]" office:value-type="float" office:value="5" calcext:value-type="float">
            <text:p>5</text:p>
          </table:table-cell>
          <table:table-cell office:value-type="float" office:value="157.48574976" calcext:value-type="float">
            <text:p>157.48574976</text:p>
          </table:table-cell>
          <table:table-cell office:value-type="float" office:value="29.2587552" calcext:value-type="float">
            <text:p>29.2587552</text:p>
          </table:table-cell>
          <table:table-cell office:value-type="float" office:value="156" calcext:value-type="float">
            <text:p>1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781]+1" office:value-type="float" office:value="254" calcext:value-type="float">
            <text:p>254</text:p>
          </table:table-cell>
          <table:table-cell table:formula="of:=[.B2781]" office:value-type="float" office:value="6" calcext:value-type="float">
            <text:p>6</text:p>
          </table:table-cell>
          <table:table-cell office:value-type="float" office:value="146.67991808" calcext:value-type="float">
            <text:p>146.67991808</text:p>
          </table:table-cell>
          <table:table-cell office:value-type="float" office:value="158.7742992" calcext:value-type="float">
            <text:p>158.7742992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2782]+1" office:value-type="float" office:value="254" calcext:value-type="float">
            <text:p>254</text:p>
          </table:table-cell>
          <table:table-cell table:formula="of:=[.B2782]" office:value-type="float" office:value="7" calcext:value-type="float">
            <text:p>7</text:p>
          </table:table-cell>
          <table:table-cell office:value-type="float" office:value="129.215734528" calcext:value-type="float">
            <text:p>129.215734528</text:p>
          </table:table-cell>
          <table:table-cell office:value-type="float" office:value="171.9291456" calcext:value-type="float">
            <text:p>171.9291456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783]+1" office:value-type="float" office:value="254" calcext:value-type="float">
            <text:p>254</text:p>
          </table:table-cell>
          <table:table-cell table:formula="of:=[.B2783]" office:value-type="float" office:value="8" calcext:value-type="float">
            <text:p>8</text:p>
          </table:table-cell>
          <table:table-cell office:value-type="float" office:value="123.18024576" calcext:value-type="float">
            <text:p>123.18024576</text:p>
          </table:table-cell>
          <table:table-cell office:value-type="float" office:value="171.6573696" calcext:value-type="float">
            <text:p>171.6573696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784]+1" office:value-type="float" office:value="254" calcext:value-type="float">
            <text:p>254</text:p>
          </table:table-cell>
          <table:table-cell table:formula="of:=[.B2784]" office:value-type="float" office:value="9" calcext:value-type="float">
            <text:p>9</text:p>
          </table:table-cell>
          <table:table-cell office:value-type="float" office:value="106.41367296" calcext:value-type="float">
            <text:p>106.41367296</text:p>
          </table:table-cell>
          <table:table-cell office:value-type="float" office:value="159.9902112" calcext:value-type="float">
            <text:p>159.9902112</text:p>
          </table:table-cell>
          <table:table-cell office:value-type="float" office:value="107" calcext:value-type="float">
            <text:p>10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2785]+1" office:value-type="float" office:value="254" calcext:value-type="float">
            <text:p>254</text:p>
          </table:table-cell>
          <table:table-cell table:formula="of:=[.B2785]" office:value-type="float" office:value="10" calcext:value-type="float">
            <text:p>10</text:p>
          </table:table-cell>
          <table:table-cell office:value-type="float" office:value="89.25709568" calcext:value-type="float">
            <text:p>89.25709568</text:p>
          </table:table-cell>
          <table:table-cell office:value-type="float" office:value="31.14818592" calcext:value-type="float">
            <text:p>31.14818592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786]+1" office:value-type="float" office:value="254" calcext:value-type="float">
            <text:p>254</text:p>
          </table:table-cell>
          <table:table-cell table:formula="of:=[.B2786]" office:value-type="float" office:value="11" calcext:value-type="float">
            <text:p>11</text:p>
          </table:table-cell>
          <table:table-cell office:value-type="float" office:value="116.99094528" calcext:value-type="float">
            <text:p>116.99094528</text:p>
          </table:table-cell>
          <table:table-cell office:value-type="float" office:value="32.52943008" calcext:value-type="float">
            <text:p>32.52943008</text:p>
          </table:table-cell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787]+1" office:value-type="float" office:value="255" calcext:value-type="float">
            <text:p>255</text:p>
          </table:table-cell>
          <table:table-cell table:formula="of:=[.B2787]" office:value-type="float" office:value="1" calcext:value-type="float">
            <text:p>1</text:p>
          </table:table-cell>
          <table:table-cell office:value-type="float" office:value="125.228291456" calcext:value-type="float">
            <text:p>125.228291456</text:p>
          </table:table-cell>
          <table:table-cell office:value-type="float" office:value="26.5459392" calcext:value-type="float">
            <text:p>26.5459392</text:p>
          </table:table-cell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788]+1" office:value-type="float" office:value="255" calcext:value-type="float">
            <text:p>255</text:p>
          </table:table-cell>
          <table:table-cell table:formula="of:=[.B2788]" office:value-type="float" office:value="2" calcext:value-type="float">
            <text:p>2</text:p>
          </table:table-cell>
          <table:table-cell office:value-type="float" office:value="132.7614976" calcext:value-type="float">
            <text:p>132.7614976</text:p>
          </table:table-cell>
          <table:table-cell office:value-type="float" office:value="14.87963136" calcext:value-type="float">
            <text:p>14.87963136</text:p>
          </table:table-cell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789]+1" office:value-type="float" office:value="255" calcext:value-type="float">
            <text:p>255</text:p>
          </table:table-cell>
          <table:table-cell table:formula="of:=[.B2789]" office:value-type="float" office:value="3" calcext:value-type="float">
            <text:p>3</text:p>
          </table:table-cell>
          <table:table-cell office:value-type="float" office:value="115.25579392" calcext:value-type="float">
            <text:p>115.25579392</text:p>
          </table:table-cell>
          <table:table-cell office:value-type="float" office:value="15.3087792" calcext:value-type="float">
            <text:p>15.3087792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790]+1" office:value-type="float" office:value="255" calcext:value-type="float">
            <text:p>255</text:p>
          </table:table-cell>
          <table:table-cell table:formula="of:=[.B2790]" office:value-type="float" office:value="4" calcext:value-type="float">
            <text:p>4</text:p>
          </table:table-cell>
          <table:table-cell office:value-type="float" office:value="132.951442304" calcext:value-type="float">
            <text:p>132.951442304</text:p>
          </table:table-cell>
          <table:table-cell office:value-type="float" office:value="21.5956032" calcext:value-type="float">
            <text:p>21.5956032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791]+1" office:value-type="float" office:value="255" calcext:value-type="float">
            <text:p>255</text:p>
          </table:table-cell>
          <table:table-cell table:formula="of:=[.B2791]" office:value-type="float" office:value="5" calcext:value-type="float">
            <text:p>5</text:p>
          </table:table-cell>
          <table:table-cell office:value-type="float" office:value="159.67130624" calcext:value-type="float">
            <text:p>159.67130624</text:p>
          </table:table-cell>
          <table:table-cell office:value-type="float" office:value="18.37290528" calcext:value-type="float">
            <text:p>18.37290528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792]+1" office:value-type="float" office:value="255" calcext:value-type="float">
            <text:p>255</text:p>
          </table:table-cell>
          <table:table-cell table:formula="of:=[.B2792]" office:value-type="float" office:value="6" calcext:value-type="float">
            <text:p>6</text:p>
          </table:table-cell>
          <table:table-cell office:value-type="float" office:value="146.32033536" calcext:value-type="float">
            <text:p>146.32033536</text:p>
          </table:table-cell>
          <table:table-cell office:value-type="float" office:value="158.56668096" calcext:value-type="float">
            <text:p>158.56668096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2793]+1" office:value-type="float" office:value="255" calcext:value-type="float">
            <text:p>255</text:p>
          </table:table-cell>
          <table:table-cell table:formula="of:=[.B2793]" office:value-type="float" office:value="7" calcext:value-type="float">
            <text:p>7</text:p>
          </table:table-cell>
          <table:table-cell office:value-type="float" office:value="127.7079196032" calcext:value-type="float">
            <text:p>127.7079196032</text:p>
          </table:table-cell>
          <table:table-cell office:value-type="float" office:value="172.64095104" calcext:value-type="float">
            <text:p>172.64095104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794]+1" office:value-type="float" office:value="255" calcext:value-type="float">
            <text:p>255</text:p>
          </table:table-cell>
          <table:table-cell table:formula="of:=[.B2794]" office:value-type="float" office:value="8" calcext:value-type="float">
            <text:p>8</text:p>
          </table:table-cell>
          <table:table-cell office:value-type="float" office:value="120.485655296" calcext:value-type="float">
            <text:p>120.485655296</text:p>
          </table:table-cell>
          <table:table-cell office:value-type="float" office:value="172.549824" calcext:value-type="float">
            <text:p>172.549824</text:p>
          </table:table-cell>
          <table:table-cell office:value-type="float" office:value="120" calcext:value-type="float">
            <text:p>12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795]+1" office:value-type="float" office:value="255" calcext:value-type="float">
            <text:p>255</text:p>
          </table:table-cell>
          <table:table-cell table:formula="of:=[.B2795]" office:value-type="float" office:value="9" calcext:value-type="float">
            <text:p>9</text:p>
          </table:table-cell>
          <table:table-cell office:value-type="float" office:value="101.57008896" calcext:value-type="float">
            <text:p>101.57008896</text:p>
          </table:table-cell>
          <table:table-cell office:value-type="float" office:value="159.26900448" calcext:value-type="float">
            <text:p>159.26900448</text:p>
          </table:table-cell>
          <table:table-cell office:value-type="float" office:value="102" calcext:value-type="float">
            <text:p>10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2796]+1" office:value-type="float" office:value="255" calcext:value-type="float">
            <text:p>255</text:p>
          </table:table-cell>
          <table:table-cell table:formula="of:=[.B2796]" office:value-type="float" office:value="10" calcext:value-type="float">
            <text:p>10</text:p>
          </table:table-cell>
          <table:table-cell office:value-type="float" office:value="84.92722304" calcext:value-type="float">
            <text:p>84.92722304</text:p>
          </table:table-cell>
          <table:table-cell office:value-type="float" office:value="20.0451744" calcext:value-type="float">
            <text:p>20.045174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797]+1" office:value-type="float" office:value="255" calcext:value-type="float">
            <text:p>255</text:p>
          </table:table-cell>
          <table:table-cell table:formula="of:=[.B2797]" office:value-type="float" office:value="11" calcext:value-type="float">
            <text:p>11</text:p>
          </table:table-cell>
          <table:table-cell office:value-type="float" office:value="115.38708864" calcext:value-type="float">
            <text:p>115.38708864</text:p>
          </table:table-cell>
          <table:table-cell office:value-type="float" office:value="21.1773504" calcext:value-type="float">
            <text:p>21.1773504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798]+1" office:value-type="float" office:value="256" calcext:value-type="float">
            <text:p>256</text:p>
          </table:table-cell>
          <table:table-cell table:formula="of:=[.B2798]" office:value-type="float" office:value="1" calcext:value-type="float">
            <text:p>1</text:p>
          </table:table-cell>
          <table:table-cell office:value-type="float" office:value="123.049963904" calcext:value-type="float">
            <text:p>123.049963904</text:p>
          </table:table-cell>
          <table:table-cell office:value-type="float" office:value="44.5495488" calcext:value-type="float">
            <text:p>44.5495488</text:p>
          </table:table-cell>
          <table:table-cell office:value-type="float" office:value="124" calcext:value-type="float">
            <text:p>1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2799]+1" office:value-type="float" office:value="256" calcext:value-type="float">
            <text:p>256</text:p>
          </table:table-cell>
          <table:table-cell table:formula="of:=[.B2799]" office:value-type="float" office:value="2" calcext:value-type="float">
            <text:p>2</text:p>
          </table:table-cell>
          <table:table-cell office:value-type="float" office:value="131.484966016" calcext:value-type="float">
            <text:p>131.484966016</text:p>
          </table:table-cell>
          <table:table-cell office:value-type="float" office:value="34.36079424" calcext:value-type="float">
            <text:p>34.36079424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800]+1" office:value-type="float" office:value="256" calcext:value-type="float">
            <text:p>256</text:p>
          </table:table-cell>
          <table:table-cell table:formula="of:=[.B2800]" office:value-type="float" office:value="3" calcext:value-type="float">
            <text:p>3</text:p>
          </table:table-cell>
          <table:table-cell office:value-type="float" office:value="115.365285888" calcext:value-type="float">
            <text:p>115.365285888</text:p>
          </table:table-cell>
          <table:table-cell office:value-type="float" office:value="33.6195264" calcext:value-type="float">
            <text:p>33.6195264</text:p>
          </table:table-cell>
          <table:table-cell office:value-type="float" office:value="116" calcext:value-type="float">
            <text:p>1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801]+1" office:value-type="float" office:value="256" calcext:value-type="float">
            <text:p>256</text:p>
          </table:table-cell>
          <table:table-cell table:formula="of:=[.B2801]" office:value-type="float" office:value="4" calcext:value-type="float">
            <text:p>4</text:p>
          </table:table-cell>
          <table:table-cell office:value-type="float" office:value="131.326563584" calcext:value-type="float">
            <text:p>131.326563584</text:p>
          </table:table-cell>
          <table:table-cell office:value-type="float" office:value="39.9870144" calcext:value-type="float">
            <text:p>39.9870144</text:p>
          </table:table-cell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2802]+1" office:value-type="float" office:value="256" calcext:value-type="float">
            <text:p>256</text:p>
          </table:table-cell>
          <table:table-cell table:formula="of:=[.B2802]" office:value-type="float" office:value="5" calcext:value-type="float">
            <text:p>5</text:p>
          </table:table-cell>
          <table:table-cell office:value-type="float" office:value="156.62482688" calcext:value-type="float">
            <text:p>156.62482688</text:p>
          </table:table-cell>
          <table:table-cell office:value-type="float" office:value="37.385952" calcext:value-type="float">
            <text:p>37.385952</text:p>
          </table:table-cell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803]+1" office:value-type="float" office:value="256" calcext:value-type="float">
            <text:p>256</text:p>
          </table:table-cell>
          <table:table-cell table:formula="of:=[.B2803]" office:value-type="float" office:value="6" calcext:value-type="float">
            <text:p>6</text:p>
          </table:table-cell>
          <table:table-cell office:value-type="float" office:value="141.210700032" calcext:value-type="float">
            <text:p>141.210700032</text:p>
          </table:table-cell>
          <table:table-cell office:value-type="float" office:value="170.54581824" calcext:value-type="float">
            <text:p>170.54581824</text:p>
          </table:table-cell>
          <table:table-cell office:value-type="float" office:value="140" calcext:value-type="float">
            <text:p>14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804]+1" office:value-type="float" office:value="256" calcext:value-type="float">
            <text:p>256</text:p>
          </table:table-cell>
          <table:table-cell table:formula="of:=[.B2804]" office:value-type="float" office:value="7" calcext:value-type="float">
            <text:p>7</text:p>
          </table:table-cell>
          <table:table-cell office:value-type="float" office:value="123.816038144" calcext:value-type="float">
            <text:p>123.816038144</text:p>
          </table:table-cell>
          <table:table-cell office:value-type="float" office:value="183.36607392" calcext:value-type="float">
            <text:p>183.36607392</text:p>
          </table:table-cell>
          <table:table-cell office:value-type="float" office:value="121" calcext:value-type="float">
            <text:p>12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2805]+1" office:value-type="float" office:value="256" calcext:value-type="float">
            <text:p>256</text:p>
          </table:table-cell>
          <table:table-cell table:formula="of:=[.B2805]" office:value-type="float" office:value="8" calcext:value-type="float">
            <text:p>8</text:p>
          </table:table-cell>
          <table:table-cell office:value-type="float" office:value="117.34974336" calcext:value-type="float">
            <text:p>117.34974336</text:p>
          </table:table-cell>
          <table:table-cell office:value-type="float" office:value="184.480464" calcext:value-type="float">
            <text:p>184.480464</text:p>
          </table:table-cell>
          <table:table-cell office:value-type="float" office:value="115" calcext:value-type="float">
            <text:p>11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2806]+1" office:value-type="float" office:value="256" calcext:value-type="float">
            <text:p>256</text:p>
          </table:table-cell>
          <table:table-cell table:formula="of:=[.B2806]" office:value-type="float" office:value="9" calcext:value-type="float">
            <text:p>9</text:p>
          </table:table-cell>
          <table:table-cell office:value-type="float" office:value="99.89769728" calcext:value-type="float">
            <text:p>99.89769728</text:p>
          </table:table-cell>
          <table:table-cell office:value-type="float" office:value="171.401232" calcext:value-type="float">
            <text:p>171.401232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807]+1" office:value-type="float" office:value="256" calcext:value-type="float">
            <text:p>256</text:p>
          </table:table-cell>
          <table:table-cell table:formula="of:=[.B2807]" office:value-type="float" office:value="10" calcext:value-type="float">
            <text:p>10</text:p>
          </table:table-cell>
          <table:table-cell office:value-type="float" office:value="85.94107776" calcext:value-type="float">
            <text:p>85.94107776</text:p>
          </table:table-cell>
          <table:table-cell office:value-type="float" office:value="37.83609024" calcext:value-type="float">
            <text:p>37.83609024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808]+1" office:value-type="float" office:value="256" calcext:value-type="float">
            <text:p>256</text:p>
          </table:table-cell>
          <table:table-cell table:formula="of:=[.B2808]" office:value-type="float" office:value="11" calcext:value-type="float">
            <text:p>11</text:p>
          </table:table-cell>
          <table:table-cell office:value-type="float" office:value="115.10111104" calcext:value-type="float">
            <text:p>115.10111104</text:p>
          </table:table-cell>
          <table:table-cell office:value-type="float" office:value="40.2350304" calcext:value-type="float">
            <text:p>40.2350304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809]+1" office:value-type="float" office:value="257" calcext:value-type="float">
            <text:p>257</text:p>
          </table:table-cell>
          <table:table-cell table:formula="of:=[.B2809]" office:value-type="float" office:value="1" calcext:value-type="float">
            <text:p>1</text:p>
          </table:table-cell>
          <table:table-cell office:value-type="float" office:value="143.91448704" calcext:value-type="float">
            <text:p>143.91448704</text:p>
          </table:table-cell>
          <table:table-cell office:value-type="float" office:value="22.9077792" calcext:value-type="float">
            <text:p>22.9077792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2810]+1" office:value-type="float" office:value="257" calcext:value-type="float">
            <text:p>257</text:p>
          </table:table-cell>
          <table:table-cell table:formula="of:=[.B2810]" office:value-type="float" office:value="2" calcext:value-type="float">
            <text:p>2</text:p>
          </table:table-cell>
          <table:table-cell office:value-type="float" office:value="151.06542976" calcext:value-type="float">
            <text:p>151.06542976</text:p>
          </table:table-cell>
          <table:table-cell office:value-type="float" office:value="11.35382112" calcext:value-type="float">
            <text:p>11.35382112</text:p>
          </table:table-cell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2811]+1" office:value-type="float" office:value="257" calcext:value-type="float">
            <text:p>257</text:p>
          </table:table-cell>
          <table:table-cell table:formula="of:=[.B2811]" office:value-type="float" office:value="3" calcext:value-type="float">
            <text:p>3</text:p>
          </table:table-cell>
          <table:table-cell office:value-type="float" office:value="134.346242944" calcext:value-type="float">
            <text:p>134.346242944</text:p>
          </table:table-cell>
          <table:table-cell office:value-type="float" office:value="11.3842848" calcext:value-type="float">
            <text:p>11.3842848</text:p>
          </table:table-cell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812]+1" office:value-type="float" office:value="257" calcext:value-type="float">
            <text:p>257</text:p>
          </table:table-cell>
          <table:table-cell table:formula="of:=[.B2812]" office:value-type="float" office:value="4" calcext:value-type="float">
            <text:p>4</text:p>
          </table:table-cell>
          <table:table-cell office:value-type="float" office:value="151.46358656" calcext:value-type="float">
            <text:p>151.46358656</text:p>
          </table:table-cell>
          <table:table-cell office:value-type="float" office:value="17.63417856" calcext:value-type="float">
            <text:p>17.63417856</text:p>
          </table:table-cell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813]+1" office:value-type="float" office:value="257" calcext:value-type="float">
            <text:p>257</text:p>
          </table:table-cell>
          <table:table-cell table:formula="of:=[.B2813]" office:value-type="float" office:value="5" calcext:value-type="float">
            <text:p>5</text:p>
          </table:table-cell>
          <table:table-cell office:value-type="float" office:value="178.88893952" calcext:value-type="float">
            <text:p>178.88893952</text:p>
          </table:table-cell>
          <table:table-cell office:value-type="float" office:value="15.94256928" calcext:value-type="float">
            <text:p>15.94256928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814]+1" office:value-type="float" office:value="257" calcext:value-type="float">
            <text:p>257</text:p>
          </table:table-cell>
          <table:table-cell table:formula="of:=[.B2814]" office:value-type="float" office:value="6" calcext:value-type="float">
            <text:p>6</text:p>
          </table:table-cell>
          <table:table-cell office:value-type="float" office:value="162.4276224" calcext:value-type="float">
            <text:p>162.4276224</text:p>
          </table:table-cell>
          <table:table-cell office:value-type="float" office:value="154.5239616" calcext:value-type="float">
            <text:p>154.5239616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2815]+1" office:value-type="float" office:value="257" calcext:value-type="float">
            <text:p>257</text:p>
          </table:table-cell>
          <table:table-cell table:formula="of:=[.B2815]" office:value-type="float" office:value="7" calcext:value-type="float">
            <text:p>7</text:p>
          </table:table-cell>
          <table:table-cell office:value-type="float" office:value="144.27738368" calcext:value-type="float">
            <text:p>144.27738368</text:p>
          </table:table-cell>
          <table:table-cell office:value-type="float" office:value="168.6584448" calcext:value-type="float">
            <text:p>168.6584448</text:p>
          </table:table-cell>
          <table:table-cell office:value-type="float" office:value="144" calcext:value-type="float">
            <text:p>14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816]+1" office:value-type="float" office:value="257" calcext:value-type="float">
            <text:p>257</text:p>
          </table:table-cell>
          <table:table-cell table:formula="of:=[.B2816]" office:value-type="float" office:value="8" calcext:value-type="float">
            <text:p>8</text:p>
          </table:table-cell>
          <table:table-cell office:value-type="float" office:value="137.12780544" calcext:value-type="float">
            <text:p>137.12780544</text:p>
          </table:table-cell>
          <table:table-cell office:value-type="float" office:value="168.38181504" calcext:value-type="float">
            <text:p>168.38181504</text:p>
          </table:table-cell>
          <table:table-cell office:value-type="float" office:value="136" calcext:value-type="float">
            <text:p>13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817]+1" office:value-type="float" office:value="257" calcext:value-type="float">
            <text:p>257</text:p>
          </table:table-cell>
          <table:table-cell table:formula="of:=[.B2817]" office:value-type="float" office:value="9" calcext:value-type="float">
            <text:p>9</text:p>
          </table:table-cell>
          <table:table-cell office:value-type="float" office:value="118.53061376" calcext:value-type="float">
            <text:p>118.53061376</text:p>
          </table:table-cell>
          <table:table-cell office:value-type="float" office:value="155.35295712" calcext:value-type="float">
            <text:p>155.35295712</text:p>
          </table:table-cell>
          <table:table-cell office:value-type="float" office:value="120" calcext:value-type="float">
            <text:p>12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2818]+1" office:value-type="float" office:value="257" calcext:value-type="float">
            <text:p>257</text:p>
          </table:table-cell>
          <table:table-cell table:formula="of:=[.B2818]" office:value-type="float" office:value="10" calcext:value-type="float">
            <text:p>10</text:p>
          </table:table-cell>
          <table:table-cell office:value-type="float" office:value="103.36309632" calcext:value-type="float">
            <text:p>103.36309632</text:p>
          </table:table-cell>
          <table:table-cell office:value-type="float" office:value="16.6449024" calcext:value-type="float">
            <text:p>16.6449024</text:p>
          </table:table-cell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819]+1" office:value-type="float" office:value="257" calcext:value-type="float">
            <text:p>257</text:p>
          </table:table-cell>
          <table:table-cell table:formula="of:=[.B2819]" office:value-type="float" office:value="11" calcext:value-type="float">
            <text:p>11</text:p>
          </table:table-cell>
          <table:table-cell office:value-type="float" office:value="133.852448" calcext:value-type="float">
            <text:p>133.852448</text:p>
          </table:table-cell>
          <table:table-cell office:value-type="float" office:value="17.6723808" calcext:value-type="float">
            <text:p>17.6723808</text:p>
          </table:table-cell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820]+1" office:value-type="float" office:value="258" calcext:value-type="float">
            <text:p>258</text:p>
          </table:table-cell>
          <table:table-cell table:formula="of:=[.B2820]" office:value-type="float" office:value="1" calcext:value-type="float">
            <text:p>1</text:p>
          </table:table-cell>
          <table:table-cell office:value-type="float" office:value="108.65534592" calcext:value-type="float">
            <text:p>108.65534592</text:p>
          </table:table-cell>
          <table:table-cell office:value-type="float" office:value="45.8212704" calcext:value-type="float">
            <text:p>45.8212704</text:p>
          </table:table-cell>
          <table:table-cell office:value-type="float" office:value="103" calcext:value-type="float">
            <text:p>1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2821]+1" office:value-type="float" office:value="258" calcext:value-type="float">
            <text:p>258</text:p>
          </table:table-cell>
          <table:table-cell table:formula="of:=[.B2821]" office:value-type="float" office:value="2" calcext:value-type="float">
            <text:p>2</text:p>
          </table:table-cell>
          <table:table-cell office:value-type="float" office:value="115.64219904" calcext:value-type="float">
            <text:p>115.64219904</text:p>
          </table:table-cell>
          <table:table-cell office:value-type="float" office:value="35.20316544" calcext:value-type="float">
            <text:p>35.20316544</text:p>
          </table:table-cell>
          <table:table-cell office:value-type="float" office:value="109" calcext:value-type="float">
            <text:p>10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822]+1" office:value-type="float" office:value="258" calcext:value-type="float">
            <text:p>258</text:p>
          </table:table-cell>
          <table:table-cell table:formula="of:=[.B2822]" office:value-type="float" office:value="3" calcext:value-type="float">
            <text:p>3</text:p>
          </table:table-cell>
          <table:table-cell office:value-type="float" office:value="100.82605568" calcext:value-type="float">
            <text:p>100.82605568</text:p>
          </table:table-cell>
          <table:table-cell office:value-type="float" office:value="35.36757696" calcext:value-type="float">
            <text:p>35.36757696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823]+1" office:value-type="float" office:value="258" calcext:value-type="float">
            <text:p>258</text:p>
          </table:table-cell>
          <table:table-cell table:formula="of:=[.B2823]" office:value-type="float" office:value="4" calcext:value-type="float">
            <text:p>4</text:p>
          </table:table-cell>
          <table:table-cell office:value-type="float" office:value="116.59227136" calcext:value-type="float">
            <text:p>116.59227136</text:p>
          </table:table-cell>
          <table:table-cell office:value-type="float" office:value="40.8941376" calcext:value-type="float">
            <text:p>40.8941376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2824]+1" office:value-type="float" office:value="258" calcext:value-type="float">
            <text:p>258</text:p>
          </table:table-cell>
          <table:table-cell table:formula="of:=[.B2824]" office:value-type="float" office:value="5" calcext:value-type="float">
            <text:p>5</text:p>
          </table:table-cell>
          <table:table-cell office:value-type="float" office:value="140.9825856" calcext:value-type="float">
            <text:p>140.9825856</text:p>
          </table:table-cell>
          <table:table-cell office:value-type="float" office:value="38.17132224" calcext:value-type="float">
            <text:p>38.17132224</text:p>
          </table:table-cell>
          <table:table-cell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825]+1" office:value-type="float" office:value="258" calcext:value-type="float">
            <text:p>258</text:p>
          </table:table-cell>
          <table:table-cell table:formula="of:=[.B2825]" office:value-type="float" office:value="6" calcext:value-type="float">
            <text:p>6</text:p>
          </table:table-cell>
          <table:table-cell office:value-type="float" office:value="129.505197056" calcext:value-type="float">
            <text:p>129.505197056</text:p>
          </table:table-cell>
          <table:table-cell office:value-type="float" office:value="166.0464096" calcext:value-type="float">
            <text:p>166.0464096</text:p>
          </table:table-cell>
          <table:table-cell office:value-type="float" office:value="129" calcext:value-type="float">
            <text:p>12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826]+1" office:value-type="float" office:value="258" calcext:value-type="float">
            <text:p>258</text:p>
          </table:table-cell>
          <table:table-cell table:formula="of:=[.B2826]" office:value-type="float" office:value="7" calcext:value-type="float">
            <text:p>7</text:p>
          </table:table-cell>
          <table:table-cell office:value-type="float" office:value="112.336256" calcext:value-type="float">
            <text:p>112.336256</text:p>
          </table:table-cell>
          <table:table-cell office:value-type="float" office:value="179.44346208" calcext:value-type="float">
            <text:p>179.44346208</text:p>
          </table:table-cell>
          <table:table-cell office:value-type="float" office:value="109" calcext:value-type="float">
            <text:p>10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2827]+1" office:value-type="float" office:value="258" calcext:value-type="float">
            <text:p>258</text:p>
          </table:table-cell>
          <table:table-cell table:formula="of:=[.B2827]" office:value-type="float" office:value="8" calcext:value-type="float">
            <text:p>8</text:p>
          </table:table-cell>
          <table:table-cell office:value-type="float" office:value="105.2503936" calcext:value-type="float">
            <text:p>105.2503936</text:p>
          </table:table-cell>
          <table:table-cell office:value-type="float" office:value="180.05693472" calcext:value-type="float">
            <text:p>180.05693472</text:p>
          </table:table-cell>
          <table:table-cell office:value-type="float" office:value="100" calcext:value-type="float">
            <text:p>10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2828]+1" office:value-type="float" office:value="258" calcext:value-type="float">
            <text:p>258</text:p>
          </table:table-cell>
          <table:table-cell table:formula="of:=[.B2828]" office:value-type="float" office:value="9" calcext:value-type="float">
            <text:p>9</text:p>
          </table:table-cell>
          <table:table-cell office:value-type="float" office:value="88.7259008" calcext:value-type="float">
            <text:p>88.7259008</text:p>
          </table:table-cell>
          <table:table-cell office:value-type="float" office:value="168.4602144" calcext:value-type="float">
            <text:p>168.4602144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829]+1" office:value-type="float" office:value="258" calcext:value-type="float">
            <text:p>258</text:p>
          </table:table-cell>
          <table:table-cell table:formula="of:=[.B2829]" office:value-type="float" office:value="10" calcext:value-type="float">
            <text:p>10</text:p>
          </table:table-cell>
          <table:table-cell office:value-type="float" office:value="72.4839808" calcext:value-type="float">
            <text:p>72.4839808</text:p>
          </table:table-cell>
          <table:table-cell office:value-type="float" office:value="39.3462144" calcext:value-type="float">
            <text:p>39.3462144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2830]+1" office:value-type="float" office:value="258" calcext:value-type="float">
            <text:p>258</text:p>
          </table:table-cell>
          <table:table-cell table:formula="of:=[.B2830]" office:value-type="float" office:value="11" calcext:value-type="float">
            <text:p>11</text:p>
          </table:table-cell>
          <table:table-cell office:value-type="float" office:value="101.3014528" calcext:value-type="float">
            <text:p>101.3014528</text:p>
          </table:table-cell>
          <table:table-cell office:value-type="float" office:value="41.86365504" calcext:value-type="float">
            <text:p>41.86365504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2831]+1" office:value-type="float" office:value="259" calcext:value-type="float">
            <text:p>259</text:p>
          </table:table-cell>
          <table:table-cell table:formula="of:=[.B2831]" office:value-type="float" office:value="1" calcext:value-type="float">
            <text:p>1</text:p>
          </table:table-cell>
          <table:table-cell office:value-type="float" office:value="138.3766976" calcext:value-type="float">
            <text:p>138.3766976</text:p>
          </table:table-cell>
          <table:table-cell office:value-type="float" office:value="39.0065376" calcext:value-type="float">
            <text:p>39.0065376</text:p>
          </table:table-cell>
          <table:table-cell office:value-type="float" office:value="137" calcext:value-type="float">
            <text:p>1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832]+1" office:value-type="float" office:value="259" calcext:value-type="float">
            <text:p>259</text:p>
          </table:table-cell>
          <table:table-cell table:formula="of:=[.B2832]" office:value-type="float" office:value="2" calcext:value-type="float">
            <text:p>2</text:p>
          </table:table-cell>
          <table:table-cell office:value-type="float" office:value="144.94881664" calcext:value-type="float">
            <text:p>144.94881664</text:p>
          </table:table-cell>
          <table:table-cell office:value-type="float" office:value="26.4792384" calcext:value-type="float">
            <text:p>26.4792384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833]+1" office:value-type="float" office:value="259" calcext:value-type="float">
            <text:p>259</text:p>
          </table:table-cell>
          <table:table-cell table:formula="of:=[.B2833]" office:value-type="float" office:value="3" calcext:value-type="float">
            <text:p>3</text:p>
          </table:table-cell>
          <table:table-cell office:value-type="float" office:value="128.6590507008" calcext:value-type="float">
            <text:p>128.6590507008</text:p>
          </table:table-cell>
          <table:table-cell office:value-type="float" office:value="27.4404864" calcext:value-type="float">
            <text:p>27.4404864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834]+1" office:value-type="float" office:value="259" calcext:value-type="float">
            <text:p>259</text:p>
          </table:table-cell>
          <table:table-cell table:formula="of:=[.B2834]" office:value-type="float" office:value="4" calcext:value-type="float">
            <text:p>4</text:p>
          </table:table-cell>
          <table:table-cell office:value-type="float" office:value="146.16371712" calcext:value-type="float">
            <text:p>146.16371712</text:p>
          </table:table-cell>
          <table:table-cell office:value-type="float" office:value="33.0399456" calcext:value-type="float">
            <text:p>33.0399456</text:p>
          </table:table-cell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835]+1" office:value-type="float" office:value="259" calcext:value-type="float">
            <text:p>259</text:p>
          </table:table-cell>
          <table:table-cell table:formula="of:=[.B2835]" office:value-type="float" office:value="5" calcext:value-type="float">
            <text:p>5</text:p>
          </table:table-cell>
          <table:table-cell office:value-type="float" office:value="170.97152768" calcext:value-type="float">
            <text:p>170.97152768</text:p>
          </table:table-cell>
          <table:table-cell office:value-type="float" office:value="29.9420448" calcext:value-type="float">
            <text:p>29.9420448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836]+1" office:value-type="float" office:value="259" calcext:value-type="float">
            <text:p>259</text:p>
          </table:table-cell>
          <table:table-cell table:formula="of:=[.B2836]" office:value-type="float" office:value="6" calcext:value-type="float">
            <text:p>6</text:p>
          </table:table-cell>
          <table:table-cell office:value-type="float" office:value="163.7206784" calcext:value-type="float">
            <text:p>163.7206784</text:p>
          </table:table-cell>
          <table:table-cell office:value-type="float" office:value="163.617264" calcext:value-type="float">
            <text:p>163.617264</text:p>
          </table:table-cell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2837]+1" office:value-type="float" office:value="259" calcext:value-type="float">
            <text:p>259</text:p>
          </table:table-cell>
          <table:table-cell table:formula="of:=[.B2837]" office:value-type="float" office:value="7" calcext:value-type="float">
            <text:p>7</text:p>
          </table:table-cell>
          <table:table-cell office:value-type="float" office:value="146.49521024" calcext:value-type="float">
            <text:p>146.49521024</text:p>
          </table:table-cell>
          <table:table-cell office:value-type="float" office:value="177.85417536" calcext:value-type="float">
            <text:p>177.85417536</text:p>
          </table:table-cell>
          <table:table-cell office:value-type="float" office:value="147" calcext:value-type="float">
            <text:p>14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2838]+1" office:value-type="float" office:value="259" calcext:value-type="float">
            <text:p>259</text:p>
          </table:table-cell>
          <table:table-cell table:formula="of:=[.B2838]" office:value-type="float" office:value="8" calcext:value-type="float">
            <text:p>8</text:p>
          </table:table-cell>
          <table:table-cell office:value-type="float" office:value="138.499927552" calcext:value-type="float">
            <text:p>138.499927552</text:p>
          </table:table-cell>
          <table:table-cell office:value-type="float" office:value="177.8173152" calcext:value-type="float">
            <text:p>177.8173152</text:p>
          </table:table-cell>
          <table:table-cell office:value-type="float" office:value="139" calcext:value-type="float">
            <text:p>13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2839]+1" office:value-type="float" office:value="259" calcext:value-type="float">
            <text:p>259</text:p>
          </table:table-cell>
          <table:table-cell table:formula="of:=[.B2839]" office:value-type="float" office:value="9" calcext:value-type="float">
            <text:p>9</text:p>
          </table:table-cell>
          <table:table-cell office:value-type="float" office:value="120.51872448" calcext:value-type="float">
            <text:p>120.51872448</text:p>
          </table:table-cell>
          <table:table-cell office:value-type="float" office:value="165.30552288" calcext:value-type="float">
            <text:p>165.30552288</text:p>
          </table:table-cell>
          <table:table-cell office:value-type="float" office:value="122" calcext:value-type="float">
            <text:p>12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840]+1" office:value-type="float" office:value="259" calcext:value-type="float">
            <text:p>259</text:p>
          </table:table-cell>
          <table:table-cell table:formula="of:=[.B2840]" office:value-type="float" office:value="10" calcext:value-type="float">
            <text:p>10</text:p>
          </table:table-cell>
          <table:table-cell office:value-type="float" office:value="100.45601664" calcext:value-type="float">
            <text:p>100.45601664</text:p>
          </table:table-cell>
          <table:table-cell office:value-type="float" office:value="33.61441632" calcext:value-type="float">
            <text:p>33.61441632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841]+1" office:value-type="float" office:value="259" calcext:value-type="float">
            <text:p>259</text:p>
          </table:table-cell>
          <table:table-cell table:formula="of:=[.B2841]" office:value-type="float" office:value="11" calcext:value-type="float">
            <text:p>11</text:p>
          </table:table-cell>
          <table:table-cell office:value-type="float" office:value="129.742268032" calcext:value-type="float">
            <text:p>129.742268032</text:p>
          </table:table-cell>
          <table:table-cell office:value-type="float" office:value="33.9472704" calcext:value-type="float">
            <text:p>33.9472704</text:p>
          </table:table-cell>
          <table:table-cell office:value-type="float" office:value="127" calcext:value-type="float">
            <text:p>1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842]+1" office:value-type="float" office:value="260" calcext:value-type="float">
            <text:p>260</text:p>
          </table:table-cell>
          <table:table-cell table:formula="of:=[.B2842]" office:value-type="float" office:value="1" calcext:value-type="float">
            <text:p>1</text:p>
          </table:table-cell>
          <table:table-cell office:value-type="float" office:value="139.93892736" calcext:value-type="float">
            <text:p>139.93892736</text:p>
          </table:table-cell>
          <table:table-cell office:value-type="float" office:value="35.140368" calcext:value-type="float">
            <text:p>35.140368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843]+1" office:value-type="float" office:value="260" calcext:value-type="float">
            <text:p>260</text:p>
          </table:table-cell>
          <table:table-cell table:formula="of:=[.B2843]" office:value-type="float" office:value="2" calcext:value-type="float">
            <text:p>2</text:p>
          </table:table-cell>
          <table:table-cell office:value-type="float" office:value="147.925376" calcext:value-type="float">
            <text:p>147.925376</text:p>
          </table:table-cell>
          <table:table-cell office:value-type="float" office:value="23.81110368" calcext:value-type="float">
            <text:p>23.81110368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844]+1" office:value-type="float" office:value="260" calcext:value-type="float">
            <text:p>260</text:p>
          </table:table-cell>
          <table:table-cell table:formula="of:=[.B2844]" office:value-type="float" office:value="3" calcext:value-type="float">
            <text:p>3</text:p>
          </table:table-cell>
          <table:table-cell office:value-type="float" office:value="130.771900928" calcext:value-type="float">
            <text:p>130.771900928</text:p>
          </table:table-cell>
          <table:table-cell office:value-type="float" office:value="23.7005712" calcext:value-type="float">
            <text:p>23.7005712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845]+1" office:value-type="float" office:value="260" calcext:value-type="float">
            <text:p>260</text:p>
          </table:table-cell>
          <table:table-cell table:formula="of:=[.B2845]" office:value-type="float" office:value="4" calcext:value-type="float">
            <text:p>4</text:p>
          </table:table-cell>
          <table:table-cell office:value-type="float" office:value="148.06947328" calcext:value-type="float">
            <text:p>148.06947328</text:p>
          </table:table-cell>
          <table:table-cell office:value-type="float" office:value="30.6613824" calcext:value-type="float">
            <text:p>30.6613824</text:p>
          </table:table-cell>
          <table:table-cell office:value-type="float" office:value="151" calcext:value-type="float">
            <text:p>1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846]+1" office:value-type="float" office:value="260" calcext:value-type="float">
            <text:p>260</text:p>
          </table:table-cell>
          <table:table-cell table:formula="of:=[.B2846]" office:value-type="float" office:value="5" calcext:value-type="float">
            <text:p>5</text:p>
          </table:table-cell>
          <table:table-cell office:value-type="float" office:value="174.1862016" calcext:value-type="float">
            <text:p>174.1862016</text:p>
          </table:table-cell>
          <table:table-cell office:value-type="float" office:value="28.84633248" calcext:value-type="float">
            <text:p>28.84633248</text:p>
          </table:table-cell>
          <table:table-cell office:value-type="float" office:value="175" calcext:value-type="float">
            <text:p>1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847]+1" office:value-type="float" office:value="260" calcext:value-type="float">
            <text:p>260</text:p>
          </table:table-cell>
          <table:table-cell table:formula="of:=[.B2847]" office:value-type="float" office:value="6" calcext:value-type="float">
            <text:p>6</text:p>
          </table:table-cell>
          <table:table-cell office:value-type="float" office:value="156.98125312" calcext:value-type="float">
            <text:p>156.98125312</text:p>
          </table:table-cell>
          <table:table-cell office:value-type="float" office:value="163.47990432" calcext:value-type="float">
            <text:p>163.47990432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848]+1" office:value-type="float" office:value="260" calcext:value-type="float">
            <text:p>260</text:p>
          </table:table-cell>
          <table:table-cell table:formula="of:=[.B2848]" office:value-type="float" office:value="7" calcext:value-type="float">
            <text:p>7</text:p>
          </table:table-cell>
          <table:table-cell office:value-type="float" office:value="137.77827968" calcext:value-type="float">
            <text:p>137.77827968</text:p>
          </table:table-cell>
          <table:table-cell office:value-type="float" office:value="177.17923776" calcext:value-type="float">
            <text:p>177.17923776</text:p>
          </table:table-cell>
          <table:table-cell office:value-type="float" office:value="137" calcext:value-type="float">
            <text:p>13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2849]+1" office:value-type="float" office:value="260" calcext:value-type="float">
            <text:p>260</text:p>
          </table:table-cell>
          <table:table-cell table:formula="of:=[.B2849]" office:value-type="float" office:value="8" calcext:value-type="float">
            <text:p>8</text:p>
          </table:table-cell>
          <table:table-cell office:value-type="float" office:value="130.12493376" calcext:value-type="float">
            <text:p>130.12493376</text:p>
          </table:table-cell>
          <table:table-cell office:value-type="float" office:value="176.87816064" calcext:value-type="float">
            <text:p>176.87816064</text:p>
          </table:table-cell>
          <table:table-cell office:value-type="float" office:value="132" calcext:value-type="float">
            <text:p>13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2850]+1" office:value-type="float" office:value="260" calcext:value-type="float">
            <text:p>260</text:p>
          </table:table-cell>
          <table:table-cell table:formula="of:=[.B2850]" office:value-type="float" office:value="9" calcext:value-type="float">
            <text:p>9</text:p>
          </table:table-cell>
          <table:table-cell office:value-type="float" office:value="112.740341248" calcext:value-type="float">
            <text:p>112.740341248</text:p>
          </table:table-cell>
          <table:table-cell office:value-type="float" office:value="163.9093728" calcext:value-type="float">
            <text:p>163.9093728</text:p>
          </table:table-cell>
          <table:table-cell office:value-type="float" office:value="117" calcext:value-type="float">
            <text:p>11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851]+1" office:value-type="float" office:value="260" calcext:value-type="float">
            <text:p>260</text:p>
          </table:table-cell>
          <table:table-cell table:formula="of:=[.B2851]" office:value-type="float" office:value="10" calcext:value-type="float">
            <text:p>10</text:p>
          </table:table-cell>
          <table:table-cell office:value-type="float" office:value="101.07427456" calcext:value-type="float">
            <text:p>101.07427456</text:p>
          </table:table-cell>
          <table:table-cell office:value-type="float" office:value="27.5120928" calcext:value-type="float">
            <text:p>27.5120928</text:p>
          </table:table-cell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852]+1" office:value-type="float" office:value="260" calcext:value-type="float">
            <text:p>260</text:p>
          </table:table-cell>
          <table:table-cell table:formula="of:=[.B2852]" office:value-type="float" office:value="11" calcext:value-type="float">
            <text:p>11</text:p>
          </table:table-cell>
          <table:table-cell office:value-type="float" office:value="130.90231168" calcext:value-type="float">
            <text:p>130.90231168</text:p>
          </table:table-cell>
          <table:table-cell office:value-type="float" office:value="30.1151712" calcext:value-type="float">
            <text:p>30.1151712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853]+1" office:value-type="float" office:value="261" calcext:value-type="float">
            <text:p>261</text:p>
          </table:table-cell>
          <table:table-cell table:formula="of:=[.B2853]" office:value-type="float" office:value="1" calcext:value-type="float">
            <text:p>1</text:p>
          </table:table-cell>
          <table:table-cell office:value-type="float" office:value="120.19533248" calcext:value-type="float">
            <text:p>120.19533248</text:p>
          </table:table-cell>
          <table:table-cell office:value-type="float" office:value="37.017744" calcext:value-type="float">
            <text:p>37.01774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854]+1" office:value-type="float" office:value="261" calcext:value-type="float">
            <text:p>261</text:p>
          </table:table-cell>
          <table:table-cell table:formula="of:=[.B2854]" office:value-type="float" office:value="2" calcext:value-type="float">
            <text:p>2</text:p>
          </table:table-cell>
          <table:table-cell office:value-type="float" office:value="128.1717574656" calcext:value-type="float">
            <text:p>128.1717574656</text:p>
          </table:table-cell>
          <table:table-cell office:value-type="float" office:value="25.02943008" calcext:value-type="float">
            <text:p>25.02943008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855]+1" office:value-type="float" office:value="261" calcext:value-type="float">
            <text:p>261</text:p>
          </table:table-cell>
          <table:table-cell table:formula="of:=[.B2855]" office:value-type="float" office:value="3" calcext:value-type="float">
            <text:p>3</text:p>
          </table:table-cell>
          <table:table-cell office:value-type="float" office:value="111.05481088" calcext:value-type="float">
            <text:p>111.05481088</text:p>
          </table:table-cell>
          <table:table-cell office:value-type="float" office:value="24.6659808" calcext:value-type="float">
            <text:p>24.6659808</text:p>
          </table:table-cell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856]+1" office:value-type="float" office:value="261" calcext:value-type="float">
            <text:p>261</text:p>
          </table:table-cell>
          <table:table-cell table:formula="of:=[.B2856]" office:value-type="float" office:value="4" calcext:value-type="float">
            <text:p>4</text:p>
          </table:table-cell>
          <table:table-cell office:value-type="float" office:value="128.514312512" calcext:value-type="float">
            <text:p>128.514312512</text:p>
          </table:table-cell>
          <table:table-cell office:value-type="float" office:value="31.8852768" calcext:value-type="float">
            <text:p>31.8852768</text:p>
          </table:table-cell>
          <table:table-cell office:value-type="float" office:value="128" calcext:value-type="float">
            <text:p>1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857]+1" office:value-type="float" office:value="261" calcext:value-type="float">
            <text:p>261</text:p>
          </table:table-cell>
          <table:table-cell table:formula="of:=[.B2857]" office:value-type="float" office:value="5" calcext:value-type="float">
            <text:p>5</text:p>
          </table:table-cell>
          <table:table-cell office:value-type="float" office:value="153.8129728" calcext:value-type="float">
            <text:p>153.8129728</text:p>
          </table:table-cell>
          <table:table-cell office:value-type="float" office:value="29.0149728" calcext:value-type="float">
            <text:p>29.0149728</text:p>
          </table:table-cell>
          <table:table-cell office:value-type="float" office:value="155" calcext:value-type="float">
            <text:p>1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858]+1" office:value-type="float" office:value="261" calcext:value-type="float">
            <text:p>261</text:p>
          </table:table-cell>
          <table:table-cell table:formula="of:=[.B2858]" office:value-type="float" office:value="6" calcext:value-type="float">
            <text:p>6</text:p>
          </table:table-cell>
          <table:table-cell office:value-type="float" office:value="139.34001408" calcext:value-type="float">
            <text:p>139.34001408</text:p>
          </table:table-cell>
          <table:table-cell office:value-type="float" office:value="165.0561792" calcext:value-type="float">
            <text:p>165.0561792</text:p>
          </table:table-cell>
          <table:table-cell office:value-type="float" office:value="138" calcext:value-type="float">
            <text:p>13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2859]+1" office:value-type="float" office:value="261" calcext:value-type="float">
            <text:p>261</text:p>
          </table:table-cell>
          <table:table-cell table:formula="of:=[.B2859]" office:value-type="float" office:value="7" calcext:value-type="float">
            <text:p>7</text:p>
          </table:table-cell>
          <table:table-cell office:value-type="float" office:value="120.395328512" calcext:value-type="float">
            <text:p>120.395328512</text:p>
          </table:table-cell>
          <table:table-cell office:value-type="float" office:value="178.13632992" calcext:value-type="float">
            <text:p>178.13632992</text:p>
          </table:table-cell>
          <table:table-cell office:value-type="float" office:value="122" calcext:value-type="float">
            <text:p>12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2860]+1" office:value-type="float" office:value="261" calcext:value-type="float">
            <text:p>261</text:p>
          </table:table-cell>
          <table:table-cell table:formula="of:=[.B2860]" office:value-type="float" office:value="8" calcext:value-type="float">
            <text:p>8</text:p>
          </table:table-cell>
          <table:table-cell office:value-type="float" office:value="113.89378944" calcext:value-type="float">
            <text:p>113.89378944</text:p>
          </table:table-cell>
          <table:table-cell office:value-type="float" office:value="178.36224" calcext:value-type="float">
            <text:p>178.36224</text:p>
          </table:table-cell>
          <table:table-cell office:value-type="float" office:value="112" calcext:value-type="float">
            <text:p>11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2861]+1" office:value-type="float" office:value="261" calcext:value-type="float">
            <text:p>261</text:p>
          </table:table-cell>
          <table:table-cell table:formula="of:=[.B2861]" office:value-type="float" office:value="9" calcext:value-type="float">
            <text:p>9</text:p>
          </table:table-cell>
          <table:table-cell office:value-type="float" office:value="96.0197824" calcext:value-type="float">
            <text:p>96.0197824</text:p>
          </table:table-cell>
          <table:table-cell office:value-type="float" office:value="164.9393088" calcext:value-type="float">
            <text:p>164.9393088</text:p>
          </table:table-cell>
          <table:table-cell office:value-type="float" office:value="94" calcext:value-type="float">
            <text:p>9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2862]+1" office:value-type="float" office:value="261" calcext:value-type="float">
            <text:p>261</text:p>
          </table:table-cell>
          <table:table-cell table:formula="of:=[.B2862]" office:value-type="float" office:value="10" calcext:value-type="float">
            <text:p>10</text:p>
          </table:table-cell>
          <table:table-cell office:value-type="float" office:value="82.05842944" calcext:value-type="float">
            <text:p>82.05842944</text:p>
          </table:table-cell>
          <table:table-cell office:value-type="float" office:value="29.29110144" calcext:value-type="float">
            <text:p>29.29110144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863]+1" office:value-type="float" office:value="261" calcext:value-type="float">
            <text:p>261</text:p>
          </table:table-cell>
          <table:table-cell table:formula="of:=[.B2863]" office:value-type="float" office:value="11" calcext:value-type="float">
            <text:p>11</text:p>
          </table:table-cell>
          <table:table-cell office:value-type="float" office:value="112.423234048" calcext:value-type="float">
            <text:p>112.423234048</text:p>
          </table:table-cell>
          <table:table-cell office:value-type="float" office:value="31.2683712" calcext:value-type="float">
            <text:p>31.2683712</text:p>
          </table:table-cell>
          <table:table-cell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864]+1" office:value-type="float" office:value="262" calcext:value-type="float">
            <text:p>262</text:p>
          </table:table-cell>
          <table:table-cell table:formula="of:=[.B2864]" office:value-type="float" office:value="1" calcext:value-type="float">
            <text:p>1</text:p>
          </table:table-cell>
          <table:table-cell office:value-type="float" office:value="142.89709376" calcext:value-type="float">
            <text:p>142.89709376</text:p>
          </table:table-cell>
          <table:table-cell office:value-type="float" office:value="34.8304368" calcext:value-type="float">
            <text:p>34.8304368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865]+1" office:value-type="float" office:value="262" calcext:value-type="float">
            <text:p>262</text:p>
          </table:table-cell>
          <table:table-cell table:formula="of:=[.B2865]" office:value-type="float" office:value="2" calcext:value-type="float">
            <text:p>2</text:p>
          </table:table-cell>
          <table:table-cell office:value-type="float" office:value="150.31404288" calcext:value-type="float">
            <text:p>150.31404288</text:p>
          </table:table-cell>
          <table:table-cell office:value-type="float" office:value="23.1277056" calcext:value-type="float">
            <text:p>23.1277056</text:p>
          </table:table-cell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866]+1" office:value-type="float" office:value="262" calcext:value-type="float">
            <text:p>262</text:p>
          </table:table-cell>
          <table:table-cell table:formula="of:=[.B2866]" office:value-type="float" office:value="3" calcext:value-type="float">
            <text:p>3</text:p>
          </table:table-cell>
          <table:table-cell office:value-type="float" office:value="133.76691328" calcext:value-type="float">
            <text:p>133.76691328</text:p>
          </table:table-cell>
          <table:table-cell office:value-type="float" office:value="23.46181824" calcext:value-type="float">
            <text:p>23.46181824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867]+1" office:value-type="float" office:value="262" calcext:value-type="float">
            <text:p>262</text:p>
          </table:table-cell>
          <table:table-cell table:formula="of:=[.B2867]" office:value-type="float" office:value="4" calcext:value-type="float">
            <text:p>4</text:p>
          </table:table-cell>
          <table:table-cell office:value-type="float" office:value="151.29061888" calcext:value-type="float">
            <text:p>151.29061888</text:p>
          </table:table-cell>
          <table:table-cell office:value-type="float" office:value="29.50669056" calcext:value-type="float">
            <text:p>29.50669056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868]+1" office:value-type="float" office:value="262" calcext:value-type="float">
            <text:p>262</text:p>
          </table:table-cell>
          <table:table-cell table:formula="of:=[.B2868]" office:value-type="float" office:value="5" calcext:value-type="float">
            <text:p>5</text:p>
          </table:table-cell>
          <table:table-cell office:value-type="float" office:value="177.54263296" calcext:value-type="float">
            <text:p>177.54263296</text:p>
          </table:table-cell>
          <table:table-cell office:value-type="float" office:value="26.79543648" calcext:value-type="float">
            <text:p>26.79543648</text:p>
          </table:table-cell>
          <table:table-cell office:value-type="float" office:value="177" calcext:value-type="float">
            <text:p>17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869]+1" office:value-type="float" office:value="262" calcext:value-type="float">
            <text:p>262</text:p>
          </table:table-cell>
          <table:table-cell table:formula="of:=[.B2869]" office:value-type="float" office:value="6" calcext:value-type="float">
            <text:p>6</text:p>
          </table:table-cell>
          <table:table-cell office:value-type="float" office:value="163.94623616" calcext:value-type="float">
            <text:p>163.94623616</text:p>
          </table:table-cell>
          <table:table-cell office:value-type="float" office:value="161.4198912" calcext:value-type="float">
            <text:p>161.4198912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2870]+1" office:value-type="float" office:value="262" calcext:value-type="float">
            <text:p>262</text:p>
          </table:table-cell>
          <table:table-cell table:formula="of:=[.B2870]" office:value-type="float" office:value="7" calcext:value-type="float">
            <text:p>7</text:p>
          </table:table-cell>
          <table:table-cell office:value-type="float" office:value="146.38079232" calcext:value-type="float">
            <text:p>146.38079232</text:p>
          </table:table-cell>
          <table:table-cell office:value-type="float" office:value="174.8323632" calcext:value-type="float">
            <text:p>174.8323632</text:p>
          </table:table-cell>
          <table:table-cell office:value-type="float" office:value="146" calcext:value-type="float">
            <text:p>14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871]+1" office:value-type="float" office:value="262" calcext:value-type="float">
            <text:p>262</text:p>
          </table:table-cell>
          <table:table-cell table:formula="of:=[.B2871]" office:value-type="float" office:value="8" calcext:value-type="float">
            <text:p>8</text:p>
          </table:table-cell>
          <table:table-cell office:value-type="float" office:value="138.914880768" calcext:value-type="float">
            <text:p>138.914880768</text:p>
          </table:table-cell>
          <table:table-cell office:value-type="float" office:value="175.25303616" calcext:value-type="float">
            <text:p>175.25303616</text:p>
          </table:table-cell>
          <table:table-cell office:value-type="float" office:value="139" calcext:value-type="float">
            <text:p>13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2872]+1" office:value-type="float" office:value="262" calcext:value-type="float">
            <text:p>262</text:p>
          </table:table-cell>
          <table:table-cell table:formula="of:=[.B2872]" office:value-type="float" office:value="9" calcext:value-type="float">
            <text:p>9</text:p>
          </table:table-cell>
          <table:table-cell office:value-type="float" office:value="121.293225344" calcext:value-type="float">
            <text:p>121.293225344</text:p>
          </table:table-cell>
          <table:table-cell office:value-type="float" office:value="162.97408704" calcext:value-type="float">
            <text:p>162.97408704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2873]+1" office:value-type="float" office:value="262" calcext:value-type="float">
            <text:p>262</text:p>
          </table:table-cell>
          <table:table-cell table:formula="of:=[.B2873]" office:value-type="float" office:value="10" calcext:value-type="float">
            <text:p>10</text:p>
          </table:table-cell>
          <table:table-cell office:value-type="float" office:value="105.29912192" calcext:value-type="float">
            <text:p>105.29912192</text:p>
          </table:table-cell>
          <table:table-cell office:value-type="float" office:value="28.08022464" calcext:value-type="float">
            <text:p>28.08022464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874]+1" office:value-type="float" office:value="262" calcext:value-type="float">
            <text:p>262</text:p>
          </table:table-cell>
          <table:table-cell table:formula="of:=[.B2874]" office:value-type="float" office:value="11" calcext:value-type="float">
            <text:p>11</text:p>
          </table:table-cell>
          <table:table-cell office:value-type="float" office:value="133.70920896" calcext:value-type="float">
            <text:p>133.70920896</text:p>
          </table:table-cell>
          <table:table-cell office:value-type="float" office:value="29.6683968" calcext:value-type="float">
            <text:p>29.6683968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875]+1" office:value-type="float" office:value="263" calcext:value-type="float">
            <text:p>263</text:p>
          </table:table-cell>
          <table:table-cell table:formula="of:=[.B2875]" office:value-type="float" office:value="1" calcext:value-type="float">
            <text:p>1</text:p>
          </table:table-cell>
          <table:table-cell office:value-type="float" office:value="140.9070272" calcext:value-type="float">
            <text:p>140.9070272</text:p>
          </table:table-cell>
          <table:table-cell office:value-type="float" office:value="33.0616704" calcext:value-type="float">
            <text:p>33.0616704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876]+1" office:value-type="float" office:value="263" calcext:value-type="float">
            <text:p>263</text:p>
          </table:table-cell>
          <table:table-cell table:formula="of:=[.B2876]" office:value-type="float" office:value="2" calcext:value-type="float">
            <text:p>2</text:p>
          </table:table-cell>
          <table:table-cell office:value-type="float" office:value="148.59243392" calcext:value-type="float">
            <text:p>148.59243392</text:p>
          </table:table-cell>
          <table:table-cell office:value-type="float" office:value="21.0700608" calcext:value-type="float">
            <text:p>21.0700608</text:p>
          </table:table-cell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2877]+1" office:value-type="float" office:value="263" calcext:value-type="float">
            <text:p>263</text:p>
          </table:table-cell>
          <table:table-cell table:formula="of:=[.B2877]" office:value-type="float" office:value="3" calcext:value-type="float">
            <text:p>3</text:p>
          </table:table-cell>
          <table:table-cell office:value-type="float" office:value="131.8826816" calcext:value-type="float">
            <text:p>131.8826816</text:p>
          </table:table-cell>
          <table:table-cell office:value-type="float" office:value="21.45864" calcext:value-type="float">
            <text:p>21.4586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878]+1" office:value-type="float" office:value="263" calcext:value-type="float">
            <text:p>263</text:p>
          </table:table-cell>
          <table:table-cell table:formula="of:=[.B2878]" office:value-type="float" office:value="4" calcext:value-type="float">
            <text:p>4</text:p>
          </table:table-cell>
          <table:table-cell office:value-type="float" office:value="148.8342272" calcext:value-type="float">
            <text:p>148.8342272</text:p>
          </table:table-cell>
          <table:table-cell office:value-type="float" office:value="27.5048064" calcext:value-type="float">
            <text:p>27.5048064</text:p>
          </table:table-cell>
          <table:table-cell office:value-type="float" office:value="151" calcext:value-type="float">
            <text:p>1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879]+1" office:value-type="float" office:value="263" calcext:value-type="float">
            <text:p>263</text:p>
          </table:table-cell>
          <table:table-cell table:formula="of:=[.B2879]" office:value-type="float" office:value="5" calcext:value-type="float">
            <text:p>5</text:p>
          </table:table-cell>
          <table:table-cell office:value-type="float" office:value="175.76351104" calcext:value-type="float">
            <text:p>175.76351104</text:p>
          </table:table-cell>
          <table:table-cell office:value-type="float" office:value="26.2612032" calcext:value-type="float">
            <text:p>26.2612032</text:p>
          </table:table-cell>
          <table:table-cell office:value-type="float" office:value="177" calcext:value-type="float">
            <text:p>1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880]+1" office:value-type="float" office:value="263" calcext:value-type="float">
            <text:p>263</text:p>
          </table:table-cell>
          <table:table-cell table:formula="of:=[.B2880]" office:value-type="float" office:value="6" calcext:value-type="float">
            <text:p>6</text:p>
          </table:table-cell>
          <table:table-cell office:value-type="float" office:value="157.17870848" calcext:value-type="float">
            <text:p>157.17870848</text:p>
          </table:table-cell>
          <table:table-cell office:value-type="float" office:value="163.73122176" calcext:value-type="float">
            <text:p>163.73122176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881]+1" office:value-type="float" office:value="263" calcext:value-type="float">
            <text:p>263</text:p>
          </table:table-cell>
          <table:table-cell table:formula="of:=[.B2881]" office:value-type="float" office:value="7" calcext:value-type="float">
            <text:p>7</text:p>
          </table:table-cell>
          <table:table-cell office:value-type="float" office:value="138.14690176" calcext:value-type="float">
            <text:p>138.14690176</text:p>
          </table:table-cell>
          <table:table-cell office:value-type="float" office:value="176.9842704" calcext:value-type="float">
            <text:p>176.9842704</text:p>
          </table:table-cell>
          <table:table-cell office:value-type="float" office:value="138" calcext:value-type="float">
            <text:p>13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2882]+1" office:value-type="float" office:value="263" calcext:value-type="float">
            <text:p>263</text:p>
          </table:table-cell>
          <table:table-cell table:formula="of:=[.B2882]" office:value-type="float" office:value="8" calcext:value-type="float">
            <text:p>8</text:p>
          </table:table-cell>
          <table:table-cell office:value-type="float" office:value="130.892011648" calcext:value-type="float">
            <text:p>130.892011648</text:p>
          </table:table-cell>
          <table:table-cell office:value-type="float" office:value="176.6914944" calcext:value-type="float">
            <text:p>176.6914944</text:p>
          </table:table-cell>
          <table:table-cell office:value-type="float" office:value="131" calcext:value-type="float">
            <text:p>13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2883]+1" office:value-type="float" office:value="263" calcext:value-type="float">
            <text:p>263</text:p>
          </table:table-cell>
          <table:table-cell table:formula="of:=[.B2883]" office:value-type="float" office:value="9" calcext:value-type="float">
            <text:p>9</text:p>
          </table:table-cell>
          <table:table-cell office:value-type="float" office:value="113.21415808" calcext:value-type="float">
            <text:p>113.21415808</text:p>
          </table:table-cell>
          <table:table-cell office:value-type="float" office:value="163.09865568" calcext:value-type="float">
            <text:p>163.09865568</text:p>
          </table:table-cell>
          <table:table-cell office:value-type="float" office:value="115" calcext:value-type="float">
            <text:p>11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884]+1" office:value-type="float" office:value="263" calcext:value-type="float">
            <text:p>263</text:p>
          </table:table-cell>
          <table:table-cell table:formula="of:=[.B2884]" office:value-type="float" office:value="10" calcext:value-type="float">
            <text:p>10</text:p>
          </table:table-cell>
          <table:table-cell office:value-type="float" office:value="101.11769088" calcext:value-type="float">
            <text:p>101.11769088</text:p>
          </table:table-cell>
          <table:table-cell office:value-type="float" office:value="24.5323968" calcext:value-type="float">
            <text:p>24.5323968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885]+1" office:value-type="float" office:value="263" calcext:value-type="float">
            <text:p>263</text:p>
          </table:table-cell>
          <table:table-cell table:formula="of:=[.B2885]" office:value-type="float" office:value="11" calcext:value-type="float">
            <text:p>11</text:p>
          </table:table-cell>
          <table:table-cell office:value-type="float" office:value="131.107198208" calcext:value-type="float">
            <text:p>131.107198208</text:p>
          </table:table-cell>
          <table:table-cell office:value-type="float" office:value="27.4494912" calcext:value-type="float">
            <text:p>27.4494912</text:p>
          </table:table-cell>
          <table:table-cell office:value-type="float" office:value="133" calcext:value-type="float">
            <text:p>1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886]+1" office:value-type="float" office:value="264" calcext:value-type="float">
            <text:p>264</text:p>
          </table:table-cell>
          <table:table-cell table:formula="of:=[.B2886]" office:value-type="float" office:value="1" calcext:value-type="float">
            <text:p>1</text:p>
          </table:table-cell>
          <table:table-cell office:value-type="float" office:value="140.582893312" calcext:value-type="float">
            <text:p>140.582893312</text:p>
          </table:table-cell>
          <table:table-cell office:value-type="float" office:value="27.8923872" calcext:value-type="float">
            <text:p>27.8923872</text:p>
          </table:table-cell>
          <table:table-cell office:value-type="float" office:value="142" calcext:value-type="float">
            <text:p>1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887]+1" office:value-type="float" office:value="264" calcext:value-type="float">
            <text:p>264</text:p>
          </table:table-cell>
          <table:table-cell table:formula="of:=[.B2887]" office:value-type="float" office:value="2" calcext:value-type="float">
            <text:p>2</text:p>
          </table:table-cell>
          <table:table-cell office:value-type="float" office:value="147.53326208" calcext:value-type="float">
            <text:p>147.53326208</text:p>
          </table:table-cell>
          <table:table-cell office:value-type="float" office:value="16.813968" calcext:value-type="float">
            <text:p>16.813968</text:p>
          </table:table-cell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888]+1" office:value-type="float" office:value="264" calcext:value-type="float">
            <text:p>264</text:p>
          </table:table-cell>
          <table:table-cell table:formula="of:=[.B2888]" office:value-type="float" office:value="3" calcext:value-type="float">
            <text:p>3</text:p>
          </table:table-cell>
          <table:table-cell office:value-type="float" office:value="131.783867648" calcext:value-type="float">
            <text:p>131.783867648</text:p>
          </table:table-cell>
          <table:table-cell office:value-type="float" office:value="16.5129696" calcext:value-type="float">
            <text:p>16.5129696</text:p>
          </table:table-cell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889]+1" office:value-type="float" office:value="264" calcext:value-type="float">
            <text:p>264</text:p>
          </table:table-cell>
          <table:table-cell table:formula="of:=[.B2889]" office:value-type="float" office:value="4" calcext:value-type="float">
            <text:p>4</text:p>
          </table:table-cell>
          <table:table-cell office:value-type="float" office:value="147.55019008" calcext:value-type="float">
            <text:p>147.55019008</text:p>
          </table:table-cell>
          <table:table-cell office:value-type="float" office:value="22.747296" calcext:value-type="float">
            <text:p>22.747296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890]+1" office:value-type="float" office:value="264" calcext:value-type="float">
            <text:p>264</text:p>
          </table:table-cell>
          <table:table-cell table:formula="of:=[.B2890]" office:value-type="float" office:value="5" calcext:value-type="float">
            <text:p>5</text:p>
          </table:table-cell>
          <table:table-cell office:value-type="float" office:value="173.41621376" calcext:value-type="float">
            <text:p>173.41621376</text:p>
          </table:table-cell>
          <table:table-cell office:value-type="float" office:value="20.7022848" calcext:value-type="float">
            <text:p>20.7022848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2891]+1" office:value-type="float" office:value="264" calcext:value-type="float">
            <text:p>264</text:p>
          </table:table-cell>
          <table:table-cell table:formula="of:=[.B2891]" office:value-type="float" office:value="6" calcext:value-type="float">
            <text:p>6</text:p>
          </table:table-cell>
          <table:table-cell office:value-type="float" office:value="157.2902336" calcext:value-type="float">
            <text:p>157.2902336</text:p>
          </table:table-cell>
          <table:table-cell office:value-type="float" office:value="155.0610048" calcext:value-type="float">
            <text:p>155.0610048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2892]+1" office:value-type="float" office:value="264" calcext:value-type="float">
            <text:p>264</text:p>
          </table:table-cell>
          <table:table-cell table:formula="of:=[.B2892]" office:value-type="float" office:value="7" calcext:value-type="float">
            <text:p>7</text:p>
          </table:table-cell>
          <table:table-cell office:value-type="float" office:value="140.16431808" calcext:value-type="float">
            <text:p>140.16431808</text:p>
          </table:table-cell>
          <table:table-cell office:value-type="float" office:value="168.0520224" calcext:value-type="float">
            <text:p>168.0520224</text:p>
          </table:table-cell>
          <table:table-cell office:value-type="float" office:value="138" calcext:value-type="float">
            <text:p>13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2893]+1" office:value-type="float" office:value="264" calcext:value-type="float">
            <text:p>264</text:p>
          </table:table-cell>
          <table:table-cell table:formula="of:=[.B2893]" office:value-type="float" office:value="8" calcext:value-type="float">
            <text:p>8</text:p>
          </table:table-cell>
          <table:table-cell office:value-type="float" office:value="133.10703232" calcext:value-type="float">
            <text:p>133.10703232</text:p>
          </table:table-cell>
          <table:table-cell office:value-type="float" office:value="167.53577568" calcext:value-type="float">
            <text:p>167.53577568</text:p>
          </table:table-cell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2894]+1" office:value-type="float" office:value="264" calcext:value-type="float">
            <text:p>264</text:p>
          </table:table-cell>
          <table:table-cell table:formula="of:=[.B2894]" office:value-type="float" office:value="9" calcext:value-type="float">
            <text:p>9</text:p>
          </table:table-cell>
          <table:table-cell office:value-type="float" office:value="116.464139008" calcext:value-type="float">
            <text:p>116.464139008</text:p>
          </table:table-cell>
          <table:table-cell office:value-type="float" office:value="155.2667808" calcext:value-type="float">
            <text:p>155.2667808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2895]+1" office:value-type="float" office:value="264" calcext:value-type="float">
            <text:p>264</text:p>
          </table:table-cell>
          <table:table-cell table:formula="of:=[.B2895]" office:value-type="float" office:value="10" calcext:value-type="float">
            <text:p>10</text:p>
          </table:table-cell>
          <table:table-cell office:value-type="float" office:value="102.16442496" calcext:value-type="float">
            <text:p>102.16442496</text:p>
          </table:table-cell>
          <table:table-cell office:value-type="float" office:value="20.1404736" calcext:value-type="float">
            <text:p>20.1404736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2896]+1" office:value-type="float" office:value="264" calcext:value-type="float">
            <text:p>264</text:p>
          </table:table-cell>
          <table:table-cell table:formula="of:=[.B2896]" office:value-type="float" office:value="11" calcext:value-type="float">
            <text:p>11</text:p>
          </table:table-cell>
          <table:table-cell office:value-type="float" office:value="130.953960448" calcext:value-type="float">
            <text:p>130.953960448</text:p>
          </table:table-cell>
          <table:table-cell office:value-type="float" office:value="22.1174112" calcext:value-type="float">
            <text:p>22.1174112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897]+1" office:value-type="float" office:value="265" calcext:value-type="float">
            <text:p>265</text:p>
          </table:table-cell>
          <table:table-cell table:formula="of:=[.B2897]" office:value-type="float" office:value="1" calcext:value-type="float">
            <text:p>1</text:p>
          </table:table-cell>
          <table:table-cell office:value-type="float" office:value="144.53830144" calcext:value-type="float">
            <text:p>144.53830144</text:p>
          </table:table-cell>
          <table:table-cell office:value-type="float" office:value="48.3283824" calcext:value-type="float">
            <text:p>48.3283824</text:p>
          </table:table-cell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2898]+1" office:value-type="float" office:value="265" calcext:value-type="float">
            <text:p>265</text:p>
          </table:table-cell>
          <table:table-cell table:formula="of:=[.B2898]" office:value-type="float" office:value="2" calcext:value-type="float">
            <text:p>2</text:p>
          </table:table-cell>
          <table:table-cell office:value-type="float" office:value="152.94478976" calcext:value-type="float">
            <text:p>152.94478976</text:p>
          </table:table-cell>
          <table:table-cell office:value-type="float" office:value="37.8232992" calcext:value-type="float">
            <text:p>37.8232992</text:p>
          </table:table-cell>
          <table:table-cell office:value-type="float" office:value="153" calcext:value-type="float">
            <text:p>1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899]+1" office:value-type="float" office:value="265" calcext:value-type="float">
            <text:p>265</text:p>
          </table:table-cell>
          <table:table-cell table:formula="of:=[.B2899]" office:value-type="float" office:value="3" calcext:value-type="float">
            <text:p>3</text:p>
          </table:table-cell>
          <table:table-cell office:value-type="float" office:value="135.65372672" calcext:value-type="float">
            <text:p>135.65372672</text:p>
          </table:table-cell>
          <table:table-cell office:value-type="float" office:value="37.9696416" calcext:value-type="float">
            <text:p>37.9696416</text:p>
          </table:table-cell>
          <table:table-cell office:value-type="float" office:value="137" calcext:value-type="float">
            <text:p>1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900]+1" office:value-type="float" office:value="265" calcext:value-type="float">
            <text:p>265</text:p>
          </table:table-cell>
          <table:table-cell table:formula="of:=[.B2900]" office:value-type="float" office:value="4" calcext:value-type="float">
            <text:p>4</text:p>
          </table:table-cell>
          <table:table-cell office:value-type="float" office:value="152.69196288" calcext:value-type="float">
            <text:p>152.69196288</text:p>
          </table:table-cell>
          <table:table-cell office:value-type="float" office:value="43.78971264" calcext:value-type="float">
            <text:p>43.78971264</text:p>
          </table:table-cell>
          <table:table-cell office:value-type="float" office:value="154" calcext:value-type="float">
            <text:p>15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901]+1" office:value-type="float" office:value="265" calcext:value-type="float">
            <text:p>265</text:p>
          </table:table-cell>
          <table:table-cell table:formula="of:=[.B2901]" office:value-type="float" office:value="5" calcext:value-type="float">
            <text:p>5</text:p>
          </table:table-cell>
          <table:table-cell office:value-type="float" office:value="177.28442368" calcext:value-type="float">
            <text:p>177.28442368</text:p>
          </table:table-cell>
          <table:table-cell office:value-type="float" office:value="40.49070144" calcext:value-type="float">
            <text:p>40.49070144</text:p>
          </table:table-cell>
          <table:table-cell office:value-type="float" office:value="179" calcext:value-type="float">
            <text:p>17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902]+1" office:value-type="float" office:value="265" calcext:value-type="float">
            <text:p>265</text:p>
          </table:table-cell>
          <table:table-cell table:formula="of:=[.B2902]" office:value-type="float" office:value="6" calcext:value-type="float">
            <text:p>6</text:p>
          </table:table-cell>
          <table:table-cell office:value-type="float" office:value="164.4108672" calcext:value-type="float">
            <text:p>164.4108672</text:p>
          </table:table-cell>
          <table:table-cell office:value-type="float" office:value="171.0618096" calcext:value-type="float">
            <text:p>171.0618096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2903]+1" office:value-type="float" office:value="265" calcext:value-type="float">
            <text:p>265</text:p>
          </table:table-cell>
          <table:table-cell table:formula="of:=[.B2903]" office:value-type="float" office:value="7" calcext:value-type="float">
            <text:p>7</text:p>
          </table:table-cell>
          <table:table-cell office:value-type="float" office:value="146.31253376" calcext:value-type="float">
            <text:p>146.31253376</text:p>
          </table:table-cell>
          <table:table-cell office:value-type="float" office:value="183.9125856" calcext:value-type="float">
            <text:p>183.9125856</text:p>
          </table:table-cell>
          <table:table-cell office:value-type="float" office:value="148" calcext:value-type="float">
            <text:p>14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2904]+1" office:value-type="float" office:value="265" calcext:value-type="float">
            <text:p>265</text:p>
          </table:table-cell>
          <table:table-cell table:formula="of:=[.B2904]" office:value-type="float" office:value="8" calcext:value-type="float">
            <text:p>8</text:p>
          </table:table-cell>
          <table:table-cell office:value-type="float" office:value="139.777792" calcext:value-type="float">
            <text:p>139.777792</text:p>
          </table:table-cell>
          <table:table-cell office:value-type="float" office:value="183.6986304" calcext:value-type="float">
            <text:p>183.6986304</text:p>
          </table:table-cell>
          <table:table-cell office:value-type="float" office:value="141" calcext:value-type="float">
            <text:p>14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2905]+1" office:value-type="float" office:value="265" calcext:value-type="float">
            <text:p>265</text:p>
          </table:table-cell>
          <table:table-cell table:formula="of:=[.B2905]" office:value-type="float" office:value="9" calcext:value-type="float">
            <text:p>9</text:p>
          </table:table-cell>
          <table:table-cell office:value-type="float" office:value="122.456971136" calcext:value-type="float">
            <text:p>122.456971136</text:p>
          </table:table-cell>
          <table:table-cell office:value-type="float" office:value="171.45336" calcext:value-type="float">
            <text:p>171.45336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2906]+1" office:value-type="float" office:value="265" calcext:value-type="float">
            <text:p>265</text:p>
          </table:table-cell>
          <table:table-cell table:formula="of:=[.B2906]" office:value-type="float" office:value="10" calcext:value-type="float">
            <text:p>10</text:p>
          </table:table-cell>
          <table:table-cell office:value-type="float" office:value="107.331936" calcext:value-type="float">
            <text:p>107.331936</text:p>
          </table:table-cell>
          <table:table-cell office:value-type="float" office:value="41.5367664" calcext:value-type="float">
            <text:p>41.5367664</text:p>
          </table:table-cell>
          <table:table-cell office:value-type="float" office:value="108" calcext:value-type="float">
            <text:p>10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2907]+1" office:value-type="float" office:value="265" calcext:value-type="float">
            <text:p>265</text:p>
          </table:table-cell>
          <table:table-cell table:formula="of:=[.B2907]" office:value-type="float" office:value="11" calcext:value-type="float">
            <text:p>11</text:p>
          </table:table-cell>
          <table:table-cell office:value-type="float" office:value="136.11287168" calcext:value-type="float">
            <text:p>136.11287168</text:p>
          </table:table-cell>
          <table:table-cell office:value-type="float" office:value="43.2421152" calcext:value-type="float">
            <text:p>43.242115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908]+1" office:value-type="float" office:value="266" calcext:value-type="float">
            <text:p>266</text:p>
          </table:table-cell>
          <table:table-cell table:formula="of:=[.B2908]" office:value-type="float" office:value="1" calcext:value-type="float">
            <text:p>1</text:p>
          </table:table-cell>
          <table:table-cell office:value-type="float" office:value="134.693407488" calcext:value-type="float">
            <text:p>134.693407488</text:p>
          </table:table-cell>
          <table:table-cell office:value-type="float" office:value="31.428144" calcext:value-type="float">
            <text:p>31.428144</text:p>
          </table:table-cell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909]+1" office:value-type="float" office:value="266" calcext:value-type="float">
            <text:p>266</text:p>
          </table:table-cell>
          <table:table-cell table:formula="of:=[.B2909]" office:value-type="float" office:value="2" calcext:value-type="float">
            <text:p>2</text:p>
          </table:table-cell>
          <table:table-cell office:value-type="float" office:value="143.59880192" calcext:value-type="float">
            <text:p>143.59880192</text:p>
          </table:table-cell>
          <table:table-cell office:value-type="float" office:value="19.70457984" calcext:value-type="float">
            <text:p>19.70457984</text:p>
          </table:table-cell>
          <table:table-cell office:value-type="float" office:value="144" calcext:value-type="float">
            <text:p>1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910]+1" office:value-type="float" office:value="266" calcext:value-type="float">
            <text:p>266</text:p>
          </table:table-cell>
          <table:table-cell table:formula="of:=[.B2910]" office:value-type="float" office:value="3" calcext:value-type="float">
            <text:p>3</text:p>
          </table:table-cell>
          <table:table-cell office:value-type="float" office:value="125.341024128" calcext:value-type="float">
            <text:p>125.341024128</text:p>
          </table:table-cell>
          <table:table-cell office:value-type="float" office:value="19.5765264" calcext:value-type="float">
            <text:p>19.5765264</text:p>
          </table:table-cell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2911]+1" office:value-type="float" office:value="266" calcext:value-type="float">
            <text:p>266</text:p>
          </table:table-cell>
          <table:table-cell table:formula="of:=[.B2911]" office:value-type="float" office:value="4" calcext:value-type="float">
            <text:p>4</text:p>
          </table:table-cell>
          <table:table-cell office:value-type="float" office:value="142.91153536" calcext:value-type="float">
            <text:p>142.91153536</text:p>
          </table:table-cell>
          <table:table-cell office:value-type="float" office:value="26.06972736" calcext:value-type="float">
            <text:p>26.06972736</text:p>
          </table:table-cell>
          <table:table-cell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912]+1" office:value-type="float" office:value="266" calcext:value-type="float">
            <text:p>266</text:p>
          </table:table-cell>
          <table:table-cell table:formula="of:=[.B2912]" office:value-type="float" office:value="5" calcext:value-type="float">
            <text:p>5</text:p>
          </table:table-cell>
          <table:table-cell office:value-type="float" office:value="169.662848" calcext:value-type="float">
            <text:p>169.662848</text:p>
          </table:table-cell>
          <table:table-cell office:value-type="float" office:value="24.4516032" calcext:value-type="float">
            <text:p>24.4516032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913]+1" office:value-type="float" office:value="266" calcext:value-type="float">
            <text:p>266</text:p>
          </table:table-cell>
          <table:table-cell table:formula="of:=[.B2913]" office:value-type="float" office:value="6" calcext:value-type="float">
            <text:p>6</text:p>
          </table:table-cell>
          <table:table-cell office:value-type="float" office:value="153.24581504" calcext:value-type="float">
            <text:p>153.24581504</text:p>
          </table:table-cell>
          <table:table-cell office:value-type="float" office:value="163.07914944" calcext:value-type="float">
            <text:p>163.07914944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2914]+1" office:value-type="float" office:value="266" calcext:value-type="float">
            <text:p>266</text:p>
          </table:table-cell>
          <table:table-cell table:formula="of:=[.B2914]" office:value-type="float" office:value="7" calcext:value-type="float">
            <text:p>7</text:p>
          </table:table-cell>
          <table:table-cell office:value-type="float" office:value="133.604377216" calcext:value-type="float">
            <text:p>133.604377216</text:p>
          </table:table-cell>
          <table:table-cell office:value-type="float" office:value="176.4501024" calcext:value-type="float">
            <text:p>176.4501024</text:p>
          </table:table-cell>
          <table:table-cell office:value-type="float" office:value="131" calcext:value-type="float">
            <text:p>13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2915]+1" office:value-type="float" office:value="266" calcext:value-type="float">
            <text:p>266</text:p>
          </table:table-cell>
          <table:table-cell table:formula="of:=[.B2915]" office:value-type="float" office:value="8" calcext:value-type="float">
            <text:p>8</text:p>
          </table:table-cell>
          <table:table-cell office:value-type="float" office:value="126.59075072" calcext:value-type="float">
            <text:p>126.59075072</text:p>
          </table:table-cell>
          <table:table-cell office:value-type="float" office:value="176.4017856" calcext:value-type="float">
            <text:p>176.4017856</text:p>
          </table:table-cell>
          <table:table-cell office:value-type="float" office:value="127" calcext:value-type="float">
            <text:p>1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2916]+1" office:value-type="float" office:value="266" calcext:value-type="float">
            <text:p>266</text:p>
          </table:table-cell>
          <table:table-cell table:formula="of:=[.B2916]" office:value-type="float" office:value="9" calcext:value-type="float">
            <text:p>9</text:p>
          </table:table-cell>
          <table:table-cell office:value-type="float" office:value="108.86426112" calcext:value-type="float">
            <text:p>108.86426112</text:p>
          </table:table-cell>
          <table:table-cell office:value-type="float" office:value="162.6107232" calcext:value-type="float">
            <text:p>162.6107232</text:p>
          </table:table-cell>
          <table:table-cell office:value-type="float" office:value="107" calcext:value-type="float">
            <text:p>10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2917]+1" office:value-type="float" office:value="266" calcext:value-type="float">
            <text:p>266</text:p>
          </table:table-cell>
          <table:table-cell table:formula="of:=[.B2917]" office:value-type="float" office:value="10" calcext:value-type="float">
            <text:p>10</text:p>
          </table:table-cell>
          <table:table-cell office:value-type="float" office:value="95.88333184" calcext:value-type="float">
            <text:p>95.88333184</text:p>
          </table:table-cell>
          <table:table-cell office:value-type="float" office:value="23.5915392" calcext:value-type="float">
            <text:p>23.5915392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918]+1" office:value-type="float" office:value="266" calcext:value-type="float">
            <text:p>266</text:p>
          </table:table-cell>
          <table:table-cell table:formula="of:=[.B2918]" office:value-type="float" office:value="11" calcext:value-type="float">
            <text:p>11</text:p>
          </table:table-cell>
          <table:table-cell office:value-type="float" office:value="125.693501952" calcext:value-type="float">
            <text:p>125.693501952</text:p>
          </table:table-cell>
          <table:table-cell office:value-type="float" office:value="25.900896" calcext:value-type="float">
            <text:p>25.900896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919]+1" office:value-type="float" office:value="267" calcext:value-type="float">
            <text:p>267</text:p>
          </table:table-cell>
          <table:table-cell table:formula="of:=[.B2919]" office:value-type="float" office:value="1" calcext:value-type="float">
            <text:p>1</text:p>
          </table:table-cell>
          <table:table-cell office:value-type="float" office:value="146.93237888" calcext:value-type="float">
            <text:p>146.93237888</text:p>
          </table:table-cell>
          <table:table-cell office:value-type="float" office:value="33.5480928" calcext:value-type="float">
            <text:p>33.5480928</text:p>
          </table:table-cell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920]+1" office:value-type="float" office:value="267" calcext:value-type="float">
            <text:p>267</text:p>
          </table:table-cell>
          <table:table-cell table:formula="of:=[.B2920]" office:value-type="float" office:value="2" calcext:value-type="float">
            <text:p>2</text:p>
          </table:table-cell>
          <table:table-cell office:value-type="float" office:value="154.35346944" calcext:value-type="float">
            <text:p>154.35346944</text:p>
          </table:table-cell>
          <table:table-cell office:value-type="float" office:value="22.5284064" calcext:value-type="float">
            <text:p>22.5284064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921]+1" office:value-type="float" office:value="267" calcext:value-type="float">
            <text:p>267</text:p>
          </table:table-cell>
          <table:table-cell table:formula="of:=[.B2921]" office:value-type="float" office:value="3" calcext:value-type="float">
            <text:p>3</text:p>
          </table:table-cell>
          <table:table-cell office:value-type="float" office:value="137.145812992" calcext:value-type="float">
            <text:p>137.145812992</text:p>
          </table:table-cell>
          <table:table-cell office:value-type="float" office:value="23.2875456" calcext:value-type="float">
            <text:p>23.2875456</text:p>
          </table:table-cell>
          <table:table-cell office:value-type="float" office:value="139" calcext:value-type="float">
            <text:p>1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922]+1" office:value-type="float" office:value="267" calcext:value-type="float">
            <text:p>267</text:p>
          </table:table-cell>
          <table:table-cell table:formula="of:=[.B2922]" office:value-type="float" office:value="4" calcext:value-type="float">
            <text:p>4</text:p>
          </table:table-cell>
          <table:table-cell office:value-type="float" office:value="155.05847936" calcext:value-type="float">
            <text:p>155.05847936</text:p>
          </table:table-cell>
          <table:table-cell office:value-type="float" office:value="27.8789568" calcext:value-type="float">
            <text:p>27.8789568</text:p>
          </table:table-cell>
          <table:table-cell office:value-type="float" office:value="156" calcext:value-type="float">
            <text:p>1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923]+1" office:value-type="float" office:value="267" calcext:value-type="float">
            <text:p>267</text:p>
          </table:table-cell>
          <table:table-cell table:formula="of:=[.B2923]" office:value-type="float" office:value="5" calcext:value-type="float">
            <text:p>5</text:p>
          </table:table-cell>
          <table:table-cell office:value-type="float" office:value="182.23291776" calcext:value-type="float">
            <text:p>182.23291776</text:p>
          </table:table-cell>
          <table:table-cell office:value-type="float" office:value="23.41720992" calcext:value-type="float">
            <text:p>23.41720992</text:p>
          </table:table-cell>
          <table:table-cell office:value-type="float" office:value="182" calcext:value-type="float">
            <text:p>1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924]+1" office:value-type="float" office:value="267" calcext:value-type="float">
            <text:p>267</text:p>
          </table:table-cell>
          <table:table-cell table:formula="of:=[.B2924]" office:value-type="float" office:value="6" calcext:value-type="float">
            <text:p>6</text:p>
          </table:table-cell>
          <table:table-cell office:value-type="float" office:value="171.9501184" calcext:value-type="float">
            <text:p>171.9501184</text:p>
          </table:table-cell>
          <table:table-cell office:value-type="float" office:value="165.69339168" calcext:value-type="float">
            <text:p>165.69339168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2925]+1" office:value-type="float" office:value="267" calcext:value-type="float">
            <text:p>267</text:p>
          </table:table-cell>
          <table:table-cell table:formula="of:=[.B2925]" office:value-type="float" office:value="7" calcext:value-type="float">
            <text:p>7</text:p>
          </table:table-cell>
          <table:table-cell office:value-type="float" office:value="154.53531392" calcext:value-type="float">
            <text:p>154.53531392</text:p>
          </table:table-cell>
          <table:table-cell office:value-type="float" office:value="180.225744" calcext:value-type="float">
            <text:p>180.225744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2926]+1" office:value-type="float" office:value="267" calcext:value-type="float">
            <text:p>267</text:p>
          </table:table-cell>
          <table:table-cell table:formula="of:=[.B2926]" office:value-type="float" office:value="8" calcext:value-type="float">
            <text:p>8</text:p>
          </table:table-cell>
          <table:table-cell office:value-type="float" office:value="146.58602496" calcext:value-type="float">
            <text:p>146.58602496</text:p>
          </table:table-cell>
          <table:table-cell office:value-type="float" office:value="180.2009184" calcext:value-type="float">
            <text:p>180.2009184</text:p>
          </table:table-cell>
          <table:table-cell office:value-type="float" office:value="149" calcext:value-type="float">
            <text:p>14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2927]+1" office:value-type="float" office:value="267" calcext:value-type="float">
            <text:p>267</text:p>
          </table:table-cell>
          <table:table-cell table:formula="of:=[.B2927]" office:value-type="float" office:value="9" calcext:value-type="float">
            <text:p>9</text:p>
          </table:table-cell>
          <table:table-cell office:value-type="float" office:value="128.4748792704" calcext:value-type="float">
            <text:p>128.4748792704</text:p>
          </table:table-cell>
          <table:table-cell office:value-type="float" office:value="168.1068192" calcext:value-type="float">
            <text:p>168.1068192</text:p>
          </table:table-cell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2928]+1" office:value-type="float" office:value="267" calcext:value-type="float">
            <text:p>267</text:p>
          </table:table-cell>
          <table:table-cell table:formula="of:=[.B2928]" office:value-type="float" office:value="10" calcext:value-type="float">
            <text:p>10</text:p>
          </table:table-cell>
          <table:table-cell office:value-type="float" office:value="106.62504064" calcext:value-type="float">
            <text:p>106.62504064</text:p>
          </table:table-cell>
          <table:table-cell office:value-type="float" office:value="27.7072896" calcext:value-type="float">
            <text:p>27.7072896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929]+1" office:value-type="float" office:value="267" calcext:value-type="float">
            <text:p>267</text:p>
          </table:table-cell>
          <table:table-cell table:formula="of:=[.B2929]" office:value-type="float" office:value="11" calcext:value-type="float">
            <text:p>11</text:p>
          </table:table-cell>
          <table:table-cell office:value-type="float" office:value="136.5211008" calcext:value-type="float">
            <text:p>136.5211008</text:p>
          </table:table-cell>
          <table:table-cell office:value-type="float" office:value="28.7990496" calcext:value-type="float">
            <text:p>28.7990496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930]+1" office:value-type="float" office:value="268" calcext:value-type="float">
            <text:p>268</text:p>
          </table:table-cell>
          <table:table-cell table:formula="of:=[.B2930]" office:value-type="float" office:value="1" calcext:value-type="float">
            <text:p>1</text:p>
          </table:table-cell>
          <table:table-cell office:value-type="float" office:value="135.64560768" calcext:value-type="float">
            <text:p>135.64560768</text:p>
          </table:table-cell>
          <table:table-cell office:value-type="float" office:value="34.1765088" calcext:value-type="float">
            <text:p>34.1765088</text:p>
          </table:table-cell>
          <table:table-cell office:value-type="float" office:value="135" calcext:value-type="float">
            <text:p>1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931]+1" office:value-type="float" office:value="268" calcext:value-type="float">
            <text:p>268</text:p>
          </table:table-cell>
          <table:table-cell table:formula="of:=[.B2931]" office:value-type="float" office:value="2" calcext:value-type="float">
            <text:p>2</text:p>
          </table:table-cell>
          <table:table-cell office:value-type="float" office:value="142.871346432" calcext:value-type="float">
            <text:p>142.871346432</text:p>
          </table:table-cell>
          <table:table-cell office:value-type="float" office:value="22.79876544" calcext:value-type="float">
            <text:p>22.7987654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932]+1" office:value-type="float" office:value="268" calcext:value-type="float">
            <text:p>268</text:p>
          </table:table-cell>
          <table:table-cell table:formula="of:=[.B2932]" office:value-type="float" office:value="3" calcext:value-type="float">
            <text:p>3</text:p>
          </table:table-cell>
          <table:table-cell office:value-type="float" office:value="127.3081388416" calcext:value-type="float">
            <text:p>127.3081388416</text:p>
          </table:table-cell>
          <table:table-cell office:value-type="float" office:value="23.1277824" calcext:value-type="float">
            <text:p>23.127782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933]+1" office:value-type="float" office:value="268" calcext:value-type="float">
            <text:p>268</text:p>
          </table:table-cell>
          <table:table-cell table:formula="of:=[.B2933]" office:value-type="float" office:value="4" calcext:value-type="float">
            <text:p>4</text:p>
          </table:table-cell>
          <table:table-cell office:value-type="float" office:value="143.5031872" calcext:value-type="float">
            <text:p>143.5031872</text:p>
          </table:table-cell>
          <table:table-cell office:value-type="float" office:value="29.256432" calcext:value-type="float">
            <text:p>29.256432</text:p>
          </table:table-cell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934]+1" office:value-type="float" office:value="268" calcext:value-type="float">
            <text:p>268</text:p>
          </table:table-cell>
          <table:table-cell table:formula="of:=[.B2934]" office:value-type="float" office:value="5" calcext:value-type="float">
            <text:p>5</text:p>
          </table:table-cell>
          <table:table-cell office:value-type="float" office:value="169.04689408" calcext:value-type="float">
            <text:p>169.04689408</text:p>
          </table:table-cell>
          <table:table-cell office:value-type="float" office:value="27.18456" calcext:value-type="float">
            <text:p>27.18456</text:p>
          </table:table-cell>
          <table:table-cell office:value-type="float" office:value="167" calcext:value-type="float">
            <text:p>1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935]+1" office:value-type="float" office:value="268" calcext:value-type="float">
            <text:p>268</text:p>
          </table:table-cell>
          <table:table-cell table:formula="of:=[.B2935]" office:value-type="float" office:value="6" calcext:value-type="float">
            <text:p>6</text:p>
          </table:table-cell>
          <table:table-cell office:value-type="float" office:value="153.10256896" calcext:value-type="float">
            <text:p>153.10256896</text:p>
          </table:table-cell>
          <table:table-cell office:value-type="float" office:value="159.59189376" calcext:value-type="float">
            <text:p>159.59189376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2936]+1" office:value-type="float" office:value="268" calcext:value-type="float">
            <text:p>268</text:p>
          </table:table-cell>
          <table:table-cell table:formula="of:=[.B2936]" office:value-type="float" office:value="7" calcext:value-type="float">
            <text:p>7</text:p>
          </table:table-cell>
          <table:table-cell office:value-type="float" office:value="135.093700352" calcext:value-type="float">
            <text:p>135.093700352</text:p>
          </table:table-cell>
          <table:table-cell office:value-type="float" office:value="172.40927712" calcext:value-type="float">
            <text:p>172.40927712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937]+1" office:value-type="float" office:value="268" calcext:value-type="float">
            <text:p>268</text:p>
          </table:table-cell>
          <table:table-cell table:formula="of:=[.B2937]" office:value-type="float" office:value="8" calcext:value-type="float">
            <text:p>8</text:p>
          </table:table-cell>
          <table:table-cell office:value-type="float" office:value="128.08822345728" calcext:value-type="float">
            <text:p>128.0882234573</text:p>
          </table:table-cell>
          <table:table-cell office:value-type="float" office:value="172.22224608" calcext:value-type="float">
            <text:p>172.22224608</text:p>
          </table:table-cell>
          <table:table-cell office:value-type="float" office:value="126" calcext:value-type="float">
            <text:p>12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938]+1" office:value-type="float" office:value="268" calcext:value-type="float">
            <text:p>268</text:p>
          </table:table-cell>
          <table:table-cell table:formula="of:=[.B2938]" office:value-type="float" office:value="9" calcext:value-type="float">
            <text:p>9</text:p>
          </table:table-cell>
          <table:table-cell office:value-type="float" office:value="110.9832768" calcext:value-type="float">
            <text:p>110.9832768</text:p>
          </table:table-cell>
          <table:table-cell office:value-type="float" office:value="159.77468448" calcext:value-type="float">
            <text:p>159.77468448</text:p>
          </table:table-cell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2939]+1" office:value-type="float" office:value="268" calcext:value-type="float">
            <text:p>268</text:p>
          </table:table-cell>
          <table:table-cell table:formula="of:=[.B2939]" office:value-type="float" office:value="10" calcext:value-type="float">
            <text:p>10</text:p>
          </table:table-cell>
          <table:table-cell office:value-type="float" office:value="98.2300928" calcext:value-type="float">
            <text:p>98.2300928</text:p>
          </table:table-cell>
          <table:table-cell office:value-type="float" office:value="26.3618784" calcext:value-type="float">
            <text:p>26.3618784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940]+1" office:value-type="float" office:value="268" calcext:value-type="float">
            <text:p>268</text:p>
          </table:table-cell>
          <table:table-cell table:formula="of:=[.B2940]" office:value-type="float" office:value="11" calcext:value-type="float">
            <text:p>11</text:p>
          </table:table-cell>
          <table:table-cell office:value-type="float" office:value="127.11684928" calcext:value-type="float">
            <text:p>127.11684928</text:p>
          </table:table-cell>
          <table:table-cell office:value-type="float" office:value="28.78748736" calcext:value-type="float">
            <text:p>28.78748736</text:p>
          </table:table-cell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941]+1" office:value-type="float" office:value="269" calcext:value-type="float">
            <text:p>269</text:p>
          </table:table-cell>
          <table:table-cell table:formula="of:=[.B2941]" office:value-type="float" office:value="1" calcext:value-type="float">
            <text:p>1</text:p>
          </table:table-cell>
          <table:table-cell office:value-type="float" office:value="136.83741376" calcext:value-type="float">
            <text:p>136.83741376</text:p>
          </table:table-cell>
          <table:table-cell office:value-type="float" office:value="39.90764832" calcext:value-type="float">
            <text:p>39.90764832</text:p>
          </table:table-cell>
          <table:table-cell office:value-type="float" office:value="137" calcext:value-type="float">
            <text:p>1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942]+1" office:value-type="float" office:value="269" calcext:value-type="float">
            <text:p>269</text:p>
          </table:table-cell>
          <table:table-cell table:formula="of:=[.B2942]" office:value-type="float" office:value="2" calcext:value-type="float">
            <text:p>2</text:p>
          </table:table-cell>
          <table:table-cell office:value-type="float" office:value="144.25446656" calcext:value-type="float">
            <text:p>144.25446656</text:p>
          </table:table-cell>
          <table:table-cell office:value-type="float" office:value="28.7525664" calcext:value-type="float">
            <text:p>28.7525664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943]+1" office:value-type="float" office:value="269" calcext:value-type="float">
            <text:p>269</text:p>
          </table:table-cell>
          <table:table-cell table:formula="of:=[.B2943]" office:value-type="float" office:value="3" calcext:value-type="float">
            <text:p>3</text:p>
          </table:table-cell>
          <table:table-cell office:value-type="float" office:value="128.037922144" calcext:value-type="float">
            <text:p>128.037922144</text:p>
          </table:table-cell>
          <table:table-cell office:value-type="float" office:value="28.93056" calcext:value-type="float">
            <text:p>28.93056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944]+1" office:value-type="float" office:value="269" calcext:value-type="float">
            <text:p>269</text:p>
          </table:table-cell>
          <table:table-cell table:formula="of:=[.B2944]" office:value-type="float" office:value="4" calcext:value-type="float">
            <text:p>4</text:p>
          </table:table-cell>
          <table:table-cell office:value-type="float" office:value="144.8337152" calcext:value-type="float">
            <text:p>144.8337152</text:p>
          </table:table-cell>
          <table:table-cell office:value-type="float" office:value="34.88549376" calcext:value-type="float">
            <text:p>34.88549376</text:p>
          </table:table-cell>
          <table:table-cell office:value-type="float" office:value="146" calcext:value-type="float">
            <text:p>1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945]+1" office:value-type="float" office:value="269" calcext:value-type="float">
            <text:p>269</text:p>
          </table:table-cell>
          <table:table-cell table:formula="of:=[.B2945]" office:value-type="float" office:value="5" calcext:value-type="float">
            <text:p>5</text:p>
          </table:table-cell>
          <table:table-cell office:value-type="float" office:value="169.16049536" calcext:value-type="float">
            <text:p>169.16049536</text:p>
          </table:table-cell>
          <table:table-cell office:value-type="float" office:value="32.6011776" calcext:value-type="float">
            <text:p>32.6011776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946]+1" office:value-type="float" office:value="269" calcext:value-type="float">
            <text:p>269</text:p>
          </table:table-cell>
          <table:table-cell table:formula="of:=[.B2946]" office:value-type="float" office:value="6" calcext:value-type="float">
            <text:p>6</text:p>
          </table:table-cell>
          <table:table-cell office:value-type="float" office:value="157.55241728" calcext:value-type="float">
            <text:p>157.55241728</text:p>
          </table:table-cell>
          <table:table-cell office:value-type="float" office:value="162.63232608" calcext:value-type="float">
            <text:p>162.63232608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2947]+1" office:value-type="float" office:value="269" calcext:value-type="float">
            <text:p>269</text:p>
          </table:table-cell>
          <table:table-cell table:formula="of:=[.B2947]" office:value-type="float" office:value="7" calcext:value-type="float">
            <text:p>7</text:p>
          </table:table-cell>
          <table:table-cell office:value-type="float" office:value="140.46626432" calcext:value-type="float">
            <text:p>140.46626432</text:p>
          </table:table-cell>
          <table:table-cell office:value-type="float" office:value="175.885824" calcext:value-type="float">
            <text:p>175.885824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2948]+1" office:value-type="float" office:value="269" calcext:value-type="float">
            <text:p>269</text:p>
          </table:table-cell>
          <table:table-cell table:formula="of:=[.B2948]" office:value-type="float" office:value="8" calcext:value-type="float">
            <text:p>8</text:p>
          </table:table-cell>
          <table:table-cell office:value-type="float" office:value="133.93537088" calcext:value-type="float">
            <text:p>133.93537088</text:p>
          </table:table-cell>
          <table:table-cell office:value-type="float" office:value="176.12857248" calcext:value-type="float">
            <text:p>176.12857248</text:p>
          </table:table-cell>
          <table:table-cell office:value-type="float" office:value="134" calcext:value-type="float">
            <text:p>13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2949]+1" office:value-type="float" office:value="269" calcext:value-type="float">
            <text:p>269</text:p>
          </table:table-cell>
          <table:table-cell table:formula="of:=[.B2949]" office:value-type="float" office:value="9" calcext:value-type="float">
            <text:p>9</text:p>
          </table:table-cell>
          <table:table-cell office:value-type="float" office:value="116.5314944" calcext:value-type="float">
            <text:p>116.5314944</text:p>
          </table:table-cell>
          <table:table-cell office:value-type="float" office:value="163.6631904" calcext:value-type="float">
            <text:p>163.6631904</text:p>
          </table:table-cell>
          <table:table-cell office:value-type="float" office:value="115" calcext:value-type="float">
            <text:p>11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2950]+1" office:value-type="float" office:value="269" calcext:value-type="float">
            <text:p>269</text:p>
          </table:table-cell>
          <table:table-cell table:formula="of:=[.B2950]" office:value-type="float" office:value="10" calcext:value-type="float">
            <text:p>10</text:p>
          </table:table-cell>
          <table:table-cell office:value-type="float" office:value="100.02547072" calcext:value-type="float">
            <text:p>100.02547072</text:p>
          </table:table-cell>
          <table:table-cell office:value-type="float" office:value="33.9896832" calcext:value-type="float">
            <text:p>33.9896832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951]+1" office:value-type="float" office:value="269" calcext:value-type="float">
            <text:p>269</text:p>
          </table:table-cell>
          <table:table-cell table:formula="of:=[.B2951]" office:value-type="float" office:value="11" calcext:value-type="float">
            <text:p>11</text:p>
          </table:table-cell>
          <table:table-cell office:value-type="float" office:value="128.3597364736" calcext:value-type="float">
            <text:p>128.3597364736</text:p>
          </table:table-cell>
          <table:table-cell office:value-type="float" office:value="35.37984" calcext:value-type="float">
            <text:p>35.37984</text:p>
          </table:table-cell>
          <table:table-cell office:value-type="float" office:value="129" calcext:value-type="float">
            <text:p>1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952]+1" office:value-type="float" office:value="270" calcext:value-type="float">
            <text:p>270</text:p>
          </table:table-cell>
          <table:table-cell table:formula="of:=[.B2952]" office:value-type="float" office:value="1" calcext:value-type="float">
            <text:p>1</text:p>
          </table:table-cell>
          <table:table-cell office:value-type="float" office:value="140.83521408" calcext:value-type="float">
            <text:p>140.83521408</text:p>
          </table:table-cell>
          <table:table-cell office:value-type="float" office:value="41.5410576" calcext:value-type="float">
            <text:p>41.5410576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953]+1" office:value-type="float" office:value="270" calcext:value-type="float">
            <text:p>270</text:p>
          </table:table-cell>
          <table:table-cell table:formula="of:=[.B2953]" office:value-type="float" office:value="2" calcext:value-type="float">
            <text:p>2</text:p>
          </table:table-cell>
          <table:table-cell office:value-type="float" office:value="149.37388288" calcext:value-type="float">
            <text:p>149.37388288</text:p>
          </table:table-cell>
          <table:table-cell office:value-type="float" office:value="30.65760576" calcext:value-type="float">
            <text:p>30.65760576</text:p>
          </table:table-cell>
          <table:table-cell office:value-type="float" office:value="151" calcext:value-type="float">
            <text:p>1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954]+1" office:value-type="float" office:value="270" calcext:value-type="float">
            <text:p>270</text:p>
          </table:table-cell>
          <table:table-cell table:formula="of:=[.B2954]" office:value-type="float" office:value="3" calcext:value-type="float">
            <text:p>3</text:p>
          </table:table-cell>
          <table:table-cell office:value-type="float" office:value="131.431515392" calcext:value-type="float">
            <text:p>131.431515392</text:p>
          </table:table-cell>
          <table:table-cell office:value-type="float" office:value="31.21662144" calcext:value-type="float">
            <text:p>31.21662144</text:p>
          </table:table-cell>
          <table:table-cell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955]+1" office:value-type="float" office:value="270" calcext:value-type="float">
            <text:p>270</text:p>
          </table:table-cell>
          <table:table-cell table:formula="of:=[.B2955]" office:value-type="float" office:value="4" calcext:value-type="float">
            <text:p>4</text:p>
          </table:table-cell>
          <table:table-cell office:value-type="float" office:value="148.2290112" calcext:value-type="float">
            <text:p>148.2290112</text:p>
          </table:table-cell>
          <table:table-cell office:value-type="float" office:value="36.61317408" calcext:value-type="float">
            <text:p>36.61317408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956]+1" office:value-type="float" office:value="270" calcext:value-type="float">
            <text:p>270</text:p>
          </table:table-cell>
          <table:table-cell table:formula="of:=[.B2956]" office:value-type="float" office:value="5" calcext:value-type="float">
            <text:p>5</text:p>
          </table:table-cell>
          <table:table-cell office:value-type="float" office:value="175.1422976" calcext:value-type="float">
            <text:p>175.1422976</text:p>
          </table:table-cell>
          <table:table-cell office:value-type="float" office:value="33.8390496" calcext:value-type="float">
            <text:p>33.8390496</text:p>
          </table:table-cell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957]+1" office:value-type="float" office:value="270" calcext:value-type="float">
            <text:p>270</text:p>
          </table:table-cell>
          <table:table-cell table:formula="of:=[.B2957]" office:value-type="float" office:value="6" calcext:value-type="float">
            <text:p>6</text:p>
          </table:table-cell>
          <table:table-cell office:value-type="float" office:value="162.00077056" calcext:value-type="float">
            <text:p>162.00077056</text:p>
          </table:table-cell>
          <table:table-cell office:value-type="float" office:value="169.20178944" calcext:value-type="float">
            <text:p>169.20178944</text:p>
          </table:table-cell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2958]+1" office:value-type="float" office:value="270" calcext:value-type="float">
            <text:p>270</text:p>
          </table:table-cell>
          <table:table-cell table:formula="of:=[.B2958]" office:value-type="float" office:value="7" calcext:value-type="float">
            <text:p>7</text:p>
          </table:table-cell>
          <table:table-cell office:value-type="float" office:value="143.25364608" calcext:value-type="float">
            <text:p>143.25364608</text:p>
          </table:table-cell>
          <table:table-cell office:value-type="float" office:value="182.54731776" calcext:value-type="float">
            <text:p>182.54731776</text:p>
          </table:table-cell>
          <table:table-cell office:value-type="float" office:value="142" calcext:value-type="float">
            <text:p>14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2959]+1" office:value-type="float" office:value="270" calcext:value-type="float">
            <text:p>270</text:p>
          </table:table-cell>
          <table:table-cell table:formula="of:=[.B2959]" office:value-type="float" office:value="8" calcext:value-type="float">
            <text:p>8</text:p>
          </table:table-cell>
          <table:table-cell office:value-type="float" office:value="136.62837376" calcext:value-type="float">
            <text:p>136.62837376</text:p>
          </table:table-cell>
          <table:table-cell office:value-type="float" office:value="183.0241584" calcext:value-type="float">
            <text:p>183.0241584</text:p>
          </table:table-cell>
          <table:table-cell office:value-type="float" office:value="139" calcext:value-type="float">
            <text:p>13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2960]+1" office:value-type="float" office:value="270" calcext:value-type="float">
            <text:p>270</text:p>
          </table:table-cell>
          <table:table-cell table:formula="of:=[.B2960]" office:value-type="float" office:value="9" calcext:value-type="float">
            <text:p>9</text:p>
          </table:table-cell>
          <table:table-cell office:value-type="float" office:value="118.18530176" calcext:value-type="float">
            <text:p>118.18530176</text:p>
          </table:table-cell>
          <table:table-cell office:value-type="float" office:value="170.3314272" calcext:value-type="float">
            <text:p>170.3314272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2961]+1" office:value-type="float" office:value="270" calcext:value-type="float">
            <text:p>270</text:p>
          </table:table-cell>
          <table:table-cell table:formula="of:=[.B2961]" office:value-type="float" office:value="10" calcext:value-type="float">
            <text:p>10</text:p>
          </table:table-cell>
          <table:table-cell office:value-type="float" office:value="102.51370752" calcext:value-type="float">
            <text:p>102.51370752</text:p>
          </table:table-cell>
          <table:table-cell office:value-type="float" office:value="34.8453888" calcext:value-type="float">
            <text:p>34.8453888</text:p>
          </table:table-cell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962]+1" office:value-type="float" office:value="270" calcext:value-type="float">
            <text:p>270</text:p>
          </table:table-cell>
          <table:table-cell table:formula="of:=[.B2962]" office:value-type="float" office:value="11" calcext:value-type="float">
            <text:p>11</text:p>
          </table:table-cell>
          <table:table-cell office:value-type="float" office:value="131.51273536" calcext:value-type="float">
            <text:p>131.51273536</text:p>
          </table:table-cell>
          <table:table-cell office:value-type="float" office:value="37.29554592" calcext:value-type="float">
            <text:p>37.29554592</text:p>
          </table:table-cell>
          <table:table-cell office:value-type="float" office:value="135" calcext:value-type="float">
            <text:p>1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963]+1" office:value-type="float" office:value="271" calcext:value-type="float">
            <text:p>271</text:p>
          </table:table-cell>
          <table:table-cell table:formula="of:=[.B2963]" office:value-type="float" office:value="1" calcext:value-type="float">
            <text:p>1</text:p>
          </table:table-cell>
          <table:table-cell office:value-type="float" office:value="119.2894656" calcext:value-type="float">
            <text:p>119.2894656</text:p>
          </table:table-cell>
          <table:table-cell office:value-type="float" office:value="34.38099264" calcext:value-type="float">
            <text:p>34.38099264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964]+1" office:value-type="float" office:value="271" calcext:value-type="float">
            <text:p>271</text:p>
          </table:table-cell>
          <table:table-cell table:formula="of:=[.B2964]" office:value-type="float" office:value="2" calcext:value-type="float">
            <text:p>2</text:p>
          </table:table-cell>
          <table:table-cell office:value-type="float" office:value="126.101178112" calcext:value-type="float">
            <text:p>126.101178112</text:p>
          </table:table-cell>
          <table:table-cell office:value-type="float" office:value="21.9435312" calcext:value-type="float">
            <text:p>21.9435312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965]+1" office:value-type="float" office:value="271" calcext:value-type="float">
            <text:p>271</text:p>
          </table:table-cell>
          <table:table-cell table:formula="of:=[.B2965]" office:value-type="float" office:value="3" calcext:value-type="float">
            <text:p>3</text:p>
          </table:table-cell>
          <table:table-cell office:value-type="float" office:value="109.72000896" calcext:value-type="float">
            <text:p>109.72000896</text:p>
          </table:table-cell>
          <table:table-cell office:value-type="float" office:value="23.28152256" calcext:value-type="float">
            <text:p>23.28152256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966]+1" office:value-type="float" office:value="271" calcext:value-type="float">
            <text:p>271</text:p>
          </table:table-cell>
          <table:table-cell table:formula="of:=[.B2966]" office:value-type="float" office:value="4" calcext:value-type="float">
            <text:p>4</text:p>
          </table:table-cell>
          <table:table-cell office:value-type="float" office:value="126.310085056" calcext:value-type="float">
            <text:p>126.310085056</text:p>
          </table:table-cell>
          <table:table-cell office:value-type="float" office:value="28.4106912" calcext:value-type="float">
            <text:p>28.4106912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967]+1" office:value-type="float" office:value="271" calcext:value-type="float">
            <text:p>271</text:p>
          </table:table-cell>
          <table:table-cell table:formula="of:=[.B2967]" office:value-type="float" office:value="5" calcext:value-type="float">
            <text:p>5</text:p>
          </table:table-cell>
          <table:table-cell office:value-type="float" office:value="152.68722176" calcext:value-type="float">
            <text:p>152.68722176</text:p>
          </table:table-cell>
          <table:table-cell office:value-type="float" office:value="24.86432064" calcext:value-type="float">
            <text:p>24.86432064</text:p>
          </table:table-cell>
          <table:table-cell office:value-type="float" office:value="151" calcext:value-type="float">
            <text:p>1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968]+1" office:value-type="float" office:value="271" calcext:value-type="float">
            <text:p>271</text:p>
          </table:table-cell>
          <table:table-cell table:formula="of:=[.B2968]" office:value-type="float" office:value="6" calcext:value-type="float">
            <text:p>6</text:p>
          </table:table-cell>
          <table:table-cell office:value-type="float" office:value="143.8272768" calcext:value-type="float">
            <text:p>143.8272768</text:p>
          </table:table-cell>
          <table:table-cell office:value-type="float" office:value="162.561744" calcext:value-type="float">
            <text:p>162.561744</text:p>
          </table:table-cell>
          <table:table-cell office:value-type="float" office:value="145" calcext:value-type="float">
            <text:p>14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2969]+1" office:value-type="float" office:value="271" calcext:value-type="float">
            <text:p>271</text:p>
          </table:table-cell>
          <table:table-cell table:formula="of:=[.B2969]" office:value-type="float" office:value="7" calcext:value-type="float">
            <text:p>7</text:p>
          </table:table-cell>
          <table:table-cell office:value-type="float" office:value="126.35071168" calcext:value-type="float">
            <text:p>126.35071168</text:p>
          </table:table-cell>
          <table:table-cell office:value-type="float" office:value="176.91345984" calcext:value-type="float">
            <text:p>176.91345984</text:p>
          </table:table-cell>
          <table:table-cell office:value-type="float" office:value="128" calcext:value-type="float">
            <text:p>1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2970]+1" office:value-type="float" office:value="271" calcext:value-type="float">
            <text:p>271</text:p>
          </table:table-cell>
          <table:table-cell table:formula="of:=[.B2970]" office:value-type="float" office:value="8" calcext:value-type="float">
            <text:p>8</text:p>
          </table:table-cell>
          <table:table-cell office:value-type="float" office:value="120.05080704" calcext:value-type="float">
            <text:p>120.05080704</text:p>
          </table:table-cell>
          <table:table-cell office:value-type="float" office:value="176.8330176" calcext:value-type="float">
            <text:p>176.8330176</text:p>
          </table:table-cell>
          <table:table-cell office:value-type="float" office:value="123" calcext:value-type="float">
            <text:p>12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2971]+1" office:value-type="float" office:value="271" calcext:value-type="float">
            <text:p>271</text:p>
          </table:table-cell>
          <table:table-cell table:formula="of:=[.B2971]" office:value-type="float" office:value="9" calcext:value-type="float">
            <text:p>9</text:p>
          </table:table-cell>
          <table:table-cell office:value-type="float" office:value="100.78907776" calcext:value-type="float">
            <text:p>100.78907776</text:p>
          </table:table-cell>
          <table:table-cell office:value-type="float" office:value="164.80688064" calcext:value-type="float">
            <text:p>164.80688064</text:p>
          </table:table-cell>
          <table:table-cell office:value-type="float" office:value="105" calcext:value-type="float">
            <text:p>10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2972]+1" office:value-type="float" office:value="271" calcext:value-type="float">
            <text:p>271</text:p>
          </table:table-cell>
          <table:table-cell table:formula="of:=[.B2972]" office:value-type="float" office:value="10" calcext:value-type="float">
            <text:p>10</text:p>
          </table:table-cell>
          <table:table-cell office:value-type="float" office:value="80.17956864" calcext:value-type="float">
            <text:p>80.17956864</text:p>
          </table:table-cell>
          <table:table-cell office:value-type="float" office:value="28.174608" calcext:value-type="float">
            <text:p>28.174608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973]+1" office:value-type="float" office:value="271" calcext:value-type="float">
            <text:p>271</text:p>
          </table:table-cell>
          <table:table-cell table:formula="of:=[.B2973]" office:value-type="float" office:value="11" calcext:value-type="float">
            <text:p>11</text:p>
          </table:table-cell>
          <table:table-cell office:value-type="float" office:value="110.06792704" calcext:value-type="float">
            <text:p>110.06792704</text:p>
          </table:table-cell>
          <table:table-cell office:value-type="float" office:value="29.13249216" calcext:value-type="float">
            <text:p>29.13249216</text:p>
          </table:table-cell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974]+1" office:value-type="float" office:value="272" calcext:value-type="float">
            <text:p>272</text:p>
          </table:table-cell>
          <table:table-cell table:formula="of:=[.B2974]" office:value-type="float" office:value="1" calcext:value-type="float">
            <text:p>1</text:p>
          </table:table-cell>
          <table:table-cell office:value-type="float" office:value="127.308179264" calcext:value-type="float">
            <text:p>127.308179264</text:p>
          </table:table-cell>
          <table:table-cell office:value-type="float" office:value="39.6849888" calcext:value-type="float">
            <text:p>39.6849888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2975]+1" office:value-type="float" office:value="272" calcext:value-type="float">
            <text:p>272</text:p>
          </table:table-cell>
          <table:table-cell table:formula="of:=[.B2975]" office:value-type="float" office:value="2" calcext:value-type="float">
            <text:p>2</text:p>
          </table:table-cell>
          <table:table-cell office:value-type="float" office:value="134.759305984" calcext:value-type="float">
            <text:p>134.759305984</text:p>
          </table:table-cell>
          <table:table-cell office:value-type="float" office:value="28.6752864" calcext:value-type="float">
            <text:p>28.6752864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976]+1" office:value-type="float" office:value="272" calcext:value-type="float">
            <text:p>272</text:p>
          </table:table-cell>
          <table:table-cell table:formula="of:=[.B2976]" office:value-type="float" office:value="3" calcext:value-type="float">
            <text:p>3</text:p>
          </table:table-cell>
          <table:table-cell office:value-type="float" office:value="117.80106624" calcext:value-type="float">
            <text:p>117.80106624</text:p>
          </table:table-cell>
          <table:table-cell office:value-type="float" office:value="28.2481536" calcext:value-type="float">
            <text:p>28.2481536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977]+1" office:value-type="float" office:value="272" calcext:value-type="float">
            <text:p>272</text:p>
          </table:table-cell>
          <table:table-cell table:formula="of:=[.B2977]" office:value-type="float" office:value="4" calcext:value-type="float">
            <text:p>4</text:p>
          </table:table-cell>
          <table:table-cell office:value-type="float" office:value="135.5571136" calcext:value-type="float">
            <text:p>135.5571136</text:p>
          </table:table-cell>
          <table:table-cell office:value-type="float" office:value="34.01628096" calcext:value-type="float">
            <text:p>34.01628096</text:p>
          </table:table-cell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978]+1" office:value-type="float" office:value="272" calcext:value-type="float">
            <text:p>272</text:p>
          </table:table-cell>
          <table:table-cell table:formula="of:=[.B2978]" office:value-type="float" office:value="5" calcext:value-type="float">
            <text:p>5</text:p>
          </table:table-cell>
          <table:table-cell office:value-type="float" office:value="162.12761344" calcext:value-type="float">
            <text:p>162.12761344</text:p>
          </table:table-cell>
          <table:table-cell office:value-type="float" office:value="32.91457536" calcext:value-type="float">
            <text:p>32.91457536</text:p>
          </table:table-cell>
          <table:table-cell office:value-type="float" office:value="162" calcext:value-type="float">
            <text:p>1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979]+1" office:value-type="float" office:value="272" calcext:value-type="float">
            <text:p>272</text:p>
          </table:table-cell>
          <table:table-cell table:formula="of:=[.B2979]" office:value-type="float" office:value="6" calcext:value-type="float">
            <text:p>6</text:p>
          </table:table-cell>
          <table:table-cell office:value-type="float" office:value="145.30989056" calcext:value-type="float">
            <text:p>145.30989056</text:p>
          </table:table-cell>
          <table:table-cell office:value-type="float" office:value="169.40287968" calcext:value-type="float">
            <text:p>169.40287968</text:p>
          </table:table-cell>
          <table:table-cell office:value-type="float" office:value="144" calcext:value-type="float">
            <text:p>14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980]+1" office:value-type="float" office:value="272" calcext:value-type="float">
            <text:p>272</text:p>
          </table:table-cell>
          <table:table-cell table:formula="of:=[.B2980]" office:value-type="float" office:value="7" calcext:value-type="float">
            <text:p>7</text:p>
          </table:table-cell>
          <table:table-cell office:value-type="float" office:value="125.601571328" calcext:value-type="float">
            <text:p>125.601571328</text:p>
          </table:table-cell>
          <table:table-cell office:value-type="float" office:value="183.0793872" calcext:value-type="float">
            <text:p>183.0793872</text:p>
          </table:table-cell>
          <table:table-cell office:value-type="float" office:value="123" calcext:value-type="float">
            <text:p>12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2981]+1" office:value-type="float" office:value="272" calcext:value-type="float">
            <text:p>272</text:p>
          </table:table-cell>
          <table:table-cell table:formula="of:=[.B2981]" office:value-type="float" office:value="8" calcext:value-type="float">
            <text:p>8</text:p>
          </table:table-cell>
          <table:table-cell office:value-type="float" office:value="118.13230208" calcext:value-type="float">
            <text:p>118.13230208</text:p>
          </table:table-cell>
          <table:table-cell office:value-type="float" office:value="183.4941504" calcext:value-type="float">
            <text:p>183.4941504</text:p>
          </table:table-cell>
          <table:table-cell office:value-type="float" office:value="117" calcext:value-type="float">
            <text:p>11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2982]+1" office:value-type="float" office:value="272" calcext:value-type="float">
            <text:p>272</text:p>
          </table:table-cell>
          <table:table-cell table:formula="of:=[.B2982]" office:value-type="float" office:value="9" calcext:value-type="float">
            <text:p>9</text:p>
          </table:table-cell>
          <table:table-cell office:value-type="float" office:value="100.4108352" calcext:value-type="float">
            <text:p>100.4108352</text:p>
          </table:table-cell>
          <table:table-cell office:value-type="float" office:value="169.9233504" calcext:value-type="float">
            <text:p>169.9233504</text:p>
          </table:table-cell>
          <table:table-cell office:value-type="float" office:value="98" calcext:value-type="float">
            <text:p>9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983]+1" office:value-type="float" office:value="272" calcext:value-type="float">
            <text:p>272</text:p>
          </table:table-cell>
          <table:table-cell table:formula="of:=[.B2983]" office:value-type="float" office:value="10" calcext:value-type="float">
            <text:p>10</text:p>
          </table:table-cell>
          <table:table-cell office:value-type="float" office:value="88.6455552" calcext:value-type="float">
            <text:p>88.6455552</text:p>
          </table:table-cell>
          <table:table-cell office:value-type="float" office:value="31.3117344" calcext:value-type="float">
            <text:p>31.3117344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984]+1" office:value-type="float" office:value="272" calcext:value-type="float">
            <text:p>272</text:p>
          </table:table-cell>
          <table:table-cell table:formula="of:=[.B2984]" office:value-type="float" office:value="11" calcext:value-type="float">
            <text:p>11</text:p>
          </table:table-cell>
          <table:table-cell office:value-type="float" office:value="118.20591104" calcext:value-type="float">
            <text:p>118.20591104</text:p>
          </table:table-cell>
          <table:table-cell office:value-type="float" office:value="33.8362176" calcext:value-type="float">
            <text:p>33.8362176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985]+1" office:value-type="float" office:value="273" calcext:value-type="float">
            <text:p>273</text:p>
          </table:table-cell>
          <table:table-cell table:formula="of:=[.B2985]" office:value-type="float" office:value="1" calcext:value-type="float">
            <text:p>1</text:p>
          </table:table-cell>
          <table:table-cell office:value-type="float" office:value="137.4932608" calcext:value-type="float">
            <text:p>137.4932608</text:p>
          </table:table-cell>
          <table:table-cell office:value-type="float" office:value="34.3746912" calcext:value-type="float">
            <text:p>34.3746912</text:p>
          </table:table-cell>
          <table:table-cell office:value-type="float" office:value="138" calcext:value-type="float">
            <text:p>1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986]+1" office:value-type="float" office:value="273" calcext:value-type="float">
            <text:p>273</text:p>
          </table:table-cell>
          <table:table-cell table:formula="of:=[.B2986]" office:value-type="float" office:value="2" calcext:value-type="float">
            <text:p>2</text:p>
          </table:table-cell>
          <table:table-cell office:value-type="float" office:value="144.64837248" calcext:value-type="float">
            <text:p>144.64837248</text:p>
          </table:table-cell>
          <table:table-cell office:value-type="float" office:value="22.7298432" calcext:value-type="float">
            <text:p>22.7298432</text:p>
          </table:table-cell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987]+1" office:value-type="float" office:value="273" calcext:value-type="float">
            <text:p>273</text:p>
          </table:table-cell>
          <table:table-cell table:formula="of:=[.B2987]" office:value-type="float" office:value="3" calcext:value-type="float">
            <text:p>3</text:p>
          </table:table-cell>
          <table:table-cell office:value-type="float" office:value="127.469918016" calcext:value-type="float">
            <text:p>127.469918016</text:p>
          </table:table-cell>
          <table:table-cell office:value-type="float" office:value="23.06407392" calcext:value-type="float">
            <text:p>23.06407392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988]+1" office:value-type="float" office:value="273" calcext:value-type="float">
            <text:p>273</text:p>
          </table:table-cell>
          <table:table-cell table:formula="of:=[.B2988]" office:value-type="float" office:value="4" calcext:value-type="float">
            <text:p>4</text:p>
          </table:table-cell>
          <table:table-cell office:value-type="float" office:value="145.30764032" calcext:value-type="float">
            <text:p>145.30764032</text:p>
          </table:table-cell>
          <table:table-cell office:value-type="float" office:value="28.91906592" calcext:value-type="float">
            <text:p>28.9190659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989]+1" office:value-type="float" office:value="273" calcext:value-type="float">
            <text:p>273</text:p>
          </table:table-cell>
          <table:table-cell table:formula="of:=[.B2989]" office:value-type="float" office:value="5" calcext:value-type="float">
            <text:p>5</text:p>
          </table:table-cell>
          <table:table-cell office:value-type="float" office:value="171.84642816" calcext:value-type="float">
            <text:p>171.84642816</text:p>
          </table:table-cell>
          <table:table-cell office:value-type="float" office:value="26.4649536" calcext:value-type="float">
            <text:p>26.4649536</text:p>
          </table:table-cell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990]+1" office:value-type="float" office:value="273" calcext:value-type="float">
            <text:p>273</text:p>
          </table:table-cell>
          <table:table-cell table:formula="of:=[.B2990]" office:value-type="float" office:value="6" calcext:value-type="float">
            <text:p>6</text:p>
          </table:table-cell>
          <table:table-cell office:value-type="float" office:value="157.90075648" calcext:value-type="float">
            <text:p>157.90075648</text:p>
          </table:table-cell>
          <table:table-cell office:value-type="float" office:value="162.89664" calcext:value-type="float">
            <text:p>162.89664</text:p>
          </table:table-cell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991]+1" office:value-type="float" office:value="273" calcext:value-type="float">
            <text:p>273</text:p>
          </table:table-cell>
          <table:table-cell table:formula="of:=[.B2991]" office:value-type="float" office:value="7" calcext:value-type="float">
            <text:p>7</text:p>
          </table:table-cell>
          <table:table-cell office:value-type="float" office:value="139.460521728" calcext:value-type="float">
            <text:p>139.460521728</text:p>
          </table:table-cell>
          <table:table-cell office:value-type="float" office:value="177.60436224" calcext:value-type="float">
            <text:p>177.60436224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2992]+1" office:value-type="float" office:value="273" calcext:value-type="float">
            <text:p>273</text:p>
          </table:table-cell>
          <table:table-cell table:formula="of:=[.B2992]" office:value-type="float" office:value="8" calcext:value-type="float">
            <text:p>8</text:p>
          </table:table-cell>
          <table:table-cell office:value-type="float" office:value="131.78903488" calcext:value-type="float">
            <text:p>131.78903488</text:p>
          </table:table-cell>
          <table:table-cell office:value-type="float" office:value="177.5937936" calcext:value-type="float">
            <text:p>177.5937936</text:p>
          </table:table-cell>
          <table:table-cell office:value-type="float" office:value="133" calcext:value-type="float">
            <text:p>13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2993]+1" office:value-type="float" office:value="273" calcext:value-type="float">
            <text:p>273</text:p>
          </table:table-cell>
          <table:table-cell table:formula="of:=[.B2993]" office:value-type="float" office:value="9" calcext:value-type="float">
            <text:p>9</text:p>
          </table:table-cell>
          <table:table-cell office:value-type="float" office:value="114.20711424" calcext:value-type="float">
            <text:p>114.20711424</text:p>
          </table:table-cell>
          <table:table-cell office:value-type="float" office:value="164.1906048" calcext:value-type="float">
            <text:p>164.1906048</text:p>
          </table:table-cell>
          <table:table-cell office:value-type="float" office:value="114" calcext:value-type="float">
            <text:p>11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994]+1" office:value-type="float" office:value="273" calcext:value-type="float">
            <text:p>273</text:p>
          </table:table-cell>
          <table:table-cell table:formula="of:=[.B2994]" office:value-type="float" office:value="10" calcext:value-type="float">
            <text:p>10</text:p>
          </table:table-cell>
          <table:table-cell office:value-type="float" office:value="97.54240768" calcext:value-type="float">
            <text:p>97.54240768</text:p>
          </table:table-cell>
          <table:table-cell office:value-type="float" office:value="27.38549376" calcext:value-type="float">
            <text:p>27.38549376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995]+1" office:value-type="float" office:value="273" calcext:value-type="float">
            <text:p>273</text:p>
          </table:table-cell>
          <table:table-cell table:formula="of:=[.B2995]" office:value-type="float" office:value="11" calcext:value-type="float">
            <text:p>11</text:p>
          </table:table-cell>
          <table:table-cell office:value-type="float" office:value="127.9776323136" calcext:value-type="float">
            <text:p>127.9776323136</text:p>
          </table:table-cell>
          <table:table-cell office:value-type="float" office:value="29.2254864" calcext:value-type="float">
            <text:p>29.2254864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996]+1" office:value-type="float" office:value="274" calcext:value-type="float">
            <text:p>274</text:p>
          </table:table-cell>
          <table:table-cell table:formula="of:=[.B2996]" office:value-type="float" office:value="1" calcext:value-type="float">
            <text:p>1</text:p>
          </table:table-cell>
          <table:table-cell office:value-type="float" office:value="141.15773824" calcext:value-type="float">
            <text:p>141.15773824</text:p>
          </table:table-cell>
          <table:table-cell office:value-type="float" office:value="26.47633536" calcext:value-type="float">
            <text:p>26.47633536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997]+1" office:value-type="float" office:value="274" calcext:value-type="float">
            <text:p>274</text:p>
          </table:table-cell>
          <table:table-cell table:formula="of:=[.B2997]" office:value-type="float" office:value="2" calcext:value-type="float">
            <text:p>2</text:p>
          </table:table-cell>
          <table:table-cell office:value-type="float" office:value="148.15643264" calcext:value-type="float">
            <text:p>148.15643264</text:p>
          </table:table-cell>
          <table:table-cell office:value-type="float" office:value="15.1365792" calcext:value-type="float">
            <text:p>15.1365792</text:p>
          </table:table-cell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998]+1" office:value-type="float" office:value="274" calcext:value-type="float">
            <text:p>274</text:p>
          </table:table-cell>
          <table:table-cell table:formula="of:=[.B2998]" office:value-type="float" office:value="3" calcext:value-type="float">
            <text:p>3</text:p>
          </table:table-cell>
          <table:table-cell office:value-type="float" office:value="131.62694912" calcext:value-type="float">
            <text:p>131.62694912</text:p>
          </table:table-cell>
          <table:table-cell office:value-type="float" office:value="15.6792672" calcext:value-type="float">
            <text:p>15.6792672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999]+1" office:value-type="float" office:value="274" calcext:value-type="float">
            <text:p>274</text:p>
          </table:table-cell>
          <table:table-cell table:formula="of:=[.B2999]" office:value-type="float" office:value="4" calcext:value-type="float">
            <text:p>4</text:p>
          </table:table-cell>
          <table:table-cell office:value-type="float" office:value="149.20870016" calcext:value-type="float">
            <text:p>149.20870016</text:p>
          </table:table-cell>
          <table:table-cell office:value-type="float" office:value="21.6774144" calcext:value-type="float">
            <text:p>21.6774144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3000]+1" office:value-type="float" office:value="274" calcext:value-type="float">
            <text:p>274</text:p>
          </table:table-cell>
          <table:table-cell table:formula="of:=[.B3000]" office:value-type="float" office:value="5" calcext:value-type="float">
            <text:p>5</text:p>
          </table:table-cell>
          <table:table-cell office:value-type="float" office:value="174.80670976" calcext:value-type="float">
            <text:p>174.80670976</text:p>
          </table:table-cell>
          <table:table-cell office:value-type="float" office:value="19.09298496" calcext:value-type="float">
            <text:p>19.09298496</text:p>
          </table:table-cell>
          <table:table-cell office:value-type="float" office:value="174" calcext:value-type="float">
            <text:p>1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3001]+1" office:value-type="float" office:value="274" calcext:value-type="float">
            <text:p>274</text:p>
          </table:table-cell>
          <table:table-cell table:formula="of:=[.B3001]" office:value-type="float" office:value="6" calcext:value-type="float">
            <text:p>6</text:p>
          </table:table-cell>
          <table:table-cell office:value-type="float" office:value="162.3713024" calcext:value-type="float">
            <text:p>162.3713024</text:p>
          </table:table-cell>
          <table:table-cell office:value-type="float" office:value="156.2779392" calcext:value-type="float">
            <text:p>156.2779392</text:p>
          </table:table-cell>
          <table:table-cell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3002]+1" office:value-type="float" office:value="274" calcext:value-type="float">
            <text:p>274</text:p>
          </table:table-cell>
          <table:table-cell table:formula="of:=[.B3002]" office:value-type="float" office:value="7" calcext:value-type="float">
            <text:p>7</text:p>
          </table:table-cell>
          <table:table-cell office:value-type="float" office:value="144.1103232" calcext:value-type="float">
            <text:p>144.1103232</text:p>
          </table:table-cell>
          <table:table-cell office:value-type="float" office:value="169.56552288" calcext:value-type="float">
            <text:p>169.56552288</text:p>
          </table:table-cell>
          <table:table-cell office:value-type="float" office:value="144" calcext:value-type="float">
            <text:p>14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3003]+1" office:value-type="float" office:value="274" calcext:value-type="float">
            <text:p>274</text:p>
          </table:table-cell>
          <table:table-cell table:formula="of:=[.B3003]" office:value-type="float" office:value="8" calcext:value-type="float">
            <text:p>8</text:p>
          </table:table-cell>
          <table:table-cell office:value-type="float" office:value="138.10713216" calcext:value-type="float">
            <text:p>138.10713216</text:p>
          </table:table-cell>
          <table:table-cell office:value-type="float" office:value="169.33554816" calcext:value-type="float">
            <text:p>169.33554816</text:p>
          </table:table-cell>
          <table:table-cell office:value-type="float" office:value="140" calcext:value-type="float">
            <text:p>14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3004]+1" office:value-type="float" office:value="274" calcext:value-type="float">
            <text:p>274</text:p>
          </table:table-cell>
          <table:table-cell table:formula="of:=[.B3004]" office:value-type="float" office:value="9" calcext:value-type="float">
            <text:p>9</text:p>
          </table:table-cell>
          <table:table-cell office:value-type="float" office:value="119.23209344" calcext:value-type="float">
            <text:p>119.23209344</text:p>
          </table:table-cell>
          <table:table-cell office:value-type="float" office:value="156.4556832" calcext:value-type="float">
            <text:p>156.4556832</text:p>
          </table:table-cell>
          <table:table-cell office:value-type="float" office:value="121" calcext:value-type="float">
            <text:p>12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3005]+1" office:value-type="float" office:value="274" calcext:value-type="float">
            <text:p>274</text:p>
          </table:table-cell>
          <table:table-cell table:formula="of:=[.B3005]" office:value-type="float" office:value="10" calcext:value-type="float">
            <text:p>10</text:p>
          </table:table-cell>
          <table:table-cell office:value-type="float" office:value="101.82853888" calcext:value-type="float">
            <text:p>101.82853888</text:p>
          </table:table-cell>
          <table:table-cell office:value-type="float" office:value="19.9216704" calcext:value-type="float">
            <text:p>19.9216704</text:p>
          </table:table-cell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3006]+1" office:value-type="float" office:value="274" calcext:value-type="float">
            <text:p>274</text:p>
          </table:table-cell>
          <table:table-cell table:formula="of:=[.B3006]" office:value-type="float" office:value="11" calcext:value-type="float">
            <text:p>11</text:p>
          </table:table-cell>
          <table:table-cell office:value-type="float" office:value="131.55801536" calcext:value-type="float">
            <text:p>131.55801536</text:p>
          </table:table-cell>
          <table:table-cell office:value-type="float" office:value="22.1258928" calcext:value-type="float">
            <text:p>22.125892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3007]+1" office:value-type="float" office:value="275" calcext:value-type="float">
            <text:p>275</text:p>
          </table:table-cell>
          <table:table-cell table:formula="of:=[.B3007]" office:value-type="float" office:value="1" calcext:value-type="float">
            <text:p>1</text:p>
          </table:table-cell>
          <table:table-cell office:value-type="float" office:value="147.97851008" calcext:value-type="float">
            <text:p>147.97851008</text:p>
          </table:table-cell>
          <table:table-cell office:value-type="float" office:value="26.74682208" calcext:value-type="float">
            <text:p>26.74682208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3008]+1" office:value-type="float" office:value="275" calcext:value-type="float">
            <text:p>275</text:p>
          </table:table-cell>
          <table:table-cell table:formula="of:=[.B3008]" office:value-type="float" office:value="2" calcext:value-type="float">
            <text:p>2</text:p>
          </table:table-cell>
          <table:table-cell office:value-type="float" office:value="155.8413312" calcext:value-type="float">
            <text:p>155.8413312</text:p>
          </table:table-cell>
          <table:table-cell office:value-type="float" office:value="15.6848928" calcext:value-type="float">
            <text:p>15.6848928</text:p>
          </table:table-cell>
          <table:table-cell office:value-type="float" office:value="159" calcext:value-type="float">
            <text:p>1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3009]+1" office:value-type="float" office:value="275" calcext:value-type="float">
            <text:p>275</text:p>
          </table:table-cell>
          <table:table-cell table:formula="of:=[.B3009]" office:value-type="float" office:value="3" calcext:value-type="float">
            <text:p>3</text:p>
          </table:table-cell>
          <table:table-cell office:value-type="float" office:value="139.32744576" calcext:value-type="float">
            <text:p>139.32744576</text:p>
          </table:table-cell>
          <table:table-cell office:value-type="float" office:value="14.4396096" calcext:value-type="float">
            <text:p>14.4396096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3010]+1" office:value-type="float" office:value="275" calcext:value-type="float">
            <text:p>275</text:p>
          </table:table-cell>
          <table:table-cell table:formula="of:=[.B3010]" office:value-type="float" office:value="4" calcext:value-type="float">
            <text:p>4</text:p>
          </table:table-cell>
          <table:table-cell office:value-type="float" office:value="156.38650112" calcext:value-type="float">
            <text:p>156.38650112</text:p>
          </table:table-cell>
          <table:table-cell office:value-type="float" office:value="21.6773472" calcext:value-type="float">
            <text:p>21.6773472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3011]+1" office:value-type="float" office:value="275" calcext:value-type="float">
            <text:p>275</text:p>
          </table:table-cell>
          <table:table-cell table:formula="of:=[.B3011]" office:value-type="float" office:value="5" calcext:value-type="float">
            <text:p>5</text:p>
          </table:table-cell>
          <table:table-cell office:value-type="float" office:value="183.5347072" calcext:value-type="float">
            <text:p>183.5347072</text:p>
          </table:table-cell>
          <table:table-cell office:value-type="float" office:value="20.3290272" calcext:value-type="float">
            <text:p>20.3290272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3012]+1" office:value-type="float" office:value="275" calcext:value-type="float">
            <text:p>275</text:p>
          </table:table-cell>
          <table:table-cell table:formula="of:=[.B3012]" office:value-type="float" office:value="6" calcext:value-type="float">
            <text:p>6</text:p>
          </table:table-cell>
          <table:table-cell office:value-type="float" office:value="163.33836032" calcext:value-type="float">
            <text:p>163.33836032</text:p>
          </table:table-cell>
          <table:table-cell office:value-type="float" office:value="158.72990784" calcext:value-type="float">
            <text:p>158.72990784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3013]+1" office:value-type="float" office:value="275" calcext:value-type="float">
            <text:p>275</text:p>
          </table:table-cell>
          <table:table-cell table:formula="of:=[.B3013]" office:value-type="float" office:value="7" calcext:value-type="float">
            <text:p>7</text:p>
          </table:table-cell>
          <table:table-cell office:value-type="float" office:value="144.92984064" calcext:value-type="float">
            <text:p>144.92984064</text:p>
          </table:table-cell>
          <table:table-cell office:value-type="float" office:value="172.4591232" calcext:value-type="float">
            <text:p>172.4591232</text:p>
          </table:table-cell>
          <table:table-cell office:value-type="float" office:value="145" calcext:value-type="float">
            <text:p>14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3014]+1" office:value-type="float" office:value="275" calcext:value-type="float">
            <text:p>275</text:p>
          </table:table-cell>
          <table:table-cell table:formula="of:=[.B3014]" office:value-type="float" office:value="8" calcext:value-type="float">
            <text:p>8</text:p>
          </table:table-cell>
          <table:table-cell office:value-type="float" office:value="137.31333632" calcext:value-type="float">
            <text:p>137.31333632</text:p>
          </table:table-cell>
          <table:table-cell office:value-type="float" office:value="172.236432" calcext:value-type="float">
            <text:p>172.236432</text:p>
          </table:table-cell>
          <table:table-cell office:value-type="float" office:value="137" calcext:value-type="float">
            <text:p>13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3015]+1" office:value-type="float" office:value="275" calcext:value-type="float">
            <text:p>275</text:p>
          </table:table-cell>
          <table:table-cell table:formula="of:=[.B3015]" office:value-type="float" office:value="9" calcext:value-type="float">
            <text:p>9</text:p>
          </table:table-cell>
          <table:table-cell office:value-type="float" office:value="119.73998976" calcext:value-type="float">
            <text:p>119.73998976</text:p>
          </table:table-cell>
          <table:table-cell office:value-type="float" office:value="158.38085184" calcext:value-type="float">
            <text:p>158.38085184</text:p>
          </table:table-cell>
          <table:table-cell office:value-type="float" office:value="120" calcext:value-type="float">
            <text:p>12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3016]+1" office:value-type="float" office:value="275" calcext:value-type="float">
            <text:p>275</text:p>
          </table:table-cell>
          <table:table-cell table:formula="of:=[.B3016]" office:value-type="float" office:value="10" calcext:value-type="float">
            <text:p>10</text:p>
          </table:table-cell>
          <table:table-cell office:value-type="float" office:value="108.36187136" calcext:value-type="float">
            <text:p>108.36187136</text:p>
          </table:table-cell>
          <table:table-cell office:value-type="float" office:value="18.64756416" calcext:value-type="float">
            <text:p>18.6475641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3017]+1" office:value-type="float" office:value="275" calcext:value-type="float">
            <text:p>275</text:p>
          </table:table-cell>
          <table:table-cell table:formula="of:=[.B3017]" office:value-type="float" office:value="11" calcext:value-type="float">
            <text:p>11</text:p>
          </table:table-cell>
          <table:table-cell office:value-type="float" office:value="139.07558272" calcext:value-type="float">
            <text:p>139.07558272</text:p>
          </table:table-cell>
          <table:table-cell office:value-type="float" office:value="21.4901472" calcext:value-type="float">
            <text:p>21.4901472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3018]+1" office:value-type="float" office:value="276" calcext:value-type="float">
            <text:p>276</text:p>
          </table:table-cell>
          <table:table-cell table:formula="of:=[.B3018]" office:value-type="float" office:value="1" calcext:value-type="float">
            <text:p>1</text:p>
          </table:table-cell>
          <table:table-cell office:value-type="float" office:value="133.19357056" calcext:value-type="float">
            <text:p>133.19357056</text:p>
          </table:table-cell>
          <table:table-cell office:value-type="float" office:value="44.63712" calcext:value-type="float">
            <text:p>44.63712</text:p>
          </table:table-cell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3019]+1" office:value-type="float" office:value="276" calcext:value-type="float">
            <text:p>276</text:p>
          </table:table-cell>
          <table:table-cell table:formula="of:=[.B3019]" office:value-type="float" office:value="2" calcext:value-type="float">
            <text:p>2</text:p>
          </table:table-cell>
          <table:table-cell office:value-type="float" office:value="140.46121344" calcext:value-type="float">
            <text:p>140.46121344</text:p>
          </table:table-cell>
          <table:table-cell office:value-type="float" office:value="33.5265312" calcext:value-type="float">
            <text:p>33.5265312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3020]+1" office:value-type="float" office:value="276" calcext:value-type="float">
            <text:p>276</text:p>
          </table:table-cell>
          <table:table-cell table:formula="of:=[.B3020]" office:value-type="float" office:value="3" calcext:value-type="float">
            <text:p>3</text:p>
          </table:table-cell>
          <table:table-cell office:value-type="float" office:value="124.49515648" calcext:value-type="float">
            <text:p>124.49515648</text:p>
          </table:table-cell>
          <table:table-cell office:value-type="float" office:value="33.8858016" calcext:value-type="float">
            <text:p>33.8858016</text:p>
          </table:table-cell>
          <table:table-cell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3021]+1" office:value-type="float" office:value="276" calcext:value-type="float">
            <text:p>276</text:p>
          </table:table-cell>
          <table:table-cell table:formula="of:=[.B3021]" office:value-type="float" office:value="4" calcext:value-type="float">
            <text:p>4</text:p>
          </table:table-cell>
          <table:table-cell office:value-type="float" office:value="140.96996096" calcext:value-type="float">
            <text:p>140.96996096</text:p>
          </table:table-cell>
          <table:table-cell office:value-type="float" office:value="39.8336928" calcext:value-type="float">
            <text:p>39.8336928</text:p>
          </table:table-cell>
          <table:table-cell office:value-type="float" office:value="142" calcext:value-type="float">
            <text:p>1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3022]+1" office:value-type="float" office:value="276" calcext:value-type="float">
            <text:p>276</text:p>
          </table:table-cell>
          <table:table-cell table:formula="of:=[.B3022]" office:value-type="float" office:value="5" calcext:value-type="float">
            <text:p>5</text:p>
          </table:table-cell>
          <table:table-cell office:value-type="float" office:value="167.1333696" calcext:value-type="float">
            <text:p>167.1333696</text:p>
          </table:table-cell>
          <table:table-cell office:value-type="float" office:value="37.22989056" calcext:value-type="float">
            <text:p>37.22989056</text:p>
          </table:table-cell>
          <table:table-cell office:value-type="float" office:value="167" calcext:value-type="float">
            <text:p>1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3023]+1" office:value-type="float" office:value="276" calcext:value-type="float">
            <text:p>276</text:p>
          </table:table-cell>
          <table:table-cell table:formula="of:=[.B3023]" office:value-type="float" office:value="6" calcext:value-type="float">
            <text:p>6</text:p>
          </table:table-cell>
          <table:table-cell office:value-type="float" office:value="153.35518976" calcext:value-type="float">
            <text:p>153.35518976</text:p>
          </table:table-cell>
          <table:table-cell office:value-type="float" office:value="170.430048" calcext:value-type="float">
            <text:p>170.430048</text:p>
          </table:table-cell>
          <table:table-cell office:value-type="float" office:value="155" calcext:value-type="float">
            <text:p>15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3024]+1" office:value-type="float" office:value="276" calcext:value-type="float">
            <text:p>276</text:p>
          </table:table-cell>
          <table:table-cell table:formula="of:=[.B3024]" office:value-type="float" office:value="7" calcext:value-type="float">
            <text:p>7</text:p>
          </table:table-cell>
          <table:table-cell office:value-type="float" office:value="135.041967872" calcext:value-type="float">
            <text:p>135.041967872</text:p>
          </table:table-cell>
          <table:table-cell office:value-type="float" office:value="183.6220704" calcext:value-type="float">
            <text:p>183.6220704</text:p>
          </table:table-cell>
          <table:table-cell office:value-type="float" office:value="136" calcext:value-type="float">
            <text:p>13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[.A3025]+1" office:value-type="float" office:value="276" calcext:value-type="float">
            <text:p>276</text:p>
          </table:table-cell>
          <table:table-cell table:formula="of:=[.B3025]" office:value-type="float" office:value="8" calcext:value-type="float">
            <text:p>8</text:p>
          </table:table-cell>
          <table:table-cell office:value-type="float" office:value="128.1623625728" calcext:value-type="float">
            <text:p>128.1623625728</text:p>
          </table:table-cell>
          <table:table-cell office:value-type="float" office:value="183.6796128" calcext:value-type="float">
            <text:p>183.6796128</text:p>
          </table:table-cell>
          <table:table-cell office:value-type="float" office:value="130" calcext:value-type="float">
            <text:p>13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[.A3026]+1" office:value-type="float" office:value="276" calcext:value-type="float">
            <text:p>276</text:p>
          </table:table-cell>
          <table:table-cell table:formula="of:=[.B3026]" office:value-type="float" office:value="9" calcext:value-type="float">
            <text:p>9</text:p>
          </table:table-cell>
          <table:table-cell office:value-type="float" office:value="110.68525184" calcext:value-type="float">
            <text:p>110.68525184</text:p>
          </table:table-cell>
          <table:table-cell office:value-type="float" office:value="171.1965312" calcext:value-type="float">
            <text:p>171.1965312</text:p>
          </table:table-cell>
          <table:table-cell office:value-type="float" office:value="111" calcext:value-type="float">
            <text:p>11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3027]+1" office:value-type="float" office:value="276" calcext:value-type="float">
            <text:p>276</text:p>
          </table:table-cell>
          <table:table-cell table:formula="of:=[.B3027]" office:value-type="float" office:value="10" calcext:value-type="float">
            <text:p>10</text:p>
          </table:table-cell>
          <table:table-cell office:value-type="float" office:value="95.56685696" calcext:value-type="float">
            <text:p>95.56685696</text:p>
          </table:table-cell>
          <table:table-cell office:value-type="float" office:value="37.66152" calcext:value-type="float">
            <text:p>37.66152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3028]+1" office:value-type="float" office:value="276" calcext:value-type="float">
            <text:p>276</text:p>
          </table:table-cell>
          <table:table-cell table:formula="of:=[.B3028]" office:value-type="float" office:value="11" calcext:value-type="float">
            <text:p>11</text:p>
          </table:table-cell>
          <table:table-cell office:value-type="float" office:value="123.831255936" calcext:value-type="float">
            <text:p>123.831255936</text:p>
          </table:table-cell>
          <table:table-cell office:value-type="float" office:value="40.40735424" calcext:value-type="float">
            <text:p>40.4073542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3029]+1" office:value-type="float" office:value="277" calcext:value-type="float">
            <text:p>277</text:p>
          </table:table-cell>
          <table:table-cell table:formula="of:=[.B3029]" office:value-type="float" office:value="1" calcext:value-type="float">
            <text:p>1</text:p>
          </table:table-cell>
          <table:table-cell office:value-type="float" office:value="121.348526976" calcext:value-type="float">
            <text:p>121.348526976</text:p>
          </table:table-cell>
          <table:table-cell office:value-type="float" office:value="28.7611488" calcext:value-type="float">
            <text:p>28.7611488</text:p>
          </table:table-cell>
          <table:table-cell office:value-type="float" office:value="122" calcext:value-type="float">
            <text:p>1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3030]+1" office:value-type="float" office:value="277" calcext:value-type="float">
            <text:p>277</text:p>
          </table:table-cell>
          <table:table-cell table:formula="of:=[.B3030]" office:value-type="float" office:value="2" calcext:value-type="float">
            <text:p>2</text:p>
          </table:table-cell>
          <table:table-cell office:value-type="float" office:value="128.803706624" calcext:value-type="float">
            <text:p>128.803706624</text:p>
          </table:table-cell>
          <table:table-cell office:value-type="float" office:value="17.29212" calcext:value-type="float">
            <text:p>17.29212</text:p>
          </table:table-cell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3031]+1" office:value-type="float" office:value="277" calcext:value-type="float">
            <text:p>277</text:p>
          </table:table-cell>
          <table:table-cell table:formula="of:=[.B3031]" office:value-type="float" office:value="3" calcext:value-type="float">
            <text:p>3</text:p>
          </table:table-cell>
          <table:table-cell office:value-type="float" office:value="112.03057664" calcext:value-type="float">
            <text:p>112.03057664</text:p>
          </table:table-cell>
          <table:table-cell office:value-type="float" office:value="17.3325984" calcext:value-type="float">
            <text:p>17.3325984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3032]+1" office:value-type="float" office:value="277" calcext:value-type="float">
            <text:p>277</text:p>
          </table:table-cell>
          <table:table-cell table:formula="of:=[.B3032]" office:value-type="float" office:value="4" calcext:value-type="float">
            <text:p>4</text:p>
          </table:table-cell>
          <table:table-cell office:value-type="float" office:value="129.739249024" calcext:value-type="float">
            <text:p>129.739249024</text:p>
          </table:table-cell>
          <table:table-cell office:value-type="float" office:value="23.3856384" calcext:value-type="float">
            <text:p>23.3856384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3033]+1" office:value-type="float" office:value="277" calcext:value-type="float">
            <text:p>277</text:p>
          </table:table-cell>
          <table:table-cell table:formula="of:=[.B3033]" office:value-type="float" office:value="5" calcext:value-type="float">
            <text:p>5</text:p>
          </table:table-cell>
          <table:table-cell office:value-type="float" office:value="155.83125504" calcext:value-type="float">
            <text:p>155.83125504</text:p>
          </table:table-cell>
          <table:table-cell office:value-type="float" office:value="21.1752192" calcext:value-type="float">
            <text:p>21.1752192</text:p>
          </table:table-cell>
          <table:table-cell office:value-type="float" office:value="155" calcext:value-type="float">
            <text:p>1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3034]+1" office:value-type="float" office:value="277" calcext:value-type="float">
            <text:p>277</text:p>
          </table:table-cell>
          <table:table-cell table:formula="of:=[.B3034]" office:value-type="float" office:value="6" calcext:value-type="float">
            <text:p>6</text:p>
          </table:table-cell>
          <table:table-cell office:value-type="float" office:value="142.807552" calcext:value-type="float">
            <text:p>142.807552</text:p>
          </table:table-cell>
          <table:table-cell office:value-type="float" office:value="157.8429504" calcext:value-type="float">
            <text:p>157.8429504</text:p>
          </table:table-cell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3035]+1" office:value-type="float" office:value="277" calcext:value-type="float">
            <text:p>277</text:p>
          </table:table-cell>
          <table:table-cell table:formula="of:=[.B3035]" office:value-type="float" office:value="7" calcext:value-type="float">
            <text:p>7</text:p>
          </table:table-cell>
          <table:table-cell office:value-type="float" office:value="124.552114304" calcext:value-type="float">
            <text:p>124.552114304</text:p>
          </table:table-cell>
          <table:table-cell office:value-type="float" office:value="170.8850112" calcext:value-type="float">
            <text:p>170.8850112</text:p>
          </table:table-cell>
          <table:table-cell office:value-type="float" office:value="123" calcext:value-type="float">
            <text:p>12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3036]+1" office:value-type="float" office:value="277" calcext:value-type="float">
            <text:p>277</text:p>
          </table:table-cell>
          <table:table-cell table:formula="of:=[.B3036]" office:value-type="float" office:value="8" calcext:value-type="float">
            <text:p>8</text:p>
          </table:table-cell>
          <table:table-cell office:value-type="float" office:value="119.2629376" calcext:value-type="float">
            <text:p>119.2629376</text:p>
          </table:table-cell>
          <table:table-cell office:value-type="float" office:value="171.2293728" calcext:value-type="float">
            <text:p>171.2293728</text:p>
          </table:table-cell>
          <table:table-cell office:value-type="float" office:value="118" calcext:value-type="float">
            <text:p>11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3037]+1" office:value-type="float" office:value="277" calcext:value-type="float">
            <text:p>277</text:p>
          </table:table-cell>
          <table:table-cell table:formula="of:=[.B3037]" office:value-type="float" office:value="9" calcext:value-type="float">
            <text:p>9</text:p>
          </table:table-cell>
          <table:table-cell office:value-type="float" office:value="99.6183296" calcext:value-type="float">
            <text:p>99.6183296</text:p>
          </table:table-cell>
          <table:table-cell office:value-type="float" office:value="158.5237632" calcext:value-type="float">
            <text:p>158.5237632</text:p>
          </table:table-cell>
          <table:table-cell office:value-type="float" office:value="101" calcext:value-type="float">
            <text:p>10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3038]+1" office:value-type="float" office:value="277" calcext:value-type="float">
            <text:p>277</text:p>
          </table:table-cell>
          <table:table-cell table:formula="of:=[.B3038]" office:value-type="float" office:value="10" calcext:value-type="float">
            <text:p>10</text:p>
          </table:table-cell>
          <table:table-cell office:value-type="float" office:value="82.4914048" calcext:value-type="float">
            <text:p>82.4914048</text:p>
          </table:table-cell>
          <table:table-cell office:value-type="float" office:value="22.15068096" calcext:value-type="float">
            <text:p>22.15068096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3039]+1" office:value-type="float" office:value="277" calcext:value-type="float">
            <text:p>277</text:p>
          </table:table-cell>
          <table:table-cell table:formula="of:=[.B3039]" office:value-type="float" office:value="11" calcext:value-type="float">
            <text:p>11</text:p>
          </table:table-cell>
          <table:table-cell office:value-type="float" office:value="111.9471488" calcext:value-type="float">
            <text:p>111.9471488</text:p>
          </table:table-cell>
          <table:table-cell office:value-type="float" office:value="23.5795872" calcext:value-type="float">
            <text:p>23.5795872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3040]+1" office:value-type="float" office:value="278" calcext:value-type="float">
            <text:p>278</text:p>
          </table:table-cell>
          <table:table-cell table:formula="of:=[.B3040]" office:value-type="float" office:value="1" calcext:value-type="float">
            <text:p>1</text:p>
          </table:table-cell>
          <table:table-cell office:value-type="float" office:value="114.69271552" calcext:value-type="float">
            <text:p>114.69271552</text:p>
          </table:table-cell>
          <table:table-cell office:value-type="float" office:value="21.9644112" calcext:value-type="float">
            <text:p>21.9644112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3041]+1" office:value-type="float" office:value="278" calcext:value-type="float">
            <text:p>278</text:p>
          </table:table-cell>
          <table:table-cell table:formula="of:=[.B3041]" office:value-type="float" office:value="2" calcext:value-type="float">
            <text:p>2</text:p>
          </table:table-cell>
          <table:table-cell office:value-type="float" office:value="123.34144128" calcext:value-type="float">
            <text:p>123.34144128</text:p>
          </table:table-cell>
          <table:table-cell office:value-type="float" office:value="10.673784" calcext:value-type="float">
            <text:p>10.673784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042]+1" office:value-type="float" office:value="278" calcext:value-type="float">
            <text:p>278</text:p>
          </table:table-cell>
          <table:table-cell table:formula="of:=[.B3042]" office:value-type="float" office:value="3" calcext:value-type="float">
            <text:p>3</text:p>
          </table:table-cell>
          <table:table-cell office:value-type="float" office:value="106.15195648" calcext:value-type="float">
            <text:p>106.15195648</text:p>
          </table:table-cell>
          <table:table-cell office:value-type="float" office:value="10.9452" calcext:value-type="float">
            <text:p>10.9452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043]+1" office:value-type="float" office:value="278" calcext:value-type="float">
            <text:p>278</text:p>
          </table:table-cell>
          <table:table-cell table:formula="of:=[.B3043]" office:value-type="float" office:value="4" calcext:value-type="float">
            <text:p>4</text:p>
          </table:table-cell>
          <table:table-cell office:value-type="float" office:value="123.785994496" calcext:value-type="float">
            <text:p>123.785994496</text:p>
          </table:table-cell>
          <table:table-cell office:value-type="float" office:value="16.86758976" calcext:value-type="float">
            <text:p>16.86758976</text:p>
          </table:table-cell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3044]+1" office:value-type="float" office:value="278" calcext:value-type="float">
            <text:p>278</text:p>
          </table:table-cell>
          <table:table-cell table:formula="of:=[.B3044]" office:value-type="float" office:value="5" calcext:value-type="float">
            <text:p>5</text:p>
          </table:table-cell>
          <table:table-cell office:value-type="float" office:value="149.13515904" calcext:value-type="float">
            <text:p>149.13515904</text:p>
          </table:table-cell>
          <table:table-cell office:value-type="float" office:value="15.3226464" calcext:value-type="float">
            <text:p>15.3226464</text:p>
          </table:table-cell>
          <table:table-cell office:value-type="float" office:value="146" calcext:value-type="float">
            <text:p>1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3045]+1" office:value-type="float" office:value="278" calcext:value-type="float">
            <text:p>278</text:p>
          </table:table-cell>
          <table:table-cell table:formula="of:=[.B3045]" office:value-type="float" office:value="6" calcext:value-type="float">
            <text:p>6</text:p>
          </table:table-cell>
          <table:table-cell office:value-type="float" office:value="135.76237312" calcext:value-type="float">
            <text:p>135.76237312</text:p>
          </table:table-cell>
          <table:table-cell office:value-type="float" office:value="151.524912" calcext:value-type="float">
            <text:p>151.524912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3046]+1" office:value-type="float" office:value="278" calcext:value-type="float">
            <text:p>278</text:p>
          </table:table-cell>
          <table:table-cell table:formula="of:=[.B3046]" office:value-type="float" office:value="7" calcext:value-type="float">
            <text:p>7</text:p>
          </table:table-cell>
          <table:table-cell office:value-type="float" office:value="119.26438144" calcext:value-type="float">
            <text:p>119.26438144</text:p>
          </table:table-cell>
          <table:table-cell office:value-type="float" office:value="164.2269504" calcext:value-type="float">
            <text:p>164.2269504</text:p>
          </table:table-cell>
          <table:table-cell office:value-type="float" office:value="116" calcext:value-type="float">
            <text:p>11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047]+1" office:value-type="float" office:value="278" calcext:value-type="float">
            <text:p>278</text:p>
          </table:table-cell>
          <table:table-cell table:formula="of:=[.B3047]" office:value-type="float" office:value="8" calcext:value-type="float">
            <text:p>8</text:p>
          </table:table-cell>
          <table:table-cell office:value-type="float" office:value="110.76482432" calcext:value-type="float">
            <text:p>110.76482432</text:p>
          </table:table-cell>
          <table:table-cell office:value-type="float" office:value="164.31516864" calcext:value-type="float">
            <text:p>164.31516864</text:p>
          </table:table-cell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048]+1" office:value-type="float" office:value="278" calcext:value-type="float">
            <text:p>278</text:p>
          </table:table-cell>
          <table:table-cell table:formula="of:=[.B3048]" office:value-type="float" office:value="9" calcext:value-type="float">
            <text:p>9</text:p>
          </table:table-cell>
          <table:table-cell office:value-type="float" office:value="91.75533312" calcext:value-type="float">
            <text:p>91.75533312</text:p>
          </table:table-cell>
          <table:table-cell office:value-type="float" office:value="151.2456192" calcext:value-type="float">
            <text:p>151.2456192</text:p>
          </table:table-cell>
          <table:table-cell office:value-type="float" office:value="92" calcext:value-type="float">
            <text:p>9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3049]+1" office:value-type="float" office:value="278" calcext:value-type="float">
            <text:p>278</text:p>
          </table:table-cell>
          <table:table-cell table:formula="of:=[.B3049]" office:value-type="float" office:value="10" calcext:value-type="float">
            <text:p>10</text:p>
          </table:table-cell>
          <table:table-cell office:value-type="float" office:value="77.9907264" calcext:value-type="float">
            <text:p>77.9907264</text:p>
          </table:table-cell>
          <table:table-cell office:value-type="float" office:value="15.4756512" calcext:value-type="float">
            <text:p>15.4756512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3050]+1" office:value-type="float" office:value="278" calcext:value-type="float">
            <text:p>278</text:p>
          </table:table-cell>
          <table:table-cell table:formula="of:=[.B3050]" office:value-type="float" office:value="11" calcext:value-type="float">
            <text:p>11</text:p>
          </table:table-cell>
          <table:table-cell office:value-type="float" office:value="107.16451456" calcext:value-type="float">
            <text:p>107.16451456</text:p>
          </table:table-cell>
          <table:table-cell office:value-type="float" office:value="17.0889216" calcext:value-type="float">
            <text:p>17.0889216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3051]+1" office:value-type="float" office:value="279" calcext:value-type="float">
            <text:p>279</text:p>
          </table:table-cell>
          <table:table-cell table:formula="of:=[.B3051]" office:value-type="float" office:value="1" calcext:value-type="float">
            <text:p>1</text:p>
          </table:table-cell>
          <table:table-cell office:value-type="float" office:value="138.54002432" calcext:value-type="float">
            <text:p>138.54002432</text:p>
          </table:table-cell>
          <table:table-cell office:value-type="float" office:value="21.68931168" calcext:value-type="float">
            <text:p>21.6893116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3052]+1" office:value-type="float" office:value="279" calcext:value-type="float">
            <text:p>279</text:p>
          </table:table-cell>
          <table:table-cell table:formula="of:=[.B3052]" office:value-type="float" office:value="2" calcext:value-type="float">
            <text:p>2</text:p>
          </table:table-cell>
          <table:table-cell office:value-type="float" office:value="144.83550976" calcext:value-type="float">
            <text:p>144.83550976</text:p>
          </table:table-cell>
          <table:table-cell office:value-type="float" office:value="11.4269376" calcext:value-type="float">
            <text:p>11.4269376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3053]+1" office:value-type="float" office:value="279" calcext:value-type="float">
            <text:p>279</text:p>
          </table:table-cell>
          <table:table-cell table:formula="of:=[.B3053]" office:value-type="float" office:value="3" calcext:value-type="float">
            <text:p>3</text:p>
          </table:table-cell>
          <table:table-cell office:value-type="float" office:value="130.128399104" calcext:value-type="float">
            <text:p>130.128399104</text:p>
          </table:table-cell>
          <table:table-cell office:value-type="float" office:value="11.3421984" calcext:value-type="float">
            <text:p>11.3421984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3054]+1" office:value-type="float" office:value="279" calcext:value-type="float">
            <text:p>279</text:p>
          </table:table-cell>
          <table:table-cell table:formula="of:=[.B3054]" office:value-type="float" office:value="4" calcext:value-type="float">
            <text:p>4</text:p>
          </table:table-cell>
          <table:table-cell office:value-type="float" office:value="145.79382656" calcext:value-type="float">
            <text:p>145.79382656</text:p>
          </table:table-cell>
          <table:table-cell office:value-type="float" office:value="16.76657856" calcext:value-type="float">
            <text:p>16.76657856</text:p>
          </table:table-cell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3055]+1" office:value-type="float" office:value="279" calcext:value-type="float">
            <text:p>279</text:p>
          </table:table-cell>
          <table:table-cell table:formula="of:=[.B3055]" office:value-type="float" office:value="5" calcext:value-type="float">
            <text:p>5</text:p>
          </table:table-cell>
          <table:table-cell office:value-type="float" office:value="171.29577984" calcext:value-type="float">
            <text:p>171.29577984</text:p>
          </table:table-cell>
          <table:table-cell office:value-type="float" office:value="14.99064" calcext:value-type="float">
            <text:p>14.99064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3056]+1" office:value-type="float" office:value="279" calcext:value-type="float">
            <text:p>279</text:p>
          </table:table-cell>
          <table:table-cell table:formula="of:=[.B3056]" office:value-type="float" office:value="6" calcext:value-type="float">
            <text:p>6</text:p>
          </table:table-cell>
          <table:table-cell office:value-type="float" office:value="158.73828864" calcext:value-type="float">
            <text:p>158.73828864</text:p>
          </table:table-cell>
          <table:table-cell office:value-type="float" office:value="146.1488976" calcext:value-type="float">
            <text:p>146.1488976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3057]+1" office:value-type="float" office:value="279" calcext:value-type="float">
            <text:p>279</text:p>
          </table:table-cell>
          <table:table-cell table:formula="of:=[.B3057]" office:value-type="float" office:value="7" calcext:value-type="float">
            <text:p>7</text:p>
          </table:table-cell>
          <table:table-cell office:value-type="float" office:value="140.08814976" calcext:value-type="float">
            <text:p>140.08814976</text:p>
          </table:table-cell>
          <table:table-cell office:value-type="float" office:value="159.5073984" calcext:value-type="float">
            <text:p>159.5073984</text:p>
          </table:table-cell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3058]+1" office:value-type="float" office:value="279" calcext:value-type="float">
            <text:p>279</text:p>
          </table:table-cell>
          <table:table-cell table:formula="of:=[.B3058]" office:value-type="float" office:value="8" calcext:value-type="float">
            <text:p>8</text:p>
          </table:table-cell>
          <table:table-cell office:value-type="float" office:value="133.79292544" calcext:value-type="float">
            <text:p>133.79292544</text:p>
          </table:table-cell>
          <table:table-cell office:value-type="float" office:value="159.668544" calcext:value-type="float">
            <text:p>159.668544</text:p>
          </table:table-cell>
          <table:table-cell office:value-type="float" office:value="133" calcext:value-type="float">
            <text:p>13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3059]+1" office:value-type="float" office:value="279" calcext:value-type="float">
            <text:p>279</text:p>
          </table:table-cell>
          <table:table-cell table:formula="of:=[.B3059]" office:value-type="float" office:value="9" calcext:value-type="float">
            <text:p>9</text:p>
          </table:table-cell>
          <table:table-cell office:value-type="float" office:value="116.23550848" calcext:value-type="float">
            <text:p>116.23550848</text:p>
          </table:table-cell>
          <table:table-cell office:value-type="float" office:value="146.8172928" calcext:value-type="float">
            <text:p>146.8172928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3060]+1" office:value-type="float" office:value="279" calcext:value-type="float">
            <text:p>279</text:p>
          </table:table-cell>
          <table:table-cell table:formula="of:=[.B3060]" office:value-type="float" office:value="10" calcext:value-type="float">
            <text:p>10</text:p>
          </table:table-cell>
          <table:table-cell office:value-type="float" office:value="101.90386432" calcext:value-type="float">
            <text:p>101.90386432</text:p>
          </table:table-cell>
          <table:table-cell office:value-type="float" office:value="15.2712576" calcext:value-type="float">
            <text:p>15.2712576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3061]+1" office:value-type="float" office:value="279" calcext:value-type="float">
            <text:p>279</text:p>
          </table:table-cell>
          <table:table-cell table:formula="of:=[.B3061]" office:value-type="float" office:value="11" calcext:value-type="float">
            <text:p>11</text:p>
          </table:table-cell>
          <table:table-cell office:value-type="float" office:value="130.358405376" calcext:value-type="float">
            <text:p>130.358405376</text:p>
          </table:table-cell>
          <table:table-cell office:value-type="float" office:value="16.29768" calcext:value-type="float">
            <text:p>16.29768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3062]+1" office:value-type="float" office:value="280" calcext:value-type="float">
            <text:p>280</text:p>
          </table:table-cell>
          <table:table-cell table:formula="of:=[.B3062]" office:value-type="float" office:value="1" calcext:value-type="float">
            <text:p>1</text:p>
          </table:table-cell>
          <table:table-cell office:value-type="float" office:value="132.193455744" calcext:value-type="float">
            <text:p>132.193455744</text:p>
          </table:table-cell>
          <table:table-cell office:value-type="float" office:value="32.98257024" calcext:value-type="float">
            <text:p>32.98257024</text:p>
          </table:table-cell>
          <table:table-cell office:value-type="float" office:value="132" calcext:value-type="float">
            <text:p>1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3063]+1" office:value-type="float" office:value="280" calcext:value-type="float">
            <text:p>280</text:p>
          </table:table-cell>
          <table:table-cell table:formula="of:=[.B3063]" office:value-type="float" office:value="2" calcext:value-type="float">
            <text:p>2</text:p>
          </table:table-cell>
          <table:table-cell office:value-type="float" office:value="139.92710592" calcext:value-type="float">
            <text:p>139.92710592</text:p>
          </table:table-cell>
          <table:table-cell office:value-type="float" office:value="21.47154816" calcext:value-type="float">
            <text:p>21.47154816</text:p>
          </table:table-cell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3064]+1" office:value-type="float" office:value="280" calcext:value-type="float">
            <text:p>280</text:p>
          </table:table-cell>
          <table:table-cell table:formula="of:=[.B3064]" office:value-type="float" office:value="3" calcext:value-type="float">
            <text:p>3</text:p>
          </table:table-cell>
          <table:table-cell office:value-type="float" office:value="122.706517248" calcext:value-type="float">
            <text:p>122.706517248</text:p>
          </table:table-cell>
          <table:table-cell office:value-type="float" office:value="21.8907552" calcext:value-type="float">
            <text:p>21.8907552</text:p>
          </table:table-cell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3065]+1" office:value-type="float" office:value="280" calcext:value-type="float">
            <text:p>280</text:p>
          </table:table-cell>
          <table:table-cell table:formula="of:=[.B3065]" office:value-type="float" office:value="4" calcext:value-type="float">
            <text:p>4</text:p>
          </table:table-cell>
          <table:table-cell office:value-type="float" office:value="140.2717056" calcext:value-type="float">
            <text:p>140.2717056</text:p>
          </table:table-cell>
          <table:table-cell office:value-type="float" office:value="27.844488" calcext:value-type="float">
            <text:p>27.844488</text:p>
          </table:table-cell>
          <table:table-cell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3066]+1" office:value-type="float" office:value="280" calcext:value-type="float">
            <text:p>280</text:p>
          </table:table-cell>
          <table:table-cell table:formula="of:=[.B3066]" office:value-type="float" office:value="5" calcext:value-type="float">
            <text:p>5</text:p>
          </table:table-cell>
          <table:table-cell office:value-type="float" office:value="166.32070912" calcext:value-type="float">
            <text:p>166.32070912</text:p>
          </table:table-cell>
          <table:table-cell office:value-type="float" office:value="25.3128576" calcext:value-type="float">
            <text:p>25.3128576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067]+1" office:value-type="float" office:value="280" calcext:value-type="float">
            <text:p>280</text:p>
          </table:table-cell>
          <table:table-cell table:formula="of:=[.B3067]" office:value-type="float" office:value="6" calcext:value-type="float">
            <text:p>6</text:p>
          </table:table-cell>
          <table:table-cell office:value-type="float" office:value="153.21512576" calcext:value-type="float">
            <text:p>153.21512576</text:p>
          </table:table-cell>
          <table:table-cell office:value-type="float" office:value="163.05433248" calcext:value-type="float">
            <text:p>163.05433248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068]+1" office:value-type="float" office:value="280" calcext:value-type="float">
            <text:p>280</text:p>
          </table:table-cell>
          <table:table-cell table:formula="of:=[.B3068]" office:value-type="float" office:value="7" calcext:value-type="float">
            <text:p>7</text:p>
          </table:table-cell>
          <table:table-cell office:value-type="float" office:value="134.35625472" calcext:value-type="float">
            <text:p>134.35625472</text:p>
          </table:table-cell>
          <table:table-cell office:value-type="float" office:value="176.7489168" calcext:value-type="float">
            <text:p>176.7489168</text:p>
          </table:table-cell>
          <table:table-cell office:value-type="float" office:value="133" calcext:value-type="float">
            <text:p>13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3069]+1" office:value-type="float" office:value="280" calcext:value-type="float">
            <text:p>280</text:p>
          </table:table-cell>
          <table:table-cell table:formula="of:=[.B3069]" office:value-type="float" office:value="8" calcext:value-type="float">
            <text:p>8</text:p>
          </table:table-cell>
          <table:table-cell office:value-type="float" office:value="127.4938807424" calcext:value-type="float">
            <text:p>127.4938807424</text:p>
          </table:table-cell>
          <table:table-cell office:value-type="float" office:value="176.4727872" calcext:value-type="float">
            <text:p>176.4727872</text:p>
          </table:table-cell>
          <table:table-cell office:value-type="float" office:value="130" calcext:value-type="float">
            <text:p>13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3070]+1" office:value-type="float" office:value="280" calcext:value-type="float">
            <text:p>280</text:p>
          </table:table-cell>
          <table:table-cell table:formula="of:=[.B3070]" office:value-type="float" office:value="9" calcext:value-type="float">
            <text:p>9</text:p>
          </table:table-cell>
          <table:table-cell office:value-type="float" office:value="109.96921984" calcext:value-type="float">
            <text:p>109.96921984</text:p>
          </table:table-cell>
          <table:table-cell office:value-type="float" office:value="163.8707088" calcext:value-type="float">
            <text:p>163.8707088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3071]+1" office:value-type="float" office:value="280" calcext:value-type="float">
            <text:p>280</text:p>
          </table:table-cell>
          <table:table-cell table:formula="of:=[.B3071]" office:value-type="float" office:value="10" calcext:value-type="float">
            <text:p>10</text:p>
          </table:table-cell>
          <table:table-cell office:value-type="float" office:value="93.2055744" calcext:value-type="float">
            <text:p>93.2055744</text:p>
          </table:table-cell>
          <table:table-cell office:value-type="float" office:value="26.6533344" calcext:value-type="float">
            <text:p>26.6533344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3072]+1" office:value-type="float" office:value="280" calcext:value-type="float">
            <text:p>280</text:p>
          </table:table-cell>
          <table:table-cell table:formula="of:=[.B3072]" office:value-type="float" office:value="11" calcext:value-type="float">
            <text:p>11</text:p>
          </table:table-cell>
          <table:table-cell office:value-type="float" office:value="123.239532416" calcext:value-type="float">
            <text:p>123.239532416</text:p>
          </table:table-cell>
          <table:table-cell office:value-type="float" office:value="28.6262784" calcext:value-type="float">
            <text:p>28.6262784</text:p>
          </table:table-cell>
          <table:table-cell office:value-type="float" office:value="122" calcext:value-type="float">
            <text:p>1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3073]+1" office:value-type="float" office:value="281" calcext:value-type="float">
            <text:p>281</text:p>
          </table:table-cell>
          <table:table-cell table:formula="of:=[.B3073]" office:value-type="float" office:value="1" calcext:value-type="float">
            <text:p>1</text:p>
          </table:table-cell>
          <table:table-cell office:value-type="float" office:value="121.75791872" calcext:value-type="float">
            <text:p>121.75791872</text:p>
          </table:table-cell>
          <table:table-cell office:value-type="float" office:value="25.3794192" calcext:value-type="float">
            <text:p>25.3794192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3074]+1" office:value-type="float" office:value="281" calcext:value-type="float">
            <text:p>281</text:p>
          </table:table-cell>
          <table:table-cell table:formula="of:=[.B3074]" office:value-type="float" office:value="2" calcext:value-type="float">
            <text:p>2</text:p>
          </table:table-cell>
          <table:table-cell office:value-type="float" office:value="129.99180032" calcext:value-type="float">
            <text:p>129.99180032</text:p>
          </table:table-cell>
          <table:table-cell office:value-type="float" office:value="13.9142016" calcext:value-type="float">
            <text:p>13.9142016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3075]+1" office:value-type="float" office:value="281" calcext:value-type="float">
            <text:p>281</text:p>
          </table:table-cell>
          <table:table-cell table:formula="of:=[.B3075]" office:value-type="float" office:value="3" calcext:value-type="float">
            <text:p>3</text:p>
          </table:table-cell>
          <table:table-cell office:value-type="float" office:value="113.033642752" calcext:value-type="float">
            <text:p>113.033642752</text:p>
          </table:table-cell>
          <table:table-cell office:value-type="float" office:value="13.3680864" calcext:value-type="float">
            <text:p>13.3680864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3076]+1" office:value-type="float" office:value="281" calcext:value-type="float">
            <text:p>281</text:p>
          </table:table-cell>
          <table:table-cell table:formula="of:=[.B3076]" office:value-type="float" office:value="4" calcext:value-type="float">
            <text:p>4</text:p>
          </table:table-cell>
          <table:table-cell office:value-type="float" office:value="130.905028608" calcext:value-type="float">
            <text:p>130.905028608</text:p>
          </table:table-cell>
          <table:table-cell office:value-type="float" office:value="20.6080896" calcext:value-type="float">
            <text:p>20.6080896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3077]+1" office:value-type="float" office:value="281" calcext:value-type="float">
            <text:p>281</text:p>
          </table:table-cell>
          <table:table-cell table:formula="of:=[.B3077]" office:value-type="float" office:value="5" calcext:value-type="float">
            <text:p>5</text:p>
          </table:table-cell>
          <table:table-cell office:value-type="float" office:value="157.1023104" calcext:value-type="float">
            <text:p>157.1023104</text:p>
          </table:table-cell>
          <table:table-cell office:value-type="float" office:value="18.9463584" calcext:value-type="float">
            <text:p>18.9463584</text:p>
          </table:table-cell>
          <table:table-cell office:value-type="float" office:value="157" calcext:value-type="float">
            <text:p>1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3078]+1" office:value-type="float" office:value="281" calcext:value-type="float">
            <text:p>281</text:p>
          </table:table-cell>
          <table:table-cell table:formula="of:=[.B3078]" office:value-type="float" office:value="6" calcext:value-type="float">
            <text:p>6</text:p>
          </table:table-cell>
          <table:table-cell office:value-type="float" office:value="138.295084032" calcext:value-type="float">
            <text:p>138.295084032</text:p>
          </table:table-cell>
          <table:table-cell office:value-type="float" office:value="157.4977968" calcext:value-type="float">
            <text:p>157.4977968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3079]+1" office:value-type="float" office:value="281" calcext:value-type="float">
            <text:p>281</text:p>
          </table:table-cell>
          <table:table-cell table:formula="of:=[.B3079]" office:value-type="float" office:value="7" calcext:value-type="float">
            <text:p>7</text:p>
          </table:table-cell>
          <table:table-cell office:value-type="float" office:value="119.31261632" calcext:value-type="float">
            <text:p>119.31261632</text:p>
          </table:table-cell>
          <table:table-cell office:value-type="float" office:value="169.6892256" calcext:value-type="float">
            <text:p>169.6892256</text:p>
          </table:table-cell>
          <table:table-cell office:value-type="float" office:value="117" calcext:value-type="float">
            <text:p>11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3080]+1" office:value-type="float" office:value="281" calcext:value-type="float">
            <text:p>281</text:p>
          </table:table-cell>
          <table:table-cell table:formula="of:=[.B3080]" office:value-type="float" office:value="8" calcext:value-type="float">
            <text:p>8</text:p>
          </table:table-cell>
          <table:table-cell office:value-type="float" office:value="112.417540608" calcext:value-type="float">
            <text:p>112.417540608</text:p>
          </table:table-cell>
          <table:table-cell office:value-type="float" office:value="170.1992544" calcext:value-type="float">
            <text:p>170.1992544</text:p>
          </table:table-cell>
          <table:table-cell office:value-type="float" office:value="109" calcext:value-type="float">
            <text:p>10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3081]+1" office:value-type="float" office:value="281" calcext:value-type="float">
            <text:p>281</text:p>
          </table:table-cell>
          <table:table-cell table:formula="of:=[.B3081]" office:value-type="float" office:value="9" calcext:value-type="float">
            <text:p>9</text:p>
          </table:table-cell>
          <table:table-cell office:value-type="float" office:value="93.0834176" calcext:value-type="float">
            <text:p>93.0834176</text:p>
          </table:table-cell>
          <table:table-cell office:value-type="float" office:value="156.2738592" calcext:value-type="float">
            <text:p>156.2738592</text:p>
          </table:table-cell>
          <table:table-cell office:value-type="float" office:value="92" calcext:value-type="float">
            <text:p>9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3082]+1" office:value-type="float" office:value="281" calcext:value-type="float">
            <text:p>281</text:p>
          </table:table-cell>
          <table:table-cell table:formula="of:=[.B3082]" office:value-type="float" office:value="10" calcext:value-type="float">
            <text:p>10</text:p>
          </table:table-cell>
          <table:table-cell office:value-type="float" office:value="83.9187328" calcext:value-type="float">
            <text:p>83.9187328</text:p>
          </table:table-cell>
          <table:table-cell office:value-type="float" office:value="17.49106944" calcext:value-type="float">
            <text:p>17.49106944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3083]+1" office:value-type="float" office:value="281" calcext:value-type="float">
            <text:p>281</text:p>
          </table:table-cell>
          <table:table-cell table:formula="of:=[.B3083]" office:value-type="float" office:value="11" calcext:value-type="float">
            <text:p>11</text:p>
          </table:table-cell>
          <table:table-cell office:value-type="float" office:value="113.115471872" calcext:value-type="float">
            <text:p>113.115471872</text:p>
          </table:table-cell>
          <table:table-cell office:value-type="float" office:value="19.2751104" calcext:value-type="float">
            <text:p>19.2751104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3084]+1" office:value-type="float" office:value="282" calcext:value-type="float">
            <text:p>282</text:p>
          </table:table-cell>
          <table:table-cell table:formula="of:=[.B3084]" office:value-type="float" office:value="1" calcext:value-type="float">
            <text:p>1</text:p>
          </table:table-cell>
          <table:table-cell office:value-type="float" office:value="139.31931008" calcext:value-type="float">
            <text:p>139.31931008</text:p>
          </table:table-cell>
          <table:table-cell office:value-type="float" office:value="31.43772096" calcext:value-type="float">
            <text:p>31.43772096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3085]+1" office:value-type="float" office:value="282" calcext:value-type="float">
            <text:p>282</text:p>
          </table:table-cell>
          <table:table-cell table:formula="of:=[.B3085]" office:value-type="float" office:value="2" calcext:value-type="float">
            <text:p>2</text:p>
          </table:table-cell>
          <table:table-cell office:value-type="float" office:value="146.64302464" calcext:value-type="float">
            <text:p>146.64302464</text:p>
          </table:table-cell>
          <table:table-cell office:value-type="float" office:value="19.50374784" calcext:value-type="float">
            <text:p>19.50374784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3086]+1" office:value-type="float" office:value="282" calcext:value-type="float">
            <text:p>282</text:p>
          </table:table-cell>
          <table:table-cell table:formula="of:=[.B3086]" office:value-type="float" office:value="3" calcext:value-type="float">
            <text:p>3</text:p>
          </table:table-cell>
          <table:table-cell office:value-type="float" office:value="129.423702016" calcext:value-type="float">
            <text:p>129.423702016</text:p>
          </table:table-cell>
          <table:table-cell office:value-type="float" office:value="20.9566896" calcext:value-type="float">
            <text:p>20.9566896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3087]+1" office:value-type="float" office:value="282" calcext:value-type="float">
            <text:p>282</text:p>
          </table:table-cell>
          <table:table-cell table:formula="of:=[.B3087]" office:value-type="float" office:value="4" calcext:value-type="float">
            <text:p>4</text:p>
          </table:table-cell>
          <table:table-cell office:value-type="float" office:value="147.652352" calcext:value-type="float">
            <text:p>147.652352</text:p>
          </table:table-cell>
          <table:table-cell office:value-type="float" office:value="25.35067776" calcext:value-type="float">
            <text:p>25.35067776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3088]+1" office:value-type="float" office:value="282" calcext:value-type="float">
            <text:p>282</text:p>
          </table:table-cell>
          <table:table-cell table:formula="of:=[.B3088]" office:value-type="float" office:value="5" calcext:value-type="float">
            <text:p>5</text:p>
          </table:table-cell>
          <table:table-cell office:value-type="float" office:value="173.85014784" calcext:value-type="float">
            <text:p>173.85014784</text:p>
          </table:table-cell>
          <table:table-cell office:value-type="float" office:value="21.3763296" calcext:value-type="float">
            <text:p>21.3763296</text:p>
          </table:table-cell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3089]+1" office:value-type="float" office:value="282" calcext:value-type="float">
            <text:p>282</text:p>
          </table:table-cell>
          <table:table-cell table:formula="of:=[.B3089]" office:value-type="float" office:value="6" calcext:value-type="float">
            <text:p>6</text:p>
          </table:table-cell>
          <table:table-cell office:value-type="float" office:value="166.7674112" calcext:value-type="float">
            <text:p>166.7674112</text:p>
          </table:table-cell>
          <table:table-cell office:value-type="float" office:value="160.1043264" calcext:value-type="float">
            <text:p>160.1043264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3090]+1" office:value-type="float" office:value="282" calcext:value-type="float">
            <text:p>282</text:p>
          </table:table-cell>
          <table:table-cell table:formula="of:=[.B3090]" office:value-type="float" office:value="7" calcext:value-type="float">
            <text:p>7</text:p>
          </table:table-cell>
          <table:table-cell office:value-type="float" office:value="149.584256" calcext:value-type="float">
            <text:p>149.584256</text:p>
          </table:table-cell>
          <table:table-cell office:value-type="float" office:value="174.3572352" calcext:value-type="float">
            <text:p>174.3572352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3091]+1" office:value-type="float" office:value="282" calcext:value-type="float">
            <text:p>282</text:p>
          </table:table-cell>
          <table:table-cell table:formula="of:=[.B3091]" office:value-type="float" office:value="8" calcext:value-type="float">
            <text:p>8</text:p>
          </table:table-cell>
          <table:table-cell office:value-type="float" office:value="142.668309248" calcext:value-type="float">
            <text:p>142.668309248</text:p>
          </table:table-cell>
          <table:table-cell office:value-type="float" office:value="174.62773152" calcext:value-type="float">
            <text:p>174.62773152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3092]+1" office:value-type="float" office:value="282" calcext:value-type="float">
            <text:p>282</text:p>
          </table:table-cell>
          <table:table-cell table:formula="of:=[.B3092]" office:value-type="float" office:value="9" calcext:value-type="float">
            <text:p>9</text:p>
          </table:table-cell>
          <table:table-cell office:value-type="float" office:value="124.163264768" calcext:value-type="float">
            <text:p>124.163264768</text:p>
          </table:table-cell>
          <table:table-cell office:value-type="float" office:value="162.7396992" calcext:value-type="float">
            <text:p>162.7396992</text:p>
          </table:table-cell>
          <table:table-cell office:value-type="float" office:value="128" calcext:value-type="float">
            <text:p>12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3093]+1" office:value-type="float" office:value="282" calcext:value-type="float">
            <text:p>282</text:p>
          </table:table-cell>
          <table:table-cell table:formula="of:=[.B3093]" office:value-type="float" office:value="10" calcext:value-type="float">
            <text:p>10</text:p>
          </table:table-cell>
          <table:table-cell office:value-type="float" office:value="100.3881664" calcext:value-type="float">
            <text:p>100.3881664</text:p>
          </table:table-cell>
          <table:table-cell office:value-type="float" office:value="26.50101504" calcext:value-type="float">
            <text:p>26.50101504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3094]+1" office:value-type="float" office:value="282" calcext:value-type="float">
            <text:p>282</text:p>
          </table:table-cell>
          <table:table-cell table:formula="of:=[.B3094]" office:value-type="float" office:value="11" calcext:value-type="float">
            <text:p>11</text:p>
          </table:table-cell>
          <table:table-cell office:value-type="float" office:value="130.58911232" calcext:value-type="float">
            <text:p>130.58911232</text:p>
          </table:table-cell>
          <table:table-cell office:value-type="float" office:value="26.7881856" calcext:value-type="float">
            <text:p>26.7881856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3095]+1" office:value-type="float" office:value="283" calcext:value-type="float">
            <text:p>283</text:p>
          </table:table-cell>
          <table:table-cell table:formula="of:=[.B3095]" office:value-type="float" office:value="1" calcext:value-type="float">
            <text:p>1</text:p>
          </table:table-cell>
          <table:table-cell office:value-type="float" office:value="137.319328" calcext:value-type="float">
            <text:p>137.319328</text:p>
          </table:table-cell>
          <table:table-cell office:value-type="float" office:value="38.421552" calcext:value-type="float">
            <text:p>38.421552</text:p>
          </table:table-cell>
          <table:table-cell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3096]+1" office:value-type="float" office:value="283" calcext:value-type="float">
            <text:p>283</text:p>
          </table:table-cell>
          <table:table-cell table:formula="of:=[.B3096]" office:value-type="float" office:value="2" calcext:value-type="float">
            <text:p>2</text:p>
          </table:table-cell>
          <table:table-cell office:value-type="float" office:value="145.13078656" calcext:value-type="float">
            <text:p>145.13078656</text:p>
          </table:table-cell>
          <table:table-cell office:value-type="float" office:value="27.6945888" calcext:value-type="float">
            <text:p>27.6945888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3097]+1" office:value-type="float" office:value="283" calcext:value-type="float">
            <text:p>283</text:p>
          </table:table-cell>
          <table:table-cell table:formula="of:=[.B3097]" office:value-type="float" office:value="3" calcext:value-type="float">
            <text:p>3</text:p>
          </table:table-cell>
          <table:table-cell office:value-type="float" office:value="129.708299392" calcext:value-type="float">
            <text:p>129.708299392</text:p>
          </table:table-cell>
          <table:table-cell office:value-type="float" office:value="27.5857344" calcext:value-type="float">
            <text:p>27.5857344</text:p>
          </table:table-cell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3098]+1" office:value-type="float" office:value="283" calcext:value-type="float">
            <text:p>283</text:p>
          </table:table-cell>
          <table:table-cell table:formula="of:=[.B3098]" office:value-type="float" office:value="4" calcext:value-type="float">
            <text:p>4</text:p>
          </table:table-cell>
          <table:table-cell office:value-type="float" office:value="145.98960128" calcext:value-type="float">
            <text:p>145.98960128</text:p>
          </table:table-cell>
          <table:table-cell office:value-type="float" office:value="34.45927008" calcext:value-type="float">
            <text:p>34.45927008</text:p>
          </table:table-cell>
          <table:table-cell office:value-type="float" office:value="146" calcext:value-type="float">
            <text:p>1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3099]+1" office:value-type="float" office:value="283" calcext:value-type="float">
            <text:p>283</text:p>
          </table:table-cell>
          <table:table-cell table:formula="of:=[.B3099]" office:value-type="float" office:value="5" calcext:value-type="float">
            <text:p>5</text:p>
          </table:table-cell>
          <table:table-cell office:value-type="float" office:value="170.5299648" calcext:value-type="float">
            <text:p>170.5299648</text:p>
          </table:table-cell>
          <table:table-cell office:value-type="float" office:value="32.4677952" calcext:value-type="float">
            <text:p>32.4677952</text:p>
          </table:table-cell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3100]+1" office:value-type="float" office:value="283" calcext:value-type="float">
            <text:p>283</text:p>
          </table:table-cell>
          <table:table-cell table:formula="of:=[.B3100]" office:value-type="float" office:value="6" calcext:value-type="float">
            <text:p>6</text:p>
          </table:table-cell>
          <table:table-cell office:value-type="float" office:value="154.39827712" calcext:value-type="float">
            <text:p>154.39827712</text:p>
          </table:table-cell>
          <table:table-cell office:value-type="float" office:value="163.27915776" calcext:value-type="float">
            <text:p>163.27915776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3101]+1" office:value-type="float" office:value="283" calcext:value-type="float">
            <text:p>283</text:p>
          </table:table-cell>
          <table:table-cell table:formula="of:=[.B3101]" office:value-type="float" office:value="7" calcext:value-type="float">
            <text:p>7</text:p>
          </table:table-cell>
          <table:table-cell office:value-type="float" office:value="135.992861696" calcext:value-type="float">
            <text:p>135.992861696</text:p>
          </table:table-cell>
          <table:table-cell office:value-type="float" office:value="176.1827664" calcext:value-type="float">
            <text:p>176.1827664</text:p>
          </table:table-cell>
          <table:table-cell office:value-type="float" office:value="135" calcext:value-type="float">
            <text:p>13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3102]+1" office:value-type="float" office:value="283" calcext:value-type="float">
            <text:p>283</text:p>
          </table:table-cell>
          <table:table-cell table:formula="of:=[.B3102]" office:value-type="float" office:value="8" calcext:value-type="float">
            <text:p>8</text:p>
          </table:table-cell>
          <table:table-cell office:value-type="float" office:value="129.588310016" calcext:value-type="float">
            <text:p>129.588310016</text:p>
          </table:table-cell>
          <table:table-cell office:value-type="float" office:value="175.83690816" calcext:value-type="float">
            <text:p>175.83690816</text:p>
          </table:table-cell>
          <table:table-cell office:value-type="float" office:value="128" calcext:value-type="float">
            <text:p>12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3103]+1" office:value-type="float" office:value="283" calcext:value-type="float">
            <text:p>283</text:p>
          </table:table-cell>
          <table:table-cell table:formula="of:=[.B3103]" office:value-type="float" office:value="9" calcext:value-type="float">
            <text:p>9</text:p>
          </table:table-cell>
          <table:table-cell office:value-type="float" office:value="112.17917312" calcext:value-type="float">
            <text:p>112.17917312</text:p>
          </table:table-cell>
          <table:table-cell office:value-type="float" office:value="163.6132512" calcext:value-type="float">
            <text:p>163.6132512</text:p>
          </table:table-cell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3104]+1" office:value-type="float" office:value="283" calcext:value-type="float">
            <text:p>283</text:p>
          </table:table-cell>
          <table:table-cell table:formula="of:=[.B3104]" office:value-type="float" office:value="10" calcext:value-type="float">
            <text:p>10</text:p>
          </table:table-cell>
          <table:table-cell office:value-type="float" office:value="100.397504" calcext:value-type="float">
            <text:p>100.397504</text:p>
          </table:table-cell>
          <table:table-cell office:value-type="float" office:value="31.2718464" calcext:value-type="float">
            <text:p>31.2718464</text:p>
          </table:table-cell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3105]+1" office:value-type="float" office:value="283" calcext:value-type="float">
            <text:p>283</text:p>
          </table:table-cell>
          <table:table-cell table:formula="of:=[.B3105]" office:value-type="float" office:value="11" calcext:value-type="float">
            <text:p>11</text:p>
          </table:table-cell>
          <table:table-cell office:value-type="float" office:value="129.523285888" calcext:value-type="float">
            <text:p>129.523285888</text:p>
          </table:table-cell>
          <table:table-cell office:value-type="float" office:value="34.4362272" calcext:value-type="float">
            <text:p>34.4362272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3106]+1" office:value-type="float" office:value="284" calcext:value-type="float">
            <text:p>284</text:p>
          </table:table-cell>
          <table:table-cell table:formula="of:=[.B3106]" office:value-type="float" office:value="1" calcext:value-type="float">
            <text:p>1</text:p>
          </table:table-cell>
          <table:table-cell office:value-type="float" office:value="122.71430912" calcext:value-type="float">
            <text:p>122.71430912</text:p>
          </table:table-cell>
          <table:table-cell office:value-type="float" office:value="39.91688352" calcext:value-type="float">
            <text:p>39.91688352</text:p>
          </table:table-cell>
          <table:table-cell office:value-type="float" office:value="122" calcext:value-type="float">
            <text:p>1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3107]+1" office:value-type="float" office:value="284" calcext:value-type="float">
            <text:p>284</text:p>
          </table:table-cell>
          <table:table-cell table:formula="of:=[.B3107]" office:value-type="float" office:value="2" calcext:value-type="float">
            <text:p>2</text:p>
          </table:table-cell>
          <table:table-cell office:value-type="float" office:value="129.758599552" calcext:value-type="float">
            <text:p>129.758599552</text:p>
          </table:table-cell>
          <table:table-cell office:value-type="float" office:value="28.18805088" calcext:value-type="float">
            <text:p>28.18805088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3108]+1" office:value-type="float" office:value="284" calcext:value-type="float">
            <text:p>284</text:p>
          </table:table-cell>
          <table:table-cell table:formula="of:=[.B3108]" office:value-type="float" office:value="3" calcext:value-type="float">
            <text:p>3</text:p>
          </table:table-cell>
          <table:table-cell office:value-type="float" office:value="113.705555968" calcext:value-type="float">
            <text:p>113.705555968</text:p>
          </table:table-cell>
          <table:table-cell office:value-type="float" office:value="28.55525184" calcext:value-type="float">
            <text:p>28.55525184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3109]+1" office:value-type="float" office:value="284" calcext:value-type="float">
            <text:p>284</text:p>
          </table:table-cell>
          <table:table-cell table:formula="of:=[.B3109]" office:value-type="float" office:value="4" calcext:value-type="float">
            <text:p>4</text:p>
          </table:table-cell>
          <table:table-cell office:value-type="float" office:value="130.32337152" calcext:value-type="float">
            <text:p>130.32337152</text:p>
          </table:table-cell>
          <table:table-cell office:value-type="float" office:value="34.7818272" calcext:value-type="float">
            <text:p>34.7818272</text:p>
          </table:table-cell>
          <table:table-cell office:value-type="float" office:value="131" calcext:value-type="float">
            <text:p>1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3110]+1" office:value-type="float" office:value="284" calcext:value-type="float">
            <text:p>284</text:p>
          </table:table-cell>
          <table:table-cell table:formula="of:=[.B3110]" office:value-type="float" office:value="5" calcext:value-type="float">
            <text:p>5</text:p>
          </table:table-cell>
          <table:table-cell office:value-type="float" office:value="155.81739776" calcext:value-type="float">
            <text:p>155.81739776</text:p>
          </table:table-cell>
          <table:table-cell office:value-type="float" office:value="32.0018352" calcext:value-type="float">
            <text:p>32.0018352</text:p>
          </table:table-cell>
          <table:table-cell office:value-type="float" office:value="154" calcext:value-type="float">
            <text:p>1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3111]+1" office:value-type="float" office:value="284" calcext:value-type="float">
            <text:p>284</text:p>
          </table:table-cell>
          <table:table-cell table:formula="of:=[.B3111]" office:value-type="float" office:value="6" calcext:value-type="float">
            <text:p>6</text:p>
          </table:table-cell>
          <table:table-cell office:value-type="float" office:value="143.68098816" calcext:value-type="float">
            <text:p>143.68098816</text:p>
          </table:table-cell>
          <table:table-cell office:value-type="float" office:value="165.44889984" calcext:value-type="float">
            <text:p>165.44889984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3112]+1" office:value-type="float" office:value="284" calcext:value-type="float">
            <text:p>284</text:p>
          </table:table-cell>
          <table:table-cell table:formula="of:=[.B3112]" office:value-type="float" office:value="7" calcext:value-type="float">
            <text:p>7</text:p>
          </table:table-cell>
          <table:table-cell office:value-type="float" office:value="125.29060096" calcext:value-type="float">
            <text:p>125.29060096</text:p>
          </table:table-cell>
          <table:table-cell office:value-type="float" office:value="178.2887424" calcext:value-type="float">
            <text:p>178.2887424</text:p>
          </table:table-cell>
          <table:table-cell office:value-type="float" office:value="126" calcext:value-type="float">
            <text:p>12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3113]+1" office:value-type="float" office:value="284" calcext:value-type="float">
            <text:p>284</text:p>
          </table:table-cell>
          <table:table-cell table:formula="of:=[.B3113]" office:value-type="float" office:value="8" calcext:value-type="float">
            <text:p>8</text:p>
          </table:table-cell>
          <table:table-cell office:value-type="float" office:value="119.932099328" calcext:value-type="float">
            <text:p>119.932099328</text:p>
          </table:table-cell>
          <table:table-cell office:value-type="float" office:value="178.4575008" calcext:value-type="float">
            <text:p>178.4575008</text:p>
          </table:table-cell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3114]+1" office:value-type="float" office:value="284" calcext:value-type="float">
            <text:p>284</text:p>
          </table:table-cell>
          <table:table-cell table:formula="of:=[.B3114]" office:value-type="float" office:value="9" calcext:value-type="float">
            <text:p>9</text:p>
          </table:table-cell>
          <table:table-cell office:value-type="float" office:value="101.3417536" calcext:value-type="float">
            <text:p>101.3417536</text:p>
          </table:table-cell>
          <table:table-cell office:value-type="float" office:value="166.7161536" calcext:value-type="float">
            <text:p>166.7161536</text:p>
          </table:table-cell>
          <table:table-cell office:value-type="float" office:value="106" calcext:value-type="float">
            <text:p>10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3115]+1" office:value-type="float" office:value="284" calcext:value-type="float">
            <text:p>284</text:p>
          </table:table-cell>
          <table:table-cell table:formula="of:=[.B3115]" office:value-type="float" office:value="10" calcext:value-type="float">
            <text:p>10</text:p>
          </table:table-cell>
          <table:table-cell office:value-type="float" office:value="84.391392" calcext:value-type="float">
            <text:p>84.391392</text:p>
          </table:table-cell>
          <table:table-cell office:value-type="float" office:value="33.2914128" calcext:value-type="float">
            <text:p>33.2914128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3116]+1" office:value-type="float" office:value="284" calcext:value-type="float">
            <text:p>284</text:p>
          </table:table-cell>
          <table:table-cell table:formula="of:=[.B3116]" office:value-type="float" office:value="11" calcext:value-type="float">
            <text:p>11</text:p>
          </table:table-cell>
          <table:table-cell office:value-type="float" office:value="113.646691328" calcext:value-type="float">
            <text:p>113.646691328</text:p>
          </table:table-cell>
          <table:table-cell office:value-type="float" office:value="35.054112" calcext:value-type="float">
            <text:p>35.054112</text:p>
          </table:table-cell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3117]+1" office:value-type="float" office:value="285" calcext:value-type="float">
            <text:p>285</text:p>
          </table:table-cell>
          <table:table-cell table:formula="of:=[.B3117]" office:value-type="float" office:value="1" calcext:value-type="float">
            <text:p>1</text:p>
          </table:table-cell>
          <table:table-cell office:value-type="float" office:value="130.774309632" calcext:value-type="float">
            <text:p>130.774309632</text:p>
          </table:table-cell>
          <table:table-cell office:value-type="float" office:value="39.988848" calcext:value-type="float">
            <text:p>39.988848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3118]+1" office:value-type="float" office:value="285" calcext:value-type="float">
            <text:p>285</text:p>
          </table:table-cell>
          <table:table-cell table:formula="of:=[.B3118]" office:value-type="float" office:value="2" calcext:value-type="float">
            <text:p>2</text:p>
          </table:table-cell>
          <table:table-cell office:value-type="float" office:value="138.3695744" calcext:value-type="float">
            <text:p>138.3695744</text:p>
          </table:table-cell>
          <table:table-cell office:value-type="float" office:value="27.8547264" calcext:value-type="float">
            <text:p>27.8547264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3119]+1" office:value-type="float" office:value="285" calcext:value-type="float">
            <text:p>285</text:p>
          </table:table-cell>
          <table:table-cell table:formula="of:=[.B3119]" office:value-type="float" office:value="3" calcext:value-type="float">
            <text:p>3</text:p>
          </table:table-cell>
          <table:table-cell office:value-type="float" office:value="122.256285184" calcext:value-type="float">
            <text:p>122.256285184</text:p>
          </table:table-cell>
          <table:table-cell office:value-type="float" office:value="28.299312" calcext:value-type="float">
            <text:p>28.299312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3120]+1" office:value-type="float" office:value="285" calcext:value-type="float">
            <text:p>285</text:p>
          </table:table-cell>
          <table:table-cell table:formula="of:=[.B3120]" office:value-type="float" office:value="4" calcext:value-type="float">
            <text:p>4</text:p>
          </table:table-cell>
          <table:table-cell office:value-type="float" office:value="138.38657792" calcext:value-type="float">
            <text:p>138.38657792</text:p>
          </table:table-cell>
          <table:table-cell office:value-type="float" office:value="34.70445408" calcext:value-type="float">
            <text:p>34.70445408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3121]+1" office:value-type="float" office:value="285" calcext:value-type="float">
            <text:p>285</text:p>
          </table:table-cell>
          <table:table-cell table:formula="of:=[.B3121]" office:value-type="float" office:value="5" calcext:value-type="float">
            <text:p>5</text:p>
          </table:table-cell>
          <table:table-cell office:value-type="float" office:value="164.109696" calcext:value-type="float">
            <text:p>164.109696</text:p>
          </table:table-cell>
          <table:table-cell office:value-type="float" office:value="32.9401584" calcext:value-type="float">
            <text:p>32.9401584</text:p>
          </table:table-cell>
          <table:table-cell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3122]+1" office:value-type="float" office:value="285" calcext:value-type="float">
            <text:p>285</text:p>
          </table:table-cell>
          <table:table-cell table:formula="of:=[.B3122]" office:value-type="float" office:value="6" calcext:value-type="float">
            <text:p>6</text:p>
          </table:table-cell>
          <table:table-cell office:value-type="float" office:value="149.31212672" calcext:value-type="float">
            <text:p>149.31212672</text:p>
          </table:table-cell>
          <table:table-cell office:value-type="float" office:value="163.3829664" calcext:value-type="float">
            <text:p>163.3829664</text:p>
          </table:table-cell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3123]+1" office:value-type="float" office:value="285" calcext:value-type="float">
            <text:p>285</text:p>
          </table:table-cell>
          <table:table-cell table:formula="of:=[.B3123]" office:value-type="float" office:value="7" calcext:value-type="float">
            <text:p>7</text:p>
          </table:table-cell>
          <table:table-cell office:value-type="float" office:value="130.878941056" calcext:value-type="float">
            <text:p>130.878941056</text:p>
          </table:table-cell>
          <table:table-cell office:value-type="float" office:value="176.2711488" calcext:value-type="float">
            <text:p>176.2711488</text:p>
          </table:table-cell>
          <table:table-cell office:value-type="float" office:value="129" calcext:value-type="float">
            <text:p>12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3124]+1" office:value-type="float" office:value="285" calcext:value-type="float">
            <text:p>285</text:p>
          </table:table-cell>
          <table:table-cell table:formula="of:=[.B3124]" office:value-type="float" office:value="8" calcext:value-type="float">
            <text:p>8</text:p>
          </table:table-cell>
          <table:table-cell office:value-type="float" office:value="124.594290688" calcext:value-type="float">
            <text:p>124.594290688</text:p>
          </table:table-cell>
          <table:table-cell office:value-type="float" office:value="176.07760608" calcext:value-type="float">
            <text:p>176.07760608</text:p>
          </table:table-cell>
          <table:table-cell office:value-type="float" office:value="122" calcext:value-type="float">
            <text:p>12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3125]+1" office:value-type="float" office:value="285" calcext:value-type="float">
            <text:p>285</text:p>
          </table:table-cell>
          <table:table-cell table:formula="of:=[.B3125]" office:value-type="float" office:value="9" calcext:value-type="float">
            <text:p>9</text:p>
          </table:table-cell>
          <table:table-cell office:value-type="float" office:value="107.05659136" calcext:value-type="float">
            <text:p>107.05659136</text:p>
          </table:table-cell>
          <table:table-cell office:value-type="float" office:value="164.0218368" calcext:value-type="float">
            <text:p>164.0218368</text:p>
          </table:table-cell>
          <table:table-cell office:value-type="float" office:value="107" calcext:value-type="float">
            <text:p>10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3126]+1" office:value-type="float" office:value="285" calcext:value-type="float">
            <text:p>285</text:p>
          </table:table-cell>
          <table:table-cell table:formula="of:=[.B3126]" office:value-type="float" office:value="10" calcext:value-type="float">
            <text:p>10</text:p>
          </table:table-cell>
          <table:table-cell office:value-type="float" office:value="94.03578624" calcext:value-type="float">
            <text:p>94.03578624</text:p>
          </table:table-cell>
          <table:table-cell office:value-type="float" office:value="32.1643392" calcext:value-type="float">
            <text:p>32.1643392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3127]+1" office:value-type="float" office:value="285" calcext:value-type="float">
            <text:p>285</text:p>
          </table:table-cell>
          <table:table-cell table:formula="of:=[.B3127]" office:value-type="float" office:value="11" calcext:value-type="float">
            <text:p>11</text:p>
          </table:table-cell>
          <table:table-cell office:value-type="float" office:value="122.150349568" calcext:value-type="float">
            <text:p>122.150349568</text:p>
          </table:table-cell>
          <table:table-cell office:value-type="float" office:value="34.6428096" calcext:value-type="float">
            <text:p>34.6428096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3128]+1" office:value-type="float" office:value="286" calcext:value-type="float">
            <text:p>286</text:p>
          </table:table-cell>
          <table:table-cell table:formula="of:=[.B3128]" office:value-type="float" office:value="1" calcext:value-type="float">
            <text:p>1</text:p>
          </table:table-cell>
          <table:table-cell office:value-type="float" office:value="123.41012864" calcext:value-type="float">
            <text:p>123.41012864</text:p>
          </table:table-cell>
          <table:table-cell office:value-type="float" office:value="34.2956352" calcext:value-type="float">
            <text:p>34.2956352</text:p>
          </table:table-cell>
          <table:table-cell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3129]+1" office:value-type="float" office:value="286" calcext:value-type="float">
            <text:p>286</text:p>
          </table:table-cell>
          <table:table-cell table:formula="of:=[.B3129]" office:value-type="float" office:value="2" calcext:value-type="float">
            <text:p>2</text:p>
          </table:table-cell>
          <table:table-cell office:value-type="float" office:value="131.006143104" calcext:value-type="float">
            <text:p>131.006143104</text:p>
          </table:table-cell>
          <table:table-cell office:value-type="float" office:value="22.3732128" calcext:value-type="float">
            <text:p>22.3732128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3130]+1" office:value-type="float" office:value="286" calcext:value-type="float">
            <text:p>286</text:p>
          </table:table-cell>
          <table:table-cell table:formula="of:=[.B3130]" office:value-type="float" office:value="3" calcext:value-type="float">
            <text:p>3</text:p>
          </table:table-cell>
          <table:table-cell office:value-type="float" office:value="114.31682944" calcext:value-type="float">
            <text:p>114.31682944</text:p>
          </table:table-cell>
          <table:table-cell office:value-type="float" office:value="22.7340768" calcext:value-type="float">
            <text:p>22.7340768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3131]+1" office:value-type="float" office:value="286" calcext:value-type="float">
            <text:p>286</text:p>
          </table:table-cell>
          <table:table-cell table:formula="of:=[.B3131]" office:value-type="float" office:value="4" calcext:value-type="float">
            <text:p>4</text:p>
          </table:table-cell>
          <table:table-cell office:value-type="float" office:value="130.997788928" calcext:value-type="float">
            <text:p>130.997788928</text:p>
          </table:table-cell>
          <table:table-cell office:value-type="float" office:value="28.8349824" calcext:value-type="float">
            <text:p>28.8349824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3132]+1" office:value-type="float" office:value="286" calcext:value-type="float">
            <text:p>286</text:p>
          </table:table-cell>
          <table:table-cell table:formula="of:=[.B3132]" office:value-type="float" office:value="5" calcext:value-type="float">
            <text:p>5</text:p>
          </table:table-cell>
          <table:table-cell office:value-type="float" office:value="157.49295104" calcext:value-type="float">
            <text:p>157.49295104</text:p>
          </table:table-cell>
          <table:table-cell office:value-type="float" office:value="27.0569376" calcext:value-type="float">
            <text:p>27.0569376</text:p>
          </table:table-cell>
          <table:table-cell office:value-type="float" office:value="155" calcext:value-type="float">
            <text:p>1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3133]+1" office:value-type="float" office:value="286" calcext:value-type="float">
            <text:p>286</text:p>
          </table:table-cell>
          <table:table-cell table:formula="of:=[.B3133]" office:value-type="float" office:value="6" calcext:value-type="float">
            <text:p>6</text:p>
          </table:table-cell>
          <table:table-cell office:value-type="float" office:value="142.049024" calcext:value-type="float">
            <text:p>142.049024</text:p>
          </table:table-cell>
          <table:table-cell office:value-type="float" office:value="163.33087392" calcext:value-type="float">
            <text:p>163.33087392</text:p>
          </table:table-cell>
          <table:table-cell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3134]+1" office:value-type="float" office:value="286" calcext:value-type="float">
            <text:p>286</text:p>
          </table:table-cell>
          <table:table-cell table:formula="of:=[.B3134]" office:value-type="float" office:value="7" calcext:value-type="float">
            <text:p>7</text:p>
          </table:table-cell>
          <table:table-cell office:value-type="float" office:value="124.083812992" calcext:value-type="float">
            <text:p>124.083812992</text:p>
          </table:table-cell>
          <table:table-cell office:value-type="float" office:value="175.7188128" calcext:value-type="float">
            <text:p>175.7188128</text:p>
          </table:table-cell>
          <table:table-cell office:value-type="float" office:value="122" calcext:value-type="float">
            <text:p>12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3135]+1" office:value-type="float" office:value="286" calcext:value-type="float">
            <text:p>286</text:p>
          </table:table-cell>
          <table:table-cell table:formula="of:=[.B3135]" office:value-type="float" office:value="8" calcext:value-type="float">
            <text:p>8</text:p>
          </table:table-cell>
          <table:table-cell office:value-type="float" office:value="117.84311552" calcext:value-type="float">
            <text:p>117.84311552</text:p>
          </table:table-cell>
          <table:table-cell office:value-type="float" office:value="175.9723584" calcext:value-type="float">
            <text:p>175.9723584</text:p>
          </table:table-cell>
          <table:table-cell office:value-type="float" office:value="117" calcext:value-type="float">
            <text:p>11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3136]+1" office:value-type="float" office:value="286" calcext:value-type="float">
            <text:p>286</text:p>
          </table:table-cell>
          <table:table-cell table:formula="of:=[.B3136]" office:value-type="float" office:value="9" calcext:value-type="float">
            <text:p>9</text:p>
          </table:table-cell>
          <table:table-cell office:value-type="float" office:value="99.3169216" calcext:value-type="float">
            <text:p>99.3169216</text:p>
          </table:table-cell>
          <table:table-cell office:value-type="float" office:value="163.05921984" calcext:value-type="float">
            <text:p>163.05921984</text:p>
          </table:table-cell>
          <table:table-cell office:value-type="float" office:value="97" calcext:value-type="float">
            <text:p>9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3137]+1" office:value-type="float" office:value="286" calcext:value-type="float">
            <text:p>286</text:p>
          </table:table-cell>
          <table:table-cell table:formula="of:=[.B3137]" office:value-type="float" office:value="10" calcext:value-type="float">
            <text:p>10</text:p>
          </table:table-cell>
          <table:table-cell office:value-type="float" office:value="85.06362112" calcext:value-type="float">
            <text:p>85.06362112</text:p>
          </table:table-cell>
          <table:table-cell office:value-type="float" office:value="26.9561232" calcext:value-type="float">
            <text:p>26.9561232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3138]+1" office:value-type="float" office:value="286" calcext:value-type="float">
            <text:p>286</text:p>
          </table:table-cell>
          <table:table-cell table:formula="of:=[.B3138]" office:value-type="float" office:value="11" calcext:value-type="float">
            <text:p>11</text:p>
          </table:table-cell>
          <table:table-cell office:value-type="float" office:value="114.132349952" calcext:value-type="float">
            <text:p>114.132349952</text:p>
          </table:table-cell>
          <table:table-cell office:value-type="float" office:value="28.73170848" calcext:value-type="float">
            <text:p>28.73170848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3139]+1" office:value-type="float" office:value="287" calcext:value-type="float">
            <text:p>287</text:p>
          </table:table-cell>
          <table:table-cell table:formula="of:=[.B3139]" office:value-type="float" office:value="1" calcext:value-type="float">
            <text:p>1</text:p>
          </table:table-cell>
          <table:table-cell office:value-type="float" office:value="136.17879488" calcext:value-type="float">
            <text:p>136.17879488</text:p>
          </table:table-cell>
          <table:table-cell office:value-type="float" office:value="29.0289792" calcext:value-type="float">
            <text:p>29.0289792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3140]+1" office:value-type="float" office:value="287" calcext:value-type="float">
            <text:p>287</text:p>
          </table:table-cell>
          <table:table-cell table:formula="of:=[.B3140]" office:value-type="float" office:value="2" calcext:value-type="float">
            <text:p>2</text:p>
          </table:table-cell>
          <table:table-cell office:value-type="float" office:value="144.81236608" calcext:value-type="float">
            <text:p>144.81236608</text:p>
          </table:table-cell>
          <table:table-cell office:value-type="float" office:value="17.26923168" calcext:value-type="float">
            <text:p>17.26923168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3141]+1" office:value-type="float" office:value="287" calcext:value-type="float">
            <text:p>287</text:p>
          </table:table-cell>
          <table:table-cell table:formula="of:=[.B3141]" office:value-type="float" office:value="3" calcext:value-type="float">
            <text:p>3</text:p>
          </table:table-cell>
          <table:table-cell office:value-type="float" office:value="126.894953472" calcext:value-type="float">
            <text:p>126.894953472</text:p>
          </table:table-cell>
          <table:table-cell office:value-type="float" office:value="17.3430816" calcext:value-type="float">
            <text:p>17.3430816</text:p>
          </table:table-cell>
          <table:table-cell office:value-type="float" office:value="129" calcext:value-type="float">
            <text:p>1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3142]+1" office:value-type="float" office:value="287" calcext:value-type="float">
            <text:p>287</text:p>
          </table:table-cell>
          <table:table-cell table:formula="of:=[.B3142]" office:value-type="float" office:value="4" calcext:value-type="float">
            <text:p>4</text:p>
          </table:table-cell>
          <table:table-cell office:value-type="float" office:value="144.59807232" calcext:value-type="float">
            <text:p>144.59807232</text:p>
          </table:table-cell>
          <table:table-cell office:value-type="float" office:value="23.43549696" calcext:value-type="float">
            <text:p>23.43549696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3143]+1" office:value-type="float" office:value="287" calcext:value-type="float">
            <text:p>287</text:p>
          </table:table-cell>
          <table:table-cell table:formula="of:=[.B3143]" office:value-type="float" office:value="5" calcext:value-type="float">
            <text:p>5</text:p>
          </table:table-cell>
          <table:table-cell office:value-type="float" office:value="171.55518336" calcext:value-type="float">
            <text:p>171.55518336</text:p>
          </table:table-cell>
          <table:table-cell office:value-type="float" office:value="21.75053184" calcext:value-type="float">
            <text:p>21.75053184</text:p>
          </table:table-cell>
          <table:table-cell office:value-type="float" office:value="172" calcext:value-type="float">
            <text:p>1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3144]+1" office:value-type="float" office:value="287" calcext:value-type="float">
            <text:p>287</text:p>
          </table:table-cell>
          <table:table-cell table:formula="of:=[.B3144]" office:value-type="float" office:value="6" calcext:value-type="float">
            <text:p>6</text:p>
          </table:table-cell>
          <table:table-cell office:value-type="float" office:value="153.6384384" calcext:value-type="float">
            <text:p>153.6384384</text:p>
          </table:table-cell>
          <table:table-cell office:value-type="float" office:value="161.3873952" calcext:value-type="float">
            <text:p>161.3873952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3145]+1" office:value-type="float" office:value="287" calcext:value-type="float">
            <text:p>287</text:p>
          </table:table-cell>
          <table:table-cell table:formula="of:=[.B3145]" office:value-type="float" office:value="7" calcext:value-type="float">
            <text:p>7</text:p>
          </table:table-cell>
          <table:table-cell office:value-type="float" office:value="134.814409216" calcext:value-type="float">
            <text:p>134.814409216</text:p>
          </table:table-cell>
          <table:table-cell office:value-type="float" office:value="175.15196832" calcext:value-type="float">
            <text:p>175.15196832</text:p>
          </table:table-cell>
          <table:table-cell office:value-type="float" office:value="132" calcext:value-type="float">
            <text:p>13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3146]+1" office:value-type="float" office:value="287" calcext:value-type="float">
            <text:p>287</text:p>
          </table:table-cell>
          <table:table-cell table:formula="of:=[.B3146]" office:value-type="float" office:value="8" calcext:value-type="float">
            <text:p>8</text:p>
          </table:table-cell>
          <table:table-cell office:value-type="float" office:value="126.91899776" calcext:value-type="float">
            <text:p>126.91899776</text:p>
          </table:table-cell>
          <table:table-cell office:value-type="float" office:value="174.93694464" calcext:value-type="float">
            <text:p>174.93694464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3147]+1" office:value-type="float" office:value="287" calcext:value-type="float">
            <text:p>287</text:p>
          </table:table-cell>
          <table:table-cell table:formula="of:=[.B3147]" office:value-type="float" office:value="9" calcext:value-type="float">
            <text:p>9</text:p>
          </table:table-cell>
          <table:table-cell office:value-type="float" office:value="110.04052736" calcext:value-type="float">
            <text:p>110.04052736</text:p>
          </table:table-cell>
          <table:table-cell office:value-type="float" office:value="161.29428864" calcext:value-type="float">
            <text:p>161.29428864</text:p>
          </table:table-cell>
          <table:table-cell office:value-type="float" office:value="109" calcext:value-type="float">
            <text:p>10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3148]+1" office:value-type="float" office:value="287" calcext:value-type="float">
            <text:p>287</text:p>
          </table:table-cell>
          <table:table-cell table:formula="of:=[.B3148]" office:value-type="float" office:value="10" calcext:value-type="float">
            <text:p>10</text:p>
          </table:table-cell>
          <table:table-cell office:value-type="float" office:value="96.9867008" calcext:value-type="float">
            <text:p>96.9867008</text:p>
          </table:table-cell>
          <table:table-cell office:value-type="float" office:value="20.98411584" calcext:value-type="float">
            <text:p>20.98411584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3149]+1" office:value-type="float" office:value="287" calcext:value-type="float">
            <text:p>287</text:p>
          </table:table-cell>
          <table:table-cell table:formula="of:=[.B3149]" office:value-type="float" office:value="11" calcext:value-type="float">
            <text:p>11</text:p>
          </table:table-cell>
          <table:table-cell office:value-type="float" office:value="127.7019892096" calcext:value-type="float">
            <text:p>127.7019892096</text:p>
          </table:table-cell>
          <table:table-cell office:value-type="float" office:value="23.54779776" calcext:value-type="float">
            <text:p>23.54779776</text:p>
          </table:table-cell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3150]+1" office:value-type="float" office:value="288" calcext:value-type="float">
            <text:p>288</text:p>
          </table:table-cell>
          <table:table-cell table:formula="of:=[.B3150]" office:value-type="float" office:value="1" calcext:value-type="float">
            <text:p>1</text:p>
          </table:table-cell>
          <table:table-cell office:value-type="float" office:value="133.54245376" calcext:value-type="float">
            <text:p>133.54245376</text:p>
          </table:table-cell>
          <table:table-cell office:value-type="float" office:value="40.46266944" calcext:value-type="float">
            <text:p>40.4626694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3151]+1" office:value-type="float" office:value="288" calcext:value-type="float">
            <text:p>288</text:p>
          </table:table-cell>
          <table:table-cell table:formula="of:=[.B3151]" office:value-type="float" office:value="2" calcext:value-type="float">
            <text:p>2</text:p>
          </table:table-cell>
          <table:table-cell office:value-type="float" office:value="141.4519616" calcext:value-type="float">
            <text:p>141.4519616</text:p>
          </table:table-cell>
          <table:table-cell office:value-type="float" office:value="29.1466368" calcext:value-type="float">
            <text:p>29.1466368</text:p>
          </table:table-cell>
          <table:table-cell office:value-type="float" office:value="140" calcext:value-type="float">
            <text:p>1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3152]+1" office:value-type="float" office:value="288" calcext:value-type="float">
            <text:p>288</text:p>
          </table:table-cell>
          <table:table-cell table:formula="of:=[.B3152]" office:value-type="float" office:value="3" calcext:value-type="float">
            <text:p>3</text:p>
          </table:table-cell>
          <table:table-cell office:value-type="float" office:value="125.12765312" calcext:value-type="float">
            <text:p>125.12765312</text:p>
          </table:table-cell>
          <table:table-cell office:value-type="float" office:value="29.7707904" calcext:value-type="float">
            <text:p>29.7707904</text:p>
          </table:table-cell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3153]+1" office:value-type="float" office:value="288" calcext:value-type="float">
            <text:p>288</text:p>
          </table:table-cell>
          <table:table-cell table:formula="of:=[.B3153]" office:value-type="float" office:value="4" calcext:value-type="float">
            <text:p>4</text:p>
          </table:table-cell>
          <table:table-cell office:value-type="float" office:value="141.83355136" calcext:value-type="float">
            <text:p>141.83355136</text:p>
          </table:table-cell>
          <table:table-cell office:value-type="float" office:value="35.3897328" calcext:value-type="float">
            <text:p>35.3897328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3154]+1" office:value-type="float" office:value="288" calcext:value-type="float">
            <text:p>288</text:p>
          </table:table-cell>
          <table:table-cell table:formula="of:=[.B3154]" office:value-type="float" office:value="5" calcext:value-type="float">
            <text:p>5</text:p>
          </table:table-cell>
          <table:table-cell office:value-type="float" office:value="167.49421696" calcext:value-type="float">
            <text:p>167.49421696</text:p>
          </table:table-cell>
          <table:table-cell office:value-type="float" office:value="32.9227968" calcext:value-type="float">
            <text:p>32.9227968</text:p>
          </table:table-cell>
          <table:table-cell office:value-type="float" office:value="167" calcext:value-type="float">
            <text:p>1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3155]+1" office:value-type="float" office:value="288" calcext:value-type="float">
            <text:p>288</text:p>
          </table:table-cell>
          <table:table-cell table:formula="of:=[.B3155]" office:value-type="float" office:value="6" calcext:value-type="float">
            <text:p>6</text:p>
          </table:table-cell>
          <table:table-cell office:value-type="float" office:value="154.2719424" calcext:value-type="float">
            <text:p>154.2719424</text:p>
          </table:table-cell>
          <table:table-cell office:value-type="float" office:value="167.281536" calcext:value-type="float">
            <text:p>167.281536</text:p>
          </table:table-cell>
          <table:table-cell office:value-type="float" office:value="152" calcext:value-type="float">
            <text:p>15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3156]+1" office:value-type="float" office:value="288" calcext:value-type="float">
            <text:p>288</text:p>
          </table:table-cell>
          <table:table-cell table:formula="of:=[.B3156]" office:value-type="float" office:value="7" calcext:value-type="float">
            <text:p>7</text:p>
          </table:table-cell>
          <table:table-cell office:value-type="float" office:value="135.07682368" calcext:value-type="float">
            <text:p>135.07682368</text:p>
          </table:table-cell>
          <table:table-cell office:value-type="float" office:value="180.57328032" calcext:value-type="float">
            <text:p>180.57328032</text:p>
          </table:table-cell>
          <table:table-cell office:value-type="float" office:value="134" calcext:value-type="float">
            <text:p>13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3157]+1" office:value-type="float" office:value="288" calcext:value-type="float">
            <text:p>288</text:p>
          </table:table-cell>
          <table:table-cell table:formula="of:=[.B3157]" office:value-type="float" office:value="8" calcext:value-type="float">
            <text:p>8</text:p>
          </table:table-cell>
          <table:table-cell office:value-type="float" office:value="128.2108740864" calcext:value-type="float">
            <text:p>128.2108740864</text:p>
          </table:table-cell>
          <table:table-cell office:value-type="float" office:value="180.4546464" calcext:value-type="float">
            <text:p>180.4546464</text:p>
          </table:table-cell>
          <table:table-cell office:value-type="float" office:value="128" calcext:value-type="float">
            <text:p>12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3158]+1" office:value-type="float" office:value="288" calcext:value-type="float">
            <text:p>288</text:p>
          </table:table-cell>
          <table:table-cell table:formula="of:=[.B3158]" office:value-type="float" office:value="9" calcext:value-type="float">
            <text:p>9</text:p>
          </table:table-cell>
          <table:table-cell office:value-type="float" office:value="110.68972416" calcext:value-type="float">
            <text:p>110.68972416</text:p>
          </table:table-cell>
          <table:table-cell office:value-type="float" office:value="167.87057856" calcext:value-type="float">
            <text:p>167.87057856</text:p>
          </table:table-cell>
          <table:table-cell office:value-type="float" office:value="108" calcext:value-type="float">
            <text:p>10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3159]+1" office:value-type="float" office:value="288" calcext:value-type="float">
            <text:p>288</text:p>
          </table:table-cell>
          <table:table-cell table:formula="of:=[.B3159]" office:value-type="float" office:value="10" calcext:value-type="float">
            <text:p>10</text:p>
          </table:table-cell>
          <table:table-cell office:value-type="float" office:value="95.33630336" calcext:value-type="float">
            <text:p>95.33630336</text:p>
          </table:table-cell>
          <table:table-cell office:value-type="float" office:value="33.49385856" calcext:value-type="float">
            <text:p>33.49385856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3160]+1" office:value-type="float" office:value="288" calcext:value-type="float">
            <text:p>288</text:p>
          </table:table-cell>
          <table:table-cell table:formula="of:=[.B3160]" office:value-type="float" office:value="11" calcext:value-type="float">
            <text:p>11</text:p>
          </table:table-cell>
          <table:table-cell office:value-type="float" office:value="124.803548544" calcext:value-type="float">
            <text:p>124.803548544</text:p>
          </table:table-cell>
          <table:table-cell office:value-type="float" office:value="35.3085936" calcext:value-type="float">
            <text:p>35.3085936</text:p>
          </table:table-cell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3161]+1" office:value-type="float" office:value="289" calcext:value-type="float">
            <text:p>289</text:p>
          </table:table-cell>
          <table:table-cell table:formula="of:=[.B3161]" office:value-type="float" office:value="1" calcext:value-type="float">
            <text:p>1</text:p>
          </table:table-cell>
          <table:table-cell office:value-type="float" office:value="124.893883648" calcext:value-type="float">
            <text:p>124.893883648</text:p>
          </table:table-cell>
          <table:table-cell office:value-type="float" office:value="33.7559616" calcext:value-type="float">
            <text:p>33.7559616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3162]+1" office:value-type="float" office:value="289" calcext:value-type="float">
            <text:p>289</text:p>
          </table:table-cell>
          <table:table-cell table:formula="of:=[.B3162]" office:value-type="float" office:value="2" calcext:value-type="float">
            <text:p>2</text:p>
          </table:table-cell>
          <table:table-cell office:value-type="float" office:value="132.661264896" calcext:value-type="float">
            <text:p>132.661264896</text:p>
          </table:table-cell>
          <table:table-cell office:value-type="float" office:value="22.3095456" calcext:value-type="float">
            <text:p>22.3095456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3163]+1" office:value-type="float" office:value="289" calcext:value-type="float">
            <text:p>289</text:p>
          </table:table-cell>
          <table:table-cell table:formula="of:=[.B3163]" office:value-type="float" office:value="3" calcext:value-type="float">
            <text:p>3</text:p>
          </table:table-cell>
          <table:table-cell office:value-type="float" office:value="116.2102592" calcext:value-type="float">
            <text:p>116.2102592</text:p>
          </table:table-cell>
          <table:table-cell office:value-type="float" office:value="22.01690496" calcext:value-type="float">
            <text:p>22.01690496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3164]+1" office:value-type="float" office:value="289" calcext:value-type="float">
            <text:p>289</text:p>
          </table:table-cell>
          <table:table-cell table:formula="of:=[.B3164]" office:value-type="float" office:value="4" calcext:value-type="float">
            <text:p>4</text:p>
          </table:table-cell>
          <table:table-cell office:value-type="float" office:value="133.070875648" calcext:value-type="float">
            <text:p>133.070875648</text:p>
          </table:table-cell>
          <table:table-cell office:value-type="float" office:value="28.9498944" calcext:value-type="float">
            <text:p>28.9498944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3165]+1" office:value-type="float" office:value="289" calcext:value-type="float">
            <text:p>289</text:p>
          </table:table-cell>
          <table:table-cell table:formula="of:=[.B3165]" office:value-type="float" office:value="5" calcext:value-type="float">
            <text:p>5</text:p>
          </table:table-cell>
          <table:table-cell office:value-type="float" office:value="159.21326464" calcext:value-type="float">
            <text:p>159.21326464</text:p>
          </table:table-cell>
          <table:table-cell office:value-type="float" office:value="27.1864992" calcext:value-type="float">
            <text:p>27.1864992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3166]+1" office:value-type="float" office:value="289" calcext:value-type="float">
            <text:p>289</text:p>
          </table:table-cell>
          <table:table-cell table:formula="of:=[.B3166]" office:value-type="float" office:value="6" calcext:value-type="float">
            <text:p>6</text:p>
          </table:table-cell>
          <table:table-cell office:value-type="float" office:value="140.70367488" calcext:value-type="float">
            <text:p>140.70367488</text:p>
          </table:table-cell>
          <table:table-cell office:value-type="float" office:value="162.1915104" calcext:value-type="float">
            <text:p>162.1915104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3167]+1" office:value-type="float" office:value="289" calcext:value-type="float">
            <text:p>289</text:p>
          </table:table-cell>
          <table:table-cell table:formula="of:=[.B3167]" office:value-type="float" office:value="7" calcext:value-type="float">
            <text:p>7</text:p>
          </table:table-cell>
          <table:table-cell office:value-type="float" office:value="122.77415424" calcext:value-type="float">
            <text:p>122.77415424</text:p>
          </table:table-cell>
          <table:table-cell office:value-type="float" office:value="174.6784032" calcext:value-type="float">
            <text:p>174.6784032</text:p>
          </table:table-cell>
          <table:table-cell office:value-type="float" office:value="122" calcext:value-type="float">
            <text:p>12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3168]+1" office:value-type="float" office:value="289" calcext:value-type="float">
            <text:p>289</text:p>
          </table:table-cell>
          <table:table-cell table:formula="of:=[.B3168]" office:value-type="float" office:value="8" calcext:value-type="float">
            <text:p>8</text:p>
          </table:table-cell>
          <table:table-cell office:value-type="float" office:value="116.44578816" calcext:value-type="float">
            <text:p>116.44578816</text:p>
          </table:table-cell>
          <table:table-cell office:value-type="float" office:value="175.0449408" calcext:value-type="float">
            <text:p>175.0449408</text:p>
          </table:table-cell>
          <table:table-cell office:value-type="float" office:value="113" calcext:value-type="float">
            <text:p>11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3169]+1" office:value-type="float" office:value="289" calcext:value-type="float">
            <text:p>289</text:p>
          </table:table-cell>
          <table:table-cell table:formula="of:=[.B3169]" office:value-type="float" office:value="9" calcext:value-type="float">
            <text:p>9</text:p>
          </table:table-cell>
          <table:table-cell office:value-type="float" office:value="98.43863296" calcext:value-type="float">
            <text:p>98.43863296</text:p>
          </table:table-cell>
          <table:table-cell office:value-type="float" office:value="161.7919488" calcext:value-type="float">
            <text:p>161.7919488</text:p>
          </table:table-cell>
          <table:table-cell office:value-type="float" office:value="96" calcext:value-type="float">
            <text:p>9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3170]+1" office:value-type="float" office:value="289" calcext:value-type="float">
            <text:p>289</text:p>
          </table:table-cell>
          <table:table-cell table:formula="of:=[.B3170]" office:value-type="float" office:value="10" calcext:value-type="float">
            <text:p>10</text:p>
          </table:table-cell>
          <table:table-cell office:value-type="float" office:value="86.3490048" calcext:value-type="float">
            <text:p>86.3490048</text:p>
          </table:table-cell>
          <table:table-cell office:value-type="float" office:value="25.8212352" calcext:value-type="float">
            <text:p>25.8212352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171]+1" office:value-type="float" office:value="289" calcext:value-type="float">
            <text:p>289</text:p>
          </table:table-cell>
          <table:table-cell table:formula="of:=[.B3171]" office:value-type="float" office:value="11" calcext:value-type="float">
            <text:p>11</text:p>
          </table:table-cell>
          <table:table-cell office:value-type="float" office:value="116.22106368" calcext:value-type="float">
            <text:p>116.22106368</text:p>
          </table:table-cell>
          <table:table-cell office:value-type="float" office:value="28.2134688" calcext:value-type="float">
            <text:p>28.2134688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3172]+1" office:value-type="float" office:value="290" calcext:value-type="float">
            <text:p>290</text:p>
          </table:table-cell>
          <table:table-cell table:formula="of:=[.B3172]" office:value-type="float" office:value="1" calcext:value-type="float">
            <text:p>1</text:p>
          </table:table-cell>
          <table:table-cell office:value-type="float" office:value="134.157531776" calcext:value-type="float">
            <text:p>134.157531776</text:p>
          </table:table-cell>
          <table:table-cell office:value-type="float" office:value="38.46217344" calcext:value-type="float">
            <text:p>38.46217344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3173]+1" office:value-type="float" office:value="290" calcext:value-type="float">
            <text:p>290</text:p>
          </table:table-cell>
          <table:table-cell table:formula="of:=[.B3173]" office:value-type="float" office:value="2" calcext:value-type="float">
            <text:p>2</text:p>
          </table:table-cell>
          <table:table-cell office:value-type="float" office:value="142.4801984" calcext:value-type="float">
            <text:p>142.4801984</text:p>
          </table:table-cell>
          <table:table-cell office:value-type="float" office:value="27.4013376" calcext:value-type="float">
            <text:p>27.4013376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3174]+1" office:value-type="float" office:value="290" calcext:value-type="float">
            <text:p>290</text:p>
          </table:table-cell>
          <table:table-cell table:formula="of:=[.B3174]" office:value-type="float" office:value="3" calcext:value-type="float">
            <text:p>3</text:p>
          </table:table-cell>
          <table:table-cell office:value-type="float" office:value="125.417329024" calcext:value-type="float">
            <text:p>125.417329024</text:p>
          </table:table-cell>
          <table:table-cell office:value-type="float" office:value="27.91920672" calcext:value-type="float">
            <text:p>27.91920672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3175]+1" office:value-type="float" office:value="290" calcext:value-type="float">
            <text:p>290</text:p>
          </table:table-cell>
          <table:table-cell table:formula="of:=[.B3175]" office:value-type="float" office:value="4" calcext:value-type="float">
            <text:p>4</text:p>
          </table:table-cell>
          <table:table-cell office:value-type="float" office:value="142.5305536" calcext:value-type="float">
            <text:p>142.5305536</text:p>
          </table:table-cell>
          <table:table-cell office:value-type="float" office:value="33.7122864" calcext:value-type="float">
            <text:p>33.7122864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3176]+1" office:value-type="float" office:value="290" calcext:value-type="float">
            <text:p>290</text:p>
          </table:table-cell>
          <table:table-cell table:formula="of:=[.B3176]" office:value-type="float" office:value="5" calcext:value-type="float">
            <text:p>5</text:p>
          </table:table-cell>
          <table:table-cell office:value-type="float" office:value="169.44672768" calcext:value-type="float">
            <text:p>169.44672768</text:p>
          </table:table-cell>
          <table:table-cell office:value-type="float" office:value="30.41073984" calcext:value-type="float">
            <text:p>30.41073984</text:p>
          </table:table-cell>
          <table:table-cell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3177]+1" office:value-type="float" office:value="290" calcext:value-type="float">
            <text:p>290</text:p>
          </table:table-cell>
          <table:table-cell table:formula="of:=[.B3177]" office:value-type="float" office:value="6" calcext:value-type="float">
            <text:p>6</text:p>
          </table:table-cell>
          <table:table-cell office:value-type="float" office:value="159.36055936" calcext:value-type="float">
            <text:p>159.36055936</text:p>
          </table:table-cell>
          <table:table-cell office:value-type="float" office:value="166.4272224" calcext:value-type="float">
            <text:p>166.4272224</text:p>
          </table:table-cell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3178]+1" office:value-type="float" office:value="290" calcext:value-type="float">
            <text:p>290</text:p>
          </table:table-cell>
          <table:table-cell table:formula="of:=[.B3178]" office:value-type="float" office:value="7" calcext:value-type="float">
            <text:p>7</text:p>
          </table:table-cell>
          <table:table-cell office:value-type="float" office:value="141.01215168" calcext:value-type="float">
            <text:p>141.01215168</text:p>
          </table:table-cell>
          <table:table-cell office:value-type="float" office:value="181.2534528" calcext:value-type="float">
            <text:p>181.2534528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3179]+1" office:value-type="float" office:value="290" calcext:value-type="float">
            <text:p>290</text:p>
          </table:table-cell>
          <table:table-cell table:formula="of:=[.B3179]" office:value-type="float" office:value="8" calcext:value-type="float">
            <text:p>8</text:p>
          </table:table-cell>
          <table:table-cell office:value-type="float" office:value="133.564896" calcext:value-type="float">
            <text:p>133.564896</text:p>
          </table:table-cell>
          <table:table-cell office:value-type="float" office:value="181.4945952" calcext:value-type="float">
            <text:p>181.4945952</text:p>
          </table:table-cell>
          <table:table-cell office:value-type="float" office:value="135" calcext:value-type="float">
            <text:p>1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3180]+1" office:value-type="float" office:value="290" calcext:value-type="float">
            <text:p>290</text:p>
          </table:table-cell>
          <table:table-cell table:formula="of:=[.B3180]" office:value-type="float" office:value="9" calcext:value-type="float">
            <text:p>9</text:p>
          </table:table-cell>
          <table:table-cell office:value-type="float" office:value="115.40467264" calcext:value-type="float">
            <text:p>115.40467264</text:p>
          </table:table-cell>
          <table:table-cell office:value-type="float" office:value="168.71119296" calcext:value-type="float">
            <text:p>168.71119296</text:p>
          </table:table-cell>
          <table:table-cell office:value-type="float" office:value="116" calcext:value-type="float">
            <text:p>11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3181]+1" office:value-type="float" office:value="290" calcext:value-type="float">
            <text:p>290</text:p>
          </table:table-cell>
          <table:table-cell table:formula="of:=[.B3181]" office:value-type="float" office:value="10" calcext:value-type="float">
            <text:p>10</text:p>
          </table:table-cell>
          <table:table-cell office:value-type="float" office:value="96.026368" calcext:value-type="float">
            <text:p>96.026368</text:p>
          </table:table-cell>
          <table:table-cell office:value-type="float" office:value="33.15243552" calcext:value-type="float">
            <text:p>33.15243552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3182]+1" office:value-type="float" office:value="290" calcext:value-type="float">
            <text:p>290</text:p>
          </table:table-cell>
          <table:table-cell table:formula="of:=[.B3182]" office:value-type="float" office:value="11" calcext:value-type="float">
            <text:p>11</text:p>
          </table:table-cell>
          <table:table-cell office:value-type="float" office:value="125.790426496" calcext:value-type="float">
            <text:p>125.790426496</text:p>
          </table:table-cell>
          <table:table-cell office:value-type="float" office:value="34.39709472" calcext:value-type="float">
            <text:p>34.39709472</text:p>
          </table:table-cell>
          <table:table-cell office:value-type="float" office:value="127" calcext:value-type="float">
            <text:p>1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3183]+1" office:value-type="float" office:value="291" calcext:value-type="float">
            <text:p>291</text:p>
          </table:table-cell>
          <table:table-cell table:formula="of:=[.B3183]" office:value-type="float" office:value="1" calcext:value-type="float">
            <text:p>1</text:p>
          </table:table-cell>
          <table:table-cell office:value-type="float" office:value="145.37162368" calcext:value-type="float">
            <text:p>145.37162368</text:p>
          </table:table-cell>
          <table:table-cell office:value-type="float" office:value="23.0220096" calcext:value-type="float">
            <text:p>23.0220096</text:p>
          </table:table-cell>
          <table:table-cell office:value-type="float" office:value="146" calcext:value-type="float">
            <text:p>1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3184]+1" office:value-type="float" office:value="291" calcext:value-type="float">
            <text:p>291</text:p>
          </table:table-cell>
          <table:table-cell table:formula="of:=[.B3184]" office:value-type="float" office:value="2" calcext:value-type="float">
            <text:p>2</text:p>
          </table:table-cell>
          <table:table-cell office:value-type="float" office:value="152.94364544" calcext:value-type="float">
            <text:p>152.94364544</text:p>
          </table:table-cell>
          <table:table-cell office:value-type="float" office:value="11.8742928" calcext:value-type="float">
            <text:p>11.8742928</text:p>
          </table:table-cell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85]+1" office:value-type="float" office:value="291" calcext:value-type="float">
            <text:p>291</text:p>
          </table:table-cell>
          <table:table-cell table:formula="of:=[.B3185]" office:value-type="float" office:value="3" calcext:value-type="float">
            <text:p>3</text:p>
          </table:table-cell>
          <table:table-cell office:value-type="float" office:value="135.95841216" calcext:value-type="float">
            <text:p>135.95841216</text:p>
          </table:table-cell>
          <table:table-cell office:value-type="float" office:value="11.3960256" calcext:value-type="float">
            <text:p>11.3960256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186]+1" office:value-type="float" office:value="291" calcext:value-type="float">
            <text:p>291</text:p>
          </table:table-cell>
          <table:table-cell table:formula="of:=[.B3186]" office:value-type="float" office:value="4" calcext:value-type="float">
            <text:p>4</text:p>
          </table:table-cell>
          <table:table-cell office:value-type="float" office:value="153.30402816" calcext:value-type="float">
            <text:p>153.30402816</text:p>
          </table:table-cell>
          <table:table-cell office:value-type="float" office:value="17.9827104" calcext:value-type="float">
            <text:p>17.9827104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3187]+1" office:value-type="float" office:value="291" calcext:value-type="float">
            <text:p>291</text:p>
          </table:table-cell>
          <table:table-cell table:formula="of:=[.B3187]" office:value-type="float" office:value="5" calcext:value-type="float">
            <text:p>5</text:p>
          </table:table-cell>
          <table:table-cell office:value-type="float" office:value="180.34790784" calcext:value-type="float">
            <text:p>180.34790784</text:p>
          </table:table-cell>
          <table:table-cell office:value-type="float" office:value="15.8392464" calcext:value-type="float">
            <text:p>15.8392464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3188]+1" office:value-type="float" office:value="291" calcext:value-type="float">
            <text:p>291</text:p>
          </table:table-cell>
          <table:table-cell table:formula="of:=[.B3188]" office:value-type="float" office:value="6" calcext:value-type="float">
            <text:p>6</text:p>
          </table:table-cell>
          <table:table-cell office:value-type="float" office:value="166.58006656" calcext:value-type="float">
            <text:p>166.58006656</text:p>
          </table:table-cell>
          <table:table-cell office:value-type="float" office:value="156.53434176" calcext:value-type="float">
            <text:p>156.53434176</text:p>
          </table:table-cell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3189]+1" office:value-type="float" office:value="291" calcext:value-type="float">
            <text:p>291</text:p>
          </table:table-cell>
          <table:table-cell table:formula="of:=[.B3189]" office:value-type="float" office:value="7" calcext:value-type="float">
            <text:p>7</text:p>
          </table:table-cell>
          <table:table-cell office:value-type="float" office:value="147.99755264" calcext:value-type="float">
            <text:p>147.99755264</text:p>
          </table:table-cell>
          <table:table-cell office:value-type="float" office:value="170.3536128" calcext:value-type="float">
            <text:p>170.3536128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3190]+1" office:value-type="float" office:value="291" calcext:value-type="float">
            <text:p>291</text:p>
          </table:table-cell>
          <table:table-cell table:formula="of:=[.B3190]" office:value-type="float" office:value="8" calcext:value-type="float">
            <text:p>8</text:p>
          </table:table-cell>
          <table:table-cell office:value-type="float" office:value="140.635249152" calcext:value-type="float">
            <text:p>140.635249152</text:p>
          </table:table-cell>
          <table:table-cell office:value-type="float" office:value="170.54006784" calcext:value-type="float">
            <text:p>170.5400678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3191]+1" office:value-type="float" office:value="291" calcext:value-type="float">
            <text:p>291</text:p>
          </table:table-cell>
          <table:table-cell table:formula="of:=[.B3191]" office:value-type="float" office:value="9" calcext:value-type="float">
            <text:p>9</text:p>
          </table:table-cell>
          <table:table-cell office:value-type="float" office:value="121.765323136" calcext:value-type="float">
            <text:p>121.765323136</text:p>
          </table:table-cell>
          <table:table-cell office:value-type="float" office:value="156.9964224" calcext:value-type="float">
            <text:p>156.9964224</text:p>
          </table:table-cell>
          <table:table-cell office:value-type="float" office:value="123" calcext:value-type="float">
            <text:p>12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3192]+1" office:value-type="float" office:value="291" calcext:value-type="float">
            <text:p>291</text:p>
          </table:table-cell>
          <table:table-cell table:formula="of:=[.B3192]" office:value-type="float" office:value="10" calcext:value-type="float">
            <text:p>10</text:p>
          </table:table-cell>
          <table:table-cell office:value-type="float" office:value="104.94961408" calcext:value-type="float">
            <text:p>104.94961408</text:p>
          </table:table-cell>
          <table:table-cell office:value-type="float" office:value="16.5420672" calcext:value-type="float">
            <text:p>16.5420672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3193]+1" office:value-type="float" office:value="291" calcext:value-type="float">
            <text:p>291</text:p>
          </table:table-cell>
          <table:table-cell table:formula="of:=[.B3193]" office:value-type="float" office:value="11" calcext:value-type="float">
            <text:p>11</text:p>
          </table:table-cell>
          <table:table-cell office:value-type="float" office:value="135.888089216" calcext:value-type="float">
            <text:p>135.888089216</text:p>
          </table:table-cell>
          <table:table-cell office:value-type="float" office:value="18.3187872" calcext:value-type="float">
            <text:p>18.3187872</text:p>
          </table:table-cell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3194]+1" office:value-type="float" office:value="292" calcext:value-type="float">
            <text:p>292</text:p>
          </table:table-cell>
          <table:table-cell table:formula="of:=[.B3194]" office:value-type="float" office:value="1" calcext:value-type="float">
            <text:p>1</text:p>
          </table:table-cell>
          <table:table-cell office:value-type="float" office:value="127.242701184" calcext:value-type="float">
            <text:p>127.242701184</text:p>
          </table:table-cell>
          <table:table-cell office:value-type="float" office:value="35.0541168" calcext:value-type="float">
            <text:p>35.0541168</text:p>
          </table:table-cell>
          <table:table-cell office:value-type="float" office:value="123" calcext:value-type="float">
            <text:p>1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3195]+1" office:value-type="float" office:value="292" calcext:value-type="float">
            <text:p>292</text:p>
          </table:table-cell>
          <table:table-cell table:formula="of:=[.B3195]" office:value-type="float" office:value="2" calcext:value-type="float">
            <text:p>2</text:p>
          </table:table-cell>
          <table:table-cell office:value-type="float" office:value="133.120697984" calcext:value-type="float">
            <text:p>133.120697984</text:p>
          </table:table-cell>
          <table:table-cell office:value-type="float" office:value="24.1924896" calcext:value-type="float">
            <text:p>24.1924896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3196]+1" office:value-type="float" office:value="292" calcext:value-type="float">
            <text:p>292</text:p>
          </table:table-cell>
          <table:table-cell table:formula="of:=[.B3196]" office:value-type="float" office:value="3" calcext:value-type="float">
            <text:p>3</text:p>
          </table:table-cell>
          <table:table-cell office:value-type="float" office:value="118.6493248" calcext:value-type="float">
            <text:p>118.6493248</text:p>
          </table:table-cell>
          <table:table-cell office:value-type="float" office:value="24.0989664" calcext:value-type="float">
            <text:p>24.0989664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3197]+1" office:value-type="float" office:value="292" calcext:value-type="float">
            <text:p>292</text:p>
          </table:table-cell>
          <table:table-cell table:formula="of:=[.B3197]" office:value-type="float" office:value="4" calcext:value-type="float">
            <text:p>4</text:p>
          </table:table-cell>
          <table:table-cell office:value-type="float" office:value="134.781908096" calcext:value-type="float">
            <text:p>134.781908096</text:p>
          </table:table-cell>
          <table:table-cell office:value-type="float" office:value="29.79125376" calcext:value-type="float">
            <text:p>29.7912537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3198]+1" office:value-type="float" office:value="292" calcext:value-type="float">
            <text:p>292</text:p>
          </table:table-cell>
          <table:table-cell table:formula="of:=[.B3198]" office:value-type="float" office:value="5" calcext:value-type="float">
            <text:p>5</text:p>
          </table:table-cell>
          <table:table-cell office:value-type="float" office:value="159.35117312" calcext:value-type="float">
            <text:p>159.35117312</text:p>
          </table:table-cell>
          <table:table-cell office:value-type="float" office:value="27.17417952" calcext:value-type="float">
            <text:p>27.17417952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3199]+1" office:value-type="float" office:value="292" calcext:value-type="float">
            <text:p>292</text:p>
          </table:table-cell>
          <table:table-cell table:formula="of:=[.B3199]" office:value-type="float" office:value="6" calcext:value-type="float">
            <text:p>6</text:p>
          </table:table-cell>
          <table:table-cell office:value-type="float" office:value="144.91455872" calcext:value-type="float">
            <text:p>144.91455872</text:p>
          </table:table-cell>
          <table:table-cell office:value-type="float" office:value="159.1428768" calcext:value-type="float">
            <text:p>159.142876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3200]+1" office:value-type="float" office:value="292" calcext:value-type="float">
            <text:p>292</text:p>
          </table:table-cell>
          <table:table-cell table:formula="of:=[.B3200]" office:value-type="float" office:value="7" calcext:value-type="float">
            <text:p>7</text:p>
          </table:table-cell>
          <table:table-cell office:value-type="float" office:value="128.587337856" calcext:value-type="float">
            <text:p>128.587337856</text:p>
          </table:table-cell>
          <table:table-cell office:value-type="float" office:value="171.5370816" calcext:value-type="float">
            <text:p>171.5370816</text:p>
          </table:table-cell>
          <table:table-cell office:value-type="float" office:value="128" calcext:value-type="float">
            <text:p>1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3201]+1" office:value-type="float" office:value="292" calcext:value-type="float">
            <text:p>292</text:p>
          </table:table-cell>
          <table:table-cell table:formula="of:=[.B3201]" office:value-type="float" office:value="8" calcext:value-type="float">
            <text:p>8</text:p>
          </table:table-cell>
          <table:table-cell office:value-type="float" office:value="120.801632" calcext:value-type="float">
            <text:p>120.801632</text:p>
          </table:table-cell>
          <table:table-cell office:value-type="float" office:value="172.3135008" calcext:value-type="float">
            <text:p>172.3135008</text:p>
          </table:table-cell>
          <table:table-cell office:value-type="float" office:value="112" calcext:value-type="float">
            <text:p>11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3202]+1" office:value-type="float" office:value="292" calcext:value-type="float">
            <text:p>292</text:p>
          </table:table-cell>
          <table:table-cell table:formula="of:=[.B3202]" office:value-type="float" office:value="9" calcext:value-type="float">
            <text:p>9</text:p>
          </table:table-cell>
          <table:table-cell office:value-type="float" office:value="102.885536" calcext:value-type="float">
            <text:p>102.885536</text:p>
          </table:table-cell>
          <table:table-cell office:value-type="float" office:value="159.1867584" calcext:value-type="float">
            <text:p>159.1867584</text:p>
          </table:table-cell>
          <table:table-cell office:value-type="float" office:value="93" calcext:value-type="float">
            <text:p>9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3203]+1" office:value-type="float" office:value="292" calcext:value-type="float">
            <text:p>292</text:p>
          </table:table-cell>
          <table:table-cell table:formula="of:=[.B3203]" office:value-type="float" office:value="10" calcext:value-type="float">
            <text:p>10</text:p>
          </table:table-cell>
          <table:table-cell office:value-type="float" office:value="89.3863168" calcext:value-type="float">
            <text:p>89.3863168</text:p>
          </table:table-cell>
          <table:table-cell office:value-type="float" office:value="28.434288" calcext:value-type="float">
            <text:p>28.434288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3204]+1" office:value-type="float" office:value="292" calcext:value-type="float">
            <text:p>292</text:p>
          </table:table-cell>
          <table:table-cell table:formula="of:=[.B3204]" office:value-type="float" office:value="11" calcext:value-type="float">
            <text:p>11</text:p>
          </table:table-cell>
          <table:table-cell office:value-type="float" office:value="117.802288" calcext:value-type="float">
            <text:p>117.802288</text:p>
          </table:table-cell>
          <table:table-cell office:value-type="float" office:value="30.06509376" calcext:value-type="float">
            <text:p>30.06509376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3205]+1" office:value-type="float" office:value="293" calcext:value-type="float">
            <text:p>293</text:p>
          </table:table-cell>
          <table:table-cell table:formula="of:=[.B3205]" office:value-type="float" office:value="1" calcext:value-type="float">
            <text:p>1</text:p>
          </table:table-cell>
          <table:table-cell office:value-type="float" office:value="118.518944768" calcext:value-type="float">
            <text:p>118.518944768</text:p>
          </table:table-cell>
          <table:table-cell office:value-type="float" office:value="43.8756192" calcext:value-type="float">
            <text:p>43.8756192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3206]+1" office:value-type="float" office:value="293" calcext:value-type="float">
            <text:p>293</text:p>
          </table:table-cell>
          <table:table-cell table:formula="of:=[.B3206]" office:value-type="float" office:value="2" calcext:value-type="float">
            <text:p>2</text:p>
          </table:table-cell>
          <table:table-cell office:value-type="float" office:value="126.237251328" calcext:value-type="float">
            <text:p>126.237251328</text:p>
          </table:table-cell>
          <table:table-cell office:value-type="float" office:value="32.81278656" calcext:value-type="float">
            <text:p>32.81278656</text:p>
          </table:table-cell>
          <table:table-cell office:value-type="float" office:value="127" calcext:value-type="float">
            <text:p>1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3207]+1" office:value-type="float" office:value="293" calcext:value-type="float">
            <text:p>293</text:p>
          </table:table-cell>
          <table:table-cell table:formula="of:=[.B3207]" office:value-type="float" office:value="3" calcext:value-type="float">
            <text:p>3</text:p>
          </table:table-cell>
          <table:table-cell office:value-type="float" office:value="110.64976512" calcext:value-type="float">
            <text:p>110.64976512</text:p>
          </table:table-cell>
          <table:table-cell office:value-type="float" office:value="32.74020768" calcext:value-type="float">
            <text:p>32.74020768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3208]+1" office:value-type="float" office:value="293" calcext:value-type="float">
            <text:p>293</text:p>
          </table:table-cell>
          <table:table-cell table:formula="of:=[.B3208]" office:value-type="float" office:value="4" calcext:value-type="float">
            <text:p>4</text:p>
          </table:table-cell>
          <table:table-cell office:value-type="float" office:value="127.33586848" calcext:value-type="float">
            <text:p>127.33586848</text:p>
          </table:table-cell>
          <table:table-cell office:value-type="float" office:value="38.3210688" calcext:value-type="float">
            <text:p>38.3210688</text:p>
          </table:table-cell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3209]+1" office:value-type="float" office:value="293" calcext:value-type="float">
            <text:p>293</text:p>
          </table:table-cell>
          <table:table-cell table:formula="of:=[.B3209]" office:value-type="float" office:value="5" calcext:value-type="float">
            <text:p>5</text:p>
          </table:table-cell>
          <table:table-cell office:value-type="float" office:value="152.85148672" calcext:value-type="float">
            <text:p>152.85148672</text:p>
          </table:table-cell>
          <table:table-cell office:value-type="float" office:value="36.4649616" calcext:value-type="float">
            <text:p>36.4649616</text:p>
          </table:table-cell>
          <table:table-cell office:value-type="float" office:value="154" calcext:value-type="float">
            <text:p>1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3210]+1" office:value-type="float" office:value="293" calcext:value-type="float">
            <text:p>293</text:p>
          </table:table-cell>
          <table:table-cell table:formula="of:=[.B3210]" office:value-type="float" office:value="6" calcext:value-type="float">
            <text:p>6</text:p>
          </table:table-cell>
          <table:table-cell office:value-type="float" office:value="136.6531776" calcext:value-type="float">
            <text:p>136.6531776</text:p>
          </table:table-cell>
          <table:table-cell office:value-type="float" office:value="169.09249344" calcext:value-type="float">
            <text:p>169.09249344</text:p>
          </table:table-cell>
          <table:table-cell office:value-type="float" office:value="137" calcext:value-type="float">
            <text:p>13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3211]+1" office:value-type="float" office:value="293" calcext:value-type="float">
            <text:p>293</text:p>
          </table:table-cell>
          <table:table-cell table:formula="of:=[.B3211]" office:value-type="float" office:value="7" calcext:value-type="float">
            <text:p>7</text:p>
          </table:table-cell>
          <table:table-cell office:value-type="float" office:value="119.0896" calcext:value-type="float">
            <text:p>119.0896</text:p>
          </table:table-cell>
          <table:table-cell office:value-type="float" office:value="181.5884064" calcext:value-type="float">
            <text:p>181.5884064</text:p>
          </table:table-cell>
          <table:table-cell office:value-type="float" office:value="118" calcext:value-type="float">
            <text:p>11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3212]+1" office:value-type="float" office:value="293" calcext:value-type="float">
            <text:p>293</text:p>
          </table:table-cell>
          <table:table-cell table:formula="of:=[.B3212]" office:value-type="float" office:value="8" calcext:value-type="float">
            <text:p>8</text:p>
          </table:table-cell>
          <table:table-cell office:value-type="float" office:value="112.08709248" calcext:value-type="float">
            <text:p>112.08709248</text:p>
          </table:table-cell>
          <table:table-cell office:value-type="float" office:value="182.227104" calcext:value-type="float">
            <text:p>182.227104</text:p>
          </table:table-cell>
          <table:table-cell office:value-type="float" office:value="110" calcext:value-type="float">
            <text:p>1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3213]+1" office:value-type="float" office:value="293" calcext:value-type="float">
            <text:p>293</text:p>
          </table:table-cell>
          <table:table-cell table:formula="of:=[.B3213]" office:value-type="float" office:value="9" calcext:value-type="float">
            <text:p>9</text:p>
          </table:table-cell>
          <table:table-cell office:value-type="float" office:value="93.6736064" calcext:value-type="float">
            <text:p>93.6736064</text:p>
          </table:table-cell>
          <table:table-cell office:value-type="float" office:value="169.396008" calcext:value-type="float">
            <text:p>169.396008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3214]+1" office:value-type="float" office:value="293" calcext:value-type="float">
            <text:p>293</text:p>
          </table:table-cell>
          <table:table-cell table:formula="of:=[.B3214]" office:value-type="float" office:value="10" calcext:value-type="float">
            <text:p>10</text:p>
          </table:table-cell>
          <table:table-cell office:value-type="float" office:value="81.57957888" calcext:value-type="float">
            <text:p>81.57957888</text:p>
          </table:table-cell>
          <table:table-cell office:value-type="float" office:value="35.653896" calcext:value-type="float">
            <text:p>35.653896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3215]+1" office:value-type="float" office:value="293" calcext:value-type="float">
            <text:p>293</text:p>
          </table:table-cell>
          <table:table-cell table:formula="of:=[.B3215]" office:value-type="float" office:value="11" calcext:value-type="float">
            <text:p>11</text:p>
          </table:table-cell>
          <table:table-cell office:value-type="float" office:value="110.42916736" calcext:value-type="float">
            <text:p>110.42916736</text:p>
          </table:table-cell>
          <table:table-cell office:value-type="float" office:value="37.695288" calcext:value-type="float">
            <text:p>37.695288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11:02:27.573629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08:54:51.505624831</meta:creation-date>
    <dc:date>2018-03-27T11:04:41.611206022</dc:date>
    <meta:editing-duration>PT52M57S</meta:editing-duration>
    <meta:editing-cycles>71</meta:editing-cycles>
    <meta:generator>LibreOffice/5.1.6.2$Linux_X86_64 LibreOffice_project/10m0$Build-2</meta:generator>
    <meta:document-statistic meta:table-count="1" meta:cell-count="19344" meta:object-count="0"/>
  </office:meta>
</office:document-meta>
</file>